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1.588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2.649cm"/>
    </style:style>
    <style:style style:name="co21" style:family="table-column">
      <style:table-column-properties fo:break-before="auto" style:column-width="3.14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5" table:number-columns-repeated="6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35.78582" calcext:value-type="float">
            <text:p>35.78582</text:p>
          </table:table-cell>
          <table:table-cell office:value-type="float" office:value="1073.928" calcext:value-type="float">
            <text:p>1073.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8492" calcext:value-type="float">
            <text:p>0.2338492</text:p>
          </table:table-cell>
          <table:table-cell office:value-type="float" office:value="6.467018" calcext:value-type="float">
            <text:p>6.467018</text:p>
          </table:table-cell>
          <table:table-cell office:value-type="float" office:value="0" calcext:value-type="float">
            <text:p>0</text:p>
          </table:table-cell>
          <table:table-cell office:value-type="float" office:value="0.00000005705781" calcext:value-type="float">
            <text:p>5.705781E-08</text:p>
          </table:table-cell>
          <table:table-cell office:value-type="float" office:value="0" calcext:value-type="float">
            <text:p>0</text:p>
          </table:table-cell>
          <table:table-cell office:value-type="float" office:value="0.000004696318" calcext:value-type="float">
            <text:p>4.696318E-06</text:p>
          </table:table-cell>
          <table:table-cell office:value-type="float" office:value="-0.00003555911" calcext:value-type="float">
            <text:p>-3.555911E-05</text:p>
          </table:table-cell>
          <table:table-cell office:value-type="float" office:value="0.000006750839" calcext:value-type="float">
            <text:p>6.750839E-06</text:p>
          </table:table-cell>
          <table:table-cell office:value-type="float" office:value="0.0000000001218653" calcext:value-type="float">
            <text:p>1.218653E-10</text:p>
          </table:table-cell>
          <table:table-cell office:value-type="float" office:value="11.65565" calcext:value-type="float">
            <text:p>11.65565</text:p>
          </table:table-cell>
          <table:table-cell office:value-type="float" office:value="0.4991852" calcext:value-type="float">
            <text:p>0.4991852</text:p>
          </table:table-cell>
          <table:table-cell office:value-type="float" office:value="0.2704973" calcext:value-type="float">
            <text:p>0.2704973</text:p>
          </table:table-cell>
          <table:table-cell office:value-type="float" office:value="0.2009216" calcext:value-type="float">
            <text:p>0.2009216</text:p>
          </table:table-cell>
          <table:table-cell office:value-type="float" office:value="0.09308667" calcext:value-type="float">
            <text:p>0.09308667</text:p>
          </table:table-cell>
          <table:table-cell office:value-type="float" office:value="0.07777225" calcext:value-type="float">
            <text:p>0.07777225</text:p>
          </table:table-cell>
          <table:table-cell office:value-type="float" office:value="0.03372282" calcext:value-type="float">
            <text:p>0.03372282</text:p>
          </table:table-cell>
          <table:table-cell office:value-type="float" office:value="0.03127563" calcext:value-type="float">
            <text:p>0.03127563</text:p>
          </table:table-cell>
          <table:table-cell office:value-type="float" office:value="0.03650691" calcext:value-type="float">
            <text:p>0.03650691</text:p>
          </table:table-cell>
          <table:table-cell office:value-type="float" office:value="0.02136157" calcext:value-type="float">
            <text:p>0.02136157</text:p>
          </table:table-cell>
          <table:table-cell office:value-type="float" office:value="0.02105887" calcext:value-type="float">
            <text:p>0.02105887</text:p>
          </table:table-cell>
          <table:table-cell office:value-type="float" office:value="0.02244428" calcext:value-type="float">
            <text:p>0.02244428</text:p>
          </table:table-cell>
          <table:table-cell office:value-type="float" office:value="0.05299111" calcext:value-type="float">
            <text:p>0.05299111</text:p>
          </table:table-cell>
          <table:table-cell office:value-type="float" office:value="0.00478807" calcext:value-type="float">
            <text:p>0.00478807</text:p>
          </table:table-cell>
          <table:table-cell office:value-type="float" office:value="0.003600781" calcext:value-type="float">
            <text:p>0.003600781</text:p>
          </table:table-cell>
          <table:table-cell office:value-type="float" office:value="0" calcext:value-type="float">
            <text:p>0</text:p>
          </table:table-cell>
          <table:table-cell office:value-type="float" office:value="8.07039" calcext:value-type="float">
            <text:p>8.07039</text:p>
          </table:table-cell>
          <table:table-cell office:value-type="float" office:value="6.892283" calcext:value-type="float">
            <text:p>6.892283</text:p>
          </table:table-cell>
          <table:table-cell office:value-type="float" office:value="7.043673" calcext:value-type="float">
            <text:p>7.043673</text:p>
          </table:table-cell>
          <table:table-cell office:value-type="float" office:value="7.544853" calcext:value-type="float">
            <text:p>7.544853</text:p>
          </table:table-cell>
          <table:table-cell office:value-type="float" office:value="6.609504" calcext:value-type="float">
            <text:p>6.609504</text:p>
          </table:table-cell>
          <table:table-cell office:value-type="float" office:value="1.805294" calcext:value-type="float">
            <text:p>1.805294</text:p>
          </table:table-cell>
          <table:table-cell office:value-type="float" office:value="0.625555" calcext:value-type="float">
            <text:p>0.625555</text:p>
          </table:table-cell>
          <table:table-cell office:value-type="float" office:value="0.8294631" calcext:value-type="float">
            <text:p>0.8294631</text:p>
          </table:table-cell>
          <table:table-cell office:value-type="float" office:value="1.564982" calcext:value-type="float">
            <text:p>1.564982</text:p>
          </table:table-cell>
          <table:table-cell office:value-type="float" office:value="4.912777" calcext:value-type="float">
            <text:p>4.912777</text:p>
          </table:table-cell>
          <table:table-cell office:value-type="float" office:value="0.6905311" calcext:value-type="float">
            <text:p>0.6905311</text:p>
          </table:table-cell>
          <table:table-cell office:value-type="float" office:value="0.2731625" calcext:value-type="float">
            <text:p>0.2731625</text:p>
          </table:table-cell>
          <table:table-cell office:value-type="float" office:value="0.3710114" calcext:value-type="float">
            <text:p>0.3710114</text:p>
          </table:table-cell>
          <table:table-cell office:value-type="float" office:value="0.3784443" calcext:value-type="float">
            <text:p>0.3784443</text:p>
          </table:table-cell>
          <table:table-cell office:value-type="float" office:value="0" calcext:value-type="float">
            <text:p>0</text:p>
          </table:table-cell>
          <table:table-cell office:value-type="float" office:value="521.8177" calcext:value-type="float">
            <text:p>521.8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08563371" calcext:value-type="float">
            <text:p>-8.563371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35.77463" calcext:value-type="float">
            <text:p>35.77463</text:p>
          </table:table-cell>
          <table:table-cell office:value-type="float" office:value="1073.929" calcext:value-type="float">
            <text:p>1073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5907" calcext:value-type="float">
            <text:p>0.2335907</text:p>
          </table:table-cell>
          <table:table-cell office:value-type="float" office:value="6.477794" calcext:value-type="float">
            <text:p>6.477794</text:p>
          </table:table-cell>
          <table:table-cell office:value-type="float" office:value="0" calcext:value-type="float">
            <text:p>0</text:p>
          </table:table-cell>
          <table:table-cell office:value-type="float" office:value="0.00000006335198" calcext:value-type="float">
            <text:p>6.335198E-08</text:p>
          </table:table-cell>
          <table:table-cell office:value-type="float" office:value="0" calcext:value-type="float">
            <text:p>0</text:p>
          </table:table-cell>
          <table:table-cell office:value-type="float" office:value="0.000005209556" calcext:value-type="float">
            <text:p>5.209556E-06</text:p>
          </table:table-cell>
          <table:table-cell office:value-type="float" office:value="-0.00006272874" calcext:value-type="float">
            <text:p>-6.272874E-05</text:p>
          </table:table-cell>
          <table:table-cell office:value-type="float" office:value="0.00001411697" calcext:value-type="float">
            <text:p>1.411697E-05</text:p>
          </table:table-cell>
          <table:table-cell office:value-type="float" office:value="0.0000000002366448" calcext:value-type="float">
            <text:p>2.366448E-10</text:p>
          </table:table-cell>
          <table:table-cell office:value-type="float" office:value="11.67151" calcext:value-type="float">
            <text:p>11.67151</text:p>
          </table:table-cell>
          <table:table-cell office:value-type="float" office:value="0.482711" calcext:value-type="float">
            <text:p>0.482711</text:p>
          </table:table-cell>
          <table:table-cell office:value-type="float" office:value="0.2550649" calcext:value-type="float">
            <text:p>0.2550649</text:p>
          </table:table-cell>
          <table:table-cell office:value-type="float" office:value="0.202623" calcext:value-type="float">
            <text:p>0.202623</text:p>
          </table:table-cell>
          <table:table-cell office:value-type="float" office:value="0.09145021" calcext:value-type="float">
            <text:p>0.09145021</text:p>
          </table:table-cell>
          <table:table-cell office:value-type="float" office:value="0.07806319" calcext:value-type="float">
            <text:p>0.07806319</text:p>
          </table:table-cell>
          <table:table-cell office:value-type="float" office:value="0.03387631" calcext:value-type="float">
            <text:p>0.03387631</text:p>
          </table:table-cell>
          <table:table-cell office:value-type="float" office:value="0.03148359" calcext:value-type="float">
            <text:p>0.03148359</text:p>
          </table:table-cell>
          <table:table-cell office:value-type="float" office:value="0.03679075" calcext:value-type="float">
            <text:p>0.03679075</text:p>
          </table:table-cell>
          <table:table-cell office:value-type="float" office:value="0.02137998" calcext:value-type="float">
            <text:p>0.02137998</text:p>
          </table:table-cell>
          <table:table-cell office:value-type="float" office:value="0.02108224" calcext:value-type="float">
            <text:p>0.02108224</text:p>
          </table:table-cell>
          <table:table-cell office:value-type="float" office:value="0.02247072" calcext:value-type="float">
            <text:p>0.02247072</text:p>
          </table:table-cell>
          <table:table-cell office:value-type="float" office:value="0.05284937" calcext:value-type="float">
            <text:p>0.05284937</text:p>
          </table:table-cell>
          <table:table-cell office:value-type="float" office:value="0.00478828" calcext:value-type="float">
            <text:p>0.00478828</text:p>
          </table:table-cell>
          <table:table-cell office:value-type="float" office:value="0.003597571" calcext:value-type="float">
            <text:p>0.003597571</text:p>
          </table:table-cell>
          <table:table-cell office:value-type="float" office:value="0" calcext:value-type="float">
            <text:p>0</text:p>
          </table:table-cell>
          <table:table-cell office:value-type="float" office:value="9.984552" calcext:value-type="float">
            <text:p>9.984552</text:p>
          </table:table-cell>
          <table:table-cell office:value-type="float" office:value="7.449019" calcext:value-type="float">
            <text:p>7.449019</text:p>
          </table:table-cell>
          <table:table-cell office:value-type="float" office:value="7.089977" calcext:value-type="float">
            <text:p>7.089977</text:p>
          </table:table-cell>
          <table:table-cell office:value-type="float" office:value="7.323538" calcext:value-type="float">
            <text:p>7.323538</text:p>
          </table:table-cell>
          <table:table-cell office:value-type="float" office:value="6.270103" calcext:value-type="float">
            <text:p>6.270103</text:p>
          </table:table-cell>
          <table:table-cell office:value-type="float" office:value="1.766224" calcext:value-type="float">
            <text:p>1.766224</text:p>
          </table:table-cell>
          <table:table-cell office:value-type="float" office:value="0.6282741" calcext:value-type="float">
            <text:p>0.6282741</text:p>
          </table:table-cell>
          <table:table-cell office:value-type="float" office:value="0.8425114" calcext:value-type="float">
            <text:p>0.8425114</text:p>
          </table:table-cell>
          <table:table-cell office:value-type="float" office:value="1.569334" calcext:value-type="float">
            <text:p>1.569334</text:p>
          </table:table-cell>
          <table:table-cell office:value-type="float" office:value="4.912634" calcext:value-type="float">
            <text:p>4.912634</text:p>
          </table:table-cell>
          <table:table-cell office:value-type="float" office:value="0.6904426" calcext:value-type="float">
            <text:p>0.6904426</text:p>
          </table:table-cell>
          <table:table-cell office:value-type="float" office:value="0.27517" calcext:value-type="float">
            <text:p>0.27517</text:p>
          </table:table-cell>
          <table:table-cell office:value-type="float" office:value="0.3704712" calcext:value-type="float">
            <text:p>0.3704712</text:p>
          </table:table-cell>
          <table:table-cell office:value-type="float" office:value="0.3783557" calcext:value-type="float">
            <text:p>0.3783557</text:p>
          </table:table-cell>
          <table:table-cell office:value-type="float" office:value="0" calcext:value-type="float">
            <text:p>0</text:p>
          </table:table-cell>
          <table:table-cell office:value-type="float" office:value="523.8199" calcext:value-type="float">
            <text:p>523.8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1596392" calcext:value-type="float">
            <text:p>-1.59639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35.76324" calcext:value-type="float">
            <text:p>35.76324</text:p>
          </table:table-cell>
          <table:table-cell office:value-type="float" office:value="1073.929" calcext:value-type="float">
            <text:p>1073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39119" calcext:value-type="float">
            <text:p>0.2339119</text:p>
          </table:table-cell>
          <table:table-cell office:value-type="float" office:value="6.488034" calcext:value-type="float">
            <text:p>6.488034</text:p>
          </table:table-cell>
          <table:table-cell office:value-type="float" office:value="0" calcext:value-type="float">
            <text:p>0</text:p>
          </table:table-cell>
          <table:table-cell office:value-type="float" office:value="0.0000001158317" calcext:value-type="float">
            <text:p>1.158317E-07</text:p>
          </table:table-cell>
          <table:table-cell office:value-type="float" office:value="0" calcext:value-type="float">
            <text:p>0</text:p>
          </table:table-cell>
          <table:table-cell office:value-type="float" office:value="0.00000985822" calcext:value-type="float">
            <text:p>9.85822E-06</text:p>
          </table:table-cell>
          <table:table-cell office:value-type="float" office:value="-0.00009003378" calcext:value-type="float">
            <text:p>-9.003378E-05</text:p>
          </table:table-cell>
          <table:table-cell office:value-type="float" office:value="0.00002136184" calcext:value-type="float">
            <text:p>2.136184E-05</text:p>
          </table:table-cell>
          <table:table-cell office:value-type="float" office:value="0.0000000003453845" calcext:value-type="float">
            <text:p>3.453845E-10</text:p>
          </table:table-cell>
          <table:table-cell office:value-type="float" office:value="11.68677" calcext:value-type="float">
            <text:p>11.68677</text:p>
          </table:table-cell>
          <table:table-cell office:value-type="float" office:value="0.4647265" calcext:value-type="float">
            <text:p>0.4647265</text:p>
          </table:table-cell>
          <table:table-cell office:value-type="float" office:value="0.2393859" calcext:value-type="float">
            <text:p>0.2393859</text:p>
          </table:table-cell>
          <table:table-cell office:value-type="float" office:value="0.2055616" calcext:value-type="float">
            <text:p>0.2055616</text:p>
          </table:table-cell>
          <table:table-cell office:value-type="float" office:value="0.09009716" calcext:value-type="float">
            <text:p>0.09009716</text:p>
          </table:table-cell>
          <table:table-cell office:value-type="float" office:value="0.07848379" calcext:value-type="float">
            <text:p>0.07848379</text:p>
          </table:table-cell>
          <table:table-cell office:value-type="float" office:value="0.03406468" calcext:value-type="float">
            <text:p>0.03406468</text:p>
          </table:table-cell>
          <table:table-cell office:value-type="float" office:value="0.03182503" calcext:value-type="float">
            <text:p>0.03182503</text:p>
          </table:table-cell>
          <table:table-cell office:value-type="float" office:value="0.03703299" calcext:value-type="float">
            <text:p>0.03703299</text:p>
          </table:table-cell>
          <table:table-cell office:value-type="float" office:value="0.02140297" calcext:value-type="float">
            <text:p>0.02140297</text:p>
          </table:table-cell>
          <table:table-cell office:value-type="float" office:value="0.02110601" calcext:value-type="float">
            <text:p>0.02110601</text:p>
          </table:table-cell>
          <table:table-cell office:value-type="float" office:value="0.02249673" calcext:value-type="float">
            <text:p>0.02249673</text:p>
          </table:table-cell>
          <table:table-cell office:value-type="float" office:value="0.05270592" calcext:value-type="float">
            <text:p>0.05270592</text:p>
          </table:table-cell>
          <table:table-cell office:value-type="float" office:value="0.00478883" calcext:value-type="float">
            <text:p>0.00478883</text:p>
          </table:table-cell>
          <table:table-cell office:value-type="float" office:value="0.003596005" calcext:value-type="float">
            <text:p>0.003596005</text:p>
          </table:table-cell>
          <table:table-cell office:value-type="float" office:value="0" calcext:value-type="float">
            <text:p>0</text:p>
          </table:table-cell>
          <table:table-cell office:value-type="float" office:value="10.7057" calcext:value-type="float">
            <text:p>10.7057</text:p>
          </table:table-cell>
          <table:table-cell office:value-type="float" office:value="7.582816" calcext:value-type="float">
            <text:p>7.582816</text:p>
          </table:table-cell>
          <table:table-cell office:value-type="float" office:value="7.287413" calcext:value-type="float">
            <text:p>7.287413</text:p>
          </table:table-cell>
          <table:table-cell office:value-type="float" office:value="7.213144" calcext:value-type="float">
            <text:p>7.213144</text:p>
          </table:table-cell>
          <table:table-cell office:value-type="float" office:value="6.142383" calcext:value-type="float">
            <text:p>6.142383</text:p>
          </table:table-cell>
          <table:table-cell office:value-type="float" office:value="1.736474" calcext:value-type="float">
            <text:p>1.736474</text:p>
          </table:table-cell>
          <table:table-cell office:value-type="float" office:value="0.6513827" calcext:value-type="float">
            <text:p>0.6513827</text:p>
          </table:table-cell>
          <table:table-cell office:value-type="float" office:value="0.8528731" calcext:value-type="float">
            <text:p>0.8528731</text:p>
          </table:table-cell>
          <table:table-cell office:value-type="float" office:value="1.573595" calcext:value-type="float">
            <text:p>1.573595</text:p>
          </table:table-cell>
          <table:table-cell office:value-type="float" office:value="4.912467" calcext:value-type="float">
            <text:p>4.912467</text:p>
          </table:table-cell>
          <table:table-cell office:value-type="float" office:value="0.6903761" calcext:value-type="float">
            <text:p>0.6903761</text:p>
          </table:table-cell>
          <table:table-cell office:value-type="float" office:value="0.2771406" calcext:value-type="float">
            <text:p>0.2771406</text:p>
          </table:table-cell>
          <table:table-cell office:value-type="float" office:value="0.3700843" calcext:value-type="float">
            <text:p>0.3700843</text:p>
          </table:table-cell>
          <table:table-cell office:value-type="float" office:value="0.3783364" calcext:value-type="float">
            <text:p>0.3783364</text:p>
          </table:table-cell>
          <table:table-cell office:value-type="float" office:value="0" calcext:value-type="float">
            <text:p>0</text:p>
          </table:table-cell>
          <table:table-cell office:value-type="float" office:value="528.3431" calcext:value-type="float">
            <text:p>528.3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272586" calcext:value-type="float">
            <text:p>-2.272586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35.75124" calcext:value-type="float">
            <text:p>35.75124</text:p>
          </table:table-cell>
          <table:table-cell office:value-type="float" office:value="1073.931" calcext:value-type="float">
            <text:p>1073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9298" calcext:value-type="float">
            <text:p>0.2349298</text:p>
          </table:table-cell>
          <table:table-cell office:value-type="float" office:value="6.498115" calcext:value-type="float">
            <text:p>6.498115</text:p>
          </table:table-cell>
          <table:table-cell office:value-type="float" office:value="0" calcext:value-type="float">
            <text:p>0</text:p>
          </table:table-cell>
          <table:table-cell office:value-type="float" office:value="0.0000002403683" calcext:value-type="float">
            <text:p>2.403683E-07</text:p>
          </table:table-cell>
          <table:table-cell office:value-type="float" office:value="0" calcext:value-type="float">
            <text:p>0</text:p>
          </table:table-cell>
          <table:table-cell office:value-type="float" office:value="-0.0004626309" calcext:value-type="float">
            <text:p>-0.0004626309</text:p>
          </table:table-cell>
          <table:table-cell office:value-type="float" office:value="-0.0001227545" calcext:value-type="float">
            <text:p>-0.0001227545</text:p>
          </table:table-cell>
          <table:table-cell office:value-type="float" office:value="0.00002855878" calcext:value-type="float">
            <text:p>2.855878E-05</text:p>
          </table:table-cell>
          <table:table-cell office:value-type="float" office:value="0.0000000004489128" calcext:value-type="float">
            <text:p>4.489128E-10</text:p>
          </table:table-cell>
          <table:table-cell office:value-type="float" office:value="11.70829" calcext:value-type="float">
            <text:p>11.70829</text:p>
          </table:table-cell>
          <table:table-cell office:value-type="float" office:value="0.4597697" calcext:value-type="float">
            <text:p>0.4597697</text:p>
          </table:table-cell>
          <table:table-cell office:value-type="float" office:value="0.2271445" calcext:value-type="float">
            <text:p>0.2271445</text:p>
          </table:table-cell>
          <table:table-cell office:value-type="float" office:value="0.2067634" calcext:value-type="float">
            <text:p>0.2067634</text:p>
          </table:table-cell>
          <table:table-cell office:value-type="float" office:value="0.08887158" calcext:value-type="float">
            <text:p>0.08887158</text:p>
          </table:table-cell>
          <table:table-cell office:value-type="float" office:value="0.07882908" calcext:value-type="float">
            <text:p>0.07882908</text:p>
          </table:table-cell>
          <table:table-cell office:value-type="float" office:value="0.03438479" calcext:value-type="float">
            <text:p>0.03438479</text:p>
          </table:table-cell>
          <table:table-cell office:value-type="float" office:value="0.03200147" calcext:value-type="float">
            <text:p>0.03200147</text:p>
          </table:table-cell>
          <table:table-cell office:value-type="float" office:value="0.03725649" calcext:value-type="float">
            <text:p>0.03725649</text:p>
          </table:table-cell>
          <table:table-cell office:value-type="float" office:value="0.02142972" calcext:value-type="float">
            <text:p>0.02142972</text:p>
          </table:table-cell>
          <table:table-cell office:value-type="float" office:value="0.02113046" calcext:value-type="float">
            <text:p>0.02113046</text:p>
          </table:table-cell>
          <table:table-cell office:value-type="float" office:value="0.0225223" calcext:value-type="float">
            <text:p>0.0225223</text:p>
          </table:table-cell>
          <table:table-cell office:value-type="float" office:value="0.05256091" calcext:value-type="float">
            <text:p>0.05256091</text:p>
          </table:table-cell>
          <table:table-cell office:value-type="float" office:value="0.004794648" calcext:value-type="float">
            <text:p>0.004794648</text:p>
          </table:table-cell>
          <table:table-cell office:value-type="float" office:value="0.003591675" calcext:value-type="float">
            <text:p>0.003591675</text:p>
          </table:table-cell>
          <table:table-cell office:value-type="float" office:value="0" calcext:value-type="float">
            <text:p>0</text:p>
          </table:table-cell>
          <table:table-cell office:value-type="float" office:value="9.83273" calcext:value-type="float">
            <text:p>9.83273</text:p>
          </table:table-cell>
          <table:table-cell office:value-type="float" office:value="7.764948" calcext:value-type="float">
            <text:p>7.764948</text:p>
          </table:table-cell>
          <table:table-cell office:value-type="float" office:value="7.366868" calcext:value-type="float">
            <text:p>7.366868</text:p>
          </table:table-cell>
          <table:table-cell office:value-type="float" office:value="7.15104" calcext:value-type="float">
            <text:p>7.15104</text:p>
          </table:table-cell>
          <table:table-cell office:value-type="float" office:value="6.090797" calcext:value-type="float">
            <text:p>6.090797</text:p>
          </table:table-cell>
          <table:table-cell office:value-type="float" office:value="1.734748" calcext:value-type="float">
            <text:p>1.734748</text:p>
          </table:table-cell>
          <table:table-cell office:value-type="float" office:value="0.6497645" calcext:value-type="float">
            <text:p>0.6497645</text:p>
          </table:table-cell>
          <table:table-cell office:value-type="float" office:value="0.8617112" calcext:value-type="float">
            <text:p>0.8617112</text:p>
          </table:table-cell>
          <table:table-cell office:value-type="float" office:value="1.57777" calcext:value-type="float">
            <text:p>1.57777</text:p>
          </table:table-cell>
          <table:table-cell office:value-type="float" office:value="4.912275" calcext:value-type="float">
            <text:p>4.912275</text:p>
          </table:table-cell>
          <table:table-cell office:value-type="float" office:value="0.69033" calcext:value-type="float">
            <text:p>0.69033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3724083" calcext:value-type="float">
            <text:p>0.3724083</text:p>
          </table:table-cell>
          <table:table-cell office:value-type="float" office:value="0.3765758" calcext:value-type="float">
            <text:p>0.3765758</text:p>
          </table:table-cell>
          <table:table-cell office:value-type="float" office:value="0" calcext:value-type="float">
            <text:p>0</text:p>
          </table:table-cell>
          <table:table-cell office:value-type="float" office:value="535.4493" calcext:value-type="float">
            <text:p>535.44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2955987" calcext:value-type="float">
            <text:p>-2.95598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35.7381" calcext:value-type="float">
            <text:p>35.7381</text:p>
          </table:table-cell>
          <table:table-cell office:value-type="float" office:value="1073.933" calcext:value-type="float">
            <text:p>1073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3302" calcext:value-type="float">
            <text:p>0.2363302</text:p>
          </table:table-cell>
          <table:table-cell office:value-type="float" office:value="6.50801" calcext:value-type="float">
            <text:p>6.50801</text:p>
          </table:table-cell>
          <table:table-cell office:value-type="float" office:value="0" calcext:value-type="float">
            <text:p>0</text:p>
          </table:table-cell>
          <table:table-cell office:value-type="float" office:value="0.0000002751145" calcext:value-type="float">
            <text:p>2.751145E-07</text:p>
          </table:table-cell>
          <table:table-cell office:value-type="float" office:value="0" calcext:value-type="float">
            <text:p>0</text:p>
          </table:table-cell>
          <table:table-cell office:value-type="float" office:value="-0.001002581" calcext:value-type="float">
            <text:p>-0.001002581</text:p>
          </table:table-cell>
          <table:table-cell office:value-type="float" office:value="-0.0001718345" calcext:value-type="float">
            <text:p>-0.0001718345</text:p>
          </table:table-cell>
          <table:table-cell office:value-type="float" office:value="0.00003479946" calcext:value-type="float">
            <text:p>3.479946E-05</text:p>
          </table:table-cell>
          <table:table-cell office:value-type="float" office:value="0.000000000547646" calcext:value-type="float">
            <text:p>5.47646E-10</text:p>
          </table:table-cell>
          <table:table-cell office:value-type="float" office:value="11.74464" calcext:value-type="float">
            <text:p>11.74464</text:p>
          </table:table-cell>
          <table:table-cell office:value-type="float" office:value="0.5363368" calcext:value-type="float">
            <text:p>0.5363368</text:p>
          </table:table-cell>
          <table:table-cell office:value-type="float" office:value="0.2290204" calcext:value-type="float">
            <text:p>0.2290204</text:p>
          </table:table-cell>
          <table:table-cell office:value-type="float" office:value="0.2042015" calcext:value-type="float">
            <text:p>0.2042015</text:p>
          </table:table-cell>
          <table:table-cell office:value-type="float" office:value="0.08762866" calcext:value-type="float">
            <text:p>0.08762866</text:p>
          </table:table-cell>
          <table:table-cell office:value-type="float" office:value="0.07897155" calcext:value-type="float">
            <text:p>0.07897155</text:p>
          </table:table-cell>
          <table:table-cell office:value-type="float" office:value="0.03462567" calcext:value-type="float">
            <text:p>0.03462567</text:p>
          </table:table-cell>
          <table:table-cell office:value-type="float" office:value="0.03228751" calcext:value-type="float">
            <text:p>0.03228751</text:p>
          </table:table-cell>
          <table:table-cell office:value-type="float" office:value="0.03744233" calcext:value-type="float">
            <text:p>0.03744233</text:p>
          </table:table-cell>
          <table:table-cell office:value-type="float" office:value="0.02145922" calcext:value-type="float">
            <text:p>0.02145922</text:p>
          </table:table-cell>
          <table:table-cell office:value-type="float" office:value="0.02115565" calcext:value-type="float">
            <text:p>0.02115565</text:p>
          </table:table-cell>
          <table:table-cell office:value-type="float" office:value="0.02254766" calcext:value-type="float">
            <text:p>0.02254766</text:p>
          </table:table-cell>
          <table:table-cell office:value-type="float" office:value="0.0524153" calcext:value-type="float">
            <text:p>0.0524153</text:p>
          </table:table-cell>
          <table:table-cell office:value-type="float" office:value="0.004794606" calcext:value-type="float">
            <text:p>0.004794606</text:p>
          </table:table-cell>
          <table:table-cell office:value-type="float" office:value="0.003593826" calcext:value-type="float">
            <text:p>0.003593826</text:p>
          </table:table-cell>
          <table:table-cell office:value-type="float" office:value="0" calcext:value-type="float">
            <text:p>0</text:p>
          </table:table-cell>
          <table:table-cell office:value-type="float" office:value="10.07398" calcext:value-type="float">
            <text:p>10.07398</text:p>
          </table:table-cell>
          <table:table-cell office:value-type="float" office:value="8.843841" calcext:value-type="float">
            <text:p>8.843841</text:p>
          </table:table-cell>
          <table:table-cell office:value-type="float" office:value="7.116345" calcext:value-type="float">
            <text:p>7.116345</text:p>
          </table:table-cell>
          <table:table-cell office:value-type="float" office:value="7.111789" calcext:value-type="float">
            <text:p>7.111789</text:p>
          </table:table-cell>
          <table:table-cell office:value-type="float" office:value="6.080397" calcext:value-type="float">
            <text:p>6.080397</text:p>
          </table:table-cell>
          <table:table-cell office:value-type="float" office:value="1.736169" calcext:value-type="float">
            <text:p>1.736169</text:p>
          </table:table-cell>
          <table:table-cell office:value-type="float" office:value="0.6470311" calcext:value-type="float">
            <text:p>0.6470311</text:p>
          </table:table-cell>
          <table:table-cell office:value-type="float" office:value="0.8682407" calcext:value-type="float">
            <text:p>0.8682407</text:p>
          </table:table-cell>
          <table:table-cell office:value-type="float" office:value="1.581865" calcext:value-type="float">
            <text:p>1.581865</text:p>
          </table:table-cell>
          <table:table-cell office:value-type="float" office:value="4.912088" calcext:value-type="float">
            <text:p>4.912088</text:p>
          </table:table-cell>
          <table:table-cell office:value-type="float" office:value="0.6903076" calcext:value-type="float">
            <text:p>0.6903076</text:p>
          </table:table-cell>
          <table:table-cell office:value-type="float" office:value="0.2812478" calcext:value-type="float">
            <text:p>0.2812478</text:p>
          </table:table-cell>
          <table:table-cell office:value-type="float" office:value="0.3715221" calcext:value-type="float">
            <text:p>0.3715221</text:p>
          </table:table-cell>
          <table:table-cell office:value-type="float" office:value="0.3781628" calcext:value-type="float">
            <text:p>0.3781628</text:p>
          </table:table-cell>
          <table:table-cell office:value-type="float" office:value="0" calcext:value-type="float">
            <text:p>0</text:p>
          </table:table-cell>
          <table:table-cell office:value-type="float" office:value="539.2602" calcext:value-type="float">
            <text:p>539.2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375177" calcext:value-type="float">
            <text:p>-3.75177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35.72401" calcext:value-type="float">
            <text:p>35.72401</text:p>
          </table:table-cell>
          <table:table-cell office:value-type="float" office:value="1073.936" calcext:value-type="float">
            <text:p>1073.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151" calcext:value-type="float">
            <text:p>0.2390151</text:p>
          </table:table-cell>
          <table:table-cell office:value-type="float" office:value="6.515637" calcext:value-type="float">
            <text:p>6.515637</text:p>
          </table:table-cell>
          <table:table-cell office:value-type="float" office:value="0" calcext:value-type="float">
            <text:p>0</text:p>
          </table:table-cell>
          <table:table-cell office:value-type="float" office:value="0.0000002912253" calcext:value-type="float">
            <text:p>2.912253E-07</text:p>
          </table:table-cell>
          <table:table-cell office:value-type="float" office:value="0" calcext:value-type="float">
            <text:p>0</text:p>
          </table:table-cell>
          <table:table-cell office:value-type="float" office:value="-0.001001109" calcext:value-type="float">
            <text:p>-0.001001109</text:p>
          </table:table-cell>
          <table:table-cell office:value-type="float" office:value="-0.0002667425" calcext:value-type="float">
            <text:p>-0.0002667425</text:p>
          </table:table-cell>
          <table:table-cell office:value-type="float" office:value="0.00004020043" calcext:value-type="float">
            <text:p>4.020043E-05</text:p>
          </table:table-cell>
          <table:table-cell office:value-type="float" office:value="0.0000000006417711" calcext:value-type="float">
            <text:p>6.417711E-10</text:p>
          </table:table-cell>
          <table:table-cell office:value-type="float" office:value="11.80719" calcext:value-type="float">
            <text:p>11.80719</text:p>
          </table:table-cell>
          <table:table-cell office:value-type="float" office:value="0.5250368" calcext:value-type="float">
            <text:p>0.5250368</text:p>
          </table:table-cell>
          <table:table-cell office:value-type="float" office:value="0.2178998" calcext:value-type="float">
            <text:p>0.2178998</text:p>
          </table:table-cell>
          <table:table-cell office:value-type="float" office:value="0.2048662" calcext:value-type="float">
            <text:p>0.2048662</text:p>
          </table:table-cell>
          <table:table-cell office:value-type="float" office:value="0.0873559" calcext:value-type="float">
            <text:p>0.0873559</text:p>
          </table:table-cell>
          <table:table-cell office:value-type="float" office:value="0.07831215" calcext:value-type="float">
            <text:p>0.07831215</text:p>
          </table:table-cell>
          <table:table-cell office:value-type="float" office:value="0.03468702" calcext:value-type="float">
            <text:p>0.03468702</text:p>
          </table:table-cell>
          <table:table-cell office:value-type="float" office:value="0.03264923" calcext:value-type="float">
            <text:p>0.03264923</text:p>
          </table:table-cell>
          <table:table-cell office:value-type="float" office:value="0.03758645" calcext:value-type="float">
            <text:p>0.03758645</text:p>
          </table:table-cell>
          <table:table-cell office:value-type="float" office:value="0.02149019" calcext:value-type="float">
            <text:p>0.02149019</text:p>
          </table:table-cell>
          <table:table-cell office:value-type="float" office:value="0.02118159" calcext:value-type="float">
            <text:p>0.02118159</text:p>
          </table:table-cell>
          <table:table-cell office:value-type="float" office:value="0.0225728" calcext:value-type="float">
            <text:p>0.0225728</text:p>
          </table:table-cell>
          <table:table-cell office:value-type="float" office:value="0.05226948" calcext:value-type="float">
            <text:p>0.05226948</text:p>
          </table:table-cell>
          <table:table-cell office:value-type="float" office:value="0.004795457" calcext:value-type="float">
            <text:p>0.004795457</text:p>
          </table:table-cell>
          <table:table-cell office:value-type="float" office:value="0.003595983" calcext:value-type="float">
            <text:p>0.003595983</text:p>
          </table:table-cell>
          <table:table-cell office:value-type="float" office:value="0" calcext:value-type="float">
            <text:p>0</text:p>
          </table:table-cell>
          <table:table-cell office:value-type="float" office:value="10.91884" calcext:value-type="float">
            <text:p>10.91884</text:p>
          </table:table-cell>
          <table:table-cell office:value-type="float" office:value="7.885497" calcext:value-type="float">
            <text:p>7.885497</text:p>
          </table:table-cell>
          <table:table-cell office:value-type="float" office:value="7.647668" calcext:value-type="float">
            <text:p>7.647668</text:p>
          </table:table-cell>
          <table:table-cell office:value-type="float" office:value="7.181028" calcext:value-type="float">
            <text:p>7.181028</text:p>
          </table:table-cell>
          <table:table-cell office:value-type="float" office:value="6.046288" calcext:value-type="float">
            <text:p>6.046288</text:p>
          </table:table-cell>
          <table:table-cell office:value-type="float" office:value="1.730066" calcext:value-type="float">
            <text:p>1.730066</text:p>
          </table:table-cell>
          <table:table-cell office:value-type="float" office:value="0.6581055" calcext:value-type="float">
            <text:p>0.6581055</text:p>
          </table:table-cell>
          <table:table-cell office:value-type="float" office:value="0.8727281" calcext:value-type="float">
            <text:p>0.8727281</text:p>
          </table:table-cell>
          <table:table-cell office:value-type="float" office:value="1.585893" calcext:value-type="float">
            <text:p>1.585893</text:p>
          </table:table-cell>
          <table:table-cell office:value-type="float" office:value="4.911874" calcext:value-type="float">
            <text:p>4.911874</text:p>
          </table:table-cell>
          <table:table-cell office:value-type="float" office:value="0.6903031" calcext:value-type="float">
            <text:p>0.6903031</text:p>
          </table:table-cell>
          <table:table-cell office:value-type="float" office:value="0.2832307" calcext:value-type="float">
            <text:p>0.2832307</text:p>
          </table:table-cell>
          <table:table-cell office:value-type="float" office:value="0.3711306" calcext:value-type="float">
            <text:p>0.3711306</text:p>
          </table:table-cell>
          <table:table-cell office:value-type="float" office:value="0.3784448" calcext:value-type="float">
            <text:p>0.3784448</text:p>
          </table:table-cell>
          <table:table-cell office:value-type="float" office:value="0" calcext:value-type="float">
            <text:p>0</text:p>
          </table:table-cell>
          <table:table-cell office:value-type="float" office:value="555.4866" calcext:value-type="float">
            <text:p>555.4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4992594" calcext:value-type="float">
            <text:p>-4.992594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35.71019" calcext:value-type="float">
            <text:p>35.71019</text:p>
          </table:table-cell>
          <table:table-cell office:value-type="float" office:value="1073.939" calcext:value-type="float">
            <text:p>1073.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4155" calcext:value-type="float">
            <text:p>0.2414155</text:p>
          </table:table-cell>
          <table:table-cell office:value-type="float" office:value="6.523786" calcext:value-type="float">
            <text:p>6.523786</text:p>
          </table:table-cell>
          <table:table-cell office:value-type="float" office:value="0" calcext:value-type="float">
            <text:p>0</text:p>
          </table:table-cell>
          <table:table-cell office:value-type="float" office:value="0.0000004461771" calcext:value-type="float">
            <text:p>4.461771E-07</text:p>
          </table:table-cell>
          <table:table-cell office:value-type="float" office:value="0" calcext:value-type="float">
            <text:p>0</text:p>
          </table:table-cell>
          <table:table-cell office:value-type="float" office:value="-0.0009870044" calcext:value-type="float">
            <text:p>-0.0009870044</text:p>
          </table:table-cell>
          <table:table-cell office:value-type="float" office:value="-0.0003559135" calcext:value-type="float">
            <text:p>-0.0003559135</text:p>
          </table:table-cell>
          <table:table-cell office:value-type="float" office:value="0.00004652195" calcext:value-type="float">
            <text:p>4.652195E-05</text:p>
          </table:table-cell>
          <table:table-cell office:value-type="float" office:value="0.0000000007312425" calcext:value-type="float">
            <text:p>7.312425E-10</text:p>
          </table:table-cell>
          <table:table-cell office:value-type="float" office:value="11.8555" calcext:value-type="float">
            <text:p>11.8555</text:p>
          </table:table-cell>
          <table:table-cell office:value-type="float" office:value="0.5093928" calcext:value-type="float">
            <text:p>0.5093928</text:p>
          </table:table-cell>
          <table:table-cell office:value-type="float" office:value="0.2082939" calcext:value-type="float">
            <text:p>0.2082939</text:p>
          </table:table-cell>
          <table:table-cell office:value-type="float" office:value="0.2040511" calcext:value-type="float">
            <text:p>0.2040511</text:p>
          </table:table-cell>
          <table:table-cell office:value-type="float" office:value="0.08747122" calcext:value-type="float">
            <text:p>0.08747122</text:p>
          </table:table-cell>
          <table:table-cell office:value-type="float" office:value="0.07855216" calcext:value-type="float">
            <text:p>0.07855216</text:p>
          </table:table-cell>
          <table:table-cell office:value-type="float" office:value="0.03499056" calcext:value-type="float">
            <text:p>0.03499056</text:p>
          </table:table-cell>
          <table:table-cell office:value-type="float" office:value="0.03280982" calcext:value-type="float">
            <text:p>0.03280982</text:p>
          </table:table-cell>
          <table:table-cell office:value-type="float" office:value="0.03773686" calcext:value-type="float">
            <text:p>0.03773686</text:p>
          </table:table-cell>
          <table:table-cell office:value-type="float" office:value="0.02152118" calcext:value-type="float">
            <text:p>0.02152118</text:p>
          </table:table-cell>
          <table:table-cell office:value-type="float" office:value="0.02120805" calcext:value-type="float">
            <text:p>0.02120805</text:p>
          </table:table-cell>
          <table:table-cell office:value-type="float" office:value="0.02259764" calcext:value-type="float">
            <text:p>0.02259764</text:p>
          </table:table-cell>
          <table:table-cell office:value-type="float" office:value="0.05212364" calcext:value-type="float">
            <text:p>0.05212364</text:p>
          </table:table-cell>
          <table:table-cell office:value-type="float" office:value="0.004796552" calcext:value-type="float">
            <text:p>0.004796552</text:p>
          </table:table-cell>
          <table:table-cell office:value-type="float" office:value="0.003596693" calcext:value-type="float">
            <text:p>0.003596693</text:p>
          </table:table-cell>
          <table:table-cell office:value-type="float" office:value="0" calcext:value-type="float">
            <text:p>0</text:p>
          </table:table-cell>
          <table:table-cell office:value-type="float" office:value="11.3362" calcext:value-type="float">
            <text:p>11.3362</text:p>
          </table:table-cell>
          <table:table-cell office:value-type="float" office:value="6.742885" calcext:value-type="float">
            <text:p>6.742885</text:p>
          </table:table-cell>
          <table:table-cell office:value-type="float" office:value="7.624506" calcext:value-type="float">
            <text:p>7.624506</text:p>
          </table:table-cell>
          <table:table-cell office:value-type="float" office:value="7.292917" calcext:value-type="float">
            <text:p>7.292917</text:p>
          </table:table-cell>
          <table:table-cell office:value-type="float" office:value="6.195236" calcext:value-type="float">
            <text:p>6.195236</text:p>
          </table:table-cell>
          <table:table-cell office:value-type="float" office:value="1.766931" calcext:value-type="float">
            <text:p>1.766931</text:p>
          </table:table-cell>
          <table:table-cell office:value-type="float" office:value="0.6504869" calcext:value-type="float">
            <text:p>0.6504869</text:p>
          </table:table-cell>
          <table:table-cell office:value-type="float" office:value="0.877648" calcext:value-type="float">
            <text:p>0.877648</text:p>
          </table:table-cell>
          <table:table-cell office:value-type="float" office:value="1.589866" calcext:value-type="float">
            <text:p>1.589866</text:p>
          </table:table-cell>
          <table:table-cell office:value-type="float" office:value="4.911634" calcext:value-type="float">
            <text:p>4.911634</text:p>
          </table:table-cell>
          <table:table-cell office:value-type="float" office:value="0.6903126" calcext:value-type="float">
            <text:p>0.6903126</text:p>
          </table:table-cell>
          <table:table-cell office:value-type="float" office:value="0.2851778" calcext:value-type="float">
            <text:p>0.2851778</text:p>
          </table:table-cell>
          <table:table-cell office:value-type="float" office:value="0.3708693" calcext:value-type="float">
            <text:p>0.3708693</text:p>
          </table:table-cell>
          <table:table-cell office:value-type="float" office:value="0.3784781" calcext:value-type="float">
            <text:p>0.3784781</text:p>
          </table:table-cell>
          <table:table-cell office:value-type="float" office:value="0" calcext:value-type="float">
            <text:p>0</text:p>
          </table:table-cell>
          <table:table-cell office:value-type="float" office:value="570.0179" calcext:value-type="float">
            <text:p>570.0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5951678" calcext:value-type="float">
            <text:p>-5.95167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35.69677" calcext:value-type="float">
            <text:p>35.69677</text:p>
          </table:table-cell>
          <table:table-cell office:value-type="float" office:value="1073.941" calcext:value-type="float">
            <text:p>1073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4075" calcext:value-type="float">
            <text:p>0.2434075</text:p>
          </table:table-cell>
          <table:table-cell office:value-type="float" office:value="6.532568" calcext:value-type="float">
            <text:p>6.532568</text:p>
          </table:table-cell>
          <table:table-cell office:value-type="float" office:value="0" calcext:value-type="float">
            <text:p>0</text:p>
          </table:table-cell>
          <table:table-cell office:value-type="float" office:value="0.0000005914522" calcext:value-type="float">
            <text:p>5.914522E-07</text:p>
          </table:table-cell>
          <table:table-cell office:value-type="float" office:value="0" calcext:value-type="float">
            <text:p>0</text:p>
          </table:table-cell>
          <table:table-cell office:value-type="float" office:value="-0.0009740391" calcext:value-type="float">
            <text:p>-0.0009740391</text:p>
          </table:table-cell>
          <table:table-cell office:value-type="float" office:value="-0.0004148581" calcext:value-type="float">
            <text:p>-0.0004148581</text:p>
          </table:table-cell>
          <table:table-cell office:value-type="float" office:value="0.00005324873" calcext:value-type="float">
            <text:p>5.324873E-05</text:p>
          </table:table-cell>
          <table:table-cell office:value-type="float" office:value="0.0000000008158866" calcext:value-type="float">
            <text:p>8.158866E-10</text:p>
          </table:table-cell>
          <table:table-cell office:value-type="float" office:value="11.88973" calcext:value-type="float">
            <text:p>11.88973</text:p>
          </table:table-cell>
          <table:table-cell office:value-type="float" office:value="0.513617" calcext:value-type="float">
            <text:p>0.513617</text:p>
          </table:table-cell>
          <table:table-cell office:value-type="float" office:value="0.2060646" calcext:value-type="float">
            <text:p>0.2060646</text:p>
          </table:table-cell>
          <table:table-cell office:value-type="float" office:value="0.2036301" calcext:value-type="float">
            <text:p>0.2036301</text:p>
          </table:table-cell>
          <table:table-cell office:value-type="float" office:value="0.08647921" calcext:value-type="float">
            <text:p>0.08647921</text:p>
          </table:table-cell>
          <table:table-cell office:value-type="float" office:value="0.07874177" calcext:value-type="float">
            <text:p>0.07874177</text:p>
          </table:table-cell>
          <table:table-cell office:value-type="float" office:value="0.03531525" calcext:value-type="float">
            <text:p>0.03531525</text:p>
          </table:table-cell>
          <table:table-cell office:value-type="float" office:value="0.03296112" calcext:value-type="float">
            <text:p>0.03296112</text:p>
          </table:table-cell>
          <table:table-cell office:value-type="float" office:value="0.03789502" calcext:value-type="float">
            <text:p>0.03789502</text:p>
          </table:table-cell>
          <table:table-cell office:value-type="float" office:value="0.02155183" calcext:value-type="float">
            <text:p>0.02155183</text:p>
          </table:table-cell>
          <table:table-cell office:value-type="float" office:value="0.02123477" calcext:value-type="float">
            <text:p>0.02123477</text:p>
          </table:table-cell>
          <table:table-cell office:value-type="float" office:value="0.02262211" calcext:value-type="float">
            <text:p>0.02262211</text:p>
          </table:table-cell>
          <table:table-cell office:value-type="float" office:value="0.05197801" calcext:value-type="float">
            <text:p>0.05197801</text:p>
          </table:table-cell>
          <table:table-cell office:value-type="float" office:value="0.004797425" calcext:value-type="float">
            <text:p>0.004797425</text:p>
          </table:table-cell>
          <table:table-cell office:value-type="float" office:value="0.003596736" calcext:value-type="float">
            <text:p>0.003596736</text:p>
          </table:table-cell>
          <table:table-cell office:value-type="float" office:value="0" calcext:value-type="float">
            <text:p>0</text:p>
          </table:table-cell>
          <table:table-cell office:value-type="float" office:value="12.39611" calcext:value-type="float">
            <text:p>12.39611</text:p>
          </table:table-cell>
          <table:table-cell office:value-type="float" office:value="6.418871" calcext:value-type="float">
            <text:p>6.418871</text:p>
          </table:table-cell>
          <table:table-cell office:value-type="float" office:value="7.492087" calcext:value-type="float">
            <text:p>7.492087</text:p>
          </table:table-cell>
          <table:table-cell office:value-type="float" office:value="7.237551" calcext:value-type="float">
            <text:p>7.237551</text:p>
          </table:table-cell>
          <table:table-cell office:value-type="float" office:value="6.190296" calcext:value-type="float">
            <text:p>6.190296</text:p>
          </table:table-cell>
          <table:table-cell office:value-type="float" office:value="1.788779" calcext:value-type="float">
            <text:p>1.788779</text:p>
          </table:table-cell>
          <table:table-cell office:value-type="float" office:value="0.6398823" calcext:value-type="float">
            <text:p>0.6398823</text:p>
          </table:table-cell>
          <table:table-cell office:value-type="float" office:value="0.8828683" calcext:value-type="float">
            <text:p>0.8828683</text:p>
          </table:table-cell>
          <table:table-cell office:value-type="float" office:value="1.593792" calcext:value-type="float">
            <text:p>1.593792</text:p>
          </table:table-cell>
          <table:table-cell office:value-type="float" office:value="4.911368" calcext:value-type="float">
            <text:p>4.911368</text:p>
          </table:table-cell>
          <table:table-cell office:value-type="float" office:value="0.6903347" calcext:value-type="float">
            <text:p>0.6903347</text:p>
          </table:table-cell>
          <table:table-cell office:value-type="float" office:value="0.2870885" calcext:value-type="float">
            <text:p>0.2870885</text:p>
          </table:table-cell>
          <table:table-cell office:value-type="float" office:value="0.3705236" calcext:value-type="float">
            <text:p>0.3705236</text:p>
          </table:table-cell>
          <table:table-cell office:value-type="float" office:value="0.378512" calcext:value-type="float">
            <text:p>0.378512</text:p>
          </table:table-cell>
          <table:table-cell office:value-type="float" office:value="0" calcext:value-type="float">
            <text:p>0</text:p>
          </table:table-cell>
          <table:table-cell office:value-type="float" office:value="580.1253" calcext:value-type="float">
            <text:p>580.1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6751469" calcext:value-type="float">
            <text:p>-6.751469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35.68306" calcext:value-type="float">
            <text:p>35.68306</text:p>
          </table:table-cell>
          <table:table-cell office:value-type="float" office:value="1073.943" calcext:value-type="float">
            <text:p>1073.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59169" calcext:value-type="float">
            <text:p>0.2459169</text:p>
          </table:table-cell>
          <table:table-cell office:value-type="float" office:value="6.540805" calcext:value-type="float">
            <text:p>6.540805</text:p>
          </table:table-cell>
          <table:table-cell office:value-type="float" office:value="0" calcext:value-type="float">
            <text:p>0</text:p>
          </table:table-cell>
          <table:table-cell office:value-type="float" office:value="0.0000006866681" calcext:value-type="float">
            <text:p>6.866681E-07</text:p>
          </table:table-cell>
          <table:table-cell office:value-type="float" office:value="0" calcext:value-type="float">
            <text:p>0</text:p>
          </table:table-cell>
          <table:table-cell office:value-type="float" office:value="-0.0009656894" calcext:value-type="float">
            <text:p>-0.0009656894</text:p>
          </table:table-cell>
          <table:table-cell office:value-type="float" office:value="-0.0004815782" calcext:value-type="float">
            <text:p>-0.0004815782</text:p>
          </table:table-cell>
          <table:table-cell office:value-type="float" office:value="0.00006035509" calcext:value-type="float">
            <text:p>6.035509E-05</text:p>
          </table:table-cell>
          <table:table-cell office:value-type="float" office:value="0.0000000008956242" calcext:value-type="float">
            <text:p>8.956242E-10</text:p>
          </table:table-cell>
          <table:table-cell office:value-type="float" office:value="11.92927" calcext:value-type="float">
            <text:p>11.92927</text:p>
          </table:table-cell>
          <table:table-cell office:value-type="float" office:value="0.5098554" calcext:value-type="float">
            <text:p>0.5098554</text:p>
          </table:table-cell>
          <table:table-cell office:value-type="float" office:value="0.2048564" calcext:value-type="float">
            <text:p>0.2048564</text:p>
          </table:table-cell>
          <table:table-cell office:value-type="float" office:value="0.2040754" calcext:value-type="float">
            <text:p>0.2040754</text:p>
          </table:table-cell>
          <table:table-cell office:value-type="float" office:value="0.08610981" calcext:value-type="float">
            <text:p>0.08610981</text:p>
          </table:table-cell>
          <table:table-cell office:value-type="float" office:value="0.0789832" calcext:value-type="float">
            <text:p>0.0789832</text:p>
          </table:table-cell>
          <table:table-cell office:value-type="float" office:value="0.03556057" calcext:value-type="float">
            <text:p>0.03556057</text:p>
          </table:table-cell>
          <table:table-cell office:value-type="float" office:value="0.03325264" calcext:value-type="float">
            <text:p>0.03325264</text:p>
          </table:table-cell>
          <table:table-cell office:value-type="float" office:value="0.03802627" calcext:value-type="float">
            <text:p>0.03802627</text:p>
          </table:table-cell>
          <table:table-cell office:value-type="float" office:value="0.02158295" calcext:value-type="float">
            <text:p>0.02158295</text:p>
          </table:table-cell>
          <table:table-cell office:value-type="float" office:value="0.02126142" calcext:value-type="float">
            <text:p>0.02126142</text:p>
          </table:table-cell>
          <table:table-cell office:value-type="float" office:value="0.0226462" calcext:value-type="float">
            <text:p>0.0226462</text:p>
          </table:table-cell>
          <table:table-cell office:value-type="float" office:value="0.05183277" calcext:value-type="float">
            <text:p>0.05183277</text:p>
          </table:table-cell>
          <table:table-cell office:value-type="float" office:value="0.004798351" calcext:value-type="float">
            <text:p>0.004798351</text:p>
          </table:table-cell>
          <table:table-cell office:value-type="float" office:value="0.003597007" calcext:value-type="float">
            <text:p>0.003597007</text:p>
          </table:table-cell>
          <table:table-cell office:value-type="float" office:value="0" calcext:value-type="float">
            <text:p>0</text:p>
          </table:table-cell>
          <table:table-cell office:value-type="float" office:value="13.58465" calcext:value-type="float">
            <text:p>13.58465</text:p>
          </table:table-cell>
          <table:table-cell office:value-type="float" office:value="6.264116" calcext:value-type="float">
            <text:p>6.264116</text:p>
          </table:table-cell>
          <table:table-cell office:value-type="float" office:value="7.474728" calcext:value-type="float">
            <text:p>7.474728</text:p>
          </table:table-cell>
          <table:table-cell office:value-type="float" office:value="7.212238" calcext:value-type="float">
            <text:p>7.212238</text:p>
          </table:table-cell>
          <table:table-cell office:value-type="float" office:value="6.13515" calcext:value-type="float">
            <text:p>6.13515</text:p>
          </table:table-cell>
          <table:table-cell office:value-type="float" office:value="1.79186" calcext:value-type="float">
            <text:p>1.79186</text:p>
          </table:table-cell>
          <table:table-cell office:value-type="float" office:value="0.6355988" calcext:value-type="float">
            <text:p>0.6355988</text:p>
          </table:table-cell>
          <table:table-cell office:value-type="float" office:value="0.886705" calcext:value-type="float">
            <text:p>0.886705</text:p>
          </table:table-cell>
          <table:table-cell office:value-type="float" office:value="1.597979" calcext:value-type="float">
            <text:p>1.597979</text:p>
          </table:table-cell>
          <table:table-cell office:value-type="float" office:value="4.910875" calcext:value-type="float">
            <text:p>4.910875</text:p>
          </table:table-cell>
          <table:table-cell office:value-type="float" office:value="0.6903672" calcext:value-type="float">
            <text:p>0.6903672</text:p>
          </table:table-cell>
          <table:table-cell office:value-type="float" office:value="0.2889628" calcext:value-type="float">
            <text:p>0.2889628</text:p>
          </table:table-cell>
          <table:table-cell office:value-type="float" office:value="0.3702185" calcext:value-type="float">
            <text:p>0.3702185</text:p>
          </table:table-cell>
          <table:table-cell office:value-type="float" office:value="0.378545" calcext:value-type="float">
            <text:p>0.378545</text:p>
          </table:table-cell>
          <table:table-cell office:value-type="float" office:value="0" calcext:value-type="float">
            <text:p>0</text:p>
          </table:table-cell>
          <table:table-cell office:value-type="float" office:value="592.7195" calcext:value-type="float">
            <text:p>592.7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7536196" calcext:value-type="float">
            <text:p>-7.536196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1073.946" calcext:value-type="float">
            <text:p>1073.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78538" calcext:value-type="float">
            <text:p>0.2478538</text:p>
          </table:table-cell>
          <table:table-cell office:value-type="float" office:value="6.550055" calcext:value-type="float">
            <text:p>6.550055</text:p>
          </table:table-cell>
          <table:table-cell office:value-type="float" office:value="0" calcext:value-type="float">
            <text:p>0</text:p>
          </table:table-cell>
          <table:table-cell office:value-type="float" office:value="0.0000008074941" calcext:value-type="float">
            <text:p>8.074941E-07</text:p>
          </table:table-cell>
          <table:table-cell office:value-type="float" office:value="0" calcext:value-type="float">
            <text:p>0</text:p>
          </table:table-cell>
          <table:table-cell office:value-type="float" office:value="-0.000955119" calcext:value-type="float">
            <text:p>-0.000955119</text:p>
          </table:table-cell>
          <table:table-cell office:value-type="float" office:value="-0.0005536719" calcext:value-type="float">
            <text:p>-0.0005536719</text:p>
          </table:table-cell>
          <table:table-cell office:value-type="float" office:value="0.00006806447" calcext:value-type="float">
            <text:p>6.806447E-05</text:p>
          </table:table-cell>
          <table:table-cell office:value-type="float" office:value="0.0000000009704486" calcext:value-type="float">
            <text:p>9.704486E-10</text:p>
          </table:table-cell>
          <table:table-cell office:value-type="float" office:value="11.97406" calcext:value-type="float">
            <text:p>11.97406</text:p>
          </table:table-cell>
          <table:table-cell office:value-type="float" office:value="0.542829" calcext:value-type="float">
            <text:p>0.542829</text:p>
          </table:table-cell>
          <table:table-cell office:value-type="float" office:value="0.2080836" calcext:value-type="float">
            <text:p>0.2080836</text:p>
          </table:table-cell>
          <table:table-cell office:value-type="float" office:value="0.2028061" calcext:value-type="float">
            <text:p>0.2028061</text:p>
          </table:table-cell>
          <table:table-cell office:value-type="float" office:value="0.08547784" calcext:value-type="float">
            <text:p>0.08547784</text:p>
          </table:table-cell>
          <table:table-cell office:value-type="float" office:value="0.07901849" calcext:value-type="float">
            <text:p>0.07901849</text:p>
          </table:table-cell>
          <table:table-cell office:value-type="float" office:value="0.03587152" calcext:value-type="float">
            <text:p>0.03587152</text:p>
          </table:table-cell>
          <table:table-cell office:value-type="float" office:value="0.0333712" calcext:value-type="float">
            <text:p>0.0333712</text:p>
          </table:table-cell>
          <table:table-cell office:value-type="float" office:value="0.03816568" calcext:value-type="float">
            <text:p>0.03816568</text:p>
          </table:table-cell>
          <table:table-cell office:value-type="float" office:value="0.02161468" calcext:value-type="float">
            <text:p>0.02161468</text:p>
          </table:table-cell>
          <table:table-cell office:value-type="float" office:value="0.0212879" calcext:value-type="float">
            <text:p>0.0212879</text:p>
          </table:table-cell>
          <table:table-cell office:value-type="float" office:value="0.02266989" calcext:value-type="float">
            <text:p>0.02266989</text:p>
          </table:table-cell>
          <table:table-cell office:value-type="float" office:value="0.05168809" calcext:value-type="float">
            <text:p>0.05168809</text:p>
          </table:table-cell>
          <table:table-cell office:value-type="float" office:value="0.004799291" calcext:value-type="float">
            <text:p>0.004799291</text:p>
          </table:table-cell>
          <table:table-cell office:value-type="float" office:value="0.003597121" calcext:value-type="float">
            <text:p>0.003597121</text:p>
          </table:table-cell>
          <table:table-cell office:value-type="float" office:value="0" calcext:value-type="float">
            <text:p>0</text:p>
          </table:table-cell>
          <table:table-cell office:value-type="float" office:value="13.48986" calcext:value-type="float">
            <text:p>13.48986</text:p>
          </table:table-cell>
          <table:table-cell office:value-type="float" office:value="6.75626" calcext:value-type="float">
            <text:p>6.75626</text:p>
          </table:table-cell>
          <table:table-cell office:value-type="float" office:value="7.514605" calcext:value-type="float">
            <text:p>7.514605</text:p>
          </table:table-cell>
          <table:table-cell office:value-type="float" office:value="7.220446" calcext:value-type="float">
            <text:p>7.220446</text:p>
          </table:table-cell>
          <table:table-cell office:value-type="float" office:value="6.094314" calcext:value-type="float">
            <text:p>6.094314</text:p>
          </table:table-cell>
          <table:table-cell office:value-type="float" office:value="1.796013" calcext:value-type="float">
            <text:p>1.796013</text:p>
          </table:table-cell>
          <table:table-cell office:value-type="float" office:value="0.6252067" calcext:value-type="float">
            <text:p>0.6252067</text:p>
          </table:table-cell>
          <table:table-cell office:value-type="float" office:value="0.8907232" calcext:value-type="float">
            <text:p>0.8907232</text:p>
          </table:table-cell>
          <table:table-cell office:value-type="float" office:value="1.602498" calcext:value-type="float">
            <text:p>1.602498</text:p>
          </table:table-cell>
          <table:table-cell office:value-type="float" office:value="4.910099" calcext:value-type="float">
            <text:p>4.910099</text:p>
          </table:table-cell>
          <table:table-cell office:value-type="float" office:value="0.6904078" calcext:value-type="float">
            <text:p>0.6904078</text:p>
          </table:table-cell>
          <table:table-cell office:value-type="float" office:value="0.2908036" calcext:value-type="float">
            <text:p>0.2908036</text:p>
          </table:table-cell>
          <table:table-cell office:value-type="float" office:value="0.3699038" calcext:value-type="float">
            <text:p>0.3699038</text:p>
          </table:table-cell>
          <table:table-cell office:value-type="float" office:value="0.3785807" calcext:value-type="float">
            <text:p>0.3785807</text:p>
          </table:table-cell>
          <table:table-cell office:value-type="float" office:value="0" calcext:value-type="float">
            <text:p>0</text:p>
          </table:table-cell>
          <table:table-cell office:value-type="float" office:value="600.7198" calcext:value-type="float">
            <text:p>600.7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838885" calcext:value-type="float">
            <text:p>-8.38885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35.64964" calcext:value-type="float">
            <text:p>35.64964</text:p>
          </table:table-cell>
          <table:table-cell office:value-type="float" office:value="1073.952" calcext:value-type="float">
            <text:p>1073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95632" calcext:value-type="float">
            <text:p>0.2495632</text:p>
          </table:table-cell>
          <table:table-cell office:value-type="float" office:value="6.560796" calcext:value-type="float">
            <text:p>6.560796</text:p>
          </table:table-cell>
          <table:table-cell office:value-type="float" office:value="0" calcext:value-type="float">
            <text:p>0</text:p>
          </table:table-cell>
          <table:table-cell office:value-type="float" office:value="0.0000009337928" calcext:value-type="float">
            <text:p>9.337928E-07</text:p>
          </table:table-cell>
          <table:table-cell office:value-type="float" office:value="0" calcext:value-type="float">
            <text:p>0</text:p>
          </table:table-cell>
          <table:table-cell office:value-type="float" office:value="-0.0009444176" calcext:value-type="float">
            <text:p>-0.0009444176</text:p>
          </table:table-cell>
          <table:table-cell office:value-type="float" office:value="-0.000703705" calcext:value-type="float">
            <text:p>-0.000703705</text:p>
          </table:table-cell>
          <table:table-cell office:value-type="float" office:value="0.00007683493" calcext:value-type="float">
            <text:p>7.683493E-05</text:p>
          </table:table-cell>
          <table:table-cell office:value-type="float" office:value="0.000000001040368" calcext:value-type="float">
            <text:p>1.040368E-09</text:p>
          </table:table-cell>
          <table:table-cell office:value-type="float" office:value="12.05851" calcext:value-type="float">
            <text:p>12.05851</text:p>
          </table:table-cell>
          <table:table-cell office:value-type="float" office:value="0.4797077" calcext:value-type="float">
            <text:p>0.4797077</text:p>
          </table:table-cell>
          <table:table-cell office:value-type="float" office:value="0.1967499" calcext:value-type="float">
            <text:p>0.1967499</text:p>
          </table:table-cell>
          <table:table-cell office:value-type="float" office:value="0.1928173" calcext:value-type="float">
            <text:p>0.1928173</text:p>
          </table:table-cell>
          <table:table-cell office:value-type="float" office:value="0.0826143" calcext:value-type="float">
            <text:p>0.0826143</text:p>
          </table:table-cell>
          <table:table-cell office:value-type="float" office:value="0.07766483" calcext:value-type="float">
            <text:p>0.07766483</text:p>
          </table:table-cell>
          <table:table-cell office:value-type="float" office:value="0.03601962" calcext:value-type="float">
            <text:p>0.03601962</text:p>
          </table:table-cell>
          <table:table-cell office:value-type="float" office:value="0.03345546" calcext:value-type="float">
            <text:p>0.03345546</text:p>
          </table:table-cell>
          <table:table-cell office:value-type="float" office:value="0.03830028" calcext:value-type="float">
            <text:p>0.03830028</text:p>
          </table:table-cell>
          <table:table-cell office:value-type="float" office:value="0.02164564" calcext:value-type="float">
            <text:p>0.02164564</text:p>
          </table:table-cell>
          <table:table-cell office:value-type="float" office:value="0.02131436" calcext:value-type="float">
            <text:p>0.02131436</text:p>
          </table:table-cell>
          <table:table-cell office:value-type="float" office:value="0.02269316" calcext:value-type="float">
            <text:p>0.02269316</text:p>
          </table:table-cell>
          <table:table-cell office:value-type="float" office:value="0.05154415" calcext:value-type="float">
            <text:p>0.05154415</text:p>
          </table:table-cell>
          <table:table-cell office:value-type="float" office:value="0.00480017" calcext:value-type="float">
            <text:p>0.00480017</text:p>
          </table:table-cell>
          <table:table-cell office:value-type="float" office:value="0.00359666" calcext:value-type="float">
            <text:p>0.00359666</text:p>
          </table:table-cell>
          <table:table-cell office:value-type="float" office:value="0" calcext:value-type="float">
            <text:p>0</text:p>
          </table:table-cell>
          <table:table-cell office:value-type="float" office:value="13.72699" calcext:value-type="float">
            <text:p>13.72699</text:p>
          </table:table-cell>
          <table:table-cell office:value-type="float" office:value="6.941386" calcext:value-type="float">
            <text:p>6.941386</text:p>
          </table:table-cell>
          <table:table-cell office:value-type="float" office:value="7.436301" calcext:value-type="float">
            <text:p>7.436301</text:p>
          </table:table-cell>
          <table:table-cell office:value-type="float" office:value="7.172729" calcext:value-type="float">
            <text:p>7.172729</text:p>
          </table:table-cell>
          <table:table-cell office:value-type="float" office:value="6.02884" calcext:value-type="float">
            <text:p>6.02884</text:p>
          </table:table-cell>
          <table:table-cell office:value-type="float" office:value="1.798264" calcext:value-type="float">
            <text:p>1.798264</text:p>
          </table:table-cell>
          <table:table-cell office:value-type="float" office:value="0.6145681" calcext:value-type="float">
            <text:p>0.6145681</text:p>
          </table:table-cell>
          <table:table-cell office:value-type="float" office:value="0.8947895" calcext:value-type="float">
            <text:p>0.8947895</text:p>
          </table:table-cell>
          <table:table-cell office:value-type="float" office:value="1.606949" calcext:value-type="float">
            <text:p>1.606949</text:p>
          </table:table-cell>
          <table:table-cell office:value-type="float" office:value="4.90934" calcext:value-type="float">
            <text:p>4.90934</text:p>
          </table:table-cell>
          <table:table-cell office:value-type="float" office:value="0.6904552" calcext:value-type="float">
            <text:p>0.6904552</text:p>
          </table:table-cell>
          <table:table-cell office:value-type="float" office:value="0.2926105" calcext:value-type="float">
            <text:p>0.2926105</text:p>
          </table:table-cell>
          <table:table-cell office:value-type="float" office:value="0.3695496" calcext:value-type="float">
            <text:p>0.3695496</text:p>
          </table:table-cell>
          <table:table-cell office:value-type="float" office:value="0.3785988" calcext:value-type="float">
            <text:p>0.3785988</text:p>
          </table:table-cell>
          <table:table-cell office:value-type="float" office:value="0" calcext:value-type="float">
            <text:p>0</text:p>
          </table:table-cell>
          <table:table-cell office:value-type="float" office:value="618.6553" calcext:value-type="float">
            <text:p>618.6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09668135" calcext:value-type="float">
            <text:p>-9.668135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35.63346" calcext:value-type="float">
            <text:p>35.63346</text:p>
          </table:table-cell>
          <table:table-cell office:value-type="float" office:value="1073.954" calcext:value-type="float">
            <text:p>1073.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3493" calcext:value-type="float">
            <text:p>0.2513493</text:p>
          </table:table-cell>
          <table:table-cell office:value-type="float" office:value="6.571348" calcext:value-type="float">
            <text:p>6.571348</text:p>
          </table:table-cell>
          <table:table-cell office:value-type="float" office:value="0" calcext:value-type="float">
            <text:p>0</text:p>
          </table:table-cell>
          <table:table-cell office:value-type="float" office:value="0.000001046534" calcext:value-type="float">
            <text:p>1.046534E-06</text:p>
          </table:table-cell>
          <table:table-cell office:value-type="float" office:value="0" calcext:value-type="float">
            <text:p>0</text:p>
          </table:table-cell>
          <table:table-cell office:value-type="float" office:value="-0.0009351998" calcext:value-type="float">
            <text:p>-0.0009351998</text:p>
          </table:table-cell>
          <table:table-cell office:value-type="float" office:value="-0.0007835432" calcext:value-type="float">
            <text:p>-0.0007835432</text:p>
          </table:table-cell>
          <table:table-cell office:value-type="float" office:value="0.00008588379" calcext:value-type="float">
            <text:p>8.588379E-05</text:p>
          </table:table-cell>
          <table:table-cell office:value-type="float" office:value="0.000000001105183" calcext:value-type="float">
            <text:p>1.105183E-09</text:p>
          </table:table-cell>
          <table:table-cell office:value-type="float" office:value="12.10302" calcext:value-type="float">
            <text:p>12.10302</text:p>
          </table:table-cell>
          <table:table-cell office:value-type="float" office:value="0.4949268" calcext:value-type="float">
            <text:p>0.4949268</text:p>
          </table:table-cell>
          <table:table-cell office:value-type="float" office:value="0.1948205" calcext:value-type="float">
            <text:p>0.1948205</text:p>
          </table:table-cell>
          <table:table-cell office:value-type="float" office:value="0.1904419" calcext:value-type="float">
            <text:p>0.1904419</text:p>
          </table:table-cell>
          <table:table-cell office:value-type="float" office:value="0.08101553" calcext:value-type="float">
            <text:p>0.08101553</text:p>
          </table:table-cell>
          <table:table-cell office:value-type="float" office:value="0.07664908" calcext:value-type="float">
            <text:p>0.07664908</text:p>
          </table:table-cell>
          <table:table-cell office:value-type="float" office:value="0.03600108" calcext:value-type="float">
            <text:p>0.03600108</text:p>
          </table:table-cell>
          <table:table-cell office:value-type="float" office:value="0.03367311" calcext:value-type="float">
            <text:p>0.03367311</text:p>
          </table:table-cell>
          <table:table-cell office:value-type="float" office:value="0.03838452" calcext:value-type="float">
            <text:p>0.03838452</text:p>
          </table:table-cell>
          <table:table-cell office:value-type="float" office:value="0.02167355" calcext:value-type="float">
            <text:p>0.02167355</text:p>
          </table:table-cell>
          <table:table-cell office:value-type="float" office:value="0.02134061" calcext:value-type="float">
            <text:p>0.02134061</text:p>
          </table:table-cell>
          <table:table-cell office:value-type="float" office:value="0.022716" calcext:value-type="float">
            <text:p>0.022716</text:p>
          </table:table-cell>
          <table:table-cell office:value-type="float" office:value="0.05140093" calcext:value-type="float">
            <text:p>0.05140093</text:p>
          </table:table-cell>
          <table:table-cell office:value-type="float" office:value="0.004801035" calcext:value-type="float">
            <text:p>0.004801035</text:p>
          </table:table-cell>
          <table:table-cell office:value-type="float" office:value="0.003595607" calcext:value-type="float">
            <text:p>0.003595607</text:p>
          </table:table-cell>
          <table:table-cell office:value-type="float" office:value="0" calcext:value-type="float">
            <text:p>0</text:p>
          </table:table-cell>
          <table:table-cell office:value-type="float" office:value="15.29308" calcext:value-type="float">
            <text:p>15.29308</text:p>
          </table:table-cell>
          <table:table-cell office:value-type="float" office:value="6.840993" calcext:value-type="float">
            <text:p>6.840993</text:p>
          </table:table-cell>
          <table:table-cell office:value-type="float" office:value="7.316095" calcext:value-type="float">
            <text:p>7.316095</text:p>
          </table:table-cell>
          <table:table-cell office:value-type="float" office:value="7.060036" calcext:value-type="float">
            <text:p>7.060036</text:p>
          </table:table-cell>
          <table:table-cell office:value-type="float" office:value="5.87308" calcext:value-type="float">
            <text:p>5.87308</text:p>
          </table:table-cell>
          <table:table-cell office:value-type="float" office:value="1.792736" calcext:value-type="float">
            <text:p>1.792736</text:p>
          </table:table-cell>
          <table:table-cell office:value-type="float" office:value="0.6120561" calcext:value-type="float">
            <text:p>0.6120561</text:p>
          </table:table-cell>
          <table:table-cell office:value-type="float" office:value="0.8975151" calcext:value-type="float">
            <text:p>0.8975151</text:p>
          </table:table-cell>
          <table:table-cell office:value-type="float" office:value="1.611365" calcext:value-type="float">
            <text:p>1.611365</text:p>
          </table:table-cell>
          <table:table-cell office:value-type="float" office:value="4.908572" calcext:value-type="float">
            <text:p>4.908572</text:p>
          </table:table-cell>
          <table:table-cell office:value-type="float" office:value="0.6905087" calcext:value-type="float">
            <text:p>0.6905087</text:p>
          </table:table-cell>
          <table:table-cell office:value-type="float" office:value="0.2943823" calcext:value-type="float">
            <text:p>0.2943823</text:p>
          </table:table-cell>
          <table:table-cell office:value-type="float" office:value="0.3691977" calcext:value-type="float">
            <text:p>0.3691977</text:p>
          </table:table-cell>
          <table:table-cell office:value-type="float" office:value="0.3785623" calcext:value-type="float">
            <text:p>0.3785623</text:p>
          </table:table-cell>
          <table:table-cell office:value-type="float" office:value="0" calcext:value-type="float">
            <text:p>0</text:p>
          </table:table-cell>
          <table:table-cell office:value-type="float" office:value="628.5334" calcext:value-type="float">
            <text:p>628.5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059005" calcext:value-type="float">
            <text:p>-0.00010590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35.61901" calcext:value-type="float">
            <text:p>35.61901</text:p>
          </table:table-cell>
          <table:table-cell office:value-type="float" office:value="1073.956" calcext:value-type="float">
            <text:p>1073.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31776" calcext:value-type="float">
            <text:p>0.2531776</text:p>
          </table:table-cell>
          <table:table-cell office:value-type="float" office:value="6.581879" calcext:value-type="float">
            <text:p>6.581879</text:p>
          </table:table-cell>
          <table:table-cell office:value-type="float" office:value="0" calcext:value-type="float">
            <text:p>0</text:p>
          </table:table-cell>
          <table:table-cell office:value-type="float" office:value="0.000001299998" calcext:value-type="float">
            <text:p>1.299998E-06</text:p>
          </table:table-cell>
          <table:table-cell office:value-type="float" office:value="0" calcext:value-type="float">
            <text:p>0</text:p>
          </table:table-cell>
          <table:table-cell office:value-type="float" office:value="-0.001587802" calcext:value-type="float">
            <text:p>-0.001587802</text:p>
          </table:table-cell>
          <table:table-cell office:value-type="float" office:value="-0.0008364495" calcext:value-type="float">
            <text:p>-0.0008364495</text:p>
          </table:table-cell>
          <table:table-cell office:value-type="float" office:value="0.00009377596" calcext:value-type="float">
            <text:p>9.377596E-05</text:p>
          </table:table-cell>
          <table:table-cell office:value-type="float" office:value="0.000000001164453" calcext:value-type="float">
            <text:p>1.164453E-09</text:p>
          </table:table-cell>
          <table:table-cell office:value-type="float" office:value="12.12909" calcext:value-type="float">
            <text:p>12.12909</text:p>
          </table:table-cell>
          <table:table-cell office:value-type="float" office:value="0.4442428" calcext:value-type="float">
            <text:p>0.4442428</text:p>
          </table:table-cell>
          <table:table-cell office:value-type="float" office:value="0.1942861" calcext:value-type="float">
            <text:p>0.1942861</text:p>
          </table:table-cell>
          <table:table-cell office:value-type="float" office:value="0.1897922" calcext:value-type="float">
            <text:p>0.1897922</text:p>
          </table:table-cell>
          <table:table-cell office:value-type="float" office:value="0.08044484" calcext:value-type="float">
            <text:p>0.08044484</text:p>
          </table:table-cell>
          <table:table-cell office:value-type="float" office:value="0.07646056" calcext:value-type="float">
            <text:p>0.07646056</text:p>
          </table:table-cell>
          <table:table-cell office:value-type="float" office:value="0.03619545" calcext:value-type="float">
            <text:p>0.03619545</text:p>
          </table:table-cell>
          <table:table-cell office:value-type="float" office:value="0.033615" calcext:value-type="float">
            <text:p>0.033615</text:p>
          </table:table-cell>
          <table:table-cell office:value-type="float" office:value="0.03849406" calcext:value-type="float">
            <text:p>0.03849406</text:p>
          </table:table-cell>
          <table:table-cell office:value-type="float" office:value="0.02169844" calcext:value-type="float">
            <text:p>0.02169844</text:p>
          </table:table-cell>
          <table:table-cell office:value-type="float" office:value="0.021367" calcext:value-type="float">
            <text:p>0.021367</text:p>
          </table:table-cell>
          <table:table-cell office:value-type="float" office:value="0.02273761" calcext:value-type="float">
            <text:p>0.02273761</text:p>
          </table:table-cell>
          <table:table-cell office:value-type="float" office:value="0.05125692" calcext:value-type="float">
            <text:p>0.05125692</text:p>
          </table:table-cell>
          <table:table-cell office:value-type="float" office:value="0.004816554" calcext:value-type="float">
            <text:p>0.004816554</text:p>
          </table:table-cell>
          <table:table-cell office:value-type="float" office:value="0.003581272" calcext:value-type="float">
            <text:p>0.003581272</text:p>
          </table:table-cell>
          <table:table-cell office:value-type="float" office:value="0" calcext:value-type="float">
            <text:p>0</text:p>
          </table:table-cell>
          <table:table-cell office:value-type="float" office:value="13.69311" calcext:value-type="float">
            <text:p>13.69311</text:p>
          </table:table-cell>
          <table:table-cell office:value-type="float" office:value="6.644347" calcext:value-type="float">
            <text:p>6.644347</text:p>
          </table:table-cell>
          <table:table-cell office:value-type="float" office:value="7.135631" calcext:value-type="float">
            <text:p>7.135631</text:p>
          </table:table-cell>
          <table:table-cell office:value-type="float" office:value="6.907014" calcext:value-type="float">
            <text:p>6.907014</text:p>
          </table:table-cell>
          <table:table-cell office:value-type="float" office:value="5.661824" calcext:value-type="float">
            <text:p>5.661824</text:p>
          </table:table-cell>
          <table:table-cell office:value-type="float" office:value="1.781839" calcext:value-type="float">
            <text:p>1.781839</text:p>
          </table:table-cell>
          <table:table-cell office:value-type="float" office:value="0.598291" calcext:value-type="float">
            <text:p>0.598291</text:p>
          </table:table-cell>
          <table:table-cell office:value-type="float" office:value="0.9012681" calcext:value-type="float">
            <text:p>0.9012681</text:p>
          </table:table-cell>
          <table:table-cell office:value-type="float" office:value="1.615775" calcext:value-type="float">
            <text:p>1.615775</text:p>
          </table:table-cell>
          <table:table-cell office:value-type="float" office:value="4.90793" calcext:value-type="float">
            <text:p>4.90793</text:p>
          </table:table-cell>
          <table:table-cell office:value-type="float" office:value="0.6904" calcext:value-type="float">
            <text:p>0.6904</text:p>
          </table:table-cell>
          <table:table-cell office:value-type="float" office:value="0.2965231" calcext:value-type="float">
            <text:p>0.2965231</text:p>
          </table:table-cell>
          <table:table-cell office:value-type="float" office:value="0.3766185" calcext:value-type="float">
            <text:p>0.3766185</text:p>
          </table:table-cell>
          <table:table-cell office:value-type="float" office:value="0.3715862" calcext:value-type="float">
            <text:p>0.3715862</text:p>
          </table:table-cell>
          <table:table-cell office:value-type="float" office:value="0" calcext:value-type="float">
            <text:p>0</text:p>
          </table:table-cell>
          <table:table-cell office:value-type="float" office:value="640.3203" calcext:value-type="float">
            <text:p>640.3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133711" calcext:value-type="float">
            <text:p>-0.00011337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35.60427" calcext:value-type="float">
            <text:p>35.60427</text:p>
          </table:table-cell>
          <table:table-cell office:value-type="float" office:value="1073.958" calcext:value-type="float">
            <text:p>1073.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1543" calcext:value-type="float">
            <text:p>0.2551543</text:p>
          </table:table-cell>
          <table:table-cell office:value-type="float" office:value="6.592631" calcext:value-type="float">
            <text:p>6.592631</text:p>
          </table:table-cell>
          <table:table-cell office:value-type="float" office:value="0" calcext:value-type="float">
            <text:p>0</text:p>
          </table:table-cell>
          <table:table-cell office:value-type="float" office:value="0.000001532189" calcext:value-type="float">
            <text:p>1.532189E-06</text:p>
          </table:table-cell>
          <table:table-cell office:value-type="float" office:value="0" calcext:value-type="float">
            <text:p>0</text:p>
          </table:table-cell>
          <table:table-cell office:value-type="float" office:value="-0.002410365" calcext:value-type="float">
            <text:p>-0.002410365</text:p>
          </table:table-cell>
          <table:table-cell office:value-type="float" office:value="-0.0008843913" calcext:value-type="float">
            <text:p>-0.0008843913</text:p>
          </table:table-cell>
          <table:table-cell office:value-type="float" office:value="0.0001034347" calcext:value-type="float">
            <text:p>0.0001034347</text:p>
          </table:table-cell>
          <table:table-cell office:value-type="float" office:value="0.000000001218133" calcext:value-type="float">
            <text:p>1.218133E-09</text:p>
          </table:table-cell>
          <table:table-cell office:value-type="float" office:value="12.15444" calcext:value-type="float">
            <text:p>12.15444</text:p>
          </table:table-cell>
          <table:table-cell office:value-type="float" office:value="0.4146129" calcext:value-type="float">
            <text:p>0.4146129</text:p>
          </table:table-cell>
          <table:table-cell office:value-type="float" office:value="0.1942581" calcext:value-type="float">
            <text:p>0.1942581</text:p>
          </table:table-cell>
          <table:table-cell office:value-type="float" office:value="0.1890286" calcext:value-type="float">
            <text:p>0.1890286</text:p>
          </table:table-cell>
          <table:table-cell office:value-type="float" office:value="0.08006819" calcext:value-type="float">
            <text:p>0.08006819</text:p>
          </table:table-cell>
          <table:table-cell office:value-type="float" office:value="0.07631344" calcext:value-type="float">
            <text:p>0.07631344</text:p>
          </table:table-cell>
          <table:table-cell office:value-type="float" office:value="0.0363908" calcext:value-type="float">
            <text:p>0.0363908</text:p>
          </table:table-cell>
          <table:table-cell office:value-type="float" office:value="0.03350522" calcext:value-type="float">
            <text:p>0.03350522</text:p>
          </table:table-cell>
          <table:table-cell office:value-type="float" office:value="0.03860507" calcext:value-type="float">
            <text:p>0.03860507</text:p>
          </table:table-cell>
          <table:table-cell office:value-type="float" office:value="0.02172262" calcext:value-type="float">
            <text:p>0.02172262</text:p>
          </table:table-cell>
          <table:table-cell office:value-type="float" office:value="0.02139345" calcext:value-type="float">
            <text:p>0.02139345</text:p>
          </table:table-cell>
          <table:table-cell office:value-type="float" office:value="0.0227591" calcext:value-type="float">
            <text:p>0.0227591</text:p>
          </table:table-cell>
          <table:table-cell office:value-type="float" office:value="0.05111327" calcext:value-type="float">
            <text:p>0.05111327</text:p>
          </table:table-cell>
          <table:table-cell office:value-type="float" office:value="0.004812422" calcext:value-type="float">
            <text:p>0.004812422</text:p>
          </table:table-cell>
          <table:table-cell office:value-type="float" office:value="0.003586705" calcext:value-type="float">
            <text:p>0.003586705</text:p>
          </table:table-cell>
          <table:table-cell office:value-type="float" office:value="0" calcext:value-type="float">
            <text:p>0</text:p>
          </table:table-cell>
          <table:table-cell office:value-type="float" office:value="14.81452" calcext:value-type="float">
            <text:p>14.81452</text:p>
          </table:table-cell>
          <table:table-cell office:value-type="float" office:value="6.689122" calcext:value-type="float">
            <text:p>6.689122</text:p>
          </table:table-cell>
          <table:table-cell office:value-type="float" office:value="7.048809" calcext:value-type="float">
            <text:p>7.048809</text:p>
          </table:table-cell>
          <table:table-cell office:value-type="float" office:value="6.765345" calcext:value-type="float">
            <text:p>6.765345</text:p>
          </table:table-cell>
          <table:table-cell office:value-type="float" office:value="5.400449" calcext:value-type="float">
            <text:p>5.400449</text:p>
          </table:table-cell>
          <table:table-cell office:value-type="float" office:value="1.758664" calcext:value-type="float">
            <text:p>1.758664</text:p>
          </table:table-cell>
          <table:table-cell office:value-type="float" office:value="0.5817474" calcext:value-type="float">
            <text:p>0.5817474</text:p>
          </table:table-cell>
          <table:table-cell office:value-type="float" office:value="0.9048252" calcext:value-type="float">
            <text:p>0.9048252</text:p>
          </table:table-cell>
          <table:table-cell office:value-type="float" office:value="1.620155" calcext:value-type="float">
            <text:p>1.620155</text:p>
          </table:table-cell>
          <table:table-cell office:value-type="float" office:value="4.907364" calcext:value-type="float">
            <text:p>4.907364</text:p>
          </table:table-cell>
          <table:table-cell office:value-type="float" office:value="0.6901911" calcext:value-type="float">
            <text:p>0.6901911</text:p>
          </table:table-cell>
          <table:table-cell office:value-type="float" office:value="0.2985688" calcext:value-type="float">
            <text:p>0.2985688</text:p>
          </table:table-cell>
          <table:table-cell office:value-type="float" office:value="0.3736393" calcext:value-type="float">
            <text:p>0.3736393</text:p>
          </table:table-cell>
          <table:table-cell office:value-type="float" office:value="0.3753681" calcext:value-type="float">
            <text:p>0.3753681</text:p>
          </table:table-cell>
          <table:table-cell office:value-type="float" office:value="0" calcext:value-type="float">
            <text:p>0</text:p>
          </table:table-cell>
          <table:table-cell office:value-type="float" office:value="651.7083" calcext:value-type="float">
            <text:p>651.7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206707" calcext:value-type="float">
            <text:p>-0.00012067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35.58967" calcext:value-type="float">
            <text:p>35.58967</text:p>
          </table:table-cell>
          <table:table-cell office:value-type="float" office:value="1073.96" calcext:value-type="float">
            <text:p>1073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6908" calcext:value-type="float">
            <text:p>0.256908</text:p>
          </table:table-cell>
          <table:table-cell office:value-type="float" office:value="6.603491" calcext:value-type="float">
            <text:p>6.603491</text:p>
          </table:table-cell>
          <table:table-cell office:value-type="float" office:value="0" calcext:value-type="float">
            <text:p>0</text:p>
          </table:table-cell>
          <table:table-cell office:value-type="float" office:value="0.000001720823" calcext:value-type="float">
            <text:p>1.720823E-06</text:p>
          </table:table-cell>
          <table:table-cell office:value-type="float" office:value="0" calcext:value-type="float">
            <text:p>0</text:p>
          </table:table-cell>
          <table:table-cell office:value-type="float" office:value="-0.003126321" calcext:value-type="float">
            <text:p>-0.003126321</text:p>
          </table:table-cell>
          <table:table-cell office:value-type="float" office:value="-0.0009286282" calcext:value-type="float">
            <text:p>-0.0009286282</text:p>
          </table:table-cell>
          <table:table-cell office:value-type="float" office:value="0.0001143258" calcext:value-type="float">
            <text:p>0.0001143258</text:p>
          </table:table-cell>
          <table:table-cell office:value-type="float" office:value="0.000000001266459" calcext:value-type="float">
            <text:p>1.266459E-09</text:p>
          </table:table-cell>
          <table:table-cell office:value-type="float" office:value="12.17701" calcext:value-type="float">
            <text:p>12.17701</text:p>
          </table:table-cell>
          <table:table-cell office:value-type="float" office:value="0.3868019" calcext:value-type="float">
            <text:p>0.3868019</text:p>
          </table:table-cell>
          <table:table-cell office:value-type="float" office:value="0.1950025" calcext:value-type="float">
            <text:p>0.1950025</text:p>
          </table:table-cell>
          <table:table-cell office:value-type="float" office:value="0.1889948" calcext:value-type="float">
            <text:p>0.1889948</text:p>
          </table:table-cell>
          <table:table-cell office:value-type="float" office:value="0.07989467" calcext:value-type="float">
            <text:p>0.07989467</text:p>
          </table:table-cell>
          <table:table-cell office:value-type="float" office:value="0.07627896" calcext:value-type="float">
            <text:p>0.07627896</text:p>
          </table:table-cell>
          <table:table-cell office:value-type="float" office:value="0.03654897" calcext:value-type="float">
            <text:p>0.03654897</text:p>
          </table:table-cell>
          <table:table-cell office:value-type="float" office:value="0.03357647" calcext:value-type="float">
            <text:p>0.03357647</text:p>
          </table:table-cell>
          <table:table-cell office:value-type="float" office:value="0.03867964" calcext:value-type="float">
            <text:p>0.03867964</text:p>
          </table:table-cell>
          <table:table-cell office:value-type="float" office:value="0.0217469" calcext:value-type="float">
            <text:p>0.0217469</text:p>
          </table:table-cell>
          <table:table-cell office:value-type="float" office:value="0.02141954" calcext:value-type="float">
            <text:p>0.02141954</text:p>
          </table:table-cell>
          <table:table-cell office:value-type="float" office:value="0.022781" calcext:value-type="float">
            <text:p>0.022781</text:p>
          </table:table-cell>
          <table:table-cell office:value-type="float" office:value="0.05096926" calcext:value-type="float">
            <text:p>0.05096926</text:p>
          </table:table-cell>
          <table:table-cell office:value-type="float" office:value="0.004809296" calcext:value-type="float">
            <text:p>0.004809296</text:p>
          </table:table-cell>
          <table:table-cell office:value-type="float" office:value="0.003590675" calcext:value-type="float">
            <text:p>0.003590675</text:p>
          </table:table-cell>
          <table:table-cell office:value-type="float" office:value="0" calcext:value-type="float">
            <text:p>0</text:p>
          </table:table-cell>
          <table:table-cell office:value-type="float" office:value="16.5344" calcext:value-type="float">
            <text:p>16.5344</text:p>
          </table:table-cell>
          <table:table-cell office:value-type="float" office:value="6.846496" calcext:value-type="float">
            <text:p>6.846496</text:p>
          </table:table-cell>
          <table:table-cell office:value-type="float" office:value="7.022267" calcext:value-type="float">
            <text:p>7.022267</text:p>
          </table:table-cell>
          <table:table-cell office:value-type="float" office:value="6.639771" calcext:value-type="float">
            <text:p>6.639771</text:p>
          </table:table-cell>
          <table:table-cell office:value-type="float" office:value="5.159419" calcext:value-type="float">
            <text:p>5.159419</text:p>
          </table:table-cell>
          <table:table-cell office:value-type="float" office:value="1.732857" calcext:value-type="float">
            <text:p>1.732857</text:p>
          </table:table-cell>
          <table:table-cell office:value-type="float" office:value="0.5727051" calcext:value-type="float">
            <text:p>0.5727051</text:p>
          </table:table-cell>
          <table:table-cell office:value-type="float" office:value="0.9067975" calcext:value-type="float">
            <text:p>0.9067975</text:p>
          </table:table-cell>
          <table:table-cell office:value-type="float" office:value="1.624485" calcext:value-type="float">
            <text:p>1.624485</text:p>
          </table:table-cell>
          <table:table-cell office:value-type="float" office:value="4.906824" calcext:value-type="float">
            <text:p>4.906824</text:p>
          </table:table-cell>
          <table:table-cell office:value-type="float" office:value="0.690027" calcext:value-type="float">
            <text:p>0.690027</text:p>
          </table:table-cell>
          <table:table-cell office:value-type="float" office:value="0.300409" calcext:value-type="float">
            <text:p>0.300409</text:p>
          </table:table-cell>
          <table:table-cell office:value-type="float" office:value="0.3713579" calcext:value-type="float">
            <text:p>0.3713579</text:p>
          </table:table-cell>
          <table:table-cell office:value-type="float" office:value="0.3784182" calcext:value-type="float">
            <text:p>0.3784182</text:p>
          </table:table-cell>
          <table:table-cell office:value-type="float" office:value="0" calcext:value-type="float">
            <text:p>0</text:p>
          </table:table-cell>
          <table:table-cell office:value-type="float" office:value="661.5267" calcext:value-type="float">
            <text:p>661.5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277167" calcext:value-type="float">
            <text:p>-0.0001277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35.5754" calcext:value-type="float">
            <text:p>35.5754</text:p>
          </table:table-cell>
          <table:table-cell office:value-type="float" office:value="1073.961" calcext:value-type="float">
            <text:p>1073.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5395" calcext:value-type="float">
            <text:p>0.2585395</text:p>
          </table:table-cell>
          <table:table-cell office:value-type="float" office:value="6.613612" calcext:value-type="float">
            <text:p>6.613612</text:p>
          </table:table-cell>
          <table:table-cell office:value-type="float" office:value="0" calcext:value-type="float">
            <text:p>0</text:p>
          </table:table-cell>
          <table:table-cell office:value-type="float" office:value="0.00000186745" calcext:value-type="float">
            <text:p>1.86745E-06</text:p>
          </table:table-cell>
          <table:table-cell office:value-type="float" office:value="0" calcext:value-type="float">
            <text:p>0</text:p>
          </table:table-cell>
          <table:table-cell office:value-type="float" office:value="-0.003114934" calcext:value-type="float">
            <text:p>-0.003114934</text:p>
          </table:table-cell>
          <table:table-cell office:value-type="float" office:value="-0.0009680475" calcext:value-type="float">
            <text:p>-0.0009680475</text:p>
          </table:table-cell>
          <table:table-cell office:value-type="float" office:value="0.0001264887" calcext:value-type="float">
            <text:p>0.0001264887</text:p>
          </table:table-cell>
          <table:table-cell office:value-type="float" office:value="0.000000001309769" calcext:value-type="float">
            <text:p>1.309769E-09</text:p>
          </table:table-cell>
          <table:table-cell office:value-type="float" office:value="12.19689" calcext:value-type="float">
            <text:p>12.19689</text:p>
          </table:table-cell>
          <table:table-cell office:value-type="float" office:value="0.3603863" calcext:value-type="float">
            <text:p>0.3603863</text:p>
          </table:table-cell>
          <table:table-cell office:value-type="float" office:value="0.1973739" calcext:value-type="float">
            <text:p>0.1973739</text:p>
          </table:table-cell>
          <table:table-cell office:value-type="float" office:value="0.1894887" calcext:value-type="float">
            <text:p>0.1894887</text:p>
          </table:table-cell>
          <table:table-cell office:value-type="float" office:value="0.07979657" calcext:value-type="float">
            <text:p>0.07979657</text:p>
          </table:table-cell>
          <table:table-cell office:value-type="float" office:value="0.07627888" calcext:value-type="float">
            <text:p>0.07627888</text:p>
          </table:table-cell>
          <table:table-cell office:value-type="float" office:value="0.03667153" calcext:value-type="float">
            <text:p>0.03667153</text:p>
          </table:table-cell>
          <table:table-cell office:value-type="float" office:value="0.03378138" calcext:value-type="float">
            <text:p>0.03378138</text:p>
          </table:table-cell>
          <table:table-cell office:value-type="float" office:value="0.03872949" calcext:value-type="float">
            <text:p>0.03872949</text:p>
          </table:table-cell>
          <table:table-cell office:value-type="float" office:value="0.0217714" calcext:value-type="float">
            <text:p>0.0217714</text:p>
          </table:table-cell>
          <table:table-cell office:value-type="float" office:value="0.02144537" calcext:value-type="float">
            <text:p>0.02144537</text:p>
          </table:table-cell>
          <table:table-cell office:value-type="float" office:value="0.02280282" calcext:value-type="float">
            <text:p>0.02280282</text:p>
          </table:table-cell>
          <table:table-cell office:value-type="float" office:value="0.05082472" calcext:value-type="float">
            <text:p>0.05082472</text:p>
          </table:table-cell>
          <table:table-cell office:value-type="float" office:value="0.004809725" calcext:value-type="float">
            <text:p>0.004809725</text:p>
          </table:table-cell>
          <table:table-cell office:value-type="float" office:value="0.003590954" calcext:value-type="float">
            <text:p>0.003590954</text:p>
          </table:table-cell>
          <table:table-cell office:value-type="float" office:value="0" calcext:value-type="float">
            <text:p>0</text:p>
          </table:table-cell>
          <table:table-cell office:value-type="float" office:value="18.34387" calcext:value-type="float">
            <text:p>18.34387</text:p>
          </table:table-cell>
          <table:table-cell office:value-type="float" office:value="7.157993" calcext:value-type="float">
            <text:p>7.157993</text:p>
          </table:table-cell>
          <table:table-cell office:value-type="float" office:value="7.023311" calcext:value-type="float">
            <text:p>7.023311</text:p>
          </table:table-cell>
          <table:table-cell office:value-type="float" office:value="6.50695" calcext:value-type="float">
            <text:p>6.50695</text:p>
          </table:table-cell>
          <table:table-cell office:value-type="float" office:value="4.944702" calcext:value-type="float">
            <text:p>4.944702</text:p>
          </table:table-cell>
          <table:table-cell office:value-type="float" office:value="1.708643" calcext:value-type="float">
            <text:p>1.708643</text:p>
          </table:table-cell>
          <table:table-cell office:value-type="float" office:value="0.572154" calcext:value-type="float">
            <text:p>0.572154</text:p>
          </table:table-cell>
          <table:table-cell office:value-type="float" office:value="0.9070736" calcext:value-type="float">
            <text:p>0.9070736</text:p>
          </table:table-cell>
          <table:table-cell office:value-type="float" office:value="1.628765" calcext:value-type="float">
            <text:p>1.628765</text:p>
          </table:table-cell>
          <table:table-cell office:value-type="float" office:value="4.906273" calcext:value-type="float">
            <text:p>4.906273</text:p>
          </table:table-cell>
          <table:table-cell office:value-type="float" office:value="0.6898946" calcext:value-type="float">
            <text:p>0.6898946</text:p>
          </table:table-cell>
          <table:table-cell office:value-type="float" office:value="0.3021338" calcext:value-type="float">
            <text:p>0.3021338</text:p>
          </table:table-cell>
          <table:table-cell office:value-type="float" office:value="0.3706133" calcext:value-type="float">
            <text:p>0.3706133</text:p>
          </table:table-cell>
          <table:table-cell office:value-type="float" office:value="0.3787302" calcext:value-type="float">
            <text:p>0.3787302</text:p>
          </table:table-cell>
          <table:table-cell office:value-type="float" office:value="0" calcext:value-type="float">
            <text:p>0</text:p>
          </table:table-cell>
          <table:table-cell office:value-type="float" office:value="670.1777" calcext:value-type="float">
            <text:p>670.1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345464" calcext:value-type="float">
            <text:p>-0.0001345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35.56135" calcext:value-type="float">
            <text:p>35.56135</text:p>
          </table:table-cell>
          <table:table-cell office:value-type="float" office:value="1073.963" calcext:value-type="float">
            <text:p>1073.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00783" calcext:value-type="float">
            <text:p>0.2600783</text:p>
          </table:table-cell>
          <table:table-cell office:value-type="float" office:value="6.623683" calcext:value-type="float">
            <text:p>6.623683</text:p>
          </table:table-cell>
          <table:table-cell office:value-type="float" office:value="0" calcext:value-type="float">
            <text:p>0</text:p>
          </table:table-cell>
          <table:table-cell office:value-type="float" office:value="0.000001969797" calcext:value-type="float">
            <text:p>1.969797E-06</text:p>
          </table:table-cell>
          <table:table-cell office:value-type="float" office:value="0" calcext:value-type="float">
            <text:p>0</text:p>
          </table:table-cell>
          <table:table-cell office:value-type="float" office:value="-0.003106914" calcext:value-type="float">
            <text:p>-0.003106914</text:p>
          </table:table-cell>
          <table:table-cell office:value-type="float" office:value="-0.001005269" calcext:value-type="float">
            <text:p>-0.001005269</text:p>
          </table:table-cell>
          <table:table-cell office:value-type="float" office:value="0.0001396431" calcext:value-type="float">
            <text:p>0.0001396431</text:p>
          </table:table-cell>
          <table:table-cell office:value-type="float" office:value="0.000000001348277" calcext:value-type="float">
            <text:p>1.348277E-09</text:p>
          </table:table-cell>
          <table:table-cell office:value-type="float" office:value="12.2154" calcext:value-type="float">
            <text:p>12.2154</text:p>
          </table:table-cell>
          <table:table-cell office:value-type="float" office:value="0.3400342" calcext:value-type="float">
            <text:p>0.3400342</text:p>
          </table:table-cell>
          <table:table-cell office:value-type="float" office:value="0.1995744" calcext:value-type="float">
            <text:p>0.1995744</text:p>
          </table:table-cell>
          <table:table-cell office:value-type="float" office:value="0.1904352" calcext:value-type="float">
            <text:p>0.1904352</text:p>
          </table:table-cell>
          <table:table-cell office:value-type="float" office:value="0.07975113" calcext:value-type="float">
            <text:p>0.07975113</text:p>
          </table:table-cell>
          <table:table-cell office:value-type="float" office:value="0.07634687" calcext:value-type="float">
            <text:p>0.07634687</text:p>
          </table:table-cell>
          <table:table-cell office:value-type="float" office:value="0.03675744" calcext:value-type="float">
            <text:p>0.03675744</text:p>
          </table:table-cell>
          <table:table-cell office:value-type="float" office:value="0.03404652" calcext:value-type="float">
            <text:p>0.03404652</text:p>
          </table:table-cell>
          <table:table-cell office:value-type="float" office:value="0.03877107" calcext:value-type="float">
            <text:p>0.03877107</text:p>
          </table:table-cell>
          <table:table-cell office:value-type="float" office:value="0.02179627" calcext:value-type="float">
            <text:p>0.02179627</text:p>
          </table:table-cell>
          <table:table-cell office:value-type="float" office:value="0.02147104" calcext:value-type="float">
            <text:p>0.02147104</text:p>
          </table:table-cell>
          <table:table-cell office:value-type="float" office:value="0.02282441" calcext:value-type="float">
            <text:p>0.02282441</text:p>
          </table:table-cell>
          <table:table-cell office:value-type="float" office:value="0.05067971" calcext:value-type="float">
            <text:p>0.05067971</text:p>
          </table:table-cell>
          <table:table-cell office:value-type="float" office:value="0.004810859" calcext:value-type="float">
            <text:p>0.004810859</text:p>
          </table:table-cell>
          <table:table-cell office:value-type="float" office:value="0.003590468" calcext:value-type="float">
            <text:p>0.003590468</text:p>
          </table:table-cell>
          <table:table-cell office:value-type="float" office:value="0" calcext:value-type="float">
            <text:p>0</text:p>
          </table:table-cell>
          <table:table-cell office:value-type="float" office:value="20.11959" calcext:value-type="float">
            <text:p>20.11959</text:p>
          </table:table-cell>
          <table:table-cell office:value-type="float" office:value="7.456756" calcext:value-type="float">
            <text:p>7.456756</text:p>
          </table:table-cell>
          <table:table-cell office:value-type="float" office:value="7.049245" calcext:value-type="float">
            <text:p>7.049245</text:p>
          </table:table-cell>
          <table:table-cell office:value-type="float" office:value="6.398447" calcext:value-type="float">
            <text:p>6.398447</text:p>
          </table:table-cell>
          <table:table-cell office:value-type="float" office:value="4.778836" calcext:value-type="float">
            <text:p>4.778836</text:p>
          </table:table-cell>
          <table:table-cell office:value-type="float" office:value="1.687654" calcext:value-type="float">
            <text:p>1.687654</text:p>
          </table:table-cell>
          <table:table-cell office:value-type="float" office:value="0.5790721" calcext:value-type="float">
            <text:p>0.5790721</text:p>
          </table:table-cell>
          <table:table-cell office:value-type="float" office:value="0.9059389" calcext:value-type="float">
            <text:p>0.9059389</text:p>
          </table:table-cell>
          <table:table-cell office:value-type="float" office:value="1.632991" calcext:value-type="float">
            <text:p>1.632991</text:p>
          </table:table-cell>
          <table:table-cell office:value-type="float" office:value="4.905709" calcext:value-type="float">
            <text:p>4.905709</text:p>
          </table:table-cell>
          <table:table-cell office:value-type="float" office:value="0.6897864" calcext:value-type="float">
            <text:p>0.6897864</text:p>
          </table:table-cell>
          <table:table-cell office:value-type="float" office:value="0.3037916" calcext:value-type="float">
            <text:p>0.3037916</text:p>
          </table:table-cell>
          <table:table-cell office:value-type="float" office:value="0.3702173" calcext:value-type="float">
            <text:p>0.3702173</text:p>
          </table:table-cell>
          <table:table-cell office:value-type="float" office:value="0.3787383" calcext:value-type="float">
            <text:p>0.3787383</text:p>
          </table:table-cell>
          <table:table-cell office:value-type="float" office:value="0" calcext:value-type="float">
            <text:p>0</text:p>
          </table:table-cell>
          <table:table-cell office:value-type="float" office:value="677.9951" calcext:value-type="float">
            <text:p>677.9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41204" calcext:value-type="float">
            <text:p>-0.000141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35.54723" calcext:value-type="float">
            <text:p>35.54723</text:p>
          </table:table-cell>
          <table:table-cell office:value-type="float" office:value="1073.964" calcext:value-type="float">
            <text:p>1073.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16495" calcext:value-type="float">
            <text:p>0.2616495</text:p>
          </table:table-cell>
          <table:table-cell office:value-type="float" office:value="6.633695" calcext:value-type="float">
            <text:p>6.633695</text:p>
          </table:table-cell>
          <table:table-cell office:value-type="float" office:value="0" calcext:value-type="float">
            <text:p>0</text:p>
          </table:table-cell>
          <table:table-cell office:value-type="float" office:value="0.000002053616" calcext:value-type="float">
            <text:p>2.053616E-06</text:p>
          </table:table-cell>
          <table:table-cell office:value-type="float" office:value="0" calcext:value-type="float">
            <text:p>0</text:p>
          </table:table-cell>
          <table:table-cell office:value-type="float" office:value="-0.003100226" calcext:value-type="float">
            <text:p>-0.003100226</text:p>
          </table:table-cell>
          <table:table-cell office:value-type="float" office:value="-0.001043721" calcext:value-type="float">
            <text:p>-0.001043721</text:p>
          </table:table-cell>
          <table:table-cell office:value-type="float" office:value="0.0001531134" calcext:value-type="float">
            <text:p>0.0001531134</text:p>
          </table:table-cell>
          <table:table-cell office:value-type="float" office:value="0.000000001382165" calcext:value-type="float">
            <text:p>1.382165E-09</text:p>
          </table:table-cell>
          <table:table-cell office:value-type="float" office:value="12.23459" calcext:value-type="float">
            <text:p>12.23459</text:p>
          </table:table-cell>
          <table:table-cell office:value-type="float" office:value="0.3258677" calcext:value-type="float">
            <text:p>0.3258677</text:p>
          </table:table-cell>
          <table:table-cell office:value-type="float" office:value="0.2006713" calcext:value-type="float">
            <text:p>0.2006713</text:p>
          </table:table-cell>
          <table:table-cell office:value-type="float" office:value="0.1910474" calcext:value-type="float">
            <text:p>0.1910474</text:p>
          </table:table-cell>
          <table:table-cell office:value-type="float" office:value="0.07962979" calcext:value-type="float">
            <text:p>0.07962979</text:p>
          </table:table-cell>
          <table:table-cell office:value-type="float" office:value="0.07638434" calcext:value-type="float">
            <text:p>0.07638434</text:p>
          </table:table-cell>
          <table:table-cell office:value-type="float" office:value="0.03683648" calcext:value-type="float">
            <text:p>0.03683648</text:p>
          </table:table-cell>
          <table:table-cell office:value-type="float" office:value="0.03428136" calcext:value-type="float">
            <text:p>0.03428136</text:p>
          </table:table-cell>
          <table:table-cell office:value-type="float" office:value="0.03880938" calcext:value-type="float">
            <text:p>0.03880938</text:p>
          </table:table-cell>
          <table:table-cell office:value-type="float" office:value="0.02182164" calcext:value-type="float">
            <text:p>0.02182164</text:p>
          </table:table-cell>
          <table:table-cell office:value-type="float" office:value="0.02149672" calcext:value-type="float">
            <text:p>0.02149672</text:p>
          </table:table-cell>
          <table:table-cell office:value-type="float" office:value="0.02284574" calcext:value-type="float">
            <text:p>0.02284574</text:p>
          </table:table-cell>
          <table:table-cell office:value-type="float" office:value="0.05053408" calcext:value-type="float">
            <text:p>0.05053408</text:p>
          </table:table-cell>
          <table:table-cell office:value-type="float" office:value="0.004811945" calcext:value-type="float">
            <text:p>0.004811945</text:p>
          </table:table-cell>
          <table:table-cell office:value-type="float" office:value="0.003589911" calcext:value-type="float">
            <text:p>0.003589911</text:p>
          </table:table-cell>
          <table:table-cell office:value-type="float" office:value="0" calcext:value-type="float">
            <text:p>0</text:p>
          </table:table-cell>
          <table:table-cell office:value-type="float" office:value="21.79773" calcext:value-type="float">
            <text:p>21.79773</text:p>
          </table:table-cell>
          <table:table-cell office:value-type="float" office:value="7.704417" calcext:value-type="float">
            <text:p>7.704417</text:p>
          </table:table-cell>
          <table:table-cell office:value-type="float" office:value="7.076572" calcext:value-type="float">
            <text:p>7.076572</text:p>
          </table:table-cell>
          <table:table-cell office:value-type="float" office:value="6.308979" calcext:value-type="float">
            <text:p>6.308979</text:p>
          </table:table-cell>
          <table:table-cell office:value-type="float" office:value="4.652491" calcext:value-type="float">
            <text:p>4.652491</text:p>
          </table:table-cell>
          <table:table-cell office:value-type="float" office:value="1.67084" calcext:value-type="float">
            <text:p>1.67084</text:p>
          </table:table-cell>
          <table:table-cell office:value-type="float" office:value="0.5873753" calcext:value-type="float">
            <text:p>0.5873753</text:p>
          </table:table-cell>
          <table:table-cell office:value-type="float" office:value="0.9044744" calcext:value-type="float">
            <text:p>0.9044744</text:p>
          </table:table-cell>
          <table:table-cell office:value-type="float" office:value="1.637158" calcext:value-type="float">
            <text:p>1.637158</text:p>
          </table:table-cell>
          <table:table-cell office:value-type="float" office:value="4.905143" calcext:value-type="float">
            <text:p>4.905143</text:p>
          </table:table-cell>
          <table:table-cell office:value-type="float" office:value="0.6896987" calcext:value-type="float">
            <text:p>0.6896987</text:p>
          </table:table-cell>
          <table:table-cell office:value-type="float" office:value="0.3054142" calcext:value-type="float">
            <text:p>0.3054142</text:p>
          </table:table-cell>
          <table:table-cell office:value-type="float" office:value="0.369823" calcext:value-type="float">
            <text:p>0.369823</text:p>
          </table:table-cell>
          <table:table-cell office:value-type="float" office:value="0.3787461" calcext:value-type="float">
            <text:p>0.3787461</text:p>
          </table:table-cell>
          <table:table-cell office:value-type="float" office:value="0" calcext:value-type="float">
            <text:p>0</text:p>
          </table:table-cell>
          <table:table-cell office:value-type="float" office:value="686.0396" calcext:value-type="float">
            <text:p>686.0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477931" calcext:value-type="float">
            <text:p>-0.00014779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35.5344" calcext:value-type="float">
            <text:p>35.5344</text:p>
          </table:table-cell>
          <table:table-cell office:value-type="float" office:value="1073.966" calcext:value-type="float">
            <text:p>1073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25354" calcext:value-type="float">
            <text:p>0.2625354</text:p>
          </table:table-cell>
          <table:table-cell office:value-type="float" office:value="6.643651" calcext:value-type="float">
            <text:p>6.643651</text:p>
          </table:table-cell>
          <table:table-cell office:value-type="float" office:value="0" calcext:value-type="float">
            <text:p>0</text:p>
          </table:table-cell>
          <table:table-cell office:value-type="float" office:value="0.000002114103" calcext:value-type="float">
            <text:p>2.114103E-06</text:p>
          </table:table-cell>
          <table:table-cell office:value-type="float" office:value="0" calcext:value-type="float">
            <text:p>0</text:p>
          </table:table-cell>
          <table:table-cell office:value-type="float" office:value="-0.003095315" calcext:value-type="float">
            <text:p>-0.003095315</text:p>
          </table:table-cell>
          <table:table-cell office:value-type="float" office:value="-0.001079606" calcext:value-type="float">
            <text:p>-0.001079606</text:p>
          </table:table-cell>
          <table:table-cell office:value-type="float" office:value="0.0001659193" calcext:value-type="float">
            <text:p>0.0001659193</text:p>
          </table:table-cell>
          <table:table-cell office:value-type="float" office:value="0.000000001411657" calcext:value-type="float">
            <text:p>1.411657E-09</text:p>
          </table:table-cell>
          <table:table-cell office:value-type="float" office:value="12.2501" calcext:value-type="float">
            <text:p>12.2501</text:p>
          </table:table-cell>
          <table:table-cell office:value-type="float" office:value="0.3122302" calcext:value-type="float">
            <text:p>0.3122302</text:p>
          </table:table-cell>
          <table:table-cell office:value-type="float" office:value="0.2034185" calcext:value-type="float">
            <text:p>0.2034185</text:p>
          </table:table-cell>
          <table:table-cell office:value-type="float" office:value="0.1922944" calcext:value-type="float">
            <text:p>0.1922944</text:p>
          </table:table-cell>
          <table:table-cell office:value-type="float" office:value="0.07966375" calcext:value-type="float">
            <text:p>0.07966375</text:p>
          </table:table-cell>
          <table:table-cell office:value-type="float" office:value="0.07666839" calcext:value-type="float">
            <text:p>0.07666839</text:p>
          </table:table-cell>
          <table:table-cell office:value-type="float" office:value="0.03695317" calcext:value-type="float">
            <text:p>0.03695317</text:p>
          </table:table-cell>
          <table:table-cell office:value-type="float" office:value="0.03452865" calcext:value-type="float">
            <text:p>0.03452865</text:p>
          </table:table-cell>
          <table:table-cell office:value-type="float" office:value="0.0388467" calcext:value-type="float">
            <text:p>0.0388467</text:p>
          </table:table-cell>
          <table:table-cell office:value-type="float" office:value="0.02184748" calcext:value-type="float">
            <text:p>0.02184748</text:p>
          </table:table-cell>
          <table:table-cell office:value-type="float" office:value="0.02152241" calcext:value-type="float">
            <text:p>0.02152241</text:p>
          </table:table-cell>
          <table:table-cell office:value-type="float" office:value="0.0228668" calcext:value-type="float">
            <text:p>0.0228668</text:p>
          </table:table-cell>
          <table:table-cell office:value-type="float" office:value="0.05038812" calcext:value-type="float">
            <text:p>0.05038812</text:p>
          </table:table-cell>
          <table:table-cell office:value-type="float" office:value="0.004812828" calcext:value-type="float">
            <text:p>0.004812828</text:p>
          </table:table-cell>
          <table:table-cell office:value-type="float" office:value="0.003588958" calcext:value-type="float">
            <text:p>0.003588958</text:p>
          </table:table-cell>
          <table:table-cell office:value-type="float" office:value="0" calcext:value-type="float">
            <text:p>0</text:p>
          </table:table-cell>
          <table:table-cell office:value-type="float" office:value="22.41579" calcext:value-type="float">
            <text:p>22.41579</text:p>
          </table:table-cell>
          <table:table-cell office:value-type="float" office:value="8.051211" calcext:value-type="float">
            <text:p>8.051211</text:p>
          </table:table-cell>
          <table:table-cell office:value-type="float" office:value="7.053753" calcext:value-type="float">
            <text:p>7.053753</text:p>
          </table:table-cell>
          <table:table-cell office:value-type="float" office:value="6.224445" calcext:value-type="float">
            <text:p>6.224445</text:p>
          </table:table-cell>
          <table:table-cell office:value-type="float" office:value="4.56938" calcext:value-type="float">
            <text:p>4.56938</text:p>
          </table:table-cell>
          <table:table-cell office:value-type="float" office:value="1.65974" calcext:value-type="float">
            <text:p>1.65974</text:p>
          </table:table-cell>
          <table:table-cell office:value-type="float" office:value="0.595912" calcext:value-type="float">
            <text:p>0.595912</text:p>
          </table:table-cell>
          <table:table-cell office:value-type="float" office:value="0.9032378" calcext:value-type="float">
            <text:p>0.9032378</text:p>
          </table:table-cell>
          <table:table-cell office:value-type="float" office:value="1.641273" calcext:value-type="float">
            <text:p>1.641273</text:p>
          </table:table-cell>
          <table:table-cell office:value-type="float" office:value="4.904591" calcext:value-type="float">
            <text:p>4.904591</text:p>
          </table:table-cell>
          <table:table-cell office:value-type="float" office:value="0.6896281" calcext:value-type="float">
            <text:p>0.6896281</text:p>
          </table:table-cell>
          <table:table-cell office:value-type="float" office:value="0.3070033" calcext:value-type="float">
            <text:p>0.3070033</text:p>
          </table:table-cell>
          <table:table-cell office:value-type="float" office:value="0.3693745" calcext:value-type="float">
            <text:p>0.3693745</text:p>
          </table:table-cell>
          <table:table-cell office:value-type="float" office:value="0.3787594" calcext:value-type="float">
            <text:p>0.3787594</text:p>
          </table:table-cell>
          <table:table-cell office:value-type="float" office:value="0" calcext:value-type="float">
            <text:p>0</text:p>
          </table:table-cell>
          <table:table-cell office:value-type="float" office:value="690.1227" calcext:value-type="float">
            <text:p>690.1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539523" calcext:value-type="float">
            <text:p>-0.00015395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35.52164" calcext:value-type="float">
            <text:p>35.52164</text:p>
          </table:table-cell>
          <table:table-cell office:value-type="float" office:value="1073.967" calcext:value-type="float">
            <text:p>1073.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5903" calcext:value-type="float">
            <text:p>0.2635903</text:p>
          </table:table-cell>
          <table:table-cell office:value-type="float" office:value="6.653348" calcext:value-type="float">
            <text:p>6.653348</text:p>
          </table:table-cell>
          <table:table-cell office:value-type="float" office:value="0" calcext:value-type="float">
            <text:p>0</text:p>
          </table:table-cell>
          <table:table-cell office:value-type="float" office:value="0.000002150123" calcext:value-type="float">
            <text:p>2.150123E-06</text:p>
          </table:table-cell>
          <table:table-cell office:value-type="float" office:value="0" calcext:value-type="float">
            <text:p>0</text:p>
          </table:table-cell>
          <table:table-cell office:value-type="float" office:value="-0.003092328" calcext:value-type="float">
            <text:p>-0.003092328</text:p>
          </table:table-cell>
          <table:table-cell office:value-type="float" office:value="-0.001110364" calcext:value-type="float">
            <text:p>-0.001110364</text:p>
          </table:table-cell>
          <table:table-cell office:value-type="float" office:value="0.0001794762" calcext:value-type="float">
            <text:p>0.0001794762</text:p>
          </table:table-cell>
          <table:table-cell office:value-type="float" office:value="0.000000001436886" calcext:value-type="float">
            <text:p>1.436886E-09</text:p>
          </table:table-cell>
          <table:table-cell office:value-type="float" office:value="12.26509" calcext:value-type="float">
            <text:p>12.26509</text:p>
          </table:table-cell>
          <table:table-cell office:value-type="float" office:value="0.3066566" calcext:value-type="float">
            <text:p>0.3066566</text:p>
          </table:table-cell>
          <table:table-cell office:value-type="float" office:value="0.2048434" calcext:value-type="float">
            <text:p>0.2048434</text:p>
          </table:table-cell>
          <table:table-cell office:value-type="float" office:value="0.1928017" calcext:value-type="float">
            <text:p>0.1928017</text:p>
          </table:table-cell>
          <table:table-cell office:value-type="float" office:value="0.07969999" calcext:value-type="float">
            <text:p>0.07969999</text:p>
          </table:table-cell>
          <table:table-cell office:value-type="float" office:value="0.0768657" calcext:value-type="float">
            <text:p>0.0768657</text:p>
          </table:table-cell>
          <table:table-cell office:value-type="float" office:value="0.03705601" calcext:value-type="float">
            <text:p>0.03705601</text:p>
          </table:table-cell>
          <table:table-cell office:value-type="float" office:value="0.03475819" calcext:value-type="float">
            <text:p>0.03475819</text:p>
          </table:table-cell>
          <table:table-cell office:value-type="float" office:value="0.03888756" calcext:value-type="float">
            <text:p>0.03888756</text:p>
          </table:table-cell>
          <table:table-cell office:value-type="float" office:value="0.02187391" calcext:value-type="float">
            <text:p>0.02187391</text:p>
          </table:table-cell>
          <table:table-cell office:value-type="float" office:value="0.02154809" calcext:value-type="float">
            <text:p>0.02154809</text:p>
          </table:table-cell>
          <table:table-cell office:value-type="float" office:value="0.02288755" calcext:value-type="float">
            <text:p>0.02288755</text:p>
          </table:table-cell>
          <table:table-cell office:value-type="float" office:value="0.05024204" calcext:value-type="float">
            <text:p>0.05024204</text:p>
          </table:table-cell>
          <table:table-cell office:value-type="float" office:value="0.004813714" calcext:value-type="float">
            <text:p>0.004813714</text:p>
          </table:table-cell>
          <table:table-cell office:value-type="float" office:value="0.003588157" calcext:value-type="float">
            <text:p>0.003588157</text:p>
          </table:table-cell>
          <table:table-cell office:value-type="float" office:value="0" calcext:value-type="float">
            <text:p>0</text:p>
          </table:table-cell>
          <table:table-cell office:value-type="float" office:value="23.99153" calcext:value-type="float">
            <text:p>23.99153</text:p>
          </table:table-cell>
          <table:table-cell office:value-type="float" office:value="8.472966" calcext:value-type="float">
            <text:p>8.472966</text:p>
          </table:table-cell>
          <table:table-cell office:value-type="float" office:value="6.998009" calcext:value-type="float">
            <text:p>6.998009</text:p>
          </table:table-cell>
          <table:table-cell office:value-type="float" office:value="6.123882" calcext:value-type="float">
            <text:p>6.123882</text:p>
          </table:table-cell>
          <table:table-cell office:value-type="float" office:value="4.474089" calcext:value-type="float">
            <text:p>4.474089</text:p>
          </table:table-cell>
          <table:table-cell office:value-type="float" office:value="1.647423" calcext:value-type="float">
            <text:p>1.647423</text:p>
          </table:table-cell>
          <table:table-cell office:value-type="float" office:value="0.6030031" calcext:value-type="float">
            <text:p>0.6030031</text:p>
          </table:table-cell>
          <table:table-cell office:value-type="float" office:value="0.9025273" calcext:value-type="float">
            <text:p>0.9025273</text:p>
          </table:table-cell>
          <table:table-cell office:value-type="float" office:value="1.645339" calcext:value-type="float">
            <text:p>1.645339</text:p>
          </table:table-cell>
          <table:table-cell office:value-type="float" office:value="4.904023" calcext:value-type="float">
            <text:p>4.904023</text:p>
          </table:table-cell>
          <table:table-cell office:value-type="float" office:value="0.6895725" calcext:value-type="float">
            <text:p>0.6895725</text:p>
          </table:table-cell>
          <table:table-cell office:value-type="float" office:value="0.3085594" calcext:value-type="float">
            <text:p>0.3085594</text:p>
          </table:table-cell>
          <table:table-cell office:value-type="float" office:value="0.3689571" calcext:value-type="float">
            <text:p>0.3689571</text:p>
          </table:table-cell>
          <table:table-cell office:value-type="float" office:value="0.3787731" calcext:value-type="float">
            <text:p>0.3787731</text:p>
          </table:table-cell>
          <table:table-cell office:value-type="float" office:value="0" calcext:value-type="float">
            <text:p>0</text:p>
          </table:table-cell>
          <table:table-cell office:value-type="float" office:value="695.0958" calcext:value-type="float">
            <text:p>695.0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598892" calcext:value-type="float">
            <text:p>-0.00015988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35.50879" calcext:value-type="float">
            <text:p>35.50879</text:p>
          </table:table-cell>
          <table:table-cell office:value-type="float" office:value="1073.969" calcext:value-type="float">
            <text:p>1073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6128" calcext:value-type="float">
            <text:p>0.2646128</text:p>
          </table:table-cell>
          <table:table-cell office:value-type="float" office:value="6.663056" calcext:value-type="float">
            <text:p>6.663056</text:p>
          </table:table-cell>
          <table:table-cell office:value-type="float" office:value="0" calcext:value-type="float">
            <text:p>0</text:p>
          </table:table-cell>
          <table:table-cell office:value-type="float" office:value="0.000002187865" calcext:value-type="float">
            <text:p>2.187865E-06</text:p>
          </table:table-cell>
          <table:table-cell office:value-type="float" office:value="0" calcext:value-type="float">
            <text:p>0</text:p>
          </table:table-cell>
          <table:table-cell office:value-type="float" office:value="-0.003089143" calcext:value-type="float">
            <text:p>-0.003089143</text:p>
          </table:table-cell>
          <table:table-cell office:value-type="float" office:value="-0.001143633" calcext:value-type="float">
            <text:p>-0.001143633</text:p>
          </table:table-cell>
          <table:table-cell office:value-type="float" office:value="0.0001925537" calcext:value-type="float">
            <text:p>0.0001925537</text:p>
          </table:table-cell>
          <table:table-cell office:value-type="float" office:value="0.000000001458013" calcext:value-type="float">
            <text:p>1.458013E-09</text:p>
          </table:table-cell>
          <table:table-cell office:value-type="float" office:value="12.28032" calcext:value-type="float">
            <text:p>12.28032</text:p>
          </table:table-cell>
          <table:table-cell office:value-type="float" office:value="0.3028812" calcext:value-type="float">
            <text:p>0.3028812</text:p>
          </table:table-cell>
          <table:table-cell office:value-type="float" office:value="0.2051954" calcext:value-type="float">
            <text:p>0.2051954</text:p>
          </table:table-cell>
          <table:table-cell office:value-type="float" office:value="0.1928716" calcext:value-type="float">
            <text:p>0.1928716</text:p>
          </table:table-cell>
          <table:table-cell office:value-type="float" office:value="0.0795593" calcext:value-type="float">
            <text:p>0.0795593</text:p>
          </table:table-cell>
          <table:table-cell office:value-type="float" office:value="0.076857" calcext:value-type="float">
            <text:p>0.076857</text:p>
          </table:table-cell>
          <table:table-cell office:value-type="float" office:value="0.03711458" calcext:value-type="float">
            <text:p>0.03711458</text:p>
          </table:table-cell>
          <table:table-cell office:value-type="float" office:value="0.03493156" calcext:value-type="float">
            <text:p>0.03493156</text:p>
          </table:table-cell>
          <table:table-cell office:value-type="float" office:value="0.03892734" calcext:value-type="float">
            <text:p>0.03892734</text:p>
          </table:table-cell>
          <table:table-cell office:value-type="float" office:value="0.02190117" calcext:value-type="float">
            <text:p>0.02190117</text:p>
          </table:table-cell>
          <table:table-cell office:value-type="float" office:value="0.0215738" calcext:value-type="float">
            <text:p>0.0215738</text:p>
          </table:table-cell>
          <table:table-cell office:value-type="float" office:value="0.02290796" calcext:value-type="float">
            <text:p>0.02290796</text:p>
          </table:table-cell>
          <table:table-cell office:value-type="float" office:value="0.05009564" calcext:value-type="float">
            <text:p>0.05009564</text:p>
          </table:table-cell>
          <table:table-cell office:value-type="float" office:value="0.004814537" calcext:value-type="float">
            <text:p>0.004814537</text:p>
          </table:table-cell>
          <table:table-cell office:value-type="float" office:value="0.003587307" calcext:value-type="float">
            <text:p>0.003587307</text:p>
          </table:table-cell>
          <table:table-cell office:value-type="float" office:value="0" calcext:value-type="float">
            <text:p>0</text:p>
          </table:table-cell>
          <table:table-cell office:value-type="float" office:value="24.92178" calcext:value-type="float">
            <text:p>24.92178</text:p>
          </table:table-cell>
          <table:table-cell office:value-type="float" office:value="8.848455" calcext:value-type="float">
            <text:p>8.848455</text:p>
          </table:table-cell>
          <table:table-cell office:value-type="float" office:value="6.963679" calcext:value-type="float">
            <text:p>6.963679</text:p>
          </table:table-cell>
          <table:table-cell office:value-type="float" office:value="6.020021" calcext:value-type="float">
            <text:p>6.020021</text:p>
          </table:table-cell>
          <table:table-cell office:value-type="float" office:value="4.382092" calcext:value-type="float">
            <text:p>4.382092</text:p>
          </table:table-cell>
          <table:table-cell office:value-type="float" office:value="1.635229" calcext:value-type="float">
            <text:p>1.635229</text:p>
          </table:table-cell>
          <table:table-cell office:value-type="float" office:value="0.6102142" calcext:value-type="float">
            <text:p>0.6102142</text:p>
          </table:table-cell>
          <table:table-cell office:value-type="float" office:value="0.9016731" calcext:value-type="float">
            <text:p>0.9016731</text:p>
          </table:table-cell>
          <table:table-cell office:value-type="float" office:value="1.649357" calcext:value-type="float">
            <text:p>1.649357</text:p>
          </table:table-cell>
          <table:table-cell office:value-type="float" office:value="4.903441" calcext:value-type="float">
            <text:p>4.903441</text:p>
          </table:table-cell>
          <table:table-cell office:value-type="float" office:value="0.6895294" calcext:value-type="float">
            <text:p>0.6895294</text:p>
          </table:table-cell>
          <table:table-cell office:value-type="float" office:value="0.3100857" calcext:value-type="float">
            <text:p>0.3100857</text:p>
          </table:table-cell>
          <table:table-cell office:value-type="float" office:value="0.3685381" calcext:value-type="float">
            <text:p>0.3685381</text:p>
          </table:table-cell>
          <table:table-cell office:value-type="float" office:value="0.3787892" calcext:value-type="float">
            <text:p>0.3787892</text:p>
          </table:table-cell>
          <table:table-cell office:value-type="float" office:value="0" calcext:value-type="float">
            <text:p>0</text:p>
          </table:table-cell>
          <table:table-cell office:value-type="float" office:value="700.3004" calcext:value-type="float">
            <text:p>700.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657435" calcext:value-type="float">
            <text:p>-0.00016574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35.49585" calcext:value-type="float">
            <text:p>35.49585</text:p>
          </table:table-cell>
          <table:table-cell office:value-type="float" office:value="1073.971" calcext:value-type="float">
            <text:p>1073.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61847" calcext:value-type="float">
            <text:p>0.2661847</text:p>
          </table:table-cell>
          <table:table-cell office:value-type="float" office:value="6.67173" calcext:value-type="float">
            <text:p>6.67173</text:p>
          </table:table-cell>
          <table:table-cell office:value-type="float" office:value="0" calcext:value-type="float">
            <text:p>0</text:p>
          </table:table-cell>
          <table:table-cell office:value-type="float" office:value="0.000002407013" calcext:value-type="float">
            <text:p>2.407013E-06</text:p>
          </table:table-cell>
          <table:table-cell office:value-type="float" office:value="0" calcext:value-type="float">
            <text:p>0</text:p>
          </table:table-cell>
          <table:table-cell office:value-type="float" office:value="-0.00307061" calcext:value-type="float">
            <text:p>-0.00307061</text:p>
          </table:table-cell>
          <table:table-cell office:value-type="float" office:value="-0.001185791" calcext:value-type="float">
            <text:p>-0.001185791</text:p>
          </table:table-cell>
          <table:table-cell office:value-type="float" office:value="0.0002038199" calcext:value-type="float">
            <text:p>0.0002038199</text:p>
          </table:table-cell>
          <table:table-cell office:value-type="float" office:value="0.000000001475197" calcext:value-type="float">
            <text:p>1.475197E-09</text:p>
          </table:table-cell>
          <table:table-cell office:value-type="float" office:value="12.30486" calcext:value-type="float">
            <text:p>12.30486</text:p>
          </table:table-cell>
          <table:table-cell office:value-type="float" office:value="0.3026279" calcext:value-type="float">
            <text:p>0.3026279</text:p>
          </table:table-cell>
          <table:table-cell office:value-type="float" office:value="0.2037828" calcext:value-type="float">
            <text:p>0.2037828</text:p>
          </table:table-cell>
          <table:table-cell office:value-type="float" office:value="0.1930408" calcext:value-type="float">
            <text:p>0.1930408</text:p>
          </table:table-cell>
          <table:table-cell office:value-type="float" office:value="0.07931346" calcext:value-type="float">
            <text:p>0.07931346</text:p>
          </table:table-cell>
          <table:table-cell office:value-type="float" office:value="0.07687953" calcext:value-type="float">
            <text:p>0.07687953</text:p>
          </table:table-cell>
          <table:table-cell office:value-type="float" office:value="0.03744081" calcext:value-type="float">
            <text:p>0.03744081</text:p>
          </table:table-cell>
          <table:table-cell office:value-type="float" office:value="0.03435394" calcext:value-type="float">
            <text:p>0.03435394</text:p>
          </table:table-cell>
          <table:table-cell office:value-type="float" office:value="0.03907665" calcext:value-type="float">
            <text:p>0.03907665</text:p>
          </table:table-cell>
          <table:table-cell office:value-type="float" office:value="0.02192935" calcext:value-type="float">
            <text:p>0.02192935</text:p>
          </table:table-cell>
          <table:table-cell office:value-type="float" office:value="0.02159964" calcext:value-type="float">
            <text:p>0.02159964</text:p>
          </table:table-cell>
          <table:table-cell office:value-type="float" office:value="0.02292809" calcext:value-type="float">
            <text:p>0.02292809</text:p>
          </table:table-cell>
          <table:table-cell office:value-type="float" office:value="0.04994922" calcext:value-type="float">
            <text:p>0.04994922</text:p>
          </table:table-cell>
          <table:table-cell office:value-type="float" office:value="0.004815491" calcext:value-type="float">
            <text:p>0.004815491</text:p>
          </table:table-cell>
          <table:table-cell office:value-type="float" office:value="0.003587013" calcext:value-type="float">
            <text:p>0.003587013</text:p>
          </table:table-cell>
          <table:table-cell office:value-type="float" office:value="0" calcext:value-type="float">
            <text:p>0</text:p>
          </table:table-cell>
          <table:table-cell office:value-type="float" office:value="16.24576" calcext:value-type="float">
            <text:p>16.24576</text:p>
          </table:table-cell>
          <table:table-cell office:value-type="float" office:value="9.160523" calcext:value-type="float">
            <text:p>9.160523</text:p>
          </table:table-cell>
          <table:table-cell office:value-type="float" office:value="6.997992" calcext:value-type="float">
            <text:p>6.997992</text:p>
          </table:table-cell>
          <table:table-cell office:value-type="float" office:value="5.939712" calcext:value-type="float">
            <text:p>5.939712</text:p>
          </table:table-cell>
          <table:table-cell office:value-type="float" office:value="4.320473" calcext:value-type="float">
            <text:p>4.320473</text:p>
          </table:table-cell>
          <table:table-cell office:value-type="float" office:value="1.629997" calcext:value-type="float">
            <text:p>1.629997</text:p>
          </table:table-cell>
          <table:table-cell office:value-type="float" office:value="0.5854638" calcext:value-type="float">
            <text:p>0.5854638</text:p>
          </table:table-cell>
          <table:table-cell office:value-type="float" office:value="0.9058049" calcext:value-type="float">
            <text:p>0.9058049</text:p>
          </table:table-cell>
          <table:table-cell office:value-type="float" office:value="1.653421" calcext:value-type="float">
            <text:p>1.653421</text:p>
          </table:table-cell>
          <table:table-cell office:value-type="float" office:value="4.902807" calcext:value-type="float">
            <text:p>4.902807</text:p>
          </table:table-cell>
          <table:table-cell office:value-type="float" office:value="0.6894975" calcext:value-type="float">
            <text:p>0.6894975</text:p>
          </table:table-cell>
          <table:table-cell office:value-type="float" office:value="0.3115857" calcext:value-type="float">
            <text:p>0.3115857</text:p>
          </table:table-cell>
          <table:table-cell office:value-type="float" office:value="0.3682028" calcext:value-type="float">
            <text:p>0.3682028</text:p>
          </table:table-cell>
          <table:table-cell office:value-type="float" office:value="0.3788036" calcext:value-type="float">
            <text:p>0.3788036</text:p>
          </table:table-cell>
          <table:table-cell office:value-type="float" office:value="0" calcext:value-type="float">
            <text:p>0</text:p>
          </table:table-cell>
          <table:table-cell office:value-type="float" office:value="708.6265" calcext:value-type="float">
            <text:p>708.6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16592" calcext:value-type="float">
            <text:p>-0.00017165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35.48273" calcext:value-type="float">
            <text:p>35.48273</text:p>
          </table:table-cell>
          <table:table-cell office:value-type="float" office:value="1073.973" calcext:value-type="float">
            <text:p>1073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81659" calcext:value-type="float">
            <text:p>0.2681659</text:p>
          </table:table-cell>
          <table:table-cell office:value-type="float" office:value="6.679832" calcext:value-type="float">
            <text:p>6.679832</text:p>
          </table:table-cell>
          <table:table-cell office:value-type="float" office:value="0" calcext:value-type="float">
            <text:p>0</text:p>
          </table:table-cell>
          <table:table-cell office:value-type="float" office:value="0.00000260827" calcext:value-type="float">
            <text:p>2.60827E-06</text:p>
          </table:table-cell>
          <table:table-cell office:value-type="float" office:value="0" calcext:value-type="float">
            <text:p>0</text:p>
          </table:table-cell>
          <table:table-cell office:value-type="float" office:value="-0.003055074" calcext:value-type="float">
            <text:p>-0.003055074</text:p>
          </table:table-cell>
          <table:table-cell office:value-type="float" office:value="-0.001234959" calcext:value-type="float">
            <text:p>-0.001234959</text:p>
          </table:table-cell>
          <table:table-cell office:value-type="float" office:value="0.0002142908" calcext:value-type="float">
            <text:p>0.0002142908</text:p>
          </table:table-cell>
          <table:table-cell office:value-type="float" office:value="0.000000001488526" calcext:value-type="float">
            <text:p>1.488526E-09</text:p>
          </table:table-cell>
          <table:table-cell office:value-type="float" office:value="12.33514" calcext:value-type="float">
            <text:p>12.33514</text:p>
          </table:table-cell>
          <table:table-cell office:value-type="float" office:value="0.3250258" calcext:value-type="float">
            <text:p>0.3250258</text:p>
          </table:table-cell>
          <table:table-cell office:value-type="float" office:value="0.2017728" calcext:value-type="float">
            <text:p>0.2017728</text:p>
          </table:table-cell>
          <table:table-cell office:value-type="float" office:value="0.1934437" calcext:value-type="float">
            <text:p>0.1934437</text:p>
          </table:table-cell>
          <table:table-cell office:value-type="float" office:value="0.07952183" calcext:value-type="float">
            <text:p>0.07952183</text:p>
          </table:table-cell>
          <table:table-cell office:value-type="float" office:value="0.07702713" calcext:value-type="float">
            <text:p>0.07702713</text:p>
          </table:table-cell>
          <table:table-cell office:value-type="float" office:value="0.03774043" calcext:value-type="float">
            <text:p>0.03774043</text:p>
          </table:table-cell>
          <table:table-cell office:value-type="float" office:value="0.03345373" calcext:value-type="float">
            <text:p>0.03345373</text:p>
          </table:table-cell>
          <table:table-cell office:value-type="float" office:value="0.03927608" calcext:value-type="float">
            <text:p>0.03927608</text:p>
          </table:table-cell>
          <table:table-cell office:value-type="float" office:value="0.02195947" calcext:value-type="float">
            <text:p>0.02195947</text:p>
          </table:table-cell>
          <table:table-cell office:value-type="float" office:value="0.0216252" calcext:value-type="float">
            <text:p>0.0216252</text:p>
          </table:table-cell>
          <table:table-cell office:value-type="float" office:value="0.02294773" calcext:value-type="float">
            <text:p>0.02294773</text:p>
          </table:table-cell>
          <table:table-cell office:value-type="float" office:value="0.04980285" calcext:value-type="float">
            <text:p>0.04980285</text:p>
          </table:table-cell>
          <table:table-cell office:value-type="float" office:value="0.004816405" calcext:value-type="float">
            <text:p>0.004816405</text:p>
          </table:table-cell>
          <table:table-cell office:value-type="float" office:value="0.003586669" calcext:value-type="float">
            <text:p>0.003586669</text:p>
          </table:table-cell>
          <table:table-cell office:value-type="float" office:value="0" calcext:value-type="float">
            <text:p>0</text:p>
          </table:table-cell>
          <table:table-cell office:value-type="float" office:value="17.92169" calcext:value-type="float">
            <text:p>17.92169</text:p>
          </table:table-cell>
          <table:table-cell office:value-type="float" office:value="9.019077" calcext:value-type="float">
            <text:p>9.019077</text:p>
          </table:table-cell>
          <table:table-cell office:value-type="float" office:value="7.115875" calcext:value-type="float">
            <text:p>7.115875</text:p>
          </table:table-cell>
          <table:table-cell office:value-type="float" office:value="5.928071" calcext:value-type="float">
            <text:p>5.928071</text:p>
          </table:table-cell>
          <table:table-cell office:value-type="float" office:value="4.225775" calcext:value-type="float">
            <text:p>4.225775</text:p>
          </table:table-cell>
          <table:table-cell office:value-type="float" office:value="1.604471" calcext:value-type="float">
            <text:p>1.604471</text:p>
          </table:table-cell>
          <table:table-cell office:value-type="float" office:value="0.5438154" calcext:value-type="float">
            <text:p>0.5438154</text:p>
          </table:table-cell>
          <table:table-cell office:value-type="float" office:value="0.9124291" calcext:value-type="float">
            <text:p>0.9124291</text:p>
          </table:table-cell>
          <table:table-cell office:value-type="float" office:value="1.658139" calcext:value-type="float">
            <text:p>1.658139</text:p>
          </table:table-cell>
          <table:table-cell office:value-type="float" office:value="4.901664" calcext:value-type="float">
            <text:p>4.901664</text:p>
          </table:table-cell>
          <table:table-cell office:value-type="float" office:value="0.6894742" calcext:value-type="float">
            <text:p>0.6894742</text:p>
          </table:table-cell>
          <table:table-cell office:value-type="float" office:value="0.3130628" calcext:value-type="float">
            <text:p>0.3130628</text:p>
          </table:table-cell>
          <table:table-cell office:value-type="float" office:value="0.3678783" calcext:value-type="float">
            <text:p>0.3678783</text:p>
          </table:table-cell>
          <table:table-cell office:value-type="float" office:value="0.3788038" calcext:value-type="float">
            <text:p>0.3788038</text:p>
          </table:table-cell>
          <table:table-cell office:value-type="float" office:value="0" calcext:value-type="float">
            <text:p>0</text:p>
          </table:table-cell>
          <table:table-cell office:value-type="float" office:value="718.0618" calcext:value-type="float">
            <text:p>718.0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776697" calcext:value-type="float">
            <text:p>-0.00017766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35.4702" calcext:value-type="float">
            <text:p>35.4702</text:p>
          </table:table-cell>
          <table:table-cell office:value-type="float" office:value="1073.975" calcext:value-type="float">
            <text:p>1073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94067" calcext:value-type="float">
            <text:p>0.2694067</text:p>
          </table:table-cell>
          <table:table-cell office:value-type="float" office:value="6.688827" calcext:value-type="float">
            <text:p>6.688827</text:p>
          </table:table-cell>
          <table:table-cell office:value-type="float" office:value="0" calcext:value-type="float">
            <text:p>0</text:p>
          </table:table-cell>
          <table:table-cell office:value-type="float" office:value="0.000002688487" calcext:value-type="float">
            <text:p>2.688487E-06</text:p>
          </table:table-cell>
          <table:table-cell office:value-type="float" office:value="0" calcext:value-type="float">
            <text:p>0</text:p>
          </table:table-cell>
          <table:table-cell office:value-type="float" office:value="-0.003070888" calcext:value-type="float">
            <text:p>-0.003070888</text:p>
          </table:table-cell>
          <table:table-cell office:value-type="float" office:value="-0.00127372" calcext:value-type="float">
            <text:p>-0.00127372</text:p>
          </table:table-cell>
          <table:table-cell office:value-type="float" office:value="0.0002238795" calcext:value-type="float">
            <text:p>0.0002238795</text:p>
          </table:table-cell>
          <table:table-cell office:value-type="float" office:value="0.000000001498743" calcext:value-type="float">
            <text:p>1.498743E-09</text:p>
          </table:table-cell>
          <table:table-cell office:value-type="float" office:value="12.35416" calcext:value-type="float">
            <text:p>12.35416</text:p>
          </table:table-cell>
          <table:table-cell office:value-type="float" office:value="0.3298092" calcext:value-type="float">
            <text:p>0.3298092</text:p>
          </table:table-cell>
          <table:table-cell office:value-type="float" office:value="0.2016556" calcext:value-type="float">
            <text:p>0.2016556</text:p>
          </table:table-cell>
          <table:table-cell office:value-type="float" office:value="0.1928082" calcext:value-type="float">
            <text:p>0.1928082</text:p>
          </table:table-cell>
          <table:table-cell office:value-type="float" office:value="0.07972907" calcext:value-type="float">
            <text:p>0.07972907</text:p>
          </table:table-cell>
          <table:table-cell office:value-type="float" office:value="0.07705289" calcext:value-type="float">
            <text:p>0.07705289</text:p>
          </table:table-cell>
          <table:table-cell office:value-type="float" office:value="0.03776654" calcext:value-type="float">
            <text:p>0.03776654</text:p>
          </table:table-cell>
          <table:table-cell office:value-type="float" office:value="0.03347822" calcext:value-type="float">
            <text:p>0.03347822</text:p>
          </table:table-cell>
          <table:table-cell office:value-type="float" office:value="0.03933432" calcext:value-type="float">
            <text:p>0.03933432</text:p>
          </table:table-cell>
          <table:table-cell office:value-type="float" office:value="0.02198961" calcext:value-type="float">
            <text:p>0.02198961</text:p>
          </table:table-cell>
          <table:table-cell office:value-type="float" office:value="0.02165091" calcext:value-type="float">
            <text:p>0.02165091</text:p>
          </table:table-cell>
          <table:table-cell office:value-type="float" office:value="0.02296683" calcext:value-type="float">
            <text:p>0.02296683</text:p>
          </table:table-cell>
          <table:table-cell office:value-type="float" office:value="0.04965678" calcext:value-type="float">
            <text:p>0.04965678</text:p>
          </table:table-cell>
          <table:table-cell office:value-type="float" office:value="0.004830623" calcext:value-type="float">
            <text:p>0.004830623</text:p>
          </table:table-cell>
          <table:table-cell office:value-type="float" office:value="0.003571367" calcext:value-type="float">
            <text:p>0.003571367</text:p>
          </table:table-cell>
          <table:table-cell office:value-type="float" office:value="0" calcext:value-type="float">
            <text:p>0</text:p>
          </table:table-cell>
          <table:table-cell office:value-type="float" office:value="21.96507" calcext:value-type="float">
            <text:p>21.96507</text:p>
          </table:table-cell>
          <table:table-cell office:value-type="float" office:value="9.140692" calcext:value-type="float">
            <text:p>9.140692</text:p>
          </table:table-cell>
          <table:table-cell office:value-type="float" office:value="7.051584" calcext:value-type="float">
            <text:p>7.051584</text:p>
          </table:table-cell>
          <table:table-cell office:value-type="float" office:value="5.86172" calcext:value-type="float">
            <text:p>5.86172</text:p>
          </table:table-cell>
          <table:table-cell office:value-type="float" office:value="4.10212" calcext:value-type="float">
            <text:p>4.10212</text:p>
          </table:table-cell>
          <table:table-cell office:value-type="float" office:value="1.575086" calcext:value-type="float">
            <text:p>1.575086</text:p>
          </table:table-cell>
          <table:table-cell office:value-type="float" office:value="0.5370219" calcext:value-type="float">
            <text:p>0.5370219</text:p>
          </table:table-cell>
          <table:table-cell office:value-type="float" office:value="0.9133121" calcext:value-type="float">
            <text:p>0.9133121</text:p>
          </table:table-cell>
          <table:table-cell office:value-type="float" office:value="1.662784" calcext:value-type="float">
            <text:p>1.662784</text:p>
          </table:table-cell>
          <table:table-cell office:value-type="float" office:value="4.900531" calcext:value-type="float">
            <text:p>4.900531</text:p>
          </table:table-cell>
          <table:table-cell office:value-type="float" office:value="0.6894578" calcext:value-type="float">
            <text:p>0.6894578</text:p>
          </table:table-cell>
          <table:table-cell office:value-type="float" office:value="0.3145278" calcext:value-type="float">
            <text:p>0.3145278</text:p>
          </table:table-cell>
          <table:table-cell office:value-type="float" office:value="0.3749813" calcext:value-type="float">
            <text:p>0.3749813</text:p>
          </table:table-cell>
          <table:table-cell office:value-type="float" office:value="0.3712358" calcext:value-type="float">
            <text:p>0.3712358</text:p>
          </table:table-cell>
          <table:table-cell office:value-type="float" office:value="0" calcext:value-type="float">
            <text:p>0</text:p>
          </table:table-cell>
          <table:table-cell office:value-type="float" office:value="724.311" calcext:value-type="float">
            <text:p>724.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34362" calcext:value-type="float">
            <text:p>-0.00018343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35.45747" calcext:value-type="float">
            <text:p>35.45747</text:p>
          </table:table-cell>
          <table:table-cell office:value-type="float" office:value="1073.976" calcext:value-type="float">
            <text:p>1073.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2971" calcext:value-type="float">
            <text:p>0.2702971</text:p>
          </table:table-cell>
          <table:table-cell office:value-type="float" office:value="6.699354" calcext:value-type="float">
            <text:p>6.699354</text:p>
          </table:table-cell>
          <table:table-cell office:value-type="float" office:value="0" calcext:value-type="float">
            <text:p>0</text:p>
          </table:table-cell>
          <table:table-cell office:value-type="float" office:value="0.000002742399" calcext:value-type="float">
            <text:p>2.742399E-06</text:p>
          </table:table-cell>
          <table:table-cell office:value-type="float" office:value="0" calcext:value-type="float">
            <text:p>0</text:p>
          </table:table-cell>
          <table:table-cell office:value-type="float" office:value="-0.003921547" calcext:value-type="float">
            <text:p>-0.003921547</text:p>
          </table:table-cell>
          <table:table-cell office:value-type="float" office:value="-0.001308892" calcext:value-type="float">
            <text:p>-0.001308892</text:p>
          </table:table-cell>
          <table:table-cell office:value-type="float" office:value="0.0002317938" calcext:value-type="float">
            <text:p>0.0002317938</text:p>
          </table:table-cell>
          <table:table-cell office:value-type="float" office:value="0.000000001506406" calcext:value-type="float">
            <text:p>1.506406E-09</text:p>
          </table:table-cell>
          <table:table-cell office:value-type="float" office:value="12.36792" calcext:value-type="float">
            <text:p>12.36792</text:p>
          </table:table-cell>
          <table:table-cell office:value-type="float" office:value="0.3154527" calcext:value-type="float">
            <text:p>0.3154527</text:p>
          </table:table-cell>
          <table:table-cell office:value-type="float" office:value="0.2003756" calcext:value-type="float">
            <text:p>0.2003756</text:p>
          </table:table-cell>
          <table:table-cell office:value-type="float" office:value="0.1919861" calcext:value-type="float">
            <text:p>0.1919861</text:p>
          </table:table-cell>
          <table:table-cell office:value-type="float" office:value="0.07961238" calcext:value-type="float">
            <text:p>0.07961238</text:p>
          </table:table-cell>
          <table:table-cell office:value-type="float" office:value="0.0769407" calcext:value-type="float">
            <text:p>0.0769407</text:p>
          </table:table-cell>
          <table:table-cell office:value-type="float" office:value="0.03776233" calcext:value-type="float">
            <text:p>0.03776233</text:p>
          </table:table-cell>
          <table:table-cell office:value-type="float" office:value="0.03369477" calcext:value-type="float">
            <text:p>0.03369477</text:p>
          </table:table-cell>
          <table:table-cell office:value-type="float" office:value="0.03936888" calcext:value-type="float">
            <text:p>0.03936888</text:p>
          </table:table-cell>
          <table:table-cell office:value-type="float" office:value="0.02201986" calcext:value-type="float">
            <text:p>0.02201986</text:p>
          </table:table-cell>
          <table:table-cell office:value-type="float" office:value="0.02167783" calcext:value-type="float">
            <text:p>0.02167783</text:p>
          </table:table-cell>
          <table:table-cell office:value-type="float" office:value="0.02298425" calcext:value-type="float">
            <text:p>0.02298425</text:p>
          </table:table-cell>
          <table:table-cell office:value-type="float" office:value="0.04951043" calcext:value-type="float">
            <text:p>0.04951043</text:p>
          </table:table-cell>
          <table:table-cell office:value-type="float" office:value="0.004829071" calcext:value-type="float">
            <text:p>0.004829071</text:p>
          </table:table-cell>
          <table:table-cell office:value-type="float" office:value="0.003573857" calcext:value-type="float">
            <text:p>0.003573857</text:p>
          </table:table-cell>
          <table:table-cell office:value-type="float" office:value="0" calcext:value-type="float">
            <text:p>0</text:p>
          </table:table-cell>
          <table:table-cell office:value-type="float" office:value="24.86103" calcext:value-type="float">
            <text:p>24.86103</text:p>
          </table:table-cell>
          <table:table-cell office:value-type="float" office:value="9.551137" calcext:value-type="float">
            <text:p>9.551137</text:p>
          </table:table-cell>
          <table:table-cell office:value-type="float" office:value="7.001935" calcext:value-type="float">
            <text:p>7.001935</text:p>
          </table:table-cell>
          <table:table-cell office:value-type="float" office:value="5.727562" calcext:value-type="float">
            <text:p>5.727562</text:p>
          </table:table-cell>
          <table:table-cell office:value-type="float" office:value="3.984003" calcext:value-type="float">
            <text:p>3.984003</text:p>
          </table:table-cell>
          <table:table-cell office:value-type="float" office:value="1.552441" calcext:value-type="float">
            <text:p>1.552441</text:p>
          </table:table-cell>
          <table:table-cell office:value-type="float" office:value="0.5436119" calcext:value-type="float">
            <text:p>0.5436119</text:p>
          </table:table-cell>
          <table:table-cell office:value-type="float" office:value="0.9117613" calcext:value-type="float">
            <text:p>0.9117613</text:p>
          </table:table-cell>
          <table:table-cell office:value-type="float" office:value="1.667393" calcext:value-type="float">
            <text:p>1.667393</text:p>
          </table:table-cell>
          <table:table-cell office:value-type="float" office:value="4.899574" calcext:value-type="float">
            <text:p>4.899574</text:p>
          </table:table-cell>
          <table:table-cell office:value-type="float" office:value="0.6892039" calcext:value-type="float">
            <text:p>0.6892039</text:p>
          </table:table-cell>
          <table:table-cell office:value-type="float" office:value="0.3163691" calcext:value-type="float">
            <text:p>0.3163691</text:p>
          </table:table-cell>
          <table:table-cell office:value-type="float" office:value="0.3729528" calcext:value-type="float">
            <text:p>0.3729528</text:p>
          </table:table-cell>
          <table:table-cell office:value-type="float" office:value="0.3739751" calcext:value-type="float">
            <text:p>0.3739751</text:p>
          </table:table-cell>
          <table:table-cell office:value-type="float" office:value="0" calcext:value-type="float">
            <text:p>0</text:p>
          </table:table-cell>
          <table:table-cell office:value-type="float" office:value="729.9937" calcext:value-type="float">
            <text:p>729.9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889413" calcext:value-type="float">
            <text:p>-0.00018894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35.44419" calcext:value-type="float">
            <text:p>35.44419</text:p>
          </table:table-cell>
          <table:table-cell office:value-type="float" office:value="1073.978" calcext:value-type="float">
            <text:p>1073.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15183" calcext:value-type="float">
            <text:p>0.2715183</text:p>
          </table:table-cell>
          <table:table-cell office:value-type="float" office:value="6.709708" calcext:value-type="float">
            <text:p>6.709708</text:p>
          </table:table-cell>
          <table:table-cell office:value-type="float" office:value="0" calcext:value-type="float">
            <text:p>0</text:p>
          </table:table-cell>
          <table:table-cell office:value-type="float" office:value="0.000002814149" calcext:value-type="float">
            <text:p>2.814149E-06</text:p>
          </table:table-cell>
          <table:table-cell office:value-type="float" office:value="0" calcext:value-type="float">
            <text:p>0</text:p>
          </table:table-cell>
          <table:table-cell office:value-type="float" office:value="-0.004736369" calcext:value-type="float">
            <text:p>-0.004736369</text:p>
          </table:table-cell>
          <table:table-cell office:value-type="float" office:value="-0.001345856" calcext:value-type="float">
            <text:p>-0.001345856</text:p>
          </table:table-cell>
          <table:table-cell office:value-type="float" office:value="0.0002391359" calcext:value-type="float">
            <text:p>0.0002391359</text:p>
          </table:table-cell>
          <table:table-cell office:value-type="float" office:value="0.000000001511498" calcext:value-type="float">
            <text:p>1.511498E-09</text:p>
          </table:table-cell>
          <table:table-cell office:value-type="float" office:value="12.38426" calcext:value-type="float">
            <text:p>12.38426</text:p>
          </table:table-cell>
          <table:table-cell office:value-type="float" office:value="0.3072071" calcext:value-type="float">
            <text:p>0.3072071</text:p>
          </table:table-cell>
          <table:table-cell office:value-type="float" office:value="0.1990767" calcext:value-type="float">
            <text:p>0.1990767</text:p>
          </table:table-cell>
          <table:table-cell office:value-type="float" office:value="0.1909812" calcext:value-type="float">
            <text:p>0.1909812</text:p>
          </table:table-cell>
          <table:table-cell office:value-type="float" office:value="0.07924613" calcext:value-type="float">
            <text:p>0.07924613</text:p>
          </table:table-cell>
          <table:table-cell office:value-type="float" office:value="0.07657528" calcext:value-type="float">
            <text:p>0.07657528</text:p>
          </table:table-cell>
          <table:table-cell office:value-type="float" office:value="0.03772484" calcext:value-type="float">
            <text:p>0.03772484</text:p>
          </table:table-cell>
          <table:table-cell office:value-type="float" office:value="0.03389348" calcext:value-type="float">
            <text:p>0.03389348</text:p>
          </table:table-cell>
          <table:table-cell office:value-type="float" office:value="0.03939972" calcext:value-type="float">
            <text:p>0.03939972</text:p>
          </table:table-cell>
          <table:table-cell office:value-type="float" office:value="0.02205031" calcext:value-type="float">
            <text:p>0.02205031</text:p>
          </table:table-cell>
          <table:table-cell office:value-type="float" office:value="0.02170515" calcext:value-type="float">
            <text:p>0.02170515</text:p>
          </table:table-cell>
          <table:table-cell office:value-type="float" office:value="0.02300173" calcext:value-type="float">
            <text:p>0.02300173</text:p>
          </table:table-cell>
          <table:table-cell office:value-type="float" office:value="0.04936499" calcext:value-type="float">
            <text:p>0.04936499</text:p>
          </table:table-cell>
          <table:table-cell office:value-type="float" office:value="0.00482593" calcext:value-type="float">
            <text:p>0.00482593</text:p>
          </table:table-cell>
          <table:table-cell office:value-type="float" office:value="0.003577849" calcext:value-type="float">
            <text:p>0.003577849</text:p>
          </table:table-cell>
          <table:table-cell office:value-type="float" office:value="0" calcext:value-type="float">
            <text:p>0</text:p>
          </table:table-cell>
          <table:table-cell office:value-type="float" office:value="25.87233" calcext:value-type="float">
            <text:p>25.87233</text:p>
          </table:table-cell>
          <table:table-cell office:value-type="float" office:value="9.813937" calcext:value-type="float">
            <text:p>9.813937</text:p>
          </table:table-cell>
          <table:table-cell office:value-type="float" office:value="6.982935" calcext:value-type="float">
            <text:p>6.982935</text:p>
          </table:table-cell>
          <table:table-cell office:value-type="float" office:value="5.598943" calcext:value-type="float">
            <text:p>5.598943</text:p>
          </table:table-cell>
          <table:table-cell office:value-type="float" office:value="3.875037" calcext:value-type="float">
            <text:p>3.875037</text:p>
          </table:table-cell>
          <table:table-cell office:value-type="float" office:value="1.533464" calcext:value-type="float">
            <text:p>1.533464</text:p>
          </table:table-cell>
          <table:table-cell office:value-type="float" office:value="0.5521145" calcext:value-type="float">
            <text:p>0.5521145</text:p>
          </table:table-cell>
          <table:table-cell office:value-type="float" office:value="0.909865" calcext:value-type="float">
            <text:p>0.909865</text:p>
          </table:table-cell>
          <table:table-cell office:value-type="float" office:value="1.671946" calcext:value-type="float">
            <text:p>1.671946</text:p>
          </table:table-cell>
          <table:table-cell office:value-type="float" office:value="4.898667" calcext:value-type="float">
            <text:p>4.898667</text:p>
          </table:table-cell>
          <table:table-cell office:value-type="float" office:value="0.6889256" calcext:value-type="float">
            <text:p>0.6889256</text:p>
          </table:table-cell>
          <table:table-cell office:value-type="float" office:value="0.3180031" calcext:value-type="float">
            <text:p>0.3180031</text:p>
          </table:table-cell>
          <table:table-cell office:value-type="float" office:value="0.3705852" calcext:value-type="float">
            <text:p>0.3705852</text:p>
          </table:table-cell>
          <table:table-cell office:value-type="float" office:value="0.3771868" calcext:value-type="float">
            <text:p>0.3771868</text:p>
          </table:table-cell>
          <table:table-cell office:value-type="float" office:value="0" calcext:value-type="float">
            <text:p>0</text:p>
          </table:table-cell>
          <table:table-cell office:value-type="float" office:value="737.2391" calcext:value-type="float">
            <text:p>737.2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1944994" calcext:value-type="float">
            <text:p>-0.00019449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35.4309" calcext:value-type="float">
            <text:p>35.4309</text:p>
          </table:table-cell>
          <table:table-cell office:value-type="float" office:value="1073.98" calcext:value-type="float">
            <text:p>1073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993" calcext:value-type="float">
            <text:p>0.2727993</text:p>
          </table:table-cell>
          <table:table-cell office:value-type="float" office:value="6.719552" calcext:value-type="float">
            <text:p>6.719552</text:p>
          </table:table-cell>
          <table:table-cell office:value-type="float" office:value="0" calcext:value-type="float">
            <text:p>0</text:p>
          </table:table-cell>
          <table:table-cell office:value-type="float" office:value="0.000002914581" calcext:value-type="float">
            <text:p>2.914581E-06</text:p>
          </table:table-cell>
          <table:table-cell office:value-type="float" office:value="0" calcext:value-type="float">
            <text:p>0</text:p>
          </table:table-cell>
          <table:table-cell office:value-type="float" office:value="-0.005123108" calcext:value-type="float">
            <text:p>-0.005123108</text:p>
          </table:table-cell>
          <table:table-cell office:value-type="float" office:value="-0.001381518" calcext:value-type="float">
            <text:p>-0.001381518</text:p>
          </table:table-cell>
          <table:table-cell office:value-type="float" office:value="0.0002464248" calcext:value-type="float">
            <text:p>0.0002464248</text:p>
          </table:table-cell>
          <table:table-cell office:value-type="float" office:value="0.000000001514108" calcext:value-type="float">
            <text:p>1.514108E-09</text:p>
          </table:table-cell>
          <table:table-cell office:value-type="float" office:value="12.40091" calcext:value-type="float">
            <text:p>12.40091</text:p>
          </table:table-cell>
          <table:table-cell office:value-type="float" office:value="0.2986614" calcext:value-type="float">
            <text:p>0.2986614</text:p>
          </table:table-cell>
          <table:table-cell office:value-type="float" office:value="0.1973788" calcext:value-type="float">
            <text:p>0.1973788</text:p>
          </table:table-cell>
          <table:table-cell office:value-type="float" office:value="0.1904005" calcext:value-type="float">
            <text:p>0.1904005</text:p>
          </table:table-cell>
          <table:table-cell office:value-type="float" office:value="0.07887767" calcext:value-type="float">
            <text:p>0.07887767</text:p>
          </table:table-cell>
          <table:table-cell office:value-type="float" office:value="0.07632857" calcext:value-type="float">
            <text:p>0.07632857</text:p>
          </table:table-cell>
          <table:table-cell office:value-type="float" office:value="0.03768082" calcext:value-type="float">
            <text:p>0.03768082</text:p>
          </table:table-cell>
          <table:table-cell office:value-type="float" office:value="0.03403807" calcext:value-type="float">
            <text:p>0.03403807</text:p>
          </table:table-cell>
          <table:table-cell office:value-type="float" office:value="0.03942945" calcext:value-type="float">
            <text:p>0.03942945</text:p>
          </table:table-cell>
          <table:table-cell office:value-type="float" office:value="0.02208078" calcext:value-type="float">
            <text:p>0.02208078</text:p>
          </table:table-cell>
          <table:table-cell office:value-type="float" office:value="0.02173251" calcext:value-type="float">
            <text:p>0.02173251</text:p>
          </table:table-cell>
          <table:table-cell office:value-type="float" office:value="0.02301937" calcext:value-type="float">
            <text:p>0.02301937</text:p>
          </table:table-cell>
          <table:table-cell office:value-type="float" office:value="0.04922003" calcext:value-type="float">
            <text:p>0.04922003</text:p>
          </table:table-cell>
          <table:table-cell office:value-type="float" office:value="0.004824886" calcext:value-type="float">
            <text:p>0.004824886</text:p>
          </table:table-cell>
          <table:table-cell office:value-type="float" office:value="0.003579627" calcext:value-type="float">
            <text:p>0.003579627</text:p>
          </table:table-cell>
          <table:table-cell office:value-type="float" office:value="0" calcext:value-type="float">
            <text:p>0</text:p>
          </table:table-cell>
          <table:table-cell office:value-type="float" office:value="26.056" calcext:value-type="float">
            <text:p>26.056</text:p>
          </table:table-cell>
          <table:table-cell office:value-type="float" office:value="9.960601" calcext:value-type="float">
            <text:p>9.960601</text:p>
          </table:table-cell>
          <table:table-cell office:value-type="float" office:value="6.986272" calcext:value-type="float">
            <text:p>6.986272</text:p>
          </table:table-cell>
          <table:table-cell office:value-type="float" office:value="5.506678" calcext:value-type="float">
            <text:p>5.506678</text:p>
          </table:table-cell>
          <table:table-cell office:value-type="float" office:value="3.8029" calcext:value-type="float">
            <text:p>3.8029</text:p>
          </table:table-cell>
          <table:table-cell office:value-type="float" office:value="1.516684" calcext:value-type="float">
            <text:p>1.516684</text:p>
          </table:table-cell>
          <table:table-cell office:value-type="float" office:value="0.5586975" calcext:value-type="float">
            <text:p>0.5586975</text:p>
          </table:table-cell>
          <table:table-cell office:value-type="float" office:value="0.9083882" calcext:value-type="float">
            <text:p>0.9083882</text:p>
          </table:table-cell>
          <table:table-cell office:value-type="float" office:value="1.676444" calcext:value-type="float">
            <text:p>1.676444</text:p>
          </table:table-cell>
          <table:table-cell office:value-type="float" office:value="4.897766" calcext:value-type="float">
            <text:p>4.897766</text:p>
          </table:table-cell>
          <table:table-cell office:value-type="float" office:value="0.6886917" calcext:value-type="float">
            <text:p>0.6886917</text:p>
          </table:table-cell>
          <table:table-cell office:value-type="float" office:value="0.3194963" calcext:value-type="float">
            <text:p>0.3194963</text:p>
          </table:table-cell>
          <table:table-cell office:value-type="float" office:value="0.369216" calcext:value-type="float">
            <text:p>0.369216</text:p>
          </table:table-cell>
          <table:table-cell office:value-type="float" office:value="0.3787683" calcext:value-type="float">
            <text:p>0.3787683</text:p>
          </table:table-cell>
          <table:table-cell office:value-type="float" office:value="0" calcext:value-type="float">
            <text:p>0</text:p>
          </table:table-cell>
          <table:table-cell office:value-type="float" office:value="744.778" calcext:value-type="float">
            <text:p>744.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000339" calcext:value-type="float">
            <text:p>-0.00020003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35.41758" calcext:value-type="float">
            <text:p>35.41758</text:p>
          </table:table-cell>
          <table:table-cell office:value-type="float" office:value="1073.982" calcext:value-type="float">
            <text:p>1073.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42156" calcext:value-type="float">
            <text:p>0.2742156</text:p>
          </table:table-cell>
          <table:table-cell office:value-type="float" office:value="6.728813" calcext:value-type="float">
            <text:p>6.728813</text:p>
          </table:table-cell>
          <table:table-cell office:value-type="float" office:value="0" calcext:value-type="float">
            <text:p>0</text:p>
          </table:table-cell>
          <table:table-cell office:value-type="float" office:value="0.000003034991" calcext:value-type="float">
            <text:p>3.034991E-06</text:p>
          </table:table-cell>
          <table:table-cell office:value-type="float" office:value="0" calcext:value-type="float">
            <text:p>0</text:p>
          </table:table-cell>
          <table:table-cell office:value-type="float" office:value="-0.005113601" calcext:value-type="float">
            <text:p>-0.005113601</text:p>
          </table:table-cell>
          <table:table-cell office:value-type="float" office:value="-0.001417697" calcext:value-type="float">
            <text:p>-0.001417697</text:p>
          </table:table-cell>
          <table:table-cell office:value-type="float" office:value="0.0002536185" calcext:value-type="float">
            <text:p>0.0002536185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41845" calcext:value-type="float">
            <text:p>12.41845</text:p>
          </table:table-cell>
          <table:table-cell office:value-type="float" office:value="0.293025" calcext:value-type="float">
            <text:p>0.293025</text:p>
          </table:table-cell>
          <table:table-cell office:value-type="float" office:value="0.1954829" calcext:value-type="float">
            <text:p>0.1954829</text:p>
          </table:table-cell>
          <table:table-cell office:value-type="float" office:value="0.189792" calcext:value-type="float">
            <text:p>0.189792</text:p>
          </table:table-cell>
          <table:table-cell office:value-type="float" office:value="0.07846313" calcext:value-type="float">
            <text:p>0.07846313</text:p>
          </table:table-cell>
          <table:table-cell office:value-type="float" office:value="0.0760274" calcext:value-type="float">
            <text:p>0.0760274</text:p>
          </table:table-cell>
          <table:table-cell office:value-type="float" office:value="0.03763358" calcext:value-type="float">
            <text:p>0.03763358</text:p>
          </table:table-cell>
          <table:table-cell office:value-type="float" office:value="0.03414181" calcext:value-type="float">
            <text:p>0.03414181</text:p>
          </table:table-cell>
          <table:table-cell office:value-type="float" office:value="0.03945958" calcext:value-type="float">
            <text:p>0.03945958</text:p>
          </table:table-cell>
          <table:table-cell office:value-type="float" office:value="0.02211121" calcext:value-type="float">
            <text:p>0.02211121</text:p>
          </table:table-cell>
          <table:table-cell office:value-type="float" office:value="0.0217599" calcext:value-type="float">
            <text:p>0.0217599</text:p>
          </table:table-cell>
          <table:table-cell office:value-type="float" office:value="0.02303693" calcext:value-type="float">
            <text:p>0.02303693</text:p>
          </table:table-cell>
          <table:table-cell office:value-type="float" office:value="0.04907544" calcext:value-type="float">
            <text:p>0.04907544</text:p>
          </table:table-cell>
          <table:table-cell office:value-type="float" office:value="0.004826033" calcext:value-type="float">
            <text:p>0.004826033</text:p>
          </table:table-cell>
          <table:table-cell office:value-type="float" office:value="0.003579197" calcext:value-type="float">
            <text:p>0.003579197</text:p>
          </table:table-cell>
          <table:table-cell office:value-type="float" office:value="0" calcext:value-type="float">
            <text:p>0</text:p>
          </table:table-cell>
          <table:table-cell office:value-type="float" office:value="25.99784" calcext:value-type="float">
            <text:p>25.99784</text:p>
          </table:table-cell>
          <table:table-cell office:value-type="float" office:value="10.00768" calcext:value-type="float">
            <text:p>10.00768</text:p>
          </table:table-cell>
          <table:table-cell office:value-type="float" office:value="6.99293" calcext:value-type="float">
            <text:p>6.99293</text:p>
          </table:table-cell>
          <table:table-cell office:value-type="float" office:value="5.429414" calcext:value-type="float">
            <text:p>5.429414</text:p>
          </table:table-cell>
          <table:table-cell office:value-type="float" office:value="3.743265" calcext:value-type="float">
            <text:p>3.743265</text:p>
          </table:table-cell>
          <table:table-cell office:value-type="float" office:value="1.503247" calcext:value-type="float">
            <text:p>1.503247</text:p>
          </table:table-cell>
          <table:table-cell office:value-type="float" office:value="0.5632243" calcext:value-type="float">
            <text:p>0.5632243</text:p>
          </table:table-cell>
          <table:table-cell office:value-type="float" office:value="0.907495" calcext:value-type="float">
            <text:p>0.907495</text:p>
          </table:table-cell>
          <table:table-cell office:value-type="float" office:value="1.680884" calcext:value-type="float">
            <text:p>1.680884</text:p>
          </table:table-cell>
          <table:table-cell office:value-type="float" office:value="4.896854" calcext:value-type="float">
            <text:p>4.896854</text:p>
          </table:table-cell>
          <table:table-cell office:value-type="float" office:value="0.6884911" calcext:value-type="float">
            <text:p>0.6884911</text:p>
          </table:table-cell>
          <table:table-cell office:value-type="float" office:value="0.3209003" calcext:value-type="float">
            <text:p>0.3209003</text:p>
          </table:table-cell>
          <table:table-cell office:value-type="float" office:value="0.3687985" calcext:value-type="float">
            <text:p>0.3687985</text:p>
          </table:table-cell>
          <table:table-cell office:value-type="float" office:value="0.3787764" calcext:value-type="float">
            <text:p>0.3787764</text:p>
          </table:table-cell>
          <table:table-cell office:value-type="float" office:value="0" calcext:value-type="float">
            <text:p>0</text:p>
          </table:table-cell>
          <table:table-cell office:value-type="float" office:value="752.9516" calcext:value-type="float">
            <text:p>752.9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055614" calcext:value-type="float">
            <text:p>-0.0002055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35.40414" calcext:value-type="float">
            <text:p>35.40414</text:p>
          </table:table-cell>
          <table:table-cell office:value-type="float" office:value="1073.984" calcext:value-type="float">
            <text:p>1073.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8566" calcext:value-type="float">
            <text:p>0.2758566</text:p>
          </table:table-cell>
          <table:table-cell office:value-type="float" office:value="6.737802" calcext:value-type="float">
            <text:p>6.737802</text:p>
          </table:table-cell>
          <table:table-cell office:value-type="float" office:value="0" calcext:value-type="float">
            <text:p>0</text:p>
          </table:table-cell>
          <table:table-cell office:value-type="float" office:value="0.000003167411" calcext:value-type="float">
            <text:p>3.167411E-06</text:p>
          </table:table-cell>
          <table:table-cell office:value-type="float" office:value="0" calcext:value-type="float">
            <text:p>0</text:p>
          </table:table-cell>
          <table:table-cell office:value-type="float" office:value="-0.005103022" calcext:value-type="float">
            <text:p>-0.005103022</text:p>
          </table:table-cell>
          <table:table-cell office:value-type="float" office:value="-0.001454861" calcext:value-type="float">
            <text:p>-0.001454861</text:p>
          </table:table-cell>
          <table:table-cell office:value-type="float" office:value="0.0002606805" calcext:value-type="float">
            <text:p>0.0002606805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43797" calcext:value-type="float">
            <text:p>12.43797</text:p>
          </table:table-cell>
          <table:table-cell office:value-type="float" office:value="0.294304" calcext:value-type="float">
            <text:p>0.294304</text:p>
          </table:table-cell>
          <table:table-cell office:value-type="float" office:value="0.1930207" calcext:value-type="float">
            <text:p>0.1930207</text:p>
          </table:table-cell>
          <table:table-cell office:value-type="float" office:value="0.1888261" calcext:value-type="float">
            <text:p>0.1888261</text:p>
          </table:table-cell>
          <table:table-cell office:value-type="float" office:value="0.07792155" calcext:value-type="float">
            <text:p>0.07792155</text:p>
          </table:table-cell>
          <table:table-cell office:value-type="float" office:value="0.07556571" calcext:value-type="float">
            <text:p>0.07556571</text:p>
          </table:table-cell>
          <table:table-cell office:value-type="float" office:value="0.0375532" calcext:value-type="float">
            <text:p>0.0375532</text:p>
          </table:table-cell>
          <table:table-cell office:value-type="float" office:value="0.03423166" calcext:value-type="float">
            <text:p>0.03423166</text:p>
          </table:table-cell>
          <table:table-cell office:value-type="float" office:value="0.03948859" calcext:value-type="float">
            <text:p>0.03948859</text:p>
          </table:table-cell>
          <table:table-cell office:value-type="float" office:value="0.02214157" calcext:value-type="float">
            <text:p>0.02214157</text:p>
          </table:table-cell>
          <table:table-cell office:value-type="float" office:value="0.02178735" calcext:value-type="float">
            <text:p>0.02178735</text:p>
          </table:table-cell>
          <table:table-cell office:value-type="float" office:value="0.02305425" calcext:value-type="float">
            <text:p>0.02305425</text:p>
          </table:table-cell>
          <table:table-cell office:value-type="float" office:value="0.04893127" calcext:value-type="float">
            <text:p>0.04893127</text:p>
          </table:table-cell>
          <table:table-cell office:value-type="float" office:value="0.004827186" calcext:value-type="float">
            <text:p>0.004827186</text:p>
          </table:table-cell>
          <table:table-cell office:value-type="float" office:value="0.003578853" calcext:value-type="float">
            <text:p>0.003578853</text:p>
          </table:table-cell>
          <table:table-cell office:value-type="float" office:value="0" calcext:value-type="float">
            <text:p>0</text:p>
          </table:table-cell>
          <table:table-cell office:value-type="float" office:value="26.66098" calcext:value-type="float">
            <text:p>26.66098</text:p>
          </table:table-cell>
          <table:table-cell office:value-type="float" office:value="9.912086" calcext:value-type="float">
            <text:p>9.912086</text:p>
          </table:table-cell>
          <table:table-cell office:value-type="float" office:value="6.988902" calcext:value-type="float">
            <text:p>6.988902</text:p>
          </table:table-cell>
          <table:table-cell office:value-type="float" office:value="5.358247" calcext:value-type="float">
            <text:p>5.358247</text:p>
          </table:table-cell>
          <table:table-cell office:value-type="float" office:value="3.689074" calcext:value-type="float">
            <text:p>3.689074</text:p>
          </table:table-cell>
          <table:table-cell office:value-type="float" office:value="1.49242" calcext:value-type="float">
            <text:p>1.49242</text:p>
          </table:table-cell>
          <table:table-cell office:value-type="float" office:value="0.5675844" calcext:value-type="float">
            <text:p>0.5675844</text:p>
          </table:table-cell>
          <table:table-cell office:value-type="float" office:value="0.9069008" calcext:value-type="float">
            <text:p>0.9069008</text:p>
          </table:table-cell>
          <table:table-cell office:value-type="float" office:value="1.685273" calcext:value-type="float">
            <text:p>1.685273</text:p>
          </table:table-cell>
          <table:table-cell office:value-type="float" office:value="4.895969" calcext:value-type="float">
            <text:p>4.895969</text:p>
          </table:table-cell>
          <table:table-cell office:value-type="float" office:value="0.6883175" calcext:value-type="float">
            <text:p>0.6883175</text:p>
          </table:table-cell>
          <table:table-cell office:value-type="float" office:value="0.3222702" calcext:value-type="float">
            <text:p>0.3222702</text:p>
          </table:table-cell>
          <table:table-cell office:value-type="float" office:value="0.3684075" calcext:value-type="float">
            <text:p>0.3684075</text:p>
          </table:table-cell>
          <table:table-cell office:value-type="float" office:value="0.3787833" calcext:value-type="float">
            <text:p>0.3787833</text:p>
          </table:table-cell>
          <table:table-cell office:value-type="float" office:value="0" calcext:value-type="float">
            <text:p>0</text:p>
          </table:table-cell>
          <table:table-cell office:value-type="float" office:value="762.2448" calcext:value-type="float">
            <text:p>762.2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111455" calcext:value-type="float">
            <text:p>-0.0002111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35.3907" calcext:value-type="float">
            <text:p>35.3907</text:p>
          </table:table-cell>
          <table:table-cell office:value-type="float" office:value="1073.986" calcext:value-type="float">
            <text:p>1073.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7626" calcext:value-type="float">
            <text:p>0.277626</text:p>
          </table:table-cell>
          <table:table-cell office:value-type="float" office:value="6.746542" calcext:value-type="float">
            <text:p>6.746542</text:p>
          </table:table-cell>
          <table:table-cell office:value-type="float" office:value="0" calcext:value-type="float">
            <text:p>0</text:p>
          </table:table-cell>
          <table:table-cell office:value-type="float" office:value="0.000003303583" calcext:value-type="float">
            <text:p>3.303583E-06</text:p>
          </table:table-cell>
          <table:table-cell office:value-type="float" office:value="0" calcext:value-type="float">
            <text:p>0</text:p>
          </table:table-cell>
          <table:table-cell office:value-type="float" office:value="-0.005092008" calcext:value-type="float">
            <text:p>-0.005092008</text:p>
          </table:table-cell>
          <table:table-cell office:value-type="float" office:value="-0.001494458" calcext:value-type="float">
            <text:p>-0.001494458</text:p>
          </table:table-cell>
          <table:table-cell office:value-type="float" office:value="0.0002678801" calcext:value-type="float">
            <text:p>0.000267880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45897" calcext:value-type="float">
            <text:p>12.45897</text:p>
          </table:table-cell>
          <table:table-cell office:value-type="float" office:value="0.2995566" calcext:value-type="float">
            <text:p>0.2995566</text:p>
          </table:table-cell>
          <table:table-cell office:value-type="float" office:value="0.1904287" calcext:value-type="float">
            <text:p>0.1904287</text:p>
          </table:table-cell>
          <table:table-cell office:value-type="float" office:value="0.1879933" calcext:value-type="float">
            <text:p>0.1879933</text:p>
          </table:table-cell>
          <table:table-cell office:value-type="float" office:value="0.07744604" calcext:value-type="float">
            <text:p>0.07744604</text:p>
          </table:table-cell>
          <table:table-cell office:value-type="float" office:value="0.07517757" calcext:value-type="float">
            <text:p>0.07517757</text:p>
          </table:table-cell>
          <table:table-cell office:value-type="float" office:value="0.03746238" calcext:value-type="float">
            <text:p>0.03746238</text:p>
          </table:table-cell>
          <table:table-cell office:value-type="float" office:value="0.03428231" calcext:value-type="float">
            <text:p>0.03428231</text:p>
          </table:table-cell>
          <table:table-cell office:value-type="float" office:value="0.03951574" calcext:value-type="float">
            <text:p>0.03951574</text:p>
          </table:table-cell>
          <table:table-cell office:value-type="float" office:value="0.0221718" calcext:value-type="float">
            <text:p>0.0221718</text:p>
          </table:table-cell>
          <table:table-cell office:value-type="float" office:value="0.02181479" calcext:value-type="float">
            <text:p>0.02181479</text:p>
          </table:table-cell>
          <table:table-cell office:value-type="float" office:value="0.02307129" calcext:value-type="float">
            <text:p>0.02307129</text:p>
          </table:table-cell>
          <table:table-cell office:value-type="float" office:value="0.04878759" calcext:value-type="float">
            <text:p>0.04878759</text:p>
          </table:table-cell>
          <table:table-cell office:value-type="float" office:value="0.004828332" calcext:value-type="float">
            <text:p>0.004828332</text:p>
          </table:table-cell>
          <table:table-cell office:value-type="float" office:value="0.003578567" calcext:value-type="float">
            <text:p>0.003578567</text:p>
          </table:table-cell>
          <table:table-cell office:value-type="float" office:value="0" calcext:value-type="float">
            <text:p>0</text:p>
          </table:table-cell>
          <table:table-cell office:value-type="float" office:value="27.42515" calcext:value-type="float">
            <text:p>27.42515</text:p>
          </table:table-cell>
          <table:table-cell office:value-type="float" office:value="9.73732" calcext:value-type="float">
            <text:p>9.73732</text:p>
          </table:table-cell>
          <table:table-cell office:value-type="float" office:value="6.982733" calcext:value-type="float">
            <text:p>6.982733</text:p>
          </table:table-cell>
          <table:table-cell office:value-type="float" office:value="5.309342" calcext:value-type="float">
            <text:p>5.309342</text:p>
          </table:table-cell>
          <table:table-cell office:value-type="float" office:value="3.649348" calcext:value-type="float">
            <text:p>3.649348</text:p>
          </table:table-cell>
          <table:table-cell office:value-type="float" office:value="1.482008" calcext:value-type="float">
            <text:p>1.482008</text:p>
          </table:table-cell>
          <table:table-cell office:value-type="float" office:value="0.5710634" calcext:value-type="float">
            <text:p>0.5710634</text:p>
          </table:table-cell>
          <table:table-cell office:value-type="float" office:value="0.9064659" calcext:value-type="float">
            <text:p>0.9064659</text:p>
          </table:table-cell>
          <table:table-cell office:value-type="float" office:value="1.689601" calcext:value-type="float">
            <text:p>1.689601</text:p>
          </table:table-cell>
          <table:table-cell office:value-type="float" office:value="4.89507" calcext:value-type="float">
            <text:p>4.89507</text:p>
          </table:table-cell>
          <table:table-cell office:value-type="float" office:value="0.6881676" calcext:value-type="float">
            <text:p>0.6881676</text:p>
          </table:table-cell>
          <table:table-cell office:value-type="float" office:value="0.3236097" calcext:value-type="float">
            <text:p>0.3236097</text:p>
          </table:table-cell>
          <table:table-cell office:value-type="float" office:value="0.3680334" calcext:value-type="float">
            <text:p>0.3680334</text:p>
          </table:table-cell>
          <table:table-cell office:value-type="float" office:value="0.3787899" calcext:value-type="float">
            <text:p>0.3787899</text:p>
          </table:table-cell>
          <table:table-cell office:value-type="float" office:value="0" calcext:value-type="float">
            <text:p>0</text:p>
          </table:table-cell>
          <table:table-cell office:value-type="float" office:value="772.0385" calcext:value-type="float">
            <text:p>772.0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167026" calcext:value-type="float">
            <text:p>-0.00021670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35.37727" calcext:value-type="float">
            <text:p>35.37727</text:p>
          </table:table-cell>
          <table:table-cell office:value-type="float" office:value="1073.989" calcext:value-type="float">
            <text:p>1073.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94807" calcext:value-type="float">
            <text:p>0.2794807</text:p>
          </table:table-cell>
          <table:table-cell office:value-type="float" office:value="6.755117" calcext:value-type="float">
            <text:p>6.755117</text:p>
          </table:table-cell>
          <table:table-cell office:value-type="float" office:value="0" calcext:value-type="float">
            <text:p>0</text:p>
          </table:table-cell>
          <table:table-cell office:value-type="float" office:value="0.00000344663" calcext:value-type="float">
            <text:p>3.44663E-06</text:p>
          </table:table-cell>
          <table:table-cell office:value-type="float" office:value="0" calcext:value-type="float">
            <text:p>0</text:p>
          </table:table-cell>
          <table:table-cell office:value-type="float" office:value="-0.005080383" calcext:value-type="float">
            <text:p>-0.005080383</text:p>
          </table:table-cell>
          <table:table-cell office:value-type="float" office:value="-0.001535328" calcext:value-type="float">
            <text:p>-0.001535328</text:p>
          </table:table-cell>
          <table:table-cell office:value-type="float" office:value="0.0002752529" calcext:value-type="float">
            <text:p>0.0002752529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48096" calcext:value-type="float">
            <text:p>12.48096</text:p>
          </table:table-cell>
          <table:table-cell office:value-type="float" office:value="0.3050066" calcext:value-type="float">
            <text:p>0.3050066</text:p>
          </table:table-cell>
          <table:table-cell office:value-type="float" office:value="0.1882049" calcext:value-type="float">
            <text:p>0.1882049</text:p>
          </table:table-cell>
          <table:table-cell office:value-type="float" office:value="0.1869378" calcext:value-type="float">
            <text:p>0.1869378</text:p>
          </table:table-cell>
          <table:table-cell office:value-type="float" office:value="0.0769951" calcext:value-type="float">
            <text:p>0.0769951</text:p>
          </table:table-cell>
          <table:table-cell office:value-type="float" office:value="0.07484116" calcext:value-type="float">
            <text:p>0.07484116</text:p>
          </table:table-cell>
          <table:table-cell office:value-type="float" office:value="0.03739969" calcext:value-type="float">
            <text:p>0.03739969</text:p>
          </table:table-cell>
          <table:table-cell office:value-type="float" office:value="0.03428554" calcext:value-type="float">
            <text:p>0.03428554</text:p>
          </table:table-cell>
          <table:table-cell office:value-type="float" office:value="0.03954484" calcext:value-type="float">
            <text:p>0.03954484</text:p>
          </table:table-cell>
          <table:table-cell office:value-type="float" office:value="0.02220187" calcext:value-type="float">
            <text:p>0.02220187</text:p>
          </table:table-cell>
          <table:table-cell office:value-type="float" office:value="0.0218422" calcext:value-type="float">
            <text:p>0.0218422</text:p>
          </table:table-cell>
          <table:table-cell office:value-type="float" office:value="0.02308797" calcext:value-type="float">
            <text:p>0.02308797</text:p>
          </table:table-cell>
          <table:table-cell office:value-type="float" office:value="0.04864442" calcext:value-type="float">
            <text:p>0.04864442</text:p>
          </table:table-cell>
          <table:table-cell office:value-type="float" office:value="0.004829473" calcext:value-type="float">
            <text:p>0.004829473</text:p>
          </table:table-cell>
          <table:table-cell office:value-type="float" office:value="0.003578335" calcext:value-type="float">
            <text:p>0.003578335</text:p>
          </table:table-cell>
          <table:table-cell office:value-type="float" office:value="0" calcext:value-type="float">
            <text:p>0</text:p>
          </table:table-cell>
          <table:table-cell office:value-type="float" office:value="27.61281" calcext:value-type="float">
            <text:p>27.61281</text:p>
          </table:table-cell>
          <table:table-cell office:value-type="float" office:value="9.51588" calcext:value-type="float">
            <text:p>9.51588</text:p>
          </table:table-cell>
          <table:table-cell office:value-type="float" office:value="6.93969" calcext:value-type="float">
            <text:p>6.93969</text:p>
          </table:table-cell>
          <table:table-cell office:value-type="float" office:value="5.246019" calcext:value-type="float">
            <text:p>5.246019</text:p>
          </table:table-cell>
          <table:table-cell office:value-type="float" office:value="3.608753" calcext:value-type="float">
            <text:p>3.608753</text:p>
          </table:table-cell>
          <table:table-cell office:value-type="float" office:value="1.472504" calcext:value-type="float">
            <text:p>1.472504</text:p>
          </table:table-cell>
          <table:table-cell office:value-type="float" office:value="0.5709299" calcext:value-type="float">
            <text:p>0.5709299</text:p>
          </table:table-cell>
          <table:table-cell office:value-type="float" office:value="0.9067509" calcext:value-type="float">
            <text:p>0.9067509</text:p>
          </table:table-cell>
          <table:table-cell office:value-type="float" office:value="1.693879" calcext:value-type="float">
            <text:p>1.693879</text:p>
          </table:table-cell>
          <table:table-cell office:value-type="float" office:value="4.894183" calcext:value-type="float">
            <text:p>4.894183</text:p>
          </table:table-cell>
          <table:table-cell office:value-type="float" office:value="0.6880379" calcext:value-type="float">
            <text:p>0.6880379</text:p>
          </table:table-cell>
          <table:table-cell office:value-type="float" office:value="0.3249222" calcext:value-type="float">
            <text:p>0.3249222</text:p>
          </table:table-cell>
          <table:table-cell office:value-type="float" office:value="0.3676749" calcext:value-type="float">
            <text:p>0.3676749</text:p>
          </table:table-cell>
          <table:table-cell office:value-type="float" office:value="0.3787961" calcext:value-type="float">
            <text:p>0.3787961</text:p>
          </table:table-cell>
          <table:table-cell office:value-type="float" office:value="0" calcext:value-type="float">
            <text:p>0</text:p>
          </table:table-cell>
          <table:table-cell office:value-type="float" office:value="782.27" calcext:value-type="float">
            <text:p>782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221837" calcext:value-type="float">
            <text:p>-0.00022218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35.36395" calcext:value-type="float">
            <text:p>35.36395</text:p>
          </table:table-cell>
          <table:table-cell office:value-type="float" office:value="1073.991" calcext:value-type="float">
            <text:p>1073.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1984" calcext:value-type="float">
            <text:p>0.2811984</text:p>
          </table:table-cell>
          <table:table-cell office:value-type="float" office:value="6.763767" calcext:value-type="float">
            <text:p>6.763767</text:p>
          </table:table-cell>
          <table:table-cell office:value-type="float" office:value="0" calcext:value-type="float">
            <text:p>0</text:p>
          </table:table-cell>
          <table:table-cell office:value-type="float" office:value="0.000003588684" calcext:value-type="float">
            <text:p>3.588684E-06</text:p>
          </table:table-cell>
          <table:table-cell office:value-type="float" office:value="0" calcext:value-type="float">
            <text:p>0</text:p>
          </table:table-cell>
          <table:table-cell office:value-type="float" office:value="-0.005068828" calcext:value-type="float">
            <text:p>-0.005068828</text:p>
          </table:table-cell>
          <table:table-cell office:value-type="float" office:value="-0.001575731" calcext:value-type="float">
            <text:p>-0.001575731</text:p>
          </table:table-cell>
          <table:table-cell office:value-type="float" office:value="0.0002825101" calcext:value-type="float">
            <text:p>0.000282510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50184" calcext:value-type="float">
            <text:p>12.50184</text:p>
          </table:table-cell>
          <table:table-cell office:value-type="float" office:value="0.3074312" calcext:value-type="float">
            <text:p>0.3074312</text:p>
          </table:table-cell>
          <table:table-cell office:value-type="float" office:value="0.186635" calcext:value-type="float">
            <text:p>0.186635</text:p>
          </table:table-cell>
          <table:table-cell office:value-type="float" office:value="0.1861792" calcext:value-type="float">
            <text:p>0.1861792</text:p>
          </table:table-cell>
          <table:table-cell office:value-type="float" office:value="0.07663934" calcext:value-type="float">
            <text:p>0.07663934</text:p>
          </table:table-cell>
          <table:table-cell office:value-type="float" office:value="0.07463048" calcext:value-type="float">
            <text:p>0.07463048</text:p>
          </table:table-cell>
          <table:table-cell office:value-type="float" office:value="0.03735463" calcext:value-type="float">
            <text:p>0.03735463</text:p>
          </table:table-cell>
          <table:table-cell office:value-type="float" office:value="0.03427791" calcext:value-type="float">
            <text:p>0.03427791</text:p>
          </table:table-cell>
          <table:table-cell office:value-type="float" office:value="0.03957398" calcext:value-type="float">
            <text:p>0.03957398</text:p>
          </table:table-cell>
          <table:table-cell office:value-type="float" office:value="0.02223173" calcext:value-type="float">
            <text:p>0.02223173</text:p>
          </table:table-cell>
          <table:table-cell office:value-type="float" office:value="0.02186954" calcext:value-type="float">
            <text:p>0.02186954</text:p>
          </table:table-cell>
          <table:table-cell office:value-type="float" office:value="0.0231043" calcext:value-type="float">
            <text:p>0.0231043</text:p>
          </table:table-cell>
          <table:table-cell office:value-type="float" office:value="0.04850225" calcext:value-type="float">
            <text:p>0.04850225</text:p>
          </table:table-cell>
          <table:table-cell office:value-type="float" office:value="0.004830549" calcext:value-type="float">
            <text:p>0.004830549</text:p>
          </table:table-cell>
          <table:table-cell office:value-type="float" office:value="0.003577976" calcext:value-type="float">
            <text:p>0.003577976</text:p>
          </table:table-cell>
          <table:table-cell office:value-type="float" office:value="0" calcext:value-type="float">
            <text:p>0</text:p>
          </table:table-cell>
          <table:table-cell office:value-type="float" office:value="28.19625" calcext:value-type="float">
            <text:p>28.19625</text:p>
          </table:table-cell>
          <table:table-cell office:value-type="float" office:value="9.345584" calcext:value-type="float">
            <text:p>9.345584</text:p>
          </table:table-cell>
          <table:table-cell office:value-type="float" office:value="6.898764" calcext:value-type="float">
            <text:p>6.898764</text:p>
          </table:table-cell>
          <table:table-cell office:value-type="float" office:value="5.178714" calcext:value-type="float">
            <text:p>5.178714</text:p>
          </table:table-cell>
          <table:table-cell office:value-type="float" office:value="3.568804" calcext:value-type="float">
            <text:p>3.568804</text:p>
          </table:table-cell>
          <table:table-cell office:value-type="float" office:value="1.462119" calcext:value-type="float">
            <text:p>1.462119</text:p>
          </table:table-cell>
          <table:table-cell office:value-type="float" office:value="0.5694228" calcext:value-type="float">
            <text:p>0.5694228</text:p>
          </table:table-cell>
          <table:table-cell office:value-type="float" office:value="0.9072965" calcext:value-type="float">
            <text:p>0.9072965</text:p>
          </table:table-cell>
          <table:table-cell office:value-type="float" office:value="1.698103" calcext:value-type="float">
            <text:p>1.698103</text:p>
          </table:table-cell>
          <table:table-cell office:value-type="float" office:value="4.8933" calcext:value-type="float">
            <text:p>4.8933</text:p>
          </table:table-cell>
          <table:table-cell office:value-type="float" office:value="0.6879262" calcext:value-type="float">
            <text:p>0.6879262</text:p>
          </table:table-cell>
          <table:table-cell office:value-type="float" office:value="0.32621" calcext:value-type="float">
            <text:p>0.32621</text:p>
          </table:table-cell>
          <table:table-cell office:value-type="float" office:value="0.367307" calcext:value-type="float">
            <text:p>0.367307</text:p>
          </table:table-cell>
          <table:table-cell office:value-type="float" office:value="0.3788015" calcext:value-type="float">
            <text:p>0.3788015</text:p>
          </table:table-cell>
          <table:table-cell office:value-type="float" office:value="0" calcext:value-type="float">
            <text:p>0</text:p>
          </table:table-cell>
          <table:table-cell office:value-type="float" office:value="791.7267" calcext:value-type="float">
            <text:p>791.7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275289" calcext:value-type="float">
            <text:p>-0.00022752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35.35083" calcext:value-type="float">
            <text:p>35.35083</text:p>
          </table:table-cell>
          <table:table-cell office:value-type="float" office:value="1073.993" calcext:value-type="float">
            <text:p>1073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24477" calcext:value-type="float">
            <text:p>0.2824477</text:p>
          </table:table-cell>
          <table:table-cell office:value-type="float" office:value="6.773001" calcext:value-type="float">
            <text:p>6.773001</text:p>
          </table:table-cell>
          <table:table-cell office:value-type="float" office:value="0" calcext:value-type="float">
            <text:p>0</text:p>
          </table:table-cell>
          <table:table-cell office:value-type="float" office:value="0.000003693226" calcext:value-type="float">
            <text:p>3.693226E-06</text:p>
          </table:table-cell>
          <table:table-cell office:value-type="float" office:value="0" calcext:value-type="float">
            <text:p>0</text:p>
          </table:table-cell>
          <table:table-cell office:value-type="float" office:value="-0.005060324" calcext:value-type="float">
            <text:p>-0.005060324</text:p>
          </table:table-cell>
          <table:table-cell office:value-type="float" office:value="-0.00161136" calcext:value-type="float">
            <text:p>-0.00161136</text:p>
          </table:table-cell>
          <table:table-cell office:value-type="float" office:value="0.0002896098" calcext:value-type="float">
            <text:p>0.0002896098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51778" calcext:value-type="float">
            <text:p>12.51778</text:p>
          </table:table-cell>
          <table:table-cell office:value-type="float" office:value="0.2960072" calcext:value-type="float">
            <text:p>0.2960072</text:p>
          </table:table-cell>
          <table:table-cell office:value-type="float" office:value="0.1869816" calcext:value-type="float">
            <text:p>0.1869816</text:p>
          </table:table-cell>
          <table:table-cell office:value-type="float" office:value="0.1857804" calcext:value-type="float">
            <text:p>0.1857804</text:p>
          </table:table-cell>
          <table:table-cell office:value-type="float" office:value="0.07644442" calcext:value-type="float">
            <text:p>0.07644442</text:p>
          </table:table-cell>
          <table:table-cell office:value-type="float" office:value="0.0745695" calcext:value-type="float">
            <text:p>0.0745695</text:p>
          </table:table-cell>
          <table:table-cell office:value-type="float" office:value="0.03732846" calcext:value-type="float">
            <text:p>0.03732846</text:p>
          </table:table-cell>
          <table:table-cell office:value-type="float" office:value="0.03432942" calcext:value-type="float">
            <text:p>0.03432942</text:p>
          </table:table-cell>
          <table:table-cell office:value-type="float" office:value="0.03959949" calcext:value-type="float">
            <text:p>0.03959949</text:p>
          </table:table-cell>
          <table:table-cell office:value-type="float" office:value="0.02226147" calcext:value-type="float">
            <text:p>0.02226147</text:p>
          </table:table-cell>
          <table:table-cell office:value-type="float" office:value="0.02189685" calcext:value-type="float">
            <text:p>0.02189685</text:p>
          </table:table-cell>
          <table:table-cell office:value-type="float" office:value="0.02312024" calcext:value-type="float">
            <text:p>0.02312024</text:p>
          </table:table-cell>
          <table:table-cell office:value-type="float" office:value="0.04836223" calcext:value-type="float">
            <text:p>0.04836223</text:p>
          </table:table-cell>
          <table:table-cell office:value-type="float" office:value="0.004831555" calcext:value-type="float">
            <text:p>0.004831555</text:p>
          </table:table-cell>
          <table:table-cell office:value-type="float" office:value="0.00357744" calcext:value-type="float">
            <text:p>0.00357744</text:p>
          </table:table-cell>
          <table:table-cell office:value-type="float" office:value="0" calcext:value-type="float">
            <text:p>0</text:p>
          </table:table-cell>
          <table:table-cell office:value-type="float" office:value="30.1583" calcext:value-type="float">
            <text:p>30.1583</text:p>
          </table:table-cell>
          <table:table-cell office:value-type="float" office:value="9.507404" calcext:value-type="float">
            <text:p>9.507404</text:p>
          </table:table-cell>
          <table:table-cell office:value-type="float" office:value="6.854041" calcext:value-type="float">
            <text:p>6.854041</text:p>
          </table:table-cell>
          <table:table-cell office:value-type="float" office:value="5.121575" calcext:value-type="float">
            <text:p>5.121575</text:p>
          </table:table-cell>
          <table:table-cell office:value-type="float" office:value="3.531318" calcext:value-type="float">
            <text:p>3.531318</text:p>
          </table:table-cell>
          <table:table-cell office:value-type="float" office:value="1.452316" calcext:value-type="float">
            <text:p>1.452316</text:p>
          </table:table-cell>
          <table:table-cell office:value-type="float" office:value="0.5709261" calcext:value-type="float">
            <text:p>0.5709261</text:p>
          </table:table-cell>
          <table:table-cell office:value-type="float" office:value="0.9073629" calcext:value-type="float">
            <text:p>0.9073629</text:p>
          </table:table-cell>
          <table:table-cell office:value-type="float" office:value="1.702283" calcext:value-type="float">
            <text:p>1.702283</text:p>
          </table:table-cell>
          <table:table-cell office:value-type="float" office:value="4.892409" calcext:value-type="float">
            <text:p>4.892409</text:p>
          </table:table-cell>
          <table:table-cell office:value-type="float" office:value="0.6878303" calcext:value-type="float">
            <text:p>0.6878303</text:p>
          </table:table-cell>
          <table:table-cell office:value-type="float" office:value="0.3274727" calcext:value-type="float">
            <text:p>0.3274727</text:p>
          </table:table-cell>
          <table:table-cell office:value-type="float" office:value="0.3669221" calcext:value-type="float">
            <text:p>0.3669221</text:p>
          </table:table-cell>
          <table:table-cell office:value-type="float" office:value="0.3788085" calcext:value-type="float">
            <text:p>0.3788085</text:p>
          </table:table-cell>
          <table:table-cell office:value-type="float" office:value="0" calcext:value-type="float">
            <text:p>0</text:p>
          </table:table-cell>
          <table:table-cell office:value-type="float" office:value="798.8663" calcext:value-type="float">
            <text:p>798.8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32678" calcext:value-type="float">
            <text:p>-0.0002326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35.33772" calcext:value-type="float">
            <text:p>35.33772</text:p>
          </table:table-cell>
          <table:table-cell office:value-type="float" office:value="1073.995" calcext:value-type="float">
            <text:p>1073.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39293" calcext:value-type="float">
            <text:p>0.2839293</text:p>
          </table:table-cell>
          <table:table-cell office:value-type="float" office:value="6.781844" calcext:value-type="float">
            <text:p>6.781844</text:p>
          </table:table-cell>
          <table:table-cell office:value-type="float" office:value="0" calcext:value-type="float">
            <text:p>0</text:p>
          </table:table-cell>
          <table:table-cell office:value-type="float" office:value="0.000003880803" calcext:value-type="float">
            <text:p>3.880803E-06</text:p>
          </table:table-cell>
          <table:table-cell office:value-type="float" office:value="0" calcext:value-type="float">
            <text:p>0</text:p>
          </table:table-cell>
          <table:table-cell office:value-type="float" office:value="-0.005045002" calcext:value-type="float">
            <text:p>-0.005045002</text:p>
          </table:table-cell>
          <table:table-cell office:value-type="float" office:value="-0.00164739" calcext:value-type="float">
            <text:p>-0.00164739</text:p>
          </table:table-cell>
          <table:table-cell office:value-type="float" office:value="0.0002968944" calcext:value-type="float">
            <text:p>0.0002968944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5359" calcext:value-type="float">
            <text:p>12.5359</text:p>
          </table:table-cell>
          <table:table-cell office:value-type="float" office:value="0.2848003" calcext:value-type="float">
            <text:p>0.2848003</text:p>
          </table:table-cell>
          <table:table-cell office:value-type="float" office:value="0.1861061" calcext:value-type="float">
            <text:p>0.1861061</text:p>
          </table:table-cell>
          <table:table-cell office:value-type="float" office:value="0.1851956" calcext:value-type="float">
            <text:p>0.1851956</text:p>
          </table:table-cell>
          <table:table-cell office:value-type="float" office:value="0.07619809" calcext:value-type="float">
            <text:p>0.07619809</text:p>
          </table:table-cell>
          <table:table-cell office:value-type="float" office:value="0.07445999" calcext:value-type="float">
            <text:p>0.07445999</text:p>
          </table:table-cell>
          <table:table-cell office:value-type="float" office:value="0.03740413" calcext:value-type="float">
            <text:p>0.03740413</text:p>
          </table:table-cell>
          <table:table-cell office:value-type="float" office:value="0.03411186" calcext:value-type="float">
            <text:p>0.03411186</text:p>
          </table:table-cell>
          <table:table-cell office:value-type="float" office:value="0.03966903" calcext:value-type="float">
            <text:p>0.03966903</text:p>
          </table:table-cell>
          <table:table-cell office:value-type="float" office:value="0.02229191" calcext:value-type="float">
            <text:p>0.02229191</text:p>
          </table:table-cell>
          <table:table-cell office:value-type="float" office:value="0.02192376" calcext:value-type="float">
            <text:p>0.02192376</text:p>
          </table:table-cell>
          <table:table-cell office:value-type="float" office:value="0.02313576" calcext:value-type="float">
            <text:p>0.02313576</text:p>
          </table:table-cell>
          <table:table-cell office:value-type="float" office:value="0.04822443" calcext:value-type="float">
            <text:p>0.04822443</text:p>
          </table:table-cell>
          <table:table-cell office:value-type="float" office:value="0.00483255" calcext:value-type="float">
            <text:p>0.00483255</text:p>
          </table:table-cell>
          <table:table-cell office:value-type="float" office:value="0.003576999" calcext:value-type="float">
            <text:p>0.003576999</text:p>
          </table:table-cell>
          <table:table-cell office:value-type="float" office:value="0" calcext:value-type="float">
            <text:p>0</text:p>
          </table:table-cell>
          <table:table-cell office:value-type="float" office:value="25.09955" calcext:value-type="float">
            <text:p>25.09955</text:p>
          </table:table-cell>
          <table:table-cell office:value-type="float" office:value="9.554925" calcext:value-type="float">
            <text:p>9.554925</text:p>
          </table:table-cell>
          <table:table-cell office:value-type="float" office:value="6.820112" calcext:value-type="float">
            <text:p>6.820112</text:p>
          </table:table-cell>
          <table:table-cell office:value-type="float" office:value="5.06155" calcext:value-type="float">
            <text:p>5.06155</text:p>
          </table:table-cell>
          <table:table-cell office:value-type="float" office:value="3.496301" calcext:value-type="float">
            <text:p>3.496301</text:p>
          </table:table-cell>
          <table:table-cell office:value-type="float" office:value="1.446333" calcext:value-type="float">
            <text:p>1.446333</text:p>
          </table:table-cell>
          <table:table-cell office:value-type="float" office:value="0.5620885" calcext:value-type="float">
            <text:p>0.5620885</text:p>
          </table:table-cell>
          <table:table-cell office:value-type="float" office:value="0.909042" calcext:value-type="float">
            <text:p>0.909042</text:p>
          </table:table-cell>
          <table:table-cell office:value-type="float" office:value="1.706793" calcext:value-type="float">
            <text:p>1.706793</text:p>
          </table:table-cell>
          <table:table-cell office:value-type="float" office:value="4.891274" calcext:value-type="float">
            <text:p>4.891274</text:p>
          </table:table-cell>
          <table:table-cell office:value-type="float" office:value="0.6877477" calcext:value-type="float">
            <text:p>0.6877477</text:p>
          </table:table-cell>
          <table:table-cell office:value-type="float" office:value="0.3287128" calcext:value-type="float">
            <text:p>0.3287128</text:p>
          </table:table-cell>
          <table:table-cell office:value-type="float" office:value="0.366556" calcext:value-type="float">
            <text:p>0.366556</text:p>
          </table:table-cell>
          <table:table-cell office:value-type="float" office:value="0.3788164" calcext:value-type="float">
            <text:p>0.3788164</text:p>
          </table:table-cell>
          <table:table-cell office:value-type="float" office:value="0" calcext:value-type="float">
            <text:p>0</text:p>
          </table:table-cell>
          <table:table-cell office:value-type="float" office:value="807.4891" calcext:value-type="float">
            <text:p>807.4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377979" calcext:value-type="float">
            <text:p>-0.00023779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35.32438" calcext:value-type="float">
            <text:p>35.32438</text:p>
          </table:table-cell>
          <table:table-cell office:value-type="float" office:value="1073.998" calcext:value-type="float">
            <text:p>1073.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58872" calcext:value-type="float">
            <text:p>0.2858872</text:p>
          </table:table-cell>
          <table:table-cell office:value-type="float" office:value="6.790336" calcext:value-type="float">
            <text:p>6.790336</text:p>
          </table:table-cell>
          <table:table-cell office:value-type="float" office:value="0" calcext:value-type="float">
            <text:p>0</text:p>
          </table:table-cell>
          <table:table-cell office:value-type="float" office:value="0.000004099306" calcext:value-type="float">
            <text:p>4.099306E-06</text:p>
          </table:table-cell>
          <table:table-cell office:value-type="float" office:value="0" calcext:value-type="float">
            <text:p>0</text:p>
          </table:table-cell>
          <table:table-cell office:value-type="float" office:value="-0.005249612" calcext:value-type="float">
            <text:p>-0.005249612</text:p>
          </table:table-cell>
          <table:table-cell office:value-type="float" office:value="-0.001687365" calcext:value-type="float">
            <text:p>-0.001687365</text:p>
          </table:table-cell>
          <table:table-cell office:value-type="float" office:value="0.0003049124" calcext:value-type="float">
            <text:p>0.0003049124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55811" calcext:value-type="float">
            <text:p>12.55811</text:p>
          </table:table-cell>
          <table:table-cell office:value-type="float" office:value="0.2879521" calcext:value-type="float">
            <text:p>0.2879521</text:p>
          </table:table-cell>
          <table:table-cell office:value-type="float" office:value="0.1843978" calcext:value-type="float">
            <text:p>0.1843978</text:p>
          </table:table-cell>
          <table:table-cell office:value-type="float" office:value="0.184326" calcext:value-type="float">
            <text:p>0.184326</text:p>
          </table:table-cell>
          <table:table-cell office:value-type="float" office:value="0.07594921" calcext:value-type="float">
            <text:p>0.07594921</text:p>
          </table:table-cell>
          <table:table-cell office:value-type="float" office:value="0.07431101" calcext:value-type="float">
            <text:p>0.07431101</text:p>
          </table:table-cell>
          <table:table-cell office:value-type="float" office:value="0.03751524" calcext:value-type="float">
            <text:p>0.03751524</text:p>
          </table:table-cell>
          <table:table-cell office:value-type="float" office:value="0.0335644" calcext:value-type="float">
            <text:p>0.0335644</text:p>
          </table:table-cell>
          <table:table-cell office:value-type="float" office:value="0.03979117" calcext:value-type="float">
            <text:p>0.03979117</text:p>
          </table:table-cell>
          <table:table-cell office:value-type="float" office:value="0.02232341" calcext:value-type="float">
            <text:p>0.02232341</text:p>
          </table:table-cell>
          <table:table-cell office:value-type="float" office:value="0.02195033" calcext:value-type="float">
            <text:p>0.02195033</text:p>
          </table:table-cell>
          <table:table-cell office:value-type="float" office:value="0.02315089" calcext:value-type="float">
            <text:p>0.02315089</text:p>
          </table:table-cell>
          <table:table-cell office:value-type="float" office:value="0.0480886" calcext:value-type="float">
            <text:p>0.0480886</text:p>
          </table:table-cell>
          <table:table-cell office:value-type="float" office:value="0.004838784" calcext:value-type="float">
            <text:p>0.004838784</text:p>
          </table:table-cell>
          <table:table-cell office:value-type="float" office:value="0.003571717" calcext:value-type="float">
            <text:p>0.003571717</text:p>
          </table:table-cell>
          <table:table-cell office:value-type="float" office:value="0" calcext:value-type="float">
            <text:p>0</text:p>
          </table:table-cell>
          <table:table-cell office:value-type="float" office:value="25.01301" calcext:value-type="float">
            <text:p>25.01301</text:p>
          </table:table-cell>
          <table:table-cell office:value-type="float" office:value="9.33408" calcext:value-type="float">
            <text:p>9.33408</text:p>
          </table:table-cell>
          <table:table-cell office:value-type="float" office:value="6.797397" calcext:value-type="float">
            <text:p>6.797397</text:p>
          </table:table-cell>
          <table:table-cell office:value-type="float" office:value="5.013345" calcext:value-type="float">
            <text:p>5.013345</text:p>
          </table:table-cell>
          <table:table-cell office:value-type="float" office:value="3.462206" calcext:value-type="float">
            <text:p>3.462206</text:p>
          </table:table-cell>
          <table:table-cell office:value-type="float" office:value="1.436002" calcext:value-type="float">
            <text:p>1.436002</text:p>
          </table:table-cell>
          <table:table-cell office:value-type="float" office:value="0.5378569" calcext:value-type="float">
            <text:p>0.5378569</text:p>
          </table:table-cell>
          <table:table-cell office:value-type="float" office:value="0.9131788" calcext:value-type="float">
            <text:p>0.9131788</text:p>
          </table:table-cell>
          <table:table-cell office:value-type="float" office:value="1.711782" calcext:value-type="float">
            <text:p>1.711782</text:p>
          </table:table-cell>
          <table:table-cell office:value-type="float" office:value="4.889762" calcext:value-type="float">
            <text:p>4.889762</text:p>
          </table:table-cell>
          <table:table-cell office:value-type="float" office:value="0.6876762" calcext:value-type="float">
            <text:p>0.6876762</text:p>
          </table:table-cell>
          <table:table-cell office:value-type="float" office:value="0.3299906" calcext:value-type="float">
            <text:p>0.3299906</text:p>
          </table:table-cell>
          <table:table-cell office:value-type="float" office:value="0.3690752" calcext:value-type="float">
            <text:p>0.3690752</text:p>
          </table:table-cell>
          <table:table-cell office:value-type="float" office:value="0.3763094" calcext:value-type="float">
            <text:p>0.3763094</text:p>
          </table:table-cell>
          <table:table-cell office:value-type="float" office:value="0" calcext:value-type="float">
            <text:p>0</text:p>
          </table:table-cell>
          <table:table-cell office:value-type="float" office:value="818.1936" calcext:value-type="float">
            <text:p>818.1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430385" calcext:value-type="float">
            <text:p>-0.0002430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35.31138" calcext:value-type="float">
            <text:p>35.31138</text:p>
          </table:table-cell>
          <table:table-cell office:value-type="float" office:value="1074.001" calcext:value-type="float">
            <text:p>1074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6841" calcext:value-type="float">
            <text:p>0.2876841</text:p>
          </table:table-cell>
          <table:table-cell office:value-type="float" office:value="6.799051" calcext:value-type="float">
            <text:p>6.799051</text:p>
          </table:table-cell>
          <table:table-cell office:value-type="float" office:value="0" calcext:value-type="float">
            <text:p>0</text:p>
          </table:table-cell>
          <table:table-cell office:value-type="float" office:value="0.00000436199" calcext:value-type="float">
            <text:p>4.36199E-06</text:p>
          </table:table-cell>
          <table:table-cell office:value-type="float" office:value="0" calcext:value-type="float">
            <text:p>0</text:p>
          </table:table-cell>
          <table:table-cell office:value-type="float" office:value="-0.006034223" calcext:value-type="float">
            <text:p>-0.006034223</text:p>
          </table:table-cell>
          <table:table-cell office:value-type="float" office:value="-0.001730848" calcext:value-type="float">
            <text:p>-0.001730848</text:p>
          </table:table-cell>
          <table:table-cell office:value-type="float" office:value="0.0003132742" calcext:value-type="float">
            <text:p>0.0003132742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58408" calcext:value-type="float">
            <text:p>12.58408</text:p>
          </table:table-cell>
          <table:table-cell office:value-type="float" office:value="0.2875605" calcext:value-type="float">
            <text:p>0.2875605</text:p>
          </table:table-cell>
          <table:table-cell office:value-type="float" office:value="0.1842707" calcext:value-type="float">
            <text:p>0.1842707</text:p>
          </table:table-cell>
          <table:table-cell office:value-type="float" office:value="0.1839591" calcext:value-type="float">
            <text:p>0.1839591</text:p>
          </table:table-cell>
          <table:table-cell office:value-type="float" office:value="0.07590366" calcext:value-type="float">
            <text:p>0.07590366</text:p>
          </table:table-cell>
          <table:table-cell office:value-type="float" office:value="0.07434026" calcext:value-type="float">
            <text:p>0.07434026</text:p>
          </table:table-cell>
          <table:table-cell office:value-type="float" office:value="0.03773329" calcext:value-type="float">
            <text:p>0.03773329</text:p>
          </table:table-cell>
          <table:table-cell office:value-type="float" office:value="0.03268647" calcext:value-type="float">
            <text:p>0.03268647</text:p>
          </table:table-cell>
          <table:table-cell office:value-type="float" office:value="0.03995683" calcext:value-type="float">
            <text:p>0.03995683</text:p>
          </table:table-cell>
          <table:table-cell office:value-type="float" office:value="0.02235469" calcext:value-type="float">
            <text:p>0.02235469</text:p>
          </table:table-cell>
          <table:table-cell office:value-type="float" office:value="0.02197737" calcext:value-type="float">
            <text:p>0.02197737</text:p>
          </table:table-cell>
          <table:table-cell office:value-type="float" office:value="0.02316493" calcext:value-type="float">
            <text:p>0.02316493</text:p>
          </table:table-cell>
          <table:table-cell office:value-type="float" office:value="0.04795476" calcext:value-type="float">
            <text:p>0.04795476</text:p>
          </table:table-cell>
          <table:table-cell office:value-type="float" office:value="0.004838958" calcext:value-type="float">
            <text:p>0.004838958</text:p>
          </table:table-cell>
          <table:table-cell office:value-type="float" office:value="0.003572673" calcext:value-type="float">
            <text:p>0.003572673</text:p>
          </table:table-cell>
          <table:table-cell office:value-type="float" office:value="0" calcext:value-type="float">
            <text:p>0</text:p>
          </table:table-cell>
          <table:table-cell office:value-type="float" office:value="21.13629" calcext:value-type="float">
            <text:p>21.13629</text:p>
          </table:table-cell>
          <table:table-cell office:value-type="float" office:value="9.436527" calcext:value-type="float">
            <text:p>9.436527</text:p>
          </table:table-cell>
          <table:table-cell office:value-type="float" office:value="6.824843" calcext:value-type="float">
            <text:p>6.824843</text:p>
          </table:table-cell>
          <table:table-cell office:value-type="float" office:value="4.988407" calcext:value-type="float">
            <text:p>4.988407</text:p>
          </table:table-cell>
          <table:table-cell office:value-type="float" office:value="3.429565" calcext:value-type="float">
            <text:p>3.429565</text:p>
          </table:table-cell>
          <table:table-cell office:value-type="float" office:value="1.420203" calcext:value-type="float">
            <text:p>1.420203</text:p>
          </table:table-cell>
          <table:table-cell office:value-type="float" office:value="0.502153" calcext:value-type="float">
            <text:p>0.502153</text:p>
          </table:table-cell>
          <table:table-cell office:value-type="float" office:value="0.9185758" calcext:value-type="float">
            <text:p>0.9185758</text:p>
          </table:table-cell>
          <table:table-cell office:value-type="float" office:value="1.716712" calcext:value-type="float">
            <text:p>1.716712</text:p>
          </table:table-cell>
          <table:table-cell office:value-type="float" office:value="4.888355" calcext:value-type="float">
            <text:p>4.888355</text:p>
          </table:table-cell>
          <table:table-cell office:value-type="float" office:value="0.6874899" calcext:value-type="float">
            <text:p>0.6874899</text:p>
          </table:table-cell>
          <table:table-cell office:value-type="float" office:value="0.3313406" calcext:value-type="float">
            <text:p>0.3313406</text:p>
          </table:table-cell>
          <table:table-cell office:value-type="float" office:value="0.3681447" calcext:value-type="float">
            <text:p>0.3681447</text:p>
          </table:table-cell>
          <table:table-cell office:value-type="float" office:value="0.3781763" calcext:value-type="float">
            <text:p>0.3781763</text:p>
          </table:table-cell>
          <table:table-cell office:value-type="float" office:value="0" calcext:value-type="float">
            <text:p>0</text:p>
          </table:table-cell>
          <table:table-cell office:value-type="float" office:value="827.9838" calcext:value-type="float">
            <text:p>827.9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483277" calcext:value-type="float">
            <text:p>-0.0002483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35.2984" calcext:value-type="float">
            <text:p>35.2984</text:p>
          </table:table-cell>
          <table:table-cell office:value-type="float" office:value="1074.003" calcext:value-type="float">
            <text:p>1074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4948" calcext:value-type="float">
            <text:p>0.2894948</text:p>
          </table:table-cell>
          <table:table-cell office:value-type="float" office:value="6.80699" calcext:value-type="float">
            <text:p>6.80699</text:p>
          </table:table-cell>
          <table:table-cell office:value-type="float" office:value="0" calcext:value-type="float">
            <text:p>0</text:p>
          </table:table-cell>
          <table:table-cell office:value-type="float" office:value="0.00000460568" calcext:value-type="float">
            <text:p>4.60568E-06</text:p>
          </table:table-cell>
          <table:table-cell office:value-type="float" office:value="0" calcext:value-type="float">
            <text:p>0</text:p>
          </table:table-cell>
          <table:table-cell office:value-type="float" office:value="-0.006043821" calcext:value-type="float">
            <text:p>-0.006043821</text:p>
          </table:table-cell>
          <table:table-cell office:value-type="float" office:value="-0.001772341" calcext:value-type="float">
            <text:p>-0.001772341</text:p>
          </table:table-cell>
          <table:table-cell office:value-type="float" office:value="0.0003221033" calcext:value-type="float">
            <text:p>0.0003221033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0915" calcext:value-type="float">
            <text:p>12.60915</text:p>
          </table:table-cell>
          <table:table-cell office:value-type="float" office:value="0.2945432" calcext:value-type="float">
            <text:p>0.2945432</text:p>
          </table:table-cell>
          <table:table-cell office:value-type="float" office:value="0.1836116" calcext:value-type="float">
            <text:p>0.1836116</text:p>
          </table:table-cell>
          <table:table-cell office:value-type="float" office:value="0.1837534" calcext:value-type="float">
            <text:p>0.1837534</text:p>
          </table:table-cell>
          <table:table-cell office:value-type="float" office:value="0.0762344" calcext:value-type="float">
            <text:p>0.0762344</text:p>
          </table:table-cell>
          <table:table-cell office:value-type="float" office:value="0.07454586" calcext:value-type="float">
            <text:p>0.07454586</text:p>
          </table:table-cell>
          <table:table-cell office:value-type="float" office:value="0.03791305" calcext:value-type="float">
            <text:p>0.03791305</text:p>
          </table:table-cell>
          <table:table-cell office:value-type="float" office:value="0.03182437" calcext:value-type="float">
            <text:p>0.03182437</text:p>
          </table:table-cell>
          <table:table-cell office:value-type="float" office:value="0.04012622" calcext:value-type="float">
            <text:p>0.04012622</text:p>
          </table:table-cell>
          <table:table-cell office:value-type="float" office:value="0.02238571" calcext:value-type="float">
            <text:p>0.02238571</text:p>
          </table:table-cell>
          <table:table-cell office:value-type="float" office:value="0.02200523" calcext:value-type="float">
            <text:p>0.02200523</text:p>
          </table:table-cell>
          <table:table-cell office:value-type="float" office:value="0.02317782" calcext:value-type="float">
            <text:p>0.02317782</text:p>
          </table:table-cell>
          <table:table-cell office:value-type="float" office:value="0.04782289" calcext:value-type="float">
            <text:p>0.04782289</text:p>
          </table:table-cell>
          <table:table-cell office:value-type="float" office:value="0.004839045" calcext:value-type="float">
            <text:p>0.004839045</text:p>
          </table:table-cell>
          <table:table-cell office:value-type="float" office:value="0.00357351" calcext:value-type="float">
            <text:p>0.00357351</text:p>
          </table:table-cell>
          <table:table-cell office:value-type="float" office:value="0" calcext:value-type="float">
            <text:p>0</text:p>
          </table:table-cell>
          <table:table-cell office:value-type="float" office:value="23.80167" calcext:value-type="float">
            <text:p>23.80167</text:p>
          </table:table-cell>
          <table:table-cell office:value-type="float" office:value="9.219554" calcext:value-type="float">
            <text:p>9.219554</text:p>
          </table:table-cell>
          <table:table-cell office:value-type="float" office:value="6.845618" calcext:value-type="float">
            <text:p>6.845618</text:p>
          </table:table-cell>
          <table:table-cell office:value-type="float" office:value="4.973601" calcext:value-type="float">
            <text:p>4.973601</text:p>
          </table:table-cell>
          <table:table-cell office:value-type="float" office:value="3.37167" calcext:value-type="float">
            <text:p>3.37167</text:p>
          </table:table-cell>
          <table:table-cell office:value-type="float" office:value="1.391528" calcext:value-type="float">
            <text:p>1.391528</text:p>
          </table:table-cell>
          <table:table-cell office:value-type="float" office:value="0.4662331" calcext:value-type="float">
            <text:p>0.4662331</text:p>
          </table:table-cell>
          <table:table-cell office:value-type="float" office:value="0.9238491" calcext:value-type="float">
            <text:p>0.9238491</text:p>
          </table:table-cell>
          <table:table-cell office:value-type="float" office:value="1.721596" calcext:value-type="float">
            <text:p>1.721596</text:p>
          </table:table-cell>
          <table:table-cell office:value-type="float" office:value="4.887092" calcext:value-type="float">
            <text:p>4.887092</text:p>
          </table:table-cell>
          <table:table-cell office:value-type="float" office:value="0.6871305" calcext:value-type="float">
            <text:p>0.6871305</text:p>
          </table:table-cell>
          <table:table-cell office:value-type="float" office:value="0.3326035" calcext:value-type="float">
            <text:p>0.3326035</text:p>
          </table:table-cell>
          <table:table-cell office:value-type="float" office:value="0.3672841" calcext:value-type="float">
            <text:p>0.3672841</text:p>
          </table:table-cell>
          <table:table-cell office:value-type="float" office:value="0.3786576" calcext:value-type="float">
            <text:p>0.3786576</text:p>
          </table:table-cell>
          <table:table-cell office:value-type="float" office:value="0" calcext:value-type="float">
            <text:p>0</text:p>
          </table:table-cell>
          <table:table-cell office:value-type="float" office:value="837.4287" calcext:value-type="float">
            <text:p>837.4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536302" calcext:value-type="float">
            <text:p>-0.00025363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35.28519" calcext:value-type="float">
            <text:p>35.28519</text:p>
          </table:table-cell>
          <table:table-cell office:value-type="float" office:value="1074.006" calcext:value-type="float">
            <text:p>1074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12689" calcext:value-type="float">
            <text:p>0.2912689</text:p>
          </table:table-cell>
          <table:table-cell office:value-type="float" office:value="6.815405" calcext:value-type="float">
            <text:p>6.815405</text:p>
          </table:table-cell>
          <table:table-cell office:value-type="float" office:value="0" calcext:value-type="float">
            <text:p>0</text:p>
          </table:table-cell>
          <table:table-cell office:value-type="float" office:value="0.00000474873" calcext:value-type="float">
            <text:p>4.74873E-06</text:p>
          </table:table-cell>
          <table:table-cell office:value-type="float" office:value="0" calcext:value-type="float">
            <text:p>0</text:p>
          </table:table-cell>
          <table:table-cell office:value-type="float" office:value="-0.006034746" calcext:value-type="float">
            <text:p>-0.006034746</text:p>
          </table:table-cell>
          <table:table-cell office:value-type="float" office:value="-0.00180955" calcext:value-type="float">
            <text:p>-0.00180955</text:p>
          </table:table-cell>
          <table:table-cell office:value-type="float" office:value="0.0003312176" calcext:value-type="float">
            <text:p>0.0003312176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2864" calcext:value-type="float">
            <text:p>12.62864</text:p>
          </table:table-cell>
          <table:table-cell office:value-type="float" office:value="0.2978953" calcext:value-type="float">
            <text:p>0.2978953</text:p>
          </table:table-cell>
          <table:table-cell office:value-type="float" office:value="0.1842504" calcext:value-type="float">
            <text:p>0.1842504</text:p>
          </table:table-cell>
          <table:table-cell office:value-type="float" office:value="0.1837009" calcext:value-type="float">
            <text:p>0.1837009</text:p>
          </table:table-cell>
          <table:table-cell office:value-type="float" office:value="0.07661925" calcext:value-type="float">
            <text:p>0.07661925</text:p>
          </table:table-cell>
          <table:table-cell office:value-type="float" office:value="0.07450718" calcext:value-type="float">
            <text:p>0.07450718</text:p>
          </table:table-cell>
          <table:table-cell office:value-type="float" office:value="0.03786252" calcext:value-type="float">
            <text:p>0.03786252</text:p>
          </table:table-cell>
          <table:table-cell office:value-type="float" office:value="0.03176088" calcext:value-type="float">
            <text:p>0.03176088</text:p>
          </table:table-cell>
          <table:table-cell office:value-type="float" office:value="0.04017274" calcext:value-type="float">
            <text:p>0.04017274</text:p>
          </table:table-cell>
          <table:table-cell office:value-type="float" office:value="0.02241628" calcext:value-type="float">
            <text:p>0.02241628</text:p>
          </table:table-cell>
          <table:table-cell office:value-type="float" office:value="0.02203296" calcext:value-type="float">
            <text:p>0.02203296</text:p>
          </table:table-cell>
          <table:table-cell office:value-type="float" office:value="0.02319088" calcext:value-type="float">
            <text:p>0.02319088</text:p>
          </table:table-cell>
          <table:table-cell office:value-type="float" office:value="0.04769278" calcext:value-type="float">
            <text:p>0.04769278</text:p>
          </table:table-cell>
          <table:table-cell office:value-type="float" office:value="0.004840098" calcext:value-type="float">
            <text:p>0.004840098</text:p>
          </table:table-cell>
          <table:table-cell office:value-type="float" office:value="0.003573041" calcext:value-type="float">
            <text:p>0.003573041</text:p>
          </table:table-cell>
          <table:table-cell office:value-type="float" office:value="0" calcext:value-type="float">
            <text:p>0</text:p>
          </table:table-cell>
          <table:table-cell office:value-type="float" office:value="30.19333" calcext:value-type="float">
            <text:p>30.19333</text:p>
          </table:table-cell>
          <table:table-cell office:value-type="float" office:value="9.250651" calcext:value-type="float">
            <text:p>9.250651</text:p>
          </table:table-cell>
          <table:table-cell office:value-type="float" office:value="6.848978" calcext:value-type="float">
            <text:p>6.848978</text:p>
          </table:table-cell>
          <table:table-cell office:value-type="float" office:value="4.919338" calcext:value-type="float">
            <text:p>4.919338</text:p>
          </table:table-cell>
          <table:table-cell office:value-type="float" office:value="3.267908" calcext:value-type="float">
            <text:p>3.267908</text:p>
          </table:table-cell>
          <table:table-cell office:value-type="float" office:value="1.357497" calcext:value-type="float">
            <text:p>1.357497</text:p>
          </table:table-cell>
          <table:table-cell office:value-type="float" office:value="0.4572566" calcext:value-type="float">
            <text:p>0.4572566</text:p>
          </table:table-cell>
          <table:table-cell office:value-type="float" office:value="0.9245661" calcext:value-type="float">
            <text:p>0.9245661</text:p>
          </table:table-cell>
          <table:table-cell office:value-type="float" office:value="1.726401" calcext:value-type="float">
            <text:p>1.726401</text:p>
          </table:table-cell>
          <table:table-cell office:value-type="float" office:value="4.885837" calcext:value-type="float">
            <text:p>4.885837</text:p>
          </table:table-cell>
          <table:table-cell office:value-type="float" office:value="0.6868189" calcext:value-type="float">
            <text:p>0.6868189</text:p>
          </table:table-cell>
          <table:table-cell office:value-type="float" office:value="0.3338105" calcext:value-type="float">
            <text:p>0.3338105</text:p>
          </table:table-cell>
          <table:table-cell office:value-type="float" office:value="0.3668458" calcext:value-type="float">
            <text:p>0.3668458</text:p>
          </table:table-cell>
          <table:table-cell office:value-type="float" office:value="0.3786709" calcext:value-type="float">
            <text:p>0.3786709</text:p>
          </table:table-cell>
          <table:table-cell office:value-type="float" office:value="0" calcext:value-type="float">
            <text:p>0</text:p>
          </table:table-cell>
          <table:table-cell office:value-type="float" office:value="846.369" calcext:value-type="float">
            <text:p>846.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589077" calcext:value-type="float">
            <text:p>-0.00025890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35.27197" calcext:value-type="float">
            <text:p>35.27197</text:p>
          </table:table-cell>
          <table:table-cell office:value-type="float" office:value="1074.008" calcext:value-type="float">
            <text:p>1074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27512" calcext:value-type="float">
            <text:p>0.2927512</text:p>
          </table:table-cell>
          <table:table-cell office:value-type="float" office:value="6.824275" calcext:value-type="float">
            <text:p>6.824275</text:p>
          </table:table-cell>
          <table:table-cell office:value-type="float" office:value="0" calcext:value-type="float">
            <text:p>0</text:p>
          </table:table-cell>
          <table:table-cell office:value-type="float" office:value="0.000004853003" calcext:value-type="float">
            <text:p>4.853003E-06</text:p>
          </table:table-cell>
          <table:table-cell office:value-type="float" office:value="0" calcext:value-type="float">
            <text:p>0</text:p>
          </table:table-cell>
          <table:table-cell office:value-type="float" office:value="-0.006028132" calcext:value-type="float">
            <text:p>-0.006028132</text:p>
          </table:table-cell>
          <table:table-cell office:value-type="float" office:value="-0.001843852" calcext:value-type="float">
            <text:p>-0.001843852</text:p>
          </table:table-cell>
          <table:table-cell office:value-type="float" office:value="0.0003395621" calcext:value-type="float">
            <text:p>0.000339562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4511" calcext:value-type="float">
            <text:p>12.64511</text:p>
          </table:table-cell>
          <table:table-cell office:value-type="float" office:value="0.291164" calcext:value-type="float">
            <text:p>0.291164</text:p>
          </table:table-cell>
          <table:table-cell office:value-type="float" office:value="0.1852488" calcext:value-type="float">
            <text:p>0.1852488</text:p>
          </table:table-cell>
          <table:table-cell office:value-type="float" office:value="0.1835271" calcext:value-type="float">
            <text:p>0.1835271</text:p>
          </table:table-cell>
          <table:table-cell office:value-type="float" office:value="0.07660364" calcext:value-type="float">
            <text:p>0.07660364</text:p>
          </table:table-cell>
          <table:table-cell office:value-type="float" office:value="0.07440813" calcext:value-type="float">
            <text:p>0.07440813</text:p>
          </table:table-cell>
          <table:table-cell office:value-type="float" office:value="0.03778509" calcext:value-type="float">
            <text:p>0.03778509</text:p>
          </table:table-cell>
          <table:table-cell office:value-type="float" office:value="0.03197218" calcext:value-type="float">
            <text:p>0.03197218</text:p>
          </table:table-cell>
          <table:table-cell office:value-type="float" office:value="0.04018424" calcext:value-type="float">
            <text:p>0.04018424</text:p>
          </table:table-cell>
          <table:table-cell office:value-type="float" office:value="0.0224464" calcext:value-type="float">
            <text:p>0.0224464</text:p>
          </table:table-cell>
          <table:table-cell office:value-type="float" office:value="0.02206047" calcext:value-type="float">
            <text:p>0.02206047</text:p>
          </table:table-cell>
          <table:table-cell office:value-type="float" office:value="0.02320406" calcext:value-type="float">
            <text:p>0.02320406</text:p>
          </table:table-cell>
          <table:table-cell office:value-type="float" office:value="0.04756444" calcext:value-type="float">
            <text:p>0.04756444</text:p>
          </table:table-cell>
          <table:table-cell office:value-type="float" office:value="0.004841157" calcext:value-type="float">
            <text:p>0.004841157</text:p>
          </table:table-cell>
          <table:table-cell office:value-type="float" office:value="0.003572562" calcext:value-type="float">
            <text:p>0.003572562</text:p>
          </table:table-cell>
          <table:table-cell office:value-type="float" office:value="0" calcext:value-type="float">
            <text:p>0</text:p>
          </table:table-cell>
          <table:table-cell office:value-type="float" office:value="33.94224" calcext:value-type="float">
            <text:p>33.94224</text:p>
          </table:table-cell>
          <table:table-cell office:value-type="float" office:value="9.503494" calcext:value-type="float">
            <text:p>9.503494</text:p>
          </table:table-cell>
          <table:table-cell office:value-type="float" office:value="6.832436" calcext:value-type="float">
            <text:p>6.832436</text:p>
          </table:table-cell>
          <table:table-cell office:value-type="float" office:value="4.827558" calcext:value-type="float">
            <text:p>4.827558</text:p>
          </table:table-cell>
          <table:table-cell office:value-type="float" office:value="3.191578" calcext:value-type="float">
            <text:p>3.191578</text:p>
          </table:table-cell>
          <table:table-cell office:value-type="float" office:value="1.334421" calcext:value-type="float">
            <text:p>1.334421</text:p>
          </table:table-cell>
          <table:table-cell office:value-type="float" office:value="0.463703" calcext:value-type="float">
            <text:p>0.463703</text:p>
          </table:table-cell>
          <table:table-cell office:value-type="float" office:value="0.9225298" calcext:value-type="float">
            <text:p>0.9225298</text:p>
          </table:table-cell>
          <table:table-cell office:value-type="float" office:value="1.731145" calcext:value-type="float">
            <text:p>1.731145</text:p>
          </table:table-cell>
          <table:table-cell office:value-type="float" office:value="4.884606" calcext:value-type="float">
            <text:p>4.884606</text:p>
          </table:table-cell>
          <table:table-cell office:value-type="float" office:value="0.6865478" calcext:value-type="float">
            <text:p>0.6865478</text:p>
          </table:table-cell>
          <table:table-cell office:value-type="float" office:value="0.3349808" calcext:value-type="float">
            <text:p>0.3349808</text:p>
          </table:table-cell>
          <table:table-cell office:value-type="float" office:value="0.3664306" calcext:value-type="float">
            <text:p>0.3664306</text:p>
          </table:table-cell>
          <table:table-cell office:value-type="float" office:value="0.378678" calcext:value-type="float">
            <text:p>0.378678</text:p>
          </table:table-cell>
          <table:table-cell office:value-type="float" office:value="0" calcext:value-type="float">
            <text:p>0</text:p>
          </table:table-cell>
          <table:table-cell office:value-type="float" office:value="854.2772" calcext:value-type="float">
            <text:p>854.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641535" calcext:value-type="float">
            <text:p>-0.00026415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35.25906" calcext:value-type="float">
            <text:p>35.25906</text:p>
          </table:table-cell>
          <table:table-cell office:value-type="float" office:value="1074.01" calcext:value-type="float">
            <text:p>107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39191" calcext:value-type="float">
            <text:p>0.2939191</text:p>
          </table:table-cell>
          <table:table-cell office:value-type="float" office:value="6.833373" calcext:value-type="float">
            <text:p>6.833373</text:p>
          </table:table-cell>
          <table:table-cell office:value-type="float" office:value="0" calcext:value-type="float">
            <text:p>0</text:p>
          </table:table-cell>
          <table:table-cell office:value-type="float" office:value="0.000004928927" calcext:value-type="float">
            <text:p>4.928927E-06</text:p>
          </table:table-cell>
          <table:table-cell office:value-type="float" office:value="0" calcext:value-type="float">
            <text:p>0</text:p>
          </table:table-cell>
          <table:table-cell office:value-type="float" office:value="-0.006023205" calcext:value-type="float">
            <text:p>-0.006023205</text:p>
          </table:table-cell>
          <table:table-cell office:value-type="float" office:value="-0.001878534" calcext:value-type="float">
            <text:p>-0.001878534</text:p>
          </table:table-cell>
          <table:table-cell office:value-type="float" office:value="0.0003470322" calcext:value-type="float">
            <text:p>0.0003470322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5924" calcext:value-type="float">
            <text:p>12.65924</text:p>
          </table:table-cell>
          <table:table-cell office:value-type="float" office:value="0.2831388" calcext:value-type="float">
            <text:p>0.2831388</text:p>
          </table:table-cell>
          <table:table-cell office:value-type="float" office:value="0.1865028" calcext:value-type="float">
            <text:p>0.1865028</text:p>
          </table:table-cell>
          <table:table-cell office:value-type="float" office:value="0.1835777" calcext:value-type="float">
            <text:p>0.1835777</text:p>
          </table:table-cell>
          <table:table-cell office:value-type="float" office:value="0.07658193" calcext:value-type="float">
            <text:p>0.07658193</text:p>
          </table:table-cell>
          <table:table-cell office:value-type="float" office:value="0.07433675" calcext:value-type="float">
            <text:p>0.07433675</text:p>
          </table:table-cell>
          <table:table-cell office:value-type="float" office:value="0.03772405" calcext:value-type="float">
            <text:p>0.03772405</text:p>
          </table:table-cell>
          <table:table-cell office:value-type="float" office:value="0.0322143" calcext:value-type="float">
            <text:p>0.0322143</text:p>
          </table:table-cell>
          <table:table-cell office:value-type="float" office:value="0.0401905" calcext:value-type="float">
            <text:p>0.0401905</text:p>
          </table:table-cell>
          <table:table-cell office:value-type="float" office:value="0.02247618" calcext:value-type="float">
            <text:p>0.02247618</text:p>
          </table:table-cell>
          <table:table-cell office:value-type="float" office:value="0.0220878" calcext:value-type="float">
            <text:p>0.0220878</text:p>
          </table:table-cell>
          <table:table-cell office:value-type="float" office:value="0.02321711" calcext:value-type="float">
            <text:p>0.02321711</text:p>
          </table:table-cell>
          <table:table-cell office:value-type="float" office:value="0.04743783" calcext:value-type="float">
            <text:p>0.04743783</text:p>
          </table:table-cell>
          <table:table-cell office:value-type="float" office:value="0.004842116" calcext:value-type="float">
            <text:p>0.004842116</text:p>
          </table:table-cell>
          <table:table-cell office:value-type="float" office:value="0.003571914" calcext:value-type="float">
            <text:p>0.003571914</text:p>
          </table:table-cell>
          <table:table-cell office:value-type="float" office:value="0" calcext:value-type="float">
            <text:p>0</text:p>
          </table:table-cell>
          <table:table-cell office:value-type="float" office:value="35.76974" calcext:value-type="float">
            <text:p>35.76974</text:p>
          </table:table-cell>
          <table:table-cell office:value-type="float" office:value="9.856598" calcext:value-type="float">
            <text:p>9.856598</text:p>
          </table:table-cell>
          <table:table-cell office:value-type="float" office:value="6.798932" calcext:value-type="float">
            <text:p>6.798932</text:p>
          </table:table-cell>
          <table:table-cell office:value-type="float" office:value="4.739828" calcext:value-type="float">
            <text:p>4.739828</text:p>
          </table:table-cell>
          <table:table-cell office:value-type="float" office:value="3.124629" calcext:value-type="float">
            <text:p>3.124629</text:p>
          </table:table-cell>
          <table:table-cell office:value-type="float" office:value="1.315888" calcext:value-type="float">
            <text:p>1.315888</text:p>
          </table:table-cell>
          <table:table-cell office:value-type="float" office:value="0.4734876" calcext:value-type="float">
            <text:p>0.4734876</text:p>
          </table:table-cell>
          <table:table-cell office:value-type="float" office:value="0.9199144" calcext:value-type="float">
            <text:p>0.9199144</text:p>
          </table:table-cell>
          <table:table-cell office:value-type="float" office:value="1.735824" calcext:value-type="float">
            <text:p>1.735824</text:p>
          </table:table-cell>
          <table:table-cell office:value-type="float" office:value="4.883378" calcext:value-type="float">
            <text:p>4.883378</text:p>
          </table:table-cell>
          <table:table-cell office:value-type="float" office:value="0.6863111" calcext:value-type="float">
            <text:p>0.6863111</text:p>
          </table:table-cell>
          <table:table-cell office:value-type="float" office:value="0.3361199" calcext:value-type="float">
            <text:p>0.3361199</text:p>
          </table:table-cell>
          <table:table-cell office:value-type="float" office:value="0.3660018" calcext:value-type="float">
            <text:p>0.3660018</text:p>
          </table:table-cell>
          <table:table-cell office:value-type="float" office:value="0.3786866" calcext:value-type="float">
            <text:p>0.3786866</text:p>
          </table:table-cell>
          <table:table-cell office:value-type="float" office:value="0" calcext:value-type="float">
            <text:p>0</text:p>
          </table:table-cell>
          <table:table-cell office:value-type="float" office:value="860.4929" calcext:value-type="float">
            <text:p>860.4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692297" calcext:value-type="float">
            <text:p>-0.00026922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35.24652" calcext:value-type="float">
            <text:p>35.24652</text:p>
          </table:table-cell>
          <table:table-cell office:value-type="float" office:value="1074.012" calcext:value-type="float">
            <text:p>1074.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8155" calcext:value-type="float">
            <text:p>0.2948155</text:p>
          </table:table-cell>
          <table:table-cell office:value-type="float" office:value="6.843173" calcext:value-type="float">
            <text:p>6.843173</text:p>
          </table:table-cell>
          <table:table-cell office:value-type="float" office:value="0" calcext:value-type="float">
            <text:p>0</text:p>
          </table:table-cell>
          <table:table-cell office:value-type="float" office:value="0.000004990295" calcext:value-type="float">
            <text:p>4.990295E-06</text:p>
          </table:table-cell>
          <table:table-cell office:value-type="float" office:value="0" calcext:value-type="float">
            <text:p>0</text:p>
          </table:table-cell>
          <table:table-cell office:value-type="float" office:value="-0.006611383" calcext:value-type="float">
            <text:p>-0.006611383</text:p>
          </table:table-cell>
          <table:table-cell office:value-type="float" office:value="-0.001913821" calcext:value-type="float">
            <text:p>-0.001913821</text:p>
          </table:table-cell>
          <table:table-cell office:value-type="float" office:value="0.0003537195" calcext:value-type="float">
            <text:p>0.0003537195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712" calcext:value-type="float">
            <text:p>12.6712</text:p>
          </table:table-cell>
          <table:table-cell office:value-type="float" office:value="0.2756124" calcext:value-type="float">
            <text:p>0.2756124</text:p>
          </table:table-cell>
          <table:table-cell office:value-type="float" office:value="0.1876335" calcext:value-type="float">
            <text:p>0.1876335</text:p>
          </table:table-cell>
          <table:table-cell office:value-type="float" office:value="0.1832455" calcext:value-type="float">
            <text:p>0.1832455</text:p>
          </table:table-cell>
          <table:table-cell office:value-type="float" office:value="0.0765421" calcext:value-type="float">
            <text:p>0.0765421</text:p>
          </table:table-cell>
          <table:table-cell office:value-type="float" office:value="0.07438394" calcext:value-type="float">
            <text:p>0.07438394</text:p>
          </table:table-cell>
          <table:table-cell office:value-type="float" office:value="0.03769295" calcext:value-type="float">
            <text:p>0.03769295</text:p>
          </table:table-cell>
          <table:table-cell office:value-type="float" office:value="0.0324601" calcext:value-type="float">
            <text:p>0.0324601</text:p>
          </table:table-cell>
          <table:table-cell office:value-type="float" office:value="0.04019626" calcext:value-type="float">
            <text:p>0.04019626</text:p>
          </table:table-cell>
          <table:table-cell office:value-type="float" office:value="0.02250575" calcext:value-type="float">
            <text:p>0.02250575</text:p>
          </table:table-cell>
          <table:table-cell office:value-type="float" office:value="0.02211496" calcext:value-type="float">
            <text:p>0.02211496</text:p>
          </table:table-cell>
          <table:table-cell office:value-type="float" office:value="0.0232302" calcext:value-type="float">
            <text:p>0.0232302</text:p>
          </table:table-cell>
          <table:table-cell office:value-type="float" office:value="0.04731231" calcext:value-type="float">
            <text:p>0.04731231</text:p>
          </table:table-cell>
          <table:table-cell office:value-type="float" office:value="0.004857887" calcext:value-type="float">
            <text:p>0.004857887</text:p>
          </table:table-cell>
          <table:table-cell office:value-type="float" office:value="0.003556811" calcext:value-type="float">
            <text:p>0.003556811</text:p>
          </table:table-cell>
          <table:table-cell office:value-type="float" office:value="0" calcext:value-type="float">
            <text:p>0</text:p>
          </table:table-cell>
          <table:table-cell office:value-type="float" office:value="36.99552" calcext:value-type="float">
            <text:p>36.99552</text:p>
          </table:table-cell>
          <table:table-cell office:value-type="float" office:value="10.30293" calcext:value-type="float">
            <text:p>10.30293</text:p>
          </table:table-cell>
          <table:table-cell office:value-type="float" office:value="6.705458" calcext:value-type="float">
            <text:p>6.705458</text:p>
          </table:table-cell>
          <table:table-cell office:value-type="float" office:value="4.65695" calcext:value-type="float">
            <text:p>4.65695</text:p>
          </table:table-cell>
          <table:table-cell office:value-type="float" office:value="3.07578" calcext:value-type="float">
            <text:p>3.07578</text:p>
          </table:table-cell>
          <table:table-cell office:value-type="float" office:value="1.300614" calcext:value-type="float">
            <text:p>1.300614</text:p>
          </table:table-cell>
          <table:table-cell office:value-type="float" office:value="0.4829507" calcext:value-type="float">
            <text:p>0.4829507</text:p>
          </table:table-cell>
          <table:table-cell office:value-type="float" office:value="0.9175387" calcext:value-type="float">
            <text:p>0.9175387</text:p>
          </table:table-cell>
          <table:table-cell office:value-type="float" office:value="1.740435" calcext:value-type="float">
            <text:p>1.740435</text:p>
          </table:table-cell>
          <table:table-cell office:value-type="float" office:value="4.88217" calcext:value-type="float">
            <text:p>4.88217</text:p>
          </table:table-cell>
          <table:table-cell office:value-type="float" office:value="0.6861128" calcext:value-type="float">
            <text:p>0.6861128</text:p>
          </table:table-cell>
          <table:table-cell office:value-type="float" office:value="0.3375833" calcext:value-type="float">
            <text:p>0.3375833</text:p>
          </table:table-cell>
          <table:table-cell office:value-type="float" office:value="0.3736935" calcext:value-type="float">
            <text:p>0.3736935</text:p>
          </table:table-cell>
          <table:table-cell office:value-type="float" office:value="0.3712447" calcext:value-type="float">
            <text:p>0.3712447</text:p>
          </table:table-cell>
          <table:table-cell office:value-type="float" office:value="0" calcext:value-type="float">
            <text:p>0</text:p>
          </table:table-cell>
          <table:table-cell office:value-type="float" office:value="865.3502" calcext:value-type="float">
            <text:p>865.3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741069" calcext:value-type="float">
            <text:p>-0.00027410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35.23385" calcext:value-type="float">
            <text:p>35.23385</text:p>
          </table:table-cell>
          <table:table-cell office:value-type="float" office:value="1074.014" calcext:value-type="float">
            <text:p>1074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7779" calcext:value-type="float">
            <text:p>0.2957779</text:p>
          </table:table-cell>
          <table:table-cell office:value-type="float" office:value="6.853207" calcext:value-type="float">
            <text:p>6.853207</text:p>
          </table:table-cell>
          <table:table-cell office:value-type="float" office:value="0" calcext:value-type="float">
            <text:p>0</text:p>
          </table:table-cell>
          <table:table-cell office:value-type="float" office:value="0.00000504802" calcext:value-type="float">
            <text:p>5.04802E-06</text:p>
          </table:table-cell>
          <table:table-cell office:value-type="float" office:value="0" calcext:value-type="float">
            <text:p>0</text:p>
          </table:table-cell>
          <table:table-cell office:value-type="float" office:value="-0.007453184" calcext:value-type="float">
            <text:p>-0.007453184</text:p>
          </table:table-cell>
          <table:table-cell office:value-type="float" office:value="-0.001943516" calcext:value-type="float">
            <text:p>-0.001943516</text:p>
          </table:table-cell>
          <table:table-cell office:value-type="float" office:value="0.0003612652" calcext:value-type="float">
            <text:p>0.0003612652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8352" calcext:value-type="float">
            <text:p>12.68352</text:p>
          </table:table-cell>
          <table:table-cell office:value-type="float" office:value="0.2718112" calcext:value-type="float">
            <text:p>0.2718112</text:p>
          </table:table-cell>
          <table:table-cell office:value-type="float" office:value="0.1873017" calcext:value-type="float">
            <text:p>0.1873017</text:p>
          </table:table-cell>
          <table:table-cell office:value-type="float" office:value="0.1826804" calcext:value-type="float">
            <text:p>0.1826804</text:p>
          </table:table-cell>
          <table:table-cell office:value-type="float" office:value="0.07636074" calcext:value-type="float">
            <text:p>0.07636074</text:p>
          </table:table-cell>
          <table:table-cell office:value-type="float" office:value="0.07429289" calcext:value-type="float">
            <text:p>0.07429289</text:p>
          </table:table-cell>
          <table:table-cell office:value-type="float" office:value="0.03764434" calcext:value-type="float">
            <text:p>0.03764434</text:p>
          </table:table-cell>
          <table:table-cell office:value-type="float" office:value="0.03266899" calcext:value-type="float">
            <text:p>0.03266899</text:p>
          </table:table-cell>
          <table:table-cell office:value-type="float" office:value="0.04020431" calcext:value-type="float">
            <text:p>0.04020431</text:p>
          </table:table-cell>
          <table:table-cell office:value-type="float" office:value="0.02253531" calcext:value-type="float">
            <text:p>0.02253531</text:p>
          </table:table-cell>
          <table:table-cell office:value-type="float" office:value="0.02214197" calcext:value-type="float">
            <text:p>0.02214197</text:p>
          </table:table-cell>
          <table:table-cell office:value-type="float" office:value="0.0232441" calcext:value-type="float">
            <text:p>0.0232441</text:p>
          </table:table-cell>
          <table:table-cell office:value-type="float" office:value="0.04718959" calcext:value-type="float">
            <text:p>0.04718959</text:p>
          </table:table-cell>
          <table:table-cell office:value-type="float" office:value="0.004853687" calcext:value-type="float">
            <text:p>0.004853687</text:p>
          </table:table-cell>
          <table:table-cell office:value-type="float" office:value="0.003561899" calcext:value-type="float">
            <text:p>0.003561899</text:p>
          </table:table-cell>
          <table:table-cell office:value-type="float" office:value="0" calcext:value-type="float">
            <text:p>0</text:p>
          </table:table-cell>
          <table:table-cell office:value-type="float" office:value="38.33022" calcext:value-type="float">
            <text:p>38.33022</text:p>
          </table:table-cell>
          <table:table-cell office:value-type="float" office:value="10.66654" calcext:value-type="float">
            <text:p>10.66654</text:p>
          </table:table-cell>
          <table:table-cell office:value-type="float" office:value="6.63991" calcext:value-type="float">
            <text:p>6.63991</text:p>
          </table:table-cell>
          <table:table-cell office:value-type="float" office:value="4.579184" calcext:value-type="float">
            <text:p>4.579184</text:p>
          </table:table-cell>
          <table:table-cell office:value-type="float" office:value="3.033442" calcext:value-type="float">
            <text:p>3.033442</text:p>
          </table:table-cell>
          <table:table-cell office:value-type="float" office:value="1.287585" calcext:value-type="float">
            <text:p>1.287585</text:p>
          </table:table-cell>
          <table:table-cell office:value-type="float" office:value="0.4906249" calcext:value-type="float">
            <text:p>0.4906249</text:p>
          </table:table-cell>
          <table:table-cell office:value-type="float" office:value="0.915753" calcext:value-type="float">
            <text:p>0.915753</text:p>
          </table:table-cell>
          <table:table-cell office:value-type="float" office:value="1.744983" calcext:value-type="float">
            <text:p>1.744983</text:p>
          </table:table-cell>
          <table:table-cell office:value-type="float" office:value="4.88097" calcext:value-type="float">
            <text:p>4.88097</text:p>
          </table:table-cell>
          <table:table-cell office:value-type="float" office:value="0.6859702" calcext:value-type="float">
            <text:p>0.6859702</text:p>
          </table:table-cell>
          <table:table-cell office:value-type="float" office:value="0.3390294" calcext:value-type="float">
            <text:p>0.3390294</text:p>
          </table:table-cell>
          <table:table-cell office:value-type="float" office:value="0.370675" calcext:value-type="float">
            <text:p>0.370675</text:p>
          </table:table-cell>
          <table:table-cell office:value-type="float" office:value="0.37495" calcext:value-type="float">
            <text:p>0.37495</text:p>
          </table:table-cell>
          <table:table-cell office:value-type="float" office:value="0" calcext:value-type="float">
            <text:p>0</text:p>
          </table:table-cell>
          <table:table-cell office:value-type="float" office:value="870.8087" calcext:value-type="float">
            <text:p>870.8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789463" calcext:value-type="float">
            <text:p>-0.00027894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35.22073" calcext:value-type="float">
            <text:p>35.22073</text:p>
          </table:table-cell>
          <table:table-cell office:value-type="float" office:value="1074.016" calcext:value-type="float">
            <text:p>1074.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71335" calcext:value-type="float">
            <text:p>0.2971335</text:p>
          </table:table-cell>
          <table:table-cell office:value-type="float" office:value="6.862938" calcext:value-type="float">
            <text:p>6.862938</text:p>
          </table:table-cell>
          <table:table-cell office:value-type="float" office:value="0" calcext:value-type="float">
            <text:p>0</text:p>
          </table:table-cell>
          <table:table-cell office:value-type="float" office:value="0.000005113132" calcext:value-type="float">
            <text:p>5.113132E-06</text:p>
          </table:table-cell>
          <table:table-cell office:value-type="float" office:value="0" calcext:value-type="float">
            <text:p>0</text:p>
          </table:table-cell>
          <table:table-cell office:value-type="float" office:value="-0.008258373" calcext:value-type="float">
            <text:p>-0.008258373</text:p>
          </table:table-cell>
          <table:table-cell office:value-type="float" office:value="-0.001976779" calcext:value-type="float">
            <text:p>-0.001976779</text:p>
          </table:table-cell>
          <table:table-cell office:value-type="float" office:value="0.0003691013" calcext:value-type="float">
            <text:p>0.0003691013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69868" calcext:value-type="float">
            <text:p>12.69868</text:p>
          </table:table-cell>
          <table:table-cell office:value-type="float" office:value="0.2732533" calcext:value-type="float">
            <text:p>0.2732533</text:p>
          </table:table-cell>
          <table:table-cell office:value-type="float" office:value="0.1859789" calcext:value-type="float">
            <text:p>0.1859789</text:p>
          </table:table-cell>
          <table:table-cell office:value-type="float" office:value="0.1818061" calcext:value-type="float">
            <text:p>0.1818061</text:p>
          </table:table-cell>
          <table:table-cell office:value-type="float" office:value="0.07596502" calcext:value-type="float">
            <text:p>0.07596502</text:p>
          </table:table-cell>
          <table:table-cell office:value-type="float" office:value="0.07390446" calcext:value-type="float">
            <text:p>0.07390446</text:p>
          </table:table-cell>
          <table:table-cell office:value-type="float" office:value="0.03754022" calcext:value-type="float">
            <text:p>0.03754022</text:p>
          </table:table-cell>
          <table:table-cell office:value-type="float" office:value="0.03284791" calcext:value-type="float">
            <text:p>0.03284791</text:p>
          </table:table-cell>
          <table:table-cell office:value-type="float" office:value="0.04021079" calcext:value-type="float">
            <text:p>0.04021079</text:p>
          </table:table-cell>
          <table:table-cell office:value-type="float" office:value="0.02256486" calcext:value-type="float">
            <text:p>0.02256486</text:p>
          </table:table-cell>
          <table:table-cell office:value-type="float" office:value="0.02216887" calcext:value-type="float">
            <text:p>0.02216887</text:p>
          </table:table-cell>
          <table:table-cell office:value-type="float" office:value="0.02325851" calcext:value-type="float">
            <text:p>0.02325851</text:p>
          </table:table-cell>
          <table:table-cell office:value-type="float" office:value="0.04706903" calcext:value-type="float">
            <text:p>0.04706903</text:p>
          </table:table-cell>
          <table:table-cell office:value-type="float" office:value="0.004850471" calcext:value-type="float">
            <text:p>0.004850471</text:p>
          </table:table-cell>
          <table:table-cell office:value-type="float" office:value="0.003565998" calcext:value-type="float">
            <text:p>0.003565998</text:p>
          </table:table-cell>
          <table:table-cell office:value-type="float" office:value="0" calcext:value-type="float">
            <text:p>0</text:p>
          </table:table-cell>
          <table:table-cell office:value-type="float" office:value="39.24075" calcext:value-type="float">
            <text:p>39.24075</text:p>
          </table:table-cell>
          <table:table-cell office:value-type="float" office:value="10.89335" calcext:value-type="float">
            <text:p>10.89335</text:p>
          </table:table-cell>
          <table:table-cell office:value-type="float" office:value="6.604653" calcext:value-type="float">
            <text:p>6.604653</text:p>
          </table:table-cell>
          <table:table-cell office:value-type="float" office:value="4.501777" calcext:value-type="float">
            <text:p>4.501777</text:p>
          </table:table-cell>
          <table:table-cell office:value-type="float" office:value="2.986728" calcext:value-type="float">
            <text:p>2.986728</text:p>
          </table:table-cell>
          <table:table-cell office:value-type="float" office:value="1.276334" calcext:value-type="float">
            <text:p>1.276334</text:p>
          </table:table-cell>
          <table:table-cell office:value-type="float" office:value="0.4984769" calcext:value-type="float">
            <text:p>0.4984769</text:p>
          </table:table-cell>
          <table:table-cell office:value-type="float" office:value="0.9141561" calcext:value-type="float">
            <text:p>0.9141561</text:p>
          </table:table-cell>
          <table:table-cell office:value-type="float" office:value="1.749469" calcext:value-type="float">
            <text:p>1.749469</text:p>
          </table:table-cell>
          <table:table-cell office:value-type="float" office:value="4.879784" calcext:value-type="float">
            <text:p>4.879784</text:p>
          </table:table-cell>
          <table:table-cell office:value-type="float" office:value="0.6858637" calcext:value-type="float">
            <text:p>0.6858637</text:p>
          </table:table-cell>
          <table:table-cell office:value-type="float" office:value="0.3402813" calcext:value-type="float">
            <text:p>0.3402813</text:p>
          </table:table-cell>
          <table:table-cell office:value-type="float" office:value="0.3683147" calcext:value-type="float">
            <text:p>0.3683147</text:p>
          </table:table-cell>
          <table:table-cell office:value-type="float" office:value="0.3781406" calcext:value-type="float">
            <text:p>0.3781406</text:p>
          </table:table-cell>
          <table:table-cell office:value-type="float" office:value="0" calcext:value-type="float">
            <text:p>0</text:p>
          </table:table-cell>
          <table:table-cell office:value-type="float" office:value="878.4949" calcext:value-type="float">
            <text:p>878.4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83869" calcext:value-type="float">
            <text:p>-0.0002838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35.20752" calcext:value-type="float">
            <text:p>35.20752</text:p>
          </table:table-cell>
          <table:table-cell office:value-type="float" office:value="1074.019" calcext:value-type="float">
            <text:p>1074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89209" calcext:value-type="float">
            <text:p>0.2989209</text:p>
          </table:table-cell>
          <table:table-cell office:value-type="float" office:value="6.871153" calcext:value-type="float">
            <text:p>6.871153</text:p>
          </table:table-cell>
          <table:table-cell office:value-type="float" office:value="0" calcext:value-type="float">
            <text:p>0</text:p>
          </table:table-cell>
          <table:table-cell office:value-type="float" office:value="0.000005251494" calcext:value-type="float">
            <text:p>5.251494E-06</text:p>
          </table:table-cell>
          <table:table-cell office:value-type="float" office:value="0" calcext:value-type="float">
            <text:p>0</text:p>
          </table:table-cell>
          <table:table-cell office:value-type="float" office:value="-0.008297137" calcext:value-type="float">
            <text:p>-0.008297137</text:p>
          </table:table-cell>
          <table:table-cell office:value-type="float" office:value="-0.002015372" calcext:value-type="float">
            <text:p>-0.002015372</text:p>
          </table:table-cell>
          <table:table-cell office:value-type="float" office:value="0.0003768276" calcext:value-type="float">
            <text:p>0.0003768276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71996" calcext:value-type="float">
            <text:p>12.71996</text:p>
          </table:table-cell>
          <table:table-cell office:value-type="float" office:value="0.2861133" calcext:value-type="float">
            <text:p>0.2861133</text:p>
          </table:table-cell>
          <table:table-cell office:value-type="float" office:value="0.1835777" calcext:value-type="float">
            <text:p>0.1835777</text:p>
          </table:table-cell>
          <table:table-cell office:value-type="float" office:value="0.1805295" calcext:value-type="float">
            <text:p>0.1805295</text:p>
          </table:table-cell>
          <table:table-cell office:value-type="float" office:value="0.07548385" calcext:value-type="float">
            <text:p>0.07548385</text:p>
          </table:table-cell>
          <table:table-cell office:value-type="float" office:value="0.0735172" calcext:value-type="float">
            <text:p>0.0735172</text:p>
          </table:table-cell>
          <table:table-cell office:value-type="float" office:value="0.03741878" calcext:value-type="float">
            <text:p>0.03741878</text:p>
          </table:table-cell>
          <table:table-cell office:value-type="float" office:value="0.03294293" calcext:value-type="float">
            <text:p>0.03294293</text:p>
          </table:table-cell>
          <table:table-cell office:value-type="float" office:value="0.04021759" calcext:value-type="float">
            <text:p>0.04021759</text:p>
          </table:table-cell>
          <table:table-cell office:value-type="float" office:value="0.02259484" calcext:value-type="float">
            <text:p>0.02259484</text:p>
          </table:table-cell>
          <table:table-cell office:value-type="float" office:value="0.02219553" calcext:value-type="float">
            <text:p>0.02219553</text:p>
          </table:table-cell>
          <table:table-cell office:value-type="float" office:value="0.0232732" calcext:value-type="float">
            <text:p>0.0232732</text:p>
          </table:table-cell>
          <table:table-cell office:value-type="float" office:value="0.04695044" calcext:value-type="float">
            <text:p>0.04695044</text:p>
          </table:table-cell>
          <table:table-cell office:value-type="float" office:value="0.004850481" calcext:value-type="float">
            <text:p>0.004850481</text:p>
          </table:table-cell>
          <table:table-cell office:value-type="float" office:value="0.003567028" calcext:value-type="float">
            <text:p>0.003567028</text:p>
          </table:table-cell>
          <table:table-cell office:value-type="float" office:value="0" calcext:value-type="float">
            <text:p>0</text:p>
          </table:table-cell>
          <table:table-cell office:value-type="float" office:value="37.26627" calcext:value-type="float">
            <text:p>37.26627</text:p>
          </table:table-cell>
          <table:table-cell office:value-type="float" office:value="10.80205" calcext:value-type="float">
            <text:p>10.80205</text:p>
          </table:table-cell>
          <table:table-cell office:value-type="float" office:value="6.553733" calcext:value-type="float">
            <text:p>6.553733</text:p>
          </table:table-cell>
          <table:table-cell office:value-type="float" office:value="4.446146" calcext:value-type="float">
            <text:p>4.446146</text:p>
          </table:table-cell>
          <table:table-cell office:value-type="float" office:value="2.9586" calcext:value-type="float">
            <text:p>2.9586</text:p>
          </table:table-cell>
          <table:table-cell office:value-type="float" office:value="1.265976" calcext:value-type="float">
            <text:p>1.265976</text:p>
          </table:table-cell>
          <table:table-cell office:value-type="float" office:value="0.50306" calcext:value-type="float">
            <text:p>0.50306</text:p>
          </table:table-cell>
          <table:table-cell office:value-type="float" office:value="0.9131414" calcext:value-type="float">
            <text:p>0.9131414</text:p>
          </table:table-cell>
          <table:table-cell office:value-type="float" office:value="1.754138" calcext:value-type="float">
            <text:p>1.754138</text:p>
          </table:table-cell>
          <table:table-cell office:value-type="float" office:value="4.878449" calcext:value-type="float">
            <text:p>4.878449</text:p>
          </table:table-cell>
          <table:table-cell office:value-type="float" office:value="0.6857784" calcext:value-type="float">
            <text:p>0.6857784</text:p>
          </table:table-cell>
          <table:table-cell office:value-type="float" office:value="0.3414171" calcext:value-type="float">
            <text:p>0.3414171</text:p>
          </table:table-cell>
          <table:table-cell office:value-type="float" office:value="0.3673725" calcext:value-type="float">
            <text:p>0.3673725</text:p>
          </table:table-cell>
          <table:table-cell office:value-type="float" office:value="0.3787106" calcext:value-type="float">
            <text:p>0.3787106</text:p>
          </table:table-cell>
          <table:table-cell office:value-type="float" office:value="0" calcext:value-type="float">
            <text:p>0</text:p>
          </table:table-cell>
          <table:table-cell office:value-type="float" office:value="888.3959" calcext:value-type="float">
            <text:p>888.3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88885" calcext:value-type="float">
            <text:p>-0.000288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35.19456" calcext:value-type="float">
            <text:p>35.19456</text:p>
          </table:table-cell>
          <table:table-cell office:value-type="float" office:value="1074.021" calcext:value-type="float">
            <text:p>1074.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03783" calcext:value-type="float">
            <text:p>0.3003783</text:p>
          </table:table-cell>
          <table:table-cell office:value-type="float" office:value="6.879513" calcext:value-type="float">
            <text:p>6.879513</text:p>
          </table:table-cell>
          <table:table-cell office:value-type="float" office:value="0" calcext:value-type="float">
            <text:p>0</text:p>
          </table:table-cell>
          <table:table-cell office:value-type="float" office:value="0.0000053883" calcext:value-type="float">
            <text:p>5.3883E-06</text:p>
          </table:table-cell>
          <table:table-cell office:value-type="float" office:value="0" calcext:value-type="float">
            <text:p>0</text:p>
          </table:table-cell>
          <table:table-cell office:value-type="float" office:value="-0.008287302" calcext:value-type="float">
            <text:p>-0.008287302</text:p>
          </table:table-cell>
          <table:table-cell office:value-type="float" office:value="-0.002055557" calcext:value-type="float">
            <text:p>-0.002055557</text:p>
          </table:table-cell>
          <table:table-cell office:value-type="float" office:value="0.0003838934" calcext:value-type="float">
            <text:p>0.0003838934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73984" calcext:value-type="float">
            <text:p>12.73984</text:p>
          </table:table-cell>
          <table:table-cell office:value-type="float" office:value="0.2929461" calcext:value-type="float">
            <text:p>0.2929461</text:p>
          </table:table-cell>
          <table:table-cell office:value-type="float" office:value="0.1818961" calcext:value-type="float">
            <text:p>0.1818961</text:p>
          </table:table-cell>
          <table:table-cell office:value-type="float" office:value="0.1797502" calcext:value-type="float">
            <text:p>0.1797502</text:p>
          </table:table-cell>
          <table:table-cell office:value-type="float" office:value="0.07512213" calcext:value-type="float">
            <text:p>0.07512213</text:p>
          </table:table-cell>
          <table:table-cell office:value-type="float" office:value="0.07326453" calcext:value-type="float">
            <text:p>0.07326453</text:p>
          </table:table-cell>
          <table:table-cell office:value-type="float" office:value="0.0373481" calcext:value-type="float">
            <text:p>0.0373481</text:p>
          </table:table-cell>
          <table:table-cell office:value-type="float" office:value="0.03298071" calcext:value-type="float">
            <text:p>0.03298071</text:p>
          </table:table-cell>
          <table:table-cell office:value-type="float" office:value="0.04022715" calcext:value-type="float">
            <text:p>0.04022715</text:p>
          </table:table-cell>
          <table:table-cell office:value-type="float" office:value="0.02262636" calcext:value-type="float">
            <text:p>0.02262636</text:p>
          </table:table-cell>
          <table:table-cell office:value-type="float" office:value="0.02222161" calcext:value-type="float">
            <text:p>0.02222161</text:p>
          </table:table-cell>
          <table:table-cell office:value-type="float" office:value="0.02328799" calcext:value-type="float">
            <text:p>0.02328799</text:p>
          </table:table-cell>
          <table:table-cell office:value-type="float" office:value="0.04683357" calcext:value-type="float">
            <text:p>0.04683357</text:p>
          </table:table-cell>
          <table:table-cell office:value-type="float" office:value="0.004851603" calcext:value-type="float">
            <text:p>0.004851603</text:p>
          </table:table-cell>
          <table:table-cell office:value-type="float" office:value="0.003566573" calcext:value-type="float">
            <text:p>0.003566573</text:p>
          </table:table-cell>
          <table:table-cell office:value-type="float" office:value="0" calcext:value-type="float">
            <text:p>0</text:p>
          </table:table-cell>
          <table:table-cell office:value-type="float" office:value="37.12183" calcext:value-type="float">
            <text:p>37.12183</text:p>
          </table:table-cell>
          <table:table-cell office:value-type="float" office:value="10.68401" calcext:value-type="float">
            <text:p>10.68401</text:p>
          </table:table-cell>
          <table:table-cell office:value-type="float" office:value="6.522003" calcext:value-type="float">
            <text:p>6.522003</text:p>
          </table:table-cell>
          <table:table-cell office:value-type="float" office:value="4.395368" calcext:value-type="float">
            <text:p>4.395368</text:p>
          </table:table-cell>
          <table:table-cell office:value-type="float" office:value="2.933042" calcext:value-type="float">
            <text:p>2.933042</text:p>
          </table:table-cell>
          <table:table-cell office:value-type="float" office:value="1.257086" calcext:value-type="float">
            <text:p>1.257086</text:p>
          </table:table-cell>
          <table:table-cell office:value-type="float" office:value="0.5024403" calcext:value-type="float">
            <text:p>0.5024403</text:p>
          </table:table-cell>
          <table:table-cell office:value-type="float" office:value="0.9130828" calcext:value-type="float">
            <text:p>0.9130828</text:p>
          </table:table-cell>
          <table:table-cell office:value-type="float" office:value="1.759552" calcext:value-type="float">
            <text:p>1.759552</text:p>
          </table:table-cell>
          <table:table-cell office:value-type="float" office:value="4.876558" calcext:value-type="float">
            <text:p>4.876558</text:p>
          </table:table-cell>
          <table:table-cell office:value-type="float" office:value="0.6857053" calcext:value-type="float">
            <text:p>0.6857053</text:p>
          </table:table-cell>
          <table:table-cell office:value-type="float" office:value="0.342503" calcext:value-type="float">
            <text:p>0.342503</text:p>
          </table:table-cell>
          <table:table-cell office:value-type="float" office:value="0.3669167" calcext:value-type="float">
            <text:p>0.3669167</text:p>
          </table:table-cell>
          <table:table-cell office:value-type="float" office:value="0.3787179" calcext:value-type="float">
            <text:p>0.3787179</text:p>
          </table:table-cell>
          <table:table-cell office:value-type="float" office:value="0" calcext:value-type="float">
            <text:p>0</text:p>
          </table:table-cell>
          <table:table-cell office:value-type="float" office:value="896.6271" calcext:value-type="float">
            <text:p>896.6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937512" calcext:value-type="float">
            <text:p>-0.00029375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35.18199" calcext:value-type="float">
            <text:p>35.18199</text:p>
          </table:table-cell>
          <table:table-cell office:value-type="float" office:value="1074.023" calcext:value-type="float">
            <text:p>1074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1794" calcext:value-type="float">
            <text:p>0.3011794</text:p>
          </table:table-cell>
          <table:table-cell office:value-type="float" office:value="6.888741" calcext:value-type="float">
            <text:p>6.888741</text:p>
          </table:table-cell>
          <table:table-cell office:value-type="float" office:value="0" calcext:value-type="float">
            <text:p>0</text:p>
          </table:table-cell>
          <table:table-cell office:value-type="float" office:value="0.000005463953" calcext:value-type="float">
            <text:p>5.463953E-06</text:p>
          </table:table-cell>
          <table:table-cell office:value-type="float" office:value="0" calcext:value-type="float">
            <text:p>0</text:p>
          </table:table-cell>
          <table:table-cell office:value-type="float" office:value="-0.008281867" calcext:value-type="float">
            <text:p>-0.008281867</text:p>
          </table:table-cell>
          <table:table-cell office:value-type="float" office:value="-0.002085814" calcext:value-type="float">
            <text:p>-0.002085814</text:p>
          </table:table-cell>
          <table:table-cell office:value-type="float" office:value="0.0003912074" calcext:value-type="float">
            <text:p>0.0003912074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75142" calcext:value-type="float">
            <text:p>12.75142</text:p>
          </table:table-cell>
          <table:table-cell office:value-type="float" office:value="0.2815657" calcext:value-type="float">
            <text:p>0.2815657</text:p>
          </table:table-cell>
          <table:table-cell office:value-type="float" office:value="0.1815843" calcext:value-type="float">
            <text:p>0.1815843</text:p>
          </table:table-cell>
          <table:table-cell office:value-type="float" office:value="0.1791684" calcext:value-type="float">
            <text:p>0.1791684</text:p>
          </table:table-cell>
          <table:table-cell office:value-type="float" office:value="0.07484481" calcext:value-type="float">
            <text:p>0.07484481</text:p>
          </table:table-cell>
          <table:table-cell office:value-type="float" office:value="0.07305413" calcext:value-type="float">
            <text:p>0.07305413</text:p>
          </table:table-cell>
          <table:table-cell office:value-type="float" office:value="0.03726332" calcext:value-type="float">
            <text:p>0.03726332</text:p>
          </table:table-cell>
          <table:table-cell office:value-type="float" office:value="0.03309672" calcext:value-type="float">
            <text:p>0.03309672</text:p>
          </table:table-cell>
          <table:table-cell office:value-type="float" office:value="0.04023068" calcext:value-type="float">
            <text:p>0.04023068</text:p>
          </table:table-cell>
          <table:table-cell office:value-type="float" office:value="0.02265773" calcext:value-type="float">
            <text:p>0.02265773</text:p>
          </table:table-cell>
          <table:table-cell office:value-type="float" office:value="0.02224757" calcext:value-type="float">
            <text:p>0.02224757</text:p>
          </table:table-cell>
          <table:table-cell office:value-type="float" office:value="0.02330285" calcext:value-type="float">
            <text:p>0.02330285</text:p>
          </table:table-cell>
          <table:table-cell office:value-type="float" office:value="0.04671843" calcext:value-type="float">
            <text:p>0.04671843</text:p>
          </table:table-cell>
          <table:table-cell office:value-type="float" office:value="0.004852572" calcext:value-type="float">
            <text:p>0.004852572</text:p>
          </table:table-cell>
          <table:table-cell office:value-type="float" office:value="0.003565819" calcext:value-type="float">
            <text:p>0.003565819</text:p>
          </table:table-cell>
          <table:table-cell office:value-type="float" office:value="0" calcext:value-type="float">
            <text:p>0</text:p>
          </table:table-cell>
          <table:table-cell office:value-type="float" office:value="38.80061" calcext:value-type="float">
            <text:p>38.80061</text:p>
          </table:table-cell>
          <table:table-cell office:value-type="float" office:value="10.92822" calcext:value-type="float">
            <text:p>10.92822</text:p>
          </table:table-cell>
          <table:table-cell office:value-type="float" office:value="6.477824" calcext:value-type="float">
            <text:p>6.477824</text:p>
          </table:table-cell>
          <table:table-cell office:value-type="float" office:value="4.335522" calcext:value-type="float">
            <text:p>4.335522</text:p>
          </table:table-cell>
          <table:table-cell office:value-type="float" office:value="2.89941" calcext:value-type="float">
            <text:p>2.89941</text:p>
          </table:table-cell>
          <table:table-cell office:value-type="float" office:value="1.24761" calcext:value-type="float">
            <text:p>1.24761</text:p>
          </table:table-cell>
          <table:table-cell office:value-type="float" office:value="0.5069157" calcext:value-type="float">
            <text:p>0.5069157</text:p>
          </table:table-cell>
          <table:table-cell office:value-type="float" office:value="0.9121948" calcext:value-type="float">
            <text:p>0.9121948</text:p>
          </table:table-cell>
          <table:table-cell office:value-type="float" office:value="1.764874" calcext:value-type="float">
            <text:p>1.764874</text:p>
          </table:table-cell>
          <table:table-cell office:value-type="float" office:value="4.874706" calcext:value-type="float">
            <text:p>4.874706</text:p>
          </table:table-cell>
          <table:table-cell office:value-type="float" office:value="0.6856411" calcext:value-type="float">
            <text:p>0.6856411</text:p>
          </table:table-cell>
          <table:table-cell office:value-type="float" office:value="0.3435637" calcext:value-type="float">
            <text:p>0.3435637</text:p>
          </table:table-cell>
          <table:table-cell office:value-type="float" office:value="0.3664293" calcext:value-type="float">
            <text:p>0.3664293</text:p>
          </table:table-cell>
          <table:table-cell office:value-type="float" office:value="0.3787293" calcext:value-type="float">
            <text:p>0.3787293</text:p>
          </table:table-cell>
          <table:table-cell office:value-type="float" office:value="0" calcext:value-type="float">
            <text:p>0</text:p>
          </table:table-cell>
          <table:table-cell office:value-type="float" office:value="901.807" calcext:value-type="float">
            <text:p>901.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2984331" calcext:value-type="float">
            <text:p>-0.00029843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35.16953" calcext:value-type="float">
            <text:p>35.16953</text:p>
          </table:table-cell>
          <table:table-cell office:value-type="float" office:value="1074.025" calcext:value-type="float">
            <text:p>1074.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9333" calcext:value-type="float">
            <text:p>0.3019333</text:p>
          </table:table-cell>
          <table:table-cell office:value-type="float" office:value="6.897987" calcext:value-type="float">
            <text:p>6.897987</text:p>
          </table:table-cell>
          <table:table-cell office:value-type="float" office:value="0" calcext:value-type="float">
            <text:p>0</text:p>
          </table:table-cell>
          <table:table-cell office:value-type="float" office:value="0.000005521035" calcext:value-type="float">
            <text:p>5.521035E-06</text:p>
          </table:table-cell>
          <table:table-cell office:value-type="float" office:value="0" calcext:value-type="float">
            <text:p>0</text:p>
          </table:table-cell>
          <table:table-cell office:value-type="float" office:value="-0.0082777" calcext:value-type="float">
            <text:p>-0.0082777</text:p>
          </table:table-cell>
          <table:table-cell office:value-type="float" office:value="-0.00211444" calcext:value-type="float">
            <text:p>-0.00211444</text:p>
          </table:table-cell>
          <table:table-cell office:value-type="float" office:value="0.0003986663" calcext:value-type="float">
            <text:p>0.0003986663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76164" calcext:value-type="float">
            <text:p>12.76164</text:p>
          </table:table-cell>
          <table:table-cell office:value-type="float" office:value="0.2762617" calcext:value-type="float">
            <text:p>0.2762617</text:p>
          </table:table-cell>
          <table:table-cell office:value-type="float" office:value="0.1801125" calcext:value-type="float">
            <text:p>0.1801125</text:p>
          </table:table-cell>
          <table:table-cell office:value-type="float" office:value="0.1786954" calcext:value-type="float">
            <text:p>0.1786954</text:p>
          </table:table-cell>
          <table:table-cell office:value-type="float" office:value="0.0745744" calcext:value-type="float">
            <text:p>0.0745744</text:p>
          </table:table-cell>
          <table:table-cell office:value-type="float" office:value="0.07280204" calcext:value-type="float">
            <text:p>0.07280204</text:p>
          </table:table-cell>
          <table:table-cell office:value-type="float" office:value="0.03716468" calcext:value-type="float">
            <text:p>0.03716468</text:p>
          </table:table-cell>
          <table:table-cell office:value-type="float" office:value="0.03322124" calcext:value-type="float">
            <text:p>0.03322124</text:p>
          </table:table-cell>
          <table:table-cell office:value-type="float" office:value="0.04023386" calcext:value-type="float">
            <text:p>0.04023386</text:p>
          </table:table-cell>
          <table:table-cell office:value-type="float" office:value="0.02268904" calcext:value-type="float">
            <text:p>0.02268904</text:p>
          </table:table-cell>
          <table:table-cell office:value-type="float" office:value="0.02227338" calcext:value-type="float">
            <text:p>0.02227338</text:p>
          </table:table-cell>
          <table:table-cell office:value-type="float" office:value="0.0233177" calcext:value-type="float">
            <text:p>0.0233177</text:p>
          </table:table-cell>
          <table:table-cell office:value-type="float" office:value="0.04660494" calcext:value-type="float">
            <text:p>0.04660494</text:p>
          </table:table-cell>
          <table:table-cell office:value-type="float" office:value="0.004853497" calcext:value-type="float">
            <text:p>0.004853497</text:p>
          </table:table-cell>
          <table:table-cell office:value-type="float" office:value="0.003565067" calcext:value-type="float">
            <text:p>0.003565067</text:p>
          </table:table-cell>
          <table:table-cell office:value-type="float" office:value="0" calcext:value-type="float">
            <text:p>0</text:p>
          </table:table-cell>
          <table:table-cell office:value-type="float" office:value="40.74613" calcext:value-type="float">
            <text:p>40.74613</text:p>
          </table:table-cell>
          <table:table-cell office:value-type="float" office:value="11.15857" calcext:value-type="float">
            <text:p>11.15857</text:p>
          </table:table-cell>
          <table:table-cell office:value-type="float" office:value="6.449799" calcext:value-type="float">
            <text:p>6.449799</text:p>
          </table:table-cell>
          <table:table-cell office:value-type="float" office:value="4.28249" calcext:value-type="float">
            <text:p>4.28249</text:p>
          </table:table-cell>
          <table:table-cell office:value-type="float" office:value="2.865346" calcext:value-type="float">
            <text:p>2.865346</text:p>
          </table:table-cell>
          <table:table-cell office:value-type="float" office:value="1.238639" calcext:value-type="float">
            <text:p>1.238639</text:p>
          </table:table-cell>
          <table:table-cell office:value-type="float" office:value="0.5123397" calcext:value-type="float">
            <text:p>0.5123397</text:p>
          </table:table-cell>
          <table:table-cell office:value-type="float" office:value="0.9113269" calcext:value-type="float">
            <text:p>0.9113269</text:p>
          </table:table-cell>
          <table:table-cell office:value-type="float" office:value="1.7701" calcext:value-type="float">
            <text:p>1.7701</text:p>
          </table:table-cell>
          <table:table-cell office:value-type="float" office:value="4.8729" calcext:value-type="float">
            <text:p>4.8729</text:p>
          </table:table-cell>
          <table:table-cell office:value-type="float" office:value="0.6855845" calcext:value-type="float">
            <text:p>0.6855845</text:p>
          </table:table-cell>
          <table:table-cell office:value-type="float" office:value="0.3446006" calcext:value-type="float">
            <text:p>0.3446006</text:p>
          </table:table-cell>
          <table:table-cell office:value-type="float" office:value="0.3659577" calcext:value-type="float">
            <text:p>0.3659577</text:p>
          </table:table-cell>
          <table:table-cell office:value-type="float" office:value="0.3787411" calcext:value-type="float">
            <text:p>0.3787411</text:p>
          </table:table-cell>
          <table:table-cell office:value-type="float" office:value="0" calcext:value-type="float">
            <text:p>0</text:p>
          </table:table-cell>
          <table:table-cell office:value-type="float" office:value="906.6392" calcext:value-type="float">
            <text:p>906.6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029957" calcext:value-type="float">
            <text:p>-0.00030299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35.15716" calcext:value-type="float">
            <text:p>35.15716</text:p>
          </table:table-cell>
          <table:table-cell office:value-type="float" office:value="1074.027" calcext:value-type="float">
            <text:p>1074.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6472" calcext:value-type="float">
            <text:p>0.3026472</text:p>
          </table:table-cell>
          <table:table-cell office:value-type="float" office:value="6.907239" calcext:value-type="float">
            <text:p>6.907239</text:p>
          </table:table-cell>
          <table:table-cell office:value-type="float" office:value="0" calcext:value-type="float">
            <text:p>0</text:p>
          </table:table-cell>
          <table:table-cell office:value-type="float" office:value="0.000005572571" calcext:value-type="float">
            <text:p>5.572571E-06</text:p>
          </table:table-cell>
          <table:table-cell office:value-type="float" office:value="0" calcext:value-type="float">
            <text:p>0</text:p>
          </table:table-cell>
          <table:table-cell office:value-type="float" office:value="-0.008273886" calcext:value-type="float">
            <text:p>-0.008273886</text:p>
          </table:table-cell>
          <table:table-cell office:value-type="float" office:value="-0.002142217" calcext:value-type="float">
            <text:p>-0.002142217</text:p>
          </table:table-cell>
          <table:table-cell office:value-type="float" office:value="0.0004061041" calcext:value-type="float">
            <text:p>0.000406104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77091" calcext:value-type="float">
            <text:p>12.77091</text:p>
          </table:table-cell>
          <table:table-cell office:value-type="float" office:value="0.2730935" calcext:value-type="float">
            <text:p>0.2730935</text:p>
          </table:table-cell>
          <table:table-cell office:value-type="float" office:value="0.1777854" calcext:value-type="float">
            <text:p>0.1777854</text:p>
          </table:table-cell>
          <table:table-cell office:value-type="float" office:value="0.1783883" calcext:value-type="float">
            <text:p>0.1783883</text:p>
          </table:table-cell>
          <table:table-cell office:value-type="float" office:value="0.07427707" calcext:value-type="float">
            <text:p>0.07427707</text:p>
          </table:table-cell>
          <table:table-cell office:value-type="float" office:value="0.0726556" calcext:value-type="float">
            <text:p>0.0726556</text:p>
          </table:table-cell>
          <table:table-cell office:value-type="float" office:value="0.03707279" calcext:value-type="float">
            <text:p>0.03707279</text:p>
          </table:table-cell>
          <table:table-cell office:value-type="float" office:value="0.03332656" calcext:value-type="float">
            <text:p>0.03332656</text:p>
          </table:table-cell>
          <table:table-cell office:value-type="float" office:value="0.04023669" calcext:value-type="float">
            <text:p>0.04023669</text:p>
          </table:table-cell>
          <table:table-cell office:value-type="float" office:value="0.02272043" calcext:value-type="float">
            <text:p>0.02272043</text:p>
          </table:table-cell>
          <table:table-cell office:value-type="float" office:value="0.0223003" calcext:value-type="float">
            <text:p>0.0223003</text:p>
          </table:table-cell>
          <table:table-cell office:value-type="float" office:value="0.02333087" calcext:value-type="float">
            <text:p>0.02333087</text:p>
          </table:table-cell>
          <table:table-cell office:value-type="float" office:value="0.04649297" calcext:value-type="float">
            <text:p>0.04649297</text:p>
          </table:table-cell>
          <table:table-cell office:value-type="float" office:value="0.004854385" calcext:value-type="float">
            <text:p>0.004854385</text:p>
          </table:table-cell>
          <table:table-cell office:value-type="float" office:value="0.003564304" calcext:value-type="float">
            <text:p>0.003564304</text:p>
          </table:table-cell>
          <table:table-cell office:value-type="float" office:value="0" calcext:value-type="float">
            <text:p>0</text:p>
          </table:table-cell>
          <table:table-cell office:value-type="float" office:value="42.38188" calcext:value-type="float">
            <text:p>42.38188</text:p>
          </table:table-cell>
          <table:table-cell office:value-type="float" office:value="11.33898" calcext:value-type="float">
            <text:p>11.33898</text:p>
          </table:table-cell>
          <table:table-cell office:value-type="float" office:value="6.446651" calcext:value-type="float">
            <text:p>6.446651</text:p>
          </table:table-cell>
          <table:table-cell office:value-type="float" office:value="4.235433" calcext:value-type="float">
            <text:p>4.235433</text:p>
          </table:table-cell>
          <table:table-cell office:value-type="float" office:value="2.847208" calcext:value-type="float">
            <text:p>2.847208</text:p>
          </table:table-cell>
          <table:table-cell office:value-type="float" office:value="1.230899" calcext:value-type="float">
            <text:p>1.230899</text:p>
          </table:table-cell>
          <table:table-cell office:value-type="float" office:value="0.5177679" calcext:value-type="float">
            <text:p>0.5177679</text:p>
          </table:table-cell>
          <table:table-cell office:value-type="float" office:value="0.9104673" calcext:value-type="float">
            <text:p>0.9104673</text:p>
          </table:table-cell>
          <table:table-cell office:value-type="float" office:value="1.775269" calcext:value-type="float">
            <text:p>1.775269</text:p>
          </table:table-cell>
          <table:table-cell office:value-type="float" office:value="4.871281" calcext:value-type="float">
            <text:p>4.871281</text:p>
          </table:table-cell>
          <table:table-cell office:value-type="float" office:value="0.6852738" calcext:value-type="float">
            <text:p>0.6852738</text:p>
          </table:table-cell>
          <table:table-cell office:value-type="float" office:value="0.3456115" calcext:value-type="float">
            <text:p>0.3456115</text:p>
          </table:table-cell>
          <table:table-cell office:value-type="float" office:value="0.3654993" calcext:value-type="float">
            <text:p>0.3654993</text:p>
          </table:table-cell>
          <table:table-cell office:value-type="float" office:value="0.3787526" calcext:value-type="float">
            <text:p>0.3787526</text:p>
          </table:table-cell>
          <table:table-cell office:value-type="float" office:value="0" calcext:value-type="float">
            <text:p>0</text:p>
          </table:table-cell>
          <table:table-cell office:value-type="float" office:value="911.2919" calcext:value-type="float">
            <text:p>911.29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074371" calcext:value-type="float">
            <text:p>-0.00030743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35.1445" calcext:value-type="float">
            <text:p>35.1445</text:p>
          </table:table-cell>
          <table:table-cell office:value-type="float" office:value="1074.029" calcext:value-type="float">
            <text:p>1074.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3761" calcext:value-type="float">
            <text:p>0.303761</text:p>
          </table:table-cell>
          <table:table-cell office:value-type="float" office:value="6.916154" calcext:value-type="float">
            <text:p>6.916154</text:p>
          </table:table-cell>
          <table:table-cell office:value-type="float" office:value="0" calcext:value-type="float">
            <text:p>0</text:p>
          </table:table-cell>
          <table:table-cell office:value-type="float" office:value="0.000005657686" calcext:value-type="float">
            <text:p>5.657686E-06</text:p>
          </table:table-cell>
          <table:table-cell office:value-type="float" office:value="0" calcext:value-type="float">
            <text:p>0</text:p>
          </table:table-cell>
          <table:table-cell office:value-type="float" office:value="-0.008267445" calcext:value-type="float">
            <text:p>-0.008267445</text:p>
          </table:table-cell>
          <table:table-cell office:value-type="float" office:value="-0.002170891" calcext:value-type="float">
            <text:p>-0.002170891</text:p>
          </table:table-cell>
          <table:table-cell office:value-type="float" office:value="0.0004137359" calcext:value-type="float">
            <text:p>0.0004137359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78232" calcext:value-type="float">
            <text:p>12.78232</text:p>
          </table:table-cell>
          <table:table-cell office:value-type="float" office:value="0.2725931" calcext:value-type="float">
            <text:p>0.2725931</text:p>
          </table:table-cell>
          <table:table-cell office:value-type="float" office:value="0.1748913" calcext:value-type="float">
            <text:p>0.1748913</text:p>
          </table:table-cell>
          <table:table-cell office:value-type="float" office:value="0.1781586" calcext:value-type="float">
            <text:p>0.1781586</text:p>
          </table:table-cell>
          <table:table-cell office:value-type="float" office:value="0.07396045" calcext:value-type="float">
            <text:p>0.07396045</text:p>
          </table:table-cell>
          <table:table-cell office:value-type="float" office:value="0.07240889" calcext:value-type="float">
            <text:p>0.07240889</text:p>
          </table:table-cell>
          <table:table-cell office:value-type="float" office:value="0.03698807" calcext:value-type="float">
            <text:p>0.03698807</text:p>
          </table:table-cell>
          <table:table-cell office:value-type="float" office:value="0.03338602" calcext:value-type="float">
            <text:p>0.03338602</text:p>
          </table:table-cell>
          <table:table-cell office:value-type="float" office:value="0.04024102" calcext:value-type="float">
            <text:p>0.04024102</text:p>
          </table:table-cell>
          <table:table-cell office:value-type="float" office:value="0.02275193" calcext:value-type="float">
            <text:p>0.02275193</text:p>
          </table:table-cell>
          <table:table-cell office:value-type="float" office:value="0.02232741" calcext:value-type="float">
            <text:p>0.02232741</text:p>
          </table:table-cell>
          <table:table-cell office:value-type="float" office:value="0.023344" calcext:value-type="float">
            <text:p>0.023344</text:p>
          </table:table-cell>
          <table:table-cell office:value-type="float" office:value="0.04638218" calcext:value-type="float">
            <text:p>0.04638218</text:p>
          </table:table-cell>
          <table:table-cell office:value-type="float" office:value="0.004855333" calcext:value-type="float">
            <text:p>0.004855333</text:p>
          </table:table-cell>
          <table:table-cell office:value-type="float" office:value="0.003563802" calcext:value-type="float">
            <text:p>0.003563802</text:p>
          </table:table-cell>
          <table:table-cell office:value-type="float" office:value="0" calcext:value-type="float">
            <text:p>0</text:p>
          </table:table-cell>
          <table:table-cell office:value-type="float" office:value="42.78296" calcext:value-type="float">
            <text:p>42.78296</text:p>
          </table:table-cell>
          <table:table-cell office:value-type="float" office:value="11.47131" calcext:value-type="float">
            <text:p>11.47131</text:p>
          </table:table-cell>
          <table:table-cell office:value-type="float" office:value="6.479117" calcext:value-type="float">
            <text:p>6.479117</text:p>
          </table:table-cell>
          <table:table-cell office:value-type="float" office:value="4.198206" calcext:value-type="float">
            <text:p>4.198206</text:p>
          </table:table-cell>
          <table:table-cell office:value-type="float" office:value="2.827507" calcext:value-type="float">
            <text:p>2.827507</text:p>
          </table:table-cell>
          <table:table-cell office:value-type="float" office:value="1.224632" calcext:value-type="float">
            <text:p>1.224632</text:p>
          </table:table-cell>
          <table:table-cell office:value-type="float" office:value="0.5214752" calcext:value-type="float">
            <text:p>0.5214752</text:p>
          </table:table-cell>
          <table:table-cell office:value-type="float" office:value="0.9099158" calcext:value-type="float">
            <text:p>0.9099158</text:p>
          </table:table-cell>
          <table:table-cell office:value-type="float" office:value="1.780374" calcext:value-type="float">
            <text:p>1.780374</text:p>
          </table:table-cell>
          <table:table-cell office:value-type="float" office:value="4.869729" calcext:value-type="float">
            <text:p>4.869729</text:p>
          </table:table-cell>
          <table:table-cell office:value-type="float" office:value="0.6849363" calcext:value-type="float">
            <text:p>0.6849363</text:p>
          </table:table-cell>
          <table:table-cell office:value-type="float" office:value="0.3465914" calcext:value-type="float">
            <text:p>0.3465914</text:p>
          </table:table-cell>
          <table:table-cell office:value-type="float" office:value="0.3650911" calcext:value-type="float">
            <text:p>0.3650911</text:p>
          </table:table-cell>
          <table:table-cell office:value-type="float" office:value="0.3787627" calcext:value-type="float">
            <text:p>0.3787627</text:p>
          </table:table-cell>
          <table:table-cell office:value-type="float" office:value="0" calcext:value-type="float">
            <text:p>0</text:p>
          </table:table-cell>
          <table:table-cell office:value-type="float" office:value="918.0464" calcext:value-type="float">
            <text:p>918.0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118425" calcext:value-type="float">
            <text:p>-0.00031184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35.1318" calcext:value-type="float">
            <text:p>35.1318</text:p>
          </table:table-cell>
          <table:table-cell office:value-type="float" office:value="1074.031" calcext:value-type="float">
            <text:p>1074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51022" calcext:value-type="float">
            <text:p>0.3051022</text:p>
          </table:table-cell>
          <table:table-cell office:value-type="float" office:value="6.924419" calcext:value-type="float">
            <text:p>6.924419</text:p>
          </table:table-cell>
          <table:table-cell office:value-type="float" office:value="0" calcext:value-type="float">
            <text:p>0</text:p>
          </table:table-cell>
          <table:table-cell office:value-type="float" office:value="0.000005821915" calcext:value-type="float">
            <text:p>5.821915E-06</text:p>
          </table:table-cell>
          <table:table-cell office:value-type="float" office:value="0" calcext:value-type="float">
            <text:p>0</text:p>
          </table:table-cell>
          <table:table-cell office:value-type="float" office:value="-0.008254991" calcext:value-type="float">
            <text:p>-0.008254991</text:p>
          </table:table-cell>
          <table:table-cell office:value-type="float" office:value="-0.002206238" calcext:value-type="float">
            <text:p>-0.002206238</text:p>
          </table:table-cell>
          <table:table-cell office:value-type="float" office:value="0.0004209277" calcext:value-type="float">
            <text:p>0.0004209277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003" calcext:value-type="float">
            <text:p>12.8003</text:p>
          </table:table-cell>
          <table:table-cell office:value-type="float" office:value="0.2742806" calcext:value-type="float">
            <text:p>0.2742806</text:p>
          </table:table-cell>
          <table:table-cell office:value-type="float" office:value="0.1732507" calcext:value-type="float">
            <text:p>0.1732507</text:p>
          </table:table-cell>
          <table:table-cell office:value-type="float" office:value="0.1772672" calcext:value-type="float">
            <text:p>0.1772672</text:p>
          </table:table-cell>
          <table:table-cell office:value-type="float" office:value="0.0735238" calcext:value-type="float">
            <text:p>0.0735238</text:p>
          </table:table-cell>
          <table:table-cell office:value-type="float" office:value="0.07205643" calcext:value-type="float">
            <text:p>0.07205643</text:p>
          </table:table-cell>
          <table:table-cell office:value-type="float" office:value="0.03697329" calcext:value-type="float">
            <text:p>0.03697329</text:p>
          </table:table-cell>
          <table:table-cell office:value-type="float" office:value="0.03316323" calcext:value-type="float">
            <text:p>0.03316323</text:p>
          </table:table-cell>
          <table:table-cell office:value-type="float" office:value="0.0402905" calcext:value-type="float">
            <text:p>0.0402905</text:p>
          </table:table-cell>
          <table:table-cell office:value-type="float" office:value="0.02278358" calcext:value-type="float">
            <text:p>0.02278358</text:p>
          </table:table-cell>
          <table:table-cell office:value-type="float" office:value="0.02235444" calcext:value-type="float">
            <text:p>0.02235444</text:p>
          </table:table-cell>
          <table:table-cell office:value-type="float" office:value="0.02335762" calcext:value-type="float">
            <text:p>0.02335762</text:p>
          </table:table-cell>
          <table:table-cell office:value-type="float" office:value="0.04627267" calcext:value-type="float">
            <text:p>0.04627267</text:p>
          </table:table-cell>
          <table:table-cell office:value-type="float" office:value="0.004856333" calcext:value-type="float">
            <text:p>0.004856333</text:p>
          </table:table-cell>
          <table:table-cell office:value-type="float" office:value="0.003563476" calcext:value-type="float">
            <text:p>0.003563476</text:p>
          </table:table-cell>
          <table:table-cell office:value-type="float" office:value="0" calcext:value-type="float">
            <text:p>0</text:p>
          </table:table-cell>
          <table:table-cell office:value-type="float" office:value="35.60159" calcext:value-type="float">
            <text:p>35.60159</text:p>
          </table:table-cell>
          <table:table-cell office:value-type="float" office:value="11.83052" calcext:value-type="float">
            <text:p>11.83052</text:p>
          </table:table-cell>
          <table:table-cell office:value-type="float" office:value="6.497328" calcext:value-type="float">
            <text:p>6.497328</text:p>
          </table:table-cell>
          <table:table-cell office:value-type="float" office:value="4.166787" calcext:value-type="float">
            <text:p>4.166787</text:p>
          </table:table-cell>
          <table:table-cell office:value-type="float" office:value="2.81305" calcext:value-type="float">
            <text:p>2.81305</text:p>
          </table:table-cell>
          <table:table-cell office:value-type="float" office:value="1.221547" calcext:value-type="float">
            <text:p>1.221547</text:p>
          </table:table-cell>
          <table:table-cell office:value-type="float" office:value="0.5135812" calcext:value-type="float">
            <text:p>0.5135812</text:p>
          </table:table-cell>
          <table:table-cell office:value-type="float" office:value="0.9114148" calcext:value-type="float">
            <text:p>0.9114148</text:p>
          </table:table-cell>
          <table:table-cell office:value-type="float" office:value="1.785387" calcext:value-type="float">
            <text:p>1.785387</text:p>
          </table:table-cell>
          <table:table-cell office:value-type="float" office:value="4.868195" calcext:value-type="float">
            <text:p>4.868195</text:p>
          </table:table-cell>
          <table:table-cell office:value-type="float" office:value="0.6846411" calcext:value-type="float">
            <text:p>0.6846411</text:p>
          </table:table-cell>
          <table:table-cell office:value-type="float" office:value="0.3475482" calcext:value-type="float">
            <text:p>0.3475482</text:p>
          </table:table-cell>
          <table:table-cell office:value-type="float" office:value="0.364719" calcext:value-type="float">
            <text:p>0.364719</text:p>
          </table:table-cell>
          <table:table-cell office:value-type="float" office:value="0.3787699" calcext:value-type="float">
            <text:p>0.3787699</text:p>
          </table:table-cell>
          <table:table-cell office:value-type="float" office:value="0" calcext:value-type="float">
            <text:p>0</text:p>
          </table:table-cell>
          <table:table-cell office:value-type="float" office:value="926.1214" calcext:value-type="float">
            <text:p>926.1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163209" calcext:value-type="float">
            <text:p>-0.00031632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35.11886" calcext:value-type="float">
            <text:p>35.11886</text:p>
          </table:table-cell>
          <table:table-cell office:value-type="float" office:value="1074.034" calcext:value-type="float">
            <text:p>1074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65256" calcext:value-type="float">
            <text:p>0.3065256</text:p>
          </table:table-cell>
          <table:table-cell office:value-type="float" office:value="6.933423" calcext:value-type="float">
            <text:p>6.933423</text:p>
          </table:table-cell>
          <table:table-cell office:value-type="float" office:value="0" calcext:value-type="float">
            <text:p>0</text:p>
          </table:table-cell>
          <table:table-cell office:value-type="float" office:value="0.000005896303" calcext:value-type="float">
            <text:p>5.896303E-06</text:p>
          </table:table-cell>
          <table:table-cell office:value-type="float" office:value="0" calcext:value-type="float">
            <text:p>0</text:p>
          </table:table-cell>
          <table:table-cell office:value-type="float" office:value="-0.008798331" calcext:value-type="float">
            <text:p>-0.008798331</text:p>
          </table:table-cell>
          <table:table-cell office:value-type="float" office:value="-0.002244576" calcext:value-type="float">
            <text:p>-0.002244576</text:p>
          </table:table-cell>
          <table:table-cell office:value-type="float" office:value="0.000427932" calcext:value-type="float">
            <text:p>0.000427932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1653" calcext:value-type="float">
            <text:p>12.81653</text:p>
          </table:table-cell>
          <table:table-cell office:value-type="float" office:value="0.2812966" calcext:value-type="float">
            <text:p>0.2812966</text:p>
          </table:table-cell>
          <table:table-cell office:value-type="float" office:value="0.1714218" calcext:value-type="float">
            <text:p>0.1714218</text:p>
          </table:table-cell>
          <table:table-cell office:value-type="float" office:value="0.1759384" calcext:value-type="float">
            <text:p>0.1759384</text:p>
          </table:table-cell>
          <table:table-cell office:value-type="float" office:value="0.07308714" calcext:value-type="float">
            <text:p>0.07308714</text:p>
          </table:table-cell>
          <table:table-cell office:value-type="float" office:value="0.07169221" calcext:value-type="float">
            <text:p>0.07169221</text:p>
          </table:table-cell>
          <table:table-cell office:value-type="float" office:value="0.03689187" calcext:value-type="float">
            <text:p>0.03689187</text:p>
          </table:table-cell>
          <table:table-cell office:value-type="float" office:value="0.0330033" calcext:value-type="float">
            <text:p>0.0330033</text:p>
          </table:table-cell>
          <table:table-cell office:value-type="float" office:value="0.04032435" calcext:value-type="float">
            <text:p>0.04032435</text:p>
          </table:table-cell>
          <table:table-cell office:value-type="float" office:value="0.02281524" calcext:value-type="float">
            <text:p>0.02281524</text:p>
          </table:table-cell>
          <table:table-cell office:value-type="float" office:value="0.02238127" calcext:value-type="float">
            <text:p>0.02238127</text:p>
          </table:table-cell>
          <table:table-cell office:value-type="float" office:value="0.02337045" calcext:value-type="float">
            <text:p>0.02337045</text:p>
          </table:table-cell>
          <table:table-cell office:value-type="float" office:value="0.04616472" calcext:value-type="float">
            <text:p>0.04616472</text:p>
          </table:table-cell>
          <table:table-cell office:value-type="float" office:value="0.004870979" calcext:value-type="float">
            <text:p>0.004870979</text:p>
          </table:table-cell>
          <table:table-cell office:value-type="float" office:value="0.003549925" calcext:value-type="float">
            <text:p>0.003549925</text:p>
          </table:table-cell>
          <table:table-cell office:value-type="float" office:value="0" calcext:value-type="float">
            <text:p>0</text:p>
          </table:table-cell>
          <table:table-cell office:value-type="float" office:value="40.65971" calcext:value-type="float">
            <text:p>40.65971</text:p>
          </table:table-cell>
          <table:table-cell office:value-type="float" office:value="11.83524" calcext:value-type="float">
            <text:p>11.83524</text:p>
          </table:table-cell>
          <table:table-cell office:value-type="float" office:value="6.489987" calcext:value-type="float">
            <text:p>6.489987</text:p>
          </table:table-cell>
          <table:table-cell office:value-type="float" office:value="4.134751" calcext:value-type="float">
            <text:p>4.134751</text:p>
          </table:table-cell>
          <table:table-cell office:value-type="float" office:value="2.795929" calcext:value-type="float">
            <text:p>2.795929</text:p>
          </table:table-cell>
          <table:table-cell office:value-type="float" office:value="1.213537" calcext:value-type="float">
            <text:p>1.213537</text:p>
          </table:table-cell>
          <table:table-cell office:value-type="float" office:value="0.506255" calcext:value-type="float">
            <text:p>0.506255</text:p>
          </table:table-cell>
          <table:table-cell office:value-type="float" office:value="0.9127886" calcext:value-type="float">
            <text:p>0.9127886</text:p>
          </table:table-cell>
          <table:table-cell office:value-type="float" office:value="1.790326" calcext:value-type="float">
            <text:p>1.790326</text:p>
          </table:table-cell>
          <table:table-cell office:value-type="float" office:value="4.866657" calcext:value-type="float">
            <text:p>4.866657</text:p>
          </table:table-cell>
          <table:table-cell office:value-type="float" office:value="0.6843626" calcext:value-type="float">
            <text:p>0.6843626</text:p>
          </table:table-cell>
          <table:table-cell office:value-type="float" office:value="0.3488296" calcext:value-type="float">
            <text:p>0.3488296</text:p>
          </table:table-cell>
          <table:table-cell office:value-type="float" office:value="0.3718614" calcext:value-type="float">
            <text:p>0.3718614</text:p>
          </table:table-cell>
          <table:table-cell office:value-type="float" office:value="0.3719179" calcext:value-type="float">
            <text:p>0.3719179</text:p>
          </table:table-cell>
          <table:table-cell office:value-type="float" office:value="0" calcext:value-type="float">
            <text:p>0</text:p>
          </table:table-cell>
          <table:table-cell office:value-type="float" office:value="934.4431" calcext:value-type="float">
            <text:p>934.4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08279" calcext:value-type="float">
            <text:p>-0.00032082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35.10635" calcext:value-type="float">
            <text:p>35.10635</text:p>
          </table:table-cell>
          <table:table-cell office:value-type="float" office:value="1074.035" calcext:value-type="float">
            <text:p>1074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395" calcext:value-type="float">
            <text:p>0.307395</text:p>
          </table:table-cell>
          <table:table-cell office:value-type="float" office:value="6.943235" calcext:value-type="float">
            <text:p>6.943235</text:p>
          </table:table-cell>
          <table:table-cell office:value-type="float" office:value="0" calcext:value-type="float">
            <text:p>0</text:p>
          </table:table-cell>
          <table:table-cell office:value-type="float" office:value="0.000005953685" calcext:value-type="float">
            <text:p>5.953685E-06</text:p>
          </table:table-cell>
          <table:table-cell office:value-type="float" office:value="0" calcext:value-type="float">
            <text:p>0</text:p>
          </table:table-cell>
          <table:table-cell office:value-type="float" office:value="-0.009634225" calcext:value-type="float">
            <text:p>-0.009634225</text:p>
          </table:table-cell>
          <table:table-cell office:value-type="float" office:value="-0.002276616" calcext:value-type="float">
            <text:p>-0.002276616</text:p>
          </table:table-cell>
          <table:table-cell office:value-type="float" office:value="0.0004349365" calcext:value-type="float">
            <text:p>0.0004349365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279" calcext:value-type="float">
            <text:p>12.8279</text:p>
          </table:table-cell>
          <table:table-cell office:value-type="float" office:value="0.2803246" calcext:value-type="float">
            <text:p>0.2803246</text:p>
          </table:table-cell>
          <table:table-cell office:value-type="float" office:value="0.1697774" calcext:value-type="float">
            <text:p>0.1697774</text:p>
          </table:table-cell>
          <table:table-cell office:value-type="float" office:value="0.1753008" calcext:value-type="float">
            <text:p>0.1753008</text:p>
          </table:table-cell>
          <table:table-cell office:value-type="float" office:value="0.07274411" calcext:value-type="float">
            <text:p>0.07274411</text:p>
          </table:table-cell>
          <table:table-cell office:value-type="float" office:value="0.07132184" calcext:value-type="float">
            <text:p>0.07132184</text:p>
          </table:table-cell>
          <table:table-cell office:value-type="float" office:value="0.03675286" calcext:value-type="float">
            <text:p>0.03675286</text:p>
          </table:table-cell>
          <table:table-cell office:value-type="float" office:value="0.03305485" calcext:value-type="float">
            <text:p>0.03305485</text:p>
          </table:table-cell>
          <table:table-cell office:value-type="float" office:value="0.040327" calcext:value-type="float">
            <text:p>0.040327</text:p>
          </table:table-cell>
          <table:table-cell office:value-type="float" office:value="0.02284677" calcext:value-type="float">
            <text:p>0.02284677</text:p>
          </table:table-cell>
          <table:table-cell office:value-type="float" office:value="0.02240776" calcext:value-type="float">
            <text:p>0.02240776</text:p>
          </table:table-cell>
          <table:table-cell office:value-type="float" office:value="0.02338236" calcext:value-type="float">
            <text:p>0.02338236</text:p>
          </table:table-cell>
          <table:table-cell office:value-type="float" office:value="0.04606064" calcext:value-type="float">
            <text:p>0.04606064</text:p>
          </table:table-cell>
          <table:table-cell office:value-type="float" office:value="0.004867124" calcext:value-type="float">
            <text:p>0.004867124</text:p>
          </table:table-cell>
          <table:table-cell office:value-type="float" office:value="0.003554398" calcext:value-type="float">
            <text:p>0.003554398</text:p>
          </table:table-cell>
          <table:table-cell office:value-type="float" office:value="0" calcext:value-type="float">
            <text:p>0</text:p>
          </table:table-cell>
          <table:table-cell office:value-type="float" office:value="43.13821" calcext:value-type="float">
            <text:p>43.13821</text:p>
          </table:table-cell>
          <table:table-cell office:value-type="float" office:value="11.90778" calcext:value-type="float">
            <text:p>11.90778</text:p>
          </table:table-cell>
          <table:table-cell office:value-type="float" office:value="6.506516" calcext:value-type="float">
            <text:p>6.506516</text:p>
          </table:table-cell>
          <table:table-cell office:value-type="float" office:value="4.100732" calcext:value-type="float">
            <text:p>4.100732</text:p>
          </table:table-cell>
          <table:table-cell office:value-type="float" office:value="2.76697" calcext:value-type="float">
            <text:p>2.76697</text:p>
          </table:table-cell>
          <table:table-cell office:value-type="float" office:value="1.204816" calcext:value-type="float">
            <text:p>1.204816</text:p>
          </table:table-cell>
          <table:table-cell office:value-type="float" office:value="0.5095842" calcext:value-type="float">
            <text:p>0.5095842</text:p>
          </table:table-cell>
          <table:table-cell office:value-type="float" office:value="0.9123833" calcext:value-type="float">
            <text:p>0.9123833</text:p>
          </table:table-cell>
          <table:table-cell office:value-type="float" office:value="1.795194" calcext:value-type="float">
            <text:p>1.795194</text:p>
          </table:table-cell>
          <table:table-cell office:value-type="float" office:value="4.865108" calcext:value-type="float">
            <text:p>4.865108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501749" calcext:value-type="float">
            <text:p>0.3501749</text:p>
          </table:table-cell>
          <table:table-cell office:value-type="float" office:value="0.3690949" calcext:value-type="float">
            <text:p>0.3690949</text:p>
          </table:table-cell>
          <table:table-cell office:value-type="float" office:value="0.3753892" calcext:value-type="float">
            <text:p>0.3753892</text:p>
          </table:table-cell>
          <table:table-cell office:value-type="float" office:value="0" calcext:value-type="float">
            <text:p>0</text:p>
          </table:table-cell>
          <table:table-cell office:value-type="float" office:value="939.9704" calcext:value-type="float">
            <text:p>939.9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52101" calcext:value-type="float">
            <text:p>-0.0003252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35.09389" calcext:value-type="float">
            <text:p>35.09389</text:p>
          </table:table-cell>
          <table:table-cell office:value-type="float" office:value="1074.037" calcext:value-type="float">
            <text:p>1074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84695" calcext:value-type="float">
            <text:p>0.3084695</text:p>
          </table:table-cell>
          <table:table-cell office:value-type="float" office:value="6.952581" calcext:value-type="float">
            <text:p>6.952581</text:p>
          </table:table-cell>
          <table:table-cell office:value-type="float" office:value="0" calcext:value-type="float">
            <text:p>0</text:p>
          </table:table-cell>
          <table:table-cell office:value-type="float" office:value="0.000006112764" calcext:value-type="float">
            <text:p>6.112764E-06</text:p>
          </table:table-cell>
          <table:table-cell office:value-type="float" office:value="0" calcext:value-type="float">
            <text:p>0</text:p>
          </table:table-cell>
          <table:table-cell office:value-type="float" office:value="-0.0104262" calcext:value-type="float">
            <text:p>-0.0104262</text:p>
          </table:table-cell>
          <table:table-cell office:value-type="float" office:value="-0.002308802" calcext:value-type="float">
            <text:p>-0.002308802</text:p>
          </table:table-cell>
          <table:table-cell office:value-type="float" office:value="0.0004417133" calcext:value-type="float">
            <text:p>0.0004417133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4194" calcext:value-type="float">
            <text:p>12.84194</text:p>
          </table:table-cell>
          <table:table-cell office:value-type="float" office:value="0.2746409" calcext:value-type="float">
            <text:p>0.2746409</text:p>
          </table:table-cell>
          <table:table-cell office:value-type="float" office:value="0.1678343" calcext:value-type="float">
            <text:p>0.1678343</text:p>
          </table:table-cell>
          <table:table-cell office:value-type="float" office:value="0.174755" calcext:value-type="float">
            <text:p>0.174755</text:p>
          </table:table-cell>
          <table:table-cell office:value-type="float" office:value="0.07235517" calcext:value-type="float">
            <text:p>0.07235517</text:p>
          </table:table-cell>
          <table:table-cell office:value-type="float" office:value="0.07106119" calcext:value-type="float">
            <text:p>0.07106119</text:p>
          </table:table-cell>
          <table:table-cell office:value-type="float" office:value="0.03670948" calcext:value-type="float">
            <text:p>0.03670948</text:p>
          </table:table-cell>
          <table:table-cell office:value-type="float" office:value="0.03288256" calcext:value-type="float">
            <text:p>0.03288256</text:p>
          </table:table-cell>
          <table:table-cell office:value-type="float" office:value="0.04036838" calcext:value-type="float">
            <text:p>0.04036838</text:p>
          </table:table-cell>
          <table:table-cell office:value-type="float" office:value="0.02287881" calcext:value-type="float">
            <text:p>0.02287881</text:p>
          </table:table-cell>
          <table:table-cell office:value-type="float" office:value="0.02243395" calcext:value-type="float">
            <text:p>0.02243395</text:p>
          </table:table-cell>
          <table:table-cell office:value-type="float" office:value="0.02339508" calcext:value-type="float">
            <text:p>0.02339508</text:p>
          </table:table-cell>
          <table:table-cell office:value-type="float" office:value="0.04595812" calcext:value-type="float">
            <text:p>0.04595812</text:p>
          </table:table-cell>
          <table:table-cell office:value-type="float" office:value="0.004864387" calcext:value-type="float">
            <text:p>0.004864387</text:p>
          </table:table-cell>
          <table:table-cell office:value-type="float" office:value="0.003557689" calcext:value-type="float">
            <text:p>0.003557689</text:p>
          </table:table-cell>
          <table:table-cell office:value-type="float" office:value="0" calcext:value-type="float">
            <text:p>0</text:p>
          </table:table-cell>
          <table:table-cell office:value-type="float" office:value="36.43336" calcext:value-type="float">
            <text:p>36.43336</text:p>
          </table:table-cell>
          <table:table-cell office:value-type="float" office:value="12.21569" calcext:value-type="float">
            <text:p>12.21569</text:p>
          </table:table-cell>
          <table:table-cell office:value-type="float" office:value="6.540893" calcext:value-type="float">
            <text:p>6.540893</text:p>
          </table:table-cell>
          <table:table-cell office:value-type="float" office:value="4.072896" calcext:value-type="float">
            <text:p>4.072896</text:p>
          </table:table-cell>
          <table:table-cell office:value-type="float" office:value="2.756334" calcext:value-type="float">
            <text:p>2.756334</text:p>
          </table:table-cell>
          <table:table-cell office:value-type="float" office:value="1.200451" calcext:value-type="float">
            <text:p>1.200451</text:p>
          </table:table-cell>
          <table:table-cell office:value-type="float" office:value="0.5042446" calcext:value-type="float">
            <text:p>0.5042446</text:p>
          </table:table-cell>
          <table:table-cell office:value-type="float" office:value="0.9134272" calcext:value-type="float">
            <text:p>0.9134272</text:p>
          </table:table-cell>
          <table:table-cell office:value-type="float" office:value="1.800293" calcext:value-type="float">
            <text:p>1.800293</text:p>
          </table:table-cell>
          <table:table-cell office:value-type="float" office:value="4.863373" calcext:value-type="float">
            <text:p>4.863373</text:p>
          </table:table-cell>
          <table:table-cell office:value-type="float" office:value="0.68389" calcext:value-type="float">
            <text:p>0.68389</text:p>
          </table:table-cell>
          <table:table-cell office:value-type="float" office:value="0.3513301" calcext:value-type="float">
            <text:p>0.3513301</text:p>
          </table:table-cell>
          <table:table-cell office:value-type="float" office:value="0.36702" calcext:value-type="float">
            <text:p>0.36702</text:p>
          </table:table-cell>
          <table:table-cell office:value-type="float" office:value="0.3782956" calcext:value-type="float">
            <text:p>0.3782956</text:p>
          </table:table-cell>
          <table:table-cell office:value-type="float" office:value="0" calcext:value-type="float">
            <text:p>0</text:p>
          </table:table-cell>
          <table:table-cell office:value-type="float" office:value="946.9017" calcext:value-type="float">
            <text:p>946.9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295237" calcext:value-type="float">
            <text:p>-0.00032952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35.08117" calcext:value-type="float">
            <text:p>35.08117</text:p>
          </table:table-cell>
          <table:table-cell office:value-type="float" office:value="1074.039" calcext:value-type="float">
            <text:p>1074.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6789" calcext:value-type="float">
            <text:p>0.3096789</text:p>
          </table:table-cell>
          <table:table-cell office:value-type="float" office:value="6.961161" calcext:value-type="float">
            <text:p>6.961161</text:p>
          </table:table-cell>
          <table:table-cell office:value-type="float" office:value="0" calcext:value-type="float">
            <text:p>0</text:p>
          </table:table-cell>
          <table:table-cell office:value-type="float" office:value="0.000006238115" calcext:value-type="float">
            <text:p>6.238115E-06</text:p>
          </table:table-cell>
          <table:table-cell office:value-type="float" office:value="0" calcext:value-type="float">
            <text:p>0</text:p>
          </table:table-cell>
          <table:table-cell office:value-type="float" office:value="-0.01041715" calcext:value-type="float">
            <text:p>-0.01041715</text:p>
          </table:table-cell>
          <table:table-cell office:value-type="float" office:value="-0.002340724" calcext:value-type="float">
            <text:p>-0.002340724</text:p>
          </table:table-cell>
          <table:table-cell office:value-type="float" office:value="0.0004479816" calcext:value-type="float">
            <text:p>0.0004479816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5598" calcext:value-type="float">
            <text:p>12.85598</text:p>
          </table:table-cell>
          <table:table-cell office:value-type="float" office:value="0.2737369" calcext:value-type="float">
            <text:p>0.2737369</text:p>
          </table:table-cell>
          <table:table-cell office:value-type="float" office:value="0.1656845" calcext:value-type="float">
            <text:p>0.1656845</text:p>
          </table:table-cell>
          <table:table-cell office:value-type="float" office:value="0.1737813" calcext:value-type="float">
            <text:p>0.1737813</text:p>
          </table:table-cell>
          <table:table-cell office:value-type="float" office:value="0.07198748" calcext:value-type="float">
            <text:p>0.07198748</text:p>
          </table:table-cell>
          <table:table-cell office:value-type="float" office:value="0.07082491" calcext:value-type="float">
            <text:p>0.07082491</text:p>
          </table:table-cell>
          <table:table-cell office:value-type="float" office:value="0.0366629" calcext:value-type="float">
            <text:p>0.0366629</text:p>
          </table:table-cell>
          <table:table-cell office:value-type="float" office:value="0.03264274" calcext:value-type="float">
            <text:p>0.03264274</text:p>
          </table:table-cell>
          <table:table-cell office:value-type="float" office:value="0.04040832" calcext:value-type="float">
            <text:p>0.04040832</text:p>
          </table:table-cell>
          <table:table-cell office:value-type="float" office:value="0.02291283" calcext:value-type="float">
            <text:p>0.02291283</text:p>
          </table:table-cell>
          <table:table-cell office:value-type="float" office:value="0.02245952" calcext:value-type="float">
            <text:p>0.02245952</text:p>
          </table:table-cell>
          <table:table-cell office:value-type="float" office:value="0.02340835" calcext:value-type="float">
            <text:p>0.02340835</text:p>
          </table:table-cell>
          <table:table-cell office:value-type="float" office:value="0.045857" calcext:value-type="float">
            <text:p>0.045857</text:p>
          </table:table-cell>
          <table:table-cell office:value-type="float" office:value="0.004864379" calcext:value-type="float">
            <text:p>0.004864379</text:p>
          </table:table-cell>
          <table:table-cell office:value-type="float" office:value="0.003558378" calcext:value-type="float">
            <text:p>0.003558378</text:p>
          </table:table-cell>
          <table:table-cell office:value-type="float" office:value="0" calcext:value-type="float">
            <text:p>0</text:p>
          </table:table-cell>
          <table:table-cell office:value-type="float" office:value="38.85618" calcext:value-type="float">
            <text:p>38.85618</text:p>
          </table:table-cell>
          <table:table-cell office:value-type="float" office:value="12.25021" calcext:value-type="float">
            <text:p>12.25021</text:p>
          </table:table-cell>
          <table:table-cell office:value-type="float" office:value="6.566479" calcext:value-type="float">
            <text:p>6.566479</text:p>
          </table:table-cell>
          <table:table-cell office:value-type="float" office:value="4.057527" calcext:value-type="float">
            <text:p>4.057527</text:p>
          </table:table-cell>
          <table:table-cell office:value-type="float" office:value="2.750125" calcext:value-type="float">
            <text:p>2.750125</text:p>
          </table:table-cell>
          <table:table-cell office:value-type="float" office:value="1.193674" calcext:value-type="float">
            <text:p>1.193674</text:p>
          </table:table-cell>
          <table:table-cell office:value-type="float" office:value="0.494235" calcext:value-type="float">
            <text:p>0.494235</text:p>
          </table:table-cell>
          <table:table-cell office:value-type="float" office:value="0.9149031" calcext:value-type="float">
            <text:p>0.9149031</text:p>
          </table:table-cell>
          <table:table-cell office:value-type="float" office:value="1.806189" calcext:value-type="float">
            <text:p>1.806189</text:p>
          </table:table-cell>
          <table:table-cell office:value-type="float" office:value="4.861037" calcext:value-type="float">
            <text:p>4.861037</text:p>
          </table:table-cell>
          <table:table-cell office:value-type="float" office:value="0.6837159" calcext:value-type="float">
            <text:p>0.6837159</text:p>
          </table:table-cell>
          <table:table-cell office:value-type="float" office:value="0.3523634" calcext:value-type="float">
            <text:p>0.3523634</text:p>
          </table:table-cell>
          <table:table-cell office:value-type="float" office:value="0.3661447" calcext:value-type="float">
            <text:p>0.3661447</text:p>
          </table:table-cell>
          <table:table-cell office:value-type="float" office:value="0.3787177" calcext:value-type="float">
            <text:p>0.3787177</text:p>
          </table:table-cell>
          <table:table-cell office:value-type="float" office:value="0" calcext:value-type="float">
            <text:p>0</text:p>
          </table:table-cell>
          <table:table-cell office:value-type="float" office:value="954.4537" calcext:value-type="float">
            <text:p>954.45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338823" calcext:value-type="float">
            <text:p>-0.00033388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35.06821" calcext:value-type="float">
            <text:p>35.06821</text:p>
          </table:table-cell>
          <table:table-cell office:value-type="float" office:value="1074.042" calcext:value-type="float">
            <text:p>1074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12815" calcext:value-type="float">
            <text:p>0.3112815</text:p>
          </table:table-cell>
          <table:table-cell office:value-type="float" office:value="6.969266" calcext:value-type="float">
            <text:p>6.969266</text:p>
          </table:table-cell>
          <table:table-cell office:value-type="float" office:value="0" calcext:value-type="float">
            <text:p>0</text:p>
          </table:table-cell>
          <table:table-cell office:value-type="float" office:value="0.000006297769" calcext:value-type="float">
            <text:p>6.297769E-06</text:p>
          </table:table-cell>
          <table:table-cell office:value-type="float" office:value="0" calcext:value-type="float">
            <text:p>0</text:p>
          </table:table-cell>
          <table:table-cell office:value-type="float" office:value="-0.01041289" calcext:value-type="float">
            <text:p>-0.01041289</text:p>
          </table:table-cell>
          <table:table-cell office:value-type="float" office:value="-0.002376557" calcext:value-type="float">
            <text:p>-0.002376557</text:p>
          </table:table-cell>
          <table:table-cell office:value-type="float" office:value="0.0004539161" calcext:value-type="float">
            <text:p>0.000453916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7406" calcext:value-type="float">
            <text:p>12.87406</text:p>
          </table:table-cell>
          <table:table-cell office:value-type="float" office:value="0.2845826" calcext:value-type="float">
            <text:p>0.2845826</text:p>
          </table:table-cell>
          <table:table-cell office:value-type="float" office:value="0.163878" calcext:value-type="float">
            <text:p>0.163878</text:p>
          </table:table-cell>
          <table:table-cell office:value-type="float" office:value="0.1724144" calcext:value-type="float">
            <text:p>0.1724144</text:p>
          </table:table-cell>
          <table:table-cell office:value-type="float" office:value="0.07154232" calcext:value-type="float">
            <text:p>0.07154232</text:p>
          </table:table-cell>
          <table:table-cell office:value-type="float" office:value="0.07041386" calcext:value-type="float">
            <text:p>0.07041386</text:p>
          </table:table-cell>
          <table:table-cell office:value-type="float" office:value="0.03652374" calcext:value-type="float">
            <text:p>0.03652374</text:p>
          </table:table-cell>
          <table:table-cell office:value-type="float" office:value="0.03263247" calcext:value-type="float">
            <text:p>0.03263247</text:p>
          </table:table-cell>
          <table:table-cell office:value-type="float" office:value="0.04041287" calcext:value-type="float">
            <text:p>0.04041287</text:p>
          </table:table-cell>
          <table:table-cell office:value-type="float" office:value="0.02294667" calcext:value-type="float">
            <text:p>0.02294667</text:p>
          </table:table-cell>
          <table:table-cell office:value-type="float" office:value="0.02248502" calcext:value-type="float">
            <text:p>0.02248502</text:p>
          </table:table-cell>
          <table:table-cell office:value-type="float" office:value="0.02342192" calcext:value-type="float">
            <text:p>0.02342192</text:p>
          </table:table-cell>
          <table:table-cell office:value-type="float" office:value="0.0457571" calcext:value-type="float">
            <text:p>0.0457571</text:p>
          </table:table-cell>
          <table:table-cell office:value-type="float" office:value="0.004865494" calcext:value-type="float">
            <text:p>0.004865494</text:p>
          </table:table-cell>
          <table:table-cell office:value-type="float" office:value="0.00355814" calcext:value-type="float">
            <text:p>0.00355814</text:p>
          </table:table-cell>
          <table:table-cell office:value-type="float" office:value="0" calcext:value-type="float">
            <text:p>0</text:p>
          </table:table-cell>
          <table:table-cell office:value-type="float" office:value="43.78772" calcext:value-type="float">
            <text:p>43.78772</text:p>
          </table:table-cell>
          <table:table-cell office:value-type="float" office:value="12.26791" calcext:value-type="float">
            <text:p>12.26791</text:p>
          </table:table-cell>
          <table:table-cell office:value-type="float" office:value="6.578259" calcext:value-type="float">
            <text:p>6.578259</text:p>
          </table:table-cell>
          <table:table-cell office:value-type="float" office:value="4.035075" calcext:value-type="float">
            <text:p>4.035075</text:p>
          </table:table-cell>
          <table:table-cell office:value-type="float" office:value="2.730521" calcext:value-type="float">
            <text:p>2.730521</text:p>
          </table:table-cell>
          <table:table-cell office:value-type="float" office:value="1.185652" calcext:value-type="float">
            <text:p>1.185652</text:p>
          </table:table-cell>
          <table:table-cell office:value-type="float" office:value="0.4939795" calcext:value-type="float">
            <text:p>0.4939795</text:p>
          </table:table-cell>
          <table:table-cell office:value-type="float" office:value="0.9149178" calcext:value-type="float">
            <text:p>0.9149178</text:p>
          </table:table-cell>
          <table:table-cell office:value-type="float" office:value="1.811974" calcext:value-type="float">
            <text:p>1.811974</text:p>
          </table:table-cell>
          <table:table-cell office:value-type="float" office:value="4.858765" calcext:value-type="float">
            <text:p>4.858765</text:p>
          </table:table-cell>
          <table:table-cell office:value-type="float" office:value="0.6835681" calcext:value-type="float">
            <text:p>0.6835681</text:p>
          </table:table-cell>
          <table:table-cell office:value-type="float" office:value="0.3533443" calcext:value-type="float">
            <text:p>0.3533443</text:p>
          </table:table-cell>
          <table:table-cell office:value-type="float" office:value="0.3657511" calcext:value-type="float">
            <text:p>0.3657511</text:p>
          </table:table-cell>
          <table:table-cell office:value-type="float" office:value="0.3787233" calcext:value-type="float">
            <text:p>0.3787233</text:p>
          </table:table-cell>
          <table:table-cell office:value-type="float" office:value="0" calcext:value-type="float">
            <text:p>0</text:p>
          </table:table-cell>
          <table:table-cell office:value-type="float" office:value="963.6708" calcext:value-type="float">
            <text:p>963.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382879" calcext:value-type="float">
            <text:p>-0.00033828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35.05542" calcext:value-type="float">
            <text:p>35.05542</text:p>
          </table:table-cell>
          <table:table-cell office:value-type="float" office:value="1074.044" calcext:value-type="float">
            <text:p>1074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7752" calcext:value-type="float">
            <text:p>0.3127752</text:p>
          </table:table-cell>
          <table:table-cell office:value-type="float" office:value="6.977074" calcext:value-type="float">
            <text:p>6.977074</text:p>
          </table:table-cell>
          <table:table-cell office:value-type="float" office:value="0" calcext:value-type="float">
            <text:p>0</text:p>
          </table:table-cell>
          <table:table-cell office:value-type="float" office:value="0.00000635955" calcext:value-type="float">
            <text:p>6.35955E-06</text:p>
          </table:table-cell>
          <table:table-cell office:value-type="float" office:value="0" calcext:value-type="float">
            <text:p>0</text:p>
          </table:table-cell>
          <table:table-cell office:value-type="float" office:value="-0.01040843" calcext:value-type="float">
            <text:p>-0.01040843</text:p>
          </table:table-cell>
          <table:table-cell office:value-type="float" office:value="-0.002416271" calcext:value-type="float">
            <text:p>-0.002416271</text:p>
          </table:table-cell>
          <table:table-cell office:value-type="float" office:value="0.0004599421" calcext:value-type="float">
            <text:p>0.000459942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89667" calcext:value-type="float">
            <text:p>12.89667</text:p>
          </table:table-cell>
          <table:table-cell office:value-type="float" office:value="0.302116" calcext:value-type="float">
            <text:p>0.302116</text:p>
          </table:table-cell>
          <table:table-cell office:value-type="float" office:value="0.1624946" calcext:value-type="float">
            <text:p>0.1624946</text:p>
          </table:table-cell>
          <table:table-cell office:value-type="float" office:value="0.1708371" calcext:value-type="float">
            <text:p>0.1708371</text:p>
          </table:table-cell>
          <table:table-cell office:value-type="float" office:value="0.07105841" calcext:value-type="float">
            <text:p>0.07105841</text:p>
          </table:table-cell>
          <table:table-cell office:value-type="float" office:value="0.06993717" calcext:value-type="float">
            <text:p>0.06993717</text:p>
          </table:table-cell>
          <table:table-cell office:value-type="float" office:value="0.03635347" calcext:value-type="float">
            <text:p>0.03635347</text:p>
          </table:table-cell>
          <table:table-cell office:value-type="float" office:value="0.03267939" calcext:value-type="float">
            <text:p>0.03267939</text:p>
          </table:table-cell>
          <table:table-cell office:value-type="float" office:value="0.04040925" calcext:value-type="float">
            <text:p>0.04040925</text:p>
          </table:table-cell>
          <table:table-cell office:value-type="float" office:value="0.02298024" calcext:value-type="float">
            <text:p>0.02298024</text:p>
          </table:table-cell>
          <table:table-cell office:value-type="float" office:value="0.02251036" calcext:value-type="float">
            <text:p>0.02251036</text:p>
          </table:table-cell>
          <table:table-cell office:value-type="float" office:value="0.02343573" calcext:value-type="float">
            <text:p>0.02343573</text:p>
          </table:table-cell>
          <table:table-cell office:value-type="float" office:value="0.04565836" calcext:value-type="float">
            <text:p>0.04565836</text:p>
          </table:table-cell>
          <table:table-cell office:value-type="float" office:value="0.004866601" calcext:value-type="float">
            <text:p>0.004866601</text:p>
          </table:table-cell>
          <table:table-cell office:value-type="float" office:value="0.003558006" calcext:value-type="float">
            <text:p>0.003558006</text:p>
          </table:table-cell>
          <table:table-cell office:value-type="float" office:value="0" calcext:value-type="float">
            <text:p>0</text:p>
          </table:table-cell>
          <table:table-cell office:value-type="float" office:value="46.01668" calcext:value-type="float">
            <text:p>46.01668</text:p>
          </table:table-cell>
          <table:table-cell office:value-type="float" office:value="12.2701" calcext:value-type="float">
            <text:p>12.2701</text:p>
          </table:table-cell>
          <table:table-cell office:value-type="float" office:value="6.56735" calcext:value-type="float">
            <text:p>6.56735</text:p>
          </table:table-cell>
          <table:table-cell office:value-type="float" office:value="4.015756" calcext:value-type="float">
            <text:p>4.015756</text:p>
          </table:table-cell>
          <table:table-cell office:value-type="float" office:value="2.711581" calcext:value-type="float">
            <text:p>2.711581</text:p>
          </table:table-cell>
          <table:table-cell office:value-type="float" office:value="1.179171" calcext:value-type="float">
            <text:p>1.179171</text:p>
          </table:table-cell>
          <table:table-cell office:value-type="float" office:value="0.4986872" calcext:value-type="float">
            <text:p>0.4986872</text:p>
          </table:table-cell>
          <table:table-cell office:value-type="float" office:value="0.9141659" calcext:value-type="float">
            <text:p>0.9141659</text:p>
          </table:table-cell>
          <table:table-cell office:value-type="float" office:value="1.817642" calcext:value-type="float">
            <text:p>1.817642</text:p>
          </table:table-cell>
          <table:table-cell office:value-type="float" office:value="4.856548" calcext:value-type="float">
            <text:p>4.856548</text:p>
          </table:table-cell>
          <table:table-cell office:value-type="float" office:value="0.6834424" calcext:value-type="float">
            <text:p>0.6834424</text:p>
          </table:table-cell>
          <table:table-cell office:value-type="float" office:value="0.3542965" calcext:value-type="float">
            <text:p>0.3542965</text:p>
          </table:table-cell>
          <table:table-cell office:value-type="float" office:value="0.3653864" calcext:value-type="float">
            <text:p>0.3653864</text:p>
          </table:table-cell>
          <table:table-cell office:value-type="float" office:value="0.3787291" calcext:value-type="float">
            <text:p>0.3787291</text:p>
          </table:table-cell>
          <table:table-cell office:value-type="float" office:value="0" calcext:value-type="float">
            <text:p>0</text:p>
          </table:table-cell>
          <table:table-cell office:value-type="float" office:value="972.28" calcext:value-type="float">
            <text:p>972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427244" calcext:value-type="float">
            <text:p>-0.00034272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35.04295" calcext:value-type="float">
            <text:p>35.04295</text:p>
          </table:table-cell>
          <table:table-cell office:value-type="float" office:value="1074.047" calcext:value-type="float">
            <text:p>1074.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39277" calcext:value-type="float">
            <text:p>0.3139277</text:p>
          </table:table-cell>
          <table:table-cell office:value-type="float" office:value="6.984776" calcext:value-type="float">
            <text:p>6.984776</text:p>
          </table:table-cell>
          <table:table-cell office:value-type="float" office:value="0" calcext:value-type="float">
            <text:p>0</text:p>
          </table:table-cell>
          <table:table-cell office:value-type="float" office:value="0.000006434011" calcext:value-type="float">
            <text:p>6.434011E-06</text:p>
          </table:table-cell>
          <table:table-cell office:value-type="float" office:value="0" calcext:value-type="float">
            <text:p>0</text:p>
          </table:table-cell>
          <table:table-cell office:value-type="float" office:value="-0.01040299" calcext:value-type="float">
            <text:p>-0.01040299</text:p>
          </table:table-cell>
          <table:table-cell office:value-type="float" office:value="-0.002457182" calcext:value-type="float">
            <text:p>-0.002457182</text:p>
          </table:table-cell>
          <table:table-cell office:value-type="float" office:value="0.0004660449" calcext:value-type="float">
            <text:p>0.0004660449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92179" calcext:value-type="float">
            <text:p>12.92179</text:p>
          </table:table-cell>
          <table:table-cell office:value-type="float" office:value="0.3199927" calcext:value-type="float">
            <text:p>0.3199927</text:p>
          </table:table-cell>
          <table:table-cell office:value-type="float" office:value="0.1612617" calcext:value-type="float">
            <text:p>0.1612617</text:p>
          </table:table-cell>
          <table:table-cell office:value-type="float" office:value="0.1694822" calcext:value-type="float">
            <text:p>0.1694822</text:p>
          </table:table-cell>
          <table:table-cell office:value-type="float" office:value="0.07052791" calcext:value-type="float">
            <text:p>0.07052791</text:p>
          </table:table-cell>
          <table:table-cell office:value-type="float" office:value="0.06946807" calcext:value-type="float">
            <text:p>0.06946807</text:p>
          </table:table-cell>
          <table:table-cell office:value-type="float" office:value="0.03617829" calcext:value-type="float">
            <text:p>0.03617829</text:p>
          </table:table-cell>
          <table:table-cell office:value-type="float" office:value="0.03271257" calcext:value-type="float">
            <text:p>0.03271257</text:p>
          </table:table-cell>
          <table:table-cell office:value-type="float" office:value="0.04040382" calcext:value-type="float">
            <text:p>0.04040382</text:p>
          </table:table-cell>
          <table:table-cell office:value-type="float" office:value="0.02301349" calcext:value-type="float">
            <text:p>0.02301349</text:p>
          </table:table-cell>
          <table:table-cell office:value-type="float" office:value="0.02253556" calcext:value-type="float">
            <text:p>0.02253556</text:p>
          </table:table-cell>
          <table:table-cell office:value-type="float" office:value="0.0234497" calcext:value-type="float">
            <text:p>0.0234497</text:p>
          </table:table-cell>
          <table:table-cell office:value-type="float" office:value="0.04556081" calcext:value-type="float">
            <text:p>0.04556081</text:p>
          </table:table-cell>
          <table:table-cell office:value-type="float" office:value="0.00486767" calcext:value-type="float">
            <text:p>0.00486767</text:p>
          </table:table-cell>
          <table:table-cell office:value-type="float" office:value="0.003557845" calcext:value-type="float">
            <text:p>0.003557845</text:p>
          </table:table-cell>
          <table:table-cell office:value-type="float" office:value="0" calcext:value-type="float">
            <text:p>0</text:p>
          </table:table-cell>
          <table:table-cell office:value-type="float" office:value="46.51222" calcext:value-type="float">
            <text:p>46.51222</text:p>
          </table:table-cell>
          <table:table-cell office:value-type="float" office:value="12.20295" calcext:value-type="float">
            <text:p>12.20295</text:p>
          </table:table-cell>
          <table:table-cell office:value-type="float" office:value="6.572372" calcext:value-type="float">
            <text:p>6.572372</text:p>
          </table:table-cell>
          <table:table-cell office:value-type="float" office:value="3.987039" calcext:value-type="float">
            <text:p>3.987039</text:p>
          </table:table-cell>
          <table:table-cell office:value-type="float" office:value="2.695108" calcext:value-type="float">
            <text:p>2.695108</text:p>
          </table:table-cell>
          <table:table-cell office:value-type="float" office:value="1.173272" calcext:value-type="float">
            <text:p>1.173272</text:p>
          </table:table-cell>
          <table:table-cell office:value-type="float" office:value="0.5036203" calcext:value-type="float">
            <text:p>0.5036203</text:p>
          </table:table-cell>
          <table:table-cell office:value-type="float" office:value="0.9134327" calcext:value-type="float">
            <text:p>0.9134327</text:p>
          </table:table-cell>
          <table:table-cell office:value-type="float" office:value="1.823201" calcext:value-type="float">
            <text:p>1.823201</text:p>
          </table:table-cell>
          <table:table-cell office:value-type="float" office:value="4.854388" calcext:value-type="float">
            <text:p>4.854388</text:p>
          </table:table-cell>
          <table:table-cell office:value-type="float" office:value="0.6833359" calcext:value-type="float">
            <text:p>0.6833359</text:p>
          </table:table-cell>
          <table:table-cell office:value-type="float" office:value="0.3552241" calcext:value-type="float">
            <text:p>0.3552241</text:p>
          </table:table-cell>
          <table:table-cell office:value-type="float" office:value="0.3650317" calcext:value-type="float">
            <text:p>0.3650317</text:p>
          </table:table-cell>
          <table:table-cell office:value-type="float" office:value="0.3787349" calcext:value-type="float">
            <text:p>0.3787349</text:p>
          </table:table-cell>
          <table:table-cell office:value-type="float" office:value="0" calcext:value-type="float">
            <text:p>0</text:p>
          </table:table-cell>
          <table:table-cell office:value-type="float" office:value="979.2924" calcext:value-type="float">
            <text:p>979.2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471678" calcext:value-type="float">
            <text:p>-0.00034716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35.03085" calcext:value-type="float">
            <text:p>35.03085</text:p>
          </table:table-cell>
          <table:table-cell office:value-type="float" office:value="1074.05" calcext:value-type="float">
            <text:p>107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47453" calcext:value-type="float">
            <text:p>0.3147453</text:p>
          </table:table-cell>
          <table:table-cell office:value-type="float" office:value="6.992352" calcext:value-type="float">
            <text:p>6.992352</text:p>
          </table:table-cell>
          <table:table-cell office:value-type="float" office:value="0" calcext:value-type="float">
            <text:p>0</text:p>
          </table:table-cell>
          <table:table-cell office:value-type="float" office:value="0.000006514328" calcext:value-type="float">
            <text:p>6.514328E-06</text:p>
          </table:table-cell>
          <table:table-cell office:value-type="float" office:value="0" calcext:value-type="float">
            <text:p>0</text:p>
          </table:table-cell>
          <table:table-cell office:value-type="float" office:value="-0.01039703" calcext:value-type="float">
            <text:p>-0.01039703</text:p>
          </table:table-cell>
          <table:table-cell office:value-type="float" office:value="-0.002501559" calcext:value-type="float">
            <text:p>-0.002501559</text:p>
          </table:table-cell>
          <table:table-cell office:value-type="float" office:value="0.0004716169" calcext:value-type="float">
            <text:p>0.0004716169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94915" calcext:value-type="float">
            <text:p>12.94915</text:p>
          </table:table-cell>
          <table:table-cell office:value-type="float" office:value="0.3398288" calcext:value-type="float">
            <text:p>0.3398288</text:p>
          </table:table-cell>
          <table:table-cell office:value-type="float" office:value="0.1605411" calcext:value-type="float">
            <text:p>0.1605411</text:p>
          </table:table-cell>
          <table:table-cell office:value-type="float" office:value="0.1684216" calcext:value-type="float">
            <text:p>0.1684216</text:p>
          </table:table-cell>
          <table:table-cell office:value-type="float" office:value="0.07007477" calcext:value-type="float">
            <text:p>0.07007477</text:p>
          </table:table-cell>
          <table:table-cell office:value-type="float" office:value="0.06908277" calcext:value-type="float">
            <text:p>0.06908277</text:p>
          </table:table-cell>
          <table:table-cell office:value-type="float" office:value="0.03602357" calcext:value-type="float">
            <text:p>0.03602357</text:p>
          </table:table-cell>
          <table:table-cell office:value-type="float" office:value="0.03273986" calcext:value-type="float">
            <text:p>0.03273986</text:p>
          </table:table-cell>
          <table:table-cell office:value-type="float" office:value="0.04039754" calcext:value-type="float">
            <text:p>0.04039754</text:p>
          </table:table-cell>
          <table:table-cell office:value-type="float" office:value="0.02304639" calcext:value-type="float">
            <text:p>0.02304639</text:p>
          </table:table-cell>
          <table:table-cell office:value-type="float" office:value="0.02256059" calcext:value-type="float">
            <text:p>0.02256059</text:p>
          </table:table-cell>
          <table:table-cell office:value-type="float" office:value="0.02346389" calcext:value-type="float">
            <text:p>0.02346389</text:p>
          </table:table-cell>
          <table:table-cell office:value-type="float" office:value="0.04546439" calcext:value-type="float">
            <text:p>0.04546439</text:p>
          </table:table-cell>
          <table:table-cell office:value-type="float" office:value="0.004868704" calcext:value-type="float">
            <text:p>0.004868704</text:p>
          </table:table-cell>
          <table:table-cell office:value-type="float" office:value="0.003557678" calcext:value-type="float">
            <text:p>0.003557678</text:p>
          </table:table-cell>
          <table:table-cell office:value-type="float" office:value="0" calcext:value-type="float">
            <text:p>0</text:p>
          </table:table-cell>
          <table:table-cell office:value-type="float" office:value="46.81993" calcext:value-type="float">
            <text:p>46.81993</text:p>
          </table:table-cell>
          <table:table-cell office:value-type="float" office:value="12.11236" calcext:value-type="float">
            <text:p>12.11236</text:p>
          </table:table-cell>
          <table:table-cell office:value-type="float" office:value="6.573975" calcext:value-type="float">
            <text:p>6.573975</text:p>
          </table:table-cell>
          <table:table-cell office:value-type="float" office:value="3.95932" calcext:value-type="float">
            <text:p>3.95932</text:p>
          </table:table-cell>
          <table:table-cell office:value-type="float" office:value="2.678881" calcext:value-type="float">
            <text:p>2.678881</text:p>
          </table:table-cell>
          <table:table-cell office:value-type="float" office:value="1.167937" calcext:value-type="float">
            <text:p>1.167937</text:p>
          </table:table-cell>
          <table:table-cell office:value-type="float" office:value="0.5081323" calcext:value-type="float">
            <text:p>0.5081323</text:p>
          </table:table-cell>
          <table:table-cell office:value-type="float" office:value="0.9128428" calcext:value-type="float">
            <text:p>0.9128428</text:p>
          </table:table-cell>
          <table:table-cell office:value-type="float" office:value="1.828653" calcext:value-type="float">
            <text:p>1.828653</text:p>
          </table:table-cell>
          <table:table-cell office:value-type="float" office:value="4.852284" calcext:value-type="float">
            <text:p>4.852284</text:p>
          </table:table-cell>
          <table:table-cell office:value-type="float" office:value="0.6832461" calcext:value-type="float">
            <text:p>0.6832461</text:p>
          </table:table-cell>
          <table:table-cell office:value-type="float" office:value="0.3561303" calcext:value-type="float">
            <text:p>0.3561303</text:p>
          </table:table-cell>
          <table:table-cell office:value-type="float" office:value="0.3646863" calcext:value-type="float">
            <text:p>0.3646863</text:p>
          </table:table-cell>
          <table:table-cell office:value-type="float" office:value="0.3787409" calcext:value-type="float">
            <text:p>0.3787409</text:p>
          </table:table-cell>
          <table:table-cell office:value-type="float" office:value="0" calcext:value-type="float">
            <text:p>0</text:p>
          </table:table-cell>
          <table:table-cell office:value-type="float" office:value="984.4913" calcext:value-type="float">
            <text:p>984.4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515153" calcext:value-type="float">
            <text:p>-0.00035151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35.01834" calcext:value-type="float">
            <text:p>35.01834</text:p>
          </table:table-cell>
          <table:table-cell office:value-type="float" office:value="1074.052" calcext:value-type="float">
            <text:p>1074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7988" calcext:value-type="float">
            <text:p>0.3157988</text:p>
          </table:table-cell>
          <table:table-cell office:value-type="float" office:value="7.000446" calcext:value-type="float">
            <text:p>7.000446</text:p>
          </table:table-cell>
          <table:table-cell office:value-type="float" office:value="0" calcext:value-type="float">
            <text:p>0</text:p>
          </table:table-cell>
          <table:table-cell office:value-type="float" office:value="0.000006590219" calcext:value-type="float">
            <text:p>6.590219E-06</text:p>
          </table:table-cell>
          <table:table-cell office:value-type="float" office:value="0" calcext:value-type="float">
            <text:p>0</text:p>
          </table:table-cell>
          <table:table-cell office:value-type="float" office:value="-0.01039132" calcext:value-type="float">
            <text:p>-0.01039132</text:p>
          </table:table-cell>
          <table:table-cell office:value-type="float" office:value="-0.002537484" calcext:value-type="float">
            <text:p>-0.002537484</text:p>
          </table:table-cell>
          <table:table-cell office:value-type="float" office:value="0.0004768649" calcext:value-type="float">
            <text:p>0.0004768649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96888" calcext:value-type="float">
            <text:p>12.96888</text:p>
          </table:table-cell>
          <table:table-cell office:value-type="float" office:value="0.3387363" calcext:value-type="float">
            <text:p>0.3387363</text:p>
          </table:table-cell>
          <table:table-cell office:value-type="float" office:value="0.1596102" calcext:value-type="float">
            <text:p>0.1596102</text:p>
          </table:table-cell>
          <table:table-cell office:value-type="float" office:value="0.1676695" calcext:value-type="float">
            <text:p>0.1676695</text:p>
          </table:table-cell>
          <table:table-cell office:value-type="float" office:value="0.06972343" calcext:value-type="float">
            <text:p>0.06972343</text:p>
          </table:table-cell>
          <table:table-cell office:value-type="float" office:value="0.06873718" calcext:value-type="float">
            <text:p>0.06873718</text:p>
          </table:table-cell>
          <table:table-cell office:value-type="float" office:value="0.03589284" calcext:value-type="float">
            <text:p>0.03589284</text:p>
          </table:table-cell>
          <table:table-cell office:value-type="float" office:value="0.03278397" calcext:value-type="float">
            <text:p>0.03278397</text:p>
          </table:table-cell>
          <table:table-cell office:value-type="float" office:value="0.04039069" calcext:value-type="float">
            <text:p>0.04039069</text:p>
          </table:table-cell>
          <table:table-cell office:value-type="float" office:value="0.02307902" calcext:value-type="float">
            <text:p>0.02307902</text:p>
          </table:table-cell>
          <table:table-cell office:value-type="float" office:value="0.02258543" calcext:value-type="float">
            <text:p>0.02258543</text:p>
          </table:table-cell>
          <table:table-cell office:value-type="float" office:value="0.02347811" calcext:value-type="float">
            <text:p>0.02347811</text:p>
          </table:table-cell>
          <table:table-cell office:value-type="float" office:value="0.04536911" calcext:value-type="float">
            <text:p>0.04536911</text:p>
          </table:table-cell>
          <table:table-cell office:value-type="float" office:value="0.004869597" calcext:value-type="float">
            <text:p>0.004869597</text:p>
          </table:table-cell>
          <table:table-cell office:value-type="float" office:value="0.003557135" calcext:value-type="float">
            <text:p>0.003557135</text:p>
          </table:table-cell>
          <table:table-cell office:value-type="float" office:value="0" calcext:value-type="float">
            <text:p>0</text:p>
          </table:table-cell>
          <table:table-cell office:value-type="float" office:value="47.38462" calcext:value-type="float">
            <text:p>47.38462</text:p>
          </table:table-cell>
          <table:table-cell office:value-type="float" office:value="12.02096" calcext:value-type="float">
            <text:p>12.02096</text:p>
          </table:table-cell>
          <table:table-cell office:value-type="float" office:value="6.571291" calcext:value-type="float">
            <text:p>6.571291</text:p>
          </table:table-cell>
          <table:table-cell office:value-type="float" office:value="3.934222" calcext:value-type="float">
            <text:p>3.934222</text:p>
          </table:table-cell>
          <table:table-cell office:value-type="float" office:value="2.659174" calcext:value-type="float">
            <text:p>2.659174</text:p>
          </table:table-cell>
          <table:table-cell office:value-type="float" office:value="1.163347" calcext:value-type="float">
            <text:p>1.163347</text:p>
          </table:table-cell>
          <table:table-cell office:value-type="float" office:value="0.5130315" calcext:value-type="float">
            <text:p>0.5130315</text:p>
          </table:table-cell>
          <table:table-cell office:value-type="float" office:value="0.912288" calcext:value-type="float">
            <text:p>0.912288</text:p>
          </table:table-cell>
          <table:table-cell office:value-type="float" office:value="1.833999" calcext:value-type="float">
            <text:p>1.833999</text:p>
          </table:table-cell>
          <table:table-cell office:value-type="float" office:value="4.850229" calcext:value-type="float">
            <text:p>4.850229</text:p>
          </table:table-cell>
          <table:table-cell office:value-type="float" office:value="0.6831708" calcext:value-type="float">
            <text:p>0.6831708</text:p>
          </table:table-cell>
          <table:table-cell office:value-type="float" office:value="0.3570158" calcext:value-type="float">
            <text:p>0.3570158</text:p>
          </table:table-cell>
          <table:table-cell office:value-type="float" office:value="0.3642974" calcext:value-type="float">
            <text:p>0.3642974</text:p>
          </table:table-cell>
          <table:table-cell office:value-type="float" office:value="0.3787493" calcext:value-type="float">
            <text:p>0.3787493</text:p>
          </table:table-cell>
          <table:table-cell office:value-type="float" office:value="0" calcext:value-type="float">
            <text:p>0</text:p>
          </table:table-cell>
          <table:table-cell office:value-type="float" office:value="991.3995" calcext:value-type="float">
            <text:p>991.3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557309" calcext:value-type="float">
            <text:p>-0.00035573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35.00539" calcext:value-type="float">
            <text:p>35.00539</text:p>
          </table:table-cell>
          <table:table-cell office:value-type="float" office:value="1074.054" calcext:value-type="float">
            <text:p>1074.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3171" calcext:value-type="float">
            <text:p>0.3173171</text:p>
          </table:table-cell>
          <table:table-cell office:value-type="float" office:value="7.008461" calcext:value-type="float">
            <text:p>7.008461</text:p>
          </table:table-cell>
          <table:table-cell office:value-type="float" office:value="0" calcext:value-type="float">
            <text:p>0</text:p>
          </table:table-cell>
          <table:table-cell office:value-type="float" office:value="0.000006708586" calcext:value-type="float">
            <text:p>6.708586E-06</text:p>
          </table:table-cell>
          <table:table-cell office:value-type="float" office:value="0" calcext:value-type="float">
            <text:p>0</text:p>
          </table:table-cell>
          <table:table-cell office:value-type="float" office:value="-0.01038225" calcext:value-type="float">
            <text:p>-0.01038225</text:p>
          </table:table-cell>
          <table:table-cell office:value-type="float" office:value="-0.002573317" calcext:value-type="float">
            <text:p>-0.002573317</text:p>
          </table:table-cell>
          <table:table-cell office:value-type="float" office:value="0.0004822315" calcext:value-type="float">
            <text:p>0.0004822315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2.98747" calcext:value-type="float">
            <text:p>12.98747</text:p>
          </table:table-cell>
          <table:table-cell office:value-type="float" office:value="0.3280453" calcext:value-type="float">
            <text:p>0.3280453</text:p>
          </table:table-cell>
          <table:table-cell office:value-type="float" office:value="0.1587417" calcext:value-type="float">
            <text:p>0.1587417</text:p>
          </table:table-cell>
          <table:table-cell office:value-type="float" office:value="0.1667032" calcext:value-type="float">
            <text:p>0.1667032</text:p>
          </table:table-cell>
          <table:table-cell office:value-type="float" office:value="0.06932794" calcext:value-type="float">
            <text:p>0.06932794</text:p>
          </table:table-cell>
          <table:table-cell office:value-type="float" office:value="0.06843308" calcext:value-type="float">
            <text:p>0.06843308</text:p>
          </table:table-cell>
          <table:table-cell office:value-type="float" office:value="0.03577364" calcext:value-type="float">
            <text:p>0.03577364</text:p>
          </table:table-cell>
          <table:table-cell office:value-type="float" office:value="0.03276352" calcext:value-type="float">
            <text:p>0.03276352</text:p>
          </table:table-cell>
          <table:table-cell office:value-type="float" office:value="0.0403915" calcext:value-type="float">
            <text:p>0.0403915</text:p>
          </table:table-cell>
          <table:table-cell office:value-type="float" office:value="0.02311145" calcext:value-type="float">
            <text:p>0.02311145</text:p>
          </table:table-cell>
          <table:table-cell office:value-type="float" office:value="0.0226101" calcext:value-type="float">
            <text:p>0.0226101</text:p>
          </table:table-cell>
          <table:table-cell office:value-type="float" office:value="0.02349232" calcext:value-type="float">
            <text:p>0.02349232</text:p>
          </table:table-cell>
          <table:table-cell office:value-type="float" office:value="0.04527491" calcext:value-type="float">
            <text:p>0.04527491</text:p>
          </table:table-cell>
          <table:table-cell office:value-type="float" office:value="0.004870525" calcext:value-type="float">
            <text:p>0.004870525</text:p>
          </table:table-cell>
          <table:table-cell office:value-type="float" office:value="0.003556791" calcext:value-type="float">
            <text:p>0.003556791</text:p>
          </table:table-cell>
          <table:table-cell office:value-type="float" office:value="0" calcext:value-type="float">
            <text:p>0</text:p>
          </table:table-cell>
          <table:table-cell office:value-type="float" office:value="44.83636" calcext:value-type="float">
            <text:p>44.83636</text:p>
          </table:table-cell>
          <table:table-cell office:value-type="float" office:value="12.03741" calcext:value-type="float">
            <text:p>12.03741</text:p>
          </table:table-cell>
          <table:table-cell office:value-type="float" office:value="6.556075" calcext:value-type="float">
            <text:p>6.556075</text:p>
          </table:table-cell>
          <table:table-cell office:value-type="float" office:value="3.908982" calcext:value-type="float">
            <text:p>3.908982</text:p>
          </table:table-cell>
          <table:table-cell office:value-type="float" office:value="2.649837" calcext:value-type="float">
            <text:p>2.649837</text:p>
          </table:table-cell>
          <table:table-cell office:value-type="float" office:value="1.159385" calcext:value-type="float">
            <text:p>1.159385</text:p>
          </table:table-cell>
          <table:table-cell office:value-type="float" office:value="0.5148984" calcext:value-type="float">
            <text:p>0.5148984</text:p>
          </table:table-cell>
          <table:table-cell office:value-type="float" office:value="0.9123282" calcext:value-type="float">
            <text:p>0.9123282</text:p>
          </table:table-cell>
          <table:table-cell office:value-type="float" office:value="1.839252" calcext:value-type="float">
            <text:p>1.839252</text:p>
          </table:table-cell>
          <table:table-cell office:value-type="float" office:value="4.848219" calcext:value-type="float">
            <text:p>4.848219</text:p>
          </table:table-cell>
          <table:table-cell office:value-type="float" office:value="0.6831079" calcext:value-type="float">
            <text:p>0.6831079</text:p>
          </table:table-cell>
          <table:table-cell office:value-type="float" office:value="0.3578824" calcext:value-type="float">
            <text:p>0.3578824</text:p>
          </table:table-cell>
          <table:table-cell office:value-type="float" office:value="0.3639492" calcext:value-type="float">
            <text:p>0.3639492</text:p>
          </table:table-cell>
          <table:table-cell office:value-type="float" office:value="0.3787565" calcext:value-type="float">
            <text:p>0.3787565</text:p>
          </table:table-cell>
          <table:table-cell office:value-type="float" office:value="0" calcext:value-type="float">
            <text:p>0</text:p>
          </table:table-cell>
          <table:table-cell office:value-type="float" office:value="1001.095" calcext:value-type="float">
            <text:p>1001.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599243" calcext:value-type="float">
            <text:p>-0.00035992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34.99308" calcext:value-type="float">
            <text:p>34.99308</text:p>
          </table:table-cell>
          <table:table-cell office:value-type="float" office:value="1074.057" calcext:value-type="float">
            <text:p>1074.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514" calcext:value-type="float">
            <text:p>0.318514</text:p>
          </table:table-cell>
          <table:table-cell office:value-type="float" office:value="7.015801" calcext:value-type="float">
            <text:p>7.015801</text:p>
          </table:table-cell>
          <table:table-cell office:value-type="float" office:value="0" calcext:value-type="float">
            <text:p>0</text:p>
          </table:table-cell>
          <table:table-cell office:value-type="float" office:value="0.000006922983" calcext:value-type="float">
            <text:p>6.922983E-06</text:p>
          </table:table-cell>
          <table:table-cell office:value-type="float" office:value="0" calcext:value-type="float">
            <text:p>0</text:p>
          </table:table-cell>
          <table:table-cell office:value-type="float" office:value="-0.01036603" calcext:value-type="float">
            <text:p>-0.01036603</text:p>
          </table:table-cell>
          <table:table-cell office:value-type="float" office:value="-0.002614252" calcext:value-type="float">
            <text:p>-0.002614252</text:p>
          </table:table-cell>
          <table:table-cell office:value-type="float" office:value="0.0004880828" calcext:value-type="float">
            <text:p>0.0004880828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01409" calcext:value-type="float">
            <text:p>13.01409</text:p>
          </table:table-cell>
          <table:table-cell office:value-type="float" office:value="0.3235502" calcext:value-type="float">
            <text:p>0.3235502</text:p>
          </table:table-cell>
          <table:table-cell office:value-type="float" office:value="0.1587537" calcext:value-type="float">
            <text:p>0.1587537</text:p>
          </table:table-cell>
          <table:table-cell office:value-type="float" office:value="0.1656294" calcext:value-type="float">
            <text:p>0.1656294</text:p>
          </table:table-cell>
          <table:table-cell office:value-type="float" office:value="0.06891058" calcext:value-type="float">
            <text:p>0.06891058</text:p>
          </table:table-cell>
          <table:table-cell office:value-type="float" office:value="0.06809033" calcext:value-type="float">
            <text:p>0.06809033</text:p>
          </table:table-cell>
          <table:table-cell office:value-type="float" office:value="0.03577131" calcext:value-type="float">
            <text:p>0.03577131</text:p>
          </table:table-cell>
          <table:table-cell office:value-type="float" office:value="0.03236764" calcext:value-type="float">
            <text:p>0.03236764</text:p>
          </table:table-cell>
          <table:table-cell office:value-type="float" office:value="0.04045686" calcext:value-type="float">
            <text:p>0.04045686</text:p>
          </table:table-cell>
          <table:table-cell office:value-type="float" office:value="0.02314482" calcext:value-type="float">
            <text:p>0.02314482</text:p>
          </table:table-cell>
          <table:table-cell office:value-type="float" office:value="0.02263471" calcext:value-type="float">
            <text:p>0.02263471</text:p>
          </table:table-cell>
          <table:table-cell office:value-type="float" office:value="0.02350599" calcext:value-type="float">
            <text:p>0.02350599</text:p>
          </table:table-cell>
          <table:table-cell office:value-type="float" office:value="0.04518173" calcext:value-type="float">
            <text:p>0.04518173</text:p>
          </table:table-cell>
          <table:table-cell office:value-type="float" office:value="0.004871514" calcext:value-type="float">
            <text:p>0.004871514</text:p>
          </table:table-cell>
          <table:table-cell office:value-type="float" office:value="0.003556696" calcext:value-type="float">
            <text:p>0.003556696</text:p>
          </table:table-cell>
          <table:table-cell office:value-type="float" office:value="0" calcext:value-type="float">
            <text:p>0</text:p>
          </table:table-cell>
          <table:table-cell office:value-type="float" office:value="34.68091" calcext:value-type="float">
            <text:p>34.68091</text:p>
          </table:table-cell>
          <table:table-cell office:value-type="float" office:value="12.42235" calcext:value-type="float">
            <text:p>12.42235</text:p>
          </table:table-cell>
          <table:table-cell office:value-type="float" office:value="6.566519" calcext:value-type="float">
            <text:p>6.566519</text:p>
          </table:table-cell>
          <table:table-cell office:value-type="float" office:value="3.897499" calcext:value-type="float">
            <text:p>3.897499</text:p>
          </table:table-cell>
          <table:table-cell office:value-type="float" office:value="2.646292" calcext:value-type="float">
            <text:p>2.646292</text:p>
          </table:table-cell>
          <table:table-cell office:value-type="float" office:value="1.159139" calcext:value-type="float">
            <text:p>1.159139</text:p>
          </table:table-cell>
          <table:table-cell office:value-type="float" office:value="0.5007592" calcext:value-type="float">
            <text:p>0.5007592</text:p>
          </table:table-cell>
          <table:table-cell office:value-type="float" office:value="0.9149637" calcext:value-type="float">
            <text:p>0.9149637</text:p>
          </table:table-cell>
          <table:table-cell office:value-type="float" office:value="1.84489" calcext:value-type="float">
            <text:p>1.84489</text:p>
          </table:table-cell>
          <table:table-cell office:value-type="float" office:value="4.845979" calcext:value-type="float">
            <text:p>4.845979</text:p>
          </table:table-cell>
          <table:table-cell office:value-type="float" office:value="0.6829714" calcext:value-type="float">
            <text:p>0.6829714</text:p>
          </table:table-cell>
          <table:table-cell office:value-type="float" office:value="0.3587344" calcext:value-type="float">
            <text:p>0.3587344</text:p>
          </table:table-cell>
          <table:table-cell office:value-type="float" office:value="0.3636446" calcext:value-type="float">
            <text:p>0.3636446</text:p>
          </table:table-cell>
          <table:table-cell office:value-type="float" office:value="0.3787625" calcext:value-type="float">
            <text:p>0.3787625</text:p>
          </table:table-cell>
          <table:table-cell office:value-type="float" office:value="0" calcext:value-type="float">
            <text:p>0</text:p>
          </table:table-cell>
          <table:table-cell office:value-type="float" office:value="1009.228" calcext:value-type="float">
            <text:p>1009.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64215" calcext:value-type="float">
            <text:p>-0.000364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34.98117" calcext:value-type="float">
            <text:p>34.98117</text:p>
          </table:table-cell>
          <table:table-cell office:value-type="float" office:value="1074.06" calcext:value-type="float">
            <text:p>1074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94085" calcext:value-type="float">
            <text:p>0.3194085</text:p>
          </table:table-cell>
          <table:table-cell office:value-type="float" office:value="7.023324" calcext:value-type="float">
            <text:p>7.023324</text:p>
          </table:table-cell>
          <table:table-cell office:value-type="float" office:value="0" calcext:value-type="float">
            <text:p>0</text:p>
          </table:table-cell>
          <table:table-cell office:value-type="float" office:value="0.000007175464" calcext:value-type="float">
            <text:p>7.175464E-06</text:p>
          </table:table-cell>
          <table:table-cell office:value-type="float" office:value="0" calcext:value-type="float">
            <text:p>0</text:p>
          </table:table-cell>
          <table:table-cell office:value-type="float" office:value="-0.01081214" calcext:value-type="float">
            <text:p>-0.01081214</text:p>
          </table:table-cell>
          <table:table-cell office:value-type="float" office:value="-0.002664317" calcext:value-type="float">
            <text:p>-0.002664317</text:p>
          </table:table-cell>
          <table:table-cell office:value-type="float" office:value="0.0004939538" calcext:value-type="float">
            <text:p>0.0004939538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04455" calcext:value-type="float">
            <text:p>13.04455</text:p>
          </table:table-cell>
          <table:table-cell office:value-type="float" office:value="0.3202607" calcext:value-type="float">
            <text:p>0.3202607</text:p>
          </table:table-cell>
          <table:table-cell office:value-type="float" office:value="0.1588443" calcext:value-type="float">
            <text:p>0.1588443</text:p>
          </table:table-cell>
          <table:table-cell office:value-type="float" office:value="0.1642747" calcext:value-type="float">
            <text:p>0.1642747</text:p>
          </table:table-cell>
          <table:table-cell office:value-type="float" office:value="0.0684185" calcext:value-type="float">
            <text:p>0.0684185</text:p>
          </table:table-cell>
          <table:table-cell office:value-type="float" office:value="0.06781716" calcext:value-type="float">
            <text:p>0.06781716</text:p>
          </table:table-cell>
          <table:table-cell office:value-type="float" office:value="0.03592271" calcext:value-type="float">
            <text:p>0.03592271</text:p>
          </table:table-cell>
          <table:table-cell office:value-type="float" office:value="0.03136301" calcext:value-type="float">
            <text:p>0.03136301</text:p>
          </table:table-cell>
          <table:table-cell office:value-type="float" office:value="0.04063385" calcext:value-type="float">
            <text:p>0.04063385</text:p>
          </table:table-cell>
          <table:table-cell office:value-type="float" office:value="0.02318009" calcext:value-type="float">
            <text:p>0.02318009</text:p>
          </table:table-cell>
          <table:table-cell office:value-type="float" office:value="0.02265946" calcext:value-type="float">
            <text:p>0.02265946</text:p>
          </table:table-cell>
          <table:table-cell office:value-type="float" office:value="0.02351866" calcext:value-type="float">
            <text:p>0.02351866</text:p>
          </table:table-cell>
          <table:table-cell office:value-type="float" office:value="0.04508866" calcext:value-type="float">
            <text:p>0.04508866</text:p>
          </table:table-cell>
          <table:table-cell office:value-type="float" office:value="0.004891064" calcext:value-type="float">
            <text:p>0.004891064</text:p>
          </table:table-cell>
          <table:table-cell office:value-type="float" office:value="0.003538402" calcext:value-type="float">
            <text:p>0.003538402</text:p>
          </table:table-cell>
          <table:table-cell office:value-type="float" office:value="0" calcext:value-type="float">
            <text:p>0</text:p>
          </table:table-cell>
          <table:table-cell office:value-type="float" office:value="26.02944" calcext:value-type="float">
            <text:p>26.02944</text:p>
          </table:table-cell>
          <table:table-cell office:value-type="float" office:value="12.86374" calcext:value-type="float">
            <text:p>12.86374</text:p>
          </table:table-cell>
          <table:table-cell office:value-type="float" office:value="6.629515" calcext:value-type="float">
            <text:p>6.629515</text:p>
          </table:table-cell>
          <table:table-cell office:value-type="float" office:value="3.899625" calcext:value-type="float">
            <text:p>3.899625</text:p>
          </table:table-cell>
          <table:table-cell office:value-type="float" office:value="2.659691" calcext:value-type="float">
            <text:p>2.659691</text:p>
          </table:table-cell>
          <table:table-cell office:value-type="float" office:value="1.157976" calcext:value-type="float">
            <text:p>1.157976</text:p>
          </table:table-cell>
          <table:table-cell office:value-type="float" office:value="0.4632596" calcext:value-type="float">
            <text:p>0.4632596</text:p>
          </table:table-cell>
          <table:table-cell office:value-type="float" office:value="0.920976" calcext:value-type="float">
            <text:p>0.920976</text:p>
          </table:table-cell>
          <table:table-cell office:value-type="float" office:value="1.851346" calcext:value-type="float">
            <text:p>1.851346</text:p>
          </table:table-cell>
          <table:table-cell office:value-type="float" office:value="4.843273" calcext:value-type="float">
            <text:p>4.843273</text:p>
          </table:table-cell>
          <table:table-cell office:value-type="float" office:value="0.6826799" calcext:value-type="float">
            <text:p>0.6826799</text:p>
          </table:table-cell>
          <table:table-cell office:value-type="float" office:value="0.359887" calcext:value-type="float">
            <text:p>0.359887</text:p>
          </table:table-cell>
          <table:table-cell office:value-type="float" office:value="0.3737471" calcext:value-type="float">
            <text:p>0.3737471</text:p>
          </table:table-cell>
          <table:table-cell office:value-type="float" office:value="0.3688569" calcext:value-type="float">
            <text:p>0.3688569</text:p>
          </table:table-cell>
          <table:table-cell office:value-type="float" office:value="0" calcext:value-type="float">
            <text:p>0</text:p>
          </table:table-cell>
          <table:table-cell office:value-type="float" office:value="1016.088" calcext:value-type="float">
            <text:p>1016.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686157" calcext:value-type="float">
            <text:p>-0.00036861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34.96955" calcext:value-type="float">
            <text:p>34.96955</text:p>
          </table:table-cell>
          <table:table-cell office:value-type="float" office:value="1074.063" calcext:value-type="float">
            <text:p>1074.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1102" calcext:value-type="float">
            <text:p>0.3201102</text:p>
          </table:table-cell>
          <table:table-cell office:value-type="float" office:value="7.031047" calcext:value-type="float">
            <text:p>7.031047</text:p>
          </table:table-cell>
          <table:table-cell office:value-type="float" office:value="0" calcext:value-type="float">
            <text:p>0</text:p>
          </table:table-cell>
          <table:table-cell office:value-type="float" office:value="0.000007416018" calcext:value-type="float">
            <text:p>7.416018E-06</text:p>
          </table:table-cell>
          <table:table-cell office:value-type="float" office:value="0" calcext:value-type="float">
            <text:p>0</text:p>
          </table:table-cell>
          <table:table-cell office:value-type="float" office:value="-0.01166967" calcext:value-type="float">
            <text:p>-0.01166967</text:p>
          </table:table-cell>
          <table:table-cell office:value-type="float" office:value="-0.002709716" calcext:value-type="float">
            <text:p>-0.002709716</text:p>
          </table:table-cell>
          <table:table-cell office:value-type="float" office:value="0.0005002122" calcext:value-type="float">
            <text:p>0.0005002122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07683" calcext:value-type="float">
            <text:p>13.07683</text:p>
          </table:table-cell>
          <table:table-cell office:value-type="float" office:value="0.3242725" calcext:value-type="float">
            <text:p>0.3242725</text:p>
          </table:table-cell>
          <table:table-cell office:value-type="float" office:value="0.1587655" calcext:value-type="float">
            <text:p>0.1587655</text:p>
          </table:table-cell>
          <table:table-cell office:value-type="float" office:value="0.1639793" calcext:value-type="float">
            <text:p>0.1639793</text:p>
          </table:table-cell>
          <table:table-cell office:value-type="float" office:value="0.06849531" calcext:value-type="float">
            <text:p>0.06849531</text:p>
          </table:table-cell>
          <table:table-cell office:value-type="float" office:value="0.06811651" calcext:value-type="float">
            <text:p>0.06811651</text:p>
          </table:table-cell>
          <table:table-cell office:value-type="float" office:value="0.03616747" calcext:value-type="float">
            <text:p>0.03616747</text:p>
          </table:table-cell>
          <table:table-cell office:value-type="float" office:value="0.03003716" calcext:value-type="float">
            <text:p>0.03003716</text:p>
          </table:table-cell>
          <table:table-cell office:value-type="float" office:value="0.04086052" calcext:value-type="float">
            <text:p>0.04086052</text:p>
          </table:table-cell>
          <table:table-cell office:value-type="float" office:value="0.02321532" calcext:value-type="float">
            <text:p>0.02321532</text:p>
          </table:table-cell>
          <table:table-cell office:value-type="float" office:value="0.02268408" calcext:value-type="float">
            <text:p>0.02268408</text:p>
          </table:table-cell>
          <table:table-cell office:value-type="float" office:value="0.02353264" calcext:value-type="float">
            <text:p>0.02353264</text:p>
          </table:table-cell>
          <table:table-cell office:value-type="float" office:value="0.04499752" calcext:value-type="float">
            <text:p>0.04499752</text:p>
          </table:table-cell>
          <table:table-cell office:value-type="float" office:value="0.004885477" calcext:value-type="float">
            <text:p>0.004885477</text:p>
          </table:table-cell>
          <table:table-cell office:value-type="float" office:value="0.003545575" calcext:value-type="float">
            <text:p>0.003545575</text:p>
          </table:table-cell>
          <table:table-cell office:value-type="float" office:value="0" calcext:value-type="float">
            <text:p>0</text:p>
          </table:table-cell>
          <table:table-cell office:value-type="float" office:value="28.14522" calcext:value-type="float">
            <text:p>28.14522</text:p>
          </table:table-cell>
          <table:table-cell office:value-type="float" office:value="12.87174" calcext:value-type="float">
            <text:p>12.87174</text:p>
          </table:table-cell>
          <table:table-cell office:value-type="float" office:value="6.71286" calcext:value-type="float">
            <text:p>6.71286</text:p>
          </table:table-cell>
          <table:table-cell office:value-type="float" office:value="3.932843" calcext:value-type="float">
            <text:p>3.932843</text:p>
          </table:table-cell>
          <table:table-cell office:value-type="float" office:value="2.669202" calcext:value-type="float">
            <text:p>2.669202</text:p>
          </table:table-cell>
          <table:table-cell office:value-type="float" office:value="1.144389" calcext:value-type="float">
            <text:p>1.144389</text:p>
          </table:table-cell>
          <table:table-cell office:value-type="float" office:value="0.4161058" calcext:value-type="float">
            <text:p>0.4161058</text:p>
          </table:table-cell>
          <table:table-cell office:value-type="float" office:value="0.9279206" calcext:value-type="float">
            <text:p>0.9279206</text:p>
          </table:table-cell>
          <table:table-cell office:value-type="float" office:value="1.857663" calcext:value-type="float">
            <text:p>1.857663</text:p>
          </table:table-cell>
          <table:table-cell office:value-type="float" office:value="4.840649" calcext:value-type="float">
            <text:p>4.840649</text:p>
          </table:table-cell>
          <table:table-cell office:value-type="float" office:value="0.6824544" calcext:value-type="float">
            <text:p>0.6824544</text:p>
          </table:table-cell>
          <table:table-cell office:value-type="float" office:value="0.3611523" calcext:value-type="float">
            <text:p>0.3611523</text:p>
          </table:table-cell>
          <table:table-cell office:value-type="float" office:value="0.3702009" calcext:value-type="float">
            <text:p>0.3702009</text:p>
          </table:table-cell>
          <table:table-cell office:value-type="float" office:value="0.3731562" calcext:value-type="float">
            <text:p>0.3731562</text:p>
          </table:table-cell>
          <table:table-cell office:value-type="float" office:value="0" calcext:value-type="float">
            <text:p>0</text:p>
          </table:table-cell>
          <table:table-cell office:value-type="float" office:value="1021.299" calcext:value-type="float">
            <text:p>1021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730447" calcext:value-type="float">
            <text:p>-0.00037304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34.95795" calcext:value-type="float">
            <text:p>34.95795</text:p>
          </table:table-cell>
          <table:table-cell office:value-type="float" office:value="1074.067" calcext:value-type="float">
            <text:p>1074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07977" calcext:value-type="float">
            <text:p>0.3207977</text:p>
          </table:table-cell>
          <table:table-cell office:value-type="float" office:value="7.038614" calcext:value-type="float">
            <text:p>7.038614</text:p>
          </table:table-cell>
          <table:table-cell office:value-type="float" office:value="0" calcext:value-type="float">
            <text:p>0</text:p>
          </table:table-cell>
          <table:table-cell office:value-type="float" office:value="0.000007623067" calcext:value-type="float">
            <text:p>7.623067E-06</text:p>
          </table:table-cell>
          <table:table-cell office:value-type="float" office:value="0" calcext:value-type="float">
            <text:p>0</text:p>
          </table:table-cell>
          <table:table-cell office:value-type="float" office:value="-0.0124836" calcext:value-type="float">
            <text:p>-0.0124836</text:p>
          </table:table-cell>
          <table:table-cell office:value-type="float" office:value="-0.002755349" calcext:value-type="float">
            <text:p>-0.002755349</text:p>
          </table:table-cell>
          <table:table-cell office:value-type="float" office:value="0.000506703" calcext:value-type="float">
            <text:p>0.000506703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10988" calcext:value-type="float">
            <text:p>13.10988</text:p>
          </table:table-cell>
          <table:table-cell office:value-type="float" office:value="0.3363199" calcext:value-type="float">
            <text:p>0.3363199</text:p>
          </table:table-cell>
          <table:table-cell office:value-type="float" office:value="0.1587035" calcext:value-type="float">
            <text:p>0.1587035</text:p>
          </table:table-cell>
          <table:table-cell office:value-type="float" office:value="0.1640384" calcext:value-type="float">
            <text:p>0.1640384</text:p>
          </table:table-cell>
          <table:table-cell office:value-type="float" office:value="0.0690279" calcext:value-type="float">
            <text:p>0.0690279</text:p>
          </table:table-cell>
          <table:table-cell office:value-type="float" office:value="0.0683346" calcext:value-type="float">
            <text:p>0.0683346</text:p>
          </table:table-cell>
          <table:table-cell office:value-type="float" office:value="0.03623527" calcext:value-type="float">
            <text:p>0.03623527</text:p>
          </table:table-cell>
          <table:table-cell office:value-type="float" office:value="0.02936734" calcext:value-type="float">
            <text:p>0.02936734</text:p>
          </table:table-cell>
          <table:table-cell office:value-type="float" office:value="0.04097273" calcext:value-type="float">
            <text:p>0.04097273</text:p>
          </table:table-cell>
          <table:table-cell office:value-type="float" office:value="0.02325009" calcext:value-type="float">
            <text:p>0.02325009</text:p>
          </table:table-cell>
          <table:table-cell office:value-type="float" office:value="0.02270856" calcext:value-type="float">
            <text:p>0.02270856</text:p>
          </table:table-cell>
          <table:table-cell office:value-type="float" office:value="0.02354725" calcext:value-type="float">
            <text:p>0.02354725</text:p>
          </table:table-cell>
          <table:table-cell office:value-type="float" office:value="0.04490778" calcext:value-type="float">
            <text:p>0.04490778</text:p>
          </table:table-cell>
          <table:table-cell office:value-type="float" office:value="0.004880532" calcext:value-type="float">
            <text:p>0.004880532</text:p>
          </table:table-cell>
          <table:table-cell office:value-type="float" office:value="0.003551703" calcext:value-type="float">
            <text:p>0.003551703</text:p>
          </table:table-cell>
          <table:table-cell office:value-type="float" office:value="0" calcext:value-type="float">
            <text:p>0</text:p>
          </table:table-cell>
          <table:table-cell office:value-type="float" office:value="33.13298" calcext:value-type="float">
            <text:p>33.13298</text:p>
          </table:table-cell>
          <table:table-cell office:value-type="float" office:value="12.67472" calcext:value-type="float">
            <text:p>12.67472</text:p>
          </table:table-cell>
          <table:table-cell office:value-type="float" office:value="6.787199" calcext:value-type="float">
            <text:p>6.787199</text:p>
          </table:table-cell>
          <table:table-cell office:value-type="float" office:value="3.972788" calcext:value-type="float">
            <text:p>3.972788</text:p>
          </table:table-cell>
          <table:table-cell office:value-type="float" office:value="2.625765" calcext:value-type="float">
            <text:p>2.625765</text:p>
          </table:table-cell>
          <table:table-cell office:value-type="float" office:value="1.118836" calcext:value-type="float">
            <text:p>1.118836</text:p>
          </table:table-cell>
          <table:table-cell office:value-type="float" office:value="0.3892632" calcext:value-type="float">
            <text:p>0.3892632</text:p>
          </table:table-cell>
          <table:table-cell office:value-type="float" office:value="0.9311705" calcext:value-type="float">
            <text:p>0.9311705</text:p>
          </table:table-cell>
          <table:table-cell office:value-type="float" office:value="1.863831" calcext:value-type="float">
            <text:p>1.863831</text:p>
          </table:table-cell>
          <table:table-cell office:value-type="float" office:value="4.838106" calcext:value-type="float">
            <text:p>4.838106</text:p>
          </table:table-cell>
          <table:table-cell office:value-type="float" office:value="0.6822777" calcext:value-type="float">
            <text:p>0.6822777</text:p>
          </table:table-cell>
          <table:table-cell office:value-type="float" office:value="0.3621915" calcext:value-type="float">
            <text:p>0.3621915</text:p>
          </table:table-cell>
          <table:table-cell office:value-type="float" office:value="0.367231" calcext:value-type="float">
            <text:p>0.367231</text:p>
          </table:table-cell>
          <table:table-cell office:value-type="float" office:value="0.3770002" calcext:value-type="float">
            <text:p>0.3770002</text:p>
          </table:table-cell>
          <table:table-cell office:value-type="float" office:value="0" calcext:value-type="float">
            <text:p>0</text:p>
          </table:table-cell>
          <table:table-cell office:value-type="float" office:value="1025.904" calcext:value-type="float">
            <text:p>1025.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775248" calcext:value-type="float">
            <text:p>-0.0003775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34.94655" calcext:value-type="float">
            <text:p>34.94655</text:p>
          </table:table-cell>
          <table:table-cell office:value-type="float" office:value="1074.07" calcext:value-type="float">
            <text:p>1074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3778" calcext:value-type="float">
            <text:p>0.3213778</text:p>
          </table:table-cell>
          <table:table-cell office:value-type="float" office:value="7.045534" calcext:value-type="float">
            <text:p>7.045534</text:p>
          </table:table-cell>
          <table:table-cell office:value-type="float" office:value="0" calcext:value-type="float">
            <text:p>0</text:p>
          </table:table-cell>
          <table:table-cell office:value-type="float" office:value="0.000007832255" calcext:value-type="float">
            <text:p>7.832255E-06</text:p>
          </table:table-cell>
          <table:table-cell office:value-type="float" office:value="0" calcext:value-type="float">
            <text:p>0</text:p>
          </table:table-cell>
          <table:table-cell office:value-type="float" office:value="-0.01282653" calcext:value-type="float">
            <text:p>-0.01282653</text:p>
          </table:table-cell>
          <table:table-cell office:value-type="float" office:value="-0.002800921" calcext:value-type="float">
            <text:p>-0.002800921</text:p>
          </table:table-cell>
          <table:table-cell office:value-type="float" office:value="0.0005134196" calcext:value-type="float">
            <text:p>0.0005134196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14433" calcext:value-type="float">
            <text:p>13.14433</text:p>
          </table:table-cell>
          <table:table-cell office:value-type="float" office:value="0.3472891" calcext:value-type="float">
            <text:p>0.3472891</text:p>
          </table:table-cell>
          <table:table-cell office:value-type="float" office:value="0.1592017" calcext:value-type="float">
            <text:p>0.1592017</text:p>
          </table:table-cell>
          <table:table-cell office:value-type="float" office:value="0.1641849" calcext:value-type="float">
            <text:p>0.1641849</text:p>
          </table:table-cell>
          <table:table-cell office:value-type="float" office:value="0.06949021" calcext:value-type="float">
            <text:p>0.06949021</text:p>
          </table:table-cell>
          <table:table-cell office:value-type="float" office:value="0.06848765" calcext:value-type="float">
            <text:p>0.06848765</text:p>
          </table:table-cell>
          <table:table-cell office:value-type="float" office:value="0.03625173" calcext:value-type="float">
            <text:p>0.03625173</text:p>
          </table:table-cell>
          <table:table-cell office:value-type="float" office:value="0.02907917" calcext:value-type="float">
            <text:p>0.02907917</text:p>
          </table:table-cell>
          <table:table-cell office:value-type="float" office:value="0.04103342" calcext:value-type="float">
            <text:p>0.04103342</text:p>
          </table:table-cell>
          <table:table-cell office:value-type="float" office:value="0.02328418" calcext:value-type="float">
            <text:p>0.02328418</text:p>
          </table:table-cell>
          <table:table-cell office:value-type="float" office:value="0.0227328" calcext:value-type="float">
            <text:p>0.0227328</text:p>
          </table:table-cell>
          <table:table-cell office:value-type="float" office:value="0.02356216" calcext:value-type="float">
            <text:p>0.02356216</text:p>
          </table:table-cell>
          <table:table-cell office:value-type="float" office:value="0.04481919" calcext:value-type="float">
            <text:p>0.04481919</text:p>
          </table:table-cell>
          <table:table-cell office:value-type="float" office:value="0.004878467" calcext:value-type="float">
            <text:p>0.004878467</text:p>
          </table:table-cell>
          <table:table-cell office:value-type="float" office:value="0.003554782" calcext:value-type="float">
            <text:p>0.003554782</text:p>
          </table:table-cell>
          <table:table-cell office:value-type="float" office:value="0" calcext:value-type="float">
            <text:p>0</text:p>
          </table:table-cell>
          <table:table-cell office:value-type="float" office:value="34.89578" calcext:value-type="float">
            <text:p>34.89578</text:p>
          </table:table-cell>
          <table:table-cell office:value-type="float" office:value="12.51057" calcext:value-type="float">
            <text:p>12.51057</text:p>
          </table:table-cell>
          <table:table-cell office:value-type="float" office:value="6.821632" calcext:value-type="float">
            <text:p>6.821632</text:p>
          </table:table-cell>
          <table:table-cell office:value-type="float" office:value="3.969334" calcext:value-type="float">
            <text:p>3.969334</text:p>
          </table:table-cell>
          <table:table-cell office:value-type="float" office:value="2.57011" calcext:value-type="float">
            <text:p>2.57011</text:p>
          </table:table-cell>
          <table:table-cell office:value-type="float" office:value="1.094921" calcext:value-type="float">
            <text:p>1.094921</text:p>
          </table:table-cell>
          <table:table-cell office:value-type="float" office:value="0.3737589" calcext:value-type="float">
            <text:p>0.3737589</text:p>
          </table:table-cell>
          <table:table-cell office:value-type="float" office:value="0.9328015" calcext:value-type="float">
            <text:p>0.9328015</text:p>
          </table:table-cell>
          <table:table-cell office:value-type="float" office:value="1.869853" calcext:value-type="float">
            <text:p>1.869853</text:p>
          </table:table-cell>
          <table:table-cell office:value-type="float" office:value="4.835639" calcext:value-type="float">
            <text:p>4.835639</text:p>
          </table:table-cell>
          <table:table-cell office:value-type="float" office:value="0.682133" calcext:value-type="float">
            <text:p>0.682133</text:p>
          </table:table-cell>
          <table:table-cell office:value-type="float" office:value="0.3630803" calcext:value-type="float">
            <text:p>0.3630803</text:p>
          </table:table-cell>
          <table:table-cell office:value-type="float" office:value="0.3655695" calcext:value-type="float">
            <text:p>0.3655695</text:p>
          </table:table-cell>
          <table:table-cell office:value-type="float" office:value="0.3788479" calcext:value-type="float">
            <text:p>0.3788479</text:p>
          </table:table-cell>
          <table:table-cell office:value-type="float" office:value="0" calcext:value-type="float">
            <text:p>0</text:p>
          </table:table-cell>
          <table:table-cell office:value-type="float" office:value="1029.948" calcext:value-type="float">
            <text:p>1029.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820656" calcext:value-type="float">
            <text:p>-0.00038206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34.93535" calcext:value-type="float">
            <text:p>34.93535</text:p>
          </table:table-cell>
          <table:table-cell office:value-type="float" office:value="1074.074" calcext:value-type="float">
            <text:p>1074.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9115" calcext:value-type="float">
            <text:p>0.3219115</text:p>
          </table:table-cell>
          <table:table-cell office:value-type="float" office:value="7.051829" calcext:value-type="float">
            <text:p>7.051829</text:p>
          </table:table-cell>
          <table:table-cell office:value-type="float" office:value="0" calcext:value-type="float">
            <text:p>0</text:p>
          </table:table-cell>
          <table:table-cell office:value-type="float" office:value="0.000008077999" calcext:value-type="float">
            <text:p>8.077999E-06</text:p>
          </table:table-cell>
          <table:table-cell office:value-type="float" office:value="0" calcext:value-type="float">
            <text:p>0</text:p>
          </table:table-cell>
          <table:table-cell office:value-type="float" office:value="-0.01281413" calcext:value-type="float">
            <text:p>-0.01281413</text:p>
          </table:table-cell>
          <table:table-cell office:value-type="float" office:value="-0.002846895" calcext:value-type="float">
            <text:p>-0.002846895</text:p>
          </table:table-cell>
          <table:table-cell office:value-type="float" office:value="0.0005202907" calcext:value-type="float">
            <text:p>0.0005202907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18056" calcext:value-type="float">
            <text:p>13.18056</text:p>
          </table:table-cell>
          <table:table-cell office:value-type="float" office:value="0.3481081" calcext:value-type="float">
            <text:p>0.3481081</text:p>
          </table:table-cell>
          <table:table-cell office:value-type="float" office:value="0.1609157" calcext:value-type="float">
            <text:p>0.1609157</text:p>
          </table:table-cell>
          <table:table-cell office:value-type="float" office:value="0.1645442" calcext:value-type="float">
            <text:p>0.1645442</text:p>
          </table:table-cell>
          <table:table-cell office:value-type="float" office:value="0.0698982" calcext:value-type="float">
            <text:p>0.0698982</text:p>
          </table:table-cell>
          <table:table-cell office:value-type="float" office:value="0.06877351" calcext:value-type="float">
            <text:p>0.06877351</text:p>
          </table:table-cell>
          <table:table-cell office:value-type="float" office:value="0.03640358" calcext:value-type="float">
            <text:p>0.03640358</text:p>
          </table:table-cell>
          <table:table-cell office:value-type="float" office:value="0.02849117" calcext:value-type="float">
            <text:p>0.02849117</text:p>
          </table:table-cell>
          <table:table-cell office:value-type="float" office:value="0.04114642" calcext:value-type="float">
            <text:p>0.04114642</text:p>
          </table:table-cell>
          <table:table-cell office:value-type="float" office:value="0.02331768" calcext:value-type="float">
            <text:p>0.02331768</text:p>
          </table:table-cell>
          <table:table-cell office:value-type="float" office:value="0.0227568" calcext:value-type="float">
            <text:p>0.0227568</text:p>
          </table:table-cell>
          <table:table-cell office:value-type="float" office:value="0.02357713" calcext:value-type="float">
            <text:p>0.02357713</text:p>
          </table:table-cell>
          <table:table-cell office:value-type="float" office:value="0.04473156" calcext:value-type="float">
            <text:p>0.04473156</text:p>
          </table:table-cell>
          <table:table-cell office:value-type="float" office:value="0.004879609" calcext:value-type="float">
            <text:p>0.004879609</text:p>
          </table:table-cell>
          <table:table-cell office:value-type="float" office:value="0.003554638" calcext:value-type="float">
            <text:p>0.003554638</text:p>
          </table:table-cell>
          <table:table-cell office:value-type="float" office:value="0" calcext:value-type="float">
            <text:p>0</text:p>
          </table:table-cell>
          <table:table-cell office:value-type="float" office:value="29.86869" calcext:value-type="float">
            <text:p>29.86869</text:p>
          </table:table-cell>
          <table:table-cell office:value-type="float" office:value="12.79513" calcext:value-type="float">
            <text:p>12.79513</text:p>
          </table:table-cell>
          <table:table-cell office:value-type="float" office:value="6.858982" calcext:value-type="float">
            <text:p>6.858982</text:p>
          </table:table-cell>
          <table:table-cell office:value-type="float" office:value="3.950984" calcext:value-type="float">
            <text:p>3.950984</text:p>
          </table:table-cell>
          <table:table-cell office:value-type="float" office:value="2.529274" calcext:value-type="float">
            <text:p>2.529274</text:p>
          </table:table-cell>
          <table:table-cell office:value-type="float" office:value="1.073298" calcext:value-type="float">
            <text:p>1.073298</text:p>
          </table:table-cell>
          <table:table-cell office:value-type="float" office:value="0.3514493" calcext:value-type="float">
            <text:p>0.3514493</text:p>
          </table:table-cell>
          <table:table-cell office:value-type="float" office:value="0.9354926" calcext:value-type="float">
            <text:p>0.9354926</text:p>
          </table:table-cell>
          <table:table-cell office:value-type="float" office:value="1.875743" calcext:value-type="float">
            <text:p>1.875743</text:p>
          </table:table-cell>
          <table:table-cell office:value-type="float" office:value="4.833248" calcext:value-type="float">
            <text:p>4.833248</text:p>
          </table:table-cell>
          <table:table-cell office:value-type="float" office:value="0.6820115" calcext:value-type="float">
            <text:p>0.6820115</text:p>
          </table:table-cell>
          <table:table-cell office:value-type="float" office:value="0.3639193" calcext:value-type="float">
            <text:p>0.3639193</text:p>
          </table:table-cell>
          <table:table-cell office:value-type="float" office:value="0.3651684" calcext:value-type="float">
            <text:p>0.3651684</text:p>
          </table:table-cell>
          <table:table-cell office:value-type="float" office:value="0.3788536" calcext:value-type="float">
            <text:p>0.3788536</text:p>
          </table:table-cell>
          <table:table-cell office:value-type="float" office:value="0" calcext:value-type="float">
            <text:p>0</text:p>
          </table:table-cell>
          <table:table-cell office:value-type="float" office:value="1034.02" calcext:value-type="float">
            <text:p>103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866894" calcext:value-type="float">
            <text:p>-0.00038668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34.92433" calcext:value-type="float">
            <text:p>34.92433</text:p>
          </table:table-cell>
          <table:table-cell office:value-type="float" office:value="1074.078" calcext:value-type="float">
            <text:p>1074.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23801" calcext:value-type="float">
            <text:p>0.3223801</text:p>
          </table:table-cell>
          <table:table-cell office:value-type="float" office:value="7.057938" calcext:value-type="float">
            <text:p>7.057938</text:p>
          </table:table-cell>
          <table:table-cell office:value-type="float" office:value="0" calcext:value-type="float">
            <text:p>0</text:p>
          </table:table-cell>
          <table:table-cell office:value-type="float" office:value="0.000008345195" calcext:value-type="float">
            <text:p>8.345195E-06</text:p>
          </table:table-cell>
          <table:table-cell office:value-type="float" office:value="0" calcext:value-type="float">
            <text:p>0</text:p>
          </table:table-cell>
          <table:table-cell office:value-type="float" office:value="-0.01280174" calcext:value-type="float">
            <text:p>-0.01280174</text:p>
          </table:table-cell>
          <table:table-cell office:value-type="float" office:value="-0.002893339" calcext:value-type="float">
            <text:p>-0.002893339</text:p>
          </table:table-cell>
          <table:table-cell office:value-type="float" office:value="0.0005272854" calcext:value-type="float">
            <text:p>0.0005272854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21787" calcext:value-type="float">
            <text:p>13.21787</text:p>
          </table:table-cell>
          <table:table-cell office:value-type="float" office:value="0.3485167" calcext:value-type="float">
            <text:p>0.3485167</text:p>
          </table:table-cell>
          <table:table-cell office:value-type="float" office:value="0.1619903" calcext:value-type="float">
            <text:p>0.1619903</text:p>
          </table:table-cell>
          <table:table-cell office:value-type="float" office:value="0.165016" calcext:value-type="float">
            <text:p>0.165016</text:p>
          </table:table-cell>
          <table:table-cell office:value-type="float" office:value="0.07059193" calcext:value-type="float">
            <text:p>0.07059193</text:p>
          </table:table-cell>
          <table:table-cell office:value-type="float" office:value="0.06922191" calcext:value-type="float">
            <text:p>0.06922191</text:p>
          </table:table-cell>
          <table:table-cell office:value-type="float" office:value="0.03657031" calcext:value-type="float">
            <text:p>0.03657031</text:p>
          </table:table-cell>
          <table:table-cell office:value-type="float" office:value="0.02763935" calcext:value-type="float">
            <text:p>0.02763935</text:p>
          </table:table-cell>
          <table:table-cell office:value-type="float" office:value="0.04129094" calcext:value-type="float">
            <text:p>0.04129094</text:p>
          </table:table-cell>
          <table:table-cell office:value-type="float" office:value="0.02335066" calcext:value-type="float">
            <text:p>0.02335066</text:p>
          </table:table-cell>
          <table:table-cell office:value-type="float" office:value="0.02278051" calcext:value-type="float">
            <text:p>0.02278051</text:p>
          </table:table-cell>
          <table:table-cell office:value-type="float" office:value="0.02359209" calcext:value-type="float">
            <text:p>0.02359209</text:p>
          </table:table-cell>
          <table:table-cell office:value-type="float" office:value="0.04464487" calcext:value-type="float">
            <text:p>0.04464487</text:p>
          </table:table-cell>
          <table:table-cell office:value-type="float" office:value="0.00488069" calcext:value-type="float">
            <text:p>0.00488069</text:p>
          </table:table-cell>
          <table:table-cell office:value-type="float" office:value="0.003554479" calcext:value-type="float">
            <text:p>0.003554479</text:p>
          </table:table-cell>
          <table:table-cell office:value-type="float" office:value="0" calcext:value-type="float">
            <text:p>0</text:p>
          </table:table-cell>
          <table:table-cell office:value-type="float" office:value="28.92748" calcext:value-type="float">
            <text:p>28.92748</text:p>
          </table:table-cell>
          <table:table-cell office:value-type="float" office:value="12.74281" calcext:value-type="float">
            <text:p>12.74281</text:p>
          </table:table-cell>
          <table:table-cell office:value-type="float" office:value="6.892066" calcext:value-type="float">
            <text:p>6.892066</text:p>
          </table:table-cell>
          <table:table-cell office:value-type="float" office:value="3.936317" calcext:value-type="float">
            <text:p>3.936317</text:p>
          </table:table-cell>
          <table:table-cell office:value-type="float" office:value="2.477664" calcext:value-type="float">
            <text:p>2.477664</text:p>
          </table:table-cell>
          <table:table-cell office:value-type="float" office:value="1.040612" calcext:value-type="float">
            <text:p>1.040612</text:p>
          </table:table-cell>
          <table:table-cell office:value-type="float" office:value="0.3233197" calcext:value-type="float">
            <text:p>0.3233197</text:p>
          </table:table-cell>
          <table:table-cell office:value-type="float" office:value="0.9386864" calcext:value-type="float">
            <text:p>0.9386864</text:p>
          </table:table-cell>
          <table:table-cell office:value-type="float" office:value="1.881505" calcext:value-type="float">
            <text:p>1.881505</text:p>
          </table:table-cell>
          <table:table-cell office:value-type="float" office:value="4.830926" calcext:value-type="float">
            <text:p>4.830926</text:p>
          </table:table-cell>
          <table:table-cell office:value-type="float" office:value="0.6819085" calcext:value-type="float">
            <text:p>0.6819085</text:p>
          </table:table-cell>
          <table:table-cell office:value-type="float" office:value="0.3647205" calcext:value-type="float">
            <text:p>0.3647205</text:p>
          </table:table-cell>
          <table:table-cell office:value-type="float" office:value="0.3647959" calcext:value-type="float">
            <text:p>0.3647959</text:p>
          </table:table-cell>
          <table:table-cell office:value-type="float" office:value="0.3788595" calcext:value-type="float">
            <text:p>0.3788595</text:p>
          </table:table-cell>
          <table:table-cell office:value-type="float" office:value="0" calcext:value-type="float">
            <text:p>0</text:p>
          </table:table-cell>
          <table:table-cell office:value-type="float" office:value="1037.936" calcext:value-type="float">
            <text:p>1037.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913876" calcext:value-type="float">
            <text:p>-0.00039138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34.91326" calcext:value-type="float">
            <text:p>34.91326</text:p>
          </table:table-cell>
          <table:table-cell office:value-type="float" office:value="1074.081" calcext:value-type="float">
            <text:p>1074.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30067" calcext:value-type="float">
            <text:p>0.3230067</text:p>
          </table:table-cell>
          <table:table-cell office:value-type="float" office:value="7.063929" calcext:value-type="float">
            <text:p>7.063929</text:p>
          </table:table-cell>
          <table:table-cell office:value-type="float" office:value="0" calcext:value-type="float">
            <text:p>0</text:p>
          </table:table-cell>
          <table:table-cell office:value-type="float" office:value="0.000008632749" calcext:value-type="float">
            <text:p>8.632749E-06</text:p>
          </table:table-cell>
          <table:table-cell office:value-type="float" office:value="0" calcext:value-type="float">
            <text:p>0</text:p>
          </table:table-cell>
          <table:table-cell office:value-type="float" office:value="-0.0127896" calcext:value-type="float">
            <text:p>-0.0127896</text:p>
          </table:table-cell>
          <table:table-cell office:value-type="float" office:value="-0.002939787" calcext:value-type="float">
            <text:p>-0.002939787</text:p>
          </table:table-cell>
          <table:table-cell office:value-type="float" office:value="0.0005341081" calcext:value-type="float">
            <text:p>0.0005341081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25427" calcext:value-type="float">
            <text:p>13.25427</text:p>
          </table:table-cell>
          <table:table-cell office:value-type="float" office:value="0.3411469" calcext:value-type="float">
            <text:p>0.3411469</text:p>
          </table:table-cell>
          <table:table-cell office:value-type="float" office:value="0.1636465" calcext:value-type="float">
            <text:p>0.1636465</text:p>
          </table:table-cell>
          <table:table-cell office:value-type="float" office:value="0.1654692" calcext:value-type="float">
            <text:p>0.1654692</text:p>
          </table:table-cell>
          <table:table-cell office:value-type="float" office:value="0.07142422" calcext:value-type="float">
            <text:p>0.07142422</text:p>
          </table:table-cell>
          <table:table-cell office:value-type="float" office:value="0.06966355" calcext:value-type="float">
            <text:p>0.06966355</text:p>
          </table:table-cell>
          <table:table-cell office:value-type="float" office:value="0.0367377" calcext:value-type="float">
            <text:p>0.0367377</text:p>
          </table:table-cell>
          <table:table-cell office:value-type="float" office:value="0.0266609" calcext:value-type="float">
            <text:p>0.0266609</text:p>
          </table:table-cell>
          <table:table-cell office:value-type="float" office:value="0.04146382" calcext:value-type="float">
            <text:p>0.04146382</text:p>
          </table:table-cell>
          <table:table-cell office:value-type="float" office:value="0.02338547" calcext:value-type="float">
            <text:p>0.02338547</text:p>
          </table:table-cell>
          <table:table-cell office:value-type="float" office:value="0.02280336" calcext:value-type="float">
            <text:p>0.02280336</text:p>
          </table:table-cell>
          <table:table-cell office:value-type="float" office:value="0.02360703" calcext:value-type="float">
            <text:p>0.02360703</text:p>
          </table:table-cell>
          <table:table-cell office:value-type="float" office:value="0.04455901" calcext:value-type="float">
            <text:p>0.04455901</text:p>
          </table:table-cell>
          <table:table-cell office:value-type="float" office:value="0.004881701" calcext:value-type="float">
            <text:p>0.004881701</text:p>
          </table:table-cell>
          <table:table-cell office:value-type="float" office:value="0.003554212" calcext:value-type="float">
            <text:p>0.003554212</text:p>
          </table:table-cell>
          <table:table-cell office:value-type="float" office:value="0" calcext:value-type="float">
            <text:p>0</text:p>
          </table:table-cell>
          <table:table-cell office:value-type="float" office:value="26.49448" calcext:value-type="float">
            <text:p>26.49448</text:p>
          </table:table-cell>
          <table:table-cell office:value-type="float" office:value="12.7652" calcext:value-type="float">
            <text:p>12.7652</text:p>
          </table:table-cell>
          <table:table-cell office:value-type="float" office:value="6.89297" calcext:value-type="float">
            <text:p>6.89297</text:p>
          </table:table-cell>
          <table:table-cell office:value-type="float" office:value="3.900939" calcext:value-type="float">
            <text:p>3.900939</text:p>
          </table:table-cell>
          <table:table-cell office:value-type="float" office:value="2.404866" calcext:value-type="float">
            <text:p>2.404866</text:p>
          </table:table-cell>
          <table:table-cell office:value-type="float" office:value="1.001007" calcext:value-type="float">
            <text:p>1.001007</text:p>
          </table:table-cell>
          <table:table-cell office:value-type="float" office:value="0.2942772" calcext:value-type="float">
            <text:p>0.2942772</text:p>
          </table:table-cell>
          <table:table-cell office:value-type="float" office:value="0.9418212" calcext:value-type="float">
            <text:p>0.9418212</text:p>
          </table:table-cell>
          <table:table-cell office:value-type="float" office:value="1.88812" calcext:value-type="float">
            <text:p>1.88812</text:p>
          </table:table-cell>
          <table:table-cell office:value-type="float" office:value="4.827998" calcext:value-type="float">
            <text:p>4.827998</text:p>
          </table:table-cell>
          <table:table-cell office:value-type="float" office:value="0.6818203" calcext:value-type="float">
            <text:p>0.6818203</text:p>
          </table:table-cell>
          <table:table-cell office:value-type="float" office:value="0.3654988" calcext:value-type="float">
            <text:p>0.3654988</text:p>
          </table:table-cell>
          <table:table-cell office:value-type="float" office:value="0.3644235" calcext:value-type="float">
            <text:p>0.3644235</text:p>
          </table:table-cell>
          <table:table-cell office:value-type="float" office:value="0.3788664" calcext:value-type="float">
            <text:p>0.3788664</text:p>
          </table:table-cell>
          <table:table-cell office:value-type="float" office:value="0" calcext:value-type="float">
            <text:p>0</text:p>
          </table:table-cell>
          <table:table-cell office:value-type="float" office:value="1042.852" calcext:value-type="float">
            <text:p>1042.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396162" calcext:value-type="float">
            <text:p>-0.0003961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34.902" calcext:value-type="float">
            <text:p>34.902</text:p>
          </table:table-cell>
          <table:table-cell office:value-type="float" office:value="1074.085" calcext:value-type="float">
            <text:p>1074.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1051" calcext:value-type="float">
            <text:p>0.3241051</text:p>
          </table:table-cell>
          <table:table-cell office:value-type="float" office:value="7.069557" calcext:value-type="float">
            <text:p>7.069557</text:p>
          </table:table-cell>
          <table:table-cell office:value-type="float" office:value="0" calcext:value-type="float">
            <text:p>0</text:p>
          </table:table-cell>
          <table:table-cell office:value-type="float" office:value="0.000008909293" calcext:value-type="float">
            <text:p>8.909293E-06</text:p>
          </table:table-cell>
          <table:table-cell office:value-type="float" office:value="0" calcext:value-type="float">
            <text:p>0</text:p>
          </table:table-cell>
          <table:table-cell office:value-type="float" office:value="-0.01277904" calcext:value-type="float">
            <text:p>-0.01277904</text:p>
          </table:table-cell>
          <table:table-cell office:value-type="float" office:value="-0.002986571" calcext:value-type="float">
            <text:p>-0.002986571</text:p>
          </table:table-cell>
          <table:table-cell office:value-type="float" office:value="0.0005407869" calcext:value-type="float">
            <text:p>0.0005407869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29092" calcext:value-type="float">
            <text:p>13.29092</text:p>
          </table:table-cell>
          <table:table-cell office:value-type="float" office:value="0.3418893" calcext:value-type="float">
            <text:p>0.3418893</text:p>
          </table:table-cell>
          <table:table-cell office:value-type="float" office:value="0.1649387" calcext:value-type="float">
            <text:p>0.1649387</text:p>
          </table:table-cell>
          <table:table-cell office:value-type="float" office:value="0.1658173" calcext:value-type="float">
            <text:p>0.1658173</text:p>
          </table:table-cell>
          <table:table-cell office:value-type="float" office:value="0.07234397" calcext:value-type="float">
            <text:p>0.07234397</text:p>
          </table:table-cell>
          <table:table-cell office:value-type="float" office:value="0.07002611" calcext:value-type="float">
            <text:p>0.07002611</text:p>
          </table:table-cell>
          <table:table-cell office:value-type="float" office:value="0.03680224" calcext:value-type="float">
            <text:p>0.03680224</text:p>
          </table:table-cell>
          <table:table-cell office:value-type="float" office:value="0.02585136" calcext:value-type="float">
            <text:p>0.02585136</text:p>
          </table:table-cell>
          <table:table-cell office:value-type="float" office:value="0.04160912" calcext:value-type="float">
            <text:p>0.04160912</text:p>
          </table:table-cell>
          <table:table-cell office:value-type="float" office:value="0.02342087" calcext:value-type="float">
            <text:p>0.02342087</text:p>
          </table:table-cell>
          <table:table-cell office:value-type="float" office:value="0.02282564" calcext:value-type="float">
            <text:p>0.02282564</text:p>
          </table:table-cell>
          <table:table-cell office:value-type="float" office:value="0.02362195" calcext:value-type="float">
            <text:p>0.02362195</text:p>
          </table:table-cell>
          <table:table-cell office:value-type="float" office:value="0.04447403" calcext:value-type="float">
            <text:p>0.04447403</text:p>
          </table:table-cell>
          <table:table-cell office:value-type="float" office:value="0.004882638" calcext:value-type="float">
            <text:p>0.004882638</text:p>
          </table:table-cell>
          <table:table-cell office:value-type="float" office:value="0.003553979" calcext:value-type="float">
            <text:p>0.003553979</text:p>
          </table:table-cell>
          <table:table-cell office:value-type="float" office:value="0" calcext:value-type="float">
            <text:p>0</text:p>
          </table:table-cell>
          <table:table-cell office:value-type="float" office:value="28.45089" calcext:value-type="float">
            <text:p>28.45089</text:p>
          </table:table-cell>
          <table:table-cell office:value-type="float" office:value="12.53314" calcext:value-type="float">
            <text:p>12.53314</text:p>
          </table:table-cell>
          <table:table-cell office:value-type="float" office:value="6.849466" calcext:value-type="float">
            <text:p>6.849466</text:p>
          </table:table-cell>
          <table:table-cell office:value-type="float" office:value="3.829786" calcext:value-type="float">
            <text:p>3.829786</text:p>
          </table:table-cell>
          <table:table-cell office:value-type="float" office:value="2.305676" calcext:value-type="float">
            <text:p>2.305676</text:p>
          </table:table-cell>
          <table:table-cell office:value-type="float" office:value="0.9526227" calcext:value-type="float">
            <text:p>0.9526227</text:p>
          </table:table-cell>
          <table:table-cell office:value-type="float" office:value="0.2707865" calcext:value-type="float">
            <text:p>0.2707865</text:p>
          </table:table-cell>
          <table:table-cell office:value-type="float" office:value="0.9436712" calcext:value-type="float">
            <text:p>0.9436712</text:p>
          </table:table-cell>
          <table:table-cell office:value-type="float" office:value="1.895044" calcext:value-type="float">
            <text:p>1.895044</text:p>
          </table:table-cell>
          <table:table-cell office:value-type="float" office:value="4.824836" calcext:value-type="float">
            <text:p>4.824836</text:p>
          </table:table-cell>
          <table:table-cell office:value-type="float" office:value="0.6817413" calcext:value-type="float">
            <text:p>0.6817413</text:p>
          </table:table-cell>
          <table:table-cell office:value-type="float" office:value="0.3662634" calcext:value-type="float">
            <text:p>0.3662634</text:p>
          </table:table-cell>
          <table:table-cell office:value-type="float" office:value="0.3640557" calcext:value-type="float">
            <text:p>0.3640557</text:p>
          </table:table-cell>
          <table:table-cell office:value-type="float" office:value="0.3788765" calcext:value-type="float">
            <text:p>0.3788765</text:p>
          </table:table-cell>
          <table:table-cell office:value-type="float" office:value="0" calcext:value-type="float">
            <text:p>0</text:p>
          </table:table-cell>
          <table:table-cell office:value-type="float" office:value="1049.87" calcext:value-type="float">
            <text:p>1049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010558" calcext:value-type="float">
            <text:p>-0.00040105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34.88955" calcext:value-type="float">
            <text:p>34.88955</text:p>
          </table:table-cell>
          <table:table-cell office:value-type="float" office:value="1074.089" calcext:value-type="float">
            <text:p>1074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7933" calcext:value-type="float">
            <text:p>0.3257933</text:p>
          </table:table-cell>
          <table:table-cell office:value-type="float" office:value="7.07614" calcext:value-type="float">
            <text:p>7.07614</text:p>
          </table:table-cell>
          <table:table-cell office:value-type="float" office:value="0" calcext:value-type="float">
            <text:p>0</text:p>
          </table:table-cell>
          <table:table-cell office:value-type="float" office:value="0.000009104984" calcext:value-type="float">
            <text:p>9.104984E-06</text:p>
          </table:table-cell>
          <table:table-cell office:value-type="float" office:value="0" calcext:value-type="float">
            <text:p>0</text:p>
          </table:table-cell>
          <table:table-cell office:value-type="float" office:value="-0.01277199" calcext:value-type="float">
            <text:p>-0.01277199</text:p>
          </table:table-cell>
          <table:table-cell office:value-type="float" office:value="-0.00302611" calcext:value-type="float">
            <text:p>-0.00302611</text:p>
          </table:table-cell>
          <table:table-cell office:value-type="float" office:value="0.0005467263" calcext:value-type="float">
            <text:p>0.0005467263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3172" calcext:value-type="float">
            <text:p>13.3172</text:p>
          </table:table-cell>
          <table:table-cell office:value-type="float" office:value="0.3316583" calcext:value-type="float">
            <text:p>0.3316583</text:p>
          </table:table-cell>
          <table:table-cell office:value-type="float" office:value="0.1659959" calcext:value-type="float">
            <text:p>0.1659959</text:p>
          </table:table-cell>
          <table:table-cell office:value-type="float" office:value="0.1656464" calcext:value-type="float">
            <text:p>0.1656464</text:p>
          </table:table-cell>
          <table:table-cell office:value-type="float" office:value="0.07293018" calcext:value-type="float">
            <text:p>0.07293018</text:p>
          </table:table-cell>
          <table:table-cell office:value-type="float" office:value="0.07001124" calcext:value-type="float">
            <text:p>0.07001124</text:p>
          </table:table-cell>
          <table:table-cell office:value-type="float" office:value="0.03667822" calcext:value-type="float">
            <text:p>0.03667822</text:p>
          </table:table-cell>
          <table:table-cell office:value-type="float" office:value="0.02603787" calcext:value-type="float">
            <text:p>0.02603787</text:p>
          </table:table-cell>
          <table:table-cell office:value-type="float" office:value="0.04158995" calcext:value-type="float">
            <text:p>0.04158995</text:p>
          </table:table-cell>
          <table:table-cell office:value-type="float" office:value="0.02345551" calcext:value-type="float">
            <text:p>0.02345551</text:p>
          </table:table-cell>
          <table:table-cell office:value-type="float" office:value="0.02284764" calcext:value-type="float">
            <text:p>0.02284764</text:p>
          </table:table-cell>
          <table:table-cell office:value-type="float" office:value="0.02363677" calcext:value-type="float">
            <text:p>0.02363677</text:p>
          </table:table-cell>
          <table:table-cell office:value-type="float" office:value="0.04438989" calcext:value-type="float">
            <text:p>0.04438989</text:p>
          </table:table-cell>
          <table:table-cell office:value-type="float" office:value="0.004883538" calcext:value-type="float">
            <text:p>0.004883538</text:p>
          </table:table-cell>
          <table:table-cell office:value-type="float" office:value="0.003553558" calcext:value-type="float">
            <text:p>0.003553558</text:p>
          </table:table-cell>
          <table:table-cell office:value-type="float" office:value="0" calcext:value-type="float">
            <text:p>0</text:p>
          </table:table-cell>
          <table:table-cell office:value-type="float" office:value="38.72142" calcext:value-type="float">
            <text:p>38.72142</text:p>
          </table:table-cell>
          <table:table-cell office:value-type="float" office:value="12.11813" calcext:value-type="float">
            <text:p>12.11813</text:p>
          </table:table-cell>
          <table:table-cell office:value-type="float" office:value="6.693989" calcext:value-type="float">
            <text:p>6.693989</text:p>
          </table:table-cell>
          <table:table-cell office:value-type="float" office:value="3.704433" calcext:value-type="float">
            <text:p>3.704433</text:p>
          </table:table-cell>
          <table:table-cell office:value-type="float" office:value="2.187079" calcext:value-type="float">
            <text:p>2.187079</text:p>
          </table:table-cell>
          <table:table-cell office:value-type="float" office:value="0.909052" calcext:value-type="float">
            <text:p>0.909052</text:p>
          </table:table-cell>
          <table:table-cell office:value-type="float" office:value="0.27757" calcext:value-type="float">
            <text:p>0.27757</text:p>
          </table:table-cell>
          <table:table-cell office:value-type="float" office:value="0.9391338" calcext:value-type="float">
            <text:p>0.9391338</text:p>
          </table:table-cell>
          <table:table-cell office:value-type="float" office:value="1.90176" calcext:value-type="float">
            <text:p>1.90176</text:p>
          </table:table-cell>
          <table:table-cell office:value-type="float" office:value="4.821804" calcext:value-type="float">
            <text:p>4.821804</text:p>
          </table:table-cell>
          <table:table-cell office:value-type="float" office:value="0.6816707" calcext:value-type="float">
            <text:p>0.6816707</text:p>
          </table:table-cell>
          <table:table-cell office:value-type="float" office:value="0.3670143" calcext:value-type="float">
            <text:p>0.3670143</text:p>
          </table:table-cell>
          <table:table-cell office:value-type="float" office:value="0.3636768" calcext:value-type="float">
            <text:p>0.3636768</text:p>
          </table:table-cell>
          <table:table-cell office:value-type="float" office:value="0.3788859" calcext:value-type="float">
            <text:p>0.3788859</text:p>
          </table:table-cell>
          <table:table-cell office:value-type="float" office:value="0" calcext:value-type="float">
            <text:p>0</text:p>
          </table:table-cell>
          <table:table-cell office:value-type="float" office:value="1060.075" calcext:value-type="float">
            <text:p>1060.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060302" calcext:value-type="float">
            <text:p>-0.000406030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34.87757" calcext:value-type="float">
            <text:p>34.87757</text:p>
          </table:table-cell>
          <table:table-cell office:value-type="float" office:value="1074.093" calcext:value-type="float">
            <text:p>1074.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73519" calcext:value-type="float">
            <text:p>0.3273519</text:p>
          </table:table-cell>
          <table:table-cell office:value-type="float" office:value="7.082074" calcext:value-type="float">
            <text:p>7.082074</text:p>
          </table:table-cell>
          <table:table-cell office:value-type="float" office:value="0" calcext:value-type="float">
            <text:p>0</text:p>
          </table:table-cell>
          <table:table-cell office:value-type="float" office:value="0.000009389723" calcext:value-type="float">
            <text:p>9.389723E-06</text:p>
          </table:table-cell>
          <table:table-cell office:value-type="float" office:value="0" calcext:value-type="float">
            <text:p>0</text:p>
          </table:table-cell>
          <table:table-cell office:value-type="float" office:value="-0.01276147" calcext:value-type="float">
            <text:p>-0.01276147</text:p>
          </table:table-cell>
          <table:table-cell office:value-type="float" office:value="-0.003070883" calcext:value-type="float">
            <text:p>-0.003070883</text:p>
          </table:table-cell>
          <table:table-cell office:value-type="float" office:value="0.0005525306" calcext:value-type="float">
            <text:p>0.0005525306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34962" calcext:value-type="float">
            <text:p>13.34962</text:p>
          </table:table-cell>
          <table:table-cell office:value-type="float" office:value="0.3189485" calcext:value-type="float">
            <text:p>0.3189485</text:p>
          </table:table-cell>
          <table:table-cell office:value-type="float" office:value="0.1654754" calcext:value-type="float">
            <text:p>0.1654754</text:p>
          </table:table-cell>
          <table:table-cell office:value-type="float" office:value="0.164764" calcext:value-type="float">
            <text:p>0.164764</text:p>
          </table:table-cell>
          <table:table-cell office:value-type="float" office:value="0.07319645" calcext:value-type="float">
            <text:p>0.07319645</text:p>
          </table:table-cell>
          <table:table-cell office:value-type="float" office:value="0.07010116" calcext:value-type="float">
            <text:p>0.07010116</text:p>
          </table:table-cell>
          <table:table-cell office:value-type="float" office:value="0.03673904" calcext:value-type="float">
            <text:p>0.03673904</text:p>
          </table:table-cell>
          <table:table-cell office:value-type="float" office:value="0.02565093" calcext:value-type="float">
            <text:p>0.02565093</text:p>
          </table:table-cell>
          <table:table-cell office:value-type="float" office:value="0.04166697" calcext:value-type="float">
            <text:p>0.04166697</text:p>
          </table:table-cell>
          <table:table-cell office:value-type="float" office:value="0.0234895" calcext:value-type="float">
            <text:p>0.0234895</text:p>
          </table:table-cell>
          <table:table-cell office:value-type="float" office:value="0.02286933" calcext:value-type="float">
            <text:p>0.02286933</text:p>
          </table:table-cell>
          <table:table-cell office:value-type="float" office:value="0.02365143" calcext:value-type="float">
            <text:p>0.02365143</text:p>
          </table:table-cell>
          <table:table-cell office:value-type="float" office:value="0.04430649" calcext:value-type="float">
            <text:p>0.04430649</text:p>
          </table:table-cell>
          <table:table-cell office:value-type="float" office:value="0.004884513" calcext:value-type="float">
            <text:p>0.004884513</text:p>
          </table:table-cell>
          <table:table-cell office:value-type="float" office:value="0.003553342" calcext:value-type="float">
            <text:p>0.003553342</text:p>
          </table:table-cell>
          <table:table-cell office:value-type="float" office:value="0" calcext:value-type="float">
            <text:p>0</text:p>
          </table:table-cell>
          <table:table-cell office:value-type="float" office:value="31.67666" calcext:value-type="float">
            <text:p>31.67666</text:p>
          </table:table-cell>
          <table:table-cell office:value-type="float" office:value="11.45977" calcext:value-type="float">
            <text:p>11.45977</text:p>
          </table:table-cell>
          <table:table-cell office:value-type="float" office:value="6.456275" calcext:value-type="float">
            <text:p>6.456275</text:p>
          </table:table-cell>
          <table:table-cell office:value-type="float" office:value="3.575443" calcext:value-type="float">
            <text:p>3.575443</text:p>
          </table:table-cell>
          <table:table-cell office:value-type="float" office:value="2.102167" calcext:value-type="float">
            <text:p>2.102167</text:p>
          </table:table-cell>
          <table:table-cell office:value-type="float" office:value="0.874881" calcext:value-type="float">
            <text:p>0.874881</text:p>
          </table:table-cell>
          <table:table-cell office:value-type="float" office:value="0.2691117" calcext:value-type="float">
            <text:p>0.2691117</text:p>
          </table:table-cell>
          <table:table-cell office:value-type="float" office:value="0.9375984" calcext:value-type="float">
            <text:p>0.9375984</text:p>
          </table:table-cell>
          <table:table-cell office:value-type="float" office:value="1.908286" calcext:value-type="float">
            <text:p>1.908286</text:p>
          </table:table-cell>
          <table:table-cell office:value-type="float" office:value="4.818891" calcext:value-type="float">
            <text:p>4.818891</text:p>
          </table:table-cell>
          <table:table-cell office:value-type="float" office:value="0.6816078" calcext:value-type="float">
            <text:p>0.6816078</text:p>
          </table:table-cell>
          <table:table-cell office:value-type="float" office:value="0.3677542" calcext:value-type="float">
            <text:p>0.3677542</text:p>
          </table:table-cell>
          <table:table-cell office:value-type="float" office:value="0.3633397" calcext:value-type="float">
            <text:p>0.3633397</text:p>
          </table:table-cell>
          <table:table-cell office:value-type="float" office:value="0.378892" calcext:value-type="float">
            <text:p>0.378892</text:p>
          </table:table-cell>
          <table:table-cell office:value-type="float" office:value="0" calcext:value-type="float">
            <text:p>0</text:p>
          </table:table-cell>
          <table:table-cell office:value-type="float" office:value="1070.704" calcext:value-type="float">
            <text:p>1070.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111461" calcext:value-type="float">
            <text:p>-0.00041114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34.86655" calcext:value-type="float">
            <text:p>34.86655</text:p>
          </table:table-cell>
          <table:table-cell office:value-type="float" office:value="1074.097" calcext:value-type="float">
            <text:p>1074.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84916" calcext:value-type="float">
            <text:p>0.3284916</text:p>
          </table:table-cell>
          <table:table-cell office:value-type="float" office:value="7.08714" calcext:value-type="float">
            <text:p>7.08714</text:p>
          </table:table-cell>
          <table:table-cell office:value-type="float" office:value="0" calcext:value-type="float">
            <text:p>0</text:p>
          </table:table-cell>
          <table:table-cell office:value-type="float" office:value="0.000009737021" calcext:value-type="float">
            <text:p>9.737021E-06</text:p>
          </table:table-cell>
          <table:table-cell office:value-type="float" office:value="0" calcext:value-type="float">
            <text:p>0</text:p>
          </table:table-cell>
          <table:table-cell office:value-type="float" office:value="-0.01274963" calcext:value-type="float">
            <text:p>-0.01274963</text:p>
          </table:table-cell>
          <table:table-cell office:value-type="float" office:value="-0.003123132" calcext:value-type="float">
            <text:p>-0.003123132</text:p>
          </table:table-cell>
          <table:table-cell office:value-type="float" office:value="0.0005582826" calcext:value-type="float">
            <text:p>0.0005582826</text:p>
          </table:table-cell>
          <table:table-cell office:value-type="float" office:value="0.000000001514504" calcext:value-type="float">
            <text:p>1.514504E-09</text:p>
          </table:table-cell>
          <table:table-cell office:value-type="float" office:value="13.38937" calcext:value-type="float">
            <text:p>13.38937</text:p>
          </table:table-cell>
          <table:table-cell office:value-type="float" office:value="0.3075962" calcext:value-type="float">
            <text:p>0.3075962</text:p>
          </table:table-cell>
          <table:table-cell office:value-type="float" office:value="0.1665648" calcext:value-type="float">
            <text:p>0.1665648</text:p>
          </table:table-cell>
          <table:table-cell office:value-type="float" office:value="0.1645096" calcext:value-type="float">
            <text:p>0.1645096</text:p>
          </table:table-cell>
          <table:table-cell office:value-type="float" office:value="0.07395621" calcext:value-type="float">
            <text:p>0.07395621</text:p>
          </table:table-cell>
          <table:table-cell office:value-type="float" office:value="0.07048459" calcext:value-type="float">
            <text:p>0.07048459</text:p>
          </table:table-cell>
          <table:table-cell office:value-type="float" office:value="0.036866" calcext:value-type="float">
            <text:p>0.036866</text:p>
          </table:table-cell>
          <table:table-cell office:value-type="float" office:value="0.02400245" calcext:value-type="float">
            <text:p>0.02400245</text:p>
          </table:table-cell>
          <table:table-cell office:value-type="float" office:value="0.04197397" calcext:value-type="float">
            <text:p>0.04197397</text:p>
          </table:table-cell>
          <table:table-cell office:value-type="float" office:value="0.02352301" calcext:value-type="float">
            <text:p>0.02352301</text:p>
          </table:table-cell>
          <table:table-cell office:value-type="float" office:value="0.0228907" calcext:value-type="float">
            <text:p>0.0228907</text:p>
          </table:table-cell>
          <table:table-cell office:value-type="float" office:value="0.02366596" calcext:value-type="float">
            <text:p>0.02366596</text:p>
          </table:table-cell>
          <table:table-cell office:value-type="float" office:value="0.04422389" calcext:value-type="float">
            <text:p>0.04422389</text:p>
          </table:table-cell>
          <table:table-cell office:value-type="float" office:value="0.004885504" calcext:value-type="float">
            <text:p>0.004885504</text:p>
          </table:table-cell>
          <table:table-cell office:value-type="float" office:value="0.003553229" calcext:value-type="float">
            <text:p>0.003553229</text:p>
          </table:table-cell>
          <table:table-cell office:value-type="float" office:value="0" calcext:value-type="float">
            <text:p>0</text:p>
          </table:table-cell>
          <table:table-cell office:value-type="float" office:value="24.14341" calcext:value-type="float">
            <text:p>24.14341</text:p>
          </table:table-cell>
          <table:table-cell office:value-type="float" office:value="11.46353" calcext:value-type="float">
            <text:p>11.46353</text:p>
          </table:table-cell>
          <table:table-cell office:value-type="float" office:value="6.314653" calcext:value-type="float">
            <text:p>6.314653</text:p>
          </table:table-cell>
          <table:table-cell office:value-type="float" office:value="3.477574" calcext:value-type="float">
            <text:p>3.477574</text:p>
          </table:table-cell>
          <table:table-cell office:value-type="float" office:value="2.01579" calcext:value-type="float">
            <text:p>2.01579</text:p>
          </table:table-cell>
          <table:table-cell office:value-type="float" office:value="0.8257359" calcext:value-type="float">
            <text:p>0.8257359</text:p>
          </table:table-cell>
          <table:table-cell office:value-type="float" office:value="0.2320596" calcext:value-type="float">
            <text:p>0.2320596</text:p>
          </table:table-cell>
          <table:table-cell office:value-type="float" office:value="0.9416988" calcext:value-type="float">
            <text:p>0.9416988</text:p>
          </table:table-cell>
          <table:table-cell office:value-type="float" office:value="1.914612" calcext:value-type="float">
            <text:p>1.914612</text:p>
          </table:table-cell>
          <table:table-cell office:value-type="float" office:value="4.816092" calcext:value-type="float">
            <text:p>4.816092</text:p>
          </table:table-cell>
          <table:table-cell office:value-type="float" office:value="0.6815523" calcext:value-type="float">
            <text:p>0.6815523</text:p>
          </table:table-cell>
          <table:table-cell office:value-type="float" office:value="0.3684848" calcext:value-type="float">
            <text:p>0.3684848</text:p>
          </table:table-cell>
          <table:table-cell office:value-type="float" office:value="0.3630238" calcext:value-type="float">
            <text:p>0.3630238</text:p>
          </table:table-cell>
          <table:table-cell office:value-type="float" office:value="0.3788978" calcext:value-type="float">
            <text:p>0.3788978</text:p>
          </table:table-cell>
          <table:table-cell office:value-type="float" office:value="0" calcext:value-type="float">
            <text:p>0</text:p>
          </table:table-cell>
          <table:table-cell office:value-type="float" office:value="1079.163" calcext:value-type="float">
            <text:p>1079.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164492" calcext:value-type="float">
            <text:p>-0.00041644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34.85736" calcext:value-type="float">
            <text:p>34.85736</text:p>
          </table:table-cell>
          <table:table-cell office:value-type="float" office:value="1074.103" calcext:value-type="float">
            <text:p>1074.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92682" calcext:value-type="float">
            <text:p>0.3292682</text:p>
          </table:table-cell>
          <table:table-cell office:value-type="float" office:value="7.089622" calcext:value-type="float">
            <text:p>7.089622</text:p>
          </table:table-cell>
          <table:table-cell office:value-type="float" office:value="0" calcext:value-type="float">
            <text:p>0</text:p>
          </table:table-cell>
          <table:table-cell office:value-type="float" office:value="0.00001008009" calcext:value-type="float">
            <text:p>1.008009E-05</text:p>
          </table:table-cell>
          <table:table-cell office:value-type="float" office:value="0" calcext:value-type="float">
            <text:p>0</text:p>
          </table:table-cell>
          <table:table-cell office:value-type="float" office:value="-0.01273965" calcext:value-type="float">
            <text:p>-0.01273965</text:p>
          </table:table-cell>
          <table:table-cell office:value-type="float" office:value="-0.003200069" calcext:value-type="float">
            <text:p>-0.003200069</text:p>
          </table:table-cell>
          <table:table-cell office:value-type="float" office:value="0.0005646078" calcext:value-type="float">
            <text:p>0.0005646078</text:p>
          </table:table-cell>
          <table:table-cell office:value-type="float" office:value="0.000000001531233" calcext:value-type="float">
            <text:p>1.531233E-09</text:p>
          </table:table-cell>
          <table:table-cell office:value-type="float" office:value="13.45385" calcext:value-type="float">
            <text:p>13.45385</text:p>
          </table:table-cell>
          <table:table-cell office:value-type="float" office:value="0.4141381" calcext:value-type="float">
            <text:p>0.4141381</text:p>
          </table:table-cell>
          <table:table-cell office:value-type="float" office:value="0.1821259" calcext:value-type="float">
            <text:p>0.1821259</text:p>
          </table:table-cell>
          <table:table-cell office:value-type="float" office:value="0.1707162" calcext:value-type="float">
            <text:p>0.1707162</text:p>
          </table:table-cell>
          <table:table-cell office:value-type="float" office:value="0.07593817" calcext:value-type="float">
            <text:p>0.07593817</text:p>
          </table:table-cell>
          <table:table-cell office:value-type="float" office:value="0.07116175" calcext:value-type="float">
            <text:p>0.07116175</text:p>
          </table:table-cell>
          <table:table-cell office:value-type="float" office:value="0.03677382" calcext:value-type="float">
            <text:p>0.03677382</text:p>
          </table:table-cell>
          <table:table-cell office:value-type="float" office:value="0.0226057" calcext:value-type="float">
            <text:p>0.0226057</text:p>
          </table:table-cell>
          <table:table-cell office:value-type="float" office:value="0.04219577" calcext:value-type="float">
            <text:p>0.04219577</text:p>
          </table:table-cell>
          <table:table-cell office:value-type="float" office:value="0.02361535" calcext:value-type="float">
            <text:p>0.02361535</text:p>
          </table:table-cell>
          <table:table-cell office:value-type="float" office:value="0.02291162" calcext:value-type="float">
            <text:p>0.02291162</text:p>
          </table:table-cell>
          <table:table-cell office:value-type="float" office:value="0.02368037" calcext:value-type="float">
            <text:p>0.02368037</text:p>
          </table:table-cell>
          <table:table-cell office:value-type="float" office:value="0.04414201" calcext:value-type="float">
            <text:p>0.04414201</text:p>
          </table:table-cell>
          <table:table-cell office:value-type="float" office:value="0.00488674" calcext:value-type="float">
            <text:p>0.00488674</text:p>
          </table:table-cell>
          <table:table-cell office:value-type="float" office:value="0.00355423" calcext:value-type="float">
            <text:p>0.00355423</text:p>
          </table:table-cell>
          <table:table-cell office:value-type="float" office:value="0" calcext:value-type="float">
            <text:p>0</text:p>
          </table:table-cell>
          <table:table-cell office:value-type="float" office:value="30.33107" calcext:value-type="float">
            <text:p>30.33107</text:p>
          </table:table-cell>
          <table:table-cell office:value-type="float" office:value="14.45551" calcext:value-type="float">
            <text:p>14.45551</text:p>
          </table:table-cell>
          <table:table-cell office:value-type="float" office:value="7.531576" calcext:value-type="float">
            <text:p>7.531576</text:p>
          </table:table-cell>
          <table:table-cell office:value-type="float" office:value="3.513167" calcext:value-type="float">
            <text:p>3.513167</text:p>
          </table:table-cell>
          <table:table-cell office:value-type="float" office:value="1.924595" calcext:value-type="float">
            <text:p>1.924595</text:p>
          </table:table-cell>
          <table:table-cell office:value-type="float" office:value="0.7641519" calcext:value-type="float">
            <text:p>0.7641519</text:p>
          </table:table-cell>
          <table:table-cell office:value-type="float" office:value="0.2031642" calcext:value-type="float">
            <text:p>0.2031642</text:p>
          </table:table-cell>
          <table:table-cell office:value-type="float" office:value="0.9375007" calcext:value-type="float">
            <text:p>0.9375007</text:p>
          </table:table-cell>
          <table:table-cell office:value-type="float" office:value="1.926085" calcext:value-type="float">
            <text:p>1.926085</text:p>
          </table:table-cell>
          <table:table-cell office:value-type="float" office:value="4.813192" calcext:value-type="float">
            <text:p>4.813192</text:p>
          </table:table-cell>
          <table:table-cell office:value-type="float" office:value="0.6815041" calcext:value-type="float">
            <text:p>0.6815041</text:p>
          </table:table-cell>
          <table:table-cell office:value-type="float" office:value="0.3692102" calcext:value-type="float">
            <text:p>0.3692102</text:p>
          </table:table-cell>
          <table:table-cell office:value-type="float" office:value="0.3628539" calcext:value-type="float">
            <text:p>0.3628539</text:p>
          </table:table-cell>
          <table:table-cell office:value-type="float" office:value="0.3789058" calcext:value-type="float">
            <text:p>0.3789058</text:p>
          </table:table-cell>
          <table:table-cell office:value-type="float" office:value="0" calcext:value-type="float">
            <text:p>0</text:p>
          </table:table-cell>
          <table:table-cell office:value-type="float" office:value="1076.687" calcext:value-type="float">
            <text:p>1076.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222943" calcext:value-type="float">
            <text:p>-0.00042229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34.85256" calcext:value-type="float">
            <text:p>34.85256</text:p>
          </table:table-cell>
          <table:table-cell office:value-type="float" office:value="1074.123" calcext:value-type="float">
            <text:p>1074.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40218" calcext:value-type="float">
            <text:p>0.3240218</text:p>
          </table:table-cell>
          <table:table-cell office:value-type="float" office:value="7.073477" calcext:value-type="float">
            <text:p>7.073477</text:p>
          </table:table-cell>
          <table:table-cell office:value-type="float" office:value="0" calcext:value-type="float">
            <text:p>0</text:p>
          </table:table-cell>
          <table:table-cell office:value-type="float" office:value="0.00001020174" calcext:value-type="float">
            <text:p>1.020174E-05</text:p>
          </table:table-cell>
          <table:table-cell office:value-type="float" office:value="0" calcext:value-type="float">
            <text:p>0</text:p>
          </table:table-cell>
          <table:table-cell office:value-type="float" office:value="-0.01273645" calcext:value-type="float">
            <text:p>-0.01273645</text:p>
          </table:table-cell>
          <table:table-cell office:value-type="float" office:value="-0.004548936" calcext:value-type="float">
            <text:p>-0.004548936</text:p>
          </table:table-cell>
          <table:table-cell office:value-type="float" office:value="0.000571506" calcext:value-type="float">
            <text:p>0.000571506</text:p>
          </table:table-cell>
          <table:table-cell office:value-type="float" office:value="0.000000003114954" calcext:value-type="float">
            <text:p>3.114954E-09</text:p>
          </table:table-cell>
          <table:table-cell office:value-type="float" office:value="13.74541" calcext:value-type="float">
            <text:p>13.74541</text:p>
          </table:table-cell>
          <table:table-cell office:value-type="float" office:value="0.7199687" calcext:value-type="float">
            <text:p>0.7199687</text:p>
          </table:table-cell>
          <table:table-cell office:value-type="float" office:value="0.181758" calcext:value-type="float">
            <text:p>0.181758</text:p>
          </table:table-cell>
          <table:table-cell office:value-type="float" office:value="0.1586404" calcext:value-type="float">
            <text:p>0.1586404</text:p>
          </table:table-cell>
          <table:table-cell office:value-type="float" office:value="0.07568628" calcext:value-type="float">
            <text:p>0.07568628</text:p>
          </table:table-cell>
          <table:table-cell office:value-type="float" office:value="0.07079515" calcext:value-type="float">
            <text:p>0.07079515</text:p>
          </table:table-cell>
          <table:table-cell office:value-type="float" office:value="0.03693062" calcext:value-type="float">
            <text:p>0.03693062</text:p>
          </table:table-cell>
          <table:table-cell office:value-type="float" office:value="0.02330741" calcext:value-type="float">
            <text:p>0.02330741</text:p>
          </table:table-cell>
          <table:table-cell office:value-type="float" office:value="0.04218764" calcext:value-type="float">
            <text:p>0.04218764</text:p>
          </table:table-cell>
          <table:table-cell office:value-type="float" office:value="0.02365041" calcext:value-type="float">
            <text:p>0.02365041</text:p>
          </table:table-cell>
          <table:table-cell office:value-type="float" office:value="0.022932" calcext:value-type="float">
            <text:p>0.022932</text:p>
          </table:table-cell>
          <table:table-cell office:value-type="float" office:value="0.02369457" calcext:value-type="float">
            <text:p>0.02369457</text:p>
          </table:table-cell>
          <table:table-cell office:value-type="float" office:value="0.04406082" calcext:value-type="float">
            <text:p>0.04406082</text:p>
          </table:table-cell>
          <table:table-cell office:value-type="float" office:value="0.004887719" calcext:value-type="float">
            <text:p>0.004887719</text:p>
          </table:table-cell>
          <table:table-cell office:value-type="float" office:value="0.003554319" calcext:value-type="float">
            <text:p>0.003554319</text:p>
          </table:table-cell>
          <table:table-cell office:value-type="float" office:value="0" calcext:value-type="float">
            <text:p>0</text:p>
          </table:table-cell>
          <table:table-cell office:value-type="float" office:value="33.18545" calcext:value-type="float">
            <text:p>33.18545</text:p>
          </table:table-cell>
          <table:table-cell office:value-type="float" office:value="19.79691" calcext:value-type="float">
            <text:p>19.79691</text:p>
          </table:table-cell>
          <table:table-cell office:value-type="float" office:value="9.504191" calcext:value-type="float">
            <text:p>9.504191</text:p>
          </table:table-cell>
          <table:table-cell office:value-type="float" office:value="4.120888" calcext:value-type="float">
            <text:p>4.120888</text:p>
          </table:table-cell>
          <table:table-cell office:value-type="float" office:value="2.116788" calcext:value-type="float">
            <text:p>2.116788</text:p>
          </table:table-cell>
          <table:table-cell office:value-type="float" office:value="0.7617863" calcext:value-type="float">
            <text:p>0.7617863</text:p>
          </table:table-cell>
          <table:table-cell office:value-type="float" office:value="0.2211055" calcext:value-type="float">
            <text:p>0.2211055</text:p>
          </table:table-cell>
          <table:table-cell office:value-type="float" office:value="0.9310725" calcext:value-type="float">
            <text:p>0.9310725</text:p>
          </table:table-cell>
          <table:table-cell office:value-type="float" office:value="1.932801" calcext:value-type="float">
            <text:p>1.932801</text:p>
          </table:table-cell>
          <table:table-cell office:value-type="float" office:value="4.81011" calcext:value-type="float">
            <text:p>4.81011</text:p>
          </table:table-cell>
          <table:table-cell office:value-type="float" office:value="0.681461" calcext:value-type="float">
            <text:p>0.681461</text:p>
          </table:table-cell>
          <table:table-cell office:value-type="float" office:value="0.3699321" calcext:value-type="float">
            <text:p>0.3699321</text:p>
          </table:table-cell>
          <table:table-cell office:value-type="float" office:value="0.3625596" calcext:value-type="float">
            <text:p>0.3625596</text:p>
          </table:table-cell>
          <table:table-cell office:value-type="float" office:value="0.3789148" calcext:value-type="float">
            <text:p>0.3789148</text:p>
          </table:table-cell>
          <table:table-cell office:value-type="float" office:value="0" calcext:value-type="float">
            <text:p>0</text:p>
          </table:table-cell>
          <table:table-cell office:value-type="float" office:value="1056.546" calcext:value-type="float">
            <text:p>1056.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133135" calcext:value-type="float">
            <text:p>-0.0041331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34.86652" calcext:value-type="float">
            <text:p>34.86652</text:p>
          </table:table-cell>
          <table:table-cell office:value-type="float" office:value="1074.144" calcext:value-type="float">
            <text:p>1074.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6907" calcext:value-type="float">
            <text:p>0.3166907</text:p>
          </table:table-cell>
          <table:table-cell office:value-type="float" office:value="7.043171" calcext:value-type="float">
            <text:p>7.043171</text:p>
          </table:table-cell>
          <table:table-cell office:value-type="float" office:value="0" calcext:value-type="float">
            <text:p>0</text:p>
          </table:table-cell>
          <table:table-cell office:value-type="float" office:value="0.00001038009" calcext:value-type="float">
            <text:p>1.038009E-05</text:p>
          </table:table-cell>
          <table:table-cell office:value-type="float" office:value="0" calcext:value-type="float">
            <text:p>0</text:p>
          </table:table-cell>
          <table:table-cell office:value-type="float" office:value="-0.01273172" calcext:value-type="float">
            <text:p>-0.01273172</text:p>
          </table:table-cell>
          <table:table-cell office:value-type="float" office:value="-0.005720291" calcext:value-type="float">
            <text:p>-0.005720291</text:p>
          </table:table-cell>
          <table:table-cell office:value-type="float" office:value="0.0005777849" calcext:value-type="float">
            <text:p>0.0005777849</text:p>
          </table:table-cell>
          <table:table-cell office:value-type="float" office:value="0.000000003403533" calcext:value-type="float">
            <text:p>3.403533E-09</text:p>
          </table:table-cell>
          <table:table-cell office:value-type="float" office:value="14.15885" calcext:value-type="float">
            <text:p>14.15885</text:p>
          </table:table-cell>
          <table:table-cell office:value-type="float" office:value="0.465383" calcext:value-type="float">
            <text:p>0.465383</text:p>
          </table:table-cell>
          <table:table-cell office:value-type="float" office:value="0.1569277" calcext:value-type="float">
            <text:p>0.1569277</text:p>
          </table:table-cell>
          <table:table-cell office:value-type="float" office:value="0.1433103" calcext:value-type="float">
            <text:p>0.1433103</text:p>
          </table:table-cell>
          <table:table-cell office:value-type="float" office:value="0.06975462" calcext:value-type="float">
            <text:p>0.06975462</text:p>
          </table:table-cell>
          <table:table-cell office:value-type="float" office:value="0.06652554" calcext:value-type="float">
            <text:p>0.06652554</text:p>
          </table:table-cell>
          <table:table-cell office:value-type="float" office:value="0.0362075" calcext:value-type="float">
            <text:p>0.0362075</text:p>
          </table:table-cell>
          <table:table-cell office:value-type="float" office:value="0.0234326" calcext:value-type="float">
            <text:p>0.0234326</text:p>
          </table:table-cell>
          <table:table-cell office:value-type="float" office:value="0.04227442" calcext:value-type="float">
            <text:p>0.04227442</text:p>
          </table:table-cell>
          <table:table-cell office:value-type="float" office:value="0.0237544" calcext:value-type="float">
            <text:p>0.0237544</text:p>
          </table:table-cell>
          <table:table-cell office:value-type="float" office:value="0.02295164" calcext:value-type="float">
            <text:p>0.02295164</text:p>
          </table:table-cell>
          <table:table-cell office:value-type="float" office:value="0.02370862" calcext:value-type="float">
            <text:p>0.02370862</text:p>
          </table:table-cell>
          <table:table-cell office:value-type="float" office:value="0.04398035" calcext:value-type="float">
            <text:p>0.04398035</text:p>
          </table:table-cell>
          <table:table-cell office:value-type="float" office:value="0.004888584" calcext:value-type="float">
            <text:p>0.004888584</text:p>
          </table:table-cell>
          <table:table-cell office:value-type="float" office:value="0.00355404" calcext:value-type="float">
            <text:p>0.00355404</text:p>
          </table:table-cell>
          <table:table-cell office:value-type="float" office:value="0" calcext:value-type="float">
            <text:p>0</text:p>
          </table:table-cell>
          <table:table-cell office:value-type="float" office:value="34.14319" calcext:value-type="float">
            <text:p>34.14319</text:p>
          </table:table-cell>
          <table:table-cell office:value-type="float" office:value="16.53014" calcext:value-type="float">
            <text:p>16.53014</text:p>
          </table:table-cell>
          <table:table-cell office:value-type="float" office:value="8.690022" calcext:value-type="float">
            <text:p>8.690022</text:p>
          </table:table-cell>
          <table:table-cell office:value-type="float" office:value="3.898412" calcext:value-type="float">
            <text:p>3.898412</text:p>
          </table:table-cell>
          <table:table-cell office:value-type="float" office:value="2.025058" calcext:value-type="float">
            <text:p>2.025058</text:p>
          </table:table-cell>
          <table:table-cell office:value-type="float" office:value="0.7405057" calcext:value-type="float">
            <text:p>0.7405057</text:p>
          </table:table-cell>
          <table:table-cell office:value-type="float" office:value="0.220958" calcext:value-type="float">
            <text:p>0.220958</text:p>
          </table:table-cell>
          <table:table-cell office:value-type="float" office:value="0.9222307" calcext:value-type="float">
            <text:p>0.9222307</text:p>
          </table:table-cell>
          <table:table-cell office:value-type="float" office:value="1.945805" calcext:value-type="float">
            <text:p>1.945805</text:p>
          </table:table-cell>
          <table:table-cell office:value-type="float" office:value="4.806872" calcext:value-type="float">
            <text:p>4.806872</text:p>
          </table:table-cell>
          <table:table-cell office:value-type="float" office:value="0.6814229" calcext:value-type="float">
            <text:p>0.6814229</text:p>
          </table:table-cell>
          <table:table-cell office:value-type="float" office:value="0.3706442" calcext:value-type="float">
            <text:p>0.3706442</text:p>
          </table:table-cell>
          <table:table-cell office:value-type="float" office:value="0.3622252" calcext:value-type="float">
            <text:p>0.3622252</text:p>
          </table:table-cell>
          <table:table-cell office:value-type="float" office:value="0.3789229" calcext:value-type="float">
            <text:p>0.3789229</text:p>
          </table:table-cell>
          <table:table-cell office:value-type="float" office:value="0" calcext:value-type="float">
            <text:p>0</text:p>
          </table:table-cell>
          <table:table-cell office:value-type="float" office:value="1065.466" calcext:value-type="float">
            <text:p>1065.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384378" calcext:value-type="float">
            <text:p>-0.0043843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34.89298" calcext:value-type="float">
            <text:p>34.89298</text:p>
          </table:table-cell>
          <table:table-cell office:value-type="float" office:value="1074.174" calcext:value-type="float">
            <text:p>1074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1515" calcext:value-type="float">
            <text:p>0.3151515</text:p>
          </table:table-cell>
          <table:table-cell office:value-type="float" office:value="6.983803" calcext:value-type="float">
            <text:p>6.983803</text:p>
          </table:table-cell>
          <table:table-cell office:value-type="float" office:value="0" calcext:value-type="float">
            <text:p>0</text:p>
          </table:table-cell>
          <table:table-cell office:value-type="float" office:value="0.00001056736" calcext:value-type="float">
            <text:p>1.056736E-05</text:p>
          </table:table-cell>
          <table:table-cell office:value-type="float" office:value="0" calcext:value-type="float">
            <text:p>0</text:p>
          </table:table-cell>
          <table:table-cell office:value-type="float" office:value="-0.01342434" calcext:value-type="float">
            <text:p>-0.01342434</text:p>
          </table:table-cell>
          <table:table-cell office:value-type="float" office:value="-0.007041362" calcext:value-type="float">
            <text:p>-0.007041362</text:p>
          </table:table-cell>
          <table:table-cell office:value-type="float" office:value="0.0005834424" calcext:value-type="float">
            <text:p>0.0005834424</text:p>
          </table:table-cell>
          <table:table-cell office:value-type="float" office:value="0.000000004838668" calcext:value-type="float">
            <text:p>4.838668E-09</text:p>
          </table:table-cell>
          <table:table-cell office:value-type="float" office:value="14.71827" calcext:value-type="float">
            <text:p>14.71827</text:p>
          </table:table-cell>
          <table:table-cell office:value-type="float" office:value="0.3683954" calcext:value-type="float">
            <text:p>0.3683954</text:p>
          </table:table-cell>
          <table:table-cell office:value-type="float" office:value="0.1410615" calcext:value-type="float">
            <text:p>0.1410615</text:p>
          </table:table-cell>
          <table:table-cell office:value-type="float" office:value="0.1309463" calcext:value-type="float">
            <text:p>0.1309463</text:p>
          </table:table-cell>
          <table:table-cell office:value-type="float" office:value="0.06431184" calcext:value-type="float">
            <text:p>0.06431184</text:p>
          </table:table-cell>
          <table:table-cell office:value-type="float" office:value="0.06220313" calcext:value-type="float">
            <text:p>0.06220313</text:p>
          </table:table-cell>
          <table:table-cell office:value-type="float" office:value="0.03509953" calcext:value-type="float">
            <text:p>0.03509953</text:p>
          </table:table-cell>
          <table:table-cell office:value-type="float" office:value="0.02352717" calcext:value-type="float">
            <text:p>0.02352717</text:p>
          </table:table-cell>
          <table:table-cell office:value-type="float" office:value="0.04225608" calcext:value-type="float">
            <text:p>0.04225608</text:p>
          </table:table-cell>
          <table:table-cell office:value-type="float" office:value="0.02384244" calcext:value-type="float">
            <text:p>0.02384244</text:p>
          </table:table-cell>
          <table:table-cell office:value-type="float" office:value="0.02296975" calcext:value-type="float">
            <text:p>0.02296975</text:p>
          </table:table-cell>
          <table:table-cell office:value-type="float" office:value="0.02372249" calcext:value-type="float">
            <text:p>0.02372249</text:p>
          </table:table-cell>
          <table:table-cell office:value-type="float" office:value="0.04389977" calcext:value-type="float">
            <text:p>0.04389977</text:p>
          </table:table-cell>
          <table:table-cell office:value-type="float" office:value="0.004905357" calcext:value-type="float">
            <text:p>0.004905357</text:p>
          </table:table-cell>
          <table:table-cell office:value-type="float" office:value="0.003538429" calcext:value-type="float">
            <text:p>0.003538429</text:p>
          </table:table-cell>
          <table:table-cell office:value-type="float" office:value="0" calcext:value-type="float">
            <text:p>0</text:p>
          </table:table-cell>
          <table:table-cell office:value-type="float" office:value="37.53364" calcext:value-type="float">
            <text:p>37.53364</text:p>
          </table:table-cell>
          <table:table-cell office:value-type="float" office:value="13.85007" calcext:value-type="float">
            <text:p>13.85007</text:p>
          </table:table-cell>
          <table:table-cell office:value-type="float" office:value="7.739059" calcext:value-type="float">
            <text:p>7.739059</text:p>
          </table:table-cell>
          <table:table-cell office:value-type="float" office:value="3.610418" calcext:value-type="float">
            <text:p>3.610418</text:p>
          </table:table-cell>
          <table:table-cell office:value-type="float" office:value="1.880223" calcext:value-type="float">
            <text:p>1.880223</text:p>
          </table:table-cell>
          <table:table-cell office:value-type="float" office:value="0.7035356" calcext:value-type="float">
            <text:p>0.7035356</text:p>
          </table:table-cell>
          <table:table-cell office:value-type="float" office:value="0.228221" calcext:value-type="float">
            <text:p>0.228221</text:p>
          </table:table-cell>
          <table:table-cell office:value-type="float" office:value="0.9110367" calcext:value-type="float">
            <text:p>0.9110367</text:p>
          </table:table-cell>
          <table:table-cell office:value-type="float" office:value="1.958261" calcext:value-type="float">
            <text:p>1.958261</text:p>
          </table:table-cell>
          <table:table-cell office:value-type="float" office:value="4.803427" calcext:value-type="float">
            <text:p>4.803427</text:p>
          </table:table-cell>
          <table:table-cell office:value-type="float" office:value="0.6813998" calcext:value-type="float">
            <text:p>0.6813998</text:p>
          </table:table-cell>
          <table:table-cell office:value-type="float" office:value="0.3717825" calcext:value-type="float">
            <text:p>0.3717825</text:p>
          </table:table-cell>
          <table:table-cell office:value-type="float" office:value="0.3709187" calcext:value-type="float">
            <text:p>0.3709187</text:p>
          </table:table-cell>
          <table:table-cell office:value-type="float" office:value="0.3706842" calcext:value-type="float">
            <text:p>0.3706842</text:p>
          </table:table-cell>
          <table:table-cell office:value-type="float" office:value="0" calcext:value-type="float">
            <text:p>0</text:p>
          </table:table-cell>
          <table:table-cell office:value-type="float" office:value="1103.985" calcext:value-type="float">
            <text:p>1103.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03027" calcext:value-type="float">
            <text:p>-0.0066030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34.92039" calcext:value-type="float">
            <text:p>34.92039</text:p>
          </table:table-cell>
          <table:table-cell office:value-type="float" office:value="1074.213" calcext:value-type="float">
            <text:p>1074.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81315" calcext:value-type="float">
            <text:p>0.3181315</text:p>
          </table:table-cell>
          <table:table-cell office:value-type="float" office:value="6.910698" calcext:value-type="float">
            <text:p>6.910698</text:p>
          </table:table-cell>
          <table:table-cell office:value-type="float" office:value="0" calcext:value-type="float">
            <text:p>0</text:p>
          </table:table-cell>
          <table:table-cell office:value-type="float" office:value="0.00001073346" calcext:value-type="float">
            <text:p>1.073346E-05</text:p>
          </table:table-cell>
          <table:table-cell office:value-type="float" office:value="0" calcext:value-type="float">
            <text:p>0</text:p>
          </table:table-cell>
          <table:table-cell office:value-type="float" office:value="-0.01427244" calcext:value-type="float">
            <text:p>-0.01427244</text:p>
          </table:table-cell>
          <table:table-cell office:value-type="float" office:value="-0.008479878" calcext:value-type="float">
            <text:p>-0.008479878</text:p>
          </table:table-cell>
          <table:table-cell office:value-type="float" office:value="0.000590469" calcext:value-type="float">
            <text:p>0.000590469</text:p>
          </table:table-cell>
          <table:table-cell office:value-type="float" office:value="0.000000006572254" calcext:value-type="float">
            <text:p>6.572254E-09</text:p>
          </table:table-cell>
          <table:table-cell office:value-type="float" office:value="15.31335" calcext:value-type="float">
            <text:p>15.31335</text:p>
          </table:table-cell>
          <table:table-cell office:value-type="float" office:value="0.344476" calcext:value-type="float">
            <text:p>0.344476</text:p>
          </table:table-cell>
          <table:table-cell office:value-type="float" office:value="0.1299204" calcext:value-type="float">
            <text:p>0.1299204</text:p>
          </table:table-cell>
          <table:table-cell office:value-type="float" office:value="0.1221616" calcext:value-type="float">
            <text:p>0.1221616</text:p>
          </table:table-cell>
          <table:table-cell office:value-type="float" office:value="0.05970563" calcext:value-type="float">
            <text:p>0.05970563</text:p>
          </table:table-cell>
          <table:table-cell office:value-type="float" office:value="0.05843286" calcext:value-type="float">
            <text:p>0.05843286</text:p>
          </table:table-cell>
          <table:table-cell office:value-type="float" office:value="0.03385586" calcext:value-type="float">
            <text:p>0.03385586</text:p>
          </table:table-cell>
          <table:table-cell office:value-type="float" office:value="0.02384838" calcext:value-type="float">
            <text:p>0.02384838</text:p>
          </table:table-cell>
          <table:table-cell office:value-type="float" office:value="0.04215196" calcext:value-type="float">
            <text:p>0.04215196</text:p>
          </table:table-cell>
          <table:table-cell office:value-type="float" office:value="0.02386416" calcext:value-type="float">
            <text:p>0.02386416</text:p>
          </table:table-cell>
          <table:table-cell office:value-type="float" office:value="0.02298577" calcext:value-type="float">
            <text:p>0.02298577</text:p>
          </table:table-cell>
          <table:table-cell office:value-type="float" office:value="0.02373671" calcext:value-type="float">
            <text:p>0.02373671</text:p>
          </table:table-cell>
          <table:table-cell office:value-type="float" office:value="0.04382083" calcext:value-type="float">
            <text:p>0.04382083</text:p>
          </table:table-cell>
          <table:table-cell office:value-type="float" office:value="0.004899976" calcext:value-type="float">
            <text:p>0.004899976</text:p>
          </table:table-cell>
          <table:table-cell office:value-type="float" office:value="0.003544939" calcext:value-type="float">
            <text:p>0.003544939</text:p>
          </table:table-cell>
          <table:table-cell office:value-type="float" office:value="0" calcext:value-type="float">
            <text:p>0</text:p>
          </table:table-cell>
          <table:table-cell office:value-type="float" office:value="40.75534" calcext:value-type="float">
            <text:p>40.75534</text:p>
          </table:table-cell>
          <table:table-cell office:value-type="float" office:value="12.35784" calcext:value-type="float">
            <text:p>12.35784</text:p>
          </table:table-cell>
          <table:table-cell office:value-type="float" office:value="7.053564" calcext:value-type="float">
            <text:p>7.053564</text:p>
          </table:table-cell>
          <table:table-cell office:value-type="float" office:value="3.37968" calcext:value-type="float">
            <text:p>3.37968</text:p>
          </table:table-cell>
          <table:table-cell office:value-type="float" office:value="1.767887" calcext:value-type="float">
            <text:p>1.767887</text:p>
          </table:table-cell>
          <table:table-cell office:value-type="float" office:value="0.6711948" calcext:value-type="float">
            <text:p>0.6711948</text:p>
          </table:table-cell>
          <table:table-cell office:value-type="float" office:value="0.2456388" calcext:value-type="float">
            <text:p>0.2456388</text:p>
          </table:table-cell>
          <table:table-cell office:value-type="float" office:value="0.9030335" calcext:value-type="float">
            <text:p>0.9030335</text:p>
          </table:table-cell>
          <table:table-cell office:value-type="float" office:value="1.965723" calcext:value-type="float">
            <text:p>1.965723</text:p>
          </table:table-cell>
          <table:table-cell office:value-type="float" office:value="4.800116" calcext:value-type="float">
            <text:p>4.800116</text:p>
          </table:table-cell>
          <table:table-cell office:value-type="float" office:value="0.6814096" calcext:value-type="float">
            <text:p>0.6814096</text:p>
          </table:table-cell>
          <table:table-cell office:value-type="float" office:value="0.3728465" calcext:value-type="float">
            <text:p>0.3728465</text:p>
          </table:table-cell>
          <table:table-cell office:value-type="float" office:value="0.3676364" calcext:value-type="float">
            <text:p>0.3676364</text:p>
          </table:table-cell>
          <table:table-cell office:value-type="float" office:value="0.3747492" calcext:value-type="float">
            <text:p>0.3747492</text:p>
          </table:table-cell>
          <table:table-cell office:value-type="float" office:value="0" calcext:value-type="float">
            <text:p>0</text:p>
          </table:table-cell>
          <table:table-cell office:value-type="float" office:value="1167.958" calcext:value-type="float">
            <text:p>1167.9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196515" calcext:value-type="float">
            <text:p>-0.0091965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34.93634" calcext:value-type="float">
            <text:p>34.93634</text:p>
          </table:table-cell>
          <table:table-cell office:value-type="float" office:value="1074.255" calcext:value-type="float">
            <text:p>1074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50906" calcext:value-type="float">
            <text:p>0.3250906</text:p>
          </table:table-cell>
          <table:table-cell office:value-type="float" office:value="6.840641" calcext:value-type="float">
            <text:p>6.840641</text:p>
          </table:table-cell>
          <table:table-cell office:value-type="float" office:value="0" calcext:value-type="float">
            <text:p>0</text:p>
          </table:table-cell>
          <table:table-cell office:value-type="float" office:value="0.000010857" calcext:value-type="float">
            <text:p>1.0857E-05</text:p>
          </table:table-cell>
          <table:table-cell office:value-type="float" office:value="0" calcext:value-type="float">
            <text:p>0</text:p>
          </table:table-cell>
          <table:table-cell office:value-type="float" office:value="-0.01508143" calcext:value-type="float">
            <text:p>-0.01508143</text:p>
          </table:table-cell>
          <table:table-cell office:value-type="float" office:value="-0.009812074" calcext:value-type="float">
            <text:p>-0.009812074</text:p>
          </table:table-cell>
          <table:table-cell office:value-type="float" office:value="0.0005976912" calcext:value-type="float">
            <text:p>0.0005976912</text:p>
          </table:table-cell>
          <table:table-cell office:value-type="float" office:value="0.000000007272171" calcext:value-type="float">
            <text:p>7.272171E-09</text:p>
          </table:table-cell>
          <table:table-cell office:value-type="float" office:value="15.84285" calcext:value-type="float">
            <text:p>15.84285</text:p>
          </table:table-cell>
          <table:table-cell office:value-type="float" office:value="0.3350754" calcext:value-type="float">
            <text:p>0.3350754</text:p>
          </table:table-cell>
          <table:table-cell office:value-type="float" office:value="0.1229881" calcext:value-type="float">
            <text:p>0.1229881</text:p>
          </table:table-cell>
          <table:table-cell office:value-type="float" office:value="0.1164537" calcext:value-type="float">
            <text:p>0.1164537</text:p>
          </table:table-cell>
          <table:table-cell office:value-type="float" office:value="0.05607565" calcext:value-type="float">
            <text:p>0.05607565</text:p>
          </table:table-cell>
          <table:table-cell office:value-type="float" office:value="0.05531159" calcext:value-type="float">
            <text:p>0.05531159</text:p>
          </table:table-cell>
          <table:table-cell office:value-type="float" office:value="0.03259246" calcext:value-type="float">
            <text:p>0.03259246</text:p>
          </table:table-cell>
          <table:table-cell office:value-type="float" office:value="0.0242691" calcext:value-type="float">
            <text:p>0.0242691</text:p>
          </table:table-cell>
          <table:table-cell office:value-type="float" office:value="0.04193093" calcext:value-type="float">
            <text:p>0.04193093</text:p>
          </table:table-cell>
          <table:table-cell office:value-type="float" office:value="0.02387816" calcext:value-type="float">
            <text:p>0.02387816</text:p>
          </table:table-cell>
          <table:table-cell office:value-type="float" office:value="0.02299808" calcext:value-type="float">
            <text:p>0.02299808</text:p>
          </table:table-cell>
          <table:table-cell office:value-type="float" office:value="0.02375031" calcext:value-type="float">
            <text:p>0.02375031</text:p>
          </table:table-cell>
          <table:table-cell office:value-type="float" office:value="0.04374246" calcext:value-type="float">
            <text:p>0.04374246</text:p>
          </table:table-cell>
          <table:table-cell office:value-type="float" office:value="0.004895761" calcext:value-type="float">
            <text:p>0.004895761</text:p>
          </table:table-cell>
          <table:table-cell office:value-type="float" office:value="0.003549936" calcext:value-type="float">
            <text:p>0.003549936</text:p>
          </table:table-cell>
          <table:table-cell office:value-type="float" office:value="0" calcext:value-type="float">
            <text:p>0</text:p>
          </table:table-cell>
          <table:table-cell office:value-type="float" office:value="42.91397" calcext:value-type="float">
            <text:p>42.91397</text:p>
          </table:table-cell>
          <table:table-cell office:value-type="float" office:value="11.69038" calcext:value-type="float">
            <text:p>11.69038</text:p>
          </table:table-cell>
          <table:table-cell office:value-type="float" office:value="6.60914" calcext:value-type="float">
            <text:p>6.60914</text:p>
          </table:table-cell>
          <table:table-cell office:value-type="float" office:value="3.202134" calcext:value-type="float">
            <text:p>3.202134</text:p>
          </table:table-cell>
          <table:table-cell office:value-type="float" office:value="1.688676" calcext:value-type="float">
            <text:p>1.688676</text:p>
          </table:table-cell>
          <table:table-cell office:value-type="float" office:value="0.6485588" calcext:value-type="float">
            <text:p>0.6485588</text:p>
          </table:table-cell>
          <table:table-cell office:value-type="float" office:value="0.2653011" calcext:value-type="float">
            <text:p>0.2653011</text:p>
          </table:table-cell>
          <table:table-cell office:value-type="float" office:value="0.8943897" calcext:value-type="float">
            <text:p>0.8943897</text:p>
          </table:table-cell>
          <table:table-cell office:value-type="float" office:value="1.974394" calcext:value-type="float">
            <text:p>1.974394</text:p>
          </table:table-cell>
          <table:table-cell office:value-type="float" office:value="4.796156" calcext:value-type="float">
            <text:p>4.796156</text:p>
          </table:table-cell>
          <table:table-cell office:value-type="float" office:value="0.6814365" calcext:value-type="float">
            <text:p>0.6814365</text:p>
          </table:table-cell>
          <table:table-cell office:value-type="float" office:value="0.3737174" calcext:value-type="float">
            <text:p>0.3737174</text:p>
          </table:table-cell>
          <table:table-cell office:value-type="float" office:value="0.3650894" calcext:value-type="float">
            <text:p>0.3650894</text:p>
          </table:table-cell>
          <table:table-cell office:value-type="float" office:value="0.3781926" calcext:value-type="float">
            <text:p>0.3781926</text:p>
          </table:table-cell>
          <table:table-cell office:value-type="float" office:value="0" calcext:value-type="float">
            <text:p>0</text:p>
          </table:table-cell>
          <table:table-cell office:value-type="float" office:value="1254.191" calcext:value-type="float">
            <text:p>1254.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53497" calcext:value-type="float">
            <text:p>-0.011534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34.94281" calcext:value-type="float">
            <text:p>34.94281</text:p>
          </table:table-cell>
          <table:table-cell office:value-type="float" office:value="1074.316" calcext:value-type="float">
            <text:p>1074.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2492" calcext:value-type="float">
            <text:p>0.3492492</text:p>
          </table:table-cell>
          <table:table-cell office:value-type="float" office:value="6.742807" calcext:value-type="float">
            <text:p>6.742807</text:p>
          </table:table-cell>
          <table:table-cell office:value-type="float" office:value="0" calcext:value-type="float">
            <text:p>0</text:p>
          </table:table-cell>
          <table:table-cell office:value-type="float" office:value="0.00001095133" calcext:value-type="float">
            <text:p>1.095133E-05</text:p>
          </table:table-cell>
          <table:table-cell office:value-type="float" office:value="0" calcext:value-type="float">
            <text:p>0</text:p>
          </table:table-cell>
          <table:table-cell office:value-type="float" office:value="-0.01516353" calcext:value-type="float">
            <text:p>-0.01516353</text:p>
          </table:table-cell>
          <table:table-cell office:value-type="float" office:value="-0.01171563" calcext:value-type="float">
            <text:p>-0.01171563</text:p>
          </table:table-cell>
          <table:table-cell office:value-type="float" office:value="0.0006044204" calcext:value-type="float">
            <text:p>0.0006044204</text:p>
          </table:table-cell>
          <table:table-cell office:value-type="float" office:value="0.000000009511711" calcext:value-type="float">
            <text:p>9.511711E-09</text:p>
          </table:table-cell>
          <table:table-cell office:value-type="float" office:value="16.44902" calcext:value-type="float">
            <text:p>16.44902</text:p>
          </table:table-cell>
          <table:table-cell office:value-type="float" office:value="0.4064771" calcext:value-type="float">
            <text:p>0.4064771</text:p>
          </table:table-cell>
          <table:table-cell office:value-type="float" office:value="0.1161087" calcext:value-type="float">
            <text:p>0.1161087</text:p>
          </table:table-cell>
          <table:table-cell office:value-type="float" office:value="0.1104375" calcext:value-type="float">
            <text:p>0.1104375</text:p>
          </table:table-cell>
          <table:table-cell office:value-type="float" office:value="0.05246967" calcext:value-type="float">
            <text:p>0.05246967</text:p>
          </table:table-cell>
          <table:table-cell office:value-type="float" office:value="0.05224253" calcext:value-type="float">
            <text:p>0.05224253</text:p>
          </table:table-cell>
          <table:table-cell office:value-type="float" office:value="0.03130185" calcext:value-type="float">
            <text:p>0.03130185</text:p>
          </table:table-cell>
          <table:table-cell office:value-type="float" office:value="0.02464639" calcext:value-type="float">
            <text:p>0.02464639</text:p>
          </table:table-cell>
          <table:table-cell office:value-type="float" office:value="0.04163594" calcext:value-type="float">
            <text:p>0.04163594</text:p>
          </table:table-cell>
          <table:table-cell office:value-type="float" office:value="0.02387744" calcext:value-type="float">
            <text:p>0.02387744</text:p>
          </table:table-cell>
          <table:table-cell office:value-type="float" office:value="0.02300682" calcext:value-type="float">
            <text:p>0.02300682</text:p>
          </table:table-cell>
          <table:table-cell office:value-type="float" office:value="0.02376283" calcext:value-type="float">
            <text:p>0.02376283</text:p>
          </table:table-cell>
          <table:table-cell office:value-type="float" office:value="0.04366404" calcext:value-type="float">
            <text:p>0.04366404</text:p>
          </table:table-cell>
          <table:table-cell office:value-type="float" office:value="0.004895257" calcext:value-type="float">
            <text:p>0.004895257</text:p>
          </table:table-cell>
          <table:table-cell office:value-type="float" office:value="0.003551221" calcext:value-type="float">
            <text:p>0.003551221</text:p>
          </table:table-cell>
          <table:table-cell office:value-type="float" office:value="0" calcext:value-type="float">
            <text:p>0</text:p>
          </table:table-cell>
          <table:table-cell office:value-type="float" office:value="42.07501" calcext:value-type="float">
            <text:p>42.07501</text:p>
          </table:table-cell>
          <table:table-cell office:value-type="float" office:value="11.39383" calcext:value-type="float">
            <text:p>11.39383</text:p>
          </table:table-cell>
          <table:table-cell office:value-type="float" office:value="6.301476" calcext:value-type="float">
            <text:p>6.301476</text:p>
          </table:table-cell>
          <table:table-cell office:value-type="float" office:value="3.072742" calcext:value-type="float">
            <text:p>3.072742</text:p>
          </table:table-cell>
          <table:table-cell office:value-type="float" office:value="1.642535" calcext:value-type="float">
            <text:p>1.642535</text:p>
          </table:table-cell>
          <table:table-cell office:value-type="float" office:value="0.6347106" calcext:value-type="float">
            <text:p>0.6347106</text:p>
          </table:table-cell>
          <table:table-cell office:value-type="float" office:value="0.2833259" calcext:value-type="float">
            <text:p>0.2833259</text:p>
          </table:table-cell>
          <table:table-cell office:value-type="float" office:value="0.8871891" calcext:value-type="float">
            <text:p>0.8871891</text:p>
          </table:table-cell>
          <table:table-cell office:value-type="float" office:value="1.98265" calcext:value-type="float">
            <text:p>1.98265</text:p>
          </table:table-cell>
          <table:table-cell office:value-type="float" office:value="4.79258" calcext:value-type="float">
            <text:p>4.79258</text:p>
          </table:table-cell>
          <table:table-cell office:value-type="float" office:value="0.6814699" calcext:value-type="float">
            <text:p>0.6814699</text:p>
          </table:table-cell>
          <table:table-cell office:value-type="float" office:value="0.3744858" calcext:value-type="float">
            <text:p>0.3744858</text:p>
          </table:table-cell>
          <table:table-cell office:value-type="float" office:value="0.3640768" calcext:value-type="float">
            <text:p>0.3640768</text:p>
          </table:table-cell>
          <table:table-cell office:value-type="float" office:value="0.3789304" calcext:value-type="float">
            <text:p>0.3789304</text:p>
          </table:table-cell>
          <table:table-cell office:value-type="float" office:value="0" calcext:value-type="float">
            <text:p>0</text:p>
          </table:table-cell>
          <table:table-cell office:value-type="float" office:value="1456.232" calcext:value-type="float">
            <text:p>1456.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74989" calcext:value-type="float">
            <text:p>-0.0147498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34.91788" calcext:value-type="float">
            <text:p>34.91788</text:p>
          </table:table-cell>
          <table:table-cell office:value-type="float" office:value="1074.381" calcext:value-type="float">
            <text:p>1074.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9842" calcext:value-type="float">
            <text:p>0.3749842</text:p>
          </table:table-cell>
          <table:table-cell office:value-type="float" office:value="6.671093" calcext:value-type="float">
            <text:p>6.671093</text:p>
          </table:table-cell>
          <table:table-cell office:value-type="float" office:value="0" calcext:value-type="float">
            <text:p>0</text:p>
          </table:table-cell>
          <table:table-cell office:value-type="float" office:value="0.00001098154" calcext:value-type="float">
            <text:p>1.098154E-05</text:p>
          </table:table-cell>
          <table:table-cell office:value-type="float" office:value="0" calcext:value-type="float">
            <text:p>0</text:p>
          </table:table-cell>
          <table:table-cell office:value-type="float" office:value="-0.0151626" calcext:value-type="float">
            <text:p>-0.0151626</text:p>
          </table:table-cell>
          <table:table-cell office:value-type="float" office:value="-0.01344388" calcext:value-type="float">
            <text:p>-0.01344388</text:p>
          </table:table-cell>
          <table:table-cell office:value-type="float" office:value="0.000610747" calcext:value-type="float">
            <text:p>0.000610747</text:p>
          </table:table-cell>
          <table:table-cell office:value-type="float" office:value="0.00000001255173" calcext:value-type="float">
            <text:p>1.255173E-08</text:p>
          </table:table-cell>
          <table:table-cell office:value-type="float" office:value="16.94208" calcext:value-type="float">
            <text:p>16.94208</text:p>
          </table:table-cell>
          <table:table-cell office:value-type="float" office:value="0.4169253" calcext:value-type="float">
            <text:p>0.4169253</text:p>
          </table:table-cell>
          <table:table-cell office:value-type="float" office:value="0.1130643" calcext:value-type="float">
            <text:p>0.1130643</text:p>
          </table:table-cell>
          <table:table-cell office:value-type="float" office:value="0.1069022" calcext:value-type="float">
            <text:p>0.1069022</text:p>
          </table:table-cell>
          <table:table-cell office:value-type="float" office:value="0.0496161" calcext:value-type="float">
            <text:p>0.0496161</text:p>
          </table:table-cell>
          <table:table-cell office:value-type="float" office:value="0.04953757" calcext:value-type="float">
            <text:p>0.04953757</text:p>
          </table:table-cell>
          <table:table-cell office:value-type="float" office:value="0.02989197" calcext:value-type="float">
            <text:p>0.02989197</text:p>
          </table:table-cell>
          <table:table-cell office:value-type="float" office:value="0.02493257" calcext:value-type="float">
            <text:p>0.02493257</text:p>
          </table:table-cell>
          <table:table-cell office:value-type="float" office:value="0.04124342" calcext:value-type="float">
            <text:p>0.04124342</text:p>
          </table:table-cell>
          <table:table-cell office:value-type="float" office:value="0.02386062" calcext:value-type="float">
            <text:p>0.02386062</text:p>
          </table:table-cell>
          <table:table-cell office:value-type="float" office:value="0.0230113" calcext:value-type="float">
            <text:p>0.0230113</text:p>
          </table:table-cell>
          <table:table-cell office:value-type="float" office:value="0.02377387" calcext:value-type="float">
            <text:p>0.02377387</text:p>
          </table:table-cell>
          <table:table-cell office:value-type="float" office:value="0.04358495" calcext:value-type="float">
            <text:p>0.04358495</text:p>
          </table:table-cell>
          <table:table-cell office:value-type="float" office:value="0.004896276" calcext:value-type="float">
            <text:p>0.004896276</text:p>
          </table:table-cell>
          <table:table-cell office:value-type="float" office:value="0.003550934" calcext:value-type="float">
            <text:p>0.003550934</text:p>
          </table:table-cell>
          <table:table-cell office:value-type="float" office:value="0" calcext:value-type="float">
            <text:p>0</text:p>
          </table:table-cell>
          <table:table-cell office:value-type="float" office:value="37.25974" calcext:value-type="float">
            <text:p>37.25974</text:p>
          </table:table-cell>
          <table:table-cell office:value-type="float" office:value="12.19652" calcext:value-type="float">
            <text:p>12.19652</text:p>
          </table:table-cell>
          <table:table-cell office:value-type="float" office:value="6.256109" calcext:value-type="float">
            <text:p>6.256109</text:p>
          </table:table-cell>
          <table:table-cell office:value-type="float" office:value="3.01543" calcext:value-type="float">
            <text:p>3.01543</text:p>
          </table:table-cell>
          <table:table-cell office:value-type="float" office:value="1.637248" calcext:value-type="float">
            <text:p>1.637248</text:p>
          </table:table-cell>
          <table:table-cell office:value-type="float" office:value="0.6308169" calcext:value-type="float">
            <text:p>0.6308169</text:p>
          </table:table-cell>
          <table:table-cell office:value-type="float" office:value="0.3071771" calcext:value-type="float">
            <text:p>0.3071771</text:p>
          </table:table-cell>
          <table:table-cell office:value-type="float" office:value="0.8803031" calcext:value-type="float">
            <text:p>0.8803031</text:p>
          </table:table-cell>
          <table:table-cell office:value-type="float" office:value="1.99055" calcext:value-type="float">
            <text:p>1.99055</text:p>
          </table:table-cell>
          <table:table-cell office:value-type="float" office:value="4.789351" calcext:value-type="float">
            <text:p>4.789351</text:p>
          </table:table-cell>
          <table:table-cell office:value-type="float" office:value="0.6815099" calcext:value-type="float">
            <text:p>0.6815099</text:p>
          </table:table-cell>
          <table:table-cell office:value-type="float" office:value="0.3752216" calcext:value-type="float">
            <text:p>0.3752216</text:p>
          </table:table-cell>
          <table:table-cell office:value-type="float" office:value="0.3636855" calcext:value-type="float">
            <text:p>0.3636855</text:p>
          </table:table-cell>
          <table:table-cell office:value-type="float" office:value="0.3789356" calcext:value-type="float">
            <text:p>0.3789356</text:p>
          </table:table-cell>
          <table:table-cell office:value-type="float" office:value="0" calcext:value-type="float">
            <text:p>0</text:p>
          </table:table-cell>
          <table:table-cell office:value-type="float" office:value="1680.052" calcext:value-type="float">
            <text:p>1680.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41408" calcext:value-type="float">
            <text:p>-0.017414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34.85811" calcext:value-type="float">
            <text:p>34.85811</text:p>
          </table:table-cell>
          <table:table-cell office:value-type="float" office:value="1074.456" calcext:value-type="float">
            <text:p>1074.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14323" calcext:value-type="float">
            <text:p>0.4214323</text:p>
          </table:table-cell>
          <table:table-cell office:value-type="float" office:value="6.602344" calcext:value-type="float">
            <text:p>6.602344</text:p>
          </table:table-cell>
          <table:table-cell office:value-type="float" office:value="0" calcext:value-type="float">
            <text:p>0</text:p>
          </table:table-cell>
          <table:table-cell office:value-type="float" office:value="0.00001098154" calcext:value-type="float">
            <text:p>1.098154E-05</text:p>
          </table:table-cell>
          <table:table-cell office:value-type="float" office:value="0" calcext:value-type="float">
            <text:p>0</text:p>
          </table:table-cell>
          <table:table-cell office:value-type="float" office:value="-0.0151626" calcext:value-type="float">
            <text:p>-0.0151626</text:p>
          </table:table-cell>
          <table:table-cell office:value-type="float" office:value="-0.01537982" calcext:value-type="float">
            <text:p>-0.01537982</text:p>
          </table:table-cell>
          <table:table-cell office:value-type="float" office:value="0.0006165628" calcext:value-type="float">
            <text:p>0.0006165628</text:p>
          </table:table-cell>
          <table:table-cell office:value-type="float" office:value="0.00000001776014" calcext:value-type="float">
            <text:p>1.776014E-08</text:p>
          </table:table-cell>
          <table:table-cell office:value-type="float" office:value="17.38136" calcext:value-type="float">
            <text:p>17.38136</text:p>
          </table:table-cell>
          <table:table-cell office:value-type="float" office:value="0.437296" calcext:value-type="float">
            <text:p>0.437296</text:p>
          </table:table-cell>
          <table:table-cell office:value-type="float" office:value="0.108453" calcext:value-type="float">
            <text:p>0.108453</text:p>
          </table:table-cell>
          <table:table-cell office:value-type="float" office:value="0.1030575" calcext:value-type="float">
            <text:p>0.1030575</text:p>
          </table:table-cell>
          <table:table-cell office:value-type="float" office:value="0.04716314" calcext:value-type="float">
            <text:p>0.04716314</text:p>
          </table:table-cell>
          <table:table-cell office:value-type="float" office:value="0.0472472" calcext:value-type="float">
            <text:p>0.0472472</text:p>
          </table:table-cell>
          <table:table-cell office:value-type="float" office:value="0.02857757" calcext:value-type="float">
            <text:p>0.02857757</text:p>
          </table:table-cell>
          <table:table-cell office:value-type="float" office:value="0.02501508" calcext:value-type="float">
            <text:p>0.02501508</text:p>
          </table:table-cell>
          <table:table-cell office:value-type="float" office:value="0.04077614" calcext:value-type="float">
            <text:p>0.04077614</text:p>
          </table:table-cell>
          <table:table-cell office:value-type="float" office:value="0.02382994" calcext:value-type="float">
            <text:p>0.02382994</text:p>
          </table:table-cell>
          <table:table-cell office:value-type="float" office:value="0.02301048" calcext:value-type="float">
            <text:p>0.02301048</text:p>
          </table:table-cell>
          <table:table-cell office:value-type="float" office:value="0.02378285" calcext:value-type="float">
            <text:p>0.02378285</text:p>
          </table:table-cell>
          <table:table-cell office:value-type="float" office:value="0.04350481" calcext:value-type="float">
            <text:p>0.04350481</text:p>
          </table:table-cell>
          <table:table-cell office:value-type="float" office:value="0.004897255" calcext:value-type="float">
            <text:p>0.004897255</text:p>
          </table:table-cell>
          <table:table-cell office:value-type="float" office:value="0.003550645" calcext:value-type="float">
            <text:p>0.003550645</text:p>
          </table:table-cell>
          <table:table-cell office:value-type="float" office:value="0" calcext:value-type="float">
            <text:p>0</text:p>
          </table:table-cell>
          <table:table-cell office:value-type="float" office:value="33.47259" calcext:value-type="float">
            <text:p>33.47259</text:p>
          </table:table-cell>
          <table:table-cell office:value-type="float" office:value="11.90512" calcext:value-type="float">
            <text:p>11.90512</text:p>
          </table:table-cell>
          <table:table-cell office:value-type="float" office:value="6.19856" calcext:value-type="float">
            <text:p>6.19856</text:p>
          </table:table-cell>
          <table:table-cell office:value-type="float" office:value="2.971272" calcext:value-type="float">
            <text:p>2.971272</text:p>
          </table:table-cell>
          <table:table-cell office:value-type="float" office:value="1.643978" calcext:value-type="float">
            <text:p>1.643978</text:p>
          </table:table-cell>
          <table:table-cell office:value-type="float" office:value="0.6310597" calcext:value-type="float">
            <text:p>0.6310597</text:p>
          </table:table-cell>
          <table:table-cell office:value-type="float" office:value="0.3272195" calcext:value-type="float">
            <text:p>0.3272195</text:p>
          </table:table-cell>
          <table:table-cell office:value-type="float" office:value="0.8754442" calcext:value-type="float">
            <text:p>0.8754442</text:p>
          </table:table-cell>
          <table:table-cell office:value-type="float" office:value="1.999224" calcext:value-type="float">
            <text:p>1.999224</text:p>
          </table:table-cell>
          <table:table-cell office:value-type="float" office:value="4.785835" calcext:value-type="float">
            <text:p>4.785835</text:p>
          </table:table-cell>
          <table:table-cell office:value-type="float" office:value="0.681511" calcext:value-type="float">
            <text:p>0.681511</text:p>
          </table:table-cell>
          <table:table-cell office:value-type="float" office:value="0.3759388" calcext:value-type="float">
            <text:p>0.3759388</text:p>
          </table:table-cell>
          <table:table-cell office:value-type="float" office:value="0.3633204" calcext:value-type="float">
            <text:p>0.3633204</text:p>
          </table:table-cell>
          <table:table-cell office:value-type="float" office:value="0.3789408" calcext:value-type="float">
            <text:p>0.3789408</text:p>
          </table:table-cell>
          <table:table-cell office:value-type="float" office:value="0" calcext:value-type="float">
            <text:p>0</text:p>
          </table:table-cell>
          <table:table-cell office:value-type="float" office:value="2057.345" calcext:value-type="float">
            <text:p>2057.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05148" calcext:value-type="float">
            <text:p>-0.020051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34.7854" calcext:value-type="float">
            <text:p>34.7854</text:p>
          </table:table-cell>
          <table:table-cell office:value-type="float" office:value="1074.513" calcext:value-type="float">
            <text:p>1074.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12311" calcext:value-type="float">
            <text:p>0.4512311</text:p>
          </table:table-cell>
          <table:table-cell office:value-type="float" office:value="6.584826" calcext:value-type="float">
            <text:p>6.584826</text:p>
          </table:table-cell>
          <table:table-cell office:value-type="float" office:value="0" calcext:value-type="float">
            <text:p>0</text:p>
          </table:table-cell>
          <table:table-cell office:value-type="float" office:value="0.00001098154" calcext:value-type="float">
            <text:p>1.098154E-05</text:p>
          </table:table-cell>
          <table:table-cell office:value-type="float" office:value="0" calcext:value-type="float">
            <text:p>0</text:p>
          </table:table-cell>
          <table:table-cell office:value-type="float" office:value="-0.0151626" calcext:value-type="float">
            <text:p>-0.0151626</text:p>
          </table:table-cell>
          <table:table-cell office:value-type="float" office:value="-0.01661094" calcext:value-type="float">
            <text:p>-0.01661094</text:p>
          </table:table-cell>
          <table:table-cell office:value-type="float" office:value="0.0006230018" calcext:value-type="float">
            <text:p>0.0006230018</text:p>
          </table:table-cell>
          <table:table-cell office:value-type="float" office:value="0.00000001824559" calcext:value-type="float">
            <text:p>1.824559E-08</text:p>
          </table:table-cell>
          <table:table-cell office:value-type="float" office:value="17.63597" calcext:value-type="float">
            <text:p>17.63597</text:p>
          </table:table-cell>
          <table:table-cell office:value-type="float" office:value="0.5170642" calcext:value-type="float">
            <text:p>0.5170642</text:p>
          </table:table-cell>
          <table:table-cell office:value-type="float" office:value="0.1088874" calcext:value-type="float">
            <text:p>0.1088874</text:p>
          </table:table-cell>
          <table:table-cell office:value-type="float" office:value="0.1026183" calcext:value-type="float">
            <text:p>0.1026183</text:p>
          </table:table-cell>
          <table:table-cell office:value-type="float" office:value="0.04589585" calcext:value-type="float">
            <text:p>0.04589585</text:p>
          </table:table-cell>
          <table:table-cell office:value-type="float" office:value="0.04589438" calcext:value-type="float">
            <text:p>0.04589438</text:p>
          </table:table-cell>
          <table:table-cell office:value-type="float" office:value="0.02749852" calcext:value-type="float">
            <text:p>0.02749852</text:p>
          </table:table-cell>
          <table:table-cell office:value-type="float" office:value="0.02493793" calcext:value-type="float">
            <text:p>0.02493793</text:p>
          </table:table-cell>
          <table:table-cell office:value-type="float" office:value="0.04024775" calcext:value-type="float">
            <text:p>0.04024775</text:p>
          </table:table-cell>
          <table:table-cell office:value-type="float" office:value="0.02378344" calcext:value-type="float">
            <text:p>0.02378344</text:p>
          </table:table-cell>
          <table:table-cell office:value-type="float" office:value="0.02300444" calcext:value-type="float">
            <text:p>0.02300444</text:p>
          </table:table-cell>
          <table:table-cell office:value-type="float" office:value="0.02378864" calcext:value-type="float">
            <text:p>0.02378864</text:p>
          </table:table-cell>
          <table:table-cell office:value-type="float" office:value="0.04342285" calcext:value-type="float">
            <text:p>0.04342285</text:p>
          </table:table-cell>
          <table:table-cell office:value-type="float" office:value="0.004898208" calcext:value-type="float">
            <text:p>0.004898208</text:p>
          </table:table-cell>
          <table:table-cell office:value-type="float" office:value="0.003550358" calcext:value-type="float">
            <text:p>0.003550358</text:p>
          </table:table-cell>
          <table:table-cell office:value-type="float" office:value="0" calcext:value-type="float">
            <text:p>0</text:p>
          </table:table-cell>
          <table:table-cell office:value-type="float" office:value="34.08308" calcext:value-type="float">
            <text:p>34.08308</text:p>
          </table:table-cell>
          <table:table-cell office:value-type="float" office:value="11.62449" calcext:value-type="float">
            <text:p>11.62449</text:p>
          </table:table-cell>
          <table:table-cell office:value-type="float" office:value="6.126921" calcext:value-type="float">
            <text:p>6.126921</text:p>
          </table:table-cell>
          <table:table-cell office:value-type="float" office:value="2.932777" calcext:value-type="float">
            <text:p>2.932777</text:p>
          </table:table-cell>
          <table:table-cell office:value-type="float" office:value="1.652044" calcext:value-type="float">
            <text:p>1.652044</text:p>
          </table:table-cell>
          <table:table-cell office:value-type="float" office:value="0.6334888" calcext:value-type="float">
            <text:p>0.6334888</text:p>
          </table:table-cell>
          <table:table-cell office:value-type="float" office:value="0.3434795" calcext:value-type="float">
            <text:p>0.3434795</text:p>
          </table:table-cell>
          <table:table-cell office:value-type="float" office:value="0.8724454" calcext:value-type="float">
            <text:p>0.8724454</text:p>
          </table:table-cell>
          <table:table-cell office:value-type="float" office:value="2.008313" calcext:value-type="float">
            <text:p>2.008313</text:p>
          </table:table-cell>
          <table:table-cell office:value-type="float" office:value="4.782304" calcext:value-type="float">
            <text:p>4.782304</text:p>
          </table:table-cell>
          <table:table-cell office:value-type="float" office:value="0.6813407" calcext:value-type="float">
            <text:p>0.6813407</text:p>
          </table:table-cell>
          <table:table-cell office:value-type="float" office:value="0.3766482" calcext:value-type="float">
            <text:p>0.3766482</text:p>
          </table:table-cell>
          <table:table-cell office:value-type="float" office:value="0.3629675" calcext:value-type="float">
            <text:p>0.3629675</text:p>
          </table:table-cell>
          <table:table-cell office:value-type="float" office:value="0.3789459" calcext:value-type="float">
            <text:p>0.3789459</text:p>
          </table:table-cell>
          <table:table-cell office:value-type="float" office:value="0" calcext:value-type="float">
            <text:p>0</text:p>
          </table:table-cell>
          <table:table-cell office:value-type="float" office:value="2311.051" calcext:value-type="float">
            <text:p>2311.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36914" calcext:value-type="float">
            <text:p>-0.020369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34.72208" calcext:value-type="float">
            <text:p>34.72208</text:p>
          </table:table-cell>
          <table:table-cell office:value-type="float" office:value="1074.548" calcext:value-type="float">
            <text:p>1074.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4871" calcext:value-type="float">
            <text:p>0.4664871</text:p>
          </table:table-cell>
          <table:table-cell office:value-type="float" office:value="6.59563" calcext:value-type="float">
            <text:p>6.59563</text:p>
          </table:table-cell>
          <table:table-cell office:value-type="float" office:value="0" calcext:value-type="float">
            <text:p>0</text:p>
          </table:table-cell>
          <table:table-cell office:value-type="float" office:value="0.00001113324" calcext:value-type="float">
            <text:p>1.113324E-05</text:p>
          </table:table-cell>
          <table:table-cell office:value-type="float" office:value="0" calcext:value-type="float">
            <text:p>0</text:p>
          </table:table-cell>
          <table:table-cell office:value-type="float" office:value="-0.01515701" calcext:value-type="float">
            <text:p>-0.01515701</text:p>
          </table:table-cell>
          <table:table-cell office:value-type="float" office:value="-0.01717436" calcext:value-type="float">
            <text:p>-0.01717436</text:p>
          </table:table-cell>
          <table:table-cell office:value-type="float" office:value="0.0006303312" calcext:value-type="float">
            <text:p>0.0006303312</text:p>
          </table:table-cell>
          <table:table-cell office:value-type="float" office:value="0.00000001824654" calcext:value-type="float">
            <text:p>1.824654E-08</text:p>
          </table:table-cell>
          <table:table-cell office:value-type="float" office:value="17.7342" calcext:value-type="float">
            <text:p>17.7342</text:p>
          </table:table-cell>
          <table:table-cell office:value-type="float" office:value="0.5675262" calcext:value-type="float">
            <text:p>0.5675262</text:p>
          </table:table-cell>
          <table:table-cell office:value-type="float" office:value="0.112432" calcext:value-type="float">
            <text:p>0.112432</text:p>
          </table:table-cell>
          <table:table-cell office:value-type="float" office:value="0.1056101" calcext:value-type="float">
            <text:p>0.1056101</text:p>
          </table:table-cell>
          <table:table-cell office:value-type="float" office:value="0.04630005" calcext:value-type="float">
            <text:p>0.04630005</text:p>
          </table:table-cell>
          <table:table-cell office:value-type="float" office:value="0.04623798" calcext:value-type="float">
            <text:p>0.04623798</text:p>
          </table:table-cell>
          <table:table-cell office:value-type="float" office:value="0.02712113" calcext:value-type="float">
            <text:p>0.02712113</text:p>
          </table:table-cell>
          <table:table-cell office:value-type="float" office:value="0.0248366" calcext:value-type="float">
            <text:p>0.0248366</text:p>
          </table:table-cell>
          <table:table-cell office:value-type="float" office:value="0.03976631" calcext:value-type="float">
            <text:p>0.03976631</text:p>
          </table:table-cell>
          <table:table-cell office:value-type="float" office:value="0.0237239" calcext:value-type="float">
            <text:p>0.0237239</text:p>
          </table:table-cell>
          <table:table-cell office:value-type="float" office:value="0.02299242" calcext:value-type="float">
            <text:p>0.02299242</text:p>
          </table:table-cell>
          <table:table-cell office:value-type="float" office:value="0.02379242" calcext:value-type="float">
            <text:p>0.02379242</text:p>
          </table:table-cell>
          <table:table-cell office:value-type="float" office:value="0.04333864" calcext:value-type="float">
            <text:p>0.04333864</text:p>
          </table:table-cell>
          <table:table-cell office:value-type="float" office:value="0.004899017" calcext:value-type="float">
            <text:p>0.004899017</text:p>
          </table:table-cell>
          <table:table-cell office:value-type="float" office:value="0.003550032" calcext:value-type="float">
            <text:p>0.003550032</text:p>
          </table:table-cell>
          <table:table-cell office:value-type="float" office:value="0" calcext:value-type="float">
            <text:p>0</text:p>
          </table:table-cell>
          <table:table-cell office:value-type="float" office:value="35.44962" calcext:value-type="float">
            <text:p>35.44962</text:p>
          </table:table-cell>
          <table:table-cell office:value-type="float" office:value="10.92094" calcext:value-type="float">
            <text:p>10.92094</text:p>
          </table:table-cell>
          <table:table-cell office:value-type="float" office:value="5.917847" calcext:value-type="float">
            <text:p>5.917847</text:p>
          </table:table-cell>
          <table:table-cell office:value-type="float" office:value="2.864518" calcext:value-type="float">
            <text:p>2.864518</text:p>
          </table:table-cell>
          <table:table-cell office:value-type="float" office:value="1.632521" calcext:value-type="float">
            <text:p>1.632521</text:p>
          </table:table-cell>
          <table:table-cell office:value-type="float" office:value="0.6335803" calcext:value-type="float">
            <text:p>0.6335803</text:p>
          </table:table-cell>
          <table:table-cell office:value-type="float" office:value="0.3423078" calcext:value-type="float">
            <text:p>0.3423078</text:p>
          </table:table-cell>
          <table:table-cell office:value-type="float" office:value="0.8727716" calcext:value-type="float">
            <text:p>0.8727716</text:p>
          </table:table-cell>
          <table:table-cell office:value-type="float" office:value="2.016926" calcext:value-type="float">
            <text:p>2.016926</text:p>
          </table:table-cell>
          <table:table-cell office:value-type="float" office:value="4.779213" calcext:value-type="float">
            <text:p>4.779213</text:p>
          </table:table-cell>
          <table:table-cell office:value-type="float" office:value="0.6812075" calcext:value-type="float">
            <text:p>0.6812075</text:p>
          </table:table-cell>
          <table:table-cell office:value-type="float" office:value="0.377352" calcext:value-type="float">
            <text:p>0.377352</text:p>
          </table:table-cell>
          <table:table-cell office:value-type="float" office:value="0.3626025" calcext:value-type="float">
            <text:p>0.3626025</text:p>
          </table:table-cell>
          <table:table-cell office:value-type="float" office:value="0.3789569" calcext:value-type="float">
            <text:p>0.3789569</text:p>
          </table:table-cell>
          <table:table-cell office:value-type="float" office:value="0" calcext:value-type="float">
            <text:p>0</text:p>
          </table:table-cell>
          <table:table-cell office:value-type="float" office:value="2445.624" calcext:value-type="float">
            <text:p>2445.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42062" calcext:value-type="float">
            <text:p>-0.020420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34.65863" calcext:value-type="float">
            <text:p>34.65863</text:p>
          </table:table-cell>
          <table:table-cell office:value-type="float" office:value="1074.581" calcext:value-type="float">
            <text:p>1074.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91608" calcext:value-type="float">
            <text:p>0.4791608</text:p>
          </table:table-cell>
          <table:table-cell office:value-type="float" office:value="6.612418" calcext:value-type="float">
            <text:p>6.612418</text:p>
          </table:table-cell>
          <table:table-cell office:value-type="float" office:value="0" calcext:value-type="float">
            <text:p>0</text:p>
          </table:table-cell>
          <table:table-cell office:value-type="float" office:value="0.00001122735" calcext:value-type="float">
            <text:p>1.122735E-05</text:p>
          </table:table-cell>
          <table:table-cell office:value-type="float" office:value="0" calcext:value-type="float">
            <text:p>0</text:p>
          </table:table-cell>
          <table:table-cell office:value-type="float" office:value="-0.01515336" calcext:value-type="float">
            <text:p>-0.01515336</text:p>
          </table:table-cell>
          <table:table-cell office:value-type="float" office:value="-0.01768495" calcext:value-type="float">
            <text:p>-0.01768495</text:p>
          </table:table-cell>
          <table:table-cell office:value-type="float" office:value="0.0006375117" calcext:value-type="float">
            <text:p>0.0006375117</text:p>
          </table:table-cell>
          <table:table-cell office:value-type="float" office:value="0.00000001824751" calcext:value-type="float">
            <text:p>1.824751E-08</text:p>
          </table:table-cell>
          <table:table-cell office:value-type="float" office:value="17.80287" calcext:value-type="float">
            <text:p>17.80287</text:p>
          </table:table-cell>
          <table:table-cell office:value-type="float" office:value="0.5902142" calcext:value-type="float">
            <text:p>0.5902142</text:p>
          </table:table-cell>
          <table:table-cell office:value-type="float" office:value="0.1154233" calcext:value-type="float">
            <text:p>0.1154233</text:p>
          </table:table-cell>
          <table:table-cell office:value-type="float" office:value="0.1086676" calcext:value-type="float">
            <text:p>0.1086676</text:p>
          </table:table-cell>
          <table:table-cell office:value-type="float" office:value="0.04694273" calcext:value-type="float">
            <text:p>0.04694273</text:p>
          </table:table-cell>
          <table:table-cell office:value-type="float" office:value="0.04690668" calcext:value-type="float">
            <text:p>0.04690668</text:p>
          </table:table-cell>
          <table:table-cell office:value-type="float" office:value="0.02703539" calcext:value-type="float">
            <text:p>0.02703539</text:p>
          </table:table-cell>
          <table:table-cell office:value-type="float" office:value="0.02503746" calcext:value-type="float">
            <text:p>0.02503746</text:p>
          </table:table-cell>
          <table:table-cell office:value-type="float" office:value="0.03933946" calcext:value-type="float">
            <text:p>0.03933946</text:p>
          </table:table-cell>
          <table:table-cell office:value-type="float" office:value="0.02366729" calcext:value-type="float">
            <text:p>0.02366729</text:p>
          </table:table-cell>
          <table:table-cell office:value-type="float" office:value="0.02297473" calcext:value-type="float">
            <text:p>0.02297473</text:p>
          </table:table-cell>
          <table:table-cell office:value-type="float" office:value="0.02379398" calcext:value-type="float">
            <text:p>0.02379398</text:p>
          </table:table-cell>
          <table:table-cell office:value-type="float" office:value="0.04325163" calcext:value-type="float">
            <text:p>0.04325163</text:p>
          </table:table-cell>
          <table:table-cell office:value-type="float" office:value="0.004899706" calcext:value-type="float">
            <text:p>0.004899706</text:p>
          </table:table-cell>
          <table:table-cell office:value-type="float" office:value="0.003549829" calcext:value-type="float">
            <text:p>0.003549829</text:p>
          </table:table-cell>
          <table:table-cell office:value-type="float" office:value="0" calcext:value-type="float">
            <text:p>0</text:p>
          </table:table-cell>
          <table:table-cell office:value-type="float" office:value="39.25277" calcext:value-type="float">
            <text:p>39.25277</text:p>
          </table:table-cell>
          <table:table-cell office:value-type="float" office:value="10.64104" calcext:value-type="float">
            <text:p>10.64104</text:p>
          </table:table-cell>
          <table:table-cell office:value-type="float" office:value="5.765182" calcext:value-type="float">
            <text:p>5.765182</text:p>
          </table:table-cell>
          <table:table-cell office:value-type="float" office:value="2.800211" calcext:value-type="float">
            <text:p>2.800211</text:p>
          </table:table-cell>
          <table:table-cell office:value-type="float" office:value="1.60642" calcext:value-type="float">
            <text:p>1.60642</text:p>
          </table:table-cell>
          <table:table-cell office:value-type="float" office:value="0.6302685" calcext:value-type="float">
            <text:p>0.6302685</text:p>
          </table:table-cell>
          <table:table-cell office:value-type="float" office:value="0.3469167" calcext:value-type="float">
            <text:p>0.3469167</text:p>
          </table:table-cell>
          <table:table-cell office:value-type="float" office:value="0.8714569" calcext:value-type="float">
            <text:p>0.8714569</text:p>
          </table:table-cell>
          <table:table-cell office:value-type="float" office:value="2.025852" calcext:value-type="float">
            <text:p>2.025852</text:p>
          </table:table-cell>
          <table:table-cell office:value-type="float" office:value="4.776065" calcext:value-type="float">
            <text:p>4.776065</text:p>
          </table:table-cell>
          <table:table-cell office:value-type="float" office:value="0.6811097" calcext:value-type="float">
            <text:p>0.6811097</text:p>
          </table:table-cell>
          <table:table-cell office:value-type="float" office:value="0.3780545" calcext:value-type="float">
            <text:p>0.3780545</text:p>
          </table:table-cell>
          <table:table-cell office:value-type="float" office:value="0.3622416" calcext:value-type="float">
            <text:p>0.3622416</text:p>
          </table:table-cell>
          <table:table-cell office:value-type="float" office:value="0.3789769" calcext:value-type="float">
            <text:p>0.3789769</text:p>
          </table:table-cell>
          <table:table-cell office:value-type="float" office:value="0" calcext:value-type="float">
            <text:p>0</text:p>
          </table:table-cell>
          <table:table-cell office:value-type="float" office:value="2563.788" calcext:value-type="float">
            <text:p>2563.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46419" calcext:value-type="float">
            <text:p>-0.020464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34.5807" calcext:value-type="float">
            <text:p>34.5807</text:p>
          </table:table-cell>
          <table:table-cell office:value-type="float" office:value="1074.621" calcext:value-type="float">
            <text:p>1074.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068836" calcext:value-type="float">
            <text:p>0.5068836</text:p>
          </table:table-cell>
          <table:table-cell office:value-type="float" office:value="6.620031" calcext:value-type="float">
            <text:p>6.620031</text:p>
          </table:table-cell>
          <table:table-cell office:value-type="float" office:value="0" calcext:value-type="float">
            <text:p>0</text:p>
          </table:table-cell>
          <table:table-cell office:value-type="float" office:value="0.00001127256" calcext:value-type="float">
            <text:p>1.127256E-05</text:p>
          </table:table-cell>
          <table:table-cell office:value-type="float" office:value="0" calcext:value-type="float">
            <text:p>0</text:p>
          </table:table-cell>
          <table:table-cell office:value-type="float" office:value="-0.01515152" calcext:value-type="float">
            <text:p>-0.01515152</text:p>
          </table:table-cell>
          <table:table-cell office:value-type="float" office:value="-0.01845575" calcext:value-type="float">
            <text:p>-0.01845575</text:p>
          </table:table-cell>
          <table:table-cell office:value-type="float" office:value="0.0006446433" calcext:value-type="float">
            <text:p>0.0006446433</text:p>
          </table:table-cell>
          <table:table-cell office:value-type="float" office:value="0.00000001901919" calcext:value-type="float">
            <text:p>1.901919E-08</text:p>
          </table:table-cell>
          <table:table-cell office:value-type="float" office:value="17.89298" calcext:value-type="float">
            <text:p>17.89298</text:p>
          </table:table-cell>
          <table:table-cell office:value-type="float" office:value="0.6272726" calcext:value-type="float">
            <text:p>0.6272726</text:p>
          </table:table-cell>
          <table:table-cell office:value-type="float" office:value="0.1148332" calcext:value-type="float">
            <text:p>0.1148332</text:p>
          </table:table-cell>
          <table:table-cell office:value-type="float" office:value="0.108397" calcext:value-type="float">
            <text:p>0.108397</text:p>
          </table:table-cell>
          <table:table-cell office:value-type="float" office:value="0.0469092" calcext:value-type="float">
            <text:p>0.0469092</text:p>
          </table:table-cell>
          <table:table-cell office:value-type="float" office:value="0.04704831" calcext:value-type="float">
            <text:p>0.04704831</text:p>
          </table:table-cell>
          <table:table-cell office:value-type="float" office:value="0.02697864" calcext:value-type="float">
            <text:p>0.02697864</text:p>
          </table:table-cell>
          <table:table-cell office:value-type="float" office:value="0.02529387" calcext:value-type="float">
            <text:p>0.02529387</text:p>
          </table:table-cell>
          <table:table-cell office:value-type="float" office:value="0.03896974" calcext:value-type="float">
            <text:p>0.03896974</text:p>
          </table:table-cell>
          <table:table-cell office:value-type="float" office:value="0.02362125" calcext:value-type="float">
            <text:p>0.02362125</text:p>
          </table:table-cell>
          <table:table-cell office:value-type="float" office:value="0.02295321" calcext:value-type="float">
            <text:p>0.02295321</text:p>
          </table:table-cell>
          <table:table-cell office:value-type="float" office:value="0.02379336" calcext:value-type="float">
            <text:p>0.02379336</text:p>
          </table:table-cell>
          <table:table-cell office:value-type="float" office:value="0.04316163" calcext:value-type="float">
            <text:p>0.04316163</text:p>
          </table:table-cell>
          <table:table-cell office:value-type="float" office:value="0.004900431" calcext:value-type="float">
            <text:p>0.004900431</text:p>
          </table:table-cell>
          <table:table-cell office:value-type="float" office:value="0.003549831" calcext:value-type="float">
            <text:p>0.003549831</text:p>
          </table:table-cell>
          <table:table-cell office:value-type="float" office:value="0" calcext:value-type="float">
            <text:p>0</text:p>
          </table:table-cell>
          <table:table-cell office:value-type="float" office:value="40.91541" calcext:value-type="float">
            <text:p>40.91541</text:p>
          </table:table-cell>
          <table:table-cell office:value-type="float" office:value="10.57278" calcext:value-type="float">
            <text:p>10.57278</text:p>
          </table:table-cell>
          <table:table-cell office:value-type="float" office:value="5.66472" calcext:value-type="float">
            <text:p>5.66472</text:p>
          </table:table-cell>
          <table:table-cell office:value-type="float" office:value="2.745546" calcext:value-type="float">
            <text:p>2.745546</text:p>
          </table:table-cell>
          <table:table-cell office:value-type="float" office:value="1.588432" calcext:value-type="float">
            <text:p>1.588432</text:p>
          </table:table-cell>
          <table:table-cell office:value-type="float" office:value="0.6280746" calcext:value-type="float">
            <text:p>0.6280746</text:p>
          </table:table-cell>
          <table:table-cell office:value-type="float" office:value="0.3551123" calcext:value-type="float">
            <text:p>0.3551123</text:p>
          </table:table-cell>
          <table:table-cell office:value-type="float" office:value="0.8691133" calcext:value-type="float">
            <text:p>0.8691133</text:p>
          </table:table-cell>
          <table:table-cell office:value-type="float" office:value="2.034895" calcext:value-type="float">
            <text:p>2.034895</text:p>
          </table:table-cell>
          <table:table-cell office:value-type="float" office:value="4.772955" calcext:value-type="float">
            <text:p>4.772955</text:p>
          </table:table-cell>
          <table:table-cell office:value-type="float" office:value="0.681042" calcext:value-type="float">
            <text:p>0.681042</text:p>
          </table:table-cell>
          <table:table-cell office:value-type="float" office:value="0.3787611" calcext:value-type="float">
            <text:p>0.3787611</text:p>
          </table:table-cell>
          <table:table-cell office:value-type="float" office:value="0.3619159" calcext:value-type="float">
            <text:p>0.3619159</text:p>
          </table:table-cell>
          <table:table-cell office:value-type="float" office:value="0.3789975" calcext:value-type="float">
            <text:p>0.3789975</text:p>
          </table:table-cell>
          <table:table-cell office:value-type="float" office:value="0" calcext:value-type="float">
            <text:p>0</text:p>
          </table:table-cell>
          <table:table-cell office:value-type="float" office:value="2802.824" calcext:value-type="float">
            <text:p>2802.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056683" calcext:value-type="float">
            <text:p>-0.020566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34.47142" calcext:value-type="float">
            <text:p>34.47142</text:p>
          </table:table-cell>
          <table:table-cell office:value-type="float" office:value="1074.669" calcext:value-type="float">
            <text:p>1074.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2424" calcext:value-type="float">
            <text:p>0.5132424</text:p>
          </table:table-cell>
          <table:table-cell office:value-type="float" office:value="6.67164" calcext:value-type="float">
            <text:p>6.67164</text:p>
          </table:table-cell>
          <table:table-cell office:value-type="float" office:value="0" calcext:value-type="float">
            <text:p>0</text:p>
          </table:table-cell>
          <table:table-cell office:value-type="float" office:value="0.00001129834" calcext:value-type="float">
            <text:p>1.129834E-05</text:p>
          </table:table-cell>
          <table:table-cell office:value-type="float" office:value="0" calcext:value-type="float">
            <text:p>0</text:p>
          </table:table-cell>
          <table:table-cell office:value-type="float" office:value="-0.01515043" calcext:value-type="float">
            <text:p>-0.01515043</text:p>
          </table:table-cell>
          <table:table-cell office:value-type="float" office:value="-0.0194148" calcext:value-type="float">
            <text:p>-0.0194148</text:p>
          </table:table-cell>
          <table:table-cell office:value-type="float" office:value="0.0006533053" calcext:value-type="float">
            <text:p>0.0006533053</text:p>
          </table:table-cell>
          <table:table-cell office:value-type="float" office:value="0.0000000194409" calcext:value-type="float">
            <text:p>1.94409E-08</text:p>
          </table:table-cell>
          <table:table-cell office:value-type="float" office:value="17.97126" calcext:value-type="float">
            <text:p>17.97126</text:p>
          </table:table-cell>
          <table:table-cell office:value-type="float" office:value="0.5131451" calcext:value-type="float">
            <text:p>0.5131451</text:p>
          </table:table-cell>
          <table:table-cell office:value-type="float" office:value="0.1105009" calcext:value-type="float">
            <text:p>0.1105009</text:p>
          </table:table-cell>
          <table:table-cell office:value-type="float" office:value="0.1053206" calcext:value-type="float">
            <text:p>0.1053206</text:p>
          </table:table-cell>
          <table:table-cell office:value-type="float" office:value="0.04596506" calcext:value-type="float">
            <text:p>0.04596506</text:p>
          </table:table-cell>
          <table:table-cell office:value-type="float" office:value="0.04628253" calcext:value-type="float">
            <text:p>0.04628253</text:p>
          </table:table-cell>
          <table:table-cell office:value-type="float" office:value="0.02674439" calcext:value-type="float">
            <text:p>0.02674439</text:p>
          </table:table-cell>
          <table:table-cell office:value-type="float" office:value="0.02542184" calcext:value-type="float">
            <text:p>0.02542184</text:p>
          </table:table-cell>
          <table:table-cell office:value-type="float" office:value="0.03862561" calcext:value-type="float">
            <text:p>0.03862561</text:p>
          </table:table-cell>
          <table:table-cell office:value-type="float" office:value="0.0235823" calcext:value-type="float">
            <text:p>0.0235823</text:p>
          </table:table-cell>
          <table:table-cell office:value-type="float" office:value="0.0229299" calcext:value-type="float">
            <text:p>0.0229299</text:p>
          </table:table-cell>
          <table:table-cell office:value-type="float" office:value="0.02379086" calcext:value-type="float">
            <text:p>0.02379086</text:p>
          </table:table-cell>
          <table:table-cell office:value-type="float" office:value="0.04306854" calcext:value-type="float">
            <text:p>0.04306854</text:p>
          </table:table-cell>
          <table:table-cell office:value-type="float" office:value="0.004901197" calcext:value-type="float">
            <text:p>0.004901197</text:p>
          </table:table-cell>
          <table:table-cell office:value-type="float" office:value="0.003549775" calcext:value-type="float">
            <text:p>0.003549775</text:p>
          </table:table-cell>
          <table:table-cell office:value-type="float" office:value="0" calcext:value-type="float">
            <text:p>0</text:p>
          </table:table-cell>
          <table:table-cell office:value-type="float" office:value="46.148" calcext:value-type="float">
            <text:p>46.148</text:p>
          </table:table-cell>
          <table:table-cell office:value-type="float" office:value="10.55235" calcext:value-type="float">
            <text:p>10.55235</text:p>
          </table:table-cell>
          <table:table-cell office:value-type="float" office:value="5.618709" calcext:value-type="float">
            <text:p>5.618709</text:p>
          </table:table-cell>
          <table:table-cell office:value-type="float" office:value="2.713874" calcext:value-type="float">
            <text:p>2.713874</text:p>
          </table:table-cell>
          <table:table-cell office:value-type="float" office:value="1.584993" calcext:value-type="float">
            <text:p>1.584993</text:p>
          </table:table-cell>
          <table:table-cell office:value-type="float" office:value="0.6284195" calcext:value-type="float">
            <text:p>0.6284195</text:p>
          </table:table-cell>
          <table:table-cell office:value-type="float" office:value="0.3628699" calcext:value-type="float">
            <text:p>0.3628699</text:p>
          </table:table-cell>
          <table:table-cell office:value-type="float" office:value="0.8674071" calcext:value-type="float">
            <text:p>0.8674071</text:p>
          </table:table-cell>
          <table:table-cell office:value-type="float" office:value="2.04321" calcext:value-type="float">
            <text:p>2.04321</text:p>
          </table:table-cell>
          <table:table-cell office:value-type="float" office:value="4.770321" calcext:value-type="float">
            <text:p>4.770321</text:p>
          </table:table-cell>
          <table:table-cell office:value-type="float" office:value="0.6810022" calcext:value-type="float">
            <text:p>0.6810022</text:p>
          </table:table-cell>
          <table:table-cell office:value-type="float" office:value="0.379475" calcext:value-type="float">
            <text:p>0.379475</text:p>
          </table:table-cell>
          <table:table-cell office:value-type="float" office:value="0.3616004" calcext:value-type="float">
            <text:p>0.3616004</text:p>
          </table:table-cell>
          <table:table-cell office:value-type="float" office:value="0.3790142" calcext:value-type="float">
            <text:p>0.3790142</text:p>
          </table:table-cell>
          <table:table-cell office:value-type="float" office:value="0" calcext:value-type="float">
            <text:p>0</text:p>
          </table:table-cell>
          <table:table-cell office:value-type="float" office:value="2917.292" calcext:value-type="float">
            <text:p>2917.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31905" calcext:value-type="float">
            <text:p>-0.021319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34.32556" calcext:value-type="float">
            <text:p>34.32556</text:p>
          </table:table-cell>
          <table:table-cell office:value-type="float" office:value="1074.723" calcext:value-type="float">
            <text:p>1074.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53851" calcext:value-type="float">
            <text:p>0.5353851</text:p>
          </table:table-cell>
          <table:table-cell office:value-type="float" office:value="6.739698" calcext:value-type="float">
            <text:p>6.739698</text:p>
          </table:table-cell>
          <table:table-cell office:value-type="float" office:value="0" calcext:value-type="float">
            <text:p>0</text:p>
          </table:table-cell>
          <table:table-cell office:value-type="float" office:value="0.00001129957" calcext:value-type="float">
            <text:p>1.129957E-05</text:p>
          </table:table-cell>
          <table:table-cell office:value-type="float" office:value="0" calcext:value-type="float">
            <text:p>0</text:p>
          </table:table-cell>
          <table:table-cell office:value-type="float" office:value="-0.01515036" calcext:value-type="float">
            <text:p>-0.01515036</text:p>
          </table:table-cell>
          <table:table-cell office:value-type="float" office:value="-0.02042007" calcext:value-type="float">
            <text:p>-0.02042007</text:p>
          </table:table-cell>
          <table:table-cell office:value-type="float" office:value="0.0006647158" calcext:value-type="float">
            <text:p>0.0006647158</text:p>
          </table:table-cell>
          <table:table-cell office:value-type="float" office:value="0.000000020146" calcext:value-type="float">
            <text:p>2.0146E-08</text:p>
          </table:table-cell>
          <table:table-cell office:value-type="float" office:value="18.03066" calcext:value-type="float">
            <text:p>18.03066</text:p>
          </table:table-cell>
          <table:table-cell office:value-type="float" office:value="0.4667578" calcext:value-type="float">
            <text:p>0.4667578</text:p>
          </table:table-cell>
          <table:table-cell office:value-type="float" office:value="0.10586" calcext:value-type="float">
            <text:p>0.10586</text:p>
          </table:table-cell>
          <table:table-cell office:value-type="float" office:value="0.1004534" calcext:value-type="float">
            <text:p>0.1004534</text:p>
          </table:table-cell>
          <table:table-cell office:value-type="float" office:value="0.04425593" calcext:value-type="float">
            <text:p>0.04425593</text:p>
          </table:table-cell>
          <table:table-cell office:value-type="float" office:value="0.04468551" calcext:value-type="float">
            <text:p>0.04468551</text:p>
          </table:table-cell>
          <table:table-cell office:value-type="float" office:value="0.02620102" calcext:value-type="float">
            <text:p>0.02620102</text:p>
          </table:table-cell>
          <table:table-cell office:value-type="float" office:value="0.02530936" calcext:value-type="float">
            <text:p>0.02530936</text:p>
          </table:table-cell>
          <table:table-cell office:value-type="float" office:value="0.03825586" calcext:value-type="float">
            <text:p>0.03825586</text:p>
          </table:table-cell>
          <table:table-cell office:value-type="float" office:value="0.02354912" calcext:value-type="float">
            <text:p>0.02354912</text:p>
          </table:table-cell>
          <table:table-cell office:value-type="float" office:value="0.02290524" calcext:value-type="float">
            <text:p>0.02290524</text:p>
          </table:table-cell>
          <table:table-cell office:value-type="float" office:value="0.02378681" calcext:value-type="float">
            <text:p>0.02378681</text:p>
          </table:table-cell>
          <table:table-cell office:value-type="float" office:value="0.04297252" calcext:value-type="float">
            <text:p>0.04297252</text:p>
          </table:table-cell>
          <table:table-cell office:value-type="float" office:value="0.004902014" calcext:value-type="float">
            <text:p>0.004902014</text:p>
          </table:table-cell>
          <table:table-cell office:value-type="float" office:value="0.00354952" calcext:value-type="float">
            <text:p>0.00354952</text:p>
          </table:table-cell>
          <table:table-cell office:value-type="float" office:value="0" calcext:value-type="float">
            <text:p>0</text:p>
          </table:table-cell>
          <table:table-cell office:value-type="float" office:value="50.98352" calcext:value-type="float">
            <text:p>50.98352</text:p>
          </table:table-cell>
          <table:table-cell office:value-type="float" office:value="11.23329" calcext:value-type="float">
            <text:p>11.23329</text:p>
          </table:table-cell>
          <table:table-cell office:value-type="float" office:value="5.670092" calcext:value-type="float">
            <text:p>5.670092</text:p>
          </table:table-cell>
          <table:table-cell office:value-type="float" office:value="2.703969" calcext:value-type="float">
            <text:p>2.703969</text:p>
          </table:table-cell>
          <table:table-cell office:value-type="float" office:value="1.598548" calcext:value-type="float">
            <text:p>1.598548</text:p>
          </table:table-cell>
          <table:table-cell office:value-type="float" office:value="0.6315017" calcext:value-type="float">
            <text:p>0.6315017</text:p>
          </table:table-cell>
          <table:table-cell office:value-type="float" office:value="0.3720821" calcext:value-type="float">
            <text:p>0.3720821</text:p>
          </table:table-cell>
          <table:table-cell office:value-type="float" office:value="0.86568" calcext:value-type="float">
            <text:p>0.86568</text:p>
          </table:table-cell>
          <table:table-cell office:value-type="float" office:value="2.051716" calcext:value-type="float">
            <text:p>2.051716</text:p>
          </table:table-cell>
          <table:table-cell office:value-type="float" office:value="4.767701" calcext:value-type="float">
            <text:p>4.767701</text:p>
          </table:table-cell>
          <table:table-cell office:value-type="float" office:value="0.6809898" calcext:value-type="float">
            <text:p>0.6809898</text:p>
          </table:table-cell>
          <table:table-cell office:value-type="float" office:value="0.3801973" calcext:value-type="float">
            <text:p>0.3801973</text:p>
          </table:table-cell>
          <table:table-cell office:value-type="float" office:value="0.3612851" calcext:value-type="float">
            <text:p>0.3612851</text:p>
          </table:table-cell>
          <table:table-cell office:value-type="float" office:value="0.3790218" calcext:value-type="float">
            <text:p>0.3790218</text:p>
          </table:table-cell>
          <table:table-cell office:value-type="float" office:value="0" calcext:value-type="float">
            <text:p>0</text:p>
          </table:table-cell>
          <table:table-cell office:value-type="float" office:value="3145.162" calcext:value-type="float">
            <text:p>3145.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191961" calcext:value-type="float">
            <text:p>-0.021919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34.20941" calcext:value-type="float">
            <text:p>34.20941</text:p>
          </table:table-cell>
          <table:table-cell office:value-type="float" office:value="1074.778" calcext:value-type="float">
            <text:p>1074.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53467" calcext:value-type="float">
            <text:p>0.5553467</text:p>
          </table:table-cell>
          <table:table-cell office:value-type="float" office:value="6.778995" calcext:value-type="float">
            <text:p>6.778995</text:p>
          </table:table-cell>
          <table:table-cell office:value-type="float" office:value="0" calcext:value-type="float">
            <text:p>0</text:p>
          </table:table-cell>
          <table:table-cell office:value-type="float" office:value="0.00001131147" calcext:value-type="float">
            <text:p>1.131147E-05</text:p>
          </table:table-cell>
          <table:table-cell office:value-type="float" office:value="0" calcext:value-type="float">
            <text:p>0</text:p>
          </table:table-cell>
          <table:table-cell office:value-type="float" office:value="-0.01525501" calcext:value-type="float">
            <text:p>-0.01525501</text:p>
          </table:table-cell>
          <table:table-cell office:value-type="float" office:value="-0.02157007" calcext:value-type="float">
            <text:p>-0.02157007</text:p>
          </table:table-cell>
          <table:table-cell office:value-type="float" office:value="0.0006718583" calcext:value-type="float">
            <text:p>0.0006718583</text:p>
          </table:table-cell>
          <table:table-cell office:value-type="float" office:value="0.00000002065009" calcext:value-type="float">
            <text:p>2.065009E-08</text:p>
          </table:table-cell>
          <table:table-cell office:value-type="float" office:value="18.1739" calcext:value-type="float">
            <text:p>18.1739</text:p>
          </table:table-cell>
          <table:table-cell office:value-type="float" office:value="1.511942" calcext:value-type="float">
            <text:p>1.511942</text:p>
          </table:table-cell>
          <table:table-cell office:value-type="float" office:value="0.1181067" calcext:value-type="float">
            <text:p>0.1181067</text:p>
          </table:table-cell>
          <table:table-cell office:value-type="float" office:value="0.09893913" calcext:value-type="float">
            <text:p>0.09893913</text:p>
          </table:table-cell>
          <table:table-cell office:value-type="float" office:value="0.0431306" calcext:value-type="float">
            <text:p>0.0431306</text:p>
          </table:table-cell>
          <table:table-cell office:value-type="float" office:value="0.04342099" calcext:value-type="float">
            <text:p>0.04342099</text:p>
          </table:table-cell>
          <table:table-cell office:value-type="float" office:value="0.02555175" calcext:value-type="float">
            <text:p>0.02555175</text:p>
          </table:table-cell>
          <table:table-cell office:value-type="float" office:value="0.02497094" calcext:value-type="float">
            <text:p>0.02497094</text:p>
          </table:table-cell>
          <table:table-cell office:value-type="float" office:value="0.03783557" calcext:value-type="float">
            <text:p>0.03783557</text:p>
          </table:table-cell>
          <table:table-cell office:value-type="float" office:value="0.02351298" calcext:value-type="float">
            <text:p>0.02351298</text:p>
          </table:table-cell>
          <table:table-cell office:value-type="float" office:value="0.02287902" calcext:value-type="float">
            <text:p>0.02287902</text:p>
          </table:table-cell>
          <table:table-cell office:value-type="float" office:value="0.02378134" calcext:value-type="float">
            <text:p>0.02378134</text:p>
          </table:table-cell>
          <table:table-cell office:value-type="float" office:value="0.04287345" calcext:value-type="float">
            <text:p>0.04287345</text:p>
          </table:table-cell>
          <table:table-cell office:value-type="float" office:value="0.004923757" calcext:value-type="float">
            <text:p>0.004923757</text:p>
          </table:table-cell>
          <table:table-cell office:value-type="float" office:value="0.003528319" calcext:value-type="float">
            <text:p>0.003528319</text:p>
          </table:table-cell>
          <table:table-cell office:value-type="float" office:value="0" calcext:value-type="float">
            <text:p>0</text:p>
          </table:table-cell>
          <table:table-cell office:value-type="float" office:value="52.63744" calcext:value-type="float">
            <text:p>52.63744</text:p>
          </table:table-cell>
          <table:table-cell office:value-type="float" office:value="14.26148" calcext:value-type="float">
            <text:p>14.26148</text:p>
          </table:table-cell>
          <table:table-cell office:value-type="float" office:value="5.881191" calcext:value-type="float">
            <text:p>5.881191</text:p>
          </table:table-cell>
          <table:table-cell office:value-type="float" office:value="2.731109" calcext:value-type="float">
            <text:p>2.731109</text:p>
          </table:table-cell>
          <table:table-cell office:value-type="float" office:value="1.628856" calcext:value-type="float">
            <text:p>1.628856</text:p>
          </table:table-cell>
          <table:table-cell office:value-type="float" office:value="0.6373683" calcext:value-type="float">
            <text:p>0.6373683</text:p>
          </table:table-cell>
          <table:table-cell office:value-type="float" office:value="0.3809952" calcext:value-type="float">
            <text:p>0.3809952</text:p>
          </table:table-cell>
          <table:table-cell office:value-type="float" office:value="0.8647612" calcext:value-type="float">
            <text:p>0.8647612</text:p>
          </table:table-cell>
          <table:table-cell office:value-type="float" office:value="2.060144" calcext:value-type="float">
            <text:p>2.060144</text:p>
          </table:table-cell>
          <table:table-cell office:value-type="float" office:value="4.76525" calcext:value-type="float">
            <text:p>4.76525</text:p>
          </table:table-cell>
          <table:table-cell office:value-type="float" office:value="0.681012" calcext:value-type="float">
            <text:p>0.681012</text:p>
          </table:table-cell>
          <table:table-cell office:value-type="float" office:value="0.3810022" calcext:value-type="float">
            <text:p>0.3810022</text:p>
          </table:table-cell>
          <table:table-cell office:value-type="float" office:value="0.3729234" calcext:value-type="float">
            <text:p>0.3729234</text:p>
          </table:table-cell>
          <table:table-cell office:value-type="float" office:value="0.3671845" calcext:value-type="float">
            <text:p>0.3671845</text:p>
          </table:table-cell>
          <table:table-cell office:value-type="float" office:value="0" calcext:value-type="float">
            <text:p>0</text:p>
          </table:table-cell>
          <table:table-cell office:value-type="float" office:value="3293.36" calcext:value-type="float">
            <text:p>3293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220759" calcext:value-type="float">
            <text:p>-0.022207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34.0927" calcext:value-type="float">
            <text:p>34.0927</text:p>
          </table:table-cell>
          <table:table-cell office:value-type="float" office:value="1074.833" calcext:value-type="float">
            <text:p>1074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148" calcext:value-type="float">
            <text:p>0.528148</text:p>
          </table:table-cell>
          <table:table-cell office:value-type="float" office:value="6.854605" calcext:value-type="float">
            <text:p>6.854605</text:p>
          </table:table-cell>
          <table:table-cell office:value-type="float" office:value="0" calcext:value-type="float">
            <text:p>0</text:p>
          </table:table-cell>
          <table:table-cell office:value-type="float" office:value="0.00001132604" calcext:value-type="float">
            <text:p>1.132604E-05</text:p>
          </table:table-cell>
          <table:table-cell office:value-type="float" office:value="0" calcext:value-type="float">
            <text:p>0</text:p>
          </table:table-cell>
          <table:table-cell office:value-type="float" office:value="-0.01615497" calcext:value-type="float">
            <text:p>-0.01615497</text:p>
          </table:table-cell>
          <table:table-cell office:value-type="float" office:value="-0.02455065" calcext:value-type="float">
            <text:p>-0.02455065</text:p>
          </table:table-cell>
          <table:table-cell office:value-type="float" office:value="0.0006778192" calcext:value-type="float">
            <text:p>0.0006778192</text:p>
          </table:table-cell>
          <table:table-cell office:value-type="float" office:value="0.00000002187912" calcext:value-type="float">
            <text:p>2.187912E-08</text:p>
          </table:table-cell>
          <table:table-cell office:value-type="float" office:value="18.26027" calcext:value-type="float">
            <text:p>18.26027</text:p>
          </table:table-cell>
          <table:table-cell office:value-type="float" office:value="1.548194" calcext:value-type="float">
            <text:p>1.548194</text:p>
          </table:table-cell>
          <table:table-cell office:value-type="float" office:value="0.1654951" calcext:value-type="float">
            <text:p>0.1654951</text:p>
          </table:table-cell>
          <table:table-cell office:value-type="float" office:value="0.1050404" calcext:value-type="float">
            <text:p>0.1050404</text:p>
          </table:table-cell>
          <table:table-cell office:value-type="float" office:value="0.04507707" calcext:value-type="float">
            <text:p>0.04507707</text:p>
          </table:table-cell>
          <table:table-cell office:value-type="float" office:value="0.04384754" calcext:value-type="float">
            <text:p>0.04384754</text:p>
          </table:table-cell>
          <table:table-cell office:value-type="float" office:value="0.02521038" calcext:value-type="float">
            <text:p>0.02521038</text:p>
          </table:table-cell>
          <table:table-cell office:value-type="float" office:value="0.02470461" calcext:value-type="float">
            <text:p>0.02470461</text:p>
          </table:table-cell>
          <table:table-cell office:value-type="float" office:value="0.03741155" calcext:value-type="float">
            <text:p>0.03741155</text:p>
          </table:table-cell>
          <table:table-cell office:value-type="float" office:value="0.02346919" calcext:value-type="float">
            <text:p>0.02346919</text:p>
          </table:table-cell>
          <table:table-cell office:value-type="float" office:value="0.02285076" calcext:value-type="float">
            <text:p>0.02285076</text:p>
          </table:table-cell>
          <table:table-cell office:value-type="float" office:value="0.02377516" calcext:value-type="float">
            <text:p>0.02377516</text:p>
          </table:table-cell>
          <table:table-cell office:value-type="float" office:value="0.04277236" calcext:value-type="float">
            <text:p>0.04277236</text:p>
          </table:table-cell>
          <table:table-cell office:value-type="float" office:value="0.004918795" calcext:value-type="float">
            <text:p>0.004918795</text:p>
          </table:table-cell>
          <table:table-cell office:value-type="float" office:value="0.00353457" calcext:value-type="float">
            <text:p>0.00353457</text:p>
          </table:table-cell>
          <table:table-cell office:value-type="float" office:value="0" calcext:value-type="float">
            <text:p>0</text:p>
          </table:table-cell>
          <table:table-cell office:value-type="float" office:value="11.77611" calcext:value-type="float">
            <text:p>11.77611</text:p>
          </table:table-cell>
          <table:table-cell office:value-type="float" office:value="19.55036" calcext:value-type="float">
            <text:p>19.55036</text:p>
          </table:table-cell>
          <table:table-cell office:value-type="float" office:value="10.56319" calcext:value-type="float">
            <text:p>10.56319</text:p>
          </table:table-cell>
          <table:table-cell office:value-type="float" office:value="3.991377" calcext:value-type="float">
            <text:p>3.991377</text:p>
          </table:table-cell>
          <table:table-cell office:value-type="float" office:value="1.954854" calcext:value-type="float">
            <text:p>1.954854</text:p>
          </table:table-cell>
          <table:table-cell office:value-type="float" office:value="0.6563676" calcext:value-type="float">
            <text:p>0.6563676</text:p>
          </table:table-cell>
          <table:table-cell office:value-type="float" office:value="0.3892156" calcext:value-type="float">
            <text:p>0.3892156</text:p>
          </table:table-cell>
          <table:table-cell office:value-type="float" office:value="0.8649105" calcext:value-type="float">
            <text:p>0.8649105</text:p>
          </table:table-cell>
          <table:table-cell office:value-type="float" office:value="2.067924" calcext:value-type="float">
            <text:p>2.067924</text:p>
          </table:table-cell>
          <table:table-cell office:value-type="float" office:value="4.763254" calcext:value-type="float">
            <text:p>4.763254</text:p>
          </table:table-cell>
          <table:table-cell office:value-type="float" office:value="0.6810937" calcext:value-type="float">
            <text:p>0.6810937</text:p>
          </table:table-cell>
          <table:table-cell office:value-type="float" office:value="0.3822951" calcext:value-type="float">
            <text:p>0.3822951</text:p>
          </table:table-cell>
          <table:table-cell office:value-type="float" office:value="0.3696164" calcext:value-type="float">
            <text:p>0.3696164</text:p>
          </table:table-cell>
          <table:table-cell office:value-type="float" office:value="0.3711965" calcext:value-type="float">
            <text:p>0.3711965</text:p>
          </table:table-cell>
          <table:table-cell office:value-type="float" office:value="0" calcext:value-type="float">
            <text:p>0</text:p>
          </table:table-cell>
          <table:table-cell office:value-type="float" office:value="3152.853" calcext:value-type="float">
            <text:p>3152.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22591" calcext:value-type="float">
            <text:p>-0.031225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33.97593" calcext:value-type="float">
            <text:p>33.97593</text:p>
          </table:table-cell>
          <table:table-cell office:value-type="float" office:value="1074.889" calcext:value-type="float">
            <text:p>1074.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0402" calcext:value-type="float">
            <text:p>0.5330402</text:p>
          </table:table-cell>
          <table:table-cell office:value-type="float" office:value="6.907634" calcext:value-type="float">
            <text:p>6.907634</text:p>
          </table:table-cell>
          <table:table-cell office:value-type="float" office:value="0" calcext:value-type="float">
            <text:p>0</text:p>
          </table:table-cell>
          <table:table-cell office:value-type="float" office:value="0.0000113715" calcext:value-type="float">
            <text:p>1.13715E-05</text:p>
          </table:table-cell>
          <table:table-cell office:value-type="float" office:value="0" calcext:value-type="float">
            <text:p>0</text:p>
          </table:table-cell>
          <table:table-cell office:value-type="float" office:value="-0.01699961" calcext:value-type="float">
            <text:p>-0.01699961</text:p>
          </table:table-cell>
          <table:table-cell office:value-type="float" office:value="-0.02617514" calcext:value-type="float">
            <text:p>-0.02617514</text:p>
          </table:table-cell>
          <table:table-cell office:value-type="float" office:value="0.0006834057" calcext:value-type="float">
            <text:p>0.0006834057</text:p>
          </table:table-cell>
          <table:table-cell office:value-type="float" office:value="0.0000000247669" calcext:value-type="float">
            <text:p>2.47669E-08</text:p>
          </table:table-cell>
          <table:table-cell office:value-type="float" office:value="18.38928" calcext:value-type="float">
            <text:p>18.38928</text:p>
          </table:table-cell>
          <table:table-cell office:value-type="float" office:value="1.047924" calcext:value-type="float">
            <text:p>1.047924</text:p>
          </table:table-cell>
          <table:table-cell office:value-type="float" office:value="0.1340771" calcext:value-type="float">
            <text:p>0.1340771</text:p>
          </table:table-cell>
          <table:table-cell office:value-type="float" office:value="0.101489" calcext:value-type="float">
            <text:p>0.101489</text:p>
          </table:table-cell>
          <table:table-cell office:value-type="float" office:value="0.04367882" calcext:value-type="float">
            <text:p>0.04367882</text:p>
          </table:table-cell>
          <table:table-cell office:value-type="float" office:value="0.04321757" calcext:value-type="float">
            <text:p>0.04321757</text:p>
          </table:table-cell>
          <table:table-cell office:value-type="float" office:value="0.02497103" calcext:value-type="float">
            <text:p>0.02497103</text:p>
          </table:table-cell>
          <table:table-cell office:value-type="float" office:value="0.02447287" calcext:value-type="float">
            <text:p>0.02447287</text:p>
          </table:table-cell>
          <table:table-cell office:value-type="float" office:value="0.0370211" calcext:value-type="float">
            <text:p>0.0370211</text:p>
          </table:table-cell>
          <table:table-cell office:value-type="float" office:value="0.02342618" calcext:value-type="float">
            <text:p>0.02342618</text:p>
          </table:table-cell>
          <table:table-cell office:value-type="float" office:value="0.02281976" calcext:value-type="float">
            <text:p>0.02281976</text:p>
          </table:table-cell>
          <table:table-cell office:value-type="float" office:value="0.02376816" calcext:value-type="float">
            <text:p>0.02376816</text:p>
          </table:table-cell>
          <table:table-cell office:value-type="float" office:value="0.04266987" calcext:value-type="float">
            <text:p>0.04266987</text:p>
          </table:table-cell>
          <table:table-cell office:value-type="float" office:value="0.004912714" calcext:value-type="float">
            <text:p>0.004912714</text:p>
          </table:table-cell>
          <table:table-cell office:value-type="float" office:value="0.003541589" calcext:value-type="float">
            <text:p>0.003541589</text:p>
          </table:table-cell>
          <table:table-cell office:value-type="float" office:value="0" calcext:value-type="float">
            <text:p>0</text:p>
          </table:table-cell>
          <table:table-cell office:value-type="float" office:value="18.97257" calcext:value-type="float">
            <text:p>18.97257</text:p>
          </table:table-cell>
          <table:table-cell office:value-type="float" office:value="17.45377" calcext:value-type="float">
            <text:p>17.45377</text:p>
          </table:table-cell>
          <table:table-cell office:value-type="float" office:value="10.3073" calcext:value-type="float">
            <text:p>10.3073</text:p>
          </table:table-cell>
          <table:table-cell office:value-type="float" office:value="4.288159" calcext:value-type="float">
            <text:p>4.288159</text:p>
          </table:table-cell>
          <table:table-cell office:value-type="float" office:value="2.250041" calcext:value-type="float">
            <text:p>2.250041</text:p>
          </table:table-cell>
          <table:table-cell office:value-type="float" office:value="0.712871" calcext:value-type="float">
            <text:p>0.712871</text:p>
          </table:table-cell>
          <table:table-cell office:value-type="float" office:value="0.4059089" calcext:value-type="float">
            <text:p>0.4059089</text:p>
          </table:table-cell>
          <table:table-cell office:value-type="float" office:value="0.866024" calcext:value-type="float">
            <text:p>0.866024</text:p>
          </table:table-cell>
          <table:table-cell office:value-type="float" office:value="2.075951" calcext:value-type="float">
            <text:p>2.075951</text:p>
          </table:table-cell>
          <table:table-cell office:value-type="float" office:value="4.761306" calcext:value-type="float">
            <text:p>4.761306</text:p>
          </table:table-cell>
          <table:table-cell office:value-type="float" office:value="0.6812341" calcext:value-type="float">
            <text:p>0.6812341</text:p>
          </table:table-cell>
          <table:table-cell office:value-type="float" office:value="0.3833701" calcext:value-type="float">
            <text:p>0.3833701</text:p>
          </table:table-cell>
          <table:table-cell office:value-type="float" office:value="0.3662132" calcext:value-type="float">
            <text:p>0.3662132</text:p>
          </table:table-cell>
          <table:table-cell office:value-type="float" office:value="0.3754244" calcext:value-type="float">
            <text:p>0.3754244</text:p>
          </table:table-cell>
          <table:table-cell office:value-type="float" office:value="0" calcext:value-type="float">
            <text:p>0</text:p>
          </table:table-cell>
          <table:table-cell office:value-type="float" office:value="3323.032" calcext:value-type="float">
            <text:p>3323.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5499" calcext:value-type="float">
            <text:p>-0.03154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33.83852" calcext:value-type="float">
            <text:p>33.83852</text:p>
          </table:table-cell>
          <table:table-cell office:value-type="float" office:value="1074.949" calcext:value-type="float">
            <text:p>1074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17" calcext:value-type="float">
            <text:p>0.52817</text:p>
          </table:table-cell>
          <table:table-cell office:value-type="float" office:value="6.987701" calcext:value-type="float">
            <text:p>6.987701</text:p>
          </table:table-cell>
          <table:table-cell office:value-type="float" office:value="0" calcext:value-type="float">
            <text:p>0</text:p>
          </table:table-cell>
          <table:table-cell office:value-type="float" office:value="0.00001146577" calcext:value-type="float">
            <text:p>1.146577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642" calcext:value-type="float">
            <text:p>-0.01774642</text:p>
          </table:table-cell>
          <table:table-cell office:value-type="float" office:value="-0.02748841" calcext:value-type="float">
            <text:p>-0.02748841</text:p>
          </table:table-cell>
          <table:table-cell office:value-type="float" office:value="0.0006906077" calcext:value-type="float">
            <text:p>0.0006906077</text:p>
          </table:table-cell>
          <table:table-cell office:value-type="float" office:value="0.00000002705747" calcext:value-type="float">
            <text:p>2.705747E-08</text:p>
          </table:table-cell>
          <table:table-cell office:value-type="float" office:value="18.4992" calcext:value-type="float">
            <text:p>18.4992</text:p>
          </table:table-cell>
          <table:table-cell office:value-type="float" office:value="0.7829738" calcext:value-type="float">
            <text:p>0.7829738</text:p>
          </table:table-cell>
          <table:table-cell office:value-type="float" office:value="0.1190474" calcext:value-type="float">
            <text:p>0.1190474</text:p>
          </table:table-cell>
          <table:table-cell office:value-type="float" office:value="0.09821037" calcext:value-type="float">
            <text:p>0.09821037</text:p>
          </table:table-cell>
          <table:table-cell office:value-type="float" office:value="0.0425148" calcext:value-type="float">
            <text:p>0.0425148</text:p>
          </table:table-cell>
          <table:table-cell office:value-type="float" office:value="0.04238561" calcext:value-type="float">
            <text:p>0.04238561</text:p>
          </table:table-cell>
          <table:table-cell office:value-type="float" office:value="0.02463899" calcext:value-type="float">
            <text:p>0.02463899</text:p>
          </table:table-cell>
          <table:table-cell office:value-type="float" office:value="0.02415648" calcext:value-type="float">
            <text:p>0.02415648</text:p>
          </table:table-cell>
          <table:table-cell office:value-type="float" office:value="0.03665945" calcext:value-type="float">
            <text:p>0.03665945</text:p>
          </table:table-cell>
          <table:table-cell office:value-type="float" office:value="0.0233821" calcext:value-type="float">
            <text:p>0.0233821</text:p>
          </table:table-cell>
          <table:table-cell office:value-type="float" office:value="0.02278638" calcext:value-type="float">
            <text:p>0.02278638</text:p>
          </table:table-cell>
          <table:table-cell office:value-type="float" office:value="0.02375982" calcext:value-type="float">
            <text:p>0.02375982</text:p>
          </table:table-cell>
          <table:table-cell office:value-type="float" office:value="0.04256539" calcext:value-type="float">
            <text:p>0.04256539</text:p>
          </table:table-cell>
          <table:table-cell office:value-type="float" office:value="0.00490831" calcext:value-type="float">
            <text:p>0.00490831</text:p>
          </table:table-cell>
          <table:table-cell office:value-type="float" office:value="0.003546625" calcext:value-type="float">
            <text:p>0.003546625</text:p>
          </table:table-cell>
          <table:table-cell office:value-type="float" office:value="0" calcext:value-type="float">
            <text:p>0</text:p>
          </table:table-cell>
          <table:table-cell office:value-type="float" office:value="31.50989" calcext:value-type="float">
            <text:p>31.50989</text:p>
          </table:table-cell>
          <table:table-cell office:value-type="float" office:value="15.41352" calcext:value-type="float">
            <text:p>15.41352</text:p>
          </table:table-cell>
          <table:table-cell office:value-type="float" office:value="9.853415" calcext:value-type="float">
            <text:p>9.853415</text:p>
          </table:table-cell>
          <table:table-cell office:value-type="float" office:value="4.234842" calcext:value-type="float">
            <text:p>4.234842</text:p>
          </table:table-cell>
          <table:table-cell office:value-type="float" office:value="2.283501" calcext:value-type="float">
            <text:p>2.283501</text:p>
          </table:table-cell>
          <table:table-cell office:value-type="float" office:value="0.7270523" calcext:value-type="float">
            <text:p>0.7270523</text:p>
          </table:table-cell>
          <table:table-cell office:value-type="float" office:value="0.4114253" calcext:value-type="float">
            <text:p>0.4114253</text:p>
          </table:table-cell>
          <table:table-cell office:value-type="float" office:value="0.8685154" calcext:value-type="float">
            <text:p>0.8685154</text:p>
          </table:table-cell>
          <table:table-cell office:value-type="float" office:value="2.083652" calcext:value-type="float">
            <text:p>2.083652</text:p>
          </table:table-cell>
          <table:table-cell office:value-type="float" office:value="4.759712" calcext:value-type="float">
            <text:p>4.759712</text:p>
          </table:table-cell>
          <table:table-cell office:value-type="float" office:value="0.6814133" calcext:value-type="float">
            <text:p>0.6814133</text:p>
          </table:table-cell>
          <table:table-cell office:value-type="float" office:value="0.3842767" calcext:value-type="float">
            <text:p>0.3842767</text:p>
          </table:table-cell>
          <table:table-cell office:value-type="float" office:value="0.363717" calcext:value-type="float">
            <text:p>0.363717</text:p>
          </table:table-cell>
          <table:table-cell office:value-type="float" office:value="0.3787537" calcext:value-type="float">
            <text:p>0.3787537</text:p>
          </table:table-cell>
          <table:table-cell office:value-type="float" office:value="0" calcext:value-type="float">
            <text:p>0</text:p>
          </table:table-cell>
          <table:table-cell office:value-type="float" office:value="3399.847" calcext:value-type="float">
            <text:p>3399.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19089" calcext:value-type="float">
            <text:p>-0.032190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33.66556" calcext:value-type="float">
            <text:p>33.66556</text:p>
          </table:table-cell>
          <table:table-cell office:value-type="float" office:value="1075.007" calcext:value-type="float">
            <text:p>1075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00146" calcext:value-type="float">
            <text:p>0.5500146</text:p>
          </table:table-cell>
          <table:table-cell office:value-type="float" office:value="7.077203" calcext:value-type="float">
            <text:p>7.077203</text:p>
          </table:table-cell>
          <table:table-cell office:value-type="float" office:value="0" calcext:value-type="float">
            <text:p>0</text:p>
          </table:table-cell>
          <table:table-cell office:value-type="float" office:value="0.00001148376" calcext:value-type="float">
            <text:p>1.148376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58" calcext:value-type="float">
            <text:p>-0.01774558</text:p>
          </table:table-cell>
          <table:table-cell office:value-type="float" office:value="-0.02860099" calcext:value-type="float">
            <text:p>-0.02860099</text:p>
          </table:table-cell>
          <table:table-cell office:value-type="float" office:value="0.0007002673" calcext:value-type="float">
            <text:p>0.0007002673</text:p>
          </table:table-cell>
          <table:table-cell office:value-type="float" office:value="0.00000003024016" calcext:value-type="float">
            <text:p>3.024016E-08</text:p>
          </table:table-cell>
          <table:table-cell office:value-type="float" office:value="18.55122" calcext:value-type="float">
            <text:p>18.55122</text:p>
          </table:table-cell>
          <table:table-cell office:value-type="float" office:value="0.6529551" calcext:value-type="float">
            <text:p>0.6529551</text:p>
          </table:table-cell>
          <table:table-cell office:value-type="float" office:value="0.1099984" calcext:value-type="float">
            <text:p>0.1099984</text:p>
          </table:table-cell>
          <table:table-cell office:value-type="float" office:value="0.09464638" calcext:value-type="float">
            <text:p>0.09464638</text:p>
          </table:table-cell>
          <table:table-cell office:value-type="float" office:value="0.04117195" calcext:value-type="float">
            <text:p>0.04117195</text:p>
          </table:table-cell>
          <table:table-cell office:value-type="float" office:value="0.04121943" calcext:value-type="float">
            <text:p>0.04121943</text:p>
          </table:table-cell>
          <table:table-cell office:value-type="float" office:value="0.02414291" calcext:value-type="float">
            <text:p>0.02414291</text:p>
          </table:table-cell>
          <table:table-cell office:value-type="float" office:value="0.02382363" calcext:value-type="float">
            <text:p>0.02382363</text:p>
          </table:table-cell>
          <table:table-cell office:value-type="float" office:value="0.03626509" calcext:value-type="float">
            <text:p>0.03626509</text:p>
          </table:table-cell>
          <table:table-cell office:value-type="float" office:value="0.02333446" calcext:value-type="float">
            <text:p>0.02333446</text:p>
          </table:table-cell>
          <table:table-cell office:value-type="float" office:value="0.02275085" calcext:value-type="float">
            <text:p>0.02275085</text:p>
          </table:table-cell>
          <table:table-cell office:value-type="float" office:value="0.02375107" calcext:value-type="float">
            <text:p>0.02375107</text:p>
          </table:table-cell>
          <table:table-cell office:value-type="float" office:value="0.04245828" calcext:value-type="float">
            <text:p>0.04245828</text:p>
          </table:table-cell>
          <table:table-cell office:value-type="float" office:value="0.004908431" calcext:value-type="float">
            <text:p>0.004908431</text:p>
          </table:table-cell>
          <table:table-cell office:value-type="float" office:value="0.003547166" calcext:value-type="float">
            <text:p>0.003547166</text:p>
          </table:table-cell>
          <table:table-cell office:value-type="float" office:value="0" calcext:value-type="float">
            <text:p>0</text:p>
          </table:table-cell>
          <table:table-cell office:value-type="float" office:value="39.25439" calcext:value-type="float">
            <text:p>39.25439</text:p>
          </table:table-cell>
          <table:table-cell office:value-type="float" office:value="15.58194" calcext:value-type="float">
            <text:p>15.58194</text:p>
          </table:table-cell>
          <table:table-cell office:value-type="float" office:value="9.709019" calcext:value-type="float">
            <text:p>9.709019</text:p>
          </table:table-cell>
          <table:table-cell office:value-type="float" office:value="4.198376" calcext:value-type="float">
            <text:p>4.198376</text:p>
          </table:table-cell>
          <table:table-cell office:value-type="float" office:value="2.296764" calcext:value-type="float">
            <text:p>2.296764</text:p>
          </table:table-cell>
          <table:table-cell office:value-type="float" office:value="0.7332215" calcext:value-type="float">
            <text:p>0.7332215</text:p>
          </table:table-cell>
          <table:table-cell office:value-type="float" office:value="0.4195955" calcext:value-type="float">
            <text:p>0.4195955</text:p>
          </table:table-cell>
          <table:table-cell office:value-type="float" office:value="0.8704889" calcext:value-type="float">
            <text:p>0.8704889</text:p>
          </table:table-cell>
          <table:table-cell office:value-type="float" office:value="2.090723" calcext:value-type="float">
            <text:p>2.090723</text:p>
          </table:table-cell>
          <table:table-cell office:value-type="float" office:value="4.758588" calcext:value-type="float">
            <text:p>4.758588</text:p>
          </table:table-cell>
          <table:table-cell office:value-type="float" office:value="0.6816384" calcext:value-type="float">
            <text:p>0.6816384</text:p>
          </table:table-cell>
          <table:table-cell office:value-type="float" office:value="0.3850928" calcext:value-type="float">
            <text:p>0.3850928</text:p>
          </table:table-cell>
          <table:table-cell office:value-type="float" office:value="0.3630193" calcext:value-type="float">
            <text:p>0.3630193</text:p>
          </table:table-cell>
          <table:table-cell office:value-type="float" office:value="0.3790556" calcext:value-type="float">
            <text:p>0.3790556</text:p>
          </table:table-cell>
          <table:table-cell office:value-type="float" office:value="0" calcext:value-type="float">
            <text:p>0</text:p>
          </table:table-cell>
          <table:table-cell office:value-type="float" office:value="3671.356" calcext:value-type="float">
            <text:p>3671.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283294" calcext:value-type="float">
            <text:p>-0.03283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33.51622" calcext:value-type="float">
            <text:p>33.51622</text:p>
          </table:table-cell>
          <table:table-cell office:value-type="float" office:value="1075.07" calcext:value-type="float">
            <text:p>1075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2418" calcext:value-type="float">
            <text:p>0.5332418</text:p>
          </table:table-cell>
          <table:table-cell office:value-type="float" office:value="7.179282" calcext:value-type="float">
            <text:p>7.179282</text:p>
          </table:table-cell>
          <table:table-cell office:value-type="float" office:value="0" calcext:value-type="float">
            <text:p>0</text:p>
          </table:table-cell>
          <table:table-cell office:value-type="float" office:value="0.00001148945" calcext:value-type="float">
            <text:p>1.148945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33" calcext:value-type="float">
            <text:p>-0.01774533</text:p>
          </table:table-cell>
          <table:table-cell office:value-type="float" office:value="-0.02982441" calcext:value-type="float">
            <text:p>-0.02982441</text:p>
          </table:table-cell>
          <table:table-cell office:value-type="float" office:value="0.0007073119" calcext:value-type="float">
            <text:p>0.0007073119</text:p>
          </table:table-cell>
          <table:table-cell office:value-type="float" office:value="0.00000003402872" calcext:value-type="float">
            <text:p>3.402872E-08</text:p>
          </table:table-cell>
          <table:table-cell office:value-type="float" office:value="18.67627" calcext:value-type="float">
            <text:p>18.67627</text:p>
          </table:table-cell>
          <table:table-cell office:value-type="float" office:value="0.6755115" calcext:value-type="float">
            <text:p>0.6755115</text:p>
          </table:table-cell>
          <table:table-cell office:value-type="float" office:value="0.1190978" calcext:value-type="float">
            <text:p>0.1190978</text:p>
          </table:table-cell>
          <table:table-cell office:value-type="float" office:value="0.09432689" calcext:value-type="float">
            <text:p>0.09432689</text:p>
          </table:table-cell>
          <table:table-cell office:value-type="float" office:value="0.0404873" calcext:value-type="float">
            <text:p>0.0404873</text:p>
          </table:table-cell>
          <table:table-cell office:value-type="float" office:value="0.04039532" calcext:value-type="float">
            <text:p>0.04039532</text:p>
          </table:table-cell>
          <table:table-cell office:value-type="float" office:value="0.02362693" calcext:value-type="float">
            <text:p>0.02362693</text:p>
          </table:table-cell>
          <table:table-cell office:value-type="float" office:value="0.02336211" calcext:value-type="float">
            <text:p>0.02336211</text:p>
          </table:table-cell>
          <table:table-cell office:value-type="float" office:value="0.0358213" calcext:value-type="float">
            <text:p>0.0358213</text:p>
          </table:table-cell>
          <table:table-cell office:value-type="float" office:value="0.02328557" calcext:value-type="float">
            <text:p>0.02328557</text:p>
          </table:table-cell>
          <table:table-cell office:value-type="float" office:value="0.02271289" calcext:value-type="float">
            <text:p>0.02271289</text:p>
          </table:table-cell>
          <table:table-cell office:value-type="float" office:value="0.02374391" calcext:value-type="float">
            <text:p>0.02374391</text:p>
          </table:table-cell>
          <table:table-cell office:value-type="float" office:value="0.04234667" calcext:value-type="float">
            <text:p>0.04234667</text:p>
          </table:table-cell>
          <table:table-cell office:value-type="float" office:value="0.004909337" calcext:value-type="float">
            <text:p>0.004909337</text:p>
          </table:table-cell>
          <table:table-cell office:value-type="float" office:value="0.003546877" calcext:value-type="float">
            <text:p>0.003546877</text:p>
          </table:table-cell>
          <table:table-cell office:value-type="float" office:value="0" calcext:value-type="float">
            <text:p>0</text:p>
          </table:table-cell>
          <table:table-cell office:value-type="float" office:value="37.05978" calcext:value-type="float">
            <text:p>37.05978</text:p>
          </table:table-cell>
          <table:table-cell office:value-type="float" office:value="17.48451" calcext:value-type="float">
            <text:p>17.48451</text:p>
          </table:table-cell>
          <table:table-cell office:value-type="float" office:value="10.58737" calcext:value-type="float">
            <text:p>10.58737</text:p>
          </table:table-cell>
          <table:table-cell office:value-type="float" office:value="4.436642" calcext:value-type="float">
            <text:p>4.436642</text:p>
          </table:table-cell>
          <table:table-cell office:value-type="float" office:value="2.396298" calcext:value-type="float">
            <text:p>2.396298</text:p>
          </table:table-cell>
          <table:table-cell office:value-type="float" office:value="0.746091" calcext:value-type="float">
            <text:p>0.746091</text:p>
          </table:table-cell>
          <table:table-cell office:value-type="float" office:value="0.4296937" calcext:value-type="float">
            <text:p>0.4296937</text:p>
          </table:table-cell>
          <table:table-cell office:value-type="float" office:value="0.8716915" calcext:value-type="float">
            <text:p>0.8716915</text:p>
          </table:table-cell>
          <table:table-cell office:value-type="float" office:value="2.098099" calcext:value-type="float">
            <text:p>2.098099</text:p>
          </table:table-cell>
          <table:table-cell office:value-type="float" office:value="4.757677" calcext:value-type="float">
            <text:p>4.757677</text:p>
          </table:table-cell>
          <table:table-cell office:value-type="float" office:value="0.6819599" calcext:value-type="float">
            <text:p>0.6819599</text:p>
          </table:table-cell>
          <table:table-cell office:value-type="float" office:value="0.3858118" calcext:value-type="float">
            <text:p>0.3858118</text:p>
          </table:table-cell>
          <table:table-cell office:value-type="float" office:value="0.3626311" calcext:value-type="float">
            <text:p>0.3626311</text:p>
          </table:table-cell>
          <table:table-cell office:value-type="float" office:value="0.3790607" calcext:value-type="float">
            <text:p>0.3790607</text:p>
          </table:table-cell>
          <table:table-cell office:value-type="float" office:value="0" calcext:value-type="float">
            <text:p>0</text:p>
          </table:table-cell>
          <table:table-cell office:value-type="float" office:value="3628.492" calcext:value-type="float">
            <text:p>3628.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08692" calcext:value-type="float">
            <text:p>-0.033086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33.38393" calcext:value-type="float">
            <text:p>33.38393</text:p>
          </table:table-cell>
          <table:table-cell office:value-type="float" office:value="1075.122" calcext:value-type="float">
            <text:p>1075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30467" calcext:value-type="float">
            <text:p>0.5130467</text:p>
          </table:table-cell>
          <table:table-cell office:value-type="float" office:value="7.277051" calcext:value-type="float">
            <text:p>7.277051</text:p>
          </table:table-cell>
          <table:table-cell office:value-type="float" office:value="0" calcext:value-type="float">
            <text:p>0</text:p>
          </table:table-cell>
          <table:table-cell office:value-type="float" office:value="0.00001148968" calcext:value-type="float">
            <text:p>1.148968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32" calcext:value-type="float">
            <text:p>-0.01774532</text:p>
          </table:table-cell>
          <table:table-cell office:value-type="float" office:value="-0.03060036" calcext:value-type="float">
            <text:p>-0.03060036</text:p>
          </table:table-cell>
          <table:table-cell office:value-type="float" office:value="0.0007154799" calcext:value-type="float">
            <text:p>0.0007154799</text:p>
          </table:table-cell>
          <table:table-cell office:value-type="float" office:value="0.0000000340313" calcext:value-type="float">
            <text:p>3.40313E-08</text:p>
          </table:table-cell>
          <table:table-cell office:value-type="float" office:value="18.74464" calcext:value-type="float">
            <text:p>18.74464</text:p>
          </table:table-cell>
          <table:table-cell office:value-type="float" office:value="0.6798056" calcext:value-type="float">
            <text:p>0.6798056</text:p>
          </table:table-cell>
          <table:table-cell office:value-type="float" office:value="0.1104023" calcext:value-type="float">
            <text:p>0.1104023</text:p>
          </table:table-cell>
          <table:table-cell office:value-type="float" office:value="0.09356283" calcext:value-type="float">
            <text:p>0.09356283</text:p>
          </table:table-cell>
          <table:table-cell office:value-type="float" office:value="0.0401677" calcext:value-type="float">
            <text:p>0.0401677</text:p>
          </table:table-cell>
          <table:table-cell office:value-type="float" office:value="0.04011079" calcext:value-type="float">
            <text:p>0.04011079</text:p>
          </table:table-cell>
          <table:table-cell office:value-type="float" office:value="0.02332505" calcext:value-type="float">
            <text:p>0.02332505</text:p>
          </table:table-cell>
          <table:table-cell office:value-type="float" office:value="0.02302538" calcext:value-type="float">
            <text:p>0.02302538</text:p>
          </table:table-cell>
          <table:table-cell office:value-type="float" office:value="0.03538009" calcext:value-type="float">
            <text:p>0.03538009</text:p>
          </table:table-cell>
          <table:table-cell office:value-type="float" office:value="0.02322934" calcext:value-type="float">
            <text:p>0.02322934</text:p>
          </table:table-cell>
          <table:table-cell office:value-type="float" office:value="0.02267187" calcext:value-type="float">
            <text:p>0.02267187</text:p>
          </table:table-cell>
          <table:table-cell office:value-type="float" office:value="0.02373534" calcext:value-type="float">
            <text:p>0.02373534</text:p>
          </table:table-cell>
          <table:table-cell office:value-type="float" office:value="0.04223289" calcext:value-type="float">
            <text:p>0.04223289</text:p>
          </table:table-cell>
          <table:table-cell office:value-type="float" office:value="0.004910192" calcext:value-type="float">
            <text:p>0.004910192</text:p>
          </table:table-cell>
          <table:table-cell office:value-type="float" office:value="0.003546588" calcext:value-type="float">
            <text:p>0.003546588</text:p>
          </table:table-cell>
          <table:table-cell office:value-type="float" office:value="0" calcext:value-type="float">
            <text:p>0</text:p>
          </table:table-cell>
          <table:table-cell office:value-type="float" office:value="46.75789" calcext:value-type="float">
            <text:p>46.75789</text:p>
          </table:table-cell>
          <table:table-cell office:value-type="float" office:value="17.4984" calcext:value-type="float">
            <text:p>17.4984</text:p>
          </table:table-cell>
          <table:table-cell office:value-type="float" office:value="10.49693" calcext:value-type="float">
            <text:p>10.49693</text:p>
          </table:table-cell>
          <table:table-cell office:value-type="float" office:value="4.434607" calcext:value-type="float">
            <text:p>4.434607</text:p>
          </table:table-cell>
          <table:table-cell office:value-type="float" office:value="2.440995" calcext:value-type="float">
            <text:p>2.440995</text:p>
          </table:table-cell>
          <table:table-cell office:value-type="float" office:value="0.7571897" calcext:value-type="float">
            <text:p>0.7571897</text:p>
          </table:table-cell>
          <table:table-cell office:value-type="float" office:value="0.4409138" calcext:value-type="float">
            <text:p>0.4409138</text:p>
          </table:table-cell>
          <table:table-cell office:value-type="float" office:value="0.8732587" calcext:value-type="float">
            <text:p>0.8732587</text:p>
          </table:table-cell>
          <table:table-cell office:value-type="float" office:value="2.10488" calcext:value-type="float">
            <text:p>2.10488</text:p>
          </table:table-cell>
          <table:table-cell office:value-type="float" office:value="4.757221" calcext:value-type="float">
            <text:p>4.757221</text:p>
          </table:table-cell>
          <table:table-cell office:value-type="float" office:value="0.6822852" calcext:value-type="float">
            <text:p>0.6822852</text:p>
          </table:table-cell>
          <table:table-cell office:value-type="float" office:value="0.3865426" calcext:value-type="float">
            <text:p>0.3865426</text:p>
          </table:table-cell>
          <table:table-cell office:value-type="float" office:value="0.3622671" calcext:value-type="float">
            <text:p>0.3622671</text:p>
          </table:table-cell>
          <table:table-cell office:value-type="float" office:value="0.3790659" calcext:value-type="float">
            <text:p>0.3790659</text:p>
          </table:table-cell>
          <table:table-cell office:value-type="float" office:value="0" calcext:value-type="float">
            <text:p>0</text:p>
          </table:table-cell>
          <table:table-cell office:value-type="float" office:value="3538.298" calcext:value-type="float">
            <text:p>3538.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1539" calcext:value-type="float">
            <text:p>-0.0331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33.21954" calcext:value-type="float">
            <text:p>33.21954</text:p>
          </table:table-cell>
          <table:table-cell office:value-type="float" office:value="1075.189" calcext:value-type="float">
            <text:p>1075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49174" calcext:value-type="float">
            <text:p>0.4849174</text:p>
          </table:table-cell>
          <table:table-cell office:value-type="float" office:value="7.400174" calcext:value-type="float">
            <text:p>7.400174</text:p>
          </table:table-cell>
          <table:table-cell office:value-type="float" office:value="0" calcext:value-type="float">
            <text:p>0</text:p>
          </table:table-cell>
          <table:table-cell office:value-type="float" office:value="0.00001149039" calcext:value-type="float">
            <text:p>1.149039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28" calcext:value-type="float">
            <text:p>-0.01774528</text:p>
          </table:table-cell>
          <table:table-cell office:value-type="float" office:value="-0.03182847" calcext:value-type="float">
            <text:p>-0.03182847</text:p>
          </table:table-cell>
          <table:table-cell office:value-type="float" office:value="0.0007230301" calcext:value-type="float">
            <text:p>0.0007230301</text:p>
          </table:table-cell>
          <table:table-cell office:value-type="float" office:value="0.00000003704605" calcext:value-type="float">
            <text:p>3.704605E-08</text:p>
          </table:table-cell>
          <table:table-cell office:value-type="float" office:value="18.85196" calcext:value-type="float">
            <text:p>18.85196</text:p>
          </table:table-cell>
          <table:table-cell office:value-type="float" office:value="0.4476192" calcext:value-type="float">
            <text:p>0.4476192</text:p>
          </table:table-cell>
          <table:table-cell office:value-type="float" office:value="0.1063459" calcext:value-type="float">
            <text:p>0.1063459</text:p>
          </table:table-cell>
          <table:table-cell office:value-type="float" office:value="0.09134594" calcext:value-type="float">
            <text:p>0.09134594</text:p>
          </table:table-cell>
          <table:table-cell office:value-type="float" office:value="0.03935694" calcext:value-type="float">
            <text:p>0.03935694</text:p>
          </table:table-cell>
          <table:table-cell office:value-type="float" office:value="0.03931578" calcext:value-type="float">
            <text:p>0.03931578</text:p>
          </table:table-cell>
          <table:table-cell office:value-type="float" office:value="0.02295203" calcext:value-type="float">
            <text:p>0.02295203</text:p>
          </table:table-cell>
          <table:table-cell office:value-type="float" office:value="0.02268529" calcext:value-type="float">
            <text:p>0.02268529</text:p>
          </table:table-cell>
          <table:table-cell office:value-type="float" office:value="0.0349579" calcext:value-type="float">
            <text:p>0.0349579</text:p>
          </table:table-cell>
          <table:table-cell office:value-type="float" office:value="0.02316985" calcext:value-type="float">
            <text:p>0.02316985</text:p>
          </table:table-cell>
          <table:table-cell office:value-type="float" office:value="0.02262767" calcext:value-type="float">
            <text:p>0.02262767</text:p>
          </table:table-cell>
          <table:table-cell office:value-type="float" office:value="0.02372538" calcext:value-type="float">
            <text:p>0.02372538</text:p>
          </table:table-cell>
          <table:table-cell office:value-type="float" office:value="0.04211679" calcext:value-type="float">
            <text:p>0.04211679</text:p>
          </table:table-cell>
          <table:table-cell office:value-type="float" office:value="0.004911031" calcext:value-type="float">
            <text:p>0.004911031</text:p>
          </table:table-cell>
          <table:table-cell office:value-type="float" office:value="0.003546295" calcext:value-type="float">
            <text:p>0.003546295</text:p>
          </table:table-cell>
          <table:table-cell office:value-type="float" office:value="0" calcext:value-type="float">
            <text:p>0</text:p>
          </table:table-cell>
          <table:table-cell office:value-type="float" office:value="43.16566" calcext:value-type="float">
            <text:p>43.16566</text:p>
          </table:table-cell>
          <table:table-cell office:value-type="float" office:value="19.53439" calcext:value-type="float">
            <text:p>19.53439</text:p>
          </table:table-cell>
          <table:table-cell office:value-type="float" office:value="11.34779" calcext:value-type="float">
            <text:p>11.34779</text:p>
          </table:table-cell>
          <table:table-cell office:value-type="float" office:value="4.633908" calcext:value-type="float">
            <text:p>4.633908</text:p>
          </table:table-cell>
          <table:table-cell office:value-type="float" office:value="2.539927" calcext:value-type="float">
            <text:p>2.539927</text:p>
          </table:table-cell>
          <table:table-cell office:value-type="float" office:value="0.7708498" calcext:value-type="float">
            <text:p>0.7708498</text:p>
          </table:table-cell>
          <table:table-cell office:value-type="float" office:value="0.4523692" calcext:value-type="float">
            <text:p>0.4523692</text:p>
          </table:table-cell>
          <table:table-cell office:value-type="float" office:value="0.8749728" calcext:value-type="float">
            <text:p>0.8749728</text:p>
          </table:table-cell>
          <table:table-cell office:value-type="float" office:value="2.111063" calcext:value-type="float">
            <text:p>2.111063</text:p>
          </table:table-cell>
          <table:table-cell office:value-type="float" office:value="4.757164" calcext:value-type="float">
            <text:p>4.757164</text:p>
          </table:table-cell>
          <table:table-cell office:value-type="float" office:value="0.6826209" calcext:value-type="float">
            <text:p>0.6826209</text:p>
          </table:table-cell>
          <table:table-cell office:value-type="float" office:value="0.3873038" calcext:value-type="float">
            <text:p>0.3873038</text:p>
          </table:table-cell>
          <table:table-cell office:value-type="float" office:value="0.3619075" calcext:value-type="float">
            <text:p>0.3619075</text:p>
          </table:table-cell>
          <table:table-cell office:value-type="float" office:value="0.379071" calcext:value-type="float">
            <text:p>0.379071</text:p>
          </table:table-cell>
          <table:table-cell office:value-type="float" office:value="0" calcext:value-type="float">
            <text:p>0</text:p>
          </table:table-cell>
          <table:table-cell office:value-type="float" office:value="3419.502" calcext:value-type="float">
            <text:p>3419.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34124" calcext:value-type="float">
            <text:p>-0.033341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33.02029" calcext:value-type="float">
            <text:p>33.02029</text:p>
          </table:table-cell>
          <table:table-cell office:value-type="float" office:value="1075.255" calcext:value-type="float">
            <text:p>1075.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72975" calcext:value-type="float">
            <text:p>0.4972975</text:p>
          </table:table-cell>
          <table:table-cell office:value-type="float" office:value="7.515761" calcext:value-type="float">
            <text:p>7.515761</text:p>
          </table:table-cell>
          <table:table-cell office:value-type="float" office:value="0" calcext:value-type="float">
            <text:p>0</text:p>
          </table:table-cell>
          <table:table-cell office:value-type="float" office:value="0.00001149039" calcext:value-type="float">
            <text:p>1.149039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28" calcext:value-type="float">
            <text:p>-0.01774528</text:p>
          </table:table-cell>
          <table:table-cell office:value-type="float" office:value="-0.0329024" calcext:value-type="float">
            <text:p>-0.0329024</text:p>
          </table:table-cell>
          <table:table-cell office:value-type="float" office:value="0.0007334218" calcext:value-type="float">
            <text:p>0.0007334218</text:p>
          </table:table-cell>
          <table:table-cell office:value-type="float" office:value="0.00000004038723" calcext:value-type="float">
            <text:p>4.038723E-08</text:p>
          </table:table-cell>
          <table:table-cell office:value-type="float" office:value="18.90799" calcext:value-type="float">
            <text:p>18.90799</text:p>
          </table:table-cell>
          <table:table-cell office:value-type="float" office:value="0.3622031" calcext:value-type="float">
            <text:p>0.3622031</text:p>
          </table:table-cell>
          <table:table-cell office:value-type="float" office:value="0.1001903" calcext:value-type="float">
            <text:p>0.1001903</text:p>
          </table:table-cell>
          <table:table-cell office:value-type="float" office:value="0.08839706" calcext:value-type="float">
            <text:p>0.08839706</text:p>
          </table:table-cell>
          <table:table-cell office:value-type="float" office:value="0.03819804" calcext:value-type="float">
            <text:p>0.03819804</text:p>
          </table:table-cell>
          <table:table-cell office:value-type="float" office:value="0.03823313" calcext:value-type="float">
            <text:p>0.03823313</text:p>
          </table:table-cell>
          <table:table-cell office:value-type="float" office:value="0.02248944" calcext:value-type="float">
            <text:p>0.02248944</text:p>
          </table:table-cell>
          <table:table-cell office:value-type="float" office:value="0.02221811" calcext:value-type="float">
            <text:p>0.02221811</text:p>
          </table:table-cell>
          <table:table-cell office:value-type="float" office:value="0.03451302" calcext:value-type="float">
            <text:p>0.03451302</text:p>
          </table:table-cell>
          <table:table-cell office:value-type="float" office:value="0.02311081" calcext:value-type="float">
            <text:p>0.02311081</text:p>
          </table:table-cell>
          <table:table-cell office:value-type="float" office:value="0.02258049" calcext:value-type="float">
            <text:p>0.02258049</text:p>
          </table:table-cell>
          <table:table-cell office:value-type="float" office:value="0.02371409" calcext:value-type="float">
            <text:p>0.02371409</text:p>
          </table:table-cell>
          <table:table-cell office:value-type="float" office:value="0.04199816" calcext:value-type="float">
            <text:p>0.04199816</text:p>
          </table:table-cell>
          <table:table-cell office:value-type="float" office:value="0.004911834" calcext:value-type="float">
            <text:p>0.004911834</text:p>
          </table:table-cell>
          <table:table-cell office:value-type="float" office:value="0.003546011" calcext:value-type="float">
            <text:p>0.003546011</text:p>
          </table:table-cell>
          <table:table-cell office:value-type="float" office:value="0" calcext:value-type="float">
            <text:p>0</text:p>
          </table:table-cell>
          <table:table-cell office:value-type="float" office:value="51.98664" calcext:value-type="float">
            <text:p>51.98664</text:p>
          </table:table-cell>
          <table:table-cell office:value-type="float" office:value="19.51524" calcext:value-type="float">
            <text:p>19.51524</text:p>
          </table:table-cell>
          <table:table-cell office:value-type="float" office:value="11.40132" calcext:value-type="float">
            <text:p>11.40132</text:p>
          </table:table-cell>
          <table:table-cell office:value-type="float" office:value="4.665499" calcext:value-type="float">
            <text:p>4.665499</text:p>
          </table:table-cell>
          <table:table-cell office:value-type="float" office:value="2.607569" calcext:value-type="float">
            <text:p>2.607569</text:p>
          </table:table-cell>
          <table:table-cell office:value-type="float" office:value="0.7855582" calcext:value-type="float">
            <text:p>0.7855582</text:p>
          </table:table-cell>
          <table:table-cell office:value-type="float" office:value="0.4652272" calcext:value-type="float">
            <text:p>0.4652272</text:p>
          </table:table-cell>
          <table:table-cell office:value-type="float" office:value="0.8765557" calcext:value-type="float">
            <text:p>0.8765557</text:p>
          </table:table-cell>
          <table:table-cell office:value-type="float" office:value="2.117319" calcext:value-type="float">
            <text:p>2.117319</text:p>
          </table:table-cell>
          <table:table-cell office:value-type="float" office:value="4.757377" calcext:value-type="float">
            <text:p>4.757377</text:p>
          </table:table-cell>
          <table:table-cell office:value-type="float" office:value="0.6829711" calcext:value-type="float">
            <text:p>0.6829711</text:p>
          </table:table-cell>
          <table:table-cell office:value-type="float" office:value="0.3880925" calcext:value-type="float">
            <text:p>0.3880925</text:p>
          </table:table-cell>
          <table:table-cell office:value-type="float" office:value="0.3615555" calcext:value-type="float">
            <text:p>0.3615555</text:p>
          </table:table-cell>
          <table:table-cell office:value-type="float" office:value="0.3790762" calcext:value-type="float">
            <text:p>0.3790762</text:p>
          </table:table-cell>
          <table:table-cell office:value-type="float" office:value="0" calcext:value-type="float">
            <text:p>0</text:p>
          </table:table-cell>
          <table:table-cell office:value-type="float" office:value="3633.07" calcext:value-type="float">
            <text:p>3633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385905" calcext:value-type="float">
            <text:p>-0.033859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32.50779" calcext:value-type="float">
            <text:p>32.50779</text:p>
          </table:table-cell>
          <table:table-cell office:value-type="float" office:value="1075.377" calcext:value-type="float">
            <text:p>1075.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86853" calcext:value-type="float">
            <text:p>0.7986853</text:p>
          </table:table-cell>
          <table:table-cell office:value-type="float" office:value="7.601007" calcext:value-type="float">
            <text:p>7.601007</text:p>
          </table:table-cell>
          <table:table-cell office:value-type="float" office:value="0" calcext:value-type="float">
            <text:p>0</text:p>
          </table:table-cell>
          <table:table-cell office:value-type="float" office:value="0.00001149039" calcext:value-type="float">
            <text:p>1.149039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28" calcext:value-type="float">
            <text:p>-0.01774528</text:p>
          </table:table-cell>
          <table:table-cell office:value-type="float" office:value="-0.03329038" calcext:value-type="float">
            <text:p>-0.03329038</text:p>
          </table:table-cell>
          <table:table-cell office:value-type="float" office:value="0.0006639125" calcext:value-type="float">
            <text:p>0.0006639125</text:p>
          </table:table-cell>
          <table:table-cell office:value-type="float" office:value="0.00000004538828" calcext:value-type="float">
            <text:p>4.538828E-08</text:p>
          </table:table-cell>
          <table:table-cell office:value-type="float" office:value="18.32" calcext:value-type="float">
            <text:p>18.32</text:p>
          </table:table-cell>
          <table:table-cell office:value-type="float" office:value="8.070657" calcext:value-type="float">
            <text:p>8.070657</text:p>
          </table:table-cell>
          <table:table-cell office:value-type="float" office:value="0.1095465" calcext:value-type="float">
            <text:p>0.1095465</text:p>
          </table:table-cell>
          <table:table-cell office:value-type="float" office:value="0.08896374" calcext:value-type="float">
            <text:p>0.08896374</text:p>
          </table:table-cell>
          <table:table-cell office:value-type="float" office:value="0.03690571" calcext:value-type="float">
            <text:p>0.03690571</text:p>
          </table:table-cell>
          <table:table-cell office:value-type="float" office:value="0.03697044" calcext:value-type="float">
            <text:p>0.03697044</text:p>
          </table:table-cell>
          <table:table-cell office:value-type="float" office:value="0.02195783" calcext:value-type="float">
            <text:p>0.02195783</text:p>
          </table:table-cell>
          <table:table-cell office:value-type="float" office:value="0.02162472" calcext:value-type="float">
            <text:p>0.02162472</text:p>
          </table:table-cell>
          <table:table-cell office:value-type="float" office:value="0.03403175" calcext:value-type="float">
            <text:p>0.03403175</text:p>
          </table:table-cell>
          <table:table-cell office:value-type="float" office:value="0.02304242" calcext:value-type="float">
            <text:p>0.02304242</text:p>
          </table:table-cell>
          <table:table-cell office:value-type="float" office:value="0.02253009" calcext:value-type="float">
            <text:p>0.02253009</text:p>
          </table:table-cell>
          <table:table-cell office:value-type="float" office:value="0.02370149" calcext:value-type="float">
            <text:p>0.02370149</text:p>
          </table:table-cell>
          <table:table-cell office:value-type="float" office:value="0.04187686" calcext:value-type="float">
            <text:p>0.04187686</text:p>
          </table:table-cell>
          <table:table-cell office:value-type="float" office:value="0.004912618" calcext:value-type="float">
            <text:p>0.004912618</text:p>
          </table:table-cell>
          <table:table-cell office:value-type="float" office:value="0.003545729" calcext:value-type="float">
            <text:p>0.003545729</text:p>
          </table:table-cell>
          <table:table-cell office:value-type="float" office:value="0" calcext:value-type="float">
            <text:p>0</text:p>
          </table:table-cell>
          <table:table-cell office:value-type="float" office:value="54.23792" calcext:value-type="float">
            <text:p>54.23792</text:p>
          </table:table-cell>
          <table:table-cell office:value-type="float" office:value="21.17851" calcext:value-type="float">
            <text:p>21.17851</text:p>
          </table:table-cell>
          <table:table-cell office:value-type="float" office:value="11.78255" calcext:value-type="float">
            <text:p>11.78255</text:p>
          </table:table-cell>
          <table:table-cell office:value-type="float" office:value="4.748873" calcext:value-type="float">
            <text:p>4.748873</text:p>
          </table:table-cell>
          <table:table-cell office:value-type="float" office:value="2.692113" calcext:value-type="float">
            <text:p>2.692113</text:p>
          </table:table-cell>
          <table:table-cell office:value-type="float" office:value="0.8024073" calcext:value-type="float">
            <text:p>0.8024073</text:p>
          </table:table-cell>
          <table:table-cell office:value-type="float" office:value="0.4786359" calcext:value-type="float">
            <text:p>0.4786359</text:p>
          </table:table-cell>
          <table:table-cell office:value-type="float" office:value="0.8789135" calcext:value-type="float">
            <text:p>0.8789135</text:p>
          </table:table-cell>
          <table:table-cell office:value-type="float" office:value="2.122926" calcext:value-type="float">
            <text:p>2.122926</text:p>
          </table:table-cell>
          <table:table-cell office:value-type="float" office:value="4.757994" calcext:value-type="float">
            <text:p>4.757994</text:p>
          </table:table-cell>
          <table:table-cell office:value-type="float" office:value="0.6833393" calcext:value-type="float">
            <text:p>0.6833393</text:p>
          </table:table-cell>
          <table:table-cell office:value-type="float" office:value="0.3889064" calcext:value-type="float">
            <text:p>0.3889064</text:p>
          </table:table-cell>
          <table:table-cell office:value-type="float" office:value="0.3612118" calcext:value-type="float">
            <text:p>0.3612118</text:p>
          </table:table-cell>
          <table:table-cell office:value-type="float" office:value="0.3790815" calcext:value-type="float">
            <text:p>0.3790815</text:p>
          </table:table-cell>
          <table:table-cell office:value-type="float" office:value="0" calcext:value-type="float">
            <text:p>0</text:p>
          </table:table-cell>
          <table:table-cell office:value-type="float" office:value="5811.696" calcext:value-type="float">
            <text:p>5811.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415487" calcext:value-type="float">
            <text:p>-0.034154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31.97596" calcext:value-type="float">
            <text:p>31.97596</text:p>
          </table:table-cell>
          <table:table-cell office:value-type="float" office:value="1075.497" calcext:value-type="float">
            <text:p>1075.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8464" calcext:value-type="float">
            <text:p>1.108464</text:p>
          </table:table-cell>
          <table:table-cell office:value-type="float" office:value="7.696884" calcext:value-type="float">
            <text:p>7.696884</text:p>
          </table:table-cell>
          <table:table-cell office:value-type="float" office:value="0" calcext:value-type="float">
            <text:p>0</text:p>
          </table:table-cell>
          <table:table-cell office:value-type="float" office:value="0.00001149039" calcext:value-type="float">
            <text:p>1.149039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28" calcext:value-type="float">
            <text:p>-0.01774528</text:p>
          </table:table-cell>
          <table:table-cell office:value-type="float" office:value="-0.03379148" calcext:value-type="float">
            <text:p>-0.03379148</text:p>
          </table:table-cell>
          <table:table-cell office:value-type="float" office:value="0.0005207499" calcext:value-type="float">
            <text:p>0.0005207499</text:p>
          </table:table-cell>
          <table:table-cell office:value-type="float" office:value="0.00000004857993" calcext:value-type="float">
            <text:p>4.857993E-08</text:p>
          </table:table-cell>
          <table:table-cell office:value-type="float" office:value="17.76751" calcext:value-type="float">
            <text:p>17.76751</text:p>
          </table:table-cell>
          <table:table-cell office:value-type="float" office:value="18.86663" calcext:value-type="float">
            <text:p>18.86663</text:p>
          </table:table-cell>
          <table:table-cell office:value-type="float" office:value="0.1340822" calcext:value-type="float">
            <text:p>0.1340822</text:p>
          </table:table-cell>
          <table:table-cell office:value-type="float" office:value="0.09825942" calcext:value-type="float">
            <text:p>0.09825942</text:p>
          </table:table-cell>
          <table:table-cell office:value-type="float" office:value="0.03590227" calcext:value-type="float">
            <text:p>0.03590227</text:p>
          </table:table-cell>
          <table:table-cell office:value-type="float" office:value="0.03570741" calcext:value-type="float">
            <text:p>0.03570741</text:p>
          </table:table-cell>
          <table:table-cell office:value-type="float" office:value="0.02134535" calcext:value-type="float">
            <text:p>0.02134535</text:p>
          </table:table-cell>
          <table:table-cell office:value-type="float" office:value="0.02085904" calcext:value-type="float">
            <text:p>0.02085904</text:p>
          </table:table-cell>
          <table:table-cell office:value-type="float" office:value="0.03349123" calcext:value-type="float">
            <text:p>0.03349123</text:p>
          </table:table-cell>
          <table:table-cell office:value-type="float" office:value="0.02295881" calcext:value-type="float">
            <text:p>0.02295881</text:p>
          </table:table-cell>
          <table:table-cell office:value-type="float" office:value="0.02247565" calcext:value-type="float">
            <text:p>0.02247565</text:p>
          </table:table-cell>
          <table:table-cell office:value-type="float" office:value="0.02368737" calcext:value-type="float">
            <text:p>0.02368737</text:p>
          </table:table-cell>
          <table:table-cell office:value-type="float" office:value="0.04175276" calcext:value-type="float">
            <text:p>0.04175276</text:p>
          </table:table-cell>
          <table:table-cell office:value-type="float" office:value="0.004913375" calcext:value-type="float">
            <text:p>0.004913375</text:p>
          </table:table-cell>
          <table:table-cell office:value-type="float" office:value="0.003545445" calcext:value-type="float">
            <text:p>0.003545445</text:p>
          </table:table-cell>
          <table:table-cell office:value-type="float" office:value="0" calcext:value-type="float">
            <text:p>0</text:p>
          </table:table-cell>
          <table:table-cell office:value-type="float" office:value="53.32541" calcext:value-type="float">
            <text:p>53.32541</text:p>
          </table:table-cell>
          <table:table-cell office:value-type="float" office:value="23.43649" calcext:value-type="float">
            <text:p>23.43649</text:p>
          </table:table-cell>
          <table:table-cell office:value-type="float" office:value="12.44983" calcext:value-type="float">
            <text:p>12.44983</text:p>
          </table:table-cell>
          <table:table-cell office:value-type="float" office:value="4.891938" calcext:value-type="float">
            <text:p>4.891938</text:p>
          </table:table-cell>
          <table:table-cell office:value-type="float" office:value="2.815315" calcext:value-type="float">
            <text:p>2.815315</text:p>
          </table:table-cell>
          <table:table-cell office:value-type="float" office:value="0.8245675" calcext:value-type="float">
            <text:p>0.8245675</text:p>
          </table:table-cell>
          <table:table-cell office:value-type="float" office:value="0.494455" calcext:value-type="float">
            <text:p>0.494455</text:p>
          </table:table-cell>
          <table:table-cell office:value-type="float" office:value="0.8822002" calcext:value-type="float">
            <text:p>0.8822002</text:p>
          </table:table-cell>
          <table:table-cell office:value-type="float" office:value="2.127883" calcext:value-type="float">
            <text:p>2.127883</text:p>
          </table:table-cell>
          <table:table-cell office:value-type="float" office:value="4.759077" calcext:value-type="float">
            <text:p>4.759077</text:p>
          </table:table-cell>
          <table:table-cell office:value-type="float" office:value="0.6837026" calcext:value-type="float">
            <text:p>0.6837026</text:p>
          </table:table-cell>
          <table:table-cell office:value-type="float" office:value="0.3897448" calcext:value-type="float">
            <text:p>0.3897448</text:p>
          </table:table-cell>
          <table:table-cell office:value-type="float" office:value="0.3608779" calcext:value-type="float">
            <text:p>0.3608779</text:p>
          </table:table-cell>
          <table:table-cell office:value-type="float" office:value="0.3790867" calcext:value-type="float">
            <text:p>0.3790867</text:p>
          </table:table-cell>
          <table:table-cell office:value-type="float" office:value="0" calcext:value-type="float">
            <text:p>0</text:p>
          </table:table-cell>
          <table:table-cell office:value-type="float" office:value="7859.818" calcext:value-type="float">
            <text:p>7859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569949" calcext:value-type="float">
            <text:p>-0.035699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31.62875" calcext:value-type="float">
            <text:p>31.62875</text:p>
          </table:table-cell>
          <table:table-cell office:value-type="float" office:value="1075.572" calcext:value-type="float">
            <text:p>1075.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5444" calcext:value-type="float">
            <text:p>1.265444</text:p>
          </table:table-cell>
          <table:table-cell office:value-type="float" office:value="7.807745" calcext:value-type="float">
            <text:p>7.807745</text:p>
          </table:table-cell>
          <table:table-cell office:value-type="float" office:value="0" calcext:value-type="float">
            <text:p>0</text:p>
          </table:table-cell>
          <table:table-cell office:value-type="float" office:value="0.00001149549" calcext:value-type="float">
            <text:p>1.149549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507" calcext:value-type="float">
            <text:p>-0.01774507</text:p>
          </table:table-cell>
          <table:table-cell office:value-type="float" office:value="-0.0343703" calcext:value-type="float">
            <text:p>-0.0343703</text:p>
          </table:table-cell>
          <table:table-cell office:value-type="float" office:value="0.0004007868" calcext:value-type="float">
            <text:p>0.0004007868</text:p>
          </table:table-cell>
          <table:table-cell office:value-type="float" office:value="0.00000005225038" calcext:value-type="float">
            <text:p>5.225038E-08</text:p>
          </table:table-cell>
          <table:table-cell office:value-type="float" office:value="17.57347" calcext:value-type="float">
            <text:p>17.57347</text:p>
          </table:table-cell>
          <table:table-cell office:value-type="float" office:value="26.58623" calcext:value-type="float">
            <text:p>26.58623</text:p>
          </table:table-cell>
          <table:table-cell office:value-type="float" office:value="0.2408954" calcext:value-type="float">
            <text:p>0.2408954</text:p>
          </table:table-cell>
          <table:table-cell office:value-type="float" office:value="0.1035034" calcext:value-type="float">
            <text:p>0.1035034</text:p>
          </table:table-cell>
          <table:table-cell office:value-type="float" office:value="0.03522446" calcext:value-type="float">
            <text:p>0.03522446</text:p>
          </table:table-cell>
          <table:table-cell office:value-type="float" office:value="0.0349118" calcext:value-type="float">
            <text:p>0.0349118</text:p>
          </table:table-cell>
          <table:table-cell office:value-type="float" office:value="0.02080469" calcext:value-type="float">
            <text:p>0.02080469</text:p>
          </table:table-cell>
          <table:table-cell office:value-type="float" office:value="0.02008326" calcext:value-type="float">
            <text:p>0.02008326</text:p>
          </table:table-cell>
          <table:table-cell office:value-type="float" office:value="0.03288393" calcext:value-type="float">
            <text:p>0.03288393</text:p>
          </table:table-cell>
          <table:table-cell office:value-type="float" office:value="0.02285693" calcext:value-type="float">
            <text:p>0.02285693</text:p>
          </table:table-cell>
          <table:table-cell office:value-type="float" office:value="0.02241623" calcext:value-type="float">
            <text:p>0.02241623</text:p>
          </table:table-cell>
          <table:table-cell office:value-type="float" office:value="0.02367078" calcext:value-type="float">
            <text:p>0.02367078</text:p>
          </table:table-cell>
          <table:table-cell office:value-type="float" office:value="0.04162542" calcext:value-type="float">
            <text:p>0.04162542</text:p>
          </table:table-cell>
          <table:table-cell office:value-type="float" office:value="0.004914105" calcext:value-type="float">
            <text:p>0.004914105</text:p>
          </table:table-cell>
          <table:table-cell office:value-type="float" office:value="0.00354517" calcext:value-type="float">
            <text:p>0.00354517</text:p>
          </table:table-cell>
          <table:table-cell office:value-type="float" office:value="0" calcext:value-type="float">
            <text:p>0</text:p>
          </table:table-cell>
          <table:table-cell office:value-type="float" office:value="51.61689" calcext:value-type="float">
            <text:p>51.61689</text:p>
          </table:table-cell>
          <table:table-cell office:value-type="float" office:value="25.90908" calcext:value-type="float">
            <text:p>25.90908</text:p>
          </table:table-cell>
          <table:table-cell office:value-type="float" office:value="13.23591" calcext:value-type="float">
            <text:p>13.23591</text:p>
          </table:table-cell>
          <table:table-cell office:value-type="float" office:value="5.068915" calcext:value-type="float">
            <text:p>5.068915</text:p>
          </table:table-cell>
          <table:table-cell office:value-type="float" office:value="2.969094" calcext:value-type="float">
            <text:p>2.969094</text:p>
          </table:table-cell>
          <table:table-cell office:value-type="float" office:value="0.8519233" calcext:value-type="float">
            <text:p>0.8519233</text:p>
          </table:table-cell>
          <table:table-cell office:value-type="float" office:value="0.5132647" calcext:value-type="float">
            <text:p>0.5132647</text:p>
          </table:table-cell>
          <table:table-cell office:value-type="float" office:value="0.8859406" calcext:value-type="float">
            <text:p>0.8859406</text:p>
          </table:table-cell>
          <table:table-cell office:value-type="float" office:value="2.132835" calcext:value-type="float">
            <text:p>2.132835</text:p>
          </table:table-cell>
          <table:table-cell office:value-type="float" office:value="4.760581" calcext:value-type="float">
            <text:p>4.760581</text:p>
          </table:table-cell>
          <table:table-cell office:value-type="float" office:value="0.6839368" calcext:value-type="float">
            <text:p>0.6839368</text:p>
          </table:table-cell>
          <table:table-cell office:value-type="float" office:value="0.3906018" calcext:value-type="float">
            <text:p>0.3906018</text:p>
          </table:table-cell>
          <table:table-cell office:value-type="float" office:value="0.360554" calcext:value-type="float">
            <text:p>0.360554</text:p>
          </table:table-cell>
          <table:table-cell office:value-type="float" office:value="0.3790919" calcext:value-type="float">
            <text:p>0.3790919</text:p>
          </table:table-cell>
          <table:table-cell office:value-type="float" office:value="0" calcext:value-type="float">
            <text:p>0</text:p>
          </table:table-cell>
          <table:table-cell office:value-type="float" office:value="8681.41" calcext:value-type="float">
            <text:p>8681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733594" calcext:value-type="float">
            <text:p>-0.037335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31.41604" calcext:value-type="float">
            <text:p>31.41604</text:p>
          </table:table-cell>
          <table:table-cell office:value-type="float" office:value="1075.636" calcext:value-type="float">
            <text:p>1075.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34924" calcext:value-type="float">
            <text:p>1.134924</text:p>
          </table:table-cell>
          <table:table-cell office:value-type="float" office:value="8.051653" calcext:value-type="float">
            <text:p>8.051653</text:p>
          </table:table-cell>
          <table:table-cell office:value-type="float" office:value="0" calcext:value-type="float">
            <text:p>0</text:p>
          </table:table-cell>
          <table:table-cell office:value-type="float" office:value="0.00001158697" calcext:value-type="float">
            <text:p>1.158697E-05</text:p>
          </table:table-cell>
          <table:table-cell office:value-type="float" office:value="0" calcext:value-type="float">
            <text:p>0</text:p>
          </table:table-cell>
          <table:table-cell office:value-type="float" office:value="-0.01774088" calcext:value-type="float">
            <text:p>-0.01774088</text:p>
          </table:table-cell>
          <table:table-cell office:value-type="float" office:value="-0.04514" calcext:value-type="float">
            <text:p>-0.04514</text:p>
          </table:table-cell>
          <table:table-cell office:value-type="float" office:value="0.0003999587" calcext:value-type="float">
            <text:p>0.0003999587</text:p>
          </table:table-cell>
          <table:table-cell office:value-type="float" office:value="0.00000005502989" calcext:value-type="float">
            <text:p>5.502989E-08</text:p>
          </table:table-cell>
          <table:table-cell office:value-type="float" office:value="17.88491" calcext:value-type="float">
            <text:p>17.88491</text:p>
          </table:table-cell>
          <table:table-cell office:value-type="float" office:value="15.51185" calcext:value-type="float">
            <text:p>15.51185</text:p>
          </table:table-cell>
          <table:table-cell office:value-type="float" office:value="1.038796" calcext:value-type="float">
            <text:p>1.038796</text:p>
          </table:table-cell>
          <table:table-cell office:value-type="float" office:value="0.1778266" calcext:value-type="float">
            <text:p>0.1778266</text:p>
          </table:table-cell>
          <table:table-cell office:value-type="float" office:value="0.0459659" calcext:value-type="float">
            <text:p>0.0459659</text:p>
          </table:table-cell>
          <table:table-cell office:value-type="float" office:value="0.0372215" calcext:value-type="float">
            <text:p>0.0372215</text:p>
          </table:table-cell>
          <table:table-cell office:value-type="float" office:value="0.02078482" calcext:value-type="float">
            <text:p>0.02078482</text:p>
          </table:table-cell>
          <table:table-cell office:value-type="float" office:value="0.01960334" calcext:value-type="float">
            <text:p>0.01960334</text:p>
          </table:table-cell>
          <table:table-cell office:value-type="float" office:value="0.03228378" calcext:value-type="float">
            <text:p>0.03228378</text:p>
          </table:table-cell>
          <table:table-cell office:value-type="float" office:value="0.0227332" calcext:value-type="float">
            <text:p>0.0227332</text:p>
          </table:table-cell>
          <table:table-cell office:value-type="float" office:value="0.02234912" calcext:value-type="float">
            <text:p>0.02234912</text:p>
          </table:table-cell>
          <table:table-cell office:value-type="float" office:value="0.02365284" calcext:value-type="float">
            <text:p>0.02365284</text:p>
          </table:table-cell>
          <table:table-cell office:value-type="float" office:value="0.04149434" calcext:value-type="float">
            <text:p>0.04149434</text:p>
          </table:table-cell>
          <table:table-cell office:value-type="float" office:value="0.004914801" calcext:value-type="float">
            <text:p>0.004914801</text:p>
          </table:table-cell>
          <table:table-cell office:value-type="float" office:value="0.003544878" calcext:value-type="float">
            <text:p>0.003544878</text:p>
          </table:table-cell>
          <table:table-cell office:value-type="float" office:value="0" calcext:value-type="float">
            <text:p>0</text:p>
          </table:table-cell>
          <table:table-cell office:value-type="float" office:value="23.70708" calcext:value-type="float">
            <text:p>23.70708</text:p>
          </table:table-cell>
          <table:table-cell office:value-type="float" office:value="23.23172" calcext:value-type="float">
            <text:p>23.23172</text:p>
          </table:table-cell>
          <table:table-cell office:value-type="float" office:value="18.8627" calcext:value-type="float">
            <text:p>18.8627</text:p>
          </table:table-cell>
          <table:table-cell office:value-type="float" office:value="9.824546" calcext:value-type="float">
            <text:p>9.824546</text:p>
          </table:table-cell>
          <table:table-cell office:value-type="float" office:value="5.16898" calcext:value-type="float">
            <text:p>5.16898</text:p>
          </table:table-cell>
          <table:table-cell office:value-type="float" office:value="1.069613" calcext:value-type="float">
            <text:p>1.069613</text:p>
          </table:table-cell>
          <table:table-cell office:value-type="float" office:value="0.5442796" calcext:value-type="float">
            <text:p>0.5442796</text:p>
          </table:table-cell>
          <table:table-cell office:value-type="float" office:value="0.8915512" calcext:value-type="float">
            <text:p>0.8915512</text:p>
          </table:table-cell>
          <table:table-cell office:value-type="float" office:value="2.13746" calcext:value-type="float">
            <text:p>2.13746</text:p>
          </table:table-cell>
          <table:table-cell office:value-type="float" office:value="4.76226" calcext:value-type="float">
            <text:p>4.76226</text:p>
          </table:table-cell>
          <table:table-cell office:value-type="float" office:value="0.6842467" calcext:value-type="float">
            <text:p>0.6842467</text:p>
          </table:table-cell>
          <table:table-cell office:value-type="float" office:value="0.3914786" calcext:value-type="float">
            <text:p>0.3914786</text:p>
          </table:table-cell>
          <table:table-cell office:value-type="float" office:value="0.3602373" calcext:value-type="float">
            <text:p>0.3602373</text:p>
          </table:table-cell>
          <table:table-cell office:value-type="float" office:value="0.3790972" calcext:value-type="float">
            <text:p>0.3790972</text:p>
          </table:table-cell>
          <table:table-cell office:value-type="float" office:value="0" calcext:value-type="float">
            <text:p>0</text:p>
          </table:table-cell>
          <table:table-cell office:value-type="float" office:value="8421.276" calcext:value-type="float">
            <text:p>8421.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6554092" calcext:value-type="float">
            <text:p>-0.065540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31.24574" calcext:value-type="float">
            <text:p>31.24574</text:p>
          </table:table-cell>
          <table:table-cell office:value-type="float" office:value="1075.691" calcext:value-type="float">
            <text:p>1075.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813" calcext:value-type="float">
            <text:p>1.026813</text:p>
          </table:table-cell>
          <table:table-cell office:value-type="float" office:value="8.239092" calcext:value-type="float">
            <text:p>8.239092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1773923" calcext:value-type="float">
            <text:p>-0.01773923</text:p>
          </table:table-cell>
          <table:table-cell office:value-type="float" office:value="-0.05250128" calcext:value-type="float">
            <text:p>-0.05250128</text:p>
          </table:table-cell>
          <table:table-cell office:value-type="float" office:value="0.0004013127" calcext:value-type="float">
            <text:p>0.0004013127</text:p>
          </table:table-cell>
          <table:table-cell office:value-type="float" office:value="0.00000005711616" calcext:value-type="float">
            <text:p>5.711616E-08</text:p>
          </table:table-cell>
          <table:table-cell office:value-type="float" office:value="18.09485" calcext:value-type="float">
            <text:p>18.09485</text:p>
          </table:table-cell>
          <table:table-cell office:value-type="float" office:value="10.94441" calcext:value-type="float">
            <text:p>10.94441</text:p>
          </table:table-cell>
          <table:table-cell office:value-type="float" office:value="0.6615252" calcext:value-type="float">
            <text:p>0.6615252</text:p>
          </table:table-cell>
          <table:table-cell office:value-type="float" office:value="0.1718174" calcext:value-type="float">
            <text:p>0.1718174</text:p>
          </table:table-cell>
          <table:table-cell office:value-type="float" office:value="0.04931261" calcext:value-type="float">
            <text:p>0.04931261</text:p>
          </table:table-cell>
          <table:table-cell office:value-type="float" office:value="0.03938616" calcext:value-type="float">
            <text:p>0.03938616</text:p>
          </table:table-cell>
          <table:table-cell office:value-type="float" office:value="0.02143369" calcext:value-type="float">
            <text:p>0.02143369</text:p>
          </table:table-cell>
          <table:table-cell office:value-type="float" office:value="0.0198926" calcext:value-type="float">
            <text:p>0.0198926</text:p>
          </table:table-cell>
          <table:table-cell office:value-type="float" office:value="0.03180318" calcext:value-type="float">
            <text:p>0.03180318</text:p>
          </table:table-cell>
          <table:table-cell office:value-type="float" office:value="0.02260186" calcext:value-type="float">
            <text:p>0.02260186</text:p>
          </table:table-cell>
          <table:table-cell office:value-type="float" office:value="0.02227378" calcext:value-type="float">
            <text:p>0.02227378</text:p>
          </table:table-cell>
          <table:table-cell office:value-type="float" office:value="0.023633" calcext:value-type="float">
            <text:p>0.023633</text:p>
          </table:table-cell>
          <table:table-cell office:value-type="float" office:value="0.04135894" calcext:value-type="float">
            <text:p>0.04135894</text:p>
          </table:table-cell>
          <table:table-cell office:value-type="float" office:value="0.004915465" calcext:value-type="float">
            <text:p>0.004915465</text:p>
          </table:table-cell>
          <table:table-cell office:value-type="float" office:value="0.003544581" calcext:value-type="float">
            <text:p>0.003544581</text:p>
          </table:table-cell>
          <table:table-cell office:value-type="float" office:value="0" calcext:value-type="float">
            <text:p>0</text:p>
          </table:table-cell>
          <table:table-cell office:value-type="float" office:value="18.17103" calcext:value-type="float">
            <text:p>18.17103</text:p>
          </table:table-cell>
          <table:table-cell office:value-type="float" office:value="17.81673" calcext:value-type="float">
            <text:p>17.81673</text:p>
          </table:table-cell>
          <table:table-cell office:value-type="float" office:value="19.70833" calcext:value-type="float">
            <text:p>19.70833</text:p>
          </table:table-cell>
          <table:table-cell office:value-type="float" office:value="13.34231" calcext:value-type="float">
            <text:p>13.34231</text:p>
          </table:table-cell>
          <table:table-cell office:value-type="float" office:value="8.488425" calcext:value-type="float">
            <text:p>8.488425</text:p>
          </table:table-cell>
          <table:table-cell office:value-type="float" office:value="1.788751" calcext:value-type="float">
            <text:p>1.788751</text:p>
          </table:table-cell>
          <table:table-cell office:value-type="float" office:value="0.7045477" calcext:value-type="float">
            <text:p>0.7045477</text:p>
          </table:table-cell>
          <table:table-cell office:value-type="float" office:value="0.9017904" calcext:value-type="float">
            <text:p>0.9017904</text:p>
          </table:table-cell>
          <table:table-cell office:value-type="float" office:value="2.142089" calcext:value-type="float">
            <text:p>2.142089</text:p>
          </table:table-cell>
          <table:table-cell office:value-type="float" office:value="4.764069" calcext:value-type="float">
            <text:p>4.764069</text:p>
          </table:table-cell>
          <table:table-cell office:value-type="float" office:value="0.6846276" calcext:value-type="float">
            <text:p>0.6846276</text:p>
          </table:table-cell>
          <table:table-cell office:value-type="float" office:value="0.3923794" calcext:value-type="float">
            <text:p>0.3923794</text:p>
          </table:table-cell>
          <table:table-cell office:value-type="float" office:value="0.3599292" calcext:value-type="float">
            <text:p>0.3599292</text:p>
          </table:table-cell>
          <table:table-cell office:value-type="float" office:value="0.3791024" calcext:value-type="float">
            <text:p>0.3791024</text:p>
          </table:table-cell>
          <table:table-cell office:value-type="float" office:value="0" calcext:value-type="float">
            <text:p>0</text:p>
          </table:table-cell>
          <table:table-cell office:value-type="float" office:value="8179.723" calcext:value-type="float">
            <text:p>8179.7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421663" calcext:value-type="float">
            <text:p>-0.0942166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31.1004" calcext:value-type="float">
            <text:p>31.1004</text:p>
          </table:table-cell>
          <table:table-cell office:value-type="float" office:value="1075.739" calcext:value-type="float">
            <text:p>1075.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98703" calcext:value-type="float">
            <text:p>0.9398703</text:p>
          </table:table-cell>
          <table:table-cell office:value-type="float" office:value="8.411262" calcext:value-type="float">
            <text:p>8.411262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1856428" calcext:value-type="float">
            <text:p>-0.01856428</text:p>
          </table:table-cell>
          <table:table-cell office:value-type="float" office:value="-0.05813556" calcext:value-type="float">
            <text:p>-0.05813556</text:p>
          </table:table-cell>
          <table:table-cell office:value-type="float" office:value="0.0004039619" calcext:value-type="float">
            <text:p>0.0004039619</text:p>
          </table:table-cell>
          <table:table-cell office:value-type="float" office:value="0.00000006318238" calcext:value-type="float">
            <text:p>6.318238E-08</text:p>
          </table:table-cell>
          <table:table-cell office:value-type="float" office:value="18.2687" calcext:value-type="float">
            <text:p>18.2687</text:p>
          </table:table-cell>
          <table:table-cell office:value-type="float" office:value="6.530465" calcext:value-type="float">
            <text:p>6.530465</text:p>
          </table:table-cell>
          <table:table-cell office:value-type="float" office:value="0.4343858" calcext:value-type="float">
            <text:p>0.4343858</text:p>
          </table:table-cell>
          <table:table-cell office:value-type="float" office:value="0.1347626" calcext:value-type="float">
            <text:p>0.1347626</text:p>
          </table:table-cell>
          <table:table-cell office:value-type="float" office:value="0.04436979" calcext:value-type="float">
            <text:p>0.04436979</text:p>
          </table:table-cell>
          <table:table-cell office:value-type="float" office:value="0.03876791" calcext:value-type="float">
            <text:p>0.03876791</text:p>
          </table:table-cell>
          <table:table-cell office:value-type="float" office:value="0.02152122" calcext:value-type="float">
            <text:p>0.02152122</text:p>
          </table:table-cell>
          <table:table-cell office:value-type="float" office:value="0.02013273" calcext:value-type="float">
            <text:p>0.02013273</text:p>
          </table:table-cell>
          <table:table-cell office:value-type="float" office:value="0.03145001" calcext:value-type="float">
            <text:p>0.03145001</text:p>
          </table:table-cell>
          <table:table-cell office:value-type="float" office:value="0.02247795" calcext:value-type="float">
            <text:p>0.02247795</text:p>
          </table:table-cell>
          <table:table-cell office:value-type="float" office:value="0.02219194" calcext:value-type="float">
            <text:p>0.02219194</text:p>
          </table:table-cell>
          <table:table-cell office:value-type="float" office:value="0.02361088" calcext:value-type="float">
            <text:p>0.02361088</text:p>
          </table:table-cell>
          <table:table-cell office:value-type="float" office:value="0.04121858" calcext:value-type="float">
            <text:p>0.04121858</text:p>
          </table:table-cell>
          <table:table-cell office:value-type="float" office:value="0.004930828" calcext:value-type="float">
            <text:p>0.004930828</text:p>
          </table:table-cell>
          <table:table-cell office:value-type="float" office:value="0.003530054" calcext:value-type="float">
            <text:p>0.003530054</text:p>
          </table:table-cell>
          <table:table-cell office:value-type="float" office:value="0" calcext:value-type="float">
            <text:p>0</text:p>
          </table:table-cell>
          <table:table-cell office:value-type="float" office:value="34.71755" calcext:value-type="float">
            <text:p>34.71755</text:p>
          </table:table-cell>
          <table:table-cell office:value-type="float" office:value="17.65502" calcext:value-type="float">
            <text:p>17.65502</text:p>
          </table:table-cell>
          <table:table-cell office:value-type="float" office:value="18.79844" calcext:value-type="float">
            <text:p>18.79844</text:p>
          </table:table-cell>
          <table:table-cell office:value-type="float" office:value="12.88748" calcext:value-type="float">
            <text:p>12.88748</text:p>
          </table:table-cell>
          <table:table-cell office:value-type="float" office:value="8.597375" calcext:value-type="float">
            <text:p>8.597375</text:p>
          </table:table-cell>
          <table:table-cell office:value-type="float" office:value="1.961985" calcext:value-type="float">
            <text:p>1.961985</text:p>
          </table:table-cell>
          <table:table-cell office:value-type="float" office:value="0.8404913" calcext:value-type="float">
            <text:p>0.8404913</text:p>
          </table:table-cell>
          <table:table-cell office:value-type="float" office:value="0.9190185" calcext:value-type="float">
            <text:p>0.9190185</text:p>
          </table:table-cell>
          <table:table-cell office:value-type="float" office:value="2.147078" calcext:value-type="float">
            <text:p>2.147078</text:p>
          </table:table-cell>
          <table:table-cell office:value-type="float" office:value="4.766016" calcext:value-type="float">
            <text:p>4.766016</text:p>
          </table:table-cell>
          <table:table-cell office:value-type="float" office:value="0.6850961" calcext:value-type="float">
            <text:p>0.6850961</text:p>
          </table:table-cell>
          <table:table-cell office:value-type="float" office:value="0.3937988" calcext:value-type="float">
            <text:p>0.3937988</text:p>
          </table:table-cell>
          <table:table-cell office:value-type="float" office:value="0.3682642" calcext:value-type="float">
            <text:p>0.3682642</text:p>
          </table:table-cell>
          <table:table-cell office:value-type="float" office:value="0.3714057" calcext:value-type="float">
            <text:p>0.3714057</text:p>
          </table:table-cell>
          <table:table-cell office:value-type="float" office:value="0" calcext:value-type="float">
            <text:p>0</text:p>
          </table:table-cell>
          <table:table-cell office:value-type="float" office:value="8058.713" calcext:value-type="float">
            <text:p>8058.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783245" calcext:value-type="float">
            <text:p>-0.097832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30.93944" calcext:value-type="float">
            <text:p>30.93944</text:p>
          </table:table-cell>
          <table:table-cell office:value-type="float" office:value="1075.792" calcext:value-type="float">
            <text:p>1075.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840617" calcext:value-type="float">
            <text:p>0.8840617</text:p>
          </table:table-cell>
          <table:table-cell office:value-type="float" office:value="8.568823" calcext:value-type="float">
            <text:p>8.568823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1941016" calcext:value-type="float">
            <text:p>-0.01941016</text:p>
          </table:table-cell>
          <table:table-cell office:value-type="float" office:value="-0.05984827" calcext:value-type="float">
            <text:p>-0.05984827</text:p>
          </table:table-cell>
          <table:table-cell office:value-type="float" office:value="0.0004091665" calcext:value-type="float">
            <text:p>0.0004091665</text:p>
          </table:table-cell>
          <table:table-cell office:value-type="float" office:value="0.00000006673468" calcext:value-type="float">
            <text:p>6.673468E-08</text:p>
          </table:table-cell>
          <table:table-cell office:value-type="float" office:value="18.43003" calcext:value-type="float">
            <text:p>18.43003</text:p>
          </table:table-cell>
          <table:table-cell office:value-type="float" office:value="4.291874" calcext:value-type="float">
            <text:p>4.291874</text:p>
          </table:table-cell>
          <table:table-cell office:value-type="float" office:value="0.3005703" calcext:value-type="float">
            <text:p>0.3005703</text:p>
          </table:table-cell>
          <table:table-cell office:value-type="float" office:value="0.1143859" calcext:value-type="float">
            <text:p>0.1143859</text:p>
          </table:table-cell>
          <table:table-cell office:value-type="float" office:value="0.04116151" calcext:value-type="float">
            <text:p>0.04116151</text:p>
          </table:table-cell>
          <table:table-cell office:value-type="float" office:value="0.03815712" calcext:value-type="float">
            <text:p>0.03815712</text:p>
          </table:table-cell>
          <table:table-cell office:value-type="float" office:value="0.02149382" calcext:value-type="float">
            <text:p>0.02149382</text:p>
          </table:table-cell>
          <table:table-cell office:value-type="float" office:value="0.02017046" calcext:value-type="float">
            <text:p>0.02017046</text:p>
          </table:table-cell>
          <table:table-cell office:value-type="float" office:value="0.03113356" calcext:value-type="float">
            <text:p>0.03113356</text:p>
          </table:table-cell>
          <table:table-cell office:value-type="float" office:value="0.02237055" calcext:value-type="float">
            <text:p>0.02237055</text:p>
          </table:table-cell>
          <table:table-cell office:value-type="float" office:value="0.02210649" calcext:value-type="float">
            <text:p>0.02210649</text:p>
          </table:table-cell>
          <table:table-cell office:value-type="float" office:value="0.02358692" calcext:value-type="float">
            <text:p>0.02358692</text:p>
          </table:table-cell>
          <table:table-cell office:value-type="float" office:value="0.04107429" calcext:value-type="float">
            <text:p>0.04107429</text:p>
          </table:table-cell>
          <table:table-cell office:value-type="float" office:value="0.004925038" calcext:value-type="float">
            <text:p>0.004925038</text:p>
          </table:table-cell>
          <table:table-cell office:value-type="float" office:value="0.003536533" calcext:value-type="float">
            <text:p>0.003536533</text:p>
          </table:table-cell>
          <table:table-cell office:value-type="float" office:value="0" calcext:value-type="float">
            <text:p>0</text:p>
          </table:table-cell>
          <table:table-cell office:value-type="float" office:value="49.4404" calcext:value-type="float">
            <text:p>49.4404</text:p>
          </table:table-cell>
          <table:table-cell office:value-type="float" office:value="17.89222" calcext:value-type="float">
            <text:p>17.89222</text:p>
          </table:table-cell>
          <table:table-cell office:value-type="float" office:value="18.16726" calcext:value-type="float">
            <text:p>18.16726</text:p>
          </table:table-cell>
          <table:table-cell office:value-type="float" office:value="12.49132" calcext:value-type="float">
            <text:p>12.49132</text:p>
          </table:table-cell>
          <table:table-cell office:value-type="float" office:value="8.445332" calcext:value-type="float">
            <text:p>8.445332</text:p>
          </table:table-cell>
          <table:table-cell office:value-type="float" office:value="1.967011" calcext:value-type="float">
            <text:p>1.967011</text:p>
          </table:table-cell>
          <table:table-cell office:value-type="float" office:value="0.8906125" calcext:value-type="float">
            <text:p>0.8906125</text:p>
          </table:table-cell>
          <table:table-cell office:value-type="float" office:value="0.9333612" calcext:value-type="float">
            <text:p>0.9333612</text:p>
          </table:table-cell>
          <table:table-cell office:value-type="float" office:value="2.15276" calcext:value-type="float">
            <text:p>2.15276</text:p>
          </table:table-cell>
          <table:table-cell office:value-type="float" office:value="4.768221" calcext:value-type="float">
            <text:p>4.768221</text:p>
          </table:table-cell>
          <table:table-cell office:value-type="float" office:value="0.6856614" calcext:value-type="float">
            <text:p>0.6856614</text:p>
          </table:table-cell>
          <table:table-cell office:value-type="float" office:value="0.395083" calcext:value-type="float">
            <text:p>0.395083</text:p>
          </table:table-cell>
          <table:table-cell office:value-type="float" office:value="0.365083" calcext:value-type="float">
            <text:p>0.365083</text:p>
          </table:table-cell>
          <table:table-cell office:value-type="float" office:value="0.3754188" calcext:value-type="float">
            <text:p>0.3754188</text:p>
          </table:table-cell>
          <table:table-cell office:value-type="float" office:value="0" calcext:value-type="float">
            <text:p>0</text:p>
          </table:table-cell>
          <table:table-cell office:value-type="float" office:value="7995.609" calcext:value-type="float">
            <text:p>7995.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898372" calcext:value-type="float">
            <text:p>-0.098983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30.74448" calcext:value-type="float">
            <text:p>30.74448</text:p>
          </table:table-cell>
          <table:table-cell office:value-type="float" office:value="1075.841" calcext:value-type="float">
            <text:p>1075.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57782" calcext:value-type="float">
            <text:p>0.8957782</text:p>
          </table:table-cell>
          <table:table-cell office:value-type="float" office:value="8.69715" calcext:value-type="float">
            <text:p>8.69715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54" calcext:value-type="float">
            <text:p>-0.02018554</text:p>
          </table:table-cell>
          <table:table-cell office:value-type="float" office:value="-0.06075003" calcext:value-type="float">
            <text:p>-0.06075003</text:p>
          </table:table-cell>
          <table:table-cell office:value-type="float" office:value="0.0004113091" calcext:value-type="float">
            <text:p>0.0004113091</text:p>
          </table:table-cell>
          <table:table-cell office:value-type="float" office:value="0.00000007100046" calcext:value-type="float">
            <text:p>7.100046E-08</text:p>
          </table:table-cell>
          <table:table-cell office:value-type="float" office:value="18.45606" calcext:value-type="float">
            <text:p>18.45606</text:p>
          </table:table-cell>
          <table:table-cell office:value-type="float" office:value="4.258211" calcext:value-type="float">
            <text:p>4.258211</text:p>
          </table:table-cell>
          <table:table-cell office:value-type="float" office:value="0.2229742" calcext:value-type="float">
            <text:p>0.2229742</text:p>
          </table:table-cell>
          <table:table-cell office:value-type="float" office:value="0.1040366" calcext:value-type="float">
            <text:p>0.1040366</text:p>
          </table:table-cell>
          <table:table-cell office:value-type="float" office:value="0.03894425" calcext:value-type="float">
            <text:p>0.03894425</text:p>
          </table:table-cell>
          <table:table-cell office:value-type="float" office:value="0.03742717" calcext:value-type="float">
            <text:p>0.03742717</text:p>
          </table:table-cell>
          <table:table-cell office:value-type="float" office:value="0.02132541" calcext:value-type="float">
            <text:p>0.02132541</text:p>
          </table:table-cell>
          <table:table-cell office:value-type="float" office:value="0.02006136" calcext:value-type="float">
            <text:p>0.02006136</text:p>
          </table:table-cell>
          <table:table-cell office:value-type="float" office:value="0.03082558" calcext:value-type="float">
            <text:p>0.03082558</text:p>
          </table:table-cell>
          <table:table-cell office:value-type="float" office:value="0.02227451" calcext:value-type="float">
            <text:p>0.02227451</text:p>
          </table:table-cell>
          <table:table-cell office:value-type="float" office:value="0.02201959" calcext:value-type="float">
            <text:p>0.02201959</text:p>
          </table:table-cell>
          <table:table-cell office:value-type="float" office:value="0.02356077" calcext:value-type="float">
            <text:p>0.02356077</text:p>
          </table:table-cell>
          <table:table-cell office:value-type="float" office:value="0.04092517" calcext:value-type="float">
            <text:p>0.04092517</text:p>
          </table:table-cell>
          <table:table-cell office:value-type="float" office:value="0.004920633" calcext:value-type="float">
            <text:p>0.004920633</text:p>
          </table:table-cell>
          <table:table-cell office:value-type="float" office:value="0.00354132" calcext:value-type="float">
            <text:p>0.00354132</text:p>
          </table:table-cell>
          <table:table-cell office:value-type="float" office:value="0" calcext:value-type="float">
            <text:p>0</text:p>
          </table:table-cell>
          <table:table-cell office:value-type="float" office:value="56.50121" calcext:value-type="float">
            <text:p>56.50121</text:p>
          </table:table-cell>
          <table:table-cell office:value-type="float" office:value="19.69927" calcext:value-type="float">
            <text:p>19.69927</text:p>
          </table:table-cell>
          <table:table-cell office:value-type="float" office:value="17.98631" calcext:value-type="float">
            <text:p>17.98631</text:p>
          </table:table-cell>
          <table:table-cell office:value-type="float" office:value="12.14034" calcext:value-type="float">
            <text:p>12.14034</text:p>
          </table:table-cell>
          <table:table-cell office:value-type="float" office:value="8.213724" calcext:value-type="float">
            <text:p>8.213724</text:p>
          </table:table-cell>
          <table:table-cell office:value-type="float" office:value="1.955833" calcext:value-type="float">
            <text:p>1.955833</text:p>
          </table:table-cell>
          <table:table-cell office:value-type="float" office:value="0.9167368" calcext:value-type="float">
            <text:p>0.9167368</text:p>
          </table:table-cell>
          <table:table-cell office:value-type="float" office:value="0.9443663" calcext:value-type="float">
            <text:p>0.9443663</text:p>
          </table:table-cell>
          <table:table-cell office:value-type="float" office:value="2.158391" calcext:value-type="float">
            <text:p>2.158391</text:p>
          </table:table-cell>
          <table:table-cell office:value-type="float" office:value="4.770659" calcext:value-type="float">
            <text:p>4.770659</text:p>
          </table:table-cell>
          <table:table-cell office:value-type="float" office:value="0.6863006" calcext:value-type="float">
            <text:p>0.6863006</text:p>
          </table:table-cell>
          <table:table-cell office:value-type="float" office:value="0.3962276" calcext:value-type="float">
            <text:p>0.3962276</text:p>
          </table:table-cell>
          <table:table-cell office:value-type="float" office:value="0.3626895" calcext:value-type="float">
            <text:p>0.3626895</text:p>
          </table:table-cell>
          <table:table-cell office:value-type="float" office:value="0.3786932" calcext:value-type="float">
            <text:p>0.3786932</text:p>
          </table:table-cell>
          <table:table-cell office:value-type="float" office:value="0" calcext:value-type="float">
            <text:p>0</text:p>
          </table:table-cell>
          <table:table-cell office:value-type="float" office:value="8323.168" calcext:value-type="float">
            <text:p>8323.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9950252" calcext:value-type="float">
            <text:p>-0.099502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30.45865" calcext:value-type="float">
            <text:p>30.45865</text:p>
          </table:table-cell>
          <table:table-cell office:value-type="float" office:value="1075.896" calcext:value-type="float">
            <text:p>1075.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6619" calcext:value-type="float">
            <text:p>1.026619</text:p>
          </table:table-cell>
          <table:table-cell office:value-type="float" office:value="8.790805" calcext:value-type="float">
            <text:p>8.790805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54" calcext:value-type="float">
            <text:p>-0.02018554</text:p>
          </table:table-cell>
          <table:table-cell office:value-type="float" office:value="-0.06109507" calcext:value-type="float">
            <text:p>-0.06109507</text:p>
          </table:table-cell>
          <table:table-cell office:value-type="float" office:value="0.0003783925" calcext:value-type="float">
            <text:p>0.0003783925</text:p>
          </table:table-cell>
          <table:table-cell office:value-type="float" office:value="0.0000000745902" calcext:value-type="float">
            <text:p>7.45902E-08</text:p>
          </table:table-cell>
          <table:table-cell office:value-type="float" office:value="18.23478" calcext:value-type="float">
            <text:p>18.23478</text:p>
          </table:table-cell>
          <table:table-cell office:value-type="float" office:value="8.91705" calcext:value-type="float">
            <text:p>8.91705</text:p>
          </table:table-cell>
          <table:table-cell office:value-type="float" office:value="0.1833745" calcext:value-type="float">
            <text:p>0.1833745</text:p>
          </table:table-cell>
          <table:table-cell office:value-type="float" office:value="0.1010941" calcext:value-type="float">
            <text:p>0.1010941</text:p>
          </table:table-cell>
          <table:table-cell office:value-type="float" office:value="0.03745194" calcext:value-type="float">
            <text:p>0.03745194</text:p>
          </table:table-cell>
          <table:table-cell office:value-type="float" office:value="0.03671914" calcext:value-type="float">
            <text:p>0.03671914</text:p>
          </table:table-cell>
          <table:table-cell office:value-type="float" office:value="0.02111134" calcext:value-type="float">
            <text:p>0.02111134</text:p>
          </table:table-cell>
          <table:table-cell office:value-type="float" office:value="0.01986215" calcext:value-type="float">
            <text:p>0.01986215</text:p>
          </table:table-cell>
          <table:table-cell office:value-type="float" office:value="0.03050384" calcext:value-type="float">
            <text:p>0.03050384</text:p>
          </table:table-cell>
          <table:table-cell office:value-type="float" office:value="0.0221829" calcext:value-type="float">
            <text:p>0.0221829</text:p>
          </table:table-cell>
          <table:table-cell office:value-type="float" office:value="0.0219322" calcext:value-type="float">
            <text:p>0.0219322</text:p>
          </table:table-cell>
          <table:table-cell office:value-type="float" office:value="0.02353244" calcext:value-type="float">
            <text:p>0.02353244</text:p>
          </table:table-cell>
          <table:table-cell office:value-type="float" office:value="0.04077118" calcext:value-type="float">
            <text:p>0.04077118</text:p>
          </table:table-cell>
          <table:table-cell office:value-type="float" office:value="0.00492038" calcext:value-type="float">
            <text:p>0.00492038</text:p>
          </table:table-cell>
          <table:table-cell office:value-type="float" office:value="0.003541979" calcext:value-type="float">
            <text:p>0.003541979</text:p>
          </table:table-cell>
          <table:table-cell office:value-type="float" office:value="0" calcext:value-type="float">
            <text:p>0</text:p>
          </table:table-cell>
          <table:table-cell office:value-type="float" office:value="55.80313" calcext:value-type="float">
            <text:p>55.80313</text:p>
          </table:table-cell>
          <table:table-cell office:value-type="float" office:value="22.34913" calcext:value-type="float">
            <text:p>22.34913</text:p>
          </table:table-cell>
          <table:table-cell office:value-type="float" office:value="18.65096" calcext:value-type="float">
            <text:p>18.65096</text:p>
          </table:table-cell>
          <table:table-cell office:value-type="float" office:value="12.1857" calcext:value-type="float">
            <text:p>12.1857</text:p>
          </table:table-cell>
          <table:table-cell office:value-type="float" office:value="8.269936" calcext:value-type="float">
            <text:p>8.269936</text:p>
          </table:table-cell>
          <table:table-cell office:value-type="float" office:value="1.970152" calcext:value-type="float">
            <text:p>1.970152</text:p>
          </table:table-cell>
          <table:table-cell office:value-type="float" office:value="0.9408144" calcext:value-type="float">
            <text:p>0.9408144</text:p>
          </table:table-cell>
          <table:table-cell office:value-type="float" office:value="0.9517688" calcext:value-type="float">
            <text:p>0.9517688</text:p>
          </table:table-cell>
          <table:table-cell office:value-type="float" office:value="2.163589" calcext:value-type="float">
            <text:p>2.163589</text:p>
          </table:table-cell>
          <table:table-cell office:value-type="float" office:value="4.773259" calcext:value-type="float">
            <text:p>4.773259</text:p>
          </table:table-cell>
          <table:table-cell office:value-type="float" office:value="0.6869977" calcext:value-type="float">
            <text:p>0.6869977</text:p>
          </table:table-cell>
          <table:table-cell office:value-type="float" office:value="0.3973246" calcext:value-type="float">
            <text:p>0.3973246</text:p>
          </table:table-cell>
          <table:table-cell office:value-type="float" office:value="0.3619506" calcext:value-type="float">
            <text:p>0.3619506</text:p>
          </table:table-cell>
          <table:table-cell office:value-type="float" office:value="0.3790463" calcext:value-type="float">
            <text:p>0.3790463</text:p>
          </table:table-cell>
          <table:table-cell office:value-type="float" office:value="0" calcext:value-type="float">
            <text:p>0</text:p>
          </table:table-cell>
          <table:table-cell office:value-type="float" office:value="9375.428" calcext:value-type="float">
            <text:p>9375.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07799" calcext:value-type="float">
            <text:p>-0.10077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30.29181" calcext:value-type="float">
            <text:p>30.29181</text:p>
          </table:table-cell>
          <table:table-cell office:value-type="float" office:value="1075.926" calcext:value-type="float">
            <text:p>1075.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5144" calcext:value-type="float">
            <text:p>1.075144</text:p>
          </table:table-cell>
          <table:table-cell office:value-type="float" office:value="8.874998" calcext:value-type="float">
            <text:p>8.874998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54" calcext:value-type="float">
            <text:p>-0.02018554</text:p>
          </table:table-cell>
          <table:table-cell office:value-type="float" office:value="-0.06132764" calcext:value-type="float">
            <text:p>-0.06132764</text:p>
          </table:table-cell>
          <table:table-cell office:value-type="float" office:value="0.0003514056" calcext:value-type="float">
            <text:p>0.0003514056</text:p>
          </table:table-cell>
          <table:table-cell office:value-type="float" office:value="0.00000007864503" calcext:value-type="float">
            <text:p>7.864503E-08</text:p>
          </table:table-cell>
          <table:table-cell office:value-type="float" office:value="18.17492" calcext:value-type="float">
            <text:p>18.17492</text:p>
          </table:table-cell>
          <table:table-cell office:value-type="float" office:value="10.78816" calcext:value-type="float">
            <text:p>10.78816</text:p>
          </table:table-cell>
          <table:table-cell office:value-type="float" office:value="0.151666" calcext:value-type="float">
            <text:p>0.151666</text:p>
          </table:table-cell>
          <table:table-cell office:value-type="float" office:value="0.09620523" calcext:value-type="float">
            <text:p>0.09620523</text:p>
          </table:table-cell>
          <table:table-cell office:value-type="float" office:value="0.03678122" calcext:value-type="float">
            <text:p>0.03678122</text:p>
          </table:table-cell>
          <table:table-cell office:value-type="float" office:value="0.03649287" calcext:value-type="float">
            <text:p>0.03649287</text:p>
          </table:table-cell>
          <table:table-cell office:value-type="float" office:value="0.02096499" calcext:value-type="float">
            <text:p>0.02096499</text:p>
          </table:table-cell>
          <table:table-cell office:value-type="float" office:value="0.01965613" calcext:value-type="float">
            <text:p>0.01965613</text:p>
          </table:table-cell>
          <table:table-cell office:value-type="float" office:value="0.03017849" calcext:value-type="float">
            <text:p>0.03017849</text:p>
          </table:table-cell>
          <table:table-cell office:value-type="float" office:value="0.02209573" calcext:value-type="float">
            <text:p>0.02209573</text:p>
          </table:table-cell>
          <table:table-cell office:value-type="float" office:value="0.02184462" calcext:value-type="float">
            <text:p>0.02184462</text:p>
          </table:table-cell>
          <table:table-cell office:value-type="float" office:value="0.02350204" calcext:value-type="float">
            <text:p>0.02350204</text:p>
          </table:table-cell>
          <table:table-cell office:value-type="float" office:value="0.04061242" calcext:value-type="float">
            <text:p>0.04061242</text:p>
          </table:table-cell>
          <table:table-cell office:value-type="float" office:value="0.004921017" calcext:value-type="float">
            <text:p>0.004921017</text:p>
          </table:table-cell>
          <table:table-cell office:value-type="float" office:value="0.003541673" calcext:value-type="float">
            <text:p>0.003541673</text:p>
          </table:table-cell>
          <table:table-cell office:value-type="float" office:value="0" calcext:value-type="float">
            <text:p>0</text:p>
          </table:table-cell>
          <table:table-cell office:value-type="float" office:value="52.91013" calcext:value-type="float">
            <text:p>52.91013</text:p>
          </table:table-cell>
          <table:table-cell office:value-type="float" office:value="24.32224" calcext:value-type="float">
            <text:p>24.32224</text:p>
          </table:table-cell>
          <table:table-cell office:value-type="float" office:value="19.23417" calcext:value-type="float">
            <text:p>19.23417</text:p>
          </table:table-cell>
          <table:table-cell office:value-type="float" office:value="12.27203" calcext:value-type="float">
            <text:p>12.27203</text:p>
          </table:table-cell>
          <table:table-cell office:value-type="float" office:value="8.405684" calcext:value-type="float">
            <text:p>8.405684</text:p>
          </table:table-cell>
          <table:table-cell office:value-type="float" office:value="2.006707" calcext:value-type="float">
            <text:p>2.006707</text:p>
          </table:table-cell>
          <table:table-cell office:value-type="float" office:value="0.969965" calcext:value-type="float">
            <text:p>0.969965</text:p>
          </table:table-cell>
          <table:table-cell office:value-type="float" office:value="0.9580724" calcext:value-type="float">
            <text:p>0.9580724</text:p>
          </table:table-cell>
          <table:table-cell office:value-type="float" office:value="2.168946" calcext:value-type="float">
            <text:p>2.168946</text:p>
          </table:table-cell>
          <table:table-cell office:value-type="float" office:value="4.776117" calcext:value-type="float">
            <text:p>4.776117</text:p>
          </table:table-cell>
          <table:table-cell office:value-type="float" office:value="0.6877471" calcext:value-type="float">
            <text:p>0.6877471</text:p>
          </table:table-cell>
          <table:table-cell office:value-type="float" office:value="0.398432" calcext:value-type="float">
            <text:p>0.398432</text:p>
          </table:table-cell>
          <table:table-cell office:value-type="float" office:value="0.3615943" calcext:value-type="float">
            <text:p>0.3615943</text:p>
          </table:table-cell>
          <table:table-cell office:value-type="float" office:value="0.3790515" calcext:value-type="float">
            <text:p>0.3790515</text:p>
          </table:table-cell>
          <table:table-cell office:value-type="float" office:value="0" calcext:value-type="float">
            <text:p>0</text:p>
          </table:table-cell>
          <table:table-cell office:value-type="float" office:value="9768.212" calcext:value-type="float">
            <text:p>9768.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10018" calcext:value-type="float">
            <text:p>-0.1010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30.15045" calcext:value-type="float">
            <text:p>30.15045</text:p>
          </table:table-cell>
          <table:table-cell office:value-type="float" office:value="1075.949" calcext:value-type="float">
            <text:p>1075.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2955" calcext:value-type="float">
            <text:p>1.112955</text:p>
          </table:table-cell>
          <table:table-cell office:value-type="float" office:value="8.950478" calcext:value-type="float">
            <text:p>8.950478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54" calcext:value-type="float">
            <text:p>-0.02018554</text:p>
          </table:table-cell>
          <table:table-cell office:value-type="float" office:value="-0.06150957" calcext:value-type="float">
            <text:p>-0.06150957</text:p>
          </table:table-cell>
          <table:table-cell office:value-type="float" office:value="0.0003293311" calcext:value-type="float">
            <text:p>0.0003293311</text:p>
          </table:table-cell>
          <table:table-cell office:value-type="float" office:value="0.00000008427629" calcext:value-type="float">
            <text:p>8.427629E-08</text:p>
          </table:table-cell>
          <table:table-cell office:value-type="float" office:value="18.12167" calcext:value-type="float">
            <text:p>18.12167</text:p>
          </table:table-cell>
          <table:table-cell office:value-type="float" office:value="12.13889" calcext:value-type="float">
            <text:p>12.13889</text:p>
          </table:table-cell>
          <table:table-cell office:value-type="float" office:value="0.1325471" calcext:value-type="float">
            <text:p>0.1325471</text:p>
          </table:table-cell>
          <table:table-cell office:value-type="float" office:value="0.09337993" calcext:value-type="float">
            <text:p>0.09337993</text:p>
          </table:table-cell>
          <table:table-cell office:value-type="float" office:value="0.03659865" calcext:value-type="float">
            <text:p>0.03659865</text:p>
          </table:table-cell>
          <table:table-cell office:value-type="float" office:value="0.03662411" calcext:value-type="float">
            <text:p>0.03662411</text:p>
          </table:table-cell>
          <table:table-cell office:value-type="float" office:value="0.02095642" calcext:value-type="float">
            <text:p>0.02095642</text:p>
          </table:table-cell>
          <table:table-cell office:value-type="float" office:value="0.01963305" calcext:value-type="float">
            <text:p>0.01963305</text:p>
          </table:table-cell>
          <table:table-cell office:value-type="float" office:value="0.02989754" calcext:value-type="float">
            <text:p>0.02989754</text:p>
          </table:table-cell>
          <table:table-cell office:value-type="float" office:value="0.02201012" calcext:value-type="float">
            <text:p>0.02201012</text:p>
          </table:table-cell>
          <table:table-cell office:value-type="float" office:value="0.02175695" calcext:value-type="float">
            <text:p>0.02175695</text:p>
          </table:table-cell>
          <table:table-cell office:value-type="float" office:value="0.0234694" calcext:value-type="float">
            <text:p>0.0234694</text:p>
          </table:table-cell>
          <table:table-cell office:value-type="float" office:value="0.0404492" calcext:value-type="float">
            <text:p>0.0404492</text:p>
          </table:table-cell>
          <table:table-cell office:value-type="float" office:value="0.004921593" calcext:value-type="float">
            <text:p>0.004921593</text:p>
          </table:table-cell>
          <table:table-cell office:value-type="float" office:value="0.003541356" calcext:value-type="float">
            <text:p>0.003541356</text:p>
          </table:table-cell>
          <table:table-cell office:value-type="float" office:value="0" calcext:value-type="float">
            <text:p>0</text:p>
          </table:table-cell>
          <table:table-cell office:value-type="float" office:value="50.05509" calcext:value-type="float">
            <text:p>50.05509</text:p>
          </table:table-cell>
          <table:table-cell office:value-type="float" office:value="25.86659" calcext:value-type="float">
            <text:p>25.86659</text:p>
          </table:table-cell>
          <table:table-cell office:value-type="float" office:value="19.73896" calcext:value-type="float">
            <text:p>19.73896</text:p>
          </table:table-cell>
          <table:table-cell office:value-type="float" office:value="12.3603" calcext:value-type="float">
            <text:p>12.3603</text:p>
          </table:table-cell>
          <table:table-cell office:value-type="float" office:value="8.546483" calcext:value-type="float">
            <text:p>8.546483</text:p>
          </table:table-cell>
          <table:table-cell office:value-type="float" office:value="2.049514" calcext:value-type="float">
            <text:p>2.049514</text:p>
          </table:table-cell>
          <table:table-cell office:value-type="float" office:value="0.9993737" calcext:value-type="float">
            <text:p>0.9993737</text:p>
          </table:table-cell>
          <table:table-cell office:value-type="float" office:value="0.9642515" calcext:value-type="float">
            <text:p>0.9642515</text:p>
          </table:table-cell>
          <table:table-cell office:value-type="float" office:value="2.173634" calcext:value-type="float">
            <text:p>2.173634</text:p>
          </table:table-cell>
          <table:table-cell office:value-type="float" office:value="4.779244" calcext:value-type="float">
            <text:p>4.779244</text:p>
          </table:table-cell>
          <table:table-cell office:value-type="float" office:value="0.6885156" calcext:value-type="float">
            <text:p>0.6885156</text:p>
          </table:table-cell>
          <table:table-cell office:value-type="float" office:value="0.3995555" calcext:value-type="float">
            <text:p>0.3995555</text:p>
          </table:table-cell>
          <table:table-cell office:value-type="float" office:value="0.3612674" calcext:value-type="float">
            <text:p>0.3612674</text:p>
          </table:table-cell>
          <table:table-cell office:value-type="float" office:value="0.3790567" calcext:value-type="float">
            <text:p>0.3790567</text:p>
          </table:table-cell>
          <table:table-cell office:value-type="float" office:value="0" calcext:value-type="float">
            <text:p>0</text:p>
          </table:table-cell>
          <table:table-cell office:value-type="float" office:value="10086.35" calcext:value-type="float">
            <text:p>10086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11359" calcext:value-type="float">
            <text:p>-0.10113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29.95648" calcext:value-type="float">
            <text:p>29.95648</text:p>
          </table:table-cell>
          <table:table-cell office:value-type="float" office:value="1075.983" calcext:value-type="float">
            <text:p>1075.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78688" calcext:value-type="float">
            <text:p>1.178688</text:p>
          </table:table-cell>
          <table:table-cell office:value-type="float" office:value="9.039699" calcext:value-type="float">
            <text:p>9.039699</text:p>
          </table:table-cell>
          <table:table-cell office:value-type="float" office:value="0" calcext:value-type="float">
            <text:p>0</text:p>
          </table:table-cell>
          <table:table-cell office:value-type="float" office:value="0.00001161992" calcext:value-type="float">
            <text:p>1.1619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54" calcext:value-type="float">
            <text:p>-0.02018554</text:p>
          </table:table-cell>
          <table:table-cell office:value-type="float" office:value="-0.06176302" calcext:value-type="float">
            <text:p>-0.06176302</text:p>
          </table:table-cell>
          <table:table-cell office:value-type="float" office:value="0.0002957464" calcext:value-type="float">
            <text:p>0.0002957464</text:p>
          </table:table-cell>
          <table:table-cell office:value-type="float" office:value="0.00000008690821" calcext:value-type="float">
            <text:p>8.690821E-08</text:p>
          </table:table-cell>
          <table:table-cell office:value-type="float" office:value="18.02325" calcext:value-type="float">
            <text:p>18.02325</text:p>
          </table:table-cell>
          <table:table-cell office:value-type="float" office:value="14.46266" calcext:value-type="float">
            <text:p>14.46266</text:p>
          </table:table-cell>
          <table:table-cell office:value-type="float" office:value="0.1296902" calcext:value-type="float">
            <text:p>0.1296902</text:p>
          </table:table-cell>
          <table:table-cell office:value-type="float" office:value="0.09539805" calcext:value-type="float">
            <text:p>0.09539805</text:p>
          </table:table-cell>
          <table:table-cell office:value-type="float" office:value="0.03606483" calcext:value-type="float">
            <text:p>0.03606483</text:p>
          </table:table-cell>
          <table:table-cell office:value-type="float" office:value="0.03632757" calcext:value-type="float">
            <text:p>0.03632757</text:p>
          </table:table-cell>
          <table:table-cell office:value-type="float" office:value="0.02086037" calcext:value-type="float">
            <text:p>0.02086037</text:p>
          </table:table-cell>
          <table:table-cell office:value-type="float" office:value="0.01957743" calcext:value-type="float">
            <text:p>0.01957743</text:p>
          </table:table-cell>
          <table:table-cell office:value-type="float" office:value="0.02966331" calcext:value-type="float">
            <text:p>0.02966331</text:p>
          </table:table-cell>
          <table:table-cell office:value-type="float" office:value="0.02193147" calcext:value-type="float">
            <text:p>0.02193147</text:p>
          </table:table-cell>
          <table:table-cell office:value-type="float" office:value="0.02167039" calcext:value-type="float">
            <text:p>0.02167039</text:p>
          </table:table-cell>
          <table:table-cell office:value-type="float" office:value="0.0234345" calcext:value-type="float">
            <text:p>0.0234345</text:p>
          </table:table-cell>
          <table:table-cell office:value-type="float" office:value="0.0402819" calcext:value-type="float">
            <text:p>0.0402819</text:p>
          </table:table-cell>
          <table:table-cell office:value-type="float" office:value="0.004922125" calcext:value-type="float">
            <text:p>0.004922125</text:p>
          </table:table-cell>
          <table:table-cell office:value-type="float" office:value="0.003541038" calcext:value-type="float">
            <text:p>0.003541038</text:p>
          </table:table-cell>
          <table:table-cell office:value-type="float" office:value="0" calcext:value-type="float">
            <text:p>0</text:p>
          </table:table-cell>
          <table:table-cell office:value-type="float" office:value="47.2796" calcext:value-type="float">
            <text:p>47.2796</text:p>
          </table:table-cell>
          <table:table-cell office:value-type="float" office:value="27.46663" calcext:value-type="float">
            <text:p>27.46663</text:p>
          </table:table-cell>
          <table:table-cell office:value-type="float" office:value="20.35158" calcext:value-type="float">
            <text:p>20.35158</text:p>
          </table:table-cell>
          <table:table-cell office:value-type="float" office:value="12.46885" calcext:value-type="float">
            <text:p>12.46885</text:p>
          </table:table-cell>
          <table:table-cell office:value-type="float" office:value="8.691819" calcext:value-type="float">
            <text:p>8.691819</text:p>
          </table:table-cell>
          <table:table-cell office:value-type="float" office:value="2.095099" calcext:value-type="float">
            <text:p>2.095099</text:p>
          </table:table-cell>
          <table:table-cell office:value-type="float" office:value="1.029221" calcext:value-type="float">
            <text:p>1.029221</text:p>
          </table:table-cell>
          <table:table-cell office:value-type="float" office:value="0.9709868" calcext:value-type="float">
            <text:p>0.9709868</text:p>
          </table:table-cell>
          <table:table-cell office:value-type="float" office:value="2.177596" calcext:value-type="float">
            <text:p>2.177596</text:p>
          </table:table-cell>
          <table:table-cell office:value-type="float" office:value="4.782683" calcext:value-type="float">
            <text:p>4.782683</text:p>
          </table:table-cell>
          <table:table-cell office:value-type="float" office:value="0.6892816" calcext:value-type="float">
            <text:p>0.6892816</text:p>
          </table:table-cell>
          <table:table-cell office:value-type="float" office:value="0.4007052" calcext:value-type="float">
            <text:p>0.4007052</text:p>
          </table:table-cell>
          <table:table-cell office:value-type="float" office:value="0.3609579" calcext:value-type="float">
            <text:p>0.3609579</text:p>
          </table:table-cell>
          <table:table-cell office:value-type="float" office:value="0.3790619" calcext:value-type="float">
            <text:p>0.3790619</text:p>
          </table:table-cell>
          <table:table-cell office:value-type="float" office:value="0" calcext:value-type="float">
            <text:p>0</text:p>
          </table:table-cell>
          <table:table-cell office:value-type="float" office:value="10624.4" calcext:value-type="float">
            <text:p>10624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18849" calcext:value-type="float">
            <text:p>-0.10188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29.7491" calcext:value-type="float">
            <text:p>29.7491</text:p>
          </table:table-cell>
          <table:table-cell office:value-type="float" office:value="1076.022" calcext:value-type="float">
            <text:p>1076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7703" calcext:value-type="float">
            <text:p>1.167703</text:p>
          </table:table-cell>
          <table:table-cell office:value-type="float" office:value="9.211706" calcext:value-type="float">
            <text:p>9.211706</text:p>
          </table:table-cell>
          <table:table-cell office:value-type="float" office:value="0" calcext:value-type="float">
            <text:p>0</text:p>
          </table:table-cell>
          <table:table-cell office:value-type="float" office:value="0.00001162151" calcext:value-type="float">
            <text:p>1.162151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41" calcext:value-type="float">
            <text:p>-0.02018541</text:p>
          </table:table-cell>
          <table:table-cell office:value-type="float" office:value="-0.06244438" calcext:value-type="float">
            <text:p>-0.06244438</text:p>
          </table:table-cell>
          <table:table-cell office:value-type="float" office:value="0.0002596307" calcext:value-type="float">
            <text:p>0.0002596307</text:p>
          </table:table-cell>
          <table:table-cell office:value-type="float" office:value="0.00000008916815" calcext:value-type="float">
            <text:p>8.916815E-08</text:p>
          </table:table-cell>
          <table:table-cell office:value-type="float" office:value="17.96627" calcext:value-type="float">
            <text:p>17.96627</text:p>
          </table:table-cell>
          <table:table-cell office:value-type="float" office:value="16.2132" calcext:value-type="float">
            <text:p>16.2132</text:p>
          </table:table-cell>
          <table:table-cell office:value-type="float" office:value="2.667692" calcext:value-type="float">
            <text:p>2.667692</text:p>
          </table:table-cell>
          <table:table-cell office:value-type="float" office:value="2.637075" calcext:value-type="float">
            <text:p>2.637075</text:p>
          </table:table-cell>
          <table:table-cell office:value-type="float" office:value="0.03560086" calcext:value-type="float">
            <text:p>0.03560086</text:p>
          </table:table-cell>
          <table:table-cell office:value-type="float" office:value="0.03574998" calcext:value-type="float">
            <text:p>0.03574998</text:p>
          </table:table-cell>
          <table:table-cell office:value-type="float" office:value="0.02059824" calcext:value-type="float">
            <text:p>0.02059824</text:p>
          </table:table-cell>
          <table:table-cell office:value-type="float" office:value="0.01930796" calcext:value-type="float">
            <text:p>0.01930796</text:p>
          </table:table-cell>
          <table:table-cell office:value-type="float" office:value="0.02942494" calcext:value-type="float">
            <text:p>0.02942494</text:p>
          </table:table-cell>
          <table:table-cell office:value-type="float" office:value="0.02185776" calcext:value-type="float">
            <text:p>0.02185776</text:p>
          </table:table-cell>
          <table:table-cell office:value-type="float" office:value="0.02158493" calcext:value-type="float">
            <text:p>0.02158493</text:p>
          </table:table-cell>
          <table:table-cell office:value-type="float" office:value="0.02339805" calcext:value-type="float">
            <text:p>0.02339805</text:p>
          </table:table-cell>
          <table:table-cell office:value-type="float" office:value="0.0401132" calcext:value-type="float">
            <text:p>0.0401132</text:p>
          </table:table-cell>
          <table:table-cell office:value-type="float" office:value="0.00492261" calcext:value-type="float">
            <text:p>0.00492261</text:p>
          </table:table-cell>
          <table:table-cell office:value-type="float" office:value="0.003540725" calcext:value-type="float">
            <text:p>0.003540725</text:p>
          </table:table-cell>
          <table:table-cell office:value-type="float" office:value="0" calcext:value-type="float">
            <text:p>0</text:p>
          </table:table-cell>
          <table:table-cell office:value-type="float" office:value="39.13269" calcext:value-type="float">
            <text:p>39.13269</text:p>
          </table:table-cell>
          <table:table-cell office:value-type="float" office:value="29.39944" calcext:value-type="float">
            <text:p>29.39944</text:p>
          </table:table-cell>
          <table:table-cell office:value-type="float" office:value="23.57474" calcext:value-type="float">
            <text:p>23.57474</text:p>
          </table:table-cell>
          <table:table-cell office:value-type="float" office:value="12.49769" calcext:value-type="float">
            <text:p>12.49769</text:p>
          </table:table-cell>
          <table:table-cell office:value-type="float" office:value="8.780364" calcext:value-type="float">
            <text:p>8.780364</text:p>
          </table:table-cell>
          <table:table-cell office:value-type="float" office:value="2.133982" calcext:value-type="float">
            <text:p>2.133982</text:p>
          </table:table-cell>
          <table:table-cell office:value-type="float" office:value="1.060869" calcext:value-type="float">
            <text:p>1.060869</text:p>
          </table:table-cell>
          <table:table-cell office:value-type="float" office:value="0.9784417" calcext:value-type="float">
            <text:p>0.9784417</text:p>
          </table:table-cell>
          <table:table-cell office:value-type="float" office:value="2.181353" calcext:value-type="float">
            <text:p>2.181353</text:p>
          </table:table-cell>
          <table:table-cell office:value-type="float" office:value="4.786073" calcext:value-type="float">
            <text:p>4.786073</text:p>
          </table:table-cell>
          <table:table-cell office:value-type="float" office:value="0.6901242" calcext:value-type="float">
            <text:p>0.6901242</text:p>
          </table:table-cell>
          <table:table-cell office:value-type="float" office:value="0.4018829" calcext:value-type="float">
            <text:p>0.4018829</text:p>
          </table:table-cell>
          <table:table-cell office:value-type="float" office:value="0.3606654" calcext:value-type="float">
            <text:p>0.3606654</text:p>
          </table:table-cell>
          <table:table-cell office:value-type="float" office:value="0.3790671" calcext:value-type="float">
            <text:p>0.3790671</text:p>
          </table:table-cell>
          <table:table-cell office:value-type="float" office:value="0" calcext:value-type="float">
            <text:p>0</text:p>
          </table:table-cell>
          <table:table-cell office:value-type="float" office:value="11067.07" calcext:value-type="float">
            <text:p>1106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36052" calcext:value-type="float">
            <text:p>-0.10360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29.5742" calcext:value-type="float">
            <text:p>29.5742</text:p>
          </table:table-cell>
          <table:table-cell office:value-type="float" office:value="1076.067" calcext:value-type="float">
            <text:p>1076.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78978" calcext:value-type="float">
            <text:p>0.978978</text:p>
          </table:table-cell>
          <table:table-cell office:value-type="float" office:value="9.524658" calcext:value-type="float">
            <text:p>9.524658</text:p>
          </table:table-cell>
          <table:table-cell office:value-type="float" office:value="0" calcext:value-type="float">
            <text:p>0</text:p>
          </table:table-cell>
          <table:table-cell office:value-type="float" office:value="0.00001162305" calcext:value-type="float">
            <text:p>1.162305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526" calcext:value-type="float">
            <text:p>-0.02018526</text:p>
          </table:table-cell>
          <table:table-cell office:value-type="float" office:value="-0.0641361" calcext:value-type="float">
            <text:p>-0.0641361</text:p>
          </table:table-cell>
          <table:table-cell office:value-type="float" office:value="0.0002646226" calcext:value-type="float">
            <text:p>0.0002646226</text:p>
          </table:table-cell>
          <table:table-cell office:value-type="float" office:value="0.00000009437353" calcext:value-type="float">
            <text:p>9.437353E-08</text:p>
          </table:table-cell>
          <table:table-cell office:value-type="float" office:value="18.07924" calcext:value-type="float">
            <text:p>18.07924</text:p>
          </table:table-cell>
          <table:table-cell office:value-type="float" office:value="10.707" calcext:value-type="float">
            <text:p>10.707</text:p>
          </table:table-cell>
          <table:table-cell office:value-type="float" office:value="3.609923" calcext:value-type="float">
            <text:p>3.609923</text:p>
          </table:table-cell>
          <table:table-cell office:value-type="float" office:value="3.569253" calcext:value-type="float">
            <text:p>3.569253</text:p>
          </table:table-cell>
          <table:table-cell office:value-type="float" office:value="0.03510235" calcext:value-type="float">
            <text:p>0.03510235</text:p>
          </table:table-cell>
          <table:table-cell office:value-type="float" office:value="0.03522358" calcext:value-type="float">
            <text:p>0.03522358</text:p>
          </table:table-cell>
          <table:table-cell office:value-type="float" office:value="0.02030365" calcext:value-type="float">
            <text:p>0.02030365</text:p>
          </table:table-cell>
          <table:table-cell office:value-type="float" office:value="0.01895063" calcext:value-type="float">
            <text:p>0.01895063</text:p>
          </table:table-cell>
          <table:table-cell office:value-type="float" office:value="0.02916524" calcext:value-type="float">
            <text:p>0.02916524</text:p>
          </table:table-cell>
          <table:table-cell office:value-type="float" office:value="0.02178275" calcext:value-type="float">
            <text:p>0.02178275</text:p>
          </table:table-cell>
          <table:table-cell office:value-type="float" office:value="0.02150031" calcext:value-type="float">
            <text:p>0.02150031</text:p>
          </table:table-cell>
          <table:table-cell office:value-type="float" office:value="0.0233601" calcext:value-type="float">
            <text:p>0.0233601</text:p>
          </table:table-cell>
          <table:table-cell office:value-type="float" office:value="0.03994384" calcext:value-type="float">
            <text:p>0.03994384</text:p>
          </table:table-cell>
          <table:table-cell office:value-type="float" office:value="0.004923054" calcext:value-type="float">
            <text:p>0.004923054</text:p>
          </table:table-cell>
          <table:table-cell office:value-type="float" office:value="0.003540405" calcext:value-type="float">
            <text:p>0.003540405</text:p>
          </table:table-cell>
          <table:table-cell office:value-type="float" office:value="0" calcext:value-type="float">
            <text:p>0</text:p>
          </table:table-cell>
          <table:table-cell office:value-type="float" office:value="49.35725" calcext:value-type="float">
            <text:p>49.35725</text:p>
          </table:table-cell>
          <table:table-cell office:value-type="float" office:value="30.68787" calcext:value-type="float">
            <text:p>30.68787</text:p>
          </table:table-cell>
          <table:table-cell office:value-type="float" office:value="26.21684" calcext:value-type="float">
            <text:p>26.21684</text:p>
          </table:table-cell>
          <table:table-cell office:value-type="float" office:value="12.46029" calcext:value-type="float">
            <text:p>12.46029</text:p>
          </table:table-cell>
          <table:table-cell office:value-type="float" office:value="8.78156" calcext:value-type="float">
            <text:p>8.78156</text:p>
          </table:table-cell>
          <table:table-cell office:value-type="float" office:value="2.158035" calcext:value-type="float">
            <text:p>2.158035</text:p>
          </table:table-cell>
          <table:table-cell office:value-type="float" office:value="1.087875" calcext:value-type="float">
            <text:p>1.087875</text:p>
          </table:table-cell>
          <table:table-cell office:value-type="float" office:value="0.9860798" calcext:value-type="float">
            <text:p>0.9860798</text:p>
          </table:table-cell>
          <table:table-cell office:value-type="float" office:value="2.185089" calcext:value-type="float">
            <text:p>2.185089</text:p>
          </table:table-cell>
          <table:table-cell office:value-type="float" office:value="4.789448" calcext:value-type="float">
            <text:p>4.789448</text:p>
          </table:table-cell>
          <table:table-cell office:value-type="float" office:value="0.6910294" calcext:value-type="float">
            <text:p>0.6910294</text:p>
          </table:table-cell>
          <table:table-cell office:value-type="float" office:value="0.4030907" calcext:value-type="float">
            <text:p>0.4030907</text:p>
          </table:table-cell>
          <table:table-cell office:value-type="float" office:value="0.3603889" calcext:value-type="float">
            <text:p>0.3603889</text:p>
          </table:table-cell>
          <table:table-cell office:value-type="float" office:value="0.3790723" calcext:value-type="float">
            <text:p>0.3790723</text:p>
          </table:table-cell>
          <table:table-cell office:value-type="float" office:value="0" calcext:value-type="float">
            <text:p>0</text:p>
          </table:table-cell>
          <table:table-cell office:value-type="float" office:value="10928.03" calcext:value-type="float">
            <text:p>10928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43897" calcext:value-type="float">
            <text:p>-0.10438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29.42169" calcext:value-type="float">
            <text:p>29.42169</text:p>
          </table:table-cell>
          <table:table-cell office:value-type="float" office:value="1076.107" calcext:value-type="float">
            <text:p>1076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5695" calcext:value-type="float">
            <text:p>0.8135695</text:p>
          </table:table-cell>
          <table:table-cell office:value-type="float" office:value="9.800196" calcext:value-type="float">
            <text:p>9.800196</text:p>
          </table:table-cell>
          <table:table-cell office:value-type="float" office:value="0" calcext:value-type="float">
            <text:p>0</text:p>
          </table:table-cell>
          <table:table-cell office:value-type="float" office:value="0.00001162798" calcext:value-type="float">
            <text:p>1.162798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48" calcext:value-type="float">
            <text:p>-0.0201848</text:p>
          </table:table-cell>
          <table:table-cell office:value-type="float" office:value="-0.06499539" calcext:value-type="float">
            <text:p>-0.06499539</text:p>
          </table:table-cell>
          <table:table-cell office:value-type="float" office:value="0.0002746681" calcext:value-type="float">
            <text:p>0.0002746681</text:p>
          </table:table-cell>
          <table:table-cell office:value-type="float" office:value="0.0000001012664" calcext:value-type="float">
            <text:p>1.012664E-07</text:p>
          </table:table-cell>
          <table:table-cell office:value-type="float" office:value="18.18196" calcext:value-type="float">
            <text:p>18.18196</text:p>
          </table:table-cell>
          <table:table-cell office:value-type="float" office:value="7.379475" calcext:value-type="float">
            <text:p>7.379475</text:p>
          </table:table-cell>
          <table:table-cell office:value-type="float" office:value="2.450994" calcext:value-type="float">
            <text:p>2.450994</text:p>
          </table:table-cell>
          <table:table-cell office:value-type="float" office:value="2.393499" calcext:value-type="float">
            <text:p>2.393499</text:p>
          </table:table-cell>
          <table:table-cell office:value-type="float" office:value="0.03464368" calcext:value-type="float">
            <text:p>0.03464368</text:p>
          </table:table-cell>
          <table:table-cell office:value-type="float" office:value="0.03492065" calcext:value-type="float">
            <text:p>0.03492065</text:p>
          </table:table-cell>
          <table:table-cell office:value-type="float" office:value="0.02010845" calcext:value-type="float">
            <text:p>0.02010845</text:p>
          </table:table-cell>
          <table:table-cell office:value-type="float" office:value="0.01868746" calcext:value-type="float">
            <text:p>0.01868746</text:p>
          </table:table-cell>
          <table:table-cell office:value-type="float" office:value="0.02890684" calcext:value-type="float">
            <text:p>0.02890684</text:p>
          </table:table-cell>
          <table:table-cell office:value-type="float" office:value="0.0217065" calcext:value-type="float">
            <text:p>0.0217065</text:p>
          </table:table-cell>
          <table:table-cell office:value-type="float" office:value="0.02141602" calcext:value-type="float">
            <text:p>0.02141602</text:p>
          </table:table-cell>
          <table:table-cell office:value-type="float" office:value="0.02332058" calcext:value-type="float">
            <text:p>0.02332058</text:p>
          </table:table-cell>
          <table:table-cell office:value-type="float" office:value="0.03977391" calcext:value-type="float">
            <text:p>0.03977391</text:p>
          </table:table-cell>
          <table:table-cell office:value-type="float" office:value="0.004923452" calcext:value-type="float">
            <text:p>0.004923452</text:p>
          </table:table-cell>
          <table:table-cell office:value-type="float" office:value="0.003540071" calcext:value-type="float">
            <text:p>0.003540071</text:p>
          </table:table-cell>
          <table:table-cell office:value-type="float" office:value="0" calcext:value-type="float">
            <text:p>0</text:p>
          </table:table-cell>
          <table:table-cell office:value-type="float" office:value="64.03689" calcext:value-type="float">
            <text:p>64.03689</text:p>
          </table:table-cell>
          <table:table-cell office:value-type="float" office:value="32.74809" calcext:value-type="float">
            <text:p>32.74809</text:p>
          </table:table-cell>
          <table:table-cell office:value-type="float" office:value="27.09016" calcext:value-type="float">
            <text:p>27.09016</text:p>
          </table:table-cell>
          <table:table-cell office:value-type="float" office:value="12.49066" calcext:value-type="float">
            <text:p>12.49066</text:p>
          </table:table-cell>
          <table:table-cell office:value-type="float" office:value="8.741134" calcext:value-type="float">
            <text:p>8.741134</text:p>
          </table:table-cell>
          <table:table-cell office:value-type="float" office:value="2.18084" calcext:value-type="float">
            <text:p>2.18084</text:p>
          </table:table-cell>
          <table:table-cell office:value-type="float" office:value="1.108782" calcext:value-type="float">
            <text:p>1.108782</text:p>
          </table:table-cell>
          <table:table-cell office:value-type="float" office:value="0.9931821" calcext:value-type="float">
            <text:p>0.9931821</text:p>
          </table:table-cell>
          <table:table-cell office:value-type="float" office:value="2.188984" calcext:value-type="float">
            <text:p>2.188984</text:p>
          </table:table-cell>
          <table:table-cell office:value-type="float" office:value="4.793021" calcext:value-type="float">
            <text:p>4.793021</text:p>
          </table:table-cell>
          <table:table-cell office:value-type="float" office:value="0.6919921" calcext:value-type="float">
            <text:p>0.6919921</text:p>
          </table:table-cell>
          <table:table-cell office:value-type="float" office:value="0.4043297" calcext:value-type="float">
            <text:p>0.4043297</text:p>
          </table:table-cell>
          <table:table-cell office:value-type="float" office:value="0.3601288" calcext:value-type="float">
            <text:p>0.3601288</text:p>
          </table:table-cell>
          <table:table-cell office:value-type="float" office:value="0.3790775" calcext:value-type="float">
            <text:p>0.3790775</text:p>
          </table:table-cell>
          <table:table-cell office:value-type="float" office:value="0" calcext:value-type="float">
            <text:p>0</text:p>
          </table:table-cell>
          <table:table-cell office:value-type="float" office:value="10522.89" calcext:value-type="float">
            <text:p>1052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46228" calcext:value-type="float">
            <text:p>-0.10462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29.27405" calcext:value-type="float">
            <text:p>29.27405</text:p>
          </table:table-cell>
          <table:table-cell office:value-type="float" office:value="1076.148" calcext:value-type="float">
            <text:p>1076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31553" calcext:value-type="float">
            <text:p>0.6631553</text:p>
          </table:table-cell>
          <table:table-cell office:value-type="float" office:value="10.04675" calcext:value-type="float">
            <text:p>10.04675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064" calcext:value-type="float">
            <text:p>-0.02018064</text:p>
          </table:table-cell>
          <table:table-cell office:value-type="float" office:value="-0.06916402" calcext:value-type="float">
            <text:p>-0.06916402</text:p>
          </table:table-cell>
          <table:table-cell office:value-type="float" office:value="0.0002798537" calcext:value-type="float">
            <text:p>0.0002798537</text:p>
          </table:table-cell>
          <table:table-cell office:value-type="float" office:value="0.0000001046645" calcext:value-type="float">
            <text:p>1.046645E-07</text:p>
          </table:table-cell>
          <table:table-cell office:value-type="float" office:value="18.28538" calcext:value-type="float">
            <text:p>18.28538</text:p>
          </table:table-cell>
          <table:table-cell office:value-type="float" office:value="4.567383" calcext:value-type="float">
            <text:p>4.567383</text:p>
          </table:table-cell>
          <table:table-cell office:value-type="float" office:value="1.556245" calcext:value-type="float">
            <text:p>1.556245</text:p>
          </table:table-cell>
          <table:table-cell office:value-type="float" office:value="1.53796" calcext:value-type="float">
            <text:p>1.53796</text:p>
          </table:table-cell>
          <table:table-cell office:value-type="float" office:value="0.03766863" calcext:value-type="float">
            <text:p>0.03766863</text:p>
          </table:table-cell>
          <table:table-cell office:value-type="float" office:value="0.03606617" calcext:value-type="float">
            <text:p>0.03606617</text:p>
          </table:table-cell>
          <table:table-cell office:value-type="float" office:value="0.02017163" calcext:value-type="float">
            <text:p>0.02017163</text:p>
          </table:table-cell>
          <table:table-cell office:value-type="float" office:value="0.01858346" calcext:value-type="float">
            <text:p>0.01858346</text:p>
          </table:table-cell>
          <table:table-cell office:value-type="float" office:value="0.0286878" calcext:value-type="float">
            <text:p>0.0286878</text:p>
          </table:table-cell>
          <table:table-cell office:value-type="float" office:value="0.0216306" calcext:value-type="float">
            <text:p>0.0216306</text:p>
          </table:table-cell>
          <table:table-cell office:value-type="float" office:value="0.02133123" calcext:value-type="float">
            <text:p>0.02133123</text:p>
          </table:table-cell>
          <table:table-cell office:value-type="float" office:value="0.0232794" calcext:value-type="float">
            <text:p>0.0232794</text:p>
          </table:table-cell>
          <table:table-cell office:value-type="float" office:value="0.03960355" calcext:value-type="float">
            <text:p>0.03960355</text:p>
          </table:table-cell>
          <table:table-cell office:value-type="float" office:value="0.004923807" calcext:value-type="float">
            <text:p>0.004923807</text:p>
          </table:table-cell>
          <table:table-cell office:value-type="float" office:value="0.003539733" calcext:value-type="float">
            <text:p>0.003539733</text:p>
          </table:table-cell>
          <table:table-cell office:value-type="float" office:value="0" calcext:value-type="float">
            <text:p>0</text:p>
          </table:table-cell>
          <table:table-cell office:value-type="float" office:value="37.09732" calcext:value-type="float">
            <text:p>37.09732</text:p>
          </table:table-cell>
          <table:table-cell office:value-type="float" office:value="30.22642" calcext:value-type="float">
            <text:p>30.22642</text:p>
          </table:table-cell>
          <table:table-cell office:value-type="float" office:value="31.20417" calcext:value-type="float">
            <text:p>31.20417</text:p>
          </table:table-cell>
          <table:table-cell office:value-type="float" office:value="17.70014" calcext:value-type="float">
            <text:p>17.70014</text:p>
          </table:table-cell>
          <table:table-cell office:value-type="float" office:value="11.24227" calcext:value-type="float">
            <text:p>11.24227</text:p>
          </table:table-cell>
          <table:table-cell office:value-type="float" office:value="2.555545" calcext:value-type="float">
            <text:p>2.555545</text:p>
          </table:table-cell>
          <table:table-cell office:value-type="float" office:value="1.16909" calcext:value-type="float">
            <text:p>1.16909</text:p>
          </table:table-cell>
          <table:table-cell office:value-type="float" office:value="1.001454" calcext:value-type="float">
            <text:p>1.001454</text:p>
          </table:table-cell>
          <table:table-cell office:value-type="float" office:value="2.192672" calcext:value-type="float">
            <text:p>2.192672</text:p>
          </table:table-cell>
          <table:table-cell office:value-type="float" office:value="4.796554" calcext:value-type="float">
            <text:p>4.796554</text:p>
          </table:table-cell>
          <table:table-cell office:value-type="float" office:value="0.6930071" calcext:value-type="float">
            <text:p>0.6930071</text:p>
          </table:table-cell>
          <table:table-cell office:value-type="float" office:value="0.4056005" calcext:value-type="float">
            <text:p>0.4056005</text:p>
          </table:table-cell>
          <table:table-cell office:value-type="float" office:value="0.3598836" calcext:value-type="float">
            <text:p>0.3598836</text:p>
          </table:table-cell>
          <table:table-cell office:value-type="float" office:value="0.3790827" calcext:value-type="float">
            <text:p>0.3790827</text:p>
          </table:table-cell>
          <table:table-cell office:value-type="float" office:value="0" calcext:value-type="float">
            <text:p>0</text:p>
          </table:table-cell>
          <table:table-cell office:value-type="float" office:value="9745.52" calcext:value-type="float">
            <text:p>9745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22749" calcext:value-type="float">
            <text:p>-0.11227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29.15226" calcext:value-type="float">
            <text:p>29.15226</text:p>
          </table:table-cell>
          <table:table-cell office:value-type="float" office:value="1076.178" calcext:value-type="float">
            <text:p>1076.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2263" calcext:value-type="float">
            <text:p>0.5732263</text:p>
          </table:table-cell>
          <table:table-cell office:value-type="float" office:value="10.22327" calcext:value-type="float">
            <text:p>10.22327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064" calcext:value-type="float">
            <text:p>-0.02018064</text:p>
          </table:table-cell>
          <table:table-cell office:value-type="float" office:value="-0.06980303" calcext:value-type="float">
            <text:p>-0.06980303</text:p>
          </table:table-cell>
          <table:table-cell office:value-type="float" office:value="0.0002869983" calcext:value-type="float">
            <text:p>0.0002869983</text:p>
          </table:table-cell>
          <table:table-cell office:value-type="float" office:value="0.0000001119913" calcext:value-type="float">
            <text:p>1.119913E-07</text:p>
          </table:table-cell>
          <table:table-cell office:value-type="float" office:value="18.3529" calcext:value-type="float">
            <text:p>18.3529</text:p>
          </table:table-cell>
          <table:table-cell office:value-type="float" office:value="3.156857" calcext:value-type="float">
            <text:p>3.156857</text:p>
          </table:table-cell>
          <table:table-cell office:value-type="float" office:value="1.040978" calcext:value-type="float">
            <text:p>1.040978</text:p>
          </table:table-cell>
          <table:table-cell office:value-type="float" office:value="1.014514" calcext:value-type="float">
            <text:p>1.014514</text:p>
          </table:table-cell>
          <table:table-cell office:value-type="float" office:value="0.03669965" calcext:value-type="float">
            <text:p>0.03669965</text:p>
          </table:table-cell>
          <table:table-cell office:value-type="float" office:value="0.03600509" calcext:value-type="float">
            <text:p>0.03600509</text:p>
          </table:table-cell>
          <table:table-cell office:value-type="float" office:value="0.02023917" calcext:value-type="float">
            <text:p>0.02023917</text:p>
          </table:table-cell>
          <table:table-cell office:value-type="float" office:value="0.0186575" calcext:value-type="float">
            <text:p>0.0186575</text:p>
          </table:table-cell>
          <table:table-cell office:value-type="float" office:value="0.02852364" calcext:value-type="float">
            <text:p>0.02852364</text:p>
          </table:table-cell>
          <table:table-cell office:value-type="float" office:value="0.02156109" calcext:value-type="float">
            <text:p>0.02156109</text:p>
          </table:table-cell>
          <table:table-cell office:value-type="float" office:value="0.02124662" calcext:value-type="float">
            <text:p>0.02124662</text:p>
          </table:table-cell>
          <table:table-cell office:value-type="float" office:value="0.0232365" calcext:value-type="float">
            <text:p>0.0232365</text:p>
          </table:table-cell>
          <table:table-cell office:value-type="float" office:value="0.03943273" calcext:value-type="float">
            <text:p>0.03943273</text:p>
          </table:table-cell>
          <table:table-cell office:value-type="float" office:value="0.004924119" calcext:value-type="float">
            <text:p>0.004924119</text:p>
          </table:table-cell>
          <table:table-cell office:value-type="float" office:value="0.003539387" calcext:value-type="float">
            <text:p>0.003539387</text:p>
          </table:table-cell>
          <table:table-cell office:value-type="float" office:value="0" calcext:value-type="float">
            <text:p>0</text:p>
          </table:table-cell>
          <table:table-cell office:value-type="float" office:value="61.14221" calcext:value-type="float">
            <text:p>61.14221</text:p>
          </table:table-cell>
          <table:table-cell office:value-type="float" office:value="29.42009" calcext:value-type="float">
            <text:p>29.42009</text:p>
          </table:table-cell>
          <table:table-cell office:value-type="float" office:value="29.99717" calcext:value-type="float">
            <text:p>29.99717</text:p>
          </table:table-cell>
          <table:table-cell office:value-type="float" office:value="17.1742" calcext:value-type="float">
            <text:p>17.1742</text:p>
          </table:table-cell>
          <table:table-cell office:value-type="float" office:value="11.24412" calcext:value-type="float">
            <text:p>11.24412</text:p>
          </table:table-cell>
          <table:table-cell office:value-type="float" office:value="2.710676" calcext:value-type="float">
            <text:p>2.710676</text:p>
          </table:table-cell>
          <table:table-cell office:value-type="float" office:value="1.259151" calcext:value-type="float">
            <text:p>1.259151</text:p>
          </table:table-cell>
          <table:table-cell office:value-type="float" office:value="1.014415" calcext:value-type="float">
            <text:p>1.014415</text:p>
          </table:table-cell>
          <table:table-cell office:value-type="float" office:value="2.196417" calcext:value-type="float">
            <text:p>2.196417</text:p>
          </table:table-cell>
          <table:table-cell office:value-type="float" office:value="4.800025" calcext:value-type="float">
            <text:p>4.800025</text:p>
          </table:table-cell>
          <table:table-cell office:value-type="float" office:value="0.6940661" calcext:value-type="float">
            <text:p>0.6940661</text:p>
          </table:table-cell>
          <table:table-cell office:value-type="float" office:value="0.4069047" calcext:value-type="float">
            <text:p>0.4069047</text:p>
          </table:table-cell>
          <table:table-cell office:value-type="float" office:value="0.3596526" calcext:value-type="float">
            <text:p>0.3596526</text:p>
          </table:table-cell>
          <table:table-cell office:value-type="float" office:value="0.3790879" calcext:value-type="float">
            <text:p>0.3790879</text:p>
          </table:table-cell>
          <table:table-cell office:value-type="float" office:value="0" calcext:value-type="float">
            <text:p>0</text:p>
          </table:table-cell>
          <table:table-cell office:value-type="float" office:value="9231.116" calcext:value-type="float">
            <text:p>9231.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245" calcext:value-type="float">
            <text:p>-0.112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29.01492" calcext:value-type="float">
            <text:p>29.01492</text:p>
          </table:table-cell>
          <table:table-cell office:value-type="float" office:value="1076.208" calcext:value-type="float">
            <text:p>1076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81301" calcext:value-type="float">
            <text:p>0.5281301</text:p>
          </table:table-cell>
          <table:table-cell office:value-type="float" office:value="10.37153" calcext:value-type="float">
            <text:p>10.37153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064" calcext:value-type="float">
            <text:p>-0.02018064</text:p>
          </table:table-cell>
          <table:table-cell office:value-type="float" office:value="-0.07027233" calcext:value-type="float">
            <text:p>-0.07027233</text:p>
          </table:table-cell>
          <table:table-cell office:value-type="float" office:value="0.0002978259" calcext:value-type="float">
            <text:p>0.0002978259</text:p>
          </table:table-cell>
          <table:table-cell office:value-type="float" office:value="0.0000001173242" calcext:value-type="float">
            <text:p>1.173242E-07</text:p>
          </table:table-cell>
          <table:table-cell office:value-type="float" office:value="18.39146" calcext:value-type="float">
            <text:p>18.39146</text:p>
          </table:table-cell>
          <table:table-cell office:value-type="float" office:value="2.743392" calcext:value-type="float">
            <text:p>2.743392</text:p>
          </table:table-cell>
          <table:table-cell office:value-type="float" office:value="0.713527" calcext:value-type="float">
            <text:p>0.713527</text:p>
          </table:table-cell>
          <table:table-cell office:value-type="float" office:value="0.6922652" calcext:value-type="float">
            <text:p>0.6922652</text:p>
          </table:table-cell>
          <table:table-cell office:value-type="float" office:value="0.03591026" calcext:value-type="float">
            <text:p>0.03591026</text:p>
          </table:table-cell>
          <table:table-cell office:value-type="float" office:value="0.03584976" calcext:value-type="float">
            <text:p>0.03584976</text:p>
          </table:table-cell>
          <table:table-cell office:value-type="float" office:value="0.02024517" calcext:value-type="float">
            <text:p>0.02024517</text:p>
          </table:table-cell>
          <table:table-cell office:value-type="float" office:value="0.01874794" calcext:value-type="float">
            <text:p>0.01874794</text:p>
          </table:table-cell>
          <table:table-cell office:value-type="float" office:value="0.0284017" calcext:value-type="float">
            <text:p>0.0284017</text:p>
          </table:table-cell>
          <table:table-cell office:value-type="float" office:value="0.02150263" calcext:value-type="float">
            <text:p>0.02150263</text:p>
          </table:table-cell>
          <table:table-cell office:value-type="float" office:value="0.02116361" calcext:value-type="float">
            <text:p>0.02116361</text:p>
          </table:table-cell>
          <table:table-cell office:value-type="float" office:value="0.02319199" calcext:value-type="float">
            <text:p>0.02319199</text:p>
          </table:table-cell>
          <table:table-cell office:value-type="float" office:value="0.03926154" calcext:value-type="float">
            <text:p>0.03926154</text:p>
          </table:table-cell>
          <table:table-cell office:value-type="float" office:value="0.004924386" calcext:value-type="float">
            <text:p>0.004924386</text:p>
          </table:table-cell>
          <table:table-cell office:value-type="float" office:value="0.00353903" calcext:value-type="float">
            <text:p>0.00353903</text:p>
          </table:table-cell>
          <table:table-cell office:value-type="float" office:value="0" calcext:value-type="float">
            <text:p>0</text:p>
          </table:table-cell>
          <table:table-cell office:value-type="float" office:value="71.67933" calcext:value-type="float">
            <text:p>71.67933</text:p>
          </table:table-cell>
          <table:table-cell office:value-type="float" office:value="31.13754" calcext:value-type="float">
            <text:p>31.13754</text:p>
          </table:table-cell>
          <table:table-cell office:value-type="float" office:value="29.6665" calcext:value-type="float">
            <text:p>29.6665</text:p>
          </table:table-cell>
          <table:table-cell office:value-type="float" office:value="16.84239" calcext:value-type="float">
            <text:p>16.84239</text:p>
          </table:table-cell>
          <table:table-cell office:value-type="float" office:value="11.11323" calcext:value-type="float">
            <text:p>11.11323</text:p>
          </table:table-cell>
          <table:table-cell office:value-type="float" office:value="2.708927" calcext:value-type="float">
            <text:p>2.708927</text:p>
          </table:table-cell>
          <table:table-cell office:value-type="float" office:value="1.299568" calcext:value-type="float">
            <text:p>1.299568</text:p>
          </table:table-cell>
          <table:table-cell office:value-type="float" office:value="1.02638" calcext:value-type="float">
            <text:p>1.02638</text:p>
          </table:table-cell>
          <table:table-cell office:value-type="float" office:value="2.200263" calcext:value-type="float">
            <text:p>2.200263</text:p>
          </table:table-cell>
          <table:table-cell office:value-type="float" office:value="4.803475" calcext:value-type="float">
            <text:p>4.803475</text:p>
          </table:table-cell>
          <table:table-cell office:value-type="float" office:value="0.6951616" calcext:value-type="float">
            <text:p>0.6951616</text:p>
          </table:table-cell>
          <table:table-cell office:value-type="float" office:value="0.4082426" calcext:value-type="float">
            <text:p>0.4082426</text:p>
          </table:table-cell>
          <table:table-cell office:value-type="float" office:value="0.3594366" calcext:value-type="float">
            <text:p>0.3594366</text:p>
          </table:table-cell>
          <table:table-cell office:value-type="float" office:value="0.3790931" calcext:value-type="float">
            <text:p>0.3790931</text:p>
          </table:table-cell>
          <table:table-cell office:value-type="float" office:value="0" calcext:value-type="float">
            <text:p>0</text:p>
          </table:table-cell>
          <table:table-cell office:value-type="float" office:value="9096.043" calcext:value-type="float">
            <text:p>9096.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26329" calcext:value-type="float">
            <text:p>-0.11263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28.73031" calcext:value-type="float">
            <text:p>28.73031</text:p>
          </table:table-cell>
          <table:table-cell office:value-type="float" office:value="1076.251" calcext:value-type="float">
            <text:p>1076.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67303" calcext:value-type="float">
            <text:p>0.6167303</text:p>
          </table:table-cell>
          <table:table-cell office:value-type="float" office:value="10.51483" calcext:value-type="float">
            <text:p>10.51483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18064" calcext:value-type="float">
            <text:p>-0.02018064</text:p>
          </table:table-cell>
          <table:table-cell office:value-type="float" office:value="-0.07188121" calcext:value-type="float">
            <text:p>-0.07188121</text:p>
          </table:table-cell>
          <table:table-cell office:value-type="float" office:value="0.0002739113" calcext:value-type="float">
            <text:p>0.0002739113</text:p>
          </table:table-cell>
          <table:table-cell office:value-type="float" office:value="0.0000001184795" calcext:value-type="float">
            <text:p>1.184795E-07</text:p>
          </table:table-cell>
          <table:table-cell office:value-type="float" office:value="18.19341" calcext:value-type="float">
            <text:p>18.19341</text:p>
          </table:table-cell>
          <table:table-cell office:value-type="float" office:value="10.03624" calcext:value-type="float">
            <text:p>10.03624</text:p>
          </table:table-cell>
          <table:table-cell office:value-type="float" office:value="0.540269" calcext:value-type="float">
            <text:p>0.540269</text:p>
          </table:table-cell>
          <table:table-cell office:value-type="float" office:value="0.5040457" calcext:value-type="float">
            <text:p>0.5040457</text:p>
          </table:table-cell>
          <table:table-cell office:value-type="float" office:value="0.03536067" calcext:value-type="float">
            <text:p>0.03536067</text:p>
          </table:table-cell>
          <table:table-cell office:value-type="float" office:value="0.03542252" calcext:value-type="float">
            <text:p>0.03542252</text:p>
          </table:table-cell>
          <table:table-cell office:value-type="float" office:value="0.0200016" calcext:value-type="float">
            <text:p>0.0200016</text:p>
          </table:table-cell>
          <table:table-cell office:value-type="float" office:value="0.01858604" calcext:value-type="float">
            <text:p>0.01858604</text:p>
          </table:table-cell>
          <table:table-cell office:value-type="float" office:value="0.02827676" calcext:value-type="float">
            <text:p>0.02827676</text:p>
          </table:table-cell>
          <table:table-cell office:value-type="float" office:value="0.02145194" calcext:value-type="float">
            <text:p>0.02145194</text:p>
          </table:table-cell>
          <table:table-cell office:value-type="float" office:value="0.02108484" calcext:value-type="float">
            <text:p>0.02108484</text:p>
          </table:table-cell>
          <table:table-cell office:value-type="float" office:value="0.02314709" calcext:value-type="float">
            <text:p>0.02314709</text:p>
          </table:table-cell>
          <table:table-cell office:value-type="float" office:value="0.0390895" calcext:value-type="float">
            <text:p>0.0390895</text:p>
          </table:table-cell>
          <table:table-cell office:value-type="float" office:value="0.004924615" calcext:value-type="float">
            <text:p>0.004924615</text:p>
          </table:table-cell>
          <table:table-cell office:value-type="float" office:value="0.003538676" calcext:value-type="float">
            <text:p>0.003538676</text:p>
          </table:table-cell>
          <table:table-cell office:value-type="float" office:value="0" calcext:value-type="float">
            <text:p>0</text:p>
          </table:table-cell>
          <table:table-cell office:value-type="float" office:value="66.75734" calcext:value-type="float">
            <text:p>66.75734</text:p>
          </table:table-cell>
          <table:table-cell office:value-type="float" office:value="34.7301" calcext:value-type="float">
            <text:p>34.7301</text:p>
          </table:table-cell>
          <table:table-cell office:value-type="float" office:value="30.63974" calcext:value-type="float">
            <text:p>30.63974</text:p>
          </table:table-cell>
          <table:table-cell office:value-type="float" office:value="16.90897" calcext:value-type="float">
            <text:p>16.90897</text:p>
          </table:table-cell>
          <table:table-cell office:value-type="float" office:value="11.15721" calcext:value-type="float">
            <text:p>11.15721</text:p>
          </table:table-cell>
          <table:table-cell office:value-type="float" office:value="2.725589" calcext:value-type="float">
            <text:p>2.725589</text:p>
          </table:table-cell>
          <table:table-cell office:value-type="float" office:value="1.325784" calcext:value-type="float">
            <text:p>1.325784</text:p>
          </table:table-cell>
          <table:table-cell office:value-type="float" office:value="1.035992" calcext:value-type="float">
            <text:p>1.035992</text:p>
          </table:table-cell>
          <table:table-cell office:value-type="float" office:value="2.203532" calcext:value-type="float">
            <text:p>2.203532</text:p>
          </table:table-cell>
          <table:table-cell office:value-type="float" office:value="4.807345" calcext:value-type="float">
            <text:p>4.807345</text:p>
          </table:table-cell>
          <table:table-cell office:value-type="float" office:value="0.6963301" calcext:value-type="float">
            <text:p>0.6963301</text:p>
          </table:table-cell>
          <table:table-cell office:value-type="float" office:value="0.409576" calcext:value-type="float">
            <text:p>0.409576</text:p>
          </table:table-cell>
          <table:table-cell office:value-type="float" office:value="0.3592345" calcext:value-type="float">
            <text:p>0.3592345</text:p>
          </table:table-cell>
          <table:table-cell office:value-type="float" office:value="0.3790982" calcext:value-type="float">
            <text:p>0.3790982</text:p>
          </table:table-cell>
          <table:table-cell office:value-type="float" office:value="0" calcext:value-type="float">
            <text:p>0</text:p>
          </table:table-cell>
          <table:table-cell office:value-type="float" office:value="10031.61" calcext:value-type="float">
            <text:p>10031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156374" calcext:value-type="float">
            <text:p>-0.11563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28.43104" calcext:value-type="float">
            <text:p>28.43104</text:p>
          </table:table-cell>
          <table:table-cell office:value-type="float" office:value="1076.295" calcext:value-type="float">
            <text:p>1076.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70977" calcext:value-type="float">
            <text:p>0.6770977</text:p>
          </table:table-cell>
          <table:table-cell office:value-type="float" office:value="10.68788" calcext:value-type="float">
            <text:p>10.68788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02761" calcext:value-type="float">
            <text:p>-0.0202761</text:p>
          </table:table-cell>
          <table:table-cell office:value-type="float" office:value="-0.0790621" calcext:value-type="float">
            <text:p>-0.0790621</text:p>
          </table:table-cell>
          <table:table-cell office:value-type="float" office:value="0.0002247557" calcext:value-type="float">
            <text:p>0.0002247557</text:p>
          </table:table-cell>
          <table:table-cell office:value-type="float" office:value="0.0000001220967" calcext:value-type="float">
            <text:p>1.220967E-07</text:p>
          </table:table-cell>
          <table:table-cell office:value-type="float" office:value="18.05522" calcext:value-type="float">
            <text:p>18.05522</text:p>
          </table:table-cell>
          <table:table-cell office:value-type="float" office:value="15.15033" calcext:value-type="float">
            <text:p>15.15033</text:p>
          </table:table-cell>
          <table:table-cell office:value-type="float" office:value="0.492439" calcext:value-type="float">
            <text:p>0.492439</text:p>
          </table:table-cell>
          <table:table-cell office:value-type="float" office:value="0.3941883" calcext:value-type="float">
            <text:p>0.3941883</text:p>
          </table:table-cell>
          <table:table-cell office:value-type="float" office:value="0.03510595" calcext:value-type="float">
            <text:p>0.03510595</text:p>
          </table:table-cell>
          <table:table-cell office:value-type="float" office:value="0.03514019" calcext:value-type="float">
            <text:p>0.03514019</text:p>
          </table:table-cell>
          <table:table-cell office:value-type="float" office:value="0.01957178" calcext:value-type="float">
            <text:p>0.01957178</text:p>
          </table:table-cell>
          <table:table-cell office:value-type="float" office:value="0.01811096" calcext:value-type="float">
            <text:p>0.01811096</text:p>
          </table:table-cell>
          <table:table-cell office:value-type="float" office:value="0.0280998" calcext:value-type="float">
            <text:p>0.0280998</text:p>
          </table:table-cell>
          <table:table-cell office:value-type="float" office:value="0.02139948" calcext:value-type="float">
            <text:p>0.02139948</text:p>
          </table:table-cell>
          <table:table-cell office:value-type="float" office:value="0.02100884" calcext:value-type="float">
            <text:p>0.02100884</text:p>
          </table:table-cell>
          <table:table-cell office:value-type="float" office:value="0.02310131" calcext:value-type="float">
            <text:p>0.02310131</text:p>
          </table:table-cell>
          <table:table-cell office:value-type="float" office:value="0.03891689" calcext:value-type="float">
            <text:p>0.03891689</text:p>
          </table:table-cell>
          <table:table-cell office:value-type="float" office:value="0.004945602" calcext:value-type="float">
            <text:p>0.004945602</text:p>
          </table:table-cell>
          <table:table-cell office:value-type="float" office:value="0.003517507" calcext:value-type="float">
            <text:p>0.003517507</text:p>
          </table:table-cell>
          <table:table-cell office:value-type="float" office:value="0" calcext:value-type="float">
            <text:p>0</text:p>
          </table:table-cell>
          <table:table-cell office:value-type="float" office:value="61.22988" calcext:value-type="float">
            <text:p>61.22988</text:p>
          </table:table-cell>
          <table:table-cell office:value-type="float" office:value="38.01366" calcext:value-type="float">
            <text:p>38.01366</text:p>
          </table:table-cell>
          <table:table-cell office:value-type="float" office:value="31.92394" calcext:value-type="float">
            <text:p>31.92394</text:p>
          </table:table-cell>
          <table:table-cell office:value-type="float" office:value="17.1201" calcext:value-type="float">
            <text:p>17.1201</text:p>
          </table:table-cell>
          <table:table-cell office:value-type="float" office:value="11.36519" calcext:value-type="float">
            <text:p>11.36519</text:p>
          </table:table-cell>
          <table:table-cell office:value-type="float" office:value="2.764768" calcext:value-type="float">
            <text:p>2.764768</text:p>
          </table:table-cell>
          <table:table-cell office:value-type="float" office:value="1.356911" calcext:value-type="float">
            <text:p>1.356911</text:p>
          </table:table-cell>
          <table:table-cell office:value-type="float" office:value="1.045087" calcext:value-type="float">
            <text:p>1.045087</text:p>
          </table:table-cell>
          <table:table-cell office:value-type="float" office:value="2.206827" calcext:value-type="float">
            <text:p>2.206827</text:p>
          </table:table-cell>
          <table:table-cell office:value-type="float" office:value="4.811099" calcext:value-type="float">
            <text:p>4.811099</text:p>
          </table:table-cell>
          <table:table-cell office:value-type="float" office:value="0.6975595" calcext:value-type="float">
            <text:p>0.6975595</text:p>
          </table:table-cell>
          <table:table-cell office:value-type="float" office:value="0.4110014" calcext:value-type="float">
            <text:p>0.4110014</text:p>
          </table:table-cell>
          <table:table-cell office:value-type="float" office:value="0.3710219" calcext:value-type="float">
            <text:p>0.3710219</text:p>
          </table:table-cell>
          <table:table-cell office:value-type="float" office:value="0.3672186" calcext:value-type="float">
            <text:p>0.3672186</text:p>
          </table:table-cell>
          <table:table-cell office:value-type="float" office:value="0" calcext:value-type="float">
            <text:p>0</text:p>
          </table:table-cell>
          <table:table-cell office:value-type="float" office:value="10531.1" calcext:value-type="float">
            <text:p>1053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260057" calcext:value-type="float">
            <text:p>-0.12600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28.14017" calcext:value-type="float">
            <text:p>28.14017</text:p>
          </table:table-cell>
          <table:table-cell office:value-type="float" office:value="1076.334" calcext:value-type="float">
            <text:p>1076.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48962" calcext:value-type="float">
            <text:p>0.7048962</text:p>
          </table:table-cell>
          <table:table-cell office:value-type="float" office:value="10.88443" calcext:value-type="float">
            <text:p>10.88443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117705" calcext:value-type="float">
            <text:p>-0.02117705</text:p>
          </table:table-cell>
          <table:table-cell office:value-type="float" office:value="-0.0886037" calcext:value-type="float">
            <text:p>-0.0886037</text:p>
          </table:table-cell>
          <table:table-cell office:value-type="float" office:value="0.0001752022" calcext:value-type="float">
            <text:p>0.0001752022</text:p>
          </table:table-cell>
          <table:table-cell office:value-type="float" office:value="0.000000128219" calcext:value-type="float">
            <text:p>1.28219E-07</text:p>
          </table:table-cell>
          <table:table-cell office:value-type="float" office:value="17.98414" calcext:value-type="float">
            <text:p>17.98414</text:p>
          </table:table-cell>
          <table:table-cell office:value-type="float" office:value="17.71437" calcext:value-type="float">
            <text:p>17.71437</text:p>
          </table:table-cell>
          <table:table-cell office:value-type="float" office:value="0.4814312" calcext:value-type="float">
            <text:p>0.4814312</text:p>
          </table:table-cell>
          <table:table-cell office:value-type="float" office:value="0.3351958" calcext:value-type="float">
            <text:p>0.3351958</text:p>
          </table:table-cell>
          <table:table-cell office:value-type="float" office:value="0.03519084" calcext:value-type="float">
            <text:p>0.03519084</text:p>
          </table:table-cell>
          <table:table-cell office:value-type="float" office:value="0.03511362" calcext:value-type="float">
            <text:p>0.03511362</text:p>
          </table:table-cell>
          <table:table-cell office:value-type="float" office:value="0.01915034" calcext:value-type="float">
            <text:p>0.01915034</text:p>
          </table:table-cell>
          <table:table-cell office:value-type="float" office:value="0.01756289" calcext:value-type="float">
            <text:p>0.01756289</text:p>
          </table:table-cell>
          <table:table-cell office:value-type="float" office:value="0.02786919" calcext:value-type="float">
            <text:p>0.02786919</text:p>
          </table:table-cell>
          <table:table-cell office:value-type="float" office:value="0.02133536" calcext:value-type="float">
            <text:p>0.02133536</text:p>
          </table:table-cell>
          <table:table-cell office:value-type="float" office:value="0.02093362" calcext:value-type="float">
            <text:p>0.02093362</text:p>
          </table:table-cell>
          <table:table-cell office:value-type="float" office:value="0.02305456" calcext:value-type="float">
            <text:p>0.02305456</text:p>
          </table:table-cell>
          <table:table-cell office:value-type="float" office:value="0.03874579" calcext:value-type="float">
            <text:p>0.03874579</text:p>
          </table:table-cell>
          <table:table-cell office:value-type="float" office:value="0.004939651" calcext:value-type="float">
            <text:p>0.004939651</text:p>
          </table:table-cell>
          <table:table-cell office:value-type="float" office:value="0.003523768" calcext:value-type="float">
            <text:p>0.003523768</text:p>
          </table:table-cell>
          <table:table-cell office:value-type="float" office:value="0" calcext:value-type="float">
            <text:p>0</text:p>
          </table:table-cell>
          <table:table-cell office:value-type="float" office:value="57.04774" calcext:value-type="float">
            <text:p>57.04774</text:p>
          </table:table-cell>
          <table:table-cell office:value-type="float" office:value="41.05569" calcext:value-type="float">
            <text:p>41.05569</text:p>
          </table:table-cell>
          <table:table-cell office:value-type="float" office:value="33.37419" calcext:value-type="float">
            <text:p>33.37419</text:p>
          </table:table-cell>
          <table:table-cell office:value-type="float" office:value="17.38966" calcext:value-type="float">
            <text:p>17.38966</text:p>
          </table:table-cell>
          <table:table-cell office:value-type="float" office:value="11.63635" calcext:value-type="float">
            <text:p>11.63635</text:p>
          </table:table-cell>
          <table:table-cell office:value-type="float" office:value="2.824784" calcext:value-type="float">
            <text:p>2.824784</text:p>
          </table:table-cell>
          <table:table-cell office:value-type="float" office:value="1.394714" calcext:value-type="float">
            <text:p>1.394714</text:p>
          </table:table-cell>
          <table:table-cell office:value-type="float" office:value="1.055131" calcext:value-type="float">
            <text:p>1.055131</text:p>
          </table:table-cell>
          <table:table-cell office:value-type="float" office:value="2.210256" calcext:value-type="float">
            <text:p>2.210256</text:p>
          </table:table-cell>
          <table:table-cell office:value-type="float" office:value="4.814637" calcext:value-type="float">
            <text:p>4.814637</text:p>
          </table:table-cell>
          <table:table-cell office:value-type="float" office:value="0.6990182" calcext:value-type="float">
            <text:p>0.6990182</text:p>
          </table:table-cell>
          <table:table-cell office:value-type="float" office:value="0.4129316" calcext:value-type="float">
            <text:p>0.4129316</text:p>
          </table:table-cell>
          <table:table-cell office:value-type="float" office:value="0.3678599" calcext:value-type="float">
            <text:p>0.3678599</text:p>
          </table:table-cell>
          <table:table-cell office:value-type="float" office:value="0.3712313" calcext:value-type="float">
            <text:p>0.3712313</text:p>
          </table:table-cell>
          <table:table-cell office:value-type="float" office:value="0" calcext:value-type="float">
            <text:p>0</text:p>
          </table:table-cell>
          <table:table-cell office:value-type="float" office:value="10706.71" calcext:value-type="float">
            <text:p>10706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89153" calcext:value-type="float">
            <text:p>-0.13891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27.87287" calcext:value-type="float">
            <text:p>27.87287</text:p>
          </table:table-cell>
          <table:table-cell office:value-type="float" office:value="1076.367" calcext:value-type="float">
            <text:p>1076.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36185" calcext:value-type="float">
            <text:p>0.7136185</text:p>
          </table:table-cell>
          <table:table-cell office:value-type="float" office:value="11.08869" calcext:value-type="float">
            <text:p>11.08869</text:p>
          </table:table-cell>
          <table:table-cell office:value-type="float" office:value="0" calcext:value-type="float">
            <text:p>0</text:p>
          </table:table-cell>
          <table:table-cell office:value-type="float" office:value="0.0000116692" calcext:value-type="float">
            <text:p>1.16692E-05</text:p>
          </table:table-cell>
          <table:table-cell office:value-type="float" office:value="0" calcext:value-type="float">
            <text:p>0</text:p>
          </table:table-cell>
          <table:table-cell office:value-type="float" office:value="-0.02202357" calcext:value-type="float">
            <text:p>-0.02202357</text:p>
          </table:table-cell>
          <table:table-cell office:value-type="float" office:value="-0.09531794" calcext:value-type="float">
            <text:p>-0.09531794</text:p>
          </table:table-cell>
          <table:table-cell office:value-type="float" office:value="0.0001300239" calcext:value-type="float">
            <text:p>0.0001300239</text:p>
          </table:table-cell>
          <table:table-cell office:value-type="float" office:value="0.0000001308613" calcext:value-type="float">
            <text:p>1.308613E-07</text:p>
          </table:table-cell>
          <table:table-cell office:value-type="float" office:value="17.97025" calcext:value-type="float">
            <text:p>17.97025</text:p>
          </table:table-cell>
          <table:table-cell office:value-type="float" office:value="18.85942" calcext:value-type="float">
            <text:p>18.85942</text:p>
          </table:table-cell>
          <table:table-cell office:value-type="float" office:value="0.4371507" calcext:value-type="float">
            <text:p>0.4371507</text:p>
          </table:table-cell>
          <table:table-cell office:value-type="float" office:value="0.2936751" calcext:value-type="float">
            <text:p>0.2936751</text:p>
          </table:table-cell>
          <table:table-cell office:value-type="float" office:value="0.03534274" calcext:value-type="float">
            <text:p>0.03534274</text:p>
          </table:table-cell>
          <table:table-cell office:value-type="float" office:value="0.03515185" calcext:value-type="float">
            <text:p>0.03515185</text:p>
          </table:table-cell>
          <table:table-cell office:value-type="float" office:value="0.01882977" calcext:value-type="float">
            <text:p>0.01882977</text:p>
          </table:table-cell>
          <table:table-cell office:value-type="float" office:value="0.01710161" calcext:value-type="float">
            <text:p>0.01710161</text:p>
          </table:table-cell>
          <table:table-cell office:value-type="float" office:value="0.02760884" calcext:value-type="float">
            <text:p>0.02760884</text:p>
          </table:table-cell>
          <table:table-cell office:value-type="float" office:value="0.02125616" calcext:value-type="float">
            <text:p>0.02125616</text:p>
          </table:table-cell>
          <table:table-cell office:value-type="float" office:value="0.02085656" calcext:value-type="float">
            <text:p>0.02085656</text:p>
          </table:table-cell>
          <table:table-cell office:value-type="float" office:value="0.02300693" calcext:value-type="float">
            <text:p>0.02300693</text:p>
          </table:table-cell>
          <table:table-cell office:value-type="float" office:value="0.03857547" calcext:value-type="float">
            <text:p>0.03857547</text:p>
          </table:table-cell>
          <table:table-cell office:value-type="float" office:value="0.004932647" calcext:value-type="float">
            <text:p>0.004932647</text:p>
          </table:table-cell>
          <table:table-cell office:value-type="float" office:value="0.003530891" calcext:value-type="float">
            <text:p>0.003530891</text:p>
          </table:table-cell>
          <table:table-cell office:value-type="float" office:value="0" calcext:value-type="float">
            <text:p>0</text:p>
          </table:table-cell>
          <table:table-cell office:value-type="float" office:value="54.11554" calcext:value-type="float">
            <text:p>54.11554</text:p>
          </table:table-cell>
          <table:table-cell office:value-type="float" office:value="43.74121" calcext:value-type="float">
            <text:p>43.74121</text:p>
          </table:table-cell>
          <table:table-cell office:value-type="float" office:value="34.88484" calcext:value-type="float">
            <text:p>34.88484</text:p>
          </table:table-cell>
          <table:table-cell office:value-type="float" office:value="17.70861" calcext:value-type="float">
            <text:p>17.70861</text:p>
          </table:table-cell>
          <table:table-cell office:value-type="float" office:value="11.94114" calcext:value-type="float">
            <text:p>11.94114</text:p>
          </table:table-cell>
          <table:table-cell office:value-type="float" office:value="2.896602" calcext:value-type="float">
            <text:p>2.896602</text:p>
          </table:table-cell>
          <table:table-cell office:value-type="float" office:value="1.437059" calcext:value-type="float">
            <text:p>1.437059</text:p>
          </table:table-cell>
          <table:table-cell office:value-type="float" office:value="1.066368" calcext:value-type="float">
            <text:p>1.066368</text:p>
          </table:table-cell>
          <table:table-cell office:value-type="float" office:value="2.213929" calcext:value-type="float">
            <text:p>2.213929</text:p>
          </table:table-cell>
          <table:table-cell office:value-type="float" office:value="4.81791" calcext:value-type="float">
            <text:p>4.81791</text:p>
          </table:table-cell>
          <table:table-cell office:value-type="float" office:value="0.7008663" calcext:value-type="float">
            <text:p>0.7008663</text:p>
          </table:table-cell>
          <table:table-cell office:value-type="float" office:value="0.4147493" calcext:value-type="float">
            <text:p>0.4147493</text:p>
          </table:table-cell>
          <table:table-cell office:value-type="float" office:value="0.3644683" calcext:value-type="float">
            <text:p>0.3644683</text:p>
          </table:table-cell>
          <table:table-cell office:value-type="float" office:value="0.3754948" calcext:value-type="float">
            <text:p>0.3754948</text:p>
          </table:table-cell>
          <table:table-cell office:value-type="float" office:value="0" calcext:value-type="float">
            <text:p>0</text:p>
          </table:table-cell>
          <table:table-cell office:value-type="float" office:value="10753.65" calcext:value-type="float">
            <text:p>10753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485481" calcext:value-type="float">
            <text:p>-0.14854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27.62794" calcext:value-type="float">
            <text:p>27.62794</text:p>
          </table:table-cell>
          <table:table-cell office:value-type="float" office:value="1076.393" calcext:value-type="float">
            <text:p>1076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3731" calcext:value-type="float">
            <text:p>0.7143731</text:p>
          </table:table-cell>
          <table:table-cell office:value-type="float" office:value="11.29081" calcext:value-type="float">
            <text:p>11.29081</text:p>
          </table:table-cell>
          <table:table-cell office:value-type="float" office:value="0" calcext:value-type="float">
            <text:p>0</text:p>
          </table:table-cell>
          <table:table-cell office:value-type="float" office:value="0.00001166932" calcext:value-type="float">
            <text:p>1.166932E-05</text:p>
          </table:table-cell>
          <table:table-cell office:value-type="float" office:value="0" calcext:value-type="float">
            <text:p>0</text:p>
          </table:table-cell>
          <table:table-cell office:value-type="float" office:value="-0.02275764" calcext:value-type="float">
            <text:p>-0.02275764</text:p>
          </table:table-cell>
          <table:table-cell office:value-type="float" office:value="-0.09887753" calcext:value-type="float">
            <text:p>-0.09887753</text:p>
          </table:table-cell>
          <table:table-cell office:value-type="float" office:value="0.00008847531" calcext:value-type="float">
            <text:p>8.847531E-05</text:p>
          </table:table-cell>
          <table:table-cell office:value-type="float" office:value="0.0000001321171" calcext:value-type="float">
            <text:p>1.321171E-07</text:p>
          </table:table-cell>
          <table:table-cell office:value-type="float" office:value="17.9869" calcext:value-type="float">
            <text:p>17.9869</text:p>
          </table:table-cell>
          <table:table-cell office:value-type="float" office:value="19.35436" calcext:value-type="float">
            <text:p>19.35436</text:p>
          </table:table-cell>
          <table:table-cell office:value-type="float" office:value="0.3779903" calcext:value-type="float">
            <text:p>0.3779903</text:p>
          </table:table-cell>
          <table:table-cell office:value-type="float" office:value="0.2622526" calcext:value-type="float">
            <text:p>0.2622526</text:p>
          </table:table-cell>
          <table:table-cell office:value-type="float" office:value="0.03536229" calcext:value-type="float">
            <text:p>0.03536229</text:p>
          </table:table-cell>
          <table:table-cell office:value-type="float" office:value="0.03520048" calcext:value-type="float">
            <text:p>0.03520048</text:p>
          </table:table-cell>
          <table:table-cell office:value-type="float" office:value="0.01861054" calcext:value-type="float">
            <text:p>0.01861054</text:p>
          </table:table-cell>
          <table:table-cell office:value-type="float" office:value="0.01677334" calcext:value-type="float">
            <text:p>0.01677334</text:p>
          </table:table-cell>
          <table:table-cell office:value-type="float" office:value="0.02734874" calcext:value-type="float">
            <text:p>0.02734874</text:p>
          </table:table-cell>
          <table:table-cell office:value-type="float" office:value="0.02116479" calcext:value-type="float">
            <text:p>0.02116479</text:p>
          </table:table-cell>
          <table:table-cell office:value-type="float" office:value="0.02077584" calcext:value-type="float">
            <text:p>0.02077584</text:p>
          </table:table-cell>
          <table:table-cell office:value-type="float" office:value="0.02295718" calcext:value-type="float">
            <text:p>0.02295718</text:p>
          </table:table-cell>
          <table:table-cell office:value-type="float" office:value="0.03840439" calcext:value-type="float">
            <text:p>0.03840439</text:p>
          </table:table-cell>
          <table:table-cell office:value-type="float" office:value="0.004927453" calcext:value-type="float">
            <text:p>0.004927453</text:p>
          </table:table-cell>
          <table:table-cell office:value-type="float" office:value="0.003535965" calcext:value-type="float">
            <text:p>0.003535965</text:p>
          </table:table-cell>
          <table:table-cell office:value-type="float" office:value="0" calcext:value-type="float">
            <text:p>0</text:p>
          </table:table-cell>
          <table:table-cell office:value-type="float" office:value="52.12804" calcext:value-type="float">
            <text:p>52.12804</text:p>
          </table:table-cell>
          <table:table-cell office:value-type="float" office:value="46.04834" calcext:value-type="float">
            <text:p>46.04834</text:p>
          </table:table-cell>
          <table:table-cell office:value-type="float" office:value="36.39238" calcext:value-type="float">
            <text:p>36.39238</text:p>
          </table:table-cell>
          <table:table-cell office:value-type="float" office:value="18.05534" calcext:value-type="float">
            <text:p>18.05534</text:p>
          </table:table-cell>
          <table:table-cell office:value-type="float" office:value="12.25696" calcext:value-type="float">
            <text:p>12.25696</text:p>
          </table:table-cell>
          <table:table-cell office:value-type="float" office:value="2.974491" calcext:value-type="float">
            <text:p>2.974491</text:p>
          </table:table-cell>
          <table:table-cell office:value-type="float" office:value="1.481903" calcext:value-type="float">
            <text:p>1.481903</text:p>
          </table:table-cell>
          <table:table-cell office:value-type="float" office:value="1.078575" calcext:value-type="float">
            <text:p>1.078575</text:p>
          </table:table-cell>
          <table:table-cell office:value-type="float" office:value="2.217895" calcext:value-type="float">
            <text:p>2.217895</text:p>
          </table:table-cell>
          <table:table-cell office:value-type="float" office:value="4.821014" calcext:value-type="float">
            <text:p>4.821014</text:p>
          </table:table-cell>
          <table:table-cell office:value-type="float" office:value="0.7029808" calcext:value-type="float">
            <text:p>0.7029808</text:p>
          </table:table-cell>
          <table:table-cell office:value-type="float" office:value="0.4164284" calcext:value-type="float">
            <text:p>0.4164284</text:p>
          </table:table-cell>
          <table:table-cell office:value-type="float" office:value="0.3619791" calcext:value-type="float">
            <text:p>0.3619791</text:p>
          </table:table-cell>
          <table:table-cell office:value-type="float" office:value="0.3788181" calcext:value-type="float">
            <text:p>0.3788181</text:p>
          </table:table-cell>
          <table:table-cell office:value-type="float" office:value="0" calcext:value-type="float">
            <text:p>0</text:p>
          </table:table-cell>
          <table:table-cell office:value-type="float" office:value="10761.04" calcext:value-type="float">
            <text:p>1076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4623" calcext:value-type="float">
            <text:p>-0.1546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27.41357" calcext:value-type="float">
            <text:p>27.41357</text:p>
          </table:table-cell>
          <table:table-cell office:value-type="float" office:value="1076.416" calcext:value-type="float">
            <text:p>1076.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10114" calcext:value-type="float">
            <text:p>0.7010114</text:p>
          </table:table-cell>
          <table:table-cell office:value-type="float" office:value="11.48743" calcext:value-type="float">
            <text:p>11.48743</text:p>
          </table:table-cell>
          <table:table-cell office:value-type="float" office:value="0" calcext:value-type="float">
            <text:p>0</text:p>
          </table:table-cell>
          <table:table-cell office:value-type="float" office:value="0.00001167034" calcext:value-type="float">
            <text:p>1.167034E-05</text:p>
          </table:table-cell>
          <table:table-cell office:value-type="float" office:value="0" calcext:value-type="float">
            <text:p>0</text:p>
          </table:table-cell>
          <table:table-cell office:value-type="float" office:value="-0.02275753" calcext:value-type="float">
            <text:p>-0.02275753</text:p>
          </table:table-cell>
          <table:table-cell office:value-type="float" office:value="-0.09941425" calcext:value-type="float">
            <text:p>-0.09941425</text:p>
          </table:table-cell>
          <table:table-cell office:value-type="float" office:value="0.00005894339" calcext:value-type="float">
            <text:p>5.894339E-05</text:p>
          </table:table-cell>
          <table:table-cell office:value-type="float" office:value="0.000000134935" calcext:value-type="float">
            <text:p>1.34935E-07</text:p>
          </table:table-cell>
          <table:table-cell office:value-type="float" office:value="18.0099" calcext:value-type="float">
            <text:p>18.0099</text:p>
          </table:table-cell>
          <table:table-cell office:value-type="float" office:value="18.71351" calcext:value-type="float">
            <text:p>18.71351</text:p>
          </table:table-cell>
          <table:table-cell office:value-type="float" office:value="0.3021937" calcext:value-type="float">
            <text:p>0.3021937</text:p>
          </table:table-cell>
          <table:table-cell office:value-type="float" office:value="0.2285813" calcext:value-type="float">
            <text:p>0.2285813</text:p>
          </table:table-cell>
          <table:table-cell office:value-type="float" office:value="0.0349619" calcext:value-type="float">
            <text:p>0.0349619</text:p>
          </table:table-cell>
          <table:table-cell office:value-type="float" office:value="0.03507315" calcext:value-type="float">
            <text:p>0.03507315</text:p>
          </table:table-cell>
          <table:table-cell office:value-type="float" office:value="0.01849897" calcext:value-type="float">
            <text:p>0.01849897</text:p>
          </table:table-cell>
          <table:table-cell office:value-type="float" office:value="0.01659261" calcext:value-type="float">
            <text:p>0.01659261</text:p>
          </table:table-cell>
          <table:table-cell office:value-type="float" office:value="0.0271111" calcext:value-type="float">
            <text:p>0.0271111</text:p>
          </table:table-cell>
          <table:table-cell office:value-type="float" office:value="0.02106838" calcext:value-type="float">
            <text:p>0.02106838</text:p>
          </table:table-cell>
          <table:table-cell office:value-type="float" office:value="0.02069083" calcext:value-type="float">
            <text:p>0.02069083</text:p>
          </table:table-cell>
          <table:table-cell office:value-type="float" office:value="0.02290383" calcext:value-type="float">
            <text:p>0.02290383</text:p>
          </table:table-cell>
          <table:table-cell office:value-type="float" office:value="0.03823088" calcext:value-type="float">
            <text:p>0.03823088</text:p>
          </table:table-cell>
          <table:table-cell office:value-type="float" office:value="0.004926986" calcext:value-type="float">
            <text:p>0.004926986</text:p>
          </table:table-cell>
          <table:table-cell office:value-type="float" office:value="0.003536306" calcext:value-type="float">
            <text:p>0.003536306</text:p>
          </table:table-cell>
          <table:table-cell office:value-type="float" office:value="0" calcext:value-type="float">
            <text:p>0</text:p>
          </table:table-cell>
          <table:table-cell office:value-type="float" office:value="54.03595" calcext:value-type="float">
            <text:p>54.03595</text:p>
          </table:table-cell>
          <table:table-cell office:value-type="float" office:value="47.67651" calcext:value-type="float">
            <text:p>47.67651</text:p>
          </table:table-cell>
          <table:table-cell office:value-type="float" office:value="37.62512" calcext:value-type="float">
            <text:p>37.62512</text:p>
          </table:table-cell>
          <table:table-cell office:value-type="float" office:value="18.33757" calcext:value-type="float">
            <text:p>18.33757</text:p>
          </table:table-cell>
          <table:table-cell office:value-type="float" office:value="12.52692" calcext:value-type="float">
            <text:p>12.52692</text:p>
          </table:table-cell>
          <table:table-cell office:value-type="float" office:value="3.047864" calcext:value-type="float">
            <text:p>3.047864</text:p>
          </table:table-cell>
          <table:table-cell office:value-type="float" office:value="1.525175" calcext:value-type="float">
            <text:p>1.525175</text:p>
          </table:table-cell>
          <table:table-cell office:value-type="float" office:value="1.091202" calcext:value-type="float">
            <text:p>1.091202</text:p>
          </table:table-cell>
          <table:table-cell office:value-type="float" office:value="2.222139" calcext:value-type="float">
            <text:p>2.222139</text:p>
          </table:table-cell>
          <table:table-cell office:value-type="float" office:value="4.823983" calcext:value-type="float">
            <text:p>4.823983</text:p>
          </table:table-cell>
          <table:table-cell office:value-type="float" office:value="0.7052755" calcext:value-type="float">
            <text:p>0.7052755</text:p>
          </table:table-cell>
          <table:table-cell office:value-type="float" office:value="0.4180302" calcext:value-type="float">
            <text:p>0.4180302</text:p>
          </table:table-cell>
          <table:table-cell office:value-type="float" office:value="0.3614025" calcext:value-type="float">
            <text:p>0.3614025</text:p>
          </table:table-cell>
          <table:table-cell office:value-type="float" office:value="0.3790807" calcext:value-type="float">
            <text:p>0.3790807</text:p>
          </table:table-cell>
          <table:table-cell office:value-type="float" office:value="0" calcext:value-type="float">
            <text:p>0</text:p>
          </table:table-cell>
          <table:table-cell office:value-type="float" office:value="10740.52" calcext:value-type="float">
            <text:p>10740.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62066" calcext:value-type="float">
            <text:p>-0.15620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27.2192" calcext:value-type="float">
            <text:p>27.2192</text:p>
          </table:table-cell>
          <table:table-cell office:value-type="float" office:value="1076.439" calcext:value-type="float">
            <text:p>1076.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14502" calcext:value-type="float">
            <text:p>0.6414502</text:p>
          </table:table-cell>
          <table:table-cell office:value-type="float" office:value="11.71741" calcext:value-type="float">
            <text:p>11.71741</text:p>
          </table:table-cell>
          <table:table-cell office:value-type="float" office:value="0" calcext:value-type="float">
            <text:p>0</text:p>
          </table:table-cell>
          <table:table-cell office:value-type="float" office:value="0.00001268262" calcext:value-type="float">
            <text:p>1.268262E-05</text:p>
          </table:table-cell>
          <table:table-cell office:value-type="float" office:value="0" calcext:value-type="float">
            <text:p>0</text:p>
          </table:table-cell>
          <table:table-cell office:value-type="float" office:value="-0.02267502" calcext:value-type="float">
            <text:p>-0.02267502</text:p>
          </table:table-cell>
          <table:table-cell office:value-type="float" office:value="-0.1000381" calcext:value-type="float">
            <text:p>-0.1000381</text:p>
          </table:table-cell>
          <table:table-cell office:value-type="float" office:value="0.00005592879" calcext:value-type="float">
            <text:p>5.592879E-05</text:p>
          </table:table-cell>
          <table:table-cell office:value-type="float" office:value="0.000000141433" calcext:value-type="float">
            <text:p>1.41433E-07</text:p>
          </table:table-cell>
          <table:table-cell office:value-type="float" office:value="18.03888" calcext:value-type="float">
            <text:p>18.03888</text:p>
          </table:table-cell>
          <table:table-cell office:value-type="float" office:value="14.36022" calcext:value-type="float">
            <text:p>14.36022</text:p>
          </table:table-cell>
          <table:table-cell office:value-type="float" office:value="0.4903719" calcext:value-type="float">
            <text:p>0.4903719</text:p>
          </table:table-cell>
          <table:table-cell office:value-type="float" office:value="0.2045804" calcext:value-type="float">
            <text:p>0.2045804</text:p>
          </table:table-cell>
          <table:table-cell office:value-type="float" office:value="0.03463164" calcext:value-type="float">
            <text:p>0.03463164</text:p>
          </table:table-cell>
          <table:table-cell office:value-type="float" office:value="0.03490049" calcext:value-type="float">
            <text:p>0.03490049</text:p>
          </table:table-cell>
          <table:table-cell office:value-type="float" office:value="0.01845749" calcext:value-type="float">
            <text:p>0.01845749</text:p>
          </table:table-cell>
          <table:table-cell office:value-type="float" office:value="0.01654087" calcext:value-type="float">
            <text:p>0.01654087</text:p>
          </table:table-cell>
          <table:table-cell office:value-type="float" office:value="0.02691681" calcext:value-type="float">
            <text:p>0.02691681</text:p>
          </table:table-cell>
          <table:table-cell office:value-type="float" office:value="0.02097488" calcext:value-type="float">
            <text:p>0.02097488</text:p>
          </table:table-cell>
          <table:table-cell office:value-type="float" office:value="0.02060228" calcext:value-type="float">
            <text:p>0.02060228</text:p>
          </table:table-cell>
          <table:table-cell office:value-type="float" office:value="0.02284644" calcext:value-type="float">
            <text:p>0.02284644</text:p>
          </table:table-cell>
          <table:table-cell office:value-type="float" office:value="0.03805446" calcext:value-type="float">
            <text:p>0.03805446</text:p>
          </table:table-cell>
          <table:table-cell office:value-type="float" office:value="0.004927154" calcext:value-type="float">
            <text:p>0.004927154</text:p>
          </table:table-cell>
          <table:table-cell office:value-type="float" office:value="0.003535921" calcext:value-type="float">
            <text:p>0.003535921</text:p>
          </table:table-cell>
          <table:table-cell office:value-type="float" office:value="0" calcext:value-type="float">
            <text:p>0</text:p>
          </table:table-cell>
          <table:table-cell office:value-type="float" office:value="51.30093" calcext:value-type="float">
            <text:p>51.30093</text:p>
          </table:table-cell>
          <table:table-cell office:value-type="float" office:value="52.89709" calcext:value-type="float">
            <text:p>52.89709</text:p>
          </table:table-cell>
          <table:table-cell office:value-type="float" office:value="37.90371" calcext:value-type="float">
            <text:p>37.90371</text:p>
          </table:table-cell>
          <table:table-cell office:value-type="float" office:value="18.39959" calcext:value-type="float">
            <text:p>18.39959</text:p>
          </table:table-cell>
          <table:table-cell office:value-type="float" office:value="12.65683" calcext:value-type="float">
            <text:p>12.65683</text:p>
          </table:table-cell>
          <table:table-cell office:value-type="float" office:value="3.103949" calcext:value-type="float">
            <text:p>3.103949</text:p>
          </table:table-cell>
          <table:table-cell office:value-type="float" office:value="1.565403" calcext:value-type="float">
            <text:p>1.565403</text:p>
          </table:table-cell>
          <table:table-cell office:value-type="float" office:value="1.104152" calcext:value-type="float">
            <text:p>1.104152</text:p>
          </table:table-cell>
          <table:table-cell office:value-type="float" office:value="2.226601" calcext:value-type="float">
            <text:p>2.226601</text:p>
          </table:table-cell>
          <table:table-cell office:value-type="float" office:value="4.826843" calcext:value-type="float">
            <text:p>4.826843</text:p>
          </table:table-cell>
          <table:table-cell office:value-type="float" office:value="0.707734" calcext:value-type="float">
            <text:p>0.707734</text:p>
          </table:table-cell>
          <table:table-cell office:value-type="float" office:value="0.4196527" calcext:value-type="float">
            <text:p>0.4196527</text:p>
          </table:table-cell>
          <table:table-cell office:value-type="float" office:value="0.3611268" calcext:value-type="float">
            <text:p>0.3611268</text:p>
          </table:table-cell>
          <table:table-cell office:value-type="float" office:value="0.3790859" calcext:value-type="float">
            <text:p>0.3790859</text:p>
          </table:table-cell>
          <table:table-cell office:value-type="float" office:value="0" calcext:value-type="float">
            <text:p>0</text:p>
          </table:table-cell>
          <table:table-cell office:value-type="float" office:value="10236.32" calcext:value-type="float">
            <text:p>10236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565977" calcext:value-type="float">
            <text:p>-0.15659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26.98652" calcext:value-type="float">
            <text:p>26.98652</text:p>
          </table:table-cell>
          <table:table-cell office:value-type="float" office:value="1076.407" calcext:value-type="float">
            <text:p>1076.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37206" calcext:value-type="float">
            <text:p>0.4337206</text:p>
          </table:table-cell>
          <table:table-cell office:value-type="float" office:value="11.8416" calcext:value-type="float">
            <text:p>11.8416</text:p>
          </table:table-cell>
          <table:table-cell office:value-type="float" office:value="0.08902378" calcext:value-type="float">
            <text:p>0.08902378</text:p>
          </table:table-cell>
          <table:table-cell office:value-type="float" office:value="0.00002694337" calcext:value-type="float">
            <text:p>2.694337E-05</text:p>
          </table:table-cell>
          <table:table-cell office:value-type="float" office:value="0.125967" calcext:value-type="float">
            <text:p>0.125967</text:p>
          </table:table-cell>
          <table:table-cell office:value-type="float" office:value="-0.02052483" calcext:value-type="float">
            <text:p>-0.02052483</text:p>
          </table:table-cell>
          <table:table-cell office:value-type="float" office:value="-0.1150735" calcext:value-type="float">
            <text:p>-0.1150735</text:p>
          </table:table-cell>
          <table:table-cell office:value-type="float" office:value="0.00004582537" calcext:value-type="float">
            <text:p>4.582537E-05</text:p>
          </table:table-cell>
          <table:table-cell office:value-type="float" office:value="0.0000001462933" calcext:value-type="float">
            <text:p>1.462933E-07</text:p>
          </table:table-cell>
          <table:table-cell office:value-type="float" office:value="17.94162" calcext:value-type="float">
            <text:p>17.94162</text:p>
          </table:table-cell>
          <table:table-cell office:value-type="float" office:value="12.72773" calcext:value-type="float">
            <text:p>12.72773</text:p>
          </table:table-cell>
          <table:table-cell office:value-type="float" office:value="1.286831" calcext:value-type="float">
            <text:p>1.286831</text:p>
          </table:table-cell>
          <table:table-cell office:value-type="float" office:value="0.775431" calcext:value-type="float">
            <text:p>0.775431</text:p>
          </table:table-cell>
          <table:table-cell office:value-type="float" office:value="0.07355079" calcext:value-type="float">
            <text:p>0.07355079</text:p>
          </table:table-cell>
          <table:table-cell office:value-type="float" office:value="0.04732553" calcext:value-type="float">
            <text:p>0.04732553</text:p>
          </table:table-cell>
          <table:table-cell office:value-type="float" office:value="0.02077532" calcext:value-type="float">
            <text:p>0.02077532</text:p>
          </table:table-cell>
          <table:table-cell office:value-type="float" office:value="0.01857515" calcext:value-type="float">
            <text:p>0.01857515</text:p>
          </table:table-cell>
          <table:table-cell office:value-type="float" office:value="0.02692807" calcext:value-type="float">
            <text:p>0.02692807</text:p>
          </table:table-cell>
          <table:table-cell office:value-type="float" office:value="0.02089979" calcext:value-type="float">
            <text:p>0.02089979</text:p>
          </table:table-cell>
          <table:table-cell office:value-type="float" office:value="0.02051259" calcext:value-type="float">
            <text:p>0.02051259</text:p>
          </table:table-cell>
          <table:table-cell office:value-type="float" office:value="0.02278806" calcext:value-type="float">
            <text:p>0.02278806</text:p>
          </table:table-cell>
          <table:table-cell office:value-type="float" office:value="0.03787024" calcext:value-type="float">
            <text:p>0.03787024</text:p>
          </table:table-cell>
          <table:table-cell office:value-type="float" office:value="0.004926743" calcext:value-type="float">
            <text:p>0.004926743</text:p>
          </table:table-cell>
          <table:table-cell office:value-type="float" office:value="0.003534859" calcext:value-type="float">
            <text:p>0.003534859</text:p>
          </table:table-cell>
          <table:table-cell office:value-type="float" office:value="0" calcext:value-type="float">
            <text:p>0</text:p>
          </table:table-cell>
          <table:table-cell office:value-type="float" office:value="21.96123" calcext:value-type="float">
            <text:p>21.96123</text:p>
          </table:table-cell>
          <table:table-cell office:value-type="float" office:value="24.57379" calcext:value-type="float">
            <text:p>24.57379</text:p>
          </table:table-cell>
          <table:table-cell office:value-type="float" office:value="35.40435" calcext:value-type="float">
            <text:p>35.40435</text:p>
          </table:table-cell>
          <table:table-cell office:value-type="float" office:value="30.92051" calcext:value-type="float">
            <text:p>30.92051</text:p>
          </table:table-cell>
          <table:table-cell office:value-type="float" office:value="25.81559" calcext:value-type="float">
            <text:p>25.81559</text:p>
          </table:table-cell>
          <table:table-cell office:value-type="float" office:value="7.084579" calcext:value-type="float">
            <text:p>7.084579</text:p>
          </table:table-cell>
          <table:table-cell office:value-type="float" office:value="2.443627" calcext:value-type="float">
            <text:p>2.443627</text:p>
          </table:table-cell>
          <table:table-cell office:value-type="float" office:value="1.1663" calcext:value-type="float">
            <text:p>1.1663</text:p>
          </table:table-cell>
          <table:table-cell office:value-type="float" office:value="2.233356" calcext:value-type="float">
            <text:p>2.233356</text:p>
          </table:table-cell>
          <table:table-cell office:value-type="float" office:value="4.829235" calcext:value-type="float">
            <text:p>4.829235</text:p>
          </table:table-cell>
          <table:table-cell office:value-type="float" office:value="0.7103075" calcext:value-type="float">
            <text:p>0.7103075</text:p>
          </table:table-cell>
          <table:table-cell office:value-type="float" office:value="0.4212827" calcext:value-type="float">
            <text:p>0.4212827</text:p>
          </table:table-cell>
          <table:table-cell office:value-type="float" office:value="0.3607913" calcext:value-type="float">
            <text:p>0.3607913</text:p>
          </table:table-cell>
          <table:table-cell office:value-type="float" office:value="0.3790995" calcext:value-type="float">
            <text:p>0.3790995</text:p>
          </table:table-cell>
          <table:table-cell office:value-type="float" office:value="0" calcext:value-type="float">
            <text:p>0</text:p>
          </table:table-cell>
          <table:table-cell office:value-type="float" office:value="3660.488" calcext:value-type="float">
            <text:p>3660.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804351" calcext:value-type="float">
            <text:p>-0.28043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26.8711" calcext:value-type="float">
            <text:p>26.8711</text:p>
          </table:table-cell>
          <table:table-cell office:value-type="float" office:value="1076.428" calcext:value-type="float">
            <text:p>1076.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8136" calcext:value-type="float">
            <text:p>0.3178136</text:p>
          </table:table-cell>
          <table:table-cell office:value-type="float" office:value="12.02419" calcext:value-type="float">
            <text:p>12.02419</text:p>
          </table:table-cell>
          <table:table-cell office:value-type="float" office:value="0.08902378" calcext:value-type="float">
            <text:p>0.08902378</text:p>
          </table:table-cell>
          <table:table-cell office:value-type="float" office:value="0.00002699983" calcext:value-type="float">
            <text:p>2.699983E-05</text:p>
          </table:table-cell>
          <table:table-cell office:value-type="float" office:value="0.125967" calcext:value-type="float">
            <text:p>0.125967</text:p>
          </table:table-cell>
          <table:table-cell office:value-type="float" office:value="-0.020501" calcext:value-type="float">
            <text:p>-0.020501</text:p>
          </table:table-cell>
          <table:table-cell office:value-type="float" office:value="-0.1216164" calcext:value-type="float">
            <text:p>-0.1216164</text:p>
          </table:table-cell>
          <table:table-cell office:value-type="float" office:value="0.00004980027" calcext:value-type="float">
            <text:p>4.980027E-05</text:p>
          </table:table-cell>
          <table:table-cell office:value-type="float" office:value="0.0000001469056" calcext:value-type="float">
            <text:p>1.469056E-07</text:p>
          </table:table-cell>
          <table:table-cell office:value-type="float" office:value="17.98141" calcext:value-type="float">
            <text:p>17.98141</text:p>
          </table:table-cell>
          <table:table-cell office:value-type="float" office:value="6.678841" calcext:value-type="float">
            <text:p>6.678841</text:p>
          </table:table-cell>
          <table:table-cell office:value-type="float" office:value="0.8264265" calcext:value-type="float">
            <text:p>0.8264265</text:p>
          </table:table-cell>
          <table:table-cell office:value-type="float" office:value="0.4090817" calcext:value-type="float">
            <text:p>0.4090817</text:p>
          </table:table-cell>
          <table:table-cell office:value-type="float" office:value="0.06026913" calcext:value-type="float">
            <text:p>0.06026913</text:p>
          </table:table-cell>
          <table:table-cell office:value-type="float" office:value="0.04350554" calcext:value-type="float">
            <text:p>0.04350554</text:p>
          </table:table-cell>
          <table:table-cell office:value-type="float" office:value="0.02090416" calcext:value-type="float">
            <text:p>0.02090416</text:p>
          </table:table-cell>
          <table:table-cell office:value-type="float" office:value="0.0187256" calcext:value-type="float">
            <text:p>0.0187256</text:p>
          </table:table-cell>
          <table:table-cell office:value-type="float" office:value="0.02709489" calcext:value-type="float">
            <text:p>0.02709489</text:p>
          </table:table-cell>
          <table:table-cell office:value-type="float" office:value="0.02086071" calcext:value-type="float">
            <text:p>0.02086071</text:p>
          </table:table-cell>
          <table:table-cell office:value-type="float" office:value="0.02042452" calcext:value-type="float">
            <text:p>0.02042452</text:p>
          </table:table-cell>
          <table:table-cell office:value-type="float" office:value="0.02272278" calcext:value-type="float">
            <text:p>0.02272278</text:p>
          </table:table-cell>
          <table:table-cell office:value-type="float" office:value="0.03768706" calcext:value-type="float">
            <text:p>0.03768706</text:p>
          </table:table-cell>
          <table:table-cell office:value-type="float" office:value="0.004926772" calcext:value-type="float">
            <text:p>0.004926772</text:p>
          </table:table-cell>
          <table:table-cell office:value-type="float" office:value="0.003534443" calcext:value-type="float">
            <text:p>0.003534443</text:p>
          </table:table-cell>
          <table:table-cell office:value-type="float" office:value="0" calcext:value-type="float">
            <text:p>0</text:p>
          </table:table-cell>
          <table:table-cell office:value-type="float" office:value="7.812796" calcext:value-type="float">
            <text:p>7.812796</text:p>
          </table:table-cell>
          <table:table-cell office:value-type="float" office:value="24.92664" calcext:value-type="float">
            <text:p>24.92664</text:p>
          </table:table-cell>
          <table:table-cell office:value-type="float" office:value="36.73108" calcext:value-type="float">
            <text:p>36.73108</text:p>
          </table:table-cell>
          <table:table-cell office:value-type="float" office:value="31.78006" calcext:value-type="float">
            <text:p>31.78006</text:p>
          </table:table-cell>
          <table:table-cell office:value-type="float" office:value="26.28177" calcext:value-type="float">
            <text:p>26.28177</text:p>
          </table:table-cell>
          <table:table-cell office:value-type="float" office:value="7.669623" calcext:value-type="float">
            <text:p>7.669623</text:p>
          </table:table-cell>
          <table:table-cell office:value-type="float" office:value="3.006728" calcext:value-type="float">
            <text:p>3.006728</text:p>
          </table:table-cell>
          <table:table-cell office:value-type="float" office:value="1.294406" calcext:value-type="float">
            <text:p>1.294406</text:p>
          </table:table-cell>
          <table:table-cell office:value-type="float" office:value="2.243858" calcext:value-type="float">
            <text:p>2.243858</text:p>
          </table:table-cell>
          <table:table-cell office:value-type="float" office:value="4.832446" calcext:value-type="float">
            <text:p>4.832446</text:p>
          </table:table-cell>
          <table:table-cell office:value-type="float" office:value="0.7131947" calcext:value-type="float">
            <text:p>0.7131947</text:p>
          </table:table-cell>
          <table:table-cell office:value-type="float" office:value="0.4229535" calcext:value-type="float">
            <text:p>0.4229535</text:p>
          </table:table-cell>
          <table:table-cell office:value-type="float" office:value="0.3606032" calcext:value-type="float">
            <text:p>0.3606032</text:p>
          </table:table-cell>
          <table:table-cell office:value-type="float" office:value="0.3791046" calcext:value-type="float">
            <text:p>0.3791046</text:p>
          </table:table-cell>
          <table:table-cell office:value-type="float" office:value="0" calcext:value-type="float">
            <text:p>0</text:p>
          </table:table-cell>
          <table:table-cell office:value-type="float" office:value="3244.759" calcext:value-type="float">
            <text:p>3244.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5065" calcext:value-type="float">
            <text:p>-0.30950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26.74722" calcext:value-type="float">
            <text:p>26.74722</text:p>
          </table:table-cell>
          <table:table-cell office:value-type="float" office:value="1076.445" calcext:value-type="float">
            <text:p>1076.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15473" calcext:value-type="float">
            <text:p>0.2415473</text:p>
          </table:table-cell>
          <table:table-cell office:value-type="float" office:value="12.14396" calcext:value-type="float">
            <text:p>12.14396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003572651" calcext:value-type="float">
            <text:p>3.572651E-05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-0.01839198" calcext:value-type="float">
            <text:p>-0.01839198</text:p>
          </table:table-cell>
          <table:table-cell office:value-type="float" office:value="-0.1264566" calcext:value-type="float">
            <text:p>-0.1264566</text:p>
          </table:table-cell>
          <table:table-cell office:value-type="float" office:value="0.00003346482" calcext:value-type="float">
            <text:p>3.346482E-05</text:p>
          </table:table-cell>
          <table:table-cell office:value-type="float" office:value="0.0000001543123" calcext:value-type="float">
            <text:p>1.543123E-07</text:p>
          </table:table-cell>
          <table:table-cell office:value-type="float" office:value="17.97402" calcext:value-type="float">
            <text:p>17.97402</text:p>
          </table:table-cell>
          <table:table-cell office:value-type="float" office:value="5.033993" calcext:value-type="float">
            <text:p>5.033993</text:p>
          </table:table-cell>
          <table:table-cell office:value-type="float" office:value="0.6674812" calcext:value-type="float">
            <text:p>0.6674812</text:p>
          </table:table-cell>
          <table:table-cell office:value-type="float" office:value="0.4784759" calcext:value-type="float">
            <text:p>0.4784759</text:p>
          </table:table-cell>
          <table:table-cell office:value-type="float" office:value="0.07465506" calcext:value-type="float">
            <text:p>0.07465506</text:p>
          </table:table-cell>
          <table:table-cell office:value-type="float" office:value="0.05074297" calcext:value-type="float">
            <text:p>0.05074297</text:p>
          </table:table-cell>
          <table:table-cell office:value-type="float" office:value="0.0233167" calcext:value-type="float">
            <text:p>0.0233167</text:p>
          </table:table-cell>
          <table:table-cell office:value-type="float" office:value="0.01979355" calcext:value-type="float">
            <text:p>0.01979355</text:p>
          </table:table-cell>
          <table:table-cell office:value-type="float" office:value="0.02839656" calcext:value-type="float">
            <text:p>0.02839656</text:p>
          </table:table-cell>
          <table:table-cell office:value-type="float" office:value="0.02168444" calcext:value-type="float">
            <text:p>0.02168444</text:p>
          </table:table-cell>
          <table:table-cell office:value-type="float" office:value="0.02079083" calcext:value-type="float">
            <text:p>0.02079083</text:p>
          </table:table-cell>
          <table:table-cell office:value-type="float" office:value="0.02267065" calcext:value-type="float">
            <text:p>0.02267065</text:p>
          </table:table-cell>
          <table:table-cell office:value-type="float" office:value="0.03750064" calcext:value-type="float">
            <text:p>0.03750064</text:p>
          </table:table-cell>
          <table:table-cell office:value-type="float" office:value="0.004926709" calcext:value-type="float">
            <text:p>0.004926709</text:p>
          </table:table-cell>
          <table:table-cell office:value-type="float" office:value="0.003533976" calcext:value-type="float">
            <text:p>0.003533976</text:p>
          </table:table-cell>
          <table:table-cell office:value-type="float" office:value="0" calcext:value-type="float">
            <text:p>0</text:p>
          </table:table-cell>
          <table:table-cell office:value-type="float" office:value="3.473745" calcext:value-type="float">
            <text:p>3.473745</text:p>
          </table:table-cell>
          <table:table-cell office:value-type="float" office:value="8.001045" calcext:value-type="float">
            <text:p>8.001045</text:p>
          </table:table-cell>
          <table:table-cell office:value-type="float" office:value="17.11278" calcext:value-type="float">
            <text:p>17.11278</text:p>
          </table:table-cell>
          <table:table-cell office:value-type="float" office:value="22.80306" calcext:value-type="float">
            <text:p>22.80306</text:p>
          </table:table-cell>
          <table:table-cell office:value-type="float" office:value="23.65441" calcext:value-type="float">
            <text:p>23.65441</text:p>
          </table:table-cell>
          <table:table-cell office:value-type="float" office:value="12.70538" calcext:value-type="float">
            <text:p>12.70538</text:p>
          </table:table-cell>
          <table:table-cell office:value-type="float" office:value="9.109811" calcext:value-type="float">
            <text:p>9.109811</text:p>
          </table:table-cell>
          <table:table-cell office:value-type="float" office:value="3.381478" calcext:value-type="float">
            <text:p>3.381478</text:p>
          </table:table-cell>
          <table:table-cell office:value-type="float" office:value="2.634936" calcext:value-type="float">
            <text:p>2.634936</text:p>
          </table:table-cell>
          <table:table-cell office:value-type="float" office:value="5.012786" calcext:value-type="float">
            <text:p>5.012786</text:p>
          </table:table-cell>
          <table:table-cell office:value-type="float" office:value="0.7346618" calcext:value-type="float">
            <text:p>0.7346618</text:p>
          </table:table-cell>
          <table:table-cell office:value-type="float" office:value="0.4246919" calcext:value-type="float">
            <text:p>0.4246919</text:p>
          </table:table-cell>
          <table:table-cell office:value-type="float" office:value="0.3604323" calcext:value-type="float">
            <text:p>0.3604323</text:p>
          </table:table-cell>
          <table:table-cell office:value-type="float" office:value="0.3791102" calcext:value-type="float">
            <text:p>0.3791102</text:p>
          </table:table-cell>
          <table:table-cell office:value-type="float" office:value="0" calcext:value-type="float">
            <text:p>0</text:p>
          </table:table-cell>
          <table:table-cell office:value-type="float" office:value="1680.254" calcext:value-type="float">
            <text:p>1680.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680897" calcext:value-type="float">
            <text:p>-0.36808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26.60879" calcext:value-type="float">
            <text:p>26.60879</text:p>
          </table:table-cell>
          <table:table-cell office:value-type="float" office:value="1076.471" calcext:value-type="float">
            <text:p>1076.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82991" calcext:value-type="float">
            <text:p>0.1982991</text:p>
          </table:table-cell>
          <table:table-cell office:value-type="float" office:value="12.23367" calcext:value-type="float">
            <text:p>12.23367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003580128" calcext:value-type="float">
            <text:p>3.580128E-05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-0.01833685" calcext:value-type="float">
            <text:p>-0.01833685</text:p>
          </table:table-cell>
          <table:table-cell office:value-type="float" office:value="-0.1325928" calcext:value-type="float">
            <text:p>-0.1325928</text:p>
          </table:table-cell>
          <table:table-cell office:value-type="float" office:value="0.000029879" calcext:value-type="float">
            <text:p>2.9879E-05</text:p>
          </table:table-cell>
          <table:table-cell office:value-type="float" office:value="0.0000001624207" calcext:value-type="float">
            <text:p>1.624207E-07</text:p>
          </table:table-cell>
          <table:table-cell office:value-type="float" office:value="17.9882" calcext:value-type="float">
            <text:p>17.9882</text:p>
          </table:table-cell>
          <table:table-cell office:value-type="float" office:value="2.778333" calcext:value-type="float">
            <text:p>2.778333</text:p>
          </table:table-cell>
          <table:table-cell office:value-type="float" office:value="0.4078218" calcext:value-type="float">
            <text:p>0.4078218</text:p>
          </table:table-cell>
          <table:table-cell office:value-type="float" office:value="0.3823864" calcext:value-type="float">
            <text:p>0.3823864</text:p>
          </table:table-cell>
          <table:table-cell office:value-type="float" office:value="0.06448873" calcext:value-type="float">
            <text:p>0.06448873</text:p>
          </table:table-cell>
          <table:table-cell office:value-type="float" office:value="0.04766103" calcext:value-type="float">
            <text:p>0.04766103</text:p>
          </table:table-cell>
          <table:table-cell office:value-type="float" office:value="0.02289014" calcext:value-type="float">
            <text:p>0.02289014</text:p>
          </table:table-cell>
          <table:table-cell office:value-type="float" office:value="0.01974381" calcext:value-type="float">
            <text:p>0.01974381</text:p>
          </table:table-cell>
          <table:table-cell office:value-type="float" office:value="0.02886179" calcext:value-type="float">
            <text:p>0.02886179</text:p>
          </table:table-cell>
          <table:table-cell office:value-type="float" office:value="0.02206443" calcext:value-type="float">
            <text:p>0.02206443</text:p>
          </table:table-cell>
          <table:table-cell office:value-type="float" office:value="0.0209924" calcext:value-type="float">
            <text:p>0.0209924</text:p>
          </table:table-cell>
          <table:table-cell office:value-type="float" office:value="0.02326954" calcext:value-type="float">
            <text:p>0.02326954</text:p>
          </table:table-cell>
          <table:table-cell office:value-type="float" office:value="0.03733535" calcext:value-type="float">
            <text:p>0.03733535</text:p>
          </table:table-cell>
          <table:table-cell office:value-type="float" office:value="0.004927016" calcext:value-type="float">
            <text:p>0.004927016</text:p>
          </table:table-cell>
          <table:table-cell office:value-type="float" office:value="0.003533542" calcext:value-type="float">
            <text:p>0.003533542</text:p>
          </table:table-cell>
          <table:table-cell office:value-type="float" office:value="0" calcext:value-type="float">
            <text:p>0</text:p>
          </table:table-cell>
          <table:table-cell office:value-type="float" office:value="5.39482" calcext:value-type="float">
            <text:p>5.39482</text:p>
          </table:table-cell>
          <table:table-cell office:value-type="float" office:value="5.382383" calcext:value-type="float">
            <text:p>5.382383</text:p>
          </table:table-cell>
          <table:table-cell office:value-type="float" office:value="11.40596" calcext:value-type="float">
            <text:p>11.40596</text:p>
          </table:table-cell>
          <table:table-cell office:value-type="float" office:value="17.28249" calcext:value-type="float">
            <text:p>17.28249</text:p>
          </table:table-cell>
          <table:table-cell office:value-type="float" office:value="19.16096" calcext:value-type="float">
            <text:p>19.16096</text:p>
          </table:table-cell>
          <table:table-cell office:value-type="float" office:value="12.47185" calcext:value-type="float">
            <text:p>12.47185</text:p>
          </table:table-cell>
          <table:table-cell office:value-type="float" office:value="10.19024" calcext:value-type="float">
            <text:p>10.19024</text:p>
          </table:table-cell>
          <table:table-cell office:value-type="float" office:value="4.605857" calcext:value-type="float">
            <text:p>4.605857</text:p>
          </table:table-cell>
          <table:table-cell office:value-type="float" office:value="3.004538" calcext:value-type="float">
            <text:p>3.004538</text:p>
          </table:table-cell>
          <table:table-cell office:value-type="float" office:value="4.82656" calcext:value-type="float">
            <text:p>4.82656</text:p>
          </table:table-cell>
          <table:table-cell office:value-type="float" office:value="1.455859" calcext:value-type="float">
            <text:p>1.455859</text:p>
          </table:table-cell>
          <table:table-cell office:value-type="float" office:value="0.4328354" calcext:value-type="float">
            <text:p>0.4328354</text:p>
          </table:table-cell>
          <table:table-cell office:value-type="float" office:value="0.3603797" calcext:value-type="float">
            <text:p>0.3603797</text:p>
          </table:table-cell>
          <table:table-cell office:value-type="float" office:value="0.3791153" calcext:value-type="float">
            <text:p>0.3791153</text:p>
          </table:table-cell>
          <table:table-cell office:value-type="float" office:value="0" calcext:value-type="float">
            <text:p>0</text:p>
          </table:table-cell>
          <table:table-cell office:value-type="float" office:value="1571.854" calcext:value-type="float">
            <text:p>1571.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295997" calcext:value-type="float">
            <text:p>-0.42959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26.48007" calcext:value-type="float">
            <text:p>26.48007</text:p>
          </table:table-cell>
          <table:table-cell office:value-type="float" office:value="1076.489" calcext:value-type="float">
            <text:p>1076.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204" calcext:value-type="float">
            <text:p>0.174204</text:p>
          </table:table-cell>
          <table:table-cell office:value-type="float" office:value="12.35631" calcext:value-type="float">
            <text:p>12.35631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003580128" calcext:value-type="float">
            <text:p>3.580128E-05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-0.01833685" calcext:value-type="float">
            <text:p>-0.01833685</text:p>
          </table:table-cell>
          <table:table-cell office:value-type="float" office:value="-0.1342787" calcext:value-type="float">
            <text:p>-0.1342787</text:p>
          </table:table-cell>
          <table:table-cell office:value-type="float" office:value="0.00003663673" calcext:value-type="float">
            <text:p>3.663673E-05</text:p>
          </table:table-cell>
          <table:table-cell office:value-type="float" office:value="0.000000163942" calcext:value-type="float">
            <text:p>1.63942E-07</text:p>
          </table:table-cell>
          <table:table-cell office:value-type="float" office:value="18.02284" calcext:value-type="float">
            <text:p>18.02284</text:p>
          </table:table-cell>
          <table:table-cell office:value-type="float" office:value="1.883838" calcext:value-type="float">
            <text:p>1.883838</text:p>
          </table:table-cell>
          <table:table-cell office:value-type="float" office:value="0.2676629" calcext:value-type="float">
            <text:p>0.2676629</text:p>
          </table:table-cell>
          <table:table-cell office:value-type="float" office:value="0.230706" calcext:value-type="float">
            <text:p>0.230706</text:p>
          </table:table-cell>
          <table:table-cell office:value-type="float" office:value="0.05173567" calcext:value-type="float">
            <text:p>0.05173567</text:p>
          </table:table-cell>
          <table:table-cell office:value-type="float" office:value="0.04295338" calcext:value-type="float">
            <text:p>0.04295338</text:p>
          </table:table-cell>
          <table:table-cell office:value-type="float" office:value="0.02193471" calcext:value-type="float">
            <text:p>0.02193471</text:p>
          </table:table-cell>
          <table:table-cell office:value-type="float" office:value="0.019349" calcext:value-type="float">
            <text:p>0.019349</text:p>
          </table:table-cell>
          <table:table-cell office:value-type="float" office:value="0.02882253" calcext:value-type="float">
            <text:p>0.02882253</text:p>
          </table:table-cell>
          <table:table-cell office:value-type="float" office:value="0.02216125" calcext:value-type="float">
            <text:p>0.02216125</text:p>
          </table:table-cell>
          <table:table-cell office:value-type="float" office:value="0.02102571" calcext:value-type="float">
            <text:p>0.02102571</text:p>
          </table:table-cell>
          <table:table-cell office:value-type="float" office:value="0.02341597" calcext:value-type="float">
            <text:p>0.02341597</text:p>
          </table:table-cell>
          <table:table-cell office:value-type="float" office:value="0.03735396" calcext:value-type="float">
            <text:p>0.03735396</text:p>
          </table:table-cell>
          <table:table-cell office:value-type="float" office:value="0.00500599" calcext:value-type="float">
            <text:p>0.00500599</text:p>
          </table:table-cell>
          <table:table-cell office:value-type="float" office:value="0.0035331" calcext:value-type="float">
            <text:p>0.0035331</text:p>
          </table:table-cell>
          <table:table-cell office:value-type="float" office:value="0" calcext:value-type="float">
            <text:p>0</text:p>
          </table:table-cell>
          <table:table-cell office:value-type="float" office:value="8.427012" calcext:value-type="float">
            <text:p>8.427012</text:p>
          </table:table-cell>
          <table:table-cell office:value-type="float" office:value="6.339975" calcext:value-type="float">
            <text:p>6.339975</text:p>
          </table:table-cell>
          <table:table-cell office:value-type="float" office:value="11.81063" calcext:value-type="float">
            <text:p>11.81063</text:p>
          </table:table-cell>
          <table:table-cell office:value-type="float" office:value="16.5567" calcext:value-type="float">
            <text:p>16.5567</text:p>
          </table:table-cell>
          <table:table-cell office:value-type="float" office:value="18.12134" calcext:value-type="float">
            <text:p>18.12134</text:p>
          </table:table-cell>
          <table:table-cell office:value-type="float" office:value="11.97364" calcext:value-type="float">
            <text:p>11.97364</text:p>
          </table:table-cell>
          <table:table-cell office:value-type="float" office:value="9.962685" calcext:value-type="float">
            <text:p>9.962685</text:p>
          </table:table-cell>
          <table:table-cell office:value-type="float" office:value="4.810559" calcext:value-type="float">
            <text:p>4.810559</text:p>
          </table:table-cell>
          <table:table-cell office:value-type="float" office:value="3.059191" calcext:value-type="float">
            <text:p>3.059191</text:p>
          </table:table-cell>
          <table:table-cell office:value-type="float" office:value="4.62439" calcext:value-type="float">
            <text:p>4.62439</text:p>
          </table:table-cell>
          <table:table-cell office:value-type="float" office:value="1.845311" calcext:value-type="float">
            <text:p>1.845311</text:p>
          </table:table-cell>
          <table:table-cell office:value-type="float" office:value="0.5312051" calcext:value-type="float">
            <text:p>0.5312051</text:p>
          </table:table-cell>
          <table:table-cell office:value-type="float" office:value="0.36527" calcext:value-type="float">
            <text:p>0.36527</text:p>
          </table:table-cell>
          <table:table-cell office:value-type="float" office:value="0.3791203" calcext:value-type="float">
            <text:p>0.3791203</text:p>
          </table:table-cell>
          <table:table-cell office:value-type="float" office:value="0" calcext:value-type="float">
            <text:p>0</text:p>
          </table:table-cell>
          <table:table-cell office:value-type="float" office:value="1569.828" calcext:value-type="float">
            <text:p>1569.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360682" calcext:value-type="float">
            <text:p>-0.436068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26.29133" calcext:value-type="float">
            <text:p>26.29133</text:p>
          </table:table-cell>
          <table:table-cell office:value-type="float" office:value="1076.508" calcext:value-type="float">
            <text:p>1076.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21501" calcext:value-type="float">
            <text:p>0.2121501</text:p>
          </table:table-cell>
          <table:table-cell office:value-type="float" office:value="12.45889" calcext:value-type="float">
            <text:p>12.45889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003580128" calcext:value-type="float">
            <text:p>3.580128E-05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-0.0183373" calcext:value-type="float">
            <text:p>-0.0183373</text:p>
          </table:table-cell>
          <table:table-cell office:value-type="float" office:value="-0.1384402" calcext:value-type="float">
            <text:p>-0.1384402</text:p>
          </table:table-cell>
          <table:table-cell office:value-type="float" office:value="0.00003974777" calcext:value-type="float">
            <text:p>3.974777E-05</text:p>
          </table:table-cell>
          <table:table-cell office:value-type="float" office:value="0.000000169354" calcext:value-type="float">
            <text:p>1.69354E-07</text:p>
          </table:table-cell>
          <table:table-cell office:value-type="float" office:value="17.90437" calcext:value-type="float">
            <text:p>17.90437</text:p>
          </table:table-cell>
          <table:table-cell office:value-type="float" office:value="3.473063" calcext:value-type="float">
            <text:p>3.473063</text:p>
          </table:table-cell>
          <table:table-cell office:value-type="float" office:value="0.3266319" calcext:value-type="float">
            <text:p>0.3266319</text:p>
          </table:table-cell>
          <table:table-cell office:value-type="float" office:value="0.2441616" calcext:value-type="float">
            <text:p>0.2441616</text:p>
          </table:table-cell>
          <table:table-cell office:value-type="float" office:value="0.04514118" calcext:value-type="float">
            <text:p>0.04514118</text:p>
          </table:table-cell>
          <table:table-cell office:value-type="float" office:value="0.04042524" calcext:value-type="float">
            <text:p>0.04042524</text:p>
          </table:table-cell>
          <table:table-cell office:value-type="float" office:value="0.02132" calcext:value-type="float">
            <text:p>0.02132</text:p>
          </table:table-cell>
          <table:table-cell office:value-type="float" office:value="0.01904382" calcext:value-type="float">
            <text:p>0.01904382</text:p>
          </table:table-cell>
          <table:table-cell office:value-type="float" office:value="0.02874051" calcext:value-type="float">
            <text:p>0.02874051</text:p>
          </table:table-cell>
          <table:table-cell office:value-type="float" office:value="0.02222787" calcext:value-type="float">
            <text:p>0.02222787</text:p>
          </table:table-cell>
          <table:table-cell office:value-type="float" office:value="0.02105916" calcext:value-type="float">
            <text:p>0.02105916</text:p>
          </table:table-cell>
          <table:table-cell office:value-type="float" office:value="0.02341973" calcext:value-type="float">
            <text:p>0.02341973</text:p>
          </table:table-cell>
          <table:table-cell office:value-type="float" office:value="0.03718566" calcext:value-type="float">
            <text:p>0.03718566</text:p>
          </table:table-cell>
          <table:table-cell office:value-type="float" office:value="0.005265889" calcext:value-type="float">
            <text:p>0.005265889</text:p>
          </table:table-cell>
          <table:table-cell office:value-type="float" office:value="0.003532659" calcext:value-type="float">
            <text:p>0.003532659</text:p>
          </table:table-cell>
          <table:table-cell office:value-type="float" office:value="0" calcext:value-type="float">
            <text:p>0</text:p>
          </table:table-cell>
          <table:table-cell office:value-type="float" office:value="8.092712" calcext:value-type="float">
            <text:p>8.092712</text:p>
          </table:table-cell>
          <table:table-cell office:value-type="float" office:value="7.320078" calcext:value-type="float">
            <text:p>7.320078</text:p>
          </table:table-cell>
          <table:table-cell office:value-type="float" office:value="12.34145" calcext:value-type="float">
            <text:p>12.34145</text:p>
          </table:table-cell>
          <table:table-cell office:value-type="float" office:value="16.20143" calcext:value-type="float">
            <text:p>16.20143</text:p>
          </table:table-cell>
          <table:table-cell office:value-type="float" office:value="17.62501" calcext:value-type="float">
            <text:p>17.62501</text:p>
          </table:table-cell>
          <table:table-cell office:value-type="float" office:value="11.75214" calcext:value-type="float">
            <text:p>11.75214</text:p>
          </table:table-cell>
          <table:table-cell office:value-type="float" office:value="9.861856" calcext:value-type="float">
            <text:p>9.861856</text:p>
          </table:table-cell>
          <table:table-cell office:value-type="float" office:value="4.930622" calcext:value-type="float">
            <text:p>4.930622</text:p>
          </table:table-cell>
          <table:table-cell office:value-type="float" office:value="3.099862" calcext:value-type="float">
            <text:p>3.099862</text:p>
          </table:table-cell>
          <table:table-cell office:value-type="float" office:value="4.514571" calcext:value-type="float">
            <text:p>4.514571</text:p>
          </table:table-cell>
          <table:table-cell office:value-type="float" office:value="2.001683" calcext:value-type="float">
            <text:p>2.001683</text:p>
          </table:table-cell>
          <table:table-cell office:value-type="float" office:value="0.6069002" calcext:value-type="float">
            <text:p>0.6069002</text:p>
          </table:table-cell>
          <table:table-cell office:value-type="float" office:value="0.3834672" calcext:value-type="float">
            <text:p>0.3834672</text:p>
          </table:table-cell>
          <table:table-cell office:value-type="float" office:value="0.3791256" calcext:value-type="float">
            <text:p>0.3791256</text:p>
          </table:table-cell>
          <table:table-cell office:value-type="float" office:value="0" calcext:value-type="float">
            <text:p>0</text:p>
          </table:table-cell>
          <table:table-cell office:value-type="float" office:value="2134.48" calcext:value-type="float">
            <text:p>2134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540897" calcext:value-type="float">
            <text:p>-0.45408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26.09245" calcext:value-type="float">
            <text:p>26.09245</text:p>
          </table:table-cell>
          <table:table-cell office:value-type="float" office:value="1076.521" calcext:value-type="float">
            <text:p>1076.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2068" calcext:value-type="float">
            <text:p>0.2382068</text:p>
          </table:table-cell>
          <table:table-cell office:value-type="float" office:value="12.25107" calcext:value-type="float">
            <text:p>12.25107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3337702" calcext:value-type="float">
            <text:p>0.003337702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3340415" calcext:value-type="float">
            <text:p>0.3340415</text:p>
          </table:table-cell>
          <table:table-cell office:value-type="float" office:value="-0.1406248" calcext:value-type="float">
            <text:p>-0.1406248</text:p>
          </table:table-cell>
          <table:table-cell office:value-type="float" office:value="0.00003335861" calcext:value-type="float">
            <text:p>3.335861E-05</text:p>
          </table:table-cell>
          <table:table-cell office:value-type="float" office:value="0.0000001716363" calcext:value-type="float">
            <text:p>1.716363E-07</text:p>
          </table:table-cell>
          <table:table-cell office:value-type="float" office:value="17.83007" calcext:value-type="float">
            <text:p>17.83007</text:p>
          </table:table-cell>
          <table:table-cell office:value-type="float" office:value="5.272601" calcext:value-type="float">
            <text:p>5.272601</text:p>
          </table:table-cell>
          <table:table-cell office:value-type="float" office:value="0.2439319" calcext:value-type="float">
            <text:p>0.2439319</text:p>
          </table:table-cell>
          <table:table-cell office:value-type="float" office:value="0.1840871" calcext:value-type="float">
            <text:p>0.1840871</text:p>
          </table:table-cell>
          <table:table-cell office:value-type="float" office:value="0.0396086" calcext:value-type="float">
            <text:p>0.0396086</text:p>
          </table:table-cell>
          <table:table-cell office:value-type="float" office:value="0.03733271" calcext:value-type="float">
            <text:p>0.03733271</text:p>
          </table:table-cell>
          <table:table-cell office:value-type="float" office:value="0.02013289" calcext:value-type="float">
            <text:p>0.02013289</text:p>
          </table:table-cell>
          <table:table-cell office:value-type="float" office:value="0.0182096" calcext:value-type="float">
            <text:p>0.0182096</text:p>
          </table:table-cell>
          <table:table-cell office:value-type="float" office:value="0.02850854" calcext:value-type="float">
            <text:p>0.02850854</text:p>
          </table:table-cell>
          <table:table-cell office:value-type="float" office:value="0.02221132" calcext:value-type="float">
            <text:p>0.02221132</text:p>
          </table:table-cell>
          <table:table-cell office:value-type="float" office:value="0.0210409" calcext:value-type="float">
            <text:p>0.0210409</text:p>
          </table:table-cell>
          <table:table-cell office:value-type="float" office:value="0.02330351" calcext:value-type="float">
            <text:p>0.02330351</text:p>
          </table:table-cell>
          <table:table-cell office:value-type="float" office:value="0.03689414" calcext:value-type="float">
            <text:p>0.03689414</text:p>
          </table:table-cell>
          <table:table-cell office:value-type="float" office:value="0.005609098" calcext:value-type="float">
            <text:p>0.005609098</text:p>
          </table:table-cell>
          <table:table-cell office:value-type="float" office:value="0.003532232" calcext:value-type="float">
            <text:p>0.003532232</text:p>
          </table:table-cell>
          <table:table-cell office:value-type="float" office:value="0" calcext:value-type="float">
            <text:p>0</text:p>
          </table:table-cell>
          <table:table-cell office:value-type="float" office:value="7.64114" calcext:value-type="float">
            <text:p>7.64114</text:p>
          </table:table-cell>
          <table:table-cell office:value-type="float" office:value="8.28584" calcext:value-type="float">
            <text:p>8.28584</text:p>
          </table:table-cell>
          <table:table-cell office:value-type="float" office:value="12.48407" calcext:value-type="float">
            <text:p>12.48407</text:p>
          </table:table-cell>
          <table:table-cell office:value-type="float" office:value="15.0554" calcext:value-type="float">
            <text:p>15.0554</text:p>
          </table:table-cell>
          <table:table-cell office:value-type="float" office:value="16.32471" calcext:value-type="float">
            <text:p>16.32471</text:p>
          </table:table-cell>
          <table:table-cell office:value-type="float" office:value="10.95513" calcext:value-type="float">
            <text:p>10.95513</text:p>
          </table:table-cell>
          <table:table-cell office:value-type="float" office:value="9.350776" calcext:value-type="float">
            <text:p>9.350776</text:p>
          </table:table-cell>
          <table:table-cell office:value-type="float" office:value="4.911806" calcext:value-type="float">
            <text:p>4.911806</text:p>
          </table:table-cell>
          <table:table-cell office:value-type="float" office:value="3.088067" calcext:value-type="float">
            <text:p>3.088067</text:p>
          </table:table-cell>
          <table:table-cell office:value-type="float" office:value="4.439832" calcext:value-type="float">
            <text:p>4.439832</text:p>
          </table:table-cell>
          <table:table-cell office:value-type="float" office:value="2.051232" calcext:value-type="float">
            <text:p>2.051232</text:p>
          </table:table-cell>
          <table:table-cell office:value-type="float" office:value="0.6612629" calcext:value-type="float">
            <text:p>0.6612629</text:p>
          </table:table-cell>
          <table:table-cell office:value-type="float" office:value="0.4099612" calcext:value-type="float">
            <text:p>0.4099612</text:p>
          </table:table-cell>
          <table:table-cell office:value-type="float" office:value="0.3791311" calcext:value-type="float">
            <text:p>0.3791311</text:p>
          </table:table-cell>
          <table:table-cell office:value-type="float" office:value="0" calcext:value-type="float">
            <text:p>0</text:p>
          </table:table-cell>
          <table:table-cell office:value-type="float" office:value="2576.767" calcext:value-type="float">
            <text:p>2576.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588152" calcext:value-type="float">
            <text:p>-0.458815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25.87726" calcext:value-type="float">
            <text:p>25.87726</text:p>
          </table:table-cell>
          <table:table-cell office:value-type="float" office:value="1076.53" calcext:value-type="float">
            <text:p>1076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36656" calcext:value-type="float">
            <text:p>0.2636656</text:p>
          </table:table-cell>
          <table:table-cell office:value-type="float" office:value="12.20521" calcext:value-type="float">
            <text:p>12.20521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296069" calcext:value-type="float">
            <text:p>0.004296069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5511525" calcext:value-type="float">
            <text:p>0.5511525</text:p>
          </table:table-cell>
          <table:table-cell office:value-type="float" office:value="-0.1421817" calcext:value-type="float">
            <text:p>-0.1421817</text:p>
          </table:table-cell>
          <table:table-cell office:value-type="float" office:value="0.00002753055" calcext:value-type="float">
            <text:p>2.753055E-05</text:p>
          </table:table-cell>
          <table:table-cell office:value-type="float" office:value="0.0000001736435" calcext:value-type="float">
            <text:p>1.736435E-07</text:p>
          </table:table-cell>
          <table:table-cell office:value-type="float" office:value="17.75458" calcext:value-type="float">
            <text:p>17.75458</text:p>
          </table:table-cell>
          <table:table-cell office:value-type="float" office:value="6.723776" calcext:value-type="float">
            <text:p>6.723776</text:p>
          </table:table-cell>
          <table:table-cell office:value-type="float" office:value="0.2352866" calcext:value-type="float">
            <text:p>0.2352866</text:p>
          </table:table-cell>
          <table:table-cell office:value-type="float" office:value="0.188223" calcext:value-type="float">
            <text:p>0.188223</text:p>
          </table:table-cell>
          <table:table-cell office:value-type="float" office:value="0.0370073" calcext:value-type="float">
            <text:p>0.0370073</text:p>
          </table:table-cell>
          <table:table-cell office:value-type="float" office:value="0.0353718" calcext:value-type="float">
            <text:p>0.0353718</text:p>
          </table:table-cell>
          <table:table-cell office:value-type="float" office:value="0.01904009" calcext:value-type="float">
            <text:p>0.01904009</text:p>
          </table:table-cell>
          <table:table-cell office:value-type="float" office:value="0.01727173" calcext:value-type="float">
            <text:p>0.01727173</text:p>
          </table:table-cell>
          <table:table-cell office:value-type="float" office:value="0.0281791" calcext:value-type="float">
            <text:p>0.0281791</text:p>
          </table:table-cell>
          <table:table-cell office:value-type="float" office:value="0.02211365" calcext:value-type="float">
            <text:p>0.02211365</text:p>
          </table:table-cell>
          <table:table-cell office:value-type="float" office:value="0.02099351" calcext:value-type="float">
            <text:p>0.02099351</text:p>
          </table:table-cell>
          <table:table-cell office:value-type="float" office:value="0.0231918" calcext:value-type="float">
            <text:p>0.0231918</text:p>
          </table:table-cell>
          <table:table-cell office:value-type="float" office:value="0.03662782" calcext:value-type="float">
            <text:p>0.03662782</text:p>
          </table:table-cell>
          <table:table-cell office:value-type="float" office:value="0.005804197" calcext:value-type="float">
            <text:p>0.005804197</text:p>
          </table:table-cell>
          <table:table-cell office:value-type="float" office:value="0.003531797" calcext:value-type="float">
            <text:p>0.003531797</text:p>
          </table:table-cell>
          <table:table-cell office:value-type="float" office:value="0" calcext:value-type="float">
            <text:p>0</text:p>
          </table:table-cell>
          <table:table-cell office:value-type="float" office:value="7.664045" calcext:value-type="float">
            <text:p>7.664045</text:p>
          </table:table-cell>
          <table:table-cell office:value-type="float" office:value="9.898996" calcext:value-type="float">
            <text:p>9.898996</text:p>
          </table:table-cell>
          <table:table-cell office:value-type="float" office:value="13.55554" calcext:value-type="float">
            <text:p>13.55554</text:p>
          </table:table-cell>
          <table:table-cell office:value-type="float" office:value="14.94252" calcext:value-type="float">
            <text:p>14.94252</text:p>
          </table:table-cell>
          <table:table-cell office:value-type="float" office:value="16.05057" calcext:value-type="float">
            <text:p>16.05057</text:p>
          </table:table-cell>
          <table:table-cell office:value-type="float" office:value="10.5532" calcext:value-type="float">
            <text:p>10.5532</text:p>
          </table:table-cell>
          <table:table-cell office:value-type="float" office:value="8.928103" calcext:value-type="float">
            <text:p>8.928103</text:p>
          </table:table-cell>
          <table:table-cell office:value-type="float" office:value="4.838327" calcext:value-type="float">
            <text:p>4.838327</text:p>
          </table:table-cell>
          <table:table-cell office:value-type="float" office:value="3.041193" calcext:value-type="float">
            <text:p>3.041193</text:p>
          </table:table-cell>
          <table:table-cell office:value-type="float" office:value="4.396938" calcext:value-type="float">
            <text:p>4.396938</text:p>
          </table:table-cell>
          <table:table-cell office:value-type="float" office:value="2.059503" calcext:value-type="float">
            <text:p>2.059503</text:p>
          </table:table-cell>
          <table:table-cell office:value-type="float" office:value="0.6779849" calcext:value-type="float">
            <text:p>0.6779849</text:p>
          </table:table-cell>
          <table:table-cell office:value-type="float" office:value="0.4247393" calcext:value-type="float">
            <text:p>0.4247393</text:p>
          </table:table-cell>
          <table:table-cell office:value-type="float" office:value="0.3791367" calcext:value-type="float">
            <text:p>0.3791367</text:p>
          </table:table-cell>
          <table:table-cell office:value-type="float" office:value="0" calcext:value-type="float">
            <text:p>0</text:p>
          </table:table-cell>
          <table:table-cell office:value-type="float" office:value="2923.325" calcext:value-type="float">
            <text:p>2923.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596536" calcext:value-type="float">
            <text:p>-0.45965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25.67482" calcext:value-type="float">
            <text:p>25.67482</text:p>
          </table:table-cell>
          <table:table-cell office:value-type="float" office:value="1076.54" calcext:value-type="float">
            <text:p>1076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3116" calcext:value-type="float">
            <text:p>0.2593116</text:p>
          </table:table-cell>
          <table:table-cell office:value-type="float" office:value="12.32473" calcext:value-type="float">
            <text:p>12.32473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478669" calcext:value-type="float">
            <text:p>0.004478669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203603" calcext:value-type="float">
            <text:p>0.6203603</text:p>
          </table:table-cell>
          <table:table-cell office:value-type="float" office:value="-0.143009" calcext:value-type="float">
            <text:p>-0.143009</text:p>
          </table:table-cell>
          <table:table-cell office:value-type="float" office:value="0.00002543808" calcext:value-type="float">
            <text:p>2.543808E-05</text:p>
          </table:table-cell>
          <table:table-cell office:value-type="float" office:value="0.0000001773935" calcext:value-type="float">
            <text:p>1.773935E-07</text:p>
          </table:table-cell>
          <table:table-cell office:value-type="float" office:value="17.7049" calcext:value-type="float">
            <text:p>17.7049</text:p>
          </table:table-cell>
          <table:table-cell office:value-type="float" office:value="6.545549" calcext:value-type="float">
            <text:p>6.545549</text:p>
          </table:table-cell>
          <table:table-cell office:value-type="float" office:value="1.913914" calcext:value-type="float">
            <text:p>1.913914</text:p>
          </table:table-cell>
          <table:table-cell office:value-type="float" office:value="0.1793977" calcext:value-type="float">
            <text:p>0.1793977</text:p>
          </table:table-cell>
          <table:table-cell office:value-type="float" office:value="0.03516872" calcext:value-type="float">
            <text:p>0.03516872</text:p>
          </table:table-cell>
          <table:table-cell office:value-type="float" office:value="0.03437361" calcext:value-type="float">
            <text:p>0.03437361</text:p>
          </table:table-cell>
          <table:table-cell office:value-type="float" office:value="0.01840169" calcext:value-type="float">
            <text:p>0.01840169</text:p>
          </table:table-cell>
          <table:table-cell office:value-type="float" office:value="0.01656896" calcext:value-type="float">
            <text:p>0.01656896</text:p>
          </table:table-cell>
          <table:table-cell office:value-type="float" office:value="0.02785614" calcext:value-type="float">
            <text:p>0.02785614</text:p>
          </table:table-cell>
          <table:table-cell office:value-type="float" office:value="0.02198581" calcext:value-type="float">
            <text:p>0.02198581</text:p>
          </table:table-cell>
          <table:table-cell office:value-type="float" office:value="0.02094359" calcext:value-type="float">
            <text:p>0.02094359</text:p>
          </table:table-cell>
          <table:table-cell office:value-type="float" office:value="0.02309373" calcext:value-type="float">
            <text:p>0.02309373</text:p>
          </table:table-cell>
          <table:table-cell office:value-type="float" office:value="0.0364136" calcext:value-type="float">
            <text:p>0.0364136</text:p>
          </table:table-cell>
          <table:table-cell office:value-type="float" office:value="0.005900073" calcext:value-type="float">
            <text:p>0.005900073</text:p>
          </table:table-cell>
          <table:table-cell office:value-type="float" office:value="0.003531357" calcext:value-type="float">
            <text:p>0.003531357</text:p>
          </table:table-cell>
          <table:table-cell office:value-type="float" office:value="0" calcext:value-type="float">
            <text:p>0</text:p>
          </table:table-cell>
          <table:table-cell office:value-type="float" office:value="9.405425" calcext:value-type="float">
            <text:p>9.405425</text:p>
          </table:table-cell>
          <table:table-cell office:value-type="float" office:value="12.26004" calcext:value-type="float">
            <text:p>12.26004</text:p>
          </table:table-cell>
          <table:table-cell office:value-type="float" office:value="14.51442" calcext:value-type="float">
            <text:p>14.51442</text:p>
          </table:table-cell>
          <table:table-cell office:value-type="float" office:value="15.05874" calcext:value-type="float">
            <text:p>15.05874</text:p>
          </table:table-cell>
          <table:table-cell office:value-type="float" office:value="16.14922" calcext:value-type="float">
            <text:p>16.14922</text:p>
          </table:table-cell>
          <table:table-cell office:value-type="float" office:value="10.53008" calcext:value-type="float">
            <text:p>10.53008</text:p>
          </table:table-cell>
          <table:table-cell office:value-type="float" office:value="8.797947" calcext:value-type="float">
            <text:p>8.797947</text:p>
          </table:table-cell>
          <table:table-cell office:value-type="float" office:value="4.808017" calcext:value-type="float">
            <text:p>4.808017</text:p>
          </table:table-cell>
          <table:table-cell office:value-type="float" office:value="3.011063" calcext:value-type="float">
            <text:p>3.011063</text:p>
          </table:table-cell>
          <table:table-cell office:value-type="float" office:value="4.372882" calcext:value-type="float">
            <text:p>4.372882</text:p>
          </table:table-cell>
          <table:table-cell office:value-type="float" office:value="2.057179" calcext:value-type="float">
            <text:p>2.057179</text:p>
          </table:table-cell>
          <table:table-cell office:value-type="float" office:value="0.6846044" calcext:value-type="float">
            <text:p>0.6846044</text:p>
          </table:table-cell>
          <table:table-cell office:value-type="float" office:value="0.4307744" calcext:value-type="float">
            <text:p>0.4307744</text:p>
          </table:table-cell>
          <table:table-cell office:value-type="float" office:value="0.3791425" calcext:value-type="float">
            <text:p>0.3791425</text:p>
          </table:table-cell>
          <table:table-cell office:value-type="float" office:value="0" calcext:value-type="float">
            <text:p>0</text:p>
          </table:table-cell>
          <table:table-cell office:value-type="float" office:value="3053.083" calcext:value-type="float">
            <text:p>3053.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599592" calcext:value-type="float">
            <text:p>-0.45995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25.45856" calcext:value-type="float">
            <text:p>25.45856</text:p>
          </table:table-cell>
          <table:table-cell office:value-type="float" office:value="1076.547" calcext:value-type="float">
            <text:p>1076.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08411" calcext:value-type="float">
            <text:p>0.2708411</text:p>
          </table:table-cell>
          <table:table-cell office:value-type="float" office:value="12.48392" calcext:value-type="float">
            <text:p>12.48392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567634" calcext:value-type="float">
            <text:p>0.004567634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51359" calcext:value-type="float">
            <text:p>0.651359</text:p>
          </table:table-cell>
          <table:table-cell office:value-type="float" office:value="-0.1433477" calcext:value-type="float">
            <text:p>-0.1433477</text:p>
          </table:table-cell>
          <table:table-cell office:value-type="float" office:value="0.00001151591" calcext:value-type="float">
            <text:p>1.151591E-05</text:p>
          </table:table-cell>
          <table:table-cell office:value-type="float" office:value="0.0000001801898" calcext:value-type="float">
            <text:p>1.801898E-07</text:p>
          </table:table-cell>
          <table:table-cell office:value-type="float" office:value="17.63272" calcext:value-type="float">
            <text:p>17.63272</text:p>
          </table:table-cell>
          <table:table-cell office:value-type="float" office:value="9.838243" calcext:value-type="float">
            <text:p>9.838243</text:p>
          </table:table-cell>
          <table:table-cell office:value-type="float" office:value="1.362095" calcext:value-type="float">
            <text:p>1.362095</text:p>
          </table:table-cell>
          <table:table-cell office:value-type="float" office:value="0.1789523" calcext:value-type="float">
            <text:p>0.1789523</text:p>
          </table:table-cell>
          <table:table-cell office:value-type="float" office:value="0.03438937" calcext:value-type="float">
            <text:p>0.03438937</text:p>
          </table:table-cell>
          <table:table-cell office:value-type="float" office:value="0.03380378" calcext:value-type="float">
            <text:p>0.03380378</text:p>
          </table:table-cell>
          <table:table-cell office:value-type="float" office:value="0.01799268" calcext:value-type="float">
            <text:p>0.01799268</text:p>
          </table:table-cell>
          <table:table-cell office:value-type="float" office:value="0.01613013" calcext:value-type="float">
            <text:p>0.01613013</text:p>
          </table:table-cell>
          <table:table-cell office:value-type="float" office:value="0.02757571" calcext:value-type="float">
            <text:p>0.02757571</text:p>
          </table:table-cell>
          <table:table-cell office:value-type="float" office:value="0.02184461" calcext:value-type="float">
            <text:p>0.02184461</text:p>
          </table:table-cell>
          <table:table-cell office:value-type="float" office:value="0.02089177" calcext:value-type="float">
            <text:p>0.02089177</text:p>
          </table:table-cell>
          <table:table-cell office:value-type="float" office:value="0.02300386" calcext:value-type="float">
            <text:p>0.02300386</text:p>
          </table:table-cell>
          <table:table-cell office:value-type="float" office:value="0.0362295" calcext:value-type="float">
            <text:p>0.0362295</text:p>
          </table:table-cell>
          <table:table-cell office:value-type="float" office:value="0.005945853" calcext:value-type="float">
            <text:p>0.005945853</text:p>
          </table:table-cell>
          <table:table-cell office:value-type="float" office:value="0.003530902" calcext:value-type="float">
            <text:p>0.003530902</text:p>
          </table:table-cell>
          <table:table-cell office:value-type="float" office:value="0" calcext:value-type="float">
            <text:p>0</text:p>
          </table:table-cell>
          <table:table-cell office:value-type="float" office:value="9.339382" calcext:value-type="float">
            <text:p>9.339382</text:p>
          </table:table-cell>
          <table:table-cell office:value-type="float" office:value="14.83114" calcext:value-type="float">
            <text:p>14.83114</text:p>
          </table:table-cell>
          <table:table-cell office:value-type="float" office:value="15.84271" calcext:value-type="float">
            <text:p>15.84271</text:p>
          </table:table-cell>
          <table:table-cell office:value-type="float" office:value="15.15937" calcext:value-type="float">
            <text:p>15.15937</text:p>
          </table:table-cell>
          <table:table-cell office:value-type="float" office:value="16.13429" calcext:value-type="float">
            <text:p>16.13429</text:p>
          </table:table-cell>
          <table:table-cell office:value-type="float" office:value="10.55575" calcext:value-type="float">
            <text:p>10.55575</text:p>
          </table:table-cell>
          <table:table-cell office:value-type="float" office:value="8.772301" calcext:value-type="float">
            <text:p>8.772301</text:p>
          </table:table-cell>
          <table:table-cell office:value-type="float" office:value="4.801732" calcext:value-type="float">
            <text:p>4.801732</text:p>
          </table:table-cell>
          <table:table-cell office:value-type="float" office:value="2.995493" calcext:value-type="float">
            <text:p>2.995493</text:p>
          </table:table-cell>
          <table:table-cell office:value-type="float" office:value="4.359454" calcext:value-type="float">
            <text:p>4.359454</text:p>
          </table:table-cell>
          <table:table-cell office:value-type="float" office:value="2.052113" calcext:value-type="float">
            <text:p>2.052113</text:p>
          </table:table-cell>
          <table:table-cell office:value-type="float" office:value="0.6879271" calcext:value-type="float">
            <text:p>0.6879271</text:p>
          </table:table-cell>
          <table:table-cell office:value-type="float" office:value="0.4327599" calcext:value-type="float">
            <text:p>0.4327599</text:p>
          </table:table-cell>
          <table:table-cell office:value-type="float" office:value="0.3791497" calcext:value-type="float">
            <text:p>0.3791497</text:p>
          </table:table-cell>
          <table:table-cell office:value-type="float" office:value="0" calcext:value-type="float">
            <text:p>0</text:p>
          </table:table-cell>
          <table:table-cell office:value-type="float" office:value="3159.12" calcext:value-type="float">
            <text:p>315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02509" calcext:value-type="float">
            <text:p>-0.46025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25.28337" calcext:value-type="float">
            <text:p>25.28337</text:p>
          </table:table-cell>
          <table:table-cell office:value-type="float" office:value="1076.552" calcext:value-type="float">
            <text:p>1076.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92536" calcext:value-type="float">
            <text:p>0.2592536</text:p>
          </table:table-cell>
          <table:table-cell office:value-type="float" office:value="12.63881" calcext:value-type="float">
            <text:p>12.63881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623228" calcext:value-type="float">
            <text:p>0.004623228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679305" calcext:value-type="float">
            <text:p>0.6679305</text:p>
          </table:table-cell>
          <table:table-cell office:value-type="float" office:value="-0.1458376" calcext:value-type="float">
            <text:p>-0.1458376</text:p>
          </table:table-cell>
          <table:table-cell office:value-type="float" office:value="0.000005847643" calcext:value-type="float">
            <text:p>5.847643E-06</text:p>
          </table:table-cell>
          <table:table-cell office:value-type="float" office:value="0.0000001833098" calcext:value-type="float">
            <text:p>1.833098E-07</text:p>
          </table:table-cell>
          <table:table-cell office:value-type="float" office:value="17.59962" calcext:value-type="float">
            <text:p>17.59962</text:p>
          </table:table-cell>
          <table:table-cell office:value-type="float" office:value="10.29127" calcext:value-type="float">
            <text:p>10.29127</text:p>
          </table:table-cell>
          <table:table-cell office:value-type="float" office:value="0.9743619" calcext:value-type="float">
            <text:p>0.9743619</text:p>
          </table:table-cell>
          <table:table-cell office:value-type="float" office:value="0.1674915" calcext:value-type="float">
            <text:p>0.1674915</text:p>
          </table:table-cell>
          <table:table-cell office:value-type="float" office:value="0.03336815" calcext:value-type="float">
            <text:p>0.03336815</text:p>
          </table:table-cell>
          <table:table-cell office:value-type="float" office:value="0.03333409" calcext:value-type="float">
            <text:p>0.03333409</text:p>
          </table:table-cell>
          <table:table-cell office:value-type="float" office:value="0.01779402" calcext:value-type="float">
            <text:p>0.01779402</text:p>
          </table:table-cell>
          <table:table-cell office:value-type="float" office:value="0.01589732" calcext:value-type="float">
            <text:p>0.01589732</text:p>
          </table:table-cell>
          <table:table-cell office:value-type="float" office:value="0.02733554" calcext:value-type="float">
            <text:p>0.02733554</text:p>
          </table:table-cell>
          <table:table-cell office:value-type="float" office:value="0.02170446" calcext:value-type="float">
            <text:p>0.02170446</text:p>
          </table:table-cell>
          <table:table-cell office:value-type="float" office:value="0.02083819" calcext:value-type="float">
            <text:p>0.02083819</text:p>
          </table:table-cell>
          <table:table-cell office:value-type="float" office:value="0.02292022" calcext:value-type="float">
            <text:p>0.02292022</text:p>
          </table:table-cell>
          <table:table-cell office:value-type="float" office:value="0.03606216" calcext:value-type="float">
            <text:p>0.03606216</text:p>
          </table:table-cell>
          <table:table-cell office:value-type="float" office:value="0.005965423" calcext:value-type="float">
            <text:p>0.005965423</text:p>
          </table:table-cell>
          <table:table-cell office:value-type="float" office:value="0.003530437" calcext:value-type="float">
            <text:p>0.003530437</text:p>
          </table:table-cell>
          <table:table-cell office:value-type="float" office:value="0" calcext:value-type="float">
            <text:p>0</text:p>
          </table:table-cell>
          <table:table-cell office:value-type="float" office:value="12.22827" calcext:value-type="float">
            <text:p>12.22827</text:p>
          </table:table-cell>
          <table:table-cell office:value-type="float" office:value="16.45736" calcext:value-type="float">
            <text:p>16.45736</text:p>
          </table:table-cell>
          <table:table-cell office:value-type="float" office:value="16.90524" calcext:value-type="float">
            <text:p>16.90524</text:p>
          </table:table-cell>
          <table:table-cell office:value-type="float" office:value="15.3044" calcext:value-type="float">
            <text:p>15.3044</text:p>
          </table:table-cell>
          <table:table-cell office:value-type="float" office:value="16.18881" calcext:value-type="float">
            <text:p>16.18881</text:p>
          </table:table-cell>
          <table:table-cell office:value-type="float" office:value="10.57507" calcext:value-type="float">
            <text:p>10.57507</text:p>
          </table:table-cell>
          <table:table-cell office:value-type="float" office:value="8.779302" calcext:value-type="float">
            <text:p>8.779302</text:p>
          </table:table-cell>
          <table:table-cell office:value-type="float" office:value="4.806117" calcext:value-type="float">
            <text:p>4.806117</text:p>
          </table:table-cell>
          <table:table-cell office:value-type="float" office:value="2.990422" calcext:value-type="float">
            <text:p>2.990422</text:p>
          </table:table-cell>
          <table:table-cell office:value-type="float" office:value="4.351862" calcext:value-type="float">
            <text:p>4.351862</text:p>
          </table:table-cell>
          <table:table-cell office:value-type="float" office:value="2.047531" calcext:value-type="float">
            <text:p>2.047531</text:p>
          </table:table-cell>
          <table:table-cell office:value-type="float" office:value="0.6900368" calcext:value-type="float">
            <text:p>0.6900368</text:p>
          </table:table-cell>
          <table:table-cell office:value-type="float" office:value="0.4326414" calcext:value-type="float">
            <text:p>0.4326414</text:p>
          </table:table-cell>
          <table:table-cell office:value-type="float" office:value="0.3791576" calcext:value-type="float">
            <text:p>0.3791576</text:p>
          </table:table-cell>
          <table:table-cell office:value-type="float" office:value="0" calcext:value-type="float">
            <text:p>0</text:p>
          </table:table-cell>
          <table:table-cell office:value-type="float" office:value="3208.963" calcext:value-type="float">
            <text:p>3208.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11073" calcext:value-type="float">
            <text:p>-0.46110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25.06419" calcext:value-type="float">
            <text:p>25.06419</text:p>
          </table:table-cell>
          <table:table-cell office:value-type="float" office:value="1076.554" calcext:value-type="float">
            <text:p>1076.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2158" calcext:value-type="float">
            <text:p>0.2732158</text:p>
          </table:table-cell>
          <table:table-cell office:value-type="float" office:value="12.82415" calcext:value-type="float">
            <text:p>12.82415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659458" calcext:value-type="float">
            <text:p>0.004659458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777651" calcext:value-type="float">
            <text:p>0.6777651</text:p>
          </table:table-cell>
          <table:table-cell office:value-type="float" office:value="-0.1462332" calcext:value-type="float">
            <text:p>-0.1462332</text:p>
          </table:table-cell>
          <table:table-cell office:value-type="float" office:value="-0.00001314624" calcext:value-type="float">
            <text:p>-1.314624E-05</text:p>
          </table:table-cell>
          <table:table-cell office:value-type="float" office:value="0.0000001843357" calcext:value-type="float">
            <text:p>1.843357E-07</text:p>
          </table:table-cell>
          <table:table-cell office:value-type="float" office:value="17.52405" calcext:value-type="float">
            <text:p>17.52405</text:p>
          </table:table-cell>
          <table:table-cell office:value-type="float" office:value="12.45549" calcext:value-type="float">
            <text:p>12.45549</text:p>
          </table:table-cell>
          <table:table-cell office:value-type="float" office:value="0.7413281" calcext:value-type="float">
            <text:p>0.7413281</text:p>
          </table:table-cell>
          <table:table-cell office:value-type="float" office:value="0.1907805" calcext:value-type="float">
            <text:p>0.1907805</text:p>
          </table:table-cell>
          <table:table-cell office:value-type="float" office:value="0.03519639" calcext:value-type="float">
            <text:p>0.03519639</text:p>
          </table:table-cell>
          <table:table-cell office:value-type="float" office:value="0.03446648" calcext:value-type="float">
            <text:p>0.03446648</text:p>
          </table:table-cell>
          <table:table-cell office:value-type="float" office:value="0.01755939" calcext:value-type="float">
            <text:p>0.01755939</text:p>
          </table:table-cell>
          <table:table-cell office:value-type="float" office:value="0.01567265" calcext:value-type="float">
            <text:p>0.01567265</text:p>
          </table:table-cell>
          <table:table-cell office:value-type="float" office:value="0.02713575" calcext:value-type="float">
            <text:p>0.02713575</text:p>
          </table:table-cell>
          <table:table-cell office:value-type="float" office:value="0.02157446" calcext:value-type="float">
            <text:p>0.02157446</text:p>
          </table:table-cell>
          <table:table-cell office:value-type="float" office:value="0.02078377" calcext:value-type="float">
            <text:p>0.02078377</text:p>
          </table:table-cell>
          <table:table-cell office:value-type="float" office:value="0.0228405" calcext:value-type="float">
            <text:p>0.0228405</text:p>
          </table:table-cell>
          <table:table-cell office:value-type="float" office:value="0.03590283" calcext:value-type="float">
            <text:p>0.03590283</text:p>
          </table:table-cell>
          <table:table-cell office:value-type="float" office:value="0.005972209" calcext:value-type="float">
            <text:p>0.005972209</text:p>
          </table:table-cell>
          <table:table-cell office:value-type="float" office:value="0.00352996" calcext:value-type="float">
            <text:p>0.00352996</text:p>
          </table:table-cell>
          <table:table-cell office:value-type="float" office:value="0" calcext:value-type="float">
            <text:p>0</text:p>
          </table:table-cell>
          <table:table-cell office:value-type="float" office:value="12.22825" calcext:value-type="float">
            <text:p>12.22825</text:p>
          </table:table-cell>
          <table:table-cell office:value-type="float" office:value="18.75317" calcext:value-type="float">
            <text:p>18.75317</text:p>
          </table:table-cell>
          <table:table-cell office:value-type="float" office:value="18.36974" calcext:value-type="float">
            <text:p>18.36974</text:p>
          </table:table-cell>
          <table:table-cell office:value-type="float" office:value="15.54511" calcext:value-type="float">
            <text:p>15.54511</text:p>
          </table:table-cell>
          <table:table-cell office:value-type="float" office:value="16.28273" calcext:value-type="float">
            <text:p>16.28273</text:p>
          </table:table-cell>
          <table:table-cell office:value-type="float" office:value="10.59102" calcext:value-type="float">
            <text:p>10.59102</text:p>
          </table:table-cell>
          <table:table-cell office:value-type="float" office:value="8.791837" calcext:value-type="float">
            <text:p>8.791837</text:p>
          </table:table-cell>
          <table:table-cell office:value-type="float" office:value="4.814506" calcext:value-type="float">
            <text:p>4.814506</text:p>
          </table:table-cell>
          <table:table-cell office:value-type="float" office:value="2.991149" calcext:value-type="float">
            <text:p>2.991149</text:p>
          </table:table-cell>
          <table:table-cell office:value-type="float" office:value="4.348155" calcext:value-type="float">
            <text:p>4.348155</text:p>
          </table:table-cell>
          <table:table-cell office:value-type="float" office:value="2.044041" calcext:value-type="float">
            <text:p>2.044041</text:p>
          </table:table-cell>
          <table:table-cell office:value-type="float" office:value="0.6917024" calcext:value-type="float">
            <text:p>0.6917024</text:p>
          </table:table-cell>
          <table:table-cell office:value-type="float" office:value="0.4316126" calcext:value-type="float">
            <text:p>0.4316126</text:p>
          </table:table-cell>
          <table:table-cell office:value-type="float" office:value="0.3791656" calcext:value-type="float">
            <text:p>0.3791656</text:p>
          </table:table-cell>
          <table:table-cell office:value-type="float" office:value="0" calcext:value-type="float">
            <text:p>0</text:p>
          </table:table-cell>
          <table:table-cell office:value-type="float" office:value="3264.89" calcext:value-type="float">
            <text:p>326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15187" calcext:value-type="float">
            <text:p>-0.46151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24.7956" calcext:value-type="float">
            <text:p>24.7956</text:p>
          </table:table-cell>
          <table:table-cell office:value-type="float" office:value="1076.553" calcext:value-type="float">
            <text:p>1076.553</text:p>
          </table:table-cell>
          <table:table-cell office:value-type="float" office:value="0" calcext:value-type="float">
            <text:p>0</text:p>
          </table:table-cell>
          <table:table-cell office:value-type="float" office:value="-0.00009521958" calcext:value-type="float">
            <text:p>-9.521958E-05</text:p>
          </table:table-cell>
          <table:table-cell office:value-type="float" office:value="0.2859864" calcext:value-type="float">
            <text:p>0.2859864</text:p>
          </table:table-cell>
          <table:table-cell office:value-type="float" office:value="13.06567" calcext:value-type="float">
            <text:p>13.06567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683198" calcext:value-type="float">
            <text:p>0.004683198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836817" calcext:value-type="float">
            <text:p>0.6836817</text:p>
          </table:table-cell>
          <table:table-cell office:value-type="float" office:value="-0.1468987" calcext:value-type="float">
            <text:p>-0.1468987</text:p>
          </table:table-cell>
          <table:table-cell office:value-type="float" office:value="-0.0000398761" calcext:value-type="float">
            <text:p>-3.98761E-05</text:p>
          </table:table-cell>
          <table:table-cell office:value-type="float" office:value="0.0000001925081" calcext:value-type="float">
            <text:p>1.925081E-07</text:p>
          </table:table-cell>
          <table:table-cell office:value-type="float" office:value="17.39085" calcext:value-type="float">
            <text:p>17.39085</text:p>
          </table:table-cell>
          <table:table-cell office:value-type="float" office:value="14.08488" calcext:value-type="float">
            <text:p>14.08488</text:p>
          </table:table-cell>
          <table:table-cell office:value-type="float" office:value="0.601606" calcext:value-type="float">
            <text:p>0.601606</text:p>
          </table:table-cell>
          <table:table-cell office:value-type="float" office:value="0.2232036" calcext:value-type="float">
            <text:p>0.2232036</text:p>
          </table:table-cell>
          <table:table-cell office:value-type="float" office:value="0.03935462" calcext:value-type="float">
            <text:p>0.03935462</text:p>
          </table:table-cell>
          <table:table-cell office:value-type="float" office:value="0.03785103" calcext:value-type="float">
            <text:p>0.03785103</text:p>
          </table:table-cell>
          <table:table-cell office:value-type="float" office:value="0.01731315" calcext:value-type="float">
            <text:p>0.01731315</text:p>
          </table:table-cell>
          <table:table-cell office:value-type="float" office:value="0.01534153" calcext:value-type="float">
            <text:p>0.01534153</text:p>
          </table:table-cell>
          <table:table-cell office:value-type="float" office:value="0.02692413" calcext:value-type="float">
            <text:p>0.02692413</text:p>
          </table:table-cell>
          <table:table-cell office:value-type="float" office:value="0.02145236" calcext:value-type="float">
            <text:p>0.02145236</text:p>
          </table:table-cell>
          <table:table-cell office:value-type="float" office:value="0.02072857" calcext:value-type="float">
            <text:p>0.02072857</text:p>
          </table:table-cell>
          <table:table-cell office:value-type="float" office:value="0.02276336" calcext:value-type="float">
            <text:p>0.02276336</text:p>
          </table:table-cell>
          <table:table-cell office:value-type="float" office:value="0.0357473" calcext:value-type="float">
            <text:p>0.0357473</text:p>
          </table:table-cell>
          <table:table-cell office:value-type="float" office:value="0.00597321" calcext:value-type="float">
            <text:p>0.00597321</text:p>
          </table:table-cell>
          <table:table-cell office:value-type="float" office:value="0.00352948" calcext:value-type="float">
            <text:p>0.00352948</text:p>
          </table:table-cell>
          <table:table-cell office:value-type="float" office:value="0" calcext:value-type="float">
            <text:p>0</text:p>
          </table:table-cell>
          <table:table-cell office:value-type="float" office:value="12.43846" calcext:value-type="float">
            <text:p>12.43846</text:p>
          </table:table-cell>
          <table:table-cell office:value-type="float" office:value="21.55415" calcext:value-type="float">
            <text:p>21.55415</text:p>
          </table:table-cell>
          <table:table-cell office:value-type="float" office:value="20.21256" calcext:value-type="float">
            <text:p>20.21256</text:p>
          </table:table-cell>
          <table:table-cell office:value-type="float" office:value="15.89235" calcext:value-type="float">
            <text:p>15.89235</text:p>
          </table:table-cell>
          <table:table-cell office:value-type="float" office:value="16.45904" calcext:value-type="float">
            <text:p>16.45904</text:p>
          </table:table-cell>
          <table:table-cell office:value-type="float" office:value="10.62722" calcext:value-type="float">
            <text:p>10.62722</text:p>
          </table:table-cell>
          <table:table-cell office:value-type="float" office:value="8.803212" calcext:value-type="float">
            <text:p>8.803212</text:p>
          </table:table-cell>
          <table:table-cell office:value-type="float" office:value="4.825154" calcext:value-type="float">
            <text:p>4.825154</text:p>
          </table:table-cell>
          <table:table-cell office:value-type="float" office:value="2.995025" calcext:value-type="float">
            <text:p>2.995025</text:p>
          </table:table-cell>
          <table:table-cell office:value-type="float" office:value="4.346766" calcext:value-type="float">
            <text:p>4.346766</text:p>
          </table:table-cell>
          <table:table-cell office:value-type="float" office:value="2.041909" calcext:value-type="float">
            <text:p>2.041909</text:p>
          </table:table-cell>
          <table:table-cell office:value-type="float" office:value="0.6931003" calcext:value-type="float">
            <text:p>0.6931003</text:p>
          </table:table-cell>
          <table:table-cell office:value-type="float" office:value="0.4304486" calcext:value-type="float">
            <text:p>0.4304486</text:p>
          </table:table-cell>
          <table:table-cell office:value-type="float" office:value="0.3791736" calcext:value-type="float">
            <text:p>0.3791736</text:p>
          </table:table-cell>
          <table:table-cell office:value-type="float" office:value="0" calcext:value-type="float">
            <text:p>0</text:p>
          </table:table-cell>
          <table:table-cell office:value-type="float" office:value="3301.5" calcext:value-type="float">
            <text:p>330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22428" calcext:value-type="float">
            <text:p>-0.46224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24.52505" calcext:value-type="float">
            <text:p>24.52505</text:p>
          </table:table-cell>
          <table:table-cell office:value-type="float" office:value="1076.551" calcext:value-type="float">
            <text:p>1076.551</text:p>
          </table:table-cell>
          <table:table-cell office:value-type="float" office:value="0" calcext:value-type="float">
            <text:p>0</text:p>
          </table:table-cell>
          <table:table-cell office:value-type="float" office:value="-0.0003255061" calcext:value-type="float">
            <text:p>-0.0003255061</text:p>
          </table:table-cell>
          <table:table-cell office:value-type="float" office:value="0.2904949" calcext:value-type="float">
            <text:p>0.2904949</text:p>
          </table:table-cell>
          <table:table-cell office:value-type="float" office:value="13.32048" calcext:value-type="float">
            <text:p>13.32048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699579" calcext:value-type="float">
            <text:p>0.004699579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875756" calcext:value-type="float">
            <text:p>0.6875756</text:p>
          </table:table-cell>
          <table:table-cell office:value-type="float" office:value="-0.1475738" calcext:value-type="float">
            <text:p>-0.1475738</text:p>
          </table:table-cell>
          <table:table-cell office:value-type="float" office:value="-0.00006619276" calcext:value-type="float">
            <text:p>-6.619276E-05</text:p>
          </table:table-cell>
          <table:table-cell office:value-type="float" office:value="0.0000002002559" calcext:value-type="float">
            <text:p>2.002559E-07</text:p>
          </table:table-cell>
          <table:table-cell office:value-type="float" office:value="17.289" calcext:value-type="float">
            <text:p>17.289</text:p>
          </table:table-cell>
          <table:table-cell office:value-type="float" office:value="14.82943" calcext:value-type="float">
            <text:p>14.82943</text:p>
          </table:table-cell>
          <table:table-cell office:value-type="float" office:value="0.4997396" calcext:value-type="float">
            <text:p>0.4997396</text:p>
          </table:table-cell>
          <table:table-cell office:value-type="float" office:value="0.2442564" calcext:value-type="float">
            <text:p>0.2442564</text:p>
          </table:table-cell>
          <table:table-cell office:value-type="float" office:value="0.04232338" calcext:value-type="float">
            <text:p>0.04232338</text:p>
          </table:table-cell>
          <table:table-cell office:value-type="float" office:value="0.04063582" calcext:value-type="float">
            <text:p>0.04063582</text:p>
          </table:table-cell>
          <table:table-cell office:value-type="float" office:value="0.0171707" calcext:value-type="float">
            <text:p>0.0171707</text:p>
          </table:table-cell>
          <table:table-cell office:value-type="float" office:value="0.01503808" calcext:value-type="float">
            <text:p>0.01503808</text:p>
          </table:table-cell>
          <table:table-cell office:value-type="float" office:value="0.02669654" calcext:value-type="float">
            <text:p>0.02669654</text:p>
          </table:table-cell>
          <table:table-cell office:value-type="float" office:value="0.02133132" calcext:value-type="float">
            <text:p>0.02133132</text:p>
          </table:table-cell>
          <table:table-cell office:value-type="float" office:value="0.02067176" calcext:value-type="float">
            <text:p>0.02067176</text:p>
          </table:table-cell>
          <table:table-cell office:value-type="float" office:value="0.02268735" calcext:value-type="float">
            <text:p>0.02268735</text:p>
          </table:table-cell>
          <table:table-cell office:value-type="float" office:value="0.03559444" calcext:value-type="float">
            <text:p>0.03559444</text:p>
          </table:table-cell>
          <table:table-cell office:value-type="float" office:value="0.005969546" calcext:value-type="float">
            <text:p>0.005969546</text:p>
          </table:table-cell>
          <table:table-cell office:value-type="float" office:value="0.003528999" calcext:value-type="float">
            <text:p>0.003528999</text:p>
          </table:table-cell>
          <table:table-cell office:value-type="float" office:value="0" calcext:value-type="float">
            <text:p>0</text:p>
          </table:table-cell>
          <table:table-cell office:value-type="float" office:value="12.93489" calcext:value-type="float">
            <text:p>12.93489</text:p>
          </table:table-cell>
          <table:table-cell office:value-type="float" office:value="24.21083" calcext:value-type="float">
            <text:p>24.21083</text:p>
          </table:table-cell>
          <table:table-cell office:value-type="float" office:value="22.18669" calcext:value-type="float">
            <text:p>22.18669</text:p>
          </table:table-cell>
          <table:table-cell office:value-type="float" office:value="16.29718" calcext:value-type="float">
            <text:p>16.29718</text:p>
          </table:table-cell>
          <table:table-cell office:value-type="float" office:value="16.68682" calcext:value-type="float">
            <text:p>16.68682</text:p>
          </table:table-cell>
          <table:table-cell office:value-type="float" office:value="10.67941" calcext:value-type="float">
            <text:p>10.67941</text:p>
          </table:table-cell>
          <table:table-cell office:value-type="float" office:value="8.819098" calcext:value-type="float">
            <text:p>8.819098</text:p>
          </table:table-cell>
          <table:table-cell office:value-type="float" office:value="4.837204" calcext:value-type="float">
            <text:p>4.837204</text:p>
          </table:table-cell>
          <table:table-cell office:value-type="float" office:value="3.000658" calcext:value-type="float">
            <text:p>3.000658</text:p>
          </table:table-cell>
          <table:table-cell office:value-type="float" office:value="4.346753" calcext:value-type="float">
            <text:p>4.346753</text:p>
          </table:table-cell>
          <table:table-cell office:value-type="float" office:value="2.040913" calcext:value-type="float">
            <text:p>2.040913</text:p>
          </table:table-cell>
          <table:table-cell office:value-type="float" office:value="0.6945552" calcext:value-type="float">
            <text:p>0.6945552</text:p>
          </table:table-cell>
          <table:table-cell office:value-type="float" office:value="0.4289967" calcext:value-type="float">
            <text:p>0.4289967</text:p>
          </table:table-cell>
          <table:table-cell office:value-type="float" office:value="0.3791815" calcext:value-type="float">
            <text:p>0.3791815</text:p>
          </table:table-cell>
          <table:table-cell office:value-type="float" office:value="0" calcext:value-type="float">
            <text:p>0</text:p>
          </table:table-cell>
          <table:table-cell office:value-type="float" office:value="3316.688" calcext:value-type="float">
            <text:p>3316.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29832" calcext:value-type="float">
            <text:p>-0.46298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24.25555" calcext:value-type="float">
            <text:p>24.25555</text:p>
          </table:table-cell>
          <table:table-cell office:value-type="float" office:value="1076.546" calcext:value-type="float">
            <text:p>1076.54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0566409" calcext:value-type="float">
            <text:p>-0.000566409</text:p>
          </table:table-cell>
          <table:table-cell office:value-type="float" office:value="4.497499" calcext:value-type="float">
            <text:p>4.497499</text:p>
          </table:table-cell>
          <table:table-cell office:value-type="float" office:value="17.795" calcext:value-type="float">
            <text:p>17.795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711928" calcext:value-type="float">
            <text:p>0.004711928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927007" calcext:value-type="float">
            <text:p>0.6927007</text:p>
          </table:table-cell>
          <table:table-cell office:value-type="float" office:value="-0.1482921" calcext:value-type="float">
            <text:p>-0.1482921</text:p>
          </table:table-cell>
          <table:table-cell office:value-type="float" office:value="-0.0001359398" calcext:value-type="float">
            <text:p>-0.0001359398</text:p>
          </table:table-cell>
          <table:table-cell office:value-type="float" office:value="0.0000002088876" calcext:value-type="float">
            <text:p>2.088876E-07</text:p>
          </table:table-cell>
          <table:table-cell office:value-type="float" office:value="17.1755" calcext:value-type="float">
            <text:p>17.1755</text:p>
          </table:table-cell>
          <table:table-cell office:value-type="float" office:value="15.33286" calcext:value-type="float">
            <text:p>15.33286</text:p>
          </table:table-cell>
          <table:table-cell office:value-type="float" office:value="104.5147" calcext:value-type="float">
            <text:p>104.5147</text:p>
          </table:table-cell>
          <table:table-cell office:value-type="float" office:value="0.2535681" calcext:value-type="float">
            <text:p>0.2535681</text:p>
          </table:table-cell>
          <table:table-cell office:value-type="float" office:value="0.04397277" calcext:value-type="float">
            <text:p>0.04397277</text:p>
          </table:table-cell>
          <table:table-cell office:value-type="float" office:value="0.04257654" calcext:value-type="float">
            <text:p>0.04257654</text:p>
          </table:table-cell>
          <table:table-cell office:value-type="float" office:value="0.01711824" calcext:value-type="float">
            <text:p>0.01711824</text:p>
          </table:table-cell>
          <table:table-cell office:value-type="float" office:value="0.01483091" calcext:value-type="float">
            <text:p>0.01483091</text:p>
          </table:table-cell>
          <table:table-cell office:value-type="float" office:value="0.02647929" calcext:value-type="float">
            <text:p>0.02647929</text:p>
          </table:table-cell>
          <table:table-cell office:value-type="float" office:value="0.02121028" calcext:value-type="float">
            <text:p>0.02121028</text:p>
          </table:table-cell>
          <table:table-cell office:value-type="float" office:value="0.02035236" calcext:value-type="float">
            <text:p>0.02035236</text:p>
          </table:table-cell>
          <table:table-cell office:value-type="float" office:value="0.02257931" calcext:value-type="float">
            <text:p>0.02257931</text:p>
          </table:table-cell>
          <table:table-cell office:value-type="float" office:value="0.03543465" calcext:value-type="float">
            <text:p>0.03543465</text:p>
          </table:table-cell>
          <table:table-cell office:value-type="float" office:value="0.005964895" calcext:value-type="float">
            <text:p>0.005964895</text:p>
          </table:table-cell>
          <table:table-cell office:value-type="float" office:value="0.003528498" calcext:value-type="float">
            <text:p>0.003528498</text:p>
          </table:table-cell>
          <table:table-cell office:value-type="float" office:value="0" calcext:value-type="float">
            <text:p>0</text:p>
          </table:table-cell>
          <table:table-cell office:value-type="float" office:value="12.96886" calcext:value-type="float">
            <text:p>12.96886</text:p>
          </table:table-cell>
          <table:table-cell office:value-type="float" office:value="131.3301" calcext:value-type="float">
            <text:p>131.3301</text:p>
          </table:table-cell>
          <table:table-cell office:value-type="float" office:value="24.17693" calcext:value-type="float">
            <text:p>24.17693</text:p>
          </table:table-cell>
          <table:table-cell office:value-type="float" office:value="16.74374" calcext:value-type="float">
            <text:p>16.74374</text:p>
          </table:table-cell>
          <table:table-cell office:value-type="float" office:value="16.97376" calcext:value-type="float">
            <text:p>16.97376</text:p>
          </table:table-cell>
          <table:table-cell office:value-type="float" office:value="10.73446" calcext:value-type="float">
            <text:p>10.73446</text:p>
          </table:table-cell>
          <table:table-cell office:value-type="float" office:value="8.831289" calcext:value-type="float">
            <text:p>8.831289</text:p>
          </table:table-cell>
          <table:table-cell office:value-type="float" office:value="4.8524" calcext:value-type="float">
            <text:p>4.8524</text:p>
          </table:table-cell>
          <table:table-cell office:value-type="float" office:value="3.00674" calcext:value-type="float">
            <text:p>3.00674</text:p>
          </table:table-cell>
          <table:table-cell office:value-type="float" office:value="4.345417" calcext:value-type="float">
            <text:p>4.345417</text:p>
          </table:table-cell>
          <table:table-cell office:value-type="float" office:value="2.03967" calcext:value-type="float">
            <text:p>2.03967</text:p>
          </table:table-cell>
          <table:table-cell office:value-type="float" office:value="0.6967065" calcext:value-type="float">
            <text:p>0.6967065</text:p>
          </table:table-cell>
          <table:table-cell office:value-type="float" office:value="0.4263364" calcext:value-type="float">
            <text:p>0.4263364</text:p>
          </table:table-cell>
          <table:table-cell office:value-type="float" office:value="0.3791925" calcext:value-type="float">
            <text:p>0.3791925</text:p>
          </table:table-cell>
          <table:table-cell office:value-type="float" office:value="0" calcext:value-type="float">
            <text:p>0</text:p>
          </table:table-cell>
          <table:table-cell office:value-type="float" office:value="3324.355" calcext:value-type="float">
            <text:p>3324.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36793" calcext:value-type="float">
            <text:p>-0.46367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24.02161" calcext:value-type="float">
            <text:p>24.02161</text:p>
          </table:table-cell>
          <table:table-cell office:value-type="float" office:value="1076.54" calcext:value-type="float">
            <text:p>1076.5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080834" calcext:value-type="float">
            <text:p>-0.00080834</text:p>
          </table:table-cell>
          <table:table-cell office:value-type="float" office:value="4.543331" calcext:value-type="float">
            <text:p>4.543331</text:p>
          </table:table-cell>
          <table:table-cell office:value-type="float" office:value="18.09175" calcext:value-type="float">
            <text:p>18.09175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721383" calcext:value-type="float">
            <text:p>0.004721383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6979892" calcext:value-type="float">
            <text:p>0.6979892</text:p>
          </table:table-cell>
          <table:table-cell office:value-type="float" office:value="-0.1488108" calcext:value-type="float">
            <text:p>-0.1488108</text:p>
          </table:table-cell>
          <table:table-cell office:value-type="float" office:value="-0.0002374413" calcext:value-type="float">
            <text:p>-0.0002374413</text:p>
          </table:table-cell>
          <table:table-cell office:value-type="float" office:value="0.0000002151964" calcext:value-type="float">
            <text:p>2.151964E-07</text:p>
          </table:table-cell>
          <table:table-cell office:value-type="float" office:value="17.12855" calcext:value-type="float">
            <text:p>17.12855</text:p>
          </table:table-cell>
          <table:table-cell office:value-type="float" office:value="15.85598" calcext:value-type="float">
            <text:p>15.85598</text:p>
          </table:table-cell>
          <table:table-cell office:value-type="float" office:value="105.5468" calcext:value-type="float">
            <text:p>105.5468</text:p>
          </table:table-cell>
          <table:table-cell office:value-type="float" office:value="0.2430645" calcext:value-type="float">
            <text:p>0.2430645</text:p>
          </table:table-cell>
          <table:table-cell office:value-type="float" office:value="0.04258021" calcext:value-type="float">
            <text:p>0.04258021</text:p>
          </table:table-cell>
          <table:table-cell office:value-type="float" office:value="0.0421345" calcext:value-type="float">
            <text:p>0.0421345</text:p>
          </table:table-cell>
          <table:table-cell office:value-type="float" office:value="0.01704811" calcext:value-type="float">
            <text:p>0.01704811</text:p>
          </table:table-cell>
          <table:table-cell office:value-type="float" office:value="0.01469969" calcext:value-type="float">
            <text:p>0.01469969</text:p>
          </table:table-cell>
          <table:table-cell office:value-type="float" office:value="0.02628678" calcext:value-type="float">
            <text:p>0.02628678</text:p>
          </table:table-cell>
          <table:table-cell office:value-type="float" office:value="0.0210931" calcext:value-type="float">
            <text:p>0.0210931</text:p>
          </table:table-cell>
          <table:table-cell office:value-type="float" office:value="0.02013134" calcext:value-type="float">
            <text:p>0.02013134</text:p>
          </table:table-cell>
          <table:table-cell office:value-type="float" office:value="0.02247677" calcext:value-type="float">
            <text:p>0.02247677</text:p>
          </table:table-cell>
          <table:table-cell office:value-type="float" office:value="0.03527423" calcext:value-type="float">
            <text:p>0.03527423</text:p>
          </table:table-cell>
          <table:table-cell office:value-type="float" office:value="0.00596086" calcext:value-type="float">
            <text:p>0.00596086</text:p>
          </table:table-cell>
          <table:table-cell office:value-type="float" office:value="0.00352798" calcext:value-type="float">
            <text:p>0.00352798</text:p>
          </table:table-cell>
          <table:table-cell office:value-type="float" office:value="0" calcext:value-type="float">
            <text:p>0</text:p>
          </table:table-cell>
          <table:table-cell office:value-type="float" office:value="14.08899" calcext:value-type="float">
            <text:p>14.08899</text:p>
          </table:table-cell>
          <table:table-cell office:value-type="float" office:value="134.9716" calcext:value-type="float">
            <text:p>134.9716</text:p>
          </table:table-cell>
          <table:table-cell office:value-type="float" office:value="25.95654" calcext:value-type="float">
            <text:p>25.95654</text:p>
          </table:table-cell>
          <table:table-cell office:value-type="float" office:value="17.19656" calcext:value-type="float">
            <text:p>17.19656</text:p>
          </table:table-cell>
          <table:table-cell office:value-type="float" office:value="17.28772" calcext:value-type="float">
            <text:p>17.28772</text:p>
          </table:table-cell>
          <table:table-cell office:value-type="float" office:value="10.78892" calcext:value-type="float">
            <text:p>10.78892</text:p>
          </table:table-cell>
          <table:table-cell office:value-type="float" office:value="8.839177" calcext:value-type="float">
            <text:p>8.839177</text:p>
          </table:table-cell>
          <table:table-cell office:value-type="float" office:value="4.870353" calcext:value-type="float">
            <text:p>4.870353</text:p>
          </table:table-cell>
          <table:table-cell office:value-type="float" office:value="3.013256" calcext:value-type="float">
            <text:p>3.013256</text:p>
          </table:table-cell>
          <table:table-cell office:value-type="float" office:value="4.343717" calcext:value-type="float">
            <text:p>4.343717</text:p>
          </table:table-cell>
          <table:table-cell office:value-type="float" office:value="2.03808" calcext:value-type="float">
            <text:p>2.03808</text:p>
          </table:table-cell>
          <table:table-cell office:value-type="float" office:value="0.6975698" calcext:value-type="float">
            <text:p>0.6975698</text:p>
          </table:table-cell>
          <table:table-cell office:value-type="float" office:value="0.4251439" calcext:value-type="float">
            <text:p>0.4251439</text:p>
          </table:table-cell>
          <table:table-cell office:value-type="float" office:value="0.3792057" calcext:value-type="float">
            <text:p>0.3792057</text:p>
          </table:table-cell>
          <table:table-cell office:value-type="float" office:value="0" calcext:value-type="float">
            <text:p>0</text:p>
          </table:table-cell>
          <table:table-cell office:value-type="float" office:value="3327.696" calcext:value-type="float">
            <text:p>3327.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41403" calcext:value-type="float">
            <text:p>-0.46414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23.81061" calcext:value-type="float">
            <text:p>23.81061</text:p>
          </table:table-cell>
          <table:table-cell office:value-type="float" office:value="1076.534" calcext:value-type="float">
            <text:p>1076.53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1071168" calcext:value-type="float">
            <text:p>-0.001071168</text:p>
          </table:table-cell>
          <table:table-cell office:value-type="float" office:value="4.528875" calcext:value-type="float">
            <text:p>4.528875</text:p>
          </table:table-cell>
          <table:table-cell office:value-type="float" office:value="18.31101" calcext:value-type="float">
            <text:p>18.31101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728747" calcext:value-type="float">
            <text:p>0.004728747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7017609" calcext:value-type="float">
            <text:p>0.7017609</text:p>
          </table:table-cell>
          <table:table-cell office:value-type="float" office:value="-0.1492168" calcext:value-type="float">
            <text:p>-0.1492168</text:p>
          </table:table-cell>
          <table:table-cell office:value-type="float" office:value="-0.0003187562" calcext:value-type="float">
            <text:p>-0.0003187562</text:p>
          </table:table-cell>
          <table:table-cell office:value-type="float" office:value="0.0000002197762" calcext:value-type="float">
            <text:p>2.197762E-07</text:p>
          </table:table-cell>
          <table:table-cell office:value-type="float" office:value="17.09432" calcext:value-type="float">
            <text:p>17.09432</text:p>
          </table:table-cell>
          <table:table-cell office:value-type="float" office:value="16.23735" calcext:value-type="float">
            <text:p>16.23735</text:p>
          </table:table-cell>
          <table:table-cell office:value-type="float" office:value="105.1234" calcext:value-type="float">
            <text:p>105.1234</text:p>
          </table:table-cell>
          <table:table-cell office:value-type="float" office:value="0.2288359" calcext:value-type="float">
            <text:p>0.2288359</text:p>
          </table:table-cell>
          <table:table-cell office:value-type="float" office:value="0.04053731" calcext:value-type="float">
            <text:p>0.04053731</text:p>
          </table:table-cell>
          <table:table-cell office:value-type="float" office:value="0.04074933" calcext:value-type="float">
            <text:p>0.04074933</text:p>
          </table:table-cell>
          <table:table-cell office:value-type="float" office:value="0.01697817" calcext:value-type="float">
            <text:p>0.01697817</text:p>
          </table:table-cell>
          <table:table-cell office:value-type="float" office:value="0.01464091" calcext:value-type="float">
            <text:p>0.01464091</text:p>
          </table:table-cell>
          <table:table-cell office:value-type="float" office:value="0.02613365" calcext:value-type="float">
            <text:p>0.02613365</text:p>
          </table:table-cell>
          <table:table-cell office:value-type="float" office:value="0.02098561" calcext:value-type="float">
            <text:p>0.02098561</text:p>
          </table:table-cell>
          <table:table-cell office:value-type="float" office:value="0.01999249" calcext:value-type="float">
            <text:p>0.01999249</text:p>
          </table:table-cell>
          <table:table-cell office:value-type="float" office:value="0.02238415" calcext:value-type="float">
            <text:p>0.02238415</text:p>
          </table:table-cell>
          <table:table-cell office:value-type="float" office:value="0.03511487" calcext:value-type="float">
            <text:p>0.03511487</text:p>
          </table:table-cell>
          <table:table-cell office:value-type="float" office:value="0.005956391" calcext:value-type="float">
            <text:p>0.005956391</text:p>
          </table:table-cell>
          <table:table-cell office:value-type="float" office:value="0.003527461" calcext:value-type="float">
            <text:p>0.003527461</text:p>
          </table:table-cell>
          <table:table-cell office:value-type="float" office:value="0" calcext:value-type="float">
            <text:p>0</text:p>
          </table:table-cell>
          <table:table-cell office:value-type="float" office:value="16.13592" calcext:value-type="float">
            <text:p>16.13592</text:p>
          </table:table-cell>
          <table:table-cell office:value-type="float" office:value="136.6892" calcext:value-type="float">
            <text:p>136.6892</text:p>
          </table:table-cell>
          <table:table-cell office:value-type="float" office:value="27.54619" calcext:value-type="float">
            <text:p>27.54619</text:p>
          </table:table-cell>
          <table:table-cell office:value-type="float" office:value="17.63188" calcext:value-type="float">
            <text:p>17.63188</text:p>
          </table:table-cell>
          <table:table-cell office:value-type="float" office:value="17.58075" calcext:value-type="float">
            <text:p>17.58075</text:p>
          </table:table-cell>
          <table:table-cell office:value-type="float" office:value="10.84258" calcext:value-type="float">
            <text:p>10.84258</text:p>
          </table:table-cell>
          <table:table-cell office:value-type="float" office:value="8.849119" calcext:value-type="float">
            <text:p>8.849119</text:p>
          </table:table-cell>
          <table:table-cell office:value-type="float" office:value="4.888912" calcext:value-type="float">
            <text:p>4.888912</text:p>
          </table:table-cell>
          <table:table-cell office:value-type="float" office:value="3.020474" calcext:value-type="float">
            <text:p>3.020474</text:p>
          </table:table-cell>
          <table:table-cell office:value-type="float" office:value="4.343426" calcext:value-type="float">
            <text:p>4.343426</text:p>
          </table:table-cell>
          <table:table-cell office:value-type="float" office:value="2.037245" calcext:value-type="float">
            <text:p>2.037245</text:p>
          </table:table-cell>
          <table:table-cell office:value-type="float" office:value="0.699245" calcext:value-type="float">
            <text:p>0.699245</text:p>
          </table:table-cell>
          <table:table-cell office:value-type="float" office:value="0.4234991" calcext:value-type="float">
            <text:p>0.4234991</text:p>
          </table:table-cell>
          <table:table-cell office:value-type="float" office:value="0.379219" calcext:value-type="float">
            <text:p>0.379219</text:p>
          </table:table-cell>
          <table:table-cell office:value-type="float" office:value="0" calcext:value-type="float">
            <text:p>0</text:p>
          </table:table-cell>
          <table:table-cell office:value-type="float" office:value="3329.629" calcext:value-type="float">
            <text:p>3329.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44596" calcext:value-type="float">
            <text:p>-0.464459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23.62726" calcext:value-type="float">
            <text:p>23.62726</text:p>
          </table:table-cell>
          <table:table-cell office:value-type="float" office:value="1076.531" calcext:value-type="float">
            <text:p>1076.531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1433435" calcext:value-type="float">
            <text:p>-0.001433435</text:p>
          </table:table-cell>
          <table:table-cell office:value-type="float" office:value="4.469919" calcext:value-type="float">
            <text:p>4.469919</text:p>
          </table:table-cell>
          <table:table-cell office:value-type="float" office:value="18.55035" calcext:value-type="float">
            <text:p>18.55035</text:p>
          </table:table-cell>
          <table:table-cell office:value-type="float" office:value="0.09490649" calcext:value-type="float">
            <text:p>0.09490649</text:p>
          </table:table-cell>
          <table:table-cell office:value-type="float" office:value="0.004737092" calcext:value-type="float">
            <text:p>0.004737092</text:p>
          </table:table-cell>
          <table:table-cell office:value-type="float" office:value="0.1341854" calcext:value-type="float">
            <text:p>0.1341854</text:p>
          </table:table-cell>
          <table:table-cell office:value-type="float" office:value="0.7059501" calcext:value-type="float">
            <text:p>0.7059501</text:p>
          </table:table-cell>
          <table:table-cell office:value-type="float" office:value="-0.1496198" calcext:value-type="float">
            <text:p>-0.1496198</text:p>
          </table:table-cell>
          <table:table-cell office:value-type="float" office:value="-0.0004111393" calcext:value-type="float">
            <text:p>-0.0004111393</text:p>
          </table:table-cell>
          <table:table-cell office:value-type="float" office:value="0.0000002225786" calcext:value-type="float">
            <text:p>2.225786E-07</text:p>
          </table:table-cell>
          <table:table-cell office:value-type="float" office:value="17.07309" calcext:value-type="float">
            <text:p>17.07309</text:p>
          </table:table-cell>
          <table:table-cell office:value-type="float" office:value="18.06592" calcext:value-type="float">
            <text:p>18.06592</text:p>
          </table:table-cell>
          <table:table-cell office:value-type="float" office:value="103.1781" calcext:value-type="float">
            <text:p>103.1781</text:p>
          </table:table-cell>
          <table:table-cell office:value-type="float" office:value="0.2899247" calcext:value-type="float">
            <text:p>0.2899247</text:p>
          </table:table-cell>
          <table:table-cell office:value-type="float" office:value="0.03795971" calcext:value-type="float">
            <text:p>0.03795971</text:p>
          </table:table-cell>
          <table:table-cell office:value-type="float" office:value="0.03824306" calcext:value-type="float">
            <text:p>0.03824306</text:p>
          </table:table-cell>
          <table:table-cell office:value-type="float" office:value="0.01688369" calcext:value-type="float">
            <text:p>0.01688369</text:p>
          </table:table-cell>
          <table:table-cell office:value-type="float" office:value="0.01469694" calcext:value-type="float">
            <text:p>0.01469694</text:p>
          </table:table-cell>
          <table:table-cell office:value-type="float" office:value="0.02602345" calcext:value-type="float">
            <text:p>0.02602345</text:p>
          </table:table-cell>
          <table:table-cell office:value-type="float" office:value="0.02089313" calcext:value-type="float">
            <text:p>0.02089313</text:p>
          </table:table-cell>
          <table:table-cell office:value-type="float" office:value="0.01986539" calcext:value-type="float">
            <text:p>0.01986539</text:p>
          </table:table-cell>
          <table:table-cell office:value-type="float" office:value="0.02229025" calcext:value-type="float">
            <text:p>0.02229025</text:p>
          </table:table-cell>
          <table:table-cell office:value-type="float" office:value="0.03494826" calcext:value-type="float">
            <text:p>0.03494826</text:p>
          </table:table-cell>
          <table:table-cell office:value-type="float" office:value="0.005951738" calcext:value-type="float">
            <text:p>0.005951738</text:p>
          </table:table-cell>
          <table:table-cell office:value-type="float" office:value="0.003526923" calcext:value-type="float">
            <text:p>0.003526923</text:p>
          </table:table-cell>
          <table:table-cell office:value-type="float" office:value="0" calcext:value-type="float">
            <text:p>0</text:p>
          </table:table-cell>
          <table:table-cell office:value-type="float" office:value="30.17172" calcext:value-type="float">
            <text:p>30.17172</text:p>
          </table:table-cell>
          <table:table-cell office:value-type="float" office:value="133.7736" calcext:value-type="float">
            <text:p>133.7736</text:p>
          </table:table-cell>
          <table:table-cell office:value-type="float" office:value="30.77594" calcext:value-type="float">
            <text:p>30.77594</text:p>
          </table:table-cell>
          <table:table-cell office:value-type="float" office:value="18.1212" calcext:value-type="float">
            <text:p>18.1212</text:p>
          </table:table-cell>
          <table:table-cell office:value-type="float" office:value="17.87707" calcext:value-type="float">
            <text:p>17.87707</text:p>
          </table:table-cell>
          <table:table-cell office:value-type="float" office:value="10.89729" calcext:value-type="float">
            <text:p>10.89729</text:p>
          </table:table-cell>
          <table:table-cell office:value-type="float" office:value="8.856236" calcext:value-type="float">
            <text:p>8.856236</text:p>
          </table:table-cell>
          <table:table-cell office:value-type="float" office:value="4.907866" calcext:value-type="float">
            <text:p>4.907866</text:p>
          </table:table-cell>
          <table:table-cell office:value-type="float" office:value="3.028101" calcext:value-type="float">
            <text:p>3.028101</text:p>
          </table:table-cell>
          <table:table-cell office:value-type="float" office:value="4.342874" calcext:value-type="float">
            <text:p>4.342874</text:p>
          </table:table-cell>
          <table:table-cell office:value-type="float" office:value="2.03626" calcext:value-type="float">
            <text:p>2.03626</text:p>
          </table:table-cell>
          <table:table-cell office:value-type="float" office:value="0.7006839" calcext:value-type="float">
            <text:p>0.7006839</text:p>
          </table:table-cell>
          <table:table-cell office:value-type="float" office:value="0.4219171" calcext:value-type="float">
            <text:p>0.4219171</text:p>
          </table:table-cell>
          <table:table-cell office:value-type="float" office:value="0.3792322" calcext:value-type="float">
            <text:p>0.3792322</text:p>
          </table:table-cell>
          <table:table-cell office:value-type="float" office:value="0" calcext:value-type="float">
            <text:p>0</text:p>
          </table:table-cell>
          <table:table-cell office:value-type="float" office:value="3189.094" calcext:value-type="float">
            <text:p>3189.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4646675" calcext:value-type="float">
            <text:p>-0.46466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23.45118" calcext:value-type="float">
            <text:p>23.45118</text:p>
          </table:table-cell>
          <table:table-cell office:value-type="float" office:value="1076.534" calcext:value-type="float">
            <text:p>1076.53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1941266" calcext:value-type="float">
            <text:p>-0.001941266</text:p>
          </table:table-cell>
          <table:table-cell office:value-type="float" office:value="3.993961" calcext:value-type="float">
            <text:p>3.993961</text:p>
          </table:table-cell>
          <table:table-cell office:value-type="float" office:value="18.98129" calcext:value-type="float">
            <text:p>18.98129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6997" calcext:value-type="float">
            <text:p>0.00476997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67172" calcext:value-type="float">
            <text:p>0.7167172</text:p>
          </table:table-cell>
          <table:table-cell office:value-type="float" office:value="-0.1735303" calcext:value-type="float">
            <text:p>-0.1735303</text:p>
          </table:table-cell>
          <table:table-cell office:value-type="float" office:value="-0.0005347619" calcext:value-type="float">
            <text:p>-0.0005347619</text:p>
          </table:table-cell>
          <table:table-cell office:value-type="float" office:value="0.0000002264911" calcext:value-type="float">
            <text:p>2.264911E-07</text:p>
          </table:table-cell>
          <table:table-cell office:value-type="float" office:value="16.99652" calcext:value-type="float">
            <text:p>16.99652</text:p>
          </table:table-cell>
          <table:table-cell office:value-type="float" office:value="26.02571" calcext:value-type="float">
            <text:p>26.02571</text:p>
          </table:table-cell>
          <table:table-cell office:value-type="float" office:value="79.57706" calcext:value-type="float">
            <text:p>79.57706</text:p>
          </table:table-cell>
          <table:table-cell office:value-type="float" office:value="7.746248" calcext:value-type="float">
            <text:p>7.746248</text:p>
          </table:table-cell>
          <table:table-cell office:value-type="float" office:value="0.9188795" calcext:value-type="float">
            <text:p>0.9188795</text:p>
          </table:table-cell>
          <table:table-cell office:value-type="float" office:value="0.1192733" calcext:value-type="float">
            <text:p>0.1192733</text:p>
          </table:table-cell>
          <table:table-cell office:value-type="float" office:value="0.01844328" calcext:value-type="float">
            <text:p>0.01844328</text:p>
          </table:table-cell>
          <table:table-cell office:value-type="float" office:value="0.01549411" calcext:value-type="float">
            <text:p>0.01549411</text:p>
          </table:table-cell>
          <table:table-cell office:value-type="float" office:value="0.02603477" calcext:value-type="float">
            <text:p>0.02603477</text:p>
          </table:table-cell>
          <table:table-cell office:value-type="float" office:value="0.0208247" calcext:value-type="float">
            <text:p>0.0208247</text:p>
          </table:table-cell>
          <table:table-cell office:value-type="float" office:value="0.01974378" calcext:value-type="float">
            <text:p>0.01974378</text:p>
          </table:table-cell>
          <table:table-cell office:value-type="float" office:value="0.02218335" calcext:value-type="float">
            <text:p>0.02218335</text:p>
          </table:table-cell>
          <table:table-cell office:value-type="float" office:value="0.0347466" calcext:value-type="float">
            <text:p>0.0347466</text:p>
          </table:table-cell>
          <table:table-cell office:value-type="float" office:value="0.005941739" calcext:value-type="float">
            <text:p>0.005941739</text:p>
          </table:table-cell>
          <table:table-cell office:value-type="float" office:value="0.003526212" calcext:value-type="float">
            <text:p>0.003526212</text:p>
          </table:table-cell>
          <table:table-cell office:value-type="float" office:value="0" calcext:value-type="float">
            <text:p>0</text:p>
          </table:table-cell>
          <table:table-cell office:value-type="float" office:value="53.93487" calcext:value-type="float">
            <text:p>53.93487</text:p>
          </table:table-cell>
          <table:table-cell office:value-type="float" office:value="61.49853" calcext:value-type="float">
            <text:p>61.49853</text:p>
          </table:table-cell>
          <table:table-cell office:value-type="float" office:value="55.06092" calcext:value-type="float">
            <text:p>55.06092</text:p>
          </table:table-cell>
          <table:table-cell office:value-type="float" office:value="41.12437" calcext:value-type="float">
            <text:p>41.12437</text:p>
          </table:table-cell>
          <table:table-cell office:value-type="float" office:value="31.1476" calcext:value-type="float">
            <text:p>31.1476</text:p>
          </table:table-cell>
          <table:table-cell office:value-type="float" office:value="13.27254" calcext:value-type="float">
            <text:p>13.27254</text:p>
          </table:table-cell>
          <table:table-cell office:value-type="float" office:value="8.151945" calcext:value-type="float">
            <text:p>8.151945</text:p>
          </table:table-cell>
          <table:table-cell office:value-type="float" office:value="5.074057" calcext:value-type="float">
            <text:p>5.074057</text:p>
          </table:table-cell>
          <table:table-cell office:value-type="float" office:value="3.041811" calcext:value-type="float">
            <text:p>3.041811</text:p>
          </table:table-cell>
          <table:table-cell office:value-type="float" office:value="4.342731" calcext:value-type="float">
            <text:p>4.342731</text:p>
          </table:table-cell>
          <table:table-cell office:value-type="float" office:value="2.029561" calcext:value-type="float">
            <text:p>2.029561</text:p>
          </table:table-cell>
          <table:table-cell office:value-type="float" office:value="0.6993214" calcext:value-type="float">
            <text:p>0.6993214</text:p>
          </table:table-cell>
          <table:table-cell office:value-type="float" office:value="0.4183468" calcext:value-type="float">
            <text:p>0.4183468</text:p>
          </table:table-cell>
          <table:table-cell office:value-type="float" office:value="0.3792508" calcext:value-type="float">
            <text:p>0.3792508</text:p>
          </table:table-cell>
          <table:table-cell office:value-type="float" office:value="0" calcext:value-type="float">
            <text:p>0</text:p>
          </table:table-cell>
          <table:table-cell office:value-type="float" office:value="646.0043" calcext:value-type="float">
            <text:p>646.0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035548" calcext:value-type="float">
            <text:p>-0.60355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23.34593" calcext:value-type="float">
            <text:p>23.34593</text:p>
          </table:table-cell>
          <table:table-cell office:value-type="float" office:value="1076.546" calcext:value-type="float">
            <text:p>1076.54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2487637" calcext:value-type="float">
            <text:p>-0.002487637</text:p>
          </table:table-cell>
          <table:table-cell office:value-type="float" office:value="3.674315" calcext:value-type="float">
            <text:p>3.674315</text:p>
          </table:table-cell>
          <table:table-cell office:value-type="float" office:value="19.36283" calcext:value-type="float">
            <text:p>19.36283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1443" calcext:value-type="float">
            <text:p>0.004771443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71463" calcext:value-type="float">
            <text:p>0.7171463</text:p>
          </table:table-cell>
          <table:table-cell office:value-type="float" office:value="-0.1944868" calcext:value-type="float">
            <text:p>-0.1944868</text:p>
          </table:table-cell>
          <table:table-cell office:value-type="float" office:value="-0.0007100891" calcext:value-type="float">
            <text:p>-0.0007100891</text:p>
          </table:table-cell>
          <table:table-cell office:value-type="float" office:value="0.0000002307583" calcext:value-type="float">
            <text:p>2.307583E-07</text:p>
          </table:table-cell>
          <table:table-cell office:value-type="float" office:value="17.01847" calcext:value-type="float">
            <text:p>17.01847</text:p>
          </table:table-cell>
          <table:table-cell office:value-type="float" office:value="34.94026" calcext:value-type="float">
            <text:p>34.94026</text:p>
          </table:table-cell>
          <table:table-cell office:value-type="float" office:value="75.17924" calcext:value-type="float">
            <text:p>75.17924</text:p>
          </table:table-cell>
          <table:table-cell office:value-type="float" office:value="3.420056" calcext:value-type="float">
            <text:p>3.420056</text:p>
          </table:table-cell>
          <table:table-cell office:value-type="float" office:value="0.5510018" calcext:value-type="float">
            <text:p>0.5510018</text:p>
          </table:table-cell>
          <table:table-cell office:value-type="float" office:value="0.07846776" calcext:value-type="float">
            <text:p>0.07846776</text:p>
          </table:table-cell>
          <table:table-cell office:value-type="float" office:value="0.01857796" calcext:value-type="float">
            <text:p>0.01857796</text:p>
          </table:table-cell>
          <table:table-cell office:value-type="float" office:value="0.01594115" calcext:value-type="float">
            <text:p>0.01594115</text:p>
          </table:table-cell>
          <table:table-cell office:value-type="float" office:value="0.02610136" calcext:value-type="float">
            <text:p>0.02610136</text:p>
          </table:table-cell>
          <table:table-cell office:value-type="float" office:value="0.02078759" calcext:value-type="float">
            <text:p>0.02078759</text:p>
          </table:table-cell>
          <table:table-cell office:value-type="float" office:value="0.01963166" calcext:value-type="float">
            <text:p>0.01963166</text:p>
          </table:table-cell>
          <table:table-cell office:value-type="float" office:value="0.02209001" calcext:value-type="float">
            <text:p>0.02209001</text:p>
          </table:table-cell>
          <table:table-cell office:value-type="float" office:value="0.03457443" calcext:value-type="float">
            <text:p>0.03457443</text:p>
          </table:table-cell>
          <table:table-cell office:value-type="float" office:value="0.00593867" calcext:value-type="float">
            <text:p>0.00593867</text:p>
          </table:table-cell>
          <table:table-cell office:value-type="float" office:value="0.003525647" calcext:value-type="float">
            <text:p>0.003525647</text:p>
          </table:table-cell>
          <table:table-cell office:value-type="float" office:value="0" calcext:value-type="float">
            <text:p>0</text:p>
          </table:table-cell>
          <table:table-cell office:value-type="float" office:value="87.07689" calcext:value-type="float">
            <text:p>87.07689</text:p>
          </table:table-cell>
          <table:table-cell office:value-type="float" office:value="60.45202" calcext:value-type="float">
            <text:p>60.45202</text:p>
          </table:table-cell>
          <table:table-cell office:value-type="float" office:value="53.83804" calcext:value-type="float">
            <text:p>53.83804</text:p>
          </table:table-cell>
          <table:table-cell office:value-type="float" office:value="39.26728" calcext:value-type="float">
            <text:p>39.26728</text:p>
          </table:table-cell>
          <table:table-cell office:value-type="float" office:value="30.77574" calcext:value-type="float">
            <text:p>30.77574</text:p>
          </table:table-cell>
          <table:table-cell office:value-type="float" office:value="13.99121" calcext:value-type="float">
            <text:p>13.99121</text:p>
          </table:table-cell>
          <table:table-cell office:value-type="float" office:value="8.952005" calcext:value-type="float">
            <text:p>8.952005</text:p>
          </table:table-cell>
          <table:table-cell office:value-type="float" office:value="5.233764" calcext:value-type="float">
            <text:p>5.233764</text:p>
          </table:table-cell>
          <table:table-cell office:value-type="float" office:value="3.06409" calcext:value-type="float">
            <text:p>3.06409</text:p>
          </table:table-cell>
          <table:table-cell office:value-type="float" office:value="4.345455" calcext:value-type="float">
            <text:p>4.345455</text:p>
          </table:table-cell>
          <table:table-cell office:value-type="float" office:value="2.031604" calcext:value-type="float">
            <text:p>2.031604</text:p>
          </table:table-cell>
          <table:table-cell office:value-type="float" office:value="0.7014396" calcext:value-type="float">
            <text:p>0.7014396</text:p>
          </table:table-cell>
          <table:table-cell office:value-type="float" office:value="0.4179021" calcext:value-type="float">
            <text:p>0.4179021</text:p>
          </table:table-cell>
          <table:table-cell office:value-type="float" office:value="0.3792639" calcext:value-type="float">
            <text:p>0.3792639</text:p>
          </table:table-cell>
          <table:table-cell office:value-type="float" office:value="0" calcext:value-type="float">
            <text:p>0</text:p>
          </table:table-cell>
          <table:table-cell office:value-type="float" office:value="1294.678" calcext:value-type="float">
            <text:p>1294.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163657" calcext:value-type="float">
            <text:p>-0.616365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23.24015" calcext:value-type="float">
            <text:p>23.24015</text:p>
          </table:table-cell>
          <table:table-cell office:value-type="float" office:value="1076.549" calcext:value-type="float">
            <text:p>1076.54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3426045" calcext:value-type="float">
            <text:p>-0.003426045</text:p>
          </table:table-cell>
          <table:table-cell office:value-type="float" office:value="3.537701" calcext:value-type="float">
            <text:p>3.537701</text:p>
          </table:table-cell>
          <table:table-cell office:value-type="float" office:value="19.59392" calcext:value-type="float">
            <text:p>19.59392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3203" calcext:value-type="float">
            <text:p>0.004773203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75372" calcext:value-type="float">
            <text:p>0.7175372</text:p>
          </table:table-cell>
          <table:table-cell office:value-type="float" office:value="-0.1964519" calcext:value-type="float">
            <text:p>-0.1964519</text:p>
          </table:table-cell>
          <table:table-cell office:value-type="float" office:value="-0.000924397" calcext:value-type="float">
            <text:p>-0.000924397</text:p>
          </table:table-cell>
          <table:table-cell office:value-type="float" office:value="0.0000002354721" calcext:value-type="float">
            <text:p>2.354721E-07</text:p>
          </table:table-cell>
          <table:table-cell office:value-type="float" office:value="17.02624" calcext:value-type="float">
            <text:p>17.02624</text:p>
          </table:table-cell>
          <table:table-cell office:value-type="float" office:value="46.52247" calcext:value-type="float">
            <text:p>46.52247</text:p>
          </table:table-cell>
          <table:table-cell office:value-type="float" office:value="70.53167" calcext:value-type="float">
            <text:p>70.53167</text:p>
          </table:table-cell>
          <table:table-cell office:value-type="float" office:value="2.189116" calcext:value-type="float">
            <text:p>2.189116</text:p>
          </table:table-cell>
          <table:table-cell office:value-type="float" office:value="0.3499204" calcext:value-type="float">
            <text:p>0.3499204</text:p>
          </table:table-cell>
          <table:table-cell office:value-type="float" office:value="0.057109" calcext:value-type="float">
            <text:p>0.057109</text:p>
          </table:table-cell>
          <table:table-cell office:value-type="float" office:value="0.0185753" calcext:value-type="float">
            <text:p>0.0185753</text:p>
          </table:table-cell>
          <table:table-cell office:value-type="float" office:value="0.01615098" calcext:value-type="float">
            <text:p>0.01615098</text:p>
          </table:table-cell>
          <table:table-cell office:value-type="float" office:value="0.02621526" calcext:value-type="float">
            <text:p>0.02621526</text:p>
          </table:table-cell>
          <table:table-cell office:value-type="float" office:value="0.02078279" calcext:value-type="float">
            <text:p>0.02078279</text:p>
          </table:table-cell>
          <table:table-cell office:value-type="float" office:value="0.01953059" calcext:value-type="float">
            <text:p>0.01953059</text:p>
          </table:table-cell>
          <table:table-cell office:value-type="float" office:value="0.02199507" calcext:value-type="float">
            <text:p>0.02199507</text:p>
          </table:table-cell>
          <table:table-cell office:value-type="float" office:value="0.03439727" calcext:value-type="float">
            <text:p>0.03439727</text:p>
          </table:table-cell>
          <table:table-cell office:value-type="float" office:value="0.005935695" calcext:value-type="float">
            <text:p>0.005935695</text:p>
          </table:table-cell>
          <table:table-cell office:value-type="float" office:value="0.003525065" calcext:value-type="float">
            <text:p>0.003525065</text:p>
          </table:table-cell>
          <table:table-cell office:value-type="float" office:value="0" calcext:value-type="float">
            <text:p>0</text:p>
          </table:table-cell>
          <table:table-cell office:value-type="float" office:value="120.8001" calcext:value-type="float">
            <text:p>120.8001</text:p>
          </table:table-cell>
          <table:table-cell office:value-type="float" office:value="61.5059" calcext:value-type="float">
            <text:p>61.5059</text:p>
          </table:table-cell>
          <table:table-cell office:value-type="float" office:value="51.51558" calcext:value-type="float">
            <text:p>51.51558</text:p>
          </table:table-cell>
          <table:table-cell office:value-type="float" office:value="38.10687" calcext:value-type="float">
            <text:p>38.10687</text:p>
          </table:table-cell>
          <table:table-cell office:value-type="float" office:value="30.03392" calcext:value-type="float">
            <text:p>30.03392</text:p>
          </table:table-cell>
          <table:table-cell office:value-type="float" office:value="13.75079" calcext:value-type="float">
            <text:p>13.75079</text:p>
          </table:table-cell>
          <table:table-cell office:value-type="float" office:value="9.005505" calcext:value-type="float">
            <text:p>9.005505</text:p>
          </table:table-cell>
          <table:table-cell office:value-type="float" office:value="5.379603" calcext:value-type="float">
            <text:p>5.379603</text:p>
          </table:table-cell>
          <table:table-cell office:value-type="float" office:value="3.092952" calcext:value-type="float">
            <text:p>3.092952</text:p>
          </table:table-cell>
          <table:table-cell office:value-type="float" office:value="4.348791" calcext:value-type="float">
            <text:p>4.348791</text:p>
          </table:table-cell>
          <table:table-cell office:value-type="float" office:value="2.033573" calcext:value-type="float">
            <text:p>2.033573</text:p>
          </table:table-cell>
          <table:table-cell office:value-type="float" office:value="0.7037159" calcext:value-type="float">
            <text:p>0.7037159</text:p>
          </table:table-cell>
          <table:table-cell office:value-type="float" office:value="0.4175075" calcext:value-type="float">
            <text:p>0.4175075</text:p>
          </table:table-cell>
          <table:table-cell office:value-type="float" office:value="0.3792771" calcext:value-type="float">
            <text:p>0.3792771</text:p>
          </table:table-cell>
          <table:table-cell office:value-type="float" office:value="0" calcext:value-type="float">
            <text:p>0</text:p>
          </table:table-cell>
          <table:table-cell office:value-type="float" office:value="2056.904" calcext:value-type="float">
            <text:p>2056.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16559" calcext:value-type="float">
            <text:p>-0.6165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23.13951" calcext:value-type="float">
            <text:p>23.13951</text:p>
          </table:table-cell>
          <table:table-cell office:value-type="float" office:value="1076.549" calcext:value-type="float">
            <text:p>1076.54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5093269" calcext:value-type="float">
            <text:p>-0.005093269</text:p>
          </table:table-cell>
          <table:table-cell office:value-type="float" office:value="3.443446" calcext:value-type="float">
            <text:p>3.443446</text:p>
          </table:table-cell>
          <table:table-cell office:value-type="float" office:value="19.77803" calcext:value-type="float">
            <text:p>19.77803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3957" calcext:value-type="float">
            <text:p>0.004773957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77901" calcext:value-type="float">
            <text:p>0.7177901</text:p>
          </table:table-cell>
          <table:table-cell office:value-type="float" office:value="-0.1987749" calcext:value-type="float">
            <text:p>-0.1987749</text:p>
          </table:table-cell>
          <table:table-cell office:value-type="float" office:value="-0.001125758" calcext:value-type="float">
            <text:p>-0.001125758</text:p>
          </table:table-cell>
          <table:table-cell office:value-type="float" office:value="0.0000002418789" calcext:value-type="float">
            <text:p>2.418789E-07</text:p>
          </table:table-cell>
          <table:table-cell office:value-type="float" office:value="17.02347" calcext:value-type="float">
            <text:p>17.02347</text:p>
          </table:table-cell>
          <table:table-cell office:value-type="float" office:value="48.23732" calcext:value-type="float">
            <text:p>48.23732</text:p>
          </table:table-cell>
          <table:table-cell office:value-type="float" office:value="68.78887" calcext:value-type="float">
            <text:p>68.78887</text:p>
          </table:table-cell>
          <table:table-cell office:value-type="float" office:value="1.423614" calcext:value-type="float">
            <text:p>1.423614</text:p>
          </table:table-cell>
          <table:table-cell office:value-type="float" office:value="0.2274824" calcext:value-type="float">
            <text:p>0.2274824</text:p>
          </table:table-cell>
          <table:table-cell office:value-type="float" office:value="0.04532737" calcext:value-type="float">
            <text:p>0.04532737</text:p>
          </table:table-cell>
          <table:table-cell office:value-type="float" office:value="0.01849218" calcext:value-type="float">
            <text:p>0.01849218</text:p>
          </table:table-cell>
          <table:table-cell office:value-type="float" office:value="0.0162431" calcext:value-type="float">
            <text:p>0.0162431</text:p>
          </table:table-cell>
          <table:table-cell office:value-type="float" office:value="0.02631804" calcext:value-type="float">
            <text:p>0.02631804</text:p>
          </table:table-cell>
          <table:table-cell office:value-type="float" office:value="0.02080383" calcext:value-type="float">
            <text:p>0.02080383</text:p>
          </table:table-cell>
          <table:table-cell office:value-type="float" office:value="0.01944278" calcext:value-type="float">
            <text:p>0.01944278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03421732" calcext:value-type="float">
            <text:p>0.03421732</text:p>
          </table:table-cell>
          <table:table-cell office:value-type="float" office:value="0.005932797" calcext:value-type="float">
            <text:p>0.005932797</text:p>
          </table:table-cell>
          <table:table-cell office:value-type="float" office:value="0.003524474" calcext:value-type="float">
            <text:p>0.003524474</text:p>
          </table:table-cell>
          <table:table-cell office:value-type="float" office:value="0" calcext:value-type="float">
            <text:p>0</text:p>
          </table:table-cell>
          <table:table-cell office:value-type="float" office:value="119.5969" calcext:value-type="float">
            <text:p>119.5969</text:p>
          </table:table-cell>
          <table:table-cell office:value-type="float" office:value="68.10988" calcext:value-type="float">
            <text:p>68.10988</text:p>
          </table:table-cell>
          <table:table-cell office:value-type="float" office:value="51.0512" calcext:value-type="float">
            <text:p>51.0512</text:p>
          </table:table-cell>
          <table:table-cell office:value-type="float" office:value="37.40694" calcext:value-type="float">
            <text:p>37.40694</text:p>
          </table:table-cell>
          <table:table-cell office:value-type="float" office:value="29.43814" calcext:value-type="float">
            <text:p>29.43814</text:p>
          </table:table-cell>
          <table:table-cell office:value-type="float" office:value="13.51188" calcext:value-type="float">
            <text:p>13.51188</text:p>
          </table:table-cell>
          <table:table-cell office:value-type="float" office:value="8.95677" calcext:value-type="float">
            <text:p>8.95677</text:p>
          </table:table-cell>
          <table:table-cell office:value-type="float" office:value="5.453279" calcext:value-type="float">
            <text:p>5.453279</text:p>
          </table:table-cell>
          <table:table-cell office:value-type="float" office:value="3.125477" calcext:value-type="float">
            <text:p>3.125477</text:p>
          </table:table-cell>
          <table:table-cell office:value-type="float" office:value="4.352927" calcext:value-type="float">
            <text:p>4.352927</text:p>
          </table:table-cell>
          <table:table-cell office:value-type="float" office:value="2.035717" calcext:value-type="float">
            <text:p>2.035717</text:p>
          </table:table-cell>
          <table:table-cell office:value-type="float" office:value="0.7062026" calcext:value-type="float">
            <text:p>0.7062026</text:p>
          </table:table-cell>
          <table:table-cell office:value-type="float" office:value="0.4171708" calcext:value-type="float">
            <text:p>0.4171708</text:p>
          </table:table-cell>
          <table:table-cell office:value-type="float" office:value="0.3792903" calcext:value-type="float">
            <text:p>0.3792903</text:p>
          </table:table-cell>
          <table:table-cell office:value-type="float" office:value="0" calcext:value-type="float">
            <text:p>0</text:p>
          </table:table-cell>
          <table:table-cell office:value-type="float" office:value="2520.071" calcext:value-type="float">
            <text:p>2520.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172843" calcext:value-type="float">
            <text:p>-0.61728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23.04245" calcext:value-type="float">
            <text:p>23.04245</text:p>
          </table:table-cell>
          <table:table-cell office:value-type="float" office:value="1076.545" calcext:value-type="float">
            <text:p>1076.545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8236623" calcext:value-type="float">
            <text:p>-0.008236623</text:p>
          </table:table-cell>
          <table:table-cell office:value-type="float" office:value="3.391742" calcext:value-type="float">
            <text:p>3.391742</text:p>
          </table:table-cell>
          <table:table-cell office:value-type="float" office:value="19.91882" calcext:value-type="float">
            <text:p>19.91882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438" calcext:value-type="float">
            <text:p>0.00477438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79557" calcext:value-type="float">
            <text:p>0.7179557</text:p>
          </table:table-cell>
          <table:table-cell office:value-type="float" office:value="-0.2002399" calcext:value-type="float">
            <text:p>-0.2002399</text:p>
          </table:table-cell>
          <table:table-cell office:value-type="float" office:value="-0.00127068" calcext:value-type="float">
            <text:p>-0.00127068</text:p>
          </table:table-cell>
          <table:table-cell office:value-type="float" office:value="0.0000002437381" calcext:value-type="float">
            <text:p>2.437381E-07</text:p>
          </table:table-cell>
          <table:table-cell office:value-type="float" office:value="16.99668" calcext:value-type="float">
            <text:p>16.99668</text:p>
          </table:table-cell>
          <table:table-cell office:value-type="float" office:value="47.04695" calcext:value-type="float">
            <text:p>47.04695</text:p>
          </table:table-cell>
          <table:table-cell office:value-type="float" office:value="68.51074" calcext:value-type="float">
            <text:p>68.51074</text:p>
          </table:table-cell>
          <table:table-cell office:value-type="float" office:value="0.9347151" calcext:value-type="float">
            <text:p>0.9347151</text:p>
          </table:table-cell>
          <table:table-cell office:value-type="float" office:value="0.149613" calcext:value-type="float">
            <text:p>0.149613</text:p>
          </table:table-cell>
          <table:table-cell office:value-type="float" office:value="0.03889871" calcext:value-type="float">
            <text:p>0.03889871</text:p>
          </table:table-cell>
          <table:table-cell office:value-type="float" office:value="0.01842218" calcext:value-type="float">
            <text:p>0.01842218</text:p>
          </table:table-cell>
          <table:table-cell office:value-type="float" office:value="0.0163292" calcext:value-type="float">
            <text:p>0.0163292</text:p>
          </table:table-cell>
          <table:table-cell office:value-type="float" office:value="0.02641567" calcext:value-type="float">
            <text:p>0.02641567</text:p>
          </table:table-cell>
          <table:table-cell office:value-type="float" office:value="0.0208426" calcext:value-type="float">
            <text:p>0.0208426</text:p>
          </table:table-cell>
          <table:table-cell office:value-type="float" office:value="0.01936893" calcext:value-type="float">
            <text:p>0.01936893</text:p>
          </table:table-cell>
          <table:table-cell office:value-type="float" office:value="0.02180737" calcext:value-type="float">
            <text:p>0.02180737</text:p>
          </table:table-cell>
          <table:table-cell office:value-type="float" office:value="0.03403539" calcext:value-type="float">
            <text:p>0.03403539</text:p>
          </table:table-cell>
          <table:table-cell office:value-type="float" office:value="0.005929979" calcext:value-type="float">
            <text:p>0.005929979</text:p>
          </table:table-cell>
          <table:table-cell office:value-type="float" office:value="0.003523866" calcext:value-type="float">
            <text:p>0.003523866</text:p>
          </table:table-cell>
          <table:table-cell office:value-type="float" office:value="0" calcext:value-type="float">
            <text:p>0</text:p>
          </table:table-cell>
          <table:table-cell office:value-type="float" office:value="97.76956" calcext:value-type="float">
            <text:p>97.76956</text:p>
          </table:table-cell>
          <table:table-cell office:value-type="float" office:value="75.74245" calcext:value-type="float">
            <text:p>75.74245</text:p>
          </table:table-cell>
          <table:table-cell office:value-type="float" office:value="51.79332" calcext:value-type="float">
            <text:p>51.79332</text:p>
          </table:table-cell>
          <table:table-cell office:value-type="float" office:value="37.42343" calcext:value-type="float">
            <text:p>37.42343</text:p>
          </table:table-cell>
          <table:table-cell office:value-type="float" office:value="29.39508" calcext:value-type="float">
            <text:p>29.39508</text:p>
          </table:table-cell>
          <table:table-cell office:value-type="float" office:value="13.39226" calcext:value-type="float">
            <text:p>13.39226</text:p>
          </table:table-cell>
          <table:table-cell office:value-type="float" office:value="8.92283" calcext:value-type="float">
            <text:p>8.92283</text:p>
          </table:table-cell>
          <table:table-cell office:value-type="float" office:value="5.48985" calcext:value-type="float">
            <text:p>5.48985</text:p>
          </table:table-cell>
          <table:table-cell office:value-type="float" office:value="3.15767" calcext:value-type="float">
            <text:p>3.15767</text:p>
          </table:table-cell>
          <table:table-cell office:value-type="float" office:value="4.357953" calcext:value-type="float">
            <text:p>4.357953</text:p>
          </table:table-cell>
          <table:table-cell office:value-type="float" office:value="2.038353" calcext:value-type="float">
            <text:p>2.038353</text:p>
          </table:table-cell>
          <table:table-cell office:value-type="float" office:value="0.7088215" calcext:value-type="float">
            <text:p>0.7088215</text:p>
          </table:table-cell>
          <table:table-cell office:value-type="float" office:value="0.4169033" calcext:value-type="float">
            <text:p>0.4169033</text:p>
          </table:table-cell>
          <table:table-cell office:value-type="float" office:value="0.3793034" calcext:value-type="float">
            <text:p>0.3793034</text:p>
          </table:table-cell>
          <table:table-cell office:value-type="float" office:value="0" calcext:value-type="float">
            <text:p>0</text:p>
          </table:table-cell>
          <table:table-cell office:value-type="float" office:value="2600.683" calcext:value-type="float">
            <text:p>2600.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176643" calcext:value-type="float">
            <text:p>-0.61766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22.91317" calcext:value-type="float">
            <text:p>22.91317</text:p>
          </table:table-cell>
          <table:table-cell office:value-type="float" office:value="1076.543" calcext:value-type="float">
            <text:p>1076.54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1325153" calcext:value-type="float">
            <text:p>-0.01325153</text:p>
          </table:table-cell>
          <table:table-cell office:value-type="float" office:value="3.349427" calcext:value-type="float">
            <text:p>3.349427</text:p>
          </table:table-cell>
          <table:table-cell office:value-type="float" office:value="20.08096" calcext:value-type="float">
            <text:p>20.08096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4738" calcext:value-type="float">
            <text:p>0.004774738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0998" calcext:value-type="float">
            <text:p>0.7180998</text:p>
          </table:table-cell>
          <table:table-cell office:value-type="float" office:value="-0.2006786" calcext:value-type="float">
            <text:p>-0.2006786</text:p>
          </table:table-cell>
          <table:table-cell office:value-type="float" office:value="-0.001398456" calcext:value-type="float">
            <text:p>-0.001398456</text:p>
          </table:table-cell>
          <table:table-cell office:value-type="float" office:value="0.000000246388" calcext:value-type="float">
            <text:p>2.46388E-07</text:p>
          </table:table-cell>
          <table:table-cell office:value-type="float" office:value="16.95312" calcext:value-type="float">
            <text:p>16.95312</text:p>
          </table:table-cell>
          <table:table-cell office:value-type="float" office:value="45.87589" calcext:value-type="float">
            <text:p>45.87589</text:p>
          </table:table-cell>
          <table:table-cell office:value-type="float" office:value="68.18978" calcext:value-type="float">
            <text:p>68.18978</text:p>
          </table:table-cell>
          <table:table-cell office:value-type="float" office:value="0.6256441" calcext:value-type="float">
            <text:p>0.6256441</text:p>
          </table:table-cell>
          <table:table-cell office:value-type="float" office:value="0.09924223" calcext:value-type="float">
            <text:p>0.09924223</text:p>
          </table:table-cell>
          <table:table-cell office:value-type="float" office:value="0.03550557" calcext:value-type="float">
            <text:p>0.03550557</text:p>
          </table:table-cell>
          <table:table-cell office:value-type="float" office:value="0.01818499" calcext:value-type="float">
            <text:p>0.01818499</text:p>
          </table:table-cell>
          <table:table-cell office:value-type="float" office:value="0.01628143" calcext:value-type="float">
            <text:p>0.01628143</text:p>
          </table:table-cell>
          <table:table-cell office:value-type="float" office:value="0.02650499" calcext:value-type="float">
            <text:p>0.02650499</text:p>
          </table:table-cell>
          <table:table-cell office:value-type="float" office:value="0.02089203" calcext:value-type="float">
            <text:p>0.02089203</text:p>
          </table:table-cell>
          <table:table-cell office:value-type="float" office:value="0.01930783" calcext:value-type="float">
            <text:p>0.01930783</text:p>
          </table:table-cell>
          <table:table-cell office:value-type="float" office:value="0.02171711" calcext:value-type="float">
            <text:p>0.02171711</text:p>
          </table:table-cell>
          <table:table-cell office:value-type="float" office:value="0.0338519" calcext:value-type="float">
            <text:p>0.0338519</text:p>
          </table:table-cell>
          <table:table-cell office:value-type="float" office:value="0.005927185" calcext:value-type="float">
            <text:p>0.005927185</text:p>
          </table:table-cell>
          <table:table-cell office:value-type="float" office:value="0.003523255" calcext:value-type="float">
            <text:p>0.003523255</text:p>
          </table:table-cell>
          <table:table-cell office:value-type="float" office:value="0" calcext:value-type="float">
            <text:p>0</text:p>
          </table:table-cell>
          <table:table-cell office:value-type="float" office:value="73.79674" calcext:value-type="float">
            <text:p>73.79674</text:p>
          </table:table-cell>
          <table:table-cell office:value-type="float" office:value="83.55064" calcext:value-type="float">
            <text:p>83.55064</text:p>
          </table:table-cell>
          <table:table-cell office:value-type="float" office:value="52.72205" calcext:value-type="float">
            <text:p>52.72205</text:p>
          </table:table-cell>
          <table:table-cell office:value-type="float" office:value="37.58761" calcext:value-type="float">
            <text:p>37.58761</text:p>
          </table:table-cell>
          <table:table-cell office:value-type="float" office:value="29.5883" calcext:value-type="float">
            <text:p>29.5883</text:p>
          </table:table-cell>
          <table:table-cell office:value-type="float" office:value="13.36429" calcext:value-type="float">
            <text:p>13.36429</text:p>
          </table:table-cell>
          <table:table-cell office:value-type="float" office:value="8.926664" calcext:value-type="float">
            <text:p>8.926664</text:p>
          </table:table-cell>
          <table:table-cell office:value-type="float" office:value="5.516743" calcext:value-type="float">
            <text:p>5.516743</text:p>
          </table:table-cell>
          <table:table-cell office:value-type="float" office:value="3.18527" calcext:value-type="float">
            <text:p>3.18527</text:p>
          </table:table-cell>
          <table:table-cell office:value-type="float" office:value="4.363111" calcext:value-type="float">
            <text:p>4.363111</text:p>
          </table:table-cell>
          <table:table-cell office:value-type="float" office:value="2.041535" calcext:value-type="float">
            <text:p>2.041535</text:p>
          </table:table-cell>
          <table:table-cell office:value-type="float" office:value="0.7114664" calcext:value-type="float">
            <text:p>0.7114664</text:p>
          </table:table-cell>
          <table:table-cell office:value-type="float" office:value="0.4166945" calcext:value-type="float">
            <text:p>0.4166945</text:p>
          </table:table-cell>
          <table:table-cell office:value-type="float" office:value="0.3793166" calcext:value-type="float">
            <text:p>0.3793166</text:p>
          </table:table-cell>
          <table:table-cell office:value-type="float" office:value="0" calcext:value-type="float">
            <text:p>0</text:p>
          </table:table-cell>
          <table:table-cell office:value-type="float" office:value="2743.589" calcext:value-type="float">
            <text:p>2743.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178309" calcext:value-type="float">
            <text:p>-0.61783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22.74807" calcext:value-type="float">
            <text:p>22.74807</text:p>
          </table:table-cell>
          <table:table-cell office:value-type="float" office:value="1076.54" calcext:value-type="float">
            <text:p>1076.5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2158527" calcext:value-type="float">
            <text:p>-0.02158527</text:p>
          </table:table-cell>
          <table:table-cell office:value-type="float" office:value="3.307784" calcext:value-type="float">
            <text:p>3.307784</text:p>
          </table:table-cell>
          <table:table-cell office:value-type="float" office:value="20.27553" calcext:value-type="float">
            <text:p>20.27553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5058" calcext:value-type="float">
            <text:p>0.004775058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2256" calcext:value-type="float">
            <text:p>0.7182256</text:p>
          </table:table-cell>
          <table:table-cell office:value-type="float" office:value="-0.2013084" calcext:value-type="float">
            <text:p>-0.2013084</text:p>
          </table:table-cell>
          <table:table-cell office:value-type="float" office:value="-0.001525064" calcext:value-type="float">
            <text:p>-0.001525064</text:p>
          </table:table-cell>
          <table:table-cell office:value-type="float" office:value="0.0000002479302" calcext:value-type="float">
            <text:p>2.479302E-07</text:p>
          </table:table-cell>
          <table:table-cell office:value-type="float" office:value="16.8953" calcext:value-type="float">
            <text:p>16.8953</text:p>
          </table:table-cell>
          <table:table-cell office:value-type="float" office:value="44.79875" calcext:value-type="float">
            <text:p>44.79875</text:p>
          </table:table-cell>
          <table:table-cell office:value-type="float" office:value="67.66543" calcext:value-type="float">
            <text:p>67.66543</text:p>
          </table:table-cell>
          <table:table-cell office:value-type="float" office:value="0.4353456" calcext:value-type="float">
            <text:p>0.4353456</text:p>
          </table:table-cell>
          <table:table-cell office:value-type="float" office:value="0.06853586" calcext:value-type="float">
            <text:p>0.06853586</text:p>
          </table:table-cell>
          <table:table-cell office:value-type="float" office:value="0.03384021" calcext:value-type="float">
            <text:p>0.03384021</text:p>
          </table:table-cell>
          <table:table-cell office:value-type="float" office:value="0.01778935" calcext:value-type="float">
            <text:p>0.01778935</text:p>
          </table:table-cell>
          <table:table-cell office:value-type="float" office:value="0.01603794" calcext:value-type="float">
            <text:p>0.01603794</text:p>
          </table:table-cell>
          <table:table-cell office:value-type="float" office:value="0.02655778" calcext:value-type="float">
            <text:p>0.02655778</text:p>
          </table:table-cell>
          <table:table-cell office:value-type="float" office:value="0.02094396" calcext:value-type="float">
            <text:p>0.02094396</text:p>
          </table:table-cell>
          <table:table-cell office:value-type="float" office:value="0.01925787" calcext:value-type="float">
            <text:p>0.01925787</text:p>
          </table:table-cell>
          <table:table-cell office:value-type="float" office:value="0.0216301" calcext:value-type="float">
            <text:p>0.0216301</text:p>
          </table:table-cell>
          <table:table-cell office:value-type="float" office:value="0.03366807" calcext:value-type="float">
            <text:p>0.03366807</text:p>
          </table:table-cell>
          <table:table-cell office:value-type="float" office:value="0.005924432" calcext:value-type="float">
            <text:p>0.005924432</text:p>
          </table:table-cell>
          <table:table-cell office:value-type="float" office:value="0.003522639" calcext:value-type="float">
            <text:p>0.003522639</text:p>
          </table:table-cell>
          <table:table-cell office:value-type="float" office:value="0" calcext:value-type="float">
            <text:p>0</text:p>
          </table:table-cell>
          <table:table-cell office:value-type="float" office:value="55.48545" calcext:value-type="float">
            <text:p>55.48545</text:p>
          </table:table-cell>
          <table:table-cell office:value-type="float" office:value="90.2379" calcext:value-type="float">
            <text:p>90.2379</text:p>
          </table:table-cell>
          <table:table-cell office:value-type="float" office:value="53.86119" calcext:value-type="float">
            <text:p>53.86119</text:p>
          </table:table-cell>
          <table:table-cell office:value-type="float" office:value="37.80651" calcext:value-type="float">
            <text:p>37.80651</text:p>
          </table:table-cell>
          <table:table-cell office:value-type="float" office:value="29.86481" calcext:value-type="float">
            <text:p>29.86481</text:p>
          </table:table-cell>
          <table:table-cell office:value-type="float" office:value="13.35342" calcext:value-type="float">
            <text:p>13.35342</text:p>
          </table:table-cell>
          <table:table-cell office:value-type="float" office:value="8.959337" calcext:value-type="float">
            <text:p>8.959337</text:p>
          </table:table-cell>
          <table:table-cell office:value-type="float" office:value="5.545006" calcext:value-type="float">
            <text:p>5.545006</text:p>
          </table:table-cell>
          <table:table-cell office:value-type="float" office:value="3.209394" calcext:value-type="float">
            <text:p>3.209394</text:p>
          </table:table-cell>
          <table:table-cell office:value-type="float" office:value="4.368189" calcext:value-type="float">
            <text:p>4.368189</text:p>
          </table:table-cell>
          <table:table-cell office:value-type="float" office:value="2.04526" calcext:value-type="float">
            <text:p>2.04526</text:p>
          </table:table-cell>
          <table:table-cell office:value-type="float" office:value="0.7141407" calcext:value-type="float">
            <text:p>0.7141407</text:p>
          </table:table-cell>
          <table:table-cell office:value-type="float" office:value="0.4165338" calcext:value-type="float">
            <text:p>0.4165338</text:p>
          </table:table-cell>
          <table:table-cell office:value-type="float" office:value="0.3793303" calcext:value-type="float">
            <text:p>0.3793303</text:p>
          </table:table-cell>
          <table:table-cell office:value-type="float" office:value="0" calcext:value-type="float">
            <text:p>0</text:p>
          </table:table-cell>
          <table:table-cell office:value-type="float" office:value="2997.686" calcext:value-type="float">
            <text:p>2997.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189687" calcext:value-type="float">
            <text:p>-0.618968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22.56655" calcext:value-type="float">
            <text:p>22.56655</text:p>
          </table:table-cell>
          <table:table-cell office:value-type="float" office:value="1076.534" calcext:value-type="float">
            <text:p>1076.53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3428002" calcext:value-type="float">
            <text:p>-0.03428002</text:p>
          </table:table-cell>
          <table:table-cell office:value-type="float" office:value="3.264251" calcext:value-type="float">
            <text:p>3.264251</text:p>
          </table:table-cell>
          <table:table-cell office:value-type="float" office:value="20.48555" calcext:value-type="float">
            <text:p>20.4855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5326" calcext:value-type="float">
            <text:p>0.004775326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3372" calcext:value-type="float">
            <text:p>0.7183372</text:p>
          </table:table-cell>
          <table:table-cell office:value-type="float" office:value="-0.2024227" calcext:value-type="float">
            <text:p>-0.2024227</text:p>
          </table:table-cell>
          <table:table-cell office:value-type="float" office:value="-0.001651987" calcext:value-type="float">
            <text:p>-0.001651987</text:p>
          </table:table-cell>
          <table:table-cell office:value-type="float" office:value="0.0000002503423" calcext:value-type="float">
            <text:p>2.503423E-07</text:p>
          </table:table-cell>
          <table:table-cell office:value-type="float" office:value="16.83002" calcext:value-type="float">
            <text:p>16.83002</text:p>
          </table:table-cell>
          <table:table-cell office:value-type="float" office:value="43.4992" calcext:value-type="float">
            <text:p>43.4992</text:p>
          </table:table-cell>
          <table:table-cell office:value-type="float" office:value="67.00666" calcext:value-type="float">
            <text:p>67.00666</text:p>
          </table:table-cell>
          <table:table-cell office:value-type="float" office:value="0.3264598" calcext:value-type="float">
            <text:p>0.3264598</text:p>
          </table:table-cell>
          <table:table-cell office:value-type="float" office:value="0.05235653" calcext:value-type="float">
            <text:p>0.05235653</text:p>
          </table:table-cell>
          <table:table-cell office:value-type="float" office:value="0.03313538" calcext:value-type="float">
            <text:p>0.03313538</text:p>
          </table:table-cell>
          <table:table-cell office:value-type="float" office:value="0.01741593" calcext:value-type="float">
            <text:p>0.01741593</text:p>
          </table:table-cell>
          <table:table-cell office:value-type="float" office:value="0.0157237" calcext:value-type="float">
            <text:p>0.0157237</text:p>
          </table:table-cell>
          <table:table-cell office:value-type="float" office:value="0.02656533" calcext:value-type="float">
            <text:p>0.02656533</text:p>
          </table:table-cell>
          <table:table-cell office:value-type="float" office:value="0.02099039" calcext:value-type="float">
            <text:p>0.02099039</text:p>
          </table:table-cell>
          <table:table-cell office:value-type="float" office:value="0.01921642" calcext:value-type="float">
            <text:p>0.01921642</text:p>
          </table:table-cell>
          <table:table-cell office:value-type="float" office:value="0.02154658" calcext:value-type="float">
            <text:p>0.02154658</text:p>
          </table:table-cell>
          <table:table-cell office:value-type="float" office:value="0.03348472" calcext:value-type="float">
            <text:p>0.03348472</text:p>
          </table:table-cell>
          <table:table-cell office:value-type="float" office:value="0.005921802" calcext:value-type="float">
            <text:p>0.005921802</text:p>
          </table:table-cell>
          <table:table-cell office:value-type="float" office:value="0.003522013" calcext:value-type="float">
            <text:p>0.003522013</text:p>
          </table:table-cell>
          <table:table-cell office:value-type="float" office:value="0" calcext:value-type="float">
            <text:p>0</text:p>
          </table:table-cell>
          <table:table-cell office:value-type="float" office:value="43.29122" calcext:value-type="float">
            <text:p>43.29122</text:p>
          </table:table-cell>
          <table:table-cell office:value-type="float" office:value="95.54424" calcext:value-type="float">
            <text:p>95.54424</text:p>
          </table:table-cell>
          <table:table-cell office:value-type="float" office:value="55.13799" calcext:value-type="float">
            <text:p>55.13799</text:p>
          </table:table-cell>
          <table:table-cell office:value-type="float" office:value="38.05004" calcext:value-type="float">
            <text:p>38.05004</text:p>
          </table:table-cell>
          <table:table-cell office:value-type="float" office:value="30.1784" calcext:value-type="float">
            <text:p>30.1784</text:p>
          </table:table-cell>
          <table:table-cell office:value-type="float" office:value="13.33707" calcext:value-type="float">
            <text:p>13.33707</text:p>
          </table:table-cell>
          <table:table-cell office:value-type="float" office:value="9.002642" calcext:value-type="float">
            <text:p>9.002642</text:p>
          </table:table-cell>
          <table:table-cell office:value-type="float" office:value="5.575231" calcext:value-type="float">
            <text:p>5.575231</text:p>
          </table:table-cell>
          <table:table-cell office:value-type="float" office:value="3.231152" calcext:value-type="float">
            <text:p>3.231152</text:p>
          </table:table-cell>
          <table:table-cell office:value-type="float" office:value="4.373084" calcext:value-type="float">
            <text:p>4.373084</text:p>
          </table:table-cell>
          <table:table-cell office:value-type="float" office:value="2.0494" calcext:value-type="float">
            <text:p>2.0494</text:p>
          </table:table-cell>
          <table:table-cell office:value-type="float" office:value="0.716894" calcext:value-type="float">
            <text:p>0.716894</text:p>
          </table:table-cell>
          <table:table-cell office:value-type="float" office:value="0.416419" calcext:value-type="float">
            <text:p>0.416419</text:p>
          </table:table-cell>
          <table:table-cell office:value-type="float" office:value="0.379346" calcext:value-type="float">
            <text:p>0.379346</text:p>
          </table:table-cell>
          <table:table-cell office:value-type="float" office:value="0" calcext:value-type="float">
            <text:p>0</text:p>
          </table:table-cell>
          <table:table-cell office:value-type="float" office:value="3368.503" calcext:value-type="float">
            <text:p>3368.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0874" calcext:value-type="float">
            <text:p>-0.62087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22.37035" calcext:value-type="float">
            <text:p>22.37035</text:p>
          </table:table-cell>
          <table:table-cell office:value-type="float" office:value="1076.525" calcext:value-type="float">
            <text:p>1076.525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5058836" calcext:value-type="float">
            <text:p>-0.05058836</text:p>
          </table:table-cell>
          <table:table-cell office:value-type="float" office:value="3.21633" calcext:value-type="float">
            <text:p>3.21633</text:p>
          </table:table-cell>
          <table:table-cell office:value-type="float" office:value="20.71325" calcext:value-type="float">
            <text:p>20.7132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5594" calcext:value-type="float">
            <text:p>0.00477559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4363" calcext:value-type="float">
            <text:p>0.7184363</text:p>
          </table:table-cell>
          <table:table-cell office:value-type="float" office:value="-0.2039372" calcext:value-type="float">
            <text:p>-0.2039372</text:p>
          </table:table-cell>
          <table:table-cell office:value-type="float" office:value="-0.001781805" calcext:value-type="float">
            <text:p>-0.001781805</text:p>
          </table:table-cell>
          <table:table-cell office:value-type="float" office:value="0.0000002549324" calcext:value-type="float">
            <text:p>2.549324E-07</text:p>
          </table:table-cell>
          <table:table-cell office:value-type="float" office:value="16.75648" calcext:value-type="float">
            <text:p>16.75648</text:p>
          </table:table-cell>
          <table:table-cell office:value-type="float" office:value="42.06526" calcext:value-type="float">
            <text:p>42.06526</text:p>
          </table:table-cell>
          <table:table-cell office:value-type="float" office:value="66.18652" calcext:value-type="float">
            <text:p>66.18652</text:p>
          </table:table-cell>
          <table:table-cell office:value-type="float" office:value="0.2677932" calcext:value-type="float">
            <text:p>0.2677932</text:p>
          </table:table-cell>
          <table:table-cell office:value-type="float" office:value="0.0442232" calcext:value-type="float">
            <text:p>0.0442232</text:p>
          </table:table-cell>
          <table:table-cell office:value-type="float" office:value="0.03362892" calcext:value-type="float">
            <text:p>0.03362892</text:p>
          </table:table-cell>
          <table:table-cell office:value-type="float" office:value="0.01716518" calcext:value-type="float">
            <text:p>0.01716518</text:p>
          </table:table-cell>
          <table:table-cell office:value-type="float" office:value="0.01540446" calcext:value-type="float">
            <text:p>0.01540446</text:p>
          </table:table-cell>
          <table:table-cell office:value-type="float" office:value="0.02653237" calcext:value-type="float">
            <text:p>0.02653237</text:p>
          </table:table-cell>
          <table:table-cell office:value-type="float" office:value="0.02102966" calcext:value-type="float">
            <text:p>0.02102966</text:p>
          </table:table-cell>
          <table:table-cell office:value-type="float" office:value="0.01918152" calcext:value-type="float">
            <text:p>0.01918152</text:p>
          </table:table-cell>
          <table:table-cell office:value-type="float" office:value="0.0214663" calcext:value-type="float">
            <text:p>0.0214663</text:p>
          </table:table-cell>
          <table:table-cell office:value-type="float" office:value="0.03330226" calcext:value-type="float">
            <text:p>0.03330226</text:p>
          </table:table-cell>
          <table:table-cell office:value-type="float" office:value="0.005919441" calcext:value-type="float">
            <text:p>0.005919441</text:p>
          </table:table-cell>
          <table:table-cell office:value-type="float" office:value="0.003521383" calcext:value-type="float">
            <text:p>0.003521383</text:p>
          </table:table-cell>
          <table:table-cell office:value-type="float" office:value="0" calcext:value-type="float">
            <text:p>0</text:p>
          </table:table-cell>
          <table:table-cell office:value-type="float" office:value="35.76662" calcext:value-type="float">
            <text:p>35.76662</text:p>
          </table:table-cell>
          <table:table-cell office:value-type="float" office:value="99.85339" calcext:value-type="float">
            <text:p>99.85339</text:p>
          </table:table-cell>
          <table:table-cell office:value-type="float" office:value="56.5777" calcext:value-type="float">
            <text:p>56.5777</text:p>
          </table:table-cell>
          <table:table-cell office:value-type="float" office:value="38.32127" calcext:value-type="float">
            <text:p>38.32127</text:p>
          </table:table-cell>
          <table:table-cell office:value-type="float" office:value="30.51984" calcext:value-type="float">
            <text:p>30.51984</text:p>
          </table:table-cell>
          <table:table-cell office:value-type="float" office:value="13.32289" calcext:value-type="float">
            <text:p>13.32289</text:p>
          </table:table-cell>
          <table:table-cell office:value-type="float" office:value="9.044821" calcext:value-type="float">
            <text:p>9.044821</text:p>
          </table:table-cell>
          <table:table-cell office:value-type="float" office:value="5.60208" calcext:value-type="float">
            <text:p>5.60208</text:p>
          </table:table-cell>
          <table:table-cell office:value-type="float" office:value="3.254421" calcext:value-type="float">
            <text:p>3.254421</text:p>
          </table:table-cell>
          <table:table-cell office:value-type="float" office:value="4.378419" calcext:value-type="float">
            <text:p>4.378419</text:p>
          </table:table-cell>
          <table:table-cell office:value-type="float" office:value="2.053921" calcext:value-type="float">
            <text:p>2.053921</text:p>
          </table:table-cell>
          <table:table-cell office:value-type="float" office:value="0.719751" calcext:value-type="float">
            <text:p>0.719751</text:p>
          </table:table-cell>
          <table:table-cell office:value-type="float" office:value="0.4163554" calcext:value-type="float">
            <text:p>0.4163554</text:p>
          </table:table-cell>
          <table:table-cell office:value-type="float" office:value="0.3793617" calcext:value-type="float">
            <text:p>0.3793617</text:p>
          </table:table-cell>
          <table:table-cell office:value-type="float" office:value="0" calcext:value-type="float">
            <text:p>0</text:p>
          </table:table-cell>
          <table:table-cell office:value-type="float" office:value="3817.576" calcext:value-type="float">
            <text:p>3817.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32908" calcext:value-type="float">
            <text:p>-0.62329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22.19121" calcext:value-type="float">
            <text:p>22.19121</text:p>
          </table:table-cell>
          <table:table-cell office:value-type="float" office:value="1076.515" calcext:value-type="float">
            <text:p>1076.515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6872922" calcext:value-type="float">
            <text:p>-0.06872922</text:p>
          </table:table-cell>
          <table:table-cell office:value-type="float" office:value="3.158821" calcext:value-type="float">
            <text:p>3.158821</text:p>
          </table:table-cell>
          <table:table-cell office:value-type="float" office:value="20.93544" calcext:value-type="float">
            <text:p>20.93544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5826" calcext:value-type="float">
            <text:p>0.004775826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5254" calcext:value-type="float">
            <text:p>0.7185254</text:p>
          </table:table-cell>
          <table:table-cell office:value-type="float" office:value="-0.2046652" calcext:value-type="float">
            <text:p>-0.2046652</text:p>
          </table:table-cell>
          <table:table-cell office:value-type="float" office:value="-0.001910652" calcext:value-type="float">
            <text:p>-0.001910652</text:p>
          </table:table-cell>
          <table:table-cell office:value-type="float" office:value="0.0000002583556" calcext:value-type="float">
            <text:p>2.583556E-07</text:p>
          </table:table-cell>
          <table:table-cell office:value-type="float" office:value="16.70922" calcext:value-type="float">
            <text:p>16.70922</text:p>
          </table:table-cell>
          <table:table-cell office:value-type="float" office:value="40.50227" calcext:value-type="float">
            <text:p>40.50227</text:p>
          </table:table-cell>
          <table:table-cell office:value-type="float" office:value="65.16697" calcext:value-type="float">
            <text:p>65.16697</text:p>
          </table:table-cell>
          <table:table-cell office:value-type="float" office:value="0.2261067" calcext:value-type="float">
            <text:p>0.2261067</text:p>
          </table:table-cell>
          <table:table-cell office:value-type="float" office:value="0.03840611" calcext:value-type="float">
            <text:p>0.03840611</text:p>
          </table:table-cell>
          <table:table-cell office:value-type="float" office:value="0.03310408" calcext:value-type="float">
            <text:p>0.03310408</text:p>
          </table:table-cell>
          <table:table-cell office:value-type="float" office:value="0.01700921" calcext:value-type="float">
            <text:p>0.01700921</text:p>
          </table:table-cell>
          <table:table-cell office:value-type="float" office:value="0.01515444" calcext:value-type="float">
            <text:p>0.01515444</text:p>
          </table:table-cell>
          <table:table-cell office:value-type="float" office:value="0.02647721" calcext:value-type="float">
            <text:p>0.02647721</text:p>
          </table:table-cell>
          <table:table-cell office:value-type="float" office:value="0.02105852" calcext:value-type="float">
            <text:p>0.02105852</text:p>
          </table:table-cell>
          <table:table-cell office:value-type="float" office:value="0.01915031" calcext:value-type="float">
            <text:p>0.01915031</text:p>
          </table:table-cell>
          <table:table-cell office:value-type="float" office:value="0.02138872" calcext:value-type="float">
            <text:p>0.02138872</text:p>
          </table:table-cell>
          <table:table-cell office:value-type="float" office:value="0.033121" calcext:value-type="float">
            <text:p>0.033121</text:p>
          </table:table-cell>
          <table:table-cell office:value-type="float" office:value="0.00591732" calcext:value-type="float">
            <text:p>0.00591732</text:p>
          </table:table-cell>
          <table:table-cell office:value-type="float" office:value="0.00352074" calcext:value-type="float">
            <text:p>0.00352074</text:p>
          </table:table-cell>
          <table:table-cell office:value-type="float" office:value="0" calcext:value-type="float">
            <text:p>0</text:p>
          </table:table-cell>
          <table:table-cell office:value-type="float" office:value="31.47131" calcext:value-type="float">
            <text:p>31.47131</text:p>
          </table:table-cell>
          <table:table-cell office:value-type="float" office:value="103.2993" calcext:value-type="float">
            <text:p>103.2993</text:p>
          </table:table-cell>
          <table:table-cell office:value-type="float" office:value="57.98609" calcext:value-type="float">
            <text:p>57.98609</text:p>
          </table:table-cell>
          <table:table-cell office:value-type="float" office:value="38.58109" calcext:value-type="float">
            <text:p>38.58109</text:p>
          </table:table-cell>
          <table:table-cell office:value-type="float" office:value="30.8538" calcext:value-type="float">
            <text:p>30.8538</text:p>
          </table:table-cell>
          <table:table-cell office:value-type="float" office:value="13.30554" calcext:value-type="float">
            <text:p>13.30554</text:p>
          </table:table-cell>
          <table:table-cell office:value-type="float" office:value="9.079901" calcext:value-type="float">
            <text:p>9.079901</text:p>
          </table:table-cell>
          <table:table-cell office:value-type="float" office:value="5.631454" calcext:value-type="float">
            <text:p>5.631454</text:p>
          </table:table-cell>
          <table:table-cell office:value-type="float" office:value="3.275725" calcext:value-type="float">
            <text:p>3.275725</text:p>
          </table:table-cell>
          <table:table-cell office:value-type="float" office:value="4.383604" calcext:value-type="float">
            <text:p>4.383604</text:p>
          </table:table-cell>
          <table:table-cell office:value-type="float" office:value="2.058864" calcext:value-type="float">
            <text:p>2.058864</text:p>
          </table:table-cell>
          <table:table-cell office:value-type="float" office:value="0.7227185" calcext:value-type="float">
            <text:p>0.7227185</text:p>
          </table:table-cell>
          <table:table-cell office:value-type="float" office:value="0.4163378" calcext:value-type="float">
            <text:p>0.4163378</text:p>
          </table:table-cell>
          <table:table-cell office:value-type="float" office:value="0.3793773" calcext:value-type="float">
            <text:p>0.3793773</text:p>
          </table:table-cell>
          <table:table-cell office:value-type="float" office:value="0" calcext:value-type="float">
            <text:p>0</text:p>
          </table:table-cell>
          <table:table-cell office:value-type="float" office:value="4151.323" calcext:value-type="float">
            <text:p>4151.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44346" calcext:value-type="float">
            <text:p>-0.62443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22.06986" calcext:value-type="float">
            <text:p>22.06986</text:p>
          </table:table-cell>
          <table:table-cell office:value-type="float" office:value="1076.509" calcext:value-type="float">
            <text:p>1076.50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8822566" calcext:value-type="float">
            <text:p>-0.08822566</text:p>
          </table:table-cell>
          <table:table-cell office:value-type="float" office:value="3.051795" calcext:value-type="float">
            <text:p>3.051795</text:p>
          </table:table-cell>
          <table:table-cell office:value-type="float" office:value="21.15219" calcext:value-type="float">
            <text:p>21.15219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6006" calcext:value-type="float">
            <text:p>0.004776006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6198" calcext:value-type="float">
            <text:p>0.7186198</text:p>
          </table:table-cell>
          <table:table-cell office:value-type="float" office:value="-0.205054" calcext:value-type="float">
            <text:p>-0.205054</text:p>
          </table:table-cell>
          <table:table-cell office:value-type="float" office:value="-0.001993533" calcext:value-type="float">
            <text:p>-0.001993533</text:p>
          </table:table-cell>
          <table:table-cell office:value-type="float" office:value="0.0000002636702" calcext:value-type="float">
            <text:p>2.636702E-07</text:p>
          </table:table-cell>
          <table:table-cell office:value-type="float" office:value="16.70007" calcext:value-type="float">
            <text:p>16.70007</text:p>
          </table:table-cell>
          <table:table-cell office:value-type="float" office:value="28.26925" calcext:value-type="float">
            <text:p>28.26925</text:p>
          </table:table-cell>
          <table:table-cell office:value-type="float" office:value="59.28814" calcext:value-type="float">
            <text:p>59.28814</text:p>
          </table:table-cell>
          <table:table-cell office:value-type="float" office:value="5.187478" calcext:value-type="float">
            <text:p>5.187478</text:p>
          </table:table-cell>
          <table:table-cell office:value-type="float" office:value="0.1066447" calcext:value-type="float">
            <text:p>0.1066447</text:p>
          </table:table-cell>
          <table:table-cell office:value-type="float" office:value="0.03412493" calcext:value-type="float">
            <text:p>0.03412493</text:p>
          </table:table-cell>
          <table:table-cell office:value-type="float" office:value="0.01688294" calcext:value-type="float">
            <text:p>0.01688294</text:p>
          </table:table-cell>
          <table:table-cell office:value-type="float" office:value="0.01504804" calcext:value-type="float">
            <text:p>0.01504804</text:p>
          </table:table-cell>
          <table:table-cell office:value-type="float" office:value="0.02642965" calcext:value-type="float">
            <text:p>0.02642965</text:p>
          </table:table-cell>
          <table:table-cell office:value-type="float" office:value="0.02108045" calcext:value-type="float">
            <text:p>0.02108045</text:p>
          </table:table-cell>
          <table:table-cell office:value-type="float" office:value="0.01912117" calcext:value-type="float">
            <text:p>0.01912117</text:p>
          </table:table-cell>
          <table:table-cell office:value-type="float" office:value="0.02131317" calcext:value-type="float">
            <text:p>0.02131317</text:p>
          </table:table-cell>
          <table:table-cell office:value-type="float" office:value="0.03294083" calcext:value-type="float">
            <text:p>0.03294083</text:p>
          </table:table-cell>
          <table:table-cell office:value-type="float" office:value="0.005915434" calcext:value-type="float">
            <text:p>0.005915434</text:p>
          </table:table-cell>
          <table:table-cell office:value-type="float" office:value="0.003520075" calcext:value-type="float">
            <text:p>0.003520075</text:p>
          </table:table-cell>
          <table:table-cell office:value-type="float" office:value="0" calcext:value-type="float">
            <text:p>0</text:p>
          </table:table-cell>
          <table:table-cell office:value-type="float" office:value="16.20484" calcext:value-type="float">
            <text:p>16.20484</text:p>
          </table:table-cell>
          <table:table-cell office:value-type="float" office:value="77.86008" calcext:value-type="float">
            <text:p>77.86008</text:p>
          </table:table-cell>
          <table:table-cell office:value-type="float" office:value="71.47187" calcext:value-type="float">
            <text:p>71.47187</text:p>
          </table:table-cell>
          <table:table-cell office:value-type="float" office:value="47.56768" calcext:value-type="float">
            <text:p>47.56768</text:p>
          </table:table-cell>
          <table:table-cell office:value-type="float" office:value="35.53352" calcext:value-type="float">
            <text:p>35.53352</text:p>
          </table:table-cell>
          <table:table-cell office:value-type="float" office:value="13.86124" calcext:value-type="float">
            <text:p>13.86124</text:p>
          </table:table-cell>
          <table:table-cell office:value-type="float" office:value="9.21628" calcext:value-type="float">
            <text:p>9.21628</text:p>
          </table:table-cell>
          <table:table-cell office:value-type="float" office:value="5.666269" calcext:value-type="float">
            <text:p>5.666269</text:p>
          </table:table-cell>
          <table:table-cell office:value-type="float" office:value="3.29528" calcext:value-type="float">
            <text:p>3.29528</text:p>
          </table:table-cell>
          <table:table-cell office:value-type="float" office:value="4.388488" calcext:value-type="float">
            <text:p>4.388488</text:p>
          </table:table-cell>
          <table:table-cell office:value-type="float" office:value="2.064148" calcext:value-type="float">
            <text:p>2.064148</text:p>
          </table:table-cell>
          <table:table-cell office:value-type="float" office:value="0.7257993" calcext:value-type="float">
            <text:p>0.7257993</text:p>
          </table:table-cell>
          <table:table-cell office:value-type="float" office:value="0.4163605" calcext:value-type="float">
            <text:p>0.4163605</text:p>
          </table:table-cell>
          <table:table-cell office:value-type="float" office:value="0.379393" calcext:value-type="float">
            <text:p>0.379393</text:p>
          </table:table-cell>
          <table:table-cell office:value-type="float" office:value="0" calcext:value-type="float">
            <text:p>0</text:p>
          </table:table-cell>
          <table:table-cell office:value-type="float" office:value="4250.855" calcext:value-type="float">
            <text:p>4250.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46856" calcext:value-type="float">
            <text:p>-0.62468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21.97157" calcext:value-type="float">
            <text:p>21.97157</text:p>
          </table:table-cell>
          <table:table-cell office:value-type="float" office:value="1076.504" calcext:value-type="float">
            <text:p>1076.50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083819" calcext:value-type="float">
            <text:p>-0.1083819</text:p>
          </table:table-cell>
          <table:table-cell office:value-type="float" office:value="2.968967" calcext:value-type="float">
            <text:p>2.968967</text:p>
          </table:table-cell>
          <table:table-cell office:value-type="float" office:value="21.31428" calcext:value-type="float">
            <text:p>21.31428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6184" calcext:value-type="float">
            <text:p>0.00477618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6943" calcext:value-type="float">
            <text:p>0.7186943</text:p>
          </table:table-cell>
          <table:table-cell office:value-type="float" office:value="-0.2054188" calcext:value-type="float">
            <text:p>-0.2054188</text:p>
          </table:table-cell>
          <table:table-cell office:value-type="float" office:value="-0.002129267" calcext:value-type="float">
            <text:p>-0.002129267</text:p>
          </table:table-cell>
          <table:table-cell office:value-type="float" office:value="0.0000002699657" calcext:value-type="float">
            <text:p>2.699657E-07</text:p>
          </table:table-cell>
          <table:table-cell office:value-type="float" office:value="16.68836" calcext:value-type="float">
            <text:p>16.68836</text:p>
          </table:table-cell>
          <table:table-cell office:value-type="float" office:value="34.54815" calcext:value-type="float">
            <text:p>34.54815</text:p>
          </table:table-cell>
          <table:table-cell office:value-type="float" office:value="55.85624" calcext:value-type="float">
            <text:p>55.85624</text:p>
          </table:table-cell>
          <table:table-cell office:value-type="float" office:value="5.095139" calcext:value-type="float">
            <text:p>5.095139</text:p>
          </table:table-cell>
          <table:table-cell office:value-type="float" office:value="0.04876183" calcext:value-type="float">
            <text:p>0.04876183</text:p>
          </table:table-cell>
          <table:table-cell office:value-type="float" office:value="0.03236127" calcext:value-type="float">
            <text:p>0.03236127</text:p>
          </table:table-cell>
          <table:table-cell office:value-type="float" office:value="0.01701268" calcext:value-type="float">
            <text:p>0.01701268</text:p>
          </table:table-cell>
          <table:table-cell office:value-type="float" office:value="0.01529518" calcext:value-type="float">
            <text:p>0.01529518</text:p>
          </table:table-cell>
          <table:table-cell office:value-type="float" office:value="0.02645557" calcext:value-type="float">
            <text:p>0.02645557</text:p>
          </table:table-cell>
          <table:table-cell office:value-type="float" office:value="0.02110749" calcext:value-type="float">
            <text:p>0.02110749</text:p>
          </table:table-cell>
          <table:table-cell office:value-type="float" office:value="0.01909418" calcext:value-type="float">
            <text:p>0.01909418</text:p>
          </table:table-cell>
          <table:table-cell office:value-type="float" office:value="0.02123917" calcext:value-type="float">
            <text:p>0.02123917</text:p>
          </table:table-cell>
          <table:table-cell office:value-type="float" office:value="0.03276144" calcext:value-type="float">
            <text:p>0.03276144</text:p>
          </table:table-cell>
          <table:table-cell office:value-type="float" office:value="0.005913775" calcext:value-type="float">
            <text:p>0.005913775</text:p>
          </table:table-cell>
          <table:table-cell office:value-type="float" office:value="0.003519401" calcext:value-type="float">
            <text:p>0.003519401</text:p>
          </table:table-cell>
          <table:table-cell office:value-type="float" office:value="0" calcext:value-type="float">
            <text:p>0</text:p>
          </table:table-cell>
          <table:table-cell office:value-type="float" office:value="54.22892" calcext:value-type="float">
            <text:p>54.22892</text:p>
          </table:table-cell>
          <table:table-cell office:value-type="float" office:value="72.03401" calcext:value-type="float">
            <text:p>72.03401</text:p>
          </table:table-cell>
          <table:table-cell office:value-type="float" office:value="67.85665" calcext:value-type="float">
            <text:p>67.85665</text:p>
          </table:table-cell>
          <table:table-cell office:value-type="float" office:value="47.09318" calcext:value-type="float">
            <text:p>47.09318</text:p>
          </table:table-cell>
          <table:table-cell office:value-type="float" office:value="36.36708" calcext:value-type="float">
            <text:p>36.36708</text:p>
          </table:table-cell>
          <table:table-cell office:value-type="float" office:value="14.58723" calcext:value-type="float">
            <text:p>14.58723</text:p>
          </table:table-cell>
          <table:table-cell office:value-type="float" office:value="9.66504" calcext:value-type="float">
            <text:p>9.66504</text:p>
          </table:table-cell>
          <table:table-cell office:value-type="float" office:value="5.748223" calcext:value-type="float">
            <text:p>5.748223</text:p>
          </table:table-cell>
          <table:table-cell office:value-type="float" office:value="3.315769" calcext:value-type="float">
            <text:p>3.315769</text:p>
          </table:table-cell>
          <table:table-cell office:value-type="float" office:value="4.393106" calcext:value-type="float">
            <text:p>4.393106</text:p>
          </table:table-cell>
          <table:table-cell office:value-type="float" office:value="2.069715" calcext:value-type="float">
            <text:p>2.069715</text:p>
          </table:table-cell>
          <table:table-cell office:value-type="float" office:value="0.7289931" calcext:value-type="float">
            <text:p>0.7289931</text:p>
          </table:table-cell>
          <table:table-cell office:value-type="float" office:value="0.4164223" calcext:value-type="float">
            <text:p>0.4164223</text:p>
          </table:table-cell>
          <table:table-cell office:value-type="float" office:value="0.3794085" calcext:value-type="float">
            <text:p>0.3794085</text:p>
          </table:table-cell>
          <table:table-cell office:value-type="float" office:value="0" calcext:value-type="float">
            <text:p>0</text:p>
          </table:table-cell>
          <table:table-cell office:value-type="float" office:value="4324.259" calcext:value-type="float">
            <text:p>4324.2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47644" calcext:value-type="float">
            <text:p>-0.62476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21.85345" calcext:value-type="float">
            <text:p>21.85345</text:p>
          </table:table-cell>
          <table:table-cell office:value-type="float" office:value="1076.5" calcext:value-type="float">
            <text:p>1076.5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301008" calcext:value-type="float">
            <text:p>-0.1301008</text:p>
          </table:table-cell>
          <table:table-cell office:value-type="float" office:value="2.890898" calcext:value-type="float">
            <text:p>2.890898</text:p>
          </table:table-cell>
          <table:table-cell office:value-type="float" office:value="21.49098" calcext:value-type="float">
            <text:p>21.49098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6363" calcext:value-type="float">
            <text:p>0.004776363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7692" calcext:value-type="float">
            <text:p>0.7187692</text:p>
          </table:table-cell>
          <table:table-cell office:value-type="float" office:value="-0.2059083" calcext:value-type="float">
            <text:p>-0.2059083</text:p>
          </table:table-cell>
          <table:table-cell office:value-type="float" office:value="-0.00231601" calcext:value-type="float">
            <text:p>-0.00231601</text:p>
          </table:table-cell>
          <table:table-cell office:value-type="float" office:value="0.000000272722" calcext:value-type="float">
            <text:p>2.72722E-07</text:p>
          </table:table-cell>
          <table:table-cell office:value-type="float" office:value="16.66954" calcext:value-type="float">
            <text:p>16.66954</text:p>
          </table:table-cell>
          <table:table-cell office:value-type="float" office:value="37.78105" calcext:value-type="float">
            <text:p>37.78105</text:p>
          </table:table-cell>
          <table:table-cell office:value-type="float" office:value="53.70778" calcext:value-type="float">
            <text:p>53.70778</text:p>
          </table:table-cell>
          <table:table-cell office:value-type="float" office:value="4.614979" calcext:value-type="float">
            <text:p>4.614979</text:p>
          </table:table-cell>
          <table:table-cell office:value-type="float" office:value="0.03865068" calcext:value-type="float">
            <text:p>0.03865068</text:p>
          </table:table-cell>
          <table:table-cell office:value-type="float" office:value="0.0319784" calcext:value-type="float">
            <text:p>0.0319784</text:p>
          </table:table-cell>
          <table:table-cell office:value-type="float" office:value="0.01702014" calcext:value-type="float">
            <text:p>0.01702014</text:p>
          </table:table-cell>
          <table:table-cell office:value-type="float" office:value="0.01541052" calcext:value-type="float">
            <text:p>0.01541052</text:p>
          </table:table-cell>
          <table:table-cell office:value-type="float" office:value="0.02651136" calcext:value-type="float">
            <text:p>0.02651136</text:p>
          </table:table-cell>
          <table:table-cell office:value-type="float" office:value="0.02114804" calcext:value-type="float">
            <text:p>0.02114804</text:p>
          </table:table-cell>
          <table:table-cell office:value-type="float" office:value="0.01907122" calcext:value-type="float">
            <text:p>0.01907122</text:p>
          </table:table-cell>
          <table:table-cell office:value-type="float" office:value="0.02116674" calcext:value-type="float">
            <text:p>0.02116674</text:p>
          </table:table-cell>
          <table:table-cell office:value-type="float" office:value="0.03258271" calcext:value-type="float">
            <text:p>0.03258271</text:p>
          </table:table-cell>
          <table:table-cell office:value-type="float" office:value="0.005912337" calcext:value-type="float">
            <text:p>0.005912337</text:p>
          </table:table-cell>
          <table:table-cell office:value-type="float" office:value="0.003518712" calcext:value-type="float">
            <text:p>0.003518712</text:p>
          </table:table-cell>
          <table:table-cell office:value-type="float" office:value="0" calcext:value-type="float">
            <text:p>0</text:p>
          </table:table-cell>
          <table:table-cell office:value-type="float" office:value="68.63107" calcext:value-type="float">
            <text:p>68.63107</text:p>
          </table:table-cell>
          <table:table-cell office:value-type="float" office:value="74.99346" calcext:value-type="float">
            <text:p>74.99346</text:p>
          </table:table-cell>
          <table:table-cell office:value-type="float" office:value="66.80167" calcext:value-type="float">
            <text:p>66.80167</text:p>
          </table:table-cell>
          <table:table-cell office:value-type="float" office:value="45.89656" calcext:value-type="float">
            <text:p>45.89656</text:p>
          </table:table-cell>
          <table:table-cell office:value-type="float" office:value="35.81441" calcext:value-type="float">
            <text:p>35.81441</text:p>
          </table:table-cell>
          <table:table-cell office:value-type="float" office:value="14.45003" calcext:value-type="float">
            <text:p>14.45003</text:p>
          </table:table-cell>
          <table:table-cell office:value-type="float" office:value="9.770126" calcext:value-type="float">
            <text:p>9.770126</text:p>
          </table:table-cell>
          <table:table-cell office:value-type="float" office:value="5.828245" calcext:value-type="float">
            <text:p>5.828245</text:p>
          </table:table-cell>
          <table:table-cell office:value-type="float" office:value="3.339261" calcext:value-type="float">
            <text:p>3.339261</text:p>
          </table:table-cell>
          <table:table-cell office:value-type="float" office:value="4.397587" calcext:value-type="float">
            <text:p>4.397587</text:p>
          </table:table-cell>
          <table:table-cell office:value-type="float" office:value="2.075513" calcext:value-type="float">
            <text:p>2.075513</text:p>
          </table:table-cell>
          <table:table-cell office:value-type="float" office:value="0.7322993" calcext:value-type="float">
            <text:p>0.7322993</text:p>
          </table:table-cell>
          <table:table-cell office:value-type="float" office:value="0.4165216" calcext:value-type="float">
            <text:p>0.4165216</text:p>
          </table:table-cell>
          <table:table-cell office:value-type="float" office:value="0.3794242" calcext:value-type="float">
            <text:p>0.3794242</text:p>
          </table:table-cell>
          <table:table-cell office:value-type="float" office:value="0" calcext:value-type="float">
            <text:p>0</text:p>
          </table:table-cell>
          <table:table-cell office:value-type="float" office:value="4511.396" calcext:value-type="float">
            <text:p>4511.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49197" calcext:value-type="float">
            <text:p>-0.624919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21.69547" calcext:value-type="float">
            <text:p>21.69547</text:p>
          </table:table-cell>
          <table:table-cell office:value-type="float" office:value="1076.493" calcext:value-type="float">
            <text:p>1076.49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573692" calcext:value-type="float">
            <text:p>-0.1573692</text:p>
          </table:table-cell>
          <table:table-cell office:value-type="float" office:value="2.812316" calcext:value-type="float">
            <text:p>2.812316</text:p>
          </table:table-cell>
          <table:table-cell office:value-type="float" office:value="21.70813" calcext:value-type="float">
            <text:p>21.70813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6542" calcext:value-type="float">
            <text:p>0.004776542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8388" calcext:value-type="float">
            <text:p>0.7188388</text:p>
          </table:table-cell>
          <table:table-cell office:value-type="float" office:value="-0.2067287" calcext:value-type="float">
            <text:p>-0.2067287</text:p>
          </table:table-cell>
          <table:table-cell office:value-type="float" office:value="-0.002476596" calcext:value-type="float">
            <text:p>-0.002476596</text:p>
          </table:table-cell>
          <table:table-cell office:value-type="float" office:value="0.0000002739042" calcext:value-type="float">
            <text:p>2.739042E-07</text:p>
          </table:table-cell>
          <table:table-cell office:value-type="float" office:value="16.60423" calcext:value-type="float">
            <text:p>16.60423</text:p>
          </table:table-cell>
          <table:table-cell office:value-type="float" office:value="36.66547" calcext:value-type="float">
            <text:p>36.66547</text:p>
          </table:table-cell>
          <table:table-cell office:value-type="float" office:value="52.75016" calcext:value-type="float">
            <text:p>52.75016</text:p>
          </table:table-cell>
          <table:table-cell office:value-type="float" office:value="4.003851" calcext:value-type="float">
            <text:p>4.003851</text:p>
          </table:table-cell>
          <table:table-cell office:value-type="float" office:value="0.03415573" calcext:value-type="float">
            <text:p>0.03415573</text:p>
          </table:table-cell>
          <table:table-cell office:value-type="float" office:value="0.03206262" calcext:value-type="float">
            <text:p>0.03206262</text:p>
          </table:table-cell>
          <table:table-cell office:value-type="float" office:value="0.01683239" calcext:value-type="float">
            <text:p>0.01683239</text:p>
          </table:table-cell>
          <table:table-cell office:value-type="float" office:value="0.01533311" calcext:value-type="float">
            <text:p>0.01533311</text:p>
          </table:table-cell>
          <table:table-cell office:value-type="float" office:value="0.02654501" calcext:value-type="float">
            <text:p>0.02654501</text:p>
          </table:table-cell>
          <table:table-cell office:value-type="float" office:value="0.02119523" calcext:value-type="float">
            <text:p>0.02119523</text:p>
          </table:table-cell>
          <table:table-cell office:value-type="float" office:value="0.01905344" calcext:value-type="float">
            <text:p>0.01905344</text:p>
          </table:table-cell>
          <table:table-cell office:value-type="float" office:value="0.02109633" calcext:value-type="float">
            <text:p>0.02109633</text:p>
          </table:table-cell>
          <table:table-cell office:value-type="float" office:value="0.03240474" calcext:value-type="float">
            <text:p>0.03240474</text:p>
          </table:table-cell>
          <table:table-cell office:value-type="float" office:value="0.005911111" calcext:value-type="float">
            <text:p>0.005911111</text:p>
          </table:table-cell>
          <table:table-cell office:value-type="float" office:value="0.00351803" calcext:value-type="float">
            <text:p>0.00351803</text:p>
          </table:table-cell>
          <table:table-cell office:value-type="float" office:value="0" calcext:value-type="float">
            <text:p>0</text:p>
          </table:table-cell>
          <table:table-cell office:value-type="float" office:value="51.80927" calcext:value-type="float">
            <text:p>51.80927</text:p>
          </table:table-cell>
          <table:table-cell office:value-type="float" office:value="82.3838" calcext:value-type="float">
            <text:p>82.3838</text:p>
          </table:table-cell>
          <table:table-cell office:value-type="float" office:value="68.30636" calcext:value-type="float">
            <text:p>68.30636</text:p>
          </table:table-cell>
          <table:table-cell office:value-type="float" office:value="45.68686" calcext:value-type="float">
            <text:p>45.68686</text:p>
          </table:table-cell>
          <table:table-cell office:value-type="float" office:value="35.81369" calcext:value-type="float">
            <text:p>35.81369</text:p>
          </table:table-cell>
          <table:table-cell office:value-type="float" office:value="14.31206" calcext:value-type="float">
            <text:p>14.31206</text:p>
          </table:table-cell>
          <table:table-cell office:value-type="float" office:value="9.786025" calcext:value-type="float">
            <text:p>9.786025</text:p>
          </table:table-cell>
          <table:table-cell office:value-type="float" office:value="5.879883" calcext:value-type="float">
            <text:p>5.879883</text:p>
          </table:table-cell>
          <table:table-cell office:value-type="float" office:value="3.362949" calcext:value-type="float">
            <text:p>3.362949</text:p>
          </table:table-cell>
          <table:table-cell office:value-type="float" office:value="4.401965" calcext:value-type="float">
            <text:p>4.401965</text:p>
          </table:table-cell>
          <table:table-cell office:value-type="float" office:value="2.081527" calcext:value-type="float">
            <text:p>2.081527</text:p>
          </table:table-cell>
          <table:table-cell office:value-type="float" office:value="0.7357123" calcext:value-type="float">
            <text:p>0.7357123</text:p>
          </table:table-cell>
          <table:table-cell office:value-type="float" office:value="0.4166569" calcext:value-type="float">
            <text:p>0.4166569</text:p>
          </table:table-cell>
          <table:table-cell office:value-type="float" office:value="0.3794397" calcext:value-type="float">
            <text:p>0.3794397</text:p>
          </table:table-cell>
          <table:table-cell office:value-type="float" office:value="0" calcext:value-type="float">
            <text:p>0</text:p>
          </table:table-cell>
          <table:table-cell office:value-type="float" office:value="4907.898" calcext:value-type="float">
            <text:p>4907.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61319" calcext:value-type="float">
            <text:p>-0.626131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21.56602" calcext:value-type="float">
            <text:p>21.56602</text:p>
          </table:table-cell>
          <table:table-cell office:value-type="float" office:value="1076.486" calcext:value-type="float">
            <text:p>1076.48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92113" calcext:value-type="float">
            <text:p>-0.192113</text:p>
          </table:table-cell>
          <table:table-cell office:value-type="float" office:value="2.705382" calcext:value-type="float">
            <text:p>2.705382</text:p>
          </table:table-cell>
          <table:table-cell office:value-type="float" office:value="21.92022" calcext:value-type="float">
            <text:p>21.92022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6723" calcext:value-type="float">
            <text:p>0.004776723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9111" calcext:value-type="float">
            <text:p>0.7189111</text:p>
          </table:table-cell>
          <table:table-cell office:value-type="float" office:value="-0.2074018" calcext:value-type="float">
            <text:p>-0.2074018</text:p>
          </table:table-cell>
          <table:table-cell office:value-type="float" office:value="-0.00267184" calcext:value-type="float">
            <text:p>-0.00267184</text:p>
          </table:table-cell>
          <table:table-cell office:value-type="float" office:value="0.0000002794926" calcext:value-type="float">
            <text:p>2.794926E-07</text:p>
          </table:table-cell>
          <table:table-cell office:value-type="float" office:value="16.58507" calcext:value-type="float">
            <text:p>16.58507</text:p>
          </table:table-cell>
          <table:table-cell office:value-type="float" office:value="37.65173" calcext:value-type="float">
            <text:p>37.65173</text:p>
          </table:table-cell>
          <table:table-cell office:value-type="float" office:value="50.2751" calcext:value-type="float">
            <text:p>50.2751</text:p>
          </table:table-cell>
          <table:table-cell office:value-type="float" office:value="3.665552" calcext:value-type="float">
            <text:p>3.665552</text:p>
          </table:table-cell>
          <table:table-cell office:value-type="float" office:value="0.03092812" calcext:value-type="float">
            <text:p>0.03092812</text:p>
          </table:table-cell>
          <table:table-cell office:value-type="float" office:value="0.03167766" calcext:value-type="float">
            <text:p>0.03167766</text:p>
          </table:table-cell>
          <table:table-cell office:value-type="float" office:value="0.01665413" calcext:value-type="float">
            <text:p>0.01665413</text:p>
          </table:table-cell>
          <table:table-cell office:value-type="float" office:value="0.01514677" calcext:value-type="float">
            <text:p>0.01514677</text:p>
          </table:table-cell>
          <table:table-cell office:value-type="float" office:value="0.02654177" calcext:value-type="float">
            <text:p>0.02654177</text:p>
          </table:table-cell>
          <table:table-cell office:value-type="float" office:value="0.02123977" calcext:value-type="float">
            <text:p>0.02123977</text:p>
          </table:table-cell>
          <table:table-cell office:value-type="float" office:value="0.01904023" calcext:value-type="float">
            <text:p>0.01904023</text:p>
          </table:table-cell>
          <table:table-cell office:value-type="float" office:value="0.02102833" calcext:value-type="float">
            <text:p>0.02102833</text:p>
          </table:table-cell>
          <table:table-cell office:value-type="float" office:value="0.03222803" calcext:value-type="float">
            <text:p>0.03222803</text:p>
          </table:table-cell>
          <table:table-cell office:value-type="float" office:value="0.005910091" calcext:value-type="float">
            <text:p>0.005910091</text:p>
          </table:table-cell>
          <table:table-cell office:value-type="float" office:value="0.003517324" calcext:value-type="float">
            <text:p>0.003517324</text:p>
          </table:table-cell>
          <table:table-cell office:value-type="float" office:value="0" calcext:value-type="float">
            <text:p>0</text:p>
          </table:table-cell>
          <table:table-cell office:value-type="float" office:value="63.722" calcext:value-type="float">
            <text:p>63.722</text:p>
          </table:table-cell>
          <table:table-cell office:value-type="float" office:value="82.21313" calcext:value-type="float">
            <text:p>82.21313</text:p>
          </table:table-cell>
          <table:table-cell office:value-type="float" office:value="69.55834" calcext:value-type="float">
            <text:p>69.55834</text:p>
          </table:table-cell>
          <table:table-cell office:value-type="float" office:value="45.6897" calcext:value-type="float">
            <text:p>45.6897</text:p>
          </table:table-cell>
          <table:table-cell office:value-type="float" office:value="35.9722" calcext:value-type="float">
            <text:p>35.9722</text:p>
          </table:table-cell>
          <table:table-cell office:value-type="float" office:value="14.26268" calcext:value-type="float">
            <text:p>14.26268</text:p>
          </table:table-cell>
          <table:table-cell office:value-type="float" office:value="9.811453" calcext:value-type="float">
            <text:p>9.811453</text:p>
          </table:table-cell>
          <table:table-cell office:value-type="float" office:value="5.917139" calcext:value-type="float">
            <text:p>5.917139</text:p>
          </table:table-cell>
          <table:table-cell office:value-type="float" office:value="3.385217" calcext:value-type="float">
            <text:p>3.385217</text:p>
          </table:table-cell>
          <table:table-cell office:value-type="float" office:value="4.406114" calcext:value-type="float">
            <text:p>4.406114</text:p>
          </table:table-cell>
          <table:table-cell office:value-type="float" office:value="2.087816" calcext:value-type="float">
            <text:p>2.087816</text:p>
          </table:table-cell>
          <table:table-cell office:value-type="float" office:value="0.7392871" calcext:value-type="float">
            <text:p>0.7392871</text:p>
          </table:table-cell>
          <table:table-cell office:value-type="float" office:value="0.4168253" calcext:value-type="float">
            <text:p>0.4168253</text:p>
          </table:table-cell>
          <table:table-cell office:value-type="float" office:value="0.3794553" calcext:value-type="float">
            <text:p>0.3794553</text:p>
          </table:table-cell>
          <table:table-cell office:value-type="float" office:value="0" calcext:value-type="float">
            <text:p>0</text:p>
          </table:table-cell>
          <table:table-cell office:value-type="float" office:value="5095.014" calcext:value-type="float">
            <text:p>5095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63278" calcext:value-type="float">
            <text:p>-0.62632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21.4575" calcext:value-type="float">
            <text:p>21.4575</text:p>
          </table:table-cell>
          <table:table-cell office:value-type="float" office:value="1076.478" calcext:value-type="float">
            <text:p>1076.47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2276262" calcext:value-type="float">
            <text:p>-0.2276262</text:p>
          </table:table-cell>
          <table:table-cell office:value-type="float" office:value="2.617737" calcext:value-type="float">
            <text:p>2.617737</text:p>
          </table:table-cell>
          <table:table-cell office:value-type="float" office:value="22.09461" calcext:value-type="float">
            <text:p>22.09461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6902" calcext:value-type="float">
            <text:p>0.004776902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89839" calcext:value-type="float">
            <text:p>0.7189839</text:p>
          </table:table-cell>
          <table:table-cell office:value-type="float" office:value="-0.2079343" calcext:value-type="float">
            <text:p>-0.2079343</text:p>
          </table:table-cell>
          <table:table-cell office:value-type="float" office:value="-0.002818413" calcext:value-type="float">
            <text:p>-0.002818413</text:p>
          </table:table-cell>
          <table:table-cell office:value-type="float" office:value="0.0000002831217" calcext:value-type="float">
            <text:p>2.831217E-07</text:p>
          </table:table-cell>
          <table:table-cell office:value-type="float" office:value="16.54979" calcext:value-type="float">
            <text:p>16.54979</text:p>
          </table:table-cell>
          <table:table-cell office:value-type="float" office:value="33.4563" calcext:value-type="float">
            <text:p>33.4563</text:p>
          </table:table-cell>
          <table:table-cell office:value-type="float" office:value="49.39668" calcext:value-type="float">
            <text:p>49.39668</text:p>
          </table:table-cell>
          <table:table-cell office:value-type="float" office:value="3.466775" calcext:value-type="float">
            <text:p>3.466775</text:p>
          </table:table-cell>
          <table:table-cell office:value-type="float" office:value="0.03243806" calcext:value-type="float">
            <text:p>0.03243806</text:p>
          </table:table-cell>
          <table:table-cell office:value-type="float" office:value="0.03132536" calcext:value-type="float">
            <text:p>0.03132536</text:p>
          </table:table-cell>
          <table:table-cell office:value-type="float" office:value="0.01656833" calcext:value-type="float">
            <text:p>0.01656833</text:p>
          </table:table-cell>
          <table:table-cell office:value-type="float" office:value="0.01506529" calcext:value-type="float">
            <text:p>0.01506529</text:p>
          </table:table-cell>
          <table:table-cell office:value-type="float" office:value="0.0265482" calcext:value-type="float">
            <text:p>0.0265482</text:p>
          </table:table-cell>
          <table:table-cell office:value-type="float" office:value="0.02127993" calcext:value-type="float">
            <text:p>0.02127993</text:p>
          </table:table-cell>
          <table:table-cell office:value-type="float" office:value="0.01903049" calcext:value-type="float">
            <text:p>0.01903049</text:p>
          </table:table-cell>
          <table:table-cell office:value-type="float" office:value="0.02096388" calcext:value-type="float">
            <text:p>0.02096388</text:p>
          </table:table-cell>
          <table:table-cell office:value-type="float" office:value="0.0320532" calcext:value-type="float">
            <text:p>0.0320532</text:p>
          </table:table-cell>
          <table:table-cell office:value-type="float" office:value="0.0059094" calcext:value-type="float">
            <text:p>0.0059094</text:p>
          </table:table-cell>
          <table:table-cell office:value-type="float" office:value="0.003516607" calcext:value-type="float">
            <text:p>0.003516607</text:p>
          </table:table-cell>
          <table:table-cell office:value-type="float" office:value="0" calcext:value-type="float">
            <text:p>0</text:p>
          </table:table-cell>
          <table:table-cell office:value-type="float" office:value="40.41354" calcext:value-type="float">
            <text:p>40.41354</text:p>
          </table:table-cell>
          <table:table-cell office:value-type="float" office:value="87.67194" calcext:value-type="float">
            <text:p>87.67194</text:p>
          </table:table-cell>
          <table:table-cell office:value-type="float" office:value="72.84507" calcext:value-type="float">
            <text:p>72.84507</text:p>
          </table:table-cell>
          <table:table-cell office:value-type="float" office:value="45.73438" calcext:value-type="float">
            <text:p>45.73438</text:p>
          </table:table-cell>
          <table:table-cell office:value-type="float" office:value="35.96848" calcext:value-type="float">
            <text:p>35.96848</text:p>
          </table:table-cell>
          <table:table-cell office:value-type="float" office:value="14.16722" calcext:value-type="float">
            <text:p>14.16722</text:p>
          </table:table-cell>
          <table:table-cell office:value-type="float" office:value="9.827625" calcext:value-type="float">
            <text:p>9.827625</text:p>
          </table:table-cell>
          <table:table-cell office:value-type="float" office:value="5.950686" calcext:value-type="float">
            <text:p>5.950686</text:p>
          </table:table-cell>
          <table:table-cell office:value-type="float" office:value="3.404796" calcext:value-type="float">
            <text:p>3.404796</text:p>
          </table:table-cell>
          <table:table-cell office:value-type="float" office:value="4.409695" calcext:value-type="float">
            <text:p>4.409695</text:p>
          </table:table-cell>
          <table:table-cell office:value-type="float" office:value="2.09609" calcext:value-type="float">
            <text:p>2.09609</text:p>
          </table:table-cell>
          <table:table-cell office:value-type="float" office:value="0.7431803" calcext:value-type="float">
            <text:p>0.7431803</text:p>
          </table:table-cell>
          <table:table-cell office:value-type="float" office:value="0.4170397" calcext:value-type="float">
            <text:p>0.4170397</text:p>
          </table:table-cell>
          <table:table-cell office:value-type="float" office:value="0.3794709" calcext:value-type="float">
            <text:p>0.3794709</text:p>
          </table:table-cell>
          <table:table-cell office:value-type="float" office:value="0" calcext:value-type="float">
            <text:p>0</text:p>
          </table:table-cell>
          <table:table-cell office:value-type="float" office:value="5216.112" calcext:value-type="float">
            <text:p>5216.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64113" calcext:value-type="float">
            <text:p>-0.62641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21.35813" calcext:value-type="float">
            <text:p>21.35813</text:p>
          </table:table-cell>
          <table:table-cell office:value-type="float" office:value="1076.474" calcext:value-type="float">
            <text:p>1076.47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2656272" calcext:value-type="float">
            <text:p>-0.2656272</text:p>
          </table:table-cell>
          <table:table-cell office:value-type="float" office:value="2.499188" calcext:value-type="float">
            <text:p>2.499188</text:p>
          </table:table-cell>
          <table:table-cell office:value-type="float" office:value="22.28717" calcext:value-type="float">
            <text:p>22.28717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7082" calcext:value-type="float">
            <text:p>0.004777082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0573" calcext:value-type="float">
            <text:p>0.7190573</text:p>
          </table:table-cell>
          <table:table-cell office:value-type="float" office:value="-0.2084523" calcext:value-type="float">
            <text:p>-0.2084523</text:p>
          </table:table-cell>
          <table:table-cell office:value-type="float" office:value="-0.002976541" calcext:value-type="float">
            <text:p>-0.002976541</text:p>
          </table:table-cell>
          <table:table-cell office:value-type="float" office:value="0.0000002895538" calcext:value-type="float">
            <text:p>2.895538E-07</text:p>
          </table:table-cell>
          <table:table-cell office:value-type="float" office:value="16.53735" calcext:value-type="float">
            <text:p>16.53735</text:p>
          </table:table-cell>
          <table:table-cell office:value-type="float" office:value="31.1622" calcext:value-type="float">
            <text:p>31.1622</text:p>
          </table:table-cell>
          <table:table-cell office:value-type="float" office:value="44.66175" calcext:value-type="float">
            <text:p>44.66175</text:p>
          </table:table-cell>
          <table:table-cell office:value-type="float" office:value="5.345562" calcext:value-type="float">
            <text:p>5.345562</text:p>
          </table:table-cell>
          <table:table-cell office:value-type="float" office:value="0.05261861" calcext:value-type="float">
            <text:p>0.05261861</text:p>
          </table:table-cell>
          <table:table-cell office:value-type="float" office:value="0.03200765" calcext:value-type="float">
            <text:p>0.03200765</text:p>
          </table:table-cell>
          <table:table-cell office:value-type="float" office:value="0.01652982" calcext:value-type="float">
            <text:p>0.01652982</text:p>
          </table:table-cell>
          <table:table-cell office:value-type="float" office:value="0.01498652" calcext:value-type="float">
            <text:p>0.01498652</text:p>
          </table:table-cell>
          <table:table-cell office:value-type="float" office:value="0.02657633" calcext:value-type="float">
            <text:p>0.02657633</text:p>
          </table:table-cell>
          <table:table-cell office:value-type="float" office:value="0.02132189" calcext:value-type="float">
            <text:p>0.02132189</text:p>
          </table:table-cell>
          <table:table-cell office:value-type="float" office:value="0.01902374" calcext:value-type="float">
            <text:p>0.01902374</text:p>
          </table:table-cell>
          <table:table-cell office:value-type="float" office:value="0.02090192" calcext:value-type="float">
            <text:p>0.02090192</text:p>
          </table:table-cell>
          <table:table-cell office:value-type="float" office:value="0.03188023" calcext:value-type="float">
            <text:p>0.03188023</text:p>
          </table:table-cell>
          <table:table-cell office:value-type="float" office:value="0.005909086" calcext:value-type="float">
            <text:p>0.005909086</text:p>
          </table:table-cell>
          <table:table-cell office:value-type="float" office:value="0.003515887" calcext:value-type="float">
            <text:p>0.003515887</text:p>
          </table:table-cell>
          <table:table-cell office:value-type="float" office:value="0" calcext:value-type="float">
            <text:p>0</text:p>
          </table:table-cell>
          <table:table-cell office:value-type="float" office:value="43.11147" calcext:value-type="float">
            <text:p>43.11147</text:p>
          </table:table-cell>
          <table:table-cell office:value-type="float" office:value="71.54905" calcext:value-type="float">
            <text:p>71.54905</text:p>
          </table:table-cell>
          <table:table-cell office:value-type="float" office:value="76.12922" calcext:value-type="float">
            <text:p>76.12922</text:p>
          </table:table-cell>
          <table:table-cell office:value-type="float" office:value="52.36863" calcext:value-type="float">
            <text:p>52.36863</text:p>
          </table:table-cell>
          <table:table-cell office:value-type="float" office:value="40.28389" calcext:value-type="float">
            <text:p>40.28389</text:p>
          </table:table-cell>
          <table:table-cell office:value-type="float" office:value="15.06526" calcext:value-type="float">
            <text:p>15.06526</text:p>
          </table:table-cell>
          <table:table-cell office:value-type="float" office:value="10.07713" calcext:value-type="float">
            <text:p>10.07713</text:p>
          </table:table-cell>
          <table:table-cell office:value-type="float" office:value="5.994723" calcext:value-type="float">
            <text:p>5.994723</text:p>
          </table:table-cell>
          <table:table-cell office:value-type="float" office:value="3.423306" calcext:value-type="float">
            <text:p>3.423306</text:p>
          </table:table-cell>
          <table:table-cell office:value-type="float" office:value="4.413031" calcext:value-type="float">
            <text:p>4.413031</text:p>
          </table:table-cell>
          <table:table-cell office:value-type="float" office:value="2.104669" calcext:value-type="float">
            <text:p>2.104669</text:p>
          </table:table-cell>
          <table:table-cell office:value-type="float" office:value="0.7472349" calcext:value-type="float">
            <text:p>0.7472349</text:p>
          </table:table-cell>
          <table:table-cell office:value-type="float" office:value="0.4173063" calcext:value-type="float">
            <text:p>0.4173063</text:p>
          </table:table-cell>
          <table:table-cell office:value-type="float" office:value="0.3794864" calcext:value-type="float">
            <text:p>0.3794864</text:p>
          </table:table-cell>
          <table:table-cell office:value-type="float" office:value="0" calcext:value-type="float">
            <text:p>0</text:p>
          </table:table-cell>
          <table:table-cell office:value-type="float" office:value="5291.05" calcext:value-type="float">
            <text:p>5291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65572" calcext:value-type="float">
            <text:p>-0.62655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1.24739" calcext:value-type="float">
            <text:p>21.24739</text:p>
          </table:table-cell>
          <table:table-cell office:value-type="float" office:value="1076.469" calcext:value-type="float">
            <text:p>1076.46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3110617" calcext:value-type="float">
            <text:p>-0.3110617</text:p>
          </table:table-cell>
          <table:table-cell office:value-type="float" office:value="2.390095" calcext:value-type="float">
            <text:p>2.390095</text:p>
          </table:table-cell>
          <table:table-cell office:value-type="float" office:value="22.47741" calcext:value-type="float">
            <text:p>22.47741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7261" calcext:value-type="float">
            <text:p>0.004777261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1316" calcext:value-type="float">
            <text:p>0.7191316</text:p>
          </table:table-cell>
          <table:table-cell office:value-type="float" office:value="-0.2091556" calcext:value-type="float">
            <text:p>-0.2091556</text:p>
          </table:table-cell>
          <table:table-cell office:value-type="float" office:value="-0.003241343" calcext:value-type="float">
            <text:p>-0.003241343</text:p>
          </table:table-cell>
          <table:table-cell office:value-type="float" office:value="0.0000002936404" calcext:value-type="float">
            <text:p>2.936404E-07</text:p>
          </table:table-cell>
          <table:table-cell office:value-type="float" office:value="16.52044" calcext:value-type="float">
            <text:p>16.52044</text:p>
          </table:table-cell>
          <table:table-cell office:value-type="float" office:value="34.59511" calcext:value-type="float">
            <text:p>34.59511</text:p>
          </table:table-cell>
          <table:table-cell office:value-type="float" office:value="42.3098" calcext:value-type="float">
            <text:p>42.3098</text:p>
          </table:table-cell>
          <table:table-cell office:value-type="float" office:value="4.375347" calcext:value-type="float">
            <text:p>4.375347</text:p>
          </table:table-cell>
          <table:table-cell office:value-type="float" office:value="0.03997565" calcext:value-type="float">
            <text:p>0.03997565</text:p>
          </table:table-cell>
          <table:table-cell office:value-type="float" office:value="0.03155899" calcext:value-type="float">
            <text:p>0.03155899</text:p>
          </table:table-cell>
          <table:table-cell office:value-type="float" office:value="0.01641969" calcext:value-type="float">
            <text:p>0.01641969</text:p>
          </table:table-cell>
          <table:table-cell office:value-type="float" office:value="0.01486296" calcext:value-type="float">
            <text:p>0.01486296</text:p>
          </table:table-cell>
          <table:table-cell office:value-type="float" office:value="0.02662422" calcext:value-type="float">
            <text:p>0.02662422</text:p>
          </table:table-cell>
          <table:table-cell office:value-type="float" office:value="0.0213689" calcext:value-type="float">
            <text:p>0.0213689</text:p>
          </table:table-cell>
          <table:table-cell office:value-type="float" office:value="0.01902027" calcext:value-type="float">
            <text:p>0.01902027</text:p>
          </table:table-cell>
          <table:table-cell office:value-type="float" office:value="0.02084228" calcext:value-type="float">
            <text:p>0.02084228</text:p>
          </table:table-cell>
          <table:table-cell office:value-type="float" office:value="0.03170935" calcext:value-type="float">
            <text:p>0.03170935</text:p>
          </table:table-cell>
          <table:table-cell office:value-type="float" office:value="0.005909134" calcext:value-type="float">
            <text:p>0.005909134</text:p>
          </table:table-cell>
          <table:table-cell office:value-type="float" office:value="0.003515155" calcext:value-type="float">
            <text:p>0.003515155</text:p>
          </table:table-cell>
          <table:table-cell office:value-type="float" office:value="0" calcext:value-type="float">
            <text:p>0</text:p>
          </table:table-cell>
          <table:table-cell office:value-type="float" office:value="66.84061" calcext:value-type="float">
            <text:p>66.84061</text:p>
          </table:table-cell>
          <table:table-cell office:value-type="float" office:value="72.93847" calcext:value-type="float">
            <text:p>72.93847</text:p>
          </table:table-cell>
          <table:table-cell office:value-type="float" office:value="74.64101" calcext:value-type="float">
            <text:p>74.64101</text:p>
          </table:table-cell>
          <table:table-cell office:value-type="float" office:value="50.7184" calcext:value-type="float">
            <text:p>50.7184</text:p>
          </table:table-cell>
          <table:table-cell office:value-type="float" office:value="39.68319" calcext:value-type="float">
            <text:p>39.68319</text:p>
          </table:table-cell>
          <table:table-cell office:value-type="float" office:value="15.10333" calcext:value-type="float">
            <text:p>15.10333</text:p>
          </table:table-cell>
          <table:table-cell office:value-type="float" office:value="10.25341" calcext:value-type="float">
            <text:p>10.25341</text:p>
          </table:table-cell>
          <table:table-cell office:value-type="float" office:value="6.06905" calcext:value-type="float">
            <text:p>6.06905</text:p>
          </table:table-cell>
          <table:table-cell office:value-type="float" office:value="3.443463" calcext:value-type="float">
            <text:p>3.443463</text:p>
          </table:table-cell>
          <table:table-cell office:value-type="float" office:value="4.416149" calcext:value-type="float">
            <text:p>4.416149</text:p>
          </table:table-cell>
          <table:table-cell office:value-type="float" office:value="2.113232" calcext:value-type="float">
            <text:p>2.113232</text:p>
          </table:table-cell>
          <table:table-cell office:value-type="float" office:value="0.7514247" calcext:value-type="float">
            <text:p>0.7514247</text:p>
          </table:table-cell>
          <table:table-cell office:value-type="float" office:value="0.4176241" calcext:value-type="float">
            <text:p>0.4176241</text:p>
          </table:table-cell>
          <table:table-cell office:value-type="float" office:value="0.379502" calcext:value-type="float">
            <text:p>0.379502</text:p>
          </table:table-cell>
          <table:table-cell office:value-type="float" office:value="0" calcext:value-type="float">
            <text:p>0</text:p>
          </table:table-cell>
          <table:table-cell office:value-type="float" office:value="5461.708" calcext:value-type="float">
            <text:p>5461.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67127" calcext:value-type="float">
            <text:p>-0.62671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1.08346" calcext:value-type="float">
            <text:p>21.08346</text:p>
          </table:table-cell>
          <table:table-cell office:value-type="float" office:value="1076.462" calcext:value-type="float">
            <text:p>1076.462</text:p>
          </table:table-cell>
          <table:table-cell office:value-type="float" office:value="12.81" calcext:value-type="float">
            <text:p>12.81</text:p>
          </table:table-cell>
          <table:table-cell office:value-type="float" office:value="-0.3697474" calcext:value-type="float">
            <text:p>-0.3697474</text:p>
          </table:table-cell>
          <table:table-cell office:value-type="float" office:value="2.282192" calcext:value-type="float">
            <text:p>2.282192</text:p>
          </table:table-cell>
          <table:table-cell office:value-type="float" office:value="22.72556" calcext:value-type="float">
            <text:p>22.72556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744" calcext:value-type="float">
            <text:p>0.0047774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2067" calcext:value-type="float">
            <text:p>0.7192067</text:p>
          </table:table-cell>
          <table:table-cell office:value-type="float" office:value="-0.2104085" calcext:value-type="float">
            <text:p>-0.2104085</text:p>
          </table:table-cell>
          <table:table-cell office:value-type="float" office:value="-0.003535848" calcext:value-type="float">
            <text:p>-0.003535848</text:p>
          </table:table-cell>
          <table:table-cell office:value-type="float" office:value="0.0000002963895" calcext:value-type="float">
            <text:p>2.963895E-07</text:p>
          </table:table-cell>
          <table:table-cell office:value-type="float" office:value="16.44376" calcext:value-type="float">
            <text:p>16.44376</text:p>
          </table:table-cell>
          <table:table-cell office:value-type="float" office:value="34.13314" calcext:value-type="float">
            <text:p>34.13314</text:p>
          </table:table-cell>
          <table:table-cell office:value-type="float" office:value="41.30882" calcext:value-type="float">
            <text:p>41.30882</text:p>
          </table:table-cell>
          <table:table-cell office:value-type="float" office:value="3.069983" calcext:value-type="float">
            <text:p>3.069983</text:p>
          </table:table-cell>
          <table:table-cell office:value-type="float" office:value="0.03523504" calcext:value-type="float">
            <text:p>0.03523504</text:p>
          </table:table-cell>
          <table:table-cell office:value-type="float" office:value="0.03172446" calcext:value-type="float">
            <text:p>0.03172446</text:p>
          </table:table-cell>
          <table:table-cell office:value-type="float" office:value="0.01622116" calcext:value-type="float">
            <text:p>0.01622116</text:p>
          </table:table-cell>
          <table:table-cell office:value-type="float" office:value="0.01455665" calcext:value-type="float">
            <text:p>0.01455665</text:p>
          </table:table-cell>
          <table:table-cell office:value-type="float" office:value="0.02664769" calcext:value-type="float">
            <text:p>0.02664769</text:p>
          </table:table-cell>
          <table:table-cell office:value-type="float" office:value="0.02141778" calcext:value-type="float">
            <text:p>0.02141778</text:p>
          </table:table-cell>
          <table:table-cell office:value-type="float" office:value="0.01902031" calcext:value-type="float">
            <text:p>0.01902031</text:p>
          </table:table-cell>
          <table:table-cell office:value-type="float" office:value="0.02078514" calcext:value-type="float">
            <text:p>0.02078514</text:p>
          </table:table-cell>
          <table:table-cell office:value-type="float" office:value="0.03154077" calcext:value-type="float">
            <text:p>0.03154077</text:p>
          </table:table-cell>
          <table:table-cell office:value-type="float" office:value="0.005909517" calcext:value-type="float">
            <text:p>0.005909517</text:p>
          </table:table-cell>
          <table:table-cell office:value-type="float" office:value="0.003514428" calcext:value-type="float">
            <text:p>0.003514428</text:p>
          </table:table-cell>
          <table:table-cell office:value-type="float" office:value="0" calcext:value-type="float">
            <text:p>0</text:p>
          </table:table-cell>
          <table:table-cell office:value-type="float" office:value="52.75384" calcext:value-type="float">
            <text:p>52.75384</text:p>
          </table:table-cell>
          <table:table-cell office:value-type="float" office:value="80.79398" calcext:value-type="float">
            <text:p>80.79398</text:p>
          </table:table-cell>
          <table:table-cell office:value-type="float" office:value="76.61829" calcext:value-type="float">
            <text:p>76.61829</text:p>
          </table:table-cell>
          <table:table-cell office:value-type="float" office:value="50.14681" calcext:value-type="float">
            <text:p>50.14681</text:p>
          </table:table-cell>
          <table:table-cell office:value-type="float" office:value="39.43523" calcext:value-type="float">
            <text:p>39.43523</text:p>
          </table:table-cell>
          <table:table-cell office:value-type="float" office:value="14.8943" calcext:value-type="float">
            <text:p>14.8943</text:p>
          </table:table-cell>
          <table:table-cell office:value-type="float" office:value="10.22334" calcext:value-type="float">
            <text:p>10.22334</text:p>
          </table:table-cell>
          <table:table-cell office:value-type="float" office:value="6.123053" calcext:value-type="float">
            <text:p>6.123053</text:p>
          </table:table-cell>
          <table:table-cell office:value-type="float" office:value="3.464837" calcext:value-type="float">
            <text:p>3.464837</text:p>
          </table:table-cell>
          <table:table-cell office:value-type="float" office:value="4.419158" calcext:value-type="float">
            <text:p>4.419158</text:p>
          </table:table-cell>
          <table:table-cell office:value-type="float" office:value="2.121791" calcext:value-type="float">
            <text:p>2.121791</text:p>
          </table:table-cell>
          <table:table-cell office:value-type="float" office:value="0.7557288" calcext:value-type="float">
            <text:p>0.7557288</text:p>
          </table:table-cell>
          <table:table-cell office:value-type="float" office:value="0.4179882" calcext:value-type="float">
            <text:p>0.4179882</text:p>
          </table:table-cell>
          <table:table-cell office:value-type="float" office:value="0.3795176" calcext:value-type="float">
            <text:p>0.3795176</text:p>
          </table:table-cell>
          <table:table-cell office:value-type="float" office:value="0" calcext:value-type="float">
            <text:p>0</text:p>
          </table:table-cell>
          <table:table-cell office:value-type="float" office:value="5923.451" calcext:value-type="float">
            <text:p>5923.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282173" calcext:value-type="float">
            <text:p>-0.62821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0.89338" calcext:value-type="float">
            <text:p>20.89338</text:p>
          </table:table-cell>
          <table:table-cell office:value-type="float" office:value="1076.45" calcext:value-type="float">
            <text:p>1076.45</text:p>
          </table:table-cell>
          <table:table-cell office:value-type="float" office:value="12.81" calcext:value-type="float">
            <text:p>12.81</text:p>
          </table:table-cell>
          <table:table-cell office:value-type="float" office:value="-0.445715" calcext:value-type="float">
            <text:p>-0.445715</text:p>
          </table:table-cell>
          <table:table-cell office:value-type="float" office:value="2.184465" calcext:value-type="float">
            <text:p>2.184465</text:p>
          </table:table-cell>
          <table:table-cell office:value-type="float" office:value="22.99021" calcext:value-type="float">
            <text:p>22.99021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7619" calcext:value-type="float">
            <text:p>0.004777619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2908" calcext:value-type="float">
            <text:p>0.7192908</text:p>
          </table:table-cell>
          <table:table-cell office:value-type="float" office:value="-0.2129282" calcext:value-type="float">
            <text:p>-0.2129282</text:p>
          </table:table-cell>
          <table:table-cell office:value-type="float" office:value="-0.003931408" calcext:value-type="float">
            <text:p>-0.003931408</text:p>
          </table:table-cell>
          <table:table-cell office:value-type="float" office:value="0.0000003013664" calcext:value-type="float">
            <text:p>3.013664E-07</text:p>
          </table:table-cell>
          <table:table-cell office:value-type="float" office:value="16.34244" calcext:value-type="float">
            <text:p>16.34244</text:p>
          </table:table-cell>
          <table:table-cell office:value-type="float" office:value="33.4942" calcext:value-type="float">
            <text:p>33.4942</text:p>
          </table:table-cell>
          <table:table-cell office:value-type="float" office:value="40.53175" calcext:value-type="float">
            <text:p>40.53175</text:p>
          </table:table-cell>
          <table:table-cell office:value-type="float" office:value="1.795855" calcext:value-type="float">
            <text:p>1.795855</text:p>
          </table:table-cell>
          <table:table-cell office:value-type="float" office:value="0.03501989" calcext:value-type="float">
            <text:p>0.03501989</text:p>
          </table:table-cell>
          <table:table-cell office:value-type="float" office:value="0.03243379" calcext:value-type="float">
            <text:p>0.03243379</text:p>
          </table:table-cell>
          <table:table-cell office:value-type="float" office:value="0.01595158" calcext:value-type="float">
            <text:p>0.01595158</text:p>
          </table:table-cell>
          <table:table-cell office:value-type="float" office:value="0.01419856" calcext:value-type="float">
            <text:p>0.01419856</text:p>
          </table:table-cell>
          <table:table-cell office:value-type="float" office:value="0.02661976" calcext:value-type="float">
            <text:p>0.02661976</text:p>
          </table:table-cell>
          <table:table-cell office:value-type="float" office:value="0.02146029" calcext:value-type="float">
            <text:p>0.02146029</text:p>
          </table:table-cell>
          <table:table-cell office:value-type="float" office:value="0.01902333" calcext:value-type="float">
            <text:p>0.01902333</text:p>
          </table:table-cell>
          <table:table-cell office:value-type="float" office:value="0.02073058" calcext:value-type="float">
            <text:p>0.02073058</text:p>
          </table:table-cell>
          <table:table-cell office:value-type="float" office:value="0.0313748" calcext:value-type="float">
            <text:p>0.0313748</text:p>
          </table:table-cell>
          <table:table-cell office:value-type="float" office:value="0.005910201" calcext:value-type="float">
            <text:p>0.005910201</text:p>
          </table:table-cell>
          <table:table-cell office:value-type="float" office:value="0.003513688" calcext:value-type="float">
            <text:p>0.003513688</text:p>
          </table:table-cell>
          <table:table-cell office:value-type="float" office:value="0" calcext:value-type="float">
            <text:p>0</text:p>
          </table:table-cell>
          <table:table-cell office:value-type="float" office:value="40.77048" calcext:value-type="float">
            <text:p>40.77048</text:p>
          </table:table-cell>
          <table:table-cell office:value-type="float" office:value="87.98679" calcext:value-type="float">
            <text:p>87.98679</text:p>
          </table:table-cell>
          <table:table-cell office:value-type="float" office:value="78.92961" calcext:value-type="float">
            <text:p>78.92961</text:p>
          </table:table-cell>
          <table:table-cell office:value-type="float" office:value="49.68521" calcext:value-type="float">
            <text:p>49.68521</text:p>
          </table:table-cell>
          <table:table-cell office:value-type="float" office:value="39.30417" calcext:value-type="float">
            <text:p>39.30417</text:p>
          </table:table-cell>
          <table:table-cell office:value-type="float" office:value="14.7051" calcext:value-type="float">
            <text:p>14.7051</text:p>
          </table:table-cell>
          <table:table-cell office:value-type="float" office:value="10.18203" calcext:value-type="float">
            <text:p>10.18203</text:p>
          </table:table-cell>
          <table:table-cell office:value-type="float" office:value="6.16055" calcext:value-type="float">
            <text:p>6.16055</text:p>
          </table:table-cell>
          <table:table-cell office:value-type="float" office:value="3.486834" calcext:value-type="float">
            <text:p>3.486834</text:p>
          </table:table-cell>
          <table:table-cell office:value-type="float" office:value="4.422431" calcext:value-type="float">
            <text:p>4.422431</text:p>
          </table:table-cell>
          <table:table-cell office:value-type="float" office:value="2.130373" calcext:value-type="float">
            <text:p>2.130373</text:p>
          </table:table-cell>
          <table:table-cell office:value-type="float" office:value="0.7601323" calcext:value-type="float">
            <text:p>0.7601323</text:p>
          </table:table-cell>
          <table:table-cell office:value-type="float" office:value="0.4183939" calcext:value-type="float">
            <text:p>0.4183939</text:p>
          </table:table-cell>
          <table:table-cell office:value-type="float" office:value="0.3795331" calcext:value-type="float">
            <text:p>0.3795331</text:p>
          </table:table-cell>
          <table:table-cell office:value-type="float" office:value="0" calcext:value-type="float">
            <text:p>0</text:p>
          </table:table-cell>
          <table:table-cell office:value-type="float" office:value="6599.009" calcext:value-type="float">
            <text:p>6599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315159" calcext:value-type="float">
            <text:p>-0.6315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20.6657" calcext:value-type="float">
            <text:p>20.6657</text:p>
          </table:table-cell>
          <table:table-cell office:value-type="float" office:value="1076.43" calcext:value-type="float">
            <text:p>1076.4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5408292" calcext:value-type="float">
            <text:p>-0.5408292</text:p>
          </table:table-cell>
          <table:table-cell office:value-type="float" office:value="2.135014" calcext:value-type="float">
            <text:p>2.135014</text:p>
          </table:table-cell>
          <table:table-cell office:value-type="float" office:value="23.24427" calcext:value-type="float">
            <text:p>23.24427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7839" calcext:value-type="float">
            <text:p>0.004777839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3782" calcext:value-type="float">
            <text:p>0.7193782</text:p>
          </table:table-cell>
          <table:table-cell office:value-type="float" office:value="-0.2168405" calcext:value-type="float">
            <text:p>-0.2168405</text:p>
          </table:table-cell>
          <table:table-cell office:value-type="float" office:value="-0.004441977" calcext:value-type="float">
            <text:p>-0.004441977</text:p>
          </table:table-cell>
          <table:table-cell office:value-type="float" office:value="0.000000308816" calcext:value-type="float">
            <text:p>3.08816E-07</text:p>
          </table:table-cell>
          <table:table-cell office:value-type="float" office:value="16.16297" calcext:value-type="float">
            <text:p>16.16297</text:p>
          </table:table-cell>
          <table:table-cell office:value-type="float" office:value="32.6865" calcext:value-type="float">
            <text:p>32.6865</text:p>
          </table:table-cell>
          <table:table-cell office:value-type="float" office:value="39.99626" calcext:value-type="float">
            <text:p>39.99626</text:p>
          </table:table-cell>
          <table:table-cell office:value-type="float" office:value="1.246665" calcext:value-type="float">
            <text:p>1.246665</text:p>
          </table:table-cell>
          <table:table-cell office:value-type="float" office:value="0.03776764" calcext:value-type="float">
            <text:p>0.03776764</text:p>
          </table:table-cell>
          <table:table-cell office:value-type="float" office:value="0.03563064" calcext:value-type="float">
            <text:p>0.03563064</text:p>
          </table:table-cell>
          <table:table-cell office:value-type="float" office:value="0.01587223" calcext:value-type="float">
            <text:p>0.01587223</text:p>
          </table:table-cell>
          <table:table-cell office:value-type="float" office:value="0.01378729" calcext:value-type="float">
            <text:p>0.01378729</text:p>
          </table:table-cell>
          <table:table-cell office:value-type="float" office:value="0.02654765" calcext:value-type="float">
            <text:p>0.02654765</text:p>
          </table:table-cell>
          <table:table-cell office:value-type="float" office:value="0.02149103" calcext:value-type="float">
            <text:p>0.02149103</text:p>
          </table:table-cell>
          <table:table-cell office:value-type="float" office:value="0.01902821" calcext:value-type="float">
            <text:p>0.01902821</text:p>
          </table:table-cell>
          <table:table-cell office:value-type="float" office:value="0.0206785" calcext:value-type="float">
            <text:p>0.0206785</text:p>
          </table:table-cell>
          <table:table-cell office:value-type="float" office:value="0.03121159" calcext:value-type="float">
            <text:p>0.03121159</text:p>
          </table:table-cell>
          <table:table-cell office:value-type="float" office:value="0.005911164" calcext:value-type="float">
            <text:p>0.005911164</text:p>
          </table:table-cell>
          <table:table-cell office:value-type="float" office:value="0.003512949" calcext:value-type="float">
            <text:p>0.003512949</text:p>
          </table:table-cell>
          <table:table-cell office:value-type="float" office:value="0" calcext:value-type="float">
            <text:p>0</text:p>
          </table:table-cell>
          <table:table-cell office:value-type="float" office:value="33.17007" calcext:value-type="float">
            <text:p>33.17007</text:p>
          </table:table-cell>
          <table:table-cell office:value-type="float" office:value="94.69942" calcext:value-type="float">
            <text:p>94.69942</text:p>
          </table:table-cell>
          <table:table-cell office:value-type="float" office:value="80.8141" calcext:value-type="float">
            <text:p>80.8141</text:p>
          </table:table-cell>
          <table:table-cell office:value-type="float" office:value="49.18206" calcext:value-type="float">
            <text:p>49.18206</text:p>
          </table:table-cell>
          <table:table-cell office:value-type="float" office:value="39.10115" calcext:value-type="float">
            <text:p>39.10115</text:p>
          </table:table-cell>
          <table:table-cell office:value-type="float" office:value="14.49239" calcext:value-type="float">
            <text:p>14.49239</text:p>
          </table:table-cell>
          <table:table-cell office:value-type="float" office:value="10.10663" calcext:value-type="float">
            <text:p>10.10663</text:p>
          </table:table-cell>
          <table:table-cell office:value-type="float" office:value="6.188592" calcext:value-type="float">
            <text:p>6.188592</text:p>
          </table:table-cell>
          <table:table-cell office:value-type="float" office:value="3.509589" calcext:value-type="float">
            <text:p>3.509589</text:p>
          </table:table-cell>
          <table:table-cell office:value-type="float" office:value="4.426404" calcext:value-type="float">
            <text:p>4.426404</text:p>
          </table:table-cell>
          <table:table-cell office:value-type="float" office:value="2.139183" calcext:value-type="float">
            <text:p>2.139183</text:p>
          </table:table-cell>
          <table:table-cell office:value-type="float" office:value="0.7646277" calcext:value-type="float">
            <text:p>0.7646277</text:p>
          </table:table-cell>
          <table:table-cell office:value-type="float" office:value="0.4188385" calcext:value-type="float">
            <text:p>0.4188385</text:p>
          </table:table-cell>
          <table:table-cell office:value-type="float" office:value="0.3795487" calcext:value-type="float">
            <text:p>0.3795487</text:p>
          </table:table-cell>
          <table:table-cell office:value-type="float" office:value="0" calcext:value-type="float">
            <text:p>0</text:p>
          </table:table-cell>
          <table:table-cell office:value-type="float" office:value="7775.17" calcext:value-type="float">
            <text:p>7775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363599" calcext:value-type="float">
            <text:p>-0.63635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0.47146" calcext:value-type="float">
            <text:p>20.47146</text:p>
          </table:table-cell>
          <table:table-cell office:value-type="float" office:value="1076.413" calcext:value-type="float">
            <text:p>1076.41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6533245" calcext:value-type="float">
            <text:p>-0.6533245</text:p>
          </table:table-cell>
          <table:table-cell office:value-type="float" office:value="2.06463" calcext:value-type="float">
            <text:p>2.06463</text:p>
          </table:table-cell>
          <table:table-cell office:value-type="float" office:value="23.4898" calcext:value-type="float">
            <text:p>23.4898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8108" calcext:value-type="float">
            <text:p>0.004778108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4779" calcext:value-type="float">
            <text:p>0.7194779</text:p>
          </table:table-cell>
          <table:table-cell office:value-type="float" office:value="-0.2187238" calcext:value-type="float">
            <text:p>-0.2187238</text:p>
          </table:table-cell>
          <table:table-cell office:value-type="float" office:value="-0.005266838" calcext:value-type="float">
            <text:p>-0.005266838</text:p>
          </table:table-cell>
          <table:table-cell office:value-type="float" office:value="0.0000003200411" calcext:value-type="float">
            <text:p>3.200411E-07</text:p>
          </table:table-cell>
          <table:table-cell office:value-type="float" office:value="16.09772" calcext:value-type="float">
            <text:p>16.09772</text:p>
          </table:table-cell>
          <table:table-cell office:value-type="float" office:value="32.29584" calcext:value-type="float">
            <text:p>32.29584</text:p>
          </table:table-cell>
          <table:table-cell office:value-type="float" office:value="38.69757" calcext:value-type="float">
            <text:p>38.69757</text:p>
          </table:table-cell>
          <table:table-cell office:value-type="float" office:value="0.8837103" calcext:value-type="float">
            <text:p>0.8837103</text:p>
          </table:table-cell>
          <table:table-cell office:value-type="float" office:value="0.03824313" calcext:value-type="float">
            <text:p>0.03824313</text:p>
          </table:table-cell>
          <table:table-cell office:value-type="float" office:value="0.03662093" calcext:value-type="float">
            <text:p>0.03662093</text:p>
          </table:table-cell>
          <table:table-cell office:value-type="float" office:value="0.01572828" calcext:value-type="float">
            <text:p>0.01572828</text:p>
          </table:table-cell>
          <table:table-cell office:value-type="float" office:value="0.01341641" calcext:value-type="float">
            <text:p>0.01341641</text:p>
          </table:table-cell>
          <table:table-cell office:value-type="float" office:value="0.02644707" calcext:value-type="float">
            <text:p>0.02644707</text:p>
          </table:table-cell>
          <table:table-cell office:value-type="float" office:value="0.02150702" calcext:value-type="float">
            <text:p>0.02150702</text:p>
          </table:table-cell>
          <table:table-cell office:value-type="float" office:value="0.01903209" calcext:value-type="float">
            <text:p>0.01903209</text:p>
          </table:table-cell>
          <table:table-cell office:value-type="float" office:value="0.02062839" calcext:value-type="float">
            <text:p>0.02062839</text:p>
          </table:table-cell>
          <table:table-cell office:value-type="float" office:value="0.03105103" calcext:value-type="float">
            <text:p>0.03105103</text:p>
          </table:table-cell>
          <table:table-cell office:value-type="float" office:value="0.005912387" calcext:value-type="float">
            <text:p>0.005912387</text:p>
          </table:table-cell>
          <table:table-cell office:value-type="float" office:value="0.003512205" calcext:value-type="float">
            <text:p>0.003512205</text:p>
          </table:table-cell>
          <table:table-cell office:value-type="float" office:value="0" calcext:value-type="float">
            <text:p>0</text:p>
          </table:table-cell>
          <table:table-cell office:value-type="float" office:value="46.721" calcext:value-type="float">
            <text:p>46.721</text:p>
          </table:table-cell>
          <table:table-cell office:value-type="float" office:value="98.72089" calcext:value-type="float">
            <text:p>98.72089</text:p>
          </table:table-cell>
          <table:table-cell office:value-type="float" office:value="81.30006" calcext:value-type="float">
            <text:p>81.30006</text:p>
          </table:table-cell>
          <table:table-cell office:value-type="float" office:value="48.29267" calcext:value-type="float">
            <text:p>48.29267</text:p>
          </table:table-cell>
          <table:table-cell office:value-type="float" office:value="38.49343" calcext:value-type="float">
            <text:p>38.49343</text:p>
          </table:table-cell>
          <table:table-cell office:value-type="float" office:value="14.23135" calcext:value-type="float">
            <text:p>14.23135</text:p>
          </table:table-cell>
          <table:table-cell office:value-type="float" office:value="9.996368" calcext:value-type="float">
            <text:p>9.996368</text:p>
          </table:table-cell>
          <table:table-cell office:value-type="float" office:value="6.216717" calcext:value-type="float">
            <text:p>6.216717</text:p>
          </table:table-cell>
          <table:table-cell office:value-type="float" office:value="3.530091" calcext:value-type="float">
            <text:p>3.530091</text:p>
          </table:table-cell>
          <table:table-cell office:value-type="float" office:value="4.430048" calcext:value-type="float">
            <text:p>4.430048</text:p>
          </table:table-cell>
          <table:table-cell office:value-type="float" office:value="2.148212" calcext:value-type="float">
            <text:p>2.148212</text:p>
          </table:table-cell>
          <table:table-cell office:value-type="float" office:value="0.769218" calcext:value-type="float">
            <text:p>0.769218</text:p>
          </table:table-cell>
          <table:table-cell office:value-type="float" office:value="0.4193191" calcext:value-type="float">
            <text:p>0.4193191</text:p>
          </table:table-cell>
          <table:table-cell office:value-type="float" office:value="0.3795643" calcext:value-type="float">
            <text:p>0.3795643</text:p>
          </table:table-cell>
          <table:table-cell office:value-type="float" office:value="0" calcext:value-type="float">
            <text:p>0</text:p>
          </table:table-cell>
          <table:table-cell office:value-type="float" office:value="8471.839" calcext:value-type="float">
            <text:p>8471.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381663" calcext:value-type="float">
            <text:p>-0.63816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0.18544" calcext:value-type="float">
            <text:p>20.18544</text:p>
          </table:table-cell>
          <table:table-cell office:value-type="float" office:value="1076.38" calcext:value-type="float">
            <text:p>1076.3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787384" calcext:value-type="float">
            <text:p>-0.787384</text:p>
          </table:table-cell>
          <table:table-cell office:value-type="float" office:value="2.045913" calcext:value-type="float">
            <text:p>2.045913</text:p>
          </table:table-cell>
          <table:table-cell office:value-type="float" office:value="23.77485" calcext:value-type="float">
            <text:p>23.7748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8376" calcext:value-type="float">
            <text:p>0.004778376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5822" calcext:value-type="float">
            <text:p>0.7195822</text:p>
          </table:table-cell>
          <table:table-cell office:value-type="float" office:value="-0.2215303" calcext:value-type="float">
            <text:p>-0.2215303</text:p>
          </table:table-cell>
          <table:table-cell office:value-type="float" office:value="-0.006096166" calcext:value-type="float">
            <text:p>-0.006096166</text:p>
          </table:table-cell>
          <table:table-cell office:value-type="float" office:value="0.0000003230308" calcext:value-type="float">
            <text:p>3.230308E-07</text:p>
          </table:table-cell>
          <table:table-cell office:value-type="float" office:value="15.77203" calcext:value-type="float">
            <text:p>15.77203</text:p>
          </table:table-cell>
          <table:table-cell office:value-type="float" office:value="31.26187" calcext:value-type="float">
            <text:p>31.26187</text:p>
          </table:table-cell>
          <table:table-cell office:value-type="float" office:value="38.49817" calcext:value-type="float">
            <text:p>38.49817</text:p>
          </table:table-cell>
          <table:table-cell office:value-type="float" office:value="0.6837767" calcext:value-type="float">
            <text:p>0.6837767</text:p>
          </table:table-cell>
          <table:table-cell office:value-type="float" office:value="0.04513121" calcext:value-type="float">
            <text:p>0.04513121</text:p>
          </table:table-cell>
          <table:table-cell office:value-type="float" office:value="0.0427369" calcext:value-type="float">
            <text:p>0.0427369</text:p>
          </table:table-cell>
          <table:table-cell office:value-type="float" office:value="0.01598896" calcext:value-type="float">
            <text:p>0.01598896</text:p>
          </table:table-cell>
          <table:table-cell office:value-type="float" office:value="0.01315541" calcext:value-type="float">
            <text:p>0.01315541</text:p>
          </table:table-cell>
          <table:table-cell office:value-type="float" office:value="0.02633445" calcext:value-type="float">
            <text:p>0.02633445</text:p>
          </table:table-cell>
          <table:table-cell office:value-type="float" office:value="0.02151085" calcext:value-type="float">
            <text:p>0.02151085</text:p>
          </table:table-cell>
          <table:table-cell office:value-type="float" office:value="0.01903373" calcext:value-type="float">
            <text:p>0.01903373</text:p>
          </table:table-cell>
          <table:table-cell office:value-type="float" office:value="0.02057956" calcext:value-type="float">
            <text:p>0.02057956</text:p>
          </table:table-cell>
          <table:table-cell office:value-type="float" office:value="0.03089271" calcext:value-type="float">
            <text:p>0.03089271</text:p>
          </table:table-cell>
          <table:table-cell office:value-type="float" office:value="0.005913848" calcext:value-type="float">
            <text:p>0.005913848</text:p>
          </table:table-cell>
          <table:table-cell office:value-type="float" office:value="0.003511456" calcext:value-type="float">
            <text:p>0.003511456</text:p>
          </table:table-cell>
          <table:table-cell office:value-type="float" office:value="0" calcext:value-type="float">
            <text:p>0</text:p>
          </table:table-cell>
          <table:table-cell office:value-type="float" office:value="37.51914" calcext:value-type="float">
            <text:p>37.51914</text:p>
          </table:table-cell>
          <table:table-cell office:value-type="float" office:value="107.4182" calcext:value-type="float">
            <text:p>107.4182</text:p>
          </table:table-cell>
          <table:table-cell office:value-type="float" office:value="83.3298" calcext:value-type="float">
            <text:p>83.3298</text:p>
          </table:table-cell>
          <table:table-cell office:value-type="float" office:value="47.69415" calcext:value-type="float">
            <text:p>47.69415</text:p>
          </table:table-cell>
          <table:table-cell office:value-type="float" office:value="37.86303" calcext:value-type="float">
            <text:p>37.86303</text:p>
          </table:table-cell>
          <table:table-cell office:value-type="float" office:value="13.94236" calcext:value-type="float">
            <text:p>13.94236</text:p>
          </table:table-cell>
          <table:table-cell office:value-type="float" office:value="9.845974" calcext:value-type="float">
            <text:p>9.845974</text:p>
          </table:table-cell>
          <table:table-cell office:value-type="float" office:value="6.239594" calcext:value-type="float">
            <text:p>6.239594</text:p>
          </table:table-cell>
          <table:table-cell office:value-type="float" office:value="3.548755" calcext:value-type="float">
            <text:p>3.548755</text:p>
          </table:table-cell>
          <table:table-cell office:value-type="float" office:value="4.433377" calcext:value-type="float">
            <text:p>4.433377</text:p>
          </table:table-cell>
          <table:table-cell office:value-type="float" office:value="2.157379" calcext:value-type="float">
            <text:p>2.157379</text:p>
          </table:table-cell>
          <table:table-cell office:value-type="float" office:value="0.7739033" calcext:value-type="float">
            <text:p>0.7739033</text:p>
          </table:table-cell>
          <table:table-cell office:value-type="float" office:value="0.4198347" calcext:value-type="float">
            <text:p>0.4198347</text:p>
          </table:table-cell>
          <table:table-cell office:value-type="float" office:value="0.3795799" calcext:value-type="float">
            <text:p>0.3795799</text:p>
          </table:table-cell>
          <table:table-cell office:value-type="float" office:value="0" calcext:value-type="float">
            <text:p>0</text:p>
          </table:table-cell>
          <table:table-cell office:value-type="float" office:value="10027.66" calcext:value-type="float">
            <text:p>10027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15794" calcext:value-type="float">
            <text:p>-0.64157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19.95097" calcext:value-type="float">
            <text:p>19.95097</text:p>
          </table:table-cell>
          <table:table-cell office:value-type="float" office:value="1076.343" calcext:value-type="float">
            <text:p>1076.34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9349267" calcext:value-type="float">
            <text:p>-0.9349267</text:p>
          </table:table-cell>
          <table:table-cell office:value-type="float" office:value="2.021504" calcext:value-type="float">
            <text:p>2.021504</text:p>
          </table:table-cell>
          <table:table-cell office:value-type="float" office:value="24.02645" calcext:value-type="float">
            <text:p>24.0264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78644" calcext:value-type="float">
            <text:p>0.00477864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196936" calcext:value-type="float">
            <text:p>0.7196936</text:p>
          </table:table-cell>
          <table:table-cell office:value-type="float" office:value="-0.2236007" calcext:value-type="float">
            <text:p>-0.2236007</text:p>
          </table:table-cell>
          <table:table-cell office:value-type="float" office:value="-0.007133063" calcext:value-type="float">
            <text:p>-0.007133063</text:p>
          </table:table-cell>
          <table:table-cell office:value-type="float" office:value="0.0000003313179" calcext:value-type="float">
            <text:p>3.313179E-07</text:p>
          </table:table-cell>
          <table:table-cell office:value-type="float" office:value="15.6166" calcext:value-type="float">
            <text:p>15.6166</text:p>
          </table:table-cell>
          <table:table-cell office:value-type="float" office:value="29.9276" calcext:value-type="float">
            <text:p>29.9276</text:p>
          </table:table-cell>
          <table:table-cell office:value-type="float" office:value="38.29651" calcext:value-type="float">
            <text:p>38.29651</text:p>
          </table:table-cell>
          <table:table-cell office:value-type="float" office:value="0.5283905" calcext:value-type="float">
            <text:p>0.5283905</text:p>
          </table:table-cell>
          <table:table-cell office:value-type="float" office:value="0.04675225" calcext:value-type="float">
            <text:p>0.04675225</text:p>
          </table:table-cell>
          <table:table-cell office:value-type="float" office:value="0.04532514" calcext:value-type="float">
            <text:p>0.04532514</text:p>
          </table:table-cell>
          <table:table-cell office:value-type="float" office:value="0.01614522" calcext:value-type="float">
            <text:p>0.01614522</text:p>
          </table:table-cell>
          <table:table-cell office:value-type="float" office:value="0.01302721" calcext:value-type="float">
            <text:p>0.01302721</text:p>
          </table:table-cell>
          <table:table-cell office:value-type="float" office:value="0.02619992" calcext:value-type="float">
            <text:p>0.02619992</text:p>
          </table:table-cell>
          <table:table-cell office:value-type="float" office:value="0.02150138" calcext:value-type="float">
            <text:p>0.02150138</text:p>
          </table:table-cell>
          <table:table-cell office:value-type="float" office:value="0.01903233" calcext:value-type="float">
            <text:p>0.01903233</text:p>
          </table:table-cell>
          <table:table-cell office:value-type="float" office:value="0.02053142" calcext:value-type="float">
            <text:p>0.02053142</text:p>
          </table:table-cell>
          <table:table-cell office:value-type="float" office:value="0.03073608" calcext:value-type="float">
            <text:p>0.03073608</text:p>
          </table:table-cell>
          <table:table-cell office:value-type="float" office:value="0.005915531" calcext:value-type="float">
            <text:p>0.005915531</text:p>
          </table:table-cell>
          <table:table-cell office:value-type="float" office:value="0.003510705" calcext:value-type="float">
            <text:p>0.003510705</text:p>
          </table:table-cell>
          <table:table-cell office:value-type="float" office:value="0" calcext:value-type="float">
            <text:p>0</text:p>
          </table:table-cell>
          <table:table-cell office:value-type="float" office:value="32.806" calcext:value-type="float">
            <text:p>32.806</text:p>
          </table:table-cell>
          <table:table-cell office:value-type="float" office:value="114.2724" calcext:value-type="float">
            <text:p>114.2724</text:p>
          </table:table-cell>
          <table:table-cell office:value-type="float" office:value="85.23927" calcext:value-type="float">
            <text:p>85.23927</text:p>
          </table:table-cell>
          <table:table-cell office:value-type="float" office:value="47.1792" calcext:value-type="float">
            <text:p>47.1792</text:p>
          </table:table-cell>
          <table:table-cell office:value-type="float" office:value="37.21712" calcext:value-type="float">
            <text:p>37.21712</text:p>
          </table:table-cell>
          <table:table-cell office:value-type="float" office:value="13.65518" calcext:value-type="float">
            <text:p>13.65518</text:p>
          </table:table-cell>
          <table:table-cell office:value-type="float" office:value="9.693756" calcext:value-type="float">
            <text:p>9.693756</text:p>
          </table:table-cell>
          <table:table-cell office:value-type="float" office:value="6.259494" calcext:value-type="float">
            <text:p>6.259494</text:p>
          </table:table-cell>
          <table:table-cell office:value-type="float" office:value="3.565599" calcext:value-type="float">
            <text:p>3.565599</text:p>
          </table:table-cell>
          <table:table-cell office:value-type="float" office:value="4.436402" calcext:value-type="float">
            <text:p>4.436402</text:p>
          </table:table-cell>
          <table:table-cell office:value-type="float" office:value="2.16662" calcext:value-type="float">
            <text:p>2.16662</text:p>
          </table:table-cell>
          <table:table-cell office:value-type="float" office:value="0.7786815" calcext:value-type="float">
            <text:p>0.7786815</text:p>
          </table:table-cell>
          <table:table-cell office:value-type="float" office:value="0.420383" calcext:value-type="float">
            <text:p>0.420383</text:p>
          </table:table-cell>
          <table:table-cell office:value-type="float" office:value="0.3795955" calcext:value-type="float">
            <text:p>0.3795955</text:p>
          </table:table-cell>
          <table:table-cell office:value-type="float" office:value="0" calcext:value-type="float">
            <text:p>0</text:p>
          </table:table-cell>
          <table:table-cell office:value-type="float" office:value="11013.44" calcext:value-type="float">
            <text:p>11013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3775" calcext:value-type="float">
            <text:p>-0.64377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19.75151" calcext:value-type="float">
            <text:p>19.75151</text:p>
          </table:table-cell>
          <table:table-cell office:value-type="float" office:value="1076.311" calcext:value-type="float">
            <text:p>1076.311</text:p>
          </table:table-cell>
          <table:table-cell office:value-type="float" office:value="12.81" calcext:value-type="float">
            <text:p>12.81</text:p>
          </table:table-cell>
          <table:table-cell office:value-type="float" office:value="-1.091374" calcext:value-type="float">
            <text:p>-1.091374</text:p>
          </table:table-cell>
          <table:table-cell office:value-type="float" office:value="2.008919" calcext:value-type="float">
            <text:p>2.008919</text:p>
          </table:table-cell>
          <table:table-cell office:value-type="float" office:value="24.24998" calcext:value-type="float">
            <text:p>24.24998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0215" calcext:value-type="float">
            <text:p>0.004780215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03292" calcext:value-type="float">
            <text:p>0.7203292</text:p>
          </table:table-cell>
          <table:table-cell office:value-type="float" office:value="-0.2252625" calcext:value-type="float">
            <text:p>-0.2252625</text:p>
          </table:table-cell>
          <table:table-cell office:value-type="float" office:value="-0.008389381" calcext:value-type="float">
            <text:p>-0.008389381</text:p>
          </table:table-cell>
          <table:table-cell office:value-type="float" office:value="0.0000003422238" calcext:value-type="float">
            <text:p>3.422238E-07</text:p>
          </table:table-cell>
          <table:table-cell office:value-type="float" office:value="15.55213" calcext:value-type="float">
            <text:p>15.55213</text:p>
          </table:table-cell>
          <table:table-cell office:value-type="float" office:value="27.08679" calcext:value-type="float">
            <text:p>27.08679</text:p>
          </table:table-cell>
          <table:table-cell office:value-type="float" office:value="38.83153" calcext:value-type="float">
            <text:p>38.83153</text:p>
          </table:table-cell>
          <table:table-cell office:value-type="float" office:value="0.518392" calcext:value-type="float">
            <text:p>0.518392</text:p>
          </table:table-cell>
          <table:table-cell office:value-type="float" office:value="0.04600085" calcext:value-type="float">
            <text:p>0.04600085</text:p>
          </table:table-cell>
          <table:table-cell office:value-type="float" office:value="0.04527948" calcext:value-type="float">
            <text:p>0.04527948</text:p>
          </table:table-cell>
          <table:table-cell office:value-type="float" office:value="0.01616589" calcext:value-type="float">
            <text:p>0.01616589</text:p>
          </table:table-cell>
          <table:table-cell office:value-type="float" office:value="0.01291217" calcext:value-type="float">
            <text:p>0.01291217</text:p>
          </table:table-cell>
          <table:table-cell office:value-type="float" office:value="0.0260845" calcext:value-type="float">
            <text:p>0.0260845</text:p>
          </table:table-cell>
          <table:table-cell office:value-type="float" office:value="0.02148121" calcext:value-type="float">
            <text:p>0.02148121</text:p>
          </table:table-cell>
          <table:table-cell office:value-type="float" office:value="0.01902711" calcext:value-type="float">
            <text:p>0.01902711</text:p>
          </table:table-cell>
          <table:table-cell office:value-type="float" office:value="0.02048341" calcext:value-type="float">
            <text:p>0.02048341</text:p>
          </table:table-cell>
          <table:table-cell office:value-type="float" office:value="0.03058047" calcext:value-type="float">
            <text:p>0.03058047</text:p>
          </table:table-cell>
          <table:table-cell office:value-type="float" office:value="0.005916332" calcext:value-type="float">
            <text:p>0.005916332</text:p>
          </table:table-cell>
          <table:table-cell office:value-type="float" office:value="0.003509951" calcext:value-type="float">
            <text:p>0.003509951</text:p>
          </table:table-cell>
          <table:table-cell office:value-type="float" office:value="0" calcext:value-type="float">
            <text:p>0</text:p>
          </table:table-cell>
          <table:table-cell office:value-type="float" office:value="29.53293" calcext:value-type="float">
            <text:p>29.53293</text:p>
          </table:table-cell>
          <table:table-cell office:value-type="float" office:value="120.3627" calcext:value-type="float">
            <text:p>120.3627</text:p>
          </table:table-cell>
          <table:table-cell office:value-type="float" office:value="87.87277" calcext:value-type="float">
            <text:p>87.87277</text:p>
          </table:table-cell>
          <table:table-cell office:value-type="float" office:value="46.63434" calcext:value-type="float">
            <text:p>46.63434</text:p>
          </table:table-cell>
          <table:table-cell office:value-type="float" office:value="36.52694" calcext:value-type="float">
            <text:p>36.52694</text:p>
          </table:table-cell>
          <table:table-cell office:value-type="float" office:value="13.39332" calcext:value-type="float">
            <text:p>13.39332</text:p>
          </table:table-cell>
          <table:table-cell office:value-type="float" office:value="9.522451" calcext:value-type="float">
            <text:p>9.522451</text:p>
          </table:table-cell>
          <table:table-cell office:value-type="float" office:value="6.279141" calcext:value-type="float">
            <text:p>6.279141</text:p>
          </table:table-cell>
          <table:table-cell office:value-type="float" office:value="3.580969" calcext:value-type="float">
            <text:p>3.580969</text:p>
          </table:table-cell>
          <table:table-cell office:value-type="float" office:value="4.439143" calcext:value-type="float">
            <text:p>4.439143</text:p>
          </table:table-cell>
          <table:table-cell office:value-type="float" office:value="2.175876" calcext:value-type="float">
            <text:p>2.175876</text:p>
          </table:table-cell>
          <table:table-cell office:value-type="float" office:value="0.7835503" calcext:value-type="float">
            <text:p>0.7835503</text:p>
          </table:table-cell>
          <table:table-cell office:value-type="float" office:value="0.4205725" calcext:value-type="float">
            <text:p>0.4205725</text:p>
          </table:table-cell>
          <table:table-cell office:value-type="float" office:value="0.3796113" calcext:value-type="float">
            <text:p>0.3796113</text:p>
          </table:table-cell>
          <table:table-cell office:value-type="float" office:value="0" calcext:value-type="float">
            <text:p>0</text:p>
          </table:table-cell>
          <table:table-cell office:value-type="float" office:value="10435.71" calcext:value-type="float">
            <text:p>10435.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450338" calcext:value-type="float">
            <text:p>-0.64503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19.61483" calcext:value-type="float">
            <text:p>19.61483</text:p>
          </table:table-cell>
          <table:table-cell office:value-type="float" office:value="1076.299" calcext:value-type="float">
            <text:p>1076.299</text:p>
          </table:table-cell>
          <table:table-cell office:value-type="float" office:value="12.81" calcext:value-type="float">
            <text:p>12.81</text:p>
          </table:table-cell>
          <table:table-cell office:value-type="float" office:value="-1.242269" calcext:value-type="float">
            <text:p>-1.242269</text:p>
          </table:table-cell>
          <table:table-cell office:value-type="float" office:value="1.851804" calcext:value-type="float">
            <text:p>1.851804</text:p>
          </table:table-cell>
          <table:table-cell office:value-type="float" office:value="24.48952" calcext:value-type="float">
            <text:p>24.48952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5622" calcext:value-type="float">
            <text:p>0.004785622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19372" calcext:value-type="float">
            <text:p>0.7219372</text:p>
          </table:table-cell>
          <table:table-cell office:value-type="float" office:value="-0.2301251" calcext:value-type="float">
            <text:p>-0.2301251</text:p>
          </table:table-cell>
          <table:table-cell office:value-type="float" office:value="-0.009923326" calcext:value-type="float">
            <text:p>-0.009923326</text:p>
          </table:table-cell>
          <table:table-cell office:value-type="float" office:value="0.0000003587706" calcext:value-type="float">
            <text:p>3.587706E-07</text:p>
          </table:table-cell>
          <table:table-cell office:value-type="float" office:value="15.54719" calcext:value-type="float">
            <text:p>15.54719</text:p>
          </table:table-cell>
          <table:table-cell office:value-type="float" office:value="27.73022" calcext:value-type="float">
            <text:p>27.73022</text:p>
          </table:table-cell>
          <table:table-cell office:value-type="float" office:value="33.16809" calcext:value-type="float">
            <text:p>33.16809</text:p>
          </table:table-cell>
          <table:table-cell office:value-type="float" office:value="2.245737" calcext:value-type="float">
            <text:p>2.245737</text:p>
          </table:table-cell>
          <table:table-cell office:value-type="float" office:value="0.4474121" calcext:value-type="float">
            <text:p>0.4474121</text:p>
          </table:table-cell>
          <table:table-cell office:value-type="float" office:value="0.03987322" calcext:value-type="float">
            <text:p>0.03987322</text:p>
          </table:table-cell>
          <table:table-cell office:value-type="float" office:value="0.01584699" calcext:value-type="float">
            <text:p>0.01584699</text:p>
          </table:table-cell>
          <table:table-cell office:value-type="float" office:value="0.01291545" calcext:value-type="float">
            <text:p>0.01291545</text:p>
          </table:table-cell>
          <table:table-cell office:value-type="float" office:value="0.02603227" calcext:value-type="float">
            <text:p>0.02603227</text:p>
          </table:table-cell>
          <table:table-cell office:value-type="float" office:value="0.0214626" calcext:value-type="float">
            <text:p>0.0214626</text:p>
          </table:table-cell>
          <table:table-cell office:value-type="float" office:value="0.01901831" calcext:value-type="float">
            <text:p>0.01901831</text:p>
          </table:table-cell>
          <table:table-cell office:value-type="float" office:value="0.02043502" calcext:value-type="float">
            <text:p>0.02043502</text:p>
          </table:table-cell>
          <table:table-cell office:value-type="float" office:value="0.03042407" calcext:value-type="float">
            <text:p>0.03042407</text:p>
          </table:table-cell>
          <table:table-cell office:value-type="float" office:value="0.005917687" calcext:value-type="float">
            <text:p>0.005917687</text:p>
          </table:table-cell>
          <table:table-cell office:value-type="float" office:value="0.00350917" calcext:value-type="float">
            <text:p>0.00350917</text:p>
          </table:table-cell>
          <table:table-cell office:value-type="float" office:value="0" calcext:value-type="float">
            <text:p>0</text:p>
          </table:table-cell>
          <table:table-cell office:value-type="float" office:value="80.81539" calcext:value-type="float">
            <text:p>80.81539</text:p>
          </table:table-cell>
          <table:table-cell office:value-type="float" office:value="80.65929" calcext:value-type="float">
            <text:p>80.65929</text:p>
          </table:table-cell>
          <table:table-cell office:value-type="float" office:value="91.52576" calcext:value-type="float">
            <text:p>91.52576</text:p>
          </table:table-cell>
          <table:table-cell office:value-type="float" office:value="60.17477" calcext:value-type="float">
            <text:p>60.17477</text:p>
          </table:table-cell>
          <table:table-cell office:value-type="float" office:value="44.04228" calcext:value-type="float">
            <text:p>44.04228</text:p>
          </table:table-cell>
          <table:table-cell office:value-type="float" office:value="15.03947" calcext:value-type="float">
            <text:p>15.03947</text:p>
          </table:table-cell>
          <table:table-cell office:value-type="float" office:value="9.255147" calcext:value-type="float">
            <text:p>9.255147</text:p>
          </table:table-cell>
          <table:table-cell office:value-type="float" office:value="6.383165" calcext:value-type="float">
            <text:p>6.383165</text:p>
          </table:table-cell>
          <table:table-cell office:value-type="float" office:value="3.60194" calcext:value-type="float">
            <text:p>3.60194</text:p>
          </table:table-cell>
          <table:table-cell office:value-type="float" office:value="4.441753" calcext:value-type="float">
            <text:p>4.441753</text:p>
          </table:table-cell>
          <table:table-cell office:value-type="float" office:value="2.185079" calcext:value-type="float">
            <text:p>2.185079</text:p>
          </table:table-cell>
          <table:table-cell office:value-type="float" office:value="0.7883818" calcext:value-type="float">
            <text:p>0.7883818</text:p>
          </table:table-cell>
          <table:table-cell office:value-type="float" office:value="0.4206741" calcext:value-type="float">
            <text:p>0.4206741</text:p>
          </table:table-cell>
          <table:table-cell office:value-type="float" office:value="0.3796275" calcext:value-type="float">
            <text:p>0.3796275</text:p>
          </table:table-cell>
          <table:table-cell office:value-type="float" office:value="0" calcext:value-type="float">
            <text:p>0</text:p>
          </table:table-cell>
          <table:table-cell office:value-type="float" office:value="4091.636" calcext:value-type="float">
            <text:p>4091.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691302" calcext:value-type="float">
            <text:p>-0.669130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19.4819" calcext:value-type="float">
            <text:p>19.4819</text:p>
          </table:table-cell>
          <table:table-cell office:value-type="float" office:value="1076.285" calcext:value-type="float">
            <text:p>1076.285</text:p>
          </table:table-cell>
          <table:table-cell office:value-type="float" office:value="12.81" calcext:value-type="float">
            <text:p>12.81</text:p>
          </table:table-cell>
          <table:table-cell office:value-type="float" office:value="-1.424896" calcext:value-type="float">
            <text:p>-1.424896</text:p>
          </table:table-cell>
          <table:table-cell office:value-type="float" office:value="1.781037" calcext:value-type="float">
            <text:p>1.781037</text:p>
          </table:table-cell>
          <table:table-cell office:value-type="float" office:value="24.65749" calcext:value-type="float">
            <text:p>24.65749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5801" calcext:value-type="float">
            <text:p>0.004785801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0107" calcext:value-type="float">
            <text:p>0.7220107</text:p>
          </table:table-cell>
          <table:table-cell office:value-type="float" office:value="-0.2315503" calcext:value-type="float">
            <text:p>-0.2315503</text:p>
          </table:table-cell>
          <table:table-cell office:value-type="float" office:value="-0.01091581" calcext:value-type="float">
            <text:p>-0.01091581</text:p>
          </table:table-cell>
          <table:table-cell office:value-type="float" office:value="0.000000362152" calcext:value-type="float">
            <text:p>3.62152E-07</text:p>
          </table:table-cell>
          <table:table-cell office:value-type="float" office:value="15.52896" calcext:value-type="float">
            <text:p>15.52896</text:p>
          </table:table-cell>
          <table:table-cell office:value-type="float" office:value="27.3489" calcext:value-type="float">
            <text:p>27.3489</text:p>
          </table:table-cell>
          <table:table-cell office:value-type="float" office:value="32.93903" calcext:value-type="float">
            <text:p>32.93903</text:p>
          </table:table-cell>
          <table:table-cell office:value-type="float" office:value="1.189473" calcext:value-type="float">
            <text:p>1.189473</text:p>
          </table:table-cell>
          <table:table-cell office:value-type="float" office:value="0.2568187" calcext:value-type="float">
            <text:p>0.2568187</text:p>
          </table:table-cell>
          <table:table-cell office:value-type="float" office:value="0.0365351" calcext:value-type="float">
            <text:p>0.0365351</text:p>
          </table:table-cell>
          <table:table-cell office:value-type="float" office:value="0.01542101" calcext:value-type="float">
            <text:p>0.01542101</text:p>
          </table:table-cell>
          <table:table-cell office:value-type="float" office:value="0.01268541" calcext:value-type="float">
            <text:p>0.01268541</text:p>
          </table:table-cell>
          <table:table-cell office:value-type="float" office:value="0.0260202" calcext:value-type="float">
            <text:p>0.0260202</text:p>
          </table:table-cell>
          <table:table-cell office:value-type="float" office:value="0.02145872" calcext:value-type="float">
            <text:p>0.02145872</text:p>
          </table:table-cell>
          <table:table-cell office:value-type="float" office:value="0.01900788" calcext:value-type="float">
            <text:p>0.01900788</text:p>
          </table:table-cell>
          <table:table-cell office:value-type="float" office:value="0.02038611" calcext:value-type="float">
            <text:p>0.02038611</text:p>
          </table:table-cell>
          <table:table-cell office:value-type="float" office:value="0.03026784" calcext:value-type="float">
            <text:p>0.03026784</text:p>
          </table:table-cell>
          <table:table-cell office:value-type="float" office:value="0.005920896" calcext:value-type="float">
            <text:p>0.005920896</text:p>
          </table:table-cell>
          <table:table-cell office:value-type="float" office:value="0.003508381" calcext:value-type="float">
            <text:p>0.003508381</text:p>
          </table:table-cell>
          <table:table-cell office:value-type="float" office:value="0" calcext:value-type="float">
            <text:p>0</text:p>
          </table:table-cell>
          <table:table-cell office:value-type="float" office:value="81.98191" calcext:value-type="float">
            <text:p>81.98191</text:p>
          </table:table-cell>
          <table:table-cell office:value-type="float" office:value="90.24072" calcext:value-type="float">
            <text:p>90.24072</text:p>
          </table:table-cell>
          <table:table-cell office:value-type="float" office:value="90.23476" calcext:value-type="float">
            <text:p>90.23476</text:p>
          </table:table-cell>
          <table:table-cell office:value-type="float" office:value="58.08024" calcext:value-type="float">
            <text:p>58.08024</text:p>
          </table:table-cell>
          <table:table-cell office:value-type="float" office:value="42.18996" calcext:value-type="float">
            <text:p>42.18996</text:p>
          </table:table-cell>
          <table:table-cell office:value-type="float" office:value="14.64759" calcext:value-type="float">
            <text:p>14.64759</text:p>
          </table:table-cell>
          <table:table-cell office:value-type="float" office:value="9.22801" calcext:value-type="float">
            <text:p>9.22801</text:p>
          </table:table-cell>
          <table:table-cell office:value-type="float" office:value="6.461676" calcext:value-type="float">
            <text:p>6.461676</text:p>
          </table:table-cell>
          <table:table-cell office:value-type="float" office:value="3.628366" calcext:value-type="float">
            <text:p>3.628366</text:p>
          </table:table-cell>
          <table:table-cell office:value-type="float" office:value="4.444538" calcext:value-type="float">
            <text:p>4.444538</text:p>
          </table:table-cell>
          <table:table-cell office:value-type="float" office:value="2.194243" calcext:value-type="float">
            <text:p>2.194243</text:p>
          </table:table-cell>
          <table:table-cell office:value-type="float" office:value="0.7933705" calcext:value-type="float">
            <text:p>0.7933705</text:p>
          </table:table-cell>
          <table:table-cell office:value-type="float" office:value="0.4215156" calcext:value-type="float">
            <text:p>0.4215156</text:p>
          </table:table-cell>
          <table:table-cell office:value-type="float" office:value="0.3796454" calcext:value-type="float">
            <text:p>0.3796454</text:p>
          </table:table-cell>
          <table:table-cell office:value-type="float" office:value="0" calcext:value-type="float">
            <text:p>0</text:p>
          </table:table-cell>
          <table:table-cell office:value-type="float" office:value="4323.268" calcext:value-type="float">
            <text:p>4323.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699945" calcext:value-type="float">
            <text:p>-0.66999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19.31744" calcext:value-type="float">
            <text:p>19.31744</text:p>
          </table:table-cell>
          <table:table-cell office:value-type="float" office:value="1076.261" calcext:value-type="float">
            <text:p>1076.261</text:p>
          </table:table-cell>
          <table:table-cell office:value-type="float" office:value="12.81" calcext:value-type="float">
            <text:p>12.81</text:p>
          </table:table-cell>
          <table:table-cell office:value-type="float" office:value="-1.657761" calcext:value-type="float">
            <text:p>-1.657761</text:p>
          </table:table-cell>
          <table:table-cell office:value-type="float" office:value="1.81074" calcext:value-type="float">
            <text:p>1.81074</text:p>
          </table:table-cell>
          <table:table-cell office:value-type="float" office:value="24.76681" calcext:value-type="float">
            <text:p>24.76681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6039" calcext:value-type="float">
            <text:p>0.004786039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1031" calcext:value-type="float">
            <text:p>0.7221031</text:p>
          </table:table-cell>
          <table:table-cell office:value-type="float" office:value="-0.2338924" calcext:value-type="float">
            <text:p>-0.2338924</text:p>
          </table:table-cell>
          <table:table-cell office:value-type="float" office:value="-0.01208753" calcext:value-type="float">
            <text:p>-0.01208753</text:p>
          </table:table-cell>
          <table:table-cell office:value-type="float" office:value="0.0000003716913" calcext:value-type="float">
            <text:p>3.716913E-07</text:p>
          </table:table-cell>
          <table:table-cell office:value-type="float" office:value="15.46936" calcext:value-type="float">
            <text:p>15.46936</text:p>
          </table:table-cell>
          <table:table-cell office:value-type="float" office:value="26.15489" calcext:value-type="float">
            <text:p>26.15489</text:p>
          </table:table-cell>
          <table:table-cell office:value-type="float" office:value="34.40927" calcext:value-type="float">
            <text:p>34.40927</text:p>
          </table:table-cell>
          <table:table-cell office:value-type="float" office:value="0.8312178" calcext:value-type="float">
            <text:p>0.8312178</text:p>
          </table:table-cell>
          <table:table-cell office:value-type="float" office:value="0.1682342" calcext:value-type="float">
            <text:p>0.1682342</text:p>
          </table:table-cell>
          <table:table-cell office:value-type="float" office:value="0.03741583" calcext:value-type="float">
            <text:p>0.03741583</text:p>
          </table:table-cell>
          <table:table-cell office:value-type="float" office:value="0.01524014" calcext:value-type="float">
            <text:p>0.01524014</text:p>
          </table:table-cell>
          <table:table-cell office:value-type="float" office:value="0.01237959" calcext:value-type="float">
            <text:p>0.01237959</text:p>
          </table:table-cell>
          <table:table-cell office:value-type="float" office:value="0.02601415" calcext:value-type="float">
            <text:p>0.02601415</text:p>
          </table:table-cell>
          <table:table-cell office:value-type="float" office:value="0.02146867" calcext:value-type="float">
            <text:p>0.02146867</text:p>
          </table:table-cell>
          <table:table-cell office:value-type="float" office:value="0.01899863" calcext:value-type="float">
            <text:p>0.01899863</text:p>
          </table:table-cell>
          <table:table-cell office:value-type="float" office:value="0.02033709" calcext:value-type="float">
            <text:p>0.02033709</text:p>
          </table:table-cell>
          <table:table-cell office:value-type="float" office:value="0.03011146" calcext:value-type="float">
            <text:p>0.03011146</text:p>
          </table:table-cell>
          <table:table-cell office:value-type="float" office:value="0.005923904" calcext:value-type="float">
            <text:p>0.005923904</text:p>
          </table:table-cell>
          <table:table-cell office:value-type="float" office:value="0.003507594" calcext:value-type="float">
            <text:p>0.003507594</text:p>
          </table:table-cell>
          <table:table-cell office:value-type="float" office:value="0" calcext:value-type="float">
            <text:p>0</text:p>
          </table:table-cell>
          <table:table-cell office:value-type="float" office:value="59.80152" calcext:value-type="float">
            <text:p>59.80152</text:p>
          </table:table-cell>
          <table:table-cell office:value-type="float" office:value="101.2886" calcext:value-type="float">
            <text:p>101.2886</text:p>
          </table:table-cell>
          <table:table-cell office:value-type="float" office:value="91.00133" calcext:value-type="float">
            <text:p>91.00133</text:p>
          </table:table-cell>
          <table:table-cell office:value-type="float" office:value="56.90604" calcext:value-type="float">
            <text:p>56.90604</text:p>
          </table:table-cell>
          <table:table-cell office:value-type="float" office:value="40.93381" calcext:value-type="float">
            <text:p>40.93381</text:p>
          </table:table-cell>
          <table:table-cell office:value-type="float" office:value="14.14652" calcext:value-type="float">
            <text:p>14.14652</text:p>
          </table:table-cell>
          <table:table-cell office:value-type="float" office:value="8.969563" calcext:value-type="float">
            <text:p>8.969563</text:p>
          </table:table-cell>
          <table:table-cell office:value-type="float" office:value="6.504068" calcext:value-type="float">
            <text:p>6.504068</text:p>
          </table:table-cell>
          <table:table-cell office:value-type="float" office:value="3.655435" calcext:value-type="float">
            <text:p>3.655435</text:p>
          </table:table-cell>
          <table:table-cell office:value-type="float" office:value="4.447574" calcext:value-type="float">
            <text:p>4.447574</text:p>
          </table:table-cell>
          <table:table-cell office:value-type="float" office:value="2.203442" calcext:value-type="float">
            <text:p>2.203442</text:p>
          </table:table-cell>
          <table:table-cell office:value-type="float" office:value="0.7984814" calcext:value-type="float">
            <text:p>0.7984814</text:p>
          </table:table-cell>
          <table:table-cell office:value-type="float" office:value="0.4223308" calcext:value-type="float">
            <text:p>0.4223308</text:p>
          </table:table-cell>
          <table:table-cell office:value-type="float" office:value="0.3796635" calcext:value-type="float">
            <text:p>0.3796635</text:p>
          </table:table-cell>
          <table:table-cell office:value-type="float" office:value="0" calcext:value-type="float">
            <text:p>0</text:p>
          </table:table-cell>
          <table:table-cell office:value-type="float" office:value="4784.747" calcext:value-type="float">
            <text:p>4784.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26669" calcext:value-type="float">
            <text:p>-0.67266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19.15526" calcext:value-type="float">
            <text:p>19.15526</text:p>
          </table:table-cell>
          <table:table-cell office:value-type="float" office:value="1076.238" calcext:value-type="float">
            <text:p>1076.238</text:p>
          </table:table-cell>
          <table:table-cell office:value-type="float" office:value="12.81" calcext:value-type="float">
            <text:p>12.81</text:p>
          </table:table-cell>
          <table:table-cell office:value-type="float" office:value="-1.919628" calcext:value-type="float">
            <text:p>-1.919628</text:p>
          </table:table-cell>
          <table:table-cell office:value-type="float" office:value="1.857291" calcext:value-type="float">
            <text:p>1.857291</text:p>
          </table:table-cell>
          <table:table-cell office:value-type="float" office:value="24.86436" calcext:value-type="float">
            <text:p>24.86436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6307" calcext:value-type="float">
            <text:p>0.004786307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2133" calcext:value-type="float">
            <text:p>0.7222133</text:p>
          </table:table-cell>
          <table:table-cell office:value-type="float" office:value="-0.2354977" calcext:value-type="float">
            <text:p>-0.2354977</text:p>
          </table:table-cell>
          <table:table-cell office:value-type="float" office:value="-0.01353549" calcext:value-type="float">
            <text:p>-0.01353549</text:p>
          </table:table-cell>
          <table:table-cell office:value-type="float" office:value="0.0000003890202" calcext:value-type="float">
            <text:p>3.890202E-07</text:p>
          </table:table-cell>
          <table:table-cell office:value-type="float" office:value="15.42895" calcext:value-type="float">
            <text:p>15.42895</text:p>
          </table:table-cell>
          <table:table-cell office:value-type="float" office:value="24.88592" calcext:value-type="float">
            <text:p>24.88592</text:p>
          </table:table-cell>
          <table:table-cell office:value-type="float" office:value="36.12593" calcext:value-type="float">
            <text:p>36.12593</text:p>
          </table:table-cell>
          <table:table-cell office:value-type="float" office:value="0.5997639" calcext:value-type="float">
            <text:p>0.5997639</text:p>
          </table:table-cell>
          <table:table-cell office:value-type="float" office:value="0.1221457" calcext:value-type="float">
            <text:p>0.1221457</text:p>
          </table:table-cell>
          <table:table-cell office:value-type="float" office:value="0.03785753" calcext:value-type="float">
            <text:p>0.03785753</text:p>
          </table:table-cell>
          <table:table-cell office:value-type="float" office:value="0.01520392" calcext:value-type="float">
            <text:p>0.01520392</text:p>
          </table:table-cell>
          <table:table-cell office:value-type="float" office:value="0.01219057" calcext:value-type="float">
            <text:p>0.01219057</text:p>
          </table:table-cell>
          <table:table-cell office:value-type="float" office:value="0.02598685" calcext:value-type="float">
            <text:p>0.02598685</text:p>
          </table:table-cell>
          <table:table-cell office:value-type="float" office:value="0.02148209" calcext:value-type="float">
            <text:p>0.02148209</text:p>
          </table:table-cell>
          <table:table-cell office:value-type="float" office:value="0.01899146" calcext:value-type="float">
            <text:p>0.01899146</text:p>
          </table:table-cell>
          <table:table-cell office:value-type="float" office:value="0.02028855" calcext:value-type="float">
            <text:p>0.02028855</text:p>
          </table:table-cell>
          <table:table-cell office:value-type="float" office:value="0.0299549" calcext:value-type="float">
            <text:p>0.0299549</text:p>
          </table:table-cell>
          <table:table-cell office:value-type="float" office:value="0.005926812" calcext:value-type="float">
            <text:p>0.005926812</text:p>
          </table:table-cell>
          <table:table-cell office:value-type="float" office:value="0.003506797" calcext:value-type="float">
            <text:p>0.003506797</text:p>
          </table:table-cell>
          <table:table-cell office:value-type="float" office:value="0" calcext:value-type="float">
            <text:p>0</text:p>
          </table:table-cell>
          <table:table-cell office:value-type="float" office:value="46.87797" calcext:value-type="float">
            <text:p>46.87797</text:p>
          </table:table-cell>
          <table:table-cell office:value-type="float" office:value="109.8916" calcext:value-type="float">
            <text:p>109.8916</text:p>
          </table:table-cell>
          <table:table-cell office:value-type="float" office:value="91.76778" calcext:value-type="float">
            <text:p>91.76778</text:p>
          </table:table-cell>
          <table:table-cell office:value-type="float" office:value="55.76633" calcext:value-type="float">
            <text:p>55.76633</text:p>
          </table:table-cell>
          <table:table-cell office:value-type="float" office:value="39.57478" calcext:value-type="float">
            <text:p>39.57478</text:p>
          </table:table-cell>
          <table:table-cell office:value-type="float" office:value="13.68291" calcext:value-type="float">
            <text:p>13.68291</text:p>
          </table:table-cell>
          <table:table-cell office:value-type="float" office:value="8.675061" calcext:value-type="float">
            <text:p>8.675061</text:p>
          </table:table-cell>
          <table:table-cell office:value-type="float" office:value="6.529784" calcext:value-type="float">
            <text:p>6.529784</text:p>
          </table:table-cell>
          <table:table-cell office:value-type="float" office:value="3.680444" calcext:value-type="float">
            <text:p>3.680444</text:p>
          </table:table-cell>
          <table:table-cell office:value-type="float" office:value="4.450732" calcext:value-type="float">
            <text:p>4.450732</text:p>
          </table:table-cell>
          <table:table-cell office:value-type="float" office:value="2.212716" calcext:value-type="float">
            <text:p>2.212716</text:p>
          </table:table-cell>
          <table:table-cell office:value-type="float" office:value="0.8036922" calcext:value-type="float">
            <text:p>0.8036922</text:p>
          </table:table-cell>
          <table:table-cell office:value-type="float" office:value="0.4231342" calcext:value-type="float">
            <text:p>0.4231342</text:p>
          </table:table-cell>
          <table:table-cell office:value-type="float" office:value="0.3796815" calcext:value-type="float">
            <text:p>0.3796815</text:p>
          </table:table-cell>
          <table:table-cell office:value-type="float" office:value="0" calcext:value-type="float">
            <text:p>0</text:p>
          </table:table-cell>
          <table:table-cell office:value-type="float" office:value="5245.746" calcext:value-type="float">
            <text:p>5245.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4068" calcext:value-type="float">
            <text:p>-0.6740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18.9475" calcext:value-type="float">
            <text:p>18.9475</text:p>
          </table:table-cell>
          <table:table-cell office:value-type="float" office:value="1076.203" calcext:value-type="float">
            <text:p>1076.203</text:p>
          </table:table-cell>
          <table:table-cell office:value-type="float" office:value="12.81" calcext:value-type="float">
            <text:p>12.81</text:p>
          </table:table-cell>
          <table:table-cell office:value-type="float" office:value="-2.205366" calcext:value-type="float">
            <text:p>-2.205366</text:p>
          </table:table-cell>
          <table:table-cell office:value-type="float" office:value="1.911325" calcext:value-type="float">
            <text:p>1.911325</text:p>
          </table:table-cell>
          <table:table-cell office:value-type="float" office:value="24.98901" calcext:value-type="float">
            <text:p>24.98901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6614" calcext:value-type="float">
            <text:p>0.00478661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3408" calcext:value-type="float">
            <text:p>0.7223408</text:p>
          </table:table-cell>
          <table:table-cell office:value-type="float" office:value="-0.2376198" calcext:value-type="float">
            <text:p>-0.2376198</text:p>
          </table:table-cell>
          <table:table-cell office:value-type="float" office:value="-0.01537656" calcext:value-type="float">
            <text:p>-0.01537656</text:p>
          </table:table-cell>
          <table:table-cell office:value-type="float" office:value="0.0000003971464" calcext:value-type="float">
            <text:p>3.971464E-07</text:p>
          </table:table-cell>
          <table:table-cell office:value-type="float" office:value="15.27161" calcext:value-type="float">
            <text:p>15.27161</text:p>
          </table:table-cell>
          <table:table-cell office:value-type="float" office:value="23.84948" calcext:value-type="float">
            <text:p>23.84948</text:p>
          </table:table-cell>
          <table:table-cell office:value-type="float" office:value="37.8847" calcext:value-type="float">
            <text:p>37.8847</text:p>
          </table:table-cell>
          <table:table-cell office:value-type="float" office:value="0.4617459" calcext:value-type="float">
            <text:p>0.4617459</text:p>
          </table:table-cell>
          <table:table-cell office:value-type="float" office:value="0.09556017" calcext:value-type="float">
            <text:p>0.09556017</text:p>
          </table:table-cell>
          <table:table-cell office:value-type="float" office:value="0.04136433" calcext:value-type="float">
            <text:p>0.04136433</text:p>
          </table:table-cell>
          <table:table-cell office:value-type="float" office:value="0.01552945" calcext:value-type="float">
            <text:p>0.01552945</text:p>
          </table:table-cell>
          <table:table-cell office:value-type="float" office:value="0.01207621" calcext:value-type="float">
            <text:p>0.01207621</text:p>
          </table:table-cell>
          <table:table-cell office:value-type="float" office:value="0.0259412" calcext:value-type="float">
            <text:p>0.0259412</text:p>
          </table:table-cell>
          <table:table-cell office:value-type="float" office:value="0.02149455" calcext:value-type="float">
            <text:p>0.02149455</text:p>
          </table:table-cell>
          <table:table-cell office:value-type="float" office:value="0.01898596" calcext:value-type="float">
            <text:p>0.01898596</text:p>
          </table:table-cell>
          <table:table-cell office:value-type="float" office:value="0.02024089" calcext:value-type="float">
            <text:p>0.02024089</text:p>
          </table:table-cell>
          <table:table-cell office:value-type="float" office:value="0.02979857" calcext:value-type="float">
            <text:p>0.02979857</text:p>
          </table:table-cell>
          <table:table-cell office:value-type="float" office:value="0.005929661" calcext:value-type="float">
            <text:p>0.005929661</text:p>
          </table:table-cell>
          <table:table-cell office:value-type="float" office:value="0.003505992" calcext:value-type="float">
            <text:p>0.003505992</text:p>
          </table:table-cell>
          <table:table-cell office:value-type="float" office:value="0" calcext:value-type="float">
            <text:p>0</text:p>
          </table:table-cell>
          <table:table-cell office:value-type="float" office:value="45.14267" calcext:value-type="float">
            <text:p>45.14267</text:p>
          </table:table-cell>
          <table:table-cell office:value-type="float" office:value="116.9091" calcext:value-type="float">
            <text:p>116.9091</text:p>
          </table:table-cell>
          <table:table-cell office:value-type="float" office:value="92.40575" calcext:value-type="float">
            <text:p>92.40575</text:p>
          </table:table-cell>
          <table:table-cell office:value-type="float" office:value="54.59955" calcext:value-type="float">
            <text:p>54.59955</text:p>
          </table:table-cell>
          <table:table-cell office:value-type="float" office:value="37.971" calcext:value-type="float">
            <text:p>37.971</text:p>
          </table:table-cell>
          <table:table-cell office:value-type="float" office:value="13.24058" calcext:value-type="float">
            <text:p>13.24058</text:p>
          </table:table-cell>
          <table:table-cell office:value-type="float" office:value="8.345013" calcext:value-type="float">
            <text:p>8.345013</text:p>
          </table:table-cell>
          <table:table-cell office:value-type="float" office:value="6.544622" calcext:value-type="float">
            <text:p>6.544622</text:p>
          </table:table-cell>
          <table:table-cell office:value-type="float" office:value="3.702748" calcext:value-type="float">
            <text:p>3.702748</text:p>
          </table:table-cell>
          <table:table-cell office:value-type="float" office:value="4.453907" calcext:value-type="float">
            <text:p>4.453907</text:p>
          </table:table-cell>
          <table:table-cell office:value-type="float" office:value="2.222067" calcext:value-type="float">
            <text:p>2.222067</text:p>
          </table:table-cell>
          <table:table-cell office:value-type="float" office:value="0.8089901" calcext:value-type="float">
            <text:p>0.8089901</text:p>
          </table:table-cell>
          <table:table-cell office:value-type="float" office:value="0.4239343" calcext:value-type="float">
            <text:p>0.4239343</text:p>
          </table:table-cell>
          <table:table-cell office:value-type="float" office:value="0.3796995" calcext:value-type="float">
            <text:p>0.3796995</text:p>
          </table:table-cell>
          <table:table-cell office:value-type="float" office:value="0" calcext:value-type="float">
            <text:p>0</text:p>
          </table:table-cell>
          <table:table-cell office:value-type="float" office:value="6330.713" calcext:value-type="float">
            <text:p>6330.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61397" calcext:value-type="float">
            <text:p>-0.67613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18.84287" calcext:value-type="float">
            <text:p>18.84287</text:p>
          </table:table-cell>
          <table:table-cell office:value-type="float" office:value="1076.184" calcext:value-type="float">
            <text:p>1076.184</text:p>
          </table:table-cell>
          <table:table-cell office:value-type="float" office:value="12.81" calcext:value-type="float">
            <text:p>12.81</text:p>
          </table:table-cell>
          <table:table-cell office:value-type="float" office:value="-2.485042" calcext:value-type="float">
            <text:p>-2.485042</text:p>
          </table:table-cell>
          <table:table-cell office:value-type="float" office:value="1.852524" calcext:value-type="float">
            <text:p>1.852524</text:p>
          </table:table-cell>
          <table:table-cell office:value-type="float" office:value="25.02095" calcext:value-type="float">
            <text:p>25.0209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6971" calcext:value-type="float">
            <text:p>0.004786971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4823" calcext:value-type="float">
            <text:p>0.7224823</text:p>
          </table:table-cell>
          <table:table-cell office:value-type="float" office:value="-0.2385509" calcext:value-type="float">
            <text:p>-0.2385509</text:p>
          </table:table-cell>
          <table:table-cell office:value-type="float" office:value="-0.01685894" calcext:value-type="float">
            <text:p>-0.01685894</text:p>
          </table:table-cell>
          <table:table-cell office:value-type="float" office:value="0.0000004035291" calcext:value-type="float">
            <text:p>4.035291E-07</text:p>
          </table:table-cell>
          <table:table-cell office:value-type="float" office:value="15.26661" calcext:value-type="float">
            <text:p>15.26661</text:p>
          </table:table-cell>
          <table:table-cell office:value-type="float" office:value="25.83219" calcext:value-type="float">
            <text:p>25.83219</text:p>
          </table:table-cell>
          <table:table-cell office:value-type="float" office:value="36.20982" calcext:value-type="float">
            <text:p>36.20982</text:p>
          </table:table-cell>
          <table:table-cell office:value-type="float" office:value="0.4004524" calcext:value-type="float">
            <text:p>0.4004524</text:p>
          </table:table-cell>
          <table:table-cell office:value-type="float" office:value="0.06773981" calcext:value-type="float">
            <text:p>0.06773981</text:p>
          </table:table-cell>
          <table:table-cell office:value-type="float" office:value="0.03393459" calcext:value-type="float">
            <text:p>0.03393459</text:p>
          </table:table-cell>
          <table:table-cell office:value-type="float" office:value="0.01500702" calcext:value-type="float">
            <text:p>0.01500702</text:p>
          </table:table-cell>
          <table:table-cell office:value-type="float" office:value="0.01190453" calcext:value-type="float">
            <text:p>0.01190453</text:p>
          </table:table-cell>
          <table:table-cell office:value-type="float" office:value="0.02587593" calcext:value-type="float">
            <text:p>0.02587593</text:p>
          </table:table-cell>
          <table:table-cell office:value-type="float" office:value="0.02150392" calcext:value-type="float">
            <text:p>0.02150392</text:p>
          </table:table-cell>
          <table:table-cell office:value-type="float" office:value="0.01898135" calcext:value-type="float">
            <text:p>0.01898135</text:p>
          </table:table-cell>
          <table:table-cell office:value-type="float" office:value="0.0201942" calcext:value-type="float">
            <text:p>0.0201942</text:p>
          </table:table-cell>
          <table:table-cell office:value-type="float" office:value="0.0296426" calcext:value-type="float">
            <text:p>0.0296426</text:p>
          </table:table-cell>
          <table:table-cell office:value-type="float" office:value="0.0059325" calcext:value-type="float">
            <text:p>0.0059325</text:p>
          </table:table-cell>
          <table:table-cell office:value-type="float" office:value="0.003505174" calcext:value-type="float">
            <text:p>0.003505174</text:p>
          </table:table-cell>
          <table:table-cell office:value-type="float" office:value="0" calcext:value-type="float">
            <text:p>0</text:p>
          </table:table-cell>
          <table:table-cell office:value-type="float" office:value="83.61407" calcext:value-type="float">
            <text:p>83.61407</text:p>
          </table:table-cell>
          <table:table-cell office:value-type="float" office:value="105.6792" calcext:value-type="float">
            <text:p>105.6792</text:p>
          </table:table-cell>
          <table:table-cell office:value-type="float" office:value="94.72963" calcext:value-type="float">
            <text:p>94.72963</text:p>
          </table:table-cell>
          <table:table-cell office:value-type="float" office:value="55.50404" calcext:value-type="float">
            <text:p>55.50404</text:p>
          </table:table-cell>
          <table:table-cell office:value-type="float" office:value="37.32535" calcext:value-type="float">
            <text:p>37.32535</text:p>
          </table:table-cell>
          <table:table-cell office:value-type="float" office:value="12.96848" calcext:value-type="float">
            <text:p>12.96848</text:p>
          </table:table-cell>
          <table:table-cell office:value-type="float" office:value="8.027276" calcext:value-type="float">
            <text:p>8.027276</text:p>
          </table:table-cell>
          <table:table-cell office:value-type="float" office:value="6.550003" calcext:value-type="float">
            <text:p>6.550003</text:p>
          </table:table-cell>
          <table:table-cell office:value-type="float" office:value="3.722377" calcext:value-type="float">
            <text:p>3.722377</text:p>
          </table:table-cell>
          <table:table-cell office:value-type="float" office:value="4.456982" calcext:value-type="float">
            <text:p>4.456982</text:p>
          </table:table-cell>
          <table:table-cell office:value-type="float" office:value="2.231477" calcext:value-type="float">
            <text:p>2.231477</text:p>
          </table:table-cell>
          <table:table-cell office:value-type="float" office:value="0.8143646" calcext:value-type="float">
            <text:p>0.8143646</text:p>
          </table:table-cell>
          <table:table-cell office:value-type="float" office:value="0.4247367" calcext:value-type="float">
            <text:p>0.4247367</text:p>
          </table:table-cell>
          <table:table-cell office:value-type="float" office:value="0.3797176" calcext:value-type="float">
            <text:p>0.3797176</text:p>
          </table:table-cell>
          <table:table-cell office:value-type="float" office:value="0" calcext:value-type="float">
            <text:p>0</text:p>
          </table:table-cell>
          <table:table-cell office:value-type="float" office:value="6481.078" calcext:value-type="float">
            <text:p>6481.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62497" calcext:value-type="float">
            <text:p>-0.676249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18.74498" calcext:value-type="float">
            <text:p>18.74498</text:p>
          </table:table-cell>
          <table:table-cell office:value-type="float" office:value="1076.167" calcext:value-type="float">
            <text:p>1076.167</text:p>
          </table:table-cell>
          <table:table-cell office:value-type="float" office:value="12.81" calcext:value-type="float">
            <text:p>12.81</text:p>
          </table:table-cell>
          <table:table-cell office:value-type="float" office:value="-2.793221" calcext:value-type="float">
            <text:p>-2.793221</text:p>
          </table:table-cell>
          <table:table-cell office:value-type="float" office:value="1.832939" calcext:value-type="float">
            <text:p>1.832939</text:p>
          </table:table-cell>
          <table:table-cell office:value-type="float" office:value="24.97735" calcext:value-type="float">
            <text:p>24.9773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7329" calcext:value-type="float">
            <text:p>0.004787329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635" calcext:value-type="float">
            <text:p>0.722635</text:p>
          </table:table-cell>
          <table:table-cell office:value-type="float" office:value="-0.2398591" calcext:value-type="float">
            <text:p>-0.2398591</text:p>
          </table:table-cell>
          <table:table-cell office:value-type="float" office:value="-0.01806111" calcext:value-type="float">
            <text:p>-0.01806111</text:p>
          </table:table-cell>
          <table:table-cell office:value-type="float" office:value="0.0000004079697" calcext:value-type="float">
            <text:p>4.079697E-07</text:p>
          </table:table-cell>
          <table:table-cell office:value-type="float" office:value="15.25573" calcext:value-type="float">
            <text:p>15.25573</text:p>
          </table:table-cell>
          <table:table-cell office:value-type="float" office:value="26.6112" calcext:value-type="float">
            <text:p>26.6112</text:p>
          </table:table-cell>
          <table:table-cell office:value-type="float" office:value="35.68047" calcext:value-type="float">
            <text:p>35.68047</text:p>
          </table:table-cell>
          <table:table-cell office:value-type="float" office:value="0.2906777" calcext:value-type="float">
            <text:p>0.2906777</text:p>
          </table:table-cell>
          <table:table-cell office:value-type="float" office:value="0.05231783" calcext:value-type="float">
            <text:p>0.05231783</text:p>
          </table:table-cell>
          <table:table-cell office:value-type="float" office:value="0.03126226" calcext:value-type="float">
            <text:p>0.03126226</text:p>
          </table:table-cell>
          <table:table-cell office:value-type="float" office:value="0.01461232" calcext:value-type="float">
            <text:p>0.01461232</text:p>
          </table:table-cell>
          <table:table-cell office:value-type="float" office:value="0.01155354" calcext:value-type="float">
            <text:p>0.01155354</text:p>
          </table:table-cell>
          <table:table-cell office:value-type="float" office:value="0.02583392" calcext:value-type="float">
            <text:p>0.02583392</text:p>
          </table:table-cell>
          <table:table-cell office:value-type="float" office:value="0.02152129" calcext:value-type="float">
            <text:p>0.02152129</text:p>
          </table:table-cell>
          <table:table-cell office:value-type="float" office:value="0.01897789" calcext:value-type="float">
            <text:p>0.01897789</text:p>
          </table:table-cell>
          <table:table-cell office:value-type="float" office:value="0.02014846" calcext:value-type="float">
            <text:p>0.02014846</text:p>
          </table:table-cell>
          <table:table-cell office:value-type="float" office:value="0.02948711" calcext:value-type="float">
            <text:p>0.02948711</text:p>
          </table:table-cell>
          <table:table-cell office:value-type="float" office:value="0.005935465" calcext:value-type="float">
            <text:p>0.005935465</text:p>
          </table:table-cell>
          <table:table-cell office:value-type="float" office:value="0.003504334" calcext:value-type="float">
            <text:p>0.003504334</text:p>
          </table:table-cell>
          <table:table-cell office:value-type="float" office:value="0" calcext:value-type="float">
            <text:p>0</text:p>
          </table:table-cell>
          <table:table-cell office:value-type="float" office:value="95.14996" calcext:value-type="float">
            <text:p>95.14996</text:p>
          </table:table-cell>
          <table:table-cell office:value-type="float" office:value="109.4922" calcext:value-type="float">
            <text:p>109.4922</text:p>
          </table:table-cell>
          <table:table-cell office:value-type="float" office:value="92.50189" calcext:value-type="float">
            <text:p>92.50189</text:p>
          </table:table-cell>
          <table:table-cell office:value-type="float" office:value="53.81841" calcext:value-type="float">
            <text:p>53.81841</text:p>
          </table:table-cell>
          <table:table-cell office:value-type="float" office:value="35.6495" calcext:value-type="float">
            <text:p>35.6495</text:p>
          </table:table-cell>
          <table:table-cell office:value-type="float" office:value="12.59606" calcext:value-type="float">
            <text:p>12.59606</text:p>
          </table:table-cell>
          <table:table-cell office:value-type="float" office:value="7.68086" calcext:value-type="float">
            <text:p>7.68086</text:p>
          </table:table-cell>
          <table:table-cell office:value-type="float" office:value="6.550416" calcext:value-type="float">
            <text:p>6.550416</text:p>
          </table:table-cell>
          <table:table-cell office:value-type="float" office:value="3.739757" calcext:value-type="float">
            <text:p>3.739757</text:p>
          </table:table-cell>
          <table:table-cell office:value-type="float" office:value="4.459894" calcext:value-type="float">
            <text:p>4.459894</text:p>
          </table:table-cell>
          <table:table-cell office:value-type="float" office:value="2.240907" calcext:value-type="float">
            <text:p>2.240907</text:p>
          </table:table-cell>
          <table:table-cell office:value-type="float" office:value="0.8197919" calcext:value-type="float">
            <text:p>0.8197919</text:p>
          </table:table-cell>
          <table:table-cell office:value-type="float" office:value="0.4255664" calcext:value-type="float">
            <text:p>0.4255664</text:p>
          </table:table-cell>
          <table:table-cell office:value-type="float" office:value="0.3797355" calcext:value-type="float">
            <text:p>0.3797355</text:p>
          </table:table-cell>
          <table:table-cell office:value-type="float" office:value="0" calcext:value-type="float">
            <text:p>0</text:p>
          </table:table-cell>
          <table:table-cell office:value-type="float" office:value="6624.236" calcext:value-type="float">
            <text:p>6624.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66695" calcext:value-type="float">
            <text:p>-0.67666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18.62782" calcext:value-type="float">
            <text:p>18.62782</text:p>
          </table:table-cell>
          <table:table-cell office:value-type="float" office:value="1076.149" calcext:value-type="float">
            <text:p>1076.149</text:p>
          </table:table-cell>
          <table:table-cell office:value-type="float" office:value="12.81" calcext:value-type="float">
            <text:p>12.81</text:p>
          </table:table-cell>
          <table:table-cell office:value-type="float" office:value="-3.150257" calcext:value-type="float">
            <text:p>-3.150257</text:p>
          </table:table-cell>
          <table:table-cell office:value-type="float" office:value="1.858382" calcext:value-type="float">
            <text:p>1.858382</text:p>
          </table:table-cell>
          <table:table-cell office:value-type="float" office:value="24.91907" calcext:value-type="float">
            <text:p>24.91907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775" calcext:value-type="float">
            <text:p>0.00478775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8002" calcext:value-type="float">
            <text:p>0.7228002</text:p>
          </table:table-cell>
          <table:table-cell office:value-type="float" office:value="-0.241339" calcext:value-type="float">
            <text:p>-0.241339</text:p>
          </table:table-cell>
          <table:table-cell office:value-type="float" office:value="-0.0196739" calcext:value-type="float">
            <text:p>-0.0196739</text:p>
          </table:table-cell>
          <table:table-cell office:value-type="float" office:value="0.0000004085339" calcext:value-type="float">
            <text:p>4.085339E-07</text:p>
          </table:table-cell>
          <table:table-cell office:value-type="float" office:value="15.21941" calcext:value-type="float">
            <text:p>15.21941</text:p>
          </table:table-cell>
          <table:table-cell office:value-type="float" office:value="25.69231" calcext:value-type="float">
            <text:p>25.69231</text:p>
          </table:table-cell>
          <table:table-cell office:value-type="float" office:value="36.49337" calcext:value-type="float">
            <text:p>36.49337</text:p>
          </table:table-cell>
          <table:table-cell office:value-type="float" office:value="0.2380727" calcext:value-type="float">
            <text:p>0.2380727</text:p>
          </table:table-cell>
          <table:table-cell office:value-type="float" office:value="0.04453133" calcext:value-type="float">
            <text:p>0.04453133</text:p>
          </table:table-cell>
          <table:table-cell office:value-type="float" office:value="0.03093126" calcext:value-type="float">
            <text:p>0.03093126</text:p>
          </table:table-cell>
          <table:table-cell office:value-type="float" office:value="0.01439923" calcext:value-type="float">
            <text:p>0.01439923</text:p>
          </table:table-cell>
          <table:table-cell office:value-type="float" office:value="0.0112001" calcext:value-type="float">
            <text:p>0.0112001</text:p>
          </table:table-cell>
          <table:table-cell office:value-type="float" office:value="0.02580186" calcext:value-type="float">
            <text:p>0.02580186</text:p>
          </table:table-cell>
          <table:table-cell office:value-type="float" office:value="0.02154878" calcext:value-type="float">
            <text:p>0.02154878</text:p>
          </table:table-cell>
          <table:table-cell office:value-type="float" office:value="0.01897749" calcext:value-type="float">
            <text:p>0.01897749</text:p>
          </table:table-cell>
          <table:table-cell office:value-type="float" office:value="0.02010489" calcext:value-type="float">
            <text:p>0.02010489</text:p>
          </table:table-cell>
          <table:table-cell office:value-type="float" office:value="0.02933246" calcext:value-type="float">
            <text:p>0.02933246</text:p>
          </table:table-cell>
          <table:table-cell office:value-type="float" office:value="0.005938419" calcext:value-type="float">
            <text:p>0.005938419</text:p>
          </table:table-cell>
          <table:table-cell office:value-type="float" office:value="0.003503493" calcext:value-type="float">
            <text:p>0.003503493</text:p>
          </table:table-cell>
          <table:table-cell office:value-type="float" office:value="0" calcext:value-type="float">
            <text:p>0</text:p>
          </table:table-cell>
          <table:table-cell office:value-type="float" office:value="78.22661" calcext:value-type="float">
            <text:p>78.22661</text:p>
          </table:table-cell>
          <table:table-cell office:value-type="float" office:value="118.3938" calcext:value-type="float">
            <text:p>118.3938</text:p>
          </table:table-cell>
          <table:table-cell office:value-type="float" office:value="91.65499" calcext:value-type="float">
            <text:p>91.65499</text:p>
          </table:table-cell>
          <table:table-cell office:value-type="float" office:value="52.50598" calcext:value-type="float">
            <text:p>52.50598</text:p>
          </table:table-cell>
          <table:table-cell office:value-type="float" office:value="34.0029" calcext:value-type="float">
            <text:p>34.0029</text:p>
          </table:table-cell>
          <table:table-cell office:value-type="float" office:value="12.1712" calcext:value-type="float">
            <text:p>12.1712</text:p>
          </table:table-cell>
          <table:table-cell office:value-type="float" office:value="7.226139" calcext:value-type="float">
            <text:p>7.226139</text:p>
          </table:table-cell>
          <table:table-cell office:value-type="float" office:value="6.541819" calcext:value-type="float">
            <text:p>6.541819</text:p>
          </table:table-cell>
          <table:table-cell office:value-type="float" office:value="3.754298" calcext:value-type="float">
            <text:p>3.754298</text:p>
          </table:table-cell>
          <table:table-cell office:value-type="float" office:value="4.462401" calcext:value-type="float">
            <text:p>4.462401</text:p>
          </table:table-cell>
          <table:table-cell office:value-type="float" office:value="2.25162" calcext:value-type="float">
            <text:p>2.25162</text:p>
          </table:table-cell>
          <table:table-cell office:value-type="float" office:value="0.8253052" calcext:value-type="float">
            <text:p>0.8253052</text:p>
          </table:table-cell>
          <table:table-cell office:value-type="float" office:value="0.4264068" calcext:value-type="float">
            <text:p>0.4264068</text:p>
          </table:table-cell>
          <table:table-cell office:value-type="float" office:value="0.3797535" calcext:value-type="float">
            <text:p>0.3797535</text:p>
          </table:table-cell>
          <table:table-cell office:value-type="float" office:value="0" calcext:value-type="float">
            <text:p>0</text:p>
          </table:table-cell>
          <table:table-cell office:value-type="float" office:value="6953.528" calcext:value-type="float">
            <text:p>6953.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70145" calcext:value-type="float">
            <text:p>-0.677014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18.50347" calcext:value-type="float">
            <text:p>18.50347</text:p>
          </table:table-cell>
          <table:table-cell office:value-type="float" office:value="1076.126" calcext:value-type="float">
            <text:p>1076.126</text:p>
          </table:table-cell>
          <table:table-cell office:value-type="float" office:value="12.81" calcext:value-type="float">
            <text:p>12.81</text:p>
          </table:table-cell>
          <table:table-cell office:value-type="float" office:value="-3.571882" calcext:value-type="float">
            <text:p>-3.571882</text:p>
          </table:table-cell>
          <table:table-cell office:value-type="float" office:value="1.888676" calcext:value-type="float">
            <text:p>1.888676</text:p>
          </table:table-cell>
          <table:table-cell office:value-type="float" office:value="24.82375" calcext:value-type="float">
            <text:p>24.8237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8197" calcext:value-type="float">
            <text:p>0.004788197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29777" calcext:value-type="float">
            <text:p>0.7229777</text:p>
          </table:table-cell>
          <table:table-cell office:value-type="float" office:value="-0.2427496" calcext:value-type="float">
            <text:p>-0.2427496</text:p>
          </table:table-cell>
          <table:table-cell office:value-type="float" office:value="-0.02172842" calcext:value-type="float">
            <text:p>-0.02172842</text:p>
          </table:table-cell>
          <table:table-cell office:value-type="float" office:value="0.0000004092235" calcext:value-type="float">
            <text:p>4.092235E-07</text:p>
          </table:table-cell>
          <table:table-cell office:value-type="float" office:value="15.17844" calcext:value-type="float">
            <text:p>15.17844</text:p>
          </table:table-cell>
          <table:table-cell office:value-type="float" office:value="24.6379" calcext:value-type="float">
            <text:p>24.6379</text:p>
          </table:table-cell>
          <table:table-cell office:value-type="float" office:value="37.53519" calcext:value-type="float">
            <text:p>37.53519</text:p>
          </table:table-cell>
          <table:table-cell office:value-type="float" office:value="0.2030897" calcext:value-type="float">
            <text:p>0.2030897</text:p>
          </table:table-cell>
          <table:table-cell office:value-type="float" office:value="0.03971574" calcext:value-type="float">
            <text:p>0.03971574</text:p>
          </table:table-cell>
          <table:table-cell office:value-type="float" office:value="0.03128077" calcext:value-type="float">
            <text:p>0.03128077</text:p>
          </table:table-cell>
          <table:table-cell office:value-type="float" office:value="0.01427632" calcext:value-type="float">
            <text:p>0.01427632</text:p>
          </table:table-cell>
          <table:table-cell office:value-type="float" office:value="0.01090991" calcext:value-type="float">
            <text:p>0.01090991</text:p>
          </table:table-cell>
          <table:table-cell office:value-type="float" office:value="0.02575713" calcext:value-type="float">
            <text:p>0.02575713</text:p>
          </table:table-cell>
          <table:table-cell office:value-type="float" office:value="0.02157891" calcext:value-type="float">
            <text:p>0.02157891</text:p>
          </table:table-cell>
          <table:table-cell office:value-type="float" office:value="0.01898083" calcext:value-type="float">
            <text:p>0.01898083</text:p>
          </table:table-cell>
          <table:table-cell office:value-type="float" office:value="0.02006407" calcext:value-type="float">
            <text:p>0.02006407</text:p>
          </table:table-cell>
          <table:table-cell office:value-type="float" office:value="0.02917918" calcext:value-type="float">
            <text:p>0.02917918</text:p>
          </table:table-cell>
          <table:table-cell office:value-type="float" office:value="0.005941393" calcext:value-type="float">
            <text:p>0.005941393</text:p>
          </table:table-cell>
          <table:table-cell office:value-type="float" office:value="0.00350264" calcext:value-type="float">
            <text:p>0.00350264</text:p>
          </table:table-cell>
          <table:table-cell office:value-type="float" office:value="0" calcext:value-type="float">
            <text:p>0</text:p>
          </table:table-cell>
          <table:table-cell office:value-type="float" office:value="62.7715" calcext:value-type="float">
            <text:p>62.7715</text:p>
          </table:table-cell>
          <table:table-cell office:value-type="float" office:value="126.5926" calcext:value-type="float">
            <text:p>126.5926</text:p>
          </table:table-cell>
          <table:table-cell office:value-type="float" office:value="90.88564" calcext:value-type="float">
            <text:p>90.88564</text:p>
          </table:table-cell>
          <table:table-cell office:value-type="float" office:value="51.10044" calcext:value-type="float">
            <text:p>51.10044</text:p>
          </table:table-cell>
          <table:table-cell office:value-type="float" office:value="32.1311" calcext:value-type="float">
            <text:p>32.1311</text:p>
          </table:table-cell>
          <table:table-cell office:value-type="float" office:value="11.71123" calcext:value-type="float">
            <text:p>11.71123</text:p>
          </table:table-cell>
          <table:table-cell office:value-type="float" office:value="6.705245" calcext:value-type="float">
            <text:p>6.705245</text:p>
          </table:table-cell>
          <table:table-cell office:value-type="float" office:value="6.52477" calcext:value-type="float">
            <text:p>6.52477</text:p>
          </table:table-cell>
          <table:table-cell office:value-type="float" office:value="3.765667" calcext:value-type="float">
            <text:p>3.765667</text:p>
          </table:table-cell>
          <table:table-cell office:value-type="float" office:value="4.464363" calcext:value-type="float">
            <text:p>4.464363</text:p>
          </table:table-cell>
          <table:table-cell office:value-type="float" office:value="2.263612" calcext:value-type="float">
            <text:p>2.2636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4272622" calcext:value-type="float">
            <text:p>0.4272622</text:p>
          </table:table-cell>
          <table:table-cell office:value-type="float" office:value="0.3797715" calcext:value-type="float">
            <text:p>0.3797715</text:p>
          </table:table-cell>
          <table:table-cell office:value-type="float" office:value="0" calcext:value-type="float">
            <text:p>0</text:p>
          </table:table-cell>
          <table:table-cell office:value-type="float" office:value="7295.725" calcext:value-type="float">
            <text:p>7295.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72749" calcext:value-type="float">
            <text:p>-0.677274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18.36313" calcext:value-type="float">
            <text:p>18.36313</text:p>
          </table:table-cell>
          <table:table-cell office:value-type="float" office:value="1076.1" calcext:value-type="float">
            <text:p>1076.1</text:p>
          </table:table-cell>
          <table:table-cell office:value-type="float" office:value="12.81" calcext:value-type="float">
            <text:p>12.81</text:p>
          </table:table-cell>
          <table:table-cell office:value-type="float" office:value="-4.068414" calcext:value-type="float">
            <text:p>-4.068414</text:p>
          </table:table-cell>
          <table:table-cell office:value-type="float" office:value="1.933185" calcext:value-type="float">
            <text:p>1.933185</text:p>
          </table:table-cell>
          <table:table-cell office:value-type="float" office:value="24.69131" calcext:value-type="float">
            <text:p>24.69131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788644" calcext:value-type="float">
            <text:p>0.00478864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7231669" calcext:value-type="float">
            <text:p>0.7231669</text:p>
          </table:table-cell>
          <table:table-cell office:value-type="float" office:value="-0.2444687" calcext:value-type="float">
            <text:p>-0.2444687</text:p>
          </table:table-cell>
          <table:table-cell office:value-type="float" office:value="-0.02460684" calcext:value-type="float">
            <text:p>-0.02460684</text:p>
          </table:table-cell>
          <table:table-cell office:value-type="float" office:value="0.0000004139284" calcext:value-type="float">
            <text:p>4.139284E-07</text:p>
          </table:table-cell>
          <table:table-cell office:value-type="float" office:value="15.12295" calcext:value-type="float">
            <text:p>15.12295</text:p>
          </table:table-cell>
          <table:table-cell office:value-type="float" office:value="23.69084" calcext:value-type="float">
            <text:p>23.69084</text:p>
          </table:table-cell>
          <table:table-cell office:value-type="float" office:value="38.73296" calcext:value-type="float">
            <text:p>38.73296</text:p>
          </table:table-cell>
          <table:table-cell office:value-type="float" office:value="0.1983723" calcext:value-type="float">
            <text:p>0.1983723</text:p>
          </table:table-cell>
          <table:table-cell office:value-type="float" office:value="0.03918908" calcext:value-type="float">
            <text:p>0.03918908</text:p>
          </table:table-cell>
          <table:table-cell office:value-type="float" office:value="0.03362336" calcext:value-type="float">
            <text:p>0.03362336</text:p>
          </table:table-cell>
          <table:table-cell office:value-type="float" office:value="0.01426527" calcext:value-type="float">
            <text:p>0.01426527</text:p>
          </table:table-cell>
          <table:table-cell office:value-type="float" office:value="0.01069892" calcext:value-type="float">
            <text:p>0.01069892</text:p>
          </table:table-cell>
          <table:table-cell office:value-type="float" office:value="0.02569564" calcext:value-type="float">
            <text:p>0.02569564</text:p>
          </table:table-cell>
          <table:table-cell office:value-type="float" office:value="0.02160628" calcext:value-type="float">
            <text:p>0.02160628</text:p>
          </table:table-cell>
          <table:table-cell office:value-type="float" office:value="0.01898707" calcext:value-type="float">
            <text:p>0.01898707</text:p>
          </table:table-cell>
          <table:table-cell office:value-type="float" office:value="0.02002509" calcext:value-type="float">
            <text:p>0.02002509</text:p>
          </table:table-cell>
          <table:table-cell office:value-type="float" office:value="0.0290278" calcext:value-type="float">
            <text:p>0.0290278</text:p>
          </table:table-cell>
          <table:table-cell office:value-type="float" office:value="0.005944442" calcext:value-type="float">
            <text:p>0.005944442</text:p>
          </table:table-cell>
          <table:table-cell office:value-type="float" office:value="0.003501781" calcext:value-type="float">
            <text:p>0.003501781</text:p>
          </table:table-cell>
          <table:table-cell office:value-type="float" office:value="0" calcext:value-type="float">
            <text:p>0</text:p>
          </table:table-cell>
          <table:table-cell office:value-type="float" office:value="52.20206" calcext:value-type="float">
            <text:p>52.20206</text:p>
          </table:table-cell>
          <table:table-cell office:value-type="float" office:value="133.8468" calcext:value-type="float">
            <text:p>133.8468</text:p>
          </table:table-cell>
          <table:table-cell office:value-type="float" office:value="89.83839" calcext:value-type="float">
            <text:p>89.83839</text:p>
          </table:table-cell>
          <table:table-cell office:value-type="float" office:value="49.4427" calcext:value-type="float">
            <text:p>49.4427</text:p>
          </table:table-cell>
          <table:table-cell office:value-type="float" office:value="30.01775" calcext:value-type="float">
            <text:p>30.01775</text:p>
          </table:table-cell>
          <table:table-cell office:value-type="float" office:value="11.21622" calcext:value-type="float">
            <text:p>11.21622</text:p>
          </table:table-cell>
          <table:table-cell office:value-type="float" office:value="6.13167" calcext:value-type="float">
            <text:p>6.13167</text:p>
          </table:table-cell>
          <table:table-cell office:value-type="float" office:value="6.503459" calcext:value-type="float">
            <text:p>6.503459</text:p>
          </table:table-cell>
          <table:table-cell office:value-type="float" office:value="3.77432" calcext:value-type="float">
            <text:p>3.77432</text:p>
          </table:table-cell>
          <table:table-cell office:value-type="float" office:value="4.46592" calcext:value-type="float">
            <text:p>4.46592</text:p>
          </table:table-cell>
          <table:table-cell office:value-type="float" office:value="2.275055" calcext:value-type="float">
            <text:p>2.275055</text:p>
          </table:table-cell>
          <table:table-cell office:value-type="float" office:value="0.8368372" calcext:value-type="float">
            <text:p>0.8368372</text:p>
          </table:table-cell>
          <table:table-cell office:value-type="float" office:value="0.4281415" calcext:value-type="float">
            <text:p>0.4281415</text:p>
          </table:table-cell>
          <table:table-cell office:value-type="float" office:value="0.3797895" calcext:value-type="float">
            <text:p>0.3797895</text:p>
          </table:table-cell>
          <table:table-cell office:value-type="float" office:value="0" calcext:value-type="float">
            <text:p>0</text:p>
          </table:table-cell>
          <table:table-cell office:value-type="float" office:value="7774.843" calcext:value-type="float">
            <text:p>7774.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76728" calcext:value-type="float">
            <text:p>-0.6776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18.19568" calcext:value-type="float">
            <text:p>18.19568</text:p>
          </table:table-cell>
          <table:table-cell office:value-type="float" office:value="1076.066" calcext:value-type="float">
            <text:p>1076.066</text:p>
          </table:table-cell>
          <table:table-cell office:value-type="float" office:value="12.81" calcext:value-type="float">
            <text:p>12.81</text:p>
          </table:table-cell>
          <table:table-cell office:value-type="float" office:value="-4.653799" calcext:value-type="float">
            <text:p>-4.653799</text:p>
          </table:table-cell>
          <table:table-cell office:value-type="float" office:value="1.975935" calcext:value-type="float">
            <text:p>1.975935</text:p>
          </table:table-cell>
          <table:table-cell office:value-type="float" office:value="24.31635" calcext:value-type="float">
            <text:p>24.3163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4964657" calcext:value-type="float">
            <text:p>0.004964657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0.9298635" calcext:value-type="float">
            <text:p>0.9298635</text:p>
          </table:table-cell>
          <table:table-cell office:value-type="float" office:value="-0.246614" calcext:value-type="float">
            <text:p>-0.246614</text:p>
          </table:table-cell>
          <table:table-cell office:value-type="float" office:value="-0.02872454" calcext:value-type="float">
            <text:p>-0.02872454</text:p>
          </table:table-cell>
          <table:table-cell office:value-type="float" office:value="0.0000004246793" calcext:value-type="float">
            <text:p>4.246793E-07</text:p>
          </table:table-cell>
          <table:table-cell office:value-type="float" office:value="15.03075" calcext:value-type="float">
            <text:p>15.03075</text:p>
          </table:table-cell>
          <table:table-cell office:value-type="float" office:value="22.90391" calcext:value-type="float">
            <text:p>22.90391</text:p>
          </table:table-cell>
          <table:table-cell office:value-type="float" office:value="39.88227" calcext:value-type="float">
            <text:p>39.88227</text:p>
          </table:table-cell>
          <table:table-cell office:value-type="float" office:value="0.2084855" calcext:value-type="float">
            <text:p>0.2084855</text:p>
          </table:table-cell>
          <table:table-cell office:value-type="float" office:value="0.04167213" calcext:value-type="float">
            <text:p>0.04167213</text:p>
          </table:table-cell>
          <table:table-cell office:value-type="float" office:value="0.03792256" calcext:value-type="float">
            <text:p>0.03792256</text:p>
          </table:table-cell>
          <table:table-cell office:value-type="float" office:value="0.01440274" calcext:value-type="float">
            <text:p>0.01440274</text:p>
          </table:table-cell>
          <table:table-cell office:value-type="float" office:value="0.01055613" calcext:value-type="float">
            <text:p>0.01055613</text:p>
          </table:table-cell>
          <table:table-cell office:value-type="float" office:value="0.02554024" calcext:value-type="float">
            <text:p>0.02554024</text:p>
          </table:table-cell>
          <table:table-cell office:value-type="float" office:value="0.02158633" calcext:value-type="float">
            <text:p>0.02158633</text:p>
          </table:table-cell>
          <table:table-cell office:value-type="float" office:value="0.0189708" calcext:value-type="float">
            <text:p>0.0189708</text:p>
          </table:table-cell>
          <table:table-cell office:value-type="float" office:value="0.01997527" calcext:value-type="float">
            <text:p>0.01997527</text:p>
          </table:table-cell>
          <table:table-cell office:value-type="float" office:value="0.02887349" calcext:value-type="float">
            <text:p>0.02887349</text:p>
          </table:table-cell>
          <table:table-cell office:value-type="float" office:value="0.005947058" calcext:value-type="float">
            <text:p>0.005947058</text:p>
          </table:table-cell>
          <table:table-cell office:value-type="float" office:value="0.003500918" calcext:value-type="float">
            <text:p>0.003500918</text:p>
          </table:table-cell>
          <table:table-cell office:value-type="float" office:value="0" calcext:value-type="float">
            <text:p>0</text:p>
          </table:table-cell>
          <table:table-cell office:value-type="float" office:value="45.22325" calcext:value-type="float">
            <text:p>45.22325</text:p>
          </table:table-cell>
          <table:table-cell office:value-type="float" office:value="140.0175" calcext:value-type="float">
            <text:p>140.0175</text:p>
          </table:table-cell>
          <table:table-cell office:value-type="float" office:value="88.26311" calcext:value-type="float">
            <text:p>88.26311</text:p>
          </table:table-cell>
          <table:table-cell office:value-type="float" office:value="46.94668" calcext:value-type="float">
            <text:p>46.94668</text:p>
          </table:table-cell>
          <table:table-cell office:value-type="float" office:value="26.91164" calcext:value-type="float">
            <text:p>26.91164</text:p>
          </table:table-cell>
          <table:table-cell office:value-type="float" office:value="10.39328" calcext:value-type="float">
            <text:p>10.39328</text:p>
          </table:table-cell>
          <table:table-cell office:value-type="float" office:value="5.329964" calcext:value-type="float">
            <text:p>5.329964</text:p>
          </table:table-cell>
          <table:table-cell office:value-type="float" office:value="6.406706" calcext:value-type="float">
            <text:p>6.406706</text:p>
          </table:table-cell>
          <table:table-cell office:value-type="float" office:value="3.743649" calcext:value-type="float">
            <text:p>3.743649</text:p>
          </table:table-cell>
          <table:table-cell office:value-type="float" office:value="4.439263" calcext:value-type="float">
            <text:p>4.439263</text:p>
          </table:table-cell>
          <table:table-cell office:value-type="float" office:value="2.276841" calcext:value-type="float">
            <text:p>2.276841</text:p>
          </table:table-cell>
          <table:table-cell office:value-type="float" office:value="0.8417786" calcext:value-type="float">
            <text:p>0.8417786</text:p>
          </table:table-cell>
          <table:table-cell office:value-type="float" office:value="0.4289728" calcext:value-type="float">
            <text:p>0.4289728</text:p>
          </table:table-cell>
          <table:table-cell office:value-type="float" office:value="0.3798075" calcext:value-type="float">
            <text:p>0.3798075</text:p>
          </table:table-cell>
          <table:table-cell office:value-type="float" office:value="0" calcext:value-type="float">
            <text:p>0</text:p>
          </table:table-cell>
          <table:table-cell office:value-type="float" office:value="8572.646" calcext:value-type="float">
            <text:p>8572.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0779" calcext:value-type="float">
            <text:p>-0.678077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18.02093" calcext:value-type="float">
            <text:p>18.02093</text:p>
          </table:table-cell>
          <table:table-cell office:value-type="float" office:value="1076.028" calcext:value-type="float">
            <text:p>1076.028</text:p>
          </table:table-cell>
          <table:table-cell office:value-type="float" office:value="12.81" calcext:value-type="float">
            <text:p>12.81</text:p>
          </table:table-cell>
          <table:table-cell office:value-type="float" office:value="-5.270981" calcext:value-type="float">
            <text:p>-5.270981</text:p>
          </table:table-cell>
          <table:table-cell office:value-type="float" office:value="1.995266" calcext:value-type="float">
            <text:p>1.995266</text:p>
          </table:table-cell>
          <table:table-cell office:value-type="float" office:value="24.06567" calcext:value-type="float">
            <text:p>24.06567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28204" calcext:value-type="float">
            <text:p>0.005028204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02321" calcext:value-type="float">
            <text:p>1.002321</text:p>
          </table:table-cell>
          <table:table-cell office:value-type="float" office:value="-0.249004" calcext:value-type="float">
            <text:p>-0.249004</text:p>
          </table:table-cell>
          <table:table-cell office:value-type="float" office:value="-0.03411492" calcext:value-type="float">
            <text:p>-0.03411492</text:p>
          </table:table-cell>
          <table:table-cell office:value-type="float" office:value="0.0000004350751" calcext:value-type="float">
            <text:p>4.350751E-07</text:p>
          </table:table-cell>
          <table:table-cell office:value-type="float" office:value="14.93012" calcext:value-type="float">
            <text:p>14.93012</text:p>
          </table:table-cell>
          <table:table-cell office:value-type="float" office:value="22.05232" calcext:value-type="float">
            <text:p>22.05232</text:p>
          </table:table-cell>
          <table:table-cell office:value-type="float" office:value="40.56045" calcext:value-type="float">
            <text:p>40.56045</text:p>
          </table:table-cell>
          <table:table-cell office:value-type="float" office:value="0.2168546" calcext:value-type="float">
            <text:p>0.2168546</text:p>
          </table:table-cell>
          <table:table-cell office:value-type="float" office:value="0.04400888" calcext:value-type="float">
            <text:p>0.04400888</text:p>
          </table:table-cell>
          <table:table-cell office:value-type="float" office:value="0.04153278" calcext:value-type="float">
            <text:p>0.04153278</text:p>
          </table:table-cell>
          <table:table-cell office:value-type="float" office:value="0.01462141" calcext:value-type="float">
            <text:p>0.01462141</text:p>
          </table:table-cell>
          <table:table-cell office:value-type="float" office:value="0.01070401" calcext:value-type="float">
            <text:p>0.01070401</text:p>
          </table:table-cell>
          <table:table-cell office:value-type="float" office:value="0.02533757" calcext:value-type="float">
            <text:p>0.02533757</text:p>
          </table:table-cell>
          <table:table-cell office:value-type="float" office:value="0.02154364" calcext:value-type="float">
            <text:p>0.02154364</text:p>
          </table:table-cell>
          <table:table-cell office:value-type="float" office:value="0.01894676" calcext:value-type="float">
            <text:p>0.01894676</text:p>
          </table:table-cell>
          <table:table-cell office:value-type="float" office:value="0.01992233" calcext:value-type="float">
            <text:p>0.01992233</text:p>
          </table:table-cell>
          <table:table-cell office:value-type="float" office:value="0.02871991" calcext:value-type="float">
            <text:p>0.02871991</text:p>
          </table:table-cell>
          <table:table-cell office:value-type="float" office:value="0.005947859" calcext:value-type="float">
            <text:p>0.005947859</text:p>
          </table:table-cell>
          <table:table-cell office:value-type="float" office:value="0.003500045" calcext:value-type="float">
            <text:p>0.003500045</text:p>
          </table:table-cell>
          <table:table-cell office:value-type="float" office:value="0" calcext:value-type="float">
            <text:p>0</text:p>
          </table:table-cell>
          <table:table-cell office:value-type="float" office:value="40.71006" calcext:value-type="float">
            <text:p>40.71006</text:p>
          </table:table-cell>
          <table:table-cell office:value-type="float" office:value="146.0784" calcext:value-type="float">
            <text:p>146.0784</text:p>
          </table:table-cell>
          <table:table-cell office:value-type="float" office:value="86.94072" calcext:value-type="float">
            <text:p>86.94072</text:p>
          </table:table-cell>
          <table:table-cell office:value-type="float" office:value="44.73326" calcext:value-type="float">
            <text:p>44.73326</text:p>
          </table:table-cell>
          <table:table-cell office:value-type="float" office:value="24.34855" calcext:value-type="float">
            <text:p>24.34855</text:p>
          </table:table-cell>
          <table:table-cell office:value-type="float" office:value="9.873249" calcext:value-type="float">
            <text:p>9.873249</text:p>
          </table:table-cell>
          <table:table-cell office:value-type="float" office:value="4.699814" calcext:value-type="float">
            <text:p>4.699814</text:p>
          </table:table-cell>
          <table:table-cell office:value-type="float" office:value="6.321226" calcext:value-type="float">
            <text:p>6.321226</text:p>
          </table:table-cell>
          <table:table-cell office:value-type="float" office:value="3.714039" calcext:value-type="float">
            <text:p>3.714039</text:p>
          </table:table-cell>
          <table:table-cell office:value-type="float" office:value="4.411509" calcext:value-type="float">
            <text:p>4.411509</text:p>
          </table:table-cell>
          <table:table-cell office:value-type="float" office:value="2.273786" calcext:value-type="float">
            <text:p>2.273786</text:p>
          </table:table-cell>
          <table:table-cell office:value-type="float" office:value="0.8458481" calcext:value-type="float">
            <text:p>0.8458481</text:p>
          </table:table-cell>
          <table:table-cell office:value-type="float" office:value="0.4295539" calcext:value-type="float">
            <text:p>0.4295539</text:p>
          </table:table-cell>
          <table:table-cell office:value-type="float" office:value="0.3798255" calcext:value-type="float">
            <text:p>0.3798255</text:p>
          </table:table-cell>
          <table:table-cell office:value-type="float" office:value="0" calcext:value-type="float">
            <text:p>0</text:p>
          </table:table-cell>
          <table:table-cell office:value-type="float" office:value="9386.066" calcext:value-type="float">
            <text:p>9386.0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3625" calcext:value-type="float">
            <text:p>-0.67836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17.88157" calcext:value-type="float">
            <text:p>17.88157</text:p>
          </table:table-cell>
          <table:table-cell office:value-type="float" office:value="1075.997" calcext:value-type="float">
            <text:p>1075.997</text:p>
          </table:table-cell>
          <table:table-cell office:value-type="float" office:value="12.81" calcext:value-type="float">
            <text:p>12.81</text:p>
          </table:table-cell>
          <table:table-cell office:value-type="float" office:value="-5.856674" calcext:value-type="float">
            <text:p>-5.856674</text:p>
          </table:table-cell>
          <table:table-cell office:value-type="float" office:value="1.972131" calcext:value-type="float">
            <text:p>1.972131</text:p>
          </table:table-cell>
          <table:table-cell office:value-type="float" office:value="23.84396" calcext:value-type="float">
            <text:p>23.84396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58305" calcext:value-type="float">
            <text:p>0.005058305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3263" calcext:value-type="float">
            <text:p>1.033263</text:p>
          </table:table-cell>
          <table:table-cell office:value-type="float" office:value="-0.2512231" calcext:value-type="float">
            <text:p>-0.2512231</text:p>
          </table:table-cell>
          <table:table-cell office:value-type="float" office:value="-0.03912957" calcext:value-type="float">
            <text:p>-0.03912957</text:p>
          </table:table-cell>
          <table:table-cell office:value-type="float" office:value="0.000000435652" calcext:value-type="float">
            <text:p>4.35652E-07</text:p>
          </table:table-cell>
          <table:table-cell office:value-type="float" office:value="14.88938" calcext:value-type="float">
            <text:p>14.88938</text:p>
          </table:table-cell>
          <table:table-cell office:value-type="float" office:value="21.24443" calcext:value-type="float">
            <text:p>21.24443</text:p>
          </table:table-cell>
          <table:table-cell office:value-type="float" office:value="40.31503" calcext:value-type="float">
            <text:p>40.31503</text:p>
          </table:table-cell>
          <table:table-cell office:value-type="float" office:value="0.1972073" calcext:value-type="float">
            <text:p>0.1972073</text:p>
          </table:table-cell>
          <table:table-cell office:value-type="float" office:value="0.0409657" calcext:value-type="float">
            <text:p>0.0409657</text:p>
          </table:table-cell>
          <table:table-cell office:value-type="float" office:value="0.04007087" calcext:value-type="float">
            <text:p>0.04007087</text:p>
          </table:table-cell>
          <table:table-cell office:value-type="float" office:value="0.01450658" calcext:value-type="float">
            <text:p>0.01450658</text:p>
          </table:table-cell>
          <table:table-cell office:value-type="float" office:value="0.01101525" calcext:value-type="float">
            <text:p>0.01101525</text:p>
          </table:table-cell>
          <table:table-cell office:value-type="float" office:value="0.02510997" calcext:value-type="float">
            <text:p>0.02510997</text:p>
          </table:table-cell>
          <table:table-cell office:value-type="float" office:value="0.02149993" calcext:value-type="float">
            <text:p>0.02149993</text:p>
          </table:table-cell>
          <table:table-cell office:value-type="float" office:value="0.01892444" calcext:value-type="float">
            <text:p>0.01892444</text:p>
          </table:table-cell>
          <table:table-cell office:value-type="float" office:value="0.01987134" calcext:value-type="float">
            <text:p>0.01987134</text:p>
          </table:table-cell>
          <table:table-cell office:value-type="float" office:value="0.0285689" calcext:value-type="float">
            <text:p>0.0285689</text:p>
          </table:table-cell>
          <table:table-cell office:value-type="float" office:value="0.005947046" calcext:value-type="float">
            <text:p>0.005947046</text:p>
          </table:table-cell>
          <table:table-cell office:value-type="float" office:value="0.003499161" calcext:value-type="float">
            <text:p>0.003499161</text:p>
          </table:table-cell>
          <table:table-cell office:value-type="float" office:value="0" calcext:value-type="float">
            <text:p>0</text:p>
          </table:table-cell>
          <table:table-cell office:value-type="float" office:value="37.89079" calcext:value-type="float">
            <text:p>37.89079</text:p>
          </table:table-cell>
          <table:table-cell office:value-type="float" office:value="150.7822" calcext:value-type="float">
            <text:p>150.7822</text:p>
          </table:table-cell>
          <table:table-cell office:value-type="float" office:value="85.71149" calcext:value-type="float">
            <text:p>85.71149</text:p>
          </table:table-cell>
          <table:table-cell office:value-type="float" office:value="42.63158" calcext:value-type="float">
            <text:p>42.63158</text:p>
          </table:table-cell>
          <table:table-cell office:value-type="float" office:value="21.91193" calcext:value-type="float">
            <text:p>21.91193</text:p>
          </table:table-cell>
          <table:table-cell office:value-type="float" office:value="9.407362" calcext:value-type="float">
            <text:p>9.407362</text:p>
          </table:table-cell>
          <table:table-cell office:value-type="float" office:value="4.318504" calcext:value-type="float">
            <text:p>4.318504</text:p>
          </table:table-cell>
          <table:table-cell office:value-type="float" office:value="6.249671" calcext:value-type="float">
            <text:p>6.249671</text:p>
          </table:table-cell>
          <table:table-cell office:value-type="float" office:value="3.702382" calcext:value-type="float">
            <text:p>3.702382</text:p>
          </table:table-cell>
          <table:table-cell office:value-type="float" office:value="4.394885" calcext:value-type="float">
            <text:p>4.394885</text:p>
          </table:table-cell>
          <table:table-cell office:value-type="float" office:value="2.270389" calcext:value-type="float">
            <text:p>2.270389</text:p>
          </table:table-cell>
          <table:table-cell office:value-type="float" office:value="0.8494494" calcext:value-type="float">
            <text:p>0.8494494</text:p>
          </table:table-cell>
          <table:table-cell office:value-type="float" office:value="0.4299163" calcext:value-type="float">
            <text:p>0.4299163</text:p>
          </table:table-cell>
          <table:table-cell office:value-type="float" office:value="0.3798435" calcext:value-type="float">
            <text:p>0.3798435</text:p>
          </table:table-cell>
          <table:table-cell office:value-type="float" office:value="0" calcext:value-type="float">
            <text:p>0</text:p>
          </table:table-cell>
          <table:table-cell office:value-type="float" office:value="9944.282" calcext:value-type="float">
            <text:p>9944.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4887" calcext:value-type="float">
            <text:p>-0.67848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17.7344" calcext:value-type="float">
            <text:p>17.7344</text:p>
          </table:table-cell>
          <table:table-cell office:value-type="float" office:value="1075.961" calcext:value-type="float">
            <text:p>1075.961</text:p>
          </table:table-cell>
          <table:table-cell office:value-type="float" office:value="12.81" calcext:value-type="float">
            <text:p>12.81</text:p>
          </table:table-cell>
          <table:table-cell office:value-type="float" office:value="-6.463041" calcext:value-type="float">
            <text:p>-6.463041</text:p>
          </table:table-cell>
          <table:table-cell office:value-type="float" office:value="1.931875" calcext:value-type="float">
            <text:p>1.931875</text:p>
          </table:table-cell>
          <table:table-cell office:value-type="float" office:value="23.63825" calcext:value-type="float">
            <text:p>23.6382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58871" calcext:value-type="float">
            <text:p>0.005058871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3568" calcext:value-type="float">
            <text:p>1.033568</text:p>
          </table:table-cell>
          <table:table-cell office:value-type="float" office:value="-0.2536352" calcext:value-type="float">
            <text:p>-0.2536352</text:p>
          </table:table-cell>
          <table:table-cell office:value-type="float" office:value="-0.04525976" calcext:value-type="float">
            <text:p>-0.04525976</text:p>
          </table:table-cell>
          <table:table-cell office:value-type="float" office:value="0.0000004407792" calcext:value-type="float">
            <text:p>4.407792E-07</text:p>
          </table:table-cell>
          <table:table-cell office:value-type="float" office:value="14.81528" calcext:value-type="float">
            <text:p>14.81528</text:p>
          </table:table-cell>
          <table:table-cell office:value-type="float" office:value="20.65879" calcext:value-type="float">
            <text:p>20.65879</text:p>
          </table:table-cell>
          <table:table-cell office:value-type="float" office:value="39.46286" calcext:value-type="float">
            <text:p>39.46286</text:p>
          </table:table-cell>
          <table:table-cell office:value-type="float" office:value="0.2008381" calcext:value-type="float">
            <text:p>0.2008381</text:p>
          </table:table-cell>
          <table:table-cell office:value-type="float" office:value="0.04231333" calcext:value-type="float">
            <text:p>0.04231333</text:p>
          </table:table-cell>
          <table:table-cell office:value-type="float" office:value="0.04146049" calcext:value-type="float">
            <text:p>0.04146049</text:p>
          </table:table-cell>
          <table:table-cell office:value-type="float" office:value="0.01443547" calcext:value-type="float">
            <text:p>0.01443547</text:p>
          </table:table-cell>
          <table:table-cell office:value-type="float" office:value="0.01130589" calcext:value-type="float">
            <text:p>0.01130589</text:p>
          </table:table-cell>
          <table:table-cell office:value-type="float" office:value="0.02485858" calcext:value-type="float">
            <text:p>0.02485858</text:p>
          </table:table-cell>
          <table:table-cell office:value-type="float" office:value="0.0214743" calcext:value-type="float">
            <text:p>0.0214743</text:p>
          </table:table-cell>
          <table:table-cell office:value-type="float" office:value="0.0189138" calcext:value-type="float">
            <text:p>0.0189138</text:p>
          </table:table-cell>
          <table:table-cell office:value-type="float" office:value="0.0198296" calcext:value-type="float">
            <text:p>0.0198296</text:p>
          </table:table-cell>
          <table:table-cell office:value-type="float" office:value="0.02842452" calcext:value-type="float">
            <text:p>0.02842452</text:p>
          </table:table-cell>
          <table:table-cell office:value-type="float" office:value="0.005945548" calcext:value-type="float">
            <text:p>0.005945548</text:p>
          </table:table-cell>
          <table:table-cell office:value-type="float" office:value="0.003498262" calcext:value-type="float">
            <text:p>0.003498262</text:p>
          </table:table-cell>
          <table:table-cell office:value-type="float" office:value="0" calcext:value-type="float">
            <text:p>0</text:p>
          </table:table-cell>
          <table:table-cell office:value-type="float" office:value="37.09887" calcext:value-type="float">
            <text:p>37.09887</text:p>
          </table:table-cell>
          <table:table-cell office:value-type="float" office:value="154.6041" calcext:value-type="float">
            <text:p>154.6041</text:p>
          </table:table-cell>
          <table:table-cell office:value-type="float" office:value="84.6789" calcext:value-type="float">
            <text:p>84.6789</text:p>
          </table:table-cell>
          <table:table-cell office:value-type="float" office:value="40.44271" calcext:value-type="float">
            <text:p>40.44271</text:p>
          </table:table-cell>
          <table:table-cell office:value-type="float" office:value="19.46454" calcext:value-type="float">
            <text:p>19.46454</text:p>
          </table:table-cell>
          <table:table-cell office:value-type="float" office:value="8.901756" calcext:value-type="float">
            <text:p>8.901756</text:p>
          </table:table-cell>
          <table:table-cell office:value-type="float" office:value="4.053008" calcext:value-type="float">
            <text:p>4.053008</text:p>
          </table:table-cell>
          <table:table-cell office:value-type="float" office:value="6.167727" calcext:value-type="float">
            <text:p>6.167727</text:p>
          </table:table-cell>
          <table:table-cell office:value-type="float" office:value="3.711355" calcext:value-type="float">
            <text:p>3.711355</text:p>
          </table:table-cell>
          <table:table-cell office:value-type="float" office:value="4.397238" calcext:value-type="float">
            <text:p>4.397238</text:p>
          </table:table-cell>
          <table:table-cell office:value-type="float" office:value="2.272382" calcext:value-type="float">
            <text:p>2.272382</text:p>
          </table:table-cell>
          <table:table-cell office:value-type="float" office:value="0.8535393" calcext:value-type="float">
            <text:p>0.8535393</text:p>
          </table:table-cell>
          <table:table-cell office:value-type="float" office:value="0.4302014" calcext:value-type="float">
            <text:p>0.4302014</text:p>
          </table:table-cell>
          <table:table-cell office:value-type="float" office:value="0.3798616" calcext:value-type="float">
            <text:p>0.3798616</text:p>
          </table:table-cell>
          <table:table-cell office:value-type="float" office:value="0" calcext:value-type="float">
            <text:p>0</text:p>
          </table:table-cell>
          <table:table-cell office:value-type="float" office:value="10548.86" calcext:value-type="float">
            <text:p>1054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6169" calcext:value-type="float">
            <text:p>-0.678616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17.58731" calcext:value-type="float">
            <text:p>17.58731</text:p>
          </table:table-cell>
          <table:table-cell office:value-type="float" office:value="1075.923" calcext:value-type="float">
            <text:p>1075.923</text:p>
          </table:table-cell>
          <table:table-cell office:value-type="float" office:value="12.81" calcext:value-type="float">
            <text:p>12.81</text:p>
          </table:table-cell>
          <table:table-cell office:value-type="float" office:value="-7.110183" calcext:value-type="float">
            <text:p>-7.110183</text:p>
          </table:table-cell>
          <table:table-cell office:value-type="float" office:value="1.860929" calcext:value-type="float">
            <text:p>1.860929</text:p>
          </table:table-cell>
          <table:table-cell office:value-type="float" office:value="23.38795" calcext:value-type="float">
            <text:p>23.38795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59318" calcext:value-type="float">
            <text:p>0.005059318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3756" calcext:value-type="float">
            <text:p>1.033756</text:p>
          </table:table-cell>
          <table:table-cell office:value-type="float" office:value="-0.2561082" calcext:value-type="float">
            <text:p>-0.2561082</text:p>
          </table:table-cell>
          <table:table-cell office:value-type="float" office:value="-0.05196385" calcext:value-type="float">
            <text:p>-0.05196385</text:p>
          </table:table-cell>
          <table:table-cell office:value-type="float" office:value="0.0000004450581" calcext:value-type="float">
            <text:p>4.450581E-07</text:p>
          </table:table-cell>
          <table:table-cell office:value-type="float" office:value="14.72669" calcext:value-type="float">
            <text:p>14.72669</text:p>
          </table:table-cell>
          <table:table-cell office:value-type="float" office:value="20.14465" calcext:value-type="float">
            <text:p>20.14465</text:p>
          </table:table-cell>
          <table:table-cell office:value-type="float" office:value="37.88788" calcext:value-type="float">
            <text:p>37.88788</text:p>
          </table:table-cell>
          <table:table-cell office:value-type="float" office:value="0.1995892" calcext:value-type="float">
            <text:p>0.1995892</text:p>
          </table:table-cell>
          <table:table-cell office:value-type="float" office:value="0.04299834" calcext:value-type="float">
            <text:p>0.04299834</text:p>
          </table:table-cell>
          <table:table-cell office:value-type="float" office:value="0.04242196" calcext:value-type="float">
            <text:p>0.04242196</text:p>
          </table:table-cell>
          <table:table-cell office:value-type="float" office:value="0.01434703" calcext:value-type="float">
            <text:p>0.01434703</text:p>
          </table:table-cell>
          <table:table-cell office:value-type="float" office:value="0.01134632" calcext:value-type="float">
            <text:p>0.01134632</text:p>
          </table:table-cell>
          <table:table-cell office:value-type="float" office:value="0.02461318" calcext:value-type="float">
            <text:p>0.02461318</text:p>
          </table:table-cell>
          <table:table-cell office:value-type="float" office:value="0.02145287" calcext:value-type="float">
            <text:p>0.02145287</text:p>
          </table:table-cell>
          <table:table-cell office:value-type="float" office:value="0.0189035" calcext:value-type="float">
            <text:p>0.0189035</text:p>
          </table:table-cell>
          <table:table-cell office:value-type="float" office:value="0.01978877" calcext:value-type="float">
            <text:p>0.01978877</text:p>
          </table:table-cell>
          <table:table-cell office:value-type="float" office:value="0.02828158" calcext:value-type="float">
            <text:p>0.02828158</text:p>
          </table:table-cell>
          <table:table-cell office:value-type="float" office:value="0.005944041" calcext:value-type="float">
            <text:p>0.005944041</text:p>
          </table:table-cell>
          <table:table-cell office:value-type="float" office:value="0.003497359" calcext:value-type="float">
            <text:p>0.003497359</text:p>
          </table:table-cell>
          <table:table-cell office:value-type="float" office:value="0" calcext:value-type="float">
            <text:p>0</text:p>
          </table:table-cell>
          <table:table-cell office:value-type="float" office:value="37.07375" calcext:value-type="float">
            <text:p>37.07375</text:p>
          </table:table-cell>
          <table:table-cell office:value-type="float" office:value="157.4581" calcext:value-type="float">
            <text:p>157.4581</text:p>
          </table:table-cell>
          <table:table-cell office:value-type="float" office:value="83.79112" calcext:value-type="float">
            <text:p>83.79112</text:p>
          </table:table-cell>
          <table:table-cell office:value-type="float" office:value="38.19618" calcext:value-type="float">
            <text:p>38.19618</text:p>
          </table:table-cell>
          <table:table-cell office:value-type="float" office:value="16.96581" calcext:value-type="float">
            <text:p>16.96581</text:p>
          </table:table-cell>
          <table:table-cell office:value-type="float" office:value="8.348664" calcext:value-type="float">
            <text:p>8.348664</text:p>
          </table:table-cell>
          <table:table-cell office:value-type="float" office:value="3.786291" calcext:value-type="float">
            <text:p>3.786291</text:p>
          </table:table-cell>
          <table:table-cell office:value-type="float" office:value="6.059881" calcext:value-type="float">
            <text:p>6.059881</text:p>
          </table:table-cell>
          <table:table-cell office:value-type="float" office:value="3.720191" calcext:value-type="float">
            <text:p>3.720191</text:p>
          </table:table-cell>
          <table:table-cell office:value-type="float" office:value="4.399645" calcext:value-type="float">
            <text:p>4.399645</text:p>
          </table:table-cell>
          <table:table-cell office:value-type="float" office:value="2.274598" calcext:value-type="float">
            <text:p>2.274598</text:p>
          </table:table-cell>
          <table:table-cell office:value-type="float" office:value="0.8575165" calcext:value-type="float">
            <text:p>0.8575165</text:p>
          </table:table-cell>
          <table:table-cell office:value-type="float" office:value="0.4305083" calcext:value-type="float">
            <text:p>0.4305083</text:p>
          </table:table-cell>
          <table:table-cell office:value-type="float" office:value="0.3798797" calcext:value-type="float">
            <text:p>0.3798797</text:p>
          </table:table-cell>
          <table:table-cell office:value-type="float" office:value="0" calcext:value-type="float">
            <text:p>0</text:p>
          </table:table-cell>
          <table:table-cell office:value-type="float" office:value="11177.49" calcext:value-type="float">
            <text:p>1117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7087" calcext:value-type="float">
            <text:p>-0.678708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17.44228" calcext:value-type="float">
            <text:p>17.44228</text:p>
          </table:table-cell>
          <table:table-cell office:value-type="float" office:value="1075.88" calcext:value-type="float">
            <text:p>1075.88</text:p>
          </table:table-cell>
          <table:table-cell office:value-type="float" office:value="12.81" calcext:value-type="float">
            <text:p>12.81</text:p>
          </table:table-cell>
          <table:table-cell office:value-type="float" office:value="-7.801627" calcext:value-type="float">
            <text:p>-7.801627</text:p>
          </table:table-cell>
          <table:table-cell office:value-type="float" office:value="1.765946" calcext:value-type="float">
            <text:p>1.765946</text:p>
          </table:table-cell>
          <table:table-cell office:value-type="float" office:value="23.08144" calcext:value-type="float">
            <text:p>23.08144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59765" calcext:value-type="float">
            <text:p>0.005059765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3939" calcext:value-type="float">
            <text:p>1.033939</text:p>
          </table:table-cell>
          <table:table-cell office:value-type="float" office:value="-0.2586184" calcext:value-type="float">
            <text:p>-0.2586184</text:p>
          </table:table-cell>
          <table:table-cell office:value-type="float" office:value="-0.05883351" calcext:value-type="float">
            <text:p>-0.05883351</text:p>
          </table:table-cell>
          <table:table-cell office:value-type="float" office:value="0.0000004486876" calcext:value-type="float">
            <text:p>4.486876E-07</text:p>
          </table:table-cell>
          <table:table-cell office:value-type="float" office:value="14.62406" calcext:value-type="float">
            <text:p>14.62406</text:p>
          </table:table-cell>
          <table:table-cell office:value-type="float" office:value="19.688" calcext:value-type="float">
            <text:p>19.688</text:p>
          </table:table-cell>
          <table:table-cell office:value-type="float" office:value="35.68366" calcext:value-type="float">
            <text:p>35.68366</text:p>
          </table:table-cell>
          <table:table-cell office:value-type="float" office:value="0.1998224" calcext:value-type="float">
            <text:p>0.1998224</text:p>
          </table:table-cell>
          <table:table-cell office:value-type="float" office:value="0.04386063" calcext:value-type="float">
            <text:p>0.04386063</text:p>
          </table:table-cell>
          <table:table-cell office:value-type="float" office:value="0.04334072" calcext:value-type="float">
            <text:p>0.04334072</text:p>
          </table:table-cell>
          <table:table-cell office:value-type="float" office:value="0.01423438" calcext:value-type="float">
            <text:p>0.01423438</text:p>
          </table:table-cell>
          <table:table-cell office:value-type="float" office:value="0.01128995" calcext:value-type="float">
            <text:p>0.01128995</text:p>
          </table:table-cell>
          <table:table-cell office:value-type="float" office:value="0.02438748" calcext:value-type="float">
            <text:p>0.02438748</text:p>
          </table:table-cell>
          <table:table-cell office:value-type="float" office:value="0.02143443" calcext:value-type="float">
            <text:p>0.02143443</text:p>
          </table:table-cell>
          <table:table-cell office:value-type="float" office:value="0.01889418" calcext:value-type="float">
            <text:p>0.01889418</text:p>
          </table:table-cell>
          <table:table-cell office:value-type="float" office:value="0.01974897" calcext:value-type="float">
            <text:p>0.01974897</text:p>
          </table:table-cell>
          <table:table-cell office:value-type="float" office:value="0.02814012" calcext:value-type="float">
            <text:p>0.02814012</text:p>
          </table:table-cell>
          <table:table-cell office:value-type="float" office:value="0.005942439" calcext:value-type="float">
            <text:p>0.005942439</text:p>
          </table:table-cell>
          <table:table-cell office:value-type="float" office:value="0.003496439" calcext:value-type="float">
            <text:p>0.003496439</text:p>
          </table:table-cell>
          <table:table-cell office:value-type="float" office:value="0" calcext:value-type="float">
            <text:p>0</text:p>
          </table:table-cell>
          <table:table-cell office:value-type="float" office:value="37.48636" calcext:value-type="float">
            <text:p>37.48636</text:p>
          </table:table-cell>
          <table:table-cell office:value-type="float" office:value="159.0252" calcext:value-type="float">
            <text:p>159.0252</text:p>
          </table:table-cell>
          <table:table-cell office:value-type="float" office:value="83.03913" calcext:value-type="float">
            <text:p>83.03913</text:p>
          </table:table-cell>
          <table:table-cell office:value-type="float" office:value="35.90623" calcext:value-type="float">
            <text:p>35.90623</text:p>
          </table:table-cell>
          <table:table-cell office:value-type="float" office:value="14.47529" calcext:value-type="float">
            <text:p>14.47529</text:p>
          </table:table-cell>
          <table:table-cell office:value-type="float" office:value="7.762288" calcext:value-type="float">
            <text:p>7.762288</text:p>
          </table:table-cell>
          <table:table-cell office:value-type="float" office:value="3.499183" calcext:value-type="float">
            <text:p>3.499183</text:p>
          </table:table-cell>
          <table:table-cell office:value-type="float" office:value="5.933732" calcext:value-type="float">
            <text:p>5.933732</text:p>
          </table:table-cell>
          <table:table-cell office:value-type="float" office:value="3.728623" calcext:value-type="float">
            <text:p>3.728623</text:p>
          </table:table-cell>
          <table:table-cell office:value-type="float" office:value="4.402008" calcext:value-type="float">
            <text:p>4.402008</text:p>
          </table:table-cell>
          <table:table-cell office:value-type="float" office:value="2.276925" calcext:value-type="float">
            <text:p>2.276925</text:p>
          </table:table-cell>
          <table:table-cell office:value-type="float" office:value="0.861421" calcext:value-type="float">
            <text:p>0.861421</text:p>
          </table:table-cell>
          <table:table-cell office:value-type="float" office:value="0.430823" calcext:value-type="float">
            <text:p>0.430823</text:p>
          </table:table-cell>
          <table:table-cell office:value-type="float" office:value="0.3798983" calcext:value-type="float">
            <text:p>0.3798983</text:p>
          </table:table-cell>
          <table:table-cell office:value-type="float" office:value="0" calcext:value-type="float">
            <text:p>0</text:p>
          </table:table-cell>
          <table:table-cell office:value-type="float" office:value="11832.64" calcext:value-type="float">
            <text:p>11832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776" calcext:value-type="float">
            <text:p>-0.67877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17.29946" calcext:value-type="float">
            <text:p>17.29946</text:p>
          </table:table-cell>
          <table:table-cell office:value-type="float" office:value="1075.836" calcext:value-type="float">
            <text:p>1075.836</text:p>
          </table:table-cell>
          <table:table-cell office:value-type="float" office:value="12.81" calcext:value-type="float">
            <text:p>12.81</text:p>
          </table:table-cell>
          <table:table-cell office:value-type="float" office:value="-8.528476" calcext:value-type="float">
            <text:p>-8.528476</text:p>
          </table:table-cell>
          <table:table-cell office:value-type="float" office:value="1.657234" calcext:value-type="float">
            <text:p>1.657234</text:p>
          </table:table-cell>
          <table:table-cell office:value-type="float" office:value="22.72176" calcext:value-type="float">
            <text:p>22.72176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60212" calcext:value-type="float">
            <text:p>0.005060212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4113" calcext:value-type="float">
            <text:p>1.034113</text:p>
          </table:table-cell>
          <table:table-cell office:value-type="float" office:value="-0.2611207" calcext:value-type="float">
            <text:p>-0.2611207</text:p>
          </table:table-cell>
          <table:table-cell office:value-type="float" office:value="-0.06541037" calcext:value-type="float">
            <text:p>-0.06541037</text:p>
          </table:table-cell>
          <table:table-cell office:value-type="float" office:value="0.0000004508978" calcext:value-type="float">
            <text:p>4.508978E-07</text:p>
          </table:table-cell>
          <table:table-cell office:value-type="float" office:value="14.5074" calcext:value-type="float">
            <text:p>14.5074</text:p>
          </table:table-cell>
          <table:table-cell office:value-type="float" office:value="19.28499" calcext:value-type="float">
            <text:p>19.28499</text:p>
          </table:table-cell>
          <table:table-cell office:value-type="float" office:value="33.11613" calcext:value-type="float">
            <text:p>33.11613</text:p>
          </table:table-cell>
          <table:table-cell office:value-type="float" office:value="0.1994991" calcext:value-type="float">
            <text:p>0.1994991</text:p>
          </table:table-cell>
          <table:table-cell office:value-type="float" office:value="0.0447623" calcext:value-type="float">
            <text:p>0.0447623</text:p>
          </table:table-cell>
          <table:table-cell office:value-type="float" office:value="0.04416885" calcext:value-type="float">
            <text:p>0.04416885</text:p>
          </table:table-cell>
          <table:table-cell office:value-type="float" office:value="0.01415743" calcext:value-type="float">
            <text:p>0.01415743</text:p>
          </table:table-cell>
          <table:table-cell office:value-type="float" office:value="0.01123757" calcext:value-type="float">
            <text:p>0.01123757</text:p>
          </table:table-cell>
          <table:table-cell office:value-type="float" office:value="0.02418862" calcext:value-type="float">
            <text:p>0.02418862</text:p>
          </table:table-cell>
          <table:table-cell office:value-type="float" office:value="0.02141838" calcext:value-type="float">
            <text:p>0.02141838</text:p>
          </table:table-cell>
          <table:table-cell office:value-type="float" office:value="0.01888582" calcext:value-type="float">
            <text:p>0.01888582</text:p>
          </table:table-cell>
          <table:table-cell office:value-type="float" office:value="0.01971019" calcext:value-type="float">
            <text:p>0.01971019</text:p>
          </table:table-cell>
          <table:table-cell office:value-type="float" office:value="0.02800004" calcext:value-type="float">
            <text:p>0.02800004</text:p>
          </table:table-cell>
          <table:table-cell office:value-type="float" office:value="0.005940699" calcext:value-type="float">
            <text:p>0.005940699</text:p>
          </table:table-cell>
          <table:table-cell office:value-type="float" office:value="0.003495519" calcext:value-type="float">
            <text:p>0.003495519</text:p>
          </table:table-cell>
          <table:table-cell office:value-type="float" office:value="0" calcext:value-type="float">
            <text:p>0</text:p>
          </table:table-cell>
          <table:table-cell office:value-type="float" office:value="38.24113" calcext:value-type="float">
            <text:p>38.24113</text:p>
          </table:table-cell>
          <table:table-cell office:value-type="float" office:value="159.3358" calcext:value-type="float">
            <text:p>159.3358</text:p>
          </table:table-cell>
          <table:table-cell office:value-type="float" office:value="82.38037" calcext:value-type="float">
            <text:p>82.38037</text:p>
          </table:table-cell>
          <table:table-cell office:value-type="float" office:value="33.56696" calcext:value-type="float">
            <text:p>33.56696</text:p>
          </table:table-cell>
          <table:table-cell office:value-type="float" office:value="11.93944" calcext:value-type="float">
            <text:p>11.93944</text:p>
          </table:table-cell>
          <table:table-cell office:value-type="float" office:value="7.167861" calcext:value-type="float">
            <text:p>7.167861</text:p>
          </table:table-cell>
          <table:table-cell office:value-type="float" office:value="3.204839" calcext:value-type="float">
            <text:p>3.204839</text:p>
          </table:table-cell>
          <table:table-cell office:value-type="float" office:value="5.795168" calcext:value-type="float">
            <text:p>5.795168</text:p>
          </table:table-cell>
          <table:table-cell office:value-type="float" office:value="3.736609" calcext:value-type="float">
            <text:p>3.736609</text:p>
          </table:table-cell>
          <table:table-cell office:value-type="float" office:value="4.404291" calcext:value-type="float">
            <text:p>4.404291</text:p>
          </table:table-cell>
          <table:table-cell office:value-type="float" office:value="2.279295" calcext:value-type="float">
            <text:p>2.279295</text:p>
          </table:table-cell>
          <table:table-cell office:value-type="float" office:value="0.8652784" calcext:value-type="float">
            <text:p>0.8652784</text:p>
          </table:table-cell>
          <table:table-cell office:value-type="float" office:value="0.4311379" calcext:value-type="float">
            <text:p>0.4311379</text:p>
          </table:table-cell>
          <table:table-cell office:value-type="float" office:value="0.3799188" calcext:value-type="float">
            <text:p>0.3799188</text:p>
          </table:table-cell>
          <table:table-cell office:value-type="float" office:value="0" calcext:value-type="float">
            <text:p>0</text:p>
          </table:table-cell>
          <table:table-cell office:value-type="float" office:value="12526.74" calcext:value-type="float">
            <text:p>12526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8262" calcext:value-type="float">
            <text:p>-0.67882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17.19289" calcext:value-type="float">
            <text:p>17.19289</text:p>
          </table:table-cell>
          <table:table-cell office:value-type="float" office:value="1075.797" calcext:value-type="float">
            <text:p>1075.797</text:p>
          </table:table-cell>
          <table:table-cell office:value-type="float" office:value="12.81" calcext:value-type="float">
            <text:p>12.81</text:p>
          </table:table-cell>
          <table:table-cell office:value-type="float" office:value="-9.18953" calcext:value-type="float">
            <text:p>-9.18953</text:p>
          </table:table-cell>
          <table:table-cell office:value-type="float" office:value="1.542814" calcext:value-type="float">
            <text:p>1.542814</text:p>
          </table:table-cell>
          <table:table-cell office:value-type="float" office:value="22.3594" calcext:value-type="float">
            <text:p>22.3594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6065" calcext:value-type="float">
            <text:p>0.00506065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4284" calcext:value-type="float">
            <text:p>1.034284</text:p>
          </table:table-cell>
          <table:table-cell office:value-type="float" office:value="-0.2629097" calcext:value-type="float">
            <text:p>-0.2629097</text:p>
          </table:table-cell>
          <table:table-cell office:value-type="float" office:value="-0.06967925" calcext:value-type="float">
            <text:p>-0.06967925</text:p>
          </table:table-cell>
          <table:table-cell office:value-type="float" office:value="0.0000004508978" calcext:value-type="float">
            <text:p>4.508978E-07</text:p>
          </table:table-cell>
          <table:table-cell office:value-type="float" office:value="14.44038" calcext:value-type="float">
            <text:p>14.44038</text:p>
          </table:table-cell>
          <table:table-cell office:value-type="float" office:value="18.96401" calcext:value-type="float">
            <text:p>18.96401</text:p>
          </table:table-cell>
          <table:table-cell office:value-type="float" office:value="30.48109" calcext:value-type="float">
            <text:p>30.48109</text:p>
          </table:table-cell>
          <table:table-cell office:value-type="float" office:value="0.1652164" calcext:value-type="float">
            <text:p>0.1652164</text:p>
          </table:table-cell>
          <table:table-cell office:value-type="float" office:value="0.03872585" calcext:value-type="float">
            <text:p>0.03872585</text:p>
          </table:table-cell>
          <table:table-cell office:value-type="float" office:value="0.03977004" calcext:value-type="float">
            <text:p>0.03977004</text:p>
          </table:table-cell>
          <table:table-cell office:value-type="float" office:value="0.01385077" calcext:value-type="float">
            <text:p>0.01385077</text:p>
          </table:table-cell>
          <table:table-cell office:value-type="float" office:value="0.01117947" calcext:value-type="float">
            <text:p>0.01117947</text:p>
          </table:table-cell>
          <table:table-cell office:value-type="float" office:value="0.0240417" calcext:value-type="float">
            <text:p>0.0240417</text:p>
          </table:table-cell>
          <table:table-cell office:value-type="float" office:value="0.02140484" calcext:value-type="float">
            <text:p>0.02140484</text:p>
          </table:table-cell>
          <table:table-cell office:value-type="float" office:value="0.01887834" calcext:value-type="float">
            <text:p>0.01887834</text:p>
          </table:table-cell>
          <table:table-cell office:value-type="float" office:value="0.01967236" calcext:value-type="float">
            <text:p>0.01967236</text:p>
          </table:table-cell>
          <table:table-cell office:value-type="float" office:value="0.02786125" calcext:value-type="float">
            <text:p>0.02786125</text:p>
          </table:table-cell>
          <table:table-cell office:value-type="float" office:value="0.005938793" calcext:value-type="float">
            <text:p>0.005938793</text:p>
          </table:table-cell>
          <table:table-cell office:value-type="float" office:value="0.003494573" calcext:value-type="float">
            <text:p>0.003494573</text:p>
          </table:table-cell>
          <table:table-cell office:value-type="float" office:value="0" calcext:value-type="float">
            <text:p>0</text:p>
          </table:table-cell>
          <table:table-cell office:value-type="float" office:value="39.54329" calcext:value-type="float">
            <text:p>39.54329</text:p>
          </table:table-cell>
          <table:table-cell office:value-type="float" office:value="158.8663" calcext:value-type="float">
            <text:p>158.8663</text:p>
          </table:table-cell>
          <table:table-cell office:value-type="float" office:value="81.66778" calcext:value-type="float">
            <text:p>81.66778</text:p>
          </table:table-cell>
          <table:table-cell office:value-type="float" office:value="31.49858" calcext:value-type="float">
            <text:p>31.49858</text:p>
          </table:table-cell>
          <table:table-cell office:value-type="float" office:value="9.607632" calcext:value-type="float">
            <text:p>9.607632</text:p>
          </table:table-cell>
          <table:table-cell office:value-type="float" office:value="6.611577" calcext:value-type="float">
            <text:p>6.611577</text:p>
          </table:table-cell>
          <table:table-cell office:value-type="float" office:value="2.931508" calcext:value-type="float">
            <text:p>2.931508</text:p>
          </table:table-cell>
          <table:table-cell office:value-type="float" office:value="5.653777" calcext:value-type="float">
            <text:p>5.653777</text:p>
          </table:table-cell>
          <table:table-cell office:value-type="float" office:value="3.7442" calcext:value-type="float">
            <text:p>3.7442</text:p>
          </table:table-cell>
          <table:table-cell office:value-type="float" office:value="4.406463" calcext:value-type="float">
            <text:p>4.406463</text:p>
          </table:table-cell>
          <table:table-cell office:value-type="float" office:value="2.281659" calcext:value-type="float">
            <text:p>2.281659</text:p>
          </table:table-cell>
          <table:table-cell office:value-type="float" office:value="0.869104" calcext:value-type="float">
            <text:p>0.869104</text:p>
          </table:table-cell>
          <table:table-cell office:value-type="float" office:value="0.4314487" calcext:value-type="float">
            <text:p>0.4314487</text:p>
          </table:table-cell>
          <table:table-cell office:value-type="float" office:value="0.3799392" calcext:value-type="float">
            <text:p>0.3799392</text:p>
          </table:table-cell>
          <table:table-cell office:value-type="float" office:value="0" calcext:value-type="float">
            <text:p>0</text:p>
          </table:table-cell>
          <table:table-cell office:value-type="float" office:value="12926.87" calcext:value-type="float">
            <text:p>12926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8484" calcext:value-type="float">
            <text:p>-0.67884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17.08514" calcext:value-type="float">
            <text:p>17.08514</text:p>
          </table:table-cell>
          <table:table-cell office:value-type="float" office:value="1075.758" calcext:value-type="float">
            <text:p>1075.758</text:p>
          </table:table-cell>
          <table:table-cell office:value-type="float" office:value="12.81" calcext:value-type="float">
            <text:p>12.81</text:p>
          </table:table-cell>
          <table:table-cell office:value-type="float" office:value="-9.915256" calcext:value-type="float">
            <text:p>-9.915256</text:p>
          </table:table-cell>
          <table:table-cell office:value-type="float" office:value="1.432169" calcext:value-type="float">
            <text:p>1.432169</text:p>
          </table:table-cell>
          <table:table-cell office:value-type="float" office:value="21.92359" calcext:value-type="float">
            <text:p>21.92359</text:p>
          </table:table-cell>
          <table:table-cell office:value-type="float" office:value="0.1180005" calcext:value-type="float">
            <text:p>0.1180005</text:p>
          </table:table-cell>
          <table:table-cell office:value-type="float" office:value="0.005061052" calcext:value-type="float">
            <text:p>0.005061052</text:p>
          </table:table-cell>
          <table:table-cell office:value-type="float" office:value="0.1529185" calcext:value-type="float">
            <text:p>0.1529185</text:p>
          </table:table-cell>
          <table:table-cell office:value-type="float" office:value="1.034447" calcext:value-type="float">
            <text:p>1.034447</text:p>
          </table:table-cell>
          <table:table-cell office:value-type="float" office:value="-0.264815" calcext:value-type="float">
            <text:p>-0.264815</text:p>
          </table:table-cell>
          <table:table-cell office:value-type="float" office:value="-0.0736862" calcext:value-type="float">
            <text:p>-0.0736862</text:p>
          </table:table-cell>
          <table:table-cell office:value-type="float" office:value="0.0000004508978" calcext:value-type="float">
            <text:p>4.508978E-07</text:p>
          </table:table-cell>
          <table:table-cell office:value-type="float" office:value="14.34439" calcext:value-type="float">
            <text:p>14.34439</text:p>
          </table:table-cell>
          <table:table-cell office:value-type="float" office:value="18.6595" calcext:value-type="float">
            <text:p>18.6595</text:p>
          </table:table-cell>
          <table:table-cell office:value-type="float" office:value="27.77941" calcext:value-type="float">
            <text:p>27.77941</text:p>
          </table:table-cell>
          <table:table-cell office:value-type="float" office:value="0.1712942" calcext:value-type="float">
            <text:p>0.1712942</text:p>
          </table:table-cell>
          <table:table-cell office:value-type="float" office:value="0.03950455" calcext:value-type="float">
            <text:p>0.03950455</text:p>
          </table:table-cell>
          <table:table-cell office:value-type="float" office:value="0.03951401" calcext:value-type="float">
            <text:p>0.03951401</text:p>
          </table:table-cell>
          <table:table-cell office:value-type="float" office:value="0.01350693" calcext:value-type="float">
            <text:p>0.01350693</text:p>
          </table:table-cell>
          <table:table-cell office:value-type="float" office:value="0.01089965" calcext:value-type="float">
            <text:p>0.01089965</text:p>
          </table:table-cell>
          <table:table-cell office:value-type="float" office:value="0.02386228" calcext:value-type="float">
            <text:p>0.02386228</text:p>
          </table:table-cell>
          <table:table-cell office:value-type="float" office:value="0.02139276" calcext:value-type="float">
            <text:p>0.02139276</text:p>
          </table:table-cell>
          <table:table-cell office:value-type="float" office:value="0.0188721" calcext:value-type="float">
            <text:p>0.0188721</text:p>
          </table:table-cell>
          <table:table-cell office:value-type="float" office:value="0.01963548" calcext:value-type="float">
            <text:p>0.01963548</text:p>
          </table:table-cell>
          <table:table-cell office:value-type="float" office:value="0.0277237" calcext:value-type="float">
            <text:p>0.0277237</text:p>
          </table:table-cell>
          <table:table-cell office:value-type="float" office:value="0.005936716" calcext:value-type="float">
            <text:p>0.005936716</text:p>
          </table:table-cell>
          <table:table-cell office:value-type="float" office:value="0.003493624" calcext:value-type="float">
            <text:p>0.003493624</text:p>
          </table:table-cell>
          <table:table-cell office:value-type="float" office:value="0" calcext:value-type="float">
            <text:p>0</text:p>
          </table:table-cell>
          <table:table-cell office:value-type="float" office:value="40.78734" calcext:value-type="float">
            <text:p>40.78734</text:p>
          </table:table-cell>
          <table:table-cell office:value-type="float" office:value="157.3459" calcext:value-type="float">
            <text:p>157.3459</text:p>
          </table:table-cell>
          <table:table-cell office:value-type="float" office:value="80.46549" calcext:value-type="float">
            <text:p>80.46549</text:p>
          </table:table-cell>
          <table:table-cell office:value-type="float" office:value="29.45017" calcext:value-type="float">
            <text:p>29.45017</text:p>
          </table:table-cell>
          <table:table-cell office:value-type="float" office:value="7.429966" calcext:value-type="float">
            <text:p>7.429966</text:p>
          </table:table-cell>
          <table:table-cell office:value-type="float" office:value="6.017176" calcext:value-type="float">
            <text:p>6.017176</text:p>
          </table:table-cell>
          <table:table-cell office:value-type="float" office:value="2.629681" calcext:value-type="float">
            <text:p>2.629681</text:p>
          </table:table-cell>
          <table:table-cell office:value-type="float" office:value="5.504635" calcext:value-type="float">
            <text:p>5.504635</text:p>
          </table:table-cell>
          <table:table-cell office:value-type="float" office:value="3.751394" calcext:value-type="float">
            <text:p>3.751394</text:p>
          </table:table-cell>
          <table:table-cell office:value-type="float" office:value="4.408504" calcext:value-type="float">
            <text:p>4.408504</text:p>
          </table:table-cell>
          <table:table-cell office:value-type="float" office:value="2.28397" calcext:value-type="float">
            <text:p>2.28397</text:p>
          </table:table-cell>
          <table:table-cell office:value-type="float" office:value="0.8729039" calcext:value-type="float">
            <text:p>0.8729039</text:p>
          </table:table-cell>
          <table:table-cell office:value-type="float" office:value="0.431754" calcext:value-type="float">
            <text:p>0.431754</text:p>
          </table:table-cell>
          <table:table-cell office:value-type="float" office:value="0.3799596" calcext:value-type="float">
            <text:p>0.3799596</text:p>
          </table:table-cell>
          <table:table-cell office:value-type="float" office:value="0" calcext:value-type="float">
            <text:p>0</text:p>
          </table:table-cell>
          <table:table-cell office:value-type="float" office:value="13458.28" calcext:value-type="float">
            <text:p>1345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788728" calcext:value-type="float">
            <text:p>-0.67887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16.97453" calcext:value-type="float">
            <text:p>16.97453</text:p>
          </table:table-cell>
          <table:table-cell office:value-type="float" office:value="1075.729" calcext:value-type="float">
            <text:p>1075.72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6671" calcext:value-type="float">
            <text:p>-10.6671</text:p>
          </table:table-cell>
          <table:table-cell office:value-type="float" office:value="1.288494" calcext:value-type="float">
            <text:p>1.288494</text:p>
          </table:table-cell>
          <table:table-cell office:value-type="float" office:value="21.54086" calcext:value-type="float">
            <text:p>21.5408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6211" calcext:value-type="float">
            <text:p>0.005076211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6968" calcext:value-type="float">
            <text:p>1.036968</text:p>
          </table:table-cell>
          <table:table-cell office:value-type="float" office:value="-0.2680328" calcext:value-type="float">
            <text:p>-0.2680328</text:p>
          </table:table-cell>
          <table:table-cell office:value-type="float" office:value="-0.07519903" calcext:value-type="float">
            <text:p>-0.07519903</text:p>
          </table:table-cell>
          <table:table-cell office:value-type="float" office:value="0.0000004525068" calcext:value-type="float">
            <text:p>4.525068E-07</text:p>
          </table:table-cell>
          <table:table-cell office:value-type="float" office:value="14.31307" calcext:value-type="float">
            <text:p>14.31307</text:p>
          </table:table-cell>
          <table:table-cell office:value-type="float" office:value="18.22716" calcext:value-type="float">
            <text:p>18.22716</text:p>
          </table:table-cell>
          <table:table-cell office:value-type="float" office:value="25.27144" calcext:value-type="float">
            <text:p>25.27144</text:p>
          </table:table-cell>
          <table:table-cell office:value-type="float" office:value="0.1635997" calcext:value-type="float">
            <text:p>0.1635997</text:p>
          </table:table-cell>
          <table:table-cell office:value-type="float" office:value="0.03667246" calcext:value-type="float">
            <text:p>0.03667246</text:p>
          </table:table-cell>
          <table:table-cell office:value-type="float" office:value="0.03787293" calcext:value-type="float">
            <text:p>0.03787293</text:p>
          </table:table-cell>
          <table:table-cell office:value-type="float" office:value="0.01321814" calcext:value-type="float">
            <text:p>0.01321814</text:p>
          </table:table-cell>
          <table:table-cell office:value-type="float" office:value="0.01098961" calcext:value-type="float">
            <text:p>0.01098961</text:p>
          </table:table-cell>
          <table:table-cell office:value-type="float" office:value="0.02384498" calcext:value-type="float">
            <text:p>0.02384498</text:p>
          </table:table-cell>
          <table:table-cell office:value-type="float" office:value="0.02138876" calcext:value-type="float">
            <text:p>0.02138876</text:p>
          </table:table-cell>
          <table:table-cell office:value-type="float" office:value="0.01886829" calcext:value-type="float">
            <text:p>0.01886829</text:p>
          </table:table-cell>
          <table:table-cell office:value-type="float" office:value="0.01959976" calcext:value-type="float">
            <text:p>0.01959976</text:p>
          </table:table-cell>
          <table:table-cell office:value-type="float" office:value="0.02758607" calcext:value-type="float">
            <text:p>0.02758607</text:p>
          </table:table-cell>
          <table:table-cell office:value-type="float" office:value="0.005931327" calcext:value-type="float">
            <text:p>0.005931327</text:p>
          </table:table-cell>
          <table:table-cell office:value-type="float" office:value="0.003492665" calcext:value-type="float">
            <text:p>0.003492665</text:p>
          </table:table-cell>
          <table:table-cell office:value-type="float" office:value="0" calcext:value-type="float">
            <text:p>0</text:p>
          </table:table-cell>
          <table:table-cell office:value-type="float" office:value="97.80605" calcext:value-type="float">
            <text:p>97.80605</text:p>
          </table:table-cell>
          <table:table-cell office:value-type="float" office:value="142.3536" calcext:value-type="float">
            <text:p>142.3536</text:p>
          </table:table-cell>
          <table:table-cell office:value-type="float" office:value="81.44017" calcext:value-type="float">
            <text:p>81.44017</text:p>
          </table:table-cell>
          <table:table-cell office:value-type="float" office:value="27.15424" calcext:value-type="float">
            <text:p>27.15424</text:p>
          </table:table-cell>
          <table:table-cell office:value-type="float" office:value="5.055705" calcext:value-type="float">
            <text:p>5.055705</text:p>
          </table:table-cell>
          <table:table-cell office:value-type="float" office:value="5.383969" calcext:value-type="float">
            <text:p>5.383969</text:p>
          </table:table-cell>
          <table:table-cell office:value-type="float" office:value="2.171749" calcext:value-type="float">
            <text:p>2.171749</text:p>
          </table:table-cell>
          <table:table-cell office:value-type="float" office:value="5.393246" calcext:value-type="float">
            <text:p>5.393246</text:p>
          </table:table-cell>
          <table:table-cell office:value-type="float" office:value="3.759899" calcext:value-type="float">
            <text:p>3.759899</text:p>
          </table:table-cell>
          <table:table-cell office:value-type="float" office:value="4.410519" calcext:value-type="float">
            <text:p>4.410519</text:p>
          </table:table-cell>
          <table:table-cell office:value-type="float" office:value="2.286207" calcext:value-type="float">
            <text:p>2.286207</text:p>
          </table:table-cell>
          <table:table-cell office:value-type="float" office:value="0.8764341" calcext:value-type="float">
            <text:p>0.8764341</text:p>
          </table:table-cell>
          <table:table-cell office:value-type="float" office:value="0.4306399" calcext:value-type="float">
            <text:p>0.4306399</text:p>
          </table:table-cell>
          <table:table-cell office:value-type="float" office:value="0.3799799" calcext:value-type="float">
            <text:p>0.3799799</text:p>
          </table:table-cell>
          <table:table-cell office:value-type="float" office:value="0" calcext:value-type="float">
            <text:p>0</text:p>
          </table:table-cell>
          <table:table-cell office:value-type="float" office:value="1446.387" calcext:value-type="float">
            <text:p>1446.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49449" calcext:value-type="float">
            <text:p>-0.68494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16.85847" calcext:value-type="float">
            <text:p>16.85847</text:p>
          </table:table-cell>
          <table:table-cell office:value-type="float" office:value="1075.696" calcext:value-type="float">
            <text:p>1075.69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1098" calcext:value-type="float">
            <text:p>-11.51098</text:p>
          </table:table-cell>
          <table:table-cell office:value-type="float" office:value="1.103506" calcext:value-type="float">
            <text:p>1.103506</text:p>
          </table:table-cell>
          <table:table-cell office:value-type="float" office:value="21.09129" calcext:value-type="float">
            <text:p>21.0912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6322" calcext:value-type="float">
            <text:p>0.005076322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02" calcext:value-type="float">
            <text:p>1.03702</text:p>
          </table:table-cell>
          <table:table-cell office:value-type="float" office:value="-0.27073" calcext:value-type="float">
            <text:p>-0.27073</text:p>
          </table:table-cell>
          <table:table-cell office:value-type="float" office:value="-0.07627027" calcext:value-type="float">
            <text:p>-0.07627027</text:p>
          </table:table-cell>
          <table:table-cell office:value-type="float" office:value="0.000000452509" calcext:value-type="float">
            <text:p>4.52509E-07</text:p>
          </table:table-cell>
          <table:table-cell office:value-type="float" office:value="14.25762" calcext:value-type="float">
            <text:p>14.25762</text:p>
          </table:table-cell>
          <table:table-cell office:value-type="float" office:value="17.36657" calcext:value-type="float">
            <text:p>17.36657</text:p>
          </table:table-cell>
          <table:table-cell office:value-type="float" office:value="20.92565" calcext:value-type="float">
            <text:p>20.92565</text:p>
          </table:table-cell>
          <table:table-cell office:value-type="float" office:value="0.1689361" calcext:value-type="float">
            <text:p>0.1689361</text:p>
          </table:table-cell>
          <table:table-cell office:value-type="float" office:value="0.03804897" calcext:value-type="float">
            <text:p>0.03804897</text:p>
          </table:table-cell>
          <table:table-cell office:value-type="float" office:value="0.03862338" calcext:value-type="float">
            <text:p>0.03862338</text:p>
          </table:table-cell>
          <table:table-cell office:value-type="float" office:value="0.01309599" calcext:value-type="float">
            <text:p>0.01309599</text:p>
          </table:table-cell>
          <table:table-cell office:value-type="float" office:value="0.0107251" calcext:value-type="float">
            <text:p>0.0107251</text:p>
          </table:table-cell>
          <table:table-cell office:value-type="float" office:value="0.02386766" calcext:value-type="float">
            <text:p>0.02386766</text:p>
          </table:table-cell>
          <table:table-cell office:value-type="float" office:value="0.02136235" calcext:value-type="float">
            <text:p>0.02136235</text:p>
          </table:table-cell>
          <table:table-cell office:value-type="float" office:value="0.01886717" calcext:value-type="float">
            <text:p>0.01886717</text:p>
          </table:table-cell>
          <table:table-cell office:value-type="float" office:value="0.01956547" calcext:value-type="float">
            <text:p>0.01956547</text:p>
          </table:table-cell>
          <table:table-cell office:value-type="float" office:value="0.02745001" calcext:value-type="float">
            <text:p>0.02745001</text:p>
          </table:table-cell>
          <table:table-cell office:value-type="float" office:value="0.005930206" calcext:value-type="float">
            <text:p>0.005930206</text:p>
          </table:table-cell>
          <table:table-cell office:value-type="float" office:value="0.003491696" calcext:value-type="float">
            <text:p>0.003491696</text:p>
          </table:table-cell>
          <table:table-cell office:value-type="float" office:value="0" calcext:value-type="float">
            <text:p>0</text:p>
          </table:table-cell>
          <table:table-cell office:value-type="float" office:value="82.26945" calcext:value-type="float">
            <text:p>82.26945</text:p>
          </table:table-cell>
          <table:table-cell office:value-type="float" office:value="142.569" calcext:value-type="float">
            <text:p>142.569</text:p>
          </table:table-cell>
          <table:table-cell office:value-type="float" office:value="82.50906" calcext:value-type="float">
            <text:p>82.50906</text:p>
          </table:table-cell>
          <table:table-cell office:value-type="float" office:value="24.78464" calcext:value-type="float">
            <text:p>24.78464</text:p>
          </table:table-cell>
          <table:table-cell office:value-type="float" office:value="2.634114" calcext:value-type="float">
            <text:p>2.634114</text:p>
          </table:table-cell>
          <table:table-cell office:value-type="float" office:value="4.693993" calcext:value-type="float">
            <text:p>4.693993</text:p>
          </table:table-cell>
          <table:table-cell office:value-type="float" office:value="1.744262" calcext:value-type="float">
            <text:p>1.744262</text:p>
          </table:table-cell>
          <table:table-cell office:value-type="float" office:value="5.298829" calcext:value-type="float">
            <text:p>5.298829</text:p>
          </table:table-cell>
          <table:table-cell office:value-type="float" office:value="3.766404" calcext:value-type="float">
            <text:p>3.766404</text:p>
          </table:table-cell>
          <table:table-cell office:value-type="float" office:value="4.412762" calcext:value-type="float">
            <text:p>4.412762</text:p>
          </table:table-cell>
          <table:table-cell office:value-type="float" office:value="2.288364" calcext:value-type="float">
            <text:p>2.288364</text:p>
          </table:table-cell>
          <table:table-cell office:value-type="float" office:value="0.8799439" calcext:value-type="float">
            <text:p>0.8799439</text:p>
          </table:table-cell>
          <table:table-cell office:value-type="float" office:value="0.4312498" calcext:value-type="float">
            <text:p>0.4312498</text:p>
          </table:table-cell>
          <table:table-cell office:value-type="float" office:value="0.3800004" calcext:value-type="float">
            <text:p>0.3800004</text:p>
          </table:table-cell>
          <table:table-cell office:value-type="float" office:value="0" calcext:value-type="float">
            <text:p>0</text:p>
          </table:table-cell>
          <table:table-cell office:value-type="float" office:value="1798.677" calcext:value-type="float">
            <text:p>1798.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4767" calcext:value-type="float">
            <text:p>-0.685476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16.73932" calcext:value-type="float">
            <text:p>16.73932</text:p>
          </table:table-cell>
          <table:table-cell office:value-type="float" office:value="1075.656" calcext:value-type="float">
            <text:p>1075.656</text:p>
          </table:table-cell>
          <table:table-cell office:value-type="float" office:value="12.81" calcext:value-type="float">
            <text:p>12.81</text:p>
          </table:table-cell>
          <table:table-cell office:value-type="float" office:value="-12.36917" calcext:value-type="float">
            <text:p>-12.36917</text:p>
          </table:table-cell>
          <table:table-cell office:value-type="float" office:value="0.9082276" calcext:value-type="float">
            <text:p>0.9082276</text:p>
          </table:table-cell>
          <table:table-cell office:value-type="float" office:value="20.61352" calcext:value-type="float">
            <text:p>20.61352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6492" calcext:value-type="float">
            <text:p>0.005076492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08" calcext:value-type="float">
            <text:p>1.03708</text:p>
          </table:table-cell>
          <table:table-cell office:value-type="float" office:value="-0.2730386" calcext:value-type="float">
            <text:p>-0.2730386</text:p>
          </table:table-cell>
          <table:table-cell office:value-type="float" office:value="-0.07767406" calcext:value-type="float">
            <text:p>-0.07767406</text:p>
          </table:table-cell>
          <table:table-cell office:value-type="float" office:value="0.0000004525112" calcext:value-type="float">
            <text:p>4.525112E-07</text:p>
          </table:table-cell>
          <table:table-cell office:value-type="float" office:value="14.17839" calcext:value-type="float">
            <text:p>14.17839</text:p>
          </table:table-cell>
          <table:table-cell office:value-type="float" office:value="16.66994" calcext:value-type="float">
            <text:p>16.66994</text:p>
          </table:table-cell>
          <table:table-cell office:value-type="float" office:value="16.30143" calcext:value-type="float">
            <text:p>16.30143</text:p>
          </table:table-cell>
          <table:table-cell office:value-type="float" office:value="0.1660767" calcext:value-type="float">
            <text:p>0.1660767</text:p>
          </table:table-cell>
          <table:table-cell office:value-type="float" office:value="0.03946975" calcext:value-type="float">
            <text:p>0.03946975</text:p>
          </table:table-cell>
          <table:table-cell office:value-type="float" office:value="0.03977297" calcext:value-type="float">
            <text:p>0.03977297</text:p>
          </table:table-cell>
          <table:table-cell office:value-type="float" office:value="0.01306867" calcext:value-type="float">
            <text:p>0.01306867</text:p>
          </table:table-cell>
          <table:table-cell office:value-type="float" office:value="0.01059524" calcext:value-type="float">
            <text:p>0.01059524</text:p>
          </table:table-cell>
          <table:table-cell office:value-type="float" office:value="0.02383867" calcext:value-type="float">
            <text:p>0.02383867</text:p>
          </table:table-cell>
          <table:table-cell office:value-type="float" office:value="0.0213094" calcext:value-type="float">
            <text:p>0.0213094</text:p>
          </table:table-cell>
          <table:table-cell office:value-type="float" office:value="0.0188684" calcext:value-type="float">
            <text:p>0.0188684</text:p>
          </table:table-cell>
          <table:table-cell office:value-type="float" office:value="0.01953269" calcext:value-type="float">
            <text:p>0.01953269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0.005928393" calcext:value-type="float">
            <text:p>0.005928393</text:p>
          </table:table-cell>
          <table:table-cell office:value-type="float" office:value="0.003490729" calcext:value-type="float">
            <text:p>0.003490729</text:p>
          </table:table-cell>
          <table:table-cell office:value-type="float" office:value="0" calcext:value-type="float">
            <text:p>0</text:p>
          </table:table-cell>
          <table:table-cell office:value-type="float" office:value="69.7448" calcext:value-type="float">
            <text:p>69.7448</text:p>
          </table:table-cell>
          <table:table-cell office:value-type="float" office:value="142.9733" calcext:value-type="float">
            <text:p>142.9733</text:p>
          </table:table-cell>
          <table:table-cell office:value-type="float" office:value="82.548" calcext:value-type="float">
            <text:p>82.548</text:p>
          </table:table-cell>
          <table:table-cell office:value-type="float" office:value="22.2369" calcext:value-type="float">
            <text:p>22.2369</text:p>
          </table:table-cell>
          <table:table-cell office:value-type="float" office:value="0.4397018" calcext:value-type="float">
            <text:p>0.4397018</text:p>
          </table:table-cell>
          <table:table-cell office:value-type="float" office:value="3.961982" calcext:value-type="float">
            <text:p>3.961982</text:p>
          </table:table-cell>
          <table:table-cell office:value-type="float" office:value="1.34928" calcext:value-type="float">
            <text:p>1.34928</text:p>
          </table:table-cell>
          <table:table-cell office:value-type="float" office:value="5.190145" calcext:value-type="float">
            <text:p>5.190145</text:p>
          </table:table-cell>
          <table:table-cell office:value-type="float" office:value="3.763839" calcext:value-type="float">
            <text:p>3.763839</text:p>
          </table:table-cell>
          <table:table-cell office:value-type="float" office:value="4.415055" calcext:value-type="float">
            <text:p>4.415055</text:p>
          </table:table-cell>
          <table:table-cell office:value-type="float" office:value="2.2904" calcext:value-type="float">
            <text:p>2.2904</text:p>
          </table:table-cell>
          <table:table-cell office:value-type="float" office:value="0.8835462" calcext:value-type="float">
            <text:p>0.8835462</text:p>
          </table:table-cell>
          <table:table-cell office:value-type="float" office:value="0.4317558" calcext:value-type="float">
            <text:p>0.4317558</text:p>
          </table:table-cell>
          <table:table-cell office:value-type="float" office:value="0.3800207" calcext:value-type="float">
            <text:p>0.3800207</text:p>
          </table:table-cell>
          <table:table-cell office:value-type="float" office:value="0" calcext:value-type="float">
            <text:p>0</text:p>
          </table:table-cell>
          <table:table-cell office:value-type="float" office:value="2177.165" calcext:value-type="float">
            <text:p>2177.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5423" calcext:value-type="float">
            <text:p>-0.68554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16.6109" calcext:value-type="float">
            <text:p>16.6109</text:p>
          </table:table-cell>
          <table:table-cell office:value-type="float" office:value="1075.609" calcext:value-type="float">
            <text:p>1075.609</text:p>
          </table:table-cell>
          <table:table-cell office:value-type="float" office:value="12.81" calcext:value-type="float">
            <text:p>12.81</text:p>
          </table:table-cell>
          <table:table-cell office:value-type="float" office:value="-13.22931" calcext:value-type="float">
            <text:p>-13.22931</text:p>
          </table:table-cell>
          <table:table-cell office:value-type="float" office:value="0.7330428" calcext:value-type="float">
            <text:p>0.7330428</text:p>
          </table:table-cell>
          <table:table-cell office:value-type="float" office:value="20.11166" calcext:value-type="float">
            <text:p>20.1116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6671" calcext:value-type="float">
            <text:p>0.005076671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149" calcext:value-type="float">
            <text:p>1.037149</text:p>
          </table:table-cell>
          <table:table-cell office:value-type="float" office:value="-0.2754481" calcext:value-type="float">
            <text:p>-0.2754481</text:p>
          </table:table-cell>
          <table:table-cell office:value-type="float" office:value="-0.07902208" calcext:value-type="float">
            <text:p>-0.07902208</text:p>
          </table:table-cell>
          <table:table-cell office:value-type="float" office:value="0.0000004544442" calcext:value-type="float">
            <text:p>4.544442E-07</text:p>
          </table:table-cell>
          <table:table-cell office:value-type="float" office:value="14.04431" calcext:value-type="float">
            <text:p>14.04431</text:p>
          </table:table-cell>
          <table:table-cell office:value-type="float" office:value="16.11641" calcext:value-type="float">
            <text:p>16.11641</text:p>
          </table:table-cell>
          <table:table-cell office:value-type="float" office:value="12.07467" calcext:value-type="float">
            <text:p>12.07467</text:p>
          </table:table-cell>
          <table:table-cell office:value-type="float" office:value="0.1767013" calcext:value-type="float">
            <text:p>0.1767013</text:p>
          </table:table-cell>
          <table:table-cell office:value-type="float" office:value="0.04366356" calcext:value-type="float">
            <text:p>0.04366356</text:p>
          </table:table-cell>
          <table:table-cell office:value-type="float" office:value="0.04321709" calcext:value-type="float">
            <text:p>0.04321709</text:p>
          </table:table-cell>
          <table:table-cell office:value-type="float" office:value="0.01312446" calcext:value-type="float">
            <text:p>0.01312446</text:p>
          </table:table-cell>
          <table:table-cell office:value-type="float" office:value="0.01051831" calcext:value-type="float">
            <text:p>0.01051831</text:p>
          </table:table-cell>
          <table:table-cell office:value-type="float" office:value="0.02379414" calcext:value-type="float">
            <text:p>0.02379414</text:p>
          </table:table-cell>
          <table:table-cell office:value-type="float" office:value="0.02123882" calcext:value-type="float">
            <text:p>0.02123882</text:p>
          </table:table-cell>
          <table:table-cell office:value-type="float" office:value="0.01887111" calcext:value-type="float">
            <text:p>0.01887111</text:p>
          </table:table-cell>
          <table:table-cell office:value-type="float" office:value="0.01950148" calcext:value-type="float">
            <text:p>0.01950148</text:p>
          </table:table-cell>
          <table:table-cell office:value-type="float" office:value="0.02718419" calcext:value-type="float">
            <text:p>0.02718419</text:p>
          </table:table-cell>
          <table:table-cell office:value-type="float" office:value="0.00592607" calcext:value-type="float">
            <text:p>0.00592607</text:p>
          </table:table-cell>
          <table:table-cell office:value-type="float" office:value="0.003489741" calcext:value-type="float">
            <text:p>0.003489741</text:p>
          </table:table-cell>
          <table:table-cell office:value-type="float" office:value="0" calcext:value-type="float">
            <text:p>0</text:p>
          </table:table-cell>
          <table:table-cell office:value-type="float" office:value="62.20019" calcext:value-type="float">
            <text:p>62.20019</text:p>
          </table:table-cell>
          <table:table-cell office:value-type="float" office:value="142.4711" calcext:value-type="float">
            <text:p>142.4711</text:p>
          </table:table-cell>
          <table:table-cell office:value-type="float" office:value="81.06371" calcext:value-type="float">
            <text:p>81.06371</text:p>
          </table:table-cell>
          <table:table-cell office:value-type="float" office:value="19.55109" calcext:value-type="float">
            <text:p>19.55109</text:p>
          </table:table-cell>
          <table:table-cell office:value-type="float" office:value="0.0891532" calcext:value-type="float">
            <text:p>0.0891532</text:p>
          </table:table-cell>
          <table:table-cell office:value-type="float" office:value="3.224605" calcext:value-type="float">
            <text:p>3.224605</text:p>
          </table:table-cell>
          <table:table-cell office:value-type="float" office:value="0.9517155" calcext:value-type="float">
            <text:p>0.9517155</text:p>
          </table:table-cell>
          <table:table-cell office:value-type="float" office:value="5.072264" calcext:value-type="float">
            <text:p>5.072264</text:p>
          </table:table-cell>
          <table:table-cell office:value-type="float" office:value="3.750675" calcext:value-type="float">
            <text:p>3.750675</text:p>
          </table:table-cell>
          <table:table-cell office:value-type="float" office:value="4.417163" calcext:value-type="float">
            <text:p>4.417163</text:p>
          </table:table-cell>
          <table:table-cell office:value-type="float" office:value="2.292333" calcext:value-type="float">
            <text:p>2.292333</text:p>
          </table:table-cell>
          <table:table-cell office:value-type="float" office:value="0.8871954" calcext:value-type="float">
            <text:p>0.8871954</text:p>
          </table:table-cell>
          <table:table-cell office:value-type="float" office:value="0.4321873" calcext:value-type="float">
            <text:p>0.4321873</text:p>
          </table:table-cell>
          <table:table-cell office:value-type="float" office:value="0.3800411" calcext:value-type="float">
            <text:p>0.3800411</text:p>
          </table:table-cell>
          <table:table-cell office:value-type="float" office:value="0" calcext:value-type="float">
            <text:p>0</text:p>
          </table:table-cell>
          <table:table-cell office:value-type="float" office:value="2652.915" calcext:value-type="float">
            <text:p>2652.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5977" calcext:value-type="float">
            <text:p>-0.68559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16.47683" calcext:value-type="float">
            <text:p>16.47683</text:p>
          </table:table-cell>
          <table:table-cell office:value-type="float" office:value="1075.555" calcext:value-type="float">
            <text:p>1075.555</text:p>
          </table:table-cell>
          <table:table-cell office:value-type="float" office:value="12.81" calcext:value-type="float">
            <text:p>12.81</text:p>
          </table:table-cell>
          <table:table-cell office:value-type="float" office:value="-14.1136" calcext:value-type="float">
            <text:p>-14.1136</text:p>
          </table:table-cell>
          <table:table-cell office:value-type="float" office:value="0.5843626" calcext:value-type="float">
            <text:p>0.5843626</text:p>
          </table:table-cell>
          <table:table-cell office:value-type="float" office:value="19.56281" calcext:value-type="float">
            <text:p>19.56281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6849" calcext:value-type="float">
            <text:p>0.005076849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217" calcext:value-type="float">
            <text:p>1.037217</text:p>
          </table:table-cell>
          <table:table-cell office:value-type="float" office:value="-0.2779047" calcext:value-type="float">
            <text:p>-0.2779047</text:p>
          </table:table-cell>
          <table:table-cell office:value-type="float" office:value="-0.08014417" calcext:value-type="float">
            <text:p>-0.08014417</text:p>
          </table:table-cell>
          <table:table-cell office:value-type="float" office:value="0.0000004733658" calcext:value-type="float">
            <text:p>4.733658E-07</text:p>
          </table:table-cell>
          <table:table-cell office:value-type="float" office:value="13.87461" calcext:value-type="float">
            <text:p>13.87461</text:p>
          </table:table-cell>
          <table:table-cell office:value-type="float" office:value="15.56423" calcext:value-type="float">
            <text:p>15.56423</text:p>
          </table:table-cell>
          <table:table-cell office:value-type="float" office:value="8.50165" calcext:value-type="float">
            <text:p>8.50165</text:p>
          </table:table-cell>
          <table:table-cell office:value-type="float" office:value="0.1817088" calcext:value-type="float">
            <text:p>0.1817088</text:p>
          </table:table-cell>
          <table:table-cell office:value-type="float" office:value="0.04699019" calcext:value-type="float">
            <text:p>0.04699019</text:p>
          </table:table-cell>
          <table:table-cell office:value-type="float" office:value="0.04716596" calcext:value-type="float">
            <text:p>0.04716596</text:p>
          </table:table-cell>
          <table:table-cell office:value-type="float" office:value="0.01321511" calcext:value-type="float">
            <text:p>0.01321511</text:p>
          </table:table-cell>
          <table:table-cell office:value-type="float" office:value="0.01054076" calcext:value-type="float">
            <text:p>0.01054076</text:p>
          </table:table-cell>
          <table:table-cell office:value-type="float" office:value="0.02378327" calcext:value-type="float">
            <text:p>0.02378327</text:p>
          </table:table-cell>
          <table:table-cell office:value-type="float" office:value="0.02116023" calcext:value-type="float">
            <text:p>0.02116023</text:p>
          </table:table-cell>
          <table:table-cell office:value-type="float" office:value="0.01887436" calcext:value-type="float">
            <text:p>0.01887436</text:p>
          </table:table-cell>
          <table:table-cell office:value-type="float" office:value="0.01947174" calcext:value-type="float">
            <text:p>0.01947174</text:p>
          </table:table-cell>
          <table:table-cell office:value-type="float" office:value="0.02705465" calcext:value-type="float">
            <text:p>0.02705465</text:p>
          </table:table-cell>
          <table:table-cell office:value-type="float" office:value="0.005923352" calcext:value-type="float">
            <text:p>0.005923352</text:p>
          </table:table-cell>
          <table:table-cell office:value-type="float" office:value="0.003488751" calcext:value-type="float">
            <text:p>0.003488751</text:p>
          </table:table-cell>
          <table:table-cell office:value-type="float" office:value="0" calcext:value-type="float">
            <text:p>0</text:p>
          </table:table-cell>
          <table:table-cell office:value-type="float" office:value="56.52421" calcext:value-type="float">
            <text:p>56.52421</text:p>
          </table:table-cell>
          <table:table-cell office:value-type="float" office:value="141.2942" calcext:value-type="float">
            <text:p>141.2942</text:p>
          </table:table-cell>
          <table:table-cell office:value-type="float" office:value="78.84686" calcext:value-type="float">
            <text:p>78.84686</text:p>
          </table:table-cell>
          <table:table-cell office:value-type="float" office:value="16.70769" calcext:value-type="float">
            <text:p>16.70769</text:p>
          </table:table-cell>
          <table:table-cell office:value-type="float" office:value="0.04403515" calcext:value-type="float">
            <text:p>0.04403515</text:p>
          </table:table-cell>
          <table:table-cell office:value-type="float" office:value="2.483947" calcext:value-type="float">
            <text:p>2.483947</text:p>
          </table:table-cell>
          <table:table-cell office:value-type="float" office:value="0.5749138" calcext:value-type="float">
            <text:p>0.5749138</text:p>
          </table:table-cell>
          <table:table-cell office:value-type="float" office:value="4.954599" calcext:value-type="float">
            <text:p>4.954599</text:p>
          </table:table-cell>
          <table:table-cell office:value-type="float" office:value="3.728509" calcext:value-type="float">
            <text:p>3.728509</text:p>
          </table:table-cell>
          <table:table-cell office:value-type="float" office:value="4.419066" calcext:value-type="float">
            <text:p>4.419066</text:p>
          </table:table-cell>
          <table:table-cell office:value-type="float" office:value="2.294144" calcext:value-type="float">
            <text:p>2.294144</text:p>
          </table:table-cell>
          <table:table-cell office:value-type="float" office:value="0.8908587" calcext:value-type="float">
            <text:p>0.8908587</text:p>
          </table:table-cell>
          <table:table-cell office:value-type="float" office:value="0.432565" calcext:value-type="float">
            <text:p>0.432565</text:p>
          </table:table-cell>
          <table:table-cell office:value-type="float" office:value="0.3800615" calcext:value-type="float">
            <text:p>0.3800615</text:p>
          </table:table-cell>
          <table:table-cell office:value-type="float" office:value="0" calcext:value-type="float">
            <text:p>0</text:p>
          </table:table-cell>
          <table:table-cell office:value-type="float" office:value="3162.594" calcext:value-type="float">
            <text:p>3162.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6493" calcext:value-type="float">
            <text:p>-0.685649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16.36203" calcext:value-type="float">
            <text:p>16.36203</text:p>
          </table:table-cell>
          <table:table-cell office:value-type="float" office:value="1075.499" calcext:value-type="float">
            <text:p>1075.499</text:p>
          </table:table-cell>
          <table:table-cell office:value-type="float" office:value="12.81" calcext:value-type="float">
            <text:p>12.81</text:p>
          </table:table-cell>
          <table:table-cell office:value-type="float" office:value="-14.94737" calcext:value-type="float">
            <text:p>-14.94737</text:p>
          </table:table-cell>
          <table:table-cell office:value-type="float" office:value="0.5049657" calcext:value-type="float">
            <text:p>0.5049657</text:p>
          </table:table-cell>
          <table:table-cell office:value-type="float" office:value="18.97264" calcext:value-type="float">
            <text:p>18.97264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7028" calcext:value-type="float">
            <text:p>0.005077028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286" calcext:value-type="float">
            <text:p>1.037286</text:p>
          </table:table-cell>
          <table:table-cell office:value-type="float" office:value="-0.2799929" calcext:value-type="float">
            <text:p>-0.2799929</text:p>
          </table:table-cell>
          <table:table-cell office:value-type="float" office:value="-0.08091804" calcext:value-type="float">
            <text:p>-0.08091804</text:p>
          </table:table-cell>
          <table:table-cell office:value-type="float" office:value="0.0000005077471" calcext:value-type="float">
            <text:p>5.077471E-07</text:p>
          </table:table-cell>
          <table:table-cell office:value-type="float" office:value="13.73419" calcext:value-type="float">
            <text:p>13.73419</text:p>
          </table:table-cell>
          <table:table-cell office:value-type="float" office:value="14.94985" calcext:value-type="float">
            <text:p>14.94985</text:p>
          </table:table-cell>
          <table:table-cell office:value-type="float" office:value="6.687374" calcext:value-type="float">
            <text:p>6.687374</text:p>
          </table:table-cell>
          <table:table-cell office:value-type="float" office:value="0.1709446" calcext:value-type="float">
            <text:p>0.1709446</text:p>
          </table:table-cell>
          <table:table-cell office:value-type="float" office:value="0.04622803" calcext:value-type="float">
            <text:p>0.04622803</text:p>
          </table:table-cell>
          <table:table-cell office:value-type="float" office:value="0.04836771" calcext:value-type="float">
            <text:p>0.04836771</text:p>
          </table:table-cell>
          <table:table-cell office:value-type="float" office:value="0.0131745" calcext:value-type="float">
            <text:p>0.0131745</text:p>
          </table:table-cell>
          <table:table-cell office:value-type="float" office:value="0.01053891" calcext:value-type="float">
            <text:p>0.01053891</text:p>
          </table:table-cell>
          <table:table-cell office:value-type="float" office:value="0.02380311" calcext:value-type="float">
            <text:p>0.02380311</text:p>
          </table:table-cell>
          <table:table-cell office:value-type="float" office:value="0.02110809" calcext:value-type="float">
            <text:p>0.02110809</text:p>
          </table:table-cell>
          <table:table-cell office:value-type="float" office:value="0.0188641" calcext:value-type="float">
            <text:p>0.0188641</text:p>
          </table:table-cell>
          <table:table-cell office:value-type="float" office:value="0.01944326" calcext:value-type="float">
            <text:p>0.01944326</text:p>
          </table:table-cell>
          <table:table-cell office:value-type="float" office:value="0.02692732" calcext:value-type="float">
            <text:p>0.02692732</text:p>
          </table:table-cell>
          <table:table-cell office:value-type="float" office:value="0.005920318" calcext:value-type="float">
            <text:p>0.005920318</text:p>
          </table:table-cell>
          <table:table-cell office:value-type="float" office:value="0.003487746" calcext:value-type="float">
            <text:p>0.003487746</text:p>
          </table:table-cell>
          <table:table-cell office:value-type="float" office:value="0" calcext:value-type="float">
            <text:p>0</text:p>
          </table:table-cell>
          <table:table-cell office:value-type="float" office:value="50.72819" calcext:value-type="float">
            <text:p>50.72819</text:p>
          </table:table-cell>
          <table:table-cell office:value-type="float" office:value="138.3971" calcext:value-type="float">
            <text:p>138.3971</text:p>
          </table:table-cell>
          <table:table-cell office:value-type="float" office:value="76.69743" calcext:value-type="float">
            <text:p>76.69743</text:p>
          </table:table-cell>
          <table:table-cell office:value-type="float" office:value="14.03441" calcext:value-type="float">
            <text:p>14.03441</text:p>
          </table:table-cell>
          <table:table-cell office:value-type="float" office:value="0.03626339" calcext:value-type="float">
            <text:p>0.03626339</text:p>
          </table:table-cell>
          <table:table-cell office:value-type="float" office:value="1.811635" calcext:value-type="float">
            <text:p>1.811635</text:p>
          </table:table-cell>
          <table:table-cell office:value-type="float" office:value="0.2555082" calcext:value-type="float">
            <text:p>0.2555082</text:p>
          </table:table-cell>
          <table:table-cell office:value-type="float" office:value="4.843667" calcext:value-type="float">
            <text:p>4.843667</text:p>
          </table:table-cell>
          <table:table-cell office:value-type="float" office:value="3.705026" calcext:value-type="float">
            <text:p>3.705026</text:p>
          </table:table-cell>
          <table:table-cell office:value-type="float" office:value="4.419961" calcext:value-type="float">
            <text:p>4.419961</text:p>
          </table:table-cell>
          <table:table-cell office:value-type="float" office:value="2.295811" calcext:value-type="float">
            <text:p>2.295811</text:p>
          </table:table-cell>
          <table:table-cell office:value-type="float" office:value="0.8945164" calcext:value-type="float">
            <text:p>0.8945164</text:p>
          </table:table-cell>
          <table:table-cell office:value-type="float" office:value="0.4329018" calcext:value-type="float">
            <text:p>0.4329018</text:p>
          </table:table-cell>
          <table:table-cell office:value-type="float" office:value="0.3800818" calcext:value-type="float">
            <text:p>0.3800818</text:p>
          </table:table-cell>
          <table:table-cell office:value-type="float" office:value="0" calcext:value-type="float">
            <text:p>0</text:p>
          </table:table-cell>
          <table:table-cell office:value-type="float" office:value="3605.313" calcext:value-type="float">
            <text:p>3605.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6911" calcext:value-type="float">
            <text:p>-0.68569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16.25237" calcext:value-type="float">
            <text:p>16.25237</text:p>
          </table:table-cell>
          <table:table-cell office:value-type="float" office:value="1075.443" calcext:value-type="float">
            <text:p>1075.443</text:p>
          </table:table-cell>
          <table:table-cell office:value-type="float" office:value="12.81" calcext:value-type="float">
            <text:p>12.81</text:p>
          </table:table-cell>
          <table:table-cell office:value-type="float" office:value="-15.72536" calcext:value-type="float">
            <text:p>-15.72536</text:p>
          </table:table-cell>
          <table:table-cell office:value-type="float" office:value="0.4497424" calcext:value-type="float">
            <text:p>0.4497424</text:p>
          </table:table-cell>
          <table:table-cell office:value-type="float" office:value="18.40875" calcext:value-type="float">
            <text:p>18.40875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7207" calcext:value-type="float">
            <text:p>0.00507720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355" calcext:value-type="float">
            <text:p>1.037355</text:p>
          </table:table-cell>
          <table:table-cell office:value-type="float" office:value="-0.2818097" calcext:value-type="float">
            <text:p>-0.2818097</text:p>
          </table:table-cell>
          <table:table-cell office:value-type="float" office:value="-0.08153151" calcext:value-type="float">
            <text:p>-0.08153151</text:p>
          </table:table-cell>
          <table:table-cell office:value-type="float" office:value="0.0000005484215" calcext:value-type="float">
            <text:p>5.484215E-07</text:p>
          </table:table-cell>
          <table:table-cell office:value-type="float" office:value="13.58487" calcext:value-type="float">
            <text:p>13.58487</text:p>
          </table:table-cell>
          <table:table-cell office:value-type="float" office:value="14.46394" calcext:value-type="float">
            <text:p>14.46394</text:p>
          </table:table-cell>
          <table:table-cell office:value-type="float" office:value="5.426635" calcext:value-type="float">
            <text:p>5.426635</text:p>
          </table:table-cell>
          <table:table-cell office:value-type="float" office:value="0.1671403" calcext:value-type="float">
            <text:p>0.1671403</text:p>
          </table:table-cell>
          <table:table-cell office:value-type="float" office:value="0.04698803" calcext:value-type="float">
            <text:p>0.04698803</text:p>
          </table:table-cell>
          <table:table-cell office:value-type="float" office:value="0.0506967" calcext:value-type="float">
            <text:p>0.0506967</text:p>
          </table:table-cell>
          <table:table-cell office:value-type="float" office:value="0.01309302" calcext:value-type="float">
            <text:p>0.01309302</text:p>
          </table:table-cell>
          <table:table-cell office:value-type="float" office:value="0.01036857" calcext:value-type="float">
            <text:p>0.01036857</text:p>
          </table:table-cell>
          <table:table-cell office:value-type="float" office:value="0.02380241" calcext:value-type="float">
            <text:p>0.02380241</text:p>
          </table:table-cell>
          <table:table-cell office:value-type="float" office:value="0.02107014" calcext:value-type="float">
            <text:p>0.02107014</text:p>
          </table:table-cell>
          <table:table-cell office:value-type="float" office:value="0.0188341" calcext:value-type="float">
            <text:p>0.0188341</text:p>
          </table:table-cell>
          <table:table-cell office:value-type="float" office:value="0.01941569" calcext:value-type="float">
            <text:p>0.01941569</text:p>
          </table:table-cell>
          <table:table-cell office:value-type="float" office:value="0.02680206" calcext:value-type="float">
            <text:p>0.02680206</text:p>
          </table:table-cell>
          <table:table-cell office:value-type="float" office:value="0.005917014" calcext:value-type="float">
            <text:p>0.005917014</text:p>
          </table:table-cell>
          <table:table-cell office:value-type="float" office:value="0.003486732" calcext:value-type="float">
            <text:p>0.003486732</text:p>
          </table:table-cell>
          <table:table-cell office:value-type="float" office:value="0" calcext:value-type="float">
            <text:p>0</text:p>
          </table:table-cell>
          <table:table-cell office:value-type="float" office:value="47.66518" calcext:value-type="float">
            <text:p>47.66518</text:p>
          </table:table-cell>
          <table:table-cell office:value-type="float" office:value="134.7298" calcext:value-type="float">
            <text:p>134.7298</text:p>
          </table:table-cell>
          <table:table-cell office:value-type="float" office:value="74.48402" calcext:value-type="float">
            <text:p>74.48402</text:p>
          </table:table-cell>
          <table:table-cell office:value-type="float" office:value="11.71024" calcext:value-type="float">
            <text:p>11.71024</text:p>
          </table:table-cell>
          <table:table-cell office:value-type="float" office:value="0.03079032" calcext:value-type="float">
            <text:p>0.03079032</text:p>
          </table:table-cell>
          <table:table-cell office:value-type="float" office:value="1.165671" calcext:value-type="float">
            <text:p>1.165671</text:p>
          </table:table-cell>
          <table:table-cell office:value-type="float" office:value="0.04021312" calcext:value-type="float">
            <text:p>0.04021312</text:p>
          </table:table-cell>
          <table:table-cell office:value-type="float" office:value="4.736373" calcext:value-type="float">
            <text:p>4.736373</text:p>
          </table:table-cell>
          <table:table-cell office:value-type="float" office:value="3.687326" calcext:value-type="float">
            <text:p>3.687326</text:p>
          </table:table-cell>
          <table:table-cell office:value-type="float" office:value="4.416067" calcext:value-type="float">
            <text:p>4.416067</text:p>
          </table:table-cell>
          <table:table-cell office:value-type="float" office:value="2.297269" calcext:value-type="float">
            <text:p>2.297269</text:p>
          </table:table-cell>
          <table:table-cell office:value-type="float" office:value="0.8981516" calcext:value-type="float">
            <text:p>0.8981516</text:p>
          </table:table-cell>
          <table:table-cell office:value-type="float" office:value="0.4332061" calcext:value-type="float">
            <text:p>0.4332061</text:p>
          </table:table-cell>
          <table:table-cell office:value-type="float" office:value="0.3801022" calcext:value-type="float">
            <text:p>0.3801022</text:p>
          </table:table-cell>
          <table:table-cell office:value-type="float" office:value="0" calcext:value-type="float">
            <text:p>0</text:p>
          </table:table-cell>
          <table:table-cell office:value-type="float" office:value="4051.34" calcext:value-type="float">
            <text:p>4051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7337" calcext:value-type="float">
            <text:p>-0.68573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16.1566" calcext:value-type="float">
            <text:p>16.1566</text:p>
          </table:table-cell>
          <table:table-cell office:value-type="float" office:value="1075.391" calcext:value-type="float">
            <text:p>1075.391</text:p>
          </table:table-cell>
          <table:table-cell office:value-type="float" office:value="12.81" calcext:value-type="float">
            <text:p>12.81</text:p>
          </table:table-cell>
          <table:table-cell office:value-type="float" office:value="-16.37325" calcext:value-type="float">
            <text:p>-16.37325</text:p>
          </table:table-cell>
          <table:table-cell office:value-type="float" office:value="0.4029677" calcext:value-type="float">
            <text:p>0.4029677</text:p>
          </table:table-cell>
          <table:table-cell office:value-type="float" office:value="17.94855" calcext:value-type="float">
            <text:p>17.94855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7386" calcext:value-type="float">
            <text:p>0.005077386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423" calcext:value-type="float">
            <text:p>1.037423</text:p>
          </table:table-cell>
          <table:table-cell office:value-type="float" office:value="-0.2832319" calcext:value-type="float">
            <text:p>-0.2832319</text:p>
          </table:table-cell>
          <table:table-cell office:value-type="float" office:value="-0.08197872" calcext:value-type="float">
            <text:p>-0.08197872</text:p>
          </table:table-cell>
          <table:table-cell office:value-type="float" office:value="0.0000005954068" calcext:value-type="float">
            <text:p>5.954068E-07</text:p>
          </table:table-cell>
          <table:table-cell office:value-type="float" office:value="13.46188" calcext:value-type="float">
            <text:p>13.46188</text:p>
          </table:table-cell>
          <table:table-cell office:value-type="float" office:value="13.9506" calcext:value-type="float">
            <text:p>13.9506</text:p>
          </table:table-cell>
          <table:table-cell office:value-type="float" office:value="4.406134" calcext:value-type="float">
            <text:p>4.406134</text:p>
          </table:table-cell>
          <table:table-cell office:value-type="float" office:value="0.154222" calcext:value-type="float">
            <text:p>0.154222</text:p>
          </table:table-cell>
          <table:table-cell office:value-type="float" office:value="0.04522519" calcext:value-type="float">
            <text:p>0.04522519</text:p>
          </table:table-cell>
          <table:table-cell office:value-type="float" office:value="0.04987697" calcext:value-type="float">
            <text:p>0.04987697</text:p>
          </table:table-cell>
          <table:table-cell office:value-type="float" office:value="0.0128884" calcext:value-type="float">
            <text:p>0.0128884</text:p>
          </table:table-cell>
          <table:table-cell office:value-type="float" office:value="0.01001146" calcext:value-type="float">
            <text:p>0.01001146</text:p>
          </table:table-cell>
          <table:table-cell office:value-type="float" office:value="0.02379813" calcext:value-type="float">
            <text:p>0.02379813</text:p>
          </table:table-cell>
          <table:table-cell office:value-type="float" office:value="0.02103274" calcext:value-type="float">
            <text:p>0.02103274</text:p>
          </table:table-cell>
          <table:table-cell office:value-type="float" office:value="0.01879492" calcext:value-type="float">
            <text:p>0.01879492</text:p>
          </table:table-cell>
          <table:table-cell office:value-type="float" office:value="0.01938876" calcext:value-type="float">
            <text:p>0.01938876</text:p>
          </table:table-cell>
          <table:table-cell office:value-type="float" office:value="0.02667869" calcext:value-type="float">
            <text:p>0.02667869</text:p>
          </table:table-cell>
          <table:table-cell office:value-type="float" office:value="0.005913463" calcext:value-type="float">
            <text:p>0.005913463</text:p>
          </table:table-cell>
          <table:table-cell office:value-type="float" office:value="0.003485707" calcext:value-type="float">
            <text:p>0.003485707</text:p>
          </table:table-cell>
          <table:table-cell office:value-type="float" office:value="0" calcext:value-type="float">
            <text:p>0</text:p>
          </table:table-cell>
          <table:table-cell office:value-type="float" office:value="44.01901" calcext:value-type="float">
            <text:p>44.01901</text:p>
          </table:table-cell>
          <table:table-cell office:value-type="float" office:value="130.8767" calcext:value-type="float">
            <text:p>130.8767</text:p>
          </table:table-cell>
          <table:table-cell office:value-type="float" office:value="72.36008" calcext:value-type="float">
            <text:p>72.36008</text:p>
          </table:table-cell>
          <table:table-cell office:value-type="float" office:value="11.19487" calcext:value-type="float">
            <text:p>11.19487</text:p>
          </table:table-cell>
          <table:table-cell office:value-type="float" office:value="0.02722828" calcext:value-type="float">
            <text:p>0.02722828</text:p>
          </table:table-cell>
          <table:table-cell office:value-type="float" office:value="0.5468773" calcext:value-type="float">
            <text:p>0.5468773</text:p>
          </table:table-cell>
          <table:table-cell office:value-type="float" office:value="0.02256749" calcext:value-type="float">
            <text:p>0.02256749</text:p>
          </table:table-cell>
          <table:table-cell office:value-type="float" office:value="4.630358" calcext:value-type="float">
            <text:p>4.630358</text:p>
          </table:table-cell>
          <table:table-cell office:value-type="float" office:value="3.669826" calcext:value-type="float">
            <text:p>3.669826</text:p>
          </table:table-cell>
          <table:table-cell office:value-type="float" office:value="4.406885" calcext:value-type="float">
            <text:p>4.406885</text:p>
          </table:table-cell>
          <table:table-cell office:value-type="float" office:value="2.298648" calcext:value-type="float">
            <text:p>2.298648</text:p>
          </table:table-cell>
          <table:table-cell office:value-type="float" office:value="0.9017451" calcext:value-type="float">
            <text:p>0.9017451</text:p>
          </table:table-cell>
          <table:table-cell office:value-type="float" office:value="0.4334821" calcext:value-type="float">
            <text:p>0.4334821</text:p>
          </table:table-cell>
          <table:table-cell office:value-type="float" office:value="0.3801224" calcext:value-type="float">
            <text:p>0.3801224</text:p>
          </table:table-cell>
          <table:table-cell office:value-type="float" office:value="0" calcext:value-type="float">
            <text:p>0</text:p>
          </table:table-cell>
          <table:table-cell office:value-type="float" office:value="4406.446" calcext:value-type="float">
            <text:p>4406.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7842" calcext:value-type="float">
            <text:p>-0.68578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16.07835" calcext:value-type="float">
            <text:p>16.07835</text:p>
          </table:table-cell>
          <table:table-cell office:value-type="float" office:value="1075.345" calcext:value-type="float">
            <text:p>1075.345</text:p>
          </table:table-cell>
          <table:table-cell office:value-type="float" office:value="12.81" calcext:value-type="float">
            <text:p>12.81</text:p>
          </table:table-cell>
          <table:table-cell office:value-type="float" office:value="-16.95632" calcext:value-type="float">
            <text:p>-16.95632</text:p>
          </table:table-cell>
          <table:table-cell office:value-type="float" office:value="0.3629467" calcext:value-type="float">
            <text:p>0.3629467</text:p>
          </table:table-cell>
          <table:table-cell office:value-type="float" office:value="17.52332" calcext:value-type="float">
            <text:p>17.52332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7809" calcext:value-type="float">
            <text:p>0.005077809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537" calcext:value-type="float">
            <text:p>1.037537</text:p>
          </table:table-cell>
          <table:table-cell office:value-type="float" office:value="-0.2843059" calcext:value-type="float">
            <text:p>-0.2843059</text:p>
          </table:table-cell>
          <table:table-cell office:value-type="float" office:value="-0.08227163" calcext:value-type="float">
            <text:p>-0.08227163</text:p>
          </table:table-cell>
          <table:table-cell office:value-type="float" office:value="0.0000006506182" calcext:value-type="float">
            <text:p>6.506182E-07</text:p>
          </table:table-cell>
          <table:table-cell office:value-type="float" office:value="13.37482" calcext:value-type="float">
            <text:p>13.37482</text:p>
          </table:table-cell>
          <table:table-cell office:value-type="float" office:value="13.44534" calcext:value-type="float">
            <text:p>13.44534</text:p>
          </table:table-cell>
          <table:table-cell office:value-type="float" office:value="3.570883" calcext:value-type="float">
            <text:p>3.570883</text:p>
          </table:table-cell>
          <table:table-cell office:value-type="float" office:value="0.1367193" calcext:value-type="float">
            <text:p>0.1367193</text:p>
          </table:table-cell>
          <table:table-cell office:value-type="float" office:value="0.04124749" calcext:value-type="float">
            <text:p>0.04124749</text:p>
          </table:table-cell>
          <table:table-cell office:value-type="float" office:value="0.04593968" calcext:value-type="float">
            <text:p>0.04593968</text:p>
          </table:table-cell>
          <table:table-cell office:value-type="float" office:value="0.01254692" calcext:value-type="float">
            <text:p>0.01254692</text:p>
          </table:table-cell>
          <table:table-cell office:value-type="float" office:value="0.009628144" calcext:value-type="float">
            <text:p>0.009628144</text:p>
          </table:table-cell>
          <table:table-cell office:value-type="float" office:value="0.02377373" calcext:value-type="float">
            <text:p>0.02377373</text:p>
          </table:table-cell>
          <table:table-cell office:value-type="float" office:value="0.02099768" calcext:value-type="float">
            <text:p>0.02099768</text:p>
          </table:table-cell>
          <table:table-cell office:value-type="float" office:value="0.01875206" calcext:value-type="float">
            <text:p>0.01875206</text:p>
          </table:table-cell>
          <table:table-cell office:value-type="float" office:value="0.01936252" calcext:value-type="float">
            <text:p>0.01936252</text:p>
          </table:table-cell>
          <table:table-cell office:value-type="float" office:value="0.02655706" calcext:value-type="float">
            <text:p>0.02655706</text:p>
          </table:table-cell>
          <table:table-cell office:value-type="float" office:value="0.005909675" calcext:value-type="float">
            <text:p>0.005909675</text:p>
          </table:table-cell>
          <table:table-cell office:value-type="float" office:value="0.003484666" calcext:value-type="float">
            <text:p>0.003484666</text:p>
          </table:table-cell>
          <table:table-cell office:value-type="float" office:value="0" calcext:value-type="float">
            <text:p>0</text:p>
          </table:table-cell>
          <table:table-cell office:value-type="float" office:value="42.11004" calcext:value-type="float">
            <text:p>42.11004</text:p>
          </table:table-cell>
          <table:table-cell office:value-type="float" office:value="126.8216" calcext:value-type="float">
            <text:p>126.8216</text:p>
          </table:table-cell>
          <table:table-cell office:value-type="float" office:value="70.4174" calcext:value-type="float">
            <text:p>70.4174</text:p>
          </table:table-cell>
          <table:table-cell office:value-type="float" office:value="10.66608" calcext:value-type="float">
            <text:p>10.66608</text:p>
          </table:table-cell>
          <table:table-cell office:value-type="float" office:value="0.0245503" calcext:value-type="float">
            <text:p>0.0245503</text:p>
          </table:table-cell>
          <table:table-cell office:value-type="float" office:value="0.05982705" calcext:value-type="float">
            <text:p>0.05982705</text:p>
          </table:table-cell>
          <table:table-cell office:value-type="float" office:value="0.01962542" calcext:value-type="float">
            <text:p>0.01962542</text:p>
          </table:table-cell>
          <table:table-cell office:value-type="float" office:value="4.52676" calcext:value-type="float">
            <text:p>4.52676</text:p>
          </table:table-cell>
          <table:table-cell office:value-type="float" office:value="3.650811" calcext:value-type="float">
            <text:p>3.650811</text:p>
          </table:table-cell>
          <table:table-cell office:value-type="float" office:value="4.393406" calcext:value-type="float">
            <text:p>4.393406</text:p>
          </table:table-cell>
          <table:table-cell office:value-type="float" office:value="2.30002" calcext:value-type="float">
            <text:p>2.30002</text:p>
          </table:table-cell>
          <table:table-cell office:value-type="float" office:value="0.9052835" calcext:value-type="float">
            <text:p>0.9052835</text:p>
          </table:table-cell>
          <table:table-cell office:value-type="float" office:value="0.4337314" calcext:value-type="float">
            <text:p>0.4337314</text:p>
          </table:table-cell>
          <table:table-cell office:value-type="float" office:value="0.3801427" calcext:value-type="float">
            <text:p>0.3801427</text:p>
          </table:table-cell>
          <table:table-cell office:value-type="float" office:value="0" calcext:value-type="float">
            <text:p>0</text:p>
          </table:table-cell>
          <table:table-cell office:value-type="float" office:value="4610.634" calcext:value-type="float">
            <text:p>4610.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8503" calcext:value-type="float">
            <text:p>-0.68585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15.99549" calcext:value-type="float">
            <text:p>15.99549</text:p>
          </table:table-cell>
          <table:table-cell office:value-type="float" office:value="1075.296" calcext:value-type="float">
            <text:p>1075.296</text:p>
          </table:table-cell>
          <table:table-cell office:value-type="float" office:value="12.81" calcext:value-type="float">
            <text:p>12.81</text:p>
          </table:table-cell>
          <table:table-cell office:value-type="float" office:value="-17.53308" calcext:value-type="float">
            <text:p>-17.53308</text:p>
          </table:table-cell>
          <table:table-cell office:value-type="float" office:value="0.3321407" calcext:value-type="float">
            <text:p>0.3321407</text:p>
          </table:table-cell>
          <table:table-cell office:value-type="float" office:value="17.10109" calcext:value-type="float">
            <text:p>17.1010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7987" calcext:value-type="float">
            <text:p>0.00507798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05" calcext:value-type="float">
            <text:p>1.037605</text:p>
          </table:table-cell>
          <table:table-cell office:value-type="float" office:value="-0.2853448" calcext:value-type="float">
            <text:p>-0.2853448</text:p>
          </table:table-cell>
          <table:table-cell office:value-type="float" office:value="-0.08259527" calcext:value-type="float">
            <text:p>-0.08259527</text:p>
          </table:table-cell>
          <table:table-cell office:value-type="float" office:value="0.0000007109557" calcext:value-type="float">
            <text:p>7.109557E-07</text:p>
          </table:table-cell>
          <table:table-cell office:value-type="float" office:value="13.27192" calcext:value-type="float">
            <text:p>13.27192</text:p>
          </table:table-cell>
          <table:table-cell office:value-type="float" office:value="13.02718" calcext:value-type="float">
            <text:p>13.02718</text:p>
          </table:table-cell>
          <table:table-cell office:value-type="float" office:value="2.90925" calcext:value-type="float">
            <text:p>2.90925</text:p>
          </table:table-cell>
          <table:table-cell office:value-type="float" office:value="0.1329745" calcext:value-type="float">
            <text:p>0.1329745</text:p>
          </table:table-cell>
          <table:table-cell office:value-type="float" office:value="0.04110998" calcext:value-type="float">
            <text:p>0.04110998</text:p>
          </table:table-cell>
          <table:table-cell office:value-type="float" office:value="0.04570984" calcext:value-type="float">
            <text:p>0.04570984</text:p>
          </table:table-cell>
          <table:table-cell office:value-type="float" office:value="0.01220957" calcext:value-type="float">
            <text:p>0.01220957</text:p>
          </table:table-cell>
          <table:table-cell office:value-type="float" office:value="0.00932959" calcext:value-type="float">
            <text:p>0.00932959</text:p>
          </table:table-cell>
          <table:table-cell office:value-type="float" office:value="0.0237122" calcext:value-type="float">
            <text:p>0.0237122</text:p>
          </table:table-cell>
          <table:table-cell office:value-type="float" office:value="0.02096169" calcext:value-type="float">
            <text:p>0.02096169</text:p>
          </table:table-cell>
          <table:table-cell office:value-type="float" office:value="0.01870548" calcext:value-type="float">
            <text:p>0.01870548</text:p>
          </table:table-cell>
          <table:table-cell office:value-type="float" office:value="0.01933689" calcext:value-type="float">
            <text:p>0.01933689</text:p>
          </table:table-cell>
          <table:table-cell office:value-type="float" office:value="0.02643706" calcext:value-type="float">
            <text:p>0.02643706</text:p>
          </table:table-cell>
          <table:table-cell office:value-type="float" office:value="0.005905651" calcext:value-type="float">
            <text:p>0.005905651</text:p>
          </table:table-cell>
          <table:table-cell office:value-type="float" office:value="0.003483626" calcext:value-type="float">
            <text:p>0.003483626</text:p>
          </table:table-cell>
          <table:table-cell office:value-type="float" office:value="0" calcext:value-type="float">
            <text:p>0</text:p>
          </table:table-cell>
          <table:table-cell office:value-type="float" office:value="39.52768" calcext:value-type="float">
            <text:p>39.52768</text:p>
          </table:table-cell>
          <table:table-cell office:value-type="float" office:value="122.2158" calcext:value-type="float">
            <text:p>122.2158</text:p>
          </table:table-cell>
          <table:table-cell office:value-type="float" office:value="68.15688" calcext:value-type="float">
            <text:p>68.15688</text:p>
          </table:table-cell>
          <table:table-cell office:value-type="float" office:value="10.01976" calcext:value-type="float">
            <text:p>10.01976</text:p>
          </table:table-cell>
          <table:table-cell office:value-type="float" office:value="0.02347375" calcext:value-type="float">
            <text:p>0.02347375</text:p>
          </table:table-cell>
          <table:table-cell office:value-type="float" office:value="0.01721743" calcext:value-type="float">
            <text:p>0.01721743</text:p>
          </table:table-cell>
          <table:table-cell office:value-type="float" office:value="0.01774434" calcext:value-type="float">
            <text:p>0.01774434</text:p>
          </table:table-cell>
          <table:table-cell office:value-type="float" office:value="4.413663" calcext:value-type="float">
            <text:p>4.413663</text:p>
          </table:table-cell>
          <table:table-cell office:value-type="float" office:value="3.629279" calcext:value-type="float">
            <text:p>3.629279</text:p>
          </table:table-cell>
          <table:table-cell office:value-type="float" office:value="4.375599" calcext:value-type="float">
            <text:p>4.375599</text:p>
          </table:table-cell>
          <table:table-cell office:value-type="float" office:value="2.301318" calcext:value-type="float">
            <text:p>2.301318</text:p>
          </table:table-cell>
          <table:table-cell office:value-type="float" office:value="0.9087521" calcext:value-type="float">
            <text:p>0.9087521</text:p>
          </table:table-cell>
          <table:table-cell office:value-type="float" office:value="0.4339576" calcext:value-type="float">
            <text:p>0.4339576</text:p>
          </table:table-cell>
          <table:table-cell office:value-type="float" office:value="0.380163" calcext:value-type="float">
            <text:p>0.380163</text:p>
          </table:table-cell>
          <table:table-cell office:value-type="float" office:value="0" calcext:value-type="float">
            <text:p>0</text:p>
          </table:table-cell>
          <table:table-cell office:value-type="float" office:value="4959.33" calcext:value-type="float">
            <text:p>4959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8891" calcext:value-type="float">
            <text:p>-0.68588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15.9157" calcext:value-type="float">
            <text:p>15.9157</text:p>
          </table:table-cell>
          <table:table-cell office:value-type="float" office:value="1075.248" calcext:value-type="float">
            <text:p>1075.248</text:p>
          </table:table-cell>
          <table:table-cell office:value-type="float" office:value="12.81" calcext:value-type="float">
            <text:p>12.81</text:p>
          </table:table-cell>
          <table:table-cell office:value-type="float" office:value="-18.09943" calcext:value-type="float">
            <text:p>-18.09943</text:p>
          </table:table-cell>
          <table:table-cell office:value-type="float" office:value="0.3071292" calcext:value-type="float">
            <text:p>0.3071292</text:p>
          </table:table-cell>
          <table:table-cell office:value-type="float" office:value="16.67991" calcext:value-type="float">
            <text:p>16.67991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166" calcext:value-type="float">
            <text:p>0.005078166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4" calcext:value-type="float">
            <text:p>1.037674</text:p>
          </table:table-cell>
          <table:table-cell office:value-type="float" office:value="-0.2862197" calcext:value-type="float">
            <text:p>-0.2862197</text:p>
          </table:table-cell>
          <table:table-cell office:value-type="float" office:value="-0.08286952" calcext:value-type="float">
            <text:p>-0.08286952</text:p>
          </table:table-cell>
          <table:table-cell office:value-type="float" office:value="0.0000007782609" calcext:value-type="float">
            <text:p>7.782609E-07</text:p>
          </table:table-cell>
          <table:table-cell office:value-type="float" office:value="13.17174" calcext:value-type="float">
            <text:p>13.17174</text:p>
          </table:table-cell>
          <table:table-cell office:value-type="float" office:value="12.66653" calcext:value-type="float">
            <text:p>12.66653</text:p>
          </table:table-cell>
          <table:table-cell office:value-type="float" office:value="2.379244" calcext:value-type="float">
            <text:p>2.379244</text:p>
          </table:table-cell>
          <table:table-cell office:value-type="float" office:value="0.1288219" calcext:value-type="float">
            <text:p>0.1288219</text:p>
          </table:table-cell>
          <table:table-cell office:value-type="float" office:value="0.04047782" calcext:value-type="float">
            <text:p>0.04047782</text:p>
          </table:table-cell>
          <table:table-cell office:value-type="float" office:value="0.04493712" calcext:value-type="float">
            <text:p>0.04493712</text:p>
          </table:table-cell>
          <table:table-cell office:value-type="float" office:value="0.01182831" calcext:value-type="float">
            <text:p>0.01182831</text:p>
          </table:table-cell>
          <table:table-cell office:value-type="float" office:value="0.00909159" calcext:value-type="float">
            <text:p>0.00909159</text:p>
          </table:table-cell>
          <table:table-cell office:value-type="float" office:value="0.02365633" calcext:value-type="float">
            <text:p>0.02365633</text:p>
          </table:table-cell>
          <table:table-cell office:value-type="float" office:value="0.02092697" calcext:value-type="float">
            <text:p>0.02092697</text:p>
          </table:table-cell>
          <table:table-cell office:value-type="float" office:value="0.01865678" calcext:value-type="float">
            <text:p>0.01865678</text:p>
          </table:table-cell>
          <table:table-cell office:value-type="float" office:value="0.01931198" calcext:value-type="float">
            <text:p>0.01931198</text:p>
          </table:table-cell>
          <table:table-cell office:value-type="float" office:value="0.02631893" calcext:value-type="float">
            <text:p>0.02631893</text:p>
          </table:table-cell>
          <table:table-cell office:value-type="float" office:value="0.005901384" calcext:value-type="float">
            <text:p>0.005901384</text:p>
          </table:table-cell>
          <table:table-cell office:value-type="float" office:value="0.003482563" calcext:value-type="float">
            <text:p>0.003482563</text:p>
          </table:table-cell>
          <table:table-cell office:value-type="float" office:value="0" calcext:value-type="float">
            <text:p>0</text:p>
          </table:table-cell>
          <table:table-cell office:value-type="float" office:value="37.73599" calcext:value-type="float">
            <text:p>37.73599</text:p>
          </table:table-cell>
          <table:table-cell office:value-type="float" office:value="117.5517" calcext:value-type="float">
            <text:p>117.5517</text:p>
          </table:table-cell>
          <table:table-cell office:value-type="float" office:value="65.85906" calcext:value-type="float">
            <text:p>65.85906</text:p>
          </table:table-cell>
          <table:table-cell office:value-type="float" office:value="9.307931" calcext:value-type="float">
            <text:p>9.307931</text:p>
          </table:table-cell>
          <table:table-cell office:value-type="float" office:value="0.02246745" calcext:value-type="float">
            <text:p>0.02246745</text:p>
          </table:table-cell>
          <table:table-cell office:value-type="float" office:value="0.01580868" calcext:value-type="float">
            <text:p>0.01580868</text:p>
          </table:table-cell>
          <table:table-cell office:value-type="float" office:value="0.01721912" calcext:value-type="float">
            <text:p>0.01721912</text:p>
          </table:table-cell>
          <table:table-cell office:value-type="float" office:value="4.295653" calcext:value-type="float">
            <text:p>4.295653</text:p>
          </table:table-cell>
          <table:table-cell office:value-type="float" office:value="3.606452" calcext:value-type="float">
            <text:p>3.606452</text:p>
          </table:table-cell>
          <table:table-cell office:value-type="float" office:value="4.353293" calcext:value-type="float">
            <text:p>4.353293</text:p>
          </table:table-cell>
          <table:table-cell office:value-type="float" office:value="2.302527" calcext:value-type="float">
            <text:p>2.302527</text:p>
          </table:table-cell>
          <table:table-cell office:value-type="float" office:value="0.9121335" calcext:value-type="float">
            <text:p>0.9121335</text:p>
          </table:table-cell>
          <table:table-cell office:value-type="float" office:value="0.4341559" calcext:value-type="float">
            <text:p>0.4341559</text:p>
          </table:table-cell>
          <table:table-cell office:value-type="float" office:value="0.3801832" calcext:value-type="float">
            <text:p>0.3801832</text:p>
          </table:table-cell>
          <table:table-cell office:value-type="float" office:value="0" calcext:value-type="float">
            <text:p>0</text:p>
          </table:table-cell>
          <table:table-cell office:value-type="float" office:value="5298.518" calcext:value-type="float">
            <text:p>5298.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9246" calcext:value-type="float">
            <text:p>-0.685924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15.83564" calcext:value-type="float">
            <text:p>15.83564</text:p>
          </table:table-cell>
          <table:table-cell office:value-type="float" office:value="1075.199" calcext:value-type="float">
            <text:p>1075.199</text:p>
          </table:table-cell>
          <table:table-cell office:value-type="float" office:value="12.81" calcext:value-type="float">
            <text:p>12.81</text:p>
          </table:table-cell>
          <table:table-cell office:value-type="float" office:value="-18.66956" calcext:value-type="float">
            <text:p>-18.66956</text:p>
          </table:table-cell>
          <table:table-cell office:value-type="float" office:value="0.2863958" calcext:value-type="float">
            <text:p>0.2863958</text:p>
          </table:table-cell>
          <table:table-cell office:value-type="float" office:value="16.25141" calcext:value-type="float">
            <text:p>16.25141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345" calcext:value-type="float">
            <text:p>0.005078345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743" calcext:value-type="float">
            <text:p>1.037743</text:p>
          </table:table-cell>
          <table:table-cell office:value-type="float" office:value="-0.2869764" calcext:value-type="float">
            <text:p>-0.2869764</text:p>
          </table:table-cell>
          <table:table-cell office:value-type="float" office:value="-0.08311479" calcext:value-type="float">
            <text:p>-0.08311479</text:p>
          </table:table-cell>
          <table:table-cell office:value-type="float" office:value="0.0000008520754" calcext:value-type="float">
            <text:p>8.520754E-07</text:p>
          </table:table-cell>
          <table:table-cell office:value-type="float" office:value="13.07037" calcext:value-type="float">
            <text:p>13.07037</text:p>
          </table:table-cell>
          <table:table-cell office:value-type="float" office:value="12.30059" calcext:value-type="float">
            <text:p>12.30059</text:p>
          </table:table-cell>
          <table:table-cell office:value-type="float" office:value="1.952093" calcext:value-type="float">
            <text:p>1.952093</text:p>
          </table:table-cell>
          <table:table-cell office:value-type="float" office:value="0.1264457" calcext:value-type="float">
            <text:p>0.1264457</text:p>
          </table:table-cell>
          <table:table-cell office:value-type="float" office:value="0.04023775" calcext:value-type="float">
            <text:p>0.04023775</text:p>
          </table:table-cell>
          <table:table-cell office:value-type="float" office:value="0.04446237" calcext:value-type="float">
            <text:p>0.04446237</text:p>
          </table:table-cell>
          <table:table-cell office:value-type="float" office:value="0.01149536" calcext:value-type="float">
            <text:p>0.01149536</text:p>
          </table:table-cell>
          <table:table-cell office:value-type="float" office:value="0.008917356" calcext:value-type="float">
            <text:p>0.008917356</text:p>
          </table:table-cell>
          <table:table-cell office:value-type="float" office:value="0.02361599" calcext:value-type="float">
            <text:p>0.02361599</text:p>
          </table:table-cell>
          <table:table-cell office:value-type="float" office:value="0.02089679" calcext:value-type="float">
            <text:p>0.02089679</text:p>
          </table:table-cell>
          <table:table-cell office:value-type="float" office:value="0.01861198" calcext:value-type="float">
            <text:p>0.01861198</text:p>
          </table:table-cell>
          <table:table-cell office:value-type="float" office:value="0.01928669" calcext:value-type="float">
            <text:p>0.01928669</text:p>
          </table:table-cell>
          <table:table-cell office:value-type="float" office:value="0.02620287" calcext:value-type="float">
            <text:p>0.02620287</text:p>
          </table:table-cell>
          <table:table-cell office:value-type="float" office:value="0.005896855" calcext:value-type="float">
            <text:p>0.005896855</text:p>
          </table:table-cell>
          <table:table-cell office:value-type="float" office:value="0.003481499" calcext:value-type="float">
            <text:p>0.003481499</text:p>
          </table:table-cell>
          <table:table-cell office:value-type="float" office:value="0" calcext:value-type="float">
            <text:p>0</text:p>
          </table:table-cell>
          <table:table-cell office:value-type="float" office:value="35.78222" calcext:value-type="float">
            <text:p>35.78222</text:p>
          </table:table-cell>
          <table:table-cell office:value-type="float" office:value="112.8962" calcext:value-type="float">
            <text:p>112.8962</text:p>
          </table:table-cell>
          <table:table-cell office:value-type="float" office:value="63.52541" calcext:value-type="float">
            <text:p>63.52541</text:p>
          </table:table-cell>
          <table:table-cell office:value-type="float" office:value="8.525597" calcext:value-type="float">
            <text:p>8.525597</text:p>
          </table:table-cell>
          <table:table-cell office:value-type="float" office:value="0.02156649" calcext:value-type="float">
            <text:p>0.02156649</text:p>
          </table:table-cell>
          <table:table-cell office:value-type="float" office:value="0.01510821" calcext:value-type="float">
            <text:p>0.01510821</text:p>
          </table:table-cell>
          <table:table-cell office:value-type="float" office:value="0.01682992" calcext:value-type="float">
            <text:p>0.01682992</text:p>
          </table:table-cell>
          <table:table-cell office:value-type="float" office:value="4.181205" calcext:value-type="float">
            <text:p>4.181205</text:p>
          </table:table-cell>
          <table:table-cell office:value-type="float" office:value="3.584045" calcext:value-type="float">
            <text:p>3.584045</text:p>
          </table:table-cell>
          <table:table-cell office:value-type="float" office:value="4.327468" calcext:value-type="float">
            <text:p>4.327468</text:p>
          </table:table-cell>
          <table:table-cell office:value-type="float" office:value="2.303538" calcext:value-type="float">
            <text:p>2.303538</text:p>
          </table:table-cell>
          <table:table-cell office:value-type="float" office:value="0.9154361" calcext:value-type="float">
            <text:p>0.9154361</text:p>
          </table:table-cell>
          <table:table-cell office:value-type="float" office:value="0.4343234" calcext:value-type="float">
            <text:p>0.4343234</text:p>
          </table:table-cell>
          <table:table-cell office:value-type="float" office:value="0.3802035" calcext:value-type="float">
            <text:p>0.3802035</text:p>
          </table:table-cell>
          <table:table-cell office:value-type="float" office:value="0" calcext:value-type="float">
            <text:p>0</text:p>
          </table:table-cell>
          <table:table-cell office:value-type="float" office:value="5666.119" calcext:value-type="float">
            <text:p>5666.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9575" calcext:value-type="float">
            <text:p>-0.68595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15.76477" calcext:value-type="float">
            <text:p>15.76477</text:p>
          </table:table-cell>
          <table:table-cell office:value-type="float" office:value="1075.154" calcext:value-type="float">
            <text:p>1075.154</text:p>
          </table:table-cell>
          <table:table-cell office:value-type="float" office:value="12.81" calcext:value-type="float">
            <text:p>12.81</text:p>
          </table:table-cell>
          <table:table-cell office:value-type="float" office:value="-19.17866" calcext:value-type="float">
            <text:p>-19.17866</text:p>
          </table:table-cell>
          <table:table-cell office:value-type="float" office:value="0.2668777" calcext:value-type="float">
            <text:p>0.2668777</text:p>
          </table:table-cell>
          <table:table-cell office:value-type="float" office:value="15.86992" calcext:value-type="float">
            <text:p>15.86992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524" calcext:value-type="float">
            <text:p>0.005078524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806" calcext:value-type="float">
            <text:p>1.037806</text:p>
          </table:table-cell>
          <table:table-cell office:value-type="float" office:value="-0.2875102" calcext:value-type="float">
            <text:p>-0.2875102</text:p>
          </table:table-cell>
          <table:table-cell office:value-type="float" office:value="-0.08329301" calcext:value-type="float">
            <text:p>-0.08329301</text:p>
          </table:table-cell>
          <table:table-cell office:value-type="float" office:value="0.0000009321918" calcext:value-type="float">
            <text:p>9.321918E-07</text:p>
          </table:table-cell>
          <table:table-cell office:value-type="float" office:value="12.99097" calcext:value-type="float">
            <text:p>12.99097</text:p>
          </table:table-cell>
          <table:table-cell office:value-type="float" office:value="11.83984" calcext:value-type="float">
            <text:p>11.83984</text:p>
          </table:table-cell>
          <table:table-cell office:value-type="float" office:value="1.598151" calcext:value-type="float">
            <text:p>1.598151</text:p>
          </table:table-cell>
          <table:table-cell office:value-type="float" office:value="0.1178925" calcext:value-type="float">
            <text:p>0.1178925</text:p>
          </table:table-cell>
          <table:table-cell office:value-type="float" office:value="0.03776225" calcext:value-type="float">
            <text:p>0.03776225</text:p>
          </table:table-cell>
          <table:table-cell office:value-type="float" office:value="0.04177949" calcext:value-type="float">
            <text:p>0.04177949</text:p>
          </table:table-cell>
          <table:table-cell office:value-type="float" office:value="0.01111082" calcext:value-type="float">
            <text:p>0.01111082</text:p>
          </table:table-cell>
          <table:table-cell office:value-type="float" office:value="0.008748364" calcext:value-type="float">
            <text:p>0.008748364</text:p>
          </table:table-cell>
          <table:table-cell office:value-type="float" office:value="0.02357019" calcext:value-type="float">
            <text:p>0.02357019</text:p>
          </table:table-cell>
          <table:table-cell office:value-type="float" office:value="0.02086864" calcext:value-type="float">
            <text:p>0.02086864</text:p>
          </table:table-cell>
          <table:table-cell office:value-type="float" office:value="0.01858759" calcext:value-type="float">
            <text:p>0.01858759</text:p>
          </table:table-cell>
          <table:table-cell office:value-type="float" office:value="0.01924513" calcext:value-type="float">
            <text:p>0.01924513</text:p>
          </table:table-cell>
          <table:table-cell office:value-type="float" office:value="0.02608878" calcext:value-type="float">
            <text:p>0.02608878</text:p>
          </table:table-cell>
          <table:table-cell office:value-type="float" office:value="0.005892041" calcext:value-type="float">
            <text:p>0.005892041</text:p>
          </table:table-cell>
          <table:table-cell office:value-type="float" office:value="0.003480422" calcext:value-type="float">
            <text:p>0.003480422</text:p>
          </table:table-cell>
          <table:table-cell office:value-type="float" office:value="0" calcext:value-type="float">
            <text:p>0</text:p>
          </table:table-cell>
          <table:table-cell office:value-type="float" office:value="35.72079" calcext:value-type="float">
            <text:p>35.72079</text:p>
          </table:table-cell>
          <table:table-cell office:value-type="float" office:value="108.6303" calcext:value-type="float">
            <text:p>108.6303</text:p>
          </table:table-cell>
          <table:table-cell office:value-type="float" office:value="61.37129" calcext:value-type="float">
            <text:p>61.37129</text:p>
          </table:table-cell>
          <table:table-cell office:value-type="float" office:value="7.77435" calcext:value-type="float">
            <text:p>7.77435</text:p>
          </table:table-cell>
          <table:table-cell office:value-type="float" office:value="0.02059571" calcext:value-type="float">
            <text:p>0.02059571</text:p>
          </table:table-cell>
          <table:table-cell office:value-type="float" office:value="0.0143973" calcext:value-type="float">
            <text:p>0.0143973</text:p>
          </table:table-cell>
          <table:table-cell office:value-type="float" office:value="0.01676184" calcext:value-type="float">
            <text:p>0.01676184</text:p>
          </table:table-cell>
          <table:table-cell office:value-type="float" office:value="4.067783" calcext:value-type="float">
            <text:p>4.067783</text:p>
          </table:table-cell>
          <table:table-cell office:value-type="float" office:value="3.561338" calcext:value-type="float">
            <text:p>3.561338</text:p>
          </table:table-cell>
          <table:table-cell office:value-type="float" office:value="4.305884" calcext:value-type="float">
            <text:p>4.305884</text:p>
          </table:table-cell>
          <table:table-cell office:value-type="float" office:value="2.301632" calcext:value-type="float">
            <text:p>2.301632</text:p>
          </table:table-cell>
          <table:table-cell office:value-type="float" office:value="0.9187274" calcext:value-type="float">
            <text:p>0.9187274</text:p>
          </table:table-cell>
          <table:table-cell office:value-type="float" office:value="0.4344552" calcext:value-type="float">
            <text:p>0.4344552</text:p>
          </table:table-cell>
          <table:table-cell office:value-type="float" office:value="0.3802237" calcext:value-type="float">
            <text:p>0.3802237</text:p>
          </table:table-cell>
          <table:table-cell office:value-type="float" office:value="0" calcext:value-type="float">
            <text:p>0</text:p>
          </table:table-cell>
          <table:table-cell office:value-type="float" office:value="5906.917" calcext:value-type="float">
            <text:p>5906.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59867" calcext:value-type="float">
            <text:p>-0.68598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15.68258" calcext:value-type="float">
            <text:p>15.68258</text:p>
          </table:table-cell>
          <table:table-cell office:value-type="float" office:value="1075.105" calcext:value-type="float">
            <text:p>1075.105</text:p>
          </table:table-cell>
          <table:table-cell office:value-type="float" office:value="12.81" calcext:value-type="float">
            <text:p>12.81</text:p>
          </table:table-cell>
          <table:table-cell office:value-type="float" office:value="-19.74759" calcext:value-type="float">
            <text:p>-19.74759</text:p>
          </table:table-cell>
          <table:table-cell office:value-type="float" office:value="0.2527883" calcext:value-type="float">
            <text:p>0.2527883</text:p>
          </table:table-cell>
          <table:table-cell office:value-type="float" office:value="15.43869" calcext:value-type="float">
            <text:p>15.4386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672" calcext:value-type="float">
            <text:p>0.005078672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863" calcext:value-type="float">
            <text:p>1.037863</text:p>
          </table:table-cell>
          <table:table-cell office:value-type="float" office:value="-0.288043" calcext:value-type="float">
            <text:p>-0.288043</text:p>
          </table:table-cell>
          <table:table-cell office:value-type="float" office:value="-0.0835079" calcext:value-type="float">
            <text:p>-0.0835079</text:p>
          </table:table-cell>
          <table:table-cell office:value-type="float" office:value="0.000001019084" calcext:value-type="float">
            <text:p>1.019084E-06</text:p>
          </table:table-cell>
          <table:table-cell office:value-type="float" office:value="12.8887" calcext:value-type="float">
            <text:p>12.8887</text:p>
          </table:table-cell>
          <table:table-cell office:value-type="float" office:value="11.41006" calcext:value-type="float">
            <text:p>11.41006</text:p>
          </table:table-cell>
          <table:table-cell office:value-type="float" office:value="1.328419" calcext:value-type="float">
            <text:p>1.328419</text:p>
          </table:table-cell>
          <table:table-cell office:value-type="float" office:value="0.1257605" calcext:value-type="float">
            <text:p>0.1257605</text:p>
          </table:table-cell>
          <table:table-cell office:value-type="float" office:value="0.03988893" calcext:value-type="float">
            <text:p>0.03988893</text:p>
          </table:table-cell>
          <table:table-cell office:value-type="float" office:value="0.04324955" calcext:value-type="float">
            <text:p>0.04324955</text:p>
          </table:table-cell>
          <table:table-cell office:value-type="float" office:value="0.01147428" calcext:value-type="float">
            <text:p>0.01147428</text:p>
          </table:table-cell>
          <table:table-cell office:value-type="float" office:value="0.008656222" calcext:value-type="float">
            <text:p>0.008656222</text:p>
          </table:table-cell>
          <table:table-cell office:value-type="float" office:value="0.02351565" calcext:value-type="float">
            <text:p>0.02351565</text:p>
          </table:table-cell>
          <table:table-cell office:value-type="float" office:value="0.02084167" calcext:value-type="float">
            <text:p>0.02084167</text:p>
          </table:table-cell>
          <table:table-cell office:value-type="float" office:value="0.01856861" calcext:value-type="float">
            <text:p>0.01856861</text:p>
          </table:table-cell>
          <table:table-cell office:value-type="float" office:value="0.01919069" calcext:value-type="float">
            <text:p>0.01919069</text:p>
          </table:table-cell>
          <table:table-cell office:value-type="float" office:value="0.02597654" calcext:value-type="float">
            <text:p>0.02597654</text:p>
          </table:table-cell>
          <table:table-cell office:value-type="float" office:value="0.005886876" calcext:value-type="float">
            <text:p>0.005886876</text:p>
          </table:table-cell>
          <table:table-cell office:value-type="float" office:value="0.00347934" calcext:value-type="float">
            <text:p>0.00347934</text:p>
          </table:table-cell>
          <table:table-cell office:value-type="float" office:value="0" calcext:value-type="float">
            <text:p>0</text:p>
          </table:table-cell>
          <table:table-cell office:value-type="float" office:value="35.18251" calcext:value-type="float">
            <text:p>35.18251</text:p>
          </table:table-cell>
          <table:table-cell office:value-type="float" office:value="103.8807" calcext:value-type="float">
            <text:p>103.8807</text:p>
          </table:table-cell>
          <table:table-cell office:value-type="float" office:value="58.87589" calcext:value-type="float">
            <text:p>58.87589</text:p>
          </table:table-cell>
          <table:table-cell office:value-type="float" office:value="6.89441" calcext:value-type="float">
            <text:p>6.89441</text:p>
          </table:table-cell>
          <table:table-cell office:value-type="float" office:value="0.02003247" calcext:value-type="float">
            <text:p>0.02003247</text:p>
          </table:table-cell>
          <table:table-cell office:value-type="float" office:value="0.01309605" calcext:value-type="float">
            <text:p>0.01309605</text:p>
          </table:table-cell>
          <table:table-cell office:value-type="float" office:value="0.01622945" calcext:value-type="float">
            <text:p>0.01622945</text:p>
          </table:table-cell>
          <table:table-cell office:value-type="float" office:value="3.953714" calcext:value-type="float">
            <text:p>3.953714</text:p>
          </table:table-cell>
          <table:table-cell office:value-type="float" office:value="3.538006" calcext:value-type="float">
            <text:p>3.538006</text:p>
          </table:table-cell>
          <table:table-cell office:value-type="float" office:value="4.286842" calcext:value-type="float">
            <text:p>4.286842</text:p>
          </table:table-cell>
          <table:table-cell office:value-type="float" office:value="2.293762" calcext:value-type="float">
            <text:p>2.293762</text:p>
          </table:table-cell>
          <table:table-cell office:value-type="float" office:value="0.9219999" calcext:value-type="float">
            <text:p>0.9219999</text:p>
          </table:table-cell>
          <table:table-cell office:value-type="float" office:value="0.4345402" calcext:value-type="float">
            <text:p>0.4345402</text:p>
          </table:table-cell>
          <table:table-cell office:value-type="float" office:value="0.380244" calcext:value-type="float">
            <text:p>0.380244</text:p>
          </table:table-cell>
          <table:table-cell office:value-type="float" office:value="0" calcext:value-type="float">
            <text:p>0</text:p>
          </table:table-cell>
          <table:table-cell office:value-type="float" office:value="6357.936" calcext:value-type="float">
            <text:p>6357.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0206" calcext:value-type="float">
            <text:p>-0.68602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15.61978" calcext:value-type="float">
            <text:p>15.61978</text:p>
          </table:table-cell>
          <table:table-cell office:value-type="float" office:value="1075.049" calcext:value-type="float">
            <text:p>1075.049</text:p>
          </table:table-cell>
          <table:table-cell office:value-type="float" office:value="12.81" calcext:value-type="float">
            <text:p>12.81</text:p>
          </table:table-cell>
          <table:table-cell office:value-type="float" office:value="-20.20179" calcext:value-type="float">
            <text:p>-20.20179</text:p>
          </table:table-cell>
          <table:table-cell office:value-type="float" office:value="0.2403698" calcext:value-type="float">
            <text:p>0.2403698</text:p>
          </table:table-cell>
          <table:table-cell office:value-type="float" office:value="15.10729" calcext:value-type="float">
            <text:p>15.1072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782" calcext:value-type="float">
            <text:p>0.005078782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915" calcext:value-type="float">
            <text:p>1.037915</text:p>
          </table:table-cell>
          <table:table-cell office:value-type="float" office:value="-0.2885669" calcext:value-type="float">
            <text:p>-0.2885669</text:p>
          </table:table-cell>
          <table:table-cell office:value-type="float" office:value="-0.08372142" calcext:value-type="float">
            <text:p>-0.08372142</text:p>
          </table:table-cell>
          <table:table-cell office:value-type="float" office:value="0.000001112168" calcext:value-type="float">
            <text:p>1.112168E-06</text:p>
          </table:table-cell>
          <table:table-cell office:value-type="float" office:value="12.76143" calcext:value-type="float">
            <text:p>12.76143</text:p>
          </table:table-cell>
          <table:table-cell office:value-type="float" office:value="10.96391" calcext:value-type="float">
            <text:p>10.96391</text:p>
          </table:table-cell>
          <table:table-cell office:value-type="float" office:value="1.10759" calcext:value-type="float">
            <text:p>1.10759</text:p>
          </table:table-cell>
          <table:table-cell office:value-type="float" office:value="0.131739" calcext:value-type="float">
            <text:p>0.131739</text:p>
          </table:table-cell>
          <table:table-cell office:value-type="float" office:value="0.04231326" calcext:value-type="float">
            <text:p>0.04231326</text:p>
          </table:table-cell>
          <table:table-cell office:value-type="float" office:value="0.0455654" calcext:value-type="float">
            <text:p>0.0455654</text:p>
          </table:table-cell>
          <table:table-cell office:value-type="float" office:value="0.01235675" calcext:value-type="float">
            <text:p>0.01235675</text:p>
          </table:table-cell>
          <table:table-cell office:value-type="float" office:value="0.008642028" calcext:value-type="float">
            <text:p>0.008642028</text:p>
          </table:table-cell>
          <table:table-cell office:value-type="float" office:value="0.02348555" calcext:value-type="float">
            <text:p>0.02348555</text:p>
          </table:table-cell>
          <table:table-cell office:value-type="float" office:value="0.02081553" calcext:value-type="float">
            <text:p>0.02081553</text:p>
          </table:table-cell>
          <table:table-cell office:value-type="float" office:value="0.01855133" calcext:value-type="float">
            <text:p>0.01855133</text:p>
          </table:table-cell>
          <table:table-cell office:value-type="float" office:value="0.0191294" calcext:value-type="float">
            <text:p>0.0191294</text:p>
          </table:table-cell>
          <table:table-cell office:value-type="float" office:value="0.02586606" calcext:value-type="float">
            <text:p>0.02586606</text:p>
          </table:table-cell>
          <table:table-cell office:value-type="float" office:value="0.005881349" calcext:value-type="float">
            <text:p>0.005881349</text:p>
          </table:table-cell>
          <table:table-cell office:value-type="float" office:value="0.003478253" calcext:value-type="float">
            <text:p>0.003478253</text:p>
          </table:table-cell>
          <table:table-cell office:value-type="float" office:value="0" calcext:value-type="float">
            <text:p>0</text:p>
          </table:table-cell>
          <table:table-cell office:value-type="float" office:value="35.18203" calcext:value-type="float">
            <text:p>35.18203</text:p>
          </table:table-cell>
          <table:table-cell office:value-type="float" office:value="101.8183" calcext:value-type="float">
            <text:p>101.8183</text:p>
          </table:table-cell>
          <table:table-cell office:value-type="float" office:value="56.28117" calcext:value-type="float">
            <text:p>56.28117</text:p>
          </table:table-cell>
          <table:table-cell office:value-type="float" office:value="5.855363" calcext:value-type="float">
            <text:p>5.855363</text:p>
          </table:table-cell>
          <table:table-cell office:value-type="float" office:value="0.01928252" calcext:value-type="float">
            <text:p>0.01928252</text:p>
          </table:table-cell>
          <table:table-cell office:value-type="float" office:value="0.01169328" calcext:value-type="float">
            <text:p>0.01169328</text:p>
          </table:table-cell>
          <table:table-cell office:value-type="float" office:value="0.01598141" calcext:value-type="float">
            <text:p>0.01598141</text:p>
          </table:table-cell>
          <table:table-cell office:value-type="float" office:value="3.841331" calcext:value-type="float">
            <text:p>3.841331</text:p>
          </table:table-cell>
          <table:table-cell office:value-type="float" office:value="3.514326" calcext:value-type="float">
            <text:p>3.514326</text:p>
          </table:table-cell>
          <table:table-cell office:value-type="float" office:value="4.26794" calcext:value-type="float">
            <text:p>4.26794</text:p>
          </table:table-cell>
          <table:table-cell office:value-type="float" office:value="2.280493" calcext:value-type="float">
            <text:p>2.280493</text:p>
          </table:table-cell>
          <table:table-cell office:value-type="float" office:value="0.925231" calcext:value-type="float">
            <text:p>0.925231</text:p>
          </table:table-cell>
          <table:table-cell office:value-type="float" office:value="0.4345715" calcext:value-type="float">
            <text:p>0.4345715</text:p>
          </table:table-cell>
          <table:table-cell office:value-type="float" office:value="0.3802642" calcext:value-type="float">
            <text:p>0.3802642</text:p>
          </table:table-cell>
          <table:table-cell office:value-type="float" office:value="0" calcext:value-type="float">
            <text:p>0</text:p>
          </table:table-cell>
          <table:table-cell office:value-type="float" office:value="4126.495" calcext:value-type="float">
            <text:p>4126.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0796" calcext:value-type="float">
            <text:p>-0.686079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15.54156" calcext:value-type="float">
            <text:p>15.54156</text:p>
          </table:table-cell>
          <table:table-cell office:value-type="float" office:value="1074.999" calcext:value-type="float">
            <text:p>1074.999</text:p>
          </table:table-cell>
          <table:table-cell office:value-type="float" office:value="12.81" calcext:value-type="float">
            <text:p>12.81</text:p>
          </table:table-cell>
          <table:table-cell office:value-type="float" office:value="-20.63111" calcext:value-type="float">
            <text:p>-20.63111</text:p>
          </table:table-cell>
          <table:table-cell office:value-type="float" office:value="0.2263697" calcext:value-type="float">
            <text:p>0.2263697</text:p>
          </table:table-cell>
          <table:table-cell office:value-type="float" office:value="14.81188" calcext:value-type="float">
            <text:p>14.81188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872" calcext:value-type="float">
            <text:p>0.005078872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96" calcext:value-type="float">
            <text:p>1.03796</text:p>
          </table:table-cell>
          <table:table-cell office:value-type="float" office:value="-0.2888383" calcext:value-type="float">
            <text:p>-0.2888383</text:p>
          </table:table-cell>
          <table:table-cell office:value-type="float" office:value="-0.08386779" calcext:value-type="float">
            <text:p>-0.08386779</text:p>
          </table:table-cell>
          <table:table-cell office:value-type="float" office:value="0.000001210853" calcext:value-type="float">
            <text:p>1.210853E-06</text:p>
          </table:table-cell>
          <table:table-cell office:value-type="float" office:value="12.67491" calcext:value-type="float">
            <text:p>12.67491</text:p>
          </table:table-cell>
          <table:table-cell office:value-type="float" office:value="10.42629" calcext:value-type="float">
            <text:p>10.42629</text:p>
          </table:table-cell>
          <table:table-cell office:value-type="float" office:value="0.919713" calcext:value-type="float">
            <text:p>0.919713</text:p>
          </table:table-cell>
          <table:table-cell office:value-type="float" office:value="0.1259633" calcext:value-type="float">
            <text:p>0.1259633</text:p>
          </table:table-cell>
          <table:table-cell office:value-type="float" office:value="0.04044663" calcext:value-type="float">
            <text:p>0.04044663</text:p>
          </table:table-cell>
          <table:table-cell office:value-type="float" office:value="0.04384759" calcext:value-type="float">
            <text:p>0.04384759</text:p>
          </table:table-cell>
          <table:table-cell office:value-type="float" office:value="0.01253378" calcext:value-type="float">
            <text:p>0.01253378</text:p>
          </table:table-cell>
          <table:table-cell office:value-type="float" office:value="0.008579038" calcext:value-type="float">
            <text:p>0.008579038</text:p>
          </table:table-cell>
          <table:table-cell office:value-type="float" office:value="0.02347372" calcext:value-type="float">
            <text:p>0.02347372</text:p>
          </table:table-cell>
          <table:table-cell office:value-type="float" office:value="0.02079016" calcext:value-type="float">
            <text:p>0.02079016</text:p>
          </table:table-cell>
          <table:table-cell office:value-type="float" office:value="0.01853553" calcext:value-type="float">
            <text:p>0.01853553</text:p>
          </table:table-cell>
          <table:table-cell office:value-type="float" office:value="0.0190648" calcext:value-type="float">
            <text:p>0.0190648</text:p>
          </table:table-cell>
          <table:table-cell office:value-type="float" office:value="0.02575709" calcext:value-type="float">
            <text:p>0.02575709</text:p>
          </table:table-cell>
          <table:table-cell office:value-type="float" office:value="0.005875739" calcext:value-type="float">
            <text:p>0.005875739</text:p>
          </table:table-cell>
          <table:table-cell office:value-type="float" office:value="0.003477147" calcext:value-type="float">
            <text:p>0.003477147</text:p>
          </table:table-cell>
          <table:table-cell office:value-type="float" office:value="0" calcext:value-type="float">
            <text:p>0</text:p>
          </table:table-cell>
          <table:table-cell office:value-type="float" office:value="35.60202" calcext:value-type="float">
            <text:p>35.60202</text:p>
          </table:table-cell>
          <table:table-cell office:value-type="float" office:value="100.0528" calcext:value-type="float">
            <text:p>100.0528</text:p>
          </table:table-cell>
          <table:table-cell office:value-type="float" office:value="53.96" calcext:value-type="float">
            <text:p>53.96</text:p>
          </table:table-cell>
          <table:table-cell office:value-type="float" office:value="4.904998" calcext:value-type="float">
            <text:p>4.904998</text:p>
          </table:table-cell>
          <table:table-cell office:value-type="float" office:value="0.01807332" calcext:value-type="float">
            <text:p>0.01807332</text:p>
          </table:table-cell>
          <table:table-cell office:value-type="float" office:value="0.01106138" calcext:value-type="float">
            <text:p>0.01106138</text:p>
          </table:table-cell>
          <table:table-cell office:value-type="float" office:value="0.01589627" calcext:value-type="float">
            <text:p>0.01589627</text:p>
          </table:table-cell>
          <table:table-cell office:value-type="float" office:value="3.735295" calcext:value-type="float">
            <text:p>3.735295</text:p>
          </table:table-cell>
          <table:table-cell office:value-type="float" office:value="3.491158" calcext:value-type="float">
            <text:p>3.491158</text:p>
          </table:table-cell>
          <table:table-cell office:value-type="float" office:value="4.248978" calcext:value-type="float">
            <text:p>4.248978</text:p>
          </table:table-cell>
          <table:table-cell office:value-type="float" office:value="2.263545" calcext:value-type="float">
            <text:p>2.263545</text:p>
          </table:table-cell>
          <table:table-cell office:value-type="float" office:value="0.9283922" calcext:value-type="float">
            <text:p>0.9283922</text:p>
          </table:table-cell>
          <table:table-cell office:value-type="float" office:value="0.434584" calcext:value-type="float">
            <text:p>0.434584</text:p>
          </table:table-cell>
          <table:table-cell office:value-type="float" office:value="0.3802844" calcext:value-type="float">
            <text:p>0.3802844</text:p>
          </table:table-cell>
          <table:table-cell office:value-type="float" office:value="0" calcext:value-type="float">
            <text:p>0</text:p>
          </table:table-cell>
          <table:table-cell office:value-type="float" office:value="4082.205" calcext:value-type="float">
            <text:p>4082.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1391" calcext:value-type="float">
            <text:p>-0.68613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15.46513" calcext:value-type="float">
            <text:p>15.46513</text:p>
          </table:table-cell>
          <table:table-cell office:value-type="float" office:value="1074.949" calcext:value-type="float">
            <text:p>1074.949</text:p>
          </table:table-cell>
          <table:table-cell office:value-type="float" office:value="12.81" calcext:value-type="float">
            <text:p>12.81</text:p>
          </table:table-cell>
          <table:table-cell office:value-type="float" office:value="-21.06108" calcext:value-type="float">
            <text:p>-21.06108</text:p>
          </table:table-cell>
          <table:table-cell office:value-type="float" office:value="0.2136563" calcext:value-type="float">
            <text:p>0.2136563</text:p>
          </table:table-cell>
          <table:table-cell office:value-type="float" office:value="14.51317" calcext:value-type="float">
            <text:p>14.51317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8961" calcext:value-type="float">
            <text:p>0.005078961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995" calcext:value-type="float">
            <text:p>1.037995</text:p>
          </table:table-cell>
          <table:table-cell office:value-type="float" office:value="-0.2889729" calcext:value-type="float">
            <text:p>-0.2889729</text:p>
          </table:table-cell>
          <table:table-cell office:value-type="float" office:value="-0.08399668" calcext:value-type="float">
            <text:p>-0.08399668</text:p>
          </table:table-cell>
          <table:table-cell office:value-type="float" office:value="0.000001314951" calcext:value-type="float">
            <text:p>1.314951E-06</text:p>
          </table:table-cell>
          <table:table-cell office:value-type="float" office:value="12.59351" calcext:value-type="float">
            <text:p>12.59351</text:p>
          </table:table-cell>
          <table:table-cell office:value-type="float" office:value="9.89106" calcext:value-type="float">
            <text:p>9.89106</text:p>
          </table:table-cell>
          <table:table-cell office:value-type="float" office:value="0.7653106" calcext:value-type="float">
            <text:p>0.7653106</text:p>
          </table:table-cell>
          <table:table-cell office:value-type="float" office:value="0.1214342" calcext:value-type="float">
            <text:p>0.1214342</text:p>
          </table:table-cell>
          <table:table-cell office:value-type="float" office:value="0.03913004" calcext:value-type="float">
            <text:p>0.03913004</text:p>
          </table:table-cell>
          <table:table-cell office:value-type="float" office:value="0.04259884" calcext:value-type="float">
            <text:p>0.04259884</text:p>
          </table:table-cell>
          <table:table-cell office:value-type="float" office:value="0.01277634" calcext:value-type="float">
            <text:p>0.01277634</text:p>
          </table:table-cell>
          <table:table-cell office:value-type="float" office:value="0.008514031" calcext:value-type="float">
            <text:p>0.008514031</text:p>
          </table:table-cell>
          <table:table-cell office:value-type="float" office:value="0.02344726" calcext:value-type="float">
            <text:p>0.02344726</text:p>
          </table:table-cell>
          <table:table-cell office:value-type="float" office:value="0.0207657" calcext:value-type="float">
            <text:p>0.0207657</text:p>
          </table:table-cell>
          <table:table-cell office:value-type="float" office:value="0.01852026" calcext:value-type="float">
            <text:p>0.01852026</text:p>
          </table:table-cell>
          <table:table-cell office:value-type="float" office:value="0.01899798" calcext:value-type="float">
            <text:p>0.01899798</text:p>
          </table:table-cell>
          <table:table-cell office:value-type="float" office:value="0.0256495" calcext:value-type="float">
            <text:p>0.0256495</text:p>
          </table:table-cell>
          <table:table-cell office:value-type="float" office:value="0.005870076" calcext:value-type="float">
            <text:p>0.005870076</text:p>
          </table:table-cell>
          <table:table-cell office:value-type="float" office:value="0.003476044" calcext:value-type="float">
            <text:p>0.003476044</text:p>
          </table:table-cell>
          <table:table-cell office:value-type="float" office:value="0" calcext:value-type="float">
            <text:p>0</text:p>
          </table:table-cell>
          <table:table-cell office:value-type="float" office:value="35.46577" calcext:value-type="float">
            <text:p>35.46577</text:p>
          </table:table-cell>
          <table:table-cell office:value-type="float" office:value="98.31045" calcext:value-type="float">
            <text:p>98.31045</text:p>
          </table:table-cell>
          <table:table-cell office:value-type="float" office:value="51.67155" calcext:value-type="float">
            <text:p>51.67155</text:p>
          </table:table-cell>
          <table:table-cell office:value-type="float" office:value="3.949843" calcext:value-type="float">
            <text:p>3.949843</text:p>
          </table:table-cell>
          <table:table-cell office:value-type="float" office:value="0.01714722" calcext:value-type="float">
            <text:p>0.01714722</text:p>
          </table:table-cell>
          <table:table-cell office:value-type="float" office:value="0.01044163" calcext:value-type="float">
            <text:p>0.01044163</text:p>
          </table:table-cell>
          <table:table-cell office:value-type="float" office:value="0.015448" calcext:value-type="float">
            <text:p>0.015448</text:p>
          </table:table-cell>
          <table:table-cell office:value-type="float" office:value="3.632626" calcext:value-type="float">
            <text:p>3.632626</text:p>
          </table:table-cell>
          <table:table-cell office:value-type="float" office:value="3.468518" calcext:value-type="float">
            <text:p>3.468518</text:p>
          </table:table-cell>
          <table:table-cell office:value-type="float" office:value="4.229604" calcext:value-type="float">
            <text:p>4.229604</text:p>
          </table:table-cell>
          <table:table-cell office:value-type="float" office:value="2.243546" calcext:value-type="float">
            <text:p>2.243546</text:p>
          </table:table-cell>
          <table:table-cell office:value-type="float" office:value="0.9314786" calcext:value-type="float">
            <text:p>0.9314786</text:p>
          </table:table-cell>
          <table:table-cell office:value-type="float" office:value="0.4345809" calcext:value-type="float">
            <text:p>0.4345809</text:p>
          </table:table-cell>
          <table:table-cell office:value-type="float" office:value="0.3803046" calcext:value-type="float">
            <text:p>0.3803046</text:p>
          </table:table-cell>
          <table:table-cell office:value-type="float" office:value="0" calcext:value-type="float">
            <text:p>0</text:p>
          </table:table-cell>
          <table:table-cell office:value-type="float" office:value="3991.096" calcext:value-type="float">
            <text:p>3991.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1838" calcext:value-type="float">
            <text:p>-0.68618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15.38859" calcext:value-type="float">
            <text:p>15.38859</text:p>
          </table:table-cell>
          <table:table-cell office:value-type="float" office:value="1074.901" calcext:value-type="float">
            <text:p>1074.901</text:p>
          </table:table-cell>
          <table:table-cell office:value-type="float" office:value="12.81" calcext:value-type="float">
            <text:p>12.81</text:p>
          </table:table-cell>
          <table:table-cell office:value-type="float" office:value="-21.50443" calcext:value-type="float">
            <text:p>-21.50443</text:p>
          </table:table-cell>
          <table:table-cell office:value-type="float" office:value="0.2023243" calcext:value-type="float">
            <text:p>0.2023243</text:p>
          </table:table-cell>
          <table:table-cell office:value-type="float" office:value="14.19895" calcext:value-type="float">
            <text:p>14.19895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051" calcext:value-type="float">
            <text:p>0.005079051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29" calcext:value-type="float">
            <text:p>1.038029</text:p>
          </table:table-cell>
          <table:table-cell office:value-type="float" office:value="-0.2890998" calcext:value-type="float">
            <text:p>-0.2890998</text:p>
          </table:table-cell>
          <table:table-cell office:value-type="float" office:value="-0.08410607" calcext:value-type="float">
            <text:p>-0.08410607</text:p>
          </table:table-cell>
          <table:table-cell office:value-type="float" office:value="0.000001424657" calcext:value-type="float">
            <text:p>1.424657E-06</text:p>
          </table:table-cell>
          <table:table-cell office:value-type="float" office:value="12.51401" calcext:value-type="float">
            <text:p>12.51401</text:p>
          </table:table-cell>
          <table:table-cell office:value-type="float" office:value="9.339643" calcext:value-type="float">
            <text:p>9.339643</text:p>
          </table:table-cell>
          <table:table-cell office:value-type="float" office:value="0.6442263" calcext:value-type="float">
            <text:p>0.6442263</text:p>
          </table:table-cell>
          <table:table-cell office:value-type="float" office:value="0.1208831" calcext:value-type="float">
            <text:p>0.1208831</text:p>
          </table:table-cell>
          <table:table-cell office:value-type="float" office:value="0.03877257" calcext:value-type="float">
            <text:p>0.03877257</text:p>
          </table:table-cell>
          <table:table-cell office:value-type="float" office:value="0.04215685" calcext:value-type="float">
            <text:p>0.04215685</text:p>
          </table:table-cell>
          <table:table-cell office:value-type="float" office:value="0.01302379" calcext:value-type="float">
            <text:p>0.01302379</text:p>
          </table:table-cell>
          <table:table-cell office:value-type="float" office:value="0.008435416" calcext:value-type="float">
            <text:p>0.008435416</text:p>
          </table:table-cell>
          <table:table-cell office:value-type="float" office:value="0.02339973" calcext:value-type="float">
            <text:p>0.02339973</text:p>
          </table:table-cell>
          <table:table-cell office:value-type="float" office:value="0.02073783" calcext:value-type="float">
            <text:p>0.02073783</text:p>
          </table:table-cell>
          <table:table-cell office:value-type="float" office:value="0.01850352" calcext:value-type="float">
            <text:p>0.01850352</text:p>
          </table:table-cell>
          <table:table-cell office:value-type="float" office:value="0.01893186" calcext:value-type="float">
            <text:p>0.01893186</text:p>
          </table:table-cell>
          <table:table-cell office:value-type="float" office:value="0.02553802" calcext:value-type="float">
            <text:p>0.02553802</text:p>
          </table:table-cell>
          <table:table-cell office:value-type="float" office:value="0.005864339" calcext:value-type="float">
            <text:p>0.005864339</text:p>
          </table:table-cell>
          <table:table-cell office:value-type="float" office:value="0.003474923" calcext:value-type="float">
            <text:p>0.003474923</text:p>
          </table:table-cell>
          <table:table-cell office:value-type="float" office:value="0" calcext:value-type="float">
            <text:p>0</text:p>
          </table:table-cell>
          <table:table-cell office:value-type="float" office:value="35.33498" calcext:value-type="float">
            <text:p>35.33498</text:p>
          </table:table-cell>
          <table:table-cell office:value-type="float" office:value="96.41557" calcext:value-type="float">
            <text:p>96.41557</text:p>
          </table:table-cell>
          <table:table-cell office:value-type="float" office:value="49.28957" calcext:value-type="float">
            <text:p>49.28957</text:p>
          </table:table-cell>
          <table:table-cell office:value-type="float" office:value="2.980063" calcext:value-type="float">
            <text:p>2.980063</text:p>
          </table:table-cell>
          <table:table-cell office:value-type="float" office:value="0.01626108" calcext:value-type="float">
            <text:p>0.01626108</text:p>
          </table:table-cell>
          <table:table-cell office:value-type="float" office:value="0.009876074" calcext:value-type="float">
            <text:p>0.009876074</text:p>
          </table:table-cell>
          <table:table-cell office:value-type="float" office:value="0.01535483" calcext:value-type="float">
            <text:p>0.01535483</text:p>
          </table:table-cell>
          <table:table-cell office:value-type="float" office:value="3.525994" calcext:value-type="float">
            <text:p>3.525994</text:p>
          </table:table-cell>
          <table:table-cell office:value-type="float" office:value="3.444126" calcext:value-type="float">
            <text:p>3.444126</text:p>
          </table:table-cell>
          <table:table-cell office:value-type="float" office:value="4.209187" calcext:value-type="float">
            <text:p>4.209187</text:p>
          </table:table-cell>
          <table:table-cell office:value-type="float" office:value="2.221019" calcext:value-type="float">
            <text:p>2.221019</text:p>
          </table:table-cell>
          <table:table-cell office:value-type="float" office:value="0.9343388" calcext:value-type="float">
            <text:p>0.9343388</text:p>
          </table:table-cell>
          <table:table-cell office:value-type="float" office:value="0.4345542" calcext:value-type="float">
            <text:p>0.4345542</text:p>
          </table:table-cell>
          <table:table-cell office:value-type="float" office:value="0.3803247" calcext:value-type="float">
            <text:p>0.3803247</text:p>
          </table:table-cell>
          <table:table-cell office:value-type="float" office:value="0" calcext:value-type="float">
            <text:p>0</text:p>
          </table:table-cell>
          <table:table-cell office:value-type="float" office:value="3888.072" calcext:value-type="float">
            <text:p>3888.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2286" calcext:value-type="float">
            <text:p>-0.6862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15.34765" calcext:value-type="float">
            <text:p>15.34765</text:p>
          </table:table-cell>
          <table:table-cell office:value-type="float" office:value="1074.847" calcext:value-type="float">
            <text:p>1074.847</text:p>
          </table:table-cell>
          <table:table-cell office:value-type="float" office:value="12.81" calcext:value-type="float">
            <text:p>12.81</text:p>
          </table:table-cell>
          <table:table-cell office:value-type="float" office:value="-21.92784" calcext:value-type="float">
            <text:p>-21.92784</text:p>
          </table:table-cell>
          <table:table-cell office:value-type="float" office:value="0.1946634" calcext:value-type="float">
            <text:p>0.1946634</text:p>
          </table:table-cell>
          <table:table-cell office:value-type="float" office:value="13.86989" calcext:value-type="float">
            <text:p>13.8698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14" calcext:value-type="float">
            <text:p>0.00507914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57" calcext:value-type="float">
            <text:p>1.038057</text:p>
          </table:table-cell>
          <table:table-cell office:value-type="float" office:value="-0.2892331" calcext:value-type="float">
            <text:p>-0.2892331</text:p>
          </table:table-cell>
          <table:table-cell office:value-type="float" office:value="-0.08421091" calcext:value-type="float">
            <text:p>-0.08421091</text:p>
          </table:table-cell>
          <table:table-cell office:value-type="float" office:value="0.000001539468" calcext:value-type="float">
            <text:p>1.539468E-06</text:p>
          </table:table-cell>
          <table:table-cell office:value-type="float" office:value="12.40575" calcext:value-type="float">
            <text:p>12.40575</text:p>
          </table:table-cell>
          <table:table-cell office:value-type="float" office:value="8.910212" calcext:value-type="float">
            <text:p>8.910212</text:p>
          </table:table-cell>
          <table:table-cell office:value-type="float" office:value="0.556045" calcext:value-type="float">
            <text:p>0.556045</text:p>
          </table:table-cell>
          <table:table-cell office:value-type="float" office:value="0.1277998" calcext:value-type="float">
            <text:p>0.1277998</text:p>
          </table:table-cell>
          <table:table-cell office:value-type="float" office:value="0.04094519" calcext:value-type="float">
            <text:p>0.04094519</text:p>
          </table:table-cell>
          <table:table-cell office:value-type="float" office:value="0.04411393" calcext:value-type="float">
            <text:p>0.04411393</text:p>
          </table:table-cell>
          <table:table-cell office:value-type="float" office:value="0.01376955" calcext:value-type="float">
            <text:p>0.01376955</text:p>
          </table:table-cell>
          <table:table-cell office:value-type="float" office:value="0.008428643" calcext:value-type="float">
            <text:p>0.008428643</text:p>
          </table:table-cell>
          <table:table-cell office:value-type="float" office:value="0.02335181" calcext:value-type="float">
            <text:p>0.02335181</text:p>
          </table:table-cell>
          <table:table-cell office:value-type="float" office:value="0.02070961" calcext:value-type="float">
            <text:p>0.02070961</text:p>
          </table:table-cell>
          <table:table-cell office:value-type="float" office:value="0.01848693" calcext:value-type="float">
            <text:p>0.01848693</text:p>
          </table:table-cell>
          <table:table-cell office:value-type="float" office:value="0.01887638" calcext:value-type="float">
            <text:p>0.01887638</text:p>
          </table:table-cell>
          <table:table-cell office:value-type="float" office:value="0.02540034" calcext:value-type="float">
            <text:p>0.02540034</text:p>
          </table:table-cell>
          <table:table-cell office:value-type="float" office:value="0.005858526" calcext:value-type="float">
            <text:p>0.005858526</text:p>
          </table:table-cell>
          <table:table-cell office:value-type="float" office:value="0.003473799" calcext:value-type="float">
            <text:p>0.003473799</text:p>
          </table:table-cell>
          <table:table-cell office:value-type="float" office:value="0" calcext:value-type="float">
            <text:p>0</text:p>
          </table:table-cell>
          <table:table-cell office:value-type="float" office:value="34.76748" calcext:value-type="float">
            <text:p>34.76748</text:p>
          </table:table-cell>
          <table:table-cell office:value-type="float" office:value="94.49815" calcext:value-type="float">
            <text:p>94.49815</text:p>
          </table:table-cell>
          <table:table-cell office:value-type="float" office:value="46.82274" calcext:value-type="float">
            <text:p>46.82274</text:p>
          </table:table-cell>
          <table:table-cell office:value-type="float" office:value="1.896999" calcext:value-type="float">
            <text:p>1.896999</text:p>
          </table:table-cell>
          <table:table-cell office:value-type="float" office:value="0.01545662" calcext:value-type="float">
            <text:p>0.01545662</text:p>
          </table:table-cell>
          <table:table-cell office:value-type="float" office:value="0.009265068" calcext:value-type="float">
            <text:p>0.009265068</text:p>
          </table:table-cell>
          <table:table-cell office:value-type="float" office:value="0.01511637" calcext:value-type="float">
            <text:p>0.01511637</text:p>
          </table:table-cell>
          <table:table-cell office:value-type="float" office:value="3.419368" calcext:value-type="float">
            <text:p>3.419368</text:p>
          </table:table-cell>
          <table:table-cell office:value-type="float" office:value="3.419028" calcext:value-type="float">
            <text:p>3.419028</text:p>
          </table:table-cell>
          <table:table-cell office:value-type="float" office:value="4.188491" calcext:value-type="float">
            <text:p>4.188491</text:p>
          </table:table-cell>
          <table:table-cell office:value-type="float" office:value="2.204166" calcext:value-type="float">
            <text:p>2.204166</text:p>
          </table:table-cell>
          <table:table-cell office:value-type="float" office:value="0.9352874" calcext:value-type="float">
            <text:p>0.9352874</text:p>
          </table:table-cell>
          <table:table-cell office:value-type="float" office:value="0.4345036" calcext:value-type="float">
            <text:p>0.4345036</text:p>
          </table:table-cell>
          <table:table-cell office:value-type="float" office:value="0.3803449" calcext:value-type="float">
            <text:p>0.3803449</text:p>
          </table:table-cell>
          <table:table-cell office:value-type="float" office:value="0" calcext:value-type="float">
            <text:p>0</text:p>
          </table:table-cell>
          <table:table-cell office:value-type="float" office:value="2421.73" calcext:value-type="float">
            <text:p>2421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2769" calcext:value-type="float">
            <text:p>-0.686276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15.30519" calcext:value-type="float">
            <text:p>15.30519</text:p>
          </table:table-cell>
          <table:table-cell office:value-type="float" office:value="1074.789" calcext:value-type="float">
            <text:p>1074.789</text:p>
          </table:table-cell>
          <table:table-cell office:value-type="float" office:value="12.81" calcext:value-type="float">
            <text:p>12.81</text:p>
          </table:table-cell>
          <table:table-cell office:value-type="float" office:value="-22.3552" calcext:value-type="float">
            <text:p>-22.3552</text:p>
          </table:table-cell>
          <table:table-cell office:value-type="float" office:value="0.1878105" calcext:value-type="float">
            <text:p>0.1878105</text:p>
          </table:table-cell>
          <table:table-cell office:value-type="float" office:value="13.53971" calcext:value-type="float">
            <text:p>13.53971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211" calcext:value-type="float">
            <text:p>0.005079211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73" calcext:value-type="float">
            <text:p>1.038073</text:p>
          </table:table-cell>
          <table:table-cell office:value-type="float" office:value="-0.2893672" calcext:value-type="float">
            <text:p>-0.2893672</text:p>
          </table:table-cell>
          <table:table-cell office:value-type="float" office:value="-0.08430468" calcext:value-type="float">
            <text:p>-0.08430468</text:p>
          </table:table-cell>
          <table:table-cell office:value-type="float" office:value="0.000001658958" calcext:value-type="float">
            <text:p>1.658958E-06</text:p>
          </table:table-cell>
          <table:table-cell office:value-type="float" office:value="12.29116" calcext:value-type="float">
            <text:p>12.29116</text:p>
          </table:table-cell>
          <table:table-cell office:value-type="float" office:value="8.493853" calcext:value-type="float">
            <text:p>8.493853</text:p>
          </table:table-cell>
          <table:table-cell office:value-type="float" office:value="0.4815693" calcext:value-type="float">
            <text:p>0.4815693</text:p>
          </table:table-cell>
          <table:table-cell office:value-type="float" office:value="0.1318043" calcext:value-type="float">
            <text:p>0.1318043</text:p>
          </table:table-cell>
          <table:table-cell office:value-type="float" office:value="0.04246046" calcext:value-type="float">
            <text:p>0.04246046</text:p>
          </table:table-cell>
          <table:table-cell office:value-type="float" office:value="0.04563281" calcext:value-type="float">
            <text:p>0.04563281</text:p>
          </table:table-cell>
          <table:table-cell office:value-type="float" office:value="0.01449421" calcext:value-type="float">
            <text:p>0.01449421</text:p>
          </table:table-cell>
          <table:table-cell office:value-type="float" office:value="0.008534763" calcext:value-type="float">
            <text:p>0.008534763</text:p>
          </table:table-cell>
          <table:table-cell office:value-type="float" office:value="0.02332308" calcext:value-type="float">
            <text:p>0.02332308</text:p>
          </table:table-cell>
          <table:table-cell office:value-type="float" office:value="0.02068098" calcext:value-type="float">
            <text:p>0.02068098</text:p>
          </table:table-cell>
          <table:table-cell office:value-type="float" office:value="0.01847088" calcext:value-type="float">
            <text:p>0.01847088</text:p>
          </table:table-cell>
          <table:table-cell office:value-type="float" office:value="0.01882585" calcext:value-type="float">
            <text:p>0.01882585</text:p>
          </table:table-cell>
          <table:table-cell office:value-type="float" office:value="0.0252368" calcext:value-type="float">
            <text:p>0.0252368</text:p>
          </table:table-cell>
          <table:table-cell office:value-type="float" office:value="0.005852615" calcext:value-type="float">
            <text:p>0.005852615</text:p>
          </table:table-cell>
          <table:table-cell office:value-type="float" office:value="0.003472673" calcext:value-type="float">
            <text:p>0.003472673</text:p>
          </table:table-cell>
          <table:table-cell office:value-type="float" office:value="0" calcext:value-type="float">
            <text:p>0</text:p>
          </table:table-cell>
          <table:table-cell office:value-type="float" office:value="33.93763" calcext:value-type="float">
            <text:p>33.93763</text:p>
          </table:table-cell>
          <table:table-cell office:value-type="float" office:value="92.59454" calcext:value-type="float">
            <text:p>92.59454</text:p>
          </table:table-cell>
          <table:table-cell office:value-type="float" office:value="44.45368" calcext:value-type="float">
            <text:p>44.45368</text:p>
          </table:table-cell>
          <table:table-cell office:value-type="float" office:value="0.7411518" calcext:value-type="float">
            <text:p>0.7411518</text:p>
          </table:table-cell>
          <table:table-cell office:value-type="float" office:value="0.01441181" calcext:value-type="float">
            <text:p>0.01441181</text:p>
          </table:table-cell>
          <table:table-cell office:value-type="float" office:value="0.008798258" calcext:value-type="float">
            <text:p>0.008798258</text:p>
          </table:table-cell>
          <table:table-cell office:value-type="float" office:value="0.01463679" calcext:value-type="float">
            <text:p>0.01463679</text:p>
          </table:table-cell>
          <table:table-cell office:value-type="float" office:value="3.316236" calcext:value-type="float">
            <text:p>3.316236</text:p>
          </table:table-cell>
          <table:table-cell office:value-type="float" office:value="3.393495" calcext:value-type="float">
            <text:p>3.393495</text:p>
          </table:table-cell>
          <table:table-cell office:value-type="float" office:value="4.167559" calcext:value-type="float">
            <text:p>4.167559</text:p>
          </table:table-cell>
          <table:table-cell office:value-type="float" office:value="2.188917" calcext:value-type="float">
            <text:p>2.188917</text:p>
          </table:table-cell>
          <table:table-cell office:value-type="float" office:value="0.9334545" calcext:value-type="float">
            <text:p>0.9334545</text:p>
          </table:table-cell>
          <table:table-cell office:value-type="float" office:value="0.4344147" calcext:value-type="float">
            <text:p>0.4344147</text:p>
          </table:table-cell>
          <table:table-cell office:value-type="float" office:value="0.3803652" calcext:value-type="float">
            <text:p>0.3803652</text:p>
          </table:table-cell>
          <table:table-cell office:value-type="float" office:value="0" calcext:value-type="float">
            <text:p>0</text:p>
          </table:table-cell>
          <table:table-cell office:value-type="float" office:value="1784.72" calcext:value-type="float">
            <text:p>1784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3266" calcext:value-type="float">
            <text:p>-0.686326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15.23545" calcext:value-type="float">
            <text:p>15.23545</text:p>
          </table:table-cell>
          <table:table-cell office:value-type="float" office:value="1074.737" calcext:value-type="float">
            <text:p>1074.737</text:p>
          </table:table-cell>
          <table:table-cell office:value-type="float" office:value="12.81" calcext:value-type="float">
            <text:p>12.81</text:p>
          </table:table-cell>
          <table:table-cell office:value-type="float" office:value="-22.74642" calcext:value-type="float">
            <text:p>-22.74642</text:p>
          </table:table-cell>
          <table:table-cell office:value-type="float" office:value="0.1795128" calcext:value-type="float">
            <text:p>0.1795128</text:p>
          </table:table-cell>
          <table:table-cell office:value-type="float" office:value="13.27004" calcext:value-type="float">
            <text:p>13.27004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255" calcext:value-type="float">
            <text:p>0.005079255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85" calcext:value-type="float">
            <text:p>1.038085</text:p>
          </table:table-cell>
          <table:table-cell office:value-type="float" office:value="-0.2894703" calcext:value-type="float">
            <text:p>-0.2894703</text:p>
          </table:table-cell>
          <table:table-cell office:value-type="float" office:value="-0.08437481" calcext:value-type="float">
            <text:p>-0.08437481</text:p>
          </table:table-cell>
          <table:table-cell office:value-type="float" office:value="0.000001782867" calcext:value-type="float">
            <text:p>1.782867E-06</text:p>
          </table:table-cell>
          <table:table-cell office:value-type="float" office:value="12.21034" calcext:value-type="float">
            <text:p>12.21034</text:p>
          </table:table-cell>
          <table:table-cell office:value-type="float" office:value="8.049374" calcext:value-type="float">
            <text:p>8.049374</text:p>
          </table:table-cell>
          <table:table-cell office:value-type="float" office:value="0.4066584" calcext:value-type="float">
            <text:p>0.4066584</text:p>
          </table:table-cell>
          <table:table-cell office:value-type="float" office:value="0.1246294" calcext:value-type="float">
            <text:p>0.1246294</text:p>
          </table:table-cell>
          <table:table-cell office:value-type="float" office:value="0.04054719" calcext:value-type="float">
            <text:p>0.04054719</text:p>
          </table:table-cell>
          <table:table-cell office:value-type="float" office:value="0.0439392" calcext:value-type="float">
            <text:p>0.0439392</text:p>
          </table:table-cell>
          <table:table-cell office:value-type="float" office:value="0.01456817" calcext:value-type="float">
            <text:p>0.01456817</text:p>
          </table:table-cell>
          <table:table-cell office:value-type="float" office:value="0.008500793" calcext:value-type="float">
            <text:p>0.008500793</text:p>
          </table:table-cell>
          <table:table-cell office:value-type="float" office:value="0.0233058" calcext:value-type="float">
            <text:p>0.0233058</text:p>
          </table:table-cell>
          <table:table-cell office:value-type="float" office:value="0.02065363" calcext:value-type="float">
            <text:p>0.02065363</text:p>
          </table:table-cell>
          <table:table-cell office:value-type="float" office:value="0.01845594" calcext:value-type="float">
            <text:p>0.01845594</text:p>
          </table:table-cell>
          <table:table-cell office:value-type="float" office:value="0.01877784" calcext:value-type="float">
            <text:p>0.01877784</text:p>
          </table:table-cell>
          <table:table-cell office:value-type="float" office:value="0.02505991" calcext:value-type="float">
            <text:p>0.02505991</text:p>
          </table:table-cell>
          <table:table-cell office:value-type="float" office:value="0.005846676" calcext:value-type="float">
            <text:p>0.005846676</text:p>
          </table:table-cell>
          <table:table-cell office:value-type="float" office:value="0.003471529" calcext:value-type="float">
            <text:p>0.003471529</text:p>
          </table:table-cell>
          <table:table-cell office:value-type="float" office:value="0" calcext:value-type="float">
            <text:p>0</text:p>
          </table:table-cell>
          <table:table-cell office:value-type="float" office:value="33.47902" calcext:value-type="float">
            <text:p>33.47902</text:p>
          </table:table-cell>
          <table:table-cell office:value-type="float" office:value="90.70614" calcext:value-type="float">
            <text:p>90.70614</text:p>
          </table:table-cell>
          <table:table-cell office:value-type="float" office:value="42.72513" calcext:value-type="float">
            <text:p>42.72513</text:p>
          </table:table-cell>
          <table:table-cell office:value-type="float" office:value="0.02785247" calcext:value-type="float">
            <text:p>0.02785247</text:p>
          </table:table-cell>
          <table:table-cell office:value-type="float" office:value="0.01335264" calcext:value-type="float">
            <text:p>0.01335264</text:p>
          </table:table-cell>
          <table:table-cell office:value-type="float" office:value="0.008513933" calcext:value-type="float">
            <text:p>0.008513933</text:p>
          </table:table-cell>
          <table:table-cell office:value-type="float" office:value="0.01426993" calcext:value-type="float">
            <text:p>0.01426993</text:p>
          </table:table-cell>
          <table:table-cell office:value-type="float" office:value="3.219647" calcext:value-type="float">
            <text:p>3.219647</text:p>
          </table:table-cell>
          <table:table-cell office:value-type="float" office:value="3.36842" calcext:value-type="float">
            <text:p>3.36842</text:p>
          </table:table-cell>
          <table:table-cell office:value-type="float" office:value="4.147091" calcext:value-type="float">
            <text:p>4.147091</text:p>
          </table:table-cell>
          <table:table-cell office:value-type="float" office:value="2.173783" calcext:value-type="float">
            <text:p>2.173783</text:p>
          </table:table-cell>
          <table:table-cell office:value-type="float" office:value="0.9293465" calcext:value-type="float">
            <text:p>0.9293465</text:p>
          </table:table-cell>
          <table:table-cell office:value-type="float" office:value="0.4343444" calcext:value-type="float">
            <text:p>0.4343444</text:p>
          </table:table-cell>
          <table:table-cell office:value-type="float" office:value="0.3803854" calcext:value-type="float">
            <text:p>0.3803854</text:p>
          </table:table-cell>
          <table:table-cell office:value-type="float" office:value="0" calcext:value-type="float">
            <text:p>0</text:p>
          </table:table-cell>
          <table:table-cell office:value-type="float" office:value="1699.391" calcext:value-type="float">
            <text:p>1699.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3805" calcext:value-type="float">
            <text:p>-0.68638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15.16307" calcext:value-type="float">
            <text:p>15.16307</text:p>
          </table:table-cell>
          <table:table-cell office:value-type="float" office:value="1074.688" calcext:value-type="float">
            <text:p>1074.688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03887" calcext:value-type="float">
            <text:p>-23.03887</text:p>
          </table:table-cell>
          <table:table-cell office:value-type="float" office:value="0.1705375" calcext:value-type="float">
            <text:p>0.1705375</text:p>
          </table:table-cell>
          <table:table-cell office:value-type="float" office:value="13.09917" calcext:value-type="float">
            <text:p>13.09917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" calcext:value-type="float">
            <text:p>0.0050793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95" calcext:value-type="float">
            <text:p>1.038095</text:p>
          </table:table-cell>
          <table:table-cell office:value-type="float" office:value="-0.2895698" calcext:value-type="float">
            <text:p>-0.2895698</text:p>
          </table:table-cell>
          <table:table-cell office:value-type="float" office:value="-0.08442289" calcext:value-type="float">
            <text:p>-0.08442289</text:p>
          </table:table-cell>
          <table:table-cell office:value-type="float" office:value="0.000001912826" calcext:value-type="float">
            <text:p>1.912826E-06</text:p>
          </table:table-cell>
          <table:table-cell office:value-type="float" office:value="12.14451" calcext:value-type="float">
            <text:p>12.14451</text:p>
          </table:table-cell>
          <table:table-cell office:value-type="float" office:value="7.51409" calcext:value-type="float">
            <text:p>7.51409</text:p>
          </table:table-cell>
          <table:table-cell office:value-type="float" office:value="0.3440302" calcext:value-type="float">
            <text:p>0.3440302</text:p>
          </table:table-cell>
          <table:table-cell office:value-type="float" office:value="0.1168008" calcext:value-type="float">
            <text:p>0.1168008</text:p>
          </table:table-cell>
          <table:table-cell office:value-type="float" office:value="0.03832565" calcext:value-type="float">
            <text:p>0.03832565</text:p>
          </table:table-cell>
          <table:table-cell office:value-type="float" office:value="0.04173378" calcext:value-type="float">
            <text:p>0.04173378</text:p>
          </table:table-cell>
          <table:table-cell office:value-type="float" office:value="0.01433479" calcext:value-type="float">
            <text:p>0.01433479</text:p>
          </table:table-cell>
          <table:table-cell office:value-type="float" office:value="0.008413071" calcext:value-type="float">
            <text:p>0.008413071</text:p>
          </table:table-cell>
          <table:table-cell office:value-type="float" office:value="0.02327444" calcext:value-type="float">
            <text:p>0.02327444</text:p>
          </table:table-cell>
          <table:table-cell office:value-type="float" office:value="0.02062526" calcext:value-type="float">
            <text:p>0.02062526</text:p>
          </table:table-cell>
          <table:table-cell office:value-type="float" office:value="0.01844124" calcext:value-type="float">
            <text:p>0.01844124</text:p>
          </table:table-cell>
          <table:table-cell office:value-type="float" office:value="0.01873239" calcext:value-type="float">
            <text:p>0.01873239</text:p>
          </table:table-cell>
          <table:table-cell office:value-type="float" office:value="0.02487644" calcext:value-type="float">
            <text:p>0.02487644</text:p>
          </table:table-cell>
          <table:table-cell office:value-type="float" office:value="0.005840645" calcext:value-type="float">
            <text:p>0.005840645</text:p>
          </table:table-cell>
          <table:table-cell office:value-type="float" office:value="0.003470383" calcext:value-type="float">
            <text:p>0.003470383</text:p>
          </table:table-cell>
          <table:table-cell office:value-type="float" office:value="0" calcext:value-type="float">
            <text:p>0</text:p>
          </table:table-cell>
          <table:table-cell office:value-type="float" office:value="33.34594" calcext:value-type="float">
            <text:p>33.34594</text:p>
          </table:table-cell>
          <table:table-cell office:value-type="float" office:value="88.78501" calcext:value-type="float">
            <text:p>88.78501</text:p>
          </table:table-cell>
          <table:table-cell office:value-type="float" office:value="42.20965" calcext:value-type="float">
            <text:p>42.20965</text:p>
          </table:table-cell>
          <table:table-cell office:value-type="float" office:value="0.02651463" calcext:value-type="float">
            <text:p>0.02651463</text:p>
          </table:table-cell>
          <table:table-cell office:value-type="float" office:value="0.01271285" calcext:value-type="float">
            <text:p>0.01271285</text:p>
          </table:table-cell>
          <table:table-cell office:value-type="float" office:value="0.008299108" calcext:value-type="float">
            <text:p>0.008299108</text:p>
          </table:table-cell>
          <table:table-cell office:value-type="float" office:value="0.01382357" calcext:value-type="float">
            <text:p>0.01382357</text:p>
          </table:table-cell>
          <table:table-cell office:value-type="float" office:value="3.126266" calcext:value-type="float">
            <text:p>3.126266</text:p>
          </table:table-cell>
          <table:table-cell office:value-type="float" office:value="3.342158" calcext:value-type="float">
            <text:p>3.342158</text:p>
          </table:table-cell>
          <table:table-cell office:value-type="float" office:value="4.126999" calcext:value-type="float">
            <text:p>4.126999</text:p>
          </table:table-cell>
          <table:table-cell office:value-type="float" office:value="2.158456" calcext:value-type="float">
            <text:p>2.158456</text:p>
          </table:table-cell>
          <table:table-cell office:value-type="float" office:value="0.9234426" calcext:value-type="float">
            <text:p>0.9234426</text:p>
          </table:table-cell>
          <table:table-cell office:value-type="float" office:value="0.4342392" calcext:value-type="float">
            <text:p>0.4342392</text:p>
          </table:table-cell>
          <table:table-cell office:value-type="float" office:value="0.3804058" calcext:value-type="float">
            <text:p>0.3804058</text:p>
          </table:table-cell>
          <table:table-cell office:value-type="float" office:value="0" calcext:value-type="float">
            <text:p>0</text:p>
          </table:table-cell>
          <table:table-cell office:value-type="float" office:value="1680.755" calcext:value-type="float">
            <text:p>1680.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4398" calcext:value-type="float">
            <text:p>-0.68643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15.10347" calcext:value-type="float">
            <text:p>15.10347</text:p>
          </table:table-cell>
          <table:table-cell office:value-type="float" office:value="1074.647" calcext:value-type="float">
            <text:p>1074.647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3073" calcext:value-type="float">
            <text:p>-23.3073</text:p>
          </table:table-cell>
          <table:table-cell office:value-type="float" office:value="0.1619204" calcext:value-type="float">
            <text:p>0.1619204</text:p>
          </table:table-cell>
          <table:table-cell office:value-type="float" office:value="12.93374" calcext:value-type="float">
            <text:p>12.93374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45" calcext:value-type="float">
            <text:p>0.005079345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86" calcext:value-type="float">
            <text:p>1.038086</text:p>
          </table:table-cell>
          <table:table-cell office:value-type="float" office:value="-0.2896311" calcext:value-type="float">
            <text:p>-0.2896311</text:p>
          </table:table-cell>
          <table:table-cell office:value-type="float" office:value="-0.08444761" calcext:value-type="float">
            <text:p>-0.08444761</text:p>
          </table:table-cell>
          <table:table-cell office:value-type="float" office:value="0.000002049594" calcext:value-type="float">
            <text:p>2.049594E-06</text:p>
          </table:table-cell>
          <table:table-cell office:value-type="float" office:value="12.09848" calcext:value-type="float">
            <text:p>12.09848</text:p>
          </table:table-cell>
          <table:table-cell office:value-type="float" office:value="7.063664" calcext:value-type="float">
            <text:p>7.063664</text:p>
          </table:table-cell>
          <table:table-cell office:value-type="float" office:value="0.2867205" calcext:value-type="float">
            <text:p>0.2867205</text:p>
          </table:table-cell>
          <table:table-cell office:value-type="float" office:value="0.1035891" calcext:value-type="float">
            <text:p>0.1035891</text:p>
          </table:table-cell>
          <table:table-cell office:value-type="float" office:value="0.03445649" calcext:value-type="float">
            <text:p>0.03445649</text:p>
          </table:table-cell>
          <table:table-cell office:value-type="float" office:value="0.03782572" calcext:value-type="float">
            <text:p>0.03782572</text:p>
          </table:table-cell>
          <table:table-cell office:value-type="float" office:value="0.01346428" calcext:value-type="float">
            <text:p>0.01346428</text:p>
          </table:table-cell>
          <table:table-cell office:value-type="float" office:value="0.00815181" calcext:value-type="float">
            <text:p>0.00815181</text:p>
          </table:table-cell>
          <table:table-cell office:value-type="float" office:value="0.02321661" calcext:value-type="float">
            <text:p>0.02321661</text:p>
          </table:table-cell>
          <table:table-cell office:value-type="float" office:value="0.02059602" calcext:value-type="float">
            <text:p>0.02059602</text:p>
          </table:table-cell>
          <table:table-cell office:value-type="float" office:value="0.01842764" calcext:value-type="float">
            <text:p>0.01842764</text:p>
          </table:table-cell>
          <table:table-cell office:value-type="float" office:value="0.01868846" calcext:value-type="float">
            <text:p>0.01868846</text:p>
          </table:table-cell>
          <table:table-cell office:value-type="float" office:value="0.02468885" calcext:value-type="float">
            <text:p>0.02468885</text:p>
          </table:table-cell>
          <table:table-cell office:value-type="float" office:value="0.005834518" calcext:value-type="float">
            <text:p>0.005834518</text:p>
          </table:table-cell>
          <table:table-cell office:value-type="float" office:value="0.003469232" calcext:value-type="float">
            <text:p>0.003469232</text:p>
          </table:table-cell>
          <table:table-cell office:value-type="float" office:value="0" calcext:value-type="float">
            <text:p>0</text:p>
          </table:table-cell>
          <table:table-cell office:value-type="float" office:value="33.70316" calcext:value-type="float">
            <text:p>33.70316</text:p>
          </table:table-cell>
          <table:table-cell office:value-type="float" office:value="86.96007" calcext:value-type="float">
            <text:p>86.96007</text:p>
          </table:table-cell>
          <table:table-cell office:value-type="float" office:value="41.68004" calcext:value-type="float">
            <text:p>41.68004</text:p>
          </table:table-cell>
          <table:table-cell office:value-type="float" office:value="0.02541838" calcext:value-type="float">
            <text:p>0.02541838</text:p>
          </table:table-cell>
          <table:table-cell office:value-type="float" office:value="0.01208738" calcext:value-type="float">
            <text:p>0.01208738</text:p>
          </table:table-cell>
          <table:table-cell office:value-type="float" office:value="0.008266894" calcext:value-type="float">
            <text:p>0.008266894</text:p>
          </table:table-cell>
          <table:table-cell office:value-type="float" office:value="0.01345635" calcext:value-type="float">
            <text:p>0.01345635</text:p>
          </table:table-cell>
          <table:table-cell office:value-type="float" office:value="3.031527" calcext:value-type="float">
            <text:p>3.031527</text:p>
          </table:table-cell>
          <table:table-cell office:value-type="float" office:value="3.314554" calcext:value-type="float">
            <text:p>3.314554</text:p>
          </table:table-cell>
          <table:table-cell office:value-type="float" office:value="4.10681" calcext:value-type="float">
            <text:p>4.10681</text:p>
          </table:table-cell>
          <table:table-cell office:value-type="float" office:value="2.1422" calcext:value-type="float">
            <text:p>2.1422</text:p>
          </table:table-cell>
          <table:table-cell office:value-type="float" office:value="0.9157643" calcext:value-type="float">
            <text:p>0.9157643</text:p>
          </table:table-cell>
          <table:table-cell office:value-type="float" office:value="0.4340982" calcext:value-type="float">
            <text:p>0.4340982</text:p>
          </table:table-cell>
          <table:table-cell office:value-type="float" office:value="0.380426" calcext:value-type="float">
            <text:p>0.380426</text:p>
          </table:table-cell>
          <table:table-cell office:value-type="float" office:value="0" calcext:value-type="float">
            <text:p>0</text:p>
          </table:table-cell>
          <table:table-cell office:value-type="float" office:value="1633.838" calcext:value-type="float">
            <text:p>1633.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4877" calcext:value-type="float">
            <text:p>-0.686487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15.04764" calcext:value-type="float">
            <text:p>15.04764</text:p>
          </table:table-cell>
          <table:table-cell office:value-type="float" office:value="1074.61" calcext:value-type="float">
            <text:p>1074.61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57657" calcext:value-type="float">
            <text:p>-23.57657</text:p>
          </table:table-cell>
          <table:table-cell office:value-type="float" office:value="0.154265" calcext:value-type="float">
            <text:p>0.154265</text:p>
          </table:table-cell>
          <table:table-cell office:value-type="float" office:value="12.76009" calcext:value-type="float">
            <text:p>12.7600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73" calcext:value-type="float">
            <text:p>1.038073</text:p>
          </table:table-cell>
          <table:table-cell office:value-type="float" office:value="-0.2896824" calcext:value-type="float">
            <text:p>-0.2896824</text:p>
          </table:table-cell>
          <table:table-cell office:value-type="float" office:value="-0.08446398" calcext:value-type="float">
            <text:p>-0.08446398</text:p>
          </table:table-cell>
          <table:table-cell office:value-type="float" office:value="0.000002194741" calcext:value-type="float">
            <text:p>2.194741E-06</text:p>
          </table:table-cell>
          <table:table-cell office:value-type="float" office:value="12.05828" calcext:value-type="float">
            <text:p>12.05828</text:p>
          </table:table-cell>
          <table:table-cell office:value-type="float" office:value="6.620424" calcext:value-type="float">
            <text:p>6.620424</text:p>
          </table:table-cell>
          <table:table-cell office:value-type="float" office:value="0.243124" calcext:value-type="float">
            <text:p>0.243124</text:p>
          </table:table-cell>
          <table:table-cell office:value-type="float" office:value="0.09541466" calcext:value-type="float">
            <text:p>0.09541466</text:p>
          </table:table-cell>
          <table:table-cell office:value-type="float" office:value="0.03178432" calcext:value-type="float">
            <text:p>0.03178432</text:p>
          </table:table-cell>
          <table:table-cell office:value-type="float" office:value="0.03491538" calcext:value-type="float">
            <text:p>0.03491538</text:p>
          </table:table-cell>
          <table:table-cell office:value-type="float" office:value="0.01271319" calcext:value-type="float">
            <text:p>0.01271319</text:p>
          </table:table-cell>
          <table:table-cell office:value-type="float" office:value="0.007937937" calcext:value-type="float">
            <text:p>0.007937937</text:p>
          </table:table-cell>
          <table:table-cell office:value-type="float" office:value="0.02313882" calcext:value-type="float">
            <text:p>0.02313882</text:p>
          </table:table-cell>
          <table:table-cell office:value-type="float" office:value="0.02056731" calcext:value-type="float">
            <text:p>0.02056731</text:p>
          </table:table-cell>
          <table:table-cell office:value-type="float" office:value="0.01841486" calcext:value-type="float">
            <text:p>0.01841486</text:p>
          </table:table-cell>
          <table:table-cell office:value-type="float" office:value="0.01864598" calcext:value-type="float">
            <text:p>0.01864598</text:p>
          </table:table-cell>
          <table:table-cell office:value-type="float" office:value="0.0244984" calcext:value-type="float">
            <text:p>0.0244984</text:p>
          </table:table-cell>
          <table:table-cell office:value-type="float" office:value="0.005828299" calcext:value-type="float">
            <text:p>0.005828299</text:p>
          </table:table-cell>
          <table:table-cell office:value-type="float" office:value="0.00346806" calcext:value-type="float">
            <text:p>0.00346806</text:p>
          </table:table-cell>
          <table:table-cell office:value-type="float" office:value="0" calcext:value-type="float">
            <text:p>0</text:p>
          </table:table-cell>
          <table:table-cell office:value-type="float" office:value="34.49277" calcext:value-type="float">
            <text:p>34.49277</text:p>
          </table:table-cell>
          <table:table-cell office:value-type="float" office:value="84.98622" calcext:value-type="float">
            <text:p>84.98622</text:p>
          </table:table-cell>
          <table:table-cell office:value-type="float" office:value="41.08459" calcext:value-type="float">
            <text:p>41.08459</text:p>
          </table:table-cell>
          <table:table-cell office:value-type="float" office:value="0.02489533" calcext:value-type="float">
            <text:p>0.02489533</text:p>
          </table:table-cell>
          <table:table-cell office:value-type="float" office:value="0.01153271" calcext:value-type="float">
            <text:p>0.01153271</text:p>
          </table:table-cell>
          <table:table-cell office:value-type="float" office:value="0.008228606" calcext:value-type="float">
            <text:p>0.008228606</text:p>
          </table:table-cell>
          <table:table-cell office:value-type="float" office:value="0.01319956" calcext:value-type="float">
            <text:p>0.01319956</text:p>
          </table:table-cell>
          <table:table-cell office:value-type="float" office:value="2.936119" calcext:value-type="float">
            <text:p>2.936119</text:p>
          </table:table-cell>
          <table:table-cell office:value-type="float" office:value="3.285242" calcext:value-type="float">
            <text:p>3.285242</text:p>
          </table:table-cell>
          <table:table-cell office:value-type="float" office:value="4.085597" calcext:value-type="float">
            <text:p>4.085597</text:p>
          </table:table-cell>
          <table:table-cell office:value-type="float" office:value="2.124876" calcext:value-type="float">
            <text:p>2.124876</text:p>
          </table:table-cell>
          <table:table-cell office:value-type="float" office:value="0.9061339" calcext:value-type="float">
            <text:p>0.9061339</text:p>
          </table:table-cell>
          <table:table-cell office:value-type="float" office:value="0.4339274" calcext:value-type="float">
            <text:p>0.4339274</text:p>
          </table:table-cell>
          <table:table-cell office:value-type="float" office:value="0.3804462" calcext:value-type="float">
            <text:p>0.3804462</text:p>
          </table:table-cell>
          <table:table-cell office:value-type="float" office:value="0" calcext:value-type="float">
            <text:p>0</text:p>
          </table:table-cell>
          <table:table-cell office:value-type="float" office:value="1582.966" calcext:value-type="float">
            <text:p>1582.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5358" calcext:value-type="float">
            <text:p>-0.68653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14.9925" calcext:value-type="float">
            <text:p>14.9925</text:p>
          </table:table-cell>
          <table:table-cell office:value-type="float" office:value="1074.574" calcext:value-type="float">
            <text:p>1074.574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85308" calcext:value-type="float">
            <text:p>-23.85308</text:p>
          </table:table-cell>
          <table:table-cell office:value-type="float" office:value="0.1473425" calcext:value-type="float">
            <text:p>0.1473425</text:p>
          </table:table-cell>
          <table:table-cell office:value-type="float" office:value="12.57716" calcext:value-type="float">
            <text:p>12.5771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47" calcext:value-type="float">
            <text:p>1.038047</text:p>
          </table:table-cell>
          <table:table-cell office:value-type="float" office:value="-0.2897833" calcext:value-type="float">
            <text:p>-0.2897833</text:p>
          </table:table-cell>
          <table:table-cell office:value-type="float" office:value="-0.08447573" calcext:value-type="float">
            <text:p>-0.08447573</text:p>
          </table:table-cell>
          <table:table-cell office:value-type="float" office:value="0.00000237597" calcext:value-type="float">
            <text:p>2.37597E-06</text:p>
          </table:table-cell>
          <table:table-cell office:value-type="float" office:value="12.02064" calcext:value-type="float">
            <text:p>12.02064</text:p>
          </table:table-cell>
          <table:table-cell office:value-type="float" office:value="6.171416" calcext:value-type="float">
            <text:p>6.171416</text:p>
          </table:table-cell>
          <table:table-cell office:value-type="float" office:value="0.2109781" calcext:value-type="float">
            <text:p>0.2109781</text:p>
          </table:table-cell>
          <table:table-cell office:value-type="float" office:value="0.09114262" calcext:value-type="float">
            <text:p>0.09114262</text:p>
          </table:table-cell>
          <table:table-cell office:value-type="float" office:value="0.03014619" calcext:value-type="float">
            <text:p>0.03014619</text:p>
          </table:table-cell>
          <table:table-cell office:value-type="float" office:value="0.03296642" calcext:value-type="float">
            <text:p>0.03296642</text:p>
          </table:table-cell>
          <table:table-cell office:value-type="float" office:value="0.0121554" calcext:value-type="float">
            <text:p>0.0121554</text:p>
          </table:table-cell>
          <table:table-cell office:value-type="float" office:value="0.007769805" calcext:value-type="float">
            <text:p>0.007769805</text:p>
          </table:table-cell>
          <table:table-cell office:value-type="float" office:value="0.02304837" calcext:value-type="float">
            <text:p>0.02304837</text:p>
          </table:table-cell>
          <table:table-cell office:value-type="float" office:value="0.02053915" calcext:value-type="float">
            <text:p>0.02053915</text:p>
          </table:table-cell>
          <table:table-cell office:value-type="float" office:value="0.01840388" calcext:value-type="float">
            <text:p>0.01840388</text:p>
          </table:table-cell>
          <table:table-cell office:value-type="float" office:value="0.01860579" calcext:value-type="float">
            <text:p>0.01860579</text:p>
          </table:table-cell>
          <table:table-cell office:value-type="float" office:value="0.02430705" calcext:value-type="float">
            <text:p>0.02430705</text:p>
          </table:table-cell>
          <table:table-cell office:value-type="float" office:value="0.005821996" calcext:value-type="float">
            <text:p>0.005821996</text:p>
          </table:table-cell>
          <table:table-cell office:value-type="float" office:value="0.003466889" calcext:value-type="float">
            <text:p>0.003466889</text:p>
          </table:table-cell>
          <table:table-cell office:value-type="float" office:value="0" calcext:value-type="float">
            <text:p>0</text:p>
          </table:table-cell>
          <table:table-cell office:value-type="float" office:value="35.98831" calcext:value-type="float">
            <text:p>35.98831</text:p>
          </table:table-cell>
          <table:table-cell office:value-type="float" office:value="82.76881" calcext:value-type="float">
            <text:p>82.76881</text:p>
          </table:table-cell>
          <table:table-cell office:value-type="float" office:value="40.42282" calcext:value-type="float">
            <text:p>40.42282</text:p>
          </table:table-cell>
          <table:table-cell office:value-type="float" office:value="0.02454975" calcext:value-type="float">
            <text:p>0.02454975</text:p>
          </table:table-cell>
          <table:table-cell office:value-type="float" office:value="0.01102136" calcext:value-type="float">
            <text:p>0.01102136</text:p>
          </table:table-cell>
          <table:table-cell office:value-type="float" office:value="0.008150094" calcext:value-type="float">
            <text:p>0.008150094</text:p>
          </table:table-cell>
          <table:table-cell office:value-type="float" office:value="0.01272611" calcext:value-type="float">
            <text:p>0.01272611</text:p>
          </table:table-cell>
          <table:table-cell office:value-type="float" office:value="2.839611" calcext:value-type="float">
            <text:p>2.839611</text:p>
          </table:table-cell>
          <table:table-cell office:value-type="float" office:value="3.254306" calcext:value-type="float">
            <text:p>3.254306</text:p>
          </table:table-cell>
          <table:table-cell office:value-type="float" office:value="4.063507" calcext:value-type="float">
            <text:p>4.063507</text:p>
          </table:table-cell>
          <table:table-cell office:value-type="float" office:value="2.106688" calcext:value-type="float">
            <text:p>2.106688</text:p>
          </table:table-cell>
          <table:table-cell office:value-type="float" office:value="0.8945371" calcext:value-type="float">
            <text:p>0.8945371</text:p>
          </table:table-cell>
          <table:table-cell office:value-type="float" office:value="0.4337334" calcext:value-type="float">
            <text:p>0.4337334</text:p>
          </table:table-cell>
          <table:table-cell office:value-type="float" office:value="0.3804675" calcext:value-type="float">
            <text:p>0.3804675</text:p>
          </table:table-cell>
          <table:table-cell office:value-type="float" office:value="0" calcext:value-type="float">
            <text:p>0</text:p>
          </table:table-cell>
          <table:table-cell office:value-type="float" office:value="1535.115" calcext:value-type="float">
            <text:p>1535.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5937" calcext:value-type="float">
            <text:p>-0.68659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14.92984" calcext:value-type="float">
            <text:p>14.92984</text:p>
          </table:table-cell>
          <table:table-cell office:value-type="float" office:value="1074.534" calcext:value-type="float">
            <text:p>1074.534</text:p>
          </table:table-cell>
          <table:table-cell office:value-type="float" office:value="12.81" calcext:value-type="float">
            <text:p>12.81</text:p>
          </table:table-cell>
          <table:table-cell office:value-type="float" office:value="-24.16214" calcext:value-type="float">
            <text:p>-24.16214</text:p>
          </table:table-cell>
          <table:table-cell office:value-type="float" office:value="0.1423507" calcext:value-type="float">
            <text:p>0.1423507</text:p>
          </table:table-cell>
          <table:table-cell office:value-type="float" office:value="12.36969" calcext:value-type="float">
            <text:p>12.3696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8009" calcext:value-type="float">
            <text:p>1.038009</text:p>
          </table:table-cell>
          <table:table-cell office:value-type="float" office:value="-0.2898539" calcext:value-type="float">
            <text:p>-0.2898539</text:p>
          </table:table-cell>
          <table:table-cell office:value-type="float" office:value="-0.08449008" calcext:value-type="float">
            <text:p>-0.08449008</text:p>
          </table:table-cell>
          <table:table-cell office:value-type="float" office:value="0.000002611353" calcext:value-type="float">
            <text:p>2.611353E-06</text:p>
          </table:table-cell>
          <table:table-cell office:value-type="float" office:value="11.97188" calcext:value-type="float">
            <text:p>11.97188</text:p>
          </table:table-cell>
          <table:table-cell office:value-type="float" office:value="5.780137" calcext:value-type="float">
            <text:p>5.780137</text:p>
          </table:table-cell>
          <table:table-cell office:value-type="float" office:value="0.1923026" calcext:value-type="float">
            <text:p>0.1923026</text:p>
          </table:table-cell>
          <table:table-cell office:value-type="float" office:value="0.09500448" calcext:value-type="float">
            <text:p>0.09500448</text:p>
          </table:table-cell>
          <table:table-cell office:value-type="float" office:value="0.03096109" calcext:value-type="float">
            <text:p>0.03096109</text:p>
          </table:table-cell>
          <table:table-cell office:value-type="float" office:value="0.03349062" calcext:value-type="float">
            <text:p>0.03349062</text:p>
          </table:table-cell>
          <table:table-cell office:value-type="float" office:value="0.01226707" calcext:value-type="float">
            <text:p>0.01226707</text:p>
          </table:table-cell>
          <table:table-cell office:value-type="float" office:value="0.007841018" calcext:value-type="float">
            <text:p>0.007841018</text:p>
          </table:table-cell>
          <table:table-cell office:value-type="float" office:value="0.02294261" calcext:value-type="float">
            <text:p>0.02294261</text:p>
          </table:table-cell>
          <table:table-cell office:value-type="float" office:value="0.02050607" calcext:value-type="float">
            <text:p>0.02050607</text:p>
          </table:table-cell>
          <table:table-cell office:value-type="float" office:value="0.01839291" calcext:value-type="float">
            <text:p>0.01839291</text:p>
          </table:table-cell>
          <table:table-cell office:value-type="float" office:value="0.01856695" calcext:value-type="float">
            <text:p>0.01856695</text:p>
          </table:table-cell>
          <table:table-cell office:value-type="float" office:value="0.02411445" calcext:value-type="float">
            <text:p>0.02411445</text:p>
          </table:table-cell>
          <table:table-cell office:value-type="float" office:value="0.005815583" calcext:value-type="float">
            <text:p>0.005815583</text:p>
          </table:table-cell>
          <table:table-cell office:value-type="float" office:value="0.003465718" calcext:value-type="float">
            <text:p>0.003465718</text:p>
          </table:table-cell>
          <table:table-cell office:value-type="float" office:value="0" calcext:value-type="float">
            <text:p>0</text:p>
          </table:table-cell>
          <table:table-cell office:value-type="float" office:value="35.61908" calcext:value-type="float">
            <text:p>35.61908</text:p>
          </table:table-cell>
          <table:table-cell office:value-type="float" office:value="80.74886" calcext:value-type="float">
            <text:p>80.74886</text:p>
          </table:table-cell>
          <table:table-cell office:value-type="float" office:value="39.58497" calcext:value-type="float">
            <text:p>39.58497</text:p>
          </table:table-cell>
          <table:table-cell office:value-type="float" office:value="0.02421154" calcext:value-type="float">
            <text:p>0.02421154</text:p>
          </table:table-cell>
          <table:table-cell office:value-type="float" office:value="0.01039274" calcext:value-type="float">
            <text:p>0.01039274</text:p>
          </table:table-cell>
          <table:table-cell office:value-type="float" office:value="0.007783066" calcext:value-type="float">
            <text:p>0.007783066</text:p>
          </table:table-cell>
          <table:table-cell office:value-type="float" office:value="0.01193503" calcext:value-type="float">
            <text:p>0.01193503</text:p>
          </table:table-cell>
          <table:table-cell office:value-type="float" office:value="2.739381" calcext:value-type="float">
            <text:p>2.739381</text:p>
          </table:table-cell>
          <table:table-cell office:value-type="float" office:value="3.221277" calcext:value-type="float">
            <text:p>3.221277</text:p>
          </table:table-cell>
          <table:table-cell office:value-type="float" office:value="4.040181" calcext:value-type="float">
            <text:p>4.040181</text:p>
          </table:table-cell>
          <table:table-cell office:value-type="float" office:value="2.087279" calcext:value-type="float">
            <text:p>2.087279</text:p>
          </table:table-cell>
          <table:table-cell office:value-type="float" office:value="0.8807099" calcext:value-type="float">
            <text:p>0.8807099</text:p>
          </table:table-cell>
          <table:table-cell office:value-type="float" office:value="0.4335078" calcext:value-type="float">
            <text:p>0.4335078</text:p>
          </table:table-cell>
          <table:table-cell office:value-type="float" office:value="0.3804901" calcext:value-type="float">
            <text:p>0.3804901</text:p>
          </table:table-cell>
          <table:table-cell office:value-type="float" office:value="0" calcext:value-type="float">
            <text:p>0</text:p>
          </table:table-cell>
          <table:table-cell office:value-type="float" office:value="1502.263" calcext:value-type="float">
            <text:p>1502.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6461" calcext:value-type="float">
            <text:p>-0.68664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14.87296" calcext:value-type="float">
            <text:p>14.87296</text:p>
          </table:table-cell>
          <table:table-cell office:value-type="float" office:value="1074.49" calcext:value-type="float">
            <text:p>1074.49</text:p>
          </table:table-cell>
          <table:table-cell office:value-type="float" office:value="12.81" calcext:value-type="float">
            <text:p>12.81</text:p>
          </table:table-cell>
          <table:table-cell office:value-type="float" office:value="-24.47595" calcext:value-type="float">
            <text:p>-24.47595</text:p>
          </table:table-cell>
          <table:table-cell office:value-type="float" office:value="0.1381039" calcext:value-type="float">
            <text:p>0.1381039</text:p>
          </table:table-cell>
          <table:table-cell office:value-type="float" office:value="12.15356" calcext:value-type="float">
            <text:p>12.1535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962" calcext:value-type="float">
            <text:p>1.037962</text:p>
          </table:table-cell>
          <table:table-cell office:value-type="float" office:value="-0.2899206" calcext:value-type="float">
            <text:p>-0.2899206</text:p>
          </table:table-cell>
          <table:table-cell office:value-type="float" office:value="-0.08450077" calcext:value-type="float">
            <text:p>-0.08450077</text:p>
          </table:table-cell>
          <table:table-cell office:value-type="float" office:value="0.00000285904" calcext:value-type="float">
            <text:p>2.85904E-06</text:p>
          </table:table-cell>
          <table:table-cell office:value-type="float" office:value="11.91052" calcext:value-type="float">
            <text:p>11.91052</text:p>
          </table:table-cell>
          <table:table-cell office:value-type="float" office:value="5.392054" calcext:value-type="float">
            <text:p>5.392054</text:p>
          </table:table-cell>
          <table:table-cell office:value-type="float" office:value="0.1811121" calcext:value-type="float">
            <text:p>0.1811121</text:p>
          </table:table-cell>
          <table:table-cell office:value-type="float" office:value="0.1010917" calcext:value-type="float">
            <text:p>0.1010917</text:p>
          </table:table-cell>
          <table:table-cell office:value-type="float" office:value="0.03249809" calcext:value-type="float">
            <text:p>0.03249809</text:p>
          </table:table-cell>
          <table:table-cell office:value-type="float" office:value="0.03474735" calcext:value-type="float">
            <text:p>0.03474735</text:p>
          </table:table-cell>
          <table:table-cell office:value-type="float" office:value="0.01258093" calcext:value-type="float">
            <text:p>0.01258093</text:p>
          </table:table-cell>
          <table:table-cell office:value-type="float" office:value="0.008031892" calcext:value-type="float">
            <text:p>0.008031892</text:p>
          </table:table-cell>
          <table:table-cell office:value-type="float" office:value="0.0228531" calcext:value-type="float">
            <text:p>0.0228531</text:p>
          </table:table-cell>
          <table:table-cell office:value-type="float" office:value="0.02046944" calcext:value-type="float">
            <text:p>0.02046944</text:p>
          </table:table-cell>
          <table:table-cell office:value-type="float" office:value="0.01838313" calcext:value-type="float">
            <text:p>0.01838313</text:p>
          </table:table-cell>
          <table:table-cell office:value-type="float" office:value="0.0185289" calcext:value-type="float">
            <text:p>0.0185289</text:p>
          </table:table-cell>
          <table:table-cell office:value-type="float" office:value="0.02392507" calcext:value-type="float">
            <text:p>0.02392507</text:p>
          </table:table-cell>
          <table:table-cell office:value-type="float" office:value="0.005809056" calcext:value-type="float">
            <text:p>0.005809056</text:p>
          </table:table-cell>
          <table:table-cell office:value-type="float" office:value="0.003464528" calcext:value-type="float">
            <text:p>0.003464528</text:p>
          </table:table-cell>
          <table:table-cell office:value-type="float" office:value="0" calcext:value-type="float">
            <text:p>0</text:p>
          </table:table-cell>
          <table:table-cell office:value-type="float" office:value="35.05185" calcext:value-type="float">
            <text:p>35.05185</text:p>
          </table:table-cell>
          <table:table-cell office:value-type="float" office:value="78.7054" calcext:value-type="float">
            <text:p>78.7054</text:p>
          </table:table-cell>
          <table:table-cell office:value-type="float" office:value="38.68506" calcext:value-type="float">
            <text:p>38.68506</text:p>
          </table:table-cell>
          <table:table-cell office:value-type="float" office:value="0.02397666" calcext:value-type="float">
            <text:p>0.02397666</text:p>
          </table:table-cell>
          <table:table-cell office:value-type="float" office:value="0.009996381" calcext:value-type="float">
            <text:p>0.009996381</text:p>
          </table:table-cell>
          <table:table-cell office:value-type="float" office:value="0.007466874" calcext:value-type="float">
            <text:p>0.007466874</text:p>
          </table:table-cell>
          <table:table-cell office:value-type="float" office:value="0.01090715" calcext:value-type="float">
            <text:p>0.01090715</text:p>
          </table:table-cell>
          <table:table-cell office:value-type="float" office:value="2.638446" calcext:value-type="float">
            <text:p>2.638446</text:p>
          </table:table-cell>
          <table:table-cell office:value-type="float" office:value="3.186388" calcext:value-type="float">
            <text:p>3.186388</text:p>
          </table:table-cell>
          <table:table-cell office:value-type="float" office:value="4.016776" calcext:value-type="float">
            <text:p>4.016776</text:p>
          </table:table-cell>
          <table:table-cell office:value-type="float" office:value="2.067139" calcext:value-type="float">
            <text:p>2.067139</text:p>
          </table:table-cell>
          <table:table-cell office:value-type="float" office:value="0.8649356" calcext:value-type="float">
            <text:p>0.8649356</text:p>
          </table:table-cell>
          <table:table-cell office:value-type="float" office:value="0.433257" calcext:value-type="float">
            <text:p>0.433257</text:p>
          </table:table-cell>
          <table:table-cell office:value-type="float" office:value="0.3805126" calcext:value-type="float">
            <text:p>0.3805126</text:p>
          </table:table-cell>
          <table:table-cell office:value-type="float" office:value="0" calcext:value-type="float">
            <text:p>0</text:p>
          </table:table-cell>
          <table:table-cell office:value-type="float" office:value="1405.425" calcext:value-type="float">
            <text:p>1405.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6991" calcext:value-type="float">
            <text:p>-0.686699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14.85643" calcext:value-type="float">
            <text:p>14.85643</text:p>
          </table:table-cell>
          <table:table-cell office:value-type="float" office:value="1074.442" calcext:value-type="float">
            <text:p>1074.442</text:p>
          </table:table-cell>
          <table:table-cell office:value-type="float" office:value="12.81" calcext:value-type="float">
            <text:p>12.81</text:p>
          </table:table-cell>
          <table:table-cell office:value-type="float" office:value="-24.75366" calcext:value-type="float">
            <text:p>-24.75366</text:p>
          </table:table-cell>
          <table:table-cell office:value-type="float" office:value="0.135021" calcext:value-type="float">
            <text:p>0.135021</text:p>
          </table:table-cell>
          <table:table-cell office:value-type="float" office:value="11.93627" calcext:value-type="float">
            <text:p>11.93627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901" calcext:value-type="float">
            <text:p>1.037901</text:p>
          </table:table-cell>
          <table:table-cell office:value-type="float" office:value="-0.2900021" calcext:value-type="float">
            <text:p>-0.2900021</text:p>
          </table:table-cell>
          <table:table-cell office:value-type="float" office:value="-0.08451015" calcext:value-type="float">
            <text:p>-0.08451015</text:p>
          </table:table-cell>
          <table:table-cell office:value-type="float" office:value="0.000003082574" calcext:value-type="float">
            <text:p>3.082574E-06</text:p>
          </table:table-cell>
          <table:table-cell office:value-type="float" office:value="11.82856" calcext:value-type="float">
            <text:p>11.82856</text:p>
          </table:table-cell>
          <table:table-cell office:value-type="float" office:value="4.997894" calcext:value-type="float">
            <text:p>4.997894</text:p>
          </table:table-cell>
          <table:table-cell office:value-type="float" office:value="0.1774132" calcext:value-type="float">
            <text:p>0.1774132</text:p>
          </table:table-cell>
          <table:table-cell office:value-type="float" office:value="0.1106273" calcext:value-type="float">
            <text:p>0.1106273</text:p>
          </table:table-cell>
          <table:table-cell office:value-type="float" office:value="0.03544599" calcext:value-type="float">
            <text:p>0.03544599</text:p>
          </table:table-cell>
          <table:table-cell office:value-type="float" office:value="0.03729205" calcext:value-type="float">
            <text:p>0.03729205</text:p>
          </table:table-cell>
          <table:table-cell office:value-type="float" office:value="0.01322105" calcext:value-type="float">
            <text:p>0.01322105</text:p>
          </table:table-cell>
          <table:table-cell office:value-type="float" office:value="0.008329498" calcext:value-type="float">
            <text:p>0.008329498</text:p>
          </table:table-cell>
          <table:table-cell office:value-type="float" office:value="0.02279444" calcext:value-type="float">
            <text:p>0.02279444</text:p>
          </table:table-cell>
          <table:table-cell office:value-type="float" office:value="0.02043285" calcext:value-type="float">
            <text:p>0.02043285</text:p>
          </table:table-cell>
          <table:table-cell office:value-type="float" office:value="0.01837564" calcext:value-type="float">
            <text:p>0.01837564</text:p>
          </table:table-cell>
          <table:table-cell office:value-type="float" office:value="0.01849389" calcext:value-type="float">
            <text:p>0.01849389</text:p>
          </table:table-cell>
          <table:table-cell office:value-type="float" office:value="0.02375499" calcext:value-type="float">
            <text:p>0.02375499</text:p>
          </table:table-cell>
          <table:table-cell office:value-type="float" office:value="0.005802421" calcext:value-type="float">
            <text:p>0.005802421</text:p>
          </table:table-cell>
          <table:table-cell office:value-type="float" office:value="0.003463337" calcext:value-type="float">
            <text:p>0.003463337</text:p>
          </table:table-cell>
          <table:table-cell office:value-type="float" office:value="0" calcext:value-type="float">
            <text:p>0</text:p>
          </table:table-cell>
          <table:table-cell office:value-type="float" office:value="34.10601" calcext:value-type="float">
            <text:p>34.10601</text:p>
          </table:table-cell>
          <table:table-cell office:value-type="float" office:value="76.67964" calcext:value-type="float">
            <text:p>76.67964</text:p>
          </table:table-cell>
          <table:table-cell office:value-type="float" office:value="37.75265" calcext:value-type="float">
            <text:p>37.75265</text:p>
          </table:table-cell>
          <table:table-cell office:value-type="float" office:value="0.02402393" calcext:value-type="float">
            <text:p>0.02402393</text:p>
          </table:table-cell>
          <table:table-cell office:value-type="float" office:value="0.0097813" calcext:value-type="float">
            <text:p>0.0097813</text:p>
          </table:table-cell>
          <table:table-cell office:value-type="float" office:value="0.007167038" calcext:value-type="float">
            <text:p>0.007167038</text:p>
          </table:table-cell>
          <table:table-cell office:value-type="float" office:value="0.01006064" calcext:value-type="float">
            <text:p>0.01006064</text:p>
          </table:table-cell>
          <table:table-cell office:value-type="float" office:value="2.544005" calcext:value-type="float">
            <text:p>2.544005</text:p>
          </table:table-cell>
          <table:table-cell office:value-type="float" office:value="3.152396" calcext:value-type="float">
            <text:p>3.152396</text:p>
          </table:table-cell>
          <table:table-cell office:value-type="float" office:value="3.993815" calcext:value-type="float">
            <text:p>3.993815</text:p>
          </table:table-cell>
          <table:table-cell office:value-type="float" office:value="2.047636" calcext:value-type="float">
            <text:p>2.047636</text:p>
          </table:table-cell>
          <table:table-cell office:value-type="float" office:value="0.8497789" calcext:value-type="float">
            <text:p>0.8497789</text:p>
          </table:table-cell>
          <table:table-cell office:value-type="float" office:value="0.4329827" calcext:value-type="float">
            <text:p>0.4329827</text:p>
          </table:table-cell>
          <table:table-cell office:value-type="float" office:value="0.3805352" calcext:value-type="float">
            <text:p>0.3805352</text:p>
          </table:table-cell>
          <table:table-cell office:value-type="float" office:value="0" calcext:value-type="float">
            <text:p>0</text:p>
          </table:table-cell>
          <table:table-cell office:value-type="float" office:value="1105.33" calcext:value-type="float">
            <text:p>1105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7543" calcext:value-type="float">
            <text:p>-0.68675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14.83673" calcext:value-type="float">
            <text:p>14.83673</text:p>
          </table:table-cell>
          <table:table-cell office:value-type="float" office:value="1074.389" calcext:value-type="float">
            <text:p>1074.389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02587" calcext:value-type="float">
            <text:p>-25.02587</text:p>
          </table:table-cell>
          <table:table-cell office:value-type="float" office:value="0.1325374" calcext:value-type="float">
            <text:p>0.1325374</text:p>
          </table:table-cell>
          <table:table-cell office:value-type="float" office:value="11.7293" calcext:value-type="float">
            <text:p>11.7293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828" calcext:value-type="float">
            <text:p>1.037828</text:p>
          </table:table-cell>
          <table:table-cell office:value-type="float" office:value="-0.2900862" calcext:value-type="float">
            <text:p>-0.2900862</text:p>
          </table:table-cell>
          <table:table-cell office:value-type="float" office:value="-0.0845158" calcext:value-type="float">
            <text:p>-0.0845158</text:p>
          </table:table-cell>
          <table:table-cell office:value-type="float" office:value="0.000003262522" calcext:value-type="float">
            <text:p>3.262522E-06</text:p>
          </table:table-cell>
          <table:table-cell office:value-type="float" office:value="11.73929" calcext:value-type="float">
            <text:p>11.73929</text:p>
          </table:table-cell>
          <table:table-cell office:value-type="float" office:value="4.647129" calcext:value-type="float">
            <text:p>4.647129</text:p>
          </table:table-cell>
          <table:table-cell office:value-type="float" office:value="0.170847" calcext:value-type="float">
            <text:p>0.170847</text:p>
          </table:table-cell>
          <table:table-cell office:value-type="float" office:value="0.1158999" calcext:value-type="float">
            <text:p>0.1158999</text:p>
          </table:table-cell>
          <table:table-cell office:value-type="float" office:value="0.03746392" calcext:value-type="float">
            <text:p>0.03746392</text:p>
          </table:table-cell>
          <table:table-cell office:value-type="float" office:value="0.0392465" calcext:value-type="float">
            <text:p>0.0392465</text:p>
          </table:table-cell>
          <table:table-cell office:value-type="float" office:value="0.01377785" calcext:value-type="float">
            <text:p>0.01377785</text:p>
          </table:table-cell>
          <table:table-cell office:value-type="float" office:value="0.00860097" calcext:value-type="float">
            <text:p>0.00860097</text:p>
          </table:table-cell>
          <table:table-cell office:value-type="float" office:value="0.02276754" calcext:value-type="float">
            <text:p>0.02276754</text:p>
          </table:table-cell>
          <table:table-cell office:value-type="float" office:value="0.0203959" calcext:value-type="float">
            <text:p>0.0203959</text:p>
          </table:table-cell>
          <table:table-cell office:value-type="float" office:value="0.01836983" calcext:value-type="float">
            <text:p>0.01836983</text:p>
          </table:table-cell>
          <table:table-cell office:value-type="float" office:value="0.01846221" calcext:value-type="float">
            <text:p>0.01846221</text:p>
          </table:table-cell>
          <table:table-cell office:value-type="float" office:value="0.02360176" calcext:value-type="float">
            <text:p>0.02360176</text:p>
          </table:table-cell>
          <table:table-cell office:value-type="float" office:value="0.005795666" calcext:value-type="float">
            <text:p>0.005795666</text:p>
          </table:table-cell>
          <table:table-cell office:value-type="float" office:value="0.003462143" calcext:value-type="float">
            <text:p>0.003462143</text:p>
          </table:table-cell>
          <table:table-cell office:value-type="float" office:value="0" calcext:value-type="float">
            <text:p>0</text:p>
          </table:table-cell>
          <table:table-cell office:value-type="float" office:value="32.74447" calcext:value-type="float">
            <text:p>32.74447</text:p>
          </table:table-cell>
          <table:table-cell office:value-type="float" office:value="74.8377" calcext:value-type="float">
            <text:p>74.8377</text:p>
          </table:table-cell>
          <table:table-cell office:value-type="float" office:value="36.85789" calcext:value-type="float">
            <text:p>36.85789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09615283" calcext:value-type="float">
            <text:p>0.009615283</text:p>
          </table:table-cell>
          <table:table-cell office:value-type="float" office:value="0.006950119" calcext:value-type="float">
            <text:p>0.006950119</text:p>
          </table:table-cell>
          <table:table-cell office:value-type="float" office:value="0.009522731" calcext:value-type="float">
            <text:p>0.009522731</text:p>
          </table:table-cell>
          <table:table-cell office:value-type="float" office:value="2.457929" calcext:value-type="float">
            <text:p>2.457929</text:p>
          </table:table-cell>
          <table:table-cell office:value-type="float" office:value="3.120189" calcext:value-type="float">
            <text:p>3.120189</text:p>
          </table:table-cell>
          <table:table-cell office:value-type="float" office:value="3.971822" calcext:value-type="float">
            <text:p>3.971822</text:p>
          </table:table-cell>
          <table:table-cell office:value-type="float" office:value="2.029309" calcext:value-type="float">
            <text:p>2.029309</text:p>
          </table:table-cell>
          <table:table-cell office:value-type="float" office:value="0.835631" calcext:value-type="float">
            <text:p>0.835631</text:p>
          </table:table-cell>
          <table:table-cell office:value-type="float" office:value="0.4326724" calcext:value-type="float">
            <text:p>0.4326724</text:p>
          </table:table-cell>
          <table:table-cell office:value-type="float" office:value="0.3805577" calcext:value-type="float">
            <text:p>0.3805577</text:p>
          </table:table-cell>
          <table:table-cell office:value-type="float" office:value="0" calcext:value-type="float">
            <text:p>0</text:p>
          </table:table-cell>
          <table:table-cell office:value-type="float" office:value="972.902" calcext:value-type="float">
            <text:p>972.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8088" calcext:value-type="float">
            <text:p>-0.686808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14.82511" calcext:value-type="float">
            <text:p>14.82511</text:p>
          </table:table-cell>
          <table:table-cell office:value-type="float" office:value="1074.336" calcext:value-type="float">
            <text:p>1074.336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27986" calcext:value-type="float">
            <text:p>-25.27986</text:p>
          </table:table-cell>
          <table:table-cell office:value-type="float" office:value="0.1302993" calcext:value-type="float">
            <text:p>0.1302993</text:p>
          </table:table-cell>
          <table:table-cell office:value-type="float" office:value="11.53273" calcext:value-type="float">
            <text:p>11.53273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741" calcext:value-type="float">
            <text:p>1.037741</text:p>
          </table:table-cell>
          <table:table-cell office:value-type="float" office:value="-0.29016" calcext:value-type="float">
            <text:p>-0.29016</text:p>
          </table:table-cell>
          <table:table-cell office:value-type="float" office:value="-0.08451592" calcext:value-type="float">
            <text:p>-0.08451592</text:p>
          </table:table-cell>
          <table:table-cell office:value-type="float" office:value="0.000003441196" calcext:value-type="float">
            <text:p>3.441196E-06</text:p>
          </table:table-cell>
          <table:table-cell office:value-type="float" office:value="11.65144" calcext:value-type="float">
            <text:p>11.65144</text:p>
          </table:table-cell>
          <table:table-cell office:value-type="float" office:value="4.284567" calcext:value-type="float">
            <text:p>4.284567</text:p>
          </table:table-cell>
          <table:table-cell office:value-type="float" office:value="0.1640178" calcext:value-type="float">
            <text:p>0.1640178</text:p>
          </table:table-cell>
          <table:table-cell office:value-type="float" office:value="0.1191161" calcext:value-type="float">
            <text:p>0.1191161</text:p>
          </table:table-cell>
          <table:table-cell office:value-type="float" office:value="0.03884497" calcext:value-type="float">
            <text:p>0.03884497</text:p>
          </table:table-cell>
          <table:table-cell office:value-type="float" office:value="0.04055369" calcext:value-type="float">
            <text:p>0.04055369</text:p>
          </table:table-cell>
          <table:table-cell office:value-type="float" office:value="0.01413003" calcext:value-type="float">
            <text:p>0.01413003</text:p>
          </table:table-cell>
          <table:table-cell office:value-type="float" office:value="0.008807097" calcext:value-type="float">
            <text:p>0.008807097</text:p>
          </table:table-cell>
          <table:table-cell office:value-type="float" office:value="0.02275264" calcext:value-type="float">
            <text:p>0.02275264</text:p>
          </table:table-cell>
          <table:table-cell office:value-type="float" office:value="0.02036004" calcext:value-type="float">
            <text:p>0.02036004</text:p>
          </table:table-cell>
          <table:table-cell office:value-type="float" office:value="0.01836576" calcext:value-type="float">
            <text:p>0.01836576</text:p>
          </table:table-cell>
          <table:table-cell office:value-type="float" office:value="0.01843294" calcext:value-type="float">
            <text:p>0.01843294</text:p>
          </table:table-cell>
          <table:table-cell office:value-type="float" office:value="0.0234614" calcext:value-type="float">
            <text:p>0.0234614</text:p>
          </table:table-cell>
          <table:table-cell office:value-type="float" office:value="0.005788792" calcext:value-type="float">
            <text:p>0.005788792</text:p>
          </table:table-cell>
          <table:table-cell office:value-type="float" office:value="0.003460935" calcext:value-type="float">
            <text:p>0.003460935</text:p>
          </table:table-cell>
          <table:table-cell office:value-type="float" office:value="0" calcext:value-type="float">
            <text:p>0</text:p>
          </table:table-cell>
          <table:table-cell office:value-type="float" office:value="31.4301" calcext:value-type="float">
            <text:p>31.4301</text:p>
          </table:table-cell>
          <table:table-cell office:value-type="float" office:value="73.07348" calcext:value-type="float">
            <text:p>73.07348</text:p>
          </table:table-cell>
          <table:table-cell office:value-type="float" office:value="36.00891" calcext:value-type="float">
            <text:p>36.00891</text:p>
          </table:table-cell>
          <table:table-cell office:value-type="float" office:value="0.02333917" calcext:value-type="float">
            <text:p>0.02333917</text:p>
          </table:table-cell>
          <table:table-cell office:value-type="float" office:value="0.009488855" calcext:value-type="float">
            <text:p>0.009488855</text:p>
          </table:table-cell>
          <table:table-cell office:value-type="float" office:value="0.006843531" calcext:value-type="float">
            <text:p>0.006843531</text:p>
          </table:table-cell>
          <table:table-cell office:value-type="float" office:value="0.008995839" calcext:value-type="float">
            <text:p>0.008995839</text:p>
          </table:table-cell>
          <table:table-cell office:value-type="float" office:value="2.378907" calcext:value-type="float">
            <text:p>2.378907</text:p>
          </table:table-cell>
          <table:table-cell office:value-type="float" office:value="3.089552" calcext:value-type="float">
            <text:p>3.089552</text:p>
          </table:table-cell>
          <table:table-cell office:value-type="float" office:value="3.951619" calcext:value-type="float">
            <text:p>3.951619</text:p>
          </table:table-cell>
          <table:table-cell office:value-type="float" office:value="2.011741" calcext:value-type="float">
            <text:p>2.011741</text:p>
          </table:table-cell>
          <table:table-cell office:value-type="float" office:value="0.8220729" calcext:value-type="float">
            <text:p>0.8220729</text:p>
          </table:table-cell>
          <table:table-cell office:value-type="float" office:value="0.4323289" calcext:value-type="float">
            <text:p>0.4323289</text:p>
          </table:table-cell>
          <table:table-cell office:value-type="float" office:value="0.3805802" calcext:value-type="float">
            <text:p>0.3805802</text:p>
          </table:table-cell>
          <table:table-cell office:value-type="float" office:value="0" calcext:value-type="float">
            <text:p>0</text:p>
          </table:table-cell>
          <table:table-cell office:value-type="float" office:value="905.5345" calcext:value-type="float">
            <text:p>905.5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8622" calcext:value-type="float">
            <text:p>-0.68686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14.78185" calcext:value-type="float">
            <text:p>14.78185</text:p>
          </table:table-cell>
          <table:table-cell office:value-type="float" office:value="1074.285" calcext:value-type="float">
            <text:p>1074.285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55798" calcext:value-type="float">
            <text:p>-25.55798</text:p>
          </table:table-cell>
          <table:table-cell office:value-type="float" office:value="0.1275259" calcext:value-type="float">
            <text:p>0.1275259</text:p>
          </table:table-cell>
          <table:table-cell office:value-type="float" office:value="11.34321" calcext:value-type="float">
            <text:p>11.34321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23" calcext:value-type="float">
            <text:p>-0.29023</text:p>
          </table:table-cell>
          <table:table-cell office:value-type="float" office:value="-0.0845117" calcext:value-type="float">
            <text:p>-0.0845117</text:p>
          </table:table-cell>
          <table:table-cell office:value-type="float" office:value="0.00000362389" calcext:value-type="float">
            <text:p>3.62389E-06</text:p>
          </table:table-cell>
          <table:table-cell office:value-type="float" office:value="11.57589" calcext:value-type="float">
            <text:p>11.57589</text:p>
          </table:table-cell>
          <table:table-cell office:value-type="float" office:value="3.905704" calcext:value-type="float">
            <text:p>3.905704</text:p>
          </table:table-cell>
          <table:table-cell office:value-type="float" office:value="0.154074" calcext:value-type="float">
            <text:p>0.154074</text:p>
          </table:table-cell>
          <table:table-cell office:value-type="float" office:value="0.1179074" calcext:value-type="float">
            <text:p>0.1179074</text:p>
          </table:table-cell>
          <table:table-cell office:value-type="float" office:value="0.03879118" calcext:value-type="float">
            <text:p>0.03879118</text:p>
          </table:table-cell>
          <table:table-cell office:value-type="float" office:value="0.04056289" calcext:value-type="float">
            <text:p>0.04056289</text:p>
          </table:table-cell>
          <table:table-cell office:value-type="float" office:value="0.01418929" calcext:value-type="float">
            <text:p>0.01418929</text:p>
          </table:table-cell>
          <table:table-cell office:value-type="float" office:value="0.008925324" calcext:value-type="float">
            <text:p>0.008925324</text:p>
          </table:table-cell>
          <table:table-cell office:value-type="float" office:value="0.0227382" calcext:value-type="float">
            <text:p>0.0227382</text:p>
          </table:table-cell>
          <table:table-cell office:value-type="float" office:value="0.02032899" calcext:value-type="float">
            <text:p>0.02032899</text:p>
          </table:table-cell>
          <table:table-cell office:value-type="float" office:value="0.01836158" calcext:value-type="float">
            <text:p>0.01836158</text:p>
          </table:table-cell>
          <table:table-cell office:value-type="float" office:value="0.01840542" calcext:value-type="float">
            <text:p>0.01840542</text:p>
          </table:table-cell>
          <table:table-cell office:value-type="float" office:value="0.02333047" calcext:value-type="float">
            <text:p>0.02333047</text:p>
          </table:table-cell>
          <table:table-cell office:value-type="float" office:value="0.005781799" calcext:value-type="float">
            <text:p>0.005781799</text:p>
          </table:table-cell>
          <table:table-cell office:value-type="float" office:value="0.003459722" calcext:value-type="float">
            <text:p>0.003459722</text:p>
          </table:table-cell>
          <table:table-cell office:value-type="float" office:value="0" calcext:value-type="float">
            <text:p>0</text:p>
          </table:table-cell>
          <table:table-cell office:value-type="float" office:value="30.43727" calcext:value-type="float">
            <text:p>30.43727</text:p>
          </table:table-cell>
          <table:table-cell office:value-type="float" office:value="71.3055" calcext:value-type="float">
            <text:p>71.3055</text:p>
          </table:table-cell>
          <table:table-cell office:value-type="float" office:value="35.19363" calcext:value-type="float">
            <text:p>35.19363</text:p>
          </table:table-cell>
          <table:table-cell office:value-type="float" office:value="0.02274578" calcext:value-type="float">
            <text:p>0.02274578</text:p>
          </table:table-cell>
          <table:table-cell office:value-type="float" office:value="0.009329379" calcext:value-type="float">
            <text:p>0.009329379</text:p>
          </table:table-cell>
          <table:table-cell office:value-type="float" office:value="0.006803542" calcext:value-type="float">
            <text:p>0.006803542</text:p>
          </table:table-cell>
          <table:table-cell office:value-type="float" office:value="0.008652356" calcext:value-type="float">
            <text:p>0.008652356</text:p>
          </table:table-cell>
          <table:table-cell office:value-type="float" office:value="2.304568" calcext:value-type="float">
            <text:p>2.304568</text:p>
          </table:table-cell>
          <table:table-cell office:value-type="float" office:value="3.060164" calcext:value-type="float">
            <text:p>3.060164</text:p>
          </table:table-cell>
          <table:table-cell office:value-type="float" office:value="3.931846" calcext:value-type="float">
            <text:p>3.931846</text:p>
          </table:table-cell>
          <table:table-cell office:value-type="float" office:value="1.994504" calcext:value-type="float">
            <text:p>1.994504</text:p>
          </table:table-cell>
          <table:table-cell office:value-type="float" office:value="0.808673" calcext:value-type="float">
            <text:p>0.808673</text:p>
          </table:table-cell>
          <table:table-cell office:value-type="float" office:value="0.431902" calcext:value-type="float">
            <text:p>0.431902</text:p>
          </table:table-cell>
          <table:table-cell office:value-type="float" office:value="0.3806028" calcext:value-type="float">
            <text:p>0.3806028</text:p>
          </table:table-cell>
          <table:table-cell office:value-type="float" office:value="0" calcext:value-type="float">
            <text:p>0</text:p>
          </table:table-cell>
          <table:table-cell office:value-type="float" office:value="939.6761" calcext:value-type="float">
            <text:p>939.6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9142" calcext:value-type="float">
            <text:p>-0.686914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14.74106" calcext:value-type="float">
            <text:p>14.74106</text:p>
          </table:table-cell>
          <table:table-cell office:value-type="float" office:value="1074.235" calcext:value-type="float">
            <text:p>1074.235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82516" calcext:value-type="float">
            <text:p>-25.82516</text:p>
          </table:table-cell>
          <table:table-cell office:value-type="float" office:value="0.1243945" calcext:value-type="float">
            <text:p>0.1243945</text:p>
          </table:table-cell>
          <table:table-cell office:value-type="float" office:value="11.16145" calcext:value-type="float">
            <text:p>11.16145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2896" calcext:value-type="float">
            <text:p>-0.2902896</text:p>
          </table:table-cell>
          <table:table-cell office:value-type="float" office:value="-0.08450253" calcext:value-type="float">
            <text:p>-0.08450253</text:p>
          </table:table-cell>
          <table:table-cell office:value-type="float" office:value="0.000003810148" calcext:value-type="float">
            <text:p>3.810148E-06</text:p>
          </table:table-cell>
          <table:table-cell office:value-type="float" office:value="11.50927" calcext:value-type="float">
            <text:p>11.50927</text:p>
          </table:table-cell>
          <table:table-cell office:value-type="float" office:value="3.533509" calcext:value-type="float">
            <text:p>3.533509</text:p>
          </table:table-cell>
          <table:table-cell office:value-type="float" office:value="0.1431013" calcext:value-type="float">
            <text:p>0.1431013</text:p>
          </table:table-cell>
          <table:table-cell office:value-type="float" office:value="0.1141162" calcext:value-type="float">
            <text:p>0.1141162</text:p>
          </table:table-cell>
          <table:table-cell office:value-type="float" office:value="0.03797905" calcext:value-type="float">
            <text:p>0.03797905</text:p>
          </table:table-cell>
          <table:table-cell office:value-type="float" office:value="0.03989838" calcext:value-type="float">
            <text:p>0.03989838</text:p>
          </table:table-cell>
          <table:table-cell office:value-type="float" office:value="0.01404914" calcext:value-type="float">
            <text:p>0.01404914</text:p>
          </table:table-cell>
          <table:table-cell office:value-type="float" office:value="0.008961232" calcext:value-type="float">
            <text:p>0.008961232</text:p>
          </table:table-cell>
          <table:table-cell office:value-type="float" office:value="0.02272132" calcext:value-type="float">
            <text:p>0.02272132</text:p>
          </table:table-cell>
          <table:table-cell office:value-type="float" office:value="0.0203008" calcext:value-type="float">
            <text:p>0.0203008</text:p>
          </table:table-cell>
          <table:table-cell office:value-type="float" office:value="0.01835847" calcext:value-type="float">
            <text:p>0.01835847</text:p>
          </table:table-cell>
          <table:table-cell office:value-type="float" office:value="0.01837996" calcext:value-type="float">
            <text:p>0.01837996</text:p>
          </table:table-cell>
          <table:table-cell office:value-type="float" office:value="0.023208" calcext:value-type="float">
            <text:p>0.023208</text:p>
          </table:table-cell>
          <table:table-cell office:value-type="float" office:value="0.005774691" calcext:value-type="float">
            <text:p>0.005774691</text:p>
          </table:table-cell>
          <table:table-cell office:value-type="float" office:value="0.003458509" calcext:value-type="float">
            <text:p>0.003458509</text:p>
          </table:table-cell>
          <table:table-cell office:value-type="float" office:value="0" calcext:value-type="float">
            <text:p>0</text:p>
          </table:table-cell>
          <table:table-cell office:value-type="float" office:value="29.76045" calcext:value-type="float">
            <text:p>29.76045</text:p>
          </table:table-cell>
          <table:table-cell office:value-type="float" office:value="69.55387" calcext:value-type="float">
            <text:p>69.55387</text:p>
          </table:table-cell>
          <table:table-cell office:value-type="float" office:value="34.41265" calcext:value-type="float">
            <text:p>34.41265</text:p>
          </table:table-cell>
          <table:table-cell office:value-type="float" office:value="0.02212195" calcext:value-type="float">
            <text:p>0.02212195</text:p>
          </table:table-cell>
          <table:table-cell office:value-type="float" office:value="0.009189197" calcext:value-type="float">
            <text:p>0.009189197</text:p>
          </table:table-cell>
          <table:table-cell office:value-type="float" office:value="0.006765646" calcext:value-type="float">
            <text:p>0.006765646</text:p>
          </table:table-cell>
          <table:table-cell office:value-type="float" office:value="0.008363867" calcext:value-type="float">
            <text:p>0.008363867</text:p>
          </table:table-cell>
          <table:table-cell office:value-type="float" office:value="2.234658" calcext:value-type="float">
            <text:p>2.234658</text:p>
          </table:table-cell>
          <table:table-cell office:value-type="float" office:value="3.031922" calcext:value-type="float">
            <text:p>3.031922</text:p>
          </table:table-cell>
          <table:table-cell office:value-type="float" office:value="3.912447" calcext:value-type="float">
            <text:p>3.912447</text:p>
          </table:table-cell>
          <table:table-cell office:value-type="float" office:value="1.977535" calcext:value-type="float">
            <text:p>1.977535</text:p>
          </table:table-cell>
          <table:table-cell office:value-type="float" office:value="0.7953495" calcext:value-type="float">
            <text:p>0.7953495</text:p>
          </table:table-cell>
          <table:table-cell office:value-type="float" office:value="0.431304" calcext:value-type="float">
            <text:p>0.431304</text:p>
          </table:table-cell>
          <table:table-cell office:value-type="float" office:value="0.3806253" calcext:value-type="float">
            <text:p>0.3806253</text:p>
          </table:table-cell>
          <table:table-cell office:value-type="float" office:value="0" calcext:value-type="float">
            <text:p>0</text:p>
          </table:table-cell>
          <table:table-cell office:value-type="float" office:value="962.6002" calcext:value-type="float">
            <text:p>962.6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69645" calcext:value-type="float">
            <text:p>-0.68696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14.73309" calcext:value-type="float">
            <text:p>14.73309</text:p>
          </table:table-cell>
          <table:table-cell office:value-type="float" office:value="1074.186" calcext:value-type="float">
            <text:p>1074.18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5412" calcext:value-type="float">
            <text:p>-26.05412</text:p>
          </table:table-cell>
          <table:table-cell office:value-type="float" office:value="0.1222259" calcext:value-type="float">
            <text:p>0.1222259</text:p>
          </table:table-cell>
          <table:table-cell office:value-type="float" office:value="10.98399" calcext:value-type="float">
            <text:p>10.98399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3465" calcext:value-type="float">
            <text:p>-0.2903465</text:p>
          </table:table-cell>
          <table:table-cell office:value-type="float" office:value="-0.08449" calcext:value-type="float">
            <text:p>-0.08449</text:p>
          </table:table-cell>
          <table:table-cell office:value-type="float" office:value="0.000003997769" calcext:value-type="float">
            <text:p>3.997769E-06</text:p>
          </table:table-cell>
          <table:table-cell office:value-type="float" office:value="11.4411" calcext:value-type="float">
            <text:p>11.4411</text:p>
          </table:table-cell>
          <table:table-cell office:value-type="float" office:value="3.208477" calcext:value-type="float">
            <text:p>3.208477</text:p>
          </table:table-cell>
          <table:table-cell office:value-type="float" office:value="0.1400865" calcext:value-type="float">
            <text:p>0.1400865</text:p>
          </table:table-cell>
          <table:table-cell office:value-type="float" office:value="0.1146686" calcext:value-type="float">
            <text:p>0.1146686</text:p>
          </table:table-cell>
          <table:table-cell office:value-type="float" office:value="0.03810101" calcext:value-type="float">
            <text:p>0.03810101</text:p>
          </table:table-cell>
          <table:table-cell office:value-type="float" office:value="0.0398311" calcext:value-type="float">
            <text:p>0.0398311</text:p>
          </table:table-cell>
          <table:table-cell office:value-type="float" office:value="0.01390285" calcext:value-type="float">
            <text:p>0.01390285</text:p>
          </table:table-cell>
          <table:table-cell office:value-type="float" office:value="0.008952633" calcext:value-type="float">
            <text:p>0.008952633</text:p>
          </table:table-cell>
          <table:table-cell office:value-type="float" office:value="0.02268928" calcext:value-type="float">
            <text:p>0.02268928</text:p>
          </table:table-cell>
          <table:table-cell office:value-type="float" office:value="0.02027334" calcext:value-type="float">
            <text:p>0.02027334</text:p>
          </table:table-cell>
          <table:table-cell office:value-type="float" office:value="0.01835724" calcext:value-type="float">
            <text:p>0.01835724</text:p>
          </table:table-cell>
          <table:table-cell office:value-type="float" office:value="0.01835556" calcext:value-type="float">
            <text:p>0.01835556</text:p>
          </table:table-cell>
          <table:table-cell office:value-type="float" office:value="0.02309275" calcext:value-type="float">
            <text:p>0.02309275</text:p>
          </table:table-cell>
          <table:table-cell office:value-type="float" office:value="0.005767672" calcext:value-type="float">
            <text:p>0.005767672</text:p>
          </table:table-cell>
          <table:table-cell office:value-type="float" office:value="0.003457282" calcext:value-type="float">
            <text:p>0.003457282</text:p>
          </table:table-cell>
          <table:table-cell office:value-type="float" office:value="0" calcext:value-type="float">
            <text:p>0</text:p>
          </table:table-cell>
          <table:table-cell office:value-type="float" office:value="28.9371" calcext:value-type="float">
            <text:p>28.9371</text:p>
          </table:table-cell>
          <table:table-cell office:value-type="float" office:value="67.89201" calcext:value-type="float">
            <text:p>67.89201</text:p>
          </table:table-cell>
          <table:table-cell office:value-type="float" office:value="33.64555" calcext:value-type="float">
            <text:p>33.64555</text:p>
          </table:table-cell>
          <table:table-cell office:value-type="float" office:value="0.02197051" calcext:value-type="float">
            <text:p>0.02197051</text:p>
          </table:table-cell>
          <table:table-cell office:value-type="float" office:value="0.009113378" calcext:value-type="float">
            <text:p>0.009113378</text:p>
          </table:table-cell>
          <table:table-cell office:value-type="float" office:value="0.006701333" calcext:value-type="float">
            <text:p>0.006701333</text:p>
          </table:table-cell>
          <table:table-cell office:value-type="float" office:value="0.008094255" calcext:value-type="float">
            <text:p>0.008094255</text:p>
          </table:table-cell>
          <table:table-cell office:value-type="float" office:value="2.166913" calcext:value-type="float">
            <text:p>2.166913</text:p>
          </table:table-cell>
          <table:table-cell office:value-type="float" office:value="3.004015" calcext:value-type="float">
            <text:p>3.004015</text:p>
          </table:table-cell>
          <table:table-cell office:value-type="float" office:value="3.894023" calcext:value-type="float">
            <text:p>3.894023</text:p>
          </table:table-cell>
          <table:table-cell office:value-type="float" office:value="1.960552" calcext:value-type="float">
            <text:p>1.960552</text:p>
          </table:table-cell>
          <table:table-cell office:value-type="float" office:value="0.7819508" calcext:value-type="float">
            <text:p>0.7819508</text:p>
          </table:table-cell>
          <table:table-cell office:value-type="float" office:value="0.4308124" calcext:value-type="float">
            <text:p>0.4308124</text:p>
          </table:table-cell>
          <table:table-cell office:value-type="float" office:value="0.3806478" calcext:value-type="float">
            <text:p>0.3806478</text:p>
          </table:table-cell>
          <table:table-cell office:value-type="float" office:value="0" calcext:value-type="float">
            <text:p>0</text:p>
          </table:table-cell>
          <table:table-cell office:value-type="float" office:value="917.1519" calcext:value-type="float">
            <text:p>917.1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015" calcext:value-type="float">
            <text:p>-0.6870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14.73689" calcext:value-type="float">
            <text:p>14.73689</text:p>
          </table:table-cell>
          <table:table-cell office:value-type="float" office:value="1074.134" calcext:value-type="float">
            <text:p>1074.13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7336" calcext:value-type="float">
            <text:p>-26.27336</text:p>
          </table:table-cell>
          <table:table-cell office:value-type="float" office:value="0.1208275" calcext:value-type="float">
            <text:p>0.1208275</text:p>
          </table:table-cell>
          <table:table-cell office:value-type="float" office:value="10.80542" calcext:value-type="float">
            <text:p>10.80542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4143" calcext:value-type="float">
            <text:p>-0.2904143</text:p>
          </table:table-cell>
          <table:table-cell office:value-type="float" office:value="-0.08447575" calcext:value-type="float">
            <text:p>-0.08447575</text:p>
          </table:table-cell>
          <table:table-cell office:value-type="float" office:value="0.000004186554" calcext:value-type="float">
            <text:p>4.186554E-06</text:p>
          </table:table-cell>
          <table:table-cell office:value-type="float" office:value="11.36327" calcext:value-type="float">
            <text:p>11.36327</text:p>
          </table:table-cell>
          <table:table-cell office:value-type="float" office:value="2.90464" calcext:value-type="float">
            <text:p>2.90464</text:p>
          </table:table-cell>
          <table:table-cell office:value-type="float" office:value="0.1400382" calcext:value-type="float">
            <text:p>0.1400382</text:p>
          </table:table-cell>
          <table:table-cell office:value-type="float" office:value="0.1164706" calcext:value-type="float">
            <text:p>0.1164706</text:p>
          </table:table-cell>
          <table:table-cell office:value-type="float" office:value="0.03876949" calcext:value-type="float">
            <text:p>0.03876949</text:p>
          </table:table-cell>
          <table:table-cell office:value-type="float" office:value="0.04036488" calcext:value-type="float">
            <text:p>0.04036488</text:p>
          </table:table-cell>
          <table:table-cell office:value-type="float" office:value="0.01391769" calcext:value-type="float">
            <text:p>0.01391769</text:p>
          </table:table-cell>
          <table:table-cell office:value-type="float" office:value="0.00903291" calcext:value-type="float">
            <text:p>0.00903291</text:p>
          </table:table-cell>
          <table:table-cell office:value-type="float" office:value="0.02266222" calcext:value-type="float">
            <text:p>0.02266222</text:p>
          </table:table-cell>
          <table:table-cell office:value-type="float" office:value="0.02024504" calcext:value-type="float">
            <text:p>0.02024504</text:p>
          </table:table-cell>
          <table:table-cell office:value-type="float" office:value="0.01835546" calcext:value-type="float">
            <text:p>0.01835546</text:p>
          </table:table-cell>
          <table:table-cell office:value-type="float" office:value="0.0183314" calcext:value-type="float">
            <text:p>0.0183314</text:p>
          </table:table-cell>
          <table:table-cell office:value-type="float" office:value="0.02298322" calcext:value-type="float">
            <text:p>0.02298322</text:p>
          </table:table-cell>
          <table:table-cell office:value-type="float" office:value="0.005760625" calcext:value-type="float">
            <text:p>0.005760625</text:p>
          </table:table-cell>
          <table:table-cell office:value-type="float" office:value="0.003456048" calcext:value-type="float">
            <text:p>0.003456048</text:p>
          </table:table-cell>
          <table:table-cell office:value-type="float" office:value="0" calcext:value-type="float">
            <text:p>0</text:p>
          </table:table-cell>
          <table:table-cell office:value-type="float" office:value="27.91795" calcext:value-type="float">
            <text:p>27.91795</text:p>
          </table:table-cell>
          <table:table-cell office:value-type="float" office:value="66.26839" calcext:value-type="float">
            <text:p>66.26839</text:p>
          </table:table-cell>
          <table:table-cell office:value-type="float" office:value="32.85768" calcext:value-type="float">
            <text:p>32.85768</text:p>
          </table:table-cell>
          <table:table-cell office:value-type="float" office:value="0.02188431" calcext:value-type="float">
            <text:p>0.02188431</text:p>
          </table:table-cell>
          <table:table-cell office:value-type="float" office:value="0.009078175" calcext:value-type="float">
            <text:p>0.009078175</text:p>
          </table:table-cell>
          <table:table-cell office:value-type="float" office:value="0.006629657" calcext:value-type="float">
            <text:p>0.006629657</text:p>
          </table:table-cell>
          <table:table-cell office:value-type="float" office:value="0.007852095" calcext:value-type="float">
            <text:p>0.007852095</text:p>
          </table:table-cell>
          <table:table-cell office:value-type="float" office:value="2.100805" calcext:value-type="float">
            <text:p>2.100805</text:p>
          </table:table-cell>
          <table:table-cell office:value-type="float" office:value="2.976203" calcext:value-type="float">
            <text:p>2.976203</text:p>
          </table:table-cell>
          <table:table-cell office:value-type="float" office:value="3.875252" calcext:value-type="float">
            <text:p>3.875252</text:p>
          </table:table-cell>
          <table:table-cell office:value-type="float" office:value="1.94363" calcext:value-type="float">
            <text:p>1.94363</text:p>
          </table:table-cell>
          <table:table-cell office:value-type="float" office:value="0.7684391" calcext:value-type="float">
            <text:p>0.7684391</text:p>
          </table:table-cell>
          <table:table-cell office:value-type="float" office:value="0.4303365" calcext:value-type="float">
            <text:p>0.4303365</text:p>
          </table:table-cell>
          <table:table-cell office:value-type="float" office:value="0.3806703" calcext:value-type="float">
            <text:p>0.3806703</text:p>
          </table:table-cell>
          <table:table-cell office:value-type="float" office:value="0" calcext:value-type="float">
            <text:p>0</text:p>
          </table:table-cell>
          <table:table-cell office:value-type="float" office:value="872.725" calcext:value-type="float">
            <text:p>872.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0654" calcext:value-type="float">
            <text:p>-0.687065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14.73455" calcext:value-type="float">
            <text:p>14.73455</text:p>
          </table:table-cell>
          <table:table-cell office:value-type="float" office:value="1074.083" calcext:value-type="float">
            <text:p>1074.08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9673" calcext:value-type="float">
            <text:p>-26.49673</text:p>
          </table:table-cell>
          <table:table-cell office:value-type="float" office:value="0.1186775" calcext:value-type="float">
            <text:p>0.1186775</text:p>
          </table:table-cell>
          <table:table-cell office:value-type="float" office:value="10.62964" calcext:value-type="float">
            <text:p>10.62964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481" calcext:value-type="float">
            <text:p>-0.290481</text:p>
          </table:table-cell>
          <table:table-cell office:value-type="float" office:value="-0.0844594" calcext:value-type="float">
            <text:p>-0.0844594</text:p>
          </table:table-cell>
          <table:table-cell office:value-type="float" office:value="0.000004373589" calcext:value-type="float">
            <text:p>4.373589E-06</text:p>
          </table:table-cell>
          <table:table-cell office:value-type="float" office:value="11.28976" calcext:value-type="float">
            <text:p>11.28976</text:p>
          </table:table-cell>
          <table:table-cell office:value-type="float" office:value="2.58332" calcext:value-type="float">
            <text:p>2.58332</text:p>
          </table:table-cell>
          <table:table-cell office:value-type="float" office:value="0.1361962" calcext:value-type="float">
            <text:p>0.1361962</text:p>
          </table:table-cell>
          <table:table-cell office:value-type="float" office:value="0.1152485" calcext:value-type="float">
            <text:p>0.1152485</text:p>
          </table:table-cell>
          <table:table-cell office:value-type="float" office:value="0.0386444" calcext:value-type="float">
            <text:p>0.0386444</text:p>
          </table:table-cell>
          <table:table-cell office:value-type="float" office:value="0.04031901" calcext:value-type="float">
            <text:p>0.04031901</text:p>
          </table:table-cell>
          <table:table-cell office:value-type="float" office:value="0.01386012" calcext:value-type="float">
            <text:p>0.01386012</text:p>
          </table:table-cell>
          <table:table-cell office:value-type="float" office:value="0.009093026" calcext:value-type="float">
            <text:p>0.009093026</text:p>
          </table:table-cell>
          <table:table-cell office:value-type="float" office:value="0.02264019" calcext:value-type="float">
            <text:p>0.02264019</text:p>
          </table:table-cell>
          <table:table-cell office:value-type="float" office:value="0.02021775" calcext:value-type="float">
            <text:p>0.02021775</text:p>
          </table:table-cell>
          <table:table-cell office:value-type="float" office:value="0.01835428" calcext:value-type="float">
            <text:p>0.01835428</text:p>
          </table:table-cell>
          <table:table-cell office:value-type="float" office:value="0.01830997" calcext:value-type="float">
            <text:p>0.01830997</text:p>
          </table:table-cell>
          <table:table-cell office:value-type="float" office:value="0.02287936" calcext:value-type="float">
            <text:p>0.02287936</text:p>
          </table:table-cell>
          <table:table-cell office:value-type="float" office:value="0.005753478" calcext:value-type="float">
            <text:p>0.005753478</text:p>
          </table:table-cell>
          <table:table-cell office:value-type="float" office:value="0.003454814" calcext:value-type="float">
            <text:p>0.003454814</text:p>
          </table:table-cell>
          <table:table-cell office:value-type="float" office:value="0" calcext:value-type="float">
            <text:p>0</text:p>
          </table:table-cell>
          <table:table-cell office:value-type="float" office:value="27.17706" calcext:value-type="float">
            <text:p>27.17706</text:p>
          </table:table-cell>
          <table:table-cell office:value-type="float" office:value="64.60717" calcext:value-type="float">
            <text:p>64.60717</text:p>
          </table:table-cell>
          <table:table-cell office:value-type="float" office:value="32.07752" calcext:value-type="float">
            <text:p>32.07752</text:p>
          </table:table-cell>
          <table:table-cell office:value-type="float" office:value="0.02154486" calcext:value-type="float">
            <text:p>0.02154486</text:p>
          </table:table-cell>
          <table:table-cell office:value-type="float" office:value="0.008990437" calcext:value-type="float">
            <text:p>0.008990437</text:p>
          </table:table-cell>
          <table:table-cell office:value-type="float" office:value="0.006593437" calcext:value-type="float">
            <text:p>0.006593437</text:p>
          </table:table-cell>
          <table:table-cell office:value-type="float" office:value="0.007608202" calcext:value-type="float">
            <text:p>0.007608202</text:p>
          </table:table-cell>
          <table:table-cell office:value-type="float" office:value="2.03664" calcext:value-type="float">
            <text:p>2.03664</text:p>
          </table:table-cell>
          <table:table-cell office:value-type="float" office:value="2.948792" calcext:value-type="float">
            <text:p>2.948792</text:p>
          </table:table-cell>
          <table:table-cell office:value-type="float" office:value="3.856655" calcext:value-type="float">
            <text:p>3.856655</text:p>
          </table:table-cell>
          <table:table-cell office:value-type="float" office:value="1.92714" calcext:value-type="float">
            <text:p>1.92714</text:p>
          </table:table-cell>
          <table:table-cell office:value-type="float" office:value="0.7548836" calcext:value-type="float">
            <text:p>0.7548836</text:p>
          </table:table-cell>
          <table:table-cell office:value-type="float" office:value="0.4298229" calcext:value-type="float">
            <text:p>0.4298229</text:p>
          </table:table-cell>
          <table:table-cell office:value-type="float" office:value="0.3806928" calcext:value-type="float">
            <text:p>0.3806928</text:p>
          </table:table-cell>
          <table:table-cell office:value-type="float" office:value="0" calcext:value-type="float">
            <text:p>0</text:p>
          </table:table-cell>
          <table:table-cell office:value-type="float" office:value="840.6149" calcext:value-type="float">
            <text:p>840.6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1146" calcext:value-type="float">
            <text:p>-0.68711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14.71269" calcext:value-type="float">
            <text:p>14.71269</text:p>
          </table:table-cell>
          <table:table-cell office:value-type="float" office:value="1074.034" calcext:value-type="float">
            <text:p>1074.03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0614" calcext:value-type="float">
            <text:p>-26.70614</text:p>
          </table:table-cell>
          <table:table-cell office:value-type="float" office:value="0.1159722" calcext:value-type="float">
            <text:p>0.1159722</text:p>
          </table:table-cell>
          <table:table-cell office:value-type="float" office:value="10.48576" calcext:value-type="float">
            <text:p>10.4857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5392" calcext:value-type="float">
            <text:p>-0.2905392</text:p>
          </table:table-cell>
          <table:table-cell office:value-type="float" office:value="-0.08443929" calcext:value-type="float">
            <text:p>-0.08443929</text:p>
          </table:table-cell>
          <table:table-cell office:value-type="float" office:value="0.000004533715" calcext:value-type="float">
            <text:p>4.533715E-06</text:p>
          </table:table-cell>
          <table:table-cell office:value-type="float" office:value="11.23039" calcext:value-type="float">
            <text:p>11.23039</text:p>
          </table:table-cell>
          <table:table-cell office:value-type="float" office:value="2.308998" calcext:value-type="float">
            <text:p>2.308998</text:p>
          </table:table-cell>
          <table:table-cell office:value-type="float" office:value="0.1270676" calcext:value-type="float">
            <text:p>0.1270676</text:p>
          </table:table-cell>
          <table:table-cell office:value-type="float" office:value="0.1095061" calcext:value-type="float">
            <text:p>0.1095061</text:p>
          </table:table-cell>
          <table:table-cell office:value-type="float" office:value="0.03718797" calcext:value-type="float">
            <text:p>0.03718797</text:p>
          </table:table-cell>
          <table:table-cell office:value-type="float" office:value="0.03911584" calcext:value-type="float">
            <text:p>0.03911584</text:p>
          </table:table-cell>
          <table:table-cell office:value-type="float" office:value="0.01349381" calcext:value-type="float">
            <text:p>0.01349381</text:p>
          </table:table-cell>
          <table:table-cell office:value-type="float" office:value="0.008940192" calcext:value-type="float">
            <text:p>0.008940192</text:p>
          </table:table-cell>
          <table:table-cell office:value-type="float" office:value="0.022782" calcext:value-type="float">
            <text:p>0.022782</text:p>
          </table:table-cell>
          <table:table-cell office:value-type="float" office:value="0.02023819" calcext:value-type="float">
            <text:p>0.02023819</text:p>
          </table:table-cell>
          <table:table-cell office:value-type="float" office:value="0.01837314" calcext:value-type="float">
            <text:p>0.01837314</text:p>
          </table:table-cell>
          <table:table-cell office:value-type="float" office:value="0.01829948" calcext:value-type="float">
            <text:p>0.01829948</text:p>
          </table:table-cell>
          <table:table-cell office:value-type="float" office:value="0.02279487" calcext:value-type="float">
            <text:p>0.02279487</text:p>
          </table:table-cell>
          <table:table-cell office:value-type="float" office:value="0.005746221" calcext:value-type="float">
            <text:p>0.005746221</text:p>
          </table:table-cell>
          <table:table-cell office:value-type="float" office:value="0.003453568" calcext:value-type="float">
            <text:p>0.003453568</text:p>
          </table:table-cell>
          <table:table-cell office:value-type="float" office:value="0" calcext:value-type="float">
            <text:p>0</text:p>
          </table:table-cell>
          <table:table-cell office:value-type="float" office:value="26.33148" calcext:value-type="float">
            <text:p>26.33148</text:p>
          </table:table-cell>
          <table:table-cell office:value-type="float" office:value="63.22116" calcext:value-type="float">
            <text:p>63.22116</text:p>
          </table:table-cell>
          <table:table-cell office:value-type="float" office:value="31.43276" calcext:value-type="float">
            <text:p>31.43276</text:p>
          </table:table-cell>
          <table:table-cell office:value-type="float" office:value="0.02168366" calcext:value-type="float">
            <text:p>0.02168366</text:p>
          </table:table-cell>
          <table:table-cell office:value-type="float" office:value="0.009189477" calcext:value-type="float">
            <text:p>0.009189477</text:p>
          </table:table-cell>
          <table:table-cell office:value-type="float" office:value="0.007000573" calcext:value-type="float">
            <text:p>0.007000573</text:p>
          </table:table-cell>
          <table:table-cell office:value-type="float" office:value="0.007966358" calcext:value-type="float">
            <text:p>0.007966358</text:p>
          </table:table-cell>
          <table:table-cell office:value-type="float" office:value="1.992832" calcext:value-type="float">
            <text:p>1.992832</text:p>
          </table:table-cell>
          <table:table-cell office:value-type="float" office:value="2.92784" calcext:value-type="float">
            <text:p>2.92784</text:p>
          </table:table-cell>
          <table:table-cell office:value-type="float" office:value="3.841976" calcext:value-type="float">
            <text:p>3.841976</text:p>
          </table:table-cell>
          <table:table-cell office:value-type="float" office:value="1.913184" calcext:value-type="float">
            <text:p>1.913184</text:p>
          </table:table-cell>
          <table:table-cell office:value-type="float" office:value="0.7433199" calcext:value-type="float">
            <text:p>0.7433199</text:p>
          </table:table-cell>
          <table:table-cell office:value-type="float" office:value="0.429264" calcext:value-type="float">
            <text:p>0.429264</text:p>
          </table:table-cell>
          <table:table-cell office:value-type="float" office:value="0.3807152" calcext:value-type="float">
            <text:p>0.3807152</text:p>
          </table:table-cell>
          <table:table-cell office:value-type="float" office:value="0" calcext:value-type="float">
            <text:p>0</text:p>
          </table:table-cell>
          <table:table-cell office:value-type="float" office:value="824.5452" calcext:value-type="float">
            <text:p>824.5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1623" calcext:value-type="float">
            <text:p>-0.68716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14.68659" calcext:value-type="float">
            <text:p>14.68659</text:p>
          </table:table-cell>
          <table:table-cell office:value-type="float" office:value="1073.989" calcext:value-type="float">
            <text:p>1073.98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2242" calcext:value-type="float">
            <text:p>-26.82242</text:p>
          </table:table-cell>
          <table:table-cell office:value-type="float" office:value="0.1137602" calcext:value-type="float">
            <text:p>0.1137602</text:p>
          </table:table-cell>
          <table:table-cell office:value-type="float" office:value="10.43632" calcext:value-type="float">
            <text:p>10.43632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6146" calcext:value-type="float">
            <text:p>-0.2906146</text:p>
          </table:table-cell>
          <table:table-cell office:value-type="float" office:value="-0.08441753" calcext:value-type="float">
            <text:p>-0.08441753</text:p>
          </table:table-cell>
          <table:table-cell office:value-type="float" office:value="0.000004574525" calcext:value-type="float">
            <text:p>4.574525E-06</text:p>
          </table:table-cell>
          <table:table-cell office:value-type="float" office:value="11.17818" calcext:value-type="float">
            <text:p>11.17818</text:p>
          </table:table-cell>
          <table:table-cell office:value-type="float" office:value="2.073782" calcext:value-type="float">
            <text:p>2.073782</text:p>
          </table:table-cell>
          <table:table-cell office:value-type="float" office:value="0.1219554" calcext:value-type="float">
            <text:p>0.1219554</text:p>
          </table:table-cell>
          <table:table-cell office:value-type="float" office:value="0.1057018" calcext:value-type="float">
            <text:p>0.1057018</text:p>
          </table:table-cell>
          <table:table-cell office:value-type="float" office:value="0.03583464" calcext:value-type="float">
            <text:p>0.03583464</text:p>
          </table:table-cell>
          <table:table-cell office:value-type="float" office:value="0.03780022" calcext:value-type="float">
            <text:p>0.03780022</text:p>
          </table:table-cell>
          <table:table-cell office:value-type="float" office:value="0.01289421" calcext:value-type="float">
            <text:p>0.01289421</text:p>
          </table:table-cell>
          <table:table-cell office:value-type="float" office:value="0.008506134" calcext:value-type="float">
            <text:p>0.008506134</text:p>
          </table:table-cell>
          <table:table-cell office:value-type="float" office:value="0.02314045" calcext:value-type="float">
            <text:p>0.02314045</text:p>
          </table:table-cell>
          <table:table-cell office:value-type="float" office:value="0.02036562" calcext:value-type="float">
            <text:p>0.02036562</text:p>
          </table:table-cell>
          <table:table-cell office:value-type="float" office:value="0.01845577" calcext:value-type="float">
            <text:p>0.01845577</text:p>
          </table:table-cell>
          <table:table-cell office:value-type="float" office:value="0.0183318" calcext:value-type="float">
            <text:p>0.0183318</text:p>
          </table:table-cell>
          <table:table-cell office:value-type="float" office:value="0.02278789" calcext:value-type="float">
            <text:p>0.02278789</text:p>
          </table:table-cell>
          <table:table-cell office:value-type="float" office:value="0.005738863" calcext:value-type="float">
            <text:p>0.005738863</text:p>
          </table:table-cell>
          <table:table-cell office:value-type="float" office:value="0.003452309" calcext:value-type="float">
            <text:p>0.003452309</text:p>
          </table:table-cell>
          <table:table-cell office:value-type="float" office:value="0" calcext:value-type="float">
            <text:p>0</text:p>
          </table:table-cell>
          <table:table-cell office:value-type="float" office:value="25.77922" calcext:value-type="float">
            <text:p>25.77922</text:p>
          </table:table-cell>
          <table:table-cell office:value-type="float" office:value="62.42072" calcext:value-type="float">
            <text:p>62.42072</text:p>
          </table:table-cell>
          <table:table-cell office:value-type="float" office:value="31.21083" calcext:value-type="float">
            <text:p>31.21083</text:p>
          </table:table-cell>
          <table:table-cell office:value-type="float" office:value="0.02365151" calcext:value-type="float">
            <text:p>0.02365151</text:p>
          </table:table-cell>
          <table:table-cell office:value-type="float" office:value="0.01008344" calcext:value-type="float">
            <text:p>0.01008344</text:p>
          </table:table-cell>
          <table:table-cell office:value-type="float" office:value="0.00839093" calcext:value-type="float">
            <text:p>0.00839093</text:p>
          </table:table-cell>
          <table:table-cell office:value-type="float" office:value="0.009973733" calcext:value-type="float">
            <text:p>0.009973733</text:p>
          </table:table-cell>
          <table:table-cell office:value-type="float" office:value="2.006371" calcext:value-type="float">
            <text:p>2.006371</text:p>
          </table:table-cell>
          <table:table-cell office:value-type="float" office:value="2.928916" calcext:value-type="float">
            <text:p>2.928916</text:p>
          </table:table-cell>
          <table:table-cell office:value-type="float" office:value="3.838353" calcext:value-type="float">
            <text:p>3.838353</text:p>
          </table:table-cell>
          <table:table-cell office:value-type="float" office:value="1.908092" calcext:value-type="float">
            <text:p>1.908092</text:p>
          </table:table-cell>
          <table:table-cell office:value-type="float" office:value="0.740175" calcext:value-type="float">
            <text:p>0.740175</text:p>
          </table:table-cell>
          <table:table-cell office:value-type="float" office:value="0.428663" calcext:value-type="float">
            <text:p>0.428663</text:p>
          </table:table-cell>
          <table:table-cell office:value-type="float" office:value="0.3807376" calcext:value-type="float">
            <text:p>0.3807376</text:p>
          </table:table-cell>
          <table:table-cell office:value-type="float" office:value="0" calcext:value-type="float">
            <text:p>0</text:p>
          </table:table-cell>
          <table:table-cell office:value-type="float" office:value="811.5627" calcext:value-type="float">
            <text:p>811.5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2077" calcext:value-type="float">
            <text:p>-0.68720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14.63854" calcext:value-type="float">
            <text:p>14.63854</text:p>
          </table:table-cell>
          <table:table-cell office:value-type="float" office:value="1073.946" calcext:value-type="float">
            <text:p>1073.94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1329" calcext:value-type="float">
            <text:p>-26.91329</text:p>
          </table:table-cell>
          <table:table-cell office:value-type="float" office:value="0.1108387" calcext:value-type="float">
            <text:p>0.1108387</text:p>
          </table:table-cell>
          <table:table-cell office:value-type="float" office:value="10.43304" calcext:value-type="float">
            <text:p>10.43304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7039" calcext:value-type="float">
            <text:p>-0.2907039</text:p>
          </table:table-cell>
          <table:table-cell office:value-type="float" office:value="-0.08439407" calcext:value-type="float">
            <text:p>-0.08439407</text:p>
          </table:table-cell>
          <table:table-cell office:value-type="float" office:value="0.000004577983" calcext:value-type="float">
            <text:p>4.577983E-06</text:p>
          </table:table-cell>
          <table:table-cell office:value-type="float" office:value="11.13797" calcext:value-type="float">
            <text:p>11.13797</text:p>
          </table:table-cell>
          <table:table-cell office:value-type="float" office:value="1.872638" calcext:value-type="float">
            <text:p>1.872638</text:p>
          </table:table-cell>
          <table:table-cell office:value-type="float" office:value="0.1071818" calcext:value-type="float">
            <text:p>0.1071818</text:p>
          </table:table-cell>
          <table:table-cell office:value-type="float" office:value="0.09478059" calcext:value-type="float">
            <text:p>0.09478059</text:p>
          </table:table-cell>
          <table:table-cell office:value-type="float" office:value="0.03286453" calcext:value-type="float">
            <text:p>0.03286453</text:p>
          </table:table-cell>
          <table:table-cell office:value-type="float" office:value="0.03554997" calcext:value-type="float">
            <text:p>0.03554997</text:p>
          </table:table-cell>
          <table:table-cell office:value-type="float" office:value="0.0120586" calcext:value-type="float">
            <text:p>0.0120586</text:p>
          </table:table-cell>
          <table:table-cell office:value-type="float" office:value="0.008564832" calcext:value-type="float">
            <text:p>0.008564832</text:p>
          </table:table-cell>
          <table:table-cell office:value-type="float" office:value="0.02346842" calcext:value-type="float">
            <text:p>0.02346842</text:p>
          </table:table-cell>
          <table:table-cell office:value-type="float" office:value="0.02051795" calcext:value-type="float">
            <text:p>0.02051795</text:p>
          </table:table-cell>
          <table:table-cell office:value-type="float" office:value="0.01856467" calcext:value-type="float">
            <text:p>0.01856467</text:p>
          </table:table-cell>
          <table:table-cell office:value-type="float" office:value="0.0183934" calcext:value-type="float">
            <text:p>0.0183934</text:p>
          </table:table-cell>
          <table:table-cell office:value-type="float" office:value="0.0228261" calcext:value-type="float">
            <text:p>0.0228261</text:p>
          </table:table-cell>
          <table:table-cell office:value-type="float" office:value="0.005731417" calcext:value-type="float">
            <text:p>0.005731417</text:p>
          </table:table-cell>
          <table:table-cell office:value-type="float" office:value="0.003451046" calcext:value-type="float">
            <text:p>0.003451046</text:p>
          </table:table-cell>
          <table:table-cell office:value-type="float" office:value="0" calcext:value-type="float">
            <text:p>0</text:p>
          </table:table-cell>
          <table:table-cell office:value-type="float" office:value="25.27033" calcext:value-type="float">
            <text:p>25.27033</text:p>
          </table:table-cell>
          <table:table-cell office:value-type="float" office:value="62.02636" calcext:value-type="float">
            <text:p>62.02636</text:p>
          </table:table-cell>
          <table:table-cell office:value-type="float" office:value="31.28012" calcext:value-type="float">
            <text:p>31.28012</text:p>
          </table:table-cell>
          <table:table-cell office:value-type="float" office:value="0.02645717" calcext:value-type="float">
            <text:p>0.02645717</text:p>
          </table:table-cell>
          <table:table-cell office:value-type="float" office:value="0.0115758" calcext:value-type="float">
            <text:p>0.0115758</text:p>
          </table:table-cell>
          <table:table-cell office:value-type="float" office:value="0.01056475" calcext:value-type="float">
            <text:p>0.01056475</text:p>
          </table:table-cell>
          <table:table-cell office:value-type="float" office:value="0.01116447" calcext:value-type="float">
            <text:p>0.01116447</text:p>
          </table:table-cell>
          <table:table-cell office:value-type="float" office:value="2.031104" calcext:value-type="float">
            <text:p>2.031104</text:p>
          </table:table-cell>
          <table:table-cell office:value-type="float" office:value="2.938911" calcext:value-type="float">
            <text:p>2.938911</text:p>
          </table:table-cell>
          <table:table-cell office:value-type="float" office:value="3.839539" calcext:value-type="float">
            <text:p>3.839539</text:p>
          </table:table-cell>
          <table:table-cell office:value-type="float" office:value="1.906577" calcext:value-type="float">
            <text:p>1.906577</text:p>
          </table:table-cell>
          <table:table-cell office:value-type="float" office:value="0.7404891" calcext:value-type="float">
            <text:p>0.7404891</text:p>
          </table:table-cell>
          <table:table-cell office:value-type="float" office:value="0.4280243" calcext:value-type="float">
            <text:p>0.4280243</text:p>
          </table:table-cell>
          <table:table-cell office:value-type="float" office:value="0.38076" calcext:value-type="float">
            <text:p>0.38076</text:p>
          </table:table-cell>
          <table:table-cell office:value-type="float" office:value="0" calcext:value-type="float">
            <text:p>0</text:p>
          </table:table-cell>
          <table:table-cell office:value-type="float" office:value="822.105" calcext:value-type="float">
            <text:p>822.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2519" calcext:value-type="float">
            <text:p>-0.68725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14.6007" calcext:value-type="float">
            <text:p>14.6007</text:p>
          </table:table-cell>
          <table:table-cell office:value-type="float" office:value="1073.908" calcext:value-type="float">
            <text:p>1073.90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5975" calcext:value-type="float">
            <text:p>-26.95975</text:p>
          </table:table-cell>
          <table:table-cell office:value-type="float" office:value="0.1092659" calcext:value-type="float">
            <text:p>0.1092659</text:p>
          </table:table-cell>
          <table:table-cell office:value-type="float" office:value="10.45806" calcext:value-type="float">
            <text:p>10.4580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7743" calcext:value-type="float">
            <text:p>-0.2907743</text:p>
          </table:table-cell>
          <table:table-cell office:value-type="float" office:value="-0.08436804" calcext:value-type="float">
            <text:p>-0.08436804</text:p>
          </table:table-cell>
          <table:table-cell office:value-type="float" office:value="0.000004578019" calcext:value-type="float">
            <text:p>4.578019E-06</text:p>
          </table:table-cell>
          <table:table-cell office:value-type="float" office:value="11.10709" calcext:value-type="float">
            <text:p>11.10709</text:p>
          </table:table-cell>
          <table:table-cell office:value-type="float" office:value="1.756415" calcext:value-type="float">
            <text:p>1.756415</text:p>
          </table:table-cell>
          <table:table-cell office:value-type="float" office:value="0.1008897" calcext:value-type="float">
            <text:p>0.1008897</text:p>
          </table:table-cell>
          <table:table-cell office:value-type="float" office:value="0.08586718" calcext:value-type="float">
            <text:p>0.08586718</text:p>
          </table:table-cell>
          <table:table-cell office:value-type="float" office:value="0.02952164" calcext:value-type="float">
            <text:p>0.02952164</text:p>
          </table:table-cell>
          <table:table-cell office:value-type="float" office:value="0.03257348" calcext:value-type="float">
            <text:p>0.03257348</text:p>
          </table:table-cell>
          <table:table-cell office:value-type="float" office:value="0.01171168" calcext:value-type="float">
            <text:p>0.01171168</text:p>
          </table:table-cell>
          <table:table-cell office:value-type="float" office:value="0.009888695" calcext:value-type="float">
            <text:p>0.009888695</text:p>
          </table:table-cell>
          <table:table-cell office:value-type="float" office:value="0.02373978" calcext:value-type="float">
            <text:p>0.02373978</text:p>
          </table:table-cell>
          <table:table-cell office:value-type="float" office:value="0.02067595" calcext:value-type="float">
            <text:p>0.02067595</text:p>
          </table:table-cell>
          <table:table-cell office:value-type="float" office:value="0.01868843" calcext:value-type="float">
            <text:p>0.01868843</text:p>
          </table:table-cell>
          <table:table-cell office:value-type="float" office:value="0.01848117" calcext:value-type="float">
            <text:p>0.01848117</text:p>
          </table:table-cell>
          <table:table-cell office:value-type="float" office:value="0.02288837" calcext:value-type="float">
            <text:p>0.02288837</text:p>
          </table:table-cell>
          <table:table-cell office:value-type="float" office:value="0.00572389" calcext:value-type="float">
            <text:p>0.00572389</text:p>
          </table:table-cell>
          <table:table-cell office:value-type="float" office:value="0.003449781" calcext:value-type="float">
            <text:p>0.003449781</text:p>
          </table:table-cell>
          <table:table-cell office:value-type="float" office:value="0" calcext:value-type="float">
            <text:p>0</text:p>
          </table:table-cell>
          <table:table-cell office:value-type="float" office:value="24.96112" calcext:value-type="float">
            <text:p>24.96112</text:p>
          </table:table-cell>
          <table:table-cell office:value-type="float" office:value="61.88359" calcext:value-type="float">
            <text:p>61.88359</text:p>
          </table:table-cell>
          <table:table-cell office:value-type="float" office:value="31.56063" calcext:value-type="float">
            <text:p>31.56063</text:p>
          </table:table-cell>
          <table:table-cell office:value-type="float" office:value="0.04548313" calcext:value-type="float">
            <text:p>0.04548313</text:p>
          </table:table-cell>
          <table:table-cell office:value-type="float" office:value="0.01369256" calcext:value-type="float">
            <text:p>0.01369256</text:p>
          </table:table-cell>
          <table:table-cell office:value-type="float" office:value="0.01151057" calcext:value-type="float">
            <text:p>0.01151057</text:p>
          </table:table-cell>
          <table:table-cell office:value-type="float" office:value="0.01657235" calcext:value-type="float">
            <text:p>0.01657235</text:p>
          </table:table-cell>
          <table:table-cell office:value-type="float" office:value="2.056047" calcext:value-type="float">
            <text:p>2.056047</text:p>
          </table:table-cell>
          <table:table-cell office:value-type="float" office:value="2.952064" calcext:value-type="float">
            <text:p>2.952064</text:p>
          </table:table-cell>
          <table:table-cell office:value-type="float" office:value="3.843022" calcext:value-type="float">
            <text:p>3.843022</text:p>
          </table:table-cell>
          <table:table-cell office:value-type="float" office:value="1.906661" calcext:value-type="float">
            <text:p>1.906661</text:p>
          </table:table-cell>
          <table:table-cell office:value-type="float" office:value="0.7422308" calcext:value-type="float">
            <text:p>0.7422308</text:p>
          </table:table-cell>
          <table:table-cell office:value-type="float" office:value="0.427356" calcext:value-type="float">
            <text:p>0.427356</text:p>
          </table:table-cell>
          <table:table-cell office:value-type="float" office:value="0.3807824" calcext:value-type="float">
            <text:p>0.3807824</text:p>
          </table:table-cell>
          <table:table-cell office:value-type="float" office:value="0" calcext:value-type="float">
            <text:p>0</text:p>
          </table:table-cell>
          <table:table-cell office:value-type="float" office:value="828.1373" calcext:value-type="float">
            <text:p>828.1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2866" calcext:value-type="float">
            <text:p>-0.68728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14.56538" calcext:value-type="float">
            <text:p>14.56538</text:p>
          </table:table-cell>
          <table:table-cell office:value-type="float" office:value="1073.872" calcext:value-type="float">
            <text:p>1073.87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7898" calcext:value-type="float">
            <text:p>-26.97898</text:p>
          </table:table-cell>
          <table:table-cell office:value-type="float" office:value="0.1088404" calcext:value-type="float">
            <text:p>0.1088404</text:p>
          </table:table-cell>
          <table:table-cell office:value-type="float" office:value="10.50493" calcext:value-type="float">
            <text:p>10.50493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8416" calcext:value-type="float">
            <text:p>-0.2908416</text:p>
          </table:table-cell>
          <table:table-cell office:value-type="float" office:value="-0.08434163" calcext:value-type="float">
            <text:p>-0.08434163</text:p>
          </table:table-cell>
          <table:table-cell office:value-type="float" office:value="0.000004578019" calcext:value-type="float">
            <text:p>4.578019E-06</text:p>
          </table:table-cell>
          <table:table-cell office:value-type="float" office:value="11.07709" calcext:value-type="float">
            <text:p>11.07709</text:p>
          </table:table-cell>
          <table:table-cell office:value-type="float" office:value="1.650533" calcext:value-type="float">
            <text:p>1.650533</text:p>
          </table:table-cell>
          <table:table-cell office:value-type="float" office:value="0.1002446" calcext:value-type="float">
            <text:p>0.1002446</text:p>
          </table:table-cell>
          <table:table-cell office:value-type="float" office:value="0.08284991" calcext:value-type="float">
            <text:p>0.08284991</text:p>
          </table:table-cell>
          <table:table-cell office:value-type="float" office:value="0.02897778" calcext:value-type="float">
            <text:p>0.02897778</text:p>
          </table:table-cell>
          <table:table-cell office:value-type="float" office:value="0.03056748" calcext:value-type="float">
            <text:p>0.03056748</text:p>
          </table:table-cell>
          <table:table-cell office:value-type="float" office:value="0.01285995" calcext:value-type="float">
            <text:p>0.01285995</text:p>
          </table:table-cell>
          <table:table-cell office:value-type="float" office:value="0.01287844" calcext:value-type="float">
            <text:p>0.01287844</text:p>
          </table:table-cell>
          <table:table-cell office:value-type="float" office:value="0.0239404" calcext:value-type="float">
            <text:p>0.0239404</text:p>
          </table:table-cell>
          <table:table-cell office:value-type="float" office:value="0.02082892" calcext:value-type="float">
            <text:p>0.02082892</text:p>
          </table:table-cell>
          <table:table-cell office:value-type="float" office:value="0.01881807" calcext:value-type="float">
            <text:p>0.01881807</text:p>
          </table:table-cell>
          <table:table-cell office:value-type="float" office:value="0.01859062" calcext:value-type="float">
            <text:p>0.01859062</text:p>
          </table:table-cell>
          <table:table-cell office:value-type="float" office:value="0.02297161" calcext:value-type="float">
            <text:p>0.02297161</text:p>
          </table:table-cell>
          <table:table-cell office:value-type="float" office:value="0.005716288" calcext:value-type="float">
            <text:p>0.005716288</text:p>
          </table:table-cell>
          <table:table-cell office:value-type="float" office:value="0.003448494" calcext:value-type="float">
            <text:p>0.003448494</text:p>
          </table:table-cell>
          <table:table-cell office:value-type="float" office:value="0" calcext:value-type="float">
            <text:p>0</text:p>
          </table:table-cell>
          <table:table-cell office:value-type="float" office:value="24.84222" calcext:value-type="float">
            <text:p>24.84222</text:p>
          </table:table-cell>
          <table:table-cell office:value-type="float" office:value="61.92681" calcext:value-type="float">
            <text:p>61.92681</text:p>
          </table:table-cell>
          <table:table-cell office:value-type="float" office:value="31.96275" calcext:value-type="float">
            <text:p>31.96275</text:p>
          </table:table-cell>
          <table:table-cell office:value-type="float" office:value="0.1180627" calcext:value-type="float">
            <text:p>0.1180627</text:p>
          </table:table-cell>
          <table:table-cell office:value-type="float" office:value="0.01636508" calcext:value-type="float">
            <text:p>0.01636508</text:p>
          </table:table-cell>
          <table:table-cell office:value-type="float" office:value="0.01548559" calcext:value-type="float">
            <text:p>0.01548559</text:p>
          </table:table-cell>
          <table:table-cell office:value-type="float" office:value="0.04108039" calcext:value-type="float">
            <text:p>0.04108039</text:p>
          </table:table-cell>
          <table:table-cell office:value-type="float" office:value="2.080231" calcext:value-type="float">
            <text:p>2.080231</text:p>
          </table:table-cell>
          <table:table-cell office:value-type="float" office:value="2.966223" calcext:value-type="float">
            <text:p>2.966223</text:p>
          </table:table-cell>
          <table:table-cell office:value-type="float" office:value="3.846916" calcext:value-type="float">
            <text:p>3.846916</text:p>
          </table:table-cell>
          <table:table-cell office:value-type="float" office:value="1.907398" calcext:value-type="float">
            <text:p>1.907398</text:p>
          </table:table-cell>
          <table:table-cell office:value-type="float" office:value="0.7448183" calcext:value-type="float">
            <text:p>0.7448183</text:p>
          </table:table-cell>
          <table:table-cell office:value-type="float" office:value="0.4266661" calcext:value-type="float">
            <text:p>0.4266661</text:p>
          </table:table-cell>
          <table:table-cell office:value-type="float" office:value="0.3808048" calcext:value-type="float">
            <text:p>0.3808048</text:p>
          </table:table-cell>
          <table:table-cell office:value-type="float" office:value="0" calcext:value-type="float">
            <text:p>0</text:p>
          </table:table-cell>
          <table:table-cell office:value-type="float" office:value="833.2427" calcext:value-type="float">
            <text:p>833.2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3134" calcext:value-type="float">
            <text:p>-0.687313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4.53068" calcext:value-type="float">
            <text:p>14.53068</text:p>
          </table:table-cell>
          <table:table-cell office:value-type="float" office:value="1073.837" calcext:value-type="float">
            <text:p>1073.83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8158" calcext:value-type="float">
            <text:p>-26.98158</text:p>
          </table:table-cell>
          <table:table-cell office:value-type="float" office:value="0.1083263" calcext:value-type="float">
            <text:p>0.1083263</text:p>
          </table:table-cell>
          <table:table-cell office:value-type="float" office:value="10.56705" calcext:value-type="float">
            <text:p>10.56705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9088" calcext:value-type="float">
            <text:p>-0.2909088</text:p>
          </table:table-cell>
          <table:table-cell office:value-type="float" office:value="-0.0843147" calcext:value-type="float">
            <text:p>-0.0843147</text:p>
          </table:table-cell>
          <table:table-cell office:value-type="float" office:value="0.000004578019" calcext:value-type="float">
            <text:p>4.578019E-06</text:p>
          </table:table-cell>
          <table:table-cell office:value-type="float" office:value="11.04882" calcext:value-type="float">
            <text:p>11.04882</text:p>
          </table:table-cell>
          <table:table-cell office:value-type="float" office:value="1.504372" calcext:value-type="float">
            <text:p>1.504372</text:p>
          </table:table-cell>
          <table:table-cell office:value-type="float" office:value="0.1011398" calcext:value-type="float">
            <text:p>0.1011398</text:p>
          </table:table-cell>
          <table:table-cell office:value-type="float" office:value="0.08061165" calcext:value-type="float">
            <text:p>0.08061165</text:p>
          </table:table-cell>
          <table:table-cell office:value-type="float" office:value="0.03159256" calcext:value-type="float">
            <text:p>0.03159256</text:p>
          </table:table-cell>
          <table:table-cell office:value-type="float" office:value="0.02874474" calcext:value-type="float">
            <text:p>0.02874474</text:p>
          </table:table-cell>
          <table:table-cell office:value-type="float" office:value="0.01552545" calcext:value-type="float">
            <text:p>0.01552545</text:p>
          </table:table-cell>
          <table:table-cell office:value-type="float" office:value="0.01480681" calcext:value-type="float">
            <text:p>0.01480681</text:p>
          </table:table-cell>
          <table:table-cell office:value-type="float" office:value="0.02408319" calcext:value-type="float">
            <text:p>0.02408319</text:p>
          </table:table-cell>
          <table:table-cell office:value-type="float" office:value="0.02097457" calcext:value-type="float">
            <text:p>0.02097457</text:p>
          </table:table-cell>
          <table:table-cell office:value-type="float" office:value="0.01894405" calcext:value-type="float">
            <text:p>0.01894405</text:p>
          </table:table-cell>
          <table:table-cell office:value-type="float" office:value="0.01871289" calcext:value-type="float">
            <text:p>0.01871289</text:p>
          </table:table-cell>
          <table:table-cell office:value-type="float" office:value="0.02307171" calcext:value-type="float">
            <text:p>0.02307171</text:p>
          </table:table-cell>
          <table:table-cell office:value-type="float" office:value="0.00570866" calcext:value-type="float">
            <text:p>0.00570866</text:p>
          </table:table-cell>
          <table:table-cell office:value-type="float" office:value="0.003447209" calcext:value-type="float">
            <text:p>0.003447209</text:p>
          </table:table-cell>
          <table:table-cell office:value-type="float" office:value="0" calcext:value-type="float">
            <text:p>0</text:p>
          </table:table-cell>
          <table:table-cell office:value-type="float" office:value="24.8569" calcext:value-type="float">
            <text:p>24.8569</text:p>
          </table:table-cell>
          <table:table-cell office:value-type="float" office:value="62.05023" calcext:value-type="float">
            <text:p>62.05023</text:p>
          </table:table-cell>
          <table:table-cell office:value-type="float" office:value="32.4226" calcext:value-type="float">
            <text:p>32.4226</text:p>
          </table:table-cell>
          <table:table-cell office:value-type="float" office:value="0.2773712" calcext:value-type="float">
            <text:p>0.2773712</text:p>
          </table:table-cell>
          <table:table-cell office:value-type="float" office:value="0.01993498" calcext:value-type="float">
            <text:p>0.01993498</text:p>
          </table:table-cell>
          <table:table-cell office:value-type="float" office:value="0.03005855" calcext:value-type="float">
            <text:p>0.03005855</text:p>
          </table:table-cell>
          <table:table-cell office:value-type="float" office:value="0.0814723" calcext:value-type="float">
            <text:p>0.0814723</text:p>
          </table:table-cell>
          <table:table-cell office:value-type="float" office:value="2.103329" calcext:value-type="float">
            <text:p>2.103329</text:p>
          </table:table-cell>
          <table:table-cell office:value-type="float" office:value="2.980581" calcext:value-type="float">
            <text:p>2.980581</text:p>
          </table:table-cell>
          <table:table-cell office:value-type="float" office:value="3.850786" calcext:value-type="float">
            <text:p>3.850786</text:p>
          </table:table-cell>
          <table:table-cell office:value-type="float" office:value="1.908814" calcext:value-type="float">
            <text:p>1.908814</text:p>
          </table:table-cell>
          <table:table-cell office:value-type="float" office:value="0.7479089" calcext:value-type="float">
            <text:p>0.7479089</text:p>
          </table:table-cell>
          <table:table-cell office:value-type="float" office:value="0.4259945" calcext:value-type="float">
            <text:p>0.4259945</text:p>
          </table:table-cell>
          <table:table-cell office:value-type="float" office:value="0.3808272" calcext:value-type="float">
            <text:p>0.3808272</text:p>
          </table:table-cell>
          <table:table-cell office:value-type="float" office:value="0" calcext:value-type="float">
            <text:p>0</text:p>
          </table:table-cell>
          <table:table-cell office:value-type="float" office:value="836.996" calcext:value-type="float">
            <text:p>836.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3319" calcext:value-type="float">
            <text:p>-0.687331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14.49669" calcext:value-type="float">
            <text:p>14.49669</text:p>
          </table:table-cell>
          <table:table-cell office:value-type="float" office:value="1073.803" calcext:value-type="float">
            <text:p>1073.80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7032" calcext:value-type="float">
            <text:p>-26.97032</text:p>
          </table:table-cell>
          <table:table-cell office:value-type="float" office:value="0.1085849" calcext:value-type="float">
            <text:p>0.1085849</text:p>
          </table:table-cell>
          <table:table-cell office:value-type="float" office:value="10.64096" calcext:value-type="float">
            <text:p>10.64096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7" calcext:value-type="float">
            <text:p>0.005079357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09787" calcext:value-type="float">
            <text:p>-0.2909787</text:p>
          </table:table-cell>
          <table:table-cell office:value-type="float" office:value="-0.08428778" calcext:value-type="float">
            <text:p>-0.08428778</text:p>
          </table:table-cell>
          <table:table-cell office:value-type="float" office:value="0.000004578019" calcext:value-type="float">
            <text:p>4.578019E-06</text:p>
          </table:table-cell>
          <table:table-cell office:value-type="float" office:value="11.01964" calcext:value-type="float">
            <text:p>11.01964</text:p>
          </table:table-cell>
          <table:table-cell office:value-type="float" office:value="1.424635" calcext:value-type="float">
            <text:p>1.424635</text:p>
          </table:table-cell>
          <table:table-cell office:value-type="float" office:value="0.1023661" calcext:value-type="float">
            <text:p>0.1023661</text:p>
          </table:table-cell>
          <table:table-cell office:value-type="float" office:value="0.07991424" calcext:value-type="float">
            <text:p>0.07991424</text:p>
          </table:table-cell>
          <table:table-cell office:value-type="float" office:value="0.03630366" calcext:value-type="float">
            <text:p>0.03630366</text:p>
          </table:table-cell>
          <table:table-cell office:value-type="float" office:value="0.02835108" calcext:value-type="float">
            <text:p>0.02835108</text:p>
          </table:table-cell>
          <table:table-cell office:value-type="float" office:value="0.01809646" calcext:value-type="float">
            <text:p>0.01809646</text:p>
          </table:table-cell>
          <table:table-cell office:value-type="float" office:value="0.01574706" calcext:value-type="float">
            <text:p>0.01574706</text:p>
          </table:table-cell>
          <table:table-cell office:value-type="float" office:value="0.02418309" calcext:value-type="float">
            <text:p>0.02418309</text:p>
          </table:table-cell>
          <table:table-cell office:value-type="float" office:value="0.02111213" calcext:value-type="float">
            <text:p>0.02111213</text:p>
          </table:table-cell>
          <table:table-cell office:value-type="float" office:value="0.01906706" calcext:value-type="float">
            <text:p>0.01906706</text:p>
          </table:table-cell>
          <table:table-cell office:value-type="float" office:value="0.01884067" calcext:value-type="float">
            <text:p>0.01884067</text:p>
          </table:table-cell>
          <table:table-cell office:value-type="float" office:value="0.02318156" calcext:value-type="float">
            <text:p>0.02318156</text:p>
          </table:table-cell>
          <table:table-cell office:value-type="float" office:value="0.005700979" calcext:value-type="float">
            <text:p>0.005700979</text:p>
          </table:table-cell>
          <table:table-cell office:value-type="float" office:value="0.003445917" calcext:value-type="float">
            <text:p>0.003445917</text:p>
          </table:table-cell>
          <table:table-cell office:value-type="float" office:value="0" calcext:value-type="float">
            <text:p>0</text:p>
          </table:table-cell>
          <table:table-cell office:value-type="float" office:value="24.84217" calcext:value-type="float">
            <text:p>24.84217</text:p>
          </table:table-cell>
          <table:table-cell office:value-type="float" office:value="62.26366" calcext:value-type="float">
            <text:p>62.26366</text:p>
          </table:table-cell>
          <table:table-cell office:value-type="float" office:value="32.90187" calcext:value-type="float">
            <text:p>32.90187</text:p>
          </table:table-cell>
          <table:table-cell office:value-type="float" office:value="0.5332199" calcext:value-type="float">
            <text:p>0.5332199</text:p>
          </table:table-cell>
          <table:table-cell office:value-type="float" office:value="0.0237863" calcext:value-type="float">
            <text:p>0.0237863</text:p>
          </table:table-cell>
          <table:table-cell office:value-type="float" office:value="0.06295151" calcext:value-type="float">
            <text:p>0.06295151</text:p>
          </table:table-cell>
          <table:table-cell office:value-type="float" office:value="0.1225968" calcext:value-type="float">
            <text:p>0.1225968</text:p>
          </table:table-cell>
          <table:table-cell office:value-type="float" office:value="2.12588" calcext:value-type="float">
            <text:p>2.12588</text:p>
          </table:table-cell>
          <table:table-cell office:value-type="float" office:value="2.994382" calcext:value-type="float">
            <text:p>2.994382</text:p>
          </table:table-cell>
          <table:table-cell office:value-type="float" office:value="3.855121" calcext:value-type="float">
            <text:p>3.855121</text:p>
          </table:table-cell>
          <table:table-cell office:value-type="float" office:value="1.910463" calcext:value-type="float">
            <text:p>1.910463</text:p>
          </table:table-cell>
          <table:table-cell office:value-type="float" office:value="0.7511939" calcext:value-type="float">
            <text:p>0.7511939</text:p>
          </table:table-cell>
          <table:table-cell office:value-type="float" office:value="0.425316" calcext:value-type="float">
            <text:p>0.425316</text:p>
          </table:table-cell>
          <table:table-cell office:value-type="float" office:value="0.3808495" calcext:value-type="float">
            <text:p>0.3808495</text:p>
          </table:table-cell>
          <table:table-cell office:value-type="float" office:value="0" calcext:value-type="float">
            <text:p>0</text:p>
          </table:table-cell>
          <table:table-cell office:value-type="float" office:value="840.339" calcext:value-type="float">
            <text:p>840.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3479" calcext:value-type="float">
            <text:p>-0.687347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14.46585" calcext:value-type="float">
            <text:p>14.46585</text:p>
          </table:table-cell>
          <table:table-cell office:value-type="float" office:value="1073.771" calcext:value-type="float">
            <text:p>1073.77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5717" calcext:value-type="float">
            <text:p>-26.95717</text:p>
          </table:table-cell>
          <table:table-cell office:value-type="float" office:value="0.1090597" calcext:value-type="float">
            <text:p>0.1090597</text:p>
          </table:table-cell>
          <table:table-cell office:value-type="float" office:value="10.71474" calcext:value-type="float">
            <text:p>10.71474</text:p>
          </table:table-cell>
          <table:table-cell office:value-type="float" office:value="0.1181727" calcext:value-type="float">
            <text:p>0.1181727</text:p>
          </table:table-cell>
          <table:table-cell office:value-type="float" office:value="0.005079359" calcext:value-type="float">
            <text:p>0.005079359</text:p>
          </table:table-cell>
          <table:table-cell office:value-type="float" office:value="0.1601201" calcext:value-type="float">
            <text:p>0.1601201</text:p>
          </table:table-cell>
          <table:table-cell office:value-type="float" office:value="1.03767" calcext:value-type="float">
            <text:p>1.03767</text:p>
          </table:table-cell>
          <table:table-cell office:value-type="float" office:value="-0.2910366" calcext:value-type="float">
            <text:p>-0.2910366</text:p>
          </table:table-cell>
          <table:table-cell office:value-type="float" office:value="-0.08426393" calcext:value-type="float">
            <text:p>-0.08426393</text:p>
          </table:table-cell>
          <table:table-cell office:value-type="float" office:value="0.000004578304" calcext:value-type="float">
            <text:p>4.578304E-06</text:p>
          </table:table-cell>
          <table:table-cell office:value-type="float" office:value="10.99591" calcext:value-type="float">
            <text:p>10.99591</text:p>
          </table:table-cell>
          <table:table-cell office:value-type="float" office:value="1.38967" calcext:value-type="float">
            <text:p>1.38967</text:p>
          </table:table-cell>
          <table:table-cell office:value-type="float" office:value="0.1084381" calcext:value-type="float">
            <text:p>0.1084381</text:p>
          </table:table-cell>
          <table:table-cell office:value-type="float" office:value="0.07621618" calcext:value-type="float">
            <text:p>0.07621618</text:p>
          </table:table-cell>
          <table:table-cell office:value-type="float" office:value="0.04041681" calcext:value-type="float">
            <text:p>0.04041681</text:p>
          </table:table-cell>
          <table:table-cell office:value-type="float" office:value="0.02936899" calcext:value-type="float">
            <text:p>0.02936899</text:p>
          </table:table-cell>
          <table:table-cell office:value-type="float" office:value="0.01934972" calcext:value-type="float">
            <text:p>0.01934972</text:p>
          </table:table-cell>
          <table:table-cell office:value-type="float" office:value="0.01611461" calcext:value-type="float">
            <text:p>0.01611461</text:p>
          </table:table-cell>
          <table:table-cell office:value-type="float" office:value="0.02425004" calcext:value-type="float">
            <text:p>0.02425004</text:p>
          </table:table-cell>
          <table:table-cell office:value-type="float" office:value="0.02123141" calcext:value-type="float">
            <text:p>0.02123141</text:p>
          </table:table-cell>
          <table:table-cell office:value-type="float" office:value="0.01919137" calcext:value-type="float">
            <text:p>0.01919137</text:p>
          </table:table-cell>
          <table:table-cell office:value-type="float" office:value="0.01897484" calcext:value-type="float">
            <text:p>0.01897484</text:p>
          </table:table-cell>
          <table:table-cell office:value-type="float" office:value="0.02329391" calcext:value-type="float">
            <text:p>0.02329391</text:p>
          </table:table-cell>
          <table:table-cell office:value-type="float" office:value="0.005693244" calcext:value-type="float">
            <text:p>0.005693244</text:p>
          </table:table-cell>
          <table:table-cell office:value-type="float" office:value="0.003444612" calcext:value-type="float">
            <text:p>0.003444612</text:p>
          </table:table-cell>
          <table:table-cell office:value-type="float" office:value="0" calcext:value-type="float">
            <text:p>0</text:p>
          </table:table-cell>
          <table:table-cell office:value-type="float" office:value="23.52899" calcext:value-type="float">
            <text:p>23.52899</text:p>
          </table:table-cell>
          <table:table-cell office:value-type="float" office:value="62.77895" calcext:value-type="float">
            <text:p>62.77895</text:p>
          </table:table-cell>
          <table:table-cell office:value-type="float" office:value="33.3365" calcext:value-type="float">
            <text:p>33.3365</text:p>
          </table:table-cell>
          <table:table-cell office:value-type="float" office:value="0.839885" calcext:value-type="float">
            <text:p>0.839885</text:p>
          </table:table-cell>
          <table:table-cell office:value-type="float" office:value="0.03000024" calcext:value-type="float">
            <text:p>0.03000024</text:p>
          </table:table-cell>
          <table:table-cell office:value-type="float" office:value="0.0996399" calcext:value-type="float">
            <text:p>0.0996399</text:p>
          </table:table-cell>
          <table:table-cell office:value-type="float" office:value="0.1630436" calcext:value-type="float">
            <text:p>0.1630436</text:p>
          </table:table-cell>
          <table:table-cell office:value-type="float" office:value="2.147739" calcext:value-type="float">
            <text:p>2.147739</text:p>
          </table:table-cell>
          <table:table-cell office:value-type="float" office:value="3.008605" calcext:value-type="float">
            <text:p>3.008605</text:p>
          </table:table-cell>
          <table:table-cell office:value-type="float" office:value="3.859323" calcext:value-type="float">
            <text:p>3.859323</text:p>
          </table:table-cell>
          <table:table-cell office:value-type="float" office:value="1.912172" calcext:value-type="float">
            <text:p>1.912172</text:p>
          </table:table-cell>
          <table:table-cell office:value-type="float" office:value="0.7545704" calcext:value-type="float">
            <text:p>0.7545704</text:p>
          </table:table-cell>
          <table:table-cell office:value-type="float" office:value="0.4246324" calcext:value-type="float">
            <text:p>0.4246324</text:p>
          </table:table-cell>
          <table:table-cell office:value-type="float" office:value="0.3808719" calcext:value-type="float">
            <text:p>0.3808719</text:p>
          </table:table-cell>
          <table:table-cell office:value-type="float" office:value="0" calcext:value-type="float">
            <text:p>0</text:p>
          </table:table-cell>
          <table:table-cell office:value-type="float" office:value="842.2724" calcext:value-type="float">
            <text:p>842.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3575" calcext:value-type="float">
            <text:p>-0.687357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14.42933" calcext:value-type="float">
            <text:p>14.42933</text:p>
          </table:table-cell>
          <table:table-cell office:value-type="float" office:value="1073.745" calcext:value-type="float">
            <text:p>1073.74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4798" calcext:value-type="float">
            <text:p>-26.94798</text:p>
          </table:table-cell>
          <table:table-cell office:value-type="float" office:value="0.09430927" calcext:value-type="float">
            <text:p>0.09430927</text:p>
          </table:table-cell>
          <table:table-cell office:value-type="float" office:value="10.79536" calcext:value-type="float">
            <text:p>10.79536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11148" calcext:value-type="float">
            <text:p>-0.2911148</text:p>
          </table:table-cell>
          <table:table-cell office:value-type="float" office:value="-0.08426657" calcext:value-type="float">
            <text:p>-0.08426657</text:p>
          </table:table-cell>
          <table:table-cell office:value-type="float" office:value="0.00000458247" calcext:value-type="float">
            <text:p>4.58247E-06</text:p>
          </table:table-cell>
          <table:table-cell office:value-type="float" office:value="11.01064" calcext:value-type="float">
            <text:p>11.01064</text:p>
          </table:table-cell>
          <table:table-cell office:value-type="float" office:value="1.011316" calcext:value-type="float">
            <text:p>1.011316</text:p>
          </table:table-cell>
          <table:table-cell office:value-type="float" office:value="0.1300035" calcext:value-type="float">
            <text:p>0.1300035</text:p>
          </table:table-cell>
          <table:table-cell office:value-type="float" office:value="0.08519126" calcext:value-type="float">
            <text:p>0.08519126</text:p>
          </table:table-cell>
          <table:table-cell office:value-type="float" office:value="0.04082307" calcext:value-type="float">
            <text:p>0.04082307</text:p>
          </table:table-cell>
          <table:table-cell office:value-type="float" office:value="0.03139805" calcext:value-type="float">
            <text:p>0.03139805</text:p>
          </table:table-cell>
          <table:table-cell office:value-type="float" office:value="0.01919337" calcext:value-type="float">
            <text:p>0.01919337</text:p>
          </table:table-cell>
          <table:table-cell office:value-type="float" office:value="0.01477995" calcext:value-type="float">
            <text:p>0.01477995</text:p>
          </table:table-cell>
          <table:table-cell office:value-type="float" office:value="0.02423183" calcext:value-type="float">
            <text:p>0.02423183</text:p>
          </table:table-cell>
          <table:table-cell office:value-type="float" office:value="0.02132984" calcext:value-type="float">
            <text:p>0.02132984</text:p>
          </table:table-cell>
          <table:table-cell office:value-type="float" office:value="0.01931656" calcext:value-type="float">
            <text:p>0.01931656</text:p>
          </table:table-cell>
          <table:table-cell office:value-type="float" office:value="0.01912112" calcext:value-type="float">
            <text:p>0.01912112</text:p>
          </table:table-cell>
          <table:table-cell office:value-type="float" office:value="0.02340524" calcext:value-type="float">
            <text:p>0.02340524</text:p>
          </table:table-cell>
          <table:table-cell office:value-type="float" office:value="0.005685476" calcext:value-type="float">
            <text:p>0.005685476</text:p>
          </table:table-cell>
          <table:table-cell office:value-type="float" office:value="0.003443287" calcext:value-type="float">
            <text:p>0.003443287</text:p>
          </table:table-cell>
          <table:table-cell office:value-type="float" office:value="0" calcext:value-type="float">
            <text:p>0</text:p>
          </table:table-cell>
          <table:table-cell office:value-type="float" office:value="9.936398" calcext:value-type="float">
            <text:p>9.936398</text:p>
          </table:table-cell>
          <table:table-cell office:value-type="float" office:value="39.83741" calcext:value-type="float">
            <text:p>39.83741</text:p>
          </table:table-cell>
          <table:table-cell office:value-type="float" office:value="55.72433" calcext:value-type="float">
            <text:p>55.72433</text:p>
          </table:table-cell>
          <table:table-cell office:value-type="float" office:value="1.615615" calcext:value-type="float">
            <text:p>1.615615</text:p>
          </table:table-cell>
          <table:table-cell office:value-type="float" office:value="0.05173923" calcext:value-type="float">
            <text:p>0.05173923</text:p>
          </table:table-cell>
          <table:table-cell office:value-type="float" office:value="0.1337399" calcext:value-type="float">
            <text:p>0.1337399</text:p>
          </table:table-cell>
          <table:table-cell office:value-type="float" office:value="0.2016473" calcext:value-type="float">
            <text:p>0.2016473</text:p>
          </table:table-cell>
          <table:table-cell office:value-type="float" office:value="2.169209" calcext:value-type="float">
            <text:p>2.169209</text:p>
          </table:table-cell>
          <table:table-cell office:value-type="float" office:value="3.022682" calcext:value-type="float">
            <text:p>3.022682</text:p>
          </table:table-cell>
          <table:table-cell office:value-type="float" office:value="3.863455" calcext:value-type="float">
            <text:p>3.863455</text:p>
          </table:table-cell>
          <table:table-cell office:value-type="float" office:value="1.913886" calcext:value-type="float">
            <text:p>1.913886</text:p>
          </table:table-cell>
          <table:table-cell office:value-type="float" office:value="0.7579744" calcext:value-type="float">
            <text:p>0.7579744</text:p>
          </table:table-cell>
          <table:table-cell office:value-type="float" office:value="0.4239771" calcext:value-type="float">
            <text:p>0.4239771</text:p>
          </table:table-cell>
          <table:table-cell office:value-type="float" office:value="0.3808949" calcext:value-type="float">
            <text:p>0.3808949</text:p>
          </table:table-cell>
          <table:table-cell office:value-type="float" office:value="0" calcext:value-type="float">
            <text:p>0</text:p>
          </table:table-cell>
          <table:table-cell office:value-type="float" office:value="394.0706" calcext:value-type="float">
            <text:p>394.0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4059" calcext:value-type="float">
            <text:p>-0.68740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14.38995" calcext:value-type="float">
            <text:p>14.38995</text:p>
          </table:table-cell>
          <table:table-cell office:value-type="float" office:value="1073.724" calcext:value-type="float">
            <text:p>1073.72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343" calcext:value-type="float">
            <text:p>-26.9343</text:p>
          </table:table-cell>
          <table:table-cell office:value-type="float" office:value="0.09100834" calcext:value-type="float">
            <text:p>0.09100834</text:p>
          </table:table-cell>
          <table:table-cell office:value-type="float" office:value="10.86705" calcext:value-type="float">
            <text:p>10.86705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11969" calcext:value-type="float">
            <text:p>-0.2911969</text:p>
          </table:table-cell>
          <table:table-cell office:value-type="float" office:value="-0.08426071" calcext:value-type="float">
            <text:p>-0.08426071</text:p>
          </table:table-cell>
          <table:table-cell office:value-type="float" office:value="0.000004591854" calcext:value-type="float">
            <text:p>4.591854E-06</text:p>
          </table:table-cell>
          <table:table-cell office:value-type="float" office:value="11.03838" calcext:value-type="float">
            <text:p>11.03838</text:p>
          </table:table-cell>
          <table:table-cell office:value-type="float" office:value="0.8111382" calcext:value-type="float">
            <text:p>0.8111382</text:p>
          </table:table-cell>
          <table:table-cell office:value-type="float" office:value="0.113973" calcext:value-type="float">
            <text:p>0.113973</text:p>
          </table:table-cell>
          <table:table-cell office:value-type="float" office:value="0.07928718" calcext:value-type="float">
            <text:p>0.07928718</text:p>
          </table:table-cell>
          <table:table-cell office:value-type="float" office:value="0.04202889" calcext:value-type="float">
            <text:p>0.04202889</text:p>
          </table:table-cell>
          <table:table-cell office:value-type="float" office:value="0.03520592" calcext:value-type="float">
            <text:p>0.03520592</text:p>
          </table:table-cell>
          <table:table-cell office:value-type="float" office:value="0.01908227" calcext:value-type="float">
            <text:p>0.01908227</text:p>
          </table:table-cell>
          <table:table-cell office:value-type="float" office:value="0.01406923" calcext:value-type="float">
            <text:p>0.01406923</text:p>
          </table:table-cell>
          <table:table-cell office:value-type="float" office:value="0.02422545" calcext:value-type="float">
            <text:p>0.02422545</text:p>
          </table:table-cell>
          <table:table-cell office:value-type="float" office:value="0.02140515" calcext:value-type="float">
            <text:p>0.02140515</text:p>
          </table:table-cell>
          <table:table-cell office:value-type="float" office:value="0.01943444" calcext:value-type="float">
            <text:p>0.01943444</text:p>
          </table:table-cell>
          <table:table-cell office:value-type="float" office:value="0.01927685" calcext:value-type="float">
            <text:p>0.01927685</text:p>
          </table:table-cell>
          <table:table-cell office:value-type="float" office:value="0.0235148" calcext:value-type="float">
            <text:p>0.0235148</text:p>
          </table:table-cell>
          <table:table-cell office:value-type="float" office:value="0.005677756" calcext:value-type="float">
            <text:p>0.005677756</text:p>
          </table:table-cell>
          <table:table-cell office:value-type="float" office:value="0.003441982" calcext:value-type="float">
            <text:p>0.003441982</text:p>
          </table:table-cell>
          <table:table-cell office:value-type="float" office:value="0" calcext:value-type="float">
            <text:p>0</text:p>
          </table:table-cell>
          <table:table-cell office:value-type="float" office:value="31.0132" calcext:value-type="float">
            <text:p>31.0132</text:p>
          </table:table-cell>
          <table:table-cell office:value-type="float" office:value="41.07129" calcext:value-type="float">
            <text:p>41.07129</text:p>
          </table:table-cell>
          <table:table-cell office:value-type="float" office:value="50.30775" calcext:value-type="float">
            <text:p>50.30775</text:p>
          </table:table-cell>
          <table:table-cell office:value-type="float" office:value="2.555809" calcext:value-type="float">
            <text:p>2.555809</text:p>
          </table:table-cell>
          <table:table-cell office:value-type="float" office:value="0.1097719" calcext:value-type="float">
            <text:p>0.1097719</text:p>
          </table:table-cell>
          <table:table-cell office:value-type="float" office:value="0.1648887" calcext:value-type="float">
            <text:p>0.1648887</text:p>
          </table:table-cell>
          <table:table-cell office:value-type="float" office:value="0.2342761" calcext:value-type="float">
            <text:p>0.2342761</text:p>
          </table:table-cell>
          <table:table-cell office:value-type="float" office:value="2.189647" calcext:value-type="float">
            <text:p>2.189647</text:p>
          </table:table-cell>
          <table:table-cell office:value-type="float" office:value="3.036451" calcext:value-type="float">
            <text:p>3.036451</text:p>
          </table:table-cell>
          <table:table-cell office:value-type="float" office:value="3.867557" calcext:value-type="float">
            <text:p>3.867557</text:p>
          </table:table-cell>
          <table:table-cell office:value-type="float" office:value="1.915594" calcext:value-type="float">
            <text:p>1.915594</text:p>
          </table:table-cell>
          <table:table-cell office:value-type="float" office:value="0.7613779" calcext:value-type="float">
            <text:p>0.7613779</text:p>
          </table:table-cell>
          <table:table-cell office:value-type="float" office:value="0.4233797" calcext:value-type="float">
            <text:p>0.4233797</text:p>
          </table:table-cell>
          <table:table-cell office:value-type="float" office:value="0.3809173" calcext:value-type="float">
            <text:p>0.3809173</text:p>
          </table:table-cell>
          <table:table-cell office:value-type="float" office:value="0" calcext:value-type="float">
            <text:p>0</text:p>
          </table:table-cell>
          <table:table-cell office:value-type="float" office:value="371.6199" calcext:value-type="float">
            <text:p>371.6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422" calcext:value-type="float">
            <text:p>-0.6874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14.34937" calcext:value-type="float">
            <text:p>14.34937</text:p>
          </table:table-cell>
          <table:table-cell office:value-type="float" office:value="1073.704" calcext:value-type="float">
            <text:p>1073.70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1643" calcext:value-type="float">
            <text:p>-26.91643</text:p>
          </table:table-cell>
          <table:table-cell office:value-type="float" office:value="0.08871094" calcext:value-type="float">
            <text:p>0.08871094</text:p>
          </table:table-cell>
          <table:table-cell office:value-type="float" office:value="10.94137" calcext:value-type="float">
            <text:p>10.94137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16634" calcext:value-type="float">
            <text:p>-0.2916634</text:p>
          </table:table-cell>
          <table:table-cell office:value-type="float" office:value="-0.08425071" calcext:value-type="float">
            <text:p>-0.08425071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1.065" calcext:value-type="float">
            <text:p>11.065</text:p>
          </table:table-cell>
          <table:table-cell office:value-type="float" office:value="0.6547098" calcext:value-type="float">
            <text:p>0.6547098</text:p>
          </table:table-cell>
          <table:table-cell office:value-type="float" office:value="0.1012874" calcext:value-type="float">
            <text:p>0.1012874</text:p>
          </table:table-cell>
          <table:table-cell office:value-type="float" office:value="0.07399729" calcext:value-type="float">
            <text:p>0.07399729</text:p>
          </table:table-cell>
          <table:table-cell office:value-type="float" office:value="0.04281767" calcext:value-type="float">
            <text:p>0.04281767</text:p>
          </table:table-cell>
          <table:table-cell office:value-type="float" office:value="0.04027594" calcext:value-type="float">
            <text:p>0.04027594</text:p>
          </table:table-cell>
          <table:table-cell office:value-type="float" office:value="0.0189574" calcext:value-type="float">
            <text:p>0.0189574</text:p>
          </table:table-cell>
          <table:table-cell office:value-type="float" office:value="0.01370507" calcext:value-type="float">
            <text:p>0.01370507</text:p>
          </table:table-cell>
          <table:table-cell office:value-type="float" office:value="0.02424544" calcext:value-type="float">
            <text:p>0.02424544</text:p>
          </table:table-cell>
          <table:table-cell office:value-type="float" office:value="0.02146863" calcext:value-type="float">
            <text:p>0.02146863</text:p>
          </table:table-cell>
          <table:table-cell office:value-type="float" office:value="0.01954024" calcext:value-type="float">
            <text:p>0.01954024</text:p>
          </table:table-cell>
          <table:table-cell office:value-type="float" office:value="0.01943183" calcext:value-type="float">
            <text:p>0.01943183</text:p>
          </table:table-cell>
          <table:table-cell office:value-type="float" office:value="0.02362436" calcext:value-type="float">
            <text:p>0.02362436</text:p>
          </table:table-cell>
          <table:table-cell office:value-type="float" office:value="0.005670068" calcext:value-type="float">
            <text:p>0.005670068</text:p>
          </table:table-cell>
          <table:table-cell office:value-type="float" office:value="0.003440661" calcext:value-type="float">
            <text:p>0.003440661</text:p>
          </table:table-cell>
          <table:table-cell office:value-type="float" office:value="0" calcext:value-type="float">
            <text:p>0</text:p>
          </table:table-cell>
          <table:table-cell office:value-type="float" office:value="38.71163" calcext:value-type="float">
            <text:p>38.71163</text:p>
          </table:table-cell>
          <table:table-cell office:value-type="float" office:value="42.83419" calcext:value-type="float">
            <text:p>42.83419</text:p>
          </table:table-cell>
          <table:table-cell office:value-type="float" office:value="47.42873" calcext:value-type="float">
            <text:p>47.42873</text:p>
          </table:table-cell>
          <table:table-cell office:value-type="float" office:value="3.416909" calcext:value-type="float">
            <text:p>3.416909</text:p>
          </table:table-cell>
          <table:table-cell office:value-type="float" office:value="0.2302189" calcext:value-type="float">
            <text:p>0.2302189</text:p>
          </table:table-cell>
          <table:table-cell office:value-type="float" office:value="0.1951043" calcext:value-type="float">
            <text:p>0.1951043</text:p>
          </table:table-cell>
          <table:table-cell office:value-type="float" office:value="0.265741" calcext:value-type="float">
            <text:p>0.265741</text:p>
          </table:table-cell>
          <table:table-cell office:value-type="float" office:value="2.209338" calcext:value-type="float">
            <text:p>2.209338</text:p>
          </table:table-cell>
          <table:table-cell office:value-type="float" office:value="3.049863" calcext:value-type="float">
            <text:p>3.049863</text:p>
          </table:table-cell>
          <table:table-cell office:value-type="float" office:value="3.871566" calcext:value-type="float">
            <text:p>3.871566</text:p>
          </table:table-cell>
          <table:table-cell office:value-type="float" office:value="1.917292" calcext:value-type="float">
            <text:p>1.917292</text:p>
          </table:table-cell>
          <table:table-cell office:value-type="float" office:value="0.7647533" calcext:value-type="float">
            <text:p>0.7647533</text:p>
          </table:table-cell>
          <table:table-cell office:value-type="float" office:value="0.4228422" calcext:value-type="float">
            <text:p>0.4228422</text:p>
          </table:table-cell>
          <table:table-cell office:value-type="float" office:value="0.3809395" calcext:value-type="float">
            <text:p>0.3809395</text:p>
          </table:table-cell>
          <table:table-cell office:value-type="float" office:value="0" calcext:value-type="float">
            <text:p>0</text:p>
          </table:table-cell>
          <table:table-cell office:value-type="float" office:value="361.8695" calcext:value-type="float">
            <text:p>361.8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7831" calcext:value-type="float">
            <text:p>-0.68778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14.30622" calcext:value-type="float">
            <text:p>14.30622</text:p>
          </table:table-cell>
          <table:table-cell office:value-type="float" office:value="1073.682" calcext:value-type="float">
            <text:p>1073.68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9536" calcext:value-type="float">
            <text:p>-26.89536</text:p>
          </table:table-cell>
          <table:table-cell office:value-type="float" office:value="0.08994488" calcext:value-type="float">
            <text:p>0.08994488</text:p>
          </table:table-cell>
          <table:table-cell office:value-type="float" office:value="11.02007" calcext:value-type="float">
            <text:p>11.02007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21779" calcext:value-type="float">
            <text:p>-0.2921779</text:p>
          </table:table-cell>
          <table:table-cell office:value-type="float" office:value="-0.08423082" calcext:value-type="float">
            <text:p>-0.08423082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1.07108" calcext:value-type="float">
            <text:p>11.07108</text:p>
          </table:table-cell>
          <table:table-cell office:value-type="float" office:value="0.7267182" calcext:value-type="float">
            <text:p>0.7267182</text:p>
          </table:table-cell>
          <table:table-cell office:value-type="float" office:value="0.09420007" calcext:value-type="float">
            <text:p>0.09420007</text:p>
          </table:table-cell>
          <table:table-cell office:value-type="float" office:value="0.07050557" calcext:value-type="float">
            <text:p>0.07050557</text:p>
          </table:table-cell>
          <table:table-cell office:value-type="float" office:value="0.04317566" calcext:value-type="float">
            <text:p>0.04317566</text:p>
          </table:table-cell>
          <table:table-cell office:value-type="float" office:value="0.04618783" calcext:value-type="float">
            <text:p>0.04618783</text:p>
          </table:table-cell>
          <table:table-cell office:value-type="float" office:value="0.01875962" calcext:value-type="float">
            <text:p>0.01875962</text:p>
          </table:table-cell>
          <table:table-cell office:value-type="float" office:value="0.01345538" calcext:value-type="float">
            <text:p>0.01345538</text:p>
          </table:table-cell>
          <table:table-cell office:value-type="float" office:value="0.0242631" calcext:value-type="float">
            <text:p>0.0242631</text:p>
          </table:table-cell>
          <table:table-cell office:value-type="float" office:value="0.02152249" calcext:value-type="float">
            <text:p>0.02152249</text:p>
          </table:table-cell>
          <table:table-cell office:value-type="float" office:value="0.01963443" calcext:value-type="float">
            <text:p>0.01963443</text:p>
          </table:table-cell>
          <table:table-cell office:value-type="float" office:value="0.01957826" calcext:value-type="float">
            <text:p>0.01957826</text:p>
          </table:table-cell>
          <table:table-cell office:value-type="float" office:value="0.02373719" calcext:value-type="float">
            <text:p>0.02373719</text:p>
          </table:table-cell>
          <table:table-cell office:value-type="float" office:value="0.005662491" calcext:value-type="float">
            <text:p>0.005662491</text:p>
          </table:table-cell>
          <table:table-cell office:value-type="float" office:value="0.003439334" calcext:value-type="float">
            <text:p>0.003439334</text:p>
          </table:table-cell>
          <table:table-cell office:value-type="float" office:value="0" calcext:value-type="float">
            <text:p>0</text:p>
          </table:table-cell>
          <table:table-cell office:value-type="float" office:value="35.21178" calcext:value-type="float">
            <text:p>35.21178</text:p>
          </table:table-cell>
          <table:table-cell office:value-type="float" office:value="45.94859" calcext:value-type="float">
            <text:p>45.94859</text:p>
          </table:table-cell>
          <table:table-cell office:value-type="float" office:value="45.74939" calcext:value-type="float">
            <text:p>45.74939</text:p>
          </table:table-cell>
          <table:table-cell office:value-type="float" office:value="4.266542" calcext:value-type="float">
            <text:p>4.266542</text:p>
          </table:table-cell>
          <table:table-cell office:value-type="float" office:value="0.4070307" calcext:value-type="float">
            <text:p>0.4070307</text:p>
          </table:table-cell>
          <table:table-cell office:value-type="float" office:value="0.226402" calcext:value-type="float">
            <text:p>0.226402</text:p>
          </table:table-cell>
          <table:table-cell office:value-type="float" office:value="0.2976997" calcext:value-type="float">
            <text:p>0.2976997</text:p>
          </table:table-cell>
          <table:table-cell office:value-type="float" office:value="2.228563" calcext:value-type="float">
            <text:p>2.228563</text:p>
          </table:table-cell>
          <table:table-cell office:value-type="float" office:value="3.062986" calcext:value-type="float">
            <text:p>3.062986</text:p>
          </table:table-cell>
          <table:table-cell office:value-type="float" office:value="3.87545" calcext:value-type="float">
            <text:p>3.87545</text:p>
          </table:table-cell>
          <table:table-cell office:value-type="float" office:value="1.9189" calcext:value-type="float">
            <text:p>1.9189</text:p>
          </table:table-cell>
          <table:table-cell office:value-type="float" office:value="0.7680742" calcext:value-type="float">
            <text:p>0.7680742</text:p>
          </table:table-cell>
          <table:table-cell office:value-type="float" office:value="0.4224254" calcext:value-type="float">
            <text:p>0.4224254</text:p>
          </table:table-cell>
          <table:table-cell office:value-type="float" office:value="0.3809618" calcext:value-type="float">
            <text:p>0.3809618</text:p>
          </table:table-cell>
          <table:table-cell office:value-type="float" office:value="0" calcext:value-type="float">
            <text:p>0</text:p>
          </table:table-cell>
          <table:table-cell office:value-type="float" office:value="384.7569" calcext:value-type="float">
            <text:p>384.7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9603" calcext:value-type="float">
            <text:p>-0.68796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14.26422" calcext:value-type="float">
            <text:p>14.26422</text:p>
          </table:table-cell>
          <table:table-cell office:value-type="float" office:value="1073.657" calcext:value-type="float">
            <text:p>1073.65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7205" calcext:value-type="float">
            <text:p>-26.87205</text:p>
          </table:table-cell>
          <table:table-cell office:value-type="float" office:value="0.09291565" calcext:value-type="float">
            <text:p>0.09291565</text:p>
          </table:table-cell>
          <table:table-cell office:value-type="float" office:value="11.10074" calcext:value-type="float">
            <text:p>11.10074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22378" calcext:value-type="float">
            <text:p>-0.2922378</text:p>
          </table:table-cell>
          <table:table-cell office:value-type="float" office:value="-0.08420741" calcext:value-type="float">
            <text:p>-0.08420741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1.06217" calcext:value-type="float">
            <text:p>11.06217</text:p>
          </table:table-cell>
          <table:table-cell office:value-type="float" office:value="0.9258199" calcext:value-type="float">
            <text:p>0.9258199</text:p>
          </table:table-cell>
          <table:table-cell office:value-type="float" office:value="0.08941415" calcext:value-type="float">
            <text:p>0.08941415</text:p>
          </table:table-cell>
          <table:table-cell office:value-type="float" office:value="0.07057111" calcext:value-type="float">
            <text:p>0.07057111</text:p>
          </table:table-cell>
          <table:table-cell office:value-type="float" office:value="0.04311848" calcext:value-type="float">
            <text:p>0.04311848</text:p>
          </table:table-cell>
          <table:table-cell office:value-type="float" office:value="0.05078387" calcext:value-type="float">
            <text:p>0.05078387</text:p>
          </table:table-cell>
          <table:table-cell office:value-type="float" office:value="0.01854591" calcext:value-type="float">
            <text:p>0.01854591</text:p>
          </table:table-cell>
          <table:table-cell office:value-type="float" office:value="0.01329154" calcext:value-type="float">
            <text:p>0.01329154</text:p>
          </table:table-cell>
          <table:table-cell office:value-type="float" office:value="0.02427718" calcext:value-type="float">
            <text:p>0.02427718</text:p>
          </table:table-cell>
          <table:table-cell office:value-type="float" office:value="0.02156459" calcext:value-type="float">
            <text:p>0.02156459</text:p>
          </table:table-cell>
          <table:table-cell office:value-type="float" office:value="0.01971811" calcext:value-type="float">
            <text:p>0.01971811</text:p>
          </table:table-cell>
          <table:table-cell office:value-type="float" office:value="0.01971359" calcext:value-type="float">
            <text:p>0.01971359</text:p>
          </table:table-cell>
          <table:table-cell office:value-type="float" office:value="0.02385368" calcext:value-type="float">
            <text:p>0.02385368</text:p>
          </table:table-cell>
          <table:table-cell office:value-type="float" office:value="0.00565496" calcext:value-type="float">
            <text:p>0.00565496</text:p>
          </table:table-cell>
          <table:table-cell office:value-type="float" office:value="0.003438007" calcext:value-type="float">
            <text:p>0.003438007</text:p>
          </table:table-cell>
          <table:table-cell office:value-type="float" office:value="0" calcext:value-type="float">
            <text:p>0</text:p>
          </table:table-cell>
          <table:table-cell office:value-type="float" office:value="31.40176" calcext:value-type="float">
            <text:p>31.40176</text:p>
          </table:table-cell>
          <table:table-cell office:value-type="float" office:value="48.29839" calcext:value-type="float">
            <text:p>48.29839</text:p>
          </table:table-cell>
          <table:table-cell office:value-type="float" office:value="44.76378" calcext:value-type="float">
            <text:p>44.76378</text:p>
          </table:table-cell>
          <table:table-cell office:value-type="float" office:value="5.10505" calcext:value-type="float">
            <text:p>5.10505</text:p>
          </table:table-cell>
          <table:table-cell office:value-type="float" office:value="0.6187557" calcext:value-type="float">
            <text:p>0.6187557</text:p>
          </table:table-cell>
          <table:table-cell office:value-type="float" office:value="0.2579507" calcext:value-type="float">
            <text:p>0.2579507</text:p>
          </table:table-cell>
          <table:table-cell office:value-type="float" office:value="0.3292919" calcext:value-type="float">
            <text:p>0.3292919</text:p>
          </table:table-cell>
          <table:table-cell office:value-type="float" office:value="2.247596" calcext:value-type="float">
            <text:p>2.247596</text:p>
          </table:table-cell>
          <table:table-cell office:value-type="float" office:value="3.075621" calcext:value-type="float">
            <text:p>3.075621</text:p>
          </table:table-cell>
          <table:table-cell office:value-type="float" office:value="3.87957" calcext:value-type="float">
            <text:p>3.87957</text:p>
          </table:table-cell>
          <table:table-cell office:value-type="float" office:value="1.920449" calcext:value-type="float">
            <text:p>1.920449</text:p>
          </table:table-cell>
          <table:table-cell office:value-type="float" office:value="0.7713793" calcext:value-type="float">
            <text:p>0.7713793</text:p>
          </table:table-cell>
          <table:table-cell office:value-type="float" office:value="0.4220661" calcext:value-type="float">
            <text:p>0.4220661</text:p>
          </table:table-cell>
          <table:table-cell office:value-type="float" office:value="0.3809841" calcext:value-type="float">
            <text:p>0.3809841</text:p>
          </table:table-cell>
          <table:table-cell office:value-type="float" office:value="0" calcext:value-type="float">
            <text:p>0</text:p>
          </table:table-cell>
          <table:table-cell office:value-type="float" office:value="416.6238" calcext:value-type="float">
            <text:p>416.6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9603" calcext:value-type="float">
            <text:p>-0.687960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14.22228" calcext:value-type="float">
            <text:p>14.22228</text:p>
          </table:table-cell>
          <table:table-cell office:value-type="float" office:value="1073.63" calcext:value-type="float">
            <text:p>1073.6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4673" calcext:value-type="float">
            <text:p>-26.84673</text:p>
          </table:table-cell>
          <table:table-cell office:value-type="float" office:value="0.09613074" calcext:value-type="float">
            <text:p>0.09613074</text:p>
          </table:table-cell>
          <table:table-cell office:value-type="float" office:value="11.18548" calcext:value-type="float">
            <text:p>11.18548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22959" calcext:value-type="float">
            <text:p>-0.2922959</text:p>
          </table:table-cell>
          <table:table-cell office:value-type="float" office:value="-0.08418218" calcext:value-type="float">
            <text:p>-0.08418218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1.04524" calcext:value-type="float">
            <text:p>11.04524</text:p>
          </table:table-cell>
          <table:table-cell office:value-type="float" office:value="1.143235" calcext:value-type="float">
            <text:p>1.143235</text:p>
          </table:table-cell>
          <table:table-cell office:value-type="float" office:value="0.08916859" calcext:value-type="float">
            <text:p>0.08916859</text:p>
          </table:table-cell>
          <table:table-cell office:value-type="float" office:value="0.07206904" calcext:value-type="float">
            <text:p>0.07206904</text:p>
          </table:table-cell>
          <table:table-cell office:value-type="float" office:value="0.04266476" calcext:value-type="float">
            <text:p>0.04266476</text:p>
          </table:table-cell>
          <table:table-cell office:value-type="float" office:value="0.05291991" calcext:value-type="float">
            <text:p>0.05291991</text:p>
          </table:table-cell>
          <table:table-cell office:value-type="float" office:value="0.01826283" calcext:value-type="float">
            <text:p>0.01826283</text:p>
          </table:table-cell>
          <table:table-cell office:value-type="float" office:value="0.01311001" calcext:value-type="float">
            <text:p>0.01311001</text:p>
          </table:table-cell>
          <table:table-cell office:value-type="float" office:value="0.0242688" calcext:value-type="float">
            <text:p>0.0242688</text:p>
          </table:table-cell>
          <table:table-cell office:value-type="float" office:value="0.02159285" calcext:value-type="float">
            <text:p>0.02159285</text:p>
          </table:table-cell>
          <table:table-cell office:value-type="float" office:value="0.01979196" calcext:value-type="float">
            <text:p>0.01979196</text:p>
          </table:table-cell>
          <table:table-cell office:value-type="float" office:value="0.0198378" calcext:value-type="float">
            <text:p>0.0198378</text:p>
          </table:table-cell>
          <table:table-cell office:value-type="float" office:value="0.02397105" calcext:value-type="float">
            <text:p>0.02397105</text:p>
          </table:table-cell>
          <table:table-cell office:value-type="float" office:value="0.005647419" calcext:value-type="float">
            <text:p>0.005647419</text:p>
          </table:table-cell>
          <table:table-cell office:value-type="float" office:value="0.003436675" calcext:value-type="float">
            <text:p>0.003436675</text:p>
          </table:table-cell>
          <table:table-cell office:value-type="float" office:value="0" calcext:value-type="float">
            <text:p>0</text:p>
          </table:table-cell>
          <table:table-cell office:value-type="float" office:value="29.25471" calcext:value-type="float">
            <text:p>29.25471</text:p>
          </table:table-cell>
          <table:table-cell office:value-type="float" office:value="49.78972" calcext:value-type="float">
            <text:p>49.78972</text:p>
          </table:table-cell>
          <table:table-cell office:value-type="float" office:value="44.25184" calcext:value-type="float">
            <text:p>44.25184</text:p>
          </table:table-cell>
          <table:table-cell office:value-type="float" office:value="5.885664" calcext:value-type="float">
            <text:p>5.885664</text:p>
          </table:table-cell>
          <table:table-cell office:value-type="float" office:value="0.8546699" calcext:value-type="float">
            <text:p>0.8546699</text:p>
          </table:table-cell>
          <table:table-cell office:value-type="float" office:value="0.2910903" calcext:value-type="float">
            <text:p>0.2910903</text:p>
          </table:table-cell>
          <table:table-cell office:value-type="float" office:value="0.3615651" calcext:value-type="float">
            <text:p>0.3615651</text:p>
          </table:table-cell>
          <table:table-cell office:value-type="float" office:value="2.266555" calcext:value-type="float">
            <text:p>2.266555</text:p>
          </table:table-cell>
          <table:table-cell office:value-type="float" office:value="3.087792" calcext:value-type="float">
            <text:p>3.087792</text:p>
          </table:table-cell>
          <table:table-cell office:value-type="float" office:value="3.883996" calcext:value-type="float">
            <text:p>3.883996</text:p>
          </table:table-cell>
          <table:table-cell office:value-type="float" office:value="1.921996" calcext:value-type="float">
            <text:p>1.921996</text:p>
          </table:table-cell>
          <table:table-cell office:value-type="float" office:value="0.7747062" calcext:value-type="float">
            <text:p>0.7747062</text:p>
          </table:table-cell>
          <table:table-cell office:value-type="float" office:value="0.421693" calcext:value-type="float">
            <text:p>0.421693</text:p>
          </table:table-cell>
          <table:table-cell office:value-type="float" office:value="0.3810064" calcext:value-type="float">
            <text:p>0.3810064</text:p>
          </table:table-cell>
          <table:table-cell office:value-type="float" office:value="0" calcext:value-type="float">
            <text:p>0</text:p>
          </table:table-cell>
          <table:table-cell office:value-type="float" office:value="446.0997" calcext:value-type="float">
            <text:p>446.0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9603" calcext:value-type="float">
            <text:p>-0.68796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14.17844" calcext:value-type="float">
            <text:p>14.17844</text:p>
          </table:table-cell>
          <table:table-cell office:value-type="float" office:value="1073.6" calcext:value-type="float">
            <text:p>1073.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163" calcext:value-type="float">
            <text:p>-26.8163</text:p>
          </table:table-cell>
          <table:table-cell office:value-type="float" office:value="0.1007746" calcext:value-type="float">
            <text:p>0.1007746</text:p>
          </table:table-cell>
          <table:table-cell office:value-type="float" office:value="11.27935" calcext:value-type="float">
            <text:p>11.27935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23552" calcext:value-type="float">
            <text:p>-0.2923552</text:p>
          </table:table-cell>
          <table:table-cell office:value-type="float" office:value="-0.08415685" calcext:value-type="float">
            <text:p>-0.08415685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1.01506" calcext:value-type="float">
            <text:p>11.01506</text:p>
          </table:table-cell>
          <table:table-cell office:value-type="float" office:value="1.448007" calcext:value-type="float">
            <text:p>1.448007</text:p>
          </table:table-cell>
          <table:table-cell office:value-type="float" office:value="0.09607457" calcext:value-type="float">
            <text:p>0.09607457</text:p>
          </table:table-cell>
          <table:table-cell office:value-type="float" office:value="0.07893111" calcext:value-type="float">
            <text:p>0.07893111</text:p>
          </table:table-cell>
          <table:table-cell office:value-type="float" office:value="0.04194294" calcext:value-type="float">
            <text:p>0.04194294</text:p>
          </table:table-cell>
          <table:table-cell office:value-type="float" office:value="0.05338253" calcext:value-type="float">
            <text:p>0.05338253</text:p>
          </table:table-cell>
          <table:table-cell office:value-type="float" office:value="0.01799046" calcext:value-type="float">
            <text:p>0.01799046</text:p>
          </table:table-cell>
          <table:table-cell office:value-type="float" office:value="0.01287881" calcext:value-type="float">
            <text:p>0.01287881</text:p>
          </table:table-cell>
          <table:table-cell office:value-type="float" office:value="0.0242268" calcext:value-type="float">
            <text:p>0.0242268</text:p>
          </table:table-cell>
          <table:table-cell office:value-type="float" office:value="0.02160336" calcext:value-type="float">
            <text:p>0.02160336</text:p>
          </table:table-cell>
          <table:table-cell office:value-type="float" office:value="0.01985511" calcext:value-type="float">
            <text:p>0.01985511</text:p>
          </table:table-cell>
          <table:table-cell office:value-type="float" office:value="0.01995089" calcext:value-type="float">
            <text:p>0.01995089</text:p>
          </table:table-cell>
          <table:table-cell office:value-type="float" office:value="0.02408418" calcext:value-type="float">
            <text:p>0.02408418</text:p>
          </table:table-cell>
          <table:table-cell office:value-type="float" office:value="0.005639834" calcext:value-type="float">
            <text:p>0.005639834</text:p>
          </table:table-cell>
          <table:table-cell office:value-type="float" office:value="0.003435328" calcext:value-type="float">
            <text:p>0.003435328</text:p>
          </table:table-cell>
          <table:table-cell office:value-type="float" office:value="0" calcext:value-type="float">
            <text:p>0</text:p>
          </table:table-cell>
          <table:table-cell office:value-type="float" office:value="27.80023" calcext:value-type="float">
            <text:p>27.80023</text:p>
          </table:table-cell>
          <table:table-cell office:value-type="float" office:value="50.99843" calcext:value-type="float">
            <text:p>50.99843</text:p>
          </table:table-cell>
          <table:table-cell office:value-type="float" office:value="44.1222" calcext:value-type="float">
            <text:p>44.1222</text:p>
          </table:table-cell>
          <table:table-cell office:value-type="float" office:value="6.531034" calcext:value-type="float">
            <text:p>6.531034</text:p>
          </table:table-cell>
          <table:table-cell office:value-type="float" office:value="1.112207" calcext:value-type="float">
            <text:p>1.112207</text:p>
          </table:table-cell>
          <table:table-cell office:value-type="float" office:value="0.3268799" calcext:value-type="float">
            <text:p>0.3268799</text:p>
          </table:table-cell>
          <table:table-cell office:value-type="float" office:value="0.3948466" calcext:value-type="float">
            <text:p>0.3948466</text:p>
          </table:table-cell>
          <table:table-cell office:value-type="float" office:value="2.285625" calcext:value-type="float">
            <text:p>2.285625</text:p>
          </table:table-cell>
          <table:table-cell office:value-type="float" office:value="3.100334" calcext:value-type="float">
            <text:p>3.100334</text:p>
          </table:table-cell>
          <table:table-cell office:value-type="float" office:value="3.888283" calcext:value-type="float">
            <text:p>3.888283</text:p>
          </table:table-cell>
          <table:table-cell office:value-type="float" office:value="1.923557" calcext:value-type="float">
            <text:p>1.923557</text:p>
          </table:table-cell>
          <table:table-cell office:value-type="float" office:value="0.7780412" calcext:value-type="float">
            <text:p>0.7780412</text:p>
          </table:table-cell>
          <table:table-cell office:value-type="float" office:value="0.4213003" calcext:value-type="float">
            <text:p>0.4213003</text:p>
          </table:table-cell>
          <table:table-cell office:value-type="float" office:value="0.3810286" calcext:value-type="float">
            <text:p>0.3810286</text:p>
          </table:table-cell>
          <table:table-cell office:value-type="float" office:value="0" calcext:value-type="float">
            <text:p>0</text:p>
          </table:table-cell>
          <table:table-cell office:value-type="float" office:value="477.5594" calcext:value-type="float">
            <text:p>477.5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9608" calcext:value-type="float">
            <text:p>-0.68796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4.13968" calcext:value-type="float">
            <text:p>14.13968</text:p>
          </table:table-cell>
          <table:table-cell office:value-type="float" office:value="1073.567" calcext:value-type="float">
            <text:p>1073.56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7982" calcext:value-type="float">
            <text:p>-26.77982</text:p>
          </table:table-cell>
          <table:table-cell office:value-type="float" office:value="0.1041486" calcext:value-type="float">
            <text:p>0.1041486</text:p>
          </table:table-cell>
          <table:table-cell office:value-type="float" office:value="11.37831" calcext:value-type="float">
            <text:p>11.37831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24225" calcext:value-type="float">
            <text:p>-0.2924225</text:p>
          </table:table-cell>
          <table:table-cell office:value-type="float" office:value="-0.08413105" calcext:value-type="float">
            <text:p>-0.08413105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0.97808" calcext:value-type="float">
            <text:p>10.97808</text:p>
          </table:table-cell>
          <table:table-cell office:value-type="float" office:value="1.690048" calcext:value-type="float">
            <text:p>1.690048</text:p>
          </table:table-cell>
          <table:table-cell office:value-type="float" office:value="0.09833076" calcext:value-type="float">
            <text:p>0.09833076</text:p>
          </table:table-cell>
          <table:table-cell office:value-type="float" office:value="0.08235258" calcext:value-type="float">
            <text:p>0.08235258</text:p>
          </table:table-cell>
          <table:table-cell office:value-type="float" office:value="0.0416225" calcext:value-type="float">
            <text:p>0.0416225</text:p>
          </table:table-cell>
          <table:table-cell office:value-type="float" office:value="0.05325562" calcext:value-type="float">
            <text:p>0.05325562</text:p>
          </table:table-cell>
          <table:table-cell office:value-type="float" office:value="0.01777123" calcext:value-type="float">
            <text:p>0.01777123</text:p>
          </table:table-cell>
          <table:table-cell office:value-type="float" office:value="0.01264319" calcext:value-type="float">
            <text:p>0.01264319</text:p>
          </table:table-cell>
          <table:table-cell office:value-type="float" office:value="0.02414358" calcext:value-type="float">
            <text:p>0.02414358</text:p>
          </table:table-cell>
          <table:table-cell office:value-type="float" office:value="0.02159125" calcext:value-type="float">
            <text:p>0.02159125</text:p>
          </table:table-cell>
          <table:table-cell office:value-type="float" office:value="0.01990664" calcext:value-type="float">
            <text:p>0.01990664</text:p>
          </table:table-cell>
          <table:table-cell office:value-type="float" office:value="0.02005306" calcext:value-type="float">
            <text:p>0.02005306</text:p>
          </table:table-cell>
          <table:table-cell office:value-type="float" office:value="0.02418858" calcext:value-type="float">
            <text:p>0.02418858</text:p>
          </table:table-cell>
          <table:table-cell office:value-type="float" office:value="0.005632228" calcext:value-type="float">
            <text:p>0.005632228</text:p>
          </table:table-cell>
          <table:table-cell office:value-type="float" office:value="0.003433981" calcext:value-type="float">
            <text:p>0.003433981</text:p>
          </table:table-cell>
          <table:table-cell office:value-type="float" office:value="0" calcext:value-type="float">
            <text:p>0</text:p>
          </table:table-cell>
          <table:table-cell office:value-type="float" office:value="26.85977" calcext:value-type="float">
            <text:p>26.85977</text:p>
          </table:table-cell>
          <table:table-cell office:value-type="float" office:value="52.02183" calcext:value-type="float">
            <text:p>52.02183</text:p>
          </table:table-cell>
          <table:table-cell office:value-type="float" office:value="44.23219" calcext:value-type="float">
            <text:p>44.23219</text:p>
          </table:table-cell>
          <table:table-cell office:value-type="float" office:value="7.053894" calcext:value-type="float">
            <text:p>7.053894</text:p>
          </table:table-cell>
          <table:table-cell office:value-type="float" office:value="1.383712" calcext:value-type="float">
            <text:p>1.383712</text:p>
          </table:table-cell>
          <table:table-cell office:value-type="float" office:value="0.3661897" calcext:value-type="float">
            <text:p>0.3661897</text:p>
          </table:table-cell>
          <table:table-cell office:value-type="float" office:value="0.4297951" calcext:value-type="float">
            <text:p>0.4297951</text:p>
          </table:table-cell>
          <table:table-cell office:value-type="float" office:value="2.305651" calcext:value-type="float">
            <text:p>2.305651</text:p>
          </table:table-cell>
          <table:table-cell office:value-type="float" office:value="3.11316" calcext:value-type="float">
            <text:p>3.11316</text:p>
          </table:table-cell>
          <table:table-cell office:value-type="float" office:value="3.892443" calcext:value-type="float">
            <text:p>3.892443</text:p>
          </table:table-cell>
          <table:table-cell office:value-type="float" office:value="1.925126" calcext:value-type="float">
            <text:p>1.925126</text:p>
          </table:table-cell>
          <table:table-cell office:value-type="float" office:value="0.7813796" calcext:value-type="float">
            <text:p>0.7813796</text:p>
          </table:table-cell>
          <table:table-cell office:value-type="float" office:value="0.4208826" calcext:value-type="float">
            <text:p>0.4208826</text:p>
          </table:table-cell>
          <table:table-cell office:value-type="float" office:value="0.3810509" calcext:value-type="float">
            <text:p>0.3810509</text:p>
          </table:table-cell>
          <table:table-cell office:value-type="float" office:value="0" calcext:value-type="float">
            <text:p>0</text:p>
          </table:table-cell>
          <table:table-cell office:value-type="float" office:value="496.2407" calcext:value-type="float">
            <text:p>496.2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9608" calcext:value-type="float">
            <text:p>-0.68796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14.09906" calcext:value-type="float">
            <text:p>14.09906</text:p>
          </table:table-cell>
          <table:table-cell office:value-type="float" office:value="1073.534" calcext:value-type="float">
            <text:p>1073.53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4959" calcext:value-type="float">
            <text:p>-26.74959</text:p>
          </table:table-cell>
          <table:table-cell office:value-type="float" office:value="0.1063176" calcext:value-type="float">
            <text:p>0.1063176</text:p>
          </table:table-cell>
          <table:table-cell office:value-type="float" office:value="11.47416" calcext:value-type="float">
            <text:p>11.47416</text:p>
          </table:table-cell>
          <table:table-cell office:value-type="float" office:value="0.1205022" calcext:value-type="float">
            <text:p>0.1205022</text:p>
          </table:table-cell>
          <table:table-cell office:value-type="float" office:value="0.005083282" calcext:value-type="float">
            <text:p>0.005083282</text:p>
          </table:table-cell>
          <table:table-cell office:value-type="float" office:value="0.1735681" calcext:value-type="float">
            <text:p>0.1735681</text:p>
          </table:table-cell>
          <table:table-cell office:value-type="float" office:value="1.037846" calcext:value-type="float">
            <text:p>1.037846</text:p>
          </table:table-cell>
          <table:table-cell office:value-type="float" office:value="-0.2924858" calcext:value-type="float">
            <text:p>-0.2924858</text:p>
          </table:table-cell>
          <table:table-cell office:value-type="float" office:value="-0.0841049" calcext:value-type="float">
            <text:p>-0.0841049</text:p>
          </table:table-cell>
          <table:table-cell office:value-type="float" office:value="0.000004593846" calcext:value-type="float">
            <text:p>4.593846E-06</text:p>
          </table:table-cell>
          <table:table-cell office:value-type="float" office:value="10.94092" calcext:value-type="float">
            <text:p>10.94092</text:p>
          </table:table-cell>
          <table:table-cell office:value-type="float" office:value="1.867125" calcext:value-type="float">
            <text:p>1.867125</text:p>
          </table:table-cell>
          <table:table-cell office:value-type="float" office:value="0.09685944" calcext:value-type="float">
            <text:p>0.09685944</text:p>
          </table:table-cell>
          <table:table-cell office:value-type="float" office:value="0.08241012" calcext:value-type="float">
            <text:p>0.08241012</text:p>
          </table:table-cell>
          <table:table-cell office:value-type="float" office:value="0.04164547" calcext:value-type="float">
            <text:p>0.04164547</text:p>
          </table:table-cell>
          <table:table-cell office:value-type="float" office:value="0.05300963" calcext:value-type="float">
            <text:p>0.05300963</text:p>
          </table:table-cell>
          <table:table-cell office:value-type="float" office:value="0.0175797" calcext:value-type="float">
            <text:p>0.0175797</text:p>
          </table:table-cell>
          <table:table-cell office:value-type="float" office:value="0.01248427" calcext:value-type="float">
            <text:p>0.01248427</text:p>
          </table:table-cell>
          <table:table-cell office:value-type="float" office:value="0.02404767" calcext:value-type="float">
            <text:p>0.02404767</text:p>
          </table:table-cell>
          <table:table-cell office:value-type="float" office:value="0.02155697" calcext:value-type="float">
            <text:p>0.02155697</text:p>
          </table:table-cell>
          <table:table-cell office:value-type="float" office:value="0.0199452" calcext:value-type="float">
            <text:p>0.0199452</text:p>
          </table:table-cell>
          <table:table-cell office:value-type="float" office:value="0.02014413" calcext:value-type="float">
            <text:p>0.02014413</text:p>
          </table:table-cell>
          <table:table-cell office:value-type="float" office:value="0.02428056" calcext:value-type="float">
            <text:p>0.02428056</text:p>
          </table:table-cell>
          <table:table-cell office:value-type="float" office:value="0.005624604" calcext:value-type="float">
            <text:p>0.005624604</text:p>
          </table:table-cell>
          <table:table-cell office:value-type="float" office:value="0.003432634" calcext:value-type="float">
            <text:p>0.003432634</text:p>
          </table:table-cell>
          <table:table-cell office:value-type="float" office:value="0" calcext:value-type="float">
            <text:p>0</text:p>
          </table:table-cell>
          <table:table-cell office:value-type="float" office:value="26.5738" calcext:value-type="float">
            <text:p>26.5738</text:p>
          </table:table-cell>
          <table:table-cell office:value-type="float" office:value="52.76086" calcext:value-type="float">
            <text:p>52.76086</text:p>
          </table:table-cell>
          <table:table-cell office:value-type="float" office:value="44.45892" calcext:value-type="float">
            <text:p>44.45892</text:p>
          </table:table-cell>
          <table:table-cell office:value-type="float" office:value="7.485939" calcext:value-type="float">
            <text:p>7.485939</text:p>
          </table:table-cell>
          <table:table-cell office:value-type="float" office:value="1.64908" calcext:value-type="float">
            <text:p>1.64908</text:p>
          </table:table-cell>
          <table:table-cell office:value-type="float" office:value="0.4058915" calcext:value-type="float">
            <text:p>0.4058915</text:p>
          </table:table-cell>
          <table:table-cell office:value-type="float" office:value="0.4651494" calcext:value-type="float">
            <text:p>0.4651494</text:p>
          </table:table-cell>
          <table:table-cell office:value-type="float" office:value="2.326576" calcext:value-type="float">
            <text:p>2.326576</text:p>
          </table:table-cell>
          <table:table-cell office:value-type="float" office:value="3.126246" calcext:value-type="float">
            <text:p>3.126246</text:p>
          </table:table-cell>
          <table:table-cell office:value-type="float" office:value="3.89647" calcext:value-type="float">
            <text:p>3.89647</text:p>
          </table:table-cell>
          <table:table-cell office:value-type="float" office:value="1.926708" calcext:value-type="float">
            <text:p>1.926708</text:p>
          </table:table-cell>
          <table:table-cell office:value-type="float" office:value="0.7847161" calcext:value-type="float">
            <text:p>0.7847161</text:p>
          </table:table-cell>
          <table:table-cell office:value-type="float" office:value="0.420439" calcext:value-type="float">
            <text:p>0.420439</text:p>
          </table:table-cell>
          <table:table-cell office:value-type="float" office:value="0.3810731" calcext:value-type="float">
            <text:p>0.3810731</text:p>
          </table:table-cell>
          <table:table-cell office:value-type="float" office:value="0" calcext:value-type="float">
            <text:p>0</text:p>
          </table:table-cell>
          <table:table-cell office:value-type="float" office:value="511.2086" calcext:value-type="float">
            <text:p>511.2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879609" calcext:value-type="float">
            <text:p>-0.68796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4.05756" calcext:value-type="float">
            <text:p>14.05756</text:p>
          </table:table-cell>
          <table:table-cell office:value-type="float" office:value="1073.506" calcext:value-type="float">
            <text:p>1073.50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3661" calcext:value-type="float">
            <text:p>-26.73661</text:p>
          </table:table-cell>
          <table:table-cell office:value-type="float" office:value="0.09449223" calcext:value-type="float">
            <text:p>0.09449223</text:p>
          </table:table-cell>
          <table:table-cell office:value-type="float" office:value="11.56275" calcext:value-type="float">
            <text:p>11.56275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8531" calcext:value-type="float">
            <text:p>1.038531</text:p>
          </table:table-cell>
          <table:table-cell office:value-type="float" office:value="-0.2927379" calcext:value-type="float">
            <text:p>-0.2927379</text:p>
          </table:table-cell>
          <table:table-cell office:value-type="float" office:value="-0.08410548" calcext:value-type="float">
            <text:p>-0.08410548</text:p>
          </table:table-cell>
          <table:table-cell office:value-type="float" office:value="0.000004594675" calcext:value-type="float">
            <text:p>4.594675E-06</text:p>
          </table:table-cell>
          <table:table-cell office:value-type="float" office:value="10.94099" calcext:value-type="float">
            <text:p>10.94099</text:p>
          </table:table-cell>
          <table:table-cell office:value-type="float" office:value="1.273441" calcext:value-type="float">
            <text:p>1.273441</text:p>
          </table:table-cell>
          <table:table-cell office:value-type="float" office:value="0.2152065" calcext:value-type="float">
            <text:p>0.2152065</text:p>
          </table:table-cell>
          <table:table-cell office:value-type="float" office:value="0.07047477" calcext:value-type="float">
            <text:p>0.07047477</text:p>
          </table:table-cell>
          <table:table-cell office:value-type="float" office:value="0.03366167" calcext:value-type="float">
            <text:p>0.03366167</text:p>
          </table:table-cell>
          <table:table-cell office:value-type="float" office:value="0.04326255" calcext:value-type="float">
            <text:p>0.04326255</text:p>
          </table:table-cell>
          <table:table-cell office:value-type="float" office:value="0.01584578" calcext:value-type="float">
            <text:p>0.01584578</text:p>
          </table:table-cell>
          <table:table-cell office:value-type="float" office:value="0.0118105" calcext:value-type="float">
            <text:p>0.0118105</text:p>
          </table:table-cell>
          <table:table-cell office:value-type="float" office:value="0.02348556" calcext:value-type="float">
            <text:p>0.02348556</text:p>
          </table:table-cell>
          <table:table-cell office:value-type="float" office:value="0.02121127" calcext:value-type="float">
            <text:p>0.02121127</text:p>
          </table:table-cell>
          <table:table-cell office:value-type="float" office:value="0.01977198" calcext:value-type="float">
            <text:p>0.01977198</text:p>
          </table:table-cell>
          <table:table-cell office:value-type="float" office:value="0.0200294" calcext:value-type="float">
            <text:p>0.0200294</text:p>
          </table:table-cell>
          <table:table-cell office:value-type="float" office:value="0.02409579" calcext:value-type="float">
            <text:p>0.02409579</text:p>
          </table:table-cell>
          <table:table-cell office:value-type="float" office:value="0.005616911" calcext:value-type="float">
            <text:p>0.005616911</text:p>
          </table:table-cell>
          <table:table-cell office:value-type="float" office:value="0.003431289" calcext:value-type="float">
            <text:p>0.003431289</text:p>
          </table:table-cell>
          <table:table-cell office:value-type="float" office:value="0" calcext:value-type="float">
            <text:p>0</text:p>
          </table:table-cell>
          <table:table-cell office:value-type="float" office:value="19.30517" calcext:value-type="float">
            <text:p>19.30517</text:p>
          </table:table-cell>
          <table:table-cell office:value-type="float" office:value="55.66" calcext:value-type="float">
            <text:p>55.66</text:p>
          </table:table-cell>
          <table:table-cell office:value-type="float" office:value="44.35517" calcext:value-type="float">
            <text:p>44.35517</text:p>
          </table:table-cell>
          <table:table-cell office:value-type="float" office:value="7.798617" calcext:value-type="float">
            <text:p>7.798617</text:p>
          </table:table-cell>
          <table:table-cell office:value-type="float" office:value="1.937911" calcext:value-type="float">
            <text:p>1.937911</text:p>
          </table:table-cell>
          <table:table-cell office:value-type="float" office:value="0.4414546" calcext:value-type="float">
            <text:p>0.4414546</text:p>
          </table:table-cell>
          <table:table-cell office:value-type="float" office:value="0.4975054" calcext:value-type="float">
            <text:p>0.4975054</text:p>
          </table:table-cell>
          <table:table-cell office:value-type="float" office:value="2.348763" calcext:value-type="float">
            <text:p>2.348763</text:p>
          </table:table-cell>
          <table:table-cell office:value-type="float" office:value="3.139245" calcext:value-type="float">
            <text:p>3.139245</text:p>
          </table:table-cell>
          <table:table-cell office:value-type="float" office:value="3.900339" calcext:value-type="float">
            <text:p>3.900339</text:p>
          </table:table-cell>
          <table:table-cell office:value-type="float" office:value="1.928254" calcext:value-type="float">
            <text:p>1.928254</text:p>
          </table:table-cell>
          <table:table-cell office:value-type="float" office:value="0.7879786" calcext:value-type="float">
            <text:p>0.7879786</text:p>
          </table:table-cell>
          <table:table-cell office:value-type="float" office:value="0.4199903" calcext:value-type="float">
            <text:p>0.4199903</text:p>
          </table:table-cell>
          <table:table-cell office:value-type="float" office:value="0.3810953" calcext:value-type="float">
            <text:p>0.3810953</text:p>
          </table:table-cell>
          <table:table-cell office:value-type="float" office:value="0" calcext:value-type="float">
            <text:p>0</text:p>
          </table:table-cell>
          <table:table-cell office:value-type="float" office:value="210.6582" calcext:value-type="float">
            <text:p>210.6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6949081" calcext:value-type="float">
            <text:p>-0.69490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4.01764" calcext:value-type="float">
            <text:p>14.01764</text:p>
          </table:table-cell>
          <table:table-cell office:value-type="float" office:value="1073.48" calcext:value-type="float">
            <text:p>1073.4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2647" calcext:value-type="float">
            <text:p>-26.72647</text:p>
          </table:table-cell>
          <table:table-cell office:value-type="float" office:value="0.08459287" calcext:value-type="float">
            <text:p>0.08459287</text:p>
          </table:table-cell>
          <table:table-cell office:value-type="float" office:value="11.63705" calcext:value-type="float">
            <text:p>11.63705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8531" calcext:value-type="float">
            <text:p>1.038531</text:p>
          </table:table-cell>
          <table:table-cell office:value-type="float" office:value="-0.2933148" calcext:value-type="float">
            <text:p>-0.2933148</text:p>
          </table:table-cell>
          <table:table-cell office:value-type="float" office:value="-0.08409858" calcext:value-type="float">
            <text:p>-0.08409858</text:p>
          </table:table-cell>
          <table:table-cell office:value-type="float" office:value="0.000004594675" calcext:value-type="float">
            <text:p>4.594675E-06</text:p>
          </table:table-cell>
          <table:table-cell office:value-type="float" office:value="10.96209" calcext:value-type="float">
            <text:p>10.96209</text:p>
          </table:table-cell>
          <table:table-cell office:value-type="float" office:value="0.8104714" calcext:value-type="float">
            <text:p>0.8104714</text:p>
          </table:table-cell>
          <table:table-cell office:value-type="float" office:value="0.1246297" calcext:value-type="float">
            <text:p>0.1246297</text:p>
          </table:table-cell>
          <table:table-cell office:value-type="float" office:value="0.06526476" calcext:value-type="float">
            <text:p>0.06526476</text:p>
          </table:table-cell>
          <table:table-cell office:value-type="float" office:value="0.03012191" calcext:value-type="float">
            <text:p>0.03012191</text:p>
          </table:table-cell>
          <table:table-cell office:value-type="float" office:value="0.03806707" calcext:value-type="float">
            <text:p>0.03806707</text:p>
          </table:table-cell>
          <table:table-cell office:value-type="float" office:value="0.01488097" calcext:value-type="float">
            <text:p>0.01488097</text:p>
          </table:table-cell>
          <table:table-cell office:value-type="float" office:value="0.01122187" calcext:value-type="float">
            <text:p>0.01122187</text:p>
          </table:table-cell>
          <table:table-cell office:value-type="float" office:value="0.0230738" calcext:value-type="float">
            <text:p>0.0230738</text:p>
          </table:table-cell>
          <table:table-cell office:value-type="float" office:value="0.02094959" calcext:value-type="float">
            <text:p>0.02094959</text:p>
          </table:table-cell>
          <table:table-cell office:value-type="float" office:value="0.01962243" calcext:value-type="float">
            <text:p>0.01962243</text:p>
          </table:table-cell>
          <table:table-cell office:value-type="float" office:value="0.01989643" calcext:value-type="float">
            <text:p>0.01989643</text:p>
          </table:table-cell>
          <table:table-cell office:value-type="float" office:value="0.02389478" calcext:value-type="float">
            <text:p>0.02389478</text:p>
          </table:table-cell>
          <table:table-cell office:value-type="float" office:value="0.005609203" calcext:value-type="float">
            <text:p>0.005609203</text:p>
          </table:table-cell>
          <table:table-cell office:value-type="float" office:value="0.003429945" calcext:value-type="float">
            <text:p>0.003429945</text:p>
          </table:table-cell>
          <table:table-cell office:value-type="float" office:value="0" calcext:value-type="float">
            <text:p>0</text:p>
          </table:table-cell>
          <table:table-cell office:value-type="float" office:value="34.17568" calcext:value-type="float">
            <text:p>34.17568</text:p>
          </table:table-cell>
          <table:table-cell office:value-type="float" office:value="52.69783" calcext:value-type="float">
            <text:p>52.69783</text:p>
          </table:table-cell>
          <table:table-cell office:value-type="float" office:value="44.20871" calcext:value-type="float">
            <text:p>44.20871</text:p>
          </table:table-cell>
          <table:table-cell office:value-type="float" office:value="8.06971" calcext:value-type="float">
            <text:p>8.06971</text:p>
          </table:table-cell>
          <table:table-cell office:value-type="float" office:value="2.192331" calcext:value-type="float">
            <text:p>2.192331</text:p>
          </table:table-cell>
          <table:table-cell office:value-type="float" office:value="0.4724232" calcext:value-type="float">
            <text:p>0.4724232</text:p>
          </table:table-cell>
          <table:table-cell office:value-type="float" office:value="0.5190958" calcext:value-type="float">
            <text:p>0.5190958</text:p>
          </table:table-cell>
          <table:table-cell office:value-type="float" office:value="2.369861" calcext:value-type="float">
            <text:p>2.369861</text:p>
          </table:table-cell>
          <table:table-cell office:value-type="float" office:value="3.151875" calcext:value-type="float">
            <text:p>3.151875</text:p>
          </table:table-cell>
          <table:table-cell office:value-type="float" office:value="3.90433" calcext:value-type="float">
            <text:p>3.90433</text:p>
          </table:table-cell>
          <table:table-cell office:value-type="float" office:value="1.92973" calcext:value-type="float">
            <text:p>1.92973</text:p>
          </table:table-cell>
          <table:table-cell office:value-type="float" office:value="0.7911162" calcext:value-type="float">
            <text:p>0.7911162</text:p>
          </table:table-cell>
          <table:table-cell office:value-type="float" office:value="0.4195808" calcext:value-type="float">
            <text:p>0.4195808</text:p>
          </table:table-cell>
          <table:table-cell office:value-type="float" office:value="0.3811176" calcext:value-type="float">
            <text:p>0.3811176</text:p>
          </table:table-cell>
          <table:table-cell office:value-type="float" office:value="0" calcext:value-type="float">
            <text:p>0</text:p>
          </table:table-cell>
          <table:table-cell office:value-type="float" office:value="202.7283" calcext:value-type="float">
            <text:p>202.7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02233" calcext:value-type="float">
            <text:p>-0.700223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13.97883" calcext:value-type="float">
            <text:p>13.97883</text:p>
          </table:table-cell>
          <table:table-cell office:value-type="float" office:value="1073.454" calcext:value-type="float">
            <text:p>1073.45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1621" calcext:value-type="float">
            <text:p>-26.71621</text:p>
          </table:table-cell>
          <table:table-cell office:value-type="float" office:value="0.07970411" calcext:value-type="float">
            <text:p>0.07970411</text:p>
          </table:table-cell>
          <table:table-cell office:value-type="float" office:value="11.71052" calcext:value-type="float">
            <text:p>11.71052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8531" calcext:value-type="float">
            <text:p>1.038531</text:p>
          </table:table-cell>
          <table:table-cell office:value-type="float" office:value="-0.2934687" calcext:value-type="float">
            <text:p>-0.2934687</text:p>
          </table:table-cell>
          <table:table-cell office:value-type="float" office:value="-0.08408917" calcext:value-type="float">
            <text:p>-0.08408917</text:p>
          </table:table-cell>
          <table:table-cell office:value-type="float" office:value="0.000004599026" calcext:value-type="float">
            <text:p>4.599026E-06</text:p>
          </table:table-cell>
          <table:table-cell office:value-type="float" office:value="10.98137" calcext:value-type="float">
            <text:p>10.98137</text:p>
          </table:table-cell>
          <table:table-cell office:value-type="float" office:value="0.5349757" calcext:value-type="float">
            <text:p>0.5349757</text:p>
          </table:table-cell>
          <table:table-cell office:value-type="float" office:value="0.09715483" calcext:value-type="float">
            <text:p>0.09715483</text:p>
          </table:table-cell>
          <table:table-cell office:value-type="float" office:value="0.06165877" calcext:value-type="float">
            <text:p>0.06165877</text:p>
          </table:table-cell>
          <table:table-cell office:value-type="float" office:value="0.02842822" calcext:value-type="float">
            <text:p>0.02842822</text:p>
          </table:table-cell>
          <table:table-cell office:value-type="float" office:value="0.03509301" calcext:value-type="float">
            <text:p>0.03509301</text:p>
          </table:table-cell>
          <table:table-cell office:value-type="float" office:value="0.01437415" calcext:value-type="float">
            <text:p>0.01437415</text:p>
          </table:table-cell>
          <table:table-cell office:value-type="float" office:value="0.0109623" calcext:value-type="float">
            <text:p>0.0109623</text:p>
          </table:table-cell>
          <table:table-cell office:value-type="float" office:value="0.02276723" calcext:value-type="float">
            <text:p>0.02276723</text:p>
          </table:table-cell>
          <table:table-cell office:value-type="float" office:value="0.0207327" calcext:value-type="float">
            <text:p>0.0207327</text:p>
          </table:table-cell>
          <table:table-cell office:value-type="float" office:value="0.01950001" calcext:value-type="float">
            <text:p>0.01950001</text:p>
          </table:table-cell>
          <table:table-cell office:value-type="float" office:value="0.01977933" calcext:value-type="float">
            <text:p>0.01977933</text:p>
          </table:table-cell>
          <table:table-cell office:value-type="float" office:value="0.02371567" calcext:value-type="float">
            <text:p>0.02371567</text:p>
          </table:table-cell>
          <table:table-cell office:value-type="float" office:value="0.005601479" calcext:value-type="float">
            <text:p>0.005601479</text:p>
          </table:table-cell>
          <table:table-cell office:value-type="float" office:value="0.003428599" calcext:value-type="float">
            <text:p>0.003428599</text:p>
          </table:table-cell>
          <table:table-cell office:value-type="float" office:value="0" calcext:value-type="float">
            <text:p>0</text:p>
          </table:table-cell>
          <table:table-cell office:value-type="float" office:value="50.79315" calcext:value-type="float">
            <text:p>50.79315</text:p>
          </table:table-cell>
          <table:table-cell office:value-type="float" office:value="48.9959" calcext:value-type="float">
            <text:p>48.9959</text:p>
          </table:table-cell>
          <table:table-cell office:value-type="float" office:value="44.34663" calcext:value-type="float">
            <text:p>44.34663</text:p>
          </table:table-cell>
          <table:table-cell office:value-type="float" office:value="8.342432" calcext:value-type="float">
            <text:p>8.342432</text:p>
          </table:table-cell>
          <table:table-cell office:value-type="float" office:value="2.412287" calcext:value-type="float">
            <text:p>2.412287</text:p>
          </table:table-cell>
          <table:table-cell office:value-type="float" office:value="0.5020458" calcext:value-type="float">
            <text:p>0.5020458</text:p>
          </table:table-cell>
          <table:table-cell office:value-type="float" office:value="0.53967" calcext:value-type="float">
            <text:p>0.53967</text:p>
          </table:table-cell>
          <table:table-cell office:value-type="float" office:value="2.389803" calcext:value-type="float">
            <text:p>2.389803</text:p>
          </table:table-cell>
          <table:table-cell office:value-type="float" office:value="3.163927" calcext:value-type="float">
            <text:p>3.163927</text:p>
          </table:table-cell>
          <table:table-cell office:value-type="float" office:value="3.908804" calcext:value-type="float">
            <text:p>3.908804</text:p>
          </table:table-cell>
          <table:table-cell office:value-type="float" office:value="1.931187" calcext:value-type="float">
            <text:p>1.931187</text:p>
          </table:table-cell>
          <table:table-cell office:value-type="float" office:value="0.7942145" calcext:value-type="float">
            <text:p>0.7942145</text:p>
          </table:table-cell>
          <table:table-cell office:value-type="float" office:value="0.4191742" calcext:value-type="float">
            <text:p>0.4191742</text:p>
          </table:table-cell>
          <table:table-cell office:value-type="float" office:value="0.3811398" calcext:value-type="float">
            <text:p>0.3811398</text:p>
          </table:table-cell>
          <table:table-cell office:value-type="float" office:value="0" calcext:value-type="float">
            <text:p>0</text:p>
          </table:table-cell>
          <table:table-cell office:value-type="float" office:value="199.7354" calcext:value-type="float">
            <text:p>199.7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02323" calcext:value-type="float">
            <text:p>-0.700232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13.93938" calcext:value-type="float">
            <text:p>13.93938</text:p>
          </table:table-cell>
          <table:table-cell office:value-type="float" office:value="1073.426" calcext:value-type="float">
            <text:p>1073.42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0564" calcext:value-type="float">
            <text:p>-26.70564</text:p>
          </table:table-cell>
          <table:table-cell office:value-type="float" office:value="0.07957844" calcext:value-type="float">
            <text:p>0.07957844</text:p>
          </table:table-cell>
          <table:table-cell office:value-type="float" office:value="11.78036" calcext:value-type="float">
            <text:p>11.78036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8531" calcext:value-type="float">
            <text:p>1.038531</text:p>
          </table:table-cell>
          <table:table-cell office:value-type="float" office:value="-0.2945522" calcext:value-type="float">
            <text:p>-0.2945522</text:p>
          </table:table-cell>
          <table:table-cell office:value-type="float" office:value="-0.0840702" calcext:value-type="float">
            <text:p>-0.0840702</text:p>
          </table:table-cell>
          <table:table-cell office:value-type="float" office:value="0.000004599026" calcext:value-type="float">
            <text:p>4.599026E-06</text:p>
          </table:table-cell>
          <table:table-cell office:value-type="float" office:value="10.98072" calcext:value-type="float">
            <text:p>10.98072</text:p>
          </table:table-cell>
          <table:table-cell office:value-type="float" office:value="0.5994807" calcext:value-type="float">
            <text:p>0.5994807</text:p>
          </table:table-cell>
          <table:table-cell office:value-type="float" office:value="0.08342496" calcext:value-type="float">
            <text:p>0.08342496</text:p>
          </table:table-cell>
          <table:table-cell office:value-type="float" office:value="0.05955832" calcext:value-type="float">
            <text:p>0.05955832</text:p>
          </table:table-cell>
          <table:table-cell office:value-type="float" office:value="0.02777369" calcext:value-type="float">
            <text:p>0.02777369</text:p>
          </table:table-cell>
          <table:table-cell office:value-type="float" office:value="0.03343946" calcext:value-type="float">
            <text:p>0.03343946</text:p>
          </table:table-cell>
          <table:table-cell office:value-type="float" office:value="0.01412433" calcext:value-type="float">
            <text:p>0.01412433</text:p>
          </table:table-cell>
          <table:table-cell office:value-type="float" office:value="0.0108573" calcext:value-type="float">
            <text:p>0.0108573</text:p>
          </table:table-cell>
          <table:table-cell office:value-type="float" office:value="0.02253523" calcext:value-type="float">
            <text:p>0.02253523</text:p>
          </table:table-cell>
          <table:table-cell office:value-type="float" office:value="0.0205528" calcext:value-type="float">
            <text:p>0.0205528</text:p>
          </table:table-cell>
          <table:table-cell office:value-type="float" office:value="0.01939461" calcext:value-type="float">
            <text:p>0.01939461</text:p>
          </table:table-cell>
          <table:table-cell office:value-type="float" office:value="0.01967181" calcext:value-type="float">
            <text:p>0.01967181</text:p>
          </table:table-cell>
          <table:table-cell office:value-type="float" office:value="0.02354947" calcext:value-type="float">
            <text:p>0.02354947</text:p>
          </table:table-cell>
          <table:table-cell office:value-type="float" office:value="0.005593725" calcext:value-type="float">
            <text:p>0.005593725</text:p>
          </table:table-cell>
          <table:table-cell office:value-type="float" office:value="0.003427233" calcext:value-type="float">
            <text:p>0.003427233</text:p>
          </table:table-cell>
          <table:table-cell office:value-type="float" office:value="0" calcext:value-type="float">
            <text:p>0</text:p>
          </table:table-cell>
          <table:table-cell office:value-type="float" office:value="53.34301" calcext:value-type="float">
            <text:p>53.34301</text:p>
          </table:table-cell>
          <table:table-cell office:value-type="float" office:value="48.71478" calcext:value-type="float">
            <text:p>48.71478</text:p>
          </table:table-cell>
          <table:table-cell office:value-type="float" office:value="44.71397" calcext:value-type="float">
            <text:p>44.71397</text:p>
          </table:table-cell>
          <table:table-cell office:value-type="float" office:value="8.621355" calcext:value-type="float">
            <text:p>8.621355</text:p>
          </table:table-cell>
          <table:table-cell office:value-type="float" office:value="2.613106" calcext:value-type="float">
            <text:p>2.613106</text:p>
          </table:table-cell>
          <table:table-cell office:value-type="float" office:value="0.5310434" calcext:value-type="float">
            <text:p>0.5310434</text:p>
          </table:table-cell>
          <table:table-cell office:value-type="float" office:value="0.5599945" calcext:value-type="float">
            <text:p>0.5599945</text:p>
          </table:table-cell>
          <table:table-cell office:value-type="float" office:value="2.409175" calcext:value-type="float">
            <text:p>2.409175</text:p>
          </table:table-cell>
          <table:table-cell office:value-type="float" office:value="3.175851" calcext:value-type="float">
            <text:p>3.175851</text:p>
          </table:table-cell>
          <table:table-cell office:value-type="float" office:value="3.913184" calcext:value-type="float">
            <text:p>3.913184</text:p>
          </table:table-cell>
          <table:table-cell office:value-type="float" office:value="1.932644" calcext:value-type="float">
            <text:p>1.932644</text:p>
          </table:table-cell>
          <table:table-cell office:value-type="float" office:value="0.797283" calcext:value-type="float">
            <text:p>0.797283</text:p>
          </table:table-cell>
          <table:table-cell office:value-type="float" office:value="0.4187662" calcext:value-type="float">
            <text:p>0.4187662</text:p>
          </table:table-cell>
          <table:table-cell office:value-type="float" office:value="0.381162" calcext:value-type="float">
            <text:p>0.381162</text:p>
          </table:table-cell>
          <table:table-cell office:value-type="float" office:value="0" calcext:value-type="float">
            <text:p>0</text:p>
          </table:table-cell>
          <table:table-cell office:value-type="float" office:value="214.1592" calcext:value-type="float">
            <text:p>214.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07055" calcext:value-type="float">
            <text:p>-0.700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13.89517" calcext:value-type="float">
            <text:p>13.89517</text:p>
          </table:table-cell>
          <table:table-cell office:value-type="float" office:value="1073.395" calcext:value-type="float">
            <text:p>1073.39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9397" calcext:value-type="float">
            <text:p>-26.69397</text:p>
          </table:table-cell>
          <table:table-cell office:value-type="float" office:value="0.08853601" calcext:value-type="float">
            <text:p>0.08853601</text:p>
          </table:table-cell>
          <table:table-cell office:value-type="float" office:value="11.85157" calcext:value-type="float">
            <text:p>11.85157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8531" calcext:value-type="float">
            <text:p>1.038531</text:p>
          </table:table-cell>
          <table:table-cell office:value-type="float" office:value="-0.2947186" calcext:value-type="float">
            <text:p>-0.2947186</text:p>
          </table:table-cell>
          <table:table-cell office:value-type="float" office:value="-0.08404588" calcext:value-type="float">
            <text:p>-0.08404588</text:p>
          </table:table-cell>
          <table:table-cell office:value-type="float" office:value="0.000004599026" calcext:value-type="float">
            <text:p>4.599026E-06</text:p>
          </table:table-cell>
          <table:table-cell office:value-type="float" office:value="10.94292" calcext:value-type="float">
            <text:p>10.94292</text:p>
          </table:table-cell>
          <table:table-cell office:value-type="float" office:value="1.358731" calcext:value-type="float">
            <text:p>1.358731</text:p>
          </table:table-cell>
          <table:table-cell office:value-type="float" office:value="0.08317411" calcext:value-type="float">
            <text:p>0.08317411</text:p>
          </table:table-cell>
          <table:table-cell office:value-type="float" office:value="0.06261805" calcext:value-type="float">
            <text:p>0.06261805</text:p>
          </table:table-cell>
          <table:table-cell office:value-type="float" office:value="0.02762926" calcext:value-type="float">
            <text:p>0.02762926</text:p>
          </table:table-cell>
          <table:table-cell office:value-type="float" office:value="0.03254352" calcext:value-type="float">
            <text:p>0.03254352</text:p>
          </table:table-cell>
          <table:table-cell office:value-type="float" office:value="0.01397681" calcext:value-type="float">
            <text:p>0.01397681</text:p>
          </table:table-cell>
          <table:table-cell office:value-type="float" office:value="0.01078002" calcext:value-type="float">
            <text:p>0.01078002</text:p>
          </table:table-cell>
          <table:table-cell office:value-type="float" office:value="0.02234693" calcext:value-type="float">
            <text:p>0.02234693</text:p>
          </table:table-cell>
          <table:table-cell office:value-type="float" office:value="0.02040088" calcext:value-type="float">
            <text:p>0.02040088</text:p>
          </table:table-cell>
          <table:table-cell office:value-type="float" office:value="0.01930347" calcext:value-type="float">
            <text:p>0.01930347</text:p>
          </table:table-cell>
          <table:table-cell office:value-type="float" office:value="0.01957257" calcext:value-type="float">
            <text:p>0.01957257</text:p>
          </table:table-cell>
          <table:table-cell office:value-type="float" office:value="0.02339407" calcext:value-type="float">
            <text:p>0.02339407</text:p>
          </table:table-cell>
          <table:table-cell office:value-type="float" office:value="0.005585955" calcext:value-type="float">
            <text:p>0.005585955</text:p>
          </table:table-cell>
          <table:table-cell office:value-type="float" office:value="0.003425867" calcext:value-type="float">
            <text:p>0.003425867</text:p>
          </table:table-cell>
          <table:table-cell office:value-type="float" office:value="0" calcext:value-type="float">
            <text:p>0</text:p>
          </table:table-cell>
          <table:table-cell office:value-type="float" office:value="48.93063" calcext:value-type="float">
            <text:p>48.93063</text:p>
          </table:table-cell>
          <table:table-cell office:value-type="float" office:value="50.00435" calcext:value-type="float">
            <text:p>50.00435</text:p>
          </table:table-cell>
          <table:table-cell office:value-type="float" office:value="45.12331" calcext:value-type="float">
            <text:p>45.12331</text:p>
          </table:table-cell>
          <table:table-cell office:value-type="float" office:value="8.9199" calcext:value-type="float">
            <text:p>8.9199</text:p>
          </table:table-cell>
          <table:table-cell office:value-type="float" office:value="2.807791" calcext:value-type="float">
            <text:p>2.807791</text:p>
          </table:table-cell>
          <table:table-cell office:value-type="float" office:value="0.5600164" calcext:value-type="float">
            <text:p>0.5600164</text:p>
          </table:table-cell>
          <table:table-cell office:value-type="float" office:value="0.5803462" calcext:value-type="float">
            <text:p>0.5803462</text:p>
          </table:table-cell>
          <table:table-cell office:value-type="float" office:value="2.428196" calcext:value-type="float">
            <text:p>2.428196</text:p>
          </table:table-cell>
          <table:table-cell office:value-type="float" office:value="3.187648" calcext:value-type="float">
            <text:p>3.187648</text:p>
          </table:table-cell>
          <table:table-cell office:value-type="float" office:value="3.917374" calcext:value-type="float">
            <text:p>3.917374</text:p>
          </table:table-cell>
          <table:table-cell office:value-type="float" office:value="1.934238" calcext:value-type="float">
            <text:p>1.934238</text:p>
          </table:table-cell>
          <table:table-cell office:value-type="float" office:value="0.8003224" calcext:value-type="float">
            <text:p>0.8003224</text:p>
          </table:table-cell>
          <table:table-cell office:value-type="float" office:value="0.4183517" calcext:value-type="float">
            <text:p>0.4183517</text:p>
          </table:table-cell>
          <table:table-cell office:value-type="float" office:value="0.3811842" calcext:value-type="float">
            <text:p>0.3811842</text:p>
          </table:table-cell>
          <table:table-cell office:value-type="float" office:value="0" calcext:value-type="float">
            <text:p>0</text:p>
          </table:table-cell>
          <table:table-cell office:value-type="float" office:value="270.2572" calcext:value-type="float">
            <text:p>270.2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07594" calcext:value-type="float">
            <text:p>-0.700759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13.87504" calcext:value-type="float">
            <text:p>13.87504</text:p>
          </table:table-cell>
          <table:table-cell office:value-type="float" office:value="1073.361" calcext:value-type="float">
            <text:p>1073.36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5229" calcext:value-type="float">
            <text:p>-26.65229</text:p>
          </table:table-cell>
          <table:table-cell office:value-type="float" office:value="0.09781981" calcext:value-type="float">
            <text:p>0.09781981</text:p>
          </table:table-cell>
          <table:table-cell office:value-type="float" office:value="11.93209" calcext:value-type="float">
            <text:p>11.93209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8531" calcext:value-type="float">
            <text:p>1.038531</text:p>
          </table:table-cell>
          <table:table-cell office:value-type="float" office:value="-0.2948055" calcext:value-type="float">
            <text:p>-0.2948055</text:p>
          </table:table-cell>
          <table:table-cell office:value-type="float" office:value="-0.08402259" calcext:value-type="float">
            <text:p>-0.08402259</text:p>
          </table:table-cell>
          <table:table-cell office:value-type="float" office:value="0.000004599201" calcext:value-type="float">
            <text:p>4.599201E-06</text:p>
          </table:table-cell>
          <table:table-cell office:value-type="float" office:value="10.89324" calcext:value-type="float">
            <text:p>10.89324</text:p>
          </table:table-cell>
          <table:table-cell office:value-type="float" office:value="2.113045" calcext:value-type="float">
            <text:p>2.113045</text:p>
          </table:table-cell>
          <table:table-cell office:value-type="float" office:value="0.08567549" calcext:value-type="float">
            <text:p>0.08567549</text:p>
          </table:table-cell>
          <table:table-cell office:value-type="float" office:value="0.06703197" calcext:value-type="float">
            <text:p>0.06703197</text:p>
          </table:table-cell>
          <table:table-cell office:value-type="float" office:value="0.02795126" calcext:value-type="float">
            <text:p>0.02795126</text:p>
          </table:table-cell>
          <table:table-cell office:value-type="float" office:value="0.03233476" calcext:value-type="float">
            <text:p>0.03233476</text:p>
          </table:table-cell>
          <table:table-cell office:value-type="float" office:value="0.0139064" calcext:value-type="float">
            <text:p>0.0139064</text:p>
          </table:table-cell>
          <table:table-cell office:value-type="float" office:value="0.01065406" calcext:value-type="float">
            <text:p>0.01065406</text:p>
          </table:table-cell>
          <table:table-cell office:value-type="float" office:value="0.02217448" calcext:value-type="float">
            <text:p>0.02217448</text:p>
          </table:table-cell>
          <table:table-cell office:value-type="float" office:value="0.02026688" calcext:value-type="float">
            <text:p>0.02026688</text:p>
          </table:table-cell>
          <table:table-cell office:value-type="float" office:value="0.01922352" calcext:value-type="float">
            <text:p>0.01922352</text:p>
          </table:table-cell>
          <table:table-cell office:value-type="float" office:value="0.0194813" calcext:value-type="float">
            <text:p>0.0194813</text:p>
          </table:table-cell>
          <table:table-cell office:value-type="float" office:value="0.02324838" calcext:value-type="float">
            <text:p>0.02324838</text:p>
          </table:table-cell>
          <table:table-cell office:value-type="float" office:value="0.005578158" calcext:value-type="float">
            <text:p>0.005578158</text:p>
          </table:table-cell>
          <table:table-cell office:value-type="float" office:value="0.003424502" calcext:value-type="float">
            <text:p>0.003424502</text:p>
          </table:table-cell>
          <table:table-cell office:value-type="float" office:value="0" calcext:value-type="float">
            <text:p>0</text:p>
          </table:table-cell>
          <table:table-cell office:value-type="float" office:value="45.93243" calcext:value-type="float">
            <text:p>45.93243</text:p>
          </table:table-cell>
          <table:table-cell office:value-type="float" office:value="51.19175" calcext:value-type="float">
            <text:p>51.19175</text:p>
          </table:table-cell>
          <table:table-cell office:value-type="float" office:value="45.4595" calcext:value-type="float">
            <text:p>45.4595</text:p>
          </table:table-cell>
          <table:table-cell office:value-type="float" office:value="9.241563" calcext:value-type="float">
            <text:p>9.241563</text:p>
          </table:table-cell>
          <table:table-cell office:value-type="float" office:value="3.014372" calcext:value-type="float">
            <text:p>3.014372</text:p>
          </table:table-cell>
          <table:table-cell office:value-type="float" office:value="0.5916377" calcext:value-type="float">
            <text:p>0.5916377</text:p>
          </table:table-cell>
          <table:table-cell office:value-type="float" office:value="0.6024897" calcext:value-type="float">
            <text:p>0.6024897</text:p>
          </table:table-cell>
          <table:table-cell office:value-type="float" office:value="2.447168" calcext:value-type="float">
            <text:p>2.447168</text:p>
          </table:table-cell>
          <table:table-cell office:value-type="float" office:value="3.199494" calcext:value-type="float">
            <text:p>3.199494</text:p>
          </table:table-cell>
          <table:table-cell office:value-type="float" office:value="3.921234" calcext:value-type="float">
            <text:p>3.921234</text:p>
          </table:table-cell>
          <table:table-cell office:value-type="float" office:value="1.93621" calcext:value-type="float">
            <text:p>1.93621</text:p>
          </table:table-cell>
          <table:table-cell office:value-type="float" office:value="0.8033401" calcext:value-type="float">
            <text:p>0.8033401</text:p>
          </table:table-cell>
          <table:table-cell office:value-type="float" office:value="0.4179232" calcext:value-type="float">
            <text:p>0.4179232</text:p>
          </table:table-cell>
          <table:table-cell office:value-type="float" office:value="0.3812064" calcext:value-type="float">
            <text:p>0.3812064</text:p>
          </table:table-cell>
          <table:table-cell office:value-type="float" office:value="0" calcext:value-type="float">
            <text:p>0</text:p>
          </table:table-cell>
          <table:table-cell office:value-type="float" office:value="312.1978" calcext:value-type="float">
            <text:p>312.1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07604" calcext:value-type="float">
            <text:p>-0.70076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3.84125" calcext:value-type="float">
            <text:p>13.84125</text:p>
          </table:table-cell>
          <table:table-cell office:value-type="float" office:value="1073.33" calcext:value-type="float">
            <text:p>1073.3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4053" calcext:value-type="float">
            <text:p>-26.64053</text:p>
          </table:table-cell>
          <table:table-cell office:value-type="float" office:value="0.08694828" calcext:value-type="float">
            <text:p>0.08694828</text:p>
          </table:table-cell>
          <table:table-cell office:value-type="float" office:value="12.01626" calcext:value-type="float">
            <text:p>12.01626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7724" calcext:value-type="float">
            <text:p>1.037724</text:p>
          </table:table-cell>
          <table:table-cell office:value-type="float" office:value="-0.2951315" calcext:value-type="float">
            <text:p>-0.2951315</text:p>
          </table:table-cell>
          <table:table-cell office:value-type="float" office:value="-0.08400998" calcext:value-type="float">
            <text:p>-0.08400998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88928" calcext:value-type="float">
            <text:p>10.88928</text:p>
          </table:table-cell>
          <table:table-cell office:value-type="float" office:value="1.082079" calcext:value-type="float">
            <text:p>1.082079</text:p>
          </table:table-cell>
          <table:table-cell office:value-type="float" office:value="0.07443099" calcext:value-type="float">
            <text:p>0.07443099</text:p>
          </table:table-cell>
          <table:table-cell office:value-type="float" office:value="0.05972621" calcext:value-type="float">
            <text:p>0.05972621</text:p>
          </table:table-cell>
          <table:table-cell office:value-type="float" office:value="0.02732825" calcext:value-type="float">
            <text:p>0.02732825</text:p>
          </table:table-cell>
          <table:table-cell office:value-type="float" office:value="0.03115252" calcext:value-type="float">
            <text:p>0.03115252</text:p>
          </table:table-cell>
          <table:table-cell office:value-type="float" office:value="0.01359067" calcext:value-type="float">
            <text:p>0.01359067</text:p>
          </table:table-cell>
          <table:table-cell office:value-type="float" office:value="0.01043955" calcext:value-type="float">
            <text:p>0.01043955</text:p>
          </table:table-cell>
          <table:table-cell office:value-type="float" office:value="0.02199098" calcext:value-type="float">
            <text:p>0.02199098</text:p>
          </table:table-cell>
          <table:table-cell office:value-type="float" office:value="0.02014323" calcext:value-type="float">
            <text:p>0.02014323</text:p>
          </table:table-cell>
          <table:table-cell office:value-type="float" office:value="0.0191533" calcext:value-type="float">
            <text:p>0.0191533</text:p>
          </table:table-cell>
          <table:table-cell office:value-type="float" office:value="0.01939692" calcext:value-type="float">
            <text:p>0.01939692</text:p>
          </table:table-cell>
          <table:table-cell office:value-type="float" office:value="0.02311436" calcext:value-type="float">
            <text:p>0.02311436</text:p>
          </table:table-cell>
          <table:table-cell office:value-type="float" office:value="0.005582148" calcext:value-type="float">
            <text:p>0.005582148</text:p>
          </table:table-cell>
          <table:table-cell office:value-type="float" office:value="0.003410857" calcext:value-type="float">
            <text:p>0.003410857</text:p>
          </table:table-cell>
          <table:table-cell office:value-type="float" office:value="0" calcext:value-type="float">
            <text:p>0</text:p>
          </table:table-cell>
          <table:table-cell office:value-type="float" office:value="37.70588" calcext:value-type="float">
            <text:p>37.70588</text:p>
          </table:table-cell>
          <table:table-cell office:value-type="float" office:value="53.68271" calcext:value-type="float">
            <text:p>53.68271</text:p>
          </table:table-cell>
          <table:table-cell office:value-type="float" office:value="45.86835" calcext:value-type="float">
            <text:p>45.86835</text:p>
          </table:table-cell>
          <table:table-cell office:value-type="float" office:value="9.545856" calcext:value-type="float">
            <text:p>9.545856</text:p>
          </table:table-cell>
          <table:table-cell office:value-type="float" office:value="3.207967" calcext:value-type="float">
            <text:p>3.207967</text:p>
          </table:table-cell>
          <table:table-cell office:value-type="float" office:value="0.6233925" calcext:value-type="float">
            <text:p>0.6233925</text:p>
          </table:table-cell>
          <table:table-cell office:value-type="float" office:value="0.6256432" calcext:value-type="float">
            <text:p>0.6256432</text:p>
          </table:table-cell>
          <table:table-cell office:value-type="float" office:value="2.466301" calcext:value-type="float">
            <text:p>2.466301</text:p>
          </table:table-cell>
          <table:table-cell office:value-type="float" office:value="3.211684" calcext:value-type="float">
            <text:p>3.211684</text:p>
          </table:table-cell>
          <table:table-cell office:value-type="float" office:value="3.924992" calcext:value-type="float">
            <text:p>3.924992</text:p>
          </table:table-cell>
          <table:table-cell office:value-type="float" office:value="1.938161" calcext:value-type="float">
            <text:p>1.938161</text:p>
          </table:table-cell>
          <table:table-cell office:value-type="float" office:value="0.8068005" calcext:value-type="float">
            <text:p>0.8068005</text:p>
          </table:table-cell>
          <table:table-cell office:value-type="float" office:value="0.4256668" calcext:value-type="float">
            <text:p>0.4256668</text:p>
          </table:table-cell>
          <table:table-cell office:value-type="float" office:value="0.3739617" calcext:value-type="float">
            <text:p>0.3739617</text:p>
          </table:table-cell>
          <table:table-cell office:value-type="float" office:value="0" calcext:value-type="float">
            <text:p>0</text:p>
          </table:table-cell>
          <table:table-cell office:value-type="float" office:value="339.0813" calcext:value-type="float">
            <text:p>339.08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3512" calcext:value-type="float">
            <text:p>-0.70135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13.80944" calcext:value-type="float">
            <text:p>13.80944</text:p>
          </table:table-cell>
          <table:table-cell office:value-type="float" office:value="1073.299" calcext:value-type="float">
            <text:p>1073.29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2961" calcext:value-type="float">
            <text:p>-26.62961</text:p>
          </table:table-cell>
          <table:table-cell office:value-type="float" office:value="0.08863227" calcext:value-type="float">
            <text:p>0.08863227</text:p>
          </table:table-cell>
          <table:table-cell office:value-type="float" office:value="12.08106" calcext:value-type="float">
            <text:p>12.08106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6875" calcext:value-type="float">
            <text:p>1.036875</text:p>
          </table:table-cell>
          <table:table-cell office:value-type="float" office:value="-0.2959462" calcext:value-type="float">
            <text:p>-0.2959462</text:p>
          </table:table-cell>
          <table:table-cell office:value-type="float" office:value="-0.08398384" calcext:value-type="float">
            <text:p>-0.08398384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86615" calcext:value-type="float">
            <text:p>10.86615</text:p>
          </table:table-cell>
          <table:table-cell office:value-type="float" office:value="1.230792" calcext:value-type="float">
            <text:p>1.230792</text:p>
          </table:table-cell>
          <table:table-cell office:value-type="float" office:value="0.07129747" calcext:value-type="float">
            <text:p>0.07129747</text:p>
          </table:table-cell>
          <table:table-cell office:value-type="float" office:value="0.05811519" calcext:value-type="float">
            <text:p>0.05811519</text:p>
          </table:table-cell>
          <table:table-cell office:value-type="float" office:value="0.02754958" calcext:value-type="float">
            <text:p>0.02754958</text:p>
          </table:table-cell>
          <table:table-cell office:value-type="float" office:value="0.03092817" calcext:value-type="float">
            <text:p>0.03092817</text:p>
          </table:table-cell>
          <table:table-cell office:value-type="float" office:value="0.01360043" calcext:value-type="float">
            <text:p>0.01360043</text:p>
          </table:table-cell>
          <table:table-cell office:value-type="float" office:value="0.01043662" calcext:value-type="float">
            <text:p>0.01043662</text:p>
          </table:table-cell>
          <table:table-cell office:value-type="float" office:value="0.02187079" calcext:value-type="float">
            <text:p>0.02187079</text:p>
          </table:table-cell>
          <table:table-cell office:value-type="float" office:value="0.02003354" calcext:value-type="float">
            <text:p>0.02003354</text:p>
          </table:table-cell>
          <table:table-cell office:value-type="float" office:value="0.01909098" calcext:value-type="float">
            <text:p>0.01909098</text:p>
          </table:table-cell>
          <table:table-cell office:value-type="float" office:value="0.01931916" calcext:value-type="float">
            <text:p>0.01931916</text:p>
          </table:table-cell>
          <table:table-cell office:value-type="float" office:value="0.02299136" calcext:value-type="float">
            <text:p>0.02299136</text:p>
          </table:table-cell>
          <table:table-cell office:value-type="float" office:value="0.005566674" calcext:value-type="float">
            <text:p>0.005566674</text:p>
          </table:table-cell>
          <table:table-cell office:value-type="float" office:value="0.003416973" calcext:value-type="float">
            <text:p>0.003416973</text:p>
          </table:table-cell>
          <table:table-cell office:value-type="float" office:value="0" calcext:value-type="float">
            <text:p>0</text:p>
          </table:table-cell>
          <table:table-cell office:value-type="float" office:value="36.79691" calcext:value-type="float">
            <text:p>36.79691</text:p>
          </table:table-cell>
          <table:table-cell office:value-type="float" office:value="54.10073" calcext:value-type="float">
            <text:p>54.10073</text:p>
          </table:table-cell>
          <table:table-cell office:value-type="float" office:value="46.13904" calcext:value-type="float">
            <text:p>46.13904</text:p>
          </table:table-cell>
          <table:table-cell office:value-type="float" office:value="9.831042" calcext:value-type="float">
            <text:p>9.831042</text:p>
          </table:table-cell>
          <table:table-cell office:value-type="float" office:value="3.380475" calcext:value-type="float">
            <text:p>3.380475</text:p>
          </table:table-cell>
          <table:table-cell office:value-type="float" office:value="0.6513284" calcext:value-type="float">
            <text:p>0.6513284</text:p>
          </table:table-cell>
          <table:table-cell office:value-type="float" office:value="0.6478353" calcext:value-type="float">
            <text:p>0.6478353</text:p>
          </table:table-cell>
          <table:table-cell office:value-type="float" office:value="2.484588" calcext:value-type="float">
            <text:p>2.484588</text:p>
          </table:table-cell>
          <table:table-cell office:value-type="float" office:value="3.223905" calcext:value-type="float">
            <text:p>3.223905</text:p>
          </table:table-cell>
          <table:table-cell office:value-type="float" office:value="3.928666" calcext:value-type="float">
            <text:p>3.928666</text:p>
          </table:table-cell>
          <table:table-cell office:value-type="float" office:value="1.940106" calcext:value-type="float">
            <text:p>1.940106</text:p>
          </table:table-cell>
          <table:table-cell office:value-type="float" office:value="0.8100737" calcext:value-type="float">
            <text:p>0.8100737</text:p>
          </table:table-cell>
          <table:table-cell office:value-type="float" office:value="0.4220206" calcext:value-type="float">
            <text:p>0.4220206</text:p>
          </table:table-cell>
          <table:table-cell office:value-type="float" office:value="0.378321" calcext:value-type="float">
            <text:p>0.378321</text:p>
          </table:table-cell>
          <table:table-cell office:value-type="float" office:value="0" calcext:value-type="float">
            <text:p>0</text:p>
          </table:table-cell>
          <table:table-cell office:value-type="float" office:value="360.5903" calcext:value-type="float">
            <text:p>360.5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5" calcext:value-type="float">
            <text:p>-0.70178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13.77436" calcext:value-type="float">
            <text:p>13.77436</text:p>
          </table:table-cell>
          <table:table-cell office:value-type="float" office:value="1073.267" calcext:value-type="float">
            <text:p>1073.26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1781" calcext:value-type="float">
            <text:p>-26.61781</text:p>
          </table:table-cell>
          <table:table-cell office:value-type="float" office:value="0.09480177" calcext:value-type="float">
            <text:p>0.09480177</text:p>
          </table:table-cell>
          <table:table-cell office:value-type="float" office:value="12.14837" calcext:value-type="float">
            <text:p>12.14837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6065" calcext:value-type="float">
            <text:p>1.036065</text:p>
          </table:table-cell>
          <table:table-cell office:value-type="float" office:value="-0.2959925" calcext:value-type="float">
            <text:p>-0.2959925</text:p>
          </table:table-cell>
          <table:table-cell office:value-type="float" office:value="-0.08395666" calcext:value-type="float">
            <text:p>-0.08395666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8263" calcext:value-type="float">
            <text:p>10.8263</text:p>
          </table:table-cell>
          <table:table-cell office:value-type="float" office:value="1.797518" calcext:value-type="float">
            <text:p>1.797518</text:p>
          </table:table-cell>
          <table:table-cell office:value-type="float" office:value="0.07173429" calcext:value-type="float">
            <text:p>0.07173429</text:p>
          </table:table-cell>
          <table:table-cell office:value-type="float" office:value="0.05881317" calcext:value-type="float">
            <text:p>0.05881317</text:p>
          </table:table-cell>
          <table:table-cell office:value-type="float" office:value="0.0277728" calcext:value-type="float">
            <text:p>0.0277728</text:p>
          </table:table-cell>
          <table:table-cell office:value-type="float" office:value="0.03084056" calcext:value-type="float">
            <text:p>0.03084056</text:p>
          </table:table-cell>
          <table:table-cell office:value-type="float" office:value="0.01359266" calcext:value-type="float">
            <text:p>0.01359266</text:p>
          </table:table-cell>
          <table:table-cell office:value-type="float" office:value="0.01039105" calcext:value-type="float">
            <text:p>0.01039105</text:p>
          </table:table-cell>
          <table:table-cell office:value-type="float" office:value="0.02176631" calcext:value-type="float">
            <text:p>0.02176631</text:p>
          </table:table-cell>
          <table:table-cell office:value-type="float" office:value="0.01993819" calcext:value-type="float">
            <text:p>0.01993819</text:p>
          </table:table-cell>
          <table:table-cell office:value-type="float" office:value="0.01903555" calcext:value-type="float">
            <text:p>0.01903555</text:p>
          </table:table-cell>
          <table:table-cell office:value-type="float" office:value="0.01924681" calcext:value-type="float">
            <text:p>0.01924681</text:p>
          </table:table-cell>
          <table:table-cell office:value-type="float" office:value="0.02287643" calcext:value-type="float">
            <text:p>0.02287643</text:p>
          </table:table-cell>
          <table:table-cell office:value-type="float" office:value="0.00555362" calcext:value-type="float">
            <text:p>0.00555362</text:p>
          </table:table-cell>
          <table:table-cell office:value-type="float" office:value="0.003420684" calcext:value-type="float">
            <text:p>0.003420684</text:p>
          </table:table-cell>
          <table:table-cell office:value-type="float" office:value="0" calcext:value-type="float">
            <text:p>0</text:p>
          </table:table-cell>
          <table:table-cell office:value-type="float" office:value="35.79351" calcext:value-type="float">
            <text:p>35.79351</text:p>
          </table:table-cell>
          <table:table-cell office:value-type="float" office:value="54.7148" calcext:value-type="float">
            <text:p>54.7148</text:p>
          </table:table-cell>
          <table:table-cell office:value-type="float" office:value="46.32804" calcext:value-type="float">
            <text:p>46.32804</text:p>
          </table:table-cell>
          <table:table-cell office:value-type="float" office:value="10.11313" calcext:value-type="float">
            <text:p>10.11313</text:p>
          </table:table-cell>
          <table:table-cell office:value-type="float" office:value="3.557548" calcext:value-type="float">
            <text:p>3.557548</text:p>
          </table:table-cell>
          <table:table-cell office:value-type="float" office:value="0.6795028" calcext:value-type="float">
            <text:p>0.6795028</text:p>
          </table:table-cell>
          <table:table-cell office:value-type="float" office:value="0.6712369" calcext:value-type="float">
            <text:p>0.6712369</text:p>
          </table:table-cell>
          <table:table-cell office:value-type="float" office:value="2.501869" calcext:value-type="float">
            <text:p>2.501869</text:p>
          </table:table-cell>
          <table:table-cell office:value-type="float" office:value="3.235615" calcext:value-type="float">
            <text:p>3.235615</text:p>
          </table:table-cell>
          <table:table-cell office:value-type="float" office:value="3.932703" calcext:value-type="float">
            <text:p>3.932703</text:p>
          </table:table-cell>
          <table:table-cell office:value-type="float" office:value="1.942043" calcext:value-type="float">
            <text:p>1.942043</text:p>
          </table:table-cell>
          <table:table-cell office:value-type="float" office:value="0.8131487" calcext:value-type="float">
            <text:p>0.8131487</text:p>
          </table:table-cell>
          <table:table-cell office:value-type="float" office:value="0.419392" calcext:value-type="float">
            <text:p>0.419392</text:p>
          </table:table-cell>
          <table:table-cell office:value-type="float" office:value="0.3817404" calcext:value-type="float">
            <text:p>0.3817404</text:p>
          </table:table-cell>
          <table:table-cell office:value-type="float" office:value="0" calcext:value-type="float">
            <text:p>0</text:p>
          </table:table-cell>
          <table:table-cell office:value-type="float" office:value="381.5499" calcext:value-type="float">
            <text:p>381.5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5" calcext:value-type="float">
            <text:p>-0.70178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13.76155" calcext:value-type="float">
            <text:p>13.76155</text:p>
          </table:table-cell>
          <table:table-cell office:value-type="float" office:value="1073.233" calcext:value-type="float">
            <text:p>1073.23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7904" calcext:value-type="float">
            <text:p>-26.57904</text:p>
          </table:table-cell>
          <table:table-cell office:value-type="float" office:value="0.1014619" calcext:value-type="float">
            <text:p>0.1014619</text:p>
          </table:table-cell>
          <table:table-cell office:value-type="float" office:value="12.2211" calcext:value-type="float">
            <text:p>12.2211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5959" calcext:value-type="float">
            <text:p>1.035959</text:p>
          </table:table-cell>
          <table:table-cell office:value-type="float" office:value="-0.2960435" calcext:value-type="float">
            <text:p>-0.2960435</text:p>
          </table:table-cell>
          <table:table-cell office:value-type="float" office:value="-0.08393208" calcext:value-type="float">
            <text:p>-0.08393208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77918" calcext:value-type="float">
            <text:p>10.77918</text:p>
          </table:table-cell>
          <table:table-cell office:value-type="float" office:value="2.38426" calcext:value-type="float">
            <text:p>2.38426</text:p>
          </table:table-cell>
          <table:table-cell office:value-type="float" office:value="0.07641089" calcext:value-type="float">
            <text:p>0.07641089</text:p>
          </table:table-cell>
          <table:table-cell office:value-type="float" office:value="0.062385" calcext:value-type="float">
            <text:p>0.062385</text:p>
          </table:table-cell>
          <table:table-cell office:value-type="float" office:value="0.0281192" calcext:value-type="float">
            <text:p>0.0281192</text:p>
          </table:table-cell>
          <table:table-cell office:value-type="float" office:value="0.03093788" calcext:value-type="float">
            <text:p>0.03093788</text:p>
          </table:table-cell>
          <table:table-cell office:value-type="float" office:value="0.01359413" calcext:value-type="float">
            <text:p>0.01359413</text:p>
          </table:table-cell>
          <table:table-cell office:value-type="float" office:value="0.01031759" calcext:value-type="float">
            <text:p>0.01031759</text:p>
          </table:table-cell>
          <table:table-cell office:value-type="float" office:value="0.02166705" calcext:value-type="float">
            <text:p>0.02166705</text:p>
          </table:table-cell>
          <table:table-cell office:value-type="float" office:value="0.01985146" calcext:value-type="float">
            <text:p>0.01985146</text:p>
          </table:table-cell>
          <table:table-cell office:value-type="float" office:value="0.01898635" calcext:value-type="float">
            <text:p>0.01898635</text:p>
          </table:table-cell>
          <table:table-cell office:value-type="float" office:value="0.01917869" calcext:value-type="float">
            <text:p>0.01917869</text:p>
          </table:table-cell>
          <table:table-cell office:value-type="float" office:value="0.02276915" calcext:value-type="float">
            <text:p>0.02276915</text:p>
          </table:table-cell>
          <table:table-cell office:value-type="float" office:value="0.005544195" calcext:value-type="float">
            <text:p>0.005544195</text:p>
          </table:table-cell>
          <table:table-cell office:value-type="float" office:value="0.003420935" calcext:value-type="float">
            <text:p>0.003420935</text:p>
          </table:table-cell>
          <table:table-cell office:value-type="float" office:value="0" calcext:value-type="float">
            <text:p>0</text:p>
          </table:table-cell>
          <table:table-cell office:value-type="float" office:value="34.99084" calcext:value-type="float">
            <text:p>34.99084</text:p>
          </table:table-cell>
          <table:table-cell office:value-type="float" office:value="55.40853" calcext:value-type="float">
            <text:p>55.40853</text:p>
          </table:table-cell>
          <table:table-cell office:value-type="float" office:value="46.53789" calcext:value-type="float">
            <text:p>46.53789</text:p>
          </table:table-cell>
          <table:table-cell office:value-type="float" office:value="10.39987" calcext:value-type="float">
            <text:p>10.39987</text:p>
          </table:table-cell>
          <table:table-cell office:value-type="float" office:value="3.743805" calcext:value-type="float">
            <text:p>3.743805</text:p>
          </table:table-cell>
          <table:table-cell office:value-type="float" office:value="0.7091826" calcext:value-type="float">
            <text:p>0.7091826</text:p>
          </table:table-cell>
          <table:table-cell office:value-type="float" office:value="0.6962496" calcext:value-type="float">
            <text:p>0.6962496</text:p>
          </table:table-cell>
          <table:table-cell office:value-type="float" office:value="2.518737" calcext:value-type="float">
            <text:p>2.518737</text:p>
          </table:table-cell>
          <table:table-cell office:value-type="float" office:value="3.247059" calcext:value-type="float">
            <text:p>3.247059</text:p>
          </table:table-cell>
          <table:table-cell office:value-type="float" office:value="3.936882" calcext:value-type="float">
            <text:p>3.936882</text:p>
          </table:table-cell>
          <table:table-cell office:value-type="float" office:value="1.943897" calcext:value-type="float">
            <text:p>1.943897</text:p>
          </table:table-cell>
          <table:table-cell office:value-type="float" office:value="0.8161782" calcext:value-type="float">
            <text:p>0.8161782</text:p>
          </table:table-cell>
          <table:table-cell office:value-type="float" office:value="0.4182003" calcext:value-type="float">
            <text:p>0.4182003</text:p>
          </table:table-cell>
          <table:table-cell office:value-type="float" office:value="0.3825709" calcext:value-type="float">
            <text:p>0.3825709</text:p>
          </table:table-cell>
          <table:table-cell office:value-type="float" office:value="0" calcext:value-type="float">
            <text:p>0</text:p>
          </table:table-cell>
          <table:table-cell office:value-type="float" office:value="380.3782" calcext:value-type="float">
            <text:p>380.3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5" calcext:value-type="float">
            <text:p>-0.70178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13.77325" calcext:value-type="float">
            <text:p>13.77325</text:p>
          </table:table-cell>
          <table:table-cell office:value-type="float" office:value="1073.197" calcext:value-type="float">
            <text:p>1073.19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1444" calcext:value-type="float">
            <text:p>-26.51444</text:p>
          </table:table-cell>
          <table:table-cell office:value-type="float" office:value="0.1069954" calcext:value-type="float">
            <text:p>0.1069954</text:p>
          </table:table-cell>
          <table:table-cell office:value-type="float" office:value="12.29804" calcext:value-type="float">
            <text:p>12.29804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5959" calcext:value-type="float">
            <text:p>1.035959</text:p>
          </table:table-cell>
          <table:table-cell office:value-type="float" office:value="-0.2960976" calcext:value-type="float">
            <text:p>-0.2960976</text:p>
          </table:table-cell>
          <table:table-cell office:value-type="float" office:value="-0.08390918" calcext:value-type="float">
            <text:p>-0.08390918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73083" calcext:value-type="float">
            <text:p>10.73083</text:p>
          </table:table-cell>
          <table:table-cell office:value-type="float" office:value="2.874787" calcext:value-type="float">
            <text:p>2.874787</text:p>
          </table:table-cell>
          <table:table-cell office:value-type="float" office:value="0.08004068" calcext:value-type="float">
            <text:p>0.08004068</text:p>
          </table:table-cell>
          <table:table-cell office:value-type="float" office:value="0.06547558" calcext:value-type="float">
            <text:p>0.06547558</text:p>
          </table:table-cell>
          <table:table-cell office:value-type="float" office:value="0.02851486" calcext:value-type="float">
            <text:p>0.02851486</text:p>
          </table:table-cell>
          <table:table-cell office:value-type="float" office:value="0.03110343" calcext:value-type="float">
            <text:p>0.03110343</text:p>
          </table:table-cell>
          <table:table-cell office:value-type="float" office:value="0.01362877" calcext:value-type="float">
            <text:p>0.01362877</text:p>
          </table:table-cell>
          <table:table-cell office:value-type="float" office:value="0.01023907" calcext:value-type="float">
            <text:p>0.01023907</text:p>
          </table:table-cell>
          <table:table-cell office:value-type="float" office:value="0.02156965" calcext:value-type="float">
            <text:p>0.02156965</text:p>
          </table:table-cell>
          <table:table-cell office:value-type="float" office:value="0.01976861" calcext:value-type="float">
            <text:p>0.01976861</text:p>
          </table:table-cell>
          <table:table-cell office:value-type="float" office:value="0.0189417" calcext:value-type="float">
            <text:p>0.0189417</text:p>
          </table:table-cell>
          <table:table-cell office:value-type="float" office:value="0.01911399" calcext:value-type="float">
            <text:p>0.01911399</text:p>
          </table:table-cell>
          <table:table-cell office:value-type="float" office:value="0.02266925" calcext:value-type="float">
            <text:p>0.02266925</text:p>
          </table:table-cell>
          <table:table-cell office:value-type="float" office:value="0.005536441" calcext:value-type="float">
            <text:p>0.005536441</text:p>
          </table:table-cell>
          <table:table-cell office:value-type="float" office:value="0.003419533" calcext:value-type="float">
            <text:p>0.003419533</text:p>
          </table:table-cell>
          <table:table-cell office:value-type="float" office:value="0" calcext:value-type="float">
            <text:p>0</text:p>
          </table:table-cell>
          <table:table-cell office:value-type="float" office:value="34.38463" calcext:value-type="float">
            <text:p>34.38463</text:p>
          </table:table-cell>
          <table:table-cell office:value-type="float" office:value="56.09389" calcext:value-type="float">
            <text:p>56.09389</text:p>
          </table:table-cell>
          <table:table-cell office:value-type="float" office:value="46.78099" calcext:value-type="float">
            <text:p>46.78099</text:p>
          </table:table-cell>
          <table:table-cell office:value-type="float" office:value="10.69359" calcext:value-type="float">
            <text:p>10.69359</text:p>
          </table:table-cell>
          <table:table-cell office:value-type="float" office:value="3.938843" calcext:value-type="float">
            <text:p>3.938843</text:p>
          </table:table-cell>
          <table:table-cell office:value-type="float" office:value="0.7408185" calcext:value-type="float">
            <text:p>0.7408185</text:p>
          </table:table-cell>
          <table:table-cell office:value-type="float" office:value="0.7227867" calcext:value-type="float">
            <text:p>0.7227867</text:p>
          </table:table-cell>
          <table:table-cell office:value-type="float" office:value="2.535644" calcext:value-type="float">
            <text:p>2.535644</text:p>
          </table:table-cell>
          <table:table-cell office:value-type="float" office:value="3.258774" calcext:value-type="float">
            <text:p>3.258774</text:p>
          </table:table-cell>
          <table:table-cell office:value-type="float" office:value="3.94086" calcext:value-type="float">
            <text:p>3.94086</text:p>
          </table:table-cell>
          <table:table-cell office:value-type="float" office:value="1.945651" calcext:value-type="float">
            <text:p>1.945651</text:p>
          </table:table-cell>
          <table:table-cell office:value-type="float" office:value="0.8192642" calcext:value-type="float">
            <text:p>0.8192642</text:p>
          </table:table-cell>
          <table:table-cell office:value-type="float" office:value="0.4176611" calcext:value-type="float">
            <text:p>0.4176611</text:p>
          </table:table-cell>
          <table:table-cell office:value-type="float" office:value="0.3825929" calcext:value-type="float">
            <text:p>0.3825929</text:p>
          </table:table-cell>
          <table:table-cell office:value-type="float" office:value="0" calcext:value-type="float">
            <text:p>0</text:p>
          </table:table-cell>
          <table:table-cell office:value-type="float" office:value="358.2429" calcext:value-type="float">
            <text:p>358.2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7" calcext:value-type="float">
            <text:p>-0.70178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13.79571" calcext:value-type="float">
            <text:p>13.79571</text:p>
          </table:table-cell>
          <table:table-cell office:value-type="float" office:value="1073.159" calcext:value-type="float">
            <text:p>1073.15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4105" calcext:value-type="float">
            <text:p>-26.44105</text:p>
          </table:table-cell>
          <table:table-cell office:value-type="float" office:value="0.111207" calcext:value-type="float">
            <text:p>0.111207</text:p>
          </table:table-cell>
          <table:table-cell office:value-type="float" office:value="12.37505" calcext:value-type="float">
            <text:p>12.37505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5959" calcext:value-type="float">
            <text:p>1.035959</text:p>
          </table:table-cell>
          <table:table-cell office:value-type="float" office:value="-0.2961477" calcext:value-type="float">
            <text:p>-0.2961477</text:p>
          </table:table-cell>
          <table:table-cell office:value-type="float" office:value="-0.08388654" calcext:value-type="float">
            <text:p>-0.08388654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68491" calcext:value-type="float">
            <text:p>10.68491</text:p>
          </table:table-cell>
          <table:table-cell office:value-type="float" office:value="3.258239" calcext:value-type="float">
            <text:p>3.258239</text:p>
          </table:table-cell>
          <table:table-cell office:value-type="float" office:value="0.08120229" calcext:value-type="float">
            <text:p>0.08120229</text:p>
          </table:table-cell>
          <table:table-cell office:value-type="float" office:value="0.06668743" calcext:value-type="float">
            <text:p>0.06668743</text:p>
          </table:table-cell>
          <table:table-cell office:value-type="float" office:value="0.02877451" calcext:value-type="float">
            <text:p>0.02877451</text:p>
          </table:table-cell>
          <table:table-cell office:value-type="float" office:value="0.03110634" calcext:value-type="float">
            <text:p>0.03110634</text:p>
          </table:table-cell>
          <table:table-cell office:value-type="float" office:value="0.01367464" calcext:value-type="float">
            <text:p>0.01367464</text:p>
          </table:table-cell>
          <table:table-cell office:value-type="float" office:value="0.01018917" calcext:value-type="float">
            <text:p>0.01018917</text:p>
          </table:table-cell>
          <table:table-cell office:value-type="float" office:value="0.02147718" calcext:value-type="float">
            <text:p>0.02147718</text:p>
          </table:table-cell>
          <table:table-cell office:value-type="float" office:value="0.01968758" calcext:value-type="float">
            <text:p>0.01968758</text:p>
          </table:table-cell>
          <table:table-cell office:value-type="float" office:value="0.01890031" calcext:value-type="float">
            <text:p>0.01890031</text:p>
          </table:table-cell>
          <table:table-cell office:value-type="float" office:value="0.01905336" calcext:value-type="float">
            <text:p>0.01905336</text:p>
          </table:table-cell>
          <table:table-cell office:value-type="float" office:value="0.02257537" calcext:value-type="float">
            <text:p>0.02257537</text:p>
          </table:table-cell>
          <table:table-cell office:value-type="float" office:value="0.005528677" calcext:value-type="float">
            <text:p>0.005528677</text:p>
          </table:table-cell>
          <table:table-cell office:value-type="float" office:value="0.003418129" calcext:value-type="float">
            <text:p>0.003418129</text:p>
          </table:table-cell>
          <table:table-cell office:value-type="float" office:value="0" calcext:value-type="float">
            <text:p>0</text:p>
          </table:table-cell>
          <table:table-cell office:value-type="float" office:value="33.71775" calcext:value-type="float">
            <text:p>33.71775</text:p>
          </table:table-cell>
          <table:table-cell office:value-type="float" office:value="56.75433" calcext:value-type="float">
            <text:p>56.75433</text:p>
          </table:table-cell>
          <table:table-cell office:value-type="float" office:value="47.03162" calcext:value-type="float">
            <text:p>47.03162</text:p>
          </table:table-cell>
          <table:table-cell office:value-type="float" office:value="10.98672" calcext:value-type="float">
            <text:p>10.98672</text:p>
          </table:table-cell>
          <table:table-cell office:value-type="float" office:value="4.135326" calcext:value-type="float">
            <text:p>4.135326</text:p>
          </table:table-cell>
          <table:table-cell office:value-type="float" office:value="0.7734232" calcext:value-type="float">
            <text:p>0.7734232</text:p>
          </table:table-cell>
          <table:table-cell office:value-type="float" office:value="0.750416" calcext:value-type="float">
            <text:p>0.750416</text:p>
          </table:table-cell>
          <table:table-cell office:value-type="float" office:value="2.552994" calcext:value-type="float">
            <text:p>2.552994</text:p>
          </table:table-cell>
          <table:table-cell office:value-type="float" office:value="3.270602" calcext:value-type="float">
            <text:p>3.270602</text:p>
          </table:table-cell>
          <table:table-cell office:value-type="float" office:value="3.944729" calcext:value-type="float">
            <text:p>3.944729</text:p>
          </table:table-cell>
          <table:table-cell office:value-type="float" office:value="1.947416" calcext:value-type="float">
            <text:p>1.947416</text:p>
          </table:table-cell>
          <table:table-cell office:value-type="float" office:value="0.822282" calcext:value-type="float">
            <text:p>0.822282</text:p>
          </table:table-cell>
          <table:table-cell office:value-type="float" office:value="0.417126" calcext:value-type="float">
            <text:p>0.417126</text:p>
          </table:table-cell>
          <table:table-cell office:value-type="float" office:value="0.3826149" calcext:value-type="float">
            <text:p>0.3826149</text:p>
          </table:table-cell>
          <table:table-cell office:value-type="float" office:value="0" calcext:value-type="float">
            <text:p>0</text:p>
          </table:table-cell>
          <table:table-cell office:value-type="float" office:value="334.3214" calcext:value-type="float">
            <text:p>334.3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9" calcext:value-type="float">
            <text:p>-0.70178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073.121" calcext:value-type="float">
            <text:p>1073.12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9916" calcext:value-type="float">
            <text:p>-26.39916</text:p>
          </table:table-cell>
          <table:table-cell office:value-type="float" office:value="0.1140654" calcext:value-type="float">
            <text:p>0.1140654</text:p>
          </table:table-cell>
          <table:table-cell office:value-type="float" office:value="12.45003" calcext:value-type="float">
            <text:p>12.45003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5959" calcext:value-type="float">
            <text:p>1.035959</text:p>
          </table:table-cell>
          <table:table-cell office:value-type="float" office:value="-0.2961965" calcext:value-type="float">
            <text:p>-0.2961965</text:p>
          </table:table-cell>
          <table:table-cell office:value-type="float" office:value="-0.08386466" calcext:value-type="float">
            <text:p>-0.08386466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64459" calcext:value-type="float">
            <text:p>10.64459</text:p>
          </table:table-cell>
          <table:table-cell office:value-type="float" office:value="3.527141" calcext:value-type="float">
            <text:p>3.527141</text:p>
          </table:table-cell>
          <table:table-cell office:value-type="float" office:value="0.08146631" calcext:value-type="float">
            <text:p>0.08146631</text:p>
          </table:table-cell>
          <table:table-cell office:value-type="float" office:value="0.06669247" calcext:value-type="float">
            <text:p>0.06669247</text:p>
          </table:table-cell>
          <table:table-cell office:value-type="float" office:value="0.02871914" calcext:value-type="float">
            <text:p>0.02871914</text:p>
          </table:table-cell>
          <table:table-cell office:value-type="float" office:value="0.03075147" calcext:value-type="float">
            <text:p>0.03075147</text:p>
          </table:table-cell>
          <table:table-cell office:value-type="float" office:value="0.01369442" calcext:value-type="float">
            <text:p>0.01369442</text:p>
          </table:table-cell>
          <table:table-cell office:value-type="float" office:value="0.01016413" calcext:value-type="float">
            <text:p>0.01016413</text:p>
          </table:table-cell>
          <table:table-cell office:value-type="float" office:value="0.02139164" calcext:value-type="float">
            <text:p>0.02139164</text:p>
          </table:table-cell>
          <table:table-cell office:value-type="float" office:value="0.01960875" calcext:value-type="float">
            <text:p>0.01960875</text:p>
          </table:table-cell>
          <table:table-cell office:value-type="float" office:value="0.01886166" calcext:value-type="float">
            <text:p>0.01886166</text:p>
          </table:table-cell>
          <table:table-cell office:value-type="float" office:value="0.018996" calcext:value-type="float">
            <text:p>0.018996</text:p>
          </table:table-cell>
          <table:table-cell office:value-type="float" office:value="0.02248705" calcext:value-type="float">
            <text:p>0.02248705</text:p>
          </table:table-cell>
          <table:table-cell office:value-type="float" office:value="0.005520989" calcext:value-type="float">
            <text:p>0.005520989</text:p>
          </table:table-cell>
          <table:table-cell office:value-type="float" office:value="0.003416724" calcext:value-type="float">
            <text:p>0.003416724</text:p>
          </table:table-cell>
          <table:table-cell office:value-type="float" office:value="0" calcext:value-type="float">
            <text:p>0</text:p>
          </table:table-cell>
          <table:table-cell office:value-type="float" office:value="33.21087" calcext:value-type="float">
            <text:p>33.21087</text:p>
          </table:table-cell>
          <table:table-cell office:value-type="float" office:value="57.33004" calcext:value-type="float">
            <text:p>57.33004</text:p>
          </table:table-cell>
          <table:table-cell office:value-type="float" office:value="47.27478" calcext:value-type="float">
            <text:p>47.27478</text:p>
          </table:table-cell>
          <table:table-cell office:value-type="float" office:value="11.27629" calcext:value-type="float">
            <text:p>11.27629</text:p>
          </table:table-cell>
          <table:table-cell office:value-type="float" office:value="4.329698" calcext:value-type="float">
            <text:p>4.329698</text:p>
          </table:table-cell>
          <table:table-cell office:value-type="float" office:value="0.806249" calcext:value-type="float">
            <text:p>0.806249</text:p>
          </table:table-cell>
          <table:table-cell office:value-type="float" office:value="0.7784637" calcext:value-type="float">
            <text:p>0.7784637</text:p>
          </table:table-cell>
          <table:table-cell office:value-type="float" office:value="2.570357" calcext:value-type="float">
            <text:p>2.570357</text:p>
          </table:table-cell>
          <table:table-cell office:value-type="float" office:value="3.28228" calcext:value-type="float">
            <text:p>3.28228</text:p>
          </table:table-cell>
          <table:table-cell office:value-type="float" office:value="3.94894" calcext:value-type="float">
            <text:p>3.94894</text:p>
          </table:table-cell>
          <table:table-cell office:value-type="float" office:value="1.949157" calcext:value-type="float">
            <text:p>1.949157</text:p>
          </table:table-cell>
          <table:table-cell office:value-type="float" office:value="0.825204" calcext:value-type="float">
            <text:p>0.825204</text:p>
          </table:table-cell>
          <table:table-cell office:value-type="float" office:value="0.4166533" calcext:value-type="float">
            <text:p>0.4166533</text:p>
          </table:table-cell>
          <table:table-cell office:value-type="float" office:value="0.382637" calcext:value-type="float">
            <text:p>0.382637</text:p>
          </table:table-cell>
          <table:table-cell office:value-type="float" office:value="0" calcext:value-type="float">
            <text:p>0</text:p>
          </table:table-cell>
          <table:table-cell office:value-type="float" office:value="328.588" calcext:value-type="float">
            <text:p>328.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9" calcext:value-type="float">
            <text:p>-0.70178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3.77494" calcext:value-type="float">
            <text:p>13.77494</text:p>
          </table:table-cell>
          <table:table-cell office:value-type="float" office:value="1073.084" calcext:value-type="float">
            <text:p>1073.08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6825" calcext:value-type="float">
            <text:p>-26.36825</text:p>
          </table:table-cell>
          <table:table-cell office:value-type="float" office:value="0.115928" calcext:value-type="float">
            <text:p>0.115928</text:p>
          </table:table-cell>
          <table:table-cell office:value-type="float" office:value="12.525" calcext:value-type="float">
            <text:p>12.525</text:p>
          </table:table-cell>
          <table:table-cell office:value-type="float" office:value="0.1207333" calcext:value-type="float">
            <text:p>0.1207333</text:p>
          </table:table-cell>
          <table:table-cell office:value-type="float" office:value="0.00509347" calcext:value-type="float">
            <text:p>0.00509347</text:p>
          </table:table-cell>
          <table:table-cell office:value-type="float" office:value="0.1806236" calcext:value-type="float">
            <text:p>0.1806236</text:p>
          </table:table-cell>
          <table:table-cell office:value-type="float" office:value="1.03535" calcext:value-type="float">
            <text:p>1.03535</text:p>
          </table:table-cell>
          <table:table-cell office:value-type="float" office:value="-0.2962373" calcext:value-type="float">
            <text:p>-0.2962373</text:p>
          </table:table-cell>
          <table:table-cell office:value-type="float" office:value="-0.08384261" calcext:value-type="float">
            <text:p>-0.08384261</text:p>
          </table:table-cell>
          <table:table-cell office:value-type="float" office:value="0.000004600083" calcext:value-type="float">
            <text:p>4.600083E-06</text:p>
          </table:table-cell>
          <table:table-cell office:value-type="float" office:value="10.60946" calcext:value-type="float">
            <text:p>10.60946</text:p>
          </table:table-cell>
          <table:table-cell office:value-type="float" office:value="3.721764" calcext:value-type="float">
            <text:p>3.721764</text:p>
          </table:table-cell>
          <table:table-cell office:value-type="float" office:value="0.07875381" calcext:value-type="float">
            <text:p>0.07875381</text:p>
          </table:table-cell>
          <table:table-cell office:value-type="float" office:value="0.06537304" calcext:value-type="float">
            <text:p>0.06537304</text:p>
          </table:table-cell>
          <table:table-cell office:value-type="float" office:value="0.02834235" calcext:value-type="float">
            <text:p>0.02834235</text:p>
          </table:table-cell>
          <table:table-cell office:value-type="float" office:value="0.03004769" calcext:value-type="float">
            <text:p>0.03004769</text:p>
          </table:table-cell>
          <table:table-cell office:value-type="float" office:value="0.01367136" calcext:value-type="float">
            <text:p>0.01367136</text:p>
          </table:table-cell>
          <table:table-cell office:value-type="float" office:value="0.01014264" calcext:value-type="float">
            <text:p>0.01014264</text:p>
          </table:table-cell>
          <table:table-cell office:value-type="float" office:value="0.02130934" calcext:value-type="float">
            <text:p>0.02130934</text:p>
          </table:table-cell>
          <table:table-cell office:value-type="float" office:value="0.01953253" calcext:value-type="float">
            <text:p>0.01953253</text:p>
          </table:table-cell>
          <table:table-cell office:value-type="float" office:value="0.01882529" calcext:value-type="float">
            <text:p>0.01882529</text:p>
          </table:table-cell>
          <table:table-cell office:value-type="float" office:value="0.01894133" calcext:value-type="float">
            <text:p>0.01894133</text:p>
          </table:table-cell>
          <table:table-cell office:value-type="float" office:value="0.02240373" calcext:value-type="float">
            <text:p>0.02240373</text:p>
          </table:table-cell>
          <table:table-cell office:value-type="float" office:value="0.005517389" calcext:value-type="float">
            <text:p>0.005517389</text:p>
          </table:table-cell>
          <table:table-cell office:value-type="float" office:value="0.0034113" calcext:value-type="float">
            <text:p>0.0034113</text:p>
          </table:table-cell>
          <table:table-cell office:value-type="float" office:value="0" calcext:value-type="float">
            <text:p>0</text:p>
          </table:table-cell>
          <table:table-cell office:value-type="float" office:value="33.08661" calcext:value-type="float">
            <text:p>33.08661</text:p>
          </table:table-cell>
          <table:table-cell office:value-type="float" office:value="57.78903" calcext:value-type="float">
            <text:p>57.78903</text:p>
          </table:table-cell>
          <table:table-cell office:value-type="float" office:value="47.51917" calcext:value-type="float">
            <text:p>47.51917</text:p>
          </table:table-cell>
          <table:table-cell office:value-type="float" office:value="11.56577" calcext:value-type="float">
            <text:p>11.56577</text:p>
          </table:table-cell>
          <table:table-cell office:value-type="float" office:value="4.523997" calcext:value-type="float">
            <text:p>4.523997</text:p>
          </table:table-cell>
          <table:table-cell office:value-type="float" office:value="0.8393891" calcext:value-type="float">
            <text:p>0.8393891</text:p>
          </table:table-cell>
          <table:table-cell office:value-type="float" office:value="0.806972" calcext:value-type="float">
            <text:p>0.806972</text:p>
          </table:table-cell>
          <table:table-cell office:value-type="float" office:value="2.587532" calcext:value-type="float">
            <text:p>2.587532</text:p>
          </table:table-cell>
          <table:table-cell office:value-type="float" office:value="3.294042" calcext:value-type="float">
            <text:p>3.294042</text:p>
          </table:table-cell>
          <table:table-cell office:value-type="float" office:value="3.953353" calcext:value-type="float">
            <text:p>3.953353</text:p>
          </table:table-cell>
          <table:table-cell office:value-type="float" office:value="1.950838" calcext:value-type="float">
            <text:p>1.950838</text:p>
          </table:table-cell>
          <table:table-cell office:value-type="float" office:value="0.828118" calcext:value-type="float">
            <text:p>0.828118</text:p>
          </table:table-cell>
          <table:table-cell office:value-type="float" office:value="0.4188327" calcext:value-type="float">
            <text:p>0.4188327</text:p>
          </table:table-cell>
          <table:table-cell office:value-type="float" office:value="0.3810747" calcext:value-type="float">
            <text:p>0.3810747</text:p>
          </table:table-cell>
          <table:table-cell office:value-type="float" office:value="0" calcext:value-type="float">
            <text:p>0</text:p>
          </table:table-cell>
          <table:table-cell office:value-type="float" office:value="327.1191" calcext:value-type="float">
            <text:p>327.1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7819" calcext:value-type="float">
            <text:p>-0.70178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13.74608" calcext:value-type="float">
            <text:p>13.74608</text:p>
          </table:table-cell>
          <table:table-cell office:value-type="float" office:value="1073.05" calcext:value-type="float">
            <text:p>1073.0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5356" calcext:value-type="float">
            <text:p>-26.35356</text:p>
          </table:table-cell>
          <table:table-cell office:value-type="float" office:value="0.09345439" calcext:value-type="float">
            <text:p>0.09345439</text:p>
          </table:table-cell>
          <table:table-cell office:value-type="float" office:value="12.63467" calcext:value-type="float">
            <text:p>12.63467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6118" calcext:value-type="float">
            <text:p>1.036118</text:p>
          </table:table-cell>
          <table:table-cell office:value-type="float" office:value="-0.296327" calcext:value-type="float">
            <text:p>-0.296327</text:p>
          </table:table-cell>
          <table:table-cell office:value-type="float" office:value="-0.08384383" calcext:value-type="float">
            <text:p>-0.08384383</text:p>
          </table:table-cell>
          <table:table-cell office:value-type="float" office:value="0.000004605825" calcext:value-type="float">
            <text:p>4.605825E-06</text:p>
          </table:table-cell>
          <table:table-cell office:value-type="float" office:value="10.62237" calcext:value-type="float">
            <text:p>10.62237</text:p>
          </table:table-cell>
          <table:table-cell office:value-type="float" office:value="1.968104" calcext:value-type="float">
            <text:p>1.968104</text:p>
          </table:table-cell>
          <table:table-cell office:value-type="float" office:value="0.1129652" calcext:value-type="float">
            <text:p>0.1129652</text:p>
          </table:table-cell>
          <table:table-cell office:value-type="float" office:value="0.07213963" calcext:value-type="float">
            <text:p>0.07213963</text:p>
          </table:table-cell>
          <table:table-cell office:value-type="float" office:value="0.02500957" calcext:value-type="float">
            <text:p>0.02500957</text:p>
          </table:table-cell>
          <table:table-cell office:value-type="float" office:value="0.02767109" calcext:value-type="float">
            <text:p>0.02767109</text:p>
          </table:table-cell>
          <table:table-cell office:value-type="float" office:value="0.0131068" calcext:value-type="float">
            <text:p>0.0131068</text:p>
          </table:table-cell>
          <table:table-cell office:value-type="float" office:value="0.01016379" calcext:value-type="float">
            <text:p>0.01016379</text:p>
          </table:table-cell>
          <table:table-cell office:value-type="float" office:value="0.02117982" calcext:value-type="float">
            <text:p>0.02117982</text:p>
          </table:table-cell>
          <table:table-cell office:value-type="float" office:value="0.01945927" calcext:value-type="float">
            <text:p>0.01945927</text:p>
          </table:table-cell>
          <table:table-cell office:value-type="float" office:value="0.01879157" calcext:value-type="float">
            <text:p>0.01879157</text:p>
          </table:table-cell>
          <table:table-cell office:value-type="float" office:value="0.01889137" calcext:value-type="float">
            <text:p>0.01889137</text:p>
          </table:table-cell>
          <table:table-cell office:value-type="float" office:value="0.02232571" calcext:value-type="float">
            <text:p>0.02232571</text:p>
          </table:table-cell>
          <table:table-cell office:value-type="float" office:value="0.005508593" calcext:value-type="float">
            <text:p>0.005508593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" calcext:value-type="float">
            <text:p>0</text:p>
          </table:table-cell>
          <table:table-cell office:value-type="float" office:value="9.615531" calcext:value-type="float">
            <text:p>9.615531</text:p>
          </table:table-cell>
          <table:table-cell office:value-type="float" office:value="35.0168" calcext:value-type="float">
            <text:p>35.0168</text:p>
          </table:table-cell>
          <table:table-cell office:value-type="float" office:value="71.57624" calcext:value-type="float">
            <text:p>71.57624</text:p>
          </table:table-cell>
          <table:table-cell office:value-type="float" office:value="11.96668" calcext:value-type="float">
            <text:p>11.96668</text:p>
          </table:table-cell>
          <table:table-cell office:value-type="float" office:value="4.790258" calcext:value-type="float">
            <text:p>4.790258</text:p>
          </table:table-cell>
          <table:table-cell office:value-type="float" office:value="0.8715691" calcext:value-type="float">
            <text:p>0.8715691</text:p>
          </table:table-cell>
          <table:table-cell office:value-type="float" office:value="0.8385624" calcext:value-type="float">
            <text:p>0.8385624</text:p>
          </table:table-cell>
          <table:table-cell office:value-type="float" office:value="2.606488" calcext:value-type="float">
            <text:p>2.606488</text:p>
          </table:table-cell>
          <table:table-cell office:value-type="float" office:value="3.305832" calcext:value-type="float">
            <text:p>3.305832</text:p>
          </table:table-cell>
          <table:table-cell office:value-type="float" office:value="3.957464" calcext:value-type="float">
            <text:p>3.957464</text:p>
          </table:table-cell>
          <table:table-cell office:value-type="float" office:value="1.952968" calcext:value-type="float">
            <text:p>1.952968</text:p>
          </table:table-cell>
          <table:table-cell office:value-type="float" office:value="0.8309886" calcext:value-type="float">
            <text:p>0.8309886</text:p>
          </table:table-cell>
          <table:table-cell office:value-type="float" office:value="0.417914" calcext:value-type="float">
            <text:p>0.417914</text:p>
          </table:table-cell>
          <table:table-cell office:value-type="float" office:value="0.3823699" calcext:value-type="float">
            <text:p>0.3823699</text:p>
          </table:table-cell>
          <table:table-cell office:value-type="float" office:value="0" calcext:value-type="float">
            <text:p>0</text:p>
          </table:table-cell>
          <table:table-cell office:value-type="float" office:value="176.5716" calcext:value-type="float">
            <text:p>176.5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18362" calcext:value-type="float">
            <text:p>-0.70183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3.72212" calcext:value-type="float">
            <text:p>13.72212</text:p>
          </table:table-cell>
          <table:table-cell office:value-type="float" office:value="1073.028" calcext:value-type="float">
            <text:p>1073.02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3648" calcext:value-type="float">
            <text:p>-26.33648</text:p>
          </table:table-cell>
          <table:table-cell office:value-type="float" office:value="0.08601114" calcext:value-type="float">
            <text:p>0.08601114</text:p>
          </table:table-cell>
          <table:table-cell office:value-type="float" office:value="12.6916" calcext:value-type="float">
            <text:p>12.6916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6118" calcext:value-type="float">
            <text:p>1.036118</text:p>
          </table:table-cell>
          <table:table-cell office:value-type="float" office:value="-0.2964987" calcext:value-type="float">
            <text:p>-0.2964987</text:p>
          </table:table-cell>
          <table:table-cell office:value-type="float" office:value="-0.08383746" calcext:value-type="float">
            <text:p>-0.08383746</text:p>
          </table:table-cell>
          <table:table-cell office:value-type="float" office:value="0.000004605825" calcext:value-type="float">
            <text:p>4.605825E-06</text:p>
          </table:table-cell>
          <table:table-cell office:value-type="float" office:value="10.6487" calcext:value-type="float">
            <text:p>10.6487</text:p>
          </table:table-cell>
          <table:table-cell office:value-type="float" office:value="1.232166" calcext:value-type="float">
            <text:p>1.232166</text:p>
          </table:table-cell>
          <table:table-cell office:value-type="float" office:value="0.09303737" calcext:value-type="float">
            <text:p>0.09303737</text:p>
          </table:table-cell>
          <table:table-cell office:value-type="float" office:value="0.1028004" calcext:value-type="float">
            <text:p>0.1028004</text:p>
          </table:table-cell>
          <table:table-cell office:value-type="float" office:value="0.02305652" calcext:value-type="float">
            <text:p>0.02305652</text:p>
          </table:table-cell>
          <table:table-cell office:value-type="float" office:value="0.02562775" calcext:value-type="float">
            <text:p>0.02562775</text:p>
          </table:table-cell>
          <table:table-cell office:value-type="float" office:value="0.01265918" calcext:value-type="float">
            <text:p>0.01265918</text:p>
          </table:table-cell>
          <table:table-cell office:value-type="float" office:value="0.009993856" calcext:value-type="float">
            <text:p>0.009993856</text:p>
          </table:table-cell>
          <table:table-cell office:value-type="float" office:value="0.02101114" calcext:value-type="float">
            <text:p>0.02101114</text:p>
          </table:table-cell>
          <table:table-cell office:value-type="float" office:value="0.01938074" calcext:value-type="float">
            <text:p>0.01938074</text:p>
          </table:table-cell>
          <table:table-cell office:value-type="float" office:value="0.01876213" calcext:value-type="float">
            <text:p>0.01876213</text:p>
          </table:table-cell>
          <table:table-cell office:value-type="float" office:value="0.01884458" calcext:value-type="float">
            <text:p>0.01884458</text:p>
          </table:table-cell>
          <table:table-cell office:value-type="float" office:value="0.02225356" calcext:value-type="float">
            <text:p>0.02225356</text:p>
          </table:table-cell>
          <table:table-cell office:value-type="float" office:value="0.005500244" calcext:value-type="float">
            <text:p>0.005500244</text:p>
          </table:table-cell>
          <table:table-cell office:value-type="float" office:value="0.00341042" calcext:value-type="float">
            <text:p>0.00341042</text:p>
          </table:table-cell>
          <table:table-cell office:value-type="float" office:value="0" calcext:value-type="float">
            <text:p>0</text:p>
          </table:table-cell>
          <table:table-cell office:value-type="float" office:value="22.16108" calcext:value-type="float">
            <text:p>22.16108</text:p>
          </table:table-cell>
          <table:table-cell office:value-type="float" office:value="36.59724" calcext:value-type="float">
            <text:p>36.59724</text:p>
          </table:table-cell>
          <table:table-cell office:value-type="float" office:value="66.65267" calcext:value-type="float">
            <text:p>66.65267</text:p>
          </table:table-cell>
          <table:table-cell office:value-type="float" office:value="13.46679" calcext:value-type="float">
            <text:p>13.46679</text:p>
          </table:table-cell>
          <table:table-cell office:value-type="float" office:value="5.132822" calcext:value-type="float">
            <text:p>5.132822</text:p>
          </table:table-cell>
          <table:table-cell office:value-type="float" office:value="0.9001079" calcext:value-type="float">
            <text:p>0.9001079</text:p>
          </table:table-cell>
          <table:table-cell office:value-type="float" office:value="0.8543303" calcext:value-type="float">
            <text:p>0.8543303</text:p>
          </table:table-cell>
          <table:table-cell office:value-type="float" office:value="2.625162" calcext:value-type="float">
            <text:p>2.625162</text:p>
          </table:table-cell>
          <table:table-cell office:value-type="float" office:value="3.317636" calcext:value-type="float">
            <text:p>3.317636</text:p>
          </table:table-cell>
          <table:table-cell office:value-type="float" office:value="3.961801" calcext:value-type="float">
            <text:p>3.961801</text:p>
          </table:table-cell>
          <table:table-cell office:value-type="float" office:value="1.954709" calcext:value-type="float">
            <text:p>1.954709</text:p>
          </table:table-cell>
          <table:table-cell office:value-type="float" office:value="0.8338241" calcext:value-type="float">
            <text:p>0.8338241</text:p>
          </table:table-cell>
          <table:table-cell office:value-type="float" office:value="0.4171804" calcext:value-type="float">
            <text:p>0.4171804</text:p>
          </table:table-cell>
          <table:table-cell office:value-type="float" office:value="0.3827004" calcext:value-type="float">
            <text:p>0.3827004</text:p>
          </table:table-cell>
          <table:table-cell office:value-type="float" office:value="0" calcext:value-type="float">
            <text:p>0</text:p>
          </table:table-cell>
          <table:table-cell office:value-type="float" office:value="166.8315" calcext:value-type="float">
            <text:p>166.8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045" calcext:value-type="float">
            <text:p>-0.70904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13.70823" calcext:value-type="float">
            <text:p>13.70823</text:p>
          </table:table-cell>
          <table:table-cell office:value-type="float" office:value="1073.007" calcext:value-type="float">
            <text:p>1073.00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1388" calcext:value-type="float">
            <text:p>-26.31388</text:p>
          </table:table-cell>
          <table:table-cell office:value-type="float" office:value="0.07861049" calcext:value-type="float">
            <text:p>0.07861049</text:p>
          </table:table-cell>
          <table:table-cell office:value-type="float" office:value="12.75068" calcext:value-type="float">
            <text:p>12.75068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6118" calcext:value-type="float">
            <text:p>1.036118</text:p>
          </table:table-cell>
          <table:table-cell office:value-type="float" office:value="-0.2966897" calcext:value-type="float">
            <text:p>-0.2966897</text:p>
          </table:table-cell>
          <table:table-cell office:value-type="float" office:value="-0.08383102" calcext:value-type="float">
            <text:p>-0.08383102</text:p>
          </table:table-cell>
          <table:table-cell office:value-type="float" office:value="0.000004609148" calcext:value-type="float">
            <text:p>4.609148E-06</text:p>
          </table:table-cell>
          <table:table-cell office:value-type="float" office:value="10.6775" calcext:value-type="float">
            <text:p>10.6775</text:p>
          </table:table-cell>
          <table:table-cell office:value-type="float" office:value="0.7595637" calcext:value-type="float">
            <text:p>0.7595637</text:p>
          </table:table-cell>
          <table:table-cell office:value-type="float" office:value="0.07796822" calcext:value-type="float">
            <text:p>0.07796822</text:p>
          </table:table-cell>
          <table:table-cell office:value-type="float" office:value="0.07547311" calcext:value-type="float">
            <text:p>0.07547311</text:p>
          </table:table-cell>
          <table:table-cell office:value-type="float" office:value="0.0217293" calcext:value-type="float">
            <text:p>0.0217293</text:p>
          </table:table-cell>
          <table:table-cell office:value-type="float" office:value="0.02406874" calcext:value-type="float">
            <text:p>0.02406874</text:p>
          </table:table-cell>
          <table:table-cell office:value-type="float" office:value="0.01232132" calcext:value-type="float">
            <text:p>0.01232132</text:p>
          </table:table-cell>
          <table:table-cell office:value-type="float" office:value="0.009881147" calcext:value-type="float">
            <text:p>0.009881147</text:p>
          </table:table-cell>
          <table:table-cell office:value-type="float" office:value="0.02086535" calcext:value-type="float">
            <text:p>0.02086535</text:p>
          </table:table-cell>
          <table:table-cell office:value-type="float" office:value="0.01930117" calcext:value-type="float">
            <text:p>0.01930117</text:p>
          </table:table-cell>
          <table:table-cell office:value-type="float" office:value="0.01873443" calcext:value-type="float">
            <text:p>0.01873443</text:p>
          </table:table-cell>
          <table:table-cell office:value-type="float" office:value="0.01880077" calcext:value-type="float">
            <text:p>0.01880077</text:p>
          </table:table-cell>
          <table:table-cell office:value-type="float" office:value="0.02218602" calcext:value-type="float">
            <text:p>0.02218602</text:p>
          </table:table-cell>
          <table:table-cell office:value-type="float" office:value="0.005492708" calcext:value-type="float">
            <text:p>0.005492708</text:p>
          </table:table-cell>
          <table:table-cell office:value-type="float" office:value="0.003409055" calcext:value-type="float">
            <text:p>0.003409055</text:p>
          </table:table-cell>
          <table:table-cell office:value-type="float" office:value="0" calcext:value-type="float">
            <text:p>0</text:p>
          </table:table-cell>
          <table:table-cell office:value-type="float" office:value="36.21349" calcext:value-type="float">
            <text:p>36.21349</text:p>
          </table:table-cell>
          <table:table-cell office:value-type="float" office:value="39.27871" calcext:value-type="float">
            <text:p>39.27871</text:p>
          </table:table-cell>
          <table:table-cell office:value-type="float" office:value="61.46158" calcext:value-type="float">
            <text:p>61.46158</text:p>
          </table:table-cell>
          <table:table-cell office:value-type="float" office:value="14.11959" calcext:value-type="float">
            <text:p>14.11959</text:p>
          </table:table-cell>
          <table:table-cell office:value-type="float" office:value="5.437736" calcext:value-type="float">
            <text:p>5.437736</text:p>
          </table:table-cell>
          <table:table-cell office:value-type="float" office:value="0.927173" calcext:value-type="float">
            <text:p>0.927173</text:p>
          </table:table-cell>
          <table:table-cell office:value-type="float" office:value="0.8684067" calcext:value-type="float">
            <text:p>0.8684067</text:p>
          </table:table-cell>
          <table:table-cell office:value-type="float" office:value="2.642491" calcext:value-type="float">
            <text:p>2.642491</text:p>
          </table:table-cell>
          <table:table-cell office:value-type="float" office:value="3.329214" calcext:value-type="float">
            <text:p>3.329214</text:p>
          </table:table-cell>
          <table:table-cell office:value-type="float" office:value="3.96616" calcext:value-type="float">
            <text:p>3.96616</text:p>
          </table:table-cell>
          <table:table-cell office:value-type="float" office:value="1.956333" calcext:value-type="float">
            <text:p>1.956333</text:p>
          </table:table-cell>
          <table:table-cell office:value-type="float" office:value="0.836623" calcext:value-type="float">
            <text:p>0.836623</text:p>
          </table:table-cell>
          <table:table-cell office:value-type="float" office:value="0.4167672" calcext:value-type="float">
            <text:p>0.4167672</text:p>
          </table:table-cell>
          <table:table-cell office:value-type="float" office:value="0.3827357" calcext:value-type="float">
            <text:p>0.3827357</text:p>
          </table:table-cell>
          <table:table-cell office:value-type="float" office:value="0" calcext:value-type="float">
            <text:p>0</text:p>
          </table:table-cell>
          <table:table-cell office:value-type="float" office:value="156.5021" calcext:value-type="float">
            <text:p>156.5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17" calcext:value-type="float">
            <text:p>-0.70927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13.70208" calcext:value-type="float">
            <text:p>13.70208</text:p>
          </table:table-cell>
          <table:table-cell office:value-type="float" office:value="1072.987" calcext:value-type="float">
            <text:p>1072.98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833" calcext:value-type="float">
            <text:p>-26.2833</text:p>
          </table:table-cell>
          <table:table-cell office:value-type="float" office:value="0.0744318" calcext:value-type="float">
            <text:p>0.0744318</text:p>
          </table:table-cell>
          <table:table-cell office:value-type="float" office:value="12.80733" calcext:value-type="float">
            <text:p>12.80733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5349" calcext:value-type="float">
            <text:p>1.035349</text:p>
          </table:table-cell>
          <table:table-cell office:value-type="float" office:value="-0.296793" calcext:value-type="float">
            <text:p>-0.296793</text:p>
          </table:table-cell>
          <table:table-cell office:value-type="float" office:value="-0.08382446" calcext:value-type="float">
            <text:p>-0.08382446</text:p>
          </table:table-cell>
          <table:table-cell office:value-type="float" office:value="0.000004613452" calcext:value-type="float">
            <text:p>4.613452E-06</text:p>
          </table:table-cell>
          <table:table-cell office:value-type="float" office:value="10.70491" calcext:value-type="float">
            <text:p>10.70491</text:p>
          </table:table-cell>
          <table:table-cell office:value-type="float" office:value="0.4805199" calcext:value-type="float">
            <text:p>0.4805199</text:p>
          </table:table-cell>
          <table:table-cell office:value-type="float" office:value="0.06864749" calcext:value-type="float">
            <text:p>0.06864749</text:p>
          </table:table-cell>
          <table:table-cell office:value-type="float" office:value="0.06538507" calcext:value-type="float">
            <text:p>0.06538507</text:p>
          </table:table-cell>
          <table:table-cell office:value-type="float" office:value="0.02100723" calcext:value-type="float">
            <text:p>0.02100723</text:p>
          </table:table-cell>
          <table:table-cell office:value-type="float" office:value="0.02307559" calcext:value-type="float">
            <text:p>0.02307559</text:p>
          </table:table-cell>
          <table:table-cell office:value-type="float" office:value="0.0121016" calcext:value-type="float">
            <text:p>0.0121016</text:p>
          </table:table-cell>
          <table:table-cell office:value-type="float" office:value="0.009838533" calcext:value-type="float">
            <text:p>0.009838533</text:p>
          </table:table-cell>
          <table:table-cell office:value-type="float" office:value="0.02075577" calcext:value-type="float">
            <text:p>0.02075577</text:p>
          </table:table-cell>
          <table:table-cell office:value-type="float" office:value="0.01923181" calcext:value-type="float">
            <text:p>0.01923181</text:p>
          </table:table-cell>
          <table:table-cell office:value-type="float" office:value="0.01870876" calcext:value-type="float">
            <text:p>0.01870876</text:p>
          </table:table-cell>
          <table:table-cell office:value-type="float" office:value="0.01875989" calcext:value-type="float">
            <text:p>0.01875989</text:p>
          </table:table-cell>
          <table:table-cell office:value-type="float" office:value="0.02212413" calcext:value-type="float">
            <text:p>0.02212413</text:p>
          </table:table-cell>
          <table:table-cell office:value-type="float" office:value="0.005498225" calcext:value-type="float">
            <text:p>0.005498225</text:p>
          </table:table-cell>
          <table:table-cell office:value-type="float" office:value="0.003394342" calcext:value-type="float">
            <text:p>0.003394342</text:p>
          </table:table-cell>
          <table:table-cell office:value-type="float" office:value="0" calcext:value-type="float">
            <text:p>0</text:p>
          </table:table-cell>
          <table:table-cell office:value-type="float" office:value="50.00111" calcext:value-type="float">
            <text:p>50.00111</text:p>
          </table:table-cell>
          <table:table-cell office:value-type="float" office:value="41.46825" calcext:value-type="float">
            <text:p>41.46825</text:p>
          </table:table-cell>
          <table:table-cell office:value-type="float" office:value="56.65543" calcext:value-type="float">
            <text:p>56.65543</text:p>
          </table:table-cell>
          <table:table-cell office:value-type="float" office:value="14.74963" calcext:value-type="float">
            <text:p>14.74963</text:p>
          </table:table-cell>
          <table:table-cell office:value-type="float" office:value="5.726377" calcext:value-type="float">
            <text:p>5.726377</text:p>
          </table:table-cell>
          <table:table-cell office:value-type="float" office:value="0.9536234" calcext:value-type="float">
            <text:p>0.9536234</text:p>
          </table:table-cell>
          <table:table-cell office:value-type="float" office:value="0.8816319" calcext:value-type="float">
            <text:p>0.8816319</text:p>
          </table:table-cell>
          <table:table-cell office:value-type="float" office:value="2.658784" calcext:value-type="float">
            <text:p>2.658784</text:p>
          </table:table-cell>
          <table:table-cell office:value-type="float" office:value="3.340453" calcext:value-type="float">
            <text:p>3.340453</text:p>
          </table:table-cell>
          <table:table-cell office:value-type="float" office:value="3.97045" calcext:value-type="float">
            <text:p>3.97045</text:p>
          </table:table-cell>
          <table:table-cell office:value-type="float" office:value="1.957966" calcext:value-type="float">
            <text:p>1.957966</text:p>
          </table:table-cell>
          <table:table-cell office:value-type="float" office:value="0.8397127" calcext:value-type="float">
            <text:p>0.8397127</text:p>
          </table:table-cell>
          <table:table-cell office:value-type="float" office:value="0.425392" calcext:value-type="float">
            <text:p>0.425392</text:p>
          </table:table-cell>
          <table:table-cell office:value-type="float" office:value="0.3747479" calcext:value-type="float">
            <text:p>0.3747479</text:p>
          </table:table-cell>
          <table:table-cell office:value-type="float" office:value="0" calcext:value-type="float">
            <text:p>0</text:p>
          </table:table-cell>
          <table:table-cell office:value-type="float" office:value="145.96" calcext:value-type="float">
            <text:p>145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2" calcext:value-type="float">
            <text:p>-0.70927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13.66972" calcext:value-type="float">
            <text:p>13.66972</text:p>
          </table:table-cell>
          <table:table-cell office:value-type="float" office:value="1072.967" calcext:value-type="float">
            <text:p>1072.96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7755" calcext:value-type="float">
            <text:p>-26.27755</text:p>
          </table:table-cell>
          <table:table-cell office:value-type="float" office:value="0.07212459" calcext:value-type="float">
            <text:p>0.07212459</text:p>
          </table:table-cell>
          <table:table-cell office:value-type="float" office:value="12.86381" calcext:value-type="float">
            <text:p>12.86381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4494" calcext:value-type="float">
            <text:p>1.034494</text:p>
          </table:table-cell>
          <table:table-cell office:value-type="float" office:value="-0.2968475" calcext:value-type="float">
            <text:p>-0.2968475</text:p>
          </table:table-cell>
          <table:table-cell office:value-type="float" office:value="-0.08381528" calcext:value-type="float">
            <text:p>-0.08381528</text:p>
          </table:table-cell>
          <table:table-cell office:value-type="float" office:value="0.000004614766" calcext:value-type="float">
            <text:p>4.614766E-06</text:p>
          </table:table-cell>
          <table:table-cell office:value-type="float" office:value="10.72921" calcext:value-type="float">
            <text:p>10.72921</text:p>
          </table:table-cell>
          <table:table-cell office:value-type="float" office:value="0.3233629" calcext:value-type="float">
            <text:p>0.3233629</text:p>
          </table:table-cell>
          <table:table-cell office:value-type="float" office:value="0.06316788" calcext:value-type="float">
            <text:p>0.06316788</text:p>
          </table:table-cell>
          <table:table-cell office:value-type="float" office:value="0.05930355" calcext:value-type="float">
            <text:p>0.05930355</text:p>
          </table:table-cell>
          <table:table-cell office:value-type="float" office:value="0.02079434" calcext:value-type="float">
            <text:p>0.02079434</text:p>
          </table:table-cell>
          <table:table-cell office:value-type="float" office:value="0.02262282" calcext:value-type="float">
            <text:p>0.02262282</text:p>
          </table:table-cell>
          <table:table-cell office:value-type="float" office:value="0.01201851" calcext:value-type="float">
            <text:p>0.01201851</text:p>
          </table:table-cell>
          <table:table-cell office:value-type="float" office:value="0.009872912" calcext:value-type="float">
            <text:p>0.009872912</text:p>
          </table:table-cell>
          <table:table-cell office:value-type="float" office:value="0.02069396" calcext:value-type="float">
            <text:p>0.02069396</text:p>
          </table:table-cell>
          <table:table-cell office:value-type="float" office:value="0.0191804" calcext:value-type="float">
            <text:p>0.0191804</text:p>
          </table:table-cell>
          <table:table-cell office:value-type="float" office:value="0.01868774" calcext:value-type="float">
            <text:p>0.01868774</text:p>
          </table:table-cell>
          <table:table-cell office:value-type="float" office:value="0.01872322" calcext:value-type="float">
            <text:p>0.01872322</text:p>
          </table:table-cell>
          <table:table-cell office:value-type="float" office:value="0.02206904" calcext:value-type="float">
            <text:p>0.02206904</text:p>
          </table:table-cell>
          <table:table-cell office:value-type="float" office:value="0.005482405" calcext:value-type="float">
            <text:p>0.005482405</text:p>
          </table:table-cell>
          <table:table-cell office:value-type="float" office:value="0.003401023" calcext:value-type="float">
            <text:p>0.003401023</text:p>
          </table:table-cell>
          <table:table-cell office:value-type="float" office:value="0" calcext:value-type="float">
            <text:p>0</text:p>
          </table:table-cell>
          <table:table-cell office:value-type="float" office:value="56.74224" calcext:value-type="float">
            <text:p>56.74224</text:p>
          </table:table-cell>
          <table:table-cell office:value-type="float" office:value="43.9633" calcext:value-type="float">
            <text:p>43.9633</text:p>
          </table:table-cell>
          <table:table-cell office:value-type="float" office:value="53.34515" calcext:value-type="float">
            <text:p>53.34515</text:p>
          </table:table-cell>
          <table:table-cell office:value-type="float" office:value="15.33933" calcext:value-type="float">
            <text:p>15.33933</text:p>
          </table:table-cell>
          <table:table-cell office:value-type="float" office:value="6.004004" calcext:value-type="float">
            <text:p>6.004004</text:p>
          </table:table-cell>
          <table:table-cell office:value-type="float" office:value="0.9801009" calcext:value-type="float">
            <text:p>0.9801009</text:p>
          </table:table-cell>
          <table:table-cell office:value-type="float" office:value="0.8947912" calcext:value-type="float">
            <text:p>0.8947912</text:p>
          </table:table-cell>
          <table:table-cell office:value-type="float" office:value="2.674476" calcext:value-type="float">
            <text:p>2.674476</text:p>
          </table:table-cell>
          <table:table-cell office:value-type="float" office:value="3.351388" calcext:value-type="float">
            <text:p>3.351388</text:p>
          </table:table-cell>
          <table:table-cell office:value-type="float" office:value="3.974633" calcext:value-type="float">
            <text:p>3.974633</text:p>
          </table:table-cell>
          <table:table-cell office:value-type="float" office:value="1.959695" calcext:value-type="float">
            <text:p>1.959695</text:p>
          </table:table-cell>
          <table:table-cell office:value-type="float" office:value="0.8428281" calcext:value-type="float">
            <text:p>0.8428281</text:p>
          </table:table-cell>
          <table:table-cell office:value-type="float" office:value="0.4214374" calcext:value-type="float">
            <text:p>0.4214374</text:p>
          </table:table-cell>
          <table:table-cell office:value-type="float" office:value="0.3793822" calcext:value-type="float">
            <text:p>0.3793822</text:p>
          </table:table-cell>
          <table:table-cell office:value-type="float" office:value="0" calcext:value-type="float">
            <text:p>0</text:p>
          </table:table-cell>
          <table:table-cell office:value-type="float" office:value="145.0491" calcext:value-type="float">
            <text:p>145.0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13.63221" calcext:value-type="float">
            <text:p>13.63221</text:p>
          </table:table-cell>
          <table:table-cell office:value-type="float" office:value="1072.945" calcext:value-type="float">
            <text:p>1072.94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7151" calcext:value-type="float">
            <text:p>-26.27151</text:p>
          </table:table-cell>
          <table:table-cell office:value-type="float" office:value="0.07449862" calcext:value-type="float">
            <text:p>0.07449862</text:p>
          </table:table-cell>
          <table:table-cell office:value-type="float" office:value="12.92276" calcext:value-type="float">
            <text:p>12.92276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368" calcext:value-type="float">
            <text:p>1.03368</text:p>
          </table:table-cell>
          <table:table-cell office:value-type="float" office:value="-0.2968849" calcext:value-type="float">
            <text:p>-0.2968849</text:p>
          </table:table-cell>
          <table:table-cell office:value-type="float" office:value="-0.08379815" calcext:value-type="float">
            <text:p>-0.08379815</text:p>
          </table:table-cell>
          <table:table-cell office:value-type="float" office:value="0.000004615424" calcext:value-type="float">
            <text:p>4.615424E-06</text:p>
          </table:table-cell>
          <table:table-cell office:value-type="float" office:value="10.73494" calcext:value-type="float">
            <text:p>10.73494</text:p>
          </table:table-cell>
          <table:table-cell office:value-type="float" office:value="0.505313" calcext:value-type="float">
            <text:p>0.505313</text:p>
          </table:table-cell>
          <table:table-cell office:value-type="float" office:value="0.06043176" calcext:value-type="float">
            <text:p>0.06043176</text:p>
          </table:table-cell>
          <table:table-cell office:value-type="float" office:value="0.05516731" calcext:value-type="float">
            <text:p>0.05516731</text:p>
          </table:table-cell>
          <table:table-cell office:value-type="float" office:value="0.02083359" calcext:value-type="float">
            <text:p>0.02083359</text:p>
          </table:table-cell>
          <table:table-cell office:value-type="float" office:value="0.02244627" calcext:value-type="float">
            <text:p>0.02244627</text:p>
          </table:table-cell>
          <table:table-cell office:value-type="float" office:value="0.0119787" calcext:value-type="float">
            <text:p>0.0119787</text:p>
          </table:table-cell>
          <table:table-cell office:value-type="float" office:value="0.009918243" calcext:value-type="float">
            <text:p>0.009918243</text:p>
          </table:table-cell>
          <table:table-cell office:value-type="float" office:value="0.02066241" calcext:value-type="float">
            <text:p>0.02066241</text:p>
          </table:table-cell>
          <table:table-cell office:value-type="float" office:value="0.01914413" calcext:value-type="float">
            <text:p>0.01914413</text:p>
          </table:table-cell>
          <table:table-cell office:value-type="float" office:value="0.0186721" calcext:value-type="float">
            <text:p>0.0186721</text:p>
          </table:table-cell>
          <table:table-cell office:value-type="float" office:value="0.0186907" calcext:value-type="float">
            <text:p>0.0186907</text:p>
          </table:table-cell>
          <table:table-cell office:value-type="float" office:value="0.02202021" calcext:value-type="float">
            <text:p>0.02202021</text:p>
          </table:table-cell>
          <table:table-cell office:value-type="float" office:value="0.005468863" calcext:value-type="float">
            <text:p>0.005468863</text:p>
          </table:table-cell>
          <table:table-cell office:value-type="float" office:value="0.003405399" calcext:value-type="float">
            <text:p>0.003405399</text:p>
          </table:table-cell>
          <table:table-cell office:value-type="float" office:value="0" calcext:value-type="float">
            <text:p>0</text:p>
          </table:table-cell>
          <table:table-cell office:value-type="float" office:value="51.54028" calcext:value-type="float">
            <text:p>51.54028</text:p>
          </table:table-cell>
          <table:table-cell office:value-type="float" office:value="47.38549" calcext:value-type="float">
            <text:p>47.38549</text:p>
          </table:table-cell>
          <table:table-cell office:value-type="float" office:value="51.80111" calcext:value-type="float">
            <text:p>51.80111</text:p>
          </table:table-cell>
          <table:table-cell office:value-type="float" office:value="15.94772" calcext:value-type="float">
            <text:p>15.94772</text:p>
          </table:table-cell>
          <table:table-cell office:value-type="float" office:value="6.279954" calcext:value-type="float">
            <text:p>6.279954</text:p>
          </table:table-cell>
          <table:table-cell office:value-type="float" office:value="1.007677" calcext:value-type="float">
            <text:p>1.007677</text:p>
          </table:table-cell>
          <table:table-cell office:value-type="float" office:value="0.9069487" calcext:value-type="float">
            <text:p>0.9069487</text:p>
          </table:table-cell>
          <table:table-cell office:value-type="float" office:value="2.690387" calcext:value-type="float">
            <text:p>2.690387</text:p>
          </table:table-cell>
          <table:table-cell office:value-type="float" office:value="3.361854" calcext:value-type="float">
            <text:p>3.361854</text:p>
          </table:table-cell>
          <table:table-cell office:value-type="float" office:value="3.978716" calcext:value-type="float">
            <text:p>3.978716</text:p>
          </table:table-cell>
          <table:table-cell office:value-type="float" office:value="1.961459" calcext:value-type="float">
            <text:p>1.961459</text:p>
          </table:table-cell>
          <table:table-cell office:value-type="float" office:value="0.8457608" calcext:value-type="float">
            <text:p>0.8457608</text:p>
          </table:table-cell>
          <table:table-cell office:value-type="float" office:value="0.4184515" calcext:value-type="float">
            <text:p>0.4184515</text:p>
          </table:table-cell>
          <table:table-cell office:value-type="float" office:value="0.3830927" calcext:value-type="float">
            <text:p>0.3830927</text:p>
          </table:table-cell>
          <table:table-cell office:value-type="float" office:value="0" calcext:value-type="float">
            <text:p>0</text:p>
          </table:table-cell>
          <table:table-cell office:value-type="float" office:value="167.383" calcext:value-type="float">
            <text:p>167.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3.5901" calcext:value-type="float">
            <text:p>13.5901</text:p>
          </table:table-cell>
          <table:table-cell office:value-type="float" office:value="1072.922" calcext:value-type="float">
            <text:p>1072.92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654" calcext:value-type="float">
            <text:p>-26.2654</text:p>
          </table:table-cell>
          <table:table-cell office:value-type="float" office:value="0.08109334" calcext:value-type="float">
            <text:p>0.08109334</text:p>
          </table:table-cell>
          <table:table-cell office:value-type="float" office:value="12.9831" calcext:value-type="float">
            <text:p>12.9831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3503" calcext:value-type="float">
            <text:p>1.033503</text:p>
          </table:table-cell>
          <table:table-cell office:value-type="float" office:value="-0.2969103" calcext:value-type="float">
            <text:p>-0.2969103</text:p>
          </table:table-cell>
          <table:table-cell office:value-type="float" office:value="-0.08378082" calcext:value-type="float">
            <text:p>-0.08378082</text:p>
          </table:table-cell>
          <table:table-cell office:value-type="float" office:value="0.000004615424" calcext:value-type="float">
            <text:p>4.615424E-06</text:p>
          </table:table-cell>
          <table:table-cell office:value-type="float" office:value="10.72639" calcext:value-type="float">
            <text:p>10.72639</text:p>
          </table:table-cell>
          <table:table-cell office:value-type="float" office:value="1.086605" calcext:value-type="float">
            <text:p>1.086605</text:p>
          </table:table-cell>
          <table:table-cell office:value-type="float" office:value="0.05970447" calcext:value-type="float">
            <text:p>0.05970447</text:p>
          </table:table-cell>
          <table:table-cell office:value-type="float" office:value="0.05287757" calcext:value-type="float">
            <text:p>0.05287757</text:p>
          </table:table-cell>
          <table:table-cell office:value-type="float" office:value="0.0209057" calcext:value-type="float">
            <text:p>0.0209057</text:p>
          </table:table-cell>
          <table:table-cell office:value-type="float" office:value="0.02225102" calcext:value-type="float">
            <text:p>0.02225102</text:p>
          </table:table-cell>
          <table:table-cell office:value-type="float" office:value="0.01193423" calcext:value-type="float">
            <text:p>0.01193423</text:p>
          </table:table-cell>
          <table:table-cell office:value-type="float" office:value="0.009941241" calcext:value-type="float">
            <text:p>0.009941241</text:p>
          </table:table-cell>
          <table:table-cell office:value-type="float" office:value="0.02064102" calcext:value-type="float">
            <text:p>0.02064102</text:p>
          </table:table-cell>
          <table:table-cell office:value-type="float" office:value="0.01911701" calcext:value-type="float">
            <text:p>0.01911701</text:p>
          </table:table-cell>
          <table:table-cell office:value-type="float" office:value="0.01866156" calcext:value-type="float">
            <text:p>0.01866156</text:p>
          </table:table-cell>
          <table:table-cell office:value-type="float" office:value="0.01866203" calcext:value-type="float">
            <text:p>0.01866203</text:p>
          </table:table-cell>
          <table:table-cell office:value-type="float" office:value="0.02197665" calcext:value-type="float">
            <text:p>0.02197665</text:p>
          </table:table-cell>
          <table:table-cell office:value-type="float" office:value="0.005459398" calcext:value-type="float">
            <text:p>0.005459398</text:p>
          </table:table-cell>
          <table:table-cell office:value-type="float" office:value="0.003405921" calcext:value-type="float">
            <text:p>0.003405921</text:p>
          </table:table-cell>
          <table:table-cell office:value-type="float" office:value="0" calcext:value-type="float">
            <text:p>0</text:p>
          </table:table-cell>
          <table:table-cell office:value-type="float" office:value="44.1927" calcext:value-type="float">
            <text:p>44.1927</text:p>
          </table:table-cell>
          <table:table-cell office:value-type="float" office:value="50.61077" calcext:value-type="float">
            <text:p>50.61077</text:p>
          </table:table-cell>
          <table:table-cell office:value-type="float" office:value="50.84921" calcext:value-type="float">
            <text:p>50.84921</text:p>
          </table:table-cell>
          <table:table-cell office:value-type="float" office:value="16.50143" calcext:value-type="float">
            <text:p>16.50143</text:p>
          </table:table-cell>
          <table:table-cell office:value-type="float" office:value="6.554766" calcext:value-type="float">
            <text:p>6.554766</text:p>
          </table:table-cell>
          <table:table-cell office:value-type="float" office:value="1.036698" calcext:value-type="float">
            <text:p>1.036698</text:p>
          </table:table-cell>
          <table:table-cell office:value-type="float" office:value="0.920096" calcext:value-type="float">
            <text:p>0.920096</text:p>
          </table:table-cell>
          <table:table-cell office:value-type="float" office:value="2.706329" calcext:value-type="float">
            <text:p>2.706329</text:p>
          </table:table-cell>
          <table:table-cell office:value-type="float" office:value="3.372189" calcext:value-type="float">
            <text:p>3.372189</text:p>
          </table:table-cell>
          <table:table-cell office:value-type="float" office:value="3.982704" calcext:value-type="float">
            <text:p>3.982704</text:p>
          </table:table-cell>
          <table:table-cell office:value-type="float" office:value="1.963188" calcext:value-type="float">
            <text:p>1.963188</text:p>
          </table:table-cell>
          <table:table-cell office:value-type="float" office:value="0.8485248" calcext:value-type="float">
            <text:p>0.8485248</text:p>
          </table:table-cell>
          <table:table-cell office:value-type="float" office:value="0.4171203" calcext:value-type="float">
            <text:p>0.4171203</text:p>
          </table:table-cell>
          <table:table-cell office:value-type="float" office:value="0.3841725" calcext:value-type="float">
            <text:p>0.3841725</text:p>
          </table:table-cell>
          <table:table-cell office:value-type="float" office:value="0" calcext:value-type="float">
            <text:p>0</text:p>
          </table:table-cell>
          <table:table-cell office:value-type="float" office:value="189.6803" calcext:value-type="float">
            <text:p>189.6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13.55662" calcext:value-type="float">
            <text:p>13.55662</text:p>
          </table:table-cell>
          <table:table-cell office:value-type="float" office:value="1072.898" calcext:value-type="float">
            <text:p>1072.89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5936" calcext:value-type="float">
            <text:p>-26.25936</text:p>
          </table:table-cell>
          <table:table-cell office:value-type="float" office:value="0.08145614" calcext:value-type="float">
            <text:p>0.08145614</text:p>
          </table:table-cell>
          <table:table-cell office:value-type="float" office:value="13.04326" calcext:value-type="float">
            <text:p>13.04326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3503" calcext:value-type="float">
            <text:p>1.033503</text:p>
          </table:table-cell>
          <table:table-cell office:value-type="float" office:value="-0.2969324" calcext:value-type="float">
            <text:p>-0.2969324</text:p>
          </table:table-cell>
          <table:table-cell office:value-type="float" office:value="-0.0837661" calcext:value-type="float">
            <text:p>-0.0837661</text:p>
          </table:table-cell>
          <table:table-cell office:value-type="float" office:value="0.000004615527" calcext:value-type="float">
            <text:p>4.615527E-06</text:p>
          </table:table-cell>
          <table:table-cell office:value-type="float" office:value="10.72593" calcext:value-type="float">
            <text:p>10.72593</text:p>
          </table:table-cell>
          <table:table-cell office:value-type="float" office:value="1.079284" calcext:value-type="float">
            <text:p>1.079284</text:p>
          </table:table-cell>
          <table:table-cell office:value-type="float" office:value="0.06417417" calcext:value-type="float">
            <text:p>0.06417417</text:p>
          </table:table-cell>
          <table:table-cell office:value-type="float" office:value="0.05158286" calcext:value-type="float">
            <text:p>0.05158286</text:p>
          </table:table-cell>
          <table:table-cell office:value-type="float" office:value="0.02083461" calcext:value-type="float">
            <text:p>0.02083461</text:p>
          </table:table-cell>
          <table:table-cell office:value-type="float" office:value="0.0219477" calcext:value-type="float">
            <text:p>0.0219477</text:p>
          </table:table-cell>
          <table:table-cell office:value-type="float" office:value="0.01188857" calcext:value-type="float">
            <text:p>0.01188857</text:p>
          </table:table-cell>
          <table:table-cell office:value-type="float" office:value="0.009971717" calcext:value-type="float">
            <text:p>0.009971717</text:p>
          </table:table-cell>
          <table:table-cell office:value-type="float" office:value="0.02062958" calcext:value-type="float">
            <text:p>0.02062958</text:p>
          </table:table-cell>
          <table:table-cell office:value-type="float" office:value="0.01909561" calcext:value-type="float">
            <text:p>0.01909561</text:p>
          </table:table-cell>
          <table:table-cell office:value-type="float" office:value="0.01865541" calcext:value-type="float">
            <text:p>0.01865541</text:p>
          </table:table-cell>
          <table:table-cell office:value-type="float" office:value="0.01863708" calcext:value-type="float">
            <text:p>0.01863708</text:p>
          </table:table-cell>
          <table:table-cell office:value-type="float" office:value="0.02193826" calcext:value-type="float">
            <text:p>0.02193826</text:p>
          </table:table-cell>
          <table:table-cell office:value-type="float" office:value="0.005451986" calcext:value-type="float">
            <text:p>0.005451986</text:p>
          </table:table-cell>
          <table:table-cell office:value-type="float" office:value="0.003404504" calcext:value-type="float">
            <text:p>0.003404504</text:p>
          </table:table-cell>
          <table:table-cell office:value-type="float" office:value="0" calcext:value-type="float">
            <text:p>0</text:p>
          </table:table-cell>
          <table:table-cell office:value-type="float" office:value="34.61325" calcext:value-type="float">
            <text:p>34.61325</text:p>
          </table:table-cell>
          <table:table-cell office:value-type="float" office:value="53.50763" calcext:value-type="float">
            <text:p>53.50763</text:p>
          </table:table-cell>
          <table:table-cell office:value-type="float" office:value="50.34914" calcext:value-type="float">
            <text:p>50.34914</text:p>
          </table:table-cell>
          <table:table-cell office:value-type="float" office:value="17.13955" calcext:value-type="float">
            <text:p>17.13955</text:p>
          </table:table-cell>
          <table:table-cell office:value-type="float" office:value="6.828839" calcext:value-type="float">
            <text:p>6.828839</text:p>
          </table:table-cell>
          <table:table-cell office:value-type="float" office:value="1.065734" calcext:value-type="float">
            <text:p>1.065734</text:p>
          </table:table-cell>
          <table:table-cell office:value-type="float" office:value="0.9335239" calcext:value-type="float">
            <text:p>0.9335239</text:p>
          </table:table-cell>
          <table:table-cell office:value-type="float" office:value="2.722198" calcext:value-type="float">
            <text:p>2.722198</text:p>
          </table:table-cell>
          <table:table-cell office:value-type="float" office:value="3.382523" calcext:value-type="float">
            <text:p>3.382523</text:p>
          </table:table-cell>
          <table:table-cell office:value-type="float" office:value="3.986606" calcext:value-type="float">
            <text:p>3.986606</text:p>
          </table:table-cell>
          <table:table-cell office:value-type="float" office:value="1.964873" calcext:value-type="float">
            <text:p>1.964873</text:p>
          </table:table-cell>
          <table:table-cell office:value-type="float" office:value="0.8511984" calcext:value-type="float">
            <text:p>0.8511984</text:p>
          </table:table-cell>
          <table:table-cell office:value-type="float" office:value="0.4166143" calcext:value-type="float">
            <text:p>0.4166143</text:p>
          </table:table-cell>
          <table:table-cell office:value-type="float" office:value="0.3841944" calcext:value-type="float">
            <text:p>0.3841944</text:p>
          </table:table-cell>
          <table:table-cell office:value-type="float" office:value="0" calcext:value-type="float">
            <text:p>0</text:p>
          </table:table-cell>
          <table:table-cell office:value-type="float" office:value="199.0216" calcext:value-type="float">
            <text:p>199.0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13.53052" calcext:value-type="float">
            <text:p>13.53052</text:p>
          </table:table-cell>
          <table:table-cell office:value-type="float" office:value="1072.879" calcext:value-type="float">
            <text:p>1072.87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5335" calcext:value-type="float">
            <text:p>-26.25335</text:p>
          </table:table-cell>
          <table:table-cell office:value-type="float" office:value="0.07681338" calcext:value-type="float">
            <text:p>0.07681338</text:p>
          </table:table-cell>
          <table:table-cell office:value-type="float" office:value="13.09611" calcext:value-type="float">
            <text:p>13.09611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1" calcext:value-type="float">
            <text:p>0.005102041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3503" calcext:value-type="float">
            <text:p>1.033503</text:p>
          </table:table-cell>
          <table:table-cell office:value-type="float" office:value="-0.2969641" calcext:value-type="float">
            <text:p>-0.2969641</text:p>
          </table:table-cell>
          <table:table-cell office:value-type="float" office:value="-0.0837549" calcext:value-type="float">
            <text:p>-0.0837549</text:p>
          </table:table-cell>
          <table:table-cell office:value-type="float" office:value="0.000004615527" calcext:value-type="float">
            <text:p>4.615527E-06</text:p>
          </table:table-cell>
          <table:table-cell office:value-type="float" office:value="10.74059" calcext:value-type="float">
            <text:p>10.74059</text:p>
          </table:table-cell>
          <table:table-cell office:value-type="float" office:value="0.680957" calcext:value-type="float">
            <text:p>0.680957</text:p>
          </table:table-cell>
          <table:table-cell office:value-type="float" office:value="0.05900774" calcext:value-type="float">
            <text:p>0.05900774</text:p>
          </table:table-cell>
          <table:table-cell office:value-type="float" office:value="0.05140772" calcext:value-type="float">
            <text:p>0.05140772</text:p>
          </table:table-cell>
          <table:table-cell office:value-type="float" office:value="0.02072666" calcext:value-type="float">
            <text:p>0.02072666</text:p>
          </table:table-cell>
          <table:table-cell office:value-type="float" office:value="0.0216334" calcext:value-type="float">
            <text:p>0.0216334</text:p>
          </table:table-cell>
          <table:table-cell office:value-type="float" office:value="0.01183301" calcext:value-type="float">
            <text:p>0.01183301</text:p>
          </table:table-cell>
          <table:table-cell office:value-type="float" office:value="0.01000664" calcext:value-type="float">
            <text:p>0.01000664</text:p>
          </table:table-cell>
          <table:table-cell office:value-type="float" office:value="0.02062686" calcext:value-type="float">
            <text:p>0.02062686</text:p>
          </table:table-cell>
          <table:table-cell office:value-type="float" office:value="0.01907986" calcext:value-type="float">
            <text:p>0.01907986</text:p>
          </table:table-cell>
          <table:table-cell office:value-type="float" office:value="0.01865292" calcext:value-type="float">
            <text:p>0.01865292</text:p>
          </table:table-cell>
          <table:table-cell office:value-type="float" office:value="0.01861557" calcext:value-type="float">
            <text:p>0.01861557</text:p>
          </table:table-cell>
          <table:table-cell office:value-type="float" office:value="0.02190464" calcext:value-type="float">
            <text:p>0.02190464</text:p>
          </table:table-cell>
          <table:table-cell office:value-type="float" office:value="0.00544464" calcext:value-type="float">
            <text:p>0.00544464</text:p>
          </table:table-cell>
          <table:table-cell office:value-type="float" office:value="0.003403089" calcext:value-type="float">
            <text:p>0.003403089</text:p>
          </table:table-cell>
          <table:table-cell office:value-type="float" office:value="0" calcext:value-type="float">
            <text:p>0</text:p>
          </table:table-cell>
          <table:table-cell office:value-type="float" office:value="35.17616" calcext:value-type="float">
            <text:p>35.17616</text:p>
          </table:table-cell>
          <table:table-cell office:value-type="float" office:value="51.99183" calcext:value-type="float">
            <text:p>51.99183</text:p>
          </table:table-cell>
          <table:table-cell office:value-type="float" office:value="51.40096" calcext:value-type="float">
            <text:p>51.40096</text:p>
          </table:table-cell>
          <table:table-cell office:value-type="float" office:value="17.71258" calcext:value-type="float">
            <text:p>17.71258</text:p>
          </table:table-cell>
          <table:table-cell office:value-type="float" office:value="7.096041" calcext:value-type="float">
            <text:p>7.096041</text:p>
          </table:table-cell>
          <table:table-cell office:value-type="float" office:value="1.092892" calcext:value-type="float">
            <text:p>1.092892</text:p>
          </table:table-cell>
          <table:table-cell office:value-type="float" office:value="0.9461617" calcext:value-type="float">
            <text:p>0.9461617</text:p>
          </table:table-cell>
          <table:table-cell office:value-type="float" office:value="2.737393" calcext:value-type="float">
            <text:p>2.737393</text:p>
          </table:table-cell>
          <table:table-cell office:value-type="float" office:value="3.392803" calcext:value-type="float">
            <text:p>3.392803</text:p>
          </table:table-cell>
          <table:table-cell office:value-type="float" office:value="3.990491" calcext:value-type="float">
            <text:p>3.990491</text:p>
          </table:table-cell>
          <table:table-cell office:value-type="float" office:value="1.966513" calcext:value-type="float">
            <text:p>1.966513</text:p>
          </table:table-cell>
          <table:table-cell office:value-type="float" office:value="0.8538211" calcext:value-type="float">
            <text:p>0.8538211</text:p>
          </table:table-cell>
          <table:table-cell office:value-type="float" office:value="0.4161514" calcext:value-type="float">
            <text:p>0.4161514</text:p>
          </table:table-cell>
          <table:table-cell office:value-type="float" office:value="0.3842163" calcext:value-type="float">
            <text:p>0.3842163</text:p>
          </table:table-cell>
          <table:table-cell office:value-type="float" office:value="0" calcext:value-type="float">
            <text:p>0</text:p>
          </table:table-cell>
          <table:table-cell office:value-type="float" office:value="191.2183" calcext:value-type="float">
            <text:p>191.2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13.50449" calcext:value-type="float">
            <text:p>13.50449</text:p>
          </table:table-cell>
          <table:table-cell office:value-type="float" office:value="1072.859" calcext:value-type="float">
            <text:p>1072.85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4736" calcext:value-type="float">
            <text:p>-26.24736</text:p>
          </table:table-cell>
          <table:table-cell office:value-type="float" office:value="0.0736051" calcext:value-type="float">
            <text:p>0.0736051</text:p>
          </table:table-cell>
          <table:table-cell office:value-type="float" office:value="13.148" calcext:value-type="float">
            <text:p>13.148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5" calcext:value-type="float">
            <text:p>0.005102045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3504" calcext:value-type="float">
            <text:p>1.033504</text:p>
          </table:table-cell>
          <table:table-cell office:value-type="float" office:value="-0.296994" calcext:value-type="float">
            <text:p>-0.296994</text:p>
          </table:table-cell>
          <table:table-cell office:value-type="float" office:value="-0.08374693" calcext:value-type="float">
            <text:p>-0.08374693</text:p>
          </table:table-cell>
          <table:table-cell office:value-type="float" office:value="0.000004615623" calcext:value-type="float">
            <text:p>4.615623E-06</text:p>
          </table:table-cell>
          <table:table-cell office:value-type="float" office:value="10.75817" calcext:value-type="float">
            <text:p>10.75817</text:p>
          </table:table-cell>
          <table:table-cell office:value-type="float" office:value="0.4260025" calcext:value-type="float">
            <text:p>0.4260025</text:p>
          </table:table-cell>
          <table:table-cell office:value-type="float" office:value="0.06002193" calcext:value-type="float">
            <text:p>0.06002193</text:p>
          </table:table-cell>
          <table:table-cell office:value-type="float" office:value="0.05268354" calcext:value-type="float">
            <text:p>0.05268354</text:p>
          </table:table-cell>
          <table:table-cell office:value-type="float" office:value="0.02040053" calcext:value-type="float">
            <text:p>0.02040053</text:p>
          </table:table-cell>
          <table:table-cell office:value-type="float" office:value="0.02113145" calcext:value-type="float">
            <text:p>0.02113145</text:p>
          </table:table-cell>
          <table:table-cell office:value-type="float" office:value="0.01169074" calcext:value-type="float">
            <text:p>0.01169074</text:p>
          </table:table-cell>
          <table:table-cell office:value-type="float" office:value="0.009989846" calcext:value-type="float">
            <text:p>0.009989846</text:p>
          </table:table-cell>
          <table:table-cell office:value-type="float" office:value="0.02062573" calcext:value-type="float">
            <text:p>0.02062573</text:p>
          </table:table-cell>
          <table:table-cell office:value-type="float" office:value="0.01906957" calcext:value-type="float">
            <text:p>0.01906957</text:p>
          </table:table-cell>
          <table:table-cell office:value-type="float" office:value="0.01865382" calcext:value-type="float">
            <text:p>0.01865382</text:p>
          </table:table-cell>
          <table:table-cell office:value-type="float" office:value="0.01859691" calcext:value-type="float">
            <text:p>0.01859691</text:p>
          </table:table-cell>
          <table:table-cell office:value-type="float" office:value="0.02187522" calcext:value-type="float">
            <text:p>0.02187522</text:p>
          </table:table-cell>
          <table:table-cell office:value-type="float" office:value="0.005437365" calcext:value-type="float">
            <text:p>0.005437365</text:p>
          </table:table-cell>
          <table:table-cell office:value-type="float" office:value="0.003401675" calcext:value-type="float">
            <text:p>0.003401675</text:p>
          </table:table-cell>
          <table:table-cell office:value-type="float" office:value="0" calcext:value-type="float">
            <text:p>0</text:p>
          </table:table-cell>
          <table:table-cell office:value-type="float" office:value="18.86191" calcext:value-type="float">
            <text:p>18.86191</text:p>
          </table:table-cell>
          <table:table-cell office:value-type="float" office:value="48.66497" calcext:value-type="float">
            <text:p>48.66497</text:p>
          </table:table-cell>
          <table:table-cell office:value-type="float" office:value="57.13826" calcext:value-type="float">
            <text:p>57.13826</text:p>
          </table:table-cell>
          <table:table-cell office:value-type="float" office:value="18.41062" calcext:value-type="float">
            <text:p>18.41062</text:p>
          </table:table-cell>
          <table:table-cell office:value-type="float" office:value="7.376807" calcext:value-type="float">
            <text:p>7.376807</text:p>
          </table:table-cell>
          <table:table-cell office:value-type="float" office:value="1.119321" calcext:value-type="float">
            <text:p>1.119321</text:p>
          </table:table-cell>
          <table:table-cell office:value-type="float" office:value="0.958146" calcext:value-type="float">
            <text:p>0.958146</text:p>
          </table:table-cell>
          <table:table-cell office:value-type="float" office:value="2.751771" calcext:value-type="float">
            <text:p>2.751771</text:p>
          </table:table-cell>
          <table:table-cell office:value-type="float" office:value="3.402891" calcext:value-type="float">
            <text:p>3.402891</text:p>
          </table:table-cell>
          <table:table-cell office:value-type="float" office:value="3.994319" calcext:value-type="float">
            <text:p>3.994319</text:p>
          </table:table-cell>
          <table:table-cell office:value-type="float" office:value="1.968109" calcext:value-type="float">
            <text:p>1.968109</text:p>
          </table:table-cell>
          <table:table-cell office:value-type="float" office:value="0.8563983" calcext:value-type="float">
            <text:p>0.8563983</text:p>
          </table:table-cell>
          <table:table-cell office:value-type="float" office:value="0.4157277" calcext:value-type="float">
            <text:p>0.4157277</text:p>
          </table:table-cell>
          <table:table-cell office:value-type="float" office:value="0.3842382" calcext:value-type="float">
            <text:p>0.3842382</text:p>
          </table:table-cell>
          <table:table-cell office:value-type="float" office:value="0" calcext:value-type="float">
            <text:p>0</text:p>
          </table:table-cell>
          <table:table-cell office:value-type="float" office:value="176.1994" calcext:value-type="float">
            <text:p>176.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3.47502" calcext:value-type="float">
            <text:p>13.47502</text:p>
          </table:table-cell>
          <table:table-cell office:value-type="float" office:value="1072.84" calcext:value-type="float">
            <text:p>1072.8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4129" calcext:value-type="float">
            <text:p>-26.24129</text:p>
          </table:table-cell>
          <table:table-cell office:value-type="float" office:value="0.07172159" calcext:value-type="float">
            <text:p>0.07172159</text:p>
          </table:table-cell>
          <table:table-cell office:value-type="float" office:value="13.19965" calcext:value-type="float">
            <text:p>13.1996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5" calcext:value-type="float">
            <text:p>0.005102045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3209" calcext:value-type="float">
            <text:p>1.033209</text:p>
          </table:table-cell>
          <table:table-cell office:value-type="float" office:value="-0.2970267" calcext:value-type="float">
            <text:p>-0.2970267</text:p>
          </table:table-cell>
          <table:table-cell office:value-type="float" office:value="-0.08373703" calcext:value-type="float">
            <text:p>-0.08373703</text:p>
          </table:table-cell>
          <table:table-cell office:value-type="float" office:value="0.000004615623" calcext:value-type="float">
            <text:p>4.615623E-06</text:p>
          </table:table-cell>
          <table:table-cell office:value-type="float" office:value="10.77858" calcext:value-type="float">
            <text:p>10.77858</text:p>
          </table:table-cell>
          <table:table-cell office:value-type="float" office:value="0.2944244" calcext:value-type="float">
            <text:p>0.2944244</text:p>
          </table:table-cell>
          <table:table-cell office:value-type="float" office:value="0.05841867" calcext:value-type="float">
            <text:p>0.05841867</text:p>
          </table:table-cell>
          <table:table-cell office:value-type="float" office:value="0.05248547" calcext:value-type="float">
            <text:p>0.05248547</text:p>
          </table:table-cell>
          <table:table-cell office:value-type="float" office:value="0.02027203" calcext:value-type="float">
            <text:p>0.02027203</text:p>
          </table:table-cell>
          <table:table-cell office:value-type="float" office:value="0.02079324" calcext:value-type="float">
            <text:p>0.02079324</text:p>
          </table:table-cell>
          <table:table-cell office:value-type="float" office:value="0.01157911" calcext:value-type="float">
            <text:p>0.01157911</text:p>
          </table:table-cell>
          <table:table-cell office:value-type="float" office:value="0.00997218" calcext:value-type="float">
            <text:p>0.00997218</text:p>
          </table:table-cell>
          <table:table-cell office:value-type="float" office:value="0.02062291" calcext:value-type="float">
            <text:p>0.02062291</text:p>
          </table:table-cell>
          <table:table-cell office:value-type="float" office:value="0.01906115" calcext:value-type="float">
            <text:p>0.01906115</text:p>
          </table:table-cell>
          <table:table-cell office:value-type="float" office:value="0.01865753" calcext:value-type="float">
            <text:p>0.01865753</text:p>
          </table:table-cell>
          <table:table-cell office:value-type="float" office:value="0.01857928" calcext:value-type="float">
            <text:p>0.01857928</text:p>
          </table:table-cell>
          <table:table-cell office:value-type="float" office:value="0.0218497" calcext:value-type="float">
            <text:p>0.0218497</text:p>
          </table:table-cell>
          <table:table-cell office:value-type="float" office:value="0.005445164" calcext:value-type="float">
            <text:p>0.005445164</text:p>
          </table:table-cell>
          <table:table-cell office:value-type="float" office:value="0.003384982" calcext:value-type="float">
            <text:p>0.003384982</text:p>
          </table:table-cell>
          <table:table-cell office:value-type="float" office:value="0" calcext:value-type="float">
            <text:p>0</text:p>
          </table:table-cell>
          <table:table-cell office:value-type="float" office:value="28.37182" calcext:value-type="float">
            <text:p>28.37182</text:p>
          </table:table-cell>
          <table:table-cell office:value-type="float" office:value="47.54782" calcext:value-type="float">
            <text:p>47.54782</text:p>
          </table:table-cell>
          <table:table-cell office:value-type="float" office:value="55.88461" calcext:value-type="float">
            <text:p>55.88461</text:p>
          </table:table-cell>
          <table:table-cell office:value-type="float" office:value="19.0697" calcext:value-type="float">
            <text:p>19.0697</text:p>
          </table:table-cell>
          <table:table-cell office:value-type="float" office:value="7.673932" calcext:value-type="float">
            <text:p>7.673932</text:p>
          </table:table-cell>
          <table:table-cell office:value-type="float" office:value="1.148128" calcext:value-type="float">
            <text:p>1.148128</text:p>
          </table:table-cell>
          <table:table-cell office:value-type="float" office:value="0.9697545" calcext:value-type="float">
            <text:p>0.9697545</text:p>
          </table:table-cell>
          <table:table-cell office:value-type="float" office:value="2.765638" calcext:value-type="float">
            <text:p>2.765638</text:p>
          </table:table-cell>
          <table:table-cell office:value-type="float" office:value="3.412762" calcext:value-type="float">
            <text:p>3.412762</text:p>
          </table:table-cell>
          <table:table-cell office:value-type="float" office:value="3.998075" calcext:value-type="float">
            <text:p>3.998075</text:p>
          </table:table-cell>
          <table:table-cell office:value-type="float" office:value="1.969665" calcext:value-type="float">
            <text:p>1.969665</text:p>
          </table:table-cell>
          <table:table-cell office:value-type="float" office:value="0.8591037" calcext:value-type="float">
            <text:p>0.8591037</text:p>
          </table:table-cell>
          <table:table-cell office:value-type="float" office:value="0.4248143" calcext:value-type="float">
            <text:p>0.4248143</text:p>
          </table:table-cell>
          <table:table-cell office:value-type="float" office:value="0.3751147" calcext:value-type="float">
            <text:p>0.3751147</text:p>
          </table:table-cell>
          <table:table-cell office:value-type="float" office:value="0" calcext:value-type="float">
            <text:p>0</text:p>
          </table:table-cell>
          <table:table-cell office:value-type="float" office:value="166.6449" calcext:value-type="float">
            <text:p>166.6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13.44757" calcext:value-type="float">
            <text:p>13.44757</text:p>
          </table:table-cell>
          <table:table-cell office:value-type="float" office:value="1072.82" calcext:value-type="float">
            <text:p>1072.8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3547" calcext:value-type="float">
            <text:p>-26.23547</text:p>
          </table:table-cell>
          <table:table-cell office:value-type="float" office:value="0.07039297" calcext:value-type="float">
            <text:p>0.07039297</text:p>
          </table:table-cell>
          <table:table-cell office:value-type="float" office:value="13.25106" calcext:value-type="float">
            <text:p>13.25106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5" calcext:value-type="float">
            <text:p>0.005102045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2341" calcext:value-type="float">
            <text:p>1.032341</text:p>
          </table:table-cell>
          <table:table-cell office:value-type="float" office:value="-0.2970527" calcext:value-type="float">
            <text:p>-0.2970527</text:p>
          </table:table-cell>
          <table:table-cell office:value-type="float" office:value="-0.08372785" calcext:value-type="float">
            <text:p>-0.08372785</text:p>
          </table:table-cell>
          <table:table-cell office:value-type="float" office:value="0.000004615853" calcext:value-type="float">
            <text:p>4.615853E-06</text:p>
          </table:table-cell>
          <table:table-cell office:value-type="float" office:value="10.79656" calcext:value-type="float">
            <text:p>10.79656</text:p>
          </table:table-cell>
          <table:table-cell office:value-type="float" office:value="0.2157766" calcext:value-type="float">
            <text:p>0.2157766</text:p>
          </table:table-cell>
          <table:table-cell office:value-type="float" office:value="0.05858984" calcext:value-type="float">
            <text:p>0.05858984</text:p>
          </table:table-cell>
          <table:table-cell office:value-type="float" office:value="0.0529783" calcext:value-type="float">
            <text:p>0.0529783</text:p>
          </table:table-cell>
          <table:table-cell office:value-type="float" office:value="0.02011228" calcext:value-type="float">
            <text:p>0.02011228</text:p>
          </table:table-cell>
          <table:table-cell office:value-type="float" office:value="0.02045754" calcext:value-type="float">
            <text:p>0.02045754</text:p>
          </table:table-cell>
          <table:table-cell office:value-type="float" office:value="0.01147295" calcext:value-type="float">
            <text:p>0.01147295</text:p>
          </table:table-cell>
          <table:table-cell office:value-type="float" office:value="0.009953938" calcext:value-type="float">
            <text:p>0.009953938</text:p>
          </table:table-cell>
          <table:table-cell office:value-type="float" office:value="0.02062028" calcext:value-type="float">
            <text:p>0.02062028</text:p>
          </table:table-cell>
          <table:table-cell office:value-type="float" office:value="0.01905407" calcext:value-type="float">
            <text:p>0.01905407</text:p>
          </table:table-cell>
          <table:table-cell office:value-type="float" office:value="0.0186636" calcext:value-type="float">
            <text:p>0.0186636</text:p>
          </table:table-cell>
          <table:table-cell office:value-type="float" office:value="0.01856256" calcext:value-type="float">
            <text:p>0.01856256</text:p>
          </table:table-cell>
          <table:table-cell office:value-type="float" office:value="0.02182962" calcext:value-type="float">
            <text:p>0.02182962</text:p>
          </table:table-cell>
          <table:table-cell office:value-type="float" office:value="0.005431051" calcext:value-type="float">
            <text:p>0.005431051</text:p>
          </table:table-cell>
          <table:table-cell office:value-type="float" office:value="0.003390292" calcext:value-type="float">
            <text:p>0.003390292</text:p>
          </table:table-cell>
          <table:table-cell office:value-type="float" office:value="0" calcext:value-type="float">
            <text:p>0</text:p>
          </table:table-cell>
          <table:table-cell office:value-type="float" office:value="24.59447" calcext:value-type="float">
            <text:p>24.59447</text:p>
          </table:table-cell>
          <table:table-cell office:value-type="float" office:value="46.68563" calcext:value-type="float">
            <text:p>46.68563</text:p>
          </table:table-cell>
          <table:table-cell office:value-type="float" office:value="57.00428" calcext:value-type="float">
            <text:p>57.00428</text:p>
          </table:table-cell>
          <table:table-cell office:value-type="float" office:value="19.82059" calcext:value-type="float">
            <text:p>19.82059</text:p>
          </table:table-cell>
          <table:table-cell office:value-type="float" office:value="8.000164" calcext:value-type="float">
            <text:p>8.000164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9819163" calcext:value-type="float">
            <text:p>0.9819163</text:p>
          </table:table-cell>
          <table:table-cell office:value-type="float" office:value="2.779249" calcext:value-type="float">
            <text:p>2.779249</text:p>
          </table:table-cell>
          <table:table-cell office:value-type="float" office:value="3.422477" calcext:value-type="float">
            <text:p>3.422477</text:p>
          </table:table-cell>
          <table:table-cell office:value-type="float" office:value="4.001756" calcext:value-type="float">
            <text:p>4.001756</text:p>
          </table:table-cell>
          <table:table-cell office:value-type="float" office:value="1.971214" calcext:value-type="float">
            <text:p>1.971214</text:p>
          </table:table-cell>
          <table:table-cell office:value-type="float" office:value="0.8619947" calcext:value-type="float">
            <text:p>0.8619947</text:p>
          </table:table-cell>
          <table:table-cell office:value-type="float" office:value="0.4214329" calcext:value-type="float">
            <text:p>0.4214329</text:p>
          </table:table-cell>
          <table:table-cell office:value-type="float" office:value="0.3792565" calcext:value-type="float">
            <text:p>0.3792565</text:p>
          </table:table-cell>
          <table:table-cell office:value-type="float" office:value="0" calcext:value-type="float">
            <text:p>0</text:p>
          </table:table-cell>
          <table:table-cell office:value-type="float" office:value="154.9529" calcext:value-type="float">
            <text:p>154.9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3.41861" calcext:value-type="float">
            <text:p>13.41861</text:p>
          </table:table-cell>
          <table:table-cell office:value-type="float" office:value="1072.801" calcext:value-type="float">
            <text:p>1072.80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2953" calcext:value-type="float">
            <text:p>-26.22953</text:p>
          </table:table-cell>
          <table:table-cell office:value-type="float" office:value="0.06932161" calcext:value-type="float">
            <text:p>0.06932161</text:p>
          </table:table-cell>
          <table:table-cell office:value-type="float" office:value="13.30131" calcext:value-type="float">
            <text:p>13.30131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5" calcext:value-type="float">
            <text:p>0.005102045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515" calcext:value-type="float">
            <text:p>1.031515</text:p>
          </table:table-cell>
          <table:table-cell office:value-type="float" office:value="-0.2970826" calcext:value-type="float">
            <text:p>-0.2970826</text:p>
          </table:table-cell>
          <table:table-cell office:value-type="float" office:value="-0.08371755" calcext:value-type="float">
            <text:p>-0.08371755</text:p>
          </table:table-cell>
          <table:table-cell office:value-type="float" office:value="0.000004615853" calcext:value-type="float">
            <text:p>4.615853E-06</text:p>
          </table:table-cell>
          <table:table-cell office:value-type="float" office:value="10.81577" calcext:value-type="float">
            <text:p>10.81577</text:p>
          </table:table-cell>
          <table:table-cell office:value-type="float" office:value="0.1546071" calcext:value-type="float">
            <text:p>0.1546071</text:p>
          </table:table-cell>
          <table:table-cell office:value-type="float" office:value="0.05747679" calcext:value-type="float">
            <text:p>0.05747679</text:p>
          </table:table-cell>
          <table:table-cell office:value-type="float" office:value="0.0525441" calcext:value-type="float">
            <text:p>0.0525441</text:p>
          </table:table-cell>
          <table:table-cell office:value-type="float" office:value="0.02011491" calcext:value-type="float">
            <text:p>0.02011491</text:p>
          </table:table-cell>
          <table:table-cell office:value-type="float" office:value="0.02021164" calcext:value-type="float">
            <text:p>0.02021164</text:p>
          </table:table-cell>
          <table:table-cell office:value-type="float" office:value="0.01138473" calcext:value-type="float">
            <text:p>0.01138473</text:p>
          </table:table-cell>
          <table:table-cell office:value-type="float" office:value="0.009939594" calcext:value-type="float">
            <text:p>0.009939594</text:p>
          </table:table-cell>
          <table:table-cell office:value-type="float" office:value="0.02061835" calcext:value-type="float">
            <text:p>0.02061835</text:p>
          </table:table-cell>
          <table:table-cell office:value-type="float" office:value="0.01904732" calcext:value-type="float">
            <text:p>0.01904732</text:p>
          </table:table-cell>
          <table:table-cell office:value-type="float" office:value="0.01867171" calcext:value-type="float">
            <text:p>0.01867171</text:p>
          </table:table-cell>
          <table:table-cell office:value-type="float" office:value="0.01854875" calcext:value-type="float">
            <text:p>0.01854875</text:p>
          </table:table-cell>
          <table:table-cell office:value-type="float" office:value="0.02181325" calcext:value-type="float">
            <text:p>0.02181325</text:p>
          </table:table-cell>
          <table:table-cell office:value-type="float" office:value="0.00541775" calcext:value-type="float">
            <text:p>0.00541775</text:p>
          </table:table-cell>
          <table:table-cell office:value-type="float" office:value="0.003395037" calcext:value-type="float">
            <text:p>0.003395037</text:p>
          </table:table-cell>
          <table:table-cell office:value-type="float" office:value="0" calcext:value-type="float">
            <text:p>0</text:p>
          </table:table-cell>
          <table:table-cell office:value-type="float" office:value="33.59225" calcext:value-type="float">
            <text:p>33.59225</text:p>
          </table:table-cell>
          <table:table-cell office:value-type="float" office:value="46.01365" calcext:value-type="float">
            <text:p>46.01365</text:p>
          </table:table-cell>
          <table:table-cell office:value-type="float" office:value="55.34201" calcext:value-type="float">
            <text:p>55.34201</text:p>
          </table:table-cell>
          <table:table-cell office:value-type="float" office:value="20.59203" calcext:value-type="float">
            <text:p>20.59203</text:p>
          </table:table-cell>
          <table:table-cell office:value-type="float" office:value="8.343938" calcext:value-type="float">
            <text:p>8.343938</text:p>
          </table:table-cell>
          <table:table-cell office:value-type="float" office:value="1.206482" calcext:value-type="float">
            <text:p>1.206482</text:p>
          </table:table-cell>
          <table:table-cell office:value-type="float" office:value="0.9940539" calcext:value-type="float">
            <text:p>0.9940539</text:p>
          </table:table-cell>
          <table:table-cell office:value-type="float" office:value="2.792526" calcext:value-type="float">
            <text:p>2.792526</text:p>
          </table:table-cell>
          <table:table-cell office:value-type="float" office:value="3.432068" calcext:value-type="float">
            <text:p>3.432068</text:p>
          </table:table-cell>
          <table:table-cell office:value-type="float" office:value="4.005363" calcext:value-type="float">
            <text:p>4.005363</text:p>
          </table:table-cell>
          <table:table-cell office:value-type="float" office:value="1.972751" calcext:value-type="float">
            <text:p>1.972751</text:p>
          </table:table-cell>
          <table:table-cell office:value-type="float" office:value="0.8646571" calcext:value-type="float">
            <text:p>0.8646571</text:p>
          </table:table-cell>
          <table:table-cell office:value-type="float" office:value="0.4184433" calcext:value-type="float">
            <text:p>0.4184433</text:p>
          </table:table-cell>
          <table:table-cell office:value-type="float" office:value="0.3831325" calcext:value-type="float">
            <text:p>0.3831325</text:p>
          </table:table-cell>
          <table:table-cell office:value-type="float" office:value="0" calcext:value-type="float">
            <text:p>0</text:p>
          </table:table-cell>
          <table:table-cell office:value-type="float" office:value="147.0696" calcext:value-type="float">
            <text:p>147.0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3.38578" calcext:value-type="float">
            <text:p>13.38578</text:p>
          </table:table-cell>
          <table:table-cell office:value-type="float" office:value="1072.78" calcext:value-type="float">
            <text:p>1072.7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2357" calcext:value-type="float">
            <text:p>-26.22357</text:p>
          </table:table-cell>
          <table:table-cell office:value-type="float" office:value="0.06926326" calcext:value-type="float">
            <text:p>0.06926326</text:p>
          </table:table-cell>
          <table:table-cell office:value-type="float" office:value="13.35525" calcext:value-type="float">
            <text:p>13.3552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5" calcext:value-type="float">
            <text:p>0.005102045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056" calcext:value-type="float">
            <text:p>1.031056</text:p>
          </table:table-cell>
          <table:table-cell office:value-type="float" office:value="-0.2971112" calcext:value-type="float">
            <text:p>-0.2971112</text:p>
          </table:table-cell>
          <table:table-cell office:value-type="float" office:value="-0.08370153" calcext:value-type="float">
            <text:p>-0.08370153</text:p>
          </table:table-cell>
          <table:table-cell office:value-type="float" office:value="0.00000461925" calcext:value-type="float">
            <text:p>4.61925E-06</text:p>
          </table:table-cell>
          <table:table-cell office:value-type="float" office:value="10.82887" calcext:value-type="float">
            <text:p>10.82887</text:p>
          </table:table-cell>
          <table:table-cell office:value-type="float" office:value="0.1308641" calcext:value-type="float">
            <text:p>0.1308641</text:p>
          </table:table-cell>
          <table:table-cell office:value-type="float" office:value="0.05733696" calcext:value-type="float">
            <text:p>0.05733696</text:p>
          </table:table-cell>
          <table:table-cell office:value-type="float" office:value="0.05189857" calcext:value-type="float">
            <text:p>0.05189857</text:p>
          </table:table-cell>
          <table:table-cell office:value-type="float" office:value="0.02020925" calcext:value-type="float">
            <text:p>0.02020925</text:p>
          </table:table-cell>
          <table:table-cell office:value-type="float" office:value="0.02004022" calcext:value-type="float">
            <text:p>0.02004022</text:p>
          </table:table-cell>
          <table:table-cell office:value-type="float" office:value="0.01131088" calcext:value-type="float">
            <text:p>0.01131088</text:p>
          </table:table-cell>
          <table:table-cell office:value-type="float" office:value="0.009916192" calcext:value-type="float">
            <text:p>0.009916192</text:p>
          </table:table-cell>
          <table:table-cell office:value-type="float" office:value="0.0206155" calcext:value-type="float">
            <text:p>0.0206155</text:p>
          </table:table-cell>
          <table:table-cell office:value-type="float" office:value="0.01904123" calcext:value-type="float">
            <text:p>0.01904123</text:p>
          </table:table-cell>
          <table:table-cell office:value-type="float" office:value="0.01868153" calcext:value-type="float">
            <text:p>0.01868153</text:p>
          </table:table-cell>
          <table:table-cell office:value-type="float" office:value="0.01853766" calcext:value-type="float">
            <text:p>0.01853766</text:p>
          </table:table-cell>
          <table:table-cell office:value-type="float" office:value="0.02179877" calcext:value-type="float">
            <text:p>0.02179877</text:p>
          </table:table-cell>
          <table:table-cell office:value-type="float" office:value="0.005407478" calcext:value-type="float">
            <text:p>0.005407478</text:p>
          </table:table-cell>
          <table:table-cell office:value-type="float" office:value="0.003396913" calcext:value-type="float">
            <text:p>0.003396913</text:p>
          </table:table-cell>
          <table:table-cell office:value-type="float" office:value="0" calcext:value-type="float">
            <text:p>0</text:p>
          </table:table-cell>
          <table:table-cell office:value-type="float" office:value="37.87024" calcext:value-type="float">
            <text:p>37.87024</text:p>
          </table:table-cell>
          <table:table-cell office:value-type="float" office:value="46.64702" calcext:value-type="float">
            <text:p>46.64702</text:p>
          </table:table-cell>
          <table:table-cell office:value-type="float" office:value="53.6883" calcext:value-type="float">
            <text:p>53.6883</text:p>
          </table:table-cell>
          <table:table-cell office:value-type="float" office:value="21.38288" calcext:value-type="float">
            <text:p>21.38288</text:p>
          </table:table-cell>
          <table:table-cell office:value-type="float" office:value="8.745516" calcext:value-type="float">
            <text:p>8.745516</text:p>
          </table:table-cell>
          <table:table-cell office:value-type="float" office:value="1.237093" calcext:value-type="float">
            <text:p>1.237093</text:p>
          </table:table-cell>
          <table:table-cell office:value-type="float" office:value="1.006804" calcext:value-type="float">
            <text:p>1.006804</text:p>
          </table:table-cell>
          <table:table-cell office:value-type="float" office:value="2.805664" calcext:value-type="float">
            <text:p>2.805664</text:p>
          </table:table-cell>
          <table:table-cell office:value-type="float" office:value="3.441555" calcext:value-type="float">
            <text:p>3.441555</text:p>
          </table:table-cell>
          <table:table-cell office:value-type="float" office:value="4.008953" calcext:value-type="float">
            <text:p>4.008953</text:p>
          </table:table-cell>
          <table:table-cell office:value-type="float" office:value="1.974334" calcext:value-type="float">
            <text:p>1.974334</text:p>
          </table:table-cell>
          <table:table-cell office:value-type="float" office:value="0.8670607" calcext:value-type="float">
            <text:p>0.8670607</text:p>
          </table:table-cell>
          <table:table-cell office:value-type="float" office:value="0.4166944" calcext:value-type="float">
            <text:p>0.4166944</text:p>
          </table:table-cell>
          <table:table-cell office:value-type="float" office:value="0.3852499" calcext:value-type="float">
            <text:p>0.3852499</text:p>
          </table:table-cell>
          <table:table-cell office:value-type="float" office:value="0" calcext:value-type="float">
            <text:p>0</text:p>
          </table:table-cell>
          <table:table-cell office:value-type="float" office:value="153.2223" calcext:value-type="float">
            <text:p>153.2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3.34475" calcext:value-type="float">
            <text:p>13.34475</text:p>
          </table:table-cell>
          <table:table-cell office:value-type="float" office:value="1072.758" calcext:value-type="float">
            <text:p>1072.75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1744" calcext:value-type="float">
            <text:p>-26.21744</text:p>
          </table:table-cell>
          <table:table-cell office:value-type="float" office:value="0.07890494" calcext:value-type="float">
            <text:p>0.07890494</text:p>
          </table:table-cell>
          <table:table-cell office:value-type="float" office:value="13.40864" calcext:value-type="float">
            <text:p>13.40864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5" calcext:value-type="float">
            <text:p>0.005102045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056" calcext:value-type="float">
            <text:p>1.031056</text:p>
          </table:table-cell>
          <table:table-cell office:value-type="float" office:value="-0.297131" calcext:value-type="float">
            <text:p>-0.297131</text:p>
          </table:table-cell>
          <table:table-cell office:value-type="float" office:value="-0.08368214" calcext:value-type="float">
            <text:p>-0.08368214</text:p>
          </table:table-cell>
          <table:table-cell office:value-type="float" office:value="0.000004619985" calcext:value-type="float">
            <text:p>4.619985E-06</text:p>
          </table:table-cell>
          <table:table-cell office:value-type="float" office:value="10.81042" calcext:value-type="float">
            <text:p>10.81042</text:p>
          </table:table-cell>
          <table:table-cell office:value-type="float" office:value="0.8913332" calcext:value-type="float">
            <text:p>0.8913332</text:p>
          </table:table-cell>
          <table:table-cell office:value-type="float" office:value="0.05864152" calcext:value-type="float">
            <text:p>0.05864152</text:p>
          </table:table-cell>
          <table:table-cell office:value-type="float" office:value="0.05136806" calcext:value-type="float">
            <text:p>0.05136806</text:p>
          </table:table-cell>
          <table:table-cell office:value-type="float" office:value="0.02038673" calcext:value-type="float">
            <text:p>0.02038673</text:p>
          </table:table-cell>
          <table:table-cell office:value-type="float" office:value="0.01995791" calcext:value-type="float">
            <text:p>0.01995791</text:p>
          </table:table-cell>
          <table:table-cell office:value-type="float" office:value="0.01126693" calcext:value-type="float">
            <text:p>0.01126693</text:p>
          </table:table-cell>
          <table:table-cell office:value-type="float" office:value="0.009905258" calcext:value-type="float">
            <text:p>0.009905258</text:p>
          </table:table-cell>
          <table:table-cell office:value-type="float" office:value="0.02061551" calcext:value-type="float">
            <text:p>0.02061551</text:p>
          </table:table-cell>
          <table:table-cell office:value-type="float" office:value="0.01903546" calcext:value-type="float">
            <text:p>0.01903546</text:p>
          </table:table-cell>
          <table:table-cell office:value-type="float" office:value="0.01869262" calcext:value-type="float">
            <text:p>0.01869262</text:p>
          </table:table-cell>
          <table:table-cell office:value-type="float" office:value="0.01852872" calcext:value-type="float">
            <text:p>0.01852872</text:p>
          </table:table-cell>
          <table:table-cell office:value-type="float" office:value="0.02178536" calcext:value-type="float">
            <text:p>0.02178536</text:p>
          </table:table-cell>
          <table:table-cell office:value-type="float" office:value="0.005400423" calcext:value-type="float">
            <text:p>0.005400423</text:p>
          </table:table-cell>
          <table:table-cell office:value-type="float" office:value="0.003395685" calcext:value-type="float">
            <text:p>0.003395685</text:p>
          </table:table-cell>
          <table:table-cell office:value-type="float" office:value="0" calcext:value-type="float">
            <text:p>0</text:p>
          </table:table-cell>
          <table:table-cell office:value-type="float" office:value="34.67549" calcext:value-type="float">
            <text:p>34.67549</text:p>
          </table:table-cell>
          <table:table-cell office:value-type="float" office:value="48.31744" calcext:value-type="float">
            <text:p>48.31744</text:p>
          </table:table-cell>
          <table:table-cell office:value-type="float" office:value="52.66248" calcext:value-type="float">
            <text:p>52.66248</text:p>
          </table:table-cell>
          <table:table-cell office:value-type="float" office:value="22.24282" calcext:value-type="float">
            <text:p>22.24282</text:p>
          </table:table-cell>
          <table:table-cell office:value-type="float" office:value="9.162523" calcext:value-type="float">
            <text:p>9.162523</text:p>
          </table:table-cell>
          <table:table-cell office:value-type="float" office:value="1.26858" calcext:value-type="float">
            <text:p>1.26858</text:p>
          </table:table-cell>
          <table:table-cell office:value-type="float" office:value="1.020026" calcext:value-type="float">
            <text:p>1.020026</text:p>
          </table:table-cell>
          <table:table-cell office:value-type="float" office:value="2.818782" calcext:value-type="float">
            <text:p>2.818782</text:p>
          </table:table-cell>
          <table:table-cell office:value-type="float" office:value="3.451" calcext:value-type="float">
            <text:p>3.451</text:p>
          </table:table-cell>
          <table:table-cell office:value-type="float" office:value="4.012569" calcext:value-type="float">
            <text:p>4.012569</text:p>
          </table:table-cell>
          <table:table-cell office:value-type="float" office:value="1.975956" calcext:value-type="float">
            <text:p>1.975956</text:p>
          </table:table-cell>
          <table:table-cell office:value-type="float" office:value="0.869247" calcext:value-type="float">
            <text:p>0.869247</text:p>
          </table:table-cell>
          <table:table-cell office:value-type="float" office:value="0.4162389" calcext:value-type="float">
            <text:p>0.4162389</text:p>
          </table:table-cell>
          <table:table-cell office:value-type="float" office:value="0.3853388" calcext:value-type="float">
            <text:p>0.3853388</text:p>
          </table:table-cell>
          <table:table-cell office:value-type="float" office:value="0" calcext:value-type="float">
            <text:p>0</text:p>
          </table:table-cell>
          <table:table-cell office:value-type="float" office:value="199.8617" calcext:value-type="float">
            <text:p>199.8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798" calcext:value-type="float">
            <text:p>-0.70927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3.31084" calcext:value-type="float">
            <text:p>13.31084</text:p>
          </table:table-cell>
          <table:table-cell office:value-type="float" office:value="1072.738" calcext:value-type="float">
            <text:p>1072.73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1171" calcext:value-type="float">
            <text:p>-26.21171</text:p>
          </table:table-cell>
          <table:table-cell office:value-type="float" office:value="0.07291109" calcext:value-type="float">
            <text:p>0.07291109</text:p>
          </table:table-cell>
          <table:table-cell office:value-type="float" office:value="13.47207" calcext:value-type="float">
            <text:p>13.47207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058" calcext:value-type="float">
            <text:p>1.031058</text:p>
          </table:table-cell>
          <table:table-cell office:value-type="float" office:value="-0.2971824" calcext:value-type="float">
            <text:p>-0.2971824</text:p>
          </table:table-cell>
          <table:table-cell office:value-type="float" office:value="-0.08367275" calcext:value-type="float">
            <text:p>-0.08367275</text:p>
          </table:table-cell>
          <table:table-cell office:value-type="float" office:value="0.000004621204" calcext:value-type="float">
            <text:p>4.621204E-06</text:p>
          </table:table-cell>
          <table:table-cell office:value-type="float" office:value="10.83078" calcext:value-type="float">
            <text:p>10.83078</text:p>
          </table:table-cell>
          <table:table-cell office:value-type="float" office:value="0.3752311" calcext:value-type="float">
            <text:p>0.3752311</text:p>
          </table:table-cell>
          <table:table-cell office:value-type="float" office:value="0.05957225" calcext:value-type="float">
            <text:p>0.05957225</text:p>
          </table:table-cell>
          <table:table-cell office:value-type="float" office:value="0.05157776" calcext:value-type="float">
            <text:p>0.05157776</text:p>
          </table:table-cell>
          <table:table-cell office:value-type="float" office:value="0.02029751" calcext:value-type="float">
            <text:p>0.02029751</text:p>
          </table:table-cell>
          <table:table-cell office:value-type="float" office:value="0.01970576" calcext:value-type="float">
            <text:p>0.01970576</text:p>
          </table:table-cell>
          <table:table-cell office:value-type="float" office:value="0.01112654" calcext:value-type="float">
            <text:p>0.01112654</text:p>
          </table:table-cell>
          <table:table-cell office:value-type="float" office:value="0.009813588" calcext:value-type="float">
            <text:p>0.009813588</text:p>
          </table:table-cell>
          <table:table-cell office:value-type="float" office:value="0.02059522" calcext:value-type="float">
            <text:p>0.02059522</text:p>
          </table:table-cell>
          <table:table-cell office:value-type="float" office:value="0.01902816" calcext:value-type="float">
            <text:p>0.01902816</text:p>
          </table:table-cell>
          <table:table-cell office:value-type="float" office:value="0.01870428" calcext:value-type="float">
            <text:p>0.01870428</text:p>
          </table:table-cell>
          <table:table-cell office:value-type="float" office:value="0.01852095" calcext:value-type="float">
            <text:p>0.01852095</text:p>
          </table:table-cell>
          <table:table-cell office:value-type="float" office:value="0.02177381" calcext:value-type="float">
            <text:p>0.02177381</text:p>
          </table:table-cell>
          <table:table-cell office:value-type="float" office:value="0.005393595" calcext:value-type="float">
            <text:p>0.005393595</text:p>
          </table:table-cell>
          <table:table-cell office:value-type="float" office:value="0.003394281" calcext:value-type="float">
            <text:p>0.003394281</text:p>
          </table:table-cell>
          <table:table-cell office:value-type="float" office:value="0" calcext:value-type="float">
            <text:p>0</text:p>
          </table:table-cell>
          <table:table-cell office:value-type="float" office:value="30.21971" calcext:value-type="float">
            <text:p>30.21971</text:p>
          </table:table-cell>
          <table:table-cell office:value-type="float" office:value="45.82657" calcext:value-type="float">
            <text:p>45.82657</text:p>
          </table:table-cell>
          <table:table-cell office:value-type="float" office:value="55.10845" calcext:value-type="float">
            <text:p>55.10845</text:p>
          </table:table-cell>
          <table:table-cell office:value-type="float" office:value="23.10787" calcext:value-type="float">
            <text:p>23.10787</text:p>
          </table:table-cell>
          <table:table-cell office:value-type="float" office:value="9.631832" calcext:value-type="float">
            <text:p>9.631832</text:p>
          </table:table-cell>
          <table:table-cell office:value-type="float" office:value="1.30384" calcext:value-type="float">
            <text:p>1.30384</text:p>
          </table:table-cell>
          <table:table-cell office:value-type="float" office:value="1.033544" calcext:value-type="float">
            <text:p>1.033544</text:p>
          </table:table-cell>
          <table:table-cell office:value-type="float" office:value="2.831934" calcext:value-type="float">
            <text:p>2.831934</text:p>
          </table:table-cell>
          <table:table-cell office:value-type="float" office:value="3.460428" calcext:value-type="float">
            <text:p>3.460428</text:p>
          </table:table-cell>
          <table:table-cell office:value-type="float" office:value="4.016159" calcext:value-type="float">
            <text:p>4.016159</text:p>
          </table:table-cell>
          <table:table-cell office:value-type="float" office:value="1.977488" calcext:value-type="float">
            <text:p>1.977488</text:p>
          </table:table-cell>
          <table:table-cell office:value-type="float" office:value="0.8714373" calcext:value-type="float">
            <text:p>0.8714373</text:p>
          </table:table-cell>
          <table:table-cell office:value-type="float" office:value="0.4158672" calcext:value-type="float">
            <text:p>0.4158672</text:p>
          </table:table-cell>
          <table:table-cell office:value-type="float" office:value="0.3853582" calcext:value-type="float">
            <text:p>0.3853582</text:p>
          </table:table-cell>
          <table:table-cell office:value-type="float" office:value="0" calcext:value-type="float">
            <text:p>0</text:p>
          </table:table-cell>
          <table:table-cell office:value-type="float" office:value="182.0637" calcext:value-type="float">
            <text:p>182.0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13.28397" calcext:value-type="float">
            <text:p>13.28397</text:p>
          </table:table-cell>
          <table:table-cell office:value-type="float" office:value="1072.717" calcext:value-type="float">
            <text:p>1072.71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0602" calcext:value-type="float">
            <text:p>-26.20602</text:p>
          </table:table-cell>
          <table:table-cell office:value-type="float" office:value="0.07164589" calcext:value-type="float">
            <text:p>0.07164589</text:p>
          </table:table-cell>
          <table:table-cell office:value-type="float" office:value="13.52049" calcext:value-type="float">
            <text:p>13.52049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058" calcext:value-type="float">
            <text:p>1.031058</text:p>
          </table:table-cell>
          <table:table-cell office:value-type="float" office:value="-0.2972022" calcext:value-type="float">
            <text:p>-0.2972022</text:p>
          </table:table-cell>
          <table:table-cell office:value-type="float" office:value="-0.08365973" calcext:value-type="float">
            <text:p>-0.08365973</text:p>
          </table:table-cell>
          <table:table-cell office:value-type="float" office:value="0.000004621204" calcext:value-type="float">
            <text:p>4.621204E-06</text:p>
          </table:table-cell>
          <table:table-cell office:value-type="float" office:value="10.8434" calcext:value-type="float">
            <text:p>10.8434</text:p>
          </table:table-cell>
          <table:table-cell office:value-type="float" office:value="0.2816731" calcext:value-type="float">
            <text:p>0.2816731</text:p>
          </table:table-cell>
          <table:table-cell office:value-type="float" office:value="0.0595597" calcext:value-type="float">
            <text:p>0.0595597</text:p>
          </table:table-cell>
          <table:table-cell office:value-type="float" office:value="0.05223815" calcext:value-type="float">
            <text:p>0.05223815</text:p>
          </table:table-cell>
          <table:table-cell office:value-type="float" office:value="0.02048253" calcext:value-type="float">
            <text:p>0.02048253</text:p>
          </table:table-cell>
          <table:table-cell office:value-type="float" office:value="0.01968552" calcext:value-type="float">
            <text:p>0.01968552</text:p>
          </table:table-cell>
          <table:table-cell office:value-type="float" office:value="0.01110781" calcext:value-type="float">
            <text:p>0.01110781</text:p>
          </table:table-cell>
          <table:table-cell office:value-type="float" office:value="0.009802343" calcext:value-type="float">
            <text:p>0.009802343</text:p>
          </table:table-cell>
          <table:table-cell office:value-type="float" office:value="0.02058412" calcext:value-type="float">
            <text:p>0.02058412</text:p>
          </table:table-cell>
          <table:table-cell office:value-type="float" office:value="0.01901812" calcext:value-type="float">
            <text:p>0.01901812</text:p>
          </table:table-cell>
          <table:table-cell office:value-type="float" office:value="0.01871584" calcext:value-type="float">
            <text:p>0.01871584</text:p>
          </table:table-cell>
          <table:table-cell office:value-type="float" office:value="0.01851485" calcext:value-type="float">
            <text:p>0.01851485</text:p>
          </table:table-cell>
          <table:table-cell office:value-type="float" office:value="0.02176386" calcext:value-type="float">
            <text:p>0.02176386</text:p>
          </table:table-cell>
          <table:table-cell office:value-type="float" office:value="0.005386825" calcext:value-type="float">
            <text:p>0.005386825</text:p>
          </table:table-cell>
          <table:table-cell office:value-type="float" office:value="0.00339288" calcext:value-type="float">
            <text:p>0.00339288</text:p>
          </table:table-cell>
          <table:table-cell office:value-type="float" office:value="0" calcext:value-type="float">
            <text:p>0</text:p>
          </table:table-cell>
          <table:table-cell office:value-type="float" office:value="37.64233" calcext:value-type="float">
            <text:p>37.64233</text:p>
          </table:table-cell>
          <table:table-cell office:value-type="float" office:value="44.87075" calcext:value-type="float">
            <text:p>44.87075</text:p>
          </table:table-cell>
          <table:table-cell office:value-type="float" office:value="53.65707" calcext:value-type="float">
            <text:p>53.65707</text:p>
          </table:table-cell>
          <table:table-cell office:value-type="float" office:value="24.13878" calcext:value-type="float">
            <text:p>24.13878</text:p>
          </table:table-cell>
          <table:table-cell office:value-type="float" office:value="10.15119" calcext:value-type="float">
            <text:p>10.15119</text:p>
          </table:table-cell>
          <table:table-cell office:value-type="float" office:value="1.338869" calcext:value-type="float">
            <text:p>1.338869</text:p>
          </table:table-cell>
          <table:table-cell office:value-type="float" office:value="1.046897" calcext:value-type="float">
            <text:p>1.046897</text:p>
          </table:table-cell>
          <table:table-cell office:value-type="float" office:value="2.845232" calcext:value-type="float">
            <text:p>2.845232</text:p>
          </table:table-cell>
          <table:table-cell office:value-type="float" office:value="3.46974" calcext:value-type="float">
            <text:p>3.46974</text:p>
          </table:table-cell>
          <table:table-cell office:value-type="float" office:value="4.019714" calcext:value-type="float">
            <text:p>4.019714</text:p>
          </table:table-cell>
          <table:table-cell office:value-type="float" office:value="1.978943" calcext:value-type="float">
            <text:p>1.978943</text:p>
          </table:table-cell>
          <table:table-cell office:value-type="float" office:value="0.8736256" calcext:value-type="float">
            <text:p>0.8736256</text:p>
          </table:table-cell>
          <table:table-cell office:value-type="float" office:value="0.4155117" calcext:value-type="float">
            <text:p>0.4155117</text:p>
          </table:table-cell>
          <table:table-cell office:value-type="float" office:value="0.3853774" calcext:value-type="float">
            <text:p>0.3853774</text:p>
          </table:table-cell>
          <table:table-cell office:value-type="float" office:value="0" calcext:value-type="float">
            <text:p>0</text:p>
          </table:table-cell>
          <table:table-cell office:value-type="float" office:value="174.1569" calcext:value-type="float">
            <text:p>174.1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3.26138" calcext:value-type="float">
            <text:p>13.26138</text:p>
          </table:table-cell>
          <table:table-cell office:value-type="float" office:value="1072.698" calcext:value-type="float">
            <text:p>1072.69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20035" calcext:value-type="float">
            <text:p>-26.20035</text:p>
          </table:table-cell>
          <table:table-cell office:value-type="float" office:value="0.07289461" calcext:value-type="float">
            <text:p>0.07289461</text:p>
          </table:table-cell>
          <table:table-cell office:value-type="float" office:value="13.56177" calcext:value-type="float">
            <text:p>13.56177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058" calcext:value-type="float">
            <text:p>1.031058</text:p>
          </table:table-cell>
          <table:table-cell office:value-type="float" office:value="-0.2972144" calcext:value-type="float">
            <text:p>-0.2972144</text:p>
          </table:table-cell>
          <table:table-cell office:value-type="float" office:value="-0.08363952" calcext:value-type="float">
            <text:p>-0.08363952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84213" calcext:value-type="float">
            <text:p>10.84213</text:p>
          </table:table-cell>
          <table:table-cell office:value-type="float" office:value="0.3485681" calcext:value-type="float">
            <text:p>0.3485681</text:p>
          </table:table-cell>
          <table:table-cell office:value-type="float" office:value="0.05992144" calcext:value-type="float">
            <text:p>0.05992144</text:p>
          </table:table-cell>
          <table:table-cell office:value-type="float" office:value="0.05254467" calcext:value-type="float">
            <text:p>0.05254467</text:p>
          </table:table-cell>
          <table:table-cell office:value-type="float" office:value="0.02083205" calcext:value-type="float">
            <text:p>0.02083205</text:p>
          </table:table-cell>
          <table:table-cell office:value-type="float" office:value="0.01973511" calcext:value-type="float">
            <text:p>0.01973511</text:p>
          </table:table-cell>
          <table:table-cell office:value-type="float" office:value="0.01115509" calcext:value-type="float">
            <text:p>0.01115509</text:p>
          </table:table-cell>
          <table:table-cell office:value-type="float" office:value="0.00986405" calcext:value-type="float">
            <text:p>0.00986405</text:p>
          </table:table-cell>
          <table:table-cell office:value-type="float" office:value="0.02060794" calcext:value-type="float">
            <text:p>0.02060794</text:p>
          </table:table-cell>
          <table:table-cell office:value-type="float" office:value="0.01901298" calcext:value-type="float">
            <text:p>0.01901298</text:p>
          </table:table-cell>
          <table:table-cell office:value-type="float" office:value="0.01872736" calcext:value-type="float">
            <text:p>0.01872736</text:p>
          </table:table-cell>
          <table:table-cell office:value-type="float" office:value="0.01850991" calcext:value-type="float">
            <text:p>0.01850991</text:p>
          </table:table-cell>
          <table:table-cell office:value-type="float" office:value="0.02175521" calcext:value-type="float">
            <text:p>0.02175521</text:p>
          </table:table-cell>
          <table:table-cell office:value-type="float" office:value="0.005380118" calcext:value-type="float">
            <text:p>0.005380118</text:p>
          </table:table-cell>
          <table:table-cell office:value-type="float" office:value="0.003391481" calcext:value-type="float">
            <text:p>0.003391481</text:p>
          </table:table-cell>
          <table:table-cell office:value-type="float" office:value="0" calcext:value-type="float">
            <text:p>0</text:p>
          </table:table-cell>
          <table:table-cell office:value-type="float" office:value="37.29984" calcext:value-type="float">
            <text:p>37.29984</text:p>
          </table:table-cell>
          <table:table-cell office:value-type="float" office:value="45.47281" calcext:value-type="float">
            <text:p>45.47281</text:p>
          </table:table-cell>
          <table:table-cell office:value-type="float" office:value="52.36077" calcext:value-type="float">
            <text:p>52.36077</text:p>
          </table:table-cell>
          <table:table-cell office:value-type="float" office:value="25.18821" calcext:value-type="float">
            <text:p>25.18821</text:p>
          </table:table-cell>
          <table:table-cell office:value-type="float" office:value="10.7431" calcext:value-type="float">
            <text:p>10.7431</text:p>
          </table:table-cell>
          <table:table-cell office:value-type="float" office:value="1.371813" calcext:value-type="float">
            <text:p>1.371813</text:p>
          </table:table-cell>
          <table:table-cell office:value-type="float" office:value="1.058821" calcext:value-type="float">
            <text:p>1.058821</text:p>
          </table:table-cell>
          <table:table-cell office:value-type="float" office:value="2.858031" calcext:value-type="float">
            <text:p>2.858031</text:p>
          </table:table-cell>
          <table:table-cell office:value-type="float" office:value="3.47885" calcext:value-type="float">
            <text:p>3.47885</text:p>
          </table:table-cell>
          <table:table-cell office:value-type="float" office:value="4.02324" calcext:value-type="float">
            <text:p>4.02324</text:p>
          </table:table-cell>
          <table:table-cell office:value-type="float" office:value="1.980339" calcext:value-type="float">
            <text:p>1.980339</text:p>
          </table:table-cell>
          <table:table-cell office:value-type="float" office:value="0.8758085" calcext:value-type="float">
            <text:p>0.8758085</text:p>
          </table:table-cell>
          <table:table-cell office:value-type="float" office:value="0.4151731" calcext:value-type="float">
            <text:p>0.4151731</text:p>
          </table:table-cell>
          <table:table-cell office:value-type="float" office:value="0.3853967" calcext:value-type="float">
            <text:p>0.3853967</text:p>
          </table:table-cell>
          <table:table-cell office:value-type="float" office:value="0" calcext:value-type="float">
            <text:p>0</text:p>
          </table:table-cell>
          <table:table-cell office:value-type="float" office:value="186.491" calcext:value-type="float">
            <text:p>186.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3.23367" calcext:value-type="float">
            <text:p>13.23367</text:p>
          </table:table-cell>
          <table:table-cell office:value-type="float" office:value="1072.679" calcext:value-type="float">
            <text:p>1072.67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947" calcext:value-type="float">
            <text:p>-26.1947</text:p>
          </table:table-cell>
          <table:table-cell office:value-type="float" office:value="0.07987753" calcext:value-type="float">
            <text:p>0.07987753</text:p>
          </table:table-cell>
          <table:table-cell office:value-type="float" office:value="13.6025" calcext:value-type="float">
            <text:p>13.602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1057" calcext:value-type="float">
            <text:p>1.031057</text:p>
          </table:table-cell>
          <table:table-cell office:value-type="float" office:value="-0.2972261" calcext:value-type="float">
            <text:p>-0.2972261</text:p>
          </table:table-cell>
          <table:table-cell office:value-type="float" office:value="-0.08361924" calcext:value-type="float">
            <text:p>-0.08361924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82528" calcext:value-type="float">
            <text:p>10.82528</text:p>
          </table:table-cell>
          <table:table-cell office:value-type="float" office:value="0.915807" calcext:value-type="float">
            <text:p>0.915807</text:p>
          </table:table-cell>
          <table:table-cell office:value-type="float" office:value="0.06066627" calcext:value-type="float">
            <text:p>0.06066627</text:p>
          </table:table-cell>
          <table:table-cell office:value-type="float" office:value="0.05237683" calcext:value-type="float">
            <text:p>0.05237683</text:p>
          </table:table-cell>
          <table:table-cell office:value-type="float" office:value="0.02112784" calcext:value-type="float">
            <text:p>0.02112784</text:p>
          </table:table-cell>
          <table:table-cell office:value-type="float" office:value="0.01984209" calcext:value-type="float">
            <text:p>0.01984209</text:p>
          </table:table-cell>
          <table:table-cell office:value-type="float" office:value="0.01118745" calcext:value-type="float">
            <text:p>0.01118745</text:p>
          </table:table-cell>
          <table:table-cell office:value-type="float" office:value="0.009916749" calcext:value-type="float">
            <text:p>0.009916749</text:p>
          </table:table-cell>
          <table:table-cell office:value-type="float" office:value="0.02064567" calcext:value-type="float">
            <text:p>0.02064567</text:p>
          </table:table-cell>
          <table:table-cell office:value-type="float" office:value="0.0190164" calcext:value-type="float">
            <text:p>0.0190164</text:p>
          </table:table-cell>
          <table:table-cell office:value-type="float" office:value="0.01873999" calcext:value-type="float">
            <text:p>0.01873999</text:p>
          </table:table-cell>
          <table:table-cell office:value-type="float" office:value="0.01850563" calcext:value-type="float">
            <text:p>0.01850563</text:p>
          </table:table-cell>
          <table:table-cell office:value-type="float" office:value="0.02174751" calcext:value-type="float">
            <text:p>0.02174751</text:p>
          </table:table-cell>
          <table:table-cell office:value-type="float" office:value="0.0053782" calcext:value-type="float">
            <text:p>0.0053782</text:p>
          </table:table-cell>
          <table:table-cell office:value-type="float" office:value="0.003385358" calcext:value-type="float">
            <text:p>0.003385358</text:p>
          </table:table-cell>
          <table:table-cell office:value-type="float" office:value="0" calcext:value-type="float">
            <text:p>0</text:p>
          </table:table-cell>
          <table:table-cell office:value-type="float" office:value="33.97294" calcext:value-type="float">
            <text:p>33.97294</text:p>
          </table:table-cell>
          <table:table-cell office:value-type="float" office:value="46.4629" calcext:value-type="float">
            <text:p>46.4629</text:p>
          </table:table-cell>
          <table:table-cell office:value-type="float" office:value="51.31424" calcext:value-type="float">
            <text:p>51.31424</text:p>
          </table:table-cell>
          <table:table-cell office:value-type="float" office:value="26.24293" calcext:value-type="float">
            <text:p>26.24293</text:p>
          </table:table-cell>
          <table:table-cell office:value-type="float" office:value="11.38367" calcext:value-type="float">
            <text:p>11.38367</text:p>
          </table:table-cell>
          <table:table-cell office:value-type="float" office:value="1.404939" calcext:value-type="float">
            <text:p>1.404939</text:p>
          </table:table-cell>
          <table:table-cell office:value-type="float" office:value="1.070255" calcext:value-type="float">
            <text:p>1.070255</text:p>
          </table:table-cell>
          <table:table-cell office:value-type="float" office:value="2.87007" calcext:value-type="float">
            <text:p>2.87007</text:p>
          </table:table-cell>
          <table:table-cell office:value-type="float" office:value="3.487745" calcext:value-type="float">
            <text:p>3.487745</text:p>
          </table:table-cell>
          <table:table-cell office:value-type="float" office:value="4.026717" calcext:value-type="float">
            <text:p>4.026717</text:p>
          </table:table-cell>
          <table:table-cell office:value-type="float" office:value="1.981685" calcext:value-type="float">
            <text:p>1.981685</text:p>
          </table:table-cell>
          <table:table-cell office:value-type="float" office:value="0.8779809" calcext:value-type="float">
            <text:p>0.8779809</text:p>
          </table:table-cell>
          <table:table-cell office:value-type="float" office:value="0.4177976" calcext:value-type="float">
            <text:p>0.4177976</text:p>
          </table:table-cell>
          <table:table-cell office:value-type="float" office:value="0.3824652" calcext:value-type="float">
            <text:p>0.3824652</text:p>
          </table:table-cell>
          <table:table-cell office:value-type="float" office:value="0" calcext:value-type="float">
            <text:p>0</text:p>
          </table:table-cell>
          <table:table-cell office:value-type="float" office:value="215.2166" calcext:value-type="float">
            <text:p>215.2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3.20192" calcext:value-type="float">
            <text:p>13.20192</text:p>
          </table:table-cell>
          <table:table-cell office:value-type="float" office:value="1072.659" calcext:value-type="float">
            <text:p>1072.65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8887" calcext:value-type="float">
            <text:p>-26.18887</text:p>
          </table:table-cell>
          <table:table-cell office:value-type="float" office:value="0.08798558" calcext:value-type="float">
            <text:p>0.08798558</text:p>
          </table:table-cell>
          <table:table-cell office:value-type="float" office:value="13.64753" calcext:value-type="float">
            <text:p>13.64753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30249" calcext:value-type="float">
            <text:p>1.030249</text:p>
          </table:table-cell>
          <table:table-cell office:value-type="float" office:value="-0.2972407" calcext:value-type="float">
            <text:p>-0.2972407</text:p>
          </table:table-cell>
          <table:table-cell office:value-type="float" office:value="-0.08360192" calcext:value-type="float">
            <text:p>-0.08360192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80447" calcext:value-type="float">
            <text:p>10.80447</text:p>
          </table:table-cell>
          <table:table-cell office:value-type="float" office:value="1.573177" calcext:value-type="float">
            <text:p>1.573177</text:p>
          </table:table-cell>
          <table:table-cell office:value-type="float" office:value="0.0607682" calcext:value-type="float">
            <text:p>0.0607682</text:p>
          </table:table-cell>
          <table:table-cell office:value-type="float" office:value="0.05185699" calcext:value-type="float">
            <text:p>0.05185699</text:p>
          </table:table-cell>
          <table:table-cell office:value-type="float" office:value="0.02134092" calcext:value-type="float">
            <text:p>0.02134092</text:p>
          </table:table-cell>
          <table:table-cell office:value-type="float" office:value="0.01994226" calcext:value-type="float">
            <text:p>0.01994226</text:p>
          </table:table-cell>
          <table:table-cell office:value-type="float" office:value="0.01118106" calcext:value-type="float">
            <text:p>0.01118106</text:p>
          </table:table-cell>
          <table:table-cell office:value-type="float" office:value="0.009928959" calcext:value-type="float">
            <text:p>0.009928959</text:p>
          </table:table-cell>
          <table:table-cell office:value-type="float" office:value="0.02067654" calcext:value-type="float">
            <text:p>0.02067654</text:p>
          </table:table-cell>
          <table:table-cell office:value-type="float" office:value="0.01902389" calcext:value-type="float">
            <text:p>0.01902389</text:p>
          </table:table-cell>
          <table:table-cell office:value-type="float" office:value="0.0187542" calcext:value-type="float">
            <text:p>0.0187542</text:p>
          </table:table-cell>
          <table:table-cell office:value-type="float" office:value="0.01850222" calcext:value-type="float">
            <text:p>0.01850222</text:p>
          </table:table-cell>
          <table:table-cell office:value-type="float" office:value="0.0217412" calcext:value-type="float">
            <text:p>0.0217412</text:p>
          </table:table-cell>
          <table:table-cell office:value-type="float" office:value="0.005370496" calcext:value-type="float">
            <text:p>0.005370496</text:p>
          </table:table-cell>
          <table:table-cell office:value-type="float" office:value="0.003384969" calcext:value-type="float">
            <text:p>0.003384969</text:p>
          </table:table-cell>
          <table:table-cell office:value-type="float" office:value="0" calcext:value-type="float">
            <text:p>0</text:p>
          </table:table-cell>
          <table:table-cell office:value-type="float" office:value="30.85007" calcext:value-type="float">
            <text:p>30.85007</text:p>
          </table:table-cell>
          <table:table-cell office:value-type="float" office:value="47.27165" calcext:value-type="float">
            <text:p>47.27165</text:p>
          </table:table-cell>
          <table:table-cell office:value-type="float" office:value="50.40836" calcext:value-type="float">
            <text:p>50.40836</text:p>
          </table:table-cell>
          <table:table-cell office:value-type="float" office:value="27.20543" calcext:value-type="float">
            <text:p>27.20543</text:p>
          </table:table-cell>
          <table:table-cell office:value-type="float" office:value="12.14769" calcext:value-type="float">
            <text:p>12.14769</text:p>
          </table:table-cell>
          <table:table-cell office:value-type="float" office:value="1.440647" calcext:value-type="float">
            <text:p>1.440647</text:p>
          </table:table-cell>
          <table:table-cell office:value-type="float" office:value="1.081937" calcext:value-type="float">
            <text:p>1.081937</text:p>
          </table:table-cell>
          <table:table-cell office:value-type="float" office:value="2.881738" calcext:value-type="float">
            <text:p>2.881738</text:p>
          </table:table-cell>
          <table:table-cell office:value-type="float" office:value="3.496418" calcext:value-type="float">
            <text:p>3.496418</text:p>
          </table:table-cell>
          <table:table-cell office:value-type="float" office:value="4.030128" calcext:value-type="float">
            <text:p>4.030128</text:p>
          </table:table-cell>
          <table:table-cell office:value-type="float" office:value="1.982992" calcext:value-type="float">
            <text:p>1.982992</text:p>
          </table:table-cell>
          <table:table-cell office:value-type="float" office:value="0.8802861" calcext:value-type="float">
            <text:p>0.8802861</text:p>
          </table:table-cell>
          <table:table-cell office:value-type="float" office:value="0.4169494" calcext:value-type="float">
            <text:p>0.4169494</text:p>
          </table:table-cell>
          <table:table-cell office:value-type="float" office:value="0.3842905" calcext:value-type="float">
            <text:p>0.3842905</text:p>
          </table:table-cell>
          <table:table-cell office:value-type="float" office:value="0" calcext:value-type="float">
            <text:p>0</text:p>
          </table:table-cell>
          <table:table-cell office:value-type="float" office:value="250.4904" calcext:value-type="float">
            <text:p>250.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3.16471" calcext:value-type="float">
            <text:p>13.16471</text:p>
          </table:table-cell>
          <table:table-cell office:value-type="float" office:value="1072.638" calcext:value-type="float">
            <text:p>1072.63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8312" calcext:value-type="float">
            <text:p>-26.18312</text:p>
          </table:table-cell>
          <table:table-cell office:value-type="float" office:value="0.09708131" calcext:value-type="float">
            <text:p>0.09708131</text:p>
          </table:table-cell>
          <table:table-cell office:value-type="float" office:value="13.69755" calcext:value-type="float">
            <text:p>13.6975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9976" calcext:value-type="float">
            <text:p>1.029976</text:p>
          </table:table-cell>
          <table:table-cell office:value-type="float" office:value="-0.2972585" calcext:value-type="float">
            <text:p>-0.2972585</text:p>
          </table:table-cell>
          <table:table-cell office:value-type="float" office:value="-0.0835868" calcext:value-type="float">
            <text:p>-0.0835868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78062" calcext:value-type="float">
            <text:p>10.78062</text:p>
          </table:table-cell>
          <table:table-cell office:value-type="float" office:value="2.314756" calcext:value-type="float">
            <text:p>2.314756</text:p>
          </table:table-cell>
          <table:table-cell office:value-type="float" office:value="0.06114203" calcext:value-type="float">
            <text:p>0.06114203</text:p>
          </table:table-cell>
          <table:table-cell office:value-type="float" office:value="0.05116243" calcext:value-type="float">
            <text:p>0.05116243</text:p>
          </table:table-cell>
          <table:table-cell office:value-type="float" office:value="0.02151451" calcext:value-type="float">
            <text:p>0.02151451</text:p>
          </table:table-cell>
          <table:table-cell office:value-type="float" office:value="0.02004219" calcext:value-type="float">
            <text:p>0.02004219</text:p>
          </table:table-cell>
          <table:table-cell office:value-type="float" office:value="0.01113533" calcext:value-type="float">
            <text:p>0.01113533</text:p>
          </table:table-cell>
          <table:table-cell office:value-type="float" office:value="0.009897404" calcext:value-type="float">
            <text:p>0.009897404</text:p>
          </table:table-cell>
          <table:table-cell office:value-type="float" office:value="0.0206918" calcext:value-type="float">
            <text:p>0.0206918</text:p>
          </table:table-cell>
          <table:table-cell office:value-type="float" office:value="0.01903075" calcext:value-type="float">
            <text:p>0.01903075</text:p>
          </table:table-cell>
          <table:table-cell office:value-type="float" office:value="0.01876975" calcext:value-type="float">
            <text:p>0.01876975</text:p>
          </table:table-cell>
          <table:table-cell office:value-type="float" office:value="0.0185004" calcext:value-type="float">
            <text:p>0.0185004</text:p>
          </table:table-cell>
          <table:table-cell office:value-type="float" office:value="0.02173602" calcext:value-type="float">
            <text:p>0.02173602</text:p>
          </table:table-cell>
          <table:table-cell office:value-type="float" office:value="0.005362811" calcext:value-type="float">
            <text:p>0.005362811</text:p>
          </table:table-cell>
          <table:table-cell office:value-type="float" office:value="0.003384699" calcext:value-type="float">
            <text:p>0.003384699</text:p>
          </table:table-cell>
          <table:table-cell office:value-type="float" office:value="0" calcext:value-type="float">
            <text:p>0</text:p>
          </table:table-cell>
          <table:table-cell office:value-type="float" office:value="28.29686" calcext:value-type="float">
            <text:p>28.29686</text:p>
          </table:table-cell>
          <table:table-cell office:value-type="float" office:value="48.00402" calcext:value-type="float">
            <text:p>48.00402</text:p>
          </table:table-cell>
          <table:table-cell office:value-type="float" office:value="49.56739" calcext:value-type="float">
            <text:p>49.56739</text:p>
          </table:table-cell>
          <table:table-cell office:value-type="float" office:value="28.092" calcext:value-type="float">
            <text:p>28.092</text:p>
          </table:table-cell>
          <table:table-cell office:value-type="float" office:value="12.98288" calcext:value-type="float">
            <text:p>12.98288</text:p>
          </table:table-cell>
          <table:table-cell office:value-type="float" office:value="1.482626" calcext:value-type="float">
            <text:p>1.482626</text:p>
          </table:table-cell>
          <table:table-cell office:value-type="float" office:value="1.094085" calcext:value-type="float">
            <text:p>1.094085</text:p>
          </table:table-cell>
          <table:table-cell office:value-type="float" office:value="2.89339" calcext:value-type="float">
            <text:p>2.89339</text:p>
          </table:table-cell>
          <table:table-cell office:value-type="float" office:value="3.504961" calcext:value-type="float">
            <text:p>3.504961</text:p>
          </table:table-cell>
          <table:table-cell office:value-type="float" office:value="4.033469" calcext:value-type="float">
            <text:p>4.033469</text:p>
          </table:table-cell>
          <table:table-cell office:value-type="float" office:value="1.984272" calcext:value-type="float">
            <text:p>1.984272</text:p>
          </table:table-cell>
          <table:table-cell office:value-type="float" office:value="0.882512" calcext:value-type="float">
            <text:p>0.882512</text:p>
          </table:table-cell>
          <table:table-cell office:value-type="float" office:value="0.4161233" calcext:value-type="float">
            <text:p>0.4161233</text:p>
          </table:table-cell>
          <table:table-cell office:value-type="float" office:value="0.3852221" calcext:value-type="float">
            <text:p>0.3852221</text:p>
          </table:table-cell>
          <table:table-cell office:value-type="float" office:value="0" calcext:value-type="float">
            <text:p>0</text:p>
          </table:table-cell>
          <table:table-cell office:value-type="float" office:value="289.4338" calcext:value-type="float">
            <text:p>289.4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3.12632" calcext:value-type="float">
            <text:p>13.12632</text:p>
          </table:table-cell>
          <table:table-cell office:value-type="float" office:value="1072.615" calcext:value-type="float">
            <text:p>1072.61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7742" calcext:value-type="float">
            <text:p>-26.17742</text:p>
          </table:table-cell>
          <table:table-cell office:value-type="float" office:value="0.1052085" calcext:value-type="float">
            <text:p>0.1052085</text:p>
          </table:table-cell>
          <table:table-cell office:value-type="float" office:value="13.75075" calcext:value-type="float">
            <text:p>13.7507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9976" calcext:value-type="float">
            <text:p>1.029976</text:p>
          </table:table-cell>
          <table:table-cell office:value-type="float" office:value="-0.2972774" calcext:value-type="float">
            <text:p>-0.2972774</text:p>
          </table:table-cell>
          <table:table-cell office:value-type="float" office:value="-0.08357313" calcext:value-type="float">
            <text:p>-0.08357313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75816" calcext:value-type="float">
            <text:p>10.75816</text:p>
          </table:table-cell>
          <table:table-cell office:value-type="float" office:value="2.983158" calcext:value-type="float">
            <text:p>2.983158</text:p>
          </table:table-cell>
          <table:table-cell office:value-type="float" office:value="0.06197849" calcext:value-type="float">
            <text:p>0.06197849</text:p>
          </table:table-cell>
          <table:table-cell office:value-type="float" office:value="0.05098958" calcext:value-type="float">
            <text:p>0.05098958</text:p>
          </table:table-cell>
          <table:table-cell office:value-type="float" office:value="0.02166153" calcext:value-type="float">
            <text:p>0.02166153</text:p>
          </table:table-cell>
          <table:table-cell office:value-type="float" office:value="0.02017036" calcext:value-type="float">
            <text:p>0.02017036</text:p>
          </table:table-cell>
          <table:table-cell office:value-type="float" office:value="0.01107853" calcext:value-type="float">
            <text:p>0.01107853</text:p>
          </table:table-cell>
          <table:table-cell office:value-type="float" office:value="0.009841008" calcext:value-type="float">
            <text:p>0.009841008</text:p>
          </table:table-cell>
          <table:table-cell office:value-type="float" office:value="0.02068865" calcext:value-type="float">
            <text:p>0.02068865</text:p>
          </table:table-cell>
          <table:table-cell office:value-type="float" office:value="0.01903279" calcext:value-type="float">
            <text:p>0.01903279</text:p>
          </table:table-cell>
          <table:table-cell office:value-type="float" office:value="0.01878553" calcext:value-type="float">
            <text:p>0.01878553</text:p>
          </table:table-cell>
          <table:table-cell office:value-type="float" office:value="0.01850023" calcext:value-type="float">
            <text:p>0.01850023</text:p>
          </table:table-cell>
          <table:table-cell office:value-type="float" office:value="0.02173164" calcext:value-type="float">
            <text:p>0.02173164</text:p>
          </table:table-cell>
          <table:table-cell office:value-type="float" office:value="0.005355803" calcext:value-type="float">
            <text:p>0.005355803</text:p>
          </table:table-cell>
          <table:table-cell office:value-type="float" office:value="0.003383871" calcext:value-type="float">
            <text:p>0.003383871</text:p>
          </table:table-cell>
          <table:table-cell office:value-type="float" office:value="0" calcext:value-type="float">
            <text:p>0</text:p>
          </table:table-cell>
          <table:table-cell office:value-type="float" office:value="26.22242" calcext:value-type="float">
            <text:p>26.22242</text:p>
          </table:table-cell>
          <table:table-cell office:value-type="float" office:value="48.67681" calcext:value-type="float">
            <text:p>48.67681</text:p>
          </table:table-cell>
          <table:table-cell office:value-type="float" office:value="49.04484" calcext:value-type="float">
            <text:p>49.04484</text:p>
          </table:table-cell>
          <table:table-cell office:value-type="float" office:value="28.68181" calcext:value-type="float">
            <text:p>28.68181</text:p>
          </table:table-cell>
          <table:table-cell office:value-type="float" office:value="13.79189" calcext:value-type="float">
            <text:p>13.79189</text:p>
          </table:table-cell>
          <table:table-cell office:value-type="float" office:value="1.527503" calcext:value-type="float">
            <text:p>1.527503</text:p>
          </table:table-cell>
          <table:table-cell office:value-type="float" office:value="1.107483" calcext:value-type="float">
            <text:p>1.107483</text:p>
          </table:table-cell>
          <table:table-cell office:value-type="float" office:value="2.905291" calcext:value-type="float">
            <text:p>2.905291</text:p>
          </table:table-cell>
          <table:table-cell office:value-type="float" office:value="3.513485" calcext:value-type="float">
            <text:p>3.513485</text:p>
          </table:table-cell>
          <table:table-cell office:value-type="float" office:value="4.03675" calcext:value-type="float">
            <text:p>4.03675</text:p>
          </table:table-cell>
          <table:table-cell office:value-type="float" office:value="1.985521" calcext:value-type="float">
            <text:p>1.985521</text:p>
          </table:table-cell>
          <table:table-cell office:value-type="float" office:value="0.8846869" calcext:value-type="float">
            <text:p>0.8846869</text:p>
          </table:table-cell>
          <table:table-cell office:value-type="float" office:value="0.4155656" calcext:value-type="float">
            <text:p>0.4155656</text:p>
          </table:table-cell>
          <table:table-cell office:value-type="float" office:value="0.3854508" calcext:value-type="float">
            <text:p>0.3854508</text:p>
          </table:table-cell>
          <table:table-cell office:value-type="float" office:value="0" calcext:value-type="float">
            <text:p>0</text:p>
          </table:table-cell>
          <table:table-cell office:value-type="float" office:value="322.0747" calcext:value-type="float">
            <text:p>322.0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3.09294" calcext:value-type="float">
            <text:p>13.09294</text:p>
          </table:table-cell>
          <table:table-cell office:value-type="float" office:value="1072.593" calcext:value-type="float">
            <text:p>1072.59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7187" calcext:value-type="float">
            <text:p>-26.17187</text:p>
          </table:table-cell>
          <table:table-cell office:value-type="float" office:value="0.1105442" calcext:value-type="float">
            <text:p>0.1105442</text:p>
          </table:table-cell>
          <table:table-cell office:value-type="float" office:value="13.80191" calcext:value-type="float">
            <text:p>13.80191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9976" calcext:value-type="float">
            <text:p>1.029976</text:p>
          </table:table-cell>
          <table:table-cell office:value-type="float" office:value="-0.2972938" calcext:value-type="float">
            <text:p>-0.2972938</text:p>
          </table:table-cell>
          <table:table-cell office:value-type="float" office:value="-0.08355924" calcext:value-type="float">
            <text:p>-0.08355924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74082" calcext:value-type="float">
            <text:p>10.74082</text:p>
          </table:table-cell>
          <table:table-cell office:value-type="float" office:value="3.419226" calcext:value-type="float">
            <text:p>3.419226</text:p>
          </table:table-cell>
          <table:table-cell office:value-type="float" office:value="0.06192963" calcext:value-type="float">
            <text:p>0.06192963</text:p>
          </table:table-cell>
          <table:table-cell office:value-type="float" office:value="0.05056928" calcext:value-type="float">
            <text:p>0.05056928</text:p>
          </table:table-cell>
          <table:table-cell office:value-type="float" office:value="0.02183603" calcext:value-type="float">
            <text:p>0.02183603</text:p>
          </table:table-cell>
          <table:table-cell office:value-type="float" office:value="0.02033165" calcext:value-type="float">
            <text:p>0.02033165</text:p>
          </table:table-cell>
          <table:table-cell office:value-type="float" office:value="0.01105045" calcext:value-type="float">
            <text:p>0.01105045</text:p>
          </table:table-cell>
          <table:table-cell office:value-type="float" office:value="0.009802814" calcext:value-type="float">
            <text:p>0.009802814</text:p>
          </table:table-cell>
          <table:table-cell office:value-type="float" office:value="0.02068044" calcext:value-type="float">
            <text:p>0.02068044</text:p>
          </table:table-cell>
          <table:table-cell office:value-type="float" office:value="0.01902951" calcext:value-type="float">
            <text:p>0.01902951</text:p>
          </table:table-cell>
          <table:table-cell office:value-type="float" office:value="0.01880042" calcext:value-type="float">
            <text:p>0.01880042</text:p>
          </table:table-cell>
          <table:table-cell office:value-type="float" office:value="0.01850124" calcext:value-type="float">
            <text:p>0.01850124</text:p>
          </table:table-cell>
          <table:table-cell office:value-type="float" office:value="0.02172792" calcext:value-type="float">
            <text:p>0.02172792</text:p>
          </table:table-cell>
          <table:table-cell office:value-type="float" office:value="0.005349407" calcext:value-type="float">
            <text:p>0.005349407</text:p>
          </table:table-cell>
          <table:table-cell office:value-type="float" office:value="0.003382512" calcext:value-type="float">
            <text:p>0.003382512</text:p>
          </table:table-cell>
          <table:table-cell office:value-type="float" office:value="0" calcext:value-type="float">
            <text:p>0</text:p>
          </table:table-cell>
          <table:table-cell office:value-type="float" office:value="24.81446" calcext:value-type="float">
            <text:p>24.81446</text:p>
          </table:table-cell>
          <table:table-cell office:value-type="float" office:value="49.21669" calcext:value-type="float">
            <text:p>49.21669</text:p>
          </table:table-cell>
          <table:table-cell office:value-type="float" office:value="48.70237" calcext:value-type="float">
            <text:p>48.70237</text:p>
          </table:table-cell>
          <table:table-cell office:value-type="float" office:value="29.05865" calcext:value-type="float">
            <text:p>29.05865</text:p>
          </table:table-cell>
          <table:table-cell office:value-type="float" office:value="14.52588" calcext:value-type="float">
            <text:p>14.52588</text:p>
          </table:table-cell>
          <table:table-cell office:value-type="float" office:value="1.573676" calcext:value-type="float">
            <text:p>1.573676</text:p>
          </table:table-cell>
          <table:table-cell office:value-type="float" office:value="1.121427" calcext:value-type="float">
            <text:p>1.121427</text:p>
          </table:table-cell>
          <table:table-cell office:value-type="float" office:value="2.917409" calcext:value-type="float">
            <text:p>2.917409</text:p>
          </table:table-cell>
          <table:table-cell office:value-type="float" office:value="3.522073" calcext:value-type="float">
            <text:p>3.522073</text:p>
          </table:table-cell>
          <table:table-cell office:value-type="float" office:value="4.039993" calcext:value-type="float">
            <text:p>4.039993</text:p>
          </table:table-cell>
          <table:table-cell office:value-type="float" office:value="1.986736" calcext:value-type="float">
            <text:p>1.986736</text:p>
          </table:table-cell>
          <table:table-cell office:value-type="float" office:value="0.8868299" calcext:value-type="float">
            <text:p>0.8868299</text:p>
          </table:table-cell>
          <table:table-cell office:value-type="float" office:value="0.4152417" calcext:value-type="float">
            <text:p>0.4152417</text:p>
          </table:table-cell>
          <table:table-cell office:value-type="float" office:value="0.3854702" calcext:value-type="float">
            <text:p>0.3854702</text:p>
          </table:table-cell>
          <table:table-cell office:value-type="float" office:value="0" calcext:value-type="float">
            <text:p>0</text:p>
          </table:table-cell>
          <table:table-cell office:value-type="float" office:value="345.05" calcext:value-type="float">
            <text:p>345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3.05972" calcext:value-type="float">
            <text:p>13.05972</text:p>
          </table:table-cell>
          <table:table-cell office:value-type="float" office:value="1072.57" calcext:value-type="float">
            <text:p>1072.5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663" calcext:value-type="float">
            <text:p>-26.1663</text:p>
          </table:table-cell>
          <table:table-cell office:value-type="float" office:value="0.115695" calcext:value-type="float">
            <text:p>0.115695</text:p>
          </table:table-cell>
          <table:table-cell office:value-type="float" office:value="13.85378" calcext:value-type="float">
            <text:p>13.85378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9429" calcext:value-type="float">
            <text:p>1.029429</text:p>
          </table:table-cell>
          <table:table-cell office:value-type="float" office:value="-0.2973108" calcext:value-type="float">
            <text:p>-0.2973108</text:p>
          </table:table-cell>
          <table:table-cell office:value-type="float" office:value="-0.08354569" calcext:value-type="float">
            <text:p>-0.08354569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72284" calcext:value-type="float">
            <text:p>10.72284</text:p>
          </table:table-cell>
          <table:table-cell office:value-type="float" office:value="3.832716" calcext:value-type="float">
            <text:p>3.832716</text:p>
          </table:table-cell>
          <table:table-cell office:value-type="float" office:value="0.06196876" calcext:value-type="float">
            <text:p>0.06196876</text:p>
          </table:table-cell>
          <table:table-cell office:value-type="float" office:value="0.05033511" calcext:value-type="float">
            <text:p>0.05033511</text:p>
          </table:table-cell>
          <table:table-cell office:value-type="float" office:value="0.02200769" calcext:value-type="float">
            <text:p>0.02200769</text:p>
          </table:table-cell>
          <table:table-cell office:value-type="float" office:value="0.02048224" calcext:value-type="float">
            <text:p>0.02048224</text:p>
          </table:table-cell>
          <table:table-cell office:value-type="float" office:value="0.01102813" calcext:value-type="float">
            <text:p>0.01102813</text:p>
          </table:table-cell>
          <table:table-cell office:value-type="float" office:value="0.009776128" calcext:value-type="float">
            <text:p>0.009776128</text:p>
          </table:table-cell>
          <table:table-cell office:value-type="float" office:value="0.02067451" calcext:value-type="float">
            <text:p>0.02067451</text:p>
          </table:table-cell>
          <table:table-cell office:value-type="float" office:value="0.01902365" calcext:value-type="float">
            <text:p>0.01902365</text:p>
          </table:table-cell>
          <table:table-cell office:value-type="float" office:value="0.01881382" calcext:value-type="float">
            <text:p>0.01881382</text:p>
          </table:table-cell>
          <table:table-cell office:value-type="float" office:value="0.01850255" calcext:value-type="float">
            <text:p>0.01850255</text:p>
          </table:table-cell>
          <table:table-cell office:value-type="float" office:value="0.02172481" calcext:value-type="float">
            <text:p>0.02172481</text:p>
          </table:table-cell>
          <table:table-cell office:value-type="float" office:value="0.005345196" calcext:value-type="float">
            <text:p>0.005345196</text:p>
          </table:table-cell>
          <table:table-cell office:value-type="float" office:value="0.003378994" calcext:value-type="float">
            <text:p>0.003378994</text:p>
          </table:table-cell>
          <table:table-cell office:value-type="float" office:value="0" calcext:value-type="float">
            <text:p>0</text:p>
          </table:table-cell>
          <table:table-cell office:value-type="float" office:value="23.7837" calcext:value-type="float">
            <text:p>23.7837</text:p>
          </table:table-cell>
          <table:table-cell office:value-type="float" office:value="49.74005" calcext:value-type="float">
            <text:p>49.74005</text:p>
          </table:table-cell>
          <table:table-cell office:value-type="float" office:value="48.49095" calcext:value-type="float">
            <text:p>48.49095</text:p>
          </table:table-cell>
          <table:table-cell office:value-type="float" office:value="29.31831" calcext:value-type="float">
            <text:p>29.31831</text:p>
          </table:table-cell>
          <table:table-cell office:value-type="float" office:value="15.14122" calcext:value-type="float">
            <text:p>15.14122</text:p>
          </table:table-cell>
          <table:table-cell office:value-type="float" office:value="1.620128" calcext:value-type="float">
            <text:p>1.620128</text:p>
          </table:table-cell>
          <table:table-cell office:value-type="float" office:value="1.135474" calcext:value-type="float">
            <text:p>1.135474</text:p>
          </table:table-cell>
          <table:table-cell office:value-type="float" office:value="2.929488" calcext:value-type="float">
            <text:p>2.929488</text:p>
          </table:table-cell>
          <table:table-cell office:value-type="float" office:value="3.530698" calcext:value-type="float">
            <text:p>3.530698</text:p>
          </table:table-cell>
          <table:table-cell office:value-type="float" office:value="4.043215" calcext:value-type="float">
            <text:p>4.043215</text:p>
          </table:table-cell>
          <table:table-cell office:value-type="float" office:value="1.987934" calcext:value-type="float">
            <text:p>1.987934</text:p>
          </table:table-cell>
          <table:table-cell office:value-type="float" office:value="0.8889976" calcext:value-type="float">
            <text:p>0.8889976</text:p>
          </table:table-cell>
          <table:table-cell office:value-type="float" office:value="0.4162988" calcext:value-type="float">
            <text:p>0.4162988</text:p>
          </table:table-cell>
          <table:table-cell office:value-type="float" office:value="0.3850246" calcext:value-type="float">
            <text:p>0.3850246</text:p>
          </table:table-cell>
          <table:table-cell office:value-type="float" office:value="0" calcext:value-type="float">
            <text:p>0</text:p>
          </table:table-cell>
          <table:table-cell office:value-type="float" office:value="368.7546" calcext:value-type="float">
            <text:p>368.7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3.02262" calcext:value-type="float">
            <text:p>13.02262</text:p>
          </table:table-cell>
          <table:table-cell office:value-type="float" office:value="1072.546" calcext:value-type="float">
            <text:p>1072.54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6069" calcext:value-type="float">
            <text:p>-26.16069</text:p>
          </table:table-cell>
          <table:table-cell office:value-type="float" office:value="0.1213578" calcext:value-type="float">
            <text:p>0.1213578</text:p>
          </table:table-cell>
          <table:table-cell office:value-type="float" office:value="13.90979" calcext:value-type="float">
            <text:p>13.90979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9429" calcext:value-type="float">
            <text:p>1.029429</text:p>
          </table:table-cell>
          <table:table-cell office:value-type="float" office:value="-0.2973294" calcext:value-type="float">
            <text:p>-0.2973294</text:p>
          </table:table-cell>
          <table:table-cell office:value-type="float" office:value="-0.08353338" calcext:value-type="float">
            <text:p>-0.08353338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70319" calcext:value-type="float">
            <text:p>10.70319</text:p>
          </table:table-cell>
          <table:table-cell office:value-type="float" office:value="4.281888" calcext:value-type="float">
            <text:p>4.281888</text:p>
          </table:table-cell>
          <table:table-cell office:value-type="float" office:value="0.06335742" calcext:value-type="float">
            <text:p>0.06335742</text:p>
          </table:table-cell>
          <table:table-cell office:value-type="float" office:value="0.05162942" calcext:value-type="float">
            <text:p>0.05162942</text:p>
          </table:table-cell>
          <table:table-cell office:value-type="float" office:value="0.02218233" calcext:value-type="float">
            <text:p>0.02218233</text:p>
          </table:table-cell>
          <table:table-cell office:value-type="float" office:value="0.0206295" calcext:value-type="float">
            <text:p>0.0206295</text:p>
          </table:table-cell>
          <table:table-cell office:value-type="float" office:value="0.01098485" calcext:value-type="float">
            <text:p>0.01098485</text:p>
          </table:table-cell>
          <table:table-cell office:value-type="float" office:value="0.009727133" calcext:value-type="float">
            <text:p>0.009727133</text:p>
          </table:table-cell>
          <table:table-cell office:value-type="float" office:value="0.02066025" calcext:value-type="float">
            <text:p>0.02066025</text:p>
          </table:table-cell>
          <table:table-cell office:value-type="float" office:value="0.01901576" calcext:value-type="float">
            <text:p>0.01901576</text:p>
          </table:table-cell>
          <table:table-cell office:value-type="float" office:value="0.01882584" calcext:value-type="float">
            <text:p>0.01882584</text:p>
          </table:table-cell>
          <table:table-cell office:value-type="float" office:value="0.018504" calcext:value-type="float">
            <text:p>0.018504</text:p>
          </table:table-cell>
          <table:table-cell office:value-type="float" office:value="0.02172221" calcext:value-type="float">
            <text:p>0.02172221</text:p>
          </table:table-cell>
          <table:table-cell office:value-type="float" office:value="0.00533849" calcext:value-type="float">
            <text:p>0.00533849</text:p>
          </table:table-cell>
          <table:table-cell office:value-type="float" office:value="0.003378067" calcext:value-type="float">
            <text:p>0.003378067</text:p>
          </table:table-cell>
          <table:table-cell office:value-type="float" office:value="0" calcext:value-type="float">
            <text:p>0</text:p>
          </table:table-cell>
          <table:table-cell office:value-type="float" office:value="22.89083" calcext:value-type="float">
            <text:p>22.89083</text:p>
          </table:table-cell>
          <table:table-cell office:value-type="float" office:value="50.33587" calcext:value-type="float">
            <text:p>50.33587</text:p>
          </table:table-cell>
          <table:table-cell office:value-type="float" office:value="48.39345" calcext:value-type="float">
            <text:p>48.39345</text:p>
          </table:table-cell>
          <table:table-cell office:value-type="float" office:value="29.49278" calcext:value-type="float">
            <text:p>29.49278</text:p>
          </table:table-cell>
          <table:table-cell office:value-type="float" office:value="15.70394" calcext:value-type="float">
            <text:p>15.70394</text:p>
          </table:table-cell>
          <table:table-cell office:value-type="float" office:value="1.669868" calcext:value-type="float">
            <text:p>1.669868</text:p>
          </table:table-cell>
          <table:table-cell office:value-type="float" office:value="1.150171" calcext:value-type="float">
            <text:p>1.150171</text:p>
          </table:table-cell>
          <table:table-cell office:value-type="float" office:value="2.941566" calcext:value-type="float">
            <text:p>2.941566</text:p>
          </table:table-cell>
          <table:table-cell office:value-type="float" office:value="3.539346" calcext:value-type="float">
            <text:p>3.539346</text:p>
          </table:table-cell>
          <table:table-cell office:value-type="float" office:value="4.046433" calcext:value-type="float">
            <text:p>4.046433</text:p>
          </table:table-cell>
          <table:table-cell office:value-type="float" office:value="1.989117" calcext:value-type="float">
            <text:p>1.989117</text:p>
          </table:table-cell>
          <table:table-cell office:value-type="float" office:value="0.8911342" calcext:value-type="float">
            <text:p>0.8911342</text:p>
          </table:table-cell>
          <table:table-cell office:value-type="float" office:value="0.4157901" calcext:value-type="float">
            <text:p>0.4157901</text:p>
          </table:table-cell>
          <table:table-cell office:value-type="float" office:value="0.3852083" calcext:value-type="float">
            <text:p>0.3852083</text:p>
          </table:table-cell>
          <table:table-cell office:value-type="float" office:value="0" calcext:value-type="float">
            <text:p>0</text:p>
          </table:table-cell>
          <table:table-cell office:value-type="float" office:value="393.1748" calcext:value-type="float">
            <text:p>393.1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8" calcext:value-type="float">
            <text:p>-0.70928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2.98379" calcext:value-type="float">
            <text:p>12.98379</text:p>
          </table:table-cell>
          <table:table-cell office:value-type="float" office:value="1072.52" calcext:value-type="float">
            <text:p>1072.5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5505" calcext:value-type="float">
            <text:p>-26.15505</text:p>
          </table:table-cell>
          <table:table-cell office:value-type="float" office:value="0.126681" calcext:value-type="float">
            <text:p>0.126681</text:p>
          </table:table-cell>
          <table:table-cell office:value-type="float" office:value="13.96925" calcext:value-type="float">
            <text:p>13.9692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9286" calcext:value-type="float">
            <text:p>1.029286</text:p>
          </table:table-cell>
          <table:table-cell office:value-type="float" office:value="-0.2973515" calcext:value-type="float">
            <text:p>-0.2973515</text:p>
          </table:table-cell>
          <table:table-cell office:value-type="float" office:value="-0.08352195" calcext:value-type="float">
            <text:p>-0.08352195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68365" calcext:value-type="float">
            <text:p>10.68365</text:p>
          </table:table-cell>
          <table:table-cell office:value-type="float" office:value="4.700581" calcext:value-type="float">
            <text:p>4.700581</text:p>
          </table:table-cell>
          <table:table-cell office:value-type="float" office:value="0.06620821" calcext:value-type="float">
            <text:p>0.06620821</text:p>
          </table:table-cell>
          <table:table-cell office:value-type="float" office:value="0.05358948" calcext:value-type="float">
            <text:p>0.05358948</text:p>
          </table:table-cell>
          <table:table-cell office:value-type="float" office:value="0.02237494" calcext:value-type="float">
            <text:p>0.02237494</text:p>
          </table:table-cell>
          <table:table-cell office:value-type="float" office:value="0.02077842" calcext:value-type="float">
            <text:p>0.02077842</text:p>
          </table:table-cell>
          <table:table-cell office:value-type="float" office:value="0.01093915" calcext:value-type="float">
            <text:p>0.01093915</text:p>
          </table:table-cell>
          <table:table-cell office:value-type="float" office:value="0.009666986" calcext:value-type="float">
            <text:p>0.009666986</text:p>
          </table:table-cell>
          <table:table-cell office:value-type="float" office:value="0.02063609" calcext:value-type="float">
            <text:p>0.02063609</text:p>
          </table:table-cell>
          <table:table-cell office:value-type="float" office:value="0.01900342" calcext:value-type="float">
            <text:p>0.01900342</text:p>
          </table:table-cell>
          <table:table-cell office:value-type="float" office:value="0.01883614" calcext:value-type="float">
            <text:p>0.01883614</text:p>
          </table:table-cell>
          <table:table-cell office:value-type="float" office:value="0.01850583" calcext:value-type="float">
            <text:p>0.01850583</text:p>
          </table:table-cell>
          <table:table-cell office:value-type="float" office:value="0.02171977" calcext:value-type="float">
            <text:p>0.02171977</text:p>
          </table:table-cell>
          <table:table-cell office:value-type="float" office:value="0.005340506" calcext:value-type="float">
            <text:p>0.005340506</text:p>
          </table:table-cell>
          <table:table-cell office:value-type="float" office:value="0.003368423" calcext:value-type="float">
            <text:p>0.003368423</text:p>
          </table:table-cell>
          <table:table-cell office:value-type="float" office:value="0" calcext:value-type="float">
            <text:p>0</text:p>
          </table:table-cell>
          <table:table-cell office:value-type="float" office:value="22.07361" calcext:value-type="float">
            <text:p>22.07361</text:p>
          </table:table-cell>
          <table:table-cell office:value-type="float" office:value="50.99657" calcext:value-type="float">
            <text:p>50.99657</text:p>
          </table:table-cell>
          <table:table-cell office:value-type="float" office:value="48.37008" calcext:value-type="float">
            <text:p>48.37008</text:p>
          </table:table-cell>
          <table:table-cell office:value-type="float" office:value="29.62869" calcext:value-type="float">
            <text:p>29.62869</text:p>
          </table:table-cell>
          <table:table-cell office:value-type="float" office:value="16.17344" calcext:value-type="float">
            <text:p>16.17344</text:p>
          </table:table-cell>
          <table:table-cell office:value-type="float" office:value="1.725734" calcext:value-type="float">
            <text:p>1.725734</text:p>
          </table:table-cell>
          <table:table-cell office:value-type="float" office:value="1.16558" calcext:value-type="float">
            <text:p>1.16558</text:p>
          </table:table-cell>
          <table:table-cell office:value-type="float" office:value="2.953841" calcext:value-type="float">
            <text:p>2.953841</text:p>
          </table:table-cell>
          <table:table-cell office:value-type="float" office:value="3.548062" calcext:value-type="float">
            <text:p>3.548062</text:p>
          </table:table-cell>
          <table:table-cell office:value-type="float" office:value="4.049604" calcext:value-type="float">
            <text:p>4.049604</text:p>
          </table:table-cell>
          <table:table-cell office:value-type="float" office:value="1.990289" calcext:value-type="float">
            <text:p>1.990289</text:p>
          </table:table-cell>
          <table:table-cell office:value-type="float" office:value="0.8932806" calcext:value-type="float">
            <text:p>0.8932806</text:p>
          </table:table-cell>
          <table:table-cell office:value-type="float" office:value="0.4206695" calcext:value-type="float">
            <text:p>0.4206695</text:p>
          </table:table-cell>
          <table:table-cell office:value-type="float" office:value="0.3802246" calcext:value-type="float">
            <text:p>0.3802246</text:p>
          </table:table-cell>
          <table:table-cell office:value-type="float" office:value="0" calcext:value-type="float">
            <text:p>0</text:p>
          </table:table-cell>
          <table:table-cell office:value-type="float" office:value="414.7662" calcext:value-type="float">
            <text:p>414.76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2.95098" calcext:value-type="float">
            <text:p>12.95098</text:p>
          </table:table-cell>
          <table:table-cell office:value-type="float" office:value="1072.495" calcext:value-type="float">
            <text:p>1072.49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4987" calcext:value-type="float">
            <text:p>-26.14987</text:p>
          </table:table-cell>
          <table:table-cell office:value-type="float" office:value="0.1288708" calcext:value-type="float">
            <text:p>0.1288708</text:p>
          </table:table-cell>
          <table:table-cell office:value-type="float" office:value="14.02615" calcext:value-type="float">
            <text:p>14.02615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8456" calcext:value-type="float">
            <text:p>1.028456</text:p>
          </table:table-cell>
          <table:table-cell office:value-type="float" office:value="-0.2973689" calcext:value-type="float">
            <text:p>-0.2973689</text:p>
          </table:table-cell>
          <table:table-cell office:value-type="float" office:value="-0.08350959" calcext:value-type="float">
            <text:p>-0.08350959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66984" calcext:value-type="float">
            <text:p>10.66984</text:p>
          </table:table-cell>
          <table:table-cell office:value-type="float" office:value="4.894697" calcext:value-type="float">
            <text:p>4.894697</text:p>
          </table:table-cell>
          <table:table-cell office:value-type="float" office:value="0.06324065" calcext:value-type="float">
            <text:p>0.06324065</text:p>
          </table:table-cell>
          <table:table-cell office:value-type="float" office:value="0.05083214" calcext:value-type="float">
            <text:p>0.05083214</text:p>
          </table:table-cell>
          <table:table-cell office:value-type="float" office:value="0.02253466" calcext:value-type="float">
            <text:p>0.02253466</text:p>
          </table:table-cell>
          <table:table-cell office:value-type="float" office:value="0.02093383" calcext:value-type="float">
            <text:p>0.02093383</text:p>
          </table:table-cell>
          <table:table-cell office:value-type="float" office:value="0.01092489" calcext:value-type="float">
            <text:p>0.01092489</text:p>
          </table:table-cell>
          <table:table-cell office:value-type="float" office:value="0.009622831" calcext:value-type="float">
            <text:p>0.009622831</text:p>
          </table:table-cell>
          <table:table-cell office:value-type="float" office:value="0.02060696" calcext:value-type="float">
            <text:p>0.02060696</text:p>
          </table:table-cell>
          <table:table-cell office:value-type="float" office:value="0.01898659" calcext:value-type="float">
            <text:p>0.01898659</text:p>
          </table:table-cell>
          <table:table-cell office:value-type="float" office:value="0.01884427" calcext:value-type="float">
            <text:p>0.01884427</text:p>
          </table:table-cell>
          <table:table-cell office:value-type="float" office:value="0.01850804" calcext:value-type="float">
            <text:p>0.01850804</text:p>
          </table:table-cell>
          <table:table-cell office:value-type="float" office:value="0.02171836" calcext:value-type="float">
            <text:p>0.02171836</text:p>
          </table:table-cell>
          <table:table-cell office:value-type="float" office:value="0.005331828" calcext:value-type="float">
            <text:p>0.005331828</text:p>
          </table:table-cell>
          <table:table-cell office:value-type="float" office:value="0.003369456" calcext:value-type="float">
            <text:p>0.003369456</text:p>
          </table:table-cell>
          <table:table-cell office:value-type="float" office:value="0" calcext:value-type="float">
            <text:p>0</text:p>
          </table:table-cell>
          <table:table-cell office:value-type="float" office:value="21.57727" calcext:value-type="float">
            <text:p>21.57727</text:p>
          </table:table-cell>
          <table:table-cell office:value-type="float" office:value="51.52998" calcext:value-type="float">
            <text:p>51.52998</text:p>
          </table:table-cell>
          <table:table-cell office:value-type="float" office:value="48.39608" calcext:value-type="float">
            <text:p>48.39608</text:p>
          </table:table-cell>
          <table:table-cell office:value-type="float" office:value="29.71622" calcext:value-type="float">
            <text:p>29.71622</text:p>
          </table:table-cell>
          <table:table-cell office:value-type="float" office:value="16.57768" calcext:value-type="float">
            <text:p>16.57768</text:p>
          </table:table-cell>
          <table:table-cell office:value-type="float" office:value="1.781716" calcext:value-type="float">
            <text:p>1.781716</text:p>
          </table:table-cell>
          <table:table-cell office:value-type="float" office:value="1.181888" calcext:value-type="float">
            <text:p>1.181888</text:p>
          </table:table-cell>
          <table:table-cell office:value-type="float" office:value="2.966354" calcext:value-type="float">
            <text:p>2.966354</text:p>
          </table:table-cell>
          <table:table-cell office:value-type="float" office:value="3.556878" calcext:value-type="float">
            <text:p>3.556878</text:p>
          </table:table-cell>
          <table:table-cell office:value-type="float" office:value="4.052752" calcext:value-type="float">
            <text:p>4.052752</text:p>
          </table:table-cell>
          <table:table-cell office:value-type="float" office:value="1.991482" calcext:value-type="float">
            <text:p>1.991482</text:p>
          </table:table-cell>
          <table:table-cell office:value-type="float" office:value="0.8955807" calcext:value-type="float">
            <text:p>0.8955807</text:p>
          </table:table-cell>
          <table:table-cell office:value-type="float" office:value="0.4191929" calcext:value-type="float">
            <text:p>0.4191929</text:p>
          </table:table-cell>
          <table:table-cell office:value-type="float" office:value="0.3826265" calcext:value-type="float">
            <text:p>0.3826265</text:p>
          </table:table-cell>
          <table:table-cell office:value-type="float" office:value="0" calcext:value-type="float">
            <text:p>0</text:p>
          </table:table-cell>
          <table:table-cell office:value-type="float" office:value="426.8598" calcext:value-type="float">
            <text:p>426.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2.92978" calcext:value-type="float">
            <text:p>12.92978</text:p>
          </table:table-cell>
          <table:table-cell office:value-type="float" office:value="1072.474" calcext:value-type="float">
            <text:p>1072.47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4489" calcext:value-type="float">
            <text:p>-26.14489</text:p>
          </table:table-cell>
          <table:table-cell office:value-type="float" office:value="0.1214317" calcext:value-type="float">
            <text:p>0.1214317</text:p>
          </table:table-cell>
          <table:table-cell office:value-type="float" office:value="14.07867" calcext:value-type="float">
            <text:p>14.07867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765" calcext:value-type="float">
            <text:p>1.02765</text:p>
          </table:table-cell>
          <table:table-cell office:value-type="float" office:value="-0.2973843" calcext:value-type="float">
            <text:p>-0.2973843</text:p>
          </table:table-cell>
          <table:table-cell office:value-type="float" office:value="-0.08349471" calcext:value-type="float">
            <text:p>-0.08349471</text:p>
          </table:table-cell>
          <table:table-cell office:value-type="float" office:value="0.000004621594" calcext:value-type="float">
            <text:p>4.621594E-06</text:p>
          </table:table-cell>
          <table:table-cell office:value-type="float" office:value="10.66629" calcext:value-type="float">
            <text:p>10.66629</text:p>
          </table:table-cell>
          <table:table-cell office:value-type="float" office:value="4.148514" calcext:value-type="float">
            <text:p>4.148514</text:p>
          </table:table-cell>
          <table:table-cell office:value-type="float" office:value="0.06139321" calcext:value-type="float">
            <text:p>0.06139321</text:p>
          </table:table-cell>
          <table:table-cell office:value-type="float" office:value="0.05034369" calcext:value-type="float">
            <text:p>0.05034369</text:p>
          </table:table-cell>
          <table:table-cell office:value-type="float" office:value="0.0226918" calcext:value-type="float">
            <text:p>0.0226918</text:p>
          </table:table-cell>
          <table:table-cell office:value-type="float" office:value="0.02105505" calcext:value-type="float">
            <text:p>0.02105505</text:p>
          </table:table-cell>
          <table:table-cell office:value-type="float" office:value="0.01098253" calcext:value-type="float">
            <text:p>0.01098253</text:p>
          </table:table-cell>
          <table:table-cell office:value-type="float" office:value="0.009649283" calcext:value-type="float">
            <text:p>0.009649283</text:p>
          </table:table-cell>
          <table:table-cell office:value-type="float" office:value="0.02060034" calcext:value-type="float">
            <text:p>0.02060034</text:p>
          </table:table-cell>
          <table:table-cell office:value-type="float" office:value="0.01897076" calcext:value-type="float">
            <text:p>0.01897076</text:p>
          </table:table-cell>
          <table:table-cell office:value-type="float" office:value="0.01885031" calcext:value-type="float">
            <text:p>0.01885031</text:p>
          </table:table-cell>
          <table:table-cell office:value-type="float" office:value="0.01851039" calcext:value-type="float">
            <text:p>0.01851039</text:p>
          </table:table-cell>
          <table:table-cell office:value-type="float" office:value="0.02171732" calcext:value-type="float">
            <text:p>0.02171732</text:p>
          </table:table-cell>
          <table:table-cell office:value-type="float" office:value="0.005323162" calcext:value-type="float">
            <text:p>0.005323162</text:p>
          </table:table-cell>
          <table:table-cell office:value-type="float" office:value="0.003370561" calcext:value-type="float">
            <text:p>0.003370561</text:p>
          </table:table-cell>
          <table:table-cell office:value-type="float" office:value="0" calcext:value-type="float">
            <text:p>0</text:p>
          </table:table-cell>
          <table:table-cell office:value-type="float" office:value="24.00598" calcext:value-type="float">
            <text:p>24.00598</text:p>
          </table:table-cell>
          <table:table-cell office:value-type="float" office:value="51.21581" calcext:value-type="float">
            <text:p>51.21581</text:p>
          </table:table-cell>
          <table:table-cell office:value-type="float" office:value="48.37701" calcext:value-type="float">
            <text:p>48.37701</text:p>
          </table:table-cell>
          <table:table-cell office:value-type="float" office:value="29.76596" calcext:value-type="float">
            <text:p>29.76596</text:p>
          </table:table-cell>
          <table:table-cell office:value-type="float" office:value="16.87734" calcext:value-type="float">
            <text:p>16.87734</text:p>
          </table:table-cell>
          <table:table-cell office:value-type="float" office:value="1.834171" calcext:value-type="float">
            <text:p>1.834171</text:p>
          </table:table-cell>
          <table:table-cell office:value-type="float" office:value="1.197396" calcext:value-type="float">
            <text:p>1.197396</text:p>
          </table:table-cell>
          <table:table-cell office:value-type="float" office:value="2.978611" calcext:value-type="float">
            <text:p>2.978611</text:p>
          </table:table-cell>
          <table:table-cell office:value-type="float" office:value="3.565765" calcext:value-type="float">
            <text:p>3.565765</text:p>
          </table:table-cell>
          <table:table-cell office:value-type="float" office:value="4.055931" calcext:value-type="float">
            <text:p>4.055931</text:p>
          </table:table-cell>
          <table:table-cell office:value-type="float" office:value="1.992682" calcext:value-type="float">
            <text:p>1.992682</text:p>
          </table:table-cell>
          <table:table-cell office:value-type="float" office:value="0.897763" calcext:value-type="float">
            <text:p>0.897763</text:p>
          </table:table-cell>
          <table:table-cell office:value-type="float" office:value="0.4177507" calcext:value-type="float">
            <text:p>0.4177507</text:p>
          </table:table-cell>
          <table:table-cell office:value-type="float" office:value="0.3850462" calcext:value-type="float">
            <text:p>0.3850462</text:p>
          </table:table-cell>
          <table:table-cell office:value-type="float" office:value="0" calcext:value-type="float">
            <text:p>0</text:p>
          </table:table-cell>
          <table:table-cell office:value-type="float" office:value="431.5281" calcext:value-type="float">
            <text:p>431.5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2.91285" calcext:value-type="float">
            <text:p>12.91285</text:p>
          </table:table-cell>
          <table:table-cell office:value-type="float" office:value="1072.455" calcext:value-type="float">
            <text:p>1072.45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3989" calcext:value-type="float">
            <text:p>-26.13989</text:p>
          </table:table-cell>
          <table:table-cell office:value-type="float" office:value="0.1124374" calcext:value-type="float">
            <text:p>0.1124374</text:p>
          </table:table-cell>
          <table:table-cell office:value-type="float" office:value="14.12421" calcext:value-type="float">
            <text:p>14.12421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7606" calcext:value-type="float">
            <text:p>1.027606</text:p>
          </table:table-cell>
          <table:table-cell office:value-type="float" office:value="-0.2974056" calcext:value-type="float">
            <text:p>-0.2974056</text:p>
          </table:table-cell>
          <table:table-cell office:value-type="float" office:value="-0.08347365" calcext:value-type="float">
            <text:p>-0.08347365</text:p>
          </table:table-cell>
          <table:table-cell office:value-type="float" office:value="0.000004622518" calcext:value-type="float">
            <text:p>4.622518E-06</text:p>
          </table:table-cell>
          <table:table-cell office:value-type="float" office:value="10.6644" calcext:value-type="float">
            <text:p>10.6644</text:p>
          </table:table-cell>
          <table:table-cell office:value-type="float" office:value="3.280419" calcext:value-type="float">
            <text:p>3.280419</text:p>
          </table:table-cell>
          <table:table-cell office:value-type="float" office:value="0.06104708" calcext:value-type="float">
            <text:p>0.06104708</text:p>
          </table:table-cell>
          <table:table-cell office:value-type="float" office:value="0.05047024" calcext:value-type="float">
            <text:p>0.05047024</text:p>
          </table:table-cell>
          <table:table-cell office:value-type="float" office:value="0.02303377" calcext:value-type="float">
            <text:p>0.02303377</text:p>
          </table:table-cell>
          <table:table-cell office:value-type="float" office:value="0.02138479" calcext:value-type="float">
            <text:p>0.02138479</text:p>
          </table:table-cell>
          <table:table-cell office:value-type="float" office:value="0.01108071" calcext:value-type="float">
            <text:p>0.01108071</text:p>
          </table:table-cell>
          <table:table-cell office:value-type="float" office:value="0.009724538" calcext:value-type="float">
            <text:p>0.009724538</text:p>
          </table:table-cell>
          <table:table-cell office:value-type="float" office:value="0.02062771" calcext:value-type="float">
            <text:p>0.02062771</text:p>
          </table:table-cell>
          <table:table-cell office:value-type="float" office:value="0.01896281" calcext:value-type="float">
            <text:p>0.01896281</text:p>
          </table:table-cell>
          <table:table-cell office:value-type="float" office:value="0.01885563" calcext:value-type="float">
            <text:p>0.01885563</text:p>
          </table:table-cell>
          <table:table-cell office:value-type="float" office:value="0.01851236" calcext:value-type="float">
            <text:p>0.01851236</text:p>
          </table:table-cell>
          <table:table-cell office:value-type="float" office:value="0.02171601" calcext:value-type="float">
            <text:p>0.02171601</text:p>
          </table:table-cell>
          <table:table-cell office:value-type="float" office:value="0.005315816" calcext:value-type="float">
            <text:p>0.005315816</text:p>
          </table:table-cell>
          <table:table-cell office:value-type="float" office:value="0.003370602" calcext:value-type="float">
            <text:p>0.003370602</text:p>
          </table:table-cell>
          <table:table-cell office:value-type="float" office:value="0" calcext:value-type="float">
            <text:p>0</text:p>
          </table:table-cell>
          <table:table-cell office:value-type="float" office:value="28.26586" calcext:value-type="float">
            <text:p>28.26586</text:p>
          </table:table-cell>
          <table:table-cell office:value-type="float" office:value="50.79533" calcext:value-type="float">
            <text:p>50.79533</text:p>
          </table:table-cell>
          <table:table-cell office:value-type="float" office:value="48.26286" calcext:value-type="float">
            <text:p>48.26286</text:p>
          </table:table-cell>
          <table:table-cell office:value-type="float" office:value="29.79202" calcext:value-type="float">
            <text:p>29.79202</text:p>
          </table:table-cell>
          <table:table-cell office:value-type="float" office:value="17.1426" calcext:value-type="float">
            <text:p>17.1426</text:p>
          </table:table-cell>
          <table:table-cell office:value-type="float" office:value="1.882514" calcext:value-type="float">
            <text:p>1.882514</text:p>
          </table:table-cell>
          <table:table-cell office:value-type="float" office:value="1.211314" calcext:value-type="float">
            <text:p>1.211314</text:p>
          </table:table-cell>
          <table:table-cell office:value-type="float" office:value="2.989902" calcext:value-type="float">
            <text:p>2.989902</text:p>
          </table:table-cell>
          <table:table-cell office:value-type="float" office:value="3.574531" calcext:value-type="float">
            <text:p>3.574531</text:p>
          </table:table-cell>
          <table:table-cell office:value-type="float" office:value="4.059109" calcext:value-type="float">
            <text:p>4.059109</text:p>
          </table:table-cell>
          <table:table-cell office:value-type="float" office:value="1.993893" calcext:value-type="float">
            <text:p>1.993893</text:p>
          </table:table-cell>
          <table:table-cell office:value-type="float" office:value="0.8998317" calcext:value-type="float">
            <text:p>0.8998317</text:p>
          </table:table-cell>
          <table:table-cell office:value-type="float" office:value="0.4168654" calcext:value-type="float">
            <text:p>0.4168654</text:p>
          </table:table-cell>
          <table:table-cell office:value-type="float" office:value="0.3856736" calcext:value-type="float">
            <text:p>0.3856736</text:p>
          </table:table-cell>
          <table:table-cell office:value-type="float" office:value="0" calcext:value-type="float">
            <text:p>0</text:p>
          </table:table-cell>
          <table:table-cell office:value-type="float" office:value="425.2763" calcext:value-type="float">
            <text:p>425.2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2.89652" calcext:value-type="float">
            <text:p>12.89652</text:p>
          </table:table-cell>
          <table:table-cell office:value-type="float" office:value="1072.437" calcext:value-type="float">
            <text:p>1072.43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3501" calcext:value-type="float">
            <text:p>-26.13501</text:p>
          </table:table-cell>
          <table:table-cell office:value-type="float" office:value="0.1136165" calcext:value-type="float">
            <text:p>0.1136165</text:p>
          </table:table-cell>
          <table:table-cell office:value-type="float" office:value="14.15858" calcext:value-type="float">
            <text:p>14.15858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7606" calcext:value-type="float">
            <text:p>1.027606</text:p>
          </table:table-cell>
          <table:table-cell office:value-type="float" office:value="-0.2974209" calcext:value-type="float">
            <text:p>-0.2974209</text:p>
          </table:table-cell>
          <table:table-cell office:value-type="float" office:value="-0.08345316" calcext:value-type="float">
            <text:p>-0.08345316</text:p>
          </table:table-cell>
          <table:table-cell office:value-type="float" office:value="0.000004622535" calcext:value-type="float">
            <text:p>4.622535E-06</text:p>
          </table:table-cell>
          <table:table-cell office:value-type="float" office:value="10.6537" calcext:value-type="float">
            <text:p>10.6537</text:p>
          </table:table-cell>
          <table:table-cell office:value-type="float" office:value="3.356349" calcext:value-type="float">
            <text:p>3.356349</text:p>
          </table:table-cell>
          <table:table-cell office:value-type="float" office:value="0.06087579" calcext:value-type="float">
            <text:p>0.06087579</text:p>
          </table:table-cell>
          <table:table-cell office:value-type="float" office:value="0.05025287" calcext:value-type="float">
            <text:p>0.05025287</text:p>
          </table:table-cell>
          <table:table-cell office:value-type="float" office:value="0.02336657" calcext:value-type="float">
            <text:p>0.02336657</text:p>
          </table:table-cell>
          <table:table-cell office:value-type="float" office:value="0.02180486" calcext:value-type="float">
            <text:p>0.02180486</text:p>
          </table:table-cell>
          <table:table-cell office:value-type="float" office:value="0.01119561" calcext:value-type="float">
            <text:p>0.01119561</text:p>
          </table:table-cell>
          <table:table-cell office:value-type="float" office:value="0.009820416" calcext:value-type="float">
            <text:p>0.009820416</text:p>
          </table:table-cell>
          <table:table-cell office:value-type="float" office:value="0.0206805" calcext:value-type="float">
            <text:p>0.0206805</text:p>
          </table:table-cell>
          <table:table-cell office:value-type="float" office:value="0.01896667" calcext:value-type="float">
            <text:p>0.01896667</text:p>
          </table:table-cell>
          <table:table-cell office:value-type="float" office:value="0.01886231" calcext:value-type="float">
            <text:p>0.01886231</text:p>
          </table:table-cell>
          <table:table-cell office:value-type="float" office:value="0.01851362" calcext:value-type="float">
            <text:p>0.01851362</text:p>
          </table:table-cell>
          <table:table-cell office:value-type="float" office:value="0.02171414" calcext:value-type="float">
            <text:p>0.02171414</text:p>
          </table:table-cell>
          <table:table-cell office:value-type="float" office:value="0.005309897" calcext:value-type="float">
            <text:p>0.005309897</text:p>
          </table:table-cell>
          <table:table-cell office:value-type="float" office:value="0.003369294" calcext:value-type="float">
            <text:p>0.003369294</text:p>
          </table:table-cell>
          <table:table-cell office:value-type="float" office:value="0" calcext:value-type="float">
            <text:p>0</text:p>
          </table:table-cell>
          <table:table-cell office:value-type="float" office:value="28.46869" calcext:value-type="float">
            <text:p>28.46869</text:p>
          </table:table-cell>
          <table:table-cell office:value-type="float" office:value="51.15981" calcext:value-type="float">
            <text:p>51.15981</text:p>
          </table:table-cell>
          <table:table-cell office:value-type="float" office:value="48.15335" calcext:value-type="float">
            <text:p>48.15335</text:p>
          </table:table-cell>
          <table:table-cell office:value-type="float" office:value="29.79225" calcext:value-type="float">
            <text:p>29.79225</text:p>
          </table:table-cell>
          <table:table-cell office:value-type="float" office:value="17.37949" calcext:value-type="float">
            <text:p>17.37949</text:p>
          </table:table-cell>
          <table:table-cell office:value-type="float" office:value="1.928501" calcext:value-type="float">
            <text:p>1.928501</text:p>
          </table:table-cell>
          <table:table-cell office:value-type="float" office:value="1.224169" calcext:value-type="float">
            <text:p>1.224169</text:p>
          </table:table-cell>
          <table:table-cell office:value-type="float" office:value="3.000232" calcext:value-type="float">
            <text:p>3.000232</text:p>
          </table:table-cell>
          <table:table-cell office:value-type="float" office:value="3.583026" calcext:value-type="float">
            <text:p>3.583026</text:p>
          </table:table-cell>
          <table:table-cell office:value-type="float" office:value="4.062354" calcext:value-type="float">
            <text:p>4.062354</text:p>
          </table:table-cell>
          <table:table-cell office:value-type="float" office:value="1.994921" calcext:value-type="float">
            <text:p>1.994921</text:p>
          </table:table-cell>
          <table:table-cell office:value-type="float" office:value="0.9018604" calcext:value-type="float">
            <text:p>0.9018604</text:p>
          </table:table-cell>
          <table:table-cell office:value-type="float" office:value="0.4165436" calcext:value-type="float">
            <text:p>0.4165436</text:p>
          </table:table-cell>
          <table:table-cell office:value-type="float" office:value="0.385693" calcext:value-type="float">
            <text:p>0.385693</text:p>
          </table:table-cell>
          <table:table-cell office:value-type="float" office:value="0" calcext:value-type="float">
            <text:p>0</text:p>
          </table:table-cell>
          <table:table-cell office:value-type="float" office:value="433.8853" calcext:value-type="float">
            <text:p>433.8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2.87407" calcext:value-type="float">
            <text:p>12.87407</text:p>
          </table:table-cell>
          <table:table-cell office:value-type="float" office:value="1072.417" calcext:value-type="float">
            <text:p>1072.41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3032" calcext:value-type="float">
            <text:p>-26.13032</text:p>
          </table:table-cell>
          <table:table-cell office:value-type="float" office:value="0.1157395" calcext:value-type="float">
            <text:p>0.1157395</text:p>
          </table:table-cell>
          <table:table-cell office:value-type="float" office:value="14.19909" calcext:value-type="float">
            <text:p>14.19909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7606" calcext:value-type="float">
            <text:p>1.027606</text:p>
          </table:table-cell>
          <table:table-cell office:value-type="float" office:value="-0.2974416" calcext:value-type="float">
            <text:p>-0.2974416</text:p>
          </table:table-cell>
          <table:table-cell office:value-type="float" office:value="-0.08343507" calcext:value-type="float">
            <text:p>-0.08343507</text:p>
          </table:table-cell>
          <table:table-cell office:value-type="float" office:value="0.000004622535" calcext:value-type="float">
            <text:p>4.622535E-06</text:p>
          </table:table-cell>
          <table:table-cell office:value-type="float" office:value="10.63883" calcext:value-type="float">
            <text:p>10.63883</text:p>
          </table:table-cell>
          <table:table-cell office:value-type="float" office:value="3.523236" calcext:value-type="float">
            <text:p>3.523236</text:p>
          </table:table-cell>
          <table:table-cell office:value-type="float" office:value="0.05954132" calcext:value-type="float">
            <text:p>0.05954132</text:p>
          </table:table-cell>
          <table:table-cell office:value-type="float" office:value="0.04952367" calcext:value-type="float">
            <text:p>0.04952367</text:p>
          </table:table-cell>
          <table:table-cell office:value-type="float" office:value="0.02337749" calcext:value-type="float">
            <text:p>0.02337749</text:p>
          </table:table-cell>
          <table:table-cell office:value-type="float" office:value="0.02187213" calcext:value-type="float">
            <text:p>0.02187213</text:p>
          </table:table-cell>
          <table:table-cell office:value-type="float" office:value="0.01122269" calcext:value-type="float">
            <text:p>0.01122269</text:p>
          </table:table-cell>
          <table:table-cell office:value-type="float" office:value="0.009848771" calcext:value-type="float">
            <text:p>0.009848771</text:p>
          </table:table-cell>
          <table:table-cell office:value-type="float" office:value="0.02072408" calcext:value-type="float">
            <text:p>0.02072408</text:p>
          </table:table-cell>
          <table:table-cell office:value-type="float" office:value="0.01897806" calcext:value-type="float">
            <text:p>0.01897806</text:p>
          </table:table-cell>
          <table:table-cell office:value-type="float" office:value="0.01887213" calcext:value-type="float">
            <text:p>0.01887213</text:p>
          </table:table-cell>
          <table:table-cell office:value-type="float" office:value="0.01851454" calcext:value-type="float">
            <text:p>0.01851454</text:p>
          </table:table-cell>
          <table:table-cell office:value-type="float" office:value="0.02171167" calcext:value-type="float">
            <text:p>0.02171167</text:p>
          </table:table-cell>
          <table:table-cell office:value-type="float" office:value="0.005304042" calcext:value-type="float">
            <text:p>0.005304042</text:p>
          </table:table-cell>
          <table:table-cell office:value-type="float" office:value="0.003367997" calcext:value-type="float">
            <text:p>0.003367997</text:p>
          </table:table-cell>
          <table:table-cell office:value-type="float" office:value="0" calcext:value-type="float">
            <text:p>0</text:p>
          </table:table-cell>
          <table:table-cell office:value-type="float" office:value="27.70144" calcext:value-type="float">
            <text:p>27.70144</text:p>
          </table:table-cell>
          <table:table-cell office:value-type="float" office:value="51.74432" calcext:value-type="float">
            <text:p>51.74432</text:p>
          </table:table-cell>
          <table:table-cell office:value-type="float" office:value="48.15543" calcext:value-type="float">
            <text:p>48.15543</text:p>
          </table:table-cell>
          <table:table-cell office:value-type="float" office:value="29.78834" calcext:value-type="float">
            <text:p>29.78834</text:p>
          </table:table-cell>
          <table:table-cell office:value-type="float" office:value="17.58172" calcext:value-type="float">
            <text:p>17.58172</text:p>
          </table:table-cell>
          <table:table-cell office:value-type="float" office:value="1.981751" calcext:value-type="float">
            <text:p>1.981751</text:p>
          </table:table-cell>
          <table:table-cell office:value-type="float" office:value="1.236962" calcext:value-type="float">
            <text:p>1.236962</text:p>
          </table:table-cell>
          <table:table-cell office:value-type="float" office:value="3.010039" calcext:value-type="float">
            <text:p>3.010039</text:p>
          </table:table-cell>
          <table:table-cell office:value-type="float" office:value="3.591242" calcext:value-type="float">
            <text:p>3.591242</text:p>
          </table:table-cell>
          <table:table-cell office:value-type="float" office:value="4.065784" calcext:value-type="float">
            <text:p>4.065784</text:p>
          </table:table-cell>
          <table:table-cell office:value-type="float" office:value="1.995546" calcext:value-type="float">
            <text:p>1.995546</text:p>
          </table:table-cell>
          <table:table-cell office:value-type="float" office:value="0.9038485" calcext:value-type="float">
            <text:p>0.9038485</text:p>
          </table:table-cell>
          <table:table-cell office:value-type="float" office:value="0.4162442" calcext:value-type="float">
            <text:p>0.4162442</text:p>
          </table:table-cell>
          <table:table-cell office:value-type="float" office:value="0.3857123" calcext:value-type="float">
            <text:p>0.3857123</text:p>
          </table:table-cell>
          <table:table-cell office:value-type="float" office:value="0" calcext:value-type="float">
            <text:p>0</text:p>
          </table:table-cell>
          <table:table-cell office:value-type="float" office:value="445.9421" calcext:value-type="float">
            <text:p>445.9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2.84698" calcext:value-type="float">
            <text:p>12.84698</text:p>
          </table:table-cell>
          <table:table-cell office:value-type="float" office:value="1072.395" calcext:value-type="float">
            <text:p>1072.39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2562" calcext:value-type="float">
            <text:p>-26.12562</text:p>
          </table:table-cell>
          <table:table-cell office:value-type="float" office:value="0.1182292" calcext:value-type="float">
            <text:p>0.1182292</text:p>
          </table:table-cell>
          <table:table-cell office:value-type="float" office:value="14.24558" calcext:value-type="float">
            <text:p>14.24558</text:p>
          </table:table-cell>
          <table:table-cell office:value-type="float" office:value="0.1278807" calcext:value-type="float">
            <text:p>0.1278807</text:p>
          </table:table-cell>
          <table:table-cell office:value-type="float" office:value="0.005102049" calcext:value-type="float">
            <text:p>0.005102049</text:p>
          </table:table-cell>
          <table:table-cell office:value-type="float" office:value="0.1827145" calcext:value-type="float">
            <text:p>0.1827145</text:p>
          </table:table-cell>
          <table:table-cell office:value-type="float" office:value="1.027606" calcext:value-type="float">
            <text:p>1.027606</text:p>
          </table:table-cell>
          <table:table-cell office:value-type="float" office:value="-0.2974667" calcext:value-type="float">
            <text:p>-0.2974667</text:p>
          </table:table-cell>
          <table:table-cell office:value-type="float" office:value="-0.08341826" calcext:value-type="float">
            <text:p>-0.08341826</text:p>
          </table:table-cell>
          <table:table-cell office:value-type="float" office:value="0.000004622535" calcext:value-type="float">
            <text:p>4.622535E-06</text:p>
          </table:table-cell>
          <table:table-cell office:value-type="float" office:value="10.62231" calcext:value-type="float">
            <text:p>10.62231</text:p>
          </table:table-cell>
          <table:table-cell office:value-type="float" office:value="3.725824" calcext:value-type="float">
            <text:p>3.725824</text:p>
          </table:table-cell>
          <table:table-cell office:value-type="float" office:value="0.05856016" calcext:value-type="float">
            <text:p>0.05856016</text:p>
          </table:table-cell>
          <table:table-cell office:value-type="float" office:value="0.04875639" calcext:value-type="float">
            <text:p>0.04875639</text:p>
          </table:table-cell>
          <table:table-cell office:value-type="float" office:value="0.02337715" calcext:value-type="float">
            <text:p>0.02337715</text:p>
          </table:table-cell>
          <table:table-cell office:value-type="float" office:value="0.02192485" calcext:value-type="float">
            <text:p>0.02192485</text:p>
          </table:table-cell>
          <table:table-cell office:value-type="float" office:value="0.01119042" calcext:value-type="float">
            <text:p>0.01119042</text:p>
          </table:table-cell>
          <table:table-cell office:value-type="float" office:value="0.009820345" calcext:value-type="float">
            <text:p>0.009820345</text:p>
          </table:table-cell>
          <table:table-cell office:value-type="float" office:value="0.02074332" calcext:value-type="float">
            <text:p>0.02074332</text:p>
          </table:table-cell>
          <table:table-cell office:value-type="float" office:value="0.01898825" calcext:value-type="float">
            <text:p>0.01898825</text:p>
          </table:table-cell>
          <table:table-cell office:value-type="float" office:value="0.0188842" calcext:value-type="float">
            <text:p>0.0188842</text:p>
          </table:table-cell>
          <table:table-cell office:value-type="float" office:value="0.01851638" calcext:value-type="float">
            <text:p>0.01851638</text:p>
          </table:table-cell>
          <table:table-cell office:value-type="float" office:value="0.02170873" calcext:value-type="float">
            <text:p>0.02170873</text:p>
          </table:table-cell>
          <table:table-cell office:value-type="float" office:value="0.005298246" calcext:value-type="float">
            <text:p>0.005298246</text:p>
          </table:table-cell>
          <table:table-cell office:value-type="float" office:value="0.003366707" calcext:value-type="float">
            <text:p>0.003366707</text:p>
          </table:table-cell>
          <table:table-cell office:value-type="float" office:value="0" calcext:value-type="float">
            <text:p>0</text:p>
          </table:table-cell>
          <table:table-cell office:value-type="float" office:value="26.94153" calcext:value-type="float">
            <text:p>26.94153</text:p>
          </table:table-cell>
          <table:table-cell office:value-type="float" office:value="52.35899" calcext:value-type="float">
            <text:p>52.35899</text:p>
          </table:table-cell>
          <table:table-cell office:value-type="float" office:value="48.22382" calcext:value-type="float">
            <text:p>48.22382</text:p>
          </table:table-cell>
          <table:table-cell office:value-type="float" office:value="29.78953" calcext:value-type="float">
            <text:p>29.78953</text:p>
          </table:table-cell>
          <table:table-cell office:value-type="float" office:value="17.79644" calcext:value-type="float">
            <text:p>17.79644</text:p>
          </table:table-cell>
          <table:table-cell office:value-type="float" office:value="2.035497" calcext:value-type="float">
            <text:p>2.035497</text:p>
          </table:table-cell>
          <table:table-cell office:value-type="float" office:value="1.251031" calcext:value-type="float">
            <text:p>1.251031</text:p>
          </table:table-cell>
          <table:table-cell office:value-type="float" office:value="3.019933" calcext:value-type="float">
            <text:p>3.019933</text:p>
          </table:table-cell>
          <table:table-cell office:value-type="float" office:value="3.599297" calcext:value-type="float">
            <text:p>3.599297</text:p>
          </table:table-cell>
          <table:table-cell office:value-type="float" office:value="4.069108" calcext:value-type="float">
            <text:p>4.069108</text:p>
          </table:table-cell>
          <table:table-cell office:value-type="float" office:value="1.996213" calcext:value-type="float">
            <text:p>1.996213</text:p>
          </table:table-cell>
          <table:table-cell office:value-type="float" office:value="0.9057952" calcext:value-type="float">
            <text:p>0.9057952</text:p>
          </table:table-cell>
          <table:table-cell office:value-type="float" office:value="0.415963" calcext:value-type="float">
            <text:p>0.415963</text:p>
          </table:table-cell>
          <table:table-cell office:value-type="float" office:value="0.3857316" calcext:value-type="float">
            <text:p>0.3857316</text:p>
          </table:table-cell>
          <table:table-cell office:value-type="float" office:value="0" calcext:value-type="float">
            <text:p>0</text:p>
          </table:table-cell>
          <table:table-cell office:value-type="float" office:value="458.4036" calcext:value-type="float">
            <text:p>458.4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19" calcext:value-type="float">
            <text:p>-0.709281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12.82104" calcext:value-type="float">
            <text:p>12.82104</text:p>
          </table:table-cell>
          <table:table-cell office:value-type="float" office:value="1072.376" calcext:value-type="float">
            <text:p>1072.37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2096" calcext:value-type="float">
            <text:p>-26.12096</text:p>
          </table:table-cell>
          <table:table-cell office:value-type="float" office:value="0.1031581" calcext:value-type="float">
            <text:p>0.1031581</text:p>
          </table:table-cell>
          <table:table-cell office:value-type="float" office:value="14.31655" calcext:value-type="float">
            <text:p>14.31655</text:p>
          </table:table-cell>
          <table:table-cell office:value-type="float" office:value="0.1279275" calcext:value-type="float">
            <text:p>0.1279275</text:p>
          </table:table-cell>
          <table:table-cell office:value-type="float" office:value="0.005104396" calcext:value-type="float">
            <text:p>0.005104396</text:p>
          </table:table-cell>
          <table:table-cell office:value-type="float" office:value="0.1839051" calcext:value-type="float">
            <text:p>0.1839051</text:p>
          </table:table-cell>
          <table:table-cell office:value-type="float" office:value="1.028089" calcext:value-type="float">
            <text:p>1.028089</text:p>
          </table:table-cell>
          <table:table-cell office:value-type="float" office:value="-0.2975558" calcext:value-type="float">
            <text:p>-0.2975558</text:p>
          </table:table-cell>
          <table:table-cell office:value-type="float" office:value="-0.08341009" calcext:value-type="float">
            <text:p>-0.08341009</text:p>
          </table:table-cell>
          <table:table-cell office:value-type="float" office:value="0.00000462469" calcext:value-type="float">
            <text:p>4.62469E-06</text:p>
          </table:table-cell>
          <table:table-cell office:value-type="float" office:value="10.62987" calcext:value-type="float">
            <text:p>10.62987</text:p>
          </table:table-cell>
          <table:table-cell office:value-type="float" office:value="2.329044" calcext:value-type="float">
            <text:p>2.329044</text:p>
          </table:table-cell>
          <table:table-cell office:value-type="float" office:value="0.1036548" calcext:value-type="float">
            <text:p>0.1036548</text:p>
          </table:table-cell>
          <table:table-cell office:value-type="float" office:value="0.04709964" calcext:value-type="float">
            <text:p>0.04709964</text:p>
          </table:table-cell>
          <table:table-cell office:value-type="float" office:value="0.02323046" calcext:value-type="float">
            <text:p>0.02323046</text:p>
          </table:table-cell>
          <table:table-cell office:value-type="float" office:value="0.02177111" calcext:value-type="float">
            <text:p>0.02177111</text:p>
          </table:table-cell>
          <table:table-cell office:value-type="float" office:value="0.01107552" calcext:value-type="float">
            <text:p>0.01107552</text:p>
          </table:table-cell>
          <table:table-cell office:value-type="float" office:value="0.009838892" calcext:value-type="float">
            <text:p>0.009838892</text:p>
          </table:table-cell>
          <table:table-cell office:value-type="float" office:value="0.02073316" calcext:value-type="float">
            <text:p>0.02073316</text:p>
          </table:table-cell>
          <table:table-cell office:value-type="float" office:value="0.01899204" calcext:value-type="float">
            <text:p>0.01899204</text:p>
          </table:table-cell>
          <table:table-cell office:value-type="float" office:value="0.01889717" calcext:value-type="float">
            <text:p>0.01889717</text:p>
          </table:table-cell>
          <table:table-cell office:value-type="float" office:value="0.01851916" calcext:value-type="float">
            <text:p>0.01851916</text:p>
          </table:table-cell>
          <table:table-cell office:value-type="float" office:value="0.02170549" calcext:value-type="float">
            <text:p>0.02170549</text:p>
          </table:table-cell>
          <table:table-cell office:value-type="float" office:value="0.005308552" calcext:value-type="float">
            <text:p>0.005308552</text:p>
          </table:table-cell>
          <table:table-cell office:value-type="float" office:value="0.003349353" calcext:value-type="float">
            <text:p>0.003349353</text:p>
          </table:table-cell>
          <table:table-cell office:value-type="float" office:value="0" calcext:value-type="float">
            <text:p>0</text:p>
          </table:table-cell>
          <table:table-cell office:value-type="float" office:value="15.77712" calcext:value-type="float">
            <text:p>15.77712</text:p>
          </table:table-cell>
          <table:table-cell office:value-type="float" office:value="55.64328" calcext:value-type="float">
            <text:p>55.64328</text:p>
          </table:table-cell>
          <table:table-cell office:value-type="float" office:value="48.59885" calcext:value-type="float">
            <text:p>48.59885</text:p>
          </table:table-cell>
          <table:table-cell office:value-type="float" office:value="29.79693" calcext:value-type="float">
            <text:p>29.79693</text:p>
          </table:table-cell>
          <table:table-cell office:value-type="float" office:value="18.02832" calcext:value-type="float">
            <text:p>18.02832</text:p>
          </table:table-cell>
          <table:table-cell office:value-type="float" office:value="2.089484" calcext:value-type="float">
            <text:p>2.089484</text:p>
          </table:table-cell>
          <table:table-cell office:value-type="float" office:value="1.272087" calcext:value-type="float">
            <text:p>1.272087</text:p>
          </table:table-cell>
          <table:table-cell office:value-type="float" office:value="3.030228" calcext:value-type="float">
            <text:p>3.030228</text:p>
          </table:table-cell>
          <table:table-cell office:value-type="float" office:value="3.607327" calcext:value-type="float">
            <text:p>3.607327</text:p>
          </table:table-cell>
          <table:table-cell office:value-type="float" office:value="4.072347" calcext:value-type="float">
            <text:p>4.072347</text:p>
          </table:table-cell>
          <table:table-cell office:value-type="float" office:value="1.996911" calcext:value-type="float">
            <text:p>1.996911</text:p>
          </table:table-cell>
          <table:table-cell office:value-type="float" office:value="0.9077123" calcext:value-type="float">
            <text:p>0.9077123</text:p>
          </table:table-cell>
          <table:table-cell office:value-type="float" office:value="0.4257237" calcext:value-type="float">
            <text:p>0.4257237</text:p>
          </table:table-cell>
          <table:table-cell office:value-type="float" office:value="0.3757284" calcext:value-type="float">
            <text:p>0.3757284</text:p>
          </table:table-cell>
          <table:table-cell office:value-type="float" office:value="0" calcext:value-type="float">
            <text:p>0</text:p>
          </table:table-cell>
          <table:table-cell office:value-type="float" office:value="394.2681" calcext:value-type="float">
            <text:p>394.2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2845" calcext:value-type="float">
            <text:p>-0.70928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2.79777" calcext:value-type="float">
            <text:p>12.79777</text:p>
          </table:table-cell>
          <table:table-cell office:value-type="float" office:value="1072.359" calcext:value-type="float">
            <text:p>1072.35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1638" calcext:value-type="float">
            <text:p>-26.11638</text:p>
          </table:table-cell>
          <table:table-cell office:value-type="float" office:value="0.08639101" calcext:value-type="float">
            <text:p>0.08639101</text:p>
          </table:table-cell>
          <table:table-cell office:value-type="float" office:value="14.37391" calcext:value-type="float">
            <text:p>14.3739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078" calcext:value-type="float">
            <text:p>0.00510607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7501" calcext:value-type="float">
            <text:p>1.027501</text:p>
          </table:table-cell>
          <table:table-cell office:value-type="float" office:value="-0.297642" calcext:value-type="float">
            <text:p>-0.297642</text:p>
          </table:table-cell>
          <table:table-cell office:value-type="float" office:value="-0.08340385" calcext:value-type="float">
            <text:p>-0.08340385</text:p>
          </table:table-cell>
          <table:table-cell office:value-type="float" office:value="0.00000462572" calcext:value-type="float">
            <text:p>4.62572E-06</text:p>
          </table:table-cell>
          <table:table-cell office:value-type="float" office:value="10.64537" calcext:value-type="float">
            <text:p>10.64537</text:p>
          </table:table-cell>
          <table:table-cell office:value-type="float" office:value="1.360515" calcext:value-type="float">
            <text:p>1.360515</text:p>
          </table:table-cell>
          <table:table-cell office:value-type="float" office:value="0.07118056" calcext:value-type="float">
            <text:p>0.07118056</text:p>
          </table:table-cell>
          <table:table-cell office:value-type="float" office:value="0.04576055" calcext:value-type="float">
            <text:p>0.04576055</text:p>
          </table:table-cell>
          <table:table-cell office:value-type="float" office:value="0.02230353" calcext:value-type="float">
            <text:p>0.02230353</text:p>
          </table:table-cell>
          <table:table-cell office:value-type="float" office:value="0.02113503" calcext:value-type="float">
            <text:p>0.02113503</text:p>
          </table:table-cell>
          <table:table-cell office:value-type="float" office:value="0.01077183" calcext:value-type="float">
            <text:p>0.01077183</text:p>
          </table:table-cell>
          <table:table-cell office:value-type="float" office:value="0.009821407" calcext:value-type="float">
            <text:p>0.009821407</text:p>
          </table:table-cell>
          <table:table-cell office:value-type="float" office:value="0.02067367" calcext:value-type="float">
            <text:p>0.02067367</text:p>
          </table:table-cell>
          <table:table-cell office:value-type="float" office:value="0.01898535" calcext:value-type="float">
            <text:p>0.01898535</text:p>
          </table:table-cell>
          <table:table-cell office:value-type="float" office:value="0.01890956" calcext:value-type="float">
            <text:p>0.01890956</text:p>
          </table:table-cell>
          <table:table-cell office:value-type="float" office:value="0.01852285" calcext:value-type="float">
            <text:p>0.01852285</text:p>
          </table:table-cell>
          <table:table-cell office:value-type="float" office:value="0.02170395" calcext:value-type="float">
            <text:p>0.02170395</text:p>
          </table:table-cell>
          <table:table-cell office:value-type="float" office:value="0.005297164" calcext:value-type="float">
            <text:p>0.005297164</text:p>
          </table:table-cell>
          <table:table-cell office:value-type="float" office:value="0.003353363" calcext:value-type="float">
            <text:p>0.003353363</text:p>
          </table:table-cell>
          <table:table-cell office:value-type="float" office:value="0" calcext:value-type="float">
            <text:p>0</text:p>
          </table:table-cell>
          <table:table-cell office:value-type="float" office:value="25.89692" calcext:value-type="float">
            <text:p>25.89692</text:p>
          </table:table-cell>
          <table:table-cell office:value-type="float" office:value="52.35746" calcext:value-type="float">
            <text:p>52.35746</text:p>
          </table:table-cell>
          <table:table-cell office:value-type="float" office:value="49.82495" calcext:value-type="float">
            <text:p>49.82495</text:p>
          </table:table-cell>
          <table:table-cell office:value-type="float" office:value="29.38634" calcext:value-type="float">
            <text:p>29.38634</text:p>
          </table:table-cell>
          <table:table-cell office:value-type="float" office:value="18.80316" calcext:value-type="float">
            <text:p>18.80316</text:p>
          </table:table-cell>
          <table:table-cell office:value-type="float" office:value="2.144458" calcext:value-type="float">
            <text:p>2.144458</text:p>
          </table:table-cell>
          <table:table-cell office:value-type="float" office:value="1.280257" calcext:value-type="float">
            <text:p>1.280257</text:p>
          </table:table-cell>
          <table:table-cell office:value-type="float" office:value="3.043162" calcext:value-type="float">
            <text:p>3.043162</text:p>
          </table:table-cell>
          <table:table-cell office:value-type="float" office:value="3.615417" calcext:value-type="float">
            <text:p>3.615417</text:p>
          </table:table-cell>
          <table:table-cell office:value-type="float" office:value="4.075524" calcext:value-type="float">
            <text:p>4.075524</text:p>
          </table:table-cell>
          <table:table-cell office:value-type="float" office:value="1.997663" calcext:value-type="float">
            <text:p>1.997663</text:p>
          </table:table-cell>
          <table:table-cell office:value-type="float" office:value="0.9100146" calcext:value-type="float">
            <text:p>0.9100146</text:p>
          </table:table-cell>
          <table:table-cell office:value-type="float" office:value="0.4229236" calcext:value-type="float">
            <text:p>0.4229236</text:p>
          </table:table-cell>
          <table:table-cell office:value-type="float" office:value="0.3793953" calcext:value-type="float">
            <text:p>0.3793953</text:p>
          </table:table-cell>
          <table:table-cell office:value-type="float" office:value="0" calcext:value-type="float">
            <text:p>0</text:p>
          </table:table-cell>
          <table:table-cell office:value-type="float" office:value="262.9666" calcext:value-type="float">
            <text:p>262.9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873" calcext:value-type="float">
            <text:p>-0.709987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2.77817" calcext:value-type="float">
            <text:p>12.77817</text:p>
          </table:table-cell>
          <table:table-cell office:value-type="float" office:value="1072.343" calcext:value-type="float">
            <text:p>1072.34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1181" calcext:value-type="float">
            <text:p>-26.11181</text:p>
          </table:table-cell>
          <table:table-cell office:value-type="float" office:value="0.07949551" calcext:value-type="float">
            <text:p>0.07949551</text:p>
          </table:table-cell>
          <table:table-cell office:value-type="float" office:value="14.41808" calcext:value-type="float">
            <text:p>14.41808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078" calcext:value-type="float">
            <text:p>0.00510607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664" calcext:value-type="float">
            <text:p>1.026664</text:p>
          </table:table-cell>
          <table:table-cell office:value-type="float" office:value="-0.2977191" calcext:value-type="float">
            <text:p>-0.2977191</text:p>
          </table:table-cell>
          <table:table-cell office:value-type="float" office:value="-0.08339621" calcext:value-type="float">
            <text:p>-0.08339621</text:p>
          </table:table-cell>
          <table:table-cell office:value-type="float" office:value="0.000004627939" calcext:value-type="float">
            <text:p>4.627939E-06</text:p>
          </table:table-cell>
          <table:table-cell office:value-type="float" office:value="10.65774" calcext:value-type="float">
            <text:p>10.65774</text:p>
          </table:table-cell>
          <table:table-cell office:value-type="float" office:value="0.8212661" calcext:value-type="float">
            <text:p>0.8212661</text:p>
          </table:table-cell>
          <table:table-cell office:value-type="float" office:value="0.0647821" calcext:value-type="float">
            <text:p>0.0647821</text:p>
          </table:table-cell>
          <table:table-cell office:value-type="float" office:value="0.04645927" calcext:value-type="float">
            <text:p>0.04645927</text:p>
          </table:table-cell>
          <table:table-cell office:value-type="float" office:value="0.02224839" calcext:value-type="float">
            <text:p>0.02224839</text:p>
          </table:table-cell>
          <table:table-cell office:value-type="float" office:value="0.02109324" calcext:value-type="float">
            <text:p>0.02109324</text:p>
          </table:table-cell>
          <table:table-cell office:value-type="float" office:value="0.0106796" calcext:value-type="float">
            <text:p>0.0106796</text:p>
          </table:table-cell>
          <table:table-cell office:value-type="float" office:value="0.009761929" calcext:value-type="float">
            <text:p>0.009761929</text:p>
          </table:table-cell>
          <table:table-cell office:value-type="float" office:value="0.02061939" calcext:value-type="float">
            <text:p>0.02061939</text:p>
          </table:table-cell>
          <table:table-cell office:value-type="float" office:value="0.01896697" calcext:value-type="float">
            <text:p>0.01896697</text:p>
          </table:table-cell>
          <table:table-cell office:value-type="float" office:value="0.01892026" calcext:value-type="float">
            <text:p>0.01892026</text:p>
          </table:table-cell>
          <table:table-cell office:value-type="float" office:value="0.0185273" calcext:value-type="float">
            <text:p>0.0185273</text:p>
          </table:table-cell>
          <table:table-cell office:value-type="float" office:value="0.02170342" calcext:value-type="float">
            <text:p>0.02170342</text:p>
          </table:table-cell>
          <table:table-cell office:value-type="float" office:value="0.005284749" calcext:value-type="float">
            <text:p>0.005284749</text:p>
          </table:table-cell>
          <table:table-cell office:value-type="float" office:value="0.003358766" calcext:value-type="float">
            <text:p>0.003358766</text:p>
          </table:table-cell>
          <table:table-cell office:value-type="float" office:value="0" calcext:value-type="float">
            <text:p>0</text:p>
          </table:table-cell>
          <table:table-cell office:value-type="float" office:value="36.11546" calcext:value-type="float">
            <text:p>36.11546</text:p>
          </table:table-cell>
          <table:table-cell office:value-type="float" office:value="46.68822" calcext:value-type="float">
            <text:p>46.68822</text:p>
          </table:table-cell>
          <table:table-cell office:value-type="float" office:value="51.65551" calcext:value-type="float">
            <text:p>51.65551</text:p>
          </table:table-cell>
          <table:table-cell office:value-type="float" office:value="30.07557" calcext:value-type="float">
            <text:p>30.07557</text:p>
          </table:table-cell>
          <table:table-cell office:value-type="float" office:value="19.34121" calcext:value-type="float">
            <text:p>19.34121</text:p>
          </table:table-cell>
          <table:table-cell office:value-type="float" office:value="2.200017" calcext:value-type="float">
            <text:p>2.200017</text:p>
          </table:table-cell>
          <table:table-cell office:value-type="float" office:value="1.283121" calcext:value-type="float">
            <text:p>1.283121</text:p>
          </table:table-cell>
          <table:table-cell office:value-type="float" office:value="3.056215" calcext:value-type="float">
            <text:p>3.056215</text:p>
          </table:table-cell>
          <table:table-cell office:value-type="float" office:value="3.623402" calcext:value-type="float">
            <text:p>3.623402</text:p>
          </table:table-cell>
          <table:table-cell office:value-type="float" office:value="4.078654" calcext:value-type="float">
            <text:p>4.078654</text:p>
          </table:table-cell>
          <table:table-cell office:value-type="float" office:value="1.998476" calcext:value-type="float">
            <text:p>1.998476</text:p>
          </table:table-cell>
          <table:table-cell office:value-type="float" office:value="0.9120959" calcext:value-type="float">
            <text:p>0.9120959</text:p>
          </table:table-cell>
          <table:table-cell office:value-type="float" office:value="0.4197299" calcext:value-type="float">
            <text:p>0.4197299</text:p>
          </table:table-cell>
          <table:table-cell office:value-type="float" office:value="0.3835539" calcext:value-type="float">
            <text:p>0.3835539</text:p>
          </table:table-cell>
          <table:table-cell office:value-type="float" office:value="0" calcext:value-type="float">
            <text:p>0</text:p>
          </table:table-cell>
          <table:table-cell office:value-type="float" office:value="234.8844" calcext:value-type="float">
            <text:p>234.8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61" calcext:value-type="float">
            <text:p>-0.709996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12.76002" calcext:value-type="float">
            <text:p>12.76002</text:p>
          </table:table-cell>
          <table:table-cell office:value-type="float" office:value="1072.328" calcext:value-type="float">
            <text:p>1072.32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07" calcext:value-type="float">
            <text:p>-26.107</text:p>
          </table:table-cell>
          <table:table-cell office:value-type="float" office:value="0.07705276" calcext:value-type="float">
            <text:p>0.07705276</text:p>
          </table:table-cell>
          <table:table-cell office:value-type="float" office:value="14.46035" calcext:value-type="float">
            <text:p>14.46035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2" calcext:value-type="float">
            <text:p>0.005106722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08" calcext:value-type="float">
            <text:p>1.026108</text:p>
          </table:table-cell>
          <table:table-cell office:value-type="float" office:value="-0.2977507" calcext:value-type="float">
            <text:p>-0.2977507</text:p>
          </table:table-cell>
          <table:table-cell office:value-type="float" office:value="-0.08338847" calcext:value-type="float">
            <text:p>-0.08338847</text:p>
          </table:table-cell>
          <table:table-cell office:value-type="float" office:value="0.000004627939" calcext:value-type="float">
            <text:p>4.627939E-06</text:p>
          </table:table-cell>
          <table:table-cell office:value-type="float" office:value="10.66848" calcext:value-type="float">
            <text:p>10.66848</text:p>
          </table:table-cell>
          <table:table-cell office:value-type="float" office:value="0.5956011" calcext:value-type="float">
            <text:p>0.5956011</text:p>
          </table:table-cell>
          <table:table-cell office:value-type="float" office:value="0.08295757" calcext:value-type="float">
            <text:p>0.08295757</text:p>
          </table:table-cell>
          <table:table-cell office:value-type="float" office:value="0.05020105" calcext:value-type="float">
            <text:p>0.05020105</text:p>
          </table:table-cell>
          <table:table-cell office:value-type="float" office:value="0.022758" calcext:value-type="float">
            <text:p>0.022758</text:p>
          </table:table-cell>
          <table:table-cell office:value-type="float" office:value="0.02139261" calcext:value-type="float">
            <text:p>0.02139261</text:p>
          </table:table-cell>
          <table:table-cell office:value-type="float" office:value="0.0107183" calcext:value-type="float">
            <text:p>0.0107183</text:p>
          </table:table-cell>
          <table:table-cell office:value-type="float" office:value="0.009788452" calcext:value-type="float">
            <text:p>0.009788452</text:p>
          </table:table-cell>
          <table:table-cell office:value-type="float" office:value="0.02060498" calcext:value-type="float">
            <text:p>0.02060498</text:p>
          </table:table-cell>
          <table:table-cell office:value-type="float" office:value="0.018952" calcext:value-type="float">
            <text:p>0.018952</text:p>
          </table:table-cell>
          <table:table-cell office:value-type="float" office:value="0.01892955" calcext:value-type="float">
            <text:p>0.01892955</text:p>
          </table:table-cell>
          <table:table-cell office:value-type="float" office:value="0.01853206" calcext:value-type="float">
            <text:p>0.01853206</text:p>
          </table:table-cell>
          <table:table-cell office:value-type="float" office:value="0.02170287" calcext:value-type="float">
            <text:p>0.02170287</text:p>
          </table:table-cell>
          <table:table-cell office:value-type="float" office:value="0.005274669" calcext:value-type="float">
            <text:p>0.005274669</text:p>
          </table:table-cell>
          <table:table-cell office:value-type="float" office:value="0.00336197" calcext:value-type="float">
            <text:p>0.00336197</text:p>
          </table:table-cell>
          <table:table-cell office:value-type="float" office:value="0" calcext:value-type="float">
            <text:p>0</text:p>
          </table:table-cell>
          <table:table-cell office:value-type="float" office:value="15.33976" calcext:value-type="float">
            <text:p>15.33976</text:p>
          </table:table-cell>
          <table:table-cell office:value-type="float" office:value="44.24517" calcext:value-type="float">
            <text:p>44.24517</text:p>
          </table:table-cell>
          <table:table-cell office:value-type="float" office:value="56.06205" calcext:value-type="float">
            <text:p>56.06205</text:p>
          </table:table-cell>
          <table:table-cell office:value-type="float" office:value="32.03289" calcext:value-type="float">
            <text:p>32.03289</text:p>
          </table:table-cell>
          <table:table-cell office:value-type="float" office:value="20.10675" calcext:value-type="float">
            <text:p>20.10675</text:p>
          </table:table-cell>
          <table:table-cell office:value-type="float" office:value="2.263166" calcext:value-type="float">
            <text:p>2.263166</text:p>
          </table:table-cell>
          <table:table-cell office:value-type="float" office:value="1.284756" calcext:value-type="float">
            <text:p>1.284756</text:p>
          </table:table-cell>
          <table:table-cell office:value-type="float" office:value="3.068767" calcext:value-type="float">
            <text:p>3.068767</text:p>
          </table:table-cell>
          <table:table-cell office:value-type="float" office:value="3.631283" calcext:value-type="float">
            <text:p>3.631283</text:p>
          </table:table-cell>
          <table:table-cell office:value-type="float" office:value="4.08173" calcext:value-type="float">
            <text:p>4.08173</text:p>
          </table:table-cell>
          <table:table-cell office:value-type="float" office:value="1.999319" calcext:value-type="float">
            <text:p>1.999319</text:p>
          </table:table-cell>
          <table:table-cell office:value-type="float" office:value="0.9140115" calcext:value-type="float">
            <text:p>0.9140115</text:p>
          </table:table-cell>
          <table:table-cell office:value-type="float" office:value="0.4175351" calcext:value-type="float">
            <text:p>0.4175351</text:p>
          </table:table-cell>
          <table:table-cell office:value-type="float" office:value="0.3865325" calcext:value-type="float">
            <text:p>0.3865325</text:p>
          </table:table-cell>
          <table:table-cell office:value-type="float" office:value="0" calcext:value-type="float">
            <text:p>0</text:p>
          </table:table-cell>
          <table:table-cell office:value-type="float" office:value="208.0789" calcext:value-type="float">
            <text:p>208.0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61" calcext:value-type="float">
            <text:p>-0.709996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2.74197" calcext:value-type="float">
            <text:p>12.74197</text:p>
          </table:table-cell>
          <table:table-cell office:value-type="float" office:value="1072.313" calcext:value-type="float">
            <text:p>1072.31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10224" calcext:value-type="float">
            <text:p>-26.10224</text:p>
          </table:table-cell>
          <table:table-cell office:value-type="float" office:value="0.07308974" calcext:value-type="float">
            <text:p>0.07308974</text:p>
          </table:table-cell>
          <table:table-cell office:value-type="float" office:value="14.50009" calcext:value-type="float">
            <text:p>14.5000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7729" calcext:value-type="float">
            <text:p>-0.2977729</text:p>
          </table:table-cell>
          <table:table-cell office:value-type="float" office:value="-0.0833819" calcext:value-type="float">
            <text:p>-0.0833819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68196" calcext:value-type="float">
            <text:p>10.68196</text:p>
          </table:table-cell>
          <table:table-cell office:value-type="float" office:value="0.3479833" calcext:value-type="float">
            <text:p>0.3479833</text:p>
          </table:table-cell>
          <table:table-cell office:value-type="float" office:value="0.06529874" calcext:value-type="float">
            <text:p>0.06529874</text:p>
          </table:table-cell>
          <table:table-cell office:value-type="float" office:value="0.05517134" calcext:value-type="float">
            <text:p>0.05517134</text:p>
          </table:table-cell>
          <table:table-cell office:value-type="float" office:value="0.02346164" calcext:value-type="float">
            <text:p>0.02346164</text:p>
          </table:table-cell>
          <table:table-cell office:value-type="float" office:value="0.02149087" calcext:value-type="float">
            <text:p>0.02149087</text:p>
          </table:table-cell>
          <table:table-cell office:value-type="float" office:value="0.0106532" calcext:value-type="float">
            <text:p>0.0106532</text:p>
          </table:table-cell>
          <table:table-cell office:value-type="float" office:value="0.009751685" calcext:value-type="float">
            <text:p>0.009751685</text:p>
          </table:table-cell>
          <table:table-cell office:value-type="float" office:value="0.02059488" calcext:value-type="float">
            <text:p>0.02059488</text:p>
          </table:table-cell>
          <table:table-cell office:value-type="float" office:value="0.01894423" calcext:value-type="float">
            <text:p>0.01894423</text:p>
          </table:table-cell>
          <table:table-cell office:value-type="float" office:value="0.01893892" calcext:value-type="float">
            <text:p>0.01893892</text:p>
          </table:table-cell>
          <table:table-cell office:value-type="float" office:value="0.01853692" calcext:value-type="float">
            <text:p>0.01853692</text:p>
          </table:table-cell>
          <table:table-cell office:value-type="float" office:value="0.02170203" calcext:value-type="float">
            <text:p>0.02170203</text:p>
          </table:table-cell>
          <table:table-cell office:value-type="float" office:value="0.005268522" calcext:value-type="float">
            <text:p>0.005268522</text:p>
          </table:table-cell>
          <table:table-cell office:value-type="float" office:value="0.003361428" calcext:value-type="float">
            <text:p>0.003361428</text:p>
          </table:table-cell>
          <table:table-cell office:value-type="float" office:value="0" calcext:value-type="float">
            <text:p>0</text:p>
          </table:table-cell>
          <table:table-cell office:value-type="float" office:value="15.96167" calcext:value-type="float">
            <text:p>15.96167</text:p>
          </table:table-cell>
          <table:table-cell office:value-type="float" office:value="34.49671" calcext:value-type="float">
            <text:p>34.49671</text:p>
          </table:table-cell>
          <table:table-cell office:value-type="float" office:value="58.58565" calcext:value-type="float">
            <text:p>58.58565</text:p>
          </table:table-cell>
          <table:table-cell office:value-type="float" office:value="36.23601" calcext:value-type="float">
            <text:p>36.23601</text:p>
          </table:table-cell>
          <table:table-cell office:value-type="float" office:value="22.1582" calcext:value-type="float">
            <text:p>22.1582</text:p>
          </table:table-cell>
          <table:table-cell office:value-type="float" office:value="2.328638" calcext:value-type="float">
            <text:p>2.328638</text:p>
          </table:table-cell>
          <table:table-cell office:value-type="float" office:value="1.287119" calcext:value-type="float">
            <text:p>1.287119</text:p>
          </table:table-cell>
          <table:table-cell office:value-type="float" office:value="3.080687" calcext:value-type="float">
            <text:p>3.080687</text:p>
          </table:table-cell>
          <table:table-cell office:value-type="float" office:value="3.639071" calcext:value-type="float">
            <text:p>3.639071</text:p>
          </table:table-cell>
          <table:table-cell office:value-type="float" office:value="4.084764" calcext:value-type="float">
            <text:p>4.084764</text:p>
          </table:table-cell>
          <table:table-cell office:value-type="float" office:value="2.000174" calcext:value-type="float">
            <text:p>2.000174</text:p>
          </table:table-cell>
          <table:table-cell office:value-type="float" office:value="0.91583" calcext:value-type="float">
            <text:p>0.91583</text:p>
          </table:table-cell>
          <table:table-cell office:value-type="float" office:value="0.4169515" calcext:value-type="float">
            <text:p>0.4169515</text:p>
          </table:table-cell>
          <table:table-cell office:value-type="float" office:value="0.3868344" calcext:value-type="float">
            <text:p>0.3868344</text:p>
          </table:table-cell>
          <table:table-cell office:value-type="float" office:value="0" calcext:value-type="float">
            <text:p>0</text:p>
          </table:table-cell>
          <table:table-cell office:value-type="float" office:value="183.7588" calcext:value-type="float">
            <text:p>183.7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2.72588" calcext:value-type="float">
            <text:p>12.72588</text:p>
          </table:table-cell>
          <table:table-cell office:value-type="float" office:value="1072.298" calcext:value-type="float">
            <text:p>1072.29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9746" calcext:value-type="float">
            <text:p>-26.09746</text:p>
          </table:table-cell>
          <table:table-cell office:value-type="float" office:value="0.0710701" calcext:value-type="float">
            <text:p>0.0710701</text:p>
          </table:table-cell>
          <table:table-cell office:value-type="float" office:value="14.53377" calcext:value-type="float">
            <text:p>14.53377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7891" calcext:value-type="float">
            <text:p>-0.2977891</text:p>
          </table:table-cell>
          <table:table-cell office:value-type="float" office:value="-0.08337452" calcext:value-type="float">
            <text:p>-0.08337452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69302" calcext:value-type="float">
            <text:p>10.69302</text:p>
          </table:table-cell>
          <table:table-cell office:value-type="float" office:value="0.2328842" calcext:value-type="float">
            <text:p>0.2328842</text:p>
          </table:table-cell>
          <table:table-cell office:value-type="float" office:value="0.06205718" calcext:value-type="float">
            <text:p>0.06205718</text:p>
          </table:table-cell>
          <table:table-cell office:value-type="float" office:value="0.05410038" calcext:value-type="float">
            <text:p>0.05410038</text:p>
          </table:table-cell>
          <table:table-cell office:value-type="float" office:value="0.02555414" calcext:value-type="float">
            <text:p>0.02555414</text:p>
          </table:table-cell>
          <table:table-cell office:value-type="float" office:value="0.02313395" calcext:value-type="float">
            <text:p>0.02313395</text:p>
          </table:table-cell>
          <table:table-cell office:value-type="float" office:value="0.01065789" calcext:value-type="float">
            <text:p>0.01065789</text:p>
          </table:table-cell>
          <table:table-cell office:value-type="float" office:value="0.009742949" calcext:value-type="float">
            <text:p>0.009742949</text:p>
          </table:table-cell>
          <table:table-cell office:value-type="float" office:value="0.0205858" calcext:value-type="float">
            <text:p>0.0205858</text:p>
          </table:table-cell>
          <table:table-cell office:value-type="float" office:value="0.01893767" calcext:value-type="float">
            <text:p>0.01893767</text:p>
          </table:table-cell>
          <table:table-cell office:value-type="float" office:value="0.01894814" calcext:value-type="float">
            <text:p>0.01894814</text:p>
          </table:table-cell>
          <table:table-cell office:value-type="float" office:value="0.01854212" calcext:value-type="float">
            <text:p>0.01854212</text:p>
          </table:table-cell>
          <table:table-cell office:value-type="float" office:value="0.02170078" calcext:value-type="float">
            <text:p>0.02170078</text:p>
          </table:table-cell>
          <table:table-cell office:value-type="float" office:value="0.005263157" calcext:value-type="float">
            <text:p>0.005263157</text:p>
          </table:table-cell>
          <table:table-cell office:value-type="float" office:value="0.003360175" calcext:value-type="float">
            <text:p>0.003360175</text:p>
          </table:table-cell>
          <table:table-cell office:value-type="float" office:value="0" calcext:value-type="float">
            <text:p>0</text:p>
          </table:table-cell>
          <table:table-cell office:value-type="float" office:value="22.77627" calcext:value-type="float">
            <text:p>22.77627</text:p>
          </table:table-cell>
          <table:table-cell office:value-type="float" office:value="30.71064" calcext:value-type="float">
            <text:p>30.71064</text:p>
          </table:table-cell>
          <table:table-cell office:value-type="float" office:value="48.48163" calcext:value-type="float">
            <text:p>48.48163</text:p>
          </table:table-cell>
          <table:table-cell office:value-type="float" office:value="43.01362" calcext:value-type="float">
            <text:p>43.01362</text:p>
          </table:table-cell>
          <table:table-cell office:value-type="float" office:value="30.74965" calcext:value-type="float">
            <text:p>30.74965</text:p>
          </table:table-cell>
          <table:table-cell office:value-type="float" office:value="2.404738" calcext:value-type="float">
            <text:p>2.404738</text:p>
          </table:table-cell>
          <table:table-cell office:value-type="float" office:value="1.290305" calcext:value-type="float">
            <text:p>1.290305</text:p>
          </table:table-cell>
          <table:table-cell office:value-type="float" office:value="3.092292" calcext:value-type="float">
            <text:p>3.092292</text:p>
          </table:table-cell>
          <table:table-cell office:value-type="float" office:value="3.647359" calcext:value-type="float">
            <text:p>3.647359</text:p>
          </table:table-cell>
          <table:table-cell office:value-type="float" office:value="4.087047" calcext:value-type="float">
            <text:p>4.087047</text:p>
          </table:table-cell>
          <table:table-cell office:value-type="float" office:value="2.001029" calcext:value-type="float">
            <text:p>2.001029</text:p>
          </table:table-cell>
          <table:table-cell office:value-type="float" office:value="0.9176105" calcext:value-type="float">
            <text:p>0.9176105</text:p>
          </table:table-cell>
          <table:table-cell office:value-type="float" office:value="0.4166795" calcext:value-type="float">
            <text:p>0.4166795</text:p>
          </table:table-cell>
          <table:table-cell office:value-type="float" office:value="0.3868537" calcext:value-type="float">
            <text:p>0.3868537</text:p>
          </table:table-cell>
          <table:table-cell office:value-type="float" office:value="0" calcext:value-type="float">
            <text:p>0</text:p>
          </table:table-cell>
          <table:table-cell office:value-type="float" office:value="163.9911" calcext:value-type="float">
            <text:p>163.9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2.71242" calcext:value-type="float">
            <text:p>12.71242</text:p>
          </table:table-cell>
          <table:table-cell office:value-type="float" office:value="1072.284" calcext:value-type="float">
            <text:p>1072.28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927" calcext:value-type="float">
            <text:p>-26.0927</text:p>
          </table:table-cell>
          <table:table-cell office:value-type="float" office:value="0.06997377" calcext:value-type="float">
            <text:p>0.06997377</text:p>
          </table:table-cell>
          <table:table-cell office:value-type="float" office:value="14.56362" calcext:value-type="float">
            <text:p>14.56362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7986" calcext:value-type="float">
            <text:p>-0.2977986</text:p>
          </table:table-cell>
          <table:table-cell office:value-type="float" office:value="-0.08336585" calcext:value-type="float">
            <text:p>-0.08336585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0042" calcext:value-type="float">
            <text:p>10.70042</text:p>
          </table:table-cell>
          <table:table-cell office:value-type="float" office:value="0.1713865" calcext:value-type="float">
            <text:p>0.1713865</text:p>
          </table:table-cell>
          <table:table-cell office:value-type="float" office:value="0.06207971" calcext:value-type="float">
            <text:p>0.06207971</text:p>
          </table:table-cell>
          <table:table-cell office:value-type="float" office:value="0.05498385" calcext:value-type="float">
            <text:p>0.05498385</text:p>
          </table:table-cell>
          <table:table-cell office:value-type="float" office:value="0.0261924" calcext:value-type="float">
            <text:p>0.0261924</text:p>
          </table:table-cell>
          <table:table-cell office:value-type="float" office:value="0.02429817" calcext:value-type="float">
            <text:p>0.02429817</text:p>
          </table:table-cell>
          <table:table-cell office:value-type="float" office:value="0.01073676" calcext:value-type="float">
            <text:p>0.01073676</text:p>
          </table:table-cell>
          <table:table-cell office:value-type="float" office:value="0.0097931" calcext:value-type="float">
            <text:p>0.0097931</text:p>
          </table:table-cell>
          <table:table-cell office:value-type="float" office:value="0.02060602" calcext:value-type="float">
            <text:p>0.02060602</text:p>
          </table:table-cell>
          <table:table-cell office:value-type="float" office:value="0.01893665" calcext:value-type="float">
            <text:p>0.01893665</text:p>
          </table:table-cell>
          <table:table-cell office:value-type="float" office:value="0.01895784" calcext:value-type="float">
            <text:p>0.01895784</text:p>
          </table:table-cell>
          <table:table-cell office:value-type="float" office:value="0.01854766" calcext:value-type="float">
            <text:p>0.01854766</text:p>
          </table:table-cell>
          <table:table-cell office:value-type="float" office:value="0.02169922" calcext:value-type="float">
            <text:p>0.02169922</text:p>
          </table:table-cell>
          <table:table-cell office:value-type="float" office:value="0.00525785" calcext:value-type="float">
            <text:p>0.00525785</text:p>
          </table:table-cell>
          <table:table-cell office:value-type="float" office:value="0.003358927" calcext:value-type="float">
            <text:p>0.003358927</text:p>
          </table:table-cell>
          <table:table-cell office:value-type="float" office:value="0" calcext:value-type="float">
            <text:p>0</text:p>
          </table:table-cell>
          <table:table-cell office:value-type="float" office:value="28.66364" calcext:value-type="float">
            <text:p>28.66364</text:p>
          </table:table-cell>
          <table:table-cell office:value-type="float" office:value="29.89624" calcext:value-type="float">
            <text:p>29.89624</text:p>
          </table:table-cell>
          <table:table-cell office:value-type="float" office:value="46.49141" calcext:value-type="float">
            <text:p>46.49141</text:p>
          </table:table-cell>
          <table:table-cell office:value-type="float" office:value="43.30285" calcext:value-type="float">
            <text:p>43.30285</text:p>
          </table:table-cell>
          <table:table-cell office:value-type="float" office:value="32.79194" calcext:value-type="float">
            <text:p>32.79194</text:p>
          </table:table-cell>
          <table:table-cell office:value-type="float" office:value="2.504277" calcext:value-type="float">
            <text:p>2.504277</text:p>
          </table:table-cell>
          <table:table-cell office:value-type="float" office:value="1.292977" calcext:value-type="float">
            <text:p>1.292977</text:p>
          </table:table-cell>
          <table:table-cell office:value-type="float" office:value="3.103339" calcext:value-type="float">
            <text:p>3.103339</text:p>
          </table:table-cell>
          <table:table-cell office:value-type="float" office:value="3.655619" calcext:value-type="float">
            <text:p>3.655619</text:p>
          </table:table-cell>
          <table:table-cell office:value-type="float" office:value="4.089184" calcext:value-type="float">
            <text:p>4.089184</text:p>
          </table:table-cell>
          <table:table-cell office:value-type="float" office:value="2.001869" calcext:value-type="float">
            <text:p>2.001869</text:p>
          </table:table-cell>
          <table:table-cell office:value-type="float" office:value="0.9193651" calcext:value-type="float">
            <text:p>0.9193651</text:p>
          </table:table-cell>
          <table:table-cell office:value-type="float" office:value="0.4164237" calcext:value-type="float">
            <text:p>0.4164237</text:p>
          </table:table-cell>
          <table:table-cell office:value-type="float" office:value="0.386873" calcext:value-type="float">
            <text:p>0.386873</text:p>
          </table:table-cell>
          <table:table-cell office:value-type="float" office:value="0" calcext:value-type="float">
            <text:p>0</text:p>
          </table:table-cell>
          <table:table-cell office:value-type="float" office:value="149.2245" calcext:value-type="float">
            <text:p>149.2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2.70166" calcext:value-type="float">
            <text:p>12.70166</text:p>
          </table:table-cell>
          <table:table-cell office:value-type="float" office:value="1072.271" calcext:value-type="float">
            <text:p>1072.27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8797" calcext:value-type="float">
            <text:p>-26.08797</text:p>
          </table:table-cell>
          <table:table-cell office:value-type="float" office:value="0.06933671" calcext:value-type="float">
            <text:p>0.06933671</text:p>
          </table:table-cell>
          <table:table-cell office:value-type="float" office:value="14.58943" calcext:value-type="float">
            <text:p>14.5894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8063" calcext:value-type="float">
            <text:p>-0.2978063</text:p>
          </table:table-cell>
          <table:table-cell office:value-type="float" office:value="-0.08335666" calcext:value-type="float">
            <text:p>-0.08335666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0626" calcext:value-type="float">
            <text:p>10.70626</text:p>
          </table:table-cell>
          <table:table-cell office:value-type="float" office:value="0.1333965" calcext:value-type="float">
            <text:p>0.1333965</text:p>
          </table:table-cell>
          <table:table-cell office:value-type="float" office:value="0.06233285" calcext:value-type="float">
            <text:p>0.06233285</text:p>
          </table:table-cell>
          <table:table-cell office:value-type="float" office:value="0.05584361" calcext:value-type="float">
            <text:p>0.05584361</text:p>
          </table:table-cell>
          <table:table-cell office:value-type="float" office:value="0.02682031" calcext:value-type="float">
            <text:p>0.02682031</text:p>
          </table:table-cell>
          <table:table-cell office:value-type="float" office:value="0.02506555" calcext:value-type="float">
            <text:p>0.02506555</text:p>
          </table:table-cell>
          <table:table-cell office:value-type="float" office:value="0.01084086" calcext:value-type="float">
            <text:p>0.01084086</text:p>
          </table:table-cell>
          <table:table-cell office:value-type="float" office:value="0.009876467" calcext:value-type="float">
            <text:p>0.009876467</text:p>
          </table:table-cell>
          <table:table-cell office:value-type="float" office:value="0.02065343" calcext:value-type="float">
            <text:p>0.02065343</text:p>
          </table:table-cell>
          <table:table-cell office:value-type="float" office:value="0.01894543" calcext:value-type="float">
            <text:p>0.01894543</text:p>
          </table:table-cell>
          <table:table-cell office:value-type="float" office:value="0.01896875" calcext:value-type="float">
            <text:p>0.01896875</text:p>
          </table:table-cell>
          <table:table-cell office:value-type="float" office:value="0.01855363" calcext:value-type="float">
            <text:p>0.01855363</text:p>
          </table:table-cell>
          <table:table-cell office:value-type="float" office:value="0.02169738" calcext:value-type="float">
            <text:p>0.02169738</text:p>
          </table:table-cell>
          <table:table-cell office:value-type="float" office:value="0.005252602" calcext:value-type="float">
            <text:p>0.005252602</text:p>
          </table:table-cell>
          <table:table-cell office:value-type="float" office:value="0.003357685" calcext:value-type="float">
            <text:p>0.003357685</text:p>
          </table:table-cell>
          <table:table-cell office:value-type="float" office:value="0" calcext:value-type="float">
            <text:p>0</text:p>
          </table:table-cell>
          <table:table-cell office:value-type="float" office:value="34.67454" calcext:value-type="float">
            <text:p>34.67454</text:p>
          </table:table-cell>
          <table:table-cell office:value-type="float" office:value="30.51585" calcext:value-type="float">
            <text:p>30.51585</text:p>
          </table:table-cell>
          <table:table-cell office:value-type="float" office:value="45.56306" calcext:value-type="float">
            <text:p>45.56306</text:p>
          </table:table-cell>
          <table:table-cell office:value-type="float" office:value="42.64385" calcext:value-type="float">
            <text:p>42.64385</text:p>
          </table:table-cell>
          <table:table-cell office:value-type="float" office:value="32.56257" calcext:value-type="float">
            <text:p>32.56257</text:p>
          </table:table-cell>
          <table:table-cell office:value-type="float" office:value="2.604084" calcext:value-type="float">
            <text:p>2.604084</text:p>
          </table:table-cell>
          <table:table-cell office:value-type="float" office:value="1.295785" calcext:value-type="float">
            <text:p>1.295785</text:p>
          </table:table-cell>
          <table:table-cell office:value-type="float" office:value="3.113612" calcext:value-type="float">
            <text:p>3.113612</text:p>
          </table:table-cell>
          <table:table-cell office:value-type="float" office:value="3.663706" calcext:value-type="float">
            <text:p>3.663706</text:p>
          </table:table-cell>
          <table:table-cell office:value-type="float" office:value="4.091253" calcext:value-type="float">
            <text:p>4.091253</text:p>
          </table:table-cell>
          <table:table-cell office:value-type="float" office:value="2.00269" calcext:value-type="float">
            <text:p>2.00269</text:p>
          </table:table-cell>
          <table:table-cell office:value-type="float" office:value="0.9210974" calcext:value-type="float">
            <text:p>0.9210974</text:p>
          </table:table-cell>
          <table:table-cell office:value-type="float" office:value="0.4161828" calcext:value-type="float">
            <text:p>0.4161828</text:p>
          </table:table-cell>
          <table:table-cell office:value-type="float" office:value="0.3868923" calcext:value-type="float">
            <text:p>0.3868923</text:p>
          </table:table-cell>
          <table:table-cell office:value-type="float" office:value="0" calcext:value-type="float">
            <text:p>0</text:p>
          </table:table-cell>
          <table:table-cell office:value-type="float" office:value="139.4108" calcext:value-type="float">
            <text:p>139.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2.68857" calcext:value-type="float">
            <text:p>12.68857</text:p>
          </table:table-cell>
          <table:table-cell office:value-type="float" office:value="1072.258" calcext:value-type="float">
            <text:p>1072.25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8332" calcext:value-type="float">
            <text:p>-26.08332</text:p>
          </table:table-cell>
          <table:table-cell office:value-type="float" office:value="0.0686482" calcext:value-type="float">
            <text:p>0.0686482</text:p>
          </table:table-cell>
          <table:table-cell office:value-type="float" office:value="14.61703" calcext:value-type="float">
            <text:p>14.6170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8204" calcext:value-type="float">
            <text:p>-0.2978204</text:p>
          </table:table-cell>
          <table:table-cell office:value-type="float" office:value="-0.08334687" calcext:value-type="float">
            <text:p>-0.08334687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1543" calcext:value-type="float">
            <text:p>10.71543</text:p>
          </table:table-cell>
          <table:table-cell office:value-type="float" office:value="0.09933177" calcext:value-type="float">
            <text:p>0.09933177</text:p>
          </table:table-cell>
          <table:table-cell office:value-type="float" office:value="0.06022051" calcext:value-type="float">
            <text:p>0.06022051</text:p>
          </table:table-cell>
          <table:table-cell office:value-type="float" office:value="0.05499354" calcext:value-type="float">
            <text:p>0.05499354</text:p>
          </table:table-cell>
          <table:table-cell office:value-type="float" office:value="0.02695201" calcext:value-type="float">
            <text:p>0.02695201</text:p>
          </table:table-cell>
          <table:table-cell office:value-type="float" office:value="0.02536805" calcext:value-type="float">
            <text:p>0.02536805</text:p>
          </table:table-cell>
          <table:table-cell office:value-type="float" office:value="0.01091773" calcext:value-type="float">
            <text:p>0.01091773</text:p>
          </table:table-cell>
          <table:table-cell office:value-type="float" office:value="0.009940686" calcext:value-type="float">
            <text:p>0.009940686</text:p>
          </table:table-cell>
          <table:table-cell office:value-type="float" office:value="0.02070989" calcext:value-type="float">
            <text:p>0.02070989</text:p>
          </table:table-cell>
          <table:table-cell office:value-type="float" office:value="0.01896329" calcext:value-type="float">
            <text:p>0.01896329</text:p>
          </table:table-cell>
          <table:table-cell office:value-type="float" office:value="0.01898157" calcext:value-type="float">
            <text:p>0.01898157</text:p>
          </table:table-cell>
          <table:table-cell office:value-type="float" office:value="0.01856017" calcext:value-type="float">
            <text:p>0.01856017</text:p>
          </table:table-cell>
          <table:table-cell office:value-type="float" office:value="0.02169532" calcext:value-type="float">
            <text:p>0.02169532</text:p>
          </table:table-cell>
          <table:table-cell office:value-type="float" office:value="0.005247416" calcext:value-type="float">
            <text:p>0.005247416</text:p>
          </table:table-cell>
          <table:table-cell office:value-type="float" office:value="0.003356447" calcext:value-type="float">
            <text:p>0.003356447</text:p>
          </table:table-cell>
          <table:table-cell office:value-type="float" office:value="0" calcext:value-type="float">
            <text:p>0</text:p>
          </table:table-cell>
          <table:table-cell office:value-type="float" office:value="40.91467" calcext:value-type="float">
            <text:p>40.91467</text:p>
          </table:table-cell>
          <table:table-cell office:value-type="float" office:value="31.29112" calcext:value-type="float">
            <text:p>31.29112</text:p>
          </table:table-cell>
          <table:table-cell office:value-type="float" office:value="44.67667" calcext:value-type="float">
            <text:p>44.67667</text:p>
          </table:table-cell>
          <table:table-cell office:value-type="float" office:value="41.89477" calcext:value-type="float">
            <text:p>41.89477</text:p>
          </table:table-cell>
          <table:table-cell office:value-type="float" office:value="32.23881" calcext:value-type="float">
            <text:p>32.23881</text:p>
          </table:table-cell>
          <table:table-cell office:value-type="float" office:value="2.699172" calcext:value-type="float">
            <text:p>2.699172</text:p>
          </table:table-cell>
          <table:table-cell office:value-type="float" office:value="1.299347" calcext:value-type="float">
            <text:p>1.299347</text:p>
          </table:table-cell>
          <table:table-cell office:value-type="float" office:value="3.123227" calcext:value-type="float">
            <text:p>3.123227</text:p>
          </table:table-cell>
          <table:table-cell office:value-type="float" office:value="3.671574" calcext:value-type="float">
            <text:p>3.671574</text:p>
          </table:table-cell>
          <table:table-cell office:value-type="float" office:value="4.093248" calcext:value-type="float">
            <text:p>4.093248</text:p>
          </table:table-cell>
          <table:table-cell office:value-type="float" office:value="2.003501" calcext:value-type="float">
            <text:p>2.003501</text:p>
          </table:table-cell>
          <table:table-cell office:value-type="float" office:value="0.9228073" calcext:value-type="float">
            <text:p>0.9228073</text:p>
          </table:table-cell>
          <table:table-cell office:value-type="float" office:value="0.4159553" calcext:value-type="float">
            <text:p>0.4159553</text:p>
          </table:table-cell>
          <table:table-cell office:value-type="float" office:value="0.3869116" calcext:value-type="float">
            <text:p>0.3869116</text:p>
          </table:table-cell>
          <table:table-cell office:value-type="float" office:value="0" calcext:value-type="float">
            <text:p>0</text:p>
          </table:table-cell>
          <table:table-cell office:value-type="float" office:value="132.8099" calcext:value-type="float">
            <text:p>132.8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2.67338" calcext:value-type="float">
            <text:p>12.67338</text:p>
          </table:table-cell>
          <table:table-cell office:value-type="float" office:value="1072.245" calcext:value-type="float">
            <text:p>1072.24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787" calcext:value-type="float">
            <text:p>-26.0787</text:p>
          </table:table-cell>
          <table:table-cell office:value-type="float" office:value="0.0681221" calcext:value-type="float">
            <text:p>0.0681221</text:p>
          </table:table-cell>
          <table:table-cell office:value-type="float" office:value="14.64699" calcext:value-type="float">
            <text:p>14.6469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8314" calcext:value-type="float">
            <text:p>-0.2978314</text:p>
          </table:table-cell>
          <table:table-cell office:value-type="float" office:value="-0.0833361" calcext:value-type="float">
            <text:p>-0.0833361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2502" calcext:value-type="float">
            <text:p>10.72502</text:p>
          </table:table-cell>
          <table:table-cell office:value-type="float" office:value="0.08216675" calcext:value-type="float">
            <text:p>0.08216675</text:p>
          </table:table-cell>
          <table:table-cell office:value-type="float" office:value="0.05965203" calcext:value-type="float">
            <text:p>0.05965203</text:p>
          </table:table-cell>
          <table:table-cell office:value-type="float" office:value="0.05451393" calcext:value-type="float">
            <text:p>0.05451393</text:p>
          </table:table-cell>
          <table:table-cell office:value-type="float" office:value="0.02680887" calcext:value-type="float">
            <text:p>0.02680887</text:p>
          </table:table-cell>
          <table:table-cell office:value-type="float" office:value="0.02533863" calcext:value-type="float">
            <text:p>0.02533863</text:p>
          </table:table-cell>
          <table:table-cell office:value-type="float" office:value="0.01096362" calcext:value-type="float">
            <text:p>0.01096362</text:p>
          </table:table-cell>
          <table:table-cell office:value-type="float" office:value="0.009953566" calcext:value-type="float">
            <text:p>0.009953566</text:p>
          </table:table-cell>
          <table:table-cell office:value-type="float" office:value="0.02075308" calcext:value-type="float">
            <text:p>0.02075308</text:p>
          </table:table-cell>
          <table:table-cell office:value-type="float" office:value="0.0189836" calcext:value-type="float">
            <text:p>0.0189836</text:p>
          </table:table-cell>
          <table:table-cell office:value-type="float" office:value="0.01899639" calcext:value-type="float">
            <text:p>0.01899639</text:p>
          </table:table-cell>
          <table:table-cell office:value-type="float" office:value="0.01856718" calcext:value-type="float">
            <text:p>0.01856718</text:p>
          </table:table-cell>
          <table:table-cell office:value-type="float" office:value="0.02169315" calcext:value-type="float">
            <text:p>0.02169315</text:p>
          </table:table-cell>
          <table:table-cell office:value-type="float" office:value="0.00524229" calcext:value-type="float">
            <text:p>0.00524229</text:p>
          </table:table-cell>
          <table:table-cell office:value-type="float" office:value="0.003355227" calcext:value-type="float">
            <text:p>0.003355227</text:p>
          </table:table-cell>
          <table:table-cell office:value-type="float" office:value="0" calcext:value-type="float">
            <text:p>0</text:p>
          </table:table-cell>
          <table:table-cell office:value-type="float" office:value="47.38488" calcext:value-type="float">
            <text:p>47.38488</text:p>
          </table:table-cell>
          <table:table-cell office:value-type="float" office:value="32.28183" calcext:value-type="float">
            <text:p>32.28183</text:p>
          </table:table-cell>
          <table:table-cell office:value-type="float" office:value="43.75471" calcext:value-type="float">
            <text:p>43.75471</text:p>
          </table:table-cell>
          <table:table-cell office:value-type="float" office:value="41.05067" calcext:value-type="float">
            <text:p>41.05067</text:p>
          </table:table-cell>
          <table:table-cell office:value-type="float" office:value="31.813" calcext:value-type="float">
            <text:p>31.813</text:p>
          </table:table-cell>
          <table:table-cell office:value-type="float" office:value="2.80923" calcext:value-type="float">
            <text:p>2.80923</text:p>
          </table:table-cell>
          <table:table-cell office:value-type="float" office:value="1.302943" calcext:value-type="float">
            <text:p>1.302943</text:p>
          </table:table-cell>
          <table:table-cell office:value-type="float" office:value="3.133009" calcext:value-type="float">
            <text:p>3.133009</text:p>
          </table:table-cell>
          <table:table-cell office:value-type="float" office:value="3.679098" calcext:value-type="float">
            <text:p>3.679098</text:p>
          </table:table-cell>
          <table:table-cell office:value-type="float" office:value="4.095176" calcext:value-type="float">
            <text:p>4.095176</text:p>
          </table:table-cell>
          <table:table-cell office:value-type="float" office:value="2.00429" calcext:value-type="float">
            <text:p>2.00429</text:p>
          </table:table-cell>
          <table:table-cell office:value-type="float" office:value="0.9244868" calcext:value-type="float">
            <text:p>0.9244868</text:p>
          </table:table-cell>
          <table:table-cell office:value-type="float" office:value="0.4157391" calcext:value-type="float">
            <text:p>0.4157391</text:p>
          </table:table-cell>
          <table:table-cell office:value-type="float" office:value="0.3869309" calcext:value-type="float">
            <text:p>0.3869309</text:p>
          </table:table-cell>
          <table:table-cell office:value-type="float" office:value="0" calcext:value-type="float">
            <text:p>0</text:p>
          </table:table-cell>
          <table:table-cell office:value-type="float" office:value="124.8699" calcext:value-type="float">
            <text:p>124.8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2.66018" calcext:value-type="float">
            <text:p>12.66018</text:p>
          </table:table-cell>
          <table:table-cell office:value-type="float" office:value="1072.233" calcext:value-type="float">
            <text:p>1072.23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7415" calcext:value-type="float">
            <text:p>-26.07415</text:p>
          </table:table-cell>
          <table:table-cell office:value-type="float" office:value="0.06791744" calcext:value-type="float">
            <text:p>0.06791744</text:p>
          </table:table-cell>
          <table:table-cell office:value-type="float" office:value="14.67423" calcext:value-type="float">
            <text:p>14.6742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6112" calcext:value-type="float">
            <text:p>1.026112</text:p>
          </table:table-cell>
          <table:table-cell office:value-type="float" office:value="-0.2978418" calcext:value-type="float">
            <text:p>-0.2978418</text:p>
          </table:table-cell>
          <table:table-cell office:value-type="float" office:value="-0.08332461" calcext:value-type="float">
            <text:p>-0.08332461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3208" calcext:value-type="float">
            <text:p>10.73208</text:p>
          </table:table-cell>
          <table:table-cell office:value-type="float" office:value="0.07107013" calcext:value-type="float">
            <text:p>0.07107013</text:p>
          </table:table-cell>
          <table:table-cell office:value-type="float" office:value="0.05922958" calcext:value-type="float">
            <text:p>0.05922958</text:p>
          </table:table-cell>
          <table:table-cell office:value-type="float" office:value="0.05429106" calcext:value-type="float">
            <text:p>0.05429106</text:p>
          </table:table-cell>
          <table:table-cell office:value-type="float" office:value="0.02688219" calcext:value-type="float">
            <text:p>0.02688219</text:p>
          </table:table-cell>
          <table:table-cell office:value-type="float" office:value="0.02544188" calcext:value-type="float">
            <text:p>0.02544188</text:p>
          </table:table-cell>
          <table:table-cell office:value-type="float" office:value="0.01104179" calcext:value-type="float">
            <text:p>0.01104179</text:p>
          </table:table-cell>
          <table:table-cell office:value-type="float" office:value="0.009988434" calcext:value-type="float">
            <text:p>0.009988434</text:p>
          </table:table-cell>
          <table:table-cell office:value-type="float" office:value="0.02079887" calcext:value-type="float">
            <text:p>0.02079887</text:p>
          </table:table-cell>
          <table:table-cell office:value-type="float" office:value="0.01900329" calcext:value-type="float">
            <text:p>0.01900329</text:p>
          </table:table-cell>
          <table:table-cell office:value-type="float" office:value="0.01901238" calcext:value-type="float">
            <text:p>0.01901238</text:p>
          </table:table-cell>
          <table:table-cell office:value-type="float" office:value="0.0185749" calcext:value-type="float">
            <text:p>0.0185749</text:p>
          </table:table-cell>
          <table:table-cell office:value-type="float" office:value="0.02169097" calcext:value-type="float">
            <text:p>0.02169097</text:p>
          </table:table-cell>
          <table:table-cell office:value-type="float" office:value="0.005237225" calcext:value-type="float">
            <text:p>0.005237225</text:p>
          </table:table-cell>
          <table:table-cell office:value-type="float" office:value="0.003354013" calcext:value-type="float">
            <text:p>0.003354013</text:p>
          </table:table-cell>
          <table:table-cell office:value-type="float" office:value="0" calcext:value-type="float">
            <text:p>0</text:p>
          </table:table-cell>
          <table:table-cell office:value-type="float" office:value="52.78737" calcext:value-type="float">
            <text:p>52.78737</text:p>
          </table:table-cell>
          <table:table-cell office:value-type="float" office:value="33.28856" calcext:value-type="float">
            <text:p>33.28856</text:p>
          </table:table-cell>
          <table:table-cell office:value-type="float" office:value="42.92241" calcext:value-type="float">
            <text:p>42.92241</text:p>
          </table:table-cell>
          <table:table-cell office:value-type="float" office:value="40.2597" calcext:value-type="float">
            <text:p>40.2597</text:p>
          </table:table-cell>
          <table:table-cell office:value-type="float" office:value="31.39673" calcext:value-type="float">
            <text:p>31.39673</text:p>
          </table:table-cell>
          <table:table-cell office:value-type="float" office:value="2.919653" calcext:value-type="float">
            <text:p>2.919653</text:p>
          </table:table-cell>
          <table:table-cell office:value-type="float" office:value="1.307479" calcext:value-type="float">
            <text:p>1.307479</text:p>
          </table:table-cell>
          <table:table-cell office:value-type="float" office:value="3.142565" calcext:value-type="float">
            <text:p>3.142565</text:p>
          </table:table-cell>
          <table:table-cell office:value-type="float" office:value="3.686488" calcext:value-type="float">
            <text:p>3.686488</text:p>
          </table:table-cell>
          <table:table-cell office:value-type="float" office:value="4.09705" calcext:value-type="float">
            <text:p>4.09705</text:p>
          </table:table-cell>
          <table:table-cell office:value-type="float" office:value="2.005056" calcext:value-type="float">
            <text:p>2.005056</text:p>
          </table:table-cell>
          <table:table-cell office:value-type="float" office:value="0.9261398" calcext:value-type="float">
            <text:p>0.9261398</text:p>
          </table:table-cell>
          <table:table-cell office:value-type="float" office:value="0.4155322" calcext:value-type="float">
            <text:p>0.4155322</text:p>
          </table:table-cell>
          <table:table-cell office:value-type="float" office:value="0.3869503" calcext:value-type="float">
            <text:p>0.3869503</text:p>
          </table:table-cell>
          <table:table-cell office:value-type="float" office:value="0" calcext:value-type="float">
            <text:p>0</text:p>
          </table:table-cell>
          <table:table-cell office:value-type="float" office:value="122.2452" calcext:value-type="float">
            <text:p>122.2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2.64554" calcext:value-type="float">
            <text:p>12.64554</text:p>
          </table:table-cell>
          <table:table-cell office:value-type="float" office:value="1072.22" calcext:value-type="float">
            <text:p>1072.2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6967" calcext:value-type="float">
            <text:p>-26.06967</text:p>
          </table:table-cell>
          <table:table-cell office:value-type="float" office:value="0.06783395" calcext:value-type="float">
            <text:p>0.06783395</text:p>
          </table:table-cell>
          <table:table-cell office:value-type="float" office:value="14.70333" calcext:value-type="float">
            <text:p>14.7033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5468" calcext:value-type="float">
            <text:p>1.025468</text:p>
          </table:table-cell>
          <table:table-cell office:value-type="float" office:value="-0.297856" calcext:value-type="float">
            <text:p>-0.297856</text:p>
          </table:table-cell>
          <table:table-cell office:value-type="float" office:value="-0.08331189" calcext:value-type="float">
            <text:p>-0.08331189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3945" calcext:value-type="float">
            <text:p>10.73945</text:p>
          </table:table-cell>
          <table:table-cell office:value-type="float" office:value="0.06180034" calcext:value-type="float">
            <text:p>0.06180034</text:p>
          </table:table-cell>
          <table:table-cell office:value-type="float" office:value="0.05840735" calcext:value-type="float">
            <text:p>0.05840735</text:p>
          </table:table-cell>
          <table:table-cell office:value-type="float" office:value="0.0537095" calcext:value-type="float">
            <text:p>0.0537095</text:p>
          </table:table-cell>
          <table:table-cell office:value-type="float" office:value="0.02674715" calcext:value-type="float">
            <text:p>0.02674715</text:p>
          </table:table-cell>
          <table:table-cell office:value-type="float" office:value="0.02536399" calcext:value-type="float">
            <text:p>0.02536399</text:p>
          </table:table-cell>
          <table:table-cell office:value-type="float" office:value="0.01110197" calcext:value-type="float">
            <text:p>0.01110197</text:p>
          </table:table-cell>
          <table:table-cell office:value-type="float" office:value="0.01001101" calcext:value-type="float">
            <text:p>0.01001101</text:p>
          </table:table-cell>
          <table:table-cell office:value-type="float" office:value="0.02084395" calcext:value-type="float">
            <text:p>0.02084395</text:p>
          </table:table-cell>
          <table:table-cell office:value-type="float" office:value="0.01902355" calcext:value-type="float">
            <text:p>0.01902355</text:p>
          </table:table-cell>
          <table:table-cell office:value-type="float" office:value="0.01902893" calcext:value-type="float">
            <text:p>0.01902893</text:p>
          </table:table-cell>
          <table:table-cell office:value-type="float" office:value="0.01858329" calcext:value-type="float">
            <text:p>0.01858329</text:p>
          </table:table-cell>
          <table:table-cell office:value-type="float" office:value="0.02168939" calcext:value-type="float">
            <text:p>0.02168939</text:p>
          </table:table-cell>
          <table:table-cell office:value-type="float" office:value="0.005237691" calcext:value-type="float">
            <text:p>0.005237691</text:p>
          </table:table-cell>
          <table:table-cell office:value-type="float" office:value="0.003347166" calcext:value-type="float">
            <text:p>0.003347166</text:p>
          </table:table-cell>
          <table:table-cell office:value-type="float" office:value="0" calcext:value-type="float">
            <text:p>0</text:p>
          </table:table-cell>
          <table:table-cell office:value-type="float" office:value="56.87541" calcext:value-type="float">
            <text:p>56.87541</text:p>
          </table:table-cell>
          <table:table-cell office:value-type="float" office:value="34.4151" calcext:value-type="float">
            <text:p>34.4151</text:p>
          </table:table-cell>
          <table:table-cell office:value-type="float" office:value="42.2448" calcext:value-type="float">
            <text:p>42.2448</text:p>
          </table:table-cell>
          <table:table-cell office:value-type="float" office:value="39.55354" calcext:value-type="float">
            <text:p>39.55354</text:p>
          </table:table-cell>
          <table:table-cell office:value-type="float" office:value="31.02781" calcext:value-type="float">
            <text:p>31.02781</text:p>
          </table:table-cell>
          <table:table-cell office:value-type="float" office:value="3.02454" calcext:value-type="float">
            <text:p>3.02454</text:p>
          </table:table-cell>
          <table:table-cell office:value-type="float" office:value="1.313058" calcext:value-type="float">
            <text:p>1.313058</text:p>
          </table:table-cell>
          <table:table-cell office:value-type="float" office:value="3.15178" calcext:value-type="float">
            <text:p>3.15178</text:p>
          </table:table-cell>
          <table:table-cell office:value-type="float" office:value="3.693797" calcext:value-type="float">
            <text:p>3.693797</text:p>
          </table:table-cell>
          <table:table-cell office:value-type="float" office:value="4.098857" calcext:value-type="float">
            <text:p>4.098857</text:p>
          </table:table-cell>
          <table:table-cell office:value-type="float" office:value="2.005816" calcext:value-type="float">
            <text:p>2.005816</text:p>
          </table:table-cell>
          <table:table-cell office:value-type="float" office:value="0.9279381" calcext:value-type="float">
            <text:p>0.9279381</text:p>
          </table:table-cell>
          <table:table-cell office:value-type="float" office:value="0.4189695" calcext:value-type="float">
            <text:p>0.4189695</text:p>
          </table:table-cell>
          <table:table-cell office:value-type="float" office:value="0.3842872" calcext:value-type="float">
            <text:p>0.3842872</text:p>
          </table:table-cell>
          <table:table-cell office:value-type="float" office:value="0" calcext:value-type="float">
            <text:p>0</text:p>
          </table:table-cell>
          <table:table-cell office:value-type="float" office:value="123.5078" calcext:value-type="float">
            <text:p>123.5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2.62786" calcext:value-type="float">
            <text:p>12.62786</text:p>
          </table:table-cell>
          <table:table-cell office:value-type="float" office:value="1072.207" calcext:value-type="float">
            <text:p>1072.20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653" calcext:value-type="float">
            <text:p>-26.0653</text:p>
          </table:table-cell>
          <table:table-cell office:value-type="float" office:value="0.06771936" calcext:value-type="float">
            <text:p>0.06771936</text:p>
          </table:table-cell>
          <table:table-cell office:value-type="float" office:value="14.73615" calcext:value-type="float">
            <text:p>14.73615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28" calcext:value-type="float">
            <text:p>0.005106728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663" calcext:value-type="float">
            <text:p>1.024663</text:p>
          </table:table-cell>
          <table:table-cell office:value-type="float" office:value="-0.2978704" calcext:value-type="float">
            <text:p>-0.2978704</text:p>
          </table:table-cell>
          <table:table-cell office:value-type="float" office:value="-0.0832959" calcext:value-type="float">
            <text:p>-0.0832959</text:p>
          </table:table-cell>
          <table:table-cell office:value-type="float" office:value="0.000004629632" calcext:value-type="float">
            <text:p>4.629632E-06</text:p>
          </table:table-cell>
          <table:table-cell office:value-type="float" office:value="10.74403" calcext:value-type="float">
            <text:p>10.74403</text:p>
          </table:table-cell>
          <table:table-cell office:value-type="float" office:value="0.05435786" calcext:value-type="float">
            <text:p>0.05435786</text:p>
          </table:table-cell>
          <table:table-cell office:value-type="float" office:value="0.05770287" calcext:value-type="float">
            <text:p>0.05770287</text:p>
          </table:table-cell>
          <table:table-cell office:value-type="float" office:value="0.05302282" calcext:value-type="float">
            <text:p>0.05302282</text:p>
          </table:table-cell>
          <table:table-cell office:value-type="float" office:value="0.02647185" calcext:value-type="float">
            <text:p>0.02647185</text:p>
          </table:table-cell>
          <table:table-cell office:value-type="float" office:value="0.02513555" calcext:value-type="float">
            <text:p>0.02513555</text:p>
          </table:table-cell>
          <table:table-cell office:value-type="float" office:value="0.01114473" calcext:value-type="float">
            <text:p>0.01114473</text:p>
          </table:table-cell>
          <table:table-cell office:value-type="float" office:value="0.01000694" calcext:value-type="float">
            <text:p>0.01000694</text:p>
          </table:table-cell>
          <table:table-cell office:value-type="float" office:value="0.02087838" calcext:value-type="float">
            <text:p>0.02087838</text:p>
          </table:table-cell>
          <table:table-cell office:value-type="float" office:value="0.01904243" calcext:value-type="float">
            <text:p>0.01904243</text:p>
          </table:table-cell>
          <table:table-cell office:value-type="float" office:value="0.01904581" calcext:value-type="float">
            <text:p>0.01904581</text:p>
          </table:table-cell>
          <table:table-cell office:value-type="float" office:value="0.01859239" calcext:value-type="float">
            <text:p>0.01859239</text:p>
          </table:table-cell>
          <table:table-cell office:value-type="float" office:value="0.02168859" calcext:value-type="float">
            <text:p>0.02168859</text:p>
          </table:table-cell>
          <table:table-cell office:value-type="float" office:value="0.005230687" calcext:value-type="float">
            <text:p>0.005230687</text:p>
          </table:table-cell>
          <table:table-cell office:value-type="float" office:value="0.003347892" calcext:value-type="float">
            <text:p>0.003347892</text:p>
          </table:table-cell>
          <table:table-cell office:value-type="float" office:value="0" calcext:value-type="float">
            <text:p>0</text:p>
          </table:table-cell>
          <table:table-cell office:value-type="float" office:value="57.91394" calcext:value-type="float">
            <text:p>57.91394</text:p>
          </table:table-cell>
          <table:table-cell office:value-type="float" office:value="35.98926" calcext:value-type="float">
            <text:p>35.98926</text:p>
          </table:table-cell>
          <table:table-cell office:value-type="float" office:value="41.80241" calcext:value-type="float">
            <text:p>41.80241</text:p>
          </table:table-cell>
          <table:table-cell office:value-type="float" office:value="38.95706" calcext:value-type="float">
            <text:p>38.95706</text:p>
          </table:table-cell>
          <table:table-cell office:value-type="float" office:value="30.66741" calcext:value-type="float">
            <text:p>30.66741</text:p>
          </table:table-cell>
          <table:table-cell office:value-type="float" office:value="3.147104" calcext:value-type="float">
            <text:p>3.147104</text:p>
          </table:table-cell>
          <table:table-cell office:value-type="float" office:value="1.319321" calcext:value-type="float">
            <text:p>1.319321</text:p>
          </table:table-cell>
          <table:table-cell office:value-type="float" office:value="3.160833" calcext:value-type="float">
            <text:p>3.160833</text:p>
          </table:table-cell>
          <table:table-cell office:value-type="float" office:value="3.701027" calcext:value-type="float">
            <text:p>3.701027</text:p>
          </table:table-cell>
          <table:table-cell office:value-type="float" office:value="4.100607" calcext:value-type="float">
            <text:p>4.100607</text:p>
          </table:table-cell>
          <table:table-cell office:value-type="float" office:value="2.00658" calcext:value-type="float">
            <text:p>2.00658</text:p>
          </table:table-cell>
          <table:table-cell office:value-type="float" office:value="0.9296814" calcext:value-type="float">
            <text:p>0.9296814</text:p>
          </table:table-cell>
          <table:table-cell office:value-type="float" office:value="0.4178295" calcext:value-type="float">
            <text:p>0.4178295</text:p>
          </table:table-cell>
          <table:table-cell office:value-type="float" office:value="0.3865089" calcext:value-type="float">
            <text:p>0.3865089</text:p>
          </table:table-cell>
          <table:table-cell office:value-type="float" office:value="0" calcext:value-type="float">
            <text:p>0</text:p>
          </table:table-cell>
          <table:table-cell office:value-type="float" office:value="124.0081" calcext:value-type="float">
            <text:p>124.0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12.61167" calcext:value-type="float">
            <text:p>12.61167</text:p>
          </table:table-cell>
          <table:table-cell office:value-type="float" office:value="1072.194" calcext:value-type="float">
            <text:p>1072.19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6093" calcext:value-type="float">
            <text:p>-26.06093</text:p>
          </table:table-cell>
          <table:table-cell office:value-type="float" office:value="0.06791747" calcext:value-type="float">
            <text:p>0.06791747</text:p>
          </table:table-cell>
          <table:table-cell office:value-type="float" office:value="14.77106" calcext:value-type="float">
            <text:p>14.77106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696" calcext:value-type="float">
            <text:p>1.024696</text:p>
          </table:table-cell>
          <table:table-cell office:value-type="float" office:value="-0.297888" calcext:value-type="float">
            <text:p>-0.297888</text:p>
          </table:table-cell>
          <table:table-cell office:value-type="float" office:value="-0.08328515" calcext:value-type="float">
            <text:p>-0.08328515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75451" calcext:value-type="float">
            <text:p>10.75451</text:p>
          </table:table-cell>
          <table:table-cell office:value-type="float" office:value="0.06920727" calcext:value-type="float">
            <text:p>0.06920727</text:p>
          </table:table-cell>
          <table:table-cell office:value-type="float" office:value="0.05989656" calcext:value-type="float">
            <text:p>0.05989656</text:p>
          </table:table-cell>
          <table:table-cell office:value-type="float" office:value="0.05387417" calcext:value-type="float">
            <text:p>0.05387417</text:p>
          </table:table-cell>
          <table:table-cell office:value-type="float" office:value="0.02684006" calcext:value-type="float">
            <text:p>0.02684006</text:p>
          </table:table-cell>
          <table:table-cell office:value-type="float" office:value="0.02501091" calcext:value-type="float">
            <text:p>0.02501091</text:p>
          </table:table-cell>
          <table:table-cell office:value-type="float" office:value="0.01112411" calcext:value-type="float">
            <text:p>0.01112411</text:p>
          </table:table-cell>
          <table:table-cell office:value-type="float" office:value="0.01000901" calcext:value-type="float">
            <text:p>0.01000901</text:p>
          </table:table-cell>
          <table:table-cell office:value-type="float" office:value="0.02090096" calcext:value-type="float">
            <text:p>0.02090096</text:p>
          </table:table-cell>
          <table:table-cell office:value-type="float" office:value="0.01905791" calcext:value-type="float">
            <text:p>0.01905791</text:p>
          </table:table-cell>
          <table:table-cell office:value-type="float" office:value="0.01906257" calcext:value-type="float">
            <text:p>0.01906257</text:p>
          </table:table-cell>
          <table:table-cell office:value-type="float" office:value="0.018602" calcext:value-type="float">
            <text:p>0.018602</text:p>
          </table:table-cell>
          <table:table-cell office:value-type="float" office:value="0.0216881" calcext:value-type="float">
            <text:p>0.0216881</text:p>
          </table:table-cell>
          <table:table-cell office:value-type="float" office:value="0.005224549" calcext:value-type="float">
            <text:p>0.005224549</text:p>
          </table:table-cell>
          <table:table-cell office:value-type="float" office:value="0.003347948" calcext:value-type="float">
            <text:p>0.003347948</text:p>
          </table:table-cell>
          <table:table-cell office:value-type="float" office:value="0" calcext:value-type="float">
            <text:p>0</text:p>
          </table:table-cell>
          <table:table-cell office:value-type="float" office:value="21.23993" calcext:value-type="float">
            <text:p>21.23993</text:p>
          </table:table-cell>
          <table:table-cell office:value-type="float" office:value="37.71634" calcext:value-type="float">
            <text:p>37.71634</text:p>
          </table:table-cell>
          <table:table-cell office:value-type="float" office:value="45.89222" calcext:value-type="float">
            <text:p>45.89222</text:p>
          </table:table-cell>
          <table:table-cell office:value-type="float" office:value="40.62536" calcext:value-type="float">
            <text:p>40.62536</text:p>
          </table:table-cell>
          <table:table-cell office:value-type="float" office:value="31.49485" calcext:value-type="float">
            <text:p>31.49485</text:p>
          </table:table-cell>
          <table:table-cell office:value-type="float" office:value="3.270876" calcext:value-type="float">
            <text:p>3.270876</text:p>
          </table:table-cell>
          <table:table-cell office:value-type="float" office:value="1.32426" calcext:value-type="float">
            <text:p>1.32426</text:p>
          </table:table-cell>
          <table:table-cell office:value-type="float" office:value="3.170335" calcext:value-type="float">
            <text:p>3.170335</text:p>
          </table:table-cell>
          <table:table-cell office:value-type="float" office:value="3.708233" calcext:value-type="float">
            <text:p>3.708233</text:p>
          </table:table-cell>
          <table:table-cell office:value-type="float" office:value="4.102305" calcext:value-type="float">
            <text:p>4.102305</text:p>
          </table:table-cell>
          <table:table-cell office:value-type="float" office:value="2.007338" calcext:value-type="float">
            <text:p>2.007338</text:p>
          </table:table-cell>
          <table:table-cell office:value-type="float" office:value="0.9313252" calcext:value-type="float">
            <text:p>0.9313252</text:p>
          </table:table-cell>
          <table:table-cell office:value-type="float" office:value="0.4170651" calcext:value-type="float">
            <text:p>0.4170651</text:p>
          </table:table-cell>
          <table:table-cell office:value-type="float" office:value="0.387038" calcext:value-type="float">
            <text:p>0.387038</text:p>
          </table:table-cell>
          <table:table-cell office:value-type="float" office:value="0" calcext:value-type="float">
            <text:p>0</text:p>
          </table:table-cell>
          <table:table-cell office:value-type="float" office:value="121.5344" calcext:value-type="float">
            <text:p>121.5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2.59549" calcext:value-type="float">
            <text:p>12.59549</text:p>
          </table:table-cell>
          <table:table-cell office:value-type="float" office:value="1072.181" calcext:value-type="float">
            <text:p>1072.18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5661" calcext:value-type="float">
            <text:p>-26.05661</text:p>
          </table:table-cell>
          <table:table-cell office:value-type="float" office:value="0.06781188" calcext:value-type="float">
            <text:p>0.06781188</text:p>
          </table:table-cell>
          <table:table-cell office:value-type="float" office:value="14.80054" calcext:value-type="float">
            <text:p>14.80054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696" calcext:value-type="float">
            <text:p>1.024696</text:p>
          </table:table-cell>
          <table:table-cell office:value-type="float" office:value="-0.2979135" calcext:value-type="float">
            <text:p>-0.2979135</text:p>
          </table:table-cell>
          <table:table-cell office:value-type="float" office:value="-0.08327649" calcext:value-type="float">
            <text:p>-0.08327649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77373" calcext:value-type="float">
            <text:p>10.77373</text:p>
          </table:table-cell>
          <table:table-cell office:value-type="float" office:value="0.06155073" calcext:value-type="float">
            <text:p>0.06155073</text:p>
          </table:table-cell>
          <table:table-cell office:value-type="float" office:value="0.05819949" calcext:value-type="float">
            <text:p>0.05819949</text:p>
          </table:table-cell>
          <table:table-cell office:value-type="float" office:value="0.05322348" calcext:value-type="float">
            <text:p>0.05322348</text:p>
          </table:table-cell>
          <table:table-cell office:value-type="float" office:value="0.02698064" calcext:value-type="float">
            <text:p>0.02698064</text:p>
          </table:table-cell>
          <table:table-cell office:value-type="float" office:value="0.02546289" calcext:value-type="float">
            <text:p>0.02546289</text:p>
          </table:table-cell>
          <table:table-cell office:value-type="float" office:value="0.01109848" calcext:value-type="float">
            <text:p>0.01109848</text:p>
          </table:table-cell>
          <table:table-cell office:value-type="float" office:value="0.009969746" calcext:value-type="float">
            <text:p>0.009969746</text:p>
          </table:table-cell>
          <table:table-cell office:value-type="float" office:value="0.02090301" calcext:value-type="float">
            <text:p>0.02090301</text:p>
          </table:table-cell>
          <table:table-cell office:value-type="float" office:value="0.01906761" calcext:value-type="float">
            <text:p>0.01906761</text:p>
          </table:table-cell>
          <table:table-cell office:value-type="float" office:value="0.01907855" calcext:value-type="float">
            <text:p>0.01907855</text:p>
          </table:table-cell>
          <table:table-cell office:value-type="float" office:value="0.01861187" calcext:value-type="float">
            <text:p>0.01861187</text:p>
          </table:table-cell>
          <table:table-cell office:value-type="float" office:value="0.02168766" calcext:value-type="float">
            <text:p>0.02168766</text:p>
          </table:table-cell>
          <table:table-cell office:value-type="float" office:value="0.005219731" calcext:value-type="float">
            <text:p>0.005219731</text:p>
          </table:table-cell>
          <table:table-cell office:value-type="float" office:value="0.003346774" calcext:value-type="float">
            <text:p>0.003346774</text:p>
          </table:table-cell>
          <table:table-cell office:value-type="float" office:value="0" calcext:value-type="float">
            <text:p>0</text:p>
          </table:table-cell>
          <table:table-cell office:value-type="float" office:value="27.28275" calcext:value-type="float">
            <text:p>27.28275</text:p>
          </table:table-cell>
          <table:table-cell office:value-type="float" office:value="35.03426" calcext:value-type="float">
            <text:p>35.03426</text:p>
          </table:table-cell>
          <table:table-cell office:value-type="float" office:value="43.58463" calcext:value-type="float">
            <text:p>43.58463</text:p>
          </table:table-cell>
          <table:table-cell office:value-type="float" office:value="42.06986" calcext:value-type="float">
            <text:p>42.06986</text:p>
          </table:table-cell>
          <table:table-cell office:value-type="float" office:value="34.44525" calcext:value-type="float">
            <text:p>34.44525</text:p>
          </table:table-cell>
          <table:table-cell office:value-type="float" office:value="3.399668" calcext:value-type="float">
            <text:p>3.399668</text:p>
          </table:table-cell>
          <table:table-cell office:value-type="float" office:value="1.328458" calcext:value-type="float">
            <text:p>1.328458</text:p>
          </table:table-cell>
          <table:table-cell office:value-type="float" office:value="3.180067" calcext:value-type="float">
            <text:p>3.180067</text:p>
          </table:table-cell>
          <table:table-cell office:value-type="float" office:value="3.71545" calcext:value-type="float">
            <text:p>3.71545</text:p>
          </table:table-cell>
          <table:table-cell office:value-type="float" office:value="4.104" calcext:value-type="float">
            <text:p>4.104</text:p>
          </table:table-cell>
          <table:table-cell office:value-type="float" office:value="2.008083" calcext:value-type="float">
            <text:p>2.008083</text:p>
          </table:table-cell>
          <table:table-cell office:value-type="float" office:value="0.9329227" calcext:value-type="float">
            <text:p>0.9329227</text:p>
          </table:table-cell>
          <table:table-cell office:value-type="float" office:value="0.4168209" calcext:value-type="float">
            <text:p>0.4168209</text:p>
          </table:table-cell>
          <table:table-cell office:value-type="float" office:value="0.3870574" calcext:value-type="float">
            <text:p>0.3870574</text:p>
          </table:table-cell>
          <table:table-cell office:value-type="float" office:value="0" calcext:value-type="float">
            <text:p>0</text:p>
          </table:table-cell>
          <table:table-cell office:value-type="float" office:value="123.3931" calcext:value-type="float">
            <text:p>123.39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2.58098" calcext:value-type="float">
            <text:p>12.58098</text:p>
          </table:table-cell>
          <table:table-cell office:value-type="float" office:value="1072.168" calcext:value-type="float">
            <text:p>1072.16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5225" calcext:value-type="float">
            <text:p>-26.05225</text:p>
          </table:table-cell>
          <table:table-cell office:value-type="float" office:value="0.06767385" calcext:value-type="float">
            <text:p>0.06767385</text:p>
          </table:table-cell>
          <table:table-cell office:value-type="float" office:value="14.82899" calcext:value-type="float">
            <text:p>14.8289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696" calcext:value-type="float">
            <text:p>1.024696</text:p>
          </table:table-cell>
          <table:table-cell office:value-type="float" office:value="-0.2979255" calcext:value-type="float">
            <text:p>-0.2979255</text:p>
          </table:table-cell>
          <table:table-cell office:value-type="float" office:value="-0.08326686" calcext:value-type="float">
            <text:p>-0.08326686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78434" calcext:value-type="float">
            <text:p>10.78434</text:p>
          </table:table-cell>
          <table:table-cell office:value-type="float" office:value="0.06217973" calcext:value-type="float">
            <text:p>0.06217973</text:p>
          </table:table-cell>
          <table:table-cell office:value-type="float" office:value="0.0591762" calcext:value-type="float">
            <text:p>0.0591762</text:p>
          </table:table-cell>
          <table:table-cell office:value-type="float" office:value="0.0539436" calcext:value-type="float">
            <text:p>0.0539436</text:p>
          </table:table-cell>
          <table:table-cell office:value-type="float" office:value="0.02710171" calcext:value-type="float">
            <text:p>0.02710171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1113399" calcext:value-type="float">
            <text:p>0.01113399</text:p>
          </table:table-cell>
          <table:table-cell office:value-type="float" office:value="0.009944722" calcext:value-type="float">
            <text:p>0.009944722</text:p>
          </table:table-cell>
          <table:table-cell office:value-type="float" office:value="0.02090245" calcext:value-type="float">
            <text:p>0.02090245</text:p>
          </table:table-cell>
          <table:table-cell office:value-type="float" office:value="0.01907203" calcext:value-type="float">
            <text:p>0.01907203</text:p>
          </table:table-cell>
          <table:table-cell office:value-type="float" office:value="0.01909321" calcext:value-type="float">
            <text:p>0.01909321</text:p>
          </table:table-cell>
          <table:table-cell office:value-type="float" office:value="0.01862161" calcext:value-type="float">
            <text:p>0.01862161</text:p>
          </table:table-cell>
          <table:table-cell office:value-type="float" office:value="0.02168735" calcext:value-type="float">
            <text:p>0.02168735</text:p>
          </table:table-cell>
          <table:table-cell office:value-type="float" office:value="0.005214983" calcext:value-type="float">
            <text:p>0.005214983</text:p>
          </table:table-cell>
          <table:table-cell office:value-type="float" office:value="0.003345607" calcext:value-type="float">
            <text:p>0.003345607</text:p>
          </table:table-cell>
          <table:table-cell office:value-type="float" office:value="0" calcext:value-type="float">
            <text:p>0</text:p>
          </table:table-cell>
          <table:table-cell office:value-type="float" office:value="35.70002" calcext:value-type="float">
            <text:p>35.70002</text:p>
          </table:table-cell>
          <table:table-cell office:value-type="float" office:value="34.6598" calcext:value-type="float">
            <text:p>34.6598</text:p>
          </table:table-cell>
          <table:table-cell office:value-type="float" office:value="42.71106" calcext:value-type="float">
            <text:p>42.71106</text:p>
          </table:table-cell>
          <table:table-cell office:value-type="float" office:value="41.51895" calcext:value-type="float">
            <text:p>41.51895</text:p>
          </table:table-cell>
          <table:table-cell office:value-type="float" office:value="34.31525" calcext:value-type="float">
            <text:p>34.31525</text:p>
          </table:table-cell>
          <table:table-cell office:value-type="float" office:value="3.557696" calcext:value-type="float">
            <text:p>3.557696</text:p>
          </table:table-cell>
          <table:table-cell office:value-type="float" office:value="1.333486" calcext:value-type="float">
            <text:p>1.333486</text:p>
          </table:table-cell>
          <table:table-cell office:value-type="float" office:value="3.189615" calcext:value-type="float">
            <text:p>3.189615</text:p>
          </table:table-cell>
          <table:table-cell office:value-type="float" office:value="3.72268" calcext:value-type="float">
            <text:p>3.72268</text:p>
          </table:table-cell>
          <table:table-cell office:value-type="float" office:value="4.105653" calcext:value-type="float">
            <text:p>4.105653</text:p>
          </table:table-cell>
          <table:table-cell office:value-type="float" office:value="2.008818" calcext:value-type="float">
            <text:p>2.008818</text:p>
          </table:table-cell>
          <table:table-cell office:value-type="float" office:value="0.9344847" calcext:value-type="float">
            <text:p>0.9344847</text:p>
          </table:table-cell>
          <table:table-cell office:value-type="float" office:value="0.4165936" calcext:value-type="float">
            <text:p>0.4165936</text:p>
          </table:table-cell>
          <table:table-cell office:value-type="float" office:value="0.3870767" calcext:value-type="float">
            <text:p>0.3870767</text:p>
          </table:table-cell>
          <table:table-cell office:value-type="float" office:value="0" calcext:value-type="float">
            <text:p>0</text:p>
          </table:table-cell>
          <table:table-cell office:value-type="float" office:value="117.6868" calcext:value-type="float">
            <text:p>117.6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2.57049" calcext:value-type="float">
            <text:p>12.57049</text:p>
          </table:table-cell>
          <table:table-cell office:value-type="float" office:value="1072.156" calcext:value-type="float">
            <text:p>1072.15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4796" calcext:value-type="float">
            <text:p>-26.04796</text:p>
          </table:table-cell>
          <table:table-cell office:value-type="float" office:value="0.06767592" calcext:value-type="float">
            <text:p>0.06767592</text:p>
          </table:table-cell>
          <table:table-cell office:value-type="float" office:value="14.8524" calcext:value-type="float">
            <text:p>14.8524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696" calcext:value-type="float">
            <text:p>1.024696</text:p>
          </table:table-cell>
          <table:table-cell office:value-type="float" office:value="-0.297933" calcext:value-type="float">
            <text:p>-0.297933</text:p>
          </table:table-cell>
          <table:table-cell office:value-type="float" office:value="-0.08325657" calcext:value-type="float">
            <text:p>-0.08325657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7894" calcext:value-type="float">
            <text:p>10.7894</text:p>
          </table:table-cell>
          <table:table-cell office:value-type="float" office:value="0.06395292" calcext:value-type="float">
            <text:p>0.06395292</text:p>
          </table:table-cell>
          <table:table-cell office:value-type="float" office:value="0.06065885" calcext:value-type="float">
            <text:p>0.06065885</text:p>
          </table:table-cell>
          <table:table-cell office:value-type="float" office:value="0.05512019" calcext:value-type="float">
            <text:p>0.05512019</text:p>
          </table:table-cell>
          <table:table-cell office:value-type="float" office:value="0.02754772" calcext:value-type="float">
            <text:p>0.02754772</text:p>
          </table:table-cell>
          <table:table-cell office:value-type="float" office:value="0.02611605" calcext:value-type="float">
            <text:p>0.02611605</text:p>
          </table:table-cell>
          <table:table-cell office:value-type="float" office:value="0.01123919" calcext:value-type="float">
            <text:p>0.01123919</text:p>
          </table:table-cell>
          <table:table-cell office:value-type="float" office:value="0.009989816" calcext:value-type="float">
            <text:p>0.009989816</text:p>
          </table:table-cell>
          <table:table-cell office:value-type="float" office:value="0.02092654" calcext:value-type="float">
            <text:p>0.02092654</text:p>
          </table:table-cell>
          <table:table-cell office:value-type="float" office:value="0.01907691" calcext:value-type="float">
            <text:p>0.01907691</text:p>
          </table:table-cell>
          <table:table-cell office:value-type="float" office:value="0.01910655" calcext:value-type="float">
            <text:p>0.01910655</text:p>
          </table:table-cell>
          <table:table-cell office:value-type="float" office:value="0.01863092" calcext:value-type="float">
            <text:p>0.01863092</text:p>
          </table:table-cell>
          <table:table-cell office:value-type="float" office:value="0.02168703" calcext:value-type="float">
            <text:p>0.02168703</text:p>
          </table:table-cell>
          <table:table-cell office:value-type="float" office:value="0.005210307" calcext:value-type="float">
            <text:p>0.005210307</text:p>
          </table:table-cell>
          <table:table-cell office:value-type="float" office:value="0.003344445" calcext:value-type="float">
            <text:p>0.003344445</text:p>
          </table:table-cell>
          <table:table-cell office:value-type="float" office:value="0" calcext:value-type="float">
            <text:p>0</text:p>
          </table:table-cell>
          <table:table-cell office:value-type="float" office:value="42.44433" calcext:value-type="float">
            <text:p>42.44433</text:p>
          </table:table-cell>
          <table:table-cell office:value-type="float" office:value="34.89096" calcext:value-type="float">
            <text:p>34.89096</text:p>
          </table:table-cell>
          <table:table-cell office:value-type="float" office:value="42.00624" calcext:value-type="float">
            <text:p>42.00624</text:p>
          </table:table-cell>
          <table:table-cell office:value-type="float" office:value="40.80534" calcext:value-type="float">
            <text:p>40.80534</text:p>
          </table:table-cell>
          <table:table-cell office:value-type="float" office:value="33.8301" calcext:value-type="float">
            <text:p>33.8301</text:p>
          </table:table-cell>
          <table:table-cell office:value-type="float" office:value="3.702469" calcext:value-type="float">
            <text:p>3.702469</text:p>
          </table:table-cell>
          <table:table-cell office:value-type="float" office:value="1.339157" calcext:value-type="float">
            <text:p>1.339157</text:p>
          </table:table-cell>
          <table:table-cell office:value-type="float" office:value="3.198714" calcext:value-type="float">
            <text:p>3.198714</text:p>
          </table:table-cell>
          <table:table-cell office:value-type="float" office:value="3.729899" calcext:value-type="float">
            <text:p>3.729899</text:p>
          </table:table-cell>
          <table:table-cell office:value-type="float" office:value="4.107284" calcext:value-type="float">
            <text:p>4.107284</text:p>
          </table:table-cell>
          <table:table-cell office:value-type="float" office:value="2.009543" calcext:value-type="float">
            <text:p>2.009543</text:p>
          </table:table-cell>
          <table:table-cell office:value-type="float" office:value="0.936016" calcext:value-type="float">
            <text:p>0.936016</text:p>
          </table:table-cell>
          <table:table-cell office:value-type="float" office:value="0.4163815" calcext:value-type="float">
            <text:p>0.4163815</text:p>
          </table:table-cell>
          <table:table-cell office:value-type="float" office:value="0.387096" calcext:value-type="float">
            <text:p>0.387096</text:p>
          </table:table-cell>
          <table:table-cell office:value-type="float" office:value="0" calcext:value-type="float">
            <text:p>0</text:p>
          </table:table-cell>
          <table:table-cell office:value-type="float" office:value="112.7233" calcext:value-type="float">
            <text:p>112.7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12.56235" calcext:value-type="float">
            <text:p>12.56235</text:p>
          </table:table-cell>
          <table:table-cell office:value-type="float" office:value="1072.144" calcext:value-type="float">
            <text:p>1072.14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4377" calcext:value-type="float">
            <text:p>-26.04377</text:p>
          </table:table-cell>
          <table:table-cell office:value-type="float" office:value="0.0678132" calcext:value-type="float">
            <text:p>0.0678132</text:p>
          </table:table-cell>
          <table:table-cell office:value-type="float" office:value="14.87271" calcext:value-type="float">
            <text:p>14.8727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696" calcext:value-type="float">
            <text:p>1.024696</text:p>
          </table:table-cell>
          <table:table-cell office:value-type="float" office:value="-0.2979372" calcext:value-type="float">
            <text:p>-0.2979372</text:p>
          </table:table-cell>
          <table:table-cell office:value-type="float" office:value="-0.08324562" calcext:value-type="float">
            <text:p>-0.08324562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79263" calcext:value-type="float">
            <text:p>10.79263</text:p>
          </table:table-cell>
          <table:table-cell office:value-type="float" office:value="0.06800499" calcext:value-type="float">
            <text:p>0.06800499</text:p>
          </table:table-cell>
          <table:table-cell office:value-type="float" office:value="0.0631366" calcext:value-type="float">
            <text:p>0.0631366</text:p>
          </table:table-cell>
          <table:table-cell office:value-type="float" office:value="0.05681038" calcext:value-type="float">
            <text:p>0.05681038</text:p>
          </table:table-cell>
          <table:table-cell office:value-type="float" office:value="0.02805348" calcext:value-type="float">
            <text:p>0.02805348</text:p>
          </table:table-cell>
          <table:table-cell office:value-type="float" office:value="0.02662636" calcext:value-type="float">
            <text:p>0.02662636</text:p>
          </table:table-cell>
          <table:table-cell office:value-type="float" office:value="0.01139921" calcext:value-type="float">
            <text:p>0.01139921</text:p>
          </table:table-cell>
          <table:table-cell office:value-type="float" office:value="0.01006576" calcext:value-type="float">
            <text:p>0.01006576</text:p>
          </table:table-cell>
          <table:table-cell office:value-type="float" office:value="0.02097303" calcext:value-type="float">
            <text:p>0.02097303</text:p>
          </table:table-cell>
          <table:table-cell office:value-type="float" office:value="0.01908823" calcext:value-type="float">
            <text:p>0.01908823</text:p>
          </table:table-cell>
          <table:table-cell office:value-type="float" office:value="0.0191194" calcext:value-type="float">
            <text:p>0.0191194</text:p>
          </table:table-cell>
          <table:table-cell office:value-type="float" office:value="0.01864002" calcext:value-type="float">
            <text:p>0.01864002</text:p>
          </table:table-cell>
          <table:table-cell office:value-type="float" office:value="0.02168662" calcext:value-type="float">
            <text:p>0.02168662</text:p>
          </table:table-cell>
          <table:table-cell office:value-type="float" office:value="0.005205691" calcext:value-type="float">
            <text:p>0.005205691</text:p>
          </table:table-cell>
          <table:table-cell office:value-type="float" office:value="0.003343282" calcext:value-type="float">
            <text:p>0.003343282</text:p>
          </table:table-cell>
          <table:table-cell office:value-type="float" office:value="0" calcext:value-type="float">
            <text:p>0</text:p>
          </table:table-cell>
          <table:table-cell office:value-type="float" office:value="47.95285" calcext:value-type="float">
            <text:p>47.95285</text:p>
          </table:table-cell>
          <table:table-cell office:value-type="float" office:value="35.21328" calcext:value-type="float">
            <text:p>35.21328</text:p>
          </table:table-cell>
          <table:table-cell office:value-type="float" office:value="41.38877" calcext:value-type="float">
            <text:p>41.38877</text:p>
          </table:table-cell>
          <table:table-cell office:value-type="float" office:value="40.11223" calcext:value-type="float">
            <text:p>40.11223</text:p>
          </table:table-cell>
          <table:table-cell office:value-type="float" office:value="33.29805" calcext:value-type="float">
            <text:p>33.29805</text:p>
          </table:table-cell>
          <table:table-cell office:value-type="float" office:value="3.866987" calcext:value-type="float">
            <text:p>3.866987</text:p>
          </table:table-cell>
          <table:table-cell office:value-type="float" office:value="1.3454" calcext:value-type="float">
            <text:p>1.3454</text:p>
          </table:table-cell>
          <table:table-cell office:value-type="float" office:value="3.207095" calcext:value-type="float">
            <text:p>3.207095</text:p>
          </table:table-cell>
          <table:table-cell office:value-type="float" office:value="3.736993" calcext:value-type="float">
            <text:p>3.736993</text:p>
          </table:table-cell>
          <table:table-cell office:value-type="float" office:value="4.108891" calcext:value-type="float">
            <text:p>4.108891</text:p>
          </table:table-cell>
          <table:table-cell office:value-type="float" office:value="2.010256" calcext:value-type="float">
            <text:p>2.010256</text:p>
          </table:table-cell>
          <table:table-cell office:value-type="float" office:value="0.9375218" calcext:value-type="float">
            <text:p>0.9375218</text:p>
          </table:table-cell>
          <table:table-cell office:value-type="float" office:value="0.4161804" calcext:value-type="float">
            <text:p>0.4161804</text:p>
          </table:table-cell>
          <table:table-cell office:value-type="float" office:value="0.3871152" calcext:value-type="float">
            <text:p>0.3871152</text:p>
          </table:table-cell>
          <table:table-cell office:value-type="float" office:value="0" calcext:value-type="float">
            <text:p>0</text:p>
          </table:table-cell>
          <table:table-cell office:value-type="float" office:value="108.1825" calcext:value-type="float">
            <text:p>108.1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12.55618" calcext:value-type="float">
            <text:p>12.55618</text:p>
          </table:table-cell>
          <table:table-cell office:value-type="float" office:value="1072.133" calcext:value-type="float">
            <text:p>1072.13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3955" calcext:value-type="float">
            <text:p>-26.03955</text:p>
          </table:table-cell>
          <table:table-cell office:value-type="float" office:value="0.06798283" calcext:value-type="float">
            <text:p>0.06798283</text:p>
          </table:table-cell>
          <table:table-cell office:value-type="float" office:value="14.89064" calcext:value-type="float">
            <text:p>14.89064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4222" calcext:value-type="float">
            <text:p>1.024222</text:p>
          </table:table-cell>
          <table:table-cell office:value-type="float" office:value="-0.2979467" calcext:value-type="float">
            <text:p>-0.2979467</text:p>
          </table:table-cell>
          <table:table-cell office:value-type="float" office:value="-0.08323412" calcext:value-type="float">
            <text:p>-0.08323412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79569" calcext:value-type="float">
            <text:p>10.79569</text:p>
          </table:table-cell>
          <table:table-cell office:value-type="float" office:value="0.0671225" calcext:value-type="float">
            <text:p>0.0671225</text:p>
          </table:table-cell>
          <table:table-cell office:value-type="float" office:value="0.06347948" calcext:value-type="float">
            <text:p>0.06347948</text:p>
          </table:table-cell>
          <table:table-cell office:value-type="float" office:value="0.05761604" calcext:value-type="float">
            <text:p>0.05761604</text:p>
          </table:table-cell>
          <table:table-cell office:value-type="float" office:value="0.02852769" calcext:value-type="float">
            <text:p>0.02852769</text:p>
          </table:table-cell>
          <table:table-cell office:value-type="float" office:value="0.02718684" calcext:value-type="float">
            <text:p>0.02718684</text:p>
          </table:table-cell>
          <table:table-cell office:value-type="float" office:value="0.01159737" calcext:value-type="float">
            <text:p>0.01159737</text:p>
          </table:table-cell>
          <table:table-cell office:value-type="float" office:value="0.01015195" calcext:value-type="float">
            <text:p>0.01015195</text:p>
          </table:table-cell>
          <table:table-cell office:value-type="float" office:value="0.02103849" calcext:value-type="float">
            <text:p>0.02103849</text:p>
          </table:table-cell>
          <table:table-cell office:value-type="float" office:value="0.01910759" calcext:value-type="float">
            <text:p>0.01910759</text:p>
          </table:table-cell>
          <table:table-cell office:value-type="float" office:value="0.01913284" calcext:value-type="float">
            <text:p>0.01913284</text:p>
          </table:table-cell>
          <table:table-cell office:value-type="float" office:value="0.01864915" calcext:value-type="float">
            <text:p>0.01864915</text:p>
          </table:table-cell>
          <table:table-cell office:value-type="float" office:value="0.02168663" calcext:value-type="float">
            <text:p>0.02168663</text:p>
          </table:table-cell>
          <table:table-cell office:value-type="float" office:value="0.005213879" calcext:value-type="float">
            <text:p>0.005213879</text:p>
          </table:table-cell>
          <table:table-cell office:value-type="float" office:value="0.003329106" calcext:value-type="float">
            <text:p>0.003329106</text:p>
          </table:table-cell>
          <table:table-cell office:value-type="float" office:value="0" calcext:value-type="float">
            <text:p>0</text:p>
          </table:table-cell>
          <table:table-cell office:value-type="float" office:value="52.36439" calcext:value-type="float">
            <text:p>52.36439</text:p>
          </table:table-cell>
          <table:table-cell office:value-type="float" office:value="35.65409" calcext:value-type="float">
            <text:p>35.65409</text:p>
          </table:table-cell>
          <table:table-cell office:value-type="float" office:value="40.78702" calcext:value-type="float">
            <text:p>40.78702</text:p>
          </table:table-cell>
          <table:table-cell office:value-type="float" office:value="39.46471" calcext:value-type="float">
            <text:p>39.46471</text:p>
          </table:table-cell>
          <table:table-cell office:value-type="float" office:value="32.83198" calcext:value-type="float">
            <text:p>32.83198</text:p>
          </table:table-cell>
          <table:table-cell office:value-type="float" office:value="4.028123" calcext:value-type="float">
            <text:p>4.028123</text:p>
          </table:table-cell>
          <table:table-cell office:value-type="float" office:value="1.352036" calcext:value-type="float">
            <text:p>1.352036</text:p>
          </table:table-cell>
          <table:table-cell office:value-type="float" office:value="3.214823" calcext:value-type="float">
            <text:p>3.214823</text:p>
          </table:table-cell>
          <table:table-cell office:value-type="float" office:value="3.743894" calcext:value-type="float">
            <text:p>3.743894</text:p>
          </table:table-cell>
          <table:table-cell office:value-type="float" office:value="4.110479" calcext:value-type="float">
            <text:p>4.110479</text:p>
          </table:table-cell>
          <table:table-cell office:value-type="float" office:value="2.010972" calcext:value-type="float">
            <text:p>2.010972</text:p>
          </table:table-cell>
          <table:table-cell office:value-type="float" office:value="0.939234" calcext:value-type="float">
            <text:p>0.939234</text:p>
          </table:table-cell>
          <table:table-cell office:value-type="float" office:value="0.4243516" calcext:value-type="float">
            <text:p>0.4243516</text:p>
          </table:table-cell>
          <table:table-cell office:value-type="float" office:value="0.379356" calcext:value-type="float">
            <text:p>0.379356</text:p>
          </table:table-cell>
          <table:table-cell office:value-type="float" office:value="0" calcext:value-type="float">
            <text:p>0</text:p>
          </table:table-cell>
          <table:table-cell office:value-type="float" office:value="108.6123" calcext:value-type="float">
            <text:p>108.6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12.54444" calcext:value-type="float">
            <text:p>12.54444</text:p>
          </table:table-cell>
          <table:table-cell office:value-type="float" office:value="1072.122" calcext:value-type="float">
            <text:p>1072.12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3535" calcext:value-type="float">
            <text:p>-26.03535</text:p>
          </table:table-cell>
          <table:table-cell office:value-type="float" office:value="0.06838106" calcext:value-type="float">
            <text:p>0.06838106</text:p>
          </table:table-cell>
          <table:table-cell office:value-type="float" office:value="14.914" calcext:value-type="float">
            <text:p>14.914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3371" calcext:value-type="float">
            <text:p>1.023371</text:p>
          </table:table-cell>
          <table:table-cell office:value-type="float" office:value="-0.2979751" calcext:value-type="float">
            <text:p>-0.2979751</text:p>
          </table:table-cell>
          <table:table-cell office:value-type="float" office:value="-0.08322157" calcext:value-type="float">
            <text:p>-0.08322157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80799" calcext:value-type="float">
            <text:p>10.80799</text:p>
          </table:table-cell>
          <table:table-cell office:value-type="float" office:value="0.06154191" calcext:value-type="float">
            <text:p>0.06154191</text:p>
          </table:table-cell>
          <table:table-cell office:value-type="float" office:value="0.06014952" calcext:value-type="float">
            <text:p>0.06014952</text:p>
          </table:table-cell>
          <table:table-cell office:value-type="float" office:value="0.05521426" calcext:value-type="float">
            <text:p>0.05521426</text:p>
          </table:table-cell>
          <table:table-cell office:value-type="float" office:value="0.02800703" calcext:value-type="float">
            <text:p>0.02800703</text:p>
          </table:table-cell>
          <table:table-cell office:value-type="float" office:value="0.02689503" calcext:value-type="float">
            <text:p>0.02689503</text:p>
          </table:table-cell>
          <table:table-cell office:value-type="float" office:value="0.01165988" calcext:value-type="float">
            <text:p>0.01165988</text:p>
          </table:table-cell>
          <table:table-cell office:value-type="float" office:value="0.0101979" calcext:value-type="float">
            <text:p>0.0101979</text:p>
          </table:table-cell>
          <table:table-cell office:value-type="float" office:value="0.02109925" calcext:value-type="float">
            <text:p>0.02109925</text:p>
          </table:table-cell>
          <table:table-cell office:value-type="float" office:value="0.01913295" calcext:value-type="float">
            <text:p>0.01913295</text:p>
          </table:table-cell>
          <table:table-cell office:value-type="float" office:value="0.01914866" calcext:value-type="float">
            <text:p>0.01914866</text:p>
          </table:table-cell>
          <table:table-cell office:value-type="float" office:value="0.01865777" calcext:value-type="float">
            <text:p>0.01865777</text:p>
          </table:table-cell>
          <table:table-cell office:value-type="float" office:value="0.02168794" calcext:value-type="float">
            <text:p>0.02168794</text:p>
          </table:table-cell>
          <table:table-cell office:value-type="float" office:value="0.005202776" calcext:value-type="float">
            <text:p>0.005202776</text:p>
          </table:table-cell>
          <table:table-cell office:value-type="float" office:value="0.003334397" calcext:value-type="float">
            <text:p>0.003334397</text:p>
          </table:table-cell>
          <table:table-cell office:value-type="float" office:value="0" calcext:value-type="float">
            <text:p>0</text:p>
          </table:table-cell>
          <table:table-cell office:value-type="float" office:value="56.24125" calcext:value-type="float">
            <text:p>56.24125</text:p>
          </table:table-cell>
          <table:table-cell office:value-type="float" office:value="36.23487" calcext:value-type="float">
            <text:p>36.23487</text:p>
          </table:table-cell>
          <table:table-cell office:value-type="float" office:value="40.27655" calcext:value-type="float">
            <text:p>40.27655</text:p>
          </table:table-cell>
          <table:table-cell office:value-type="float" office:value="38.86073" calcext:value-type="float">
            <text:p>38.86073</text:p>
          </table:table-cell>
          <table:table-cell office:value-type="float" office:value="32.39193" calcext:value-type="float">
            <text:p>32.39193</text:p>
          </table:table-cell>
          <table:table-cell office:value-type="float" office:value="4.194736" calcext:value-type="float">
            <text:p>4.194736</text:p>
          </table:table-cell>
          <table:table-cell office:value-type="float" office:value="1.359867" calcext:value-type="float">
            <text:p>1.359867</text:p>
          </table:table-cell>
          <table:table-cell office:value-type="float" office:value="3.222287" calcext:value-type="float">
            <text:p>3.222287</text:p>
          </table:table-cell>
          <table:table-cell office:value-type="float" office:value="3.750559" calcext:value-type="float">
            <text:p>3.750559</text:p>
          </table:table-cell>
          <table:table-cell office:value-type="float" office:value="4.112226" calcext:value-type="float">
            <text:p>4.112226</text:p>
          </table:table-cell>
          <table:table-cell office:value-type="float" office:value="2.011328" calcext:value-type="float">
            <text:p>2.011328</text:p>
          </table:table-cell>
          <table:table-cell office:value-type="float" office:value="0.9409815" calcext:value-type="float">
            <text:p>0.9409815</text:p>
          </table:table-cell>
          <table:table-cell office:value-type="float" office:value="0.4212402" calcext:value-type="float">
            <text:p>0.4212402</text:p>
          </table:table-cell>
          <table:table-cell office:value-type="float" office:value="0.3834679" calcext:value-type="float">
            <text:p>0.3834679</text:p>
          </table:table-cell>
          <table:table-cell office:value-type="float" office:value="0" calcext:value-type="float">
            <text:p>0</text:p>
          </table:table-cell>
          <table:table-cell office:value-type="float" office:value="126.8539" calcext:value-type="float">
            <text:p>126.8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12.53097" calcext:value-type="float">
            <text:p>12.53097</text:p>
          </table:table-cell>
          <table:table-cell office:value-type="float" office:value="1072.11" calcext:value-type="float">
            <text:p>1072.1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3126" calcext:value-type="float">
            <text:p>-26.03126</text:p>
          </table:table-cell>
          <table:table-cell office:value-type="float" office:value="0.06823549" calcext:value-type="float">
            <text:p>0.06823549</text:p>
          </table:table-cell>
          <table:table-cell office:value-type="float" office:value="14.94046" calcext:value-type="float">
            <text:p>14.94046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559" calcext:value-type="float">
            <text:p>1.022559</text:p>
          </table:table-cell>
          <table:table-cell office:value-type="float" office:value="-0.2979914" calcext:value-type="float">
            <text:p>-0.2979914</text:p>
          </table:table-cell>
          <table:table-cell office:value-type="float" office:value="-0.08320688" calcext:value-type="float">
            <text:p>-0.08320688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81313" calcext:value-type="float">
            <text:p>10.81313</text:p>
          </table:table-cell>
          <table:table-cell office:value-type="float" office:value="0.056876" calcext:value-type="float">
            <text:p>0.056876</text:p>
          </table:table-cell>
          <table:table-cell office:value-type="float" office:value="0.05958157" calcext:value-type="float">
            <text:p>0.05958157</text:p>
          </table:table-cell>
          <table:table-cell office:value-type="float" office:value="0.05452773" calcext:value-type="float">
            <text:p>0.05452773</text:p>
          </table:table-cell>
          <table:table-cell office:value-type="float" office:value="0.02768763" calcext:value-type="float">
            <text:p>0.02768763</text:p>
          </table:table-cell>
          <table:table-cell office:value-type="float" office:value="0.0265778" calcext:value-type="float">
            <text:p>0.0265778</text:p>
          </table:table-cell>
          <table:table-cell office:value-type="float" office:value="0.01169126" calcext:value-type="float">
            <text:p>0.01169126</text:p>
          </table:table-cell>
          <table:table-cell office:value-type="float" office:value="0.01019587" calcext:value-type="float">
            <text:p>0.01019587</text:p>
          </table:table-cell>
          <table:table-cell office:value-type="float" office:value="0.02113426" calcext:value-type="float">
            <text:p>0.02113426</text:p>
          </table:table-cell>
          <table:table-cell office:value-type="float" office:value="0.01915539" calcext:value-type="float">
            <text:p>0.01915539</text:p>
          </table:table-cell>
          <table:table-cell office:value-type="float" office:value="0.01916628" calcext:value-type="float">
            <text:p>0.01916628</text:p>
          </table:table-cell>
          <table:table-cell office:value-type="float" office:value="0.01866672" calcext:value-type="float">
            <text:p>0.01866672</text:p>
          </table:table-cell>
          <table:table-cell office:value-type="float" office:value="0.02168954" calcext:value-type="float">
            <text:p>0.02168954</text:p>
          </table:table-cell>
          <table:table-cell office:value-type="float" office:value="0.005192955" calcext:value-type="float">
            <text:p>0.005192955</text:p>
          </table:table-cell>
          <table:table-cell office:value-type="float" office:value="0.003338546" calcext:value-type="float">
            <text:p>0.003338546</text:p>
          </table:table-cell>
          <table:table-cell office:value-type="float" office:value="0" calcext:value-type="float">
            <text:p>0</text:p>
          </table:table-cell>
          <table:table-cell office:value-type="float" office:value="59.19225" calcext:value-type="float">
            <text:p>59.19225</text:p>
          </table:table-cell>
          <table:table-cell office:value-type="float" office:value="37.01806" calcext:value-type="float">
            <text:p>37.01806</text:p>
          </table:table-cell>
          <table:table-cell office:value-type="float" office:value="39.78294" calcext:value-type="float">
            <text:p>39.78294</text:p>
          </table:table-cell>
          <table:table-cell office:value-type="float" office:value="38.25129" calcext:value-type="float">
            <text:p>38.25129</text:p>
          </table:table-cell>
          <table:table-cell office:value-type="float" office:value="31.95962" calcext:value-type="float">
            <text:p>31.95962</text:p>
          </table:table-cell>
          <table:table-cell office:value-type="float" office:value="4.381414" calcext:value-type="float">
            <text:p>4.381414</text:p>
          </table:table-cell>
          <table:table-cell office:value-type="float" office:value="1.36973" calcext:value-type="float">
            <text:p>1.36973</text:p>
          </table:table-cell>
          <table:table-cell office:value-type="float" office:value="3.230094" calcext:value-type="float">
            <text:p>3.230094</text:p>
          </table:table-cell>
          <table:table-cell office:value-type="float" office:value="3.75702" calcext:value-type="float">
            <text:p>3.75702</text:p>
          </table:table-cell>
          <table:table-cell office:value-type="float" office:value="4.113994" calcext:value-type="float">
            <text:p>4.113994</text:p>
          </table:table-cell>
          <table:table-cell office:value-type="float" office:value="2.011591" calcext:value-type="float">
            <text:p>2.011591</text:p>
          </table:table-cell>
          <table:table-cell office:value-type="float" office:value="0.9425317" calcext:value-type="float">
            <text:p>0.9425317</text:p>
          </table:table-cell>
          <table:table-cell office:value-type="float" office:value="0.4187088" calcext:value-type="float">
            <text:p>0.4187088</text:p>
          </table:table-cell>
          <table:table-cell office:value-type="float" office:value="0.3870841" calcext:value-type="float">
            <text:p>0.3870841</text:p>
          </table:table-cell>
          <table:table-cell office:value-type="float" office:value="0" calcext:value-type="float">
            <text:p>0</text:p>
          </table:table-cell>
          <table:table-cell office:value-type="float" office:value="125.977" calcext:value-type="float">
            <text:p>125.9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27.01725" calcext:value-type="float">
            <text:p>27.01725</text:p>
          </table:table-cell>
          <table:table-cell office:value-type="float" office:value="1072.098" calcext:value-type="float">
            <text:p>1072.09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07160962" calcext:value-type="float">
            <text:p>0.07160962</text:p>
          </table:table-cell>
          <table:table-cell office:value-type="float" office:value="14.96875" calcext:value-type="float">
            <text:p>14.96875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058" calcext:value-type="float">
            <text:p>-0.2980058</text:p>
          </table:table-cell>
          <table:table-cell office:value-type="float" office:value="-0.08319034" calcext:value-type="float">
            <text:p>-0.08319034</text:p>
          </table:table-cell>
          <table:table-cell office:value-type="float" office:value="0.000004629666" calcext:value-type="float">
            <text:p>4.629666E-06</text:p>
          </table:table-cell>
          <table:table-cell office:value-type="float" office:value="10.80959" calcext:value-type="float">
            <text:p>10.80959</text:p>
          </table:table-cell>
          <table:table-cell office:value-type="float" office:value="0.04819915" calcext:value-type="float">
            <text:p>0.04819915</text:p>
          </table:table-cell>
          <table:table-cell office:value-type="float" office:value="0.05769195" calcext:value-type="float">
            <text:p>0.05769195</text:p>
          </table:table-cell>
          <table:table-cell office:value-type="float" office:value="0.05306696" calcext:value-type="float">
            <text:p>0.05306696</text:p>
          </table:table-cell>
          <table:table-cell office:value-type="float" office:value="0.02741977" calcext:value-type="float">
            <text:p>0.02741977</text:p>
          </table:table-cell>
          <table:table-cell office:value-type="float" office:value="0.02650972" calcext:value-type="float">
            <text:p>0.02650972</text:p>
          </table:table-cell>
          <table:table-cell office:value-type="float" office:value="0.01174127" calcext:value-type="float">
            <text:p>0.01174127</text:p>
          </table:table-cell>
          <table:table-cell office:value-type="float" office:value="0.01019756" calcext:value-type="float">
            <text:p>0.01019756</text:p>
          </table:table-cell>
          <table:table-cell office:value-type="float" office:value="0.02116088" calcext:value-type="float">
            <text:p>0.02116088</text:p>
          </table:table-cell>
          <table:table-cell office:value-type="float" office:value="0.01916604" calcext:value-type="float">
            <text:p>0.01916604</text:p>
          </table:table-cell>
          <table:table-cell office:value-type="float" office:value="0.01917513" calcext:value-type="float">
            <text:p>0.01917513</text:p>
          </table:table-cell>
          <table:table-cell office:value-type="float" office:value="0.01866676" calcext:value-type="float">
            <text:p>0.01866676</text:p>
          </table:table-cell>
          <table:table-cell office:value-type="float" office:value="0.0216712" calcext:value-type="float">
            <text:p>0.0216712</text:p>
          </table:table-cell>
          <table:table-cell office:value-type="float" office:value="0.005186661" calcext:value-type="float">
            <text:p>0.005186661</text:p>
          </table:table-cell>
          <table:table-cell office:value-type="float" office:value="0.003339016" calcext:value-type="float">
            <text:p>0.003339016</text:p>
          </table:table-cell>
          <table:table-cell office:value-type="float" office:value="0" calcext:value-type="float">
            <text:p>0</text:p>
          </table:table-cell>
          <table:table-cell office:value-type="float" office:value="46.46519" calcext:value-type="float">
            <text:p>46.46519</text:p>
          </table:table-cell>
          <table:table-cell office:value-type="float" office:value="37.78473" calcext:value-type="float">
            <text:p>37.78473</text:p>
          </table:table-cell>
          <table:table-cell office:value-type="float" office:value="39.37047" calcext:value-type="float">
            <text:p>39.37047</text:p>
          </table:table-cell>
          <table:table-cell office:value-type="float" office:value="37.71386" calcext:value-type="float">
            <text:p>37.71386</text:p>
          </table:table-cell>
          <table:table-cell office:value-type="float" office:value="31.59719" calcext:value-type="float">
            <text:p>31.59719</text:p>
          </table:table-cell>
          <table:table-cell office:value-type="float" office:value="4.551907" calcext:value-type="float">
            <text:p>4.551907</text:p>
          </table:table-cell>
          <table:table-cell office:value-type="float" office:value="1.38286" calcext:value-type="float">
            <text:p>1.38286</text:p>
          </table:table-cell>
          <table:table-cell office:value-type="float" office:value="3.237892" calcext:value-type="float">
            <text:p>3.237892</text:p>
          </table:table-cell>
          <table:table-cell office:value-type="float" office:value="3.763465" calcext:value-type="float">
            <text:p>3.763465</text:p>
          </table:table-cell>
          <table:table-cell office:value-type="float" office:value="4.115673" calcext:value-type="float">
            <text:p>4.115673</text:p>
          </table:table-cell>
          <table:table-cell office:value-type="float" office:value="2.011902" calcext:value-type="float">
            <text:p>2.011902</text:p>
          </table:table-cell>
          <table:table-cell office:value-type="float" office:value="0.9439566" calcext:value-type="float">
            <text:p>0.9439566</text:p>
          </table:table-cell>
          <table:table-cell office:value-type="float" office:value="0.4176528" calcext:value-type="float">
            <text:p>0.4176528</text:p>
          </table:table-cell>
          <table:table-cell office:value-type="float" office:value="0.3880559" calcext:value-type="float">
            <text:p>0.3880559</text:p>
          </table:table-cell>
          <table:table-cell office:value-type="float" office:value="0" calcext:value-type="float">
            <text:p>0</text:p>
          </table:table-cell>
          <table:table-cell office:value-type="float" office:value="10.63005" calcext:value-type="float">
            <text:p>10.6300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26.99045" calcext:value-type="float">
            <text:p>26.99045</text:p>
          </table:table-cell>
          <table:table-cell office:value-type="float" office:value="1072.084" calcext:value-type="float">
            <text:p>1072.08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07514074" calcext:value-type="float">
            <text:p>0.07514074</text:p>
          </table:table-cell>
          <table:table-cell office:value-type="float" office:value="15.00125" calcext:value-type="float">
            <text:p>15.00125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189" calcext:value-type="float">
            <text:p>-0.2980189</text:p>
          </table:table-cell>
          <table:table-cell office:value-type="float" office:value="-0.08316714" calcext:value-type="float">
            <text:p>-0.08316714</text:p>
          </table:table-cell>
          <table:table-cell office:value-type="float" office:value="0.000004630461" calcext:value-type="float">
            <text:p>4.630461E-06</text:p>
          </table:table-cell>
          <table:table-cell office:value-type="float" office:value="10.80597" calcext:value-type="float">
            <text:p>10.80597</text:p>
          </table:table-cell>
          <table:table-cell office:value-type="float" office:value="0.05602317" calcext:value-type="float">
            <text:p>0.05602317</text:p>
          </table:table-cell>
          <table:table-cell office:value-type="float" office:value="0.05566329" calcext:value-type="float">
            <text:p>0.05566329</text:p>
          </table:table-cell>
          <table:table-cell office:value-type="float" office:value="0.05133684" calcext:value-type="float">
            <text:p>0.05133684</text:p>
          </table:table-cell>
          <table:table-cell office:value-type="float" office:value="0.02657985" calcext:value-type="float">
            <text:p>0.02657985</text:p>
          </table:table-cell>
          <table:table-cell office:value-type="float" office:value="0.02570291" calcext:value-type="float">
            <text:p>0.02570291</text:p>
          </table:table-cell>
          <table:table-cell office:value-type="float" office:value="0.01174389" calcext:value-type="float">
            <text:p>0.01174389</text:p>
          </table:table-cell>
          <table:table-cell office:value-type="float" office:value="0.01011758" calcext:value-type="float">
            <text:p>0.01011758</text:p>
          </table:table-cell>
          <table:table-cell office:value-type="float" office:value="0.0211518" calcext:value-type="float">
            <text:p>0.0211518</text:p>
          </table:table-cell>
          <table:table-cell office:value-type="float" office:value="0.01915088" calcext:value-type="float">
            <text:p>0.01915088</text:p>
          </table:table-cell>
          <table:table-cell office:value-type="float" office:value="0.0191671" calcext:value-type="float">
            <text:p>0.0191671</text:p>
          </table:table-cell>
          <table:table-cell office:value-type="float" office:value="0.01865078" calcext:value-type="float">
            <text:p>0.01865078</text:p>
          </table:table-cell>
          <table:table-cell office:value-type="float" office:value="0.02163397" calcext:value-type="float">
            <text:p>0.02163397</text:p>
          </table:table-cell>
          <table:table-cell office:value-type="float" office:value="0.005182409" calcext:value-type="float">
            <text:p>0.005182409</text:p>
          </table:table-cell>
          <table:table-cell office:value-type="float" office:value="0.003337924" calcext:value-type="float">
            <text:p>0.003337924</text:p>
          </table:table-cell>
          <table:table-cell office:value-type="float" office:value="0" calcext:value-type="float">
            <text:p>0</text:p>
          </table:table-cell>
          <table:table-cell office:value-type="float" office:value="34.74439" calcext:value-type="float">
            <text:p>34.74439</text:p>
          </table:table-cell>
          <table:table-cell office:value-type="float" office:value="38.80412" calcext:value-type="float">
            <text:p>38.80412</text:p>
          </table:table-cell>
          <table:table-cell office:value-type="float" office:value="39.29107" calcext:value-type="float">
            <text:p>39.29107</text:p>
          </table:table-cell>
          <table:table-cell office:value-type="float" office:value="37.20621" calcext:value-type="float">
            <text:p>37.20621</text:p>
          </table:table-cell>
          <table:table-cell office:value-type="float" office:value="31.14101" calcext:value-type="float">
            <text:p>31.14101</text:p>
          </table:table-cell>
          <table:table-cell office:value-type="float" office:value="4.74914" calcext:value-type="float">
            <text:p>4.74914</text:p>
          </table:table-cell>
          <table:table-cell office:value-type="float" office:value="1.40044" calcext:value-type="float">
            <text:p>1.40044</text:p>
          </table:table-cell>
          <table:table-cell office:value-type="float" office:value="3.245809" calcext:value-type="float">
            <text:p>3.245809</text:p>
          </table:table-cell>
          <table:table-cell office:value-type="float" office:value="3.769891" calcext:value-type="float">
            <text:p>3.769891</text:p>
          </table:table-cell>
          <table:table-cell office:value-type="float" office:value="4.117294" calcext:value-type="float">
            <text:p>4.117294</text:p>
          </table:table-cell>
          <table:table-cell office:value-type="float" office:value="2.012228" calcext:value-type="float">
            <text:p>2.012228</text:p>
          </table:table-cell>
          <table:table-cell office:value-type="float" office:value="0.945304" calcext:value-type="float">
            <text:p>0.945304</text:p>
          </table:table-cell>
          <table:table-cell office:value-type="float" office:value="0.4174269" calcext:value-type="float">
            <text:p>0.4174269</text:p>
          </table:table-cell>
          <table:table-cell office:value-type="float" office:value="0.3880753" calcext:value-type="float">
            <text:p>0.3880753</text:p>
          </table:table-cell>
          <table:table-cell office:value-type="float" office:value="0" calcext:value-type="float">
            <text:p>0</text:p>
          </table:table-cell>
          <table:table-cell office:value-type="float" office:value="15.30084" calcext:value-type="float">
            <text:p>15.3008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26.95747" calcext:value-type="float">
            <text:p>26.95747</text:p>
          </table:table-cell>
          <table:table-cell office:value-type="float" office:value="1072.07" calcext:value-type="float">
            <text:p>1072.0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08109295" calcext:value-type="float">
            <text:p>0.08109295</text:p>
          </table:table-cell>
          <table:table-cell office:value-type="float" office:value="15.03809" calcext:value-type="float">
            <text:p>15.0380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31" calcext:value-type="float">
            <text:p>-0.298031</text:p>
          </table:table-cell>
          <table:table-cell office:value-type="float" office:value="-0.08314153" calcext:value-type="float">
            <text:p>-0.08314153</text:p>
          </table:table-cell>
          <table:table-cell office:value-type="float" office:value="0.000004630703" calcext:value-type="float">
            <text:p>4.630703E-06</text:p>
          </table:table-cell>
          <table:table-cell office:value-type="float" office:value="10.79314" calcext:value-type="float">
            <text:p>10.79314</text:p>
          </table:table-cell>
          <table:table-cell office:value-type="float" office:value="0.09798116" calcext:value-type="float">
            <text:p>0.09798116</text:p>
          </table:table-cell>
          <table:table-cell office:value-type="float" office:value="0.05390339" calcext:value-type="float">
            <text:p>0.05390339</text:p>
          </table:table-cell>
          <table:table-cell office:value-type="float" office:value="0.0497514" calcext:value-type="float">
            <text:p>0.0497514</text:p>
          </table:table-cell>
          <table:table-cell office:value-type="float" office:value="0.02569814" calcext:value-type="float">
            <text:p>0.02569814</text:p>
          </table:table-cell>
          <table:table-cell office:value-type="float" office:value="0.02486864" calcext:value-type="float">
            <text:p>0.02486864</text:p>
          </table:table-cell>
          <table:table-cell office:value-type="float" office:value="0.01169063" calcext:value-type="float">
            <text:p>0.01169063</text:p>
          </table:table-cell>
          <table:table-cell office:value-type="float" office:value="0.009959061" calcext:value-type="float">
            <text:p>0.009959061</text:p>
          </table:table-cell>
          <table:table-cell office:value-type="float" office:value="0.02111644" calcext:value-type="float">
            <text:p>0.02111644</text:p>
          </table:table-cell>
          <table:table-cell office:value-type="float" office:value="0.01912047" calcext:value-type="float">
            <text:p>0.01912047</text:p>
          </table:table-cell>
          <table:table-cell office:value-type="float" office:value="0.01915485" calcext:value-type="float">
            <text:p>0.01915485</text:p>
          </table:table-cell>
          <table:table-cell office:value-type="float" office:value="0.01863126" calcext:value-type="float">
            <text:p>0.01863126</text:p>
          </table:table-cell>
          <table:table-cell office:value-type="float" office:value="0.0216017" calcext:value-type="float">
            <text:p>0.0216017</text:p>
          </table:table-cell>
          <table:table-cell office:value-type="float" office:value="0.005178217" calcext:value-type="float">
            <text:p>0.005178217</text:p>
          </table:table-cell>
          <table:table-cell office:value-type="float" office:value="0.003336841" calcext:value-type="float">
            <text:p>0.003336841</text:p>
          </table:table-cell>
          <table:table-cell office:value-type="float" office:value="0" calcext:value-type="float">
            <text:p>0</text:p>
          </table:table-cell>
          <table:table-cell office:value-type="float" office:value="30.98957" calcext:value-type="float">
            <text:p>30.98957</text:p>
          </table:table-cell>
          <table:table-cell office:value-type="float" office:value="39.56197" calcext:value-type="float">
            <text:p>39.56197</text:p>
          </table:table-cell>
          <table:table-cell office:value-type="float" office:value="39.31681" calcext:value-type="float">
            <text:p>39.31681</text:p>
          </table:table-cell>
          <table:table-cell office:value-type="float" office:value="36.82157" calcext:value-type="float">
            <text:p>36.82157</text:p>
          </table:table-cell>
          <table:table-cell office:value-type="float" office:value="30.85657" calcext:value-type="float">
            <text:p>30.85657</text:p>
          </table:table-cell>
          <table:table-cell office:value-type="float" office:value="4.93509" calcext:value-type="float">
            <text:p>4.93509</text:p>
          </table:table-cell>
          <table:table-cell office:value-type="float" office:value="1.422118" calcext:value-type="float">
            <text:p>1.422118</text:p>
          </table:table-cell>
          <table:table-cell office:value-type="float" office:value="3.253993" calcext:value-type="float">
            <text:p>3.253993</text:p>
          </table:table-cell>
          <table:table-cell office:value-type="float" office:value="3.77636" calcext:value-type="float">
            <text:p>3.77636</text:p>
          </table:table-cell>
          <table:table-cell office:value-type="float" office:value="4.118877" calcext:value-type="float">
            <text:p>4.118877</text:p>
          </table:table-cell>
          <table:table-cell office:value-type="float" office:value="2.012572" calcext:value-type="float">
            <text:p>2.012572</text:p>
          </table:table-cell>
          <table:table-cell office:value-type="float" office:value="0.9466139" calcext:value-type="float">
            <text:p>0.9466139</text:p>
          </table:table-cell>
          <table:table-cell office:value-type="float" office:value="0.4172142" calcext:value-type="float">
            <text:p>0.4172142</text:p>
          </table:table-cell>
          <table:table-cell office:value-type="float" office:value="0.3880947" calcext:value-type="float">
            <text:p>0.3880947</text:p>
          </table:table-cell>
          <table:table-cell office:value-type="float" office:value="0" calcext:value-type="float">
            <text:p>0</text:p>
          </table:table-cell>
          <table:table-cell office:value-type="float" office:value="22.5866" calcext:value-type="float">
            <text:p>22.586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26.92861" calcext:value-type="float">
            <text:p>26.92861</text:p>
          </table:table-cell>
          <table:table-cell office:value-type="float" office:value="1072.055" calcext:value-type="float">
            <text:p>1072.05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08687188" calcext:value-type="float">
            <text:p>0.08687188</text:p>
          </table:table-cell>
          <table:table-cell office:value-type="float" office:value="15.07128" calcext:value-type="float">
            <text:p>15.07128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421" calcext:value-type="float">
            <text:p>-0.2980421</text:p>
          </table:table-cell>
          <table:table-cell office:value-type="float" office:value="-0.08311527" calcext:value-type="float">
            <text:p>-0.08311527</text:p>
          </table:table-cell>
          <table:table-cell office:value-type="float" office:value="0.000004630703" calcext:value-type="float">
            <text:p>4.630703E-06</text:p>
          </table:table-cell>
          <table:table-cell office:value-type="float" office:value="10.78001" calcext:value-type="float">
            <text:p>10.78001</text:p>
          </table:table-cell>
          <table:table-cell office:value-type="float" office:value="0.2646182" calcext:value-type="float">
            <text:p>0.2646182</text:p>
          </table:table-cell>
          <table:table-cell office:value-type="float" office:value="0.05268594" calcext:value-type="float">
            <text:p>0.05268594</text:p>
          </table:table-cell>
          <table:table-cell office:value-type="float" office:value="0.04859053" calcext:value-type="float">
            <text:p>0.04859053</text:p>
          </table:table-cell>
          <table:table-cell office:value-type="float" office:value="0.02518344" calcext:value-type="float">
            <text:p>0.02518344</text:p>
          </table:table-cell>
          <table:table-cell office:value-type="float" office:value="0.02431539" calcext:value-type="float">
            <text:p>0.02431539</text:p>
          </table:table-cell>
          <table:table-cell office:value-type="float" office:value="0.01165936" calcext:value-type="float">
            <text:p>0.01165936</text:p>
          </table:table-cell>
          <table:table-cell office:value-type="float" office:value="0.009824404" calcext:value-type="float">
            <text:p>0.009824404</text:p>
          </table:table-cell>
          <table:table-cell office:value-type="float" office:value="0.02107207" calcext:value-type="float">
            <text:p>0.02107207</text:p>
          </table:table-cell>
          <table:table-cell office:value-type="float" office:value="0.01908149" calcext:value-type="float">
            <text:p>0.01908149</text:p>
          </table:table-cell>
          <table:table-cell office:value-type="float" office:value="0.01913908" calcext:value-type="float">
            <text:p>0.01913908</text:p>
          </table:table-cell>
          <table:table-cell office:value-type="float" office:value="0.01861058" calcext:value-type="float">
            <text:p>0.01861058</text:p>
          </table:table-cell>
          <table:table-cell office:value-type="float" office:value="0.02157289" calcext:value-type="float">
            <text:p>0.02157289</text:p>
          </table:table-cell>
          <table:table-cell office:value-type="float" office:value="0.005174086" calcext:value-type="float">
            <text:p>0.005174086</text:p>
          </table:table-cell>
          <table:table-cell office:value-type="float" office:value="0.003335764" calcext:value-type="float">
            <text:p>0.003335764</text:p>
          </table:table-cell>
          <table:table-cell office:value-type="float" office:value="0" calcext:value-type="float">
            <text:p>0</text:p>
          </table:table-cell>
          <table:table-cell office:value-type="float" office:value="29.33031" calcext:value-type="float">
            <text:p>29.33031</text:p>
          </table:table-cell>
          <table:table-cell office:value-type="float" office:value="40.17965" calcext:value-type="float">
            <text:p>40.17965</text:p>
          </table:table-cell>
          <table:table-cell office:value-type="float" office:value="39.33018" calcext:value-type="float">
            <text:p>39.33018</text:p>
          </table:table-cell>
          <table:table-cell office:value-type="float" office:value="36.52561" calcext:value-type="float">
            <text:p>36.52561</text:p>
          </table:table-cell>
          <table:table-cell office:value-type="float" office:value="30.68519" calcext:value-type="float">
            <text:p>30.68519</text:p>
          </table:table-cell>
          <table:table-cell office:value-type="float" office:value="5.102637" calcext:value-type="float">
            <text:p>5.102637</text:p>
          </table:table-cell>
          <table:table-cell office:value-type="float" office:value="1.44633" calcext:value-type="float">
            <text:p>1.44633</text:p>
          </table:table-cell>
          <table:table-cell office:value-type="float" office:value="3.262411" calcext:value-type="float">
            <text:p>3.262411</text:p>
          </table:table-cell>
          <table:table-cell office:value-type="float" office:value="3.782911" calcext:value-type="float">
            <text:p>3.782911</text:p>
          </table:table-cell>
          <table:table-cell office:value-type="float" office:value="4.120426" calcext:value-type="float">
            <text:p>4.120426</text:p>
          </table:table-cell>
          <table:table-cell office:value-type="float" office:value="2.012936" calcext:value-type="float">
            <text:p>2.012936</text:p>
          </table:table-cell>
          <table:table-cell office:value-type="float" office:value="0.9478901" calcext:value-type="float">
            <text:p>0.9478901</text:p>
          </table:table-cell>
          <table:table-cell office:value-type="float" office:value="0.4170132" calcext:value-type="float">
            <text:p>0.4170132</text:p>
          </table:table-cell>
          <table:table-cell office:value-type="float" office:value="0.3881141" calcext:value-type="float">
            <text:p>0.3881141</text:p>
          </table:table-cell>
          <table:table-cell office:value-type="float" office:value="0" calcext:value-type="float">
            <text:p>0</text:p>
          </table:table-cell>
          <table:table-cell office:value-type="float" office:value="28.00026" calcext:value-type="float">
            <text:p>28.0002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26.89893" calcext:value-type="float">
            <text:p>26.89893</text:p>
          </table:table-cell>
          <table:table-cell office:value-type="float" office:value="1072.04" calcext:value-type="float">
            <text:p>1072.0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09402841" calcext:value-type="float">
            <text:p>0.09402841</text:p>
          </table:table-cell>
          <table:table-cell office:value-type="float" office:value="15.10438" calcext:value-type="float">
            <text:p>15.10438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545" calcext:value-type="float">
            <text:p>-0.2980545</text:p>
          </table:table-cell>
          <table:table-cell office:value-type="float" office:value="-0.08309033" calcext:value-type="float">
            <text:p>-0.08309033</text:p>
          </table:table-cell>
          <table:table-cell office:value-type="float" office:value="0.000004630703" calcext:value-type="float">
            <text:p>4.630703E-06</text:p>
          </table:table-cell>
          <table:table-cell office:value-type="float" office:value="10.76485" calcext:value-type="float">
            <text:p>10.76485</text:p>
          </table:table-cell>
          <table:table-cell office:value-type="float" office:value="0.5801533" calcext:value-type="float">
            <text:p>0.5801533</text:p>
          </table:table-cell>
          <table:table-cell office:value-type="float" office:value="0.05148714" calcext:value-type="float">
            <text:p>0.05148714</text:p>
          </table:table-cell>
          <table:table-cell office:value-type="float" office:value="0.0475839" calcext:value-type="float">
            <text:p>0.0475839</text:p>
          </table:table-cell>
          <table:table-cell office:value-type="float" office:value="0.02464278" calcext:value-type="float">
            <text:p>0.02464278</text:p>
          </table:table-cell>
          <table:table-cell office:value-type="float" office:value="0.02371123" calcext:value-type="float">
            <text:p>0.02371123</text:p>
          </table:table-cell>
          <table:table-cell office:value-type="float" office:value="0.01161426" calcext:value-type="float">
            <text:p>0.01161426</text:p>
          </table:table-cell>
          <table:table-cell office:value-type="float" office:value="0.009715229" calcext:value-type="float">
            <text:p>0.009715229</text:p>
          </table:table-cell>
          <table:table-cell office:value-type="float" office:value="0.02102453" calcext:value-type="float">
            <text:p>0.02102453</text:p>
          </table:table-cell>
          <table:table-cell office:value-type="float" office:value="0.01903629" calcext:value-type="float">
            <text:p>0.01903629</text:p>
          </table:table-cell>
          <table:table-cell office:value-type="float" office:value="0.01911917" calcext:value-type="float">
            <text:p>0.01911917</text:p>
          </table:table-cell>
          <table:table-cell office:value-type="float" office:value="0.01858836" calcext:value-type="float">
            <text:p>0.01858836</text:p>
          </table:table-cell>
          <table:table-cell office:value-type="float" office:value="0.02154712" calcext:value-type="float">
            <text:p>0.02154712</text:p>
          </table:table-cell>
          <table:table-cell office:value-type="float" office:value="0.005170018" calcext:value-type="float">
            <text:p>0.005170018</text:p>
          </table:table-cell>
          <table:table-cell office:value-type="float" office:value="0.003334697" calcext:value-type="float">
            <text:p>0.003334697</text:p>
          </table:table-cell>
          <table:table-cell office:value-type="float" office:value="0" calcext:value-type="float">
            <text:p>0</text:p>
          </table:table-cell>
          <table:table-cell office:value-type="float" office:value="28.07219" calcext:value-type="float">
            <text:p>28.07219</text:p>
          </table:table-cell>
          <table:table-cell office:value-type="float" office:value="40.74529" calcext:value-type="float">
            <text:p>40.74529</text:p>
          </table:table-cell>
          <table:table-cell office:value-type="float" office:value="39.33566" calcext:value-type="float">
            <text:p>39.33566</text:p>
          </table:table-cell>
          <table:table-cell office:value-type="float" office:value="36.24175" calcext:value-type="float">
            <text:p>36.24175</text:p>
          </table:table-cell>
          <table:table-cell office:value-type="float" office:value="30.44601" calcext:value-type="float">
            <text:p>30.44601</text:p>
          </table:table-cell>
          <table:table-cell office:value-type="float" office:value="5.302786" calcext:value-type="float">
            <text:p>5.302786</text:p>
          </table:table-cell>
          <table:table-cell office:value-type="float" office:value="1.47527" calcext:value-type="float">
            <text:p>1.47527</text:p>
          </table:table-cell>
          <table:table-cell office:value-type="float" office:value="3.270895" calcext:value-type="float">
            <text:p>3.270895</text:p>
          </table:table-cell>
          <table:table-cell office:value-type="float" office:value="3.789521" calcext:value-type="float">
            <text:p>3.789521</text:p>
          </table:table-cell>
          <table:table-cell office:value-type="float" office:value="4.121941" calcext:value-type="float">
            <text:p>4.121941</text:p>
          </table:table-cell>
          <table:table-cell office:value-type="float" office:value="2.013344" calcext:value-type="float">
            <text:p>2.013344</text:p>
          </table:table-cell>
          <table:table-cell office:value-type="float" office:value="0.9491434" calcext:value-type="float">
            <text:p>0.9491434</text:p>
          </table:table-cell>
          <table:table-cell office:value-type="float" office:value="0.4168201" calcext:value-type="float">
            <text:p>0.4168201</text:p>
          </table:table-cell>
          <table:table-cell office:value-type="float" office:value="0.3881335" calcext:value-type="float">
            <text:p>0.3881335</text:p>
          </table:table-cell>
          <table:table-cell office:value-type="float" office:value="0" calcext:value-type="float">
            <text:p>0</text:p>
          </table:table-cell>
          <table:table-cell office:value-type="float" office:value="33.25602" calcext:value-type="float">
            <text:p>33.2560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26.87018" calcext:value-type="float">
            <text:p>26.87018</text:p>
          </table:table-cell>
          <table:table-cell office:value-type="float" office:value="1072.025" calcext:value-type="float">
            <text:p>1072.02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13838" calcext:value-type="float">
            <text:p>0.1013838</text:p>
          </table:table-cell>
          <table:table-cell office:value-type="float" office:value="15.13677" calcext:value-type="float">
            <text:p>15.13677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662" calcext:value-type="float">
            <text:p>-0.2980662</text:p>
          </table:table-cell>
          <table:table-cell office:value-type="float" office:value="-0.08306657" calcext:value-type="float">
            <text:p>-0.08306657</text:p>
          </table:table-cell>
          <table:table-cell office:value-type="float" office:value="0.000004630703" calcext:value-type="float">
            <text:p>4.630703E-06</text:p>
          </table:table-cell>
          <table:table-cell office:value-type="float" office:value="10.7504" calcext:value-type="float">
            <text:p>10.7504</text:p>
          </table:table-cell>
          <table:table-cell office:value-type="float" office:value="0.9538634" calcext:value-type="float">
            <text:p>0.9538634</text:p>
          </table:table-cell>
          <table:table-cell office:value-type="float" office:value="0.05104421" calcext:value-type="float">
            <text:p>0.05104421</text:p>
          </table:table-cell>
          <table:table-cell office:value-type="float" office:value="0.0468634" calcext:value-type="float">
            <text:p>0.0468634</text:p>
          </table:table-cell>
          <table:table-cell office:value-type="float" office:value="0.02417799" calcext:value-type="float">
            <text:p>0.02417799</text:p>
          </table:table-cell>
          <table:table-cell office:value-type="float" office:value="0.0231652" calcext:value-type="float">
            <text:p>0.0231652</text:p>
          </table:table-cell>
          <table:table-cell office:value-type="float" office:value="0.01157495" calcext:value-type="float">
            <text:p>0.01157495</text:p>
          </table:table-cell>
          <table:table-cell office:value-type="float" office:value="0.009616512" calcext:value-type="float">
            <text:p>0.009616512</text:p>
          </table:table-cell>
          <table:table-cell office:value-type="float" office:value="0.0209707" calcext:value-type="float">
            <text:p>0.0209707</text:p>
          </table:table-cell>
          <table:table-cell office:value-type="float" office:value="0.01898609" calcext:value-type="float">
            <text:p>0.01898609</text:p>
          </table:table-cell>
          <table:table-cell office:value-type="float" office:value="0.01909535" calcext:value-type="float">
            <text:p>0.01909535</text:p>
          </table:table-cell>
          <table:table-cell office:value-type="float" office:value="0.0185645" calcext:value-type="float">
            <text:p>0.0185645</text:p>
          </table:table-cell>
          <table:table-cell office:value-type="float" office:value="0.02152391" calcext:value-type="float">
            <text:p>0.02152391</text:p>
          </table:table-cell>
          <table:table-cell office:value-type="float" office:value="0.005166007" calcext:value-type="float">
            <text:p>0.005166007</text:p>
          </table:table-cell>
          <table:table-cell office:value-type="float" office:value="0.003333639" calcext:value-type="float">
            <text:p>0.003333639</text:p>
          </table:table-cell>
          <table:table-cell office:value-type="float" office:value="0" calcext:value-type="float">
            <text:p>0</text:p>
          </table:table-cell>
          <table:table-cell office:value-type="float" office:value="27.70773" calcext:value-type="float">
            <text:p>27.70773</text:p>
          </table:table-cell>
          <table:table-cell office:value-type="float" office:value="41.28869" calcext:value-type="float">
            <text:p>41.28869</text:p>
          </table:table-cell>
          <table:table-cell office:value-type="float" office:value="39.34882" calcext:value-type="float">
            <text:p>39.34882</text:p>
          </table:table-cell>
          <table:table-cell office:value-type="float" office:value="36.001" calcext:value-type="float">
            <text:p>36.001</text:p>
          </table:table-cell>
          <table:table-cell office:value-type="float" office:value="30.30511" calcext:value-type="float">
            <text:p>30.30511</text:p>
          </table:table-cell>
          <table:table-cell office:value-type="float" office:value="5.480449" calcext:value-type="float">
            <text:p>5.480449</text:p>
          </table:table-cell>
          <table:table-cell office:value-type="float" office:value="1.506426" calcext:value-type="float">
            <text:p>1.506426</text:p>
          </table:table-cell>
          <table:table-cell office:value-type="float" office:value="3.279483" calcext:value-type="float">
            <text:p>3.279483</text:p>
          </table:table-cell>
          <table:table-cell office:value-type="float" office:value="3.796173" calcext:value-type="float">
            <text:p>3.796173</text:p>
          </table:table-cell>
          <table:table-cell office:value-type="float" office:value="4.12342" calcext:value-type="float">
            <text:p>4.12342</text:p>
          </table:table-cell>
          <table:table-cell office:value-type="float" office:value="2.013798" calcext:value-type="float">
            <text:p>2.013798</text:p>
          </table:table-cell>
          <table:table-cell office:value-type="float" office:value="0.9503765" calcext:value-type="float">
            <text:p>0.9503765</text:p>
          </table:table-cell>
          <table:table-cell office:value-type="float" office:value="0.4166367" calcext:value-type="float">
            <text:p>0.4166367</text:p>
          </table:table-cell>
          <table:table-cell office:value-type="float" office:value="0.3881529" calcext:value-type="float">
            <text:p>0.3881529</text:p>
          </table:table-cell>
          <table:table-cell office:value-type="float" office:value="0" calcext:value-type="float">
            <text:p>0</text:p>
          </table:table-cell>
          <table:table-cell office:value-type="float" office:value="37.96924" calcext:value-type="float">
            <text:p>37.9692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26.84021" calcext:value-type="float">
            <text:p>26.84021</text:p>
          </table:table-cell>
          <table:table-cell office:value-type="float" office:value="1072.009" calcext:value-type="float">
            <text:p>1072.009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6458" calcext:value-type="float">
            <text:p>0.1096458</text:p>
          </table:table-cell>
          <table:table-cell office:value-type="float" office:value="15.16971" calcext:value-type="float">
            <text:p>15.1697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778" calcext:value-type="float">
            <text:p>-0.2980778</text:p>
          </table:table-cell>
          <table:table-cell office:value-type="float" office:value="-0.08304455" calcext:value-type="float">
            <text:p>-0.08304455</text:p>
          </table:table-cell>
          <table:table-cell office:value-type="float" office:value="0.000004761018" calcext:value-type="float">
            <text:p>4.761018E-06</text:p>
          </table:table-cell>
          <table:table-cell office:value-type="float" office:value="10.73456" calcext:value-type="float">
            <text:p>10.73456</text:p>
          </table:table-cell>
          <table:table-cell office:value-type="float" office:value="1.377516" calcext:value-type="float">
            <text:p>1.377516</text:p>
          </table:table-cell>
          <table:table-cell office:value-type="float" office:value="0.05042278" calcext:value-type="float">
            <text:p>0.05042278</text:p>
          </table:table-cell>
          <table:table-cell office:value-type="float" office:value="0.04609077" calcext:value-type="float">
            <text:p>0.04609077</text:p>
          </table:table-cell>
          <table:table-cell office:value-type="float" office:value="0.02370368" calcext:value-type="float">
            <text:p>0.02370368</text:p>
          </table:table-cell>
          <table:table-cell office:value-type="float" office:value="0.02262243" calcext:value-type="float">
            <text:p>0.02262243</text:p>
          </table:table-cell>
          <table:table-cell office:value-type="float" office:value="0.01154109" calcext:value-type="float">
            <text:p>0.01154109</text:p>
          </table:table-cell>
          <table:table-cell office:value-type="float" office:value="0.009527112" calcext:value-type="float">
            <text:p>0.009527112</text:p>
          </table:table-cell>
          <table:table-cell office:value-type="float" office:value="0.02091332" calcext:value-type="float">
            <text:p>0.02091332</text:p>
          </table:table-cell>
          <table:table-cell office:value-type="float" office:value="0.01893184" calcext:value-type="float">
            <text:p>0.01893184</text:p>
          </table:table-cell>
          <table:table-cell office:value-type="float" office:value="0.0190681" calcext:value-type="float">
            <text:p>0.0190681</text:p>
          </table:table-cell>
          <table:table-cell office:value-type="float" office:value="0.01854035" calcext:value-type="float">
            <text:p>0.01854035</text:p>
          </table:table-cell>
          <table:table-cell office:value-type="float" office:value="0.02150285" calcext:value-type="float">
            <text:p>0.02150285</text:p>
          </table:table-cell>
          <table:table-cell office:value-type="float" office:value="0.005162053" calcext:value-type="float">
            <text:p>0.005162053</text:p>
          </table:table-cell>
          <table:table-cell office:value-type="float" office:value="0.0033326" calcext:value-type="float">
            <text:p>0.0033326</text:p>
          </table:table-cell>
          <table:table-cell office:value-type="float" office:value="0" calcext:value-type="float">
            <text:p>0</text:p>
          </table:table-cell>
          <table:table-cell office:value-type="float" office:value="27.67375" calcext:value-type="float">
            <text:p>27.67375</text:p>
          </table:table-cell>
          <table:table-cell office:value-type="float" office:value="41.85096" calcext:value-type="float">
            <text:p>41.85096</text:p>
          </table:table-cell>
          <table:table-cell office:value-type="float" office:value="39.39632" calcext:value-type="float">
            <text:p>39.39632</text:p>
          </table:table-cell>
          <table:table-cell office:value-type="float" office:value="35.78954" calcext:value-type="float">
            <text:p>35.78954</text:p>
          </table:table-cell>
          <table:table-cell office:value-type="float" office:value="30.21072" calcext:value-type="float">
            <text:p>30.21072</text:p>
          </table:table-cell>
          <table:table-cell office:value-type="float" office:value="5.640651" calcext:value-type="float">
            <text:p>5.640651</text:p>
          </table:table-cell>
          <table:table-cell office:value-type="float" office:value="1.539035" calcext:value-type="float">
            <text:p>1.539035</text:p>
          </table:table-cell>
          <table:table-cell office:value-type="float" office:value="3.288165" calcext:value-type="float">
            <text:p>3.288165</text:p>
          </table:table-cell>
          <table:table-cell office:value-type="float" office:value="3.802858" calcext:value-type="float">
            <text:p>3.802858</text:p>
          </table:table-cell>
          <table:table-cell office:value-type="float" office:value="4.124867" calcext:value-type="float">
            <text:p>4.124867</text:p>
          </table:table-cell>
          <table:table-cell office:value-type="float" office:value="2.014289" calcext:value-type="float">
            <text:p>2.014289</text:p>
          </table:table-cell>
          <table:table-cell office:value-type="float" office:value="0.9515911" calcext:value-type="float">
            <text:p>0.9515911</text:p>
          </table:table-cell>
          <table:table-cell office:value-type="float" office:value="0.4164618" calcext:value-type="float">
            <text:p>0.4164618</text:p>
          </table:table-cell>
          <table:table-cell office:value-type="float" office:value="0.3881723" calcext:value-type="float">
            <text:p>0.3881723</text:p>
          </table:table-cell>
          <table:table-cell office:value-type="float" office:value="0" calcext:value-type="float">
            <text:p>0</text:p>
          </table:table-cell>
          <table:table-cell office:value-type="float" office:value="43.20133" calcext:value-type="float">
            <text:p>43.2013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26.80933" calcext:value-type="float">
            <text:p>26.80933</text:p>
          </table:table-cell>
          <table:table-cell office:value-type="float" office:value="1071.992" calcext:value-type="float">
            <text:p>1071.992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72252" calcext:value-type="float">
            <text:p>0.1172252</text:p>
          </table:table-cell>
          <table:table-cell office:value-type="float" office:value="15.20529" calcext:value-type="float">
            <text:p>15.2052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439" calcext:value-type="float">
            <text:p>1.022439</text:p>
          </table:table-cell>
          <table:table-cell office:value-type="float" office:value="-0.2980923" calcext:value-type="float">
            <text:p>-0.2980923</text:p>
          </table:table-cell>
          <table:table-cell office:value-type="float" office:value="-0.08302401" calcext:value-type="float">
            <text:p>-0.08302401</text:p>
          </table:table-cell>
          <table:table-cell office:value-type="float" office:value="0.00000889846" calcext:value-type="float">
            <text:p>8.89846E-06</text:p>
          </table:table-cell>
          <table:table-cell office:value-type="float" office:value="10.7225" calcext:value-type="float">
            <text:p>10.7225</text:p>
          </table:table-cell>
          <table:table-cell office:value-type="float" office:value="1.814711" calcext:value-type="float">
            <text:p>1.814711</text:p>
          </table:table-cell>
          <table:table-cell office:value-type="float" office:value="0.04976472" calcext:value-type="float">
            <text:p>0.04976472</text:p>
          </table:table-cell>
          <table:table-cell office:value-type="float" office:value="0.0453016" calcext:value-type="float">
            <text:p>0.0453016</text:p>
          </table:table-cell>
          <table:table-cell office:value-type="float" office:value="0.02320095" calcext:value-type="float">
            <text:p>0.02320095</text:p>
          </table:table-cell>
          <table:table-cell office:value-type="float" office:value="0.0220245" calcext:value-type="float">
            <text:p>0.0220245</text:p>
          </table:table-cell>
          <table:table-cell office:value-type="float" office:value="0.01148399" calcext:value-type="float">
            <text:p>0.01148399</text:p>
          </table:table-cell>
          <table:table-cell office:value-type="float" office:value="0.009418946" calcext:value-type="float">
            <text:p>0.009418946</text:p>
          </table:table-cell>
          <table:table-cell office:value-type="float" office:value="0.02084401" calcext:value-type="float">
            <text:p>0.02084401</text:p>
          </table:table-cell>
          <table:table-cell office:value-type="float" office:value="0.01887628" calcext:value-type="float">
            <text:p>0.01887628</text:p>
          </table:table-cell>
          <table:table-cell office:value-type="float" office:value="0.01904092" calcext:value-type="float">
            <text:p>0.01904092</text:p>
          </table:table-cell>
          <table:table-cell office:value-type="float" office:value="0.0185182" calcext:value-type="float">
            <text:p>0.0185182</text:p>
          </table:table-cell>
          <table:table-cell office:value-type="float" office:value="0.02148375" calcext:value-type="float">
            <text:p>0.02148375</text:p>
          </table:table-cell>
          <table:table-cell office:value-type="float" office:value="0.005158151" calcext:value-type="float">
            <text:p>0.005158151</text:p>
          </table:table-cell>
          <table:table-cell office:value-type="float" office:value="0.003331563" calcext:value-type="float">
            <text:p>0.003331563</text:p>
          </table:table-cell>
          <table:table-cell office:value-type="float" office:value="0" calcext:value-type="float">
            <text:p>0</text:p>
          </table:table-cell>
          <table:table-cell office:value-type="float" office:value="27.9444" calcext:value-type="float">
            <text:p>27.9444</text:p>
          </table:table-cell>
          <table:table-cell office:value-type="float" office:value="42.42117" calcext:value-type="float">
            <text:p>42.42117</text:p>
          </table:table-cell>
          <table:table-cell office:value-type="float" office:value="39.46897" calcext:value-type="float">
            <text:p>39.46897</text:p>
          </table:table-cell>
          <table:table-cell office:value-type="float" office:value="35.60104" calcext:value-type="float">
            <text:p>35.60104</text:p>
          </table:table-cell>
          <table:table-cell office:value-type="float" office:value="30.04731" calcext:value-type="float">
            <text:p>30.04731</text:p>
          </table:table-cell>
          <table:table-cell office:value-type="float" office:value="5.811716" calcext:value-type="float">
            <text:p>5.811716</text:p>
          </table:table-cell>
          <table:table-cell office:value-type="float" office:value="1.574816" calcext:value-type="float">
            <text:p>1.574816</text:p>
          </table:table-cell>
          <table:table-cell office:value-type="float" office:value="3.297335" calcext:value-type="float">
            <text:p>3.297335</text:p>
          </table:table-cell>
          <table:table-cell office:value-type="float" office:value="3.810375" calcext:value-type="float">
            <text:p>3.810375</text:p>
          </table:table-cell>
          <table:table-cell office:value-type="float" office:value="4.125448" calcext:value-type="float">
            <text:p>4.125448</text:p>
          </table:table-cell>
          <table:table-cell office:value-type="float" office:value="2.014805" calcext:value-type="float">
            <text:p>2.014805</text:p>
          </table:table-cell>
          <table:table-cell office:value-type="float" office:value="0.9527908" calcext:value-type="float">
            <text:p>0.9527908</text:p>
          </table:table-cell>
          <table:table-cell office:value-type="float" office:value="0.4162946" calcext:value-type="float">
            <text:p>0.4162946</text:p>
          </table:table-cell>
          <table:table-cell office:value-type="float" office:value="0.3881918" calcext:value-type="float">
            <text:p>0.3881918</text:p>
          </table:table-cell>
          <table:table-cell office:value-type="float" office:value="0" calcext:value-type="float">
            <text:p>0</text:p>
          </table:table-cell>
          <table:table-cell office:value-type="float" office:value="47.42771" calcext:value-type="float">
            <text:p>47.4277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26.77924" calcext:value-type="float">
            <text:p>26.77924</text:p>
          </table:table-cell>
          <table:table-cell office:value-type="float" office:value="1071.975" calcext:value-type="float">
            <text:p>1071.97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98404" calcext:value-type="float">
            <text:p>0.1198404</text:p>
          </table:table-cell>
          <table:table-cell office:value-type="float" office:value="15.24556" calcext:value-type="float">
            <text:p>15.24556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2079" calcext:value-type="float">
            <text:p>1.022079</text:p>
          </table:table-cell>
          <table:table-cell office:value-type="float" office:value="-0.2981128" calcext:value-type="float">
            <text:p>-0.2981128</text:p>
          </table:table-cell>
          <table:table-cell office:value-type="float" office:value="-0.08300325" calcext:value-type="float">
            <text:p>-0.08300325</text:p>
          </table:table-cell>
          <table:table-cell office:value-type="float" office:value="0.00001564389" calcext:value-type="float">
            <text:p>1.564389E-05</text:p>
          </table:table-cell>
          <table:table-cell office:value-type="float" office:value="10.71877" calcext:value-type="float">
            <text:p>10.71877</text:p>
          </table:table-cell>
          <table:table-cell office:value-type="float" office:value="1.771995" calcext:value-type="float">
            <text:p>1.771995</text:p>
          </table:table-cell>
          <table:table-cell office:value-type="float" office:value="0.06805599" calcext:value-type="float">
            <text:p>0.06805599</text:p>
          </table:table-cell>
          <table:table-cell office:value-type="float" office:value="0.06355334" calcext:value-type="float">
            <text:p>0.06355334</text:p>
          </table:table-cell>
          <table:table-cell office:value-type="float" office:value="0.04473874" calcext:value-type="float">
            <text:p>0.04473874</text:p>
          </table:table-cell>
          <table:table-cell office:value-type="float" office:value="0.04369124" calcext:value-type="float">
            <text:p>0.04369124</text:p>
          </table:table-cell>
          <table:table-cell office:value-type="float" office:value="0.01514038" calcext:value-type="float">
            <text:p>0.01514038</text:p>
          </table:table-cell>
          <table:table-cell office:value-type="float" office:value="0.009301692" calcext:value-type="float">
            <text:p>0.009301692</text:p>
          </table:table-cell>
          <table:table-cell office:value-type="float" office:value="0.02076606" calcext:value-type="float">
            <text:p>0.02076606</text:p>
          </table:table-cell>
          <table:table-cell office:value-type="float" office:value="0.01882233" calcext:value-type="float">
            <text:p>0.01882233</text:p>
          </table:table-cell>
          <table:table-cell office:value-type="float" office:value="0.01901546" calcext:value-type="float">
            <text:p>0.01901546</text:p>
          </table:table-cell>
          <table:table-cell office:value-type="float" office:value="0.01849793" calcext:value-type="float">
            <text:p>0.01849793</text:p>
          </table:table-cell>
          <table:table-cell office:value-type="float" office:value="0.02146673" calcext:value-type="float">
            <text:p>0.02146673</text:p>
          </table:table-cell>
          <table:table-cell office:value-type="float" office:value="0.005168887" calcext:value-type="float">
            <text:p>0.005168887</text:p>
          </table:table-cell>
          <table:table-cell office:value-type="float" office:value="0.003315656" calcext:value-type="float">
            <text:p>0.003315656</text:p>
          </table:table-cell>
          <table:table-cell office:value-type="float" office:value="0" calcext:value-type="float">
            <text:p>0</text:p>
          </table:table-cell>
          <table:table-cell office:value-type="float" office:value="28.90597" calcext:value-type="float">
            <text:p>28.90597</text:p>
          </table:table-cell>
          <table:table-cell office:value-type="float" office:value="41.81699" calcext:value-type="float">
            <text:p>41.81699</text:p>
          </table:table-cell>
          <table:table-cell office:value-type="float" office:value="39.09225" calcext:value-type="float">
            <text:p>39.09225</text:p>
          </table:table-cell>
          <table:table-cell office:value-type="float" office:value="35.4255" calcext:value-type="float">
            <text:p>35.4255</text:p>
          </table:table-cell>
          <table:table-cell office:value-type="float" office:value="30.46806" calcext:value-type="float">
            <text:p>30.46806</text:p>
          </table:table-cell>
          <table:table-cell office:value-type="float" office:value="6.382992" calcext:value-type="float">
            <text:p>6.382992</text:p>
          </table:table-cell>
          <table:table-cell office:value-type="float" office:value="1.614956" calcext:value-type="float">
            <text:p>1.614956</text:p>
          </table:table-cell>
          <table:table-cell office:value-type="float" office:value="3.306831" calcext:value-type="float">
            <text:p>3.306831</text:p>
          </table:table-cell>
          <table:table-cell office:value-type="float" office:value="3.817976" calcext:value-type="float">
            <text:p>3.817976</text:p>
          </table:table-cell>
          <table:table-cell office:value-type="float" office:value="4.125997" calcext:value-type="float">
            <text:p>4.125997</text:p>
          </table:table-cell>
          <table:table-cell office:value-type="float" office:value="2.015329" calcext:value-type="float">
            <text:p>2.015329</text:p>
          </table:table-cell>
          <table:table-cell office:value-type="float" office:value="0.9541639" calcext:value-type="float">
            <text:p>0.9541639</text:p>
          </table:table-cell>
          <table:table-cell office:value-type="float" office:value="0.4255994" calcext:value-type="float">
            <text:p>0.4255994</text:p>
          </table:table-cell>
          <table:table-cell office:value-type="float" office:value="0.3791739" calcext:value-type="float">
            <text:p>0.3791739</text:p>
          </table:table-cell>
          <table:table-cell office:value-type="float" office:value="0" calcext:value-type="float">
            <text:p>0</text:p>
          </table:table-cell>
          <table:table-cell office:value-type="float" office:value="51.64979" calcext:value-type="float">
            <text:p>51.6497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26.75637" calcext:value-type="float">
            <text:p>26.75637</text:p>
          </table:table-cell>
          <table:table-cell office:value-type="float" office:value="1071.959" calcext:value-type="float">
            <text:p>1071.959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87171" calcext:value-type="float">
            <text:p>0.1187171</text:p>
          </table:table-cell>
          <table:table-cell office:value-type="float" office:value="15.28253" calcext:value-type="float">
            <text:p>15.2825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1214" calcext:value-type="float">
            <text:p>1.021214</text:p>
          </table:table-cell>
          <table:table-cell office:value-type="float" office:value="-0.2981253" calcext:value-type="float">
            <text:p>-0.2981253</text:p>
          </table:table-cell>
          <table:table-cell office:value-type="float" office:value="-0.08297899" calcext:value-type="float">
            <text:p>-0.08297899</text:p>
          </table:table-cell>
          <table:table-cell office:value-type="float" office:value="0.00001564389" calcext:value-type="float">
            <text:p>1.564389E-05</text:p>
          </table:table-cell>
          <table:table-cell office:value-type="float" office:value="10.7231" calcext:value-type="float">
            <text:p>10.7231</text:p>
          </table:table-cell>
          <table:table-cell office:value-type="float" office:value="1.687125" calcext:value-type="float">
            <text:p>1.687125</text:p>
          </table:table-cell>
          <table:table-cell office:value-type="float" office:value="0.0602443" calcext:value-type="float">
            <text:p>0.0602443</text:p>
          </table:table-cell>
          <table:table-cell office:value-type="float" office:value="0.05514478" calcext:value-type="float">
            <text:p>0.05514478</text:p>
          </table:table-cell>
          <table:table-cell office:value-type="float" office:value="0.03672507" calcext:value-type="float">
            <text:p>0.03672507</text:p>
          </table:table-cell>
          <table:table-cell office:value-type="float" office:value="0.03553497" calcext:value-type="float">
            <text:p>0.03553497</text:p>
          </table:table-cell>
          <table:table-cell office:value-type="float" office:value="0.01407381" calcext:value-type="float">
            <text:p>0.01407381</text:p>
          </table:table-cell>
          <table:table-cell office:value-type="float" office:value="0.009226191" calcext:value-type="float">
            <text:p>0.009226191</text:p>
          </table:table-cell>
          <table:table-cell office:value-type="float" office:value="0.02069659" calcext:value-type="float">
            <text:p>0.02069659</text:p>
          </table:table-cell>
          <table:table-cell office:value-type="float" office:value="0.01876947" calcext:value-type="float">
            <text:p>0.01876947</text:p>
          </table:table-cell>
          <table:table-cell office:value-type="float" office:value="0.01899084" calcext:value-type="float">
            <text:p>0.01899084</text:p>
          </table:table-cell>
          <table:table-cell office:value-type="float" office:value="0.01847958" calcext:value-type="float">
            <text:p>0.01847958</text:p>
          </table:table-cell>
          <table:table-cell office:value-type="float" office:value="0.02145281" calcext:value-type="float">
            <text:p>0.02145281</text:p>
          </table:table-cell>
          <table:table-cell office:value-type="float" office:value="0.005158016" calcext:value-type="float">
            <text:p>0.005158016</text:p>
          </table:table-cell>
          <table:table-cell office:value-type="float" office:value="0.003321458" calcext:value-type="float">
            <text:p>0.003321458</text:p>
          </table:table-cell>
          <table:table-cell office:value-type="float" office:value="0" calcext:value-type="float">
            <text:p>0</text:p>
          </table:table-cell>
          <table:table-cell office:value-type="float" office:value="29.11002" calcext:value-type="float">
            <text:p>29.11002</text:p>
          </table:table-cell>
          <table:table-cell office:value-type="float" office:value="41.75669" calcext:value-type="float">
            <text:p>41.75669</text:p>
          </table:table-cell>
          <table:table-cell office:value-type="float" office:value="38.92127" calcext:value-type="float">
            <text:p>38.92127</text:p>
          </table:table-cell>
          <table:table-cell office:value-type="float" office:value="35.20636" calcext:value-type="float">
            <text:p>35.20636</text:p>
          </table:table-cell>
          <table:table-cell office:value-type="float" office:value="30.35162" calcext:value-type="float">
            <text:p>30.35162</text:p>
          </table:table-cell>
          <table:table-cell office:value-type="float" office:value="6.529562" calcext:value-type="float">
            <text:p>6.529562</text:p>
          </table:table-cell>
          <table:table-cell office:value-type="float" office:value="1.656659" calcext:value-type="float">
            <text:p>1.656659</text:p>
          </table:table-cell>
          <table:table-cell office:value-type="float" office:value="3.316568" calcext:value-type="float">
            <text:p>3.316568</text:p>
          </table:table-cell>
          <table:table-cell office:value-type="float" office:value="3.825639" calcext:value-type="float">
            <text:p>3.825639</text:p>
          </table:table-cell>
          <table:table-cell office:value-type="float" office:value="4.126602" calcext:value-type="float">
            <text:p>4.126602</text:p>
          </table:table-cell>
          <table:table-cell office:value-type="float" office:value="2.015908" calcext:value-type="float">
            <text:p>2.015908</text:p>
          </table:table-cell>
          <table:table-cell office:value-type="float" office:value="0.9556792" calcext:value-type="float">
            <text:p>0.9556792</text:p>
          </table:table-cell>
          <table:table-cell office:value-type="float" office:value="0.4222902" calcext:value-type="float">
            <text:p>0.4222902</text:p>
          </table:table-cell>
          <table:table-cell office:value-type="float" office:value="0.383492" calcext:value-type="float">
            <text:p>0.383492</text:p>
          </table:table-cell>
          <table:table-cell office:value-type="float" office:value="0" calcext:value-type="float">
            <text:p>0</text:p>
          </table:table-cell>
          <table:table-cell office:value-type="float" office:value="53.5411" calcext:value-type="float">
            <text:p>53.541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26.73686" calcext:value-type="float">
            <text:p>26.73686</text:p>
          </table:table-cell>
          <table:table-cell office:value-type="float" office:value="1071.944" calcext:value-type="float">
            <text:p>1071.94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76189" calcext:value-type="float">
            <text:p>0.1176189</text:p>
          </table:table-cell>
          <table:table-cell office:value-type="float" office:value="15.31469" calcext:value-type="float">
            <text:p>15.3146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393" calcext:value-type="float">
            <text:p>1.020393</text:p>
          </table:table-cell>
          <table:table-cell office:value-type="float" office:value="-0.2981419" calcext:value-type="float">
            <text:p>-0.2981419</text:p>
          </table:table-cell>
          <table:table-cell office:value-type="float" office:value="-0.08295391" calcext:value-type="float">
            <text:p>-0.08295391</text:p>
          </table:table-cell>
          <table:table-cell office:value-type="float" office:value="0.00001564389" calcext:value-type="float">
            <text:p>1.564389E-05</text:p>
          </table:table-cell>
          <table:table-cell office:value-type="float" office:value="10.72575" calcext:value-type="float">
            <text:p>10.72575</text:p>
          </table:table-cell>
          <table:table-cell office:value-type="float" office:value="1.517262" calcext:value-type="float">
            <text:p>1.517262</text:p>
          </table:table-cell>
          <table:table-cell office:value-type="float" office:value="0.05464708" calcext:value-type="float">
            <text:p>0.05464708</text:p>
          </table:table-cell>
          <table:table-cell office:value-type="float" office:value="0.04958951" calcext:value-type="float">
            <text:p>0.04958951</text:p>
          </table:table-cell>
          <table:table-cell office:value-type="float" office:value="0.0318808" calcext:value-type="float">
            <text:p>0.0318808</text:p>
          </table:table-cell>
          <table:table-cell office:value-type="float" office:value="0.03066534" calcext:value-type="float">
            <text:p>0.03066534</text:p>
          </table:table-cell>
          <table:table-cell office:value-type="float" office:value="0.01342559" calcext:value-type="float">
            <text:p>0.01342559</text:p>
          </table:table-cell>
          <table:table-cell office:value-type="float" office:value="0.009225488" calcext:value-type="float">
            <text:p>0.009225488</text:p>
          </table:table-cell>
          <table:table-cell office:value-type="float" office:value="0.02066146" calcext:value-type="float">
            <text:p>0.02066146</text:p>
          </table:table-cell>
          <table:table-cell office:value-type="float" office:value="0.01872358" calcext:value-type="float">
            <text:p>0.01872358</text:p>
          </table:table-cell>
          <table:table-cell office:value-type="float" office:value="0.01896697" calcext:value-type="float">
            <text:p>0.01896697</text:p>
          </table:table-cell>
          <table:table-cell office:value-type="float" office:value="0.01846276" calcext:value-type="float">
            <text:p>0.01846276</text:p>
          </table:table-cell>
          <table:table-cell office:value-type="float" office:value="0.02144052" calcext:value-type="float">
            <text:p>0.02144052</text:p>
          </table:table-cell>
          <table:table-cell office:value-type="float" office:value="0.005148067" calcext:value-type="float">
            <text:p>0.005148067</text:p>
          </table:table-cell>
          <table:table-cell office:value-type="float" office:value="0.003326457" calcext:value-type="float">
            <text:p>0.003326457</text:p>
          </table:table-cell>
          <table:table-cell office:value-type="float" office:value="0" calcext:value-type="float">
            <text:p>0</text:p>
          </table:table-cell>
          <table:table-cell office:value-type="float" office:value="30.06854" calcext:value-type="float">
            <text:p>30.06854</text:p>
          </table:table-cell>
          <table:table-cell office:value-type="float" office:value="41.59779" calcext:value-type="float">
            <text:p>41.59779</text:p>
          </table:table-cell>
          <table:table-cell office:value-type="float" office:value="38.69873" calcext:value-type="float">
            <text:p>38.69873</text:p>
          </table:table-cell>
          <table:table-cell office:value-type="float" office:value="34.95678" calcext:value-type="float">
            <text:p>34.95678</text:p>
          </table:table-cell>
          <table:table-cell office:value-type="float" office:value="30.21262" calcext:value-type="float">
            <text:p>30.21262</text:p>
          </table:table-cell>
          <table:table-cell office:value-type="float" office:value="6.653743" calcext:value-type="float">
            <text:p>6.653743</text:p>
          </table:table-cell>
          <table:table-cell office:value-type="float" office:value="1.701876" calcext:value-type="float">
            <text:p>1.701876</text:p>
          </table:table-cell>
          <table:table-cell office:value-type="float" office:value="3.326265" calcext:value-type="float">
            <text:p>3.326265</text:p>
          </table:table-cell>
          <table:table-cell office:value-type="float" office:value="3.833315" calcext:value-type="float">
            <text:p>3.833315</text:p>
          </table:table-cell>
          <table:table-cell office:value-type="float" office:value="4.127239" calcext:value-type="float">
            <text:p>4.127239</text:p>
          </table:table-cell>
          <table:table-cell office:value-type="float" office:value="2.016528" calcext:value-type="float">
            <text:p>2.016528</text:p>
          </table:table-cell>
          <table:table-cell office:value-type="float" office:value="0.957009" calcext:value-type="float">
            <text:p>0.957009</text:p>
          </table:table-cell>
          <table:table-cell office:value-type="float" office:value="0.4194395" calcext:value-type="float">
            <text:p>0.4194395</text:p>
          </table:table-cell>
          <table:table-cell office:value-type="float" office:value="0.3874386" calcext:value-type="float">
            <text:p>0.3874386</text:p>
          </table:table-cell>
          <table:table-cell office:value-type="float" office:value="0" calcext:value-type="float">
            <text:p>0</text:p>
          </table:table-cell>
          <table:table-cell office:value-type="float" office:value="55.85933" calcext:value-type="float">
            <text:p>55.8593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26.71787" calcext:value-type="float">
            <text:p>26.71787</text:p>
          </table:table-cell>
          <table:table-cell office:value-type="float" office:value="1071.929" calcext:value-type="float">
            <text:p>1071.929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57823" calcext:value-type="float">
            <text:p>0.1157823</text:p>
          </table:table-cell>
          <table:table-cell office:value-type="float" office:value="15.34643" calcext:value-type="float">
            <text:p>15.3464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1585" calcext:value-type="float">
            <text:p>-0.2981585</text:p>
          </table:table-cell>
          <table:table-cell office:value-type="float" office:value="-0.0829281" calcext:value-type="float">
            <text:p>-0.0829281</text:p>
          </table:table-cell>
          <table:table-cell office:value-type="float" office:value="0.00001564389" calcext:value-type="float">
            <text:p>1.564389E-05</text:p>
          </table:table-cell>
          <table:table-cell office:value-type="float" office:value="10.73074" calcext:value-type="float">
            <text:p>10.73074</text:p>
          </table:table-cell>
          <table:table-cell office:value-type="float" office:value="1.264364" calcext:value-type="float">
            <text:p>1.264364</text:p>
          </table:table-cell>
          <table:table-cell office:value-type="float" office:value="0.05014212" calcext:value-type="float">
            <text:p>0.05014212</text:p>
          </table:table-cell>
          <table:table-cell office:value-type="float" office:value="0.04547314" calcext:value-type="float">
            <text:p>0.04547314</text:p>
          </table:table-cell>
          <table:table-cell office:value-type="float" office:value="0.02859367" calcext:value-type="float">
            <text:p>0.02859367</text:p>
          </table:table-cell>
          <table:table-cell office:value-type="float" office:value="0.02739309" calcext:value-type="float">
            <text:p>0.02739309</text:p>
          </table:table-cell>
          <table:table-cell office:value-type="float" office:value="0.0129331" calcext:value-type="float">
            <text:p>0.0129331</text:p>
          </table:table-cell>
          <table:table-cell office:value-type="float" office:value="0.009215629" calcext:value-type="float">
            <text:p>0.009215629</text:p>
          </table:table-cell>
          <table:table-cell office:value-type="float" office:value="0.02064066" calcext:value-type="float">
            <text:p>0.02064066</text:p>
          </table:table-cell>
          <table:table-cell office:value-type="float" office:value="0.01868818" calcext:value-type="float">
            <text:p>0.01868818</text:p>
          </table:table-cell>
          <table:table-cell office:value-type="float" office:value="0.01894483" calcext:value-type="float">
            <text:p>0.01894483</text:p>
          </table:table-cell>
          <table:table-cell office:value-type="float" office:value="0.0184473" calcext:value-type="float">
            <text:p>0.0184473</text:p>
          </table:table-cell>
          <table:table-cell office:value-type="float" office:value="0.02142926" calcext:value-type="float">
            <text:p>0.02142926</text:p>
          </table:table-cell>
          <table:table-cell office:value-type="float" office:value="0.005141332" calcext:value-type="float">
            <text:p>0.005141332</text:p>
          </table:table-cell>
          <table:table-cell office:value-type="float" office:value="0.003328433" calcext:value-type="float">
            <text:p>0.003328433</text:p>
          </table:table-cell>
          <table:table-cell office:value-type="float" office:value="0" calcext:value-type="float">
            <text:p>0</text:p>
          </table:table-cell>
          <table:table-cell office:value-type="float" office:value="31.06039" calcext:value-type="float">
            <text:p>31.06039</text:p>
          </table:table-cell>
          <table:table-cell office:value-type="float" office:value="41.33284" calcext:value-type="float">
            <text:p>41.33284</text:p>
          </table:table-cell>
          <table:table-cell office:value-type="float" office:value="38.48172" calcext:value-type="float">
            <text:p>38.48172</text:p>
          </table:table-cell>
          <table:table-cell office:value-type="float" office:value="34.70098" calcext:value-type="float">
            <text:p>34.70098</text:p>
          </table:table-cell>
          <table:table-cell office:value-type="float" office:value="30.03764" calcext:value-type="float">
            <text:p>30.03764</text:p>
          </table:table-cell>
          <table:table-cell office:value-type="float" office:value="6.761383" calcext:value-type="float">
            <text:p>6.761383</text:p>
          </table:table-cell>
          <table:table-cell office:value-type="float" office:value="1.746648" calcext:value-type="float">
            <text:p>1.746648</text:p>
          </table:table-cell>
          <table:table-cell office:value-type="float" office:value="3.335798" calcext:value-type="float">
            <text:p>3.335798</text:p>
          </table:table-cell>
          <table:table-cell office:value-type="float" office:value="3.84092" calcext:value-type="float">
            <text:p>3.84092</text:p>
          </table:table-cell>
          <table:table-cell office:value-type="float" office:value="4.127891" calcext:value-type="float">
            <text:p>4.127891</text:p>
          </table:table-cell>
          <table:table-cell office:value-type="float" office:value="2.017163" calcext:value-type="float">
            <text:p>2.017163</text:p>
          </table:table-cell>
          <table:table-cell office:value-type="float" office:value="0.9582269" calcext:value-type="float">
            <text:p>0.9582269</text:p>
          </table:table-cell>
          <table:table-cell office:value-type="float" office:value="0.4179513" calcext:value-type="float">
            <text:p>0.4179513</text:p>
          </table:table-cell>
          <table:table-cell office:value-type="float" office:value="0.3892281" calcext:value-type="float">
            <text:p>0.3892281</text:p>
          </table:table-cell>
          <table:table-cell office:value-type="float" office:value="0" calcext:value-type="float">
            <text:p>0</text:p>
          </table:table-cell>
          <table:table-cell office:value-type="float" office:value="57.93246" calcext:value-type="float">
            <text:p>57.9324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26.70048" calcext:value-type="float">
            <text:p>26.70048</text:p>
          </table:table-cell>
          <table:table-cell office:value-type="float" office:value="1071.915" calcext:value-type="float">
            <text:p>1071.91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36487" calcext:value-type="float">
            <text:p>0.1136487</text:p>
          </table:table-cell>
          <table:table-cell office:value-type="float" office:value="15.37637" calcext:value-type="float">
            <text:p>15.37637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175" calcext:value-type="float">
            <text:p>-0.298175</text:p>
          </table:table-cell>
          <table:table-cell office:value-type="float" office:value="-0.08290101" calcext:value-type="float">
            <text:p>-0.08290101</text:p>
          </table:table-cell>
          <table:table-cell office:value-type="float" office:value="0.00001564391" calcext:value-type="float">
            <text:p>1.564391E-05</text:p>
          </table:table-cell>
          <table:table-cell office:value-type="float" office:value="10.73756" calcext:value-type="float">
            <text:p>10.73756</text:p>
          </table:table-cell>
          <table:table-cell office:value-type="float" office:value="0.9954543" calcext:value-type="float">
            <text:p>0.9954543</text:p>
          </table:table-cell>
          <table:table-cell office:value-type="float" office:value="0.04672833" calcext:value-type="float">
            <text:p>0.04672833</text:p>
          </table:table-cell>
          <table:table-cell office:value-type="float" office:value="0.0424822" calcext:value-type="float">
            <text:p>0.0424822</text:p>
          </table:table-cell>
          <table:table-cell office:value-type="float" office:value="0.02646384" calcext:value-type="float">
            <text:p>0.02646384</text:p>
          </table:table-cell>
          <table:table-cell office:value-type="float" office:value="0.02527299" calcext:value-type="float">
            <text:p>0.02527299</text:p>
          </table:table-cell>
          <table:table-cell office:value-type="float" office:value="0.01257561" calcext:value-type="float">
            <text:p>0.01257561</text:p>
          </table:table-cell>
          <table:table-cell office:value-type="float" office:value="0.009214968" calcext:value-type="float">
            <text:p>0.009214968</text:p>
          </table:table-cell>
          <table:table-cell office:value-type="float" office:value="0.02062871" calcext:value-type="float">
            <text:p>0.02062871</text:p>
          </table:table-cell>
          <table:table-cell office:value-type="float" office:value="0.01866099" calcext:value-type="float">
            <text:p>0.01866099</text:p>
          </table:table-cell>
          <table:table-cell office:value-type="float" office:value="0.01892545" calcext:value-type="float">
            <text:p>0.01892545</text:p>
          </table:table-cell>
          <table:table-cell office:value-type="float" office:value="0.01843436" calcext:value-type="float">
            <text:p>0.01843436</text:p>
          </table:table-cell>
          <table:table-cell office:value-type="float" office:value="0.0214176" calcext:value-type="float">
            <text:p>0.0214176</text:p>
          </table:table-cell>
          <table:table-cell office:value-type="float" office:value="0.005137689" calcext:value-type="float">
            <text:p>0.005137689</text:p>
          </table:table-cell>
          <table:table-cell office:value-type="float" office:value="0.003327446" calcext:value-type="float">
            <text:p>0.003327446</text:p>
          </table:table-cell>
          <table:table-cell office:value-type="float" office:value="0" calcext:value-type="float">
            <text:p>0</text:p>
          </table:table-cell>
          <table:table-cell office:value-type="float" office:value="32.04915" calcext:value-type="float">
            <text:p>32.04915</text:p>
          </table:table-cell>
          <table:table-cell office:value-type="float" office:value="41.0741" calcext:value-type="float">
            <text:p>41.0741</text:p>
          </table:table-cell>
          <table:table-cell office:value-type="float" office:value="38.22466" calcext:value-type="float">
            <text:p>38.22466</text:p>
          </table:table-cell>
          <table:table-cell office:value-type="float" office:value="34.44114" calcext:value-type="float">
            <text:p>34.44114</text:p>
          </table:table-cell>
          <table:table-cell office:value-type="float" office:value="29.84291" calcext:value-type="float">
            <text:p>29.84291</text:p>
          </table:table-cell>
          <table:table-cell office:value-type="float" office:value="6.856118" calcext:value-type="float">
            <text:p>6.856118</text:p>
          </table:table-cell>
          <table:table-cell office:value-type="float" office:value="1.78986" calcext:value-type="float">
            <text:p>1.78986</text:p>
          </table:table-cell>
          <table:table-cell office:value-type="float" office:value="3.345256" calcext:value-type="float">
            <text:p>3.345256</text:p>
          </table:table-cell>
          <table:table-cell office:value-type="float" office:value="3.848443" calcext:value-type="float">
            <text:p>3.848443</text:p>
          </table:table-cell>
          <table:table-cell office:value-type="float" office:value="4.128709" calcext:value-type="float">
            <text:p>4.128709</text:p>
          </table:table-cell>
          <table:table-cell office:value-type="float" office:value="2.017894" calcext:value-type="float">
            <text:p>2.017894</text:p>
          </table:table-cell>
          <table:table-cell office:value-type="float" office:value="0.9592031" calcext:value-type="float">
            <text:p>0.9592031</text:p>
          </table:table-cell>
          <table:table-cell office:value-type="float" office:value="0.4177274" calcext:value-type="float">
            <text:p>0.4177274</text:p>
          </table:table-cell>
          <table:table-cell office:value-type="float" office:value="0.3892475" calcext:value-type="float">
            <text:p>0.3892475</text:p>
          </table:table-cell>
          <table:table-cell office:value-type="float" office:value="0" calcext:value-type="float">
            <text:p>0</text:p>
          </table:table-cell>
          <table:table-cell office:value-type="float" office:value="59.50793" calcext:value-type="float">
            <text:p>59.5079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26.68312" calcext:value-type="float">
            <text:p>26.68312</text:p>
          </table:table-cell>
          <table:table-cell office:value-type="float" office:value="1071.9" calcext:value-type="float">
            <text:p>1071.9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19871" calcext:value-type="float">
            <text:p>0.1119871</text:p>
          </table:table-cell>
          <table:table-cell office:value-type="float" office:value="15.40582" calcext:value-type="float">
            <text:p>15.40582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1934" calcext:value-type="float">
            <text:p>-0.2981934</text:p>
          </table:table-cell>
          <table:table-cell office:value-type="float" office:value="-0.08287341" calcext:value-type="float">
            <text:p>-0.08287341</text:p>
          </table:table-cell>
          <table:table-cell office:value-type="float" office:value="0.00001564433" calcext:value-type="float">
            <text:p>1.564433E-05</text:p>
          </table:table-cell>
          <table:table-cell office:value-type="float" office:value="10.74667" calcext:value-type="float">
            <text:p>10.74667</text:p>
          </table:table-cell>
          <table:table-cell office:value-type="float" office:value="0.787514" calcext:value-type="float">
            <text:p>0.787514</text:p>
          </table:table-cell>
          <table:table-cell office:value-type="float" office:value="0.04376086" calcext:value-type="float">
            <text:p>0.04376086</text:p>
          </table:table-cell>
          <table:table-cell office:value-type="float" office:value="0.04003965" calcext:value-type="float">
            <text:p>0.04003965</text:p>
          </table:table-cell>
          <table:table-cell office:value-type="float" office:value="0.02491543" calcext:value-type="float">
            <text:p>0.02491543</text:p>
          </table:table-cell>
          <table:table-cell office:value-type="float" office:value="0.02375424" calcext:value-type="float">
            <text:p>0.02375424</text:p>
          </table:table-cell>
          <table:table-cell office:value-type="float" office:value="0.01228864" calcext:value-type="float">
            <text:p>0.01228864</text:p>
          </table:table-cell>
          <table:table-cell office:value-type="float" office:value="0.009227986" calcext:value-type="float">
            <text:p>0.009227986</text:p>
          </table:table-cell>
          <table:table-cell office:value-type="float" office:value="0.02062264" calcext:value-type="float">
            <text:p>0.02062264</text:p>
          </table:table-cell>
          <table:table-cell office:value-type="float" office:value="0.01864023" calcext:value-type="float">
            <text:p>0.01864023</text:p>
          </table:table-cell>
          <table:table-cell office:value-type="float" office:value="0.01890881" calcext:value-type="float">
            <text:p>0.01890881</text:p>
          </table:table-cell>
          <table:table-cell office:value-type="float" office:value="0.01842276" calcext:value-type="float">
            <text:p>0.01842276</text:p>
          </table:table-cell>
          <table:table-cell office:value-type="float" office:value="0.02140653" calcext:value-type="float">
            <text:p>0.02140653</text:p>
          </table:table-cell>
          <table:table-cell office:value-type="float" office:value="0.005134089" calcext:value-type="float">
            <text:p>0.005134089</text:p>
          </table:table-cell>
          <table:table-cell office:value-type="float" office:value="0.00332647" calcext:value-type="float">
            <text:p>0.00332647</text:p>
          </table:table-cell>
          <table:table-cell office:value-type="float" office:value="0" calcext:value-type="float">
            <text:p>0</text:p>
          </table:table-cell>
          <table:table-cell office:value-type="float" office:value="33.37149" calcext:value-type="float">
            <text:p>33.37149</text:p>
          </table:table-cell>
          <table:table-cell office:value-type="float" office:value="40.62795" calcext:value-type="float">
            <text:p>40.62795</text:p>
          </table:table-cell>
          <table:table-cell office:value-type="float" office:value="37.97196" calcext:value-type="float">
            <text:p>37.97196</text:p>
          </table:table-cell>
          <table:table-cell office:value-type="float" office:value="34.1494" calcext:value-type="float">
            <text:p>34.1494</text:p>
          </table:table-cell>
          <table:table-cell office:value-type="float" office:value="29.58297" calcext:value-type="float">
            <text:p>29.58297</text:p>
          </table:table-cell>
          <table:table-cell office:value-type="float" office:value="6.958091" calcext:value-type="float">
            <text:p>6.958091</text:p>
          </table:table-cell>
          <table:table-cell office:value-type="float" office:value="1.835356" calcext:value-type="float">
            <text:p>1.835356</text:p>
          </table:table-cell>
          <table:table-cell office:value-type="float" office:value="3.355159" calcext:value-type="float">
            <text:p>3.355159</text:p>
          </table:table-cell>
          <table:table-cell office:value-type="float" office:value="3.855707" calcext:value-type="float">
            <text:p>3.855707</text:p>
          </table:table-cell>
          <table:table-cell office:value-type="float" office:value="4.129554" calcext:value-type="float">
            <text:p>4.129554</text:p>
          </table:table-cell>
          <table:table-cell office:value-type="float" office:value="2.01859" calcext:value-type="float">
            <text:p>2.01859</text:p>
          </table:table-cell>
          <table:table-cell office:value-type="float" office:value="0.9601682" calcext:value-type="float">
            <text:p>0.9601682</text:p>
          </table:table-cell>
          <table:table-cell office:value-type="float" office:value="0.4175196" calcext:value-type="float">
            <text:p>0.4175196</text:p>
          </table:table-cell>
          <table:table-cell office:value-type="float" office:value="0.3892671" calcext:value-type="float">
            <text:p>0.3892671</text:p>
          </table:table-cell>
          <table:table-cell office:value-type="float" office:value="0" calcext:value-type="float">
            <text:p>0</text:p>
          </table:table-cell>
          <table:table-cell office:value-type="float" office:value="60.72926" calcext:value-type="float">
            <text:p>60.7292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26.66654" calcext:value-type="float">
            <text:p>26.66654</text:p>
          </table:table-cell>
          <table:table-cell office:value-type="float" office:value="1071.885" calcext:value-type="float">
            <text:p>1071.88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6745" calcext:value-type="float">
            <text:p>0.1096745</text:p>
          </table:table-cell>
          <table:table-cell office:value-type="float" office:value="15.43543" calcext:value-type="float">
            <text:p>15.43543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2115" calcext:value-type="float">
            <text:p>-0.2982115</text:p>
          </table:table-cell>
          <table:table-cell office:value-type="float" office:value="-0.0828452" calcext:value-type="float">
            <text:p>-0.0828452</text:p>
          </table:table-cell>
          <table:table-cell office:value-type="float" office:value="0.0000156477" calcext:value-type="float">
            <text:p>1.56477E-05</text:p>
          </table:table-cell>
          <table:table-cell office:value-type="float" office:value="10.76409" calcext:value-type="float">
            <text:p>10.76409</text:p>
          </table:table-cell>
          <table:table-cell office:value-type="float" office:value="0.6226254" calcext:value-type="float">
            <text:p>0.6226254</text:p>
          </table:table-cell>
          <table:table-cell office:value-type="float" office:value="0.04169166" calcext:value-type="float">
            <text:p>0.04169166</text:p>
          </table:table-cell>
          <table:table-cell office:value-type="float" office:value="0.03810944" calcext:value-type="float">
            <text:p>0.03810944</text:p>
          </table:table-cell>
          <table:table-cell office:value-type="float" office:value="0.0237306" calcext:value-type="float">
            <text:p>0.0237306</text:p>
          </table:table-cell>
          <table:table-cell office:value-type="float" office:value="0.02256895" calcext:value-type="float">
            <text:p>0.02256895</text:p>
          </table:table-cell>
          <table:table-cell office:value-type="float" office:value="0.01201892" calcext:value-type="float">
            <text:p>0.01201892</text:p>
          </table:table-cell>
          <table:table-cell office:value-type="float" office:value="0.009221518" calcext:value-type="float">
            <text:p>0.009221518</text:p>
          </table:table-cell>
          <table:table-cell office:value-type="float" office:value="0.02060948" calcext:value-type="float">
            <text:p>0.02060948</text:p>
          </table:table-cell>
          <table:table-cell office:value-type="float" office:value="0.01862299" calcext:value-type="float">
            <text:p>0.01862299</text:p>
          </table:table-cell>
          <table:table-cell office:value-type="float" office:value="0.01889475" calcext:value-type="float">
            <text:p>0.01889475</text:p>
          </table:table-cell>
          <table:table-cell office:value-type="float" office:value="0.01841243" calcext:value-type="float">
            <text:p>0.01841243</text:p>
          </table:table-cell>
          <table:table-cell office:value-type="float" office:value="0.02139613" calcext:value-type="float">
            <text:p>0.02139613</text:p>
          </table:table-cell>
          <table:table-cell office:value-type="float" office:value="0.005130524" calcext:value-type="float">
            <text:p>0.005130524</text:p>
          </table:table-cell>
          <table:table-cell office:value-type="float" office:value="0.003325497" calcext:value-type="float">
            <text:p>0.003325497</text:p>
          </table:table-cell>
          <table:table-cell office:value-type="float" office:value="0" calcext:value-type="float">
            <text:p>0</text:p>
          </table:table-cell>
          <table:table-cell office:value-type="float" office:value="36.56205" calcext:value-type="float">
            <text:p>36.56205</text:p>
          </table:table-cell>
          <table:table-cell office:value-type="float" office:value="40.0296" calcext:value-type="float">
            <text:p>40.0296</text:p>
          </table:table-cell>
          <table:table-cell office:value-type="float" office:value="37.70298" calcext:value-type="float">
            <text:p>37.70298</text:p>
          </table:table-cell>
          <table:table-cell office:value-type="float" office:value="33.87235" calcext:value-type="float">
            <text:p>33.87235</text:p>
          </table:table-cell>
          <table:table-cell office:value-type="float" office:value="29.35757" calcext:value-type="float">
            <text:p>29.35757</text:p>
          </table:table-cell>
          <table:table-cell office:value-type="float" office:value="7.038128" calcext:value-type="float">
            <text:p>7.038128</text:p>
          </table:table-cell>
          <table:table-cell office:value-type="float" office:value="1.879695" calcext:value-type="float">
            <text:p>1.879695</text:p>
          </table:table-cell>
          <table:table-cell office:value-type="float" office:value="3.365135" calcext:value-type="float">
            <text:p>3.365135</text:p>
          </table:table-cell>
          <table:table-cell office:value-type="float" office:value="3.862927" calcext:value-type="float">
            <text:p>3.862927</text:p>
          </table:table-cell>
          <table:table-cell office:value-type="float" office:value="4.13037" calcext:value-type="float">
            <text:p>4.13037</text:p>
          </table:table-cell>
          <table:table-cell office:value-type="float" office:value="2.01926" calcext:value-type="float">
            <text:p>2.01926</text:p>
          </table:table-cell>
          <table:table-cell office:value-type="float" office:value="0.9611543" calcext:value-type="float">
            <text:p>0.9611543</text:p>
          </table:table-cell>
          <table:table-cell office:value-type="float" office:value="0.4173151" calcext:value-type="float">
            <text:p>0.4173151</text:p>
          </table:table-cell>
          <table:table-cell office:value-type="float" office:value="0.3892865" calcext:value-type="float">
            <text:p>0.3892865</text:p>
          </table:table-cell>
          <table:table-cell office:value-type="float" office:value="0" calcext:value-type="float">
            <text:p>0</text:p>
          </table:table-cell>
          <table:table-cell office:value-type="float" office:value="60.3199" calcext:value-type="float">
            <text:p>60.319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26.64996" calcext:value-type="float">
            <text:p>26.64996</text:p>
          </table:table-cell>
          <table:table-cell office:value-type="float" office:value="1071.87" calcext:value-type="float">
            <text:p>1071.8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5869" calcext:value-type="float">
            <text:p>0.1085869</text:p>
          </table:table-cell>
          <table:table-cell office:value-type="float" office:value="15.46395" calcext:value-type="float">
            <text:p>15.46395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2292" calcext:value-type="float">
            <text:p>-0.2982292</text:p>
          </table:table-cell>
          <table:table-cell office:value-type="float" office:value="-0.08281746" calcext:value-type="float">
            <text:p>-0.08281746</text:p>
          </table:table-cell>
          <table:table-cell office:value-type="float" office:value="0.00001564952" calcext:value-type="float">
            <text:p>1.564952E-05</text:p>
          </table:table-cell>
          <table:table-cell office:value-type="float" office:value="10.78651" calcext:value-type="float">
            <text:p>10.78651</text:p>
          </table:table-cell>
          <table:table-cell office:value-type="float" office:value="0.5022966" calcext:value-type="float">
            <text:p>0.5022966</text:p>
          </table:table-cell>
          <table:table-cell office:value-type="float" office:value="0.04022196" calcext:value-type="float">
            <text:p>0.04022196</text:p>
          </table:table-cell>
          <table:table-cell office:value-type="float" office:value="0.0367136" calcext:value-type="float">
            <text:p>0.0367136</text:p>
          </table:table-cell>
          <table:table-cell office:value-type="float" office:value="0.0228012" calcext:value-type="float">
            <text:p>0.0228012</text:p>
          </table:table-cell>
          <table:table-cell office:value-type="float" office:value="0.02164281" calcext:value-type="float">
            <text:p>0.02164281</text:p>
          </table:table-cell>
          <table:table-cell office:value-type="float" office:value="0.01178229" calcext:value-type="float">
            <text:p>0.01178229</text:p>
          </table:table-cell>
          <table:table-cell office:value-type="float" office:value="0.009214136" calcext:value-type="float">
            <text:p>0.009214136</text:p>
          </table:table-cell>
          <table:table-cell office:value-type="float" office:value="0.02059184" calcext:value-type="float">
            <text:p>0.02059184</text:p>
          </table:table-cell>
          <table:table-cell office:value-type="float" office:value="0.01860663" calcext:value-type="float">
            <text:p>0.01860663</text:p>
          </table:table-cell>
          <table:table-cell office:value-type="float" office:value="0.01888263" calcext:value-type="float">
            <text:p>0.01888263</text:p>
          </table:table-cell>
          <table:table-cell office:value-type="float" office:value="0.01840334" calcext:value-type="float">
            <text:p>0.01840334</text:p>
          </table:table-cell>
          <table:table-cell office:value-type="float" office:value="0.02138637" calcext:value-type="float">
            <text:p>0.02138637</text:p>
          </table:table-cell>
          <table:table-cell office:value-type="float" office:value="0.00512699" calcext:value-type="float">
            <text:p>0.00512699</text:p>
          </table:table-cell>
          <table:table-cell office:value-type="float" office:value="0.003324537" calcext:value-type="float">
            <text:p>0.003324537</text:p>
          </table:table-cell>
          <table:table-cell office:value-type="float" office:value="0" calcext:value-type="float">
            <text:p>0</text:p>
          </table:table-cell>
          <table:table-cell office:value-type="float" office:value="38.09649" calcext:value-type="float">
            <text:p>38.09649</text:p>
          </table:table-cell>
          <table:table-cell office:value-type="float" office:value="39.36255" calcext:value-type="float">
            <text:p>39.36255</text:p>
          </table:table-cell>
          <table:table-cell office:value-type="float" office:value="37.44558" calcext:value-type="float">
            <text:p>37.44558</text:p>
          </table:table-cell>
          <table:table-cell office:value-type="float" office:value="33.60764" calcext:value-type="float">
            <text:p>33.60764</text:p>
          </table:table-cell>
          <table:table-cell office:value-type="float" office:value="29.1459" calcext:value-type="float">
            <text:p>29.1459</text:p>
          </table:table-cell>
          <table:table-cell office:value-type="float" office:value="7.104027" calcext:value-type="float">
            <text:p>7.104027</text:p>
          </table:table-cell>
          <table:table-cell office:value-type="float" office:value="1.922437" calcext:value-type="float">
            <text:p>1.922437</text:p>
          </table:table-cell>
          <table:table-cell office:value-type="float" office:value="3.375248" calcext:value-type="float">
            <text:p>3.375248</text:p>
          </table:table-cell>
          <table:table-cell office:value-type="float" office:value="3.870142" calcext:value-type="float">
            <text:p>3.870142</text:p>
          </table:table-cell>
          <table:table-cell office:value-type="float" office:value="4.131225" calcext:value-type="float">
            <text:p>4.131225</text:p>
          </table:table-cell>
          <table:table-cell office:value-type="float" office:value="2.019898" calcext:value-type="float">
            <text:p>2.019898</text:p>
          </table:table-cell>
          <table:table-cell office:value-type="float" office:value="0.962155" calcext:value-type="float">
            <text:p>0.962155</text:p>
          </table:table-cell>
          <table:table-cell office:value-type="float" office:value="0.4171174" calcext:value-type="float">
            <text:p>0.4171174</text:p>
          </table:table-cell>
          <table:table-cell office:value-type="float" office:value="0.389306" calcext:value-type="float">
            <text:p>0.389306</text:p>
          </table:table-cell>
          <table:table-cell office:value-type="float" office:value="0" calcext:value-type="float">
            <text:p>0</text:p>
          </table:table-cell>
          <table:table-cell office:value-type="float" office:value="60.88188" calcext:value-type="float">
            <text:p>60.88188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26.63082" calcext:value-type="float">
            <text:p>26.63082</text:p>
          </table:table-cell>
          <table:table-cell office:value-type="float" office:value="1071.854" calcext:value-type="float">
            <text:p>1071.85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0695" calcext:value-type="float">
            <text:p>0.1090695</text:p>
          </table:table-cell>
          <table:table-cell office:value-type="float" office:value="15.49356" calcext:value-type="float">
            <text:p>15.49356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2467" calcext:value-type="float">
            <text:p>-0.2982467</text:p>
          </table:table-cell>
          <table:table-cell office:value-type="float" office:value="-0.08279004" calcext:value-type="float">
            <text:p>-0.08279004</text:p>
          </table:table-cell>
          <table:table-cell office:value-type="float" office:value="0.0000156522" calcext:value-type="float">
            <text:p>1.56522E-05</text:p>
          </table:table-cell>
          <table:table-cell office:value-type="float" office:value="10.80403" calcext:value-type="float">
            <text:p>10.80403</text:p>
          </table:table-cell>
          <table:table-cell office:value-type="float" office:value="0.4143238" calcext:value-type="float">
            <text:p>0.4143238</text:p>
          </table:table-cell>
          <table:table-cell office:value-type="float" office:value="0.0392383" calcext:value-type="float">
            <text:p>0.0392383</text:p>
          </table:table-cell>
          <table:table-cell office:value-type="float" office:value="0.03568642" calcext:value-type="float">
            <text:p>0.03568642</text:p>
          </table:table-cell>
          <table:table-cell office:value-type="float" office:value="0.02210183" calcext:value-type="float">
            <text:p>0.02210183</text:p>
          </table:table-cell>
          <table:table-cell office:value-type="float" office:value="0.02090462" calcext:value-type="float">
            <text:p>0.02090462</text:p>
          </table:table-cell>
          <table:table-cell office:value-type="float" office:value="0.01156637" calcext:value-type="float">
            <text:p>0.01156637</text:p>
          </table:table-cell>
          <table:table-cell office:value-type="float" office:value="0.009208124" calcext:value-type="float">
            <text:p>0.009208124</text:p>
          </table:table-cell>
          <table:table-cell office:value-type="float" office:value="0.02057127" calcext:value-type="float">
            <text:p>0.02057127</text:p>
          </table:table-cell>
          <table:table-cell office:value-type="float" office:value="0.01859032" calcext:value-type="float">
            <text:p>0.01859032</text:p>
          </table:table-cell>
          <table:table-cell office:value-type="float" office:value="0.01887186" calcext:value-type="float">
            <text:p>0.01887186</text:p>
          </table:table-cell>
          <table:table-cell office:value-type="float" office:value="0.01839538" calcext:value-type="float">
            <text:p>0.01839538</text:p>
          </table:table-cell>
          <table:table-cell office:value-type="float" office:value="0.02137722" calcext:value-type="float">
            <text:p>0.02137722</text:p>
          </table:table-cell>
          <table:table-cell office:value-type="float" office:value="0.005123482" calcext:value-type="float">
            <text:p>0.005123482</text:p>
          </table:table-cell>
          <table:table-cell office:value-type="float" office:value="0.003323583" calcext:value-type="float">
            <text:p>0.003323583</text:p>
          </table:table-cell>
          <table:table-cell office:value-type="float" office:value="0" calcext:value-type="float">
            <text:p>0</text:p>
          </table:table-cell>
          <table:table-cell office:value-type="float" office:value="36.81068" calcext:value-type="float">
            <text:p>36.81068</text:p>
          </table:table-cell>
          <table:table-cell office:value-type="float" office:value="38.7236" calcext:value-type="float">
            <text:p>38.7236</text:p>
          </table:table-cell>
          <table:table-cell office:value-type="float" office:value="37.2354" calcext:value-type="float">
            <text:p>37.2354</text:p>
          </table:table-cell>
          <table:table-cell office:value-type="float" office:value="33.34035" calcext:value-type="float">
            <text:p>33.34035</text:p>
          </table:table-cell>
          <table:table-cell office:value-type="float" office:value="28.94301" calcext:value-type="float">
            <text:p>28.94301</text:p>
          </table:table-cell>
          <table:table-cell office:value-type="float" office:value="7.157487" calcext:value-type="float">
            <text:p>7.157487</text:p>
          </table:table-cell>
          <table:table-cell office:value-type="float" office:value="1.963035" calcext:value-type="float">
            <text:p>1.963035</text:p>
          </table:table-cell>
          <table:table-cell office:value-type="float" office:value="3.385479" calcext:value-type="float">
            <text:p>3.385479</text:p>
          </table:table-cell>
          <table:table-cell office:value-type="float" office:value="3.877384" calcext:value-type="float">
            <text:p>3.877384</text:p>
          </table:table-cell>
          <table:table-cell office:value-type="float" office:value="4.132061" calcext:value-type="float">
            <text:p>4.132061</text:p>
          </table:table-cell>
          <table:table-cell office:value-type="float" office:value="2.02052" calcext:value-type="float">
            <text:p>2.02052</text:p>
          </table:table-cell>
          <table:table-cell office:value-type="float" office:value="0.9631664" calcext:value-type="float">
            <text:p>0.9631664</text:p>
          </table:table-cell>
          <table:table-cell office:value-type="float" office:value="0.4169267" calcext:value-type="float">
            <text:p>0.4169267</text:p>
          </table:table-cell>
          <table:table-cell office:value-type="float" office:value="0.3893255" calcext:value-type="float">
            <text:p>0.3893255</text:p>
          </table:table-cell>
          <table:table-cell office:value-type="float" office:value="0" calcext:value-type="float">
            <text:p>0</text:p>
          </table:table-cell>
          <table:table-cell office:value-type="float" office:value="63.08384" calcext:value-type="float">
            <text:p>63.0838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26.61235" calcext:value-type="float">
            <text:p>26.61235</text:p>
          </table:table-cell>
          <table:table-cell office:value-type="float" office:value="1071.838" calcext:value-type="float">
            <text:p>1071.83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6384" calcext:value-type="float">
            <text:p>0.1096384</text:p>
          </table:table-cell>
          <table:table-cell office:value-type="float" office:value="15.52271" calcext:value-type="float">
            <text:p>15.5227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2614" calcext:value-type="float">
            <text:p>-0.2982614</text:p>
          </table:table-cell>
          <table:table-cell office:value-type="float" office:value="-0.08276137" calcext:value-type="float">
            <text:p>-0.08276137</text:p>
          </table:table-cell>
          <table:table-cell office:value-type="float" office:value="0.00001565272" calcext:value-type="float">
            <text:p>1.565272E-05</text:p>
          </table:table-cell>
          <table:table-cell office:value-type="float" office:value="10.81958" calcext:value-type="float">
            <text:p>10.81958</text:p>
          </table:table-cell>
          <table:table-cell office:value-type="float" office:value="0.3517811" calcext:value-type="float">
            <text:p>0.3517811</text:p>
          </table:table-cell>
          <table:table-cell office:value-type="float" office:value="0.03880505" calcext:value-type="float">
            <text:p>0.03880505</text:p>
          </table:table-cell>
          <table:table-cell office:value-type="float" office:value="0.03507363" calcext:value-type="float">
            <text:p>0.03507363</text:p>
          </table:table-cell>
          <table:table-cell office:value-type="float" office:value="0.02162063" calcext:value-type="float">
            <text:p>0.02162063</text:p>
          </table:table-cell>
          <table:table-cell office:value-type="float" office:value="0.02038866" calcext:value-type="float">
            <text:p>0.02038866</text:p>
          </table:table-cell>
          <table:table-cell office:value-type="float" office:value="0.01139078" calcext:value-type="float">
            <text:p>0.01139078</text:p>
          </table:table-cell>
          <table:table-cell office:value-type="float" office:value="0.00920833" calcext:value-type="float">
            <text:p>0.00920833</text:p>
          </table:table-cell>
          <table:table-cell office:value-type="float" office:value="0.02054871" calcext:value-type="float">
            <text:p>0.02054871</text:p>
          </table:table-cell>
          <table:table-cell office:value-type="float" office:value="0.0185735" calcext:value-type="float">
            <text:p>0.0185735</text:p>
          </table:table-cell>
          <table:table-cell office:value-type="float" office:value="0.01886184" calcext:value-type="float">
            <text:p>0.01886184</text:p>
          </table:table-cell>
          <table:table-cell office:value-type="float" office:value="0.01838838" calcext:value-type="float">
            <text:p>0.01838838</text:p>
          </table:table-cell>
          <table:table-cell office:value-type="float" office:value="0.02136858" calcext:value-type="float">
            <text:p>0.02136858</text:p>
          </table:table-cell>
          <table:table-cell office:value-type="float" office:value="0.005120019" calcext:value-type="float">
            <text:p>0.005120019</text:p>
          </table:table-cell>
          <table:table-cell office:value-type="float" office:value="0.003322633" calcext:value-type="float">
            <text:p>0.003322633</text:p>
          </table:table-cell>
          <table:table-cell office:value-type="float" office:value="0" calcext:value-type="float">
            <text:p>0</text:p>
          </table:table-cell>
          <table:table-cell office:value-type="float" office:value="37.30356" calcext:value-type="float">
            <text:p>37.30356</text:p>
          </table:table-cell>
          <table:table-cell office:value-type="float" office:value="38.22244" calcext:value-type="float">
            <text:p>38.22244</text:p>
          </table:table-cell>
          <table:table-cell office:value-type="float" office:value="37.05522" calcext:value-type="float">
            <text:p>37.05522</text:p>
          </table:table-cell>
          <table:table-cell office:value-type="float" office:value="33.10841" calcext:value-type="float">
            <text:p>33.10841</text:p>
          </table:table-cell>
          <table:table-cell office:value-type="float" office:value="28.75704" calcext:value-type="float">
            <text:p>28.75704</text:p>
          </table:table-cell>
          <table:table-cell office:value-type="float" office:value="7.195837" calcext:value-type="float">
            <text:p>7.195837</text:p>
          </table:table-cell>
          <table:table-cell office:value-type="float" office:value="1.998754" calcext:value-type="float">
            <text:p>1.998754</text:p>
          </table:table-cell>
          <table:table-cell office:value-type="float" office:value="3.395828" calcext:value-type="float">
            <text:p>3.395828</text:p>
          </table:table-cell>
          <table:table-cell office:value-type="float" office:value="3.88466" calcext:value-type="float">
            <text:p>3.88466</text:p>
          </table:table-cell>
          <table:table-cell office:value-type="float" office:value="4.132877" calcext:value-type="float">
            <text:p>4.132877</text:p>
          </table:table-cell>
          <table:table-cell office:value-type="float" office:value="2.02113" calcext:value-type="float">
            <text:p>2.02113</text:p>
          </table:table-cell>
          <table:table-cell office:value-type="float" office:value="0.9641861" calcext:value-type="float">
            <text:p>0.9641861</text:p>
          </table:table-cell>
          <table:table-cell office:value-type="float" office:value="0.4167431" calcext:value-type="float">
            <text:p>0.4167431</text:p>
          </table:table-cell>
          <table:table-cell office:value-type="float" office:value="0.389345" calcext:value-type="float">
            <text:p>0.389345</text:p>
          </table:table-cell>
          <table:table-cell office:value-type="float" office:value="0" calcext:value-type="float">
            <text:p>0</text:p>
          </table:table-cell>
          <table:table-cell office:value-type="float" office:value="64.95424" calcext:value-type="float">
            <text:p>64.9542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26.5953" calcext:value-type="float">
            <text:p>26.5953</text:p>
          </table:table-cell>
          <table:table-cell office:value-type="float" office:value="1071.822" calcext:value-type="float">
            <text:p>1071.822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987" calcext:value-type="float">
            <text:p>0.109987</text:p>
          </table:table-cell>
          <table:table-cell office:value-type="float" office:value="15.55061" calcext:value-type="float">
            <text:p>15.5506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2762" calcext:value-type="float">
            <text:p>-0.2982762</text:p>
          </table:table-cell>
          <table:table-cell office:value-type="float" office:value="-0.08273225" calcext:value-type="float">
            <text:p>-0.08273225</text:p>
          </table:table-cell>
          <table:table-cell office:value-type="float" office:value="0.00001565431" calcext:value-type="float">
            <text:p>1.565431E-05</text:p>
          </table:table-cell>
          <table:table-cell office:value-type="float" office:value="10.83488" calcext:value-type="float">
            <text:p>10.83488</text:p>
          </table:table-cell>
          <table:table-cell office:value-type="float" office:value="0.2989509" calcext:value-type="float">
            <text:p>0.2989509</text:p>
          </table:table-cell>
          <table:table-cell office:value-type="float" office:value="0.03872709" calcext:value-type="float">
            <text:p>0.03872709</text:p>
          </table:table-cell>
          <table:table-cell office:value-type="float" office:value="0.03469105" calcext:value-type="float">
            <text:p>0.03469105</text:p>
          </table:table-cell>
          <table:table-cell office:value-type="float" office:value="0.02127801" calcext:value-type="float">
            <text:p>0.02127801</text:p>
          </table:table-cell>
          <table:table-cell office:value-type="float" office:value="0.02003632" calcext:value-type="float">
            <text:p>0.02003632</text:p>
          </table:table-cell>
          <table:table-cell office:value-type="float" office:value="0.01128118" calcext:value-type="float">
            <text:p>0.01128118</text:p>
          </table:table-cell>
          <table:table-cell office:value-type="float" office:value="0.009228192" calcext:value-type="float">
            <text:p>0.009228192</text:p>
          </table:table-cell>
          <table:table-cell office:value-type="float" office:value="0.02053164" calcext:value-type="float">
            <text:p>0.02053164</text:p>
          </table:table-cell>
          <table:table-cell office:value-type="float" office:value="0.01855722" calcext:value-type="float">
            <text:p>0.01855722</text:p>
          </table:table-cell>
          <table:table-cell office:value-type="float" office:value="0.01885223" calcext:value-type="float">
            <text:p>0.01885223</text:p>
          </table:table-cell>
          <table:table-cell office:value-type="float" office:value="0.01838218" calcext:value-type="float">
            <text:p>0.01838218</text:p>
          </table:table-cell>
          <table:table-cell office:value-type="float" office:value="0.02136038" calcext:value-type="float">
            <text:p>0.02136038</text:p>
          </table:table-cell>
          <table:table-cell office:value-type="float" office:value="0.005116577" calcext:value-type="float">
            <text:p>0.005116577</text:p>
          </table:table-cell>
          <table:table-cell office:value-type="float" office:value="0.003321688" calcext:value-type="float">
            <text:p>0.003321688</text:p>
          </table:table-cell>
          <table:table-cell office:value-type="float" office:value="0" calcext:value-type="float">
            <text:p>0</text:p>
          </table:table-cell>
          <table:table-cell office:value-type="float" office:value="38.23986" calcext:value-type="float">
            <text:p>38.23986</text:p>
          </table:table-cell>
          <table:table-cell office:value-type="float" office:value="37.73724" calcext:value-type="float">
            <text:p>37.73724</text:p>
          </table:table-cell>
          <table:table-cell office:value-type="float" office:value="36.90585" calcext:value-type="float">
            <text:p>36.90585</text:p>
          </table:table-cell>
          <table:table-cell office:value-type="float" office:value="32.90109" calcext:value-type="float">
            <text:p>32.90109</text:p>
          </table:table-cell>
          <table:table-cell office:value-type="float" office:value="28.57696" calcext:value-type="float">
            <text:p>28.57696</text:p>
          </table:table-cell>
          <table:table-cell office:value-type="float" office:value="7.227571" calcext:value-type="float">
            <text:p>7.227571</text:p>
          </table:table-cell>
          <table:table-cell office:value-type="float" office:value="2.03305" calcext:value-type="float">
            <text:p>2.03305</text:p>
          </table:table-cell>
          <table:table-cell office:value-type="float" office:value="3.406186" calcext:value-type="float">
            <text:p>3.406186</text:p>
          </table:table-cell>
          <table:table-cell office:value-type="float" office:value="3.891952" calcext:value-type="float">
            <text:p>3.891952</text:p>
          </table:table-cell>
          <table:table-cell office:value-type="float" office:value="4.133709" calcext:value-type="float">
            <text:p>4.133709</text:p>
          </table:table-cell>
          <table:table-cell office:value-type="float" office:value="2.021723" calcext:value-type="float">
            <text:p>2.021723</text:p>
          </table:table-cell>
          <table:table-cell office:value-type="float" office:value="0.9652107" calcext:value-type="float">
            <text:p>0.9652107</text:p>
          </table:table-cell>
          <table:table-cell office:value-type="float" office:value="0.416567" calcext:value-type="float">
            <text:p>0.416567</text:p>
          </table:table-cell>
          <table:table-cell office:value-type="float" office:value="0.3893645" calcext:value-type="float">
            <text:p>0.3893645</text:p>
          </table:table-cell>
          <table:table-cell office:value-type="float" office:value="0" calcext:value-type="float">
            <text:p>0</text:p>
          </table:table-cell>
          <table:table-cell office:value-type="float" office:value="66.31059" calcext:value-type="float">
            <text:p>66.3105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26.58117" calcext:value-type="float">
            <text:p>26.58117</text:p>
          </table:table-cell>
          <table:table-cell office:value-type="float" office:value="1071.807" calcext:value-type="float">
            <text:p>1071.80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2757" calcext:value-type="float">
            <text:p>0.1092757</text:p>
          </table:table-cell>
          <table:table-cell office:value-type="float" office:value="15.57657" calcext:value-type="float">
            <text:p>15.57657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20083" calcext:value-type="float">
            <text:p>1.020083</text:p>
          </table:table-cell>
          <table:table-cell office:value-type="float" office:value="-0.2982857" calcext:value-type="float">
            <text:p>-0.2982857</text:p>
          </table:table-cell>
          <table:table-cell office:value-type="float" office:value="-0.0827026" calcext:value-type="float">
            <text:p>-0.0827026</text:p>
          </table:table-cell>
          <table:table-cell office:value-type="float" office:value="0.00001565698" calcext:value-type="float">
            <text:p>1.565698E-05</text:p>
          </table:table-cell>
          <table:table-cell office:value-type="float" office:value="10.85306" calcext:value-type="float">
            <text:p>10.85306</text:p>
          </table:table-cell>
          <table:table-cell office:value-type="float" office:value="0.2384917" calcext:value-type="float">
            <text:p>0.2384917</text:p>
          </table:table-cell>
          <table:table-cell office:value-type="float" office:value="0.03889891" calcext:value-type="float">
            <text:p>0.03889891</text:p>
          </table:table-cell>
          <table:table-cell office:value-type="float" office:value="0.03462153" calcext:value-type="float">
            <text:p>0.03462153</text:p>
          </table:table-cell>
          <table:table-cell office:value-type="float" office:value="0.02108421" calcext:value-type="float">
            <text:p>0.02108421</text:p>
          </table:table-cell>
          <table:table-cell office:value-type="float" office:value="0.01986958" calcext:value-type="float">
            <text:p>0.01986958</text:p>
          </table:table-cell>
          <table:table-cell office:value-type="float" office:value="0.01121108" calcext:value-type="float">
            <text:p>0.01121108</text:p>
          </table:table-cell>
          <table:table-cell office:value-type="float" office:value="0.009255054" calcext:value-type="float">
            <text:p>0.009255054</text:p>
          </table:table-cell>
          <table:table-cell office:value-type="float" office:value="0.02051852" calcext:value-type="float">
            <text:p>0.02051852</text:p>
          </table:table-cell>
          <table:table-cell office:value-type="float" office:value="0.01854257" calcext:value-type="float">
            <text:p>0.01854257</text:p>
          </table:table-cell>
          <table:table-cell office:value-type="float" office:value="0.01884297" calcext:value-type="float">
            <text:p>0.01884297</text:p>
          </table:table-cell>
          <table:table-cell office:value-type="float" office:value="0.01837663" calcext:value-type="float">
            <text:p>0.01837663</text:p>
          </table:table-cell>
          <table:table-cell office:value-type="float" office:value="0.02135246" calcext:value-type="float">
            <text:p>0.02135246</text:p>
          </table:table-cell>
          <table:table-cell office:value-type="float" office:value="0.005113179" calcext:value-type="float">
            <text:p>0.005113179</text:p>
          </table:table-cell>
          <table:table-cell office:value-type="float" office:value="0.003320757" calcext:value-type="float">
            <text:p>0.003320757</text:p>
          </table:table-cell>
          <table:table-cell office:value-type="float" office:value="0" calcext:value-type="float">
            <text:p>0</text:p>
          </table:table-cell>
          <table:table-cell office:value-type="float" office:value="43.33977" calcext:value-type="float">
            <text:p>43.33977</text:p>
          </table:table-cell>
          <table:table-cell office:value-type="float" office:value="37.26799" calcext:value-type="float">
            <text:p>37.26799</text:p>
          </table:table-cell>
          <table:table-cell office:value-type="float" office:value="36.8063" calcext:value-type="float">
            <text:p>36.8063</text:p>
          </table:table-cell>
          <table:table-cell office:value-type="float" office:value="32.68381" calcext:value-type="float">
            <text:p>32.68381</text:p>
          </table:table-cell>
          <table:table-cell office:value-type="float" office:value="28.39234" calcext:value-type="float">
            <text:p>28.39234</text:p>
          </table:table-cell>
          <table:table-cell office:value-type="float" office:value="7.254189" calcext:value-type="float">
            <text:p>7.254189</text:p>
          </table:table-cell>
          <table:table-cell office:value-type="float" office:value="2.065924" calcext:value-type="float">
            <text:p>2.065924</text:p>
          </table:table-cell>
          <table:table-cell office:value-type="float" office:value="3.416511" calcext:value-type="float">
            <text:p>3.416511</text:p>
          </table:table-cell>
          <table:table-cell office:value-type="float" office:value="3.899258" calcext:value-type="float">
            <text:p>3.899258</text:p>
          </table:table-cell>
          <table:table-cell office:value-type="float" office:value="4.134567" calcext:value-type="float">
            <text:p>4.134567</text:p>
          </table:table-cell>
          <table:table-cell office:value-type="float" office:value="2.022316" calcext:value-type="float">
            <text:p>2.022316</text:p>
          </table:table-cell>
          <table:table-cell office:value-type="float" office:value="0.9662399" calcext:value-type="float">
            <text:p>0.9662399</text:p>
          </table:table-cell>
          <table:table-cell office:value-type="float" office:value="0.4163985" calcext:value-type="float">
            <text:p>0.4163985</text:p>
          </table:table-cell>
          <table:table-cell office:value-type="float" office:value="0.3893839" calcext:value-type="float">
            <text:p>0.3893839</text:p>
          </table:table-cell>
          <table:table-cell office:value-type="float" office:value="0" calcext:value-type="float">
            <text:p>0</text:p>
          </table:table-cell>
          <table:table-cell office:value-type="float" office:value="66.23741" calcext:value-type="float">
            <text:p>66.2374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26.56909" calcext:value-type="float">
            <text:p>26.56909</text:p>
          </table:table-cell>
          <table:table-cell office:value-type="float" office:value="1071.793" calcext:value-type="float">
            <text:p>1071.793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4619" calcext:value-type="float">
            <text:p>0.1094619</text:p>
          </table:table-cell>
          <table:table-cell office:value-type="float" office:value="15.59901" calcext:value-type="float">
            <text:p>15.5990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19608" calcext:value-type="float">
            <text:p>1.019608</text:p>
          </table:table-cell>
          <table:table-cell office:value-type="float" office:value="-0.2982914" calcext:value-type="float">
            <text:p>-0.2982914</text:p>
          </table:table-cell>
          <table:table-cell office:value-type="float" office:value="-0.08267141" calcext:value-type="float">
            <text:p>-0.08267141</text:p>
          </table:table-cell>
          <table:table-cell office:value-type="float" office:value="0.00001565767" calcext:value-type="float">
            <text:p>1.565767E-05</text:p>
          </table:table-cell>
          <table:table-cell office:value-type="float" office:value="10.86418" calcext:value-type="float">
            <text:p>10.86418</text:p>
          </table:table-cell>
          <table:table-cell office:value-type="float" office:value="0.2148595" calcext:value-type="float">
            <text:p>0.2148595</text:p>
          </table:table-cell>
          <table:table-cell office:value-type="float" office:value="0.03929752" calcext:value-type="float">
            <text:p>0.03929752</text:p>
          </table:table-cell>
          <table:table-cell office:value-type="float" office:value="0.03486357" calcext:value-type="float">
            <text:p>0.03486357</text:p>
          </table:table-cell>
          <table:table-cell office:value-type="float" office:value="0.02118042" calcext:value-type="float">
            <text:p>0.02118042</text:p>
          </table:table-cell>
          <table:table-cell office:value-type="float" office:value="0.02000705" calcext:value-type="float">
            <text:p>0.02000705</text:p>
          </table:table-cell>
          <table:table-cell office:value-type="float" office:value="0.01123065" calcext:value-type="float">
            <text:p>0.01123065</text:p>
          </table:table-cell>
          <table:table-cell office:value-type="float" office:value="0.009342513" calcext:value-type="float">
            <text:p>0.009342513</text:p>
          </table:table-cell>
          <table:table-cell office:value-type="float" office:value="0.02052946" calcext:value-type="float">
            <text:p>0.02052946</text:p>
          </table:table-cell>
          <table:table-cell office:value-type="float" office:value="0.01853207" calcext:value-type="float">
            <text:p>0.01853207</text:p>
          </table:table-cell>
          <table:table-cell office:value-type="float" office:value="0.01883417" calcext:value-type="float">
            <text:p>0.01883417</text:p>
          </table:table-cell>
          <table:table-cell office:value-type="float" office:value="0.01837166" calcext:value-type="float">
            <text:p>0.01837166</text:p>
          </table:table-cell>
          <table:table-cell office:value-type="float" office:value="0.02134494" calcext:value-type="float">
            <text:p>0.02134494</text:p>
          </table:table-cell>
          <table:table-cell office:value-type="float" office:value="0.00511389" calcext:value-type="float">
            <text:p>0.00511389</text:p>
          </table:table-cell>
          <table:table-cell office:value-type="float" office:value="0.003315633" calcext:value-type="float">
            <text:p>0.003315633</text:p>
          </table:table-cell>
          <table:table-cell office:value-type="float" office:value="0" calcext:value-type="float">
            <text:p>0</text:p>
          </table:table-cell>
          <table:table-cell office:value-type="float" office:value="40.45646" calcext:value-type="float">
            <text:p>40.45646</text:p>
          </table:table-cell>
          <table:table-cell office:value-type="float" office:value="36.83162" calcext:value-type="float">
            <text:p>36.83162</text:p>
          </table:table-cell>
          <table:table-cell office:value-type="float" office:value="36.71358" calcext:value-type="float">
            <text:p>36.71358</text:p>
          </table:table-cell>
          <table:table-cell office:value-type="float" office:value="32.47219" calcext:value-type="float">
            <text:p>32.47219</text:p>
          </table:table-cell>
          <table:table-cell office:value-type="float" office:value="28.20932" calcext:value-type="float">
            <text:p>28.20932</text:p>
          </table:table-cell>
          <table:table-cell office:value-type="float" office:value="7.271838" calcext:value-type="float">
            <text:p>7.271838</text:p>
          </table:table-cell>
          <table:table-cell office:value-type="float" office:value="2.099116" calcext:value-type="float">
            <text:p>2.099116</text:p>
          </table:table-cell>
          <table:table-cell office:value-type="float" office:value="3.426745" calcext:value-type="float">
            <text:p>3.426745</text:p>
          </table:table-cell>
          <table:table-cell office:value-type="float" office:value="3.90655" calcext:value-type="float">
            <text:p>3.90655</text:p>
          </table:table-cell>
          <table:table-cell office:value-type="float" office:value="4.135423" calcext:value-type="float">
            <text:p>4.135423</text:p>
          </table:table-cell>
          <table:table-cell office:value-type="float" office:value="2.022919" calcext:value-type="float">
            <text:p>2.022919</text:p>
          </table:table-cell>
          <table:table-cell office:value-type="float" office:value="0.9673648" calcext:value-type="float">
            <text:p>0.9673648</text:p>
          </table:table-cell>
          <table:table-cell office:value-type="float" office:value="0.4189226" calcext:value-type="float">
            <text:p>0.4189226</text:p>
          </table:table-cell>
          <table:table-cell office:value-type="float" office:value="0.3874506" calcext:value-type="float">
            <text:p>0.3874506</text:p>
          </table:table-cell>
          <table:table-cell office:value-type="float" office:value="0" calcext:value-type="float">
            <text:p>0</text:p>
          </table:table-cell>
          <table:table-cell office:value-type="float" office:value="66.78102" calcext:value-type="float">
            <text:p>66.7810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26.55814" calcext:value-type="float">
            <text:p>26.55814</text:p>
          </table:table-cell>
          <table:table-cell office:value-type="float" office:value="1071.78" calcext:value-type="float">
            <text:p>1071.7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01301" calcext:value-type="float">
            <text:p>0.1101301</text:p>
          </table:table-cell>
          <table:table-cell office:value-type="float" office:value="15.61919" calcext:value-type="float">
            <text:p>15.6191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19016" calcext:value-type="float">
            <text:p>1.019016</text:p>
          </table:table-cell>
          <table:table-cell office:value-type="float" office:value="-0.2983" calcext:value-type="float">
            <text:p>-0.2983</text:p>
          </table:table-cell>
          <table:table-cell office:value-type="float" office:value="-0.08264015" calcext:value-type="float">
            <text:p>-0.08264015</text:p>
          </table:table-cell>
          <table:table-cell office:value-type="float" office:value="0.00001565851" calcext:value-type="float">
            <text:p>1.565851E-05</text:p>
          </table:table-cell>
          <table:table-cell office:value-type="float" office:value="10.87095" calcext:value-type="float">
            <text:p>10.87095</text:p>
          </table:table-cell>
          <table:table-cell office:value-type="float" office:value="0.2066583" calcext:value-type="float">
            <text:p>0.2066583</text:p>
          </table:table-cell>
          <table:table-cell office:value-type="float" office:value="0.04007285" calcext:value-type="float">
            <text:p>0.04007285</text:p>
          </table:table-cell>
          <table:table-cell office:value-type="float" office:value="0.03520019" calcext:value-type="float">
            <text:p>0.03520019</text:p>
          </table:table-cell>
          <table:table-cell office:value-type="float" office:value="0.02142677" calcext:value-type="float">
            <text:p>0.02142677</text:p>
          </table:table-cell>
          <table:table-cell office:value-type="float" office:value="0.02027785" calcext:value-type="float">
            <text:p>0.02027785</text:p>
          </table:table-cell>
          <table:table-cell office:value-type="float" office:value="0.01129414" calcext:value-type="float">
            <text:p>0.01129414</text:p>
          </table:table-cell>
          <table:table-cell office:value-type="float" office:value="0.009465833" calcext:value-type="float">
            <text:p>0.009465833</text:p>
          </table:table-cell>
          <table:table-cell office:value-type="float" office:value="0.02056748" calcext:value-type="float">
            <text:p>0.02056748</text:p>
          </table:table-cell>
          <table:table-cell office:value-type="float" office:value="0.01853057" calcext:value-type="float">
            <text:p>0.01853057</text:p>
          </table:table-cell>
          <table:table-cell office:value-type="float" office:value="0.01882665" calcext:value-type="float">
            <text:p>0.01882665</text:p>
          </table:table-cell>
          <table:table-cell office:value-type="float" office:value="0.01836738" calcext:value-type="float">
            <text:p>0.01836738</text:p>
          </table:table-cell>
          <table:table-cell office:value-type="float" office:value="0.02133793" calcext:value-type="float">
            <text:p>0.02133793</text:p>
          </table:table-cell>
          <table:table-cell office:value-type="float" office:value="0.005109209" calcext:value-type="float">
            <text:p>0.005109209</text:p>
          </table:table-cell>
          <table:table-cell office:value-type="float" office:value="0.00331594" calcext:value-type="float">
            <text:p>0.00331594</text:p>
          </table:table-cell>
          <table:table-cell office:value-type="float" office:value="0" calcext:value-type="float">
            <text:p>0</text:p>
          </table:table-cell>
          <table:table-cell office:value-type="float" office:value="40.72646" calcext:value-type="float">
            <text:p>40.72646</text:p>
          </table:table-cell>
          <table:table-cell office:value-type="float" office:value="36.43253" calcext:value-type="float">
            <text:p>36.43253</text:p>
          </table:table-cell>
          <table:table-cell office:value-type="float" office:value="36.58088" calcext:value-type="float">
            <text:p>36.58088</text:p>
          </table:table-cell>
          <table:table-cell office:value-type="float" office:value="32.3187" calcext:value-type="float">
            <text:p>32.3187</text:p>
          </table:table-cell>
          <table:table-cell office:value-type="float" office:value="28.05433" calcext:value-type="float">
            <text:p>28.05433</text:p>
          </table:table-cell>
          <table:table-cell office:value-type="float" office:value="7.283622" calcext:value-type="float">
            <text:p>7.283622</text:p>
          </table:table-cell>
          <table:table-cell office:value-type="float" office:value="2.130386" calcext:value-type="float">
            <text:p>2.130386</text:p>
          </table:table-cell>
          <table:table-cell office:value-type="float" office:value="3.436582" calcext:value-type="float">
            <text:p>3.436582</text:p>
          </table:table-cell>
          <table:table-cell office:value-type="float" office:value="3.913753" calcext:value-type="float">
            <text:p>3.913753</text:p>
          </table:table-cell>
          <table:table-cell office:value-type="float" office:value="4.13628" calcext:value-type="float">
            <text:p>4.13628</text:p>
          </table:table-cell>
          <table:table-cell office:value-type="float" office:value="2.023541" calcext:value-type="float">
            <text:p>2.023541</text:p>
          </table:table-cell>
          <table:table-cell office:value-type="float" office:value="0.9684902" calcext:value-type="float">
            <text:p>0.9684902</text:p>
          </table:table-cell>
          <table:table-cell office:value-type="float" office:value="0.4181456" calcext:value-type="float">
            <text:p>0.4181456</text:p>
          </table:table-cell>
          <table:table-cell office:value-type="float" office:value="0.3890233" calcext:value-type="float">
            <text:p>0.3890233</text:p>
          </table:table-cell>
          <table:table-cell office:value-type="float" office:value="0" calcext:value-type="float">
            <text:p>0</text:p>
          </table:table-cell>
          <table:table-cell office:value-type="float" office:value="67.69873" calcext:value-type="float">
            <text:p>67.6987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26.54594" calcext:value-type="float">
            <text:p>26.54594</text:p>
          </table:table-cell>
          <table:table-cell office:value-type="float" office:value="1071.766" calcext:value-type="float">
            <text:p>1071.76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10833" calcext:value-type="float">
            <text:p>0.1110833</text:p>
          </table:table-cell>
          <table:table-cell office:value-type="float" office:value="15.63971" calcext:value-type="float">
            <text:p>15.63971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19016" calcext:value-type="float">
            <text:p>1.019016</text:p>
          </table:table-cell>
          <table:table-cell office:value-type="float" office:value="-0.2983088" calcext:value-type="float">
            <text:p>-0.2983088</text:p>
          </table:table-cell>
          <table:table-cell office:value-type="float" office:value="-0.08260918" calcext:value-type="float">
            <text:p>-0.08260918</text:p>
          </table:table-cell>
          <table:table-cell office:value-type="float" office:value="0.00001565941" calcext:value-type="float">
            <text:p>1.565941E-05</text:p>
          </table:table-cell>
          <table:table-cell office:value-type="float" office:value="10.87794" calcext:value-type="float">
            <text:p>10.87794</text:p>
          </table:table-cell>
          <table:table-cell office:value-type="float" office:value="0.1976605" calcext:value-type="float">
            <text:p>0.1976605</text:p>
          </table:table-cell>
          <table:table-cell office:value-type="float" office:value="0.04014944" calcext:value-type="float">
            <text:p>0.04014944</text:p>
          </table:table-cell>
          <table:table-cell office:value-type="float" office:value="0.03500711" calcext:value-type="float">
            <text:p>0.03500711</text:p>
          </table:table-cell>
          <table:table-cell office:value-type="float" office:value="0.02137305" calcext:value-type="float">
            <text:p>0.02137305</text:p>
          </table:table-cell>
          <table:table-cell office:value-type="float" office:value="0.02027023" calcext:value-type="float">
            <text:p>0.02027023</text:p>
          </table:table-cell>
          <table:table-cell office:value-type="float" office:value="0.01131169" calcext:value-type="float">
            <text:p>0.01131169</text:p>
          </table:table-cell>
          <table:table-cell office:value-type="float" office:value="0.009560733" calcext:value-type="float">
            <text:p>0.009560733</text:p>
          </table:table-cell>
          <table:table-cell office:value-type="float" office:value="0.02061263" calcext:value-type="float">
            <text:p>0.02061263</text:p>
          </table:table-cell>
          <table:table-cell office:value-type="float" office:value="0.01853825" calcext:value-type="float">
            <text:p>0.01853825</text:p>
          </table:table-cell>
          <table:table-cell office:value-type="float" office:value="0.01882152" calcext:value-type="float">
            <text:p>0.01882152</text:p>
          </table:table-cell>
          <table:table-cell office:value-type="float" office:value="0.01836388" calcext:value-type="float">
            <text:p>0.01836388</text:p>
          </table:table-cell>
          <table:table-cell office:value-type="float" office:value="0.02133116" calcext:value-type="float">
            <text:p>0.02133116</text:p>
          </table:table-cell>
          <table:table-cell office:value-type="float" office:value="0.005104999" calcext:value-type="float">
            <text:p>0.005104999</text:p>
          </table:table-cell>
          <table:table-cell office:value-type="float" office:value="0.003315885" calcext:value-type="float">
            <text:p>0.003315885</text:p>
          </table:table-cell>
          <table:table-cell office:value-type="float" office:value="0" calcext:value-type="float">
            <text:p>0</text:p>
          </table:table-cell>
          <table:table-cell office:value-type="float" office:value="42.40893" calcext:value-type="float">
            <text:p>42.40893</text:p>
          </table:table-cell>
          <table:table-cell office:value-type="float" office:value="36.09623" calcext:value-type="float">
            <text:p>36.09623</text:p>
          </table:table-cell>
          <table:table-cell office:value-type="float" office:value="36.46886" calcext:value-type="float">
            <text:p>36.46886</text:p>
          </table:table-cell>
          <table:table-cell office:value-type="float" office:value="32.15818" calcext:value-type="float">
            <text:p>32.15818</text:p>
          </table:table-cell>
          <table:table-cell office:value-type="float" office:value="27.9104" calcext:value-type="float">
            <text:p>27.9104</text:p>
          </table:table-cell>
          <table:table-cell office:value-type="float" office:value="7.293812" calcext:value-type="float">
            <text:p>7.293812</text:p>
          </table:table-cell>
          <table:table-cell office:value-type="float" office:value="2.15943" calcext:value-type="float">
            <text:p>2.15943</text:p>
          </table:table-cell>
          <table:table-cell office:value-type="float" office:value="3.446032" calcext:value-type="float">
            <text:p>3.446032</text:p>
          </table:table-cell>
          <table:table-cell office:value-type="float" office:value="3.9208" calcext:value-type="float">
            <text:p>3.9208</text:p>
          </table:table-cell>
          <table:table-cell office:value-type="float" office:value="4.137137" calcext:value-type="float">
            <text:p>4.137137</text:p>
          </table:table-cell>
          <table:table-cell office:value-type="float" office:value="2.024172" calcext:value-type="float">
            <text:p>2.024172</text:p>
          </table:table-cell>
          <table:table-cell office:value-type="float" office:value="0.9695753" calcext:value-type="float">
            <text:p>0.9695753</text:p>
          </table:table-cell>
          <table:table-cell office:value-type="float" office:value="0.4175721" calcext:value-type="float">
            <text:p>0.4175721</text:p>
          </table:table-cell>
          <table:table-cell office:value-type="float" office:value="0.3893949" calcext:value-type="float">
            <text:p>0.3893949</text:p>
          </table:table-cell>
          <table:table-cell office:value-type="float" office:value="0" calcext:value-type="float">
            <text:p>0</text:p>
          </table:table-cell>
          <table:table-cell office:value-type="float" office:value="69.13289" calcext:value-type="float">
            <text:p>69.1328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26.53342" calcext:value-type="float">
            <text:p>26.53342</text:p>
          </table:table-cell>
          <table:table-cell office:value-type="float" office:value="1071.753" calcext:value-type="float">
            <text:p>1071.753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20158" calcext:value-type="float">
            <text:p>0.1120158</text:p>
          </table:table-cell>
          <table:table-cell office:value-type="float" office:value="15.66069" calcext:value-type="float">
            <text:p>15.66069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87" calcext:value-type="float">
            <text:p>0.005106787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19016" calcext:value-type="float">
            <text:p>1.019016</text:p>
          </table:table-cell>
          <table:table-cell office:value-type="float" office:value="-0.2983187" calcext:value-type="float">
            <text:p>-0.2983187</text:p>
          </table:table-cell>
          <table:table-cell office:value-type="float" office:value="-0.08257832" calcext:value-type="float">
            <text:p>-0.08257832</text:p>
          </table:table-cell>
          <table:table-cell office:value-type="float" office:value="0.00001565996" calcext:value-type="float">
            <text:p>1.565996E-05</text:p>
          </table:table-cell>
          <table:table-cell office:value-type="float" office:value="10.88631" calcext:value-type="float">
            <text:p>10.88631</text:p>
          </table:table-cell>
          <table:table-cell office:value-type="float" office:value="0.1956767" calcext:value-type="float">
            <text:p>0.1956767</text:p>
          </table:table-cell>
          <table:table-cell office:value-type="float" office:value="0.04023058" calcext:value-type="float">
            <text:p>0.04023058</text:p>
          </table:table-cell>
          <table:table-cell office:value-type="float" office:value="0.03465806" calcext:value-type="float">
            <text:p>0.03465806</text:p>
          </table:table-cell>
          <table:table-cell office:value-type="float" office:value="0.02121856" calcext:value-type="float">
            <text:p>0.02121856</text:p>
          </table:table-cell>
          <table:table-cell office:value-type="float" office:value="0.0201508" calcext:value-type="float">
            <text:p>0.0201508</text:p>
          </table:table-cell>
          <table:table-cell office:value-type="float" office:value="0.01130569" calcext:value-type="float">
            <text:p>0.01130569</text:p>
          </table:table-cell>
          <table:table-cell office:value-type="float" office:value="0.009625584" calcext:value-type="float">
            <text:p>0.009625584</text:p>
          </table:table-cell>
          <table:table-cell office:value-type="float" office:value="0.02065373" calcext:value-type="float">
            <text:p>0.02065373</text:p>
          </table:table-cell>
          <table:table-cell office:value-type="float" office:value="0.01855071" calcext:value-type="float">
            <text:p>0.01855071</text:p>
          </table:table-cell>
          <table:table-cell office:value-type="float" office:value="0.01881909" calcext:value-type="float">
            <text:p>0.01881909</text:p>
          </table:table-cell>
          <table:table-cell office:value-type="float" office:value="0.01836128" calcext:value-type="float">
            <text:p>0.01836128</text:p>
          </table:table-cell>
          <table:table-cell office:value-type="float" office:value="0.02132461" calcext:value-type="float">
            <text:p>0.02132461</text:p>
          </table:table-cell>
          <table:table-cell office:value-type="float" office:value="0.005101688" calcext:value-type="float">
            <text:p>0.005101688</text:p>
          </table:table-cell>
          <table:table-cell office:value-type="float" office:value="0.00331497" calcext:value-type="float">
            <text:p>0.00331497</text:p>
          </table:table-cell>
          <table:table-cell office:value-type="float" office:value="0" calcext:value-type="float">
            <text:p>0</text:p>
          </table:table-cell>
          <table:table-cell office:value-type="float" office:value="43.9901" calcext:value-type="float">
            <text:p>43.9901</text:p>
          </table:table-cell>
          <table:table-cell office:value-type="float" office:value="35.78653" calcext:value-type="float">
            <text:p>35.78653</text:p>
          </table:table-cell>
          <table:table-cell office:value-type="float" office:value="36.42398" calcext:value-type="float">
            <text:p>36.42398</text:p>
          </table:table-cell>
          <table:table-cell office:value-type="float" office:value="31.9897" calcext:value-type="float">
            <text:p>31.9897</text:p>
          </table:table-cell>
          <table:table-cell office:value-type="float" office:value="27.76386" calcext:value-type="float">
            <text:p>27.76386</text:p>
          </table:table-cell>
          <table:table-cell office:value-type="float" office:value="7.304252" calcext:value-type="float">
            <text:p>7.304252</text:p>
          </table:table-cell>
          <table:table-cell office:value-type="float" office:value="2.186738" calcext:value-type="float">
            <text:p>2.186738</text:p>
          </table:table-cell>
          <table:table-cell office:value-type="float" office:value="3.455307" calcext:value-type="float">
            <text:p>3.455307</text:p>
          </table:table-cell>
          <table:table-cell office:value-type="float" office:value="3.927721" calcext:value-type="float">
            <text:p>3.927721</text:p>
          </table:table-cell>
          <table:table-cell office:value-type="float" office:value="4.137986" calcext:value-type="float">
            <text:p>4.137986</text:p>
          </table:table-cell>
          <table:table-cell office:value-type="float" office:value="2.024805" calcext:value-type="float">
            <text:p>2.024805</text:p>
          </table:table-cell>
          <table:table-cell office:value-type="float" office:value="0.9706412" calcext:value-type="float">
            <text:p>0.9706412</text:p>
          </table:table-cell>
          <table:table-cell office:value-type="float" office:value="0.4173726" calcext:value-type="float">
            <text:p>0.4173726</text:p>
          </table:table-cell>
          <table:table-cell office:value-type="float" office:value="0.3894144" calcext:value-type="float">
            <text:p>0.3894144</text:p>
          </table:table-cell>
          <table:table-cell office:value-type="float" office:value="0" calcext:value-type="float">
            <text:p>0</text:p>
          </table:table-cell>
          <table:table-cell office:value-type="float" office:value="70.46762" calcext:value-type="float">
            <text:p>70.4676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099972" calcext:value-type="float">
            <text:p>-0.709997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26.52412" calcext:value-type="float">
            <text:p>26.52412</text:p>
          </table:table-cell>
          <table:table-cell office:value-type="float" office:value="1071.74" calcext:value-type="float">
            <text:p>1071.7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12387" calcext:value-type="float">
            <text:p>0.1112387</text:p>
          </table:table-cell>
          <table:table-cell office:value-type="float" office:value="15.68276" calcext:value-type="float">
            <text:p>15.68276</text:p>
          </table:table-cell>
          <table:table-cell office:value-type="float" office:value="0.1279362" calcext:value-type="float">
            <text:p>0.1279362</text:p>
          </table:table-cell>
          <table:table-cell office:value-type="float" office:value="0.005106795" calcext:value-type="float">
            <text:p>0.005106795</text:p>
          </table:table-cell>
          <table:table-cell office:value-type="float" office:value="0.1841216" calcext:value-type="float">
            <text:p>0.1841216</text:p>
          </table:table-cell>
          <table:table-cell office:value-type="float" office:value="1.019022" calcext:value-type="float">
            <text:p>1.019022</text:p>
          </table:table-cell>
          <table:table-cell office:value-type="float" office:value="-0.2983283" calcext:value-type="float">
            <text:p>-0.2983283</text:p>
          </table:table-cell>
          <table:table-cell office:value-type="float" office:value="-0.08255818" calcext:value-type="float">
            <text:p>-0.08255818</text:p>
          </table:table-cell>
          <table:table-cell office:value-type="float" office:value="0.00001566066" calcext:value-type="float">
            <text:p>1.566066E-05</text:p>
          </table:table-cell>
          <table:table-cell office:value-type="float" office:value="10.90564" calcext:value-type="float">
            <text:p>10.90564</text:p>
          </table:table-cell>
          <table:table-cell office:value-type="float" office:value="0.1572527" calcext:value-type="float">
            <text:p>0.1572527</text:p>
          </table:table-cell>
          <table:table-cell office:value-type="float" office:value="0.03736884" calcext:value-type="float">
            <text:p>0.03736884</text:p>
          </table:table-cell>
          <table:table-cell office:value-type="float" office:value="0.03320888" calcext:value-type="float">
            <text:p>0.03320888</text:p>
          </table:table-cell>
          <table:table-cell office:value-type="float" office:value="0.02070503" calcext:value-type="float">
            <text:p>0.02070503</text:p>
          </table:table-cell>
          <table:table-cell office:value-type="float" office:value="0.01974056" calcext:value-type="float">
            <text:p>0.01974056</text:p>
          </table:table-cell>
          <table:table-cell office:value-type="float" office:value="0.01117815" calcext:value-type="float">
            <text:p>0.01117815</text:p>
          </table:table-cell>
          <table:table-cell office:value-type="float" office:value="0.00960932" calcext:value-type="float">
            <text:p>0.00960932</text:p>
          </table:table-cell>
          <table:table-cell office:value-type="float" office:value="0.02068107" calcext:value-type="float">
            <text:p>0.02068107</text:p>
          </table:table-cell>
          <table:table-cell office:value-type="float" office:value="0.01856433" calcext:value-type="float">
            <text:p>0.01856433</text:p>
          </table:table-cell>
          <table:table-cell office:value-type="float" office:value="0.01881904" calcext:value-type="float">
            <text:p>0.01881904</text:p>
          </table:table-cell>
          <table:table-cell office:value-type="float" office:value="0.01835967" calcext:value-type="float">
            <text:p>0.01835967</text:p>
          </table:table-cell>
          <table:table-cell office:value-type="float" office:value="0.02131839" calcext:value-type="float">
            <text:p>0.02131839</text:p>
          </table:table-cell>
          <table:table-cell office:value-type="float" office:value="0.005098414" calcext:value-type="float">
            <text:p>0.005098414</text:p>
          </table:table-cell>
          <table:table-cell office:value-type="float" office:value="0.003314059" calcext:value-type="float">
            <text:p>0.003314059</text:p>
          </table:table-cell>
          <table:table-cell office:value-type="float" office:value="0" calcext:value-type="float">
            <text:p>0</text:p>
          </table:table-cell>
          <table:table-cell office:value-type="float" office:value="86.70636" calcext:value-type="float">
            <text:p>86.70636</text:p>
          </table:table-cell>
          <table:table-cell office:value-type="float" office:value="38.67307" calcext:value-type="float">
            <text:p>38.67307</text:p>
          </table:table-cell>
          <table:table-cell office:value-type="float" office:value="36.34045" calcext:value-type="float">
            <text:p>36.34045</text:p>
          </table:table-cell>
          <table:table-cell office:value-type="float" office:value="31.82052" calcext:value-type="float">
            <text:p>31.82052</text:p>
          </table:table-cell>
          <table:table-cell office:value-type="float" office:value="27.60208" calcext:value-type="float">
            <text:p>27.60208</text:p>
          </table:table-cell>
          <table:table-cell office:value-type="float" office:value="7.315179" calcext:value-type="float">
            <text:p>7.315179</text:p>
          </table:table-cell>
          <table:table-cell office:value-type="float" office:value="2.212275" calcext:value-type="float">
            <text:p>2.212275</text:p>
          </table:table-cell>
          <table:table-cell office:value-type="float" office:value="3.464598" calcext:value-type="float">
            <text:p>3.464598</text:p>
          </table:table-cell>
          <table:table-cell office:value-type="float" office:value="3.93454" calcext:value-type="float">
            <text:p>3.93454</text:p>
          </table:table-cell>
          <table:table-cell office:value-type="float" office:value="4.138801" calcext:value-type="float">
            <text:p>4.138801</text:p>
          </table:table-cell>
          <table:table-cell office:value-type="float" office:value="2.025438" calcext:value-type="float">
            <text:p>2.025438</text:p>
          </table:table-cell>
          <table:table-cell office:value-type="float" office:value="0.9716984" calcext:value-type="float">
            <text:p>0.9716984</text:p>
          </table:table-cell>
          <table:table-cell office:value-type="float" office:value="0.4171878" calcext:value-type="float">
            <text:p>0.4171878</text:p>
          </table:table-cell>
          <table:table-cell office:value-type="float" office:value="0.389434" calcext:value-type="float">
            <text:p>0.389434</text:p>
          </table:table-cell>
          <table:table-cell office:value-type="float" office:value="0" calcext:value-type="float">
            <text:p>0</text:p>
          </table:table-cell>
          <table:table-cell office:value-type="float" office:value="70.26585" calcext:value-type="float">
            <text:p>70.2658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02" calcext:value-type="float">
            <text:p>-0.710000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26.51859" calcext:value-type="float">
            <text:p>26.51859</text:p>
          </table:table-cell>
          <table:table-cell office:value-type="float" office:value="1071.73" calcext:value-type="float">
            <text:p>1071.73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9864" calcext:value-type="float">
            <text:p>0.1099864</text:p>
          </table:table-cell>
          <table:table-cell office:value-type="float" office:value="15.70373" calcext:value-type="float">
            <text:p>15.7037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8654" calcext:value-type="float">
            <text:p>0.005108654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9912" calcext:value-type="float">
            <text:p>1.019912</text:p>
          </table:table-cell>
          <table:table-cell office:value-type="float" office:value="-0.2983727" calcext:value-type="float">
            <text:p>-0.2983727</text:p>
          </table:table-cell>
          <table:table-cell office:value-type="float" office:value="-0.08255032" calcext:value-type="float">
            <text:p>-0.08255032</text:p>
          </table:table-cell>
          <table:table-cell office:value-type="float" office:value="0.00001566805" calcext:value-type="float">
            <text:p>1.566805E-05</text:p>
          </table:table-cell>
          <table:table-cell office:value-type="float" office:value="10.93778" calcext:value-type="float">
            <text:p>10.93778</text:p>
          </table:table-cell>
          <table:table-cell office:value-type="float" office:value="0.1993565" calcext:value-type="float">
            <text:p>0.1993565</text:p>
          </table:table-cell>
          <table:table-cell office:value-type="float" office:value="0.06260657" calcext:value-type="float">
            <text:p>0.06260657</text:p>
          </table:table-cell>
          <table:table-cell office:value-type="float" office:value="0.04494259" calcext:value-type="float">
            <text:p>0.04494259</text:p>
          </table:table-cell>
          <table:table-cell office:value-type="float" office:value="0.02687136" calcext:value-type="float">
            <text:p>0.02687136</text:p>
          </table:table-cell>
          <table:table-cell office:value-type="float" office:value="0.02112262" calcext:value-type="float">
            <text:p>0.02112262</text:p>
          </table:table-cell>
          <table:table-cell office:value-type="float" office:value="0.01104508" calcext:value-type="float">
            <text:p>0.01104508</text:p>
          </table:table-cell>
          <table:table-cell office:value-type="float" office:value="0.009854207" calcext:value-type="float">
            <text:p>0.009854207</text:p>
          </table:table-cell>
          <table:table-cell office:value-type="float" office:value="0.02069955" calcext:value-type="float">
            <text:p>0.02069955</text:p>
          </table:table-cell>
          <table:table-cell office:value-type="float" office:value="0.01857683" calcext:value-type="float">
            <text:p>0.01857683</text:p>
          </table:table-cell>
          <table:table-cell office:value-type="float" office:value="0.01882026" calcext:value-type="float">
            <text:p>0.01882026</text:p>
          </table:table-cell>
          <table:table-cell office:value-type="float" office:value="0.01835902" calcext:value-type="float">
            <text:p>0.01835902</text:p>
          </table:table-cell>
          <table:table-cell office:value-type="float" office:value="0.02131253" calcext:value-type="float">
            <text:p>0.02131253</text:p>
          </table:table-cell>
          <table:table-cell office:value-type="float" office:value="0.005095176" calcext:value-type="float">
            <text:p>0.005095176</text:p>
          </table:table-cell>
          <table:table-cell office:value-type="float" office:value="0.003313157" calcext:value-type="float">
            <text:p>0.003313157</text:p>
          </table:table-cell>
          <table:table-cell office:value-type="float" office:value="0" calcext:value-type="float">
            <text:p>0</text:p>
          </table:table-cell>
          <table:table-cell office:value-type="float" office:value="5.227868" calcext:value-type="float">
            <text:p>5.227868</text:p>
          </table:table-cell>
          <table:table-cell office:value-type="float" office:value="26.08447" calcext:value-type="float">
            <text:p>26.08447</text:p>
          </table:table-cell>
          <table:table-cell office:value-type="float" office:value="44.91964" calcext:value-type="float">
            <text:p>44.91964</text:p>
          </table:table-cell>
          <table:table-cell office:value-type="float" office:value="50.77685" calcext:value-type="float">
            <text:p>50.77685</text:p>
          </table:table-cell>
          <table:table-cell office:value-type="float" office:value="36.82725" calcext:value-type="float">
            <text:p>36.82725</text:p>
          </table:table-cell>
          <table:table-cell office:value-type="float" office:value="7.430223" calcext:value-type="float">
            <text:p>7.430223</text:p>
          </table:table-cell>
          <table:table-cell office:value-type="float" office:value="2.185686" calcext:value-type="float">
            <text:p>2.185686</text:p>
          </table:table-cell>
          <table:table-cell office:value-type="float" office:value="3.480863" calcext:value-type="float">
            <text:p>3.480863</text:p>
          </table:table-cell>
          <table:table-cell office:value-type="float" office:value="3.941767" calcext:value-type="float">
            <text:p>3.941767</text:p>
          </table:table-cell>
          <table:table-cell office:value-type="float" office:value="4.139024" calcext:value-type="float">
            <text:p>4.139024</text:p>
          </table:table-cell>
          <table:table-cell office:value-type="float" office:value="2.026059" calcext:value-type="float">
            <text:p>2.026059</text:p>
          </table:table-cell>
          <table:table-cell office:value-type="float" office:value="0.9727462" calcext:value-type="float">
            <text:p>0.9727462</text:p>
          </table:table-cell>
          <table:table-cell office:value-type="float" office:value="0.4170158" calcext:value-type="float">
            <text:p>0.4170158</text:p>
          </table:table-cell>
          <table:table-cell office:value-type="float" office:value="0.3894535" calcext:value-type="float">
            <text:p>0.3894535</text:p>
          </table:table-cell>
          <table:table-cell office:value-type="float" office:value="0" calcext:value-type="float">
            <text:p>0</text:p>
          </table:table-cell>
          <table:table-cell office:value-type="float" office:value="65.20574" calcext:value-type="float">
            <text:p>65.2057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34" calcext:value-type="float">
            <text:p>-0.710003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26.51409" calcext:value-type="float">
            <text:p>26.51409</text:p>
          </table:table-cell>
          <table:table-cell office:value-type="float" office:value="1071.72" calcext:value-type="float">
            <text:p>1071.72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6579" calcext:value-type="float">
            <text:p>0.1086579</text:p>
          </table:table-cell>
          <table:table-cell office:value-type="float" office:value="15.71672" calcext:value-type="float">
            <text:p>15.7167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8654" calcext:value-type="float">
            <text:p>0.005108654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9396" calcext:value-type="float">
            <text:p>1.019396</text:p>
          </table:table-cell>
          <table:table-cell office:value-type="float" office:value="-0.298376" calcext:value-type="float">
            <text:p>-0.298376</text:p>
          </table:table-cell>
          <table:table-cell office:value-type="float" office:value="-0.08253914" calcext:value-type="float">
            <text:p>-0.08253914</text:p>
          </table:table-cell>
          <table:table-cell office:value-type="float" office:value="0.00001651188" calcext:value-type="float">
            <text:p>1.651188E-05</text:p>
          </table:table-cell>
          <table:table-cell office:value-type="float" office:value="10.96288" calcext:value-type="float">
            <text:p>10.96288</text:p>
          </table:table-cell>
          <table:table-cell office:value-type="float" office:value="0.1677743" calcext:value-type="float">
            <text:p>0.1677743</text:p>
          </table:table-cell>
          <table:table-cell office:value-type="float" office:value="0.05567791" calcext:value-type="float">
            <text:p>0.05567791</text:p>
          </table:table-cell>
          <table:table-cell office:value-type="float" office:value="0.04379966" calcext:value-type="float">
            <text:p>0.04379966</text:p>
          </table:table-cell>
          <table:table-cell office:value-type="float" office:value="0.02637774" calcext:value-type="float">
            <text:p>0.02637774</text:p>
          </table:table-cell>
          <table:table-cell office:value-type="float" office:value="0.02388909" calcext:value-type="float">
            <text:p>0.02388909</text:p>
          </table:table-cell>
          <table:table-cell office:value-type="float" office:value="0.01108797" calcext:value-type="float">
            <text:p>0.01108797</text:p>
          </table:table-cell>
          <table:table-cell office:value-type="float" office:value="0.00987186" calcext:value-type="float">
            <text:p>0.00987186</text:p>
          </table:table-cell>
          <table:table-cell office:value-type="float" office:value="0.0207122" calcext:value-type="float">
            <text:p>0.0207122</text:p>
          </table:table-cell>
          <table:table-cell office:value-type="float" office:value="0.01858824" calcext:value-type="float">
            <text:p>0.01858824</text:p>
          </table:table-cell>
          <table:table-cell office:value-type="float" office:value="0.0188224" calcext:value-type="float">
            <text:p>0.0188224</text:p>
          </table:table-cell>
          <table:table-cell office:value-type="float" office:value="0.01835925" calcext:value-type="float">
            <text:p>0.01835925</text:p>
          </table:table-cell>
          <table:table-cell office:value-type="float" office:value="0.02130751" calcext:value-type="float">
            <text:p>0.02130751</text:p>
          </table:table-cell>
          <table:table-cell office:value-type="float" office:value="0.00510082" calcext:value-type="float">
            <text:p>0.00510082</text:p>
          </table:table-cell>
          <table:table-cell office:value-type="float" office:value="0.003303161" calcext:value-type="float">
            <text:p>0.003303161</text:p>
          </table:table-cell>
          <table:table-cell office:value-type="float" office:value="0" calcext:value-type="float">
            <text:p>0</text:p>
          </table:table-cell>
          <table:table-cell office:value-type="float" office:value="6.463448" calcext:value-type="float">
            <text:p>6.463448</text:p>
          </table:table-cell>
          <table:table-cell office:value-type="float" office:value="23.70108" calcext:value-type="float">
            <text:p>23.70108</text:p>
          </table:table-cell>
          <table:table-cell office:value-type="float" office:value="41.123" calcext:value-type="float">
            <text:p>41.123</text:p>
          </table:table-cell>
          <table:table-cell office:value-type="float" office:value="47.77075" calcext:value-type="float">
            <text:p>47.77075</text:p>
          </table:table-cell>
          <table:table-cell office:value-type="float" office:value="48.65022" calcext:value-type="float">
            <text:p>48.65022</text:p>
          </table:table-cell>
          <table:table-cell office:value-type="float" office:value="7.944362" calcext:value-type="float">
            <text:p>7.944362</text:p>
          </table:table-cell>
          <table:table-cell office:value-type="float" office:value="2.135141" calcext:value-type="float">
            <text:p>2.135141</text:p>
          </table:table-cell>
          <table:table-cell office:value-type="float" office:value="3.497015" calcext:value-type="float">
            <text:p>3.497015</text:p>
          </table:table-cell>
          <table:table-cell office:value-type="float" office:value="3.949481" calcext:value-type="float">
            <text:p>3.949481</text:p>
          </table:table-cell>
          <table:table-cell office:value-type="float" office:value="4.138845" calcext:value-type="float">
            <text:p>4.138845</text:p>
          </table:table-cell>
          <table:table-cell office:value-type="float" office:value="2.026664" calcext:value-type="float">
            <text:p>2.026664</text:p>
          </table:table-cell>
          <table:table-cell office:value-type="float" office:value="0.9739683" calcext:value-type="float">
            <text:p>0.9739683</text:p>
          </table:table-cell>
          <table:table-cell office:value-type="float" office:value="0.4227347" calcext:value-type="float">
            <text:p>0.4227347</text:p>
          </table:table-cell>
          <table:table-cell office:value-type="float" office:value="0.3842944" calcext:value-type="float">
            <text:p>0.3842944</text:p>
          </table:table-cell>
          <table:table-cell office:value-type="float" office:value="0" calcext:value-type="float">
            <text:p>0</text:p>
          </table:table-cell>
          <table:table-cell office:value-type="float" office:value="64.17653" calcext:value-type="float">
            <text:p>64.1765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34" calcext:value-type="float">
            <text:p>-0.710003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26.51101" calcext:value-type="float">
            <text:p>26.51101</text:p>
          </table:table-cell>
          <table:table-cell office:value-type="float" office:value="1071.71" calcext:value-type="float">
            <text:p>1071.71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66309" calcext:value-type="float">
            <text:p>0.1066309</text:p>
          </table:table-cell>
          <table:table-cell office:value-type="float" office:value="15.72883" calcext:value-type="float">
            <text:p>15.7288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8687" calcext:value-type="float">
            <text:p>0.005108687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593" calcext:value-type="float">
            <text:p>1.018593</text:p>
          </table:table-cell>
          <table:table-cell office:value-type="float" office:value="-0.2983829" calcext:value-type="float">
            <text:p>-0.2983829</text:p>
          </table:table-cell>
          <table:table-cell office:value-type="float" office:value="-0.08252828" calcext:value-type="float">
            <text:p>-0.08252828</text:p>
          </table:table-cell>
          <table:table-cell office:value-type="float" office:value="0.00001804337" calcext:value-type="float">
            <text:p>1.804337E-05</text:p>
          </table:table-cell>
          <table:table-cell office:value-type="float" office:value="10.99839" calcext:value-type="float">
            <text:p>10.99839</text:p>
          </table:table-cell>
          <table:table-cell office:value-type="float" office:value="0.1168762" calcext:value-type="float">
            <text:p>0.1168762</text:p>
          </table:table-cell>
          <table:table-cell office:value-type="float" office:value="0.0502211" calcext:value-type="float">
            <text:p>0.0502211</text:p>
          </table:table-cell>
          <table:table-cell office:value-type="float" office:value="0.04301594" calcext:value-type="float">
            <text:p>0.04301594</text:p>
          </table:table-cell>
          <table:table-cell office:value-type="float" office:value="0.02657308" calcext:value-type="float">
            <text:p>0.02657308</text:p>
          </table:table-cell>
          <table:table-cell office:value-type="float" office:value="0.02455851" calcext:value-type="float">
            <text:p>0.02455851</text:p>
          </table:table-cell>
          <table:table-cell office:value-type="float" office:value="0.01118389" calcext:value-type="float">
            <text:p>0.01118389</text:p>
          </table:table-cell>
          <table:table-cell office:value-type="float" office:value="0.009849554" calcext:value-type="float">
            <text:p>0.009849554</text:p>
          </table:table-cell>
          <table:table-cell office:value-type="float" office:value="0.02072578" calcext:value-type="float">
            <text:p>0.02072578</text:p>
          </table:table-cell>
          <table:table-cell office:value-type="float" office:value="0.01859873" calcext:value-type="float">
            <text:p>0.01859873</text:p>
          </table:table-cell>
          <table:table-cell office:value-type="float" office:value="0.01882573" calcext:value-type="float">
            <text:p>0.01882573</text:p>
          </table:table-cell>
          <table:table-cell office:value-type="float" office:value="0.01836052" calcext:value-type="float">
            <text:p>0.01836052</text:p>
          </table:table-cell>
          <table:table-cell office:value-type="float" office:value="0.02130374" calcext:value-type="float">
            <text:p>0.02130374</text:p>
          </table:table-cell>
          <table:table-cell office:value-type="float" office:value="0.005093428" calcext:value-type="float">
            <text:p>0.005093428</text:p>
          </table:table-cell>
          <table:table-cell office:value-type="float" office:value="0.003306298" calcext:value-type="float">
            <text:p>0.003306298</text:p>
          </table:table-cell>
          <table:table-cell office:value-type="float" office:value="0" calcext:value-type="float">
            <text:p>0</text:p>
          </table:table-cell>
          <table:table-cell office:value-type="float" office:value="10.41922" calcext:value-type="float">
            <text:p>10.41922</text:p>
          </table:table-cell>
          <table:table-cell office:value-type="float" office:value="21.90732" calcext:value-type="float">
            <text:p>21.90732</text:p>
          </table:table-cell>
          <table:table-cell office:value-type="float" office:value="39.21456" calcext:value-type="float">
            <text:p>39.21456</text:p>
          </table:table-cell>
          <table:table-cell office:value-type="float" office:value="47.57802" calcext:value-type="float">
            <text:p>47.57802</text:p>
          </table:table-cell>
          <table:table-cell office:value-type="float" office:value="48.94771" calcext:value-type="float">
            <text:p>48.94771</text:p>
          </table:table-cell>
          <table:table-cell office:value-type="float" office:value="8.652827" calcext:value-type="float">
            <text:p>8.652827</text:p>
          </table:table-cell>
          <table:table-cell office:value-type="float" office:value="2.096811" calcext:value-type="float">
            <text:p>2.096811</text:p>
          </table:table-cell>
          <table:table-cell office:value-type="float" office:value="3.511378" calcext:value-type="float">
            <text:p>3.511378</text:p>
          </table:table-cell>
          <table:table-cell office:value-type="float" office:value="3.957194" calcext:value-type="float">
            <text:p>3.957194</text:p>
          </table:table-cell>
          <table:table-cell office:value-type="float" office:value="4.138686" calcext:value-type="float">
            <text:p>4.138686</text:p>
          </table:table-cell>
          <table:table-cell office:value-type="float" office:value="2.02728" calcext:value-type="float">
            <text:p>2.02728</text:p>
          </table:table-cell>
          <table:table-cell office:value-type="float" office:value="0.9751903" calcext:value-type="float">
            <text:p>0.9751903</text:p>
          </table:table-cell>
          <table:table-cell office:value-type="float" office:value="0.4206676" calcext:value-type="float">
            <text:p>0.4206676</text:p>
          </table:table-cell>
          <table:table-cell office:value-type="float" office:value="0.3874438" calcext:value-type="float">
            <text:p>0.3874438</text:p>
          </table:table-cell>
          <table:table-cell office:value-type="float" office:value="0" calcext:value-type="float">
            <text:p>0</text:p>
          </table:table-cell>
          <table:table-cell office:value-type="float" office:value="62.38338" calcext:value-type="float">
            <text:p>62.38338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26.50753" calcext:value-type="float">
            <text:p>26.50753</text:p>
          </table:table-cell>
          <table:table-cell office:value-type="float" office:value="1071.7" calcext:value-type="float">
            <text:p>1071.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70577" calcext:value-type="float">
            <text:p>0.1070577</text:p>
          </table:table-cell>
          <table:table-cell office:value-type="float" office:value="15.73786" calcext:value-type="float">
            <text:p>15.73786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145" calcext:value-type="float">
            <text:p>0.005109145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272" calcext:value-type="float">
            <text:p>1.018272</text:p>
          </table:table-cell>
          <table:table-cell office:value-type="float" office:value="-0.2983841" calcext:value-type="float">
            <text:p>-0.2983841</text:p>
          </table:table-cell>
          <table:table-cell office:value-type="float" office:value="-0.08251485" calcext:value-type="float">
            <text:p>-0.08251485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1233" calcext:value-type="float">
            <text:p>11.01233</text:p>
          </table:table-cell>
          <table:table-cell office:value-type="float" office:value="0.09074374" calcext:value-type="float">
            <text:p>0.09074374</text:p>
          </table:table-cell>
          <table:table-cell office:value-type="float" office:value="0.05105478" calcext:value-type="float">
            <text:p>0.05105478</text:p>
          </table:table-cell>
          <table:table-cell office:value-type="float" office:value="0.0434298" calcext:value-type="float">
            <text:p>0.0434298</text:p>
          </table:table-cell>
          <table:table-cell office:value-type="float" office:value="0.02560725" calcext:value-type="float">
            <text:p>0.02560725</text:p>
          </table:table-cell>
          <table:table-cell office:value-type="float" office:value="0.02348218" calcext:value-type="float">
            <text:p>0.02348218</text:p>
          </table:table-cell>
          <table:table-cell office:value-type="float" office:value="0.01176517" calcext:value-type="float">
            <text:p>0.01176517</text:p>
          </table:table-cell>
          <table:table-cell office:value-type="float" office:value="0.01032162" calcext:value-type="float">
            <text:p>0.01032162</text:p>
          </table:table-cell>
          <table:table-cell office:value-type="float" office:value="0.02076737" calcext:value-type="float">
            <text:p>0.02076737</text:p>
          </table:table-cell>
          <table:table-cell office:value-type="float" office:value="0.01860945" calcext:value-type="float">
            <text:p>0.01860945</text:p>
          </table:table-cell>
          <table:table-cell office:value-type="float" office:value="0.01883028" calcext:value-type="float">
            <text:p>0.01883028</text:p>
          </table:table-cell>
          <table:table-cell office:value-type="float" office:value="0.01836278" calcext:value-type="float">
            <text:p>0.01836278</text:p>
          </table:table-cell>
          <table:table-cell office:value-type="float" office:value="0.02130071" calcext:value-type="float">
            <text:p>0.02130071</text:p>
          </table:table-cell>
          <table:table-cell office:value-type="float" office:value="0.005087594" calcext:value-type="float">
            <text:p>0.005087594</text:p>
          </table:table-cell>
          <table:table-cell office:value-type="float" office:value="0.003307899" calcext:value-type="float">
            <text:p>0.003307899</text:p>
          </table:table-cell>
          <table:table-cell office:value-type="float" office:value="0" calcext:value-type="float">
            <text:p>0</text:p>
          </table:table-cell>
          <table:table-cell office:value-type="float" office:value="15.56621" calcext:value-type="float">
            <text:p>15.56621</text:p>
          </table:table-cell>
          <table:table-cell office:value-type="float" office:value="25.4036" calcext:value-type="float">
            <text:p>25.4036</text:p>
          </table:table-cell>
          <table:table-cell office:value-type="float" office:value="33.98001" calcext:value-type="float">
            <text:p>33.98001</text:p>
          </table:table-cell>
          <table:table-cell office:value-type="float" office:value="39.48335" calcext:value-type="float">
            <text:p>39.48335</text:p>
          </table:table-cell>
          <table:table-cell office:value-type="float" office:value="39.52318" calcext:value-type="float">
            <text:p>39.52318</text:p>
          </table:table-cell>
          <table:table-cell office:value-type="float" office:value="9.96093" calcext:value-type="float">
            <text:p>9.96093</text:p>
          </table:table-cell>
          <table:table-cell office:value-type="float" office:value="1.949447" calcext:value-type="float">
            <text:p>1.949447</text:p>
          </table:table-cell>
          <table:table-cell office:value-type="float" office:value="3.532887" calcext:value-type="float">
            <text:p>3.532887</text:p>
          </table:table-cell>
          <table:table-cell office:value-type="float" office:value="3.96494" calcext:value-type="float">
            <text:p>3.96494</text:p>
          </table:table-cell>
          <table:table-cell office:value-type="float" office:value="4.13854" calcext:value-type="float">
            <text:p>4.13854</text:p>
          </table:table-cell>
          <table:table-cell office:value-type="float" office:value="2.027885" calcext:value-type="float">
            <text:p>2.027885</text:p>
          </table:table-cell>
          <table:table-cell office:value-type="float" office:value="0.9763016" calcext:value-type="float">
            <text:p>0.9763016</text:p>
          </table:table-cell>
          <table:table-cell office:value-type="float" office:value="0.4192965" calcext:value-type="float">
            <text:p>0.4192965</text:p>
          </table:table-cell>
          <table:table-cell office:value-type="float" office:value="0.3895588" calcext:value-type="float">
            <text:p>0.3895588</text:p>
          </table:table-cell>
          <table:table-cell office:value-type="float" office:value="0" calcext:value-type="float">
            <text:p>0</text:p>
          </table:table-cell>
          <table:table-cell office:value-type="float" office:value="63.17473" calcext:value-type="float">
            <text:p>63.1747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26.50441" calcext:value-type="float">
            <text:p>26.50441</text:p>
          </table:table-cell>
          <table:table-cell office:value-type="float" office:value="1071.691" calcext:value-type="float">
            <text:p>1071.691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77486" calcext:value-type="float">
            <text:p>0.1077486</text:p>
          </table:table-cell>
          <table:table-cell office:value-type="float" office:value="15.7456" calcext:value-type="float">
            <text:p>15.7456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237" calcext:value-type="float">
            <text:p>0.005109237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312" calcext:value-type="float">
            <text:p>1.018312</text:p>
          </table:table-cell>
          <table:table-cell office:value-type="float" office:value="-0.2983777" calcext:value-type="float">
            <text:p>-0.2983777</text:p>
          </table:table-cell>
          <table:table-cell office:value-type="float" office:value="-0.08249008" calcext:value-type="float">
            <text:p>-0.08249008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1879" calcext:value-type="float">
            <text:p>11.01879</text:p>
          </table:table-cell>
          <table:table-cell office:value-type="float" office:value="0.08804739" calcext:value-type="float">
            <text:p>0.08804739</text:p>
          </table:table-cell>
          <table:table-cell office:value-type="float" office:value="0.05568214" calcext:value-type="float">
            <text:p>0.05568214</text:p>
          </table:table-cell>
          <table:table-cell office:value-type="float" office:value="0.04761865" calcext:value-type="float">
            <text:p>0.04761865</text:p>
          </table:table-cell>
          <table:table-cell office:value-type="float" office:value="0.02638484" calcext:value-type="float">
            <text:p>0.02638484</text:p>
          </table:table-cell>
          <table:table-cell office:value-type="float" office:value="0.02429773" calcext:value-type="float">
            <text:p>0.02429773</text:p>
          </table:table-cell>
          <table:table-cell office:value-type="float" office:value="0.01275425" calcext:value-type="float">
            <text:p>0.01275425</text:p>
          </table:table-cell>
          <table:table-cell office:value-type="float" office:value="0.01038349" calcext:value-type="float">
            <text:p>0.01038349</text:p>
          </table:table-cell>
          <table:table-cell office:value-type="float" office:value="0.02083789" calcext:value-type="float">
            <text:p>0.02083789</text:p>
          </table:table-cell>
          <table:table-cell office:value-type="float" office:value="0.01862586" calcext:value-type="float">
            <text:p>0.01862586</text:p>
          </table:table-cell>
          <table:table-cell office:value-type="float" office:value="0.01883621" calcext:value-type="float">
            <text:p>0.01883621</text:p>
          </table:table-cell>
          <table:table-cell office:value-type="float" office:value="0.01836596" calcext:value-type="float">
            <text:p>0.01836596</text:p>
          </table:table-cell>
          <table:table-cell office:value-type="float" office:value="0.02129831" calcext:value-type="float">
            <text:p>0.02129831</text:p>
          </table:table-cell>
          <table:table-cell office:value-type="float" office:value="0.005083899" calcext:value-type="float">
            <text:p>0.005083899</text:p>
          </table:table-cell>
          <table:table-cell office:value-type="float" office:value="0.003307587" calcext:value-type="float">
            <text:p>0.003307587</text:p>
          </table:table-cell>
          <table:table-cell office:value-type="float" office:value="0" calcext:value-type="float">
            <text:p>0</text:p>
          </table:table-cell>
          <table:table-cell office:value-type="float" office:value="17.42858" calcext:value-type="float">
            <text:p>17.42858</text:p>
          </table:table-cell>
          <table:table-cell office:value-type="float" office:value="25.93535" calcext:value-type="float">
            <text:p>25.93535</text:p>
          </table:table-cell>
          <table:table-cell office:value-type="float" office:value="33.61483" calcext:value-type="float">
            <text:p>33.61483</text:p>
          </table:table-cell>
          <table:table-cell office:value-type="float" office:value="38.70843" calcext:value-type="float">
            <text:p>38.70843</text:p>
          </table:table-cell>
          <table:table-cell office:value-type="float" office:value="37.71598" calcext:value-type="float">
            <text:p>37.71598</text:p>
          </table:table-cell>
          <table:table-cell office:value-type="float" office:value="10.55602" calcext:value-type="float">
            <text:p>10.55602</text:p>
          </table:table-cell>
          <table:table-cell office:value-type="float" office:value="1.749657" calcext:value-type="float">
            <text:p>1.749657</text:p>
          </table:table-cell>
          <table:table-cell office:value-type="float" office:value="3.545299" calcext:value-type="float">
            <text:p>3.545299</text:p>
          </table:table-cell>
          <table:table-cell office:value-type="float" office:value="3.973019" calcext:value-type="float">
            <text:p>3.973019</text:p>
          </table:table-cell>
          <table:table-cell office:value-type="float" office:value="4.138412" calcext:value-type="float">
            <text:p>4.138412</text:p>
          </table:table-cell>
          <table:table-cell office:value-type="float" office:value="2.028473" calcext:value-type="float">
            <text:p>2.028473</text:p>
          </table:table-cell>
          <table:table-cell office:value-type="float" office:value="0.9773345" calcext:value-type="float">
            <text:p>0.9773345</text:p>
          </table:table-cell>
          <table:table-cell office:value-type="float" office:value="0.4188426" calcext:value-type="float">
            <text:p>0.4188426</text:p>
          </table:table-cell>
          <table:table-cell office:value-type="float" office:value="0.3898091" calcext:value-type="float">
            <text:p>0.3898091</text:p>
          </table:table-cell>
          <table:table-cell office:value-type="float" office:value="0" calcext:value-type="float">
            <text:p>0</text:p>
          </table:table-cell>
          <table:table-cell office:value-type="float" office:value="63.28383" calcext:value-type="float">
            <text:p>63.2838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26.50167" calcext:value-type="float">
            <text:p>26.50167</text:p>
          </table:table-cell>
          <table:table-cell office:value-type="float" office:value="1071.682" calcext:value-type="float">
            <text:p>1071.682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5141" calcext:value-type="float">
            <text:p>0.1085141</text:p>
          </table:table-cell>
          <table:table-cell office:value-type="float" office:value="15.75253" calcext:value-type="float">
            <text:p>15.7525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3" calcext:value-type="float">
            <text:p>0.0051093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342" calcext:value-type="float">
            <text:p>1.018342</text:p>
          </table:table-cell>
          <table:table-cell office:value-type="float" office:value="-0.2983736" calcext:value-type="float">
            <text:p>-0.2983736</text:p>
          </table:table-cell>
          <table:table-cell office:value-type="float" office:value="-0.08246376" calcext:value-type="float">
            <text:p>-0.08246376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2294" calcext:value-type="float">
            <text:p>11.02294</text:p>
          </table:table-cell>
          <table:table-cell office:value-type="float" office:value="0.08874863" calcext:value-type="float">
            <text:p>0.08874863</text:p>
          </table:table-cell>
          <table:table-cell office:value-type="float" office:value="0.06098931" calcext:value-type="float">
            <text:p>0.06098931</text:p>
          </table:table-cell>
          <table:table-cell office:value-type="float" office:value="0.05198732" calcext:value-type="float">
            <text:p>0.05198732</text:p>
          </table:table-cell>
          <table:table-cell office:value-type="float" office:value="0.02734549" calcext:value-type="float">
            <text:p>0.02734549</text:p>
          </table:table-cell>
          <table:table-cell office:value-type="float" office:value="0.02519255" calcext:value-type="float">
            <text:p>0.02519255</text:p>
          </table:table-cell>
          <table:table-cell office:value-type="float" office:value="0.01320903" calcext:value-type="float">
            <text:p>0.01320903</text:p>
          </table:table-cell>
          <table:table-cell office:value-type="float" office:value="0.01074985" calcext:value-type="float">
            <text:p>0.01074985</text:p>
          </table:table-cell>
          <table:table-cell office:value-type="float" office:value="0.02094677" calcext:value-type="float">
            <text:p>0.02094677</text:p>
          </table:table-cell>
          <table:table-cell office:value-type="float" office:value="0.01865406" calcext:value-type="float">
            <text:p>0.01865406</text:p>
          </table:table-cell>
          <table:table-cell office:value-type="float" office:value="0.01884446" calcext:value-type="float">
            <text:p>0.01884446</text:p>
          </table:table-cell>
          <table:table-cell office:value-type="float" office:value="0.01837006" calcext:value-type="float">
            <text:p>0.01837006</text:p>
          </table:table-cell>
          <table:table-cell office:value-type="float" office:value="0.02129654" calcext:value-type="float">
            <text:p>0.02129654</text:p>
          </table:table-cell>
          <table:table-cell office:value-type="float" office:value="0.005080744" calcext:value-type="float">
            <text:p>0.005080744</text:p>
          </table:table-cell>
          <table:table-cell office:value-type="float" office:value="0.003306723" calcext:value-type="float">
            <text:p>0.003306723</text:p>
          </table:table-cell>
          <table:table-cell office:value-type="float" office:value="0" calcext:value-type="float">
            <text:p>0</text:p>
          </table:table-cell>
          <table:table-cell office:value-type="float" office:value="18.86605" calcext:value-type="float">
            <text:p>18.86605</text:p>
          </table:table-cell>
          <table:table-cell office:value-type="float" office:value="26.92861" calcext:value-type="float">
            <text:p>26.92861</text:p>
          </table:table-cell>
          <table:table-cell office:value-type="float" office:value="33.87445" calcext:value-type="float">
            <text:p>33.87445</text:p>
          </table:table-cell>
          <table:table-cell office:value-type="float" office:value="38.54402" calcext:value-type="float">
            <text:p>38.54402</text:p>
          </table:table-cell>
          <table:table-cell office:value-type="float" office:value="36.12212" calcext:value-type="float">
            <text:p>36.12212</text:p>
          </table:table-cell>
          <table:table-cell office:value-type="float" office:value="10.4104" calcext:value-type="float">
            <text:p>10.4104</text:p>
          </table:table-cell>
          <table:table-cell office:value-type="float" office:value="1.730029" calcext:value-type="float">
            <text:p>1.730029</text:p>
          </table:table-cell>
          <table:table-cell office:value-type="float" office:value="3.556882" calcext:value-type="float">
            <text:p>3.556882</text:p>
          </table:table-cell>
          <table:table-cell office:value-type="float" office:value="3.981118" calcext:value-type="float">
            <text:p>3.981118</text:p>
          </table:table-cell>
          <table:table-cell office:value-type="float" office:value="4.138282" calcext:value-type="float">
            <text:p>4.138282</text:p>
          </table:table-cell>
          <table:table-cell office:value-type="float" office:value="2.029033" calcext:value-type="float">
            <text:p>2.029033</text:p>
          </table:table-cell>
          <table:table-cell office:value-type="float" office:value="0.9783383" calcext:value-type="float">
            <text:p>0.9783383</text:p>
          </table:table-cell>
          <table:table-cell office:value-type="float" office:value="0.4186195" calcext:value-type="float">
            <text:p>0.4186195</text:p>
          </table:table-cell>
          <table:table-cell office:value-type="float" office:value="0.3898406" calcext:value-type="float">
            <text:p>0.3898406</text:p>
          </table:table-cell>
          <table:table-cell office:value-type="float" office:value="0" calcext:value-type="float">
            <text:p>0</text:p>
          </table:table-cell>
          <table:table-cell office:value-type="float" office:value="63.41137" calcext:value-type="float">
            <text:p>63.41137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26.49868" calcext:value-type="float">
            <text:p>26.49868</text:p>
          </table:table-cell>
          <table:table-cell office:value-type="float" office:value="1071.675" calcext:value-type="float">
            <text:p>1071.67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0879" calcext:value-type="float">
            <text:p>0.1090879</text:p>
          </table:table-cell>
          <table:table-cell office:value-type="float" office:value="15.7595" calcext:value-type="float">
            <text:p>15.7595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344" calcext:value-type="float">
            <text:p>0.005109344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367" calcext:value-type="float">
            <text:p>1.018367</text:p>
          </table:table-cell>
          <table:table-cell office:value-type="float" office:value="-0.2983718" calcext:value-type="float">
            <text:p>-0.2983718</text:p>
          </table:table-cell>
          <table:table-cell office:value-type="float" office:value="-0.08243857" calcext:value-type="float">
            <text:p>-0.08243857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263" calcext:value-type="float">
            <text:p>11.0263</text:p>
          </table:table-cell>
          <table:table-cell office:value-type="float" office:value="0.08971895" calcext:value-type="float">
            <text:p>0.08971895</text:p>
          </table:table-cell>
          <table:table-cell office:value-type="float" office:value="0.0641828" calcext:value-type="float">
            <text:p>0.0641828</text:p>
          </table:table-cell>
          <table:table-cell office:value-type="float" office:value="0.05503542" calcext:value-type="float">
            <text:p>0.05503542</text:p>
          </table:table-cell>
          <table:table-cell office:value-type="float" office:value="0.02814225" calcext:value-type="float">
            <text:p>0.02814225</text:p>
          </table:table-cell>
          <table:table-cell office:value-type="float" office:value="0.02599845" calcext:value-type="float">
            <text:p>0.02599845</text:p>
          </table:table-cell>
          <table:table-cell office:value-type="float" office:value="0.01360656" calcext:value-type="float">
            <text:p>0.01360656</text:p>
          </table:table-cell>
          <table:table-cell office:value-type="float" office:value="0.01107978" calcext:value-type="float">
            <text:p>0.01107978</text:p>
          </table:table-cell>
          <table:table-cell office:value-type="float" office:value="0.02108369" calcext:value-type="float">
            <text:p>0.02108369</text:p>
          </table:table-cell>
          <table:table-cell office:value-type="float" office:value="0.01869417" calcext:value-type="float">
            <text:p>0.01869417</text:p>
          </table:table-cell>
          <table:table-cell office:value-type="float" office:value="0.01885608" calcext:value-type="float">
            <text:p>0.01885608</text:p>
          </table:table-cell>
          <table:table-cell office:value-type="float" office:value="0.01837523" calcext:value-type="float">
            <text:p>0.01837523</text:p>
          </table:table-cell>
          <table:table-cell office:value-type="float" office:value="0.02129553" calcext:value-type="float">
            <text:p>0.02129553</text:p>
          </table:table-cell>
          <table:table-cell office:value-type="float" office:value="0.00507768" calcext:value-type="float">
            <text:p>0.00507768</text:p>
          </table:table-cell>
          <table:table-cell office:value-type="float" office:value="0.003305961" calcext:value-type="float">
            <text:p>0.003305961</text:p>
          </table:table-cell>
          <table:table-cell office:value-type="float" office:value="0" calcext:value-type="float">
            <text:p>0</text:p>
          </table:table-cell>
          <table:table-cell office:value-type="float" office:value="24.4632" calcext:value-type="float">
            <text:p>24.4632</text:p>
          </table:table-cell>
          <table:table-cell office:value-type="float" office:value="27.4342" calcext:value-type="float">
            <text:p>27.4342</text:p>
          </table:table-cell>
          <table:table-cell office:value-type="float" office:value="33.80738" calcext:value-type="float">
            <text:p>33.80738</text:p>
          </table:table-cell>
          <table:table-cell office:value-type="float" office:value="38.15589" calcext:value-type="float">
            <text:p>38.15589</text:p>
          </table:table-cell>
          <table:table-cell office:value-type="float" office:value="35.4231" calcext:value-type="float">
            <text:p>35.4231</text:p>
          </table:table-cell>
          <table:table-cell office:value-type="float" office:value="10.32392" calcext:value-type="float">
            <text:p>10.32392</text:p>
          </table:table-cell>
          <table:table-cell office:value-type="float" office:value="1.811841" calcext:value-type="float">
            <text:p>1.811841</text:p>
          </table:table-cell>
          <table:table-cell office:value-type="float" office:value="3.569806" calcext:value-type="float">
            <text:p>3.569806</text:p>
          </table:table-cell>
          <table:table-cell office:value-type="float" office:value="3.989187" calcext:value-type="float">
            <text:p>3.989187</text:p>
          </table:table-cell>
          <table:table-cell office:value-type="float" office:value="4.138139" calcext:value-type="float">
            <text:p>4.138139</text:p>
          </table:table-cell>
          <table:table-cell office:value-type="float" office:value="2.02956" calcext:value-type="float">
            <text:p>2.02956</text:p>
          </table:table-cell>
          <table:table-cell office:value-type="float" office:value="0.9793201" calcext:value-type="float">
            <text:p>0.9793201</text:p>
          </table:table-cell>
          <table:table-cell office:value-type="float" office:value="0.4184337" calcext:value-type="float">
            <text:p>0.4184337</text:p>
          </table:table-cell>
          <table:table-cell office:value-type="float" office:value="0.3898678" calcext:value-type="float">
            <text:p>0.3898678</text:p>
          </table:table-cell>
          <table:table-cell office:value-type="float" office:value="0" calcext:value-type="float">
            <text:p>0</text:p>
          </table:table-cell>
          <table:table-cell office:value-type="float" office:value="63.48605" calcext:value-type="float">
            <text:p>63.4860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26.49549" calcext:value-type="float">
            <text:p>26.49549</text:p>
          </table:table-cell>
          <table:table-cell office:value-type="float" office:value="1071.667" calcext:value-type="float">
            <text:p>1071.66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0965" calcext:value-type="float">
            <text:p>0.1090965</text:p>
          </table:table-cell>
          <table:table-cell office:value-type="float" office:value="15.76669" calcext:value-type="float">
            <text:p>15.7666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396" calcext:value-type="float">
            <text:p>0.005109396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39" calcext:value-type="float">
            <text:p>1.01839</text:p>
          </table:table-cell>
          <table:table-cell office:value-type="float" office:value="-0.2983726" calcext:value-type="float">
            <text:p>-0.2983726</text:p>
          </table:table-cell>
          <table:table-cell office:value-type="float" office:value="-0.08241647" calcext:value-type="float">
            <text:p>-0.08241647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3422" calcext:value-type="float">
            <text:p>11.03422</text:p>
          </table:table-cell>
          <table:table-cell office:value-type="float" office:value="0.09108849" calcext:value-type="float">
            <text:p>0.09108849</text:p>
          </table:table-cell>
          <table:table-cell office:value-type="float" office:value="0.06057452" calcext:value-type="float">
            <text:p>0.06057452</text:p>
          </table:table-cell>
          <table:table-cell office:value-type="float" office:value="0.0539778" calcext:value-type="float">
            <text:p>0.0539778</text:p>
          </table:table-cell>
          <table:table-cell office:value-type="float" office:value="0.02834635" calcext:value-type="float">
            <text:p>0.02834635</text:p>
          </table:table-cell>
          <table:table-cell office:value-type="float" office:value="0.02640894" calcext:value-type="float">
            <text:p>0.02640894</text:p>
          </table:table-cell>
          <table:table-cell office:value-type="float" office:value="0.01392389" calcext:value-type="float">
            <text:p>0.01392389</text:p>
          </table:table-cell>
          <table:table-cell office:value-type="float" office:value="0.01136277" calcext:value-type="float">
            <text:p>0.01136277</text:p>
          </table:table-cell>
          <table:table-cell office:value-type="float" office:value="0.02123095" calcext:value-type="float">
            <text:p>0.02123095</text:p>
          </table:table-cell>
          <table:table-cell office:value-type="float" office:value="0.01874332" calcext:value-type="float">
            <text:p>0.01874332</text:p>
          </table:table-cell>
          <table:table-cell office:value-type="float" office:value="0.0188715" calcext:value-type="float">
            <text:p>0.0188715</text:p>
          </table:table-cell>
          <table:table-cell office:value-type="float" office:value="0.01838163" calcext:value-type="float">
            <text:p>0.01838163</text:p>
          </table:table-cell>
          <table:table-cell office:value-type="float" office:value="0.02129536" calcext:value-type="float">
            <text:p>0.02129536</text:p>
          </table:table-cell>
          <table:table-cell office:value-type="float" office:value="0.005074637" calcext:value-type="float">
            <text:p>0.005074637</text:p>
          </table:table-cell>
          <table:table-cell office:value-type="float" office:value="0.003305167" calcext:value-type="float">
            <text:p>0.003305167</text:p>
          </table:table-cell>
          <table:table-cell office:value-type="float" office:value="0" calcext:value-type="float">
            <text:p>0</text:p>
          </table:table-cell>
          <table:table-cell office:value-type="float" office:value="38.58532" calcext:value-type="float">
            <text:p>38.58532</text:p>
          </table:table-cell>
          <table:table-cell office:value-type="float" office:value="27.42309" calcext:value-type="float">
            <text:p>27.42309</text:p>
          </table:table-cell>
          <table:table-cell office:value-type="float" office:value="33.39351" calcext:value-type="float">
            <text:p>33.39351</text:p>
          </table:table-cell>
          <table:table-cell office:value-type="float" office:value="37.67267" calcext:value-type="float">
            <text:p>37.67267</text:p>
          </table:table-cell>
          <table:table-cell office:value-type="float" office:value="34.97042" calcext:value-type="float">
            <text:p>34.97042</text:p>
          </table:table-cell>
          <table:table-cell office:value-type="float" office:value="10.27329" calcext:value-type="float">
            <text:p>10.27329</text:p>
          </table:table-cell>
          <table:table-cell office:value-type="float" office:value="1.930143" calcext:value-type="float">
            <text:p>1.930143</text:p>
          </table:table-cell>
          <table:table-cell office:value-type="float" office:value="3.583032" calcext:value-type="float">
            <text:p>3.583032</text:p>
          </table:table-cell>
          <table:table-cell office:value-type="float" office:value="3.997231" calcext:value-type="float">
            <text:p>3.997231</text:p>
          </table:table-cell>
          <table:table-cell office:value-type="float" office:value="4.137978" calcext:value-type="float">
            <text:p>4.137978</text:p>
          </table:table-cell>
          <table:table-cell office:value-type="float" office:value="2.030062" calcext:value-type="float">
            <text:p>2.030062</text:p>
          </table:table-cell>
          <table:table-cell office:value-type="float" office:value="0.980283" calcext:value-type="float">
            <text:p>0.980283</text:p>
          </table:table-cell>
          <table:table-cell office:value-type="float" office:value="0.4182523" calcext:value-type="float">
            <text:p>0.4182523</text:p>
          </table:table-cell>
          <table:table-cell office:value-type="float" office:value="0.3898975" calcext:value-type="float">
            <text:p>0.3898975</text:p>
          </table:table-cell>
          <table:table-cell office:value-type="float" office:value="0" calcext:value-type="float">
            <text:p>0</text:p>
          </table:table-cell>
          <table:table-cell office:value-type="float" office:value="63.50874" calcext:value-type="float">
            <text:p>63.5087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26.49381" calcext:value-type="float">
            <text:p>26.49381</text:p>
          </table:table-cell>
          <table:table-cell office:value-type="float" office:value="1071.66" calcext:value-type="float">
            <text:p>1071.6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3851" calcext:value-type="float">
            <text:p>0.1083851</text:p>
          </table:table-cell>
          <table:table-cell office:value-type="float" office:value="15.77242" calcext:value-type="float">
            <text:p>15.7724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477" calcext:value-type="float">
            <text:p>0.005109477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437" calcext:value-type="float">
            <text:p>1.018437</text:p>
          </table:table-cell>
          <table:table-cell office:value-type="float" office:value="-0.2983779" calcext:value-type="float">
            <text:p>-0.2983779</text:p>
          </table:table-cell>
          <table:table-cell office:value-type="float" office:value="-0.08240253" calcext:value-type="float">
            <text:p>-0.08240253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5501" calcext:value-type="float">
            <text:p>11.05501</text:p>
          </table:table-cell>
          <table:table-cell office:value-type="float" office:value="0.07076487" calcext:value-type="float">
            <text:p>0.07076487</text:p>
          </table:table-cell>
          <table:table-cell office:value-type="float" office:value="0.05435338" calcext:value-type="float">
            <text:p>0.05435338</text:p>
          </table:table-cell>
          <table:table-cell office:value-type="float" office:value="0.0499114" calcext:value-type="float">
            <text:p>0.0499114</text:p>
          </table:table-cell>
          <table:table-cell office:value-type="float" office:value="0.02760292" calcext:value-type="float">
            <text:p>0.02760292</text:p>
          </table:table-cell>
          <table:table-cell office:value-type="float" office:value="0.02606402" calcext:value-type="float">
            <text:p>0.02606402</text:p>
          </table:table-cell>
          <table:table-cell office:value-type="float" office:value="0.01410193" calcext:value-type="float">
            <text:p>0.01410193</text:p>
          </table:table-cell>
          <table:table-cell office:value-type="float" office:value="0.01148066" calcext:value-type="float">
            <text:p>0.01148066</text:p>
          </table:table-cell>
          <table:table-cell office:value-type="float" office:value="0.02137773" calcext:value-type="float">
            <text:p>0.02137773</text:p>
          </table:table-cell>
          <table:table-cell office:value-type="float" office:value="0.01879671" calcext:value-type="float">
            <text:p>0.01879671</text:p>
          </table:table-cell>
          <table:table-cell office:value-type="float" office:value="0.01889048" calcext:value-type="float">
            <text:p>0.01889048</text:p>
          </table:table-cell>
          <table:table-cell office:value-type="float" office:value="0.01838917" calcext:value-type="float">
            <text:p>0.01838917</text:p>
          </table:table-cell>
          <table:table-cell office:value-type="float" office:value="0.02129613" calcext:value-type="float">
            <text:p>0.02129613</text:p>
          </table:table-cell>
          <table:table-cell office:value-type="float" office:value="0.00507168" calcext:value-type="float">
            <text:p>0.00507168</text:p>
          </table:table-cell>
          <table:table-cell office:value-type="float" office:value="0.003304307" calcext:value-type="float">
            <text:p>0.003304307</text:p>
          </table:table-cell>
          <table:table-cell office:value-type="float" office:value="0" calcext:value-type="float">
            <text:p>0</text:p>
          </table:table-cell>
          <table:table-cell office:value-type="float" office:value="40.13664" calcext:value-type="float">
            <text:p>40.13664</text:p>
          </table:table-cell>
          <table:table-cell office:value-type="float" office:value="27.71633" calcext:value-type="float">
            <text:p>27.71633</text:p>
          </table:table-cell>
          <table:table-cell office:value-type="float" office:value="32.09305" calcext:value-type="float">
            <text:p>32.09305</text:p>
          </table:table-cell>
          <table:table-cell office:value-type="float" office:value="36.13166" calcext:value-type="float">
            <text:p>36.13166</text:p>
          </table:table-cell>
          <table:table-cell office:value-type="float" office:value="33.1106" calcext:value-type="float">
            <text:p>33.1106</text:p>
          </table:table-cell>
          <table:table-cell office:value-type="float" office:value="10.15438" calcext:value-type="float">
            <text:p>10.15438</text:p>
          </table:table-cell>
          <table:table-cell office:value-type="float" office:value="1.905318" calcext:value-type="float">
            <text:p>1.905318</text:p>
          </table:table-cell>
          <table:table-cell office:value-type="float" office:value="3.598418" calcext:value-type="float">
            <text:p>3.598418</text:p>
          </table:table-cell>
          <table:table-cell office:value-type="float" office:value="4.005358" calcext:value-type="float">
            <text:p>4.005358</text:p>
          </table:table-cell>
          <table:table-cell office:value-type="float" office:value="4.137847" calcext:value-type="float">
            <text:p>4.137847</text:p>
          </table:table-cell>
          <table:table-cell office:value-type="float" office:value="2.030431" calcext:value-type="float">
            <text:p>2.030431</text:p>
          </table:table-cell>
          <table:table-cell office:value-type="float" office:value="0.9812257" calcext:value-type="float">
            <text:p>0.9812257</text:p>
          </table:table-cell>
          <table:table-cell office:value-type="float" office:value="0.4180897" calcext:value-type="float">
            <text:p>0.4180897</text:p>
          </table:table-cell>
          <table:table-cell office:value-type="float" office:value="0.3899176" calcext:value-type="float">
            <text:p>0.3899176</text:p>
          </table:table-cell>
          <table:table-cell office:value-type="float" office:value="0" calcext:value-type="float">
            <text:p>0</text:p>
          </table:table-cell>
          <table:table-cell office:value-type="float" office:value="63.3423" calcext:value-type="float">
            <text:p>63.342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26.49089" calcext:value-type="float">
            <text:p>26.49089</text:p>
          </table:table-cell>
          <table:table-cell office:value-type="float" office:value="1071.651" calcext:value-type="float">
            <text:p>1071.651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0856" calcext:value-type="float">
            <text:p>0.1080856</text:p>
          </table:table-cell>
          <table:table-cell office:value-type="float" office:value="15.77933" calcext:value-type="float">
            <text:p>15.7793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549" calcext:value-type="float">
            <text:p>0.00510954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475" calcext:value-type="float">
            <text:p>1.018475</text:p>
          </table:table-cell>
          <table:table-cell office:value-type="float" office:value="-0.2983802" calcext:value-type="float">
            <text:p>-0.2983802</text:p>
          </table:table-cell>
          <table:table-cell office:value-type="float" office:value="-0.08238863" calcext:value-type="float">
            <text:p>-0.08238863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06962" calcext:value-type="float">
            <text:p>11.06962</text:p>
          </table:table-cell>
          <table:table-cell office:value-type="float" office:value="0.07018479" calcext:value-type="float">
            <text:p>0.07018479</text:p>
          </table:table-cell>
          <table:table-cell office:value-type="float" office:value="0.05308544" calcext:value-type="float">
            <text:p>0.05308544</text:p>
          </table:table-cell>
          <table:table-cell office:value-type="float" office:value="0.04881464" calcext:value-type="float">
            <text:p>0.04881464</text:p>
          </table:table-cell>
          <table:table-cell office:value-type="float" office:value="0.02715517" calcext:value-type="float">
            <text:p>0.02715517</text:p>
          </table:table-cell>
          <table:table-cell office:value-type="float" office:value="0.02576805" calcext:value-type="float">
            <text:p>0.02576805</text:p>
          </table:table-cell>
          <table:table-cell office:value-type="float" office:value="0.01415544" calcext:value-type="float">
            <text:p>0.01415544</text:p>
          </table:table-cell>
          <table:table-cell office:value-type="float" office:value="0.01154076" calcext:value-type="float">
            <text:p>0.01154076</text:p>
          </table:table-cell>
          <table:table-cell office:value-type="float" office:value="0.02151248" calcext:value-type="float">
            <text:p>0.02151248</text:p>
          </table:table-cell>
          <table:table-cell office:value-type="float" office:value="0.01884907" calcext:value-type="float">
            <text:p>0.01884907</text:p>
          </table:table-cell>
          <table:table-cell office:value-type="float" office:value="0.01891251" calcext:value-type="float">
            <text:p>0.01891251</text:p>
          </table:table-cell>
          <table:table-cell office:value-type="float" office:value="0.0183972" calcext:value-type="float">
            <text:p>0.0183972</text:p>
          </table:table-cell>
          <table:table-cell office:value-type="float" office:value="0.02129793" calcext:value-type="float">
            <text:p>0.02129793</text:p>
          </table:table-cell>
          <table:table-cell office:value-type="float" office:value="0.005068773" calcext:value-type="float">
            <text:p>0.005068773</text:p>
          </table:table-cell>
          <table:table-cell office:value-type="float" office:value="0.003303449" calcext:value-type="float">
            <text:p>0.003303449</text:p>
          </table:table-cell>
          <table:table-cell office:value-type="float" office:value="0" calcext:value-type="float">
            <text:p>0</text:p>
          </table:table-cell>
          <table:table-cell office:value-type="float" office:value="48.29597" calcext:value-type="float">
            <text:p>48.29597</text:p>
          </table:table-cell>
          <table:table-cell office:value-type="float" office:value="29.25658" calcext:value-type="float">
            <text:p>29.25658</text:p>
          </table:table-cell>
          <table:table-cell office:value-type="float" office:value="32.17801" calcext:value-type="float">
            <text:p>32.17801</text:p>
          </table:table-cell>
          <table:table-cell office:value-type="float" office:value="35.29795" calcext:value-type="float">
            <text:p>35.29795</text:p>
          </table:table-cell>
          <table:table-cell office:value-type="float" office:value="31.35067" calcext:value-type="float">
            <text:p>31.35067</text:p>
          </table:table-cell>
          <table:table-cell office:value-type="float" office:value="9.995581" calcext:value-type="float">
            <text:p>9.995581</text:p>
          </table:table-cell>
          <table:table-cell office:value-type="float" office:value="1.850822" calcext:value-type="float">
            <text:p>1.850822</text:p>
          </table:table-cell>
          <table:table-cell office:value-type="float" office:value="3.613848" calcext:value-type="float">
            <text:p>3.613848</text:p>
          </table:table-cell>
          <table:table-cell office:value-type="float" office:value="4.013695" calcext:value-type="float">
            <text:p>4.013695</text:p>
          </table:table-cell>
          <table:table-cell office:value-type="float" office:value="4.137902" calcext:value-type="float">
            <text:p>4.137902</text:p>
          </table:table-cell>
          <table:table-cell office:value-type="float" office:value="2.030383" calcext:value-type="float">
            <text:p>2.030383</text:p>
          </table:table-cell>
          <table:table-cell office:value-type="float" office:value="0.9821345" calcext:value-type="float">
            <text:p>0.9821345</text:p>
          </table:table-cell>
          <table:table-cell office:value-type="float" office:value="0.4179378" calcext:value-type="float">
            <text:p>0.4179378</text:p>
          </table:table-cell>
          <table:table-cell office:value-type="float" office:value="0.3899371" calcext:value-type="float">
            <text:p>0.3899371</text:p>
          </table:table-cell>
          <table:table-cell office:value-type="float" office:value="0" calcext:value-type="float">
            <text:p>0</text:p>
          </table:table-cell>
          <table:table-cell office:value-type="float" office:value="62.99085" calcext:value-type="float">
            <text:p>62.9908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26.49152" calcext:value-type="float">
            <text:p>26.49152</text:p>
          </table:table-cell>
          <table:table-cell office:value-type="float" office:value="1071.643" calcext:value-type="float">
            <text:p>1071.643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69197" calcext:value-type="float">
            <text:p>0.1069197</text:p>
          </table:table-cell>
          <table:table-cell office:value-type="float" office:value="15.78266" calcext:value-type="float">
            <text:p>15.78266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549" calcext:value-type="float">
            <text:p>0.00510954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475" calcext:value-type="float">
            <text:p>1.018475</text:p>
          </table:table-cell>
          <table:table-cell office:value-type="float" office:value="-0.2983903" calcext:value-type="float">
            <text:p>-0.2983903</text:p>
          </table:table-cell>
          <table:table-cell office:value-type="float" office:value="-0.08237563" calcext:value-type="float">
            <text:p>-0.08237563</text:p>
          </table:table-cell>
          <table:table-cell office:value-type="float" office:value="0.00001938307" calcext:value-type="float">
            <text:p>1.938307E-05</text:p>
          </table:table-cell>
          <table:table-cell office:value-type="float" office:value="11.10241" calcext:value-type="float">
            <text:p>11.10241</text:p>
          </table:table-cell>
          <table:table-cell office:value-type="float" office:value="0.05740022" calcext:value-type="float">
            <text:p>0.05740022</text:p>
          </table:table-cell>
          <table:table-cell office:value-type="float" office:value="0.04834653" calcext:value-type="float">
            <text:p>0.04834653</text:p>
          </table:table-cell>
          <table:table-cell office:value-type="float" office:value="0.04591421" calcext:value-type="float">
            <text:p>0.04591421</text:p>
          </table:table-cell>
          <table:table-cell office:value-type="float" office:value="0.0264441" calcext:value-type="float">
            <text:p>0.0264441</text:p>
          </table:table-cell>
          <table:table-cell office:value-type="float" office:value="0.02533497" calcext:value-type="float">
            <text:p>0.02533497</text:p>
          </table:table-cell>
          <table:table-cell office:value-type="float" office:value="0.01411221" calcext:value-type="float">
            <text:p>0.01411221</text:p>
          </table:table-cell>
          <table:table-cell office:value-type="float" office:value="0.01160702" calcext:value-type="float">
            <text:p>0.01160702</text:p>
          </table:table-cell>
          <table:table-cell office:value-type="float" office:value="0.0216422" calcext:value-type="float">
            <text:p>0.0216422</text:p>
          </table:table-cell>
          <table:table-cell office:value-type="float" office:value="0.01889861" calcext:value-type="float">
            <text:p>0.01889861</text:p>
          </table:table-cell>
          <table:table-cell office:value-type="float" office:value="0.01893586" calcext:value-type="float">
            <text:p>0.01893586</text:p>
          </table:table-cell>
          <table:table-cell office:value-type="float" office:value="0.0184065" calcext:value-type="float">
            <text:p>0.0184065</text:p>
          </table:table-cell>
          <table:table-cell office:value-type="float" office:value="0.02130072" calcext:value-type="float">
            <text:p>0.02130072</text:p>
          </table:table-cell>
          <table:table-cell office:value-type="float" office:value="0.00506591" calcext:value-type="float">
            <text:p>0.00506591</text:p>
          </table:table-cell>
          <table:table-cell office:value-type="float" office:value="0.003302599" calcext:value-type="float">
            <text:p>0.003302599</text:p>
          </table:table-cell>
          <table:table-cell office:value-type="float" office:value="0" calcext:value-type="float">
            <text:p>0</text:p>
          </table:table-cell>
          <table:table-cell office:value-type="float" office:value="51.97854" calcext:value-type="float">
            <text:p>51.97854</text:p>
          </table:table-cell>
          <table:table-cell office:value-type="float" office:value="30.59732" calcext:value-type="float">
            <text:p>30.59732</text:p>
          </table:table-cell>
          <table:table-cell office:value-type="float" office:value="32.55127" calcext:value-type="float">
            <text:p>32.55127</text:p>
          </table:table-cell>
          <table:table-cell office:value-type="float" office:value="35.01615" calcext:value-type="float">
            <text:p>35.01615</text:p>
          </table:table-cell>
          <table:table-cell office:value-type="float" office:value="30.53435" calcext:value-type="float">
            <text:p>30.53435</text:p>
          </table:table-cell>
          <table:table-cell office:value-type="float" office:value="9.868021" calcext:value-type="float">
            <text:p>9.868021</text:p>
          </table:table-cell>
          <table:table-cell office:value-type="float" office:value="1.895996" calcext:value-type="float">
            <text:p>1.895996</text:p>
          </table:table-cell>
          <table:table-cell office:value-type="float" office:value="3.629457" calcext:value-type="float">
            <text:p>3.629457</text:p>
          </table:table-cell>
          <table:table-cell office:value-type="float" office:value="4.022202" calcext:value-type="float">
            <text:p>4.022202</text:p>
          </table:table-cell>
          <table:table-cell office:value-type="float" office:value="4.137929" calcext:value-type="float">
            <text:p>4.137929</text:p>
          </table:table-cell>
          <table:table-cell office:value-type="float" office:value="2.030384" calcext:value-type="float">
            <text:p>2.030384</text:p>
          </table:table-cell>
          <table:table-cell office:value-type="float" office:value="0.983008" calcext:value-type="float">
            <text:p>0.983008</text:p>
          </table:table-cell>
          <table:table-cell office:value-type="float" office:value="0.4177952" calcext:value-type="float">
            <text:p>0.4177952</text:p>
          </table:table-cell>
          <table:table-cell office:value-type="float" office:value="0.3899567" calcext:value-type="float">
            <text:p>0.3899567</text:p>
          </table:table-cell>
          <table:table-cell office:value-type="float" office:value="0" calcext:value-type="float">
            <text:p>0</text:p>
          </table:table-cell>
          <table:table-cell office:value-type="float" office:value="61.98815" calcext:value-type="float">
            <text:p>61.9881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26.49366" calcext:value-type="float">
            <text:p>26.49366</text:p>
          </table:table-cell>
          <table:table-cell office:value-type="float" office:value="1071.635" calcext:value-type="float">
            <text:p>1071.63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63886" calcext:value-type="float">
            <text:p>0.1063886</text:p>
          </table:table-cell>
          <table:table-cell office:value-type="float" office:value="15.78403" calcext:value-type="float">
            <text:p>15.7840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549" calcext:value-type="float">
            <text:p>0.00510954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8475" calcext:value-type="float">
            <text:p>1.018475</text:p>
          </table:table-cell>
          <table:table-cell office:value-type="float" office:value="-0.2983996" calcext:value-type="float">
            <text:p>-0.2983996</text:p>
          </table:table-cell>
          <table:table-cell office:value-type="float" office:value="-0.08236299" calcext:value-type="float">
            <text:p>-0.08236299</text:p>
          </table:table-cell>
          <table:table-cell office:value-type="float" office:value="0.00001943317" calcext:value-type="float">
            <text:p>1.943317E-05</text:p>
          </table:table-cell>
          <table:table-cell office:value-type="float" office:value="11.15561" calcext:value-type="float">
            <text:p>11.15561</text:p>
          </table:table-cell>
          <table:table-cell office:value-type="float" office:value="0.05084156" calcext:value-type="float">
            <text:p>0.05084156</text:p>
          </table:table-cell>
          <table:table-cell office:value-type="float" office:value="0.04476012" calcext:value-type="float">
            <text:p>0.04476012</text:p>
          </table:table-cell>
          <table:table-cell office:value-type="float" office:value="0.04272423" calcext:value-type="float">
            <text:p>0.04272423</text:p>
          </table:table-cell>
          <table:table-cell office:value-type="float" office:value="0.02502186" calcext:value-type="float">
            <text:p>0.02502186</text:p>
          </table:table-cell>
          <table:table-cell office:value-type="float" office:value="0.02417555" calcext:value-type="float">
            <text:p>0.02417555</text:p>
          </table:table-cell>
          <table:table-cell office:value-type="float" office:value="0.01381759" calcext:value-type="float">
            <text:p>0.01381759</text:p>
          </table:table-cell>
          <table:table-cell office:value-type="float" office:value="0.01155061" calcext:value-type="float">
            <text:p>0.01155061</text:p>
          </table:table-cell>
          <table:table-cell office:value-type="float" office:value="0.02175075" calcext:value-type="float">
            <text:p>0.02175075</text:p>
          </table:table-cell>
          <table:table-cell office:value-type="float" office:value="0.01894429" calcext:value-type="float">
            <text:p>0.01894429</text:p>
          </table:table-cell>
          <table:table-cell office:value-type="float" office:value="0.0189589" calcext:value-type="float">
            <text:p>0.0189589</text:p>
          </table:table-cell>
          <table:table-cell office:value-type="float" office:value="0.01841678" calcext:value-type="float">
            <text:p>0.01841678</text:p>
          </table:table-cell>
          <table:table-cell office:value-type="float" office:value="0.02130449" calcext:value-type="float">
            <text:p>0.02130449</text:p>
          </table:table-cell>
          <table:table-cell office:value-type="float" office:value="0.00506309" calcext:value-type="float">
            <text:p>0.00506309</text:p>
          </table:table-cell>
          <table:table-cell office:value-type="float" office:value="0.003301752" calcext:value-type="float">
            <text:p>0.003301752</text:p>
          </table:table-cell>
          <table:table-cell office:value-type="float" office:value="0" calcext:value-type="float">
            <text:p>0</text:p>
          </table:table-cell>
          <table:table-cell office:value-type="float" office:value="47.55529" calcext:value-type="float">
            <text:p>47.55529</text:p>
          </table:table-cell>
          <table:table-cell office:value-type="float" office:value="32.87738" calcext:value-type="float">
            <text:p>32.87738</text:p>
          </table:table-cell>
          <table:table-cell office:value-type="float" office:value="32.94381" calcext:value-type="float">
            <text:p>32.94381</text:p>
          </table:table-cell>
          <table:table-cell office:value-type="float" office:value="34.9925" calcext:value-type="float">
            <text:p>34.9925</text:p>
          </table:table-cell>
          <table:table-cell office:value-type="float" office:value="30.4467" calcext:value-type="float">
            <text:p>30.4467</text:p>
          </table:table-cell>
          <table:table-cell office:value-type="float" office:value="9.82468" calcext:value-type="float">
            <text:p>9.82468</text:p>
          </table:table-cell>
          <table:table-cell office:value-type="float" office:value="2.029251" calcext:value-type="float">
            <text:p>2.029251</text:p>
          </table:table-cell>
          <table:table-cell office:value-type="float" office:value="3.647784" calcext:value-type="float">
            <text:p>3.647784</text:p>
          </table:table-cell>
          <table:table-cell office:value-type="float" office:value="4.032294" calcext:value-type="float">
            <text:p>4.032294</text:p>
          </table:table-cell>
          <table:table-cell office:value-type="float" office:value="4.137134" calcext:value-type="float">
            <text:p>4.137134</text:p>
          </table:table-cell>
          <table:table-cell office:value-type="float" office:value="2.030413" calcext:value-type="float">
            <text:p>2.030413</text:p>
          </table:table-cell>
          <table:table-cell office:value-type="float" office:value="0.9838506" calcext:value-type="float">
            <text:p>0.9838506</text:p>
          </table:table-cell>
          <table:table-cell office:value-type="float" office:value="0.41766" calcext:value-type="float">
            <text:p>0.41766</text:p>
          </table:table-cell>
          <table:table-cell office:value-type="float" office:value="0.3899762" calcext:value-type="float">
            <text:p>0.3899762</text:p>
          </table:table-cell>
          <table:table-cell office:value-type="float" office:value="0" calcext:value-type="float">
            <text:p>0</text:p>
          </table:table-cell>
          <table:table-cell office:value-type="float" office:value="61.90471" calcext:value-type="float">
            <text:p>61.9047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26.49279" calcext:value-type="float">
            <text:p>26.49279</text:p>
          </table:table-cell>
          <table:table-cell office:value-type="float" office:value="1071.626" calcext:value-type="float">
            <text:p>1071.62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6847" calcext:value-type="float">
            <text:p>0.106847</text:p>
          </table:table-cell>
          <table:table-cell office:value-type="float" office:value="15.7884" calcext:value-type="float">
            <text:p>15.7884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667" calcext:value-type="float">
            <text:p>0.005109667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776" calcext:value-type="float">
            <text:p>1.017776</text:p>
          </table:table-cell>
          <table:table-cell office:value-type="float" office:value="-0.2984068" calcext:value-type="float">
            <text:p>-0.2984068</text:p>
          </table:table-cell>
          <table:table-cell office:value-type="float" office:value="-0.08234884" calcext:value-type="float">
            <text:p>-0.08234884</text:p>
          </table:table-cell>
          <table:table-cell office:value-type="float" office:value="0.00001961922" calcext:value-type="float">
            <text:p>1.961922E-05</text:p>
          </table:table-cell>
          <table:table-cell office:value-type="float" office:value="11.18529" calcext:value-type="float">
            <text:p>11.18529</text:p>
          </table:table-cell>
          <table:table-cell office:value-type="float" office:value="0.04837418" calcext:value-type="float">
            <text:p>0.04837418</text:p>
          </table:table-cell>
          <table:table-cell office:value-type="float" office:value="0.04429989" calcext:value-type="float">
            <text:p>0.04429989</text:p>
          </table:table-cell>
          <table:table-cell office:value-type="float" office:value="0.04236465" calcext:value-type="float">
            <text:p>0.04236465</text:p>
          </table:table-cell>
          <table:table-cell office:value-type="float" office:value="0.02476688" calcext:value-type="float">
            <text:p>0.02476688</text:p>
          </table:table-cell>
          <table:table-cell office:value-type="float" office:value="0.02400912" calcext:value-type="float">
            <text:p>0.02400912</text:p>
          </table:table-cell>
          <table:table-cell office:value-type="float" office:value="0.0137495" calcext:value-type="float">
            <text:p>0.0137495</text:p>
          </table:table-cell>
          <table:table-cell office:value-type="float" office:value="0.01147113" calcext:value-type="float">
            <text:p>0.01147113</text:p>
          </table:table-cell>
          <table:table-cell office:value-type="float" office:value="0.02184448" calcext:value-type="float">
            <text:p>0.02184448</text:p>
          </table:table-cell>
          <table:table-cell office:value-type="float" office:value="0.01898096" calcext:value-type="float">
            <text:p>0.01898096</text:p>
          </table:table-cell>
          <table:table-cell office:value-type="float" office:value="0.0189808" calcext:value-type="float">
            <text:p>0.0189808</text:p>
          </table:table-cell>
          <table:table-cell office:value-type="float" office:value="0.01842798" calcext:value-type="float">
            <text:p>0.01842798</text:p>
          </table:table-cell>
          <table:table-cell office:value-type="float" office:value="0.02131036" calcext:value-type="float">
            <text:p>0.02131036</text:p>
          </table:table-cell>
          <table:table-cell office:value-type="float" office:value="0.005070981" calcext:value-type="float">
            <text:p>0.005070981</text:p>
          </table:table-cell>
          <table:table-cell office:value-type="float" office:value="0.003289782" calcext:value-type="float">
            <text:p>0.003289782</text:p>
          </table:table-cell>
          <table:table-cell office:value-type="float" office:value="0" calcext:value-type="float">
            <text:p>0</text:p>
          </table:table-cell>
          <table:table-cell office:value-type="float" office:value="43.91176" calcext:value-type="float">
            <text:p>43.91176</text:p>
          </table:table-cell>
          <table:table-cell office:value-type="float" office:value="31.49982" calcext:value-type="float">
            <text:p>31.49982</text:p>
          </table:table-cell>
          <table:table-cell office:value-type="float" office:value="31.75376" calcext:value-type="float">
            <text:p>31.75376</text:p>
          </table:table-cell>
          <table:table-cell office:value-type="float" office:value="33.95436" calcext:value-type="float">
            <text:p>33.95436</text:p>
          </table:table-cell>
          <table:table-cell office:value-type="float" office:value="29.74578" calcext:value-type="float">
            <text:p>29.74578</text:p>
          </table:table-cell>
          <table:table-cell office:value-type="float" office:value="9.840805" calcext:value-type="float">
            <text:p>9.840805</text:p>
          </table:table-cell>
          <table:table-cell office:value-type="float" office:value="1.993029" calcext:value-type="float">
            <text:p>1.993029</text:p>
          </table:table-cell>
          <table:table-cell office:value-type="float" office:value="3.668312" calcext:value-type="float">
            <text:p>3.668312</text:p>
          </table:table-cell>
          <table:table-cell office:value-type="float" office:value="4.043025" calcext:value-type="float">
            <text:p>4.043025</text:p>
          </table:table-cell>
          <table:table-cell office:value-type="float" office:value="4.136164" calcext:value-type="float">
            <text:p>4.136164</text:p>
          </table:table-cell>
          <table:table-cell office:value-type="float" office:value="2.030482" calcext:value-type="float">
            <text:p>2.030482</text:p>
          </table:table-cell>
          <table:table-cell office:value-type="float" office:value="0.9850516" calcext:value-type="float">
            <text:p>0.9850516</text:p>
          </table:table-cell>
          <table:table-cell office:value-type="float" office:value="0.4252864" calcext:value-type="float">
            <text:p>0.4252864</text:p>
          </table:table-cell>
          <table:table-cell office:value-type="float" office:value="0.3833078" calcext:value-type="float">
            <text:p>0.3833078</text:p>
          </table:table-cell>
          <table:table-cell office:value-type="float" office:value="0" calcext:value-type="float">
            <text:p>0</text:p>
          </table:table-cell>
          <table:table-cell office:value-type="float" office:value="62.59844" calcext:value-type="float">
            <text:p>62.5984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26.4895" calcext:value-type="float">
            <text:p>26.4895</text:p>
          </table:table-cell>
          <table:table-cell office:value-type="float" office:value="1071.617" calcext:value-type="float">
            <text:p>1071.61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71778" calcext:value-type="float">
            <text:p>0.1071778</text:p>
          </table:table-cell>
          <table:table-cell office:value-type="float" office:value="15.79535" calcext:value-type="float">
            <text:p>15.79535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739" calcext:value-type="float">
            <text:p>0.0051097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573" calcext:value-type="float">
            <text:p>1.017573</text:p>
          </table:table-cell>
          <table:table-cell office:value-type="float" office:value="-0.2984067" calcext:value-type="float">
            <text:p>-0.2984067</text:p>
          </table:table-cell>
          <table:table-cell office:value-type="float" office:value="-0.08233386" calcext:value-type="float">
            <text:p>-0.08233386</text:p>
          </table:table-cell>
          <table:table-cell office:value-type="float" office:value="0.00001961922" calcext:value-type="float">
            <text:p>1.961922E-05</text:p>
          </table:table-cell>
          <table:table-cell office:value-type="float" office:value="11.19914" calcext:value-type="float">
            <text:p>11.19914</text:p>
          </table:table-cell>
          <table:table-cell office:value-type="float" office:value="0.05492929" calcext:value-type="float">
            <text:p>0.05492929</text:p>
          </table:table-cell>
          <table:table-cell office:value-type="float" office:value="0.04682438" calcext:value-type="float">
            <text:p>0.04682438</text:p>
          </table:table-cell>
          <table:table-cell office:value-type="float" office:value="0.04397528" calcext:value-type="float">
            <text:p>0.04397528</text:p>
          </table:table-cell>
          <table:table-cell office:value-type="float" office:value="0.02501112" calcext:value-type="float">
            <text:p>0.02501112</text:p>
          </table:table-cell>
          <table:table-cell office:value-type="float" office:value="0.02420951" calcext:value-type="float">
            <text:p>0.02420951</text:p>
          </table:table-cell>
          <table:table-cell office:value-type="float" office:value="0.01374163" calcext:value-type="float">
            <text:p>0.01374163</text:p>
          </table:table-cell>
          <table:table-cell office:value-type="float" office:value="0.01145363" calcext:value-type="float">
            <text:p>0.01145363</text:p>
          </table:table-cell>
          <table:table-cell office:value-type="float" office:value="0.02195111" calcext:value-type="float">
            <text:p>0.02195111</text:p>
          </table:table-cell>
          <table:table-cell office:value-type="float" office:value="0.01901281" calcext:value-type="float">
            <text:p>0.01901281</text:p>
          </table:table-cell>
          <table:table-cell office:value-type="float" office:value="0.01900105" calcext:value-type="float">
            <text:p>0.01900105</text:p>
          </table:table-cell>
          <table:table-cell office:value-type="float" office:value="0.0184399" calcext:value-type="float">
            <text:p>0.0184399</text:p>
          </table:table-cell>
          <table:table-cell office:value-type="float" office:value="0.02131767" calcext:value-type="float">
            <text:p>0.02131767</text:p>
          </table:table-cell>
          <table:table-cell office:value-type="float" office:value="0.005061444" calcext:value-type="float">
            <text:p>0.005061444</text:p>
          </table:table-cell>
          <table:table-cell office:value-type="float" office:value="0.003295536" calcext:value-type="float">
            <text:p>0.003295536</text:p>
          </table:table-cell>
          <table:table-cell office:value-type="float" office:value="0" calcext:value-type="float">
            <text:p>0</text:p>
          </table:table-cell>
          <table:table-cell office:value-type="float" office:value="48.84459" calcext:value-type="float">
            <text:p>48.84459</text:p>
          </table:table-cell>
          <table:table-cell office:value-type="float" office:value="31.94616" calcext:value-type="float">
            <text:p>31.94616</text:p>
          </table:table-cell>
          <table:table-cell office:value-type="float" office:value="31.49022" calcext:value-type="float">
            <text:p>31.49022</text:p>
          </table:table-cell>
          <table:table-cell office:value-type="float" office:value="33.1649" calcext:value-type="float">
            <text:p>33.1649</text:p>
          </table:table-cell>
          <table:table-cell office:value-type="float" office:value="28.76524" calcext:value-type="float">
            <text:p>28.76524</text:p>
          </table:table-cell>
          <table:table-cell office:value-type="float" office:value="9.738628" calcext:value-type="float">
            <text:p>9.738628</text:p>
          </table:table-cell>
          <table:table-cell office:value-type="float" office:value="1.981523" calcext:value-type="float">
            <text:p>1.981523</text:p>
          </table:table-cell>
          <table:table-cell office:value-type="float" office:value="3.689186" calcext:value-type="float">
            <text:p>3.689186</text:p>
          </table:table-cell>
          <table:table-cell office:value-type="float" office:value="4.053958" calcext:value-type="float">
            <text:p>4.053958</text:p>
          </table:table-cell>
          <table:table-cell office:value-type="float" office:value="4.135324" calcext:value-type="float">
            <text:p>4.135324</text:p>
          </table:table-cell>
          <table:table-cell office:value-type="float" office:value="2.030608" calcext:value-type="float">
            <text:p>2.030608</text:p>
          </table:table-cell>
          <table:table-cell office:value-type="float" office:value="0.9860588" calcext:value-type="float">
            <text:p>0.9860588</text:p>
          </table:table-cell>
          <table:table-cell office:value-type="float" office:value="0.4221102" calcext:value-type="float">
            <text:p>0.4221102</text:p>
          </table:table-cell>
          <table:table-cell office:value-type="float" office:value="0.3875714" calcext:value-type="float">
            <text:p>0.3875714</text:p>
          </table:table-cell>
          <table:table-cell office:value-type="float" office:value="0" calcext:value-type="float">
            <text:p>0</text:p>
          </table:table-cell>
          <table:table-cell office:value-type="float" office:value="62.59616" calcext:value-type="float">
            <text:p>62.5961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26.48742" calcext:value-type="float">
            <text:p>26.48742</text:p>
          </table:table-cell>
          <table:table-cell office:value-type="float" office:value="1071.608" calcext:value-type="float">
            <text:p>1071.60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75153" calcext:value-type="float">
            <text:p>0.1075153</text:p>
          </table:table-cell>
          <table:table-cell office:value-type="float" office:value="15.80087" calcext:value-type="float">
            <text:p>15.80087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834" calcext:value-type="float">
            <text:p>0.005109834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169" calcext:value-type="float">
            <text:p>1.017169</text:p>
          </table:table-cell>
          <table:table-cell office:value-type="float" office:value="-0.2984098" calcext:value-type="float">
            <text:p>-0.2984098</text:p>
          </table:table-cell>
          <table:table-cell office:value-type="float" office:value="-0.08231819" calcext:value-type="float">
            <text:p>-0.08231819</text:p>
          </table:table-cell>
          <table:table-cell office:value-type="float" office:value="0.00001971405" calcext:value-type="float">
            <text:p>1.971405E-05</text:p>
          </table:table-cell>
          <table:table-cell office:value-type="float" office:value="11.21552" calcext:value-type="float">
            <text:p>11.21552</text:p>
          </table:table-cell>
          <table:table-cell office:value-type="float" office:value="0.05295018" calcext:value-type="float">
            <text:p>0.05295018</text:p>
          </table:table-cell>
          <table:table-cell office:value-type="float" office:value="0.04736009" calcext:value-type="float">
            <text:p>0.04736009</text:p>
          </table:table-cell>
          <table:table-cell office:value-type="float" office:value="0.04469671" calcext:value-type="float">
            <text:p>0.04469671</text:p>
          </table:table-cell>
          <table:table-cell office:value-type="float" office:value="0.02527792" calcext:value-type="float">
            <text:p>0.02527792</text:p>
          </table:table-cell>
          <table:table-cell office:value-type="float" office:value="0.02452428" calcext:value-type="float">
            <text:p>0.02452428</text:p>
          </table:table-cell>
          <table:table-cell office:value-type="float" office:value="0.01381322" calcext:value-type="float">
            <text:p>0.01381322</text:p>
          </table:table-cell>
          <table:table-cell office:value-type="float" office:value="0.01146068" calcext:value-type="float">
            <text:p>0.01146068</text:p>
          </table:table-cell>
          <table:table-cell office:value-type="float" office:value="0.02207845" calcext:value-type="float">
            <text:p>0.02207845</text:p>
          </table:table-cell>
          <table:table-cell office:value-type="float" office:value="0.01904498" calcext:value-type="float">
            <text:p>0.01904498</text:p>
          </table:table-cell>
          <table:table-cell office:value-type="float" office:value="0.01901985" calcext:value-type="float">
            <text:p>0.01901985</text:p>
          </table:table-cell>
          <table:table-cell office:value-type="float" office:value="0.01845214" calcext:value-type="float">
            <text:p>0.01845214</text:p>
          </table:table-cell>
          <table:table-cell office:value-type="float" office:value="0.02132559" calcext:value-type="float">
            <text:p>0.02132559</text:p>
          </table:table-cell>
          <table:table-cell office:value-type="float" office:value="0.005053768" calcext:value-type="float">
            <text:p>0.005053768</text:p>
          </table:table-cell>
          <table:table-cell office:value-type="float" office:value="0.003299576" calcext:value-type="float">
            <text:p>0.003299576</text:p>
          </table:table-cell>
          <table:table-cell office:value-type="float" office:value="0" calcext:value-type="float">
            <text:p>0</text:p>
          </table:table-cell>
          <table:table-cell office:value-type="float" office:value="48.66048" calcext:value-type="float">
            <text:p>48.66048</text:p>
          </table:table-cell>
          <table:table-cell office:value-type="float" office:value="31.37427" calcext:value-type="float">
            <text:p>31.37427</text:p>
          </table:table-cell>
          <table:table-cell office:value-type="float" office:value="30.97969" calcext:value-type="float">
            <text:p>30.97969</text:p>
          </table:table-cell>
          <table:table-cell office:value-type="float" office:value="32.44395" calcext:value-type="float">
            <text:p>32.44395</text:p>
          </table:table-cell>
          <table:table-cell office:value-type="float" office:value="27.94491" calcext:value-type="float">
            <text:p>27.94491</text:p>
          </table:table-cell>
          <table:table-cell office:value-type="float" office:value="9.646794" calcext:value-type="float">
            <text:p>9.646794</text:p>
          </table:table-cell>
          <table:table-cell office:value-type="float" office:value="1.949823" calcext:value-type="float">
            <text:p>1.949823</text:p>
          </table:table-cell>
          <table:table-cell office:value-type="float" office:value="3.710423" calcext:value-type="float">
            <text:p>3.710423</text:p>
          </table:table-cell>
          <table:table-cell office:value-type="float" office:value="4.065015" calcext:value-type="float">
            <text:p>4.065015</text:p>
          </table:table-cell>
          <table:table-cell office:value-type="float" office:value="4.134588" calcext:value-type="float">
            <text:p>4.134588</text:p>
          </table:table-cell>
          <table:table-cell office:value-type="float" office:value="2.030757" calcext:value-type="float">
            <text:p>2.030757</text:p>
          </table:table-cell>
          <table:table-cell office:value-type="float" office:value="0.9869033" calcext:value-type="float">
            <text:p>0.9869033</text:p>
          </table:table-cell>
          <table:table-cell office:value-type="float" office:value="0.4197723" calcext:value-type="float">
            <text:p>0.4197723</text:p>
          </table:table-cell>
          <table:table-cell office:value-type="float" office:value="0.3908072" calcext:value-type="float">
            <text:p>0.3908072</text:p>
          </table:table-cell>
          <table:table-cell office:value-type="float" office:value="0" calcext:value-type="float">
            <text:p>0</text:p>
          </table:table-cell>
          <table:table-cell office:value-type="float" office:value="62.86672" calcext:value-type="float">
            <text:p>62.8667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26.48678" calcext:value-type="float">
            <text:p>26.48678</text:p>
          </table:table-cell>
          <table:table-cell office:value-type="float" office:value="1071.6" calcext:value-type="float">
            <text:p>1071.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0416" calcext:value-type="float">
            <text:p>0.1080416</text:p>
          </table:table-cell>
          <table:table-cell office:value-type="float" office:value="15.80392" calcext:value-type="float">
            <text:p>15.8039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922" calcext:value-type="float">
            <text:p>0.005109922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25" calcext:value-type="float">
            <text:p>1.017225</text:p>
          </table:table-cell>
          <table:table-cell office:value-type="float" office:value="-0.2984134" calcext:value-type="float">
            <text:p>-0.2984134</text:p>
          </table:table-cell>
          <table:table-cell office:value-type="float" office:value="-0.08230126" calcext:value-type="float">
            <text:p>-0.08230126</text:p>
          </table:table-cell>
          <table:table-cell office:value-type="float" office:value="0.00002026265" calcext:value-type="float">
            <text:p>2.026265E-05</text:p>
          </table:table-cell>
          <table:table-cell office:value-type="float" office:value="11.23651" calcext:value-type="float">
            <text:p>11.23651</text:p>
          </table:table-cell>
          <table:table-cell office:value-type="float" office:value="0.05016098" calcext:value-type="float">
            <text:p>0.05016098</text:p>
          </table:table-cell>
          <table:table-cell office:value-type="float" office:value="0.04702001" calcext:value-type="float">
            <text:p>0.04702001</text:p>
          </table:table-cell>
          <table:table-cell office:value-type="float" office:value="0.04477406" calcext:value-type="float">
            <text:p>0.04477406</text:p>
          </table:table-cell>
          <table:table-cell office:value-type="float" office:value="0.02543608" calcext:value-type="float">
            <text:p>0.02543608</text:p>
          </table:table-cell>
          <table:table-cell office:value-type="float" office:value="0.02476081" calcext:value-type="float">
            <text:p>0.02476081</text:p>
          </table:table-cell>
          <table:table-cell office:value-type="float" office:value="0.01388031" calcext:value-type="float">
            <text:p>0.01388031</text:p>
          </table:table-cell>
          <table:table-cell office:value-type="float" office:value="0.01148201" calcext:value-type="float">
            <text:p>0.01148201</text:p>
          </table:table-cell>
          <table:table-cell office:value-type="float" office:value="0.02221837" calcext:value-type="float">
            <text:p>0.02221837</text:p>
          </table:table-cell>
          <table:table-cell office:value-type="float" office:value="0.01907961" calcext:value-type="float">
            <text:p>0.01907961</text:p>
          </table:table-cell>
          <table:table-cell office:value-type="float" office:value="0.01903789" calcext:value-type="float">
            <text:p>0.01903789</text:p>
          </table:table-cell>
          <table:table-cell office:value-type="float" office:value="0.01846452" calcext:value-type="float">
            <text:p>0.01846452</text:p>
          </table:table-cell>
          <table:table-cell office:value-type="float" office:value="0.02133391" calcext:value-type="float">
            <text:p>0.02133391</text:p>
          </table:table-cell>
          <table:table-cell office:value-type="float" office:value="0.005050716" calcext:value-type="float">
            <text:p>0.005050716</text:p>
          </table:table-cell>
          <table:table-cell office:value-type="float" office:value="0.003299182" calcext:value-type="float">
            <text:p>0.003299182</text:p>
          </table:table-cell>
          <table:table-cell office:value-type="float" office:value="0" calcext:value-type="float">
            <text:p>0</text:p>
          </table:table-cell>
          <table:table-cell office:value-type="float" office:value="55.71076" calcext:value-type="float">
            <text:p>55.71076</text:p>
          </table:table-cell>
          <table:table-cell office:value-type="float" office:value="31.21307" calcext:value-type="float">
            <text:p>31.21307</text:p>
          </table:table-cell>
          <table:table-cell office:value-type="float" office:value="30.51754" calcext:value-type="float">
            <text:p>30.51754</text:p>
          </table:table-cell>
          <table:table-cell office:value-type="float" office:value="31.6988" calcext:value-type="float">
            <text:p>31.6988</text:p>
          </table:table-cell>
          <table:table-cell office:value-type="float" office:value="27.13388" calcext:value-type="float">
            <text:p>27.13388</text:p>
          </table:table-cell>
          <table:table-cell office:value-type="float" office:value="9.554813" calcext:value-type="float">
            <text:p>9.554813</text:p>
          </table:table-cell>
          <table:table-cell office:value-type="float" office:value="1.918753" calcext:value-type="float">
            <text:p>1.918753</text:p>
          </table:table-cell>
          <table:table-cell office:value-type="float" office:value="3.731216" calcext:value-type="float">
            <text:p>3.731216</text:p>
          </table:table-cell>
          <table:table-cell office:value-type="float" office:value="4.076116" calcext:value-type="float">
            <text:p>4.076116</text:p>
          </table:table-cell>
          <table:table-cell office:value-type="float" office:value="4.133971" calcext:value-type="float">
            <text:p>4.133971</text:p>
          </table:table-cell>
          <table:table-cell office:value-type="float" office:value="2.030912" calcext:value-type="float">
            <text:p>2.030912</text:p>
          </table:table-cell>
          <table:table-cell office:value-type="float" office:value="0.9876713" calcext:value-type="float">
            <text:p>0.9876713</text:p>
          </table:table-cell>
          <table:table-cell office:value-type="float" office:value="0.4193907" calcext:value-type="float">
            <text:p>0.4193907</text:p>
          </table:table-cell>
          <table:table-cell office:value-type="float" office:value="0.3909953" calcext:value-type="float">
            <text:p>0.3909953</text:p>
          </table:table-cell>
          <table:table-cell office:value-type="float" office:value="0" calcext:value-type="float">
            <text:p>0</text:p>
          </table:table-cell>
          <table:table-cell office:value-type="float" office:value="63.51402" calcext:value-type="float">
            <text:p>63.5140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26.48582" calcext:value-type="float">
            <text:p>26.48582</text:p>
          </table:table-cell>
          <table:table-cell office:value-type="float" office:value="1071.591" calcext:value-type="float">
            <text:p>1071.591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2075" calcext:value-type="float">
            <text:p>0.1082075</text:p>
          </table:table-cell>
          <table:table-cell office:value-type="float" office:value="15.80771" calcext:value-type="float">
            <text:p>15.80771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922" calcext:value-type="float">
            <text:p>0.005109922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25" calcext:value-type="float">
            <text:p>1.017225</text:p>
          </table:table-cell>
          <table:table-cell office:value-type="float" office:value="-0.2984163" calcext:value-type="float">
            <text:p>-0.2984163</text:p>
          </table:table-cell>
          <table:table-cell office:value-type="float" office:value="-0.08228477" calcext:value-type="float">
            <text:p>-0.08228477</text:p>
          </table:table-cell>
          <table:table-cell office:value-type="float" office:value="0.00002062336" calcext:value-type="float">
            <text:p>2.062336E-05</text:p>
          </table:table-cell>
          <table:table-cell office:value-type="float" office:value="11.2564" calcext:value-type="float">
            <text:p>11.2564</text:p>
          </table:table-cell>
          <table:table-cell office:value-type="float" office:value="0.0508907" calcext:value-type="float">
            <text:p>0.0508907</text:p>
          </table:table-cell>
          <table:table-cell office:value-type="float" office:value="0.04754144" calcext:value-type="float">
            <text:p>0.04754144</text:p>
          </table:table-cell>
          <table:table-cell office:value-type="float" office:value="0.045065" calcext:value-type="float">
            <text:p>0.045065</text:p>
          </table:table-cell>
          <table:table-cell office:value-type="float" office:value="0.02547885" calcext:value-type="float">
            <text:p>0.02547885</text:p>
          </table:table-cell>
          <table:table-cell office:value-type="float" office:value="0.02482825" calcext:value-type="float">
            <text:p>0.02482825</text:p>
          </table:table-cell>
          <table:table-cell office:value-type="float" office:value="0.01386659" calcext:value-type="float">
            <text:p>0.01386659</text:p>
          </table:table-cell>
          <table:table-cell office:value-type="float" office:value="0.01152101" calcext:value-type="float">
            <text:p>0.01152101</text:p>
          </table:table-cell>
          <table:table-cell office:value-type="float" office:value="0.02235428" calcext:value-type="float">
            <text:p>0.02235428</text:p>
          </table:table-cell>
          <table:table-cell office:value-type="float" office:value="0.01911573" calcext:value-type="float">
            <text:p>0.01911573</text:p>
          </table:table-cell>
          <table:table-cell office:value-type="float" office:value="0.01905563" calcext:value-type="float">
            <text:p>0.01905563</text:p>
          </table:table-cell>
          <table:table-cell office:value-type="float" office:value="0.01847705" calcext:value-type="float">
            <text:p>0.01847705</text:p>
          </table:table-cell>
          <table:table-cell office:value-type="float" office:value="0.02134251" calcext:value-type="float">
            <text:p>0.02134251</text:p>
          </table:table-cell>
          <table:table-cell office:value-type="float" office:value="0.005048138" calcext:value-type="float">
            <text:p>0.005048138</text:p>
          </table:table-cell>
          <table:table-cell office:value-type="float" office:value="0.003298373" calcext:value-type="float">
            <text:p>0.003298373</text:p>
          </table:table-cell>
          <table:table-cell office:value-type="float" office:value="0" calcext:value-type="float">
            <text:p>0</text:p>
          </table:table-cell>
          <table:table-cell office:value-type="float" office:value="60.39558" calcext:value-type="float">
            <text:p>60.39558</text:p>
          </table:table-cell>
          <table:table-cell office:value-type="float" office:value="31.94674" calcext:value-type="float">
            <text:p>31.94674</text:p>
          </table:table-cell>
          <table:table-cell office:value-type="float" office:value="30.35777" calcext:value-type="float">
            <text:p>30.35777</text:p>
          </table:table-cell>
          <table:table-cell office:value-type="float" office:value="31.08409" calcext:value-type="float">
            <text:p>31.08409</text:p>
          </table:table-cell>
          <table:table-cell office:value-type="float" office:value="26.40938" calcext:value-type="float">
            <text:p>26.40938</text:p>
          </table:table-cell>
          <table:table-cell office:value-type="float" office:value="9.405361" calcext:value-type="float">
            <text:p>9.405361</text:p>
          </table:table-cell>
          <table:table-cell office:value-type="float" office:value="2.002198" calcext:value-type="float">
            <text:p>2.002198</text:p>
          </table:table-cell>
          <table:table-cell office:value-type="float" office:value="3.749645" calcext:value-type="float">
            <text:p>3.749645</text:p>
          </table:table-cell>
          <table:table-cell office:value-type="float" office:value="4.087204" calcext:value-type="float">
            <text:p>4.087204</text:p>
          </table:table-cell>
          <table:table-cell office:value-type="float" office:value="4.133443" calcext:value-type="float">
            <text:p>4.133443</text:p>
          </table:table-cell>
          <table:table-cell office:value-type="float" office:value="2.031069" calcext:value-type="float">
            <text:p>2.031069</text:p>
          </table:table-cell>
          <table:table-cell office:value-type="float" office:value="0.9884037" calcext:value-type="float">
            <text:p>0.9884037</text:p>
          </table:table-cell>
          <table:table-cell office:value-type="float" office:value="0.4192056" calcext:value-type="float">
            <text:p>0.4192056</text:p>
          </table:table-cell>
          <table:table-cell office:value-type="float" office:value="0.3910148" calcext:value-type="float">
            <text:p>0.3910148</text:p>
          </table:table-cell>
          <table:table-cell office:value-type="float" office:value="0" calcext:value-type="float">
            <text:p>0</text:p>
          </table:table-cell>
          <table:table-cell office:value-type="float" office:value="63.57442" calcext:value-type="float">
            <text:p>63.5744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26.48894" calcext:value-type="float">
            <text:p>26.48894</text:p>
          </table:table-cell>
          <table:table-cell office:value-type="float" office:value="1071.584" calcext:value-type="float">
            <text:p>1071.58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1665" calcext:value-type="float">
            <text:p>0.1081665</text:p>
          </table:table-cell>
          <table:table-cell office:value-type="float" office:value="15.80682" calcext:value-type="float">
            <text:p>15.8068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922" calcext:value-type="float">
            <text:p>0.005109922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25" calcext:value-type="float">
            <text:p>1.017225</text:p>
          </table:table-cell>
          <table:table-cell office:value-type="float" office:value="-0.2984256" calcext:value-type="float">
            <text:p>-0.2984256</text:p>
          </table:table-cell>
          <table:table-cell office:value-type="float" office:value="-0.08226858" calcext:value-type="float">
            <text:p>-0.08226858</text:p>
          </table:table-cell>
          <table:table-cell office:value-type="float" office:value="0.00002193662" calcext:value-type="float">
            <text:p>2.193662E-05</text:p>
          </table:table-cell>
          <table:table-cell office:value-type="float" office:value="11.29066" calcext:value-type="float">
            <text:p>11.29066</text:p>
          </table:table-cell>
          <table:table-cell office:value-type="float" office:value="0.04720766" calcext:value-type="float">
            <text:p>0.04720766</text:p>
          </table:table-cell>
          <table:table-cell office:value-type="float" office:value="0.04604989" calcext:value-type="float">
            <text:p>0.04604989</text:p>
          </table:table-cell>
          <table:table-cell office:value-type="float" office:value="0.04406151" calcext:value-type="float">
            <text:p>0.04406151</text:p>
          </table:table-cell>
          <table:table-cell office:value-type="float" office:value="0.0252772" calcext:value-type="float">
            <text:p>0.0252772</text:p>
          </table:table-cell>
          <table:table-cell office:value-type="float" office:value="0.02475485" calcext:value-type="float">
            <text:p>0.02475485</text:p>
          </table:table-cell>
          <table:table-cell office:value-type="float" office:value="0.01382377" calcext:value-type="float">
            <text:p>0.01382377</text:p>
          </table:table-cell>
          <table:table-cell office:value-type="float" office:value="0.01156412" calcext:value-type="float">
            <text:p>0.01156412</text:p>
          </table:table-cell>
          <table:table-cell office:value-type="float" office:value="0.02247689" calcext:value-type="float">
            <text:p>0.02247689</text:p>
          </table:table-cell>
          <table:table-cell office:value-type="float" office:value="0.01915383" calcext:value-type="float">
            <text:p>0.01915383</text:p>
          </table:table-cell>
          <table:table-cell office:value-type="float" office:value="0.01907245" calcext:value-type="float">
            <text:p>0.01907245</text:p>
          </table:table-cell>
          <table:table-cell office:value-type="float" office:value="0.01848969" calcext:value-type="float">
            <text:p>0.01848969</text:p>
          </table:table-cell>
          <table:table-cell office:value-type="float" office:value="0.02135129" calcext:value-type="float">
            <text:p>0.02135129</text:p>
          </table:table-cell>
          <table:table-cell office:value-type="float" office:value="0.005045612" calcext:value-type="float">
            <text:p>0.005045612</text:p>
          </table:table-cell>
          <table:table-cell office:value-type="float" office:value="0.003297576" calcext:value-type="float">
            <text:p>0.003297576</text:p>
          </table:table-cell>
          <table:table-cell office:value-type="float" office:value="0" calcext:value-type="float">
            <text:p>0</text:p>
          </table:table-cell>
          <table:table-cell office:value-type="float" office:value="60.7854" calcext:value-type="float">
            <text:p>60.7854</text:p>
          </table:table-cell>
          <table:table-cell office:value-type="float" office:value="32.32662" calcext:value-type="float">
            <text:p>32.32662</text:p>
          </table:table-cell>
          <table:table-cell office:value-type="float" office:value="30.15773" calcext:value-type="float">
            <text:p>30.15773</text:p>
          </table:table-cell>
          <table:table-cell office:value-type="float" office:value="30.54335" calcext:value-type="float">
            <text:p>30.54335</text:p>
          </table:table-cell>
          <table:table-cell office:value-type="float" office:value="25.90862" calcext:value-type="float">
            <text:p>25.90862</text:p>
          </table:table-cell>
          <table:table-cell office:value-type="float" office:value="9.282248" calcext:value-type="float">
            <text:p>9.282248</text:p>
          </table:table-cell>
          <table:table-cell office:value-type="float" office:value="2.106272" calcext:value-type="float">
            <text:p>2.106272</text:p>
          </table:table-cell>
          <table:table-cell office:value-type="float" office:value="3.763021" calcext:value-type="float">
            <text:p>3.763021</text:p>
          </table:table-cell>
          <table:table-cell office:value-type="float" office:value="4.10011" calcext:value-type="float">
            <text:p>4.10011</text:p>
          </table:table-cell>
          <table:table-cell office:value-type="float" office:value="4.132171" calcext:value-type="float">
            <text:p>4.132171</text:p>
          </table:table-cell>
          <table:table-cell office:value-type="float" office:value="2.031217" calcext:value-type="float">
            <text:p>2.031217</text:p>
          </table:table-cell>
          <table:table-cell office:value-type="float" office:value="0.9891143" calcext:value-type="float">
            <text:p>0.9891143</text:p>
          </table:table-cell>
          <table:table-cell office:value-type="float" office:value="0.4190341" calcext:value-type="float">
            <text:p>0.4190341</text:p>
          </table:table-cell>
          <table:table-cell office:value-type="float" office:value="0.3910343" calcext:value-type="float">
            <text:p>0.3910343</text:p>
          </table:table-cell>
          <table:table-cell office:value-type="float" office:value="0" calcext:value-type="float">
            <text:p>0</text:p>
          </table:table-cell>
          <table:table-cell office:value-type="float" office:value="63.66237" calcext:value-type="float">
            <text:p>63.66237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26.48663" calcext:value-type="float">
            <text:p>26.48663</text:p>
          </table:table-cell>
          <table:table-cell office:value-type="float" office:value="1071.575" calcext:value-type="float">
            <text:p>1071.57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84525" calcext:value-type="float">
            <text:p>0.1084525</text:p>
          </table:table-cell>
          <table:table-cell office:value-type="float" office:value="15.81229" calcext:value-type="float">
            <text:p>15.8122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922" calcext:value-type="float">
            <text:p>0.005109922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25" calcext:value-type="float">
            <text:p>1.017225</text:p>
          </table:table-cell>
          <table:table-cell office:value-type="float" office:value="-0.2984264" calcext:value-type="float">
            <text:p>-0.2984264</text:p>
          </table:table-cell>
          <table:table-cell office:value-type="float" office:value="-0.0822529" calcext:value-type="float">
            <text:p>-0.0822529</text:p>
          </table:table-cell>
          <table:table-cell office:value-type="float" office:value="0.00002214767" calcext:value-type="float">
            <text:p>2.214767E-05</text:p>
          </table:table-cell>
          <table:table-cell office:value-type="float" office:value="11.30731" calcext:value-type="float">
            <text:p>11.30731</text:p>
          </table:table-cell>
          <table:table-cell office:value-type="float" office:value="0.05493563" calcext:value-type="float">
            <text:p>0.05493563</text:p>
          </table:table-cell>
          <table:table-cell office:value-type="float" office:value="0.0480199" calcext:value-type="float">
            <text:p>0.0480199</text:p>
          </table:table-cell>
          <table:table-cell office:value-type="float" office:value="0.04498967" calcext:value-type="float">
            <text:p>0.04498967</text:p>
          </table:table-cell>
          <table:table-cell office:value-type="float" office:value="0.02527416" calcext:value-type="float">
            <text:p>0.02527416</text:p>
          </table:table-cell>
          <table:table-cell office:value-type="float" office:value="0.0247157" calcext:value-type="float">
            <text:p>0.0247157</text:p>
          </table:table-cell>
          <table:table-cell office:value-type="float" office:value="0.01374864" calcext:value-type="float">
            <text:p>0.01374864</text:p>
          </table:table-cell>
          <table:table-cell office:value-type="float" office:value="0.01158674" calcext:value-type="float">
            <text:p>0.01158674</text:p>
          </table:table-cell>
          <table:table-cell office:value-type="float" office:value="0.02258018" calcext:value-type="float">
            <text:p>0.02258018</text:p>
          </table:table-cell>
          <table:table-cell office:value-type="float" office:value="0.01919115" calcext:value-type="float">
            <text:p>0.01919115</text:p>
          </table:table-cell>
          <table:table-cell office:value-type="float" office:value="0.01908876" calcext:value-type="float">
            <text:p>0.01908876</text:p>
          </table:table-cell>
          <table:table-cell office:value-type="float" office:value="0.01850239" calcext:value-type="float">
            <text:p>0.01850239</text:p>
          </table:table-cell>
          <table:table-cell office:value-type="float" office:value="0.02136025" calcext:value-type="float">
            <text:p>0.02136025</text:p>
          </table:table-cell>
          <table:table-cell office:value-type="float" office:value="0.005043127" calcext:value-type="float">
            <text:p>0.005043127</text:p>
          </table:table-cell>
          <table:table-cell office:value-type="float" office:value="0.003296784" calcext:value-type="float">
            <text:p>0.003296784</text:p>
          </table:table-cell>
          <table:table-cell office:value-type="float" office:value="0" calcext:value-type="float">
            <text:p>0</text:p>
          </table:table-cell>
          <table:table-cell office:value-type="float" office:value="62.51271" calcext:value-type="float">
            <text:p>62.51271</text:p>
          </table:table-cell>
          <table:table-cell office:value-type="float" office:value="34.4819" calcext:value-type="float">
            <text:p>34.4819</text:p>
          </table:table-cell>
          <table:table-cell office:value-type="float" office:value="30.36425" calcext:value-type="float">
            <text:p>30.36425</text:p>
          </table:table-cell>
          <table:table-cell office:value-type="float" office:value="30.17999" calcext:value-type="float">
            <text:p>30.17999</text:p>
          </table:table-cell>
          <table:table-cell office:value-type="float" office:value="25.54442" calcext:value-type="float">
            <text:p>25.54442</text:p>
          </table:table-cell>
          <table:table-cell office:value-type="float" office:value="9.183517" calcext:value-type="float">
            <text:p>9.183517</text:p>
          </table:table-cell>
          <table:table-cell office:value-type="float" office:value="2.207118" calcext:value-type="float">
            <text:p>2.207118</text:p>
          </table:table-cell>
          <table:table-cell office:value-type="float" office:value="3.773088" calcext:value-type="float">
            <text:p>3.773088</text:p>
          </table:table-cell>
          <table:table-cell office:value-type="float" office:value="4.113253" calcext:value-type="float">
            <text:p>4.113253</text:p>
          </table:table-cell>
          <table:table-cell office:value-type="float" office:value="4.130857" calcext:value-type="float">
            <text:p>4.130857</text:p>
          </table:table-cell>
          <table:table-cell office:value-type="float" office:value="2.031334" calcext:value-type="float">
            <text:p>2.031334</text:p>
          </table:table-cell>
          <table:table-cell office:value-type="float" office:value="0.9898105" calcext:value-type="float">
            <text:p>0.9898105</text:p>
          </table:table-cell>
          <table:table-cell office:value-type="float" office:value="0.418871" calcext:value-type="float">
            <text:p>0.418871</text:p>
          </table:table-cell>
          <table:table-cell office:value-type="float" office:value="0.3910537" calcext:value-type="float">
            <text:p>0.3910537</text:p>
          </table:table-cell>
          <table:table-cell office:value-type="float" office:value="0" calcext:value-type="float">
            <text:p>0</text:p>
          </table:table-cell>
          <table:table-cell office:value-type="float" office:value="63.7001" calcext:value-type="float">
            <text:p>63.700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26.48428" calcext:value-type="float">
            <text:p>26.48428</text:p>
          </table:table-cell>
          <table:table-cell office:value-type="float" office:value="1071.567" calcext:value-type="float">
            <text:p>1071.56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1252" calcext:value-type="float">
            <text:p>0.1091252</text:p>
          </table:table-cell>
          <table:table-cell office:value-type="float" office:value="15.817" calcext:value-type="float">
            <text:p>15.817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09997" calcext:value-type="float">
            <text:p>0.005109997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66" calcext:value-type="float">
            <text:p>1.017266</text:p>
          </table:table-cell>
          <table:table-cell office:value-type="float" office:value="-0.2984277" calcext:value-type="float">
            <text:p>-0.2984277</text:p>
          </table:table-cell>
          <table:table-cell office:value-type="float" office:value="-0.08223503" calcext:value-type="float">
            <text:p>-0.08223503</text:p>
          </table:table-cell>
          <table:table-cell office:value-type="float" office:value="0.00002237663" calcext:value-type="float">
            <text:p>2.237663E-05</text:p>
          </table:table-cell>
          <table:table-cell office:value-type="float" office:value="11.31866" calcext:value-type="float">
            <text:p>11.31866</text:p>
          </table:table-cell>
          <table:table-cell office:value-type="float" office:value="0.05873491" calcext:value-type="float">
            <text:p>0.05873491</text:p>
          </table:table-cell>
          <table:table-cell office:value-type="float" office:value="0.04969278" calcext:value-type="float">
            <text:p>0.04969278</text:p>
          </table:table-cell>
          <table:table-cell office:value-type="float" office:value="0.04644336" calcext:value-type="float">
            <text:p>0.04644336</text:p>
          </table:table-cell>
          <table:table-cell office:value-type="float" office:value="0.02569281" calcext:value-type="float">
            <text:p>0.02569281</text:p>
          </table:table-cell>
          <table:table-cell office:value-type="float" office:value="0.02511774" calcext:value-type="float">
            <text:p>0.02511774</text:p>
          </table:table-cell>
          <table:table-cell office:value-type="float" office:value="0.01383944" calcext:value-type="float">
            <text:p>0.01383944</text:p>
          </table:table-cell>
          <table:table-cell office:value-type="float" office:value="0.01165298" calcext:value-type="float">
            <text:p>0.01165298</text:p>
          </table:table-cell>
          <table:table-cell office:value-type="float" office:value="0.02268935" calcext:value-type="float">
            <text:p>0.02268935</text:p>
          </table:table-cell>
          <table:table-cell office:value-type="float" office:value="0.01922749" calcext:value-type="float">
            <text:p>0.01922749</text:p>
          </table:table-cell>
          <table:table-cell office:value-type="float" office:value="0.01910453" calcext:value-type="float">
            <text:p>0.01910453</text:p>
          </table:table-cell>
          <table:table-cell office:value-type="float" office:value="0.01851515" calcext:value-type="float">
            <text:p>0.01851515</text:p>
          </table:table-cell>
          <table:table-cell office:value-type="float" office:value="0.02136933" calcext:value-type="float">
            <text:p>0.02136933</text:p>
          </table:table-cell>
          <table:table-cell office:value-type="float" office:value="0.00504064" calcext:value-type="float">
            <text:p>0.00504064</text:p>
          </table:table-cell>
          <table:table-cell office:value-type="float" office:value="0.003296042" calcext:value-type="float">
            <text:p>0.003296042</text:p>
          </table:table-cell>
          <table:table-cell office:value-type="float" office:value="0" calcext:value-type="float">
            <text:p>0</text:p>
          </table:table-cell>
          <table:table-cell office:value-type="float" office:value="62.52988" calcext:value-type="float">
            <text:p>62.52988</text:p>
          </table:table-cell>
          <table:table-cell office:value-type="float" office:value="33.96637" calcext:value-type="float">
            <text:p>33.96637</text:p>
          </table:table-cell>
          <table:table-cell office:value-type="float" office:value="29.8704" calcext:value-type="float">
            <text:p>29.8704</text:p>
          </table:table-cell>
          <table:table-cell office:value-type="float" office:value="29.77456" calcext:value-type="float">
            <text:p>29.77456</text:p>
          </table:table-cell>
          <table:table-cell office:value-type="float" office:value="25.29606" calcext:value-type="float">
            <text:p>25.29606</text:p>
          </table:table-cell>
          <table:table-cell office:value-type="float" office:value="9.143894" calcext:value-type="float">
            <text:p>9.143894</text:p>
          </table:table-cell>
          <table:table-cell office:value-type="float" office:value="2.234039" calcext:value-type="float">
            <text:p>2.234039</text:p>
          </table:table-cell>
          <table:table-cell office:value-type="float" office:value="3.783764" calcext:value-type="float">
            <text:p>3.783764</text:p>
          </table:table-cell>
          <table:table-cell office:value-type="float" office:value="4.125998" calcext:value-type="float">
            <text:p>4.125998</text:p>
          </table:table-cell>
          <table:table-cell office:value-type="float" office:value="4.129732" calcext:value-type="float">
            <text:p>4.129732</text:p>
          </table:table-cell>
          <table:table-cell office:value-type="float" office:value="2.03143" calcext:value-type="float">
            <text:p>2.03143</text:p>
          </table:table-cell>
          <table:table-cell office:value-type="float" office:value="0.99049" calcext:value-type="float">
            <text:p>0.99049</text:p>
          </table:table-cell>
          <table:table-cell office:value-type="float" office:value="0.4187087" calcext:value-type="float">
            <text:p>0.4187087</text:p>
          </table:table-cell>
          <table:table-cell office:value-type="float" office:value="0.3910806" calcext:value-type="float">
            <text:p>0.3910806</text:p>
          </table:table-cell>
          <table:table-cell office:value-type="float" office:value="0" calcext:value-type="float">
            <text:p>0</text:p>
          </table:table-cell>
          <table:table-cell office:value-type="float" office:value="64.22165" calcext:value-type="float">
            <text:p>64.2216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26.4832" calcext:value-type="float">
            <text:p>26.4832</text:p>
          </table:table-cell>
          <table:table-cell office:value-type="float" office:value="1071.56" calcext:value-type="float">
            <text:p>1071.5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582" calcext:value-type="float">
            <text:p>0.109582</text:p>
          </table:table-cell>
          <table:table-cell office:value-type="float" office:value="15.82032" calcext:value-type="float">
            <text:p>15.8203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41" calcext:value-type="float">
            <text:p>0.005110041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91" calcext:value-type="float">
            <text:p>1.017291</text:p>
          </table:table-cell>
          <table:table-cell office:value-type="float" office:value="-0.2984304" calcext:value-type="float">
            <text:p>-0.2984304</text:p>
          </table:table-cell>
          <table:table-cell office:value-type="float" office:value="-0.08221686" calcext:value-type="float">
            <text:p>-0.08221686</text:p>
          </table:table-cell>
          <table:table-cell office:value-type="float" office:value="0.00002278955" calcext:value-type="float">
            <text:p>2.278955E-05</text:p>
          </table:table-cell>
          <table:table-cell office:value-type="float" office:value="11.33285" calcext:value-type="float">
            <text:p>11.33285</text:p>
          </table:table-cell>
          <table:table-cell office:value-type="float" office:value="0.05944452" calcext:value-type="float">
            <text:p>0.05944452</text:p>
          </table:table-cell>
          <table:table-cell office:value-type="float" office:value="0.05064563" calcext:value-type="float">
            <text:p>0.05064563</text:p>
          </table:table-cell>
          <table:table-cell office:value-type="float" office:value="0.04718812" calcext:value-type="float">
            <text:p>0.04718812</text:p>
          </table:table-cell>
          <table:table-cell office:value-type="float" office:value="0.02602276" calcext:value-type="float">
            <text:p>0.02602276</text:p>
          </table:table-cell>
          <table:table-cell office:value-type="float" office:value="0.02547288" calcext:value-type="float">
            <text:p>0.02547288</text:p>
          </table:table-cell>
          <table:table-cell office:value-type="float" office:value="0.0139459" calcext:value-type="float">
            <text:p>0.0139459</text:p>
          </table:table-cell>
          <table:table-cell office:value-type="float" office:value="0.01174064" calcext:value-type="float">
            <text:p>0.01174064</text:p>
          </table:table-cell>
          <table:table-cell office:value-type="float" office:value="0.02280405" calcext:value-type="float">
            <text:p>0.02280405</text:p>
          </table:table-cell>
          <table:table-cell office:value-type="float" office:value="0.01926583" calcext:value-type="float">
            <text:p>0.01926583</text:p>
          </table:table-cell>
          <table:table-cell office:value-type="float" office:value="0.01911996" calcext:value-type="float">
            <text:p>0.01911996</text:p>
          </table:table-cell>
          <table:table-cell office:value-type="float" office:value="0.01852789" calcext:value-type="float">
            <text:p>0.01852789</text:p>
          </table:table-cell>
          <table:table-cell office:value-type="float" office:value="0.02137846" calcext:value-type="float">
            <text:p>0.02137846</text:p>
          </table:table-cell>
          <table:table-cell office:value-type="float" office:value="0.005038197" calcext:value-type="float">
            <text:p>0.005038197</text:p>
          </table:table-cell>
          <table:table-cell office:value-type="float" office:value="0.003295309" calcext:value-type="float">
            <text:p>0.003295309</text:p>
          </table:table-cell>
          <table:table-cell office:value-type="float" office:value="0" calcext:value-type="float">
            <text:p>0</text:p>
          </table:table-cell>
          <table:table-cell office:value-type="float" office:value="70.82175" calcext:value-type="float">
            <text:p>70.82175</text:p>
          </table:table-cell>
          <table:table-cell office:value-type="float" office:value="34.68217" calcext:value-type="float">
            <text:p>34.68217</text:p>
          </table:table-cell>
          <table:table-cell office:value-type="float" office:value="29.49218" calcext:value-type="float">
            <text:p>29.49218</text:p>
          </table:table-cell>
          <table:table-cell office:value-type="float" office:value="29.32771" calcext:value-type="float">
            <text:p>29.32771</text:p>
          </table:table-cell>
          <table:table-cell office:value-type="float" office:value="24.97654" calcext:value-type="float">
            <text:p>24.97654</text:p>
          </table:table-cell>
          <table:table-cell office:value-type="float" office:value="9.100755" calcext:value-type="float">
            <text:p>9.100755</text:p>
          </table:table-cell>
          <table:table-cell office:value-type="float" office:value="2.257232" calcext:value-type="float">
            <text:p>2.257232</text:p>
          </table:table-cell>
          <table:table-cell office:value-type="float" office:value="3.792961" calcext:value-type="float">
            <text:p>3.792961</text:p>
          </table:table-cell>
          <table:table-cell office:value-type="float" office:value="4.138373" calcext:value-type="float">
            <text:p>4.138373</text:p>
          </table:table-cell>
          <table:table-cell office:value-type="float" office:value="4.128771" calcext:value-type="float">
            <text:p>4.128771</text:p>
          </table:table-cell>
          <table:table-cell office:value-type="float" office:value="2.031511" calcext:value-type="float">
            <text:p>2.031511</text:p>
          </table:table-cell>
          <table:table-cell office:value-type="float" office:value="0.9911566" calcext:value-type="float">
            <text:p>0.9911566</text:p>
          </table:table-cell>
          <table:table-cell office:value-type="float" office:value="0.4185538" calcext:value-type="float">
            <text:p>0.4185538</text:p>
          </table:table-cell>
          <table:table-cell office:value-type="float" office:value="0.3911071" calcext:value-type="float">
            <text:p>0.3911071</text:p>
          </table:table-cell>
          <table:table-cell office:value-type="float" office:value="0" calcext:value-type="float">
            <text:p>0</text:p>
          </table:table-cell>
          <table:table-cell office:value-type="float" office:value="64.57925" calcext:value-type="float">
            <text:p>64.5792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26.49183" calcext:value-type="float">
            <text:p>26.49183</text:p>
          </table:table-cell>
          <table:table-cell office:value-type="float" office:value="1071.554" calcext:value-type="float">
            <text:p>1071.55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1537" calcext:value-type="float">
            <text:p>0.1091537</text:p>
          </table:table-cell>
          <table:table-cell office:value-type="float" office:value="15.81329" calcext:value-type="float">
            <text:p>15.8132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41" calcext:value-type="float">
            <text:p>0.005110041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91" calcext:value-type="float">
            <text:p>1.017291</text:p>
          </table:table-cell>
          <table:table-cell office:value-type="float" office:value="-0.298445" calcext:value-type="float">
            <text:p>-0.298445</text:p>
          </table:table-cell>
          <table:table-cell office:value-type="float" office:value="-0.08219985" calcext:value-type="float">
            <text:p>-0.08219985</text:p>
          </table:table-cell>
          <table:table-cell office:value-type="float" office:value="0.00002562381" calcext:value-type="float">
            <text:p>2.562381E-05</text:p>
          </table:table-cell>
          <table:table-cell office:value-type="float" office:value="11.37939" calcext:value-type="float">
            <text:p>11.37939</text:p>
          </table:table-cell>
          <table:table-cell office:value-type="float" office:value="0.05154455" calcext:value-type="float">
            <text:p>0.05154455</text:p>
          </table:table-cell>
          <table:table-cell office:value-type="float" office:value="0.04763281" calcext:value-type="float">
            <text:p>0.04763281</text:p>
          </table:table-cell>
          <table:table-cell office:value-type="float" office:value="0.04513312" calcext:value-type="float">
            <text:p>0.04513312</text:p>
          </table:table-cell>
          <table:table-cell office:value-type="float" office:value="0.02565473" calcext:value-type="float">
            <text:p>0.02565473</text:p>
          </table:table-cell>
          <table:table-cell office:value-type="float" office:value="0.0253094" calcext:value-type="float">
            <text:p>0.0253094</text:p>
          </table:table-cell>
          <table:table-cell office:value-type="float" office:value="0.01392466" calcext:value-type="float">
            <text:p>0.01392466</text:p>
          </table:table-cell>
          <table:table-cell office:value-type="float" office:value="0.01181008" calcext:value-type="float">
            <text:p>0.01181008</text:p>
          </table:table-cell>
          <table:table-cell office:value-type="float" office:value="0.0229076" calcext:value-type="float">
            <text:p>0.0229076</text:p>
          </table:table-cell>
          <table:table-cell office:value-type="float" office:value="0.01930633" calcext:value-type="float">
            <text:p>0.01930633</text:p>
          </table:table-cell>
          <table:table-cell office:value-type="float" office:value="0.01913544" calcext:value-type="float">
            <text:p>0.01913544</text:p>
          </table:table-cell>
          <table:table-cell office:value-type="float" office:value="0.01854066" calcext:value-type="float">
            <text:p>0.01854066</text:p>
          </table:table-cell>
          <table:table-cell office:value-type="float" office:value="0.02138765" calcext:value-type="float">
            <text:p>0.02138765</text:p>
          </table:table-cell>
          <table:table-cell office:value-type="float" office:value="0.005035836" calcext:value-type="float">
            <text:p>0.005035836</text:p>
          </table:table-cell>
          <table:table-cell office:value-type="float" office:value="0.003294539" calcext:value-type="float">
            <text:p>0.003294539</text:p>
          </table:table-cell>
          <table:table-cell office:value-type="float" office:value="0" calcext:value-type="float">
            <text:p>0</text:p>
          </table:table-cell>
          <table:table-cell office:value-type="float" office:value="66.63942" calcext:value-type="float">
            <text:p>66.63942</text:p>
          </table:table-cell>
          <table:table-cell office:value-type="float" office:value="34.94285" calcext:value-type="float">
            <text:p>34.94285</text:p>
          </table:table-cell>
          <table:table-cell office:value-type="float" office:value="29.50037" calcext:value-type="float">
            <text:p>29.50037</text:p>
          </table:table-cell>
          <table:table-cell office:value-type="float" office:value="28.98555" calcext:value-type="float">
            <text:p>28.98555</text:p>
          </table:table-cell>
          <table:table-cell office:value-type="float" office:value="24.67713" calcext:value-type="float">
            <text:p>24.67713</text:p>
          </table:table-cell>
          <table:table-cell office:value-type="float" office:value="9.045266" calcext:value-type="float">
            <text:p>9.045266</text:p>
          </table:table-cell>
          <table:table-cell office:value-type="float" office:value="2.307279" calcext:value-type="float">
            <text:p>2.307279</text:p>
          </table:table-cell>
          <table:table-cell office:value-type="float" office:value="3.798379" calcext:value-type="float">
            <text:p>3.798379</text:p>
          </table:table-cell>
          <table:table-cell office:value-type="float" office:value="4.150488" calcext:value-type="float">
            <text:p>4.150488</text:p>
          </table:table-cell>
          <table:table-cell office:value-type="float" office:value="4.12791" calcext:value-type="float">
            <text:p>4.12791</text:p>
          </table:table-cell>
          <table:table-cell office:value-type="float" office:value="2.03159" calcext:value-type="float">
            <text:p>2.03159</text:p>
          </table:table-cell>
          <table:table-cell office:value-type="float" office:value="0.9918094" calcext:value-type="float">
            <text:p>0.9918094</text:p>
          </table:table-cell>
          <table:table-cell office:value-type="float" office:value="0.4184133" calcext:value-type="float">
            <text:p>0.4184133</text:p>
          </table:table-cell>
          <table:table-cell office:value-type="float" office:value="0.3911267" calcext:value-type="float">
            <text:p>0.3911267</text:p>
          </table:table-cell>
          <table:table-cell office:value-type="float" office:value="0" calcext:value-type="float">
            <text:p>0</text:p>
          </table:table-cell>
          <table:table-cell office:value-type="float" office:value="64.38021" calcext:value-type="float">
            <text:p>64.3802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26.49229" calcext:value-type="float">
            <text:p>26.49229</text:p>
          </table:table-cell>
          <table:table-cell office:value-type="float" office:value="1071.547" calcext:value-type="float">
            <text:p>1071.54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094955" calcext:value-type="float">
            <text:p>0.1094955</text:p>
          </table:table-cell>
          <table:table-cell office:value-type="float" office:value="15.8148" calcext:value-type="float">
            <text:p>15.8148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41" calcext:value-type="float">
            <text:p>0.005110041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91" calcext:value-type="float">
            <text:p>1.017291</text:p>
          </table:table-cell>
          <table:table-cell office:value-type="float" office:value="-0.298448" calcext:value-type="float">
            <text:p>-0.298448</text:p>
          </table:table-cell>
          <table:table-cell office:value-type="float" office:value="-0.08218236" calcext:value-type="float">
            <text:p>-0.08218236</text:p>
          </table:table-cell>
          <table:table-cell office:value-type="float" office:value="0.00002639836" calcext:value-type="float">
            <text:p>2.639836E-05</text:p>
          </table:table-cell>
          <table:table-cell office:value-type="float" office:value="11.40458" calcext:value-type="float">
            <text:p>11.40458</text:p>
          </table:table-cell>
          <table:table-cell office:value-type="float" office:value="0.05147014" calcext:value-type="float">
            <text:p>0.05147014</text:p>
          </table:table-cell>
          <table:table-cell office:value-type="float" office:value="0.04801451" calcext:value-type="float">
            <text:p>0.04801451</text:p>
          </table:table-cell>
          <table:table-cell office:value-type="float" office:value="0.04499008" calcext:value-type="float">
            <text:p>0.04499008</text:p>
          </table:table-cell>
          <table:table-cell office:value-type="float" office:value="0.02539302" calcext:value-type="float">
            <text:p>0.02539302</text:p>
          </table:table-cell>
          <table:table-cell office:value-type="float" office:value="0.02506255" calcext:value-type="float">
            <text:p>0.02506255</text:p>
          </table:table-cell>
          <table:table-cell office:value-type="float" office:value="0.01380681" calcext:value-type="float">
            <text:p>0.01380681</text:p>
          </table:table-cell>
          <table:table-cell office:value-type="float" office:value="0.01181999" calcext:value-type="float">
            <text:p>0.01181999</text:p>
          </table:table-cell>
          <table:table-cell office:value-type="float" office:value="0.02298289" calcext:value-type="float">
            <text:p>0.02298289</text:p>
          </table:table-cell>
          <table:table-cell office:value-type="float" office:value="0.01934772" calcext:value-type="float">
            <text:p>0.01934772</text:p>
          </table:table-cell>
          <table:table-cell office:value-type="float" office:value="0.01915005" calcext:value-type="float">
            <text:p>0.01915005</text:p>
          </table:table-cell>
          <table:table-cell office:value-type="float" office:value="0.01855349" calcext:value-type="float">
            <text:p>0.01855349</text:p>
          </table:table-cell>
          <table:table-cell office:value-type="float" office:value="0.02139681" calcext:value-type="float">
            <text:p>0.02139681</text:p>
          </table:table-cell>
          <table:table-cell office:value-type="float" office:value="0.005033513" calcext:value-type="float">
            <text:p>0.005033513</text:p>
          </table:table-cell>
          <table:table-cell office:value-type="float" office:value="0.003293781" calcext:value-type="float">
            <text:p>0.003293781</text:p>
          </table:table-cell>
          <table:table-cell office:value-type="float" office:value="0" calcext:value-type="float">
            <text:p>0</text:p>
          </table:table-cell>
          <table:table-cell office:value-type="float" office:value="62.39086" calcext:value-type="float">
            <text:p>62.39086</text:p>
          </table:table-cell>
          <table:table-cell office:value-type="float" office:value="35.16866" calcext:value-type="float">
            <text:p>35.16866</text:p>
          </table:table-cell>
          <table:table-cell office:value-type="float" office:value="29.42902" calcext:value-type="float">
            <text:p>29.42902</text:p>
          </table:table-cell>
          <table:table-cell office:value-type="float" office:value="28.65429" calcext:value-type="float">
            <text:p>28.65429</text:p>
          </table:table-cell>
          <table:table-cell office:value-type="float" office:value="24.40075" calcext:value-type="float">
            <text:p>24.40075</text:p>
          </table:table-cell>
          <table:table-cell office:value-type="float" office:value="8.99519" calcext:value-type="float">
            <text:p>8.99519</text:p>
          </table:table-cell>
          <table:table-cell office:value-type="float" office:value="2.361008" calcext:value-type="float">
            <text:p>2.361008</text:p>
          </table:table-cell>
          <table:table-cell office:value-type="float" office:value="3.80008" calcext:value-type="float">
            <text:p>3.80008</text:p>
          </table:table-cell>
          <table:table-cell office:value-type="float" office:value="4.164703" calcext:value-type="float">
            <text:p>4.164703</text:p>
          </table:table-cell>
          <table:table-cell office:value-type="float" office:value="4.126207" calcext:value-type="float">
            <text:p>4.126207</text:p>
          </table:table-cell>
          <table:table-cell office:value-type="float" office:value="2.031646" calcext:value-type="float">
            <text:p>2.031646</text:p>
          </table:table-cell>
          <table:table-cell office:value-type="float" office:value="0.9924469" calcext:value-type="float">
            <text:p>0.9924469</text:p>
          </table:table-cell>
          <table:table-cell office:value-type="float" office:value="0.4182792" calcext:value-type="float">
            <text:p>0.4182792</text:p>
          </table:table-cell>
          <table:table-cell office:value-type="float" office:value="0.3911462" calcext:value-type="float">
            <text:p>0.3911462</text:p>
          </table:table-cell>
          <table:table-cell office:value-type="float" office:value="0" calcext:value-type="float">
            <text:p>0</text:p>
          </table:table-cell>
          <table:table-cell office:value-type="float" office:value="64.83194" calcext:value-type="float">
            <text:p>64.83194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26.49157" calcext:value-type="float">
            <text:p>26.49157</text:p>
          </table:table-cell>
          <table:table-cell office:value-type="float" office:value="1071.539" calcext:value-type="float">
            <text:p>1071.539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02068" calcext:value-type="float">
            <text:p>0.1102068</text:p>
          </table:table-cell>
          <table:table-cell office:value-type="float" office:value="15.81733" calcext:value-type="float">
            <text:p>15.8173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41" calcext:value-type="float">
            <text:p>0.005110041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91" calcext:value-type="float">
            <text:p>1.017291</text:p>
          </table:table-cell>
          <table:table-cell office:value-type="float" office:value="-0.2984513" calcext:value-type="float">
            <text:p>-0.2984513</text:p>
          </table:table-cell>
          <table:table-cell office:value-type="float" office:value="-0.08216282" calcext:value-type="float">
            <text:p>-0.08216282</text:p>
          </table:table-cell>
          <table:table-cell office:value-type="float" office:value="0.00002690567" calcext:value-type="float">
            <text:p>2.690567E-05</text:p>
          </table:table-cell>
          <table:table-cell office:value-type="float" office:value="11.42002" calcext:value-type="float">
            <text:p>11.42002</text:p>
          </table:table-cell>
          <table:table-cell office:value-type="float" office:value="0.05631866" calcext:value-type="float">
            <text:p>0.05631866</text:p>
          </table:table-cell>
          <table:table-cell office:value-type="float" office:value="0.04975079" calcext:value-type="float">
            <text:p>0.04975079</text:p>
          </table:table-cell>
          <table:table-cell office:value-type="float" office:value="0.04631684" calcext:value-type="float">
            <text:p>0.04631684</text:p>
          </table:table-cell>
          <table:table-cell office:value-type="float" office:value="0.02573412" calcext:value-type="float">
            <text:p>0.02573412</text:p>
          </table:table-cell>
          <table:table-cell office:value-type="float" office:value="0.0253868" calcext:value-type="float">
            <text:p>0.0253868</text:p>
          </table:table-cell>
          <table:table-cell office:value-type="float" office:value="0.01386218" calcext:value-type="float">
            <text:p>0.01386218</text:p>
          </table:table-cell>
          <table:table-cell office:value-type="float" office:value="0.01189001" calcext:value-type="float">
            <text:p>0.01189001</text:p>
          </table:table-cell>
          <table:table-cell office:value-type="float" office:value="0.02305361" calcext:value-type="float">
            <text:p>0.02305361</text:p>
          </table:table-cell>
          <table:table-cell office:value-type="float" office:value="0.01938623" calcext:value-type="float">
            <text:p>0.01938623</text:p>
          </table:table-cell>
          <table:table-cell office:value-type="float" office:value="0.01916422" calcext:value-type="float">
            <text:p>0.01916422</text:p>
          </table:table-cell>
          <table:table-cell office:value-type="float" office:value="0.01856628" calcext:value-type="float">
            <text:p>0.01856628</text:p>
          </table:table-cell>
          <table:table-cell office:value-type="float" office:value="0.02140608" calcext:value-type="float">
            <text:p>0.02140608</text:p>
          </table:table-cell>
          <table:table-cell office:value-type="float" office:value="0.005031175" calcext:value-type="float">
            <text:p>0.005031175</text:p>
          </table:table-cell>
          <table:table-cell office:value-type="float" office:value="0.003293082" calcext:value-type="float">
            <text:p>0.003293082</text:p>
          </table:table-cell>
          <table:table-cell office:value-type="float" office:value="0" calcext:value-type="float">
            <text:p>0</text:p>
          </table:table-cell>
          <table:table-cell office:value-type="float" office:value="71.59071" calcext:value-type="float">
            <text:p>71.59071</text:p>
          </table:table-cell>
          <table:table-cell office:value-type="float" office:value="35.53733" calcext:value-type="float">
            <text:p>35.53733</text:p>
          </table:table-cell>
          <table:table-cell office:value-type="float" office:value="29.17399" calcext:value-type="float">
            <text:p>29.17399</text:p>
          </table:table-cell>
          <table:table-cell office:value-type="float" office:value="28.30292" calcext:value-type="float">
            <text:p>28.30292</text:p>
          </table:table-cell>
          <table:table-cell office:value-type="float" office:value="24.14363" calcext:value-type="float">
            <text:p>24.14363</text:p>
          </table:table-cell>
          <table:table-cell office:value-type="float" office:value="8.955663" calcext:value-type="float">
            <text:p>8.955663</text:p>
          </table:table-cell>
          <table:table-cell office:value-type="float" office:value="2.405797" calcext:value-type="float">
            <text:p>2.405797</text:p>
          </table:table-cell>
          <table:table-cell office:value-type="float" office:value="3.800949" calcext:value-type="float">
            <text:p>3.800949</text:p>
          </table:table-cell>
          <table:table-cell office:value-type="float" office:value="4.17825" calcext:value-type="float">
            <text:p>4.17825</text:p>
          </table:table-cell>
          <table:table-cell office:value-type="float" office:value="4.124748" calcext:value-type="float">
            <text:p>4.124748</text:p>
          </table:table-cell>
          <table:table-cell office:value-type="float" office:value="2.031673" calcext:value-type="float">
            <text:p>2.031673</text:p>
          </table:table-cell>
          <table:table-cell office:value-type="float" office:value="0.9930721" calcext:value-type="float">
            <text:p>0.9930721</text:p>
          </table:table-cell>
          <table:table-cell office:value-type="float" office:value="0.4181415" calcext:value-type="float">
            <text:p>0.4181415</text:p>
          </table:table-cell>
          <table:table-cell office:value-type="float" office:value="0.3911744" calcext:value-type="float">
            <text:p>0.3911744</text:p>
          </table:table-cell>
          <table:table-cell office:value-type="float" office:value="0" calcext:value-type="float">
            <text:p>0</text:p>
          </table:table-cell>
          <table:table-cell office:value-type="float" office:value="65.44058" calcext:value-type="float">
            <text:p>65.44058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26.4895" calcext:value-type="float">
            <text:p>26.4895</text:p>
          </table:table-cell>
          <table:table-cell office:value-type="float" office:value="1071.533" calcext:value-type="float">
            <text:p>1071.533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04333" calcext:value-type="float">
            <text:p>0.1104333</text:p>
          </table:table-cell>
          <table:table-cell office:value-type="float" office:value="15.8219" calcext:value-type="float">
            <text:p>15.821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41" calcext:value-type="float">
            <text:p>0.005110041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7291" calcext:value-type="float">
            <text:p>1.017291</text:p>
          </table:table-cell>
          <table:table-cell office:value-type="float" office:value="-0.2984524" calcext:value-type="float">
            <text:p>-0.2984524</text:p>
          </table:table-cell>
          <table:table-cell office:value-type="float" office:value="-0.08214448" calcext:value-type="float">
            <text:p>-0.08214448</text:p>
          </table:table-cell>
          <table:table-cell office:value-type="float" office:value="0.00002708647" calcext:value-type="float">
            <text:p>2.708647E-05</text:p>
          </table:table-cell>
          <table:table-cell office:value-type="float" office:value="11.42932" calcext:value-type="float">
            <text:p>11.42932</text:p>
          </table:table-cell>
          <table:table-cell office:value-type="float" office:value="0.06645439" calcext:value-type="float">
            <text:p>0.06645439</text:p>
          </table:table-cell>
          <table:table-cell office:value-type="float" office:value="0.05241184" calcext:value-type="float">
            <text:p>0.05241184</text:p>
          </table:table-cell>
          <table:table-cell office:value-type="float" office:value="0.04803857" calcext:value-type="float">
            <text:p>0.04803857</text:p>
          </table:table-cell>
          <table:table-cell office:value-type="float" office:value="0.02610474" calcext:value-type="float">
            <text:p>0.02610474</text:p>
          </table:table-cell>
          <table:table-cell office:value-type="float" office:value="0.02571051" calcext:value-type="float">
            <text:p>0.02571051</text:p>
          </table:table-cell>
          <table:table-cell office:value-type="float" office:value="0.01394188" calcext:value-type="float">
            <text:p>0.01394188</text:p>
          </table:table-cell>
          <table:table-cell office:value-type="float" office:value="0.01197584" calcext:value-type="float">
            <text:p>0.01197584</text:p>
          </table:table-cell>
          <table:table-cell office:value-type="float" office:value="0.02312886" calcext:value-type="float">
            <text:p>0.02312886</text:p>
          </table:table-cell>
          <table:table-cell office:value-type="float" office:value="0.0194253" calcext:value-type="float">
            <text:p>0.0194253</text:p>
          </table:table-cell>
          <table:table-cell office:value-type="float" office:value="0.01917792" calcext:value-type="float">
            <text:p>0.01917792</text:p>
          </table:table-cell>
          <table:table-cell office:value-type="float" office:value="0.01857903" calcext:value-type="float">
            <text:p>0.01857903</text:p>
          </table:table-cell>
          <table:table-cell office:value-type="float" office:value="0.02141538" calcext:value-type="float">
            <text:p>0.02141538</text:p>
          </table:table-cell>
          <table:table-cell office:value-type="float" office:value="0.005028924" calcext:value-type="float">
            <text:p>0.005028924</text:p>
          </table:table-cell>
          <table:table-cell office:value-type="float" office:value="0.003292352" calcext:value-type="float">
            <text:p>0.003292352</text:p>
          </table:table-cell>
          <table:table-cell office:value-type="float" office:value="0" calcext:value-type="float">
            <text:p>0</text:p>
          </table:table-cell>
          <table:table-cell office:value-type="float" office:value="75.25018" calcext:value-type="float">
            <text:p>75.25018</text:p>
          </table:table-cell>
          <table:table-cell office:value-type="float" office:value="37.08992" calcext:value-type="float">
            <text:p>37.08992</text:p>
          </table:table-cell>
          <table:table-cell office:value-type="float" office:value="29.12422" calcext:value-type="float">
            <text:p>29.12422</text:p>
          </table:table-cell>
          <table:table-cell office:value-type="float" office:value="27.96764" calcext:value-type="float">
            <text:p>27.96764</text:p>
          </table:table-cell>
          <table:table-cell office:value-type="float" office:value="23.85115" calcext:value-type="float">
            <text:p>23.85115</text:p>
          </table:table-cell>
          <table:table-cell office:value-type="float" office:value="8.916563" calcext:value-type="float">
            <text:p>8.916563</text:p>
          </table:table-cell>
          <table:table-cell office:value-type="float" office:value="2.44609" calcext:value-type="float">
            <text:p>2.44609</text:p>
          </table:table-cell>
          <table:table-cell office:value-type="float" office:value="3.801181" calcext:value-type="float">
            <text:p>3.801181</text:p>
          </table:table-cell>
          <table:table-cell office:value-type="float" office:value="4.191159" calcext:value-type="float">
            <text:p>4.191159</text:p>
          </table:table-cell>
          <table:table-cell office:value-type="float" office:value="4.123533" calcext:value-type="float">
            <text:p>4.123533</text:p>
          </table:table-cell>
          <table:table-cell office:value-type="float" office:value="2.031689" calcext:value-type="float">
            <text:p>2.031689</text:p>
          </table:table-cell>
          <table:table-cell office:value-type="float" office:value="0.9936826" calcext:value-type="float">
            <text:p>0.9936826</text:p>
          </table:table-cell>
          <table:table-cell office:value-type="float" office:value="0.4180169" calcext:value-type="float">
            <text:p>0.4180169</text:p>
          </table:table-cell>
          <table:table-cell office:value-type="float" office:value="0.3911947" calcext:value-type="float">
            <text:p>0.3911947</text:p>
          </table:table-cell>
          <table:table-cell office:value-type="float" office:value="0" calcext:value-type="float">
            <text:p>0</text:p>
          </table:table-cell>
          <table:table-cell office:value-type="float" office:value="65.20011" calcext:value-type="float">
            <text:p>65.2001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26.48864" calcext:value-type="float">
            <text:p>26.48864</text:p>
          </table:table-cell>
          <table:table-cell office:value-type="float" office:value="1071.526" calcext:value-type="float">
            <text:p>1071.52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09164" calcext:value-type="float">
            <text:p>0.1109164</text:p>
          </table:table-cell>
          <table:table-cell office:value-type="float" office:value="15.82525" calcext:value-type="float">
            <text:p>15.82525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43" calcext:value-type="float">
            <text:p>0.005110043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675" calcext:value-type="float">
            <text:p>1.01675</text:p>
          </table:table-cell>
          <table:table-cell office:value-type="float" office:value="-0.298454" calcext:value-type="float">
            <text:p>-0.298454</text:p>
          </table:table-cell>
          <table:table-cell office:value-type="float" office:value="-0.08212564" calcext:value-type="float">
            <text:p>-0.08212564</text:p>
          </table:table-cell>
          <table:table-cell office:value-type="float" office:value="0.00002743381" calcext:value-type="float">
            <text:p>2.743381E-05</text:p>
          </table:table-cell>
          <table:table-cell office:value-type="float" office:value="11.44085" calcext:value-type="float">
            <text:p>11.44085</text:p>
          </table:table-cell>
          <table:table-cell office:value-type="float" office:value="0.06610809" calcext:value-type="float">
            <text:p>0.06610809</text:p>
          </table:table-cell>
          <table:table-cell office:value-type="float" office:value="0.05373704" calcext:value-type="float">
            <text:p>0.05373704</text:p>
          </table:table-cell>
          <table:table-cell office:value-type="float" office:value="0.04937445" calcext:value-type="float">
            <text:p>0.04937445</text:p>
          </table:table-cell>
          <table:table-cell office:value-type="float" office:value="0.02655094" calcext:value-type="float">
            <text:p>0.02655094</text:p>
          </table:table-cell>
          <table:table-cell office:value-type="float" office:value="0.02611393" calcext:value-type="float">
            <text:p>0.02611393</text:p>
          </table:table-cell>
          <table:table-cell office:value-type="float" office:value="0.01406249" calcext:value-type="float">
            <text:p>0.01406249</text:p>
          </table:table-cell>
          <table:table-cell office:value-type="float" office:value="0.0120814" calcext:value-type="float">
            <text:p>0.0120814</text:p>
          </table:table-cell>
          <table:table-cell office:value-type="float" office:value="0.02320804" calcext:value-type="float">
            <text:p>0.02320804</text:p>
          </table:table-cell>
          <table:table-cell office:value-type="float" office:value="0.01946642" calcext:value-type="float">
            <text:p>0.01946642</text:p>
          </table:table-cell>
          <table:table-cell office:value-type="float" office:value="0.01919147" calcext:value-type="float">
            <text:p>0.01919147</text:p>
          </table:table-cell>
          <table:table-cell office:value-type="float" office:value="0.01859169" calcext:value-type="float">
            <text:p>0.01859169</text:p>
          </table:table-cell>
          <table:table-cell office:value-type="float" office:value="0.02142473" calcext:value-type="float">
            <text:p>0.02142473</text:p>
          </table:table-cell>
          <table:table-cell office:value-type="float" office:value="0.005028811" calcext:value-type="float">
            <text:p>0.005028811</text:p>
          </table:table-cell>
          <table:table-cell office:value-type="float" office:value="0.003289427" calcext:value-type="float">
            <text:p>0.003289427</text:p>
          </table:table-cell>
          <table:table-cell office:value-type="float" office:value="0" calcext:value-type="float">
            <text:p>0</text:p>
          </table:table-cell>
          <table:table-cell office:value-type="float" office:value="70.20753" calcext:value-type="float">
            <text:p>70.20753</text:p>
          </table:table-cell>
          <table:table-cell office:value-type="float" office:value="37.31736" calcext:value-type="float">
            <text:p>37.31736</text:p>
          </table:table-cell>
          <table:table-cell office:value-type="float" office:value="29.03562" calcext:value-type="float">
            <text:p>29.03562</text:p>
          </table:table-cell>
          <table:table-cell office:value-type="float" office:value="27.75056" calcext:value-type="float">
            <text:p>27.75056</text:p>
          </table:table-cell>
          <table:table-cell office:value-type="float" office:value="23.60969" calcext:value-type="float">
            <text:p>23.60969</text:p>
          </table:table-cell>
          <table:table-cell office:value-type="float" office:value="8.883936" calcext:value-type="float">
            <text:p>8.883936</text:p>
          </table:table-cell>
          <table:table-cell office:value-type="float" office:value="2.47613" calcext:value-type="float">
            <text:p>2.47613</text:p>
          </table:table-cell>
          <table:table-cell office:value-type="float" office:value="3.800465" calcext:value-type="float">
            <text:p>3.800465</text:p>
          </table:table-cell>
          <table:table-cell office:value-type="float" office:value="4.203434" calcext:value-type="float">
            <text:p>4.203434</text:p>
          </table:table-cell>
          <table:table-cell office:value-type="float" office:value="4.122494" calcext:value-type="float">
            <text:p>4.122494</text:p>
          </table:table-cell>
          <table:table-cell office:value-type="float" office:value="2.031699" calcext:value-type="float">
            <text:p>2.031699</text:p>
          </table:table-cell>
          <table:table-cell office:value-type="float" office:value="0.994332" calcext:value-type="float">
            <text:p>0.994332</text:p>
          </table:table-cell>
          <table:table-cell office:value-type="float" office:value="0.4192922" calcext:value-type="float">
            <text:p>0.4192922</text:p>
          </table:table-cell>
          <table:table-cell office:value-type="float" office:value="0.3907089" calcext:value-type="float">
            <text:p>0.3907089</text:p>
          </table:table-cell>
          <table:table-cell office:value-type="float" office:value="0" calcext:value-type="float">
            <text:p>0</text:p>
          </table:table-cell>
          <table:table-cell office:value-type="float" office:value="65.54948" calcext:value-type="float">
            <text:p>65.54948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26.49142" calcext:value-type="float">
            <text:p>26.49142</text:p>
          </table:table-cell>
          <table:table-cell office:value-type="float" office:value="1071.521" calcext:value-type="float">
            <text:p>1071.521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10658" calcext:value-type="float">
            <text:p>0.1110658</text:p>
          </table:table-cell>
          <table:table-cell office:value-type="float" office:value="15.8242" calcext:value-type="float">
            <text:p>15.824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56" calcext:value-type="float">
            <text:p>0.005110056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6755" calcext:value-type="float">
            <text:p>1.016755</text:p>
          </table:table-cell>
          <table:table-cell office:value-type="float" office:value="-0.2984585" calcext:value-type="float">
            <text:p>-0.2984585</text:p>
          </table:table-cell>
          <table:table-cell office:value-type="float" office:value="-0.08210601" calcext:value-type="float">
            <text:p>-0.08210601</text:p>
          </table:table-cell>
          <table:table-cell office:value-type="float" office:value="0.00002830263" calcext:value-type="float">
            <text:p>2.830263E-05</text:p>
          </table:table-cell>
          <table:table-cell office:value-type="float" office:value="11.46191" calcext:value-type="float">
            <text:p>11.46191</text:p>
          </table:table-cell>
          <table:table-cell office:value-type="float" office:value="0.0606939" calcext:value-type="float">
            <text:p>0.0606939</text:p>
          </table:table-cell>
          <table:table-cell office:value-type="float" office:value="0.05385743" calcext:value-type="float">
            <text:p>0.05385743</text:p>
          </table:table-cell>
          <table:table-cell office:value-type="float" office:value="0.04981658" calcext:value-type="float">
            <text:p>0.04981658</text:p>
          </table:table-cell>
          <table:table-cell office:value-type="float" office:value="0.02686368" calcext:value-type="float">
            <text:p>0.02686368</text:p>
          </table:table-cell>
          <table:table-cell office:value-type="float" office:value="0.02649574" calcext:value-type="float">
            <text:p>0.02649574</text:p>
          </table:table-cell>
          <table:table-cell office:value-type="float" office:value="0.0141866" calcext:value-type="float">
            <text:p>0.0141866</text:p>
          </table:table-cell>
          <table:table-cell office:value-type="float" office:value="0.01218669" calcext:value-type="float">
            <text:p>0.01218669</text:p>
          </table:table-cell>
          <table:table-cell office:value-type="float" office:value="0.02328859" calcext:value-type="float">
            <text:p>0.02328859</text:p>
          </table:table-cell>
          <table:table-cell office:value-type="float" office:value="0.01951176" calcext:value-type="float">
            <text:p>0.01951176</text:p>
          </table:table-cell>
          <table:table-cell office:value-type="float" office:value="0.01920482" calcext:value-type="float">
            <text:p>0.01920482</text:p>
          </table:table-cell>
          <table:table-cell office:value-type="float" office:value="0.01860435" calcext:value-type="float">
            <text:p>0.01860435</text:p>
          </table:table-cell>
          <table:table-cell office:value-type="float" office:value="0.02143418" calcext:value-type="float">
            <text:p>0.02143418</text:p>
          </table:table-cell>
          <table:table-cell office:value-type="float" office:value="0.005026037" calcext:value-type="float">
            <text:p>0.005026037</text:p>
          </table:table-cell>
          <table:table-cell office:value-type="float" office:value="0.003289289" calcext:value-type="float">
            <text:p>0.003289289</text:p>
          </table:table-cell>
          <table:table-cell office:value-type="float" office:value="0" calcext:value-type="float">
            <text:p>0</text:p>
          </table:table-cell>
          <table:table-cell office:value-type="float" office:value="70.48276" calcext:value-type="float">
            <text:p>70.48276</text:p>
          </table:table-cell>
          <table:table-cell office:value-type="float" office:value="37.7373" calcext:value-type="float">
            <text:p>37.7373</text:p>
          </table:table-cell>
          <table:table-cell office:value-type="float" office:value="28.91799" calcext:value-type="float">
            <text:p>28.91799</text:p>
          </table:table-cell>
          <table:table-cell office:value-type="float" office:value="27.49326" calcext:value-type="float">
            <text:p>27.49326</text:p>
          </table:table-cell>
          <table:table-cell office:value-type="float" office:value="23.38624" calcext:value-type="float">
            <text:p>23.38624</text:p>
          </table:table-cell>
          <table:table-cell office:value-type="float" office:value="8.858555" calcext:value-type="float">
            <text:p>8.858555</text:p>
          </table:table-cell>
          <table:table-cell office:value-type="float" office:value="2.497626" calcext:value-type="float">
            <text:p>2.497626</text:p>
          </table:table-cell>
          <table:table-cell office:value-type="float" office:value="3.798374" calcext:value-type="float">
            <text:p>3.798374</text:p>
          </table:table-cell>
          <table:table-cell office:value-type="float" office:value="4.216668" calcext:value-type="float">
            <text:p>4.216668</text:p>
          </table:table-cell>
          <table:table-cell office:value-type="float" office:value="4.121027" calcext:value-type="float">
            <text:p>4.121027</text:p>
          </table:table-cell>
          <table:table-cell office:value-type="float" office:value="2.031711" calcext:value-type="float">
            <text:p>2.031711</text:p>
          </table:table-cell>
          <table:table-cell office:value-type="float" office:value="0.9949722" calcext:value-type="float">
            <text:p>0.9949722</text:p>
          </table:table-cell>
          <table:table-cell office:value-type="float" office:value="0.4188899" calcext:value-type="float">
            <text:p>0.4188899</text:p>
          </table:table-cell>
          <table:table-cell office:value-type="float" office:value="0.3909643" calcext:value-type="float">
            <text:p>0.3909643</text:p>
          </table:table-cell>
          <table:table-cell office:value-type="float" office:value="0" calcext:value-type="float">
            <text:p>0</text:p>
          </table:table-cell>
          <table:table-cell office:value-type="float" office:value="65.65365" calcext:value-type="float">
            <text:p>65.6536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26.49394" calcext:value-type="float">
            <text:p>26.49394</text:p>
          </table:table-cell>
          <table:table-cell office:value-type="float" office:value="1071.515" calcext:value-type="float">
            <text:p>1071.515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0892" calcext:value-type="float">
            <text:p>0.110892</text:p>
          </table:table-cell>
          <table:table-cell office:value-type="float" office:value="15.82359" calcext:value-type="float">
            <text:p>15.8235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56" calcext:value-type="float">
            <text:p>0.005110056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6755" calcext:value-type="float">
            <text:p>1.016755</text:p>
          </table:table-cell>
          <table:table-cell office:value-type="float" office:value="-0.2984633" calcext:value-type="float">
            <text:p>-0.2984633</text:p>
          </table:table-cell>
          <table:table-cell office:value-type="float" office:value="-0.08208653" calcext:value-type="float">
            <text:p>-0.08208653</text:p>
          </table:table-cell>
          <table:table-cell office:value-type="float" office:value="0.00002894573" calcext:value-type="float">
            <text:p>2.894573E-05</text:p>
          </table:table-cell>
          <table:table-cell office:value-type="float" office:value="11.48142" calcext:value-type="float">
            <text:p>11.48142</text:p>
          </table:table-cell>
          <table:table-cell office:value-type="float" office:value="0.06525312" calcext:value-type="float">
            <text:p>0.06525312</text:p>
          </table:table-cell>
          <table:table-cell office:value-type="float" office:value="0.05425338" calcext:value-type="float">
            <text:p>0.05425338</text:p>
          </table:table-cell>
          <table:table-cell office:value-type="float" office:value="0.05035792" calcext:value-type="float">
            <text:p>0.05035792</text:p>
          </table:table-cell>
          <table:table-cell office:value-type="float" office:value="0.0271361" calcext:value-type="float">
            <text:p>0.0271361</text:p>
          </table:table-cell>
          <table:table-cell office:value-type="float" office:value="0.02680952" calcext:value-type="float">
            <text:p>0.02680952</text:p>
          </table:table-cell>
          <table:table-cell office:value-type="float" office:value="0.014288" calcext:value-type="float">
            <text:p>0.014288</text:p>
          </table:table-cell>
          <table:table-cell office:value-type="float" office:value="0.01227821" calcext:value-type="float">
            <text:p>0.01227821</text:p>
          </table:table-cell>
          <table:table-cell office:value-type="float" office:value="0.02336577" calcext:value-type="float">
            <text:p>0.02336577</text:p>
          </table:table-cell>
          <table:table-cell office:value-type="float" office:value="0.01955992" calcext:value-type="float">
            <text:p>0.01955992</text:p>
          </table:table-cell>
          <table:table-cell office:value-type="float" office:value="0.01921842" calcext:value-type="float">
            <text:p>0.01921842</text:p>
          </table:table-cell>
          <table:table-cell office:value-type="float" office:value="0.01861708" calcext:value-type="float">
            <text:p>0.01861708</text:p>
          </table:table-cell>
          <table:table-cell office:value-type="float" office:value="0.0214437" calcext:value-type="float">
            <text:p>0.0214437</text:p>
          </table:table-cell>
          <table:table-cell office:value-type="float" office:value="0.005023477" calcext:value-type="float">
            <text:p>0.005023477</text:p>
          </table:table-cell>
          <table:table-cell office:value-type="float" office:value="0.003288975" calcext:value-type="float">
            <text:p>0.003288975</text:p>
          </table:table-cell>
          <table:table-cell office:value-type="float" office:value="0" calcext:value-type="float">
            <text:p>0</text:p>
          </table:table-cell>
          <table:table-cell office:value-type="float" office:value="79.90171" calcext:value-type="float">
            <text:p>79.90171</text:p>
          </table:table-cell>
          <table:table-cell office:value-type="float" office:value="39.13619" calcext:value-type="float">
            <text:p>39.13619</text:p>
          </table:table-cell>
          <table:table-cell office:value-type="float" office:value="28.85056" calcext:value-type="float">
            <text:p>28.85056</text:p>
          </table:table-cell>
          <table:table-cell office:value-type="float" office:value="27.23183" calcext:value-type="float">
            <text:p>27.23183</text:p>
          </table:table-cell>
          <table:table-cell office:value-type="float" office:value="23.14557" calcext:value-type="float">
            <text:p>23.14557</text:p>
          </table:table-cell>
          <table:table-cell office:value-type="float" office:value="8.831632" calcext:value-type="float">
            <text:p>8.831632</text:p>
          </table:table-cell>
          <table:table-cell office:value-type="float" office:value="2.515882" calcext:value-type="float">
            <text:p>2.515882</text:p>
          </table:table-cell>
          <table:table-cell office:value-type="float" office:value="3.795632" calcext:value-type="float">
            <text:p>3.795632</text:p>
          </table:table-cell>
          <table:table-cell office:value-type="float" office:value="4.230108" calcext:value-type="float">
            <text:p>4.230108</text:p>
          </table:table-cell>
          <table:table-cell office:value-type="float" office:value="4.119424" calcext:value-type="float">
            <text:p>4.119424</text:p>
          </table:table-cell>
          <table:table-cell office:value-type="float" office:value="2.031708" calcext:value-type="float">
            <text:p>2.031708</text:p>
          </table:table-cell>
          <table:table-cell office:value-type="float" office:value="0.9955788" calcext:value-type="float">
            <text:p>0.9955788</text:p>
          </table:table-cell>
          <table:table-cell office:value-type="float" office:value="0.4185766" calcext:value-type="float">
            <text:p>0.4185766</text:p>
          </table:table-cell>
          <table:table-cell office:value-type="float" office:value="0.391146" calcext:value-type="float">
            <text:p>0.391146</text:p>
          </table:table-cell>
          <table:table-cell office:value-type="float" office:value="0" calcext:value-type="float">
            <text:p>0</text:p>
          </table:table-cell>
          <table:table-cell office:value-type="float" office:value="65.15309" calcext:value-type="float">
            <text:p>65.1530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26.49186" calcext:value-type="float">
            <text:p>26.49186</text:p>
          </table:table-cell>
          <table:table-cell office:value-type="float" office:value="1071.508" calcext:value-type="float">
            <text:p>1071.50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08324" calcext:value-type="float">
            <text:p>0.1108324</text:p>
          </table:table-cell>
          <table:table-cell office:value-type="float" office:value="15.82833" calcext:value-type="float">
            <text:p>15.8283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56" calcext:value-type="float">
            <text:p>0.005110056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6712" calcext:value-type="float">
            <text:p>1.016712</text:p>
          </table:table-cell>
          <table:table-cell office:value-type="float" office:value="-0.2984641" calcext:value-type="float">
            <text:p>-0.2984641</text:p>
          </table:table-cell>
          <table:table-cell office:value-type="float" office:value="-0.08206859" calcext:value-type="float">
            <text:p>-0.08206859</text:p>
          </table:table-cell>
          <table:table-cell office:value-type="float" office:value="0.00002910451" calcext:value-type="float">
            <text:p>2.910451E-05</text:p>
          </table:table-cell>
          <table:table-cell office:value-type="float" office:value="11.48897" calcext:value-type="float">
            <text:p>11.48897</text:p>
          </table:table-cell>
          <table:table-cell office:value-type="float" office:value="0.07146576" calcext:value-type="float">
            <text:p>0.07146576</text:p>
          </table:table-cell>
          <table:table-cell office:value-type="float" office:value="0.05620582" calcext:value-type="float">
            <text:p>0.05620582</text:p>
          </table:table-cell>
          <table:table-cell office:value-type="float" office:value="0.05158361" calcext:value-type="float">
            <text:p>0.05158361</text:p>
          </table:table-cell>
          <table:table-cell office:value-type="float" office:value="0.02732934" calcext:value-type="float">
            <text:p>0.02732934</text:p>
          </table:table-cell>
          <table:table-cell office:value-type="float" office:value="0.02694546" calcext:value-type="float">
            <text:p>0.02694546</text:p>
          </table:table-cell>
          <table:table-cell office:value-type="float" office:value="0.01433928" calcext:value-type="float">
            <text:p>0.01433928</text:p>
          </table:table-cell>
          <table:table-cell office:value-type="float" office:value="0.01234205" calcext:value-type="float">
            <text:p>0.01234205</text:p>
          </table:table-cell>
          <table:table-cell office:value-type="float" office:value="0.02343631" calcext:value-type="float">
            <text:p>0.02343631</text:p>
          </table:table-cell>
          <table:table-cell office:value-type="float" office:value="0.01960869" calcext:value-type="float">
            <text:p>0.01960869</text:p>
          </table:table-cell>
          <table:table-cell office:value-type="float" office:value="0.0192326" calcext:value-type="float">
            <text:p>0.0192326</text:p>
          </table:table-cell>
          <table:table-cell office:value-type="float" office:value="0.0186299" calcext:value-type="float">
            <text:p>0.0186299</text:p>
          </table:table-cell>
          <table:table-cell office:value-type="float" office:value="0.02145268" calcext:value-type="float">
            <text:p>0.02145268</text:p>
          </table:table-cell>
          <table:table-cell office:value-type="float" office:value="0.005036946" calcext:value-type="float">
            <text:p>0.005036946</text:p>
          </table:table-cell>
          <table:table-cell office:value-type="float" office:value="0.003272381" calcext:value-type="float">
            <text:p>0.003272381</text:p>
          </table:table-cell>
          <table:table-cell office:value-type="float" office:value="0" calcext:value-type="float">
            <text:p>0</text:p>
          </table:table-cell>
          <table:table-cell office:value-type="float" office:value="70.58855" calcext:value-type="float">
            <text:p>70.58855</text:p>
          </table:table-cell>
          <table:table-cell office:value-type="float" office:value="40.15686" calcext:value-type="float">
            <text:p>40.15686</text:p>
          </table:table-cell>
          <table:table-cell office:value-type="float" office:value="29.07617" calcext:value-type="float">
            <text:p>29.07617</text:p>
          </table:table-cell>
          <table:table-cell office:value-type="float" office:value="27.09238" calcext:value-type="float">
            <text:p>27.09238</text:p>
          </table:table-cell>
          <table:table-cell office:value-type="float" office:value="22.96087" calcext:value-type="float">
            <text:p>22.96087</text:p>
          </table:table-cell>
          <table:table-cell office:value-type="float" office:value="8.806536" calcext:value-type="float">
            <text:p>8.806536</text:p>
          </table:table-cell>
          <table:table-cell office:value-type="float" office:value="2.529219" calcext:value-type="float">
            <text:p>2.529219</text:p>
          </table:table-cell>
          <table:table-cell office:value-type="float" office:value="3.793096" calcext:value-type="float">
            <text:p>3.793096</text:p>
          </table:table-cell>
          <table:table-cell office:value-type="float" office:value="4.24272" calcext:value-type="float">
            <text:p>4.24272</text:p>
          </table:table-cell>
          <table:table-cell office:value-type="float" office:value="4.11807" calcext:value-type="float">
            <text:p>4.11807</text:p>
          </table:table-cell>
          <table:table-cell office:value-type="float" office:value="2.031694" calcext:value-type="float">
            <text:p>2.031694</text:p>
          </table:table-cell>
          <table:table-cell office:value-type="float" office:value="0.9961866" calcext:value-type="float">
            <text:p>0.9961866</text:p>
          </table:table-cell>
          <table:table-cell office:value-type="float" office:value="0.4285126" calcext:value-type="float">
            <text:p>0.4285126</text:p>
          </table:table-cell>
          <table:table-cell office:value-type="float" office:value="0.3811013" calcext:value-type="float">
            <text:p>0.3811013</text:p>
          </table:table-cell>
          <table:table-cell office:value-type="float" office:value="0" calcext:value-type="float">
            <text:p>0</text:p>
          </table:table-cell>
          <table:table-cell office:value-type="float" office:value="64.66649" calcext:value-type="float">
            <text:p>64.6664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26.48876" calcext:value-type="float">
            <text:p>26.48876</text:p>
          </table:table-cell>
          <table:table-cell office:value-type="float" office:value="1071.502" calcext:value-type="float">
            <text:p>1071.502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17097" calcext:value-type="float">
            <text:p>0.1117097</text:p>
          </table:table-cell>
          <table:table-cell office:value-type="float" office:value="15.83401" calcext:value-type="float">
            <text:p>15.83401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075" calcext:value-type="float">
            <text:p>0.005110075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5844" calcext:value-type="float">
            <text:p>1.015844</text:p>
          </table:table-cell>
          <table:table-cell office:value-type="float" office:value="-0.2984656" calcext:value-type="float">
            <text:p>-0.2984656</text:p>
          </table:table-cell>
          <table:table-cell office:value-type="float" office:value="-0.08204816" calcext:value-type="float">
            <text:p>-0.08204816</text:p>
          </table:table-cell>
          <table:table-cell office:value-type="float" office:value="0.00002918632" calcext:value-type="float">
            <text:p>2.918632E-05</text:p>
          </table:table-cell>
          <table:table-cell office:value-type="float" office:value="11.4898" calcext:value-type="float">
            <text:p>11.4898</text:p>
          </table:table-cell>
          <table:table-cell office:value-type="float" office:value="0.07336982" calcext:value-type="float">
            <text:p>0.07336982</text:p>
          </table:table-cell>
          <table:table-cell office:value-type="float" office:value="0.05945681" calcext:value-type="float">
            <text:p>0.05945681</text:p>
          </table:table-cell>
          <table:table-cell office:value-type="float" office:value="0.05453226" calcext:value-type="float">
            <text:p>0.05453226</text:p>
          </table:table-cell>
          <table:table-cell office:value-type="float" office:value="0.02812663" calcext:value-type="float">
            <text:p>0.02812663</text:p>
          </table:table-cell>
          <table:table-cell office:value-type="float" office:value="0.02798893" calcext:value-type="float">
            <text:p>0.02798893</text:p>
          </table:table-cell>
          <table:table-cell office:value-type="float" office:value="0.0145429" calcext:value-type="float">
            <text:p>0.0145429</text:p>
          </table:table-cell>
          <table:table-cell office:value-type="float" office:value="0.01245785" calcext:value-type="float">
            <text:p>0.01245785</text:p>
          </table:table-cell>
          <table:table-cell office:value-type="float" office:value="0.02351297" calcext:value-type="float">
            <text:p>0.02351297</text:p>
          </table:table-cell>
          <table:table-cell office:value-type="float" office:value="0.01965775" calcext:value-type="float">
            <text:p>0.01965775</text:p>
          </table:table-cell>
          <table:table-cell office:value-type="float" office:value="0.01924725" calcext:value-type="float">
            <text:p>0.01924725</text:p>
          </table:table-cell>
          <table:table-cell office:value-type="float" office:value="0.01864312" calcext:value-type="float">
            <text:p>0.01864312</text:p>
          </table:table-cell>
          <table:table-cell office:value-type="float" office:value="0.02146182" calcext:value-type="float">
            <text:p>0.02146182</text:p>
          </table:table-cell>
          <table:table-cell office:value-type="float" office:value="0.005029154" calcext:value-type="float">
            <text:p>0.005029154</text:p>
          </table:table-cell>
          <table:table-cell office:value-type="float" office:value="0.003276864" calcext:value-type="float">
            <text:p>0.003276864</text:p>
          </table:table-cell>
          <table:table-cell office:value-type="float" office:value="0" calcext:value-type="float">
            <text:p>0</text:p>
          </table:table-cell>
          <table:table-cell office:value-type="float" office:value="57.5262" calcext:value-type="float">
            <text:p>57.5262</text:p>
          </table:table-cell>
          <table:table-cell office:value-type="float" office:value="39.20984" calcext:value-type="float">
            <text:p>39.20984</text:p>
          </table:table-cell>
          <table:table-cell office:value-type="float" office:value="28.89168" calcext:value-type="float">
            <text:p>28.89168</text:p>
          </table:table-cell>
          <table:table-cell office:value-type="float" office:value="26.9413" calcext:value-type="float">
            <text:p>26.9413</text:p>
          </table:table-cell>
          <table:table-cell office:value-type="float" office:value="22.79581" calcext:value-type="float">
            <text:p>22.79581</text:p>
          </table:table-cell>
          <table:table-cell office:value-type="float" office:value="8.786929" calcext:value-type="float">
            <text:p>8.786929</text:p>
          </table:table-cell>
          <table:table-cell office:value-type="float" office:value="2.538439" calcext:value-type="float">
            <text:p>2.538439</text:p>
          </table:table-cell>
          <table:table-cell office:value-type="float" office:value="3.790628" calcext:value-type="float">
            <text:p>3.790628</text:p>
          </table:table-cell>
          <table:table-cell office:value-type="float" office:value="4.254478" calcext:value-type="float">
            <text:p>4.254478</text:p>
          </table:table-cell>
          <table:table-cell office:value-type="float" office:value="4.116923" calcext:value-type="float">
            <text:p>4.116923</text:p>
          </table:table-cell>
          <table:table-cell office:value-type="float" office:value="2.031714" calcext:value-type="float">
            <text:p>2.031714</text:p>
          </table:table-cell>
          <table:table-cell office:value-type="float" office:value="0.9971355" calcext:value-type="float">
            <text:p>0.9971355</text:p>
          </table:table-cell>
          <table:table-cell office:value-type="float" office:value="0.4257472" calcext:value-type="float">
            <text:p>0.4257472</text:p>
          </table:table-cell>
          <table:table-cell office:value-type="float" office:value="0.3848752" calcext:value-type="float">
            <text:p>0.3848752</text:p>
          </table:table-cell>
          <table:table-cell office:value-type="float" office:value="0" calcext:value-type="float">
            <text:p>0</text:p>
          </table:table-cell>
          <table:table-cell office:value-type="float" office:value="65.22825" calcext:value-type="float">
            <text:p>65.2282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26.48524" calcext:value-type="float">
            <text:p>26.48524</text:p>
          </table:table-cell>
          <table:table-cell office:value-type="float" office:value="1071.497" calcext:value-type="float">
            <text:p>1071.497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24988" calcext:value-type="float">
            <text:p>0.1124988</text:p>
          </table:table-cell>
          <table:table-cell office:value-type="float" office:value="15.8403" calcext:value-type="float">
            <text:p>15.840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2" calcext:value-type="float">
            <text:p>0.005110132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5035" calcext:value-type="float">
            <text:p>1.015035</text:p>
          </table:table-cell>
          <table:table-cell office:value-type="float" office:value="-0.2984659" calcext:value-type="float">
            <text:p>-0.2984659</text:p>
          </table:table-cell>
          <table:table-cell office:value-type="float" office:value="-0.08202413" calcext:value-type="float">
            <text:p>-0.08202413</text:p>
          </table:table-cell>
          <table:table-cell office:value-type="float" office:value="0.00002920028" calcext:value-type="float">
            <text:p>2.920028E-05</text:p>
          </table:table-cell>
          <table:table-cell office:value-type="float" office:value="11.48801" calcext:value-type="float">
            <text:p>11.48801</text:p>
          </table:table-cell>
          <table:table-cell office:value-type="float" office:value="0.07683723" calcext:value-type="float">
            <text:p>0.07683723</text:p>
          </table:table-cell>
          <table:table-cell office:value-type="float" office:value="0.06263586" calcext:value-type="float">
            <text:p>0.06263586</text:p>
          </table:table-cell>
          <table:table-cell office:value-type="float" office:value="0.05728323" calcext:value-type="float">
            <text:p>0.05728323</text:p>
          </table:table-cell>
          <table:table-cell office:value-type="float" office:value="0.02897755" calcext:value-type="float">
            <text:p>0.02897755</text:p>
          </table:table-cell>
          <table:table-cell office:value-type="float" office:value="0.02918166" calcext:value-type="float">
            <text:p>0.02918166</text:p>
          </table:table-cell>
          <table:table-cell office:value-type="float" office:value="0.01479542" calcext:value-type="float">
            <text:p>0.01479542</text:p>
          </table:table-cell>
          <table:table-cell office:value-type="float" office:value="0.01258895" calcext:value-type="float">
            <text:p>0.01258895</text:p>
          </table:table-cell>
          <table:table-cell office:value-type="float" office:value="0.02360227" calcext:value-type="float">
            <text:p>0.02360227</text:p>
          </table:table-cell>
          <table:table-cell office:value-type="float" office:value="0.01970984" calcext:value-type="float">
            <text:p>0.01970984</text:p>
          </table:table-cell>
          <table:table-cell office:value-type="float" office:value="0.01926261" calcext:value-type="float">
            <text:p>0.01926261</text:p>
          </table:table-cell>
          <table:table-cell office:value-type="float" office:value="0.01865681" calcext:value-type="float">
            <text:p>0.01865681</text:p>
          </table:table-cell>
          <table:table-cell office:value-type="float" office:value="0.02147058" calcext:value-type="float">
            <text:p>0.02147058</text:p>
          </table:table-cell>
          <table:table-cell office:value-type="float" office:value="0.005020395" calcext:value-type="float">
            <text:p>0.005020395</text:p>
          </table:table-cell>
          <table:table-cell office:value-type="float" office:value="0.00328151" calcext:value-type="float">
            <text:p>0.00328151</text:p>
          </table:table-cell>
          <table:table-cell office:value-type="float" office:value="0" calcext:value-type="float">
            <text:p>0</text:p>
          </table:table-cell>
          <table:table-cell office:value-type="float" office:value="51.04716" calcext:value-type="float">
            <text:p>51.04716</text:p>
          </table:table-cell>
          <table:table-cell office:value-type="float" office:value="38.91486" calcext:value-type="float">
            <text:p>38.91486</text:p>
          </table:table-cell>
          <table:table-cell office:value-type="float" office:value="28.6419" calcext:value-type="float">
            <text:p>28.6419</text:p>
          </table:table-cell>
          <table:table-cell office:value-type="float" office:value="26.70525" calcext:value-type="float">
            <text:p>26.70525</text:p>
          </table:table-cell>
          <table:table-cell office:value-type="float" office:value="22.59494" calcext:value-type="float">
            <text:p>22.59494</text:p>
          </table:table-cell>
          <table:table-cell office:value-type="float" office:value="8.771105" calcext:value-type="float">
            <text:p>8.771105</text:p>
          </table:table-cell>
          <table:table-cell office:value-type="float" office:value="2.540812" calcext:value-type="float">
            <text:p>2.540812</text:p>
          </table:table-cell>
          <table:table-cell office:value-type="float" office:value="3.78896" calcext:value-type="float">
            <text:p>3.78896</text:p>
          </table:table-cell>
          <table:table-cell office:value-type="float" office:value="4.265534" calcext:value-type="float">
            <text:p>4.265534</text:p>
          </table:table-cell>
          <table:table-cell office:value-type="float" office:value="4.115957" calcext:value-type="float">
            <text:p>4.115957</text:p>
          </table:table-cell>
          <table:table-cell office:value-type="float" office:value="2.031781" calcext:value-type="float">
            <text:p>2.031781</text:p>
          </table:table-cell>
          <table:table-cell office:value-type="float" office:value="0.9978803" calcext:value-type="float">
            <text:p>0.9978803</text:p>
          </table:table-cell>
          <table:table-cell office:value-type="float" office:value="0.4226094" calcext:value-type="float">
            <text:p>0.4226094</text:p>
          </table:table-cell>
          <table:table-cell office:value-type="float" office:value="0.388976" calcext:value-type="float">
            <text:p>0.388976</text:p>
          </table:table-cell>
          <table:table-cell office:value-type="float" office:value="0" calcext:value-type="float">
            <text:p>0</text:p>
          </table:table-cell>
          <table:table-cell office:value-type="float" office:value="65.62832" calcext:value-type="float">
            <text:p>65.62832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26.48201" calcext:value-type="float">
            <text:p>26.48201</text:p>
          </table:table-cell>
          <table:table-cell office:value-type="float" office:value="1071.493" calcext:value-type="float">
            <text:p>1071.493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32898" calcext:value-type="float">
            <text:p>0.1132898</text:p>
          </table:table-cell>
          <table:table-cell office:value-type="float" office:value="15.84613" calcext:value-type="float">
            <text:p>15.84613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379" calcext:value-type="float">
            <text:p>1.014379</text:p>
          </table:table-cell>
          <table:table-cell office:value-type="float" office:value="-0.2984682" calcext:value-type="float">
            <text:p>-0.2984682</text:p>
          </table:table-cell>
          <table:table-cell office:value-type="float" office:value="-0.08199775" calcext:value-type="float">
            <text:p>-0.08199775</text:p>
          </table:table-cell>
          <table:table-cell office:value-type="float" office:value="0.00002920909" calcext:value-type="float">
            <text:p>2.920909E-05</text:p>
          </table:table-cell>
          <table:table-cell office:value-type="float" office:value="11.48544" calcext:value-type="float">
            <text:p>11.48544</text:p>
          </table:table-cell>
          <table:table-cell office:value-type="float" office:value="0.08152163" calcext:value-type="float">
            <text:p>0.08152163</text:p>
          </table:table-cell>
          <table:table-cell office:value-type="float" office:value="0.06642352" calcext:value-type="float">
            <text:p>0.06642352</text:p>
          </table:table-cell>
          <table:table-cell office:value-type="float" office:value="0.06039646" calcext:value-type="float">
            <text:p>0.06039646</text:p>
          </table:table-cell>
          <table:table-cell office:value-type="float" office:value="0.02999929" calcext:value-type="float">
            <text:p>0.02999929</text:p>
          </table:table-cell>
          <table:table-cell office:value-type="float" office:value="0.03050822" calcext:value-type="float">
            <text:p>0.03050822</text:p>
          </table:table-cell>
          <table:table-cell office:value-type="float" office:value="0.01507911" calcext:value-type="float">
            <text:p>0.01507911</text:p>
          </table:table-cell>
          <table:table-cell office:value-type="float" office:value="0.01274139" calcext:value-type="float">
            <text:p>0.01274139</text:p>
          </table:table-cell>
          <table:table-cell office:value-type="float" office:value="0.02369846" calcext:value-type="float">
            <text:p>0.02369846</text:p>
          </table:table-cell>
          <table:table-cell office:value-type="float" office:value="0.019768" calcext:value-type="float">
            <text:p>0.019768</text:p>
          </table:table-cell>
          <table:table-cell office:value-type="float" office:value="0.01927834" calcext:value-type="float">
            <text:p>0.01927834</text:p>
          </table:table-cell>
          <table:table-cell office:value-type="float" office:value="0.01867078" calcext:value-type="float">
            <text:p>0.01867078</text:p>
          </table:table-cell>
          <table:table-cell office:value-type="float" office:value="0.02147868" calcext:value-type="float">
            <text:p>0.02147868</text:p>
          </table:table-cell>
          <table:table-cell office:value-type="float" office:value="0.005013603" calcext:value-type="float">
            <text:p>0.005013603</text:p>
          </table:table-cell>
          <table:table-cell office:value-type="float" office:value="0.00328367" calcext:value-type="float">
            <text:p>0.00328367</text:p>
          </table:table-cell>
          <table:table-cell office:value-type="float" office:value="0" calcext:value-type="float">
            <text:p>0</text:p>
          </table:table-cell>
          <table:table-cell office:value-type="float" office:value="50.83723" calcext:value-type="float">
            <text:p>50.83723</text:p>
          </table:table-cell>
          <table:table-cell office:value-type="float" office:value="38.59888" calcext:value-type="float">
            <text:p>38.59888</text:p>
          </table:table-cell>
          <table:table-cell office:value-type="float" office:value="28.92696" calcext:value-type="float">
            <text:p>28.92696</text:p>
          </table:table-cell>
          <table:table-cell office:value-type="float" office:value="26.46301" calcext:value-type="float">
            <text:p>26.46301</text:p>
          </table:table-cell>
          <table:table-cell office:value-type="float" office:value="22.37768" calcext:value-type="float">
            <text:p>22.37768</text:p>
          </table:table-cell>
          <table:table-cell office:value-type="float" office:value="8.750601" calcext:value-type="float">
            <text:p>8.750601</text:p>
          </table:table-cell>
          <table:table-cell office:value-type="float" office:value="2.545679" calcext:value-type="float">
            <text:p>2.545679</text:p>
          </table:table-cell>
          <table:table-cell office:value-type="float" office:value="3.785476" calcext:value-type="float">
            <text:p>3.785476</text:p>
          </table:table-cell>
          <table:table-cell office:value-type="float" office:value="4.278049" calcext:value-type="float">
            <text:p>4.278049</text:p>
          </table:table-cell>
          <table:table-cell office:value-type="float" office:value="4.114308" calcext:value-type="float">
            <text:p>4.114308</text:p>
          </table:table-cell>
          <table:table-cell office:value-type="float" office:value="2.031848" calcext:value-type="float">
            <text:p>2.031848</text:p>
          </table:table-cell>
          <table:table-cell office:value-type="float" office:value="0.9984776" calcext:value-type="float">
            <text:p>0.9984776</text:p>
          </table:table-cell>
          <table:table-cell office:value-type="float" office:value="0.4203683" calcext:value-type="float">
            <text:p>0.4203683</text:p>
          </table:table-cell>
          <table:table-cell office:value-type="float" office:value="0.3919249" calcext:value-type="float">
            <text:p>0.3919249</text:p>
          </table:table-cell>
          <table:table-cell office:value-type="float" office:value="0" calcext:value-type="float">
            <text:p>0</text:p>
          </table:table-cell>
          <table:table-cell office:value-type="float" office:value="65.91881" calcext:value-type="float">
            <text:p>65.9188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26.47896" calcext:value-type="float">
            <text:p>26.47896</text:p>
          </table:table-cell>
          <table:table-cell office:value-type="float" office:value="1071.491" calcext:value-type="float">
            <text:p>1071.491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41234" calcext:value-type="float">
            <text:p>0.1141234</text:p>
          </table:table-cell>
          <table:table-cell office:value-type="float" office:value="15.85089" calcext:value-type="float">
            <text:p>15.8508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384" calcext:value-type="float">
            <text:p>1.014384</text:p>
          </table:table-cell>
          <table:table-cell office:value-type="float" office:value="-0.2984693" calcext:value-type="float">
            <text:p>-0.2984693</text:p>
          </table:table-cell>
          <table:table-cell office:value-type="float" office:value="-0.08197" calcext:value-type="float">
            <text:p>-0.08197</text:p>
          </table:table-cell>
          <table:table-cell office:value-type="float" office:value="0.00002922384" calcext:value-type="float">
            <text:p>2.922384E-05</text:p>
          </table:table-cell>
          <table:table-cell office:value-type="float" office:value="11.48271" calcext:value-type="float">
            <text:p>11.48271</text:p>
          </table:table-cell>
          <table:table-cell office:value-type="float" office:value="0.08641464" calcext:value-type="float">
            <text:p>0.08641464</text:p>
          </table:table-cell>
          <table:table-cell office:value-type="float" office:value="0.07126816" calcext:value-type="float">
            <text:p>0.07126816</text:p>
          </table:table-cell>
          <table:table-cell office:value-type="float" office:value="0.06258101" calcext:value-type="float">
            <text:p>0.06258101</text:p>
          </table:table-cell>
          <table:table-cell office:value-type="float" office:value="0.03097536" calcext:value-type="float">
            <text:p>0.03097536</text:p>
          </table:table-cell>
          <table:table-cell office:value-type="float" office:value="0.0317896" calcext:value-type="float">
            <text:p>0.0317896</text:p>
          </table:table-cell>
          <table:table-cell office:value-type="float" office:value="0.01535891" calcext:value-type="float">
            <text:p>0.01535891</text:p>
          </table:table-cell>
          <table:table-cell office:value-type="float" office:value="0.01289633" calcext:value-type="float">
            <text:p>0.01289633</text:p>
          </table:table-cell>
          <table:table-cell office:value-type="float" office:value="0.02380188" calcext:value-type="float">
            <text:p>0.02380188</text:p>
          </table:table-cell>
          <table:table-cell office:value-type="float" office:value="0.01983019" calcext:value-type="float">
            <text:p>0.01983019</text:p>
          </table:table-cell>
          <table:table-cell office:value-type="float" office:value="0.0192956" calcext:value-type="float">
            <text:p>0.0192956</text:p>
          </table:table-cell>
          <table:table-cell office:value-type="float" office:value="0.018685" calcext:value-type="float">
            <text:p>0.018685</text:p>
          </table:table-cell>
          <table:table-cell office:value-type="float" office:value="0.02148615" calcext:value-type="float">
            <text:p>0.02148615</text:p>
          </table:table-cell>
          <table:table-cell office:value-type="float" office:value="0.005010532" calcext:value-type="float">
            <text:p>0.005010532</text:p>
          </table:table-cell>
          <table:table-cell office:value-type="float" office:value="0.003283351" calcext:value-type="float">
            <text:p>0.003283351</text:p>
          </table:table-cell>
          <table:table-cell office:value-type="float" office:value="0" calcext:value-type="float">
            <text:p>0</text:p>
          </table:table-cell>
          <table:table-cell office:value-type="float" office:value="53.65145" calcext:value-type="float">
            <text:p>53.65145</text:p>
          </table:table-cell>
          <table:table-cell office:value-type="float" office:value="38.59096" calcext:value-type="float">
            <text:p>38.59096</text:p>
          </table:table-cell>
          <table:table-cell office:value-type="float" office:value="29.45484" calcext:value-type="float">
            <text:p>29.45484</text:p>
          </table:table-cell>
          <table:table-cell office:value-type="float" office:value="26.05356" calcext:value-type="float">
            <text:p>26.05356</text:p>
          </table:table-cell>
          <table:table-cell office:value-type="float" office:value="22.11624" calcext:value-type="float">
            <text:p>22.11624</text:p>
          </table:table-cell>
          <table:table-cell office:value-type="float" office:value="8.723505" calcext:value-type="float">
            <text:p>8.723505</text:p>
          </table:table-cell>
          <table:table-cell office:value-type="float" office:value="2.552072" calcext:value-type="float">
            <text:p>2.552072</text:p>
          </table:table-cell>
          <table:table-cell office:value-type="float" office:value="3.781898" calcext:value-type="float">
            <text:p>3.781898</text:p>
          </table:table-cell>
          <table:table-cell office:value-type="float" office:value="4.289681" calcext:value-type="float">
            <text:p>4.289681</text:p>
          </table:table-cell>
          <table:table-cell office:value-type="float" office:value="4.112891" calcext:value-type="float">
            <text:p>4.112891</text:p>
          </table:table-cell>
          <table:table-cell office:value-type="float" office:value="2.031891" calcext:value-type="float">
            <text:p>2.031891</text:p>
          </table:table-cell>
          <table:table-cell office:value-type="float" office:value="0.9989898" calcext:value-type="float">
            <text:p>0.9989898</text:p>
          </table:table-cell>
          <table:table-cell office:value-type="float" office:value="0.4197388" calcext:value-type="float">
            <text:p>0.4197388</text:p>
          </table:table-cell>
          <table:table-cell office:value-type="float" office:value="0.3922923" calcext:value-type="float">
            <text:p>0.3922923</text:p>
          </table:table-cell>
          <table:table-cell office:value-type="float" office:value="0" calcext:value-type="float">
            <text:p>0</text:p>
          </table:table-cell>
          <table:table-cell office:value-type="float" office:value="66.27101" calcext:value-type="float">
            <text:p>66.27101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26.47555" calcext:value-type="float">
            <text:p>26.47555</text:p>
          </table:table-cell>
          <table:table-cell office:value-type="float" office:value="1071.488" calcext:value-type="float">
            <text:p>1071.48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47655" calcext:value-type="float">
            <text:p>0.1147655</text:p>
          </table:table-cell>
          <table:table-cell office:value-type="float" office:value="15.85609" calcext:value-type="float">
            <text:p>15.8560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391" calcext:value-type="float">
            <text:p>1.014391</text:p>
          </table:table-cell>
          <table:table-cell office:value-type="float" office:value="-0.2984686" calcext:value-type="float">
            <text:p>-0.2984686</text:p>
          </table:table-cell>
          <table:table-cell office:value-type="float" office:value="-0.08194169" calcext:value-type="float">
            <text:p>-0.08194169</text:p>
          </table:table-cell>
          <table:table-cell office:value-type="float" office:value="0.00002922709" calcext:value-type="float">
            <text:p>2.922709E-05</text:p>
          </table:table-cell>
          <table:table-cell office:value-type="float" office:value="11.47911" calcext:value-type="float">
            <text:p>11.47911</text:p>
          </table:table-cell>
          <table:table-cell office:value-type="float" office:value="0.09161794" calcext:value-type="float">
            <text:p>0.09161794</text:p>
          </table:table-cell>
          <table:table-cell office:value-type="float" office:value="0.07434662" calcext:value-type="float">
            <text:p>0.07434662</text:p>
          </table:table-cell>
          <table:table-cell office:value-type="float" office:value="0.06424322" calcext:value-type="float">
            <text:p>0.06424322</text:p>
          </table:table-cell>
          <table:table-cell office:value-type="float" office:value="0.03189468" calcext:value-type="float">
            <text:p>0.03189468</text:p>
          </table:table-cell>
          <table:table-cell office:value-type="float" office:value="0.03291038" calcext:value-type="float">
            <text:p>0.03291038</text:p>
          </table:table-cell>
          <table:table-cell office:value-type="float" office:value="0.01560345" calcext:value-type="float">
            <text:p>0.01560345</text:p>
          </table:table-cell>
          <table:table-cell office:value-type="float" office:value="0.01303471" calcext:value-type="float">
            <text:p>0.01303471</text:p>
          </table:table-cell>
          <table:table-cell office:value-type="float" office:value="0.02390756" calcext:value-type="float">
            <text:p>0.02390756</text:p>
          </table:table-cell>
          <table:table-cell office:value-type="float" office:value="0.01989568" calcext:value-type="float">
            <text:p>0.01989568</text:p>
          </table:table-cell>
          <table:table-cell office:value-type="float" office:value="0.01931458" calcext:value-type="float">
            <text:p>0.01931458</text:p>
          </table:table-cell>
          <table:table-cell office:value-type="float" office:value="0.0186995" calcext:value-type="float">
            <text:p>0.0186995</text:p>
          </table:table-cell>
          <table:table-cell office:value-type="float" office:value="0.02149306" calcext:value-type="float">
            <text:p>0.02149306</text:p>
          </table:table-cell>
          <table:table-cell office:value-type="float" office:value="0.0050084" calcext:value-type="float">
            <text:p>0.0050084</text:p>
          </table:table-cell>
          <table:table-cell office:value-type="float" office:value="0.003282536" calcext:value-type="float">
            <text:p>0.003282536</text:p>
          </table:table-cell>
          <table:table-cell office:value-type="float" office:value="0" calcext:value-type="float">
            <text:p>0</text:p>
          </table:table-cell>
          <table:table-cell office:value-type="float" office:value="56.38347" calcext:value-type="float">
            <text:p>56.38347</text:p>
          </table:table-cell>
          <table:table-cell office:value-type="float" office:value="38.54872" calcext:value-type="float">
            <text:p>38.54872</text:p>
          </table:table-cell>
          <table:table-cell office:value-type="float" office:value="29.83665" calcext:value-type="float">
            <text:p>29.83665</text:p>
          </table:table-cell>
          <table:table-cell office:value-type="float" office:value="25.80331" calcext:value-type="float">
            <text:p>25.80331</text:p>
          </table:table-cell>
          <table:table-cell office:value-type="float" office:value="21.79947" calcext:value-type="float">
            <text:p>21.79947</text:p>
          </table:table-cell>
          <table:table-cell office:value-type="float" office:value="8.686329" calcext:value-type="float">
            <text:p>8.686329</text:p>
          </table:table-cell>
          <table:table-cell office:value-type="float" office:value="2.558431" calcext:value-type="float">
            <text:p>2.558431</text:p>
          </table:table-cell>
          <table:table-cell office:value-type="float" office:value="3.778473" calcext:value-type="float">
            <text:p>3.778473</text:p>
          </table:table-cell>
          <table:table-cell office:value-type="float" office:value="4.300462" calcext:value-type="float">
            <text:p>4.300462</text:p>
          </table:table-cell>
          <table:table-cell office:value-type="float" office:value="4.111686" calcext:value-type="float">
            <text:p>4.111686</text:p>
          </table:table-cell>
          <table:table-cell office:value-type="float" office:value="2.031916" calcext:value-type="float">
            <text:p>2.031916</text:p>
          </table:table-cell>
          <table:table-cell office:value-type="float" office:value="0.9994772" calcext:value-type="float">
            <text:p>0.9994772</text:p>
          </table:table-cell>
          <table:table-cell office:value-type="float" office:value="0.4195032" calcext:value-type="float">
            <text:p>0.4195032</text:p>
          </table:table-cell>
          <table:table-cell office:value-type="float" office:value="0.3923344" calcext:value-type="float">
            <text:p>0.3923344</text:p>
          </table:table-cell>
          <table:table-cell office:value-type="float" office:value="0" calcext:value-type="float">
            <text:p>0</text:p>
          </table:table-cell>
          <table:table-cell office:value-type="float" office:value="66.50266" calcext:value-type="float">
            <text:p>66.5026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26.47239" calcext:value-type="float">
            <text:p>26.47239</text:p>
          </table:table-cell>
          <table:table-cell office:value-type="float" office:value="1071.486" calcext:value-type="float">
            <text:p>1071.486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54475" calcext:value-type="float">
            <text:p>0.1154475</text:p>
          </table:table-cell>
          <table:table-cell office:value-type="float" office:value="15.86112" calcext:value-type="float">
            <text:p>15.86112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405" calcext:value-type="float">
            <text:p>1.014405</text:p>
          </table:table-cell>
          <table:table-cell office:value-type="float" office:value="-0.2984707" calcext:value-type="float">
            <text:p>-0.2984707</text:p>
          </table:table-cell>
          <table:table-cell office:value-type="float" office:value="-0.0819117" calcext:value-type="float">
            <text:p>-0.0819117</text:p>
          </table:table-cell>
          <table:table-cell office:value-type="float" office:value="0.00002922709" calcext:value-type="float">
            <text:p>2.922709E-05</text:p>
          </table:table-cell>
          <table:table-cell office:value-type="float" office:value="11.47529" calcext:value-type="float">
            <text:p>11.47529</text:p>
          </table:table-cell>
          <table:table-cell office:value-type="float" office:value="0.09687942" calcext:value-type="float">
            <text:p>0.09687942</text:p>
          </table:table-cell>
          <table:table-cell office:value-type="float" office:value="0.07858054" calcext:value-type="float">
            <text:p>0.07858054</text:p>
          </table:table-cell>
          <table:table-cell office:value-type="float" office:value="0.06577113" calcext:value-type="float">
            <text:p>0.06577113</text:p>
          </table:table-cell>
          <table:table-cell office:value-type="float" office:value="0.03282879" calcext:value-type="float">
            <text:p>0.03282879</text:p>
          </table:table-cell>
          <table:table-cell office:value-type="float" office:value="0.03403866" calcext:value-type="float">
            <text:p>0.03403866</text:p>
          </table:table-cell>
          <table:table-cell office:value-type="float" office:value="0.01584778" calcext:value-type="float">
            <text:p>0.01584778</text:p>
          </table:table-cell>
          <table:table-cell office:value-type="float" office:value="0.01317201" calcext:value-type="float">
            <text:p>0.01317201</text:p>
          </table:table-cell>
          <table:table-cell office:value-type="float" office:value="0.02401375" calcext:value-type="float">
            <text:p>0.02401375</text:p>
          </table:table-cell>
          <table:table-cell office:value-type="float" office:value="0.01996334" calcext:value-type="float">
            <text:p>0.01996334</text:p>
          </table:table-cell>
          <table:table-cell office:value-type="float" office:value="0.01933528" calcext:value-type="float">
            <text:p>0.01933528</text:p>
          </table:table-cell>
          <table:table-cell office:value-type="float" office:value="0.01871439" calcext:value-type="float">
            <text:p>0.01871439</text:p>
          </table:table-cell>
          <table:table-cell office:value-type="float" office:value="0.02149952" calcext:value-type="float">
            <text:p>0.02149952</text:p>
          </table:table-cell>
          <table:table-cell office:value-type="float" office:value="0.005005899" calcext:value-type="float">
            <text:p>0.005005899</text:p>
          </table:table-cell>
          <table:table-cell office:value-type="float" office:value="0.003280863" calcext:value-type="float">
            <text:p>0.003280863</text:p>
          </table:table-cell>
          <table:table-cell office:value-type="float" office:value="0" calcext:value-type="float">
            <text:p>0</text:p>
          </table:table-cell>
          <table:table-cell office:value-type="float" office:value="56.2733" calcext:value-type="float">
            <text:p>56.2733</text:p>
          </table:table-cell>
          <table:table-cell office:value-type="float" office:value="38.44379" calcext:value-type="float">
            <text:p>38.44379</text:p>
          </table:table-cell>
          <table:table-cell office:value-type="float" office:value="30.03853" calcext:value-type="float">
            <text:p>30.03853</text:p>
          </table:table-cell>
          <table:table-cell office:value-type="float" office:value="25.68365" calcext:value-type="float">
            <text:p>25.68365</text:p>
          </table:table-cell>
          <table:table-cell office:value-type="float" office:value="21.56648" calcext:value-type="float">
            <text:p>21.56648</text:p>
          </table:table-cell>
          <table:table-cell office:value-type="float" office:value="8.64772" calcext:value-type="float">
            <text:p>8.64772</text:p>
          </table:table-cell>
          <table:table-cell office:value-type="float" office:value="2.564369" calcext:value-type="float">
            <text:p>2.564369</text:p>
          </table:table-cell>
          <table:table-cell office:value-type="float" office:value="3.775176" calcext:value-type="float">
            <text:p>3.775176</text:p>
          </table:table-cell>
          <table:table-cell office:value-type="float" office:value="4.310479" calcext:value-type="float">
            <text:p>4.310479</text:p>
          </table:table-cell>
          <table:table-cell office:value-type="float" office:value="4.110653" calcext:value-type="float">
            <text:p>4.110653</text:p>
          </table:table-cell>
          <table:table-cell office:value-type="float" office:value="2.031925" calcext:value-type="float">
            <text:p>2.031925</text:p>
          </table:table-cell>
          <table:table-cell office:value-type="float" office:value="0.9999413" calcext:value-type="float">
            <text:p>0.9999413</text:p>
          </table:table-cell>
          <table:table-cell office:value-type="float" office:value="0.4191008" calcext:value-type="float">
            <text:p>0.4191008</text:p>
          </table:table-cell>
          <table:table-cell office:value-type="float" office:value="0.3924061" calcext:value-type="float">
            <text:p>0.3924061</text:p>
          </table:table-cell>
          <table:table-cell office:value-type="float" office:value="0" calcext:value-type="float">
            <text:p>0</text:p>
          </table:table-cell>
          <table:table-cell office:value-type="float" office:value="66.72763" calcext:value-type="float">
            <text:p>66.72763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26.46964" calcext:value-type="float">
            <text:p>26.46964</text:p>
          </table:table-cell>
          <table:table-cell office:value-type="float" office:value="1071.484" calcext:value-type="float">
            <text:p>1071.484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62242" calcext:value-type="float">
            <text:p>0.1162242</text:p>
          </table:table-cell>
          <table:table-cell office:value-type="float" office:value="15.86551" calcext:value-type="float">
            <text:p>15.86551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-0.2984721" calcext:value-type="float">
            <text:p>-0.2984721</text:p>
          </table:table-cell>
          <table:table-cell office:value-type="float" office:value="-0.08188052" calcext:value-type="float">
            <text:p>-0.08188052</text:p>
          </table:table-cell>
          <table:table-cell office:value-type="float" office:value="0.00002923217" calcext:value-type="float">
            <text:p>2.923217E-05</text:p>
          </table:table-cell>
          <table:table-cell office:value-type="float" office:value="11.47192" calcext:value-type="float">
            <text:p>11.47192</text:p>
          </table:table-cell>
          <table:table-cell office:value-type="float" office:value="0.1021087" calcext:value-type="float">
            <text:p>0.1021087</text:p>
          </table:table-cell>
          <table:table-cell office:value-type="float" office:value="0.08298487" calcext:value-type="float">
            <text:p>0.08298487</text:p>
          </table:table-cell>
          <table:table-cell office:value-type="float" office:value="0.06831385" calcext:value-type="float">
            <text:p>0.06831385</text:p>
          </table:table-cell>
          <table:table-cell office:value-type="float" office:value="0.03385705" calcext:value-type="float">
            <text:p>0.03385705</text:p>
          </table:table-cell>
          <table:table-cell office:value-type="float" office:value="0.03519012" calcext:value-type="float">
            <text:p>0.03519012</text:p>
          </table:table-cell>
          <table:table-cell office:value-type="float" office:value="0.01610619" calcext:value-type="float">
            <text:p>0.01610619</text:p>
          </table:table-cell>
          <table:table-cell office:value-type="float" office:value="0.01331733" calcext:value-type="float">
            <text:p>0.01331733</text:p>
          </table:table-cell>
          <table:table-cell office:value-type="float" office:value="0.02412189" calcext:value-type="float">
            <text:p>0.02412189</text:p>
          </table:table-cell>
          <table:table-cell office:value-type="float" office:value="0.02003262" calcext:value-type="float">
            <text:p>0.02003262</text:p>
          </table:table-cell>
          <table:table-cell office:value-type="float" office:value="0.01935756" calcext:value-type="float">
            <text:p>0.01935756</text:p>
          </table:table-cell>
          <table:table-cell office:value-type="float" office:value="0.01872967" calcext:value-type="float">
            <text:p>0.01872967</text:p>
          </table:table-cell>
          <table:table-cell office:value-type="float" office:value="0.0215056" calcext:value-type="float">
            <text:p>0.0215056</text:p>
          </table:table-cell>
          <table:table-cell office:value-type="float" office:value="0.005003476" calcext:value-type="float">
            <text:p>0.005003476</text:p>
          </table:table-cell>
          <table:table-cell office:value-type="float" office:value="0.00327945" calcext:value-type="float">
            <text:p>0.00327945</text:p>
          </table:table-cell>
          <table:table-cell office:value-type="float" office:value="0" calcext:value-type="float">
            <text:p>0</text:p>
          </table:table-cell>
          <table:table-cell office:value-type="float" office:value="59.42191" calcext:value-type="float">
            <text:p>59.42191</text:p>
          </table:table-cell>
          <table:table-cell office:value-type="float" office:value="38.37392" calcext:value-type="float">
            <text:p>38.37392</text:p>
          </table:table-cell>
          <table:table-cell office:value-type="float" office:value="30.06902" calcext:value-type="float">
            <text:p>30.06902</text:p>
          </table:table-cell>
          <table:table-cell office:value-type="float" office:value="25.74311" calcext:value-type="float">
            <text:p>25.74311</text:p>
          </table:table-cell>
          <table:table-cell office:value-type="float" office:value="21.36203" calcext:value-type="float">
            <text:p>21.36203</text:p>
          </table:table-cell>
          <table:table-cell office:value-type="float" office:value="8.619109" calcext:value-type="float">
            <text:p>8.619109</text:p>
          </table:table-cell>
          <table:table-cell office:value-type="float" office:value="2.571559" calcext:value-type="float">
            <text:p>2.571559</text:p>
          </table:table-cell>
          <table:table-cell office:value-type="float" office:value="3.771969" calcext:value-type="float">
            <text:p>3.771969</text:p>
          </table:table-cell>
          <table:table-cell office:value-type="float" office:value="4.319797" calcext:value-type="float">
            <text:p>4.319797</text:p>
          </table:table-cell>
          <table:table-cell office:value-type="float" office:value="4.109759" calcext:value-type="float">
            <text:p>4.109759</text:p>
          </table:table-cell>
          <table:table-cell office:value-type="float" office:value="2.03192" calcext:value-type="float">
            <text:p>2.03192</text:p>
          </table:table-cell>
          <table:table-cell office:value-type="float" office:value="1.000389" calcext:value-type="float">
            <text:p>1.000389</text:p>
          </table:table-cell>
          <table:table-cell office:value-type="float" office:value="0.4187438" calcext:value-type="float">
            <text:p>0.4187438</text:p>
          </table:table-cell>
          <table:table-cell office:value-type="float" office:value="0.3924819" calcext:value-type="float">
            <text:p>0.3924819</text:p>
          </table:table-cell>
          <table:table-cell office:value-type="float" office:value="0" calcext:value-type="float">
            <text:p>0</text:p>
          </table:table-cell>
          <table:table-cell office:value-type="float" office:value="66.99035" calcext:value-type="float">
            <text:p>66.99035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26.46712" calcext:value-type="float">
            <text:p>26.46712</text:p>
          </table:table-cell>
          <table:table-cell office:value-type="float" office:value="1071.482" calcext:value-type="float">
            <text:p>1071.482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7027" calcext:value-type="float">
            <text:p>0.117027</text:p>
          </table:table-cell>
          <table:table-cell office:value-type="float" office:value="15.86969" calcext:value-type="float">
            <text:p>15.86969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-0.2984737" calcext:value-type="float">
            <text:p>-0.2984737</text:p>
          </table:table-cell>
          <table:table-cell office:value-type="float" office:value="-0.08184827" calcext:value-type="float">
            <text:p>-0.08184827</text:p>
          </table:table-cell>
          <table:table-cell office:value-type="float" office:value="0.00002923217" calcext:value-type="float">
            <text:p>2.923217E-05</text:p>
          </table:table-cell>
          <table:table-cell office:value-type="float" office:value="11.4683" calcext:value-type="float">
            <text:p>11.4683</text:p>
          </table:table-cell>
          <table:table-cell office:value-type="float" office:value="0.1070703" calcext:value-type="float">
            <text:p>0.1070703</text:p>
          </table:table-cell>
          <table:table-cell office:value-type="float" office:value="0.08776437" calcext:value-type="float">
            <text:p>0.08776437</text:p>
          </table:table-cell>
          <table:table-cell office:value-type="float" office:value="0.07223644" calcext:value-type="float">
            <text:p>0.07223644</text:p>
          </table:table-cell>
          <table:table-cell office:value-type="float" office:value="0.03499286" calcext:value-type="float">
            <text:p>0.03499286</text:p>
          </table:table-cell>
          <table:table-cell office:value-type="float" office:value="0.0361918" calcext:value-type="float">
            <text:p>0.0361918</text:p>
          </table:table-cell>
          <table:table-cell office:value-type="float" office:value="0.01635376" calcext:value-type="float">
            <text:p>0.01635376</text:p>
          </table:table-cell>
          <table:table-cell office:value-type="float" office:value="0.01346364" calcext:value-type="float">
            <text:p>0.01346364</text:p>
          </table:table-cell>
          <table:table-cell office:value-type="float" office:value="0.02423194" calcext:value-type="float">
            <text:p>0.02423194</text:p>
          </table:table-cell>
          <table:table-cell office:value-type="float" office:value="0.02010464" calcext:value-type="float">
            <text:p>0.02010464</text:p>
          </table:table-cell>
          <table:table-cell office:value-type="float" office:value="0.01938094" calcext:value-type="float">
            <text:p>0.01938094</text:p>
          </table:table-cell>
          <table:table-cell office:value-type="float" office:value="0.01874534" calcext:value-type="float">
            <text:p>0.01874534</text:p>
          </table:table-cell>
          <table:table-cell office:value-type="float" office:value="0.02151137" calcext:value-type="float">
            <text:p>0.02151137</text:p>
          </table:table-cell>
          <table:table-cell office:value-type="float" office:value="0.0050011" calcext:value-type="float">
            <text:p>0.0050011</text:p>
          </table:table-cell>
          <table:table-cell office:value-type="float" office:value="0.003277797" calcext:value-type="float">
            <text:p>0.003277797</text:p>
          </table:table-cell>
          <table:table-cell office:value-type="float" office:value="0" calcext:value-type="float">
            <text:p>0</text:p>
          </table:table-cell>
          <table:table-cell office:value-type="float" office:value="59.56307" calcext:value-type="float">
            <text:p>59.56307</text:p>
          </table:table-cell>
          <table:table-cell office:value-type="float" office:value="38.33541" calcext:value-type="float">
            <text:p>38.33541</text:p>
          </table:table-cell>
          <table:table-cell office:value-type="float" office:value="30.11546" calcext:value-type="float">
            <text:p>30.11546</text:p>
          </table:table-cell>
          <table:table-cell office:value-type="float" office:value="26.02688" calcext:value-type="float">
            <text:p>26.02688</text:p>
          </table:table-cell>
          <table:table-cell office:value-type="float" office:value="20.88846" calcext:value-type="float">
            <text:p>20.88846</text:p>
          </table:table-cell>
          <table:table-cell office:value-type="float" office:value="8.575394" calcext:value-type="float">
            <text:p>8.575394</text:p>
          </table:table-cell>
          <table:table-cell office:value-type="float" office:value="2.578939" calcext:value-type="float">
            <text:p>2.578939</text:p>
          </table:table-cell>
          <table:table-cell office:value-type="float" office:value="3.768119" calcext:value-type="float">
            <text:p>3.768119</text:p>
          </table:table-cell>
          <table:table-cell office:value-type="float" office:value="4.329592" calcext:value-type="float">
            <text:p>4.329592</text:p>
          </table:table-cell>
          <table:table-cell office:value-type="float" office:value="4.108499" calcext:value-type="float">
            <text:p>4.108499</text:p>
          </table:table-cell>
          <table:table-cell office:value-type="float" office:value="2.031898" calcext:value-type="float">
            <text:p>2.031898</text:p>
          </table:table-cell>
          <table:table-cell office:value-type="float" office:value="1.000819" calcext:value-type="float">
            <text:p>1.000819</text:p>
          </table:table-cell>
          <table:table-cell office:value-type="float" office:value="0.4183867" calcext:value-type="float">
            <text:p>0.4183867</text:p>
          </table:table-cell>
          <table:table-cell office:value-type="float" office:value="0.3925424" calcext:value-type="float">
            <text:p>0.3925424</text:p>
          </table:table-cell>
          <table:table-cell office:value-type="float" office:value="0" calcext:value-type="float">
            <text:p>0</text:p>
          </table:table-cell>
          <table:table-cell office:value-type="float" office:value="67.17046" calcext:value-type="float">
            <text:p>67.17046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26.46484" calcext:value-type="float">
            <text:p>26.46484</text:p>
          </table:table-cell>
          <table:table-cell office:value-type="float" office:value="1071.48" calcext:value-type="float">
            <text:p>1071.4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52112" calcext:value-type="float">
            <text:p>-11.52112</text:p>
          </table:table-cell>
          <table:table-cell office:value-type="float" office:value="0.1178813" calcext:value-type="float">
            <text:p>0.1178813</text:p>
          </table:table-cell>
          <table:table-cell office:value-type="float" office:value="15.87337" calcext:value-type="float">
            <text:p>15.87337</text:p>
          </table:table-cell>
          <table:table-cell office:value-type="float" office:value="0.1280669" calcext:value-type="float">
            <text:p>0.1280669</text:p>
          </table:table-cell>
          <table:table-cell office:value-type="float" office:value="0.005110139" calcext:value-type="float">
            <text:p>0.005110139</text:p>
          </table:table-cell>
          <table:table-cell office:value-type="float" office:value="0.1964396" calcext:value-type="float">
            <text:p>0.1964396</text:p>
          </table:table-cell>
          <table:table-cell office:value-type="float" office:value="1.014413" calcext:value-type="float">
            <text:p>1.014413</text:p>
          </table:table-cell>
          <table:table-cell office:value-type="float" office:value="-0.2984743" calcext:value-type="float">
            <text:p>-0.2984743</text:p>
          </table:table-cell>
          <table:table-cell office:value-type="float" office:value="-0.08181523" calcext:value-type="float">
            <text:p>-0.08181523</text:p>
          </table:table-cell>
          <table:table-cell office:value-type="float" office:value="0.00002924015" calcext:value-type="float">
            <text:p>2.924015E-05</text:p>
          </table:table-cell>
          <table:table-cell office:value-type="float" office:value="11.46526" calcext:value-type="float">
            <text:p>11.46526</text:p>
          </table:table-cell>
          <table:table-cell office:value-type="float" office:value="0.114637" calcext:value-type="float">
            <text:p>0.114637</text:p>
          </table:table-cell>
          <table:table-cell office:value-type="float" office:value="0.09204122" calcext:value-type="float">
            <text:p>0.09204122</text:p>
          </table:table-cell>
          <table:table-cell office:value-type="float" office:value="0.07630081" calcext:value-type="float">
            <text:p>0.07630081</text:p>
          </table:table-cell>
          <table:table-cell office:value-type="float" office:value="0.03615654" calcext:value-type="float">
            <text:p>0.03615654</text:p>
          </table:table-cell>
          <table:table-cell office:value-type="float" office:value="0.03733932" calcext:value-type="float">
            <text:p>0.03733932</text:p>
          </table:table-cell>
          <table:table-cell office:value-type="float" office:value="0.01659286" calcext:value-type="float">
            <text:p>0.01659286</text:p>
          </table:table-cell>
          <table:table-cell office:value-type="float" office:value="0.01360619" calcext:value-type="float">
            <text:p>0.01360619</text:p>
          </table:table-cell>
          <table:table-cell office:value-type="float" office:value="0.02434344" calcext:value-type="float">
            <text:p>0.02434344</text:p>
          </table:table-cell>
          <table:table-cell office:value-type="float" office:value="0.02017843" calcext:value-type="float">
            <text:p>0.02017843</text:p>
          </table:table-cell>
          <table:table-cell office:value-type="float" office:value="0.01940558" calcext:value-type="float">
            <text:p>0.01940558</text:p>
          </table:table-cell>
          <table:table-cell office:value-type="float" office:value="0.01876139" calcext:value-type="float">
            <text:p>0.01876139</text:p>
          </table:table-cell>
          <table:table-cell office:value-type="float" office:value="0.02151685" calcext:value-type="float">
            <text:p>0.02151685</text:p>
          </table:table-cell>
          <table:table-cell office:value-type="float" office:value="0.004998894" calcext:value-type="float">
            <text:p>0.004998894</text:p>
          </table:table-cell>
          <table:table-cell office:value-type="float" office:value="0.003276125" calcext:value-type="float">
            <text:p>0.003276125</text:p>
          </table:table-cell>
          <table:table-cell office:value-type="float" office:value="0" calcext:value-type="float">
            <text:p>0</text:p>
          </table:table-cell>
          <table:table-cell office:value-type="float" office:value="67.40985" calcext:value-type="float">
            <text:p>67.40985</text:p>
          </table:table-cell>
          <table:table-cell office:value-type="float" office:value="38.28805" calcext:value-type="float">
            <text:p>38.28805</text:p>
          </table:table-cell>
          <table:table-cell office:value-type="float" office:value="30.21053" calcext:value-type="float">
            <text:p>30.21053</text:p>
          </table:table-cell>
          <table:table-cell office:value-type="float" office:value="26.15838" calcext:value-type="float">
            <text:p>26.15838</text:p>
          </table:table-cell>
          <table:table-cell office:value-type="float" office:value="20.69083" calcext:value-type="float">
            <text:p>20.69083</text:p>
          </table:table-cell>
          <table:table-cell office:value-type="float" office:value="8.520309" calcext:value-type="float">
            <text:p>8.520309</text:p>
          </table:table-cell>
          <table:table-cell office:value-type="float" office:value="2.585771" calcext:value-type="float">
            <text:p>2.585771</text:p>
          </table:table-cell>
          <table:table-cell office:value-type="float" office:value="3.764049" calcext:value-type="float">
            <text:p>3.764049</text:p>
          </table:table-cell>
          <table:table-cell office:value-type="float" office:value="4.33912" calcext:value-type="float">
            <text:p>4.33912</text:p>
          </table:table-cell>
          <table:table-cell office:value-type="float" office:value="4.107173" calcext:value-type="float">
            <text:p>4.107173</text:p>
          </table:table-cell>
          <table:table-cell office:value-type="float" office:value="2.031847" calcext:value-type="float">
            <text:p>2.031847</text:p>
          </table:table-cell>
          <table:table-cell office:value-type="float" office:value="1.00123" calcext:value-type="float">
            <text:p>1.00123</text:p>
          </table:table-cell>
          <table:table-cell office:value-type="float" office:value="0.4181013" calcext:value-type="float">
            <text:p>0.4181013</text:p>
          </table:table-cell>
          <table:table-cell office:value-type="float" office:value="0.3925556" calcext:value-type="float">
            <text:p>0.3925556</text:p>
          </table:table-cell>
          <table:table-cell office:value-type="float" office:value="0" calcext:value-type="float">
            <text:p>0</text:p>
          </table:table-cell>
          <table:table-cell office:value-type="float" office:value="67.39689" calcext:value-type="float">
            <text:p>67.39689</text:p>
          </table:table-cell>
          <table:table-cell office:value-type="float" office:value="0" calcext:value-type="float">
            <text:p>0</text:p>
          </table:table-cell>
          <table:table-cell office:value-type="float" office:value="11.65509" calcext:value-type="float">
            <text:p>11.65509</text:p>
          </table:table-cell>
          <table:table-cell office:value-type="float" office:value="0" calcext:value-type="float">
            <text:p>0</text:p>
          </table:table-cell>
          <table:table-cell office:value-type="float" office:value="-0.7100041" calcext:value-type="float">
            <text:p>-0.7100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9:55.819276760</dc:date>
    <meta:editing-duration>PT6S</meta:editing-duration>
    <meta:editing-cycles>1</meta:editing-cycles>
    <meta:document-statistic meta:table-count="1" meta:cell-count="18666" meta:object-count="0"/>
    <meta:generator>LibreOffice/6.4.7.2$Linux_X86_64 LibreOffice_project/40$Build-2</meta:generator>
  </office:meta>
</office:document-meta>
</file>